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Inputs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erence: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itle:</text:p>
          </table:table-cell>
          <table:table-cell office:value-type="string" calcext:value-type="string">
            <text:p>A simple analytic model for estimating mars ascent vehicle mass and performanc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uthor:</text:p>
          </table:table-cell>
          <table:table-cell office:value-type="string" calcext:value-type="string">
            <text:p>Ryan Woolle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Year: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bkey:</text:p>
          </table:table-cell>
          <table:table-cell office:value-type="string" calcext:value-type="string">
            <text:p>woolley2015simple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ovided</text:p>
          </table:table-cell>
          <table:table-cell table:number-columns-repeated="2"/>
          <table:table-cell table:style-name="ce1"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liquid</text:p>
          </table:table-cell>
          <table:table-cell/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kN</text:p>
          </table:table-cell>
          <table:table-cell/>
          <table:table-cell table:formula="of:=[.B12]" office:value-type="float" office:value="3.56" calcext:value-type="float">
            <text:p>3.56</text:p>
          </table:table-cell>
          <table:table-cell table:formula="of:=[.C12]" office:value-type="string" office:string-value="kN" calcext:value-type="string">
            <text:p>kN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</text:p>
          </table:table-cell>
          <table:table-cell/>
          <table:table-cell table:formula="of:=[.B13]" office:value-type="float" office:value="256" calcext:value-type="float">
            <text:p>256</text:p>
          </table:table-cell>
          <table:table-cell table:formula="of:=[.C13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BurnTime</text:p>
          </table:table-cell>
          <table:table-cell office:value-type="float" office:value="142.6" calcext:value-type="float">
            <text:p>142.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2.5" calcext:value-type="float">
            <text:p>142.5</text:p>
          </table:table-cell>
          <table:table-cell table:formula="of:=[.C14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Propellant</text:p>
          </table:table-cell>
          <table:table-cell office:value-type="float" office:value="202.2" calcext:value-type="float">
            <text:p>202.2</text:p>
          </table:table-cell>
          <table:table-cell office:value-type="string" calcext:value-type="string">
            <text:p>kg</text:p>
          </table:table-cell>
          <table:table-cell/>
          <table:table-cell table:formula="of:=[.E19]-65.3288926391796" office:value-type="float" office:value="202.07110736082" calcext:value-type="float">
            <text:p>202.0711073608</text:p>
          </table:table-cell>
          <table:table-cell table:formula="of:=[.C15]" office:value-type="string" office:string-value="kg" calcext:value-type="string">
            <text:p>kg</text:p>
          </table:table-cell>
        </table:table-row>
        <table:table-row table:style-name="ro1">
          <table:table-cell office:value-type="string" calcext:value-type="string">
            <text:p>BurnOutA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5.344" calcext:value-type="float">
            <text:p>5.344</text:p>
          </table:table-cell>
          <table:table-cell table:formula="of:=[.C16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CircularisationProp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4.02" calcext:value-type="float">
            <text:p>4.02</text:p>
          </table:table-cell>
          <table:table-cell table:formula="of:=[.C17]" office:value-type="string" office:string-value="kg" calcext:value-type="string">
            <text:p>k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V GLOM</text:p>
          </table:table-cell>
          <table:table-cell office:value-type="float" office:value="267.4" calcext:value-type="float">
            <text:p>267.4</text:p>
          </table:table-cell>
          <table:table-cell office:value-type="string" calcext:value-type="string">
            <text:p>kg</text:p>
          </table:table-cell>
          <table:table-cell/>
          <table:table-cell table:formula="of:=[.B19]" office:value-type="float" office:value="267.4" calcext:value-type="float">
            <text:p>267.4</text:p>
          </table:table-cell>
          <table:table-cell table:formula="of:=[.C19]" office:value-type="string" office:string-value="kg" calcext:value-type="string">
            <text:p>kg</text:p>
          </table:table-cell>
        </table:table-row>
        <table:table-row table:style-name="ro1">
          <table:table-cell office:value-type="string" calcext:value-type="string">
            <text:p>Ascent time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96.2665139902" calcext:value-type="float">
            <text:p>1796.26651399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ltaVCir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159.6" calcext:value-type="float">
            <text:p>159.6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unch s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MOLA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[.C24]" office:value-type="string" office:string-value="kmMOLA" calcext:value-type="string">
            <text:p>kmMOLA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/>
          <table:table-cell table:formula="of:=[.B25]" office:value-type="float" office:value="0" calcext:value-type="float">
            <text:p>0</text:p>
          </table:table-cell>
          <table:table-cell table:formula="of:=[.C25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GroundVelocit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/s</text:p>
          </table:table-cell>
          <table:table-cell/>
          <table:table-cell table:style-name="ce2" office:value-type="float" office:value="0.00001" calcext:value-type="float">
            <text:p>1.00E-005</text:p>
          </table:table-cell>
          <table:table-cell office:value-type="string" calcext:value-type="string">
            <text:p>km/s</text:p>
          </table:table-cell>
        </table:table-row>
        <table:table-row table:style-name="ro1">
          <table:table-cell office:value-type="string" calcext:value-type="string">
            <text:p>FlightPathAng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Azimu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ired or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km</text:p>
          </table:table-cell>
          <table:table-cell/>
          <table:table-cell table:formula="of:=[.B32]" office:value-type="float" office:value="390" calcext:value-type="float">
            <text:p>390</text:p>
          </table:table-cell>
          <table:table-cell table:formula="of:=[.C32]" office:value-type="string" office:string-value="km" calcext:value-type="string">
            <text:p>km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g</text:p>
          </table:table-cell>
          <table:table-cell/>
          <table:table-cell table:formula="of:=[.B33]" office:value-type="float" office:value="45" calcext:value-type="float">
            <text:p>45</text:p>
          </table:table-cell>
          <table:table-cell table:formula="of:=[.C33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[.B34]" office:value-type="float" office:value="0" calcext:value-type="float">
            <text:p>0</text:p>
          </table:table-cell>
          <table:table-cell table:formula="of:=[.C34]" office:value-type="string" office:string-value="-" calcext:value-type="string">
            <text:p>-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erenceSurface (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^2</text:p>
          </table:table-cell>
          <table:table-cell/>
          <table:table-cell table:style-name="ce2" office:value-type="float" office:value="0.000000091" calcext:value-type="float">
            <text:p>9.10E-008</text:p>
          </table:table-cell>
          <table:table-cell office:value-type="string" calcext:value-type="string">
            <text:p>Km^2</text:p>
          </table:table-cell>
        </table:table-row>
        <table:table-row table:style-name="ro1">
          <table:table-cell office:value-type="string" calcext:value-type="string">
            <text:p>bodyReferenceRadi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ndTim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3"/>
          <table:table-cell table:style-name="ce2" office:value-type="float" office:value="1E-015" calcext:value-type="float">
            <text:p>1.00E-0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SIOrde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itialStepSize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ndardIntegrator</text:p>
          </table:table-cell>
          <table:table-cell table:number-columns-repeated="3"/>
          <table:table-cell office:value-type="string" calcext:value-type="string">
            <text:p>RKF 7(8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ustAzimuth</text:p>
          </table:table-cell>
          <table:table-cell table:number-columns-repeated="3"/>
          <table:table-cell office:value-type="float" office:value="-0.299" calcext:value-type="float">
            <text:p>-0.299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thrustElevation</text:p>
          </table:table-cell>
          <table:table-cell table:number-columns-repeated="3"/>
          <table:table-cell office:value-type="float" office:value="-0.184" calcext:value-type="float">
            <text:p>-0.184</text:p>
          </table:table-cell>
          <table:table-cell office:value-type="string" calcext:value-type="string">
            <text:p>deg</text:p>
          </table:table-cell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utputs TSI" table:style-name="ta1"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me (sec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Mass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5.4" calcext:value-type="float">
            <text:p>3395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1.55334303427495" calcext:value-type="float">
            <text:p>1.5533430343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267.4" calcext:value-type="float">
            <text:p>267.4</text:p>
          </table:table-cell>
          <table:table-cell table:number-columns-repeated="2"/>
        </table:table-row>
        <table:table-row table:style-name="ro1">
          <table:table-cell table:style-name="ce2" office:value-type="float" office:value="0.0000238086204136096" calcext:value-type="float">
            <text:p>2.38E-005</text:p>
          </table:table-cell>
          <table:table-cell office:value-type="float" office:value="3395.40000000024" calcext:value-type="float">
            <text:p>3395.4000000002</text:p>
          </table:table-cell>
          <table:table-cell office:value-type="float" office:value="5.8716395369191E-018" calcext:value-type="float">
            <text:p>5.87E-018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2289401724907" calcext:value-type="float">
            <text:p>1.02E-005</text:p>
          </table:table-cell>
          <table:table-cell office:value-type="float" office:value="1.55308932381143" calcext:value-type="float">
            <text:p>1.5530893238</text:p>
          </table:table-cell>
          <table:table-cell office:value-type="float" office:value="1.56149264773719" calcext:value-type="float">
            <text:p>1.5614926477</text:p>
          </table:table-cell>
          <table:table-cell office:value-type="float" office:value="267.399966238356" calcext:value-type="float">
            <text:p>267.3999662384</text:p>
          </table:table-cell>
          <table:table-cell table:number-columns-repeated="2"/>
        </table:table-row>
        <table:table-row table:style-name="ro1">
          <table:table-cell table:style-name="ce2" office:value-type="float" office:value="0.0000341654225051264" calcext:value-type="float">
            <text:p>3.42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1554652045676E-017" calcext:value-type="float">
            <text:p>1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285297853215" calcext:value-type="float">
            <text:p>1.03E-005</text:p>
          </table:table-cell>
          <table:table-cell office:value-type="float" office:value="1.55298007052778" calcext:value-type="float">
            <text:p>1.5529800705</text:p>
          </table:table-cell>
          <table:table-cell office:value-type="float" office:value="1.55755111894491" calcext:value-type="float">
            <text:p>1.5575511189</text:p>
          </table:table-cell>
          <table:table-cell office:value-type="float" office:value="267.399951551967" calcext:value-type="float">
            <text:p>267.399951552</text:p>
          </table:table-cell>
          <table:table-cell table:number-columns-repeated="2"/>
        </table:table-row>
        <table:table-row table:style-name="ro1">
          <table:table-cell table:style-name="ce2" office:value-type="float" office:value="0.0000345347429951913" calcext:value-type="float">
            <text:p>3.45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4220235570116E-017" calcext:value-type="float">
            <text:p>1.2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2081122863" calcext:value-type="float">
            <text:p>1.03E-005</text:p>
          </table:table-cell>
          <table:table-cell office:value-type="float" office:value="1.55297618651853" calcext:value-type="float">
            <text:p>1.5529761865</text:p>
          </table:table-cell>
          <table:table-cell office:value-type="float" office:value="1.55741171258796" calcext:value-type="float">
            <text:p>1.5574117126</text:p>
          </table:table-cell>
          <table:table-cell office:value-type="float" office:value="267.399951028254" calcext:value-type="float">
            <text:p>267.3999510283</text:p>
          </table:table-cell>
          <table:table-cell table:number-columns-repeated="2"/>
        </table:table-row>
        <table:table-row table:style-name="ro1">
          <table:table-cell table:style-name="ce2" office:value-type="float" office:value="0.0000347651303115167" calcext:value-type="float">
            <text:p>3.48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5897959703745E-017" calcext:value-type="float">
            <text:p>1.2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42964971827" calcext:value-type="float">
            <text:p>1.03E-005</text:p>
          </table:table-cell>
          <table:table-cell office:value-type="float" office:value="1.55297376323019" calcext:value-type="float">
            <text:p>1.5529737632</text:p>
          </table:table-cell>
          <table:table-cell office:value-type="float" office:value="1.55732478859201" calcext:value-type="float">
            <text:p>1.5573247886</text:p>
          </table:table-cell>
          <table:table-cell office:value-type="float" office:value="267.399950701555" calcext:value-type="float">
            <text:p>267.3999507016</text:p>
          </table:table-cell>
          <table:table-cell table:number-columns-repeated="2"/>
        </table:table-row>
        <table:table-row table:style-name="ro1">
          <table:table-cell table:style-name="ce2" office:value-type="float" office:value="0.0000352995958414162" calcext:value-type="float">
            <text:p>3.53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29834135142973E-017" calcext:value-type="float">
            <text:p>1.3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94358481104" calcext:value-type="float">
            <text:p>1.03E-005</text:p>
          </table:table-cell>
          <table:table-cell office:value-type="float" office:value="1.55296814403784" calcext:value-type="float">
            <text:p>1.552968144</text:p>
          </table:table-cell>
          <table:table-cell office:value-type="float" office:value="1.55712325458853" calcext:value-type="float">
            <text:p>1.5571232546</text:p>
          </table:table-cell>
          <table:table-cell office:value-type="float" office:value="267.39994994366" calcext:value-type="float">
            <text:p>267.3999499437</text:p>
          </table:table-cell>
          <table:table-cell table:number-columns-repeated="2"/>
        </table:table-row>
        <table:table-row table:style-name="ro1">
          <table:table-cell table:style-name="ce2" office:value-type="float" office:value="0.0000354795002406783" calcext:value-type="float">
            <text:p>3.55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1172945791591E-017" calcext:value-type="float">
            <text:p>1.3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11657854343" calcext:value-type="float">
            <text:p>1.03E-005</text:p>
          </table:table-cell>
          <table:table-cell office:value-type="float" office:value="1.55296625309742" calcext:value-type="float">
            <text:p>1.5529662531</text:p>
          </table:table-cell>
          <table:table-cell office:value-type="float" office:value="1.5570554538127" calcext:value-type="float">
            <text:p>1.5570554538</text:p>
          </table:table-cell>
          <table:table-cell office:value-type="float" office:value="267.399949688548" calcext:value-type="float">
            <text:p>267.3999496885</text:p>
          </table:table-cell>
          <table:table-cell table:number-columns-repeated="2"/>
        </table:table-row>
        <table:table-row table:style-name="ro1">
          <table:table-cell table:style-name="ce2" office:value-type="float" office:value="0.0000356443255790003" calcext:value-type="float">
            <text:p>3.56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2405675894652E-017" calcext:value-type="float">
            <text:p>1.3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2750724471" calcext:value-type="float">
            <text:p>1.03E-005</text:p>
          </table:table-cell>
          <table:table-cell office:value-type="float" office:value="1.55296452057191" calcext:value-type="float">
            <text:p>1.5529645206</text:p>
          </table:table-cell>
          <table:table-cell office:value-type="float" office:value="1.55699335216608" calcext:value-type="float">
            <text:p>1.5569933522</text:p>
          </table:table-cell>
          <table:table-cell office:value-type="float" office:value="267.399949454819" calcext:value-type="float">
            <text:p>267.3999494548</text:p>
          </table:table-cell>
          <table:table-cell table:number-columns-repeated="2"/>
        </table:table-row>
        <table:table-row table:style-name="ro1">
          <table:table-cell table:style-name="ce2" office:value-type="float" office:value="0.0000360193294325403" calcext:value-type="float">
            <text:p>3.60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5232197102745E-017" calcext:value-type="float">
            <text:p>1.3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63567128845" calcext:value-type="float">
            <text:p>1.03E-005</text:p>
          </table:table-cell>
          <table:table-cell office:value-type="float" office:value="1.55296057886105" calcext:value-type="float">
            <text:p>1.5529605789</text:p>
          </table:table-cell>
          <table:table-cell office:value-type="float" office:value="1.55685211896292" calcext:value-type="float">
            <text:p>1.556852119</text:p>
          </table:table-cell>
          <table:table-cell office:value-type="float" office:value="267.399948923047" calcext:value-type="float">
            <text:p>267.399948923</text:p>
          </table:table-cell>
          <table:table-cell table:number-columns-repeated="2"/>
        </table:table-row>
        <table:table-row table:style-name="ro1">
          <table:table-cell table:style-name="ce2" office:value-type="float" office:value="0.0000365144077607141" calcext:value-type="float">
            <text:p>3.65E-005</text:p>
          </table:table-cell>
          <table:table-cell office:value-type="float" office:value="3395.40000000037" calcext:value-type="float">
            <text:p>3395.4000000004</text:p>
          </table:table-cell>
          <table:table-cell office:value-type="float" office:value="1.39010304292519E-017" calcext:value-type="float">
            <text:p>1.3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11173220675" calcext:value-type="float">
            <text:p>1.04E-005</text:p>
          </table:table-cell>
          <table:table-cell office:value-type="float" office:value="1.55295537754301" calcext:value-type="float">
            <text:p>1.5529553775</text:p>
          </table:table-cell>
          <table:table-cell office:value-type="float" office:value="1.55666578667511" calcext:value-type="float">
            <text:p>1.5566657867</text:p>
          </table:table-cell>
          <table:table-cell office:value-type="float" office:value="267.399948221005" calcext:value-type="float">
            <text:p>267.399948221</text:p>
          </table:table-cell>
          <table:table-cell table:number-columns-repeated="2"/>
        </table:table-row>
        <table:table-row table:style-name="ro1">
          <table:table-cell table:style-name="ce2" office:value-type="float" office:value="0.0000369156531144654" calcext:value-type="float">
            <text:p>3.69E-005</text:p>
          </table:table-cell>
          <table:table-cell office:value-type="float" office:value="3395.40000000037" calcext:value-type="float">
            <text:p>3395.4000000004</text:p>
          </table:table-cell>
          <table:table-cell office:value-type="float" office:value="1.42111227563311E-017" calcext:value-type="float">
            <text:p>1.4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49756456724" calcext:value-type="float">
            <text:p>1.04E-005</text:p>
          </table:table-cell>
          <table:table-cell office:value-type="float" office:value="1.55295116331298" calcext:value-type="float">
            <text:p>1.5529511633</text:p>
          </table:table-cell>
          <table:table-cell office:value-type="float" office:value="1.55651487292459" calcext:value-type="float">
            <text:p>1.5565148729</text:p>
          </table:table-cell>
          <table:table-cell office:value-type="float" office:value="267.399947652022" calcext:value-type="float">
            <text:p>267.399947652</text:p>
          </table:table-cell>
          <table:table-cell table:number-columns-repeated="2"/>
        </table:table-row>
        <table:table-row table:style-name="ro1">
          <table:table-cell table:style-name="ce2" office:value-type="float" office:value="0.0000373290645227524" calcext:value-type="float">
            <text:p>3.73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45342611599317E-017" calcext:value-type="float">
            <text:p>1.4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8950956604" calcext:value-type="float">
            <text:p>1.04E-005</text:p>
          </table:table-cell>
          <table:table-cell office:value-type="float" office:value="1.55294682165251" calcext:value-type="float">
            <text:p>1.5529468217</text:p>
          </table:table-cell>
          <table:table-cell office:value-type="float" office:value="1.55635947941088" calcext:value-type="float">
            <text:p>1.5563594794</text:p>
          </table:table-cell>
          <table:table-cell office:value-type="float" office:value="267.399947065787" calcext:value-type="float">
            <text:p>267.3999470658</text:p>
          </table:table-cell>
          <table:table-cell table:number-columns-repeated="2"/>
        </table:table-row>
        <table:table-row table:style-name="ro1">
          <table:table-cell table:style-name="ce2" office:value-type="float" office:value="0.0000376709976608339" calcext:value-type="float">
            <text:p>3.77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48043253537489E-017" calcext:value-type="float">
            <text:p>1.4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622389417759" calcext:value-type="float">
            <text:p>1.04E-005</text:p>
          </table:table-cell>
          <table:table-cell office:value-type="float" office:value="1.55294323149587" calcext:value-type="float">
            <text:p>1.5529432315</text:p>
          </table:table-cell>
          <table:table-cell office:value-type="float" office:value="1.55623102681632" calcext:value-type="float">
            <text:p>1.5562310268</text:p>
          </table:table-cell>
          <table:table-cell office:value-type="float" office:value="267.399946580911" calcext:value-type="float">
            <text:p>267.3999465809</text:p>
          </table:table-cell>
          <table:table-cell table:number-columns-repeated="2"/>
        </table:table-row>
        <table:table-row table:style-name="ro1">
          <table:table-cell table:style-name="ce2" office:value-type="float" office:value="0.0000379607587315013" calcext:value-type="float">
            <text:p>3.80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50351657157428E-017" calcext:value-type="float">
            <text:p>1.5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650252471773" calcext:value-type="float">
            <text:p>1.04E-005</text:p>
          </table:table-cell>
          <table:table-cell office:value-type="float" office:value="1.55294019134329" calcext:value-type="float">
            <text:p>1.5529401913</text:p>
          </table:table-cell>
          <table:table-cell office:value-type="float" office:value="1.55612222558535" calcext:value-type="float">
            <text:p>1.5561222256</text:p>
          </table:table-cell>
          <table:table-cell office:value-type="float" office:value="267.399946170017" calcext:value-type="float">
            <text:p>267.39994617</text:p>
          </table:table-cell>
          <table:table-cell table:number-columns-repeated="2"/>
        </table:table-row>
        <table:table-row table:style-name="ro1">
          <table:table-cell table:style-name="ce2" office:value-type="float" office:value="0.0000385460700083338" calcext:value-type="float">
            <text:p>3.85E-005</text:p>
          </table:table-cell>
          <table:table-cell office:value-type="float" office:value="3395.40000000039" calcext:value-type="float">
            <text:p>3395.4000000004</text:p>
          </table:table-cell>
          <table:table-cell office:value-type="float" office:value="1.55070091569421E-017" calcext:value-type="float">
            <text:p>1.5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706535256438" calcext:value-type="float">
            <text:p>1.04E-005</text:p>
          </table:table-cell>
          <table:table-cell office:value-type="float" office:value="1.55293404925995" calcext:value-type="float">
            <text:p>1.5529340493</text:p>
          </table:table-cell>
          <table:table-cell office:value-type="float" office:value="1.55590259503955" calcext:value-type="float">
            <text:p>1.555902595</text:p>
          </table:table-cell>
          <table:table-cell office:value-type="float" office:value="267.399945340021" calcext:value-type="float">
            <text:p>267.39994534</text:p>
          </table:table-cell>
          <table:table-cell table:number-columns-repeated="2"/>
        </table:table-row>
        <table:table-row table:style-name="ro1">
          <table:table-cell table:style-name="ce2" office:value-type="float" office:value="0.0000390904726518422" calcext:value-type="float">
            <text:p>3.91E-005</text:p>
          </table:table-cell>
          <table:table-cell office:value-type="float" office:value="3395.4000000004" calcext:value-type="float">
            <text:p>3395.4000000004</text:p>
          </table:table-cell>
          <table:table-cell office:value-type="float" office:value="1.5952544220547E-017" calcext:value-type="float">
            <text:p>1.6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758884321233" calcext:value-type="float">
            <text:p>1.04E-005</text:p>
          </table:table-cell>
          <table:table-cell office:value-type="float" office:value="1.55292833824575" calcext:value-type="float">
            <text:p>1.5529283382</text:p>
          </table:table-cell>
          <table:table-cell office:value-type="float" office:value="1.55569848961988" calcext:value-type="float">
            <text:p>1.5556984896</text:p>
          </table:table-cell>
          <table:table-cell office:value-type="float" office:value="267.399944568034" calcext:value-type="float">
            <text:p>267.399944568</text:p>
          </table:table-cell>
          <table:table-cell table:number-columns-repeated="2"/>
        </table:table-row>
        <table:table-row table:style-name="ro1">
          <table:table-cell table:style-name="ce2" office:value-type="float" office:value="0.0000397901757950093" calcext:value-type="float">
            <text:p>3.98E-005</text:p>
          </table:table-cell>
          <table:table-cell office:value-type="float" office:value="3395.4000000004" calcext:value-type="float">
            <text:p>3395.4000000004</text:p>
          </table:table-cell>
          <table:table-cell office:value-type="float" office:value="1.65346248752434E-017" calcext:value-type="float">
            <text:p>1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826166887658" calcext:value-type="float">
            <text:p>1.04E-005</text:p>
          </table:table-cell>
          <table:table-cell office:value-type="float" office:value="1.55292100040973" calcext:value-type="float">
            <text:p>1.5529210004</text:p>
          </table:table-cell>
          <table:table-cell office:value-type="float" office:value="1.55543640640305" calcext:value-type="float">
            <text:p>1.5554364064</text:p>
          </table:table-cell>
          <table:table-cell office:value-type="float" office:value="267.399943575825" calcext:value-type="float">
            <text:p>267.3999435758</text:p>
          </table:table-cell>
          <table:table-cell table:number-columns-repeated="2"/>
        </table:table-row>
        <table:table-row table:style-name="ro1">
          <table:table-cell table:style-name="ce2" office:value-type="float" office:value="0.0000416130279069196" calcext:value-type="float">
            <text:p>4.16E-005</text:p>
          </table:table-cell>
          <table:table-cell office:value-type="float" office:value="3395.40000000042" calcext:value-type="float">
            <text:p>3395.4000000004</text:p>
          </table:table-cell>
          <table:table-cell office:value-type="float" office:value="1.81010345208348E-017" calcext:value-type="float">
            <text:p>1.8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001450050584" calcext:value-type="float">
            <text:p>1.04E-005</text:p>
          </table:table-cell>
          <table:table-cell office:value-type="float" office:value="1.55290189348166" calcext:value-type="float">
            <text:p>1.5529018935</text:p>
          </table:table-cell>
          <table:table-cell office:value-type="float" office:value="1.55475493339782" calcext:value-type="float">
            <text:p>1.5547549334</text:p>
          </table:table-cell>
          <table:table-cell office:value-type="float" office:value="267.399940990943" calcext:value-type="float">
            <text:p>267.3999409909</text:p>
          </table:table-cell>
          <table:table-cell table:number-columns-repeated="2"/>
        </table:table-row>
        <table:table-row table:style-name="ro1">
          <table:table-cell table:style-name="ce2" office:value-type="float" office:value="0.0000432103114211828" calcext:value-type="float">
            <text:p>4.32E-005</text:p>
          </table:table-cell>
          <table:table-cell office:value-type="float" office:value="3395.40000000044" calcext:value-type="float">
            <text:p>3395.4000000004</text:p>
          </table:table-cell>
          <table:table-cell office:value-type="float" office:value="1.95331115687368E-017" calcext:value-type="float">
            <text:p>1.9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15504284459" calcext:value-type="float">
            <text:p>1.04E-005</text:p>
          </table:table-cell>
          <table:table-cell office:value-type="float" office:value="1.55288517488877" calcext:value-type="float">
            <text:p>1.5528851749</text:p>
          </table:table-cell>
          <table:table-cell office:value-type="float" office:value="1.5541593291555" calcext:value-type="float">
            <text:p>1.5541593292</text:p>
          </table:table-cell>
          <table:table-cell office:value-type="float" office:value="267.399938725927" calcext:value-type="float">
            <text:p>267.3999387259</text:p>
          </table:table-cell>
          <table:table-cell table:number-columns-repeated="2"/>
        </table:table-row>
        <table:table-row table:style-name="ro1">
          <table:table-cell table:style-name="ce2" office:value-type="float" office:value="0.0000452632483562138" calcext:value-type="float">
            <text:p>4.53E-005</text:p>
          </table:table-cell>
          <table:table-cell office:value-type="float" office:value="3395.40000000046" calcext:value-type="float">
            <text:p>3395.4000000005</text:p>
          </table:table-cell>
          <table:table-cell office:value-type="float" office:value="2.14555497835464E-017" calcext:value-type="float">
            <text:p>2.1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352450731646" calcext:value-type="float">
            <text:p>1.04E-005</text:p>
          </table:table-cell>
          <table:table-cell office:value-type="float" office:value="1.55286370603475" calcext:value-type="float">
            <text:p>1.552863706</text:p>
          </table:table-cell>
          <table:table-cell office:value-type="float" office:value="1.55339592078554" calcext:value-type="float">
            <text:p>1.5533959208</text:p>
          </table:table-cell>
          <table:table-cell office:value-type="float" office:value="267.399935814774" calcext:value-type="float">
            <text:p>267.3999358148</text:p>
          </table:table-cell>
          <table:table-cell table:number-columns-repeated="2"/>
        </table:table-row>
        <table:table-row table:style-name="ro1">
          <table:table-cell table:style-name="ce2" office:value-type="float" office:value="0.000047901821921624" calcext:value-type="float">
            <text:p>4.79E-005</text:p>
          </table:table-cell>
          <table:table-cell office:value-type="float" office:value="3395.40000000049" calcext:value-type="float">
            <text:p>3395.4000000005</text:p>
          </table:table-cell>
          <table:table-cell office:value-type="float" office:value="2.40619900040828E-017" calcext:value-type="float">
            <text:p>2.4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606172765547" calcext:value-type="float">
            <text:p>1.05E-005</text:p>
          </table:table-cell>
          <table:table-cell office:value-type="float" office:value="1.55283615753574" calcext:value-type="float">
            <text:p>1.5528361575</text:p>
          </table:table-cell>
          <table:table-cell office:value-type="float" office:value="1.55241819152705" calcext:value-type="float">
            <text:p>1.5524181915</text:p>
          </table:table-cell>
          <table:table-cell office:value-type="float" office:value="267.399932073164" calcext:value-type="float">
            <text:p>267.3999320732</text:p>
          </table:table-cell>
          <table:table-cell table:number-columns-repeated="2"/>
        </table:table-row>
        <table:table-row table:style-name="ro1">
          <table:table-cell table:style-name="ce2" office:value-type="float" office:value="0.0000515330494515425" calcext:value-type="float">
            <text:p>5.15E-005</text:p>
          </table:table-cell>
          <table:table-cell office:value-type="float" office:value="3395.40000000053" calcext:value-type="float">
            <text:p>3395.4000000005</text:p>
          </table:table-cell>
          <table:table-cell office:value-type="float" office:value="2.78993666698103E-017" calcext:value-type="float">
            <text:p>2.7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955347280911" calcext:value-type="float">
            <text:p>1.05E-005</text:p>
          </table:table-cell>
          <table:table-cell office:value-type="float" office:value="1.5527982910132" calcext:value-type="float">
            <text:p>1.552798291</text:p>
          </table:table-cell>
          <table:table-cell office:value-type="float" office:value="1.55107894315502" calcext:value-type="float">
            <text:p>1.5510789432</text:p>
          </table:table-cell>
          <table:table-cell office:value-type="float" office:value="267.399926923927" calcext:value-type="float">
            <text:p>267.3999269239</text:p>
          </table:table-cell>
          <table:table-cell table:number-columns-repeated="2"/>
        </table:table-row>
        <table:table-row table:style-name="ro1">
          <table:table-cell table:style-name="ce2" office:value-type="float" office:value="0.000053400063659639" calcext:value-type="float">
            <text:p>5.34E-005</text:p>
          </table:table-cell>
          <table:table-cell office:value-type="float" office:value="3395.40000000055" calcext:value-type="float">
            <text:p>3395.4000000006</text:p>
          </table:table-cell>
          <table:table-cell office:value-type="float" office:value="2.99856972203725E-017" calcext:value-type="float">
            <text:p>3.0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5134877183697" calcext:value-type="float">
            <text:p>1.05E-005</text:p>
          </table:table-cell>
          <table:table-cell office:value-type="float" office:value="1.55277885279886" calcext:value-type="float">
            <text:p>1.5527788528</text:p>
          </table:table-cell>
          <table:table-cell office:value-type="float" office:value="1.55039318803901" calcext:value-type="float">
            <text:p>1.550393188</text:p>
          </table:table-cell>
          <table:table-cell office:value-type="float" office:value="267.399924276421" calcext:value-type="float">
            <text:p>267.3999242764</text:p>
          </table:table-cell>
          <table:table-cell table:number-columns-repeated="2"/>
        </table:table-row>
        <table:table-row table:style-name="ro1">
          <table:table-cell table:style-name="ce2" office:value-type="float" office:value="0.0000606779874441548" calcext:value-type="float">
            <text:p>6.07E-005</text:p>
          </table:table-cell>
          <table:table-cell office:value-type="float" office:value="3395.40000000062" calcext:value-type="float">
            <text:p>3395.4000000006</text:p>
          </table:table-cell>
          <table:table-cell office:value-type="float" office:value="3.88577102972978E-017" calcext:value-type="float">
            <text:p>3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58347140879" calcext:value-type="float">
            <text:p>1.06E-005</text:p>
          </table:table-cell>
          <table:table-cell office:value-type="float" office:value="1.55270330591121" calcext:value-type="float">
            <text:p>1.5527033059</text:p>
          </table:table-cell>
          <table:table-cell office:value-type="float" office:value="1.54773813138547" calcext:value-type="float">
            <text:p>1.5477381314</text:p>
          </table:table-cell>
          <table:table-cell office:value-type="float" office:value="267.399913956013" calcext:value-type="float">
            <text:p>267.399913956</text:p>
          </table:table-cell>
          <table:table-cell table:number-columns-repeated="2"/>
        </table:table-row>
        <table:table-row table:style-name="ro1">
          <table:table-cell table:style-name="ce2" office:value-type="float" office:value="0.0000627400392626564" calcext:value-type="float">
            <text:p>6.27E-005</text:p>
          </table:table-cell>
          <table:table-cell office:value-type="float" office:value="3395.40000000064" calcext:value-type="float">
            <text:p>3395.4000000006</text:p>
          </table:table-cell>
          <table:table-cell office:value-type="float" office:value="4.15864285251086E-017" calcext:value-type="float">
            <text:p>4.1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032998724987" calcext:value-type="float">
            <text:p>1.06E-005</text:p>
          </table:table-cell>
          <table:table-cell office:value-type="float" office:value="1.55268195007876" calcext:value-type="float">
            <text:p>1.5526819501</text:p>
          </table:table-cell>
          <table:table-cell office:value-type="float" office:value="1.54699107273727" calcext:value-type="float">
            <text:p>1.5469910727</text:p>
          </table:table-cell>
          <table:table-cell office:value-type="float" office:value="267.399911031936" calcext:value-type="float">
            <text:p>267.3999110319</text:p>
          </table:table-cell>
          <table:table-cell table:number-columns-repeated="2"/>
        </table:table-row>
        <table:table-row table:style-name="ro1">
          <table:table-cell table:style-name="ce2" office:value-type="float" office:value="0.0000653423256355386" calcext:value-type="float">
            <text:p>6.53E-005</text:p>
          </table:table-cell>
          <table:table-cell office:value-type="float" office:value="3395.40000000067" calcext:value-type="float">
            <text:p>3395.4000000007</text:p>
          </table:table-cell>
          <table:table-cell office:value-type="float" office:value="4.51662995921868E-017" calcext:value-type="float">
            <text:p>4.5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283231771397" calcext:value-type="float">
            <text:p>1.06E-005</text:p>
          </table:table-cell>
          <table:table-cell office:value-type="float" office:value="1.55265503857438" calcext:value-type="float">
            <text:p>1.5526550386</text:p>
          </table:table-cell>
          <table:table-cell office:value-type="float" office:value="1.54605153675237" calcext:value-type="float">
            <text:p>1.5460515368</text:p>
          </table:table-cell>
          <table:table-cell office:value-type="float" office:value="267.399907341782" calcext:value-type="float">
            <text:p>267.3999073418</text:p>
          </table:table-cell>
          <table:table-cell table:number-columns-repeated="2"/>
        </table:table-row>
        <table:table-row table:style-name="ro1">
          <table:table-cell table:style-name="ce2" office:value-type="float" office:value="0.0000672149923166713" calcext:value-type="float">
            <text:p>6.72E-005</text:p>
          </table:table-cell>
          <table:table-cell office:value-type="float" office:value="3395.40000000069" calcext:value-type="float">
            <text:p>3395.4000000007</text:p>
          </table:table-cell>
          <table:table-cell office:value-type="float" office:value="4.78368158625077E-017" calcext:value-type="float">
            <text:p>4.7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463305409254" calcext:value-type="float">
            <text:p>1.06E-005</text:p>
          </table:table-cell>
          <table:table-cell office:value-type="float" office:value="1.5526356991396" calcext:value-type="float">
            <text:p>1.5526356991</text:p>
          </table:table-cell>
          <table:table-cell office:value-type="float" office:value="1.54537765181982" calcext:value-type="float">
            <text:p>1.5453776518</text:p>
          </table:table-cell>
          <table:table-cell office:value-type="float" office:value="267.39990468626" calcext:value-type="float">
            <text:p>267.3999046863</text:p>
          </table:table-cell>
          <table:table-cell table:number-columns-repeated="2"/>
        </table:table-row>
        <table:table-row table:style-name="ro1">
          <table:table-cell table:style-name="ce2" office:value-type="float" office:value="0.0000677270625047507" calcext:value-type="float">
            <text:p>6.77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85808345851473E-017" calcext:value-type="float">
            <text:p>4.8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12545538795" calcext:value-type="float">
            <text:p>1.07E-005</text:p>
          </table:table-cell>
          <table:table-cell office:value-type="float" office:value="1.55263041378691" calcext:value-type="float">
            <text:p>1.5526304138</text:p>
          </table:table-cell>
          <table:table-cell office:value-type="float" office:value="1.54519370498916" calcext:value-type="float">
            <text:p>1.545193705</text:p>
          </table:table-cell>
          <table:table-cell office:value-type="float" office:value="267.399903960123" calcext:value-type="float">
            <text:p>267.3999039601</text:p>
          </table:table-cell>
          <table:table-cell table:number-columns-repeated="2"/>
        </table:table-row>
        <table:table-row table:style-name="ro1">
          <table:table-cell table:style-name="ce2" office:value-type="float" office:value="0.0000680448535226696" calcext:value-type="float">
            <text:p>6.80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90455528799757E-017" calcext:value-type="float">
            <text:p>4.9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4310398852" calcext:value-type="float">
            <text:p>1.07E-005</text:p>
          </table:table-cell>
          <table:table-cell office:value-type="float" office:value="1.55262713367903" calcext:value-type="float">
            <text:p>1.5526271337</text:p>
          </table:table-cell>
          <table:table-cell office:value-type="float" office:value="1.54507961715285" calcext:value-type="float">
            <text:p>1.5450796172</text:p>
          </table:table-cell>
          <table:table-cell office:value-type="float" office:value="267.399903509482" calcext:value-type="float">
            <text:p>267.3999035095</text:p>
          </table:table-cell>
          <table:table-cell table:number-columns-repeated="2"/>
        </table:table-row>
        <table:table-row table:style-name="ro1">
          <table:table-cell table:style-name="ce2" office:value-type="float" office:value="0.000068317998182099" calcext:value-type="float">
            <text:p>6.83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9446807811403E-017" calcext:value-type="float">
            <text:p>4.9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69369292511" calcext:value-type="float">
            <text:p>1.07E-005</text:p>
          </table:table-cell>
          <table:table-cell office:value-type="float" office:value="1.552624314951" calcext:value-type="float">
            <text:p>1.552624315</text:p>
          </table:table-cell>
          <table:table-cell office:value-type="float" office:value="1.54498160007352" calcext:value-type="float">
            <text:p>1.5449816001</text:p>
          </table:table-cell>
          <table:table-cell office:value-type="float" office:value="267.399903122151" calcext:value-type="float">
            <text:p>267.3999031222</text:p>
          </table:table-cell>
          <table:table-cell table:number-columns-repeated="2"/>
        </table:table-row>
        <table:table-row table:style-name="ro1">
          <table:table-cell table:style-name="ce2" office:value-type="float" office:value="0.0000685386910650321" calcext:value-type="float">
            <text:p>6.85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4.97722425963603E-017" calcext:value-type="float">
            <text:p>4.9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9059088883" calcext:value-type="float">
            <text:p>1.07E-005</text:p>
          </table:table-cell>
          <table:table-cell office:value-type="float" office:value="1.55262203763889" calcext:value-type="float">
            <text:p>1.5526220376</text:p>
          </table:table-cell>
          <table:table-cell office:value-type="float" office:value="1.54490243389075" calcext:value-type="float">
            <text:p>1.5449024339</text:p>
          </table:table-cell>
          <table:table-cell office:value-type="float" office:value="267.399902809199" calcext:value-type="float">
            <text:p>267.3999028092</text:p>
          </table:table-cell>
          <table:table-cell table:number-columns-repeated="2"/>
        </table:table-row>
        <table:table-row table:style-name="ro1">
          <table:table-cell table:style-name="ce2" office:value-type="float" office:value="0.0000689858914480189" calcext:value-type="float">
            <text:p>6.90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5.04350657405225E-017" calcext:value-type="float">
            <text:p>5.0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633593210516" calcext:value-type="float">
            <text:p>1.07E-005</text:p>
          </table:table-cell>
          <table:table-cell office:value-type="float" office:value="1.55261742469128" calcext:value-type="float">
            <text:p>1.5526174247</text:p>
          </table:table-cell>
          <table:table-cell office:value-type="float" office:value="1.54474209442018" calcext:value-type="float">
            <text:p>1.5447420944</text:p>
          </table:table-cell>
          <table:table-cell office:value-type="float" office:value="267.39990217505" calcext:value-type="float">
            <text:p>267.3999021751</text:p>
          </table:table-cell>
          <table:table-cell table:number-columns-repeated="2"/>
        </table:table-row>
        <table:table-row table:style-name="ro1">
          <table:table-cell table:style-name="ce2" office:value-type="float" office:value="0.0000692591159130169" calcext:value-type="float">
            <text:p>6.93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5.08422564903751E-017" calcext:value-type="float">
            <text:p>5.0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659866190176" calcext:value-type="float">
            <text:p>1.07E-005</text:p>
          </table:table-cell>
          <table:table-cell office:value-type="float" office:value="1.55261460651128" calcext:value-type="float">
            <text:p>1.5526146065</text:p>
          </table:table-cell>
          <table:table-cell office:value-type="float" office:value="1.54464418421402" calcext:value-type="float">
            <text:p>1.5446441842</text:p>
          </table:table-cell>
          <table:table-cell office:value-type="float" office:value="267.399901787606" calcext:value-type="float">
            <text:p>267.3999017876</text:p>
          </table:table-cell>
          <table:table-cell table:number-columns-repeated="2"/>
        </table:table-row>
        <table:table-row table:style-name="ro1">
          <table:table-cell table:style-name="ce2" office:value-type="float" office:value="0.0000697513022086541" calcext:value-type="float">
            <text:p>6.98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15800360007939E-017" calcext:value-type="float">
            <text:p>5.1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07194313069" calcext:value-type="float">
            <text:p>1.07E-005</text:p>
          </table:table-cell>
          <table:table-cell office:value-type="float" office:value="1.55260953166636" calcext:value-type="float">
            <text:p>1.5526095317</text:p>
          </table:table-cell>
          <table:table-cell office:value-type="float" office:value="1.54446790794103" calcext:value-type="float">
            <text:p>1.5444679079</text:p>
          </table:table-cell>
          <table:table-cell office:value-type="float" office:value="267.399901089664" calcext:value-type="float">
            <text:p>267.3999010897</text:p>
          </table:table-cell>
          <table:table-cell table:number-columns-repeated="2"/>
        </table:table-row>
        <table:table-row table:style-name="ro1">
          <table:table-cell table:style-name="ce2" office:value-type="float" office:value="0.0000701541100330204" calcext:value-type="float">
            <text:p>7.02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21879236057466E-017" calcext:value-type="float">
            <text:p>5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45927896229" calcext:value-type="float">
            <text:p>1.07E-005</text:p>
          </table:table-cell>
          <table:table-cell office:value-type="float" office:value="1.55260537936357" calcext:value-type="float">
            <text:p>1.5526053794</text:p>
          </table:table-cell>
          <table:table-cell office:value-type="float" office:value="1.54432373726717" calcext:value-type="float">
            <text:p>1.5443237373</text:p>
          </table:table-cell>
          <table:table-cell office:value-type="float" office:value="267.399900518466" calcext:value-type="float">
            <text:p>267.3999005185</text:p>
          </table:table-cell>
          <table:table-cell table:number-columns-repeated="2"/>
        </table:table-row>
        <table:table-row table:style-name="ro1">
          <table:table-cell table:style-name="ce2" office:value-type="float" office:value="0.0000704911421455198" calcext:value-type="float">
            <text:p>7.05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26993743996026E-017" calcext:value-type="float">
            <text:p>5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78336556002" calcext:value-type="float">
            <text:p>1.07E-005</text:p>
          </table:table-cell>
          <table:table-cell office:value-type="float" office:value="1.55260190572336" calcext:value-type="float">
            <text:p>1.5526019057</text:p>
          </table:table-cell>
          <table:table-cell office:value-type="float" office:value="1.54420317412594" calcext:value-type="float">
            <text:p>1.5442031741</text:p>
          </table:table-cell>
          <table:table-cell office:value-type="float" office:value="267.399900040539" calcext:value-type="float">
            <text:p>267.3999000405</text:p>
          </table:table-cell>
          <table:table-cell table:number-columns-repeated="2"/>
        </table:table-row>
        <table:table-row table:style-name="ro1">
          <table:table-cell table:style-name="ce2" office:value-type="float" office:value="0.000070779408005108" calcext:value-type="float">
            <text:p>7.08E-005</text:p>
          </table:table-cell>
          <table:table-cell office:value-type="float" office:value="3395.40000000073" calcext:value-type="float">
            <text:p>3395.4000000007</text:p>
          </table:table-cell>
          <table:table-cell office:value-type="float" office:value="5.31388663124238E-017" calcext:value-type="float">
            <text:p>5.3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806055904029" calcext:value-type="float">
            <text:p>1.07E-005</text:p>
          </table:table-cell>
          <table:table-cell office:value-type="float" office:value="1.55259893502072" calcext:value-type="float">
            <text:p>1.552598935</text:p>
          </table:table-cell>
          <table:table-cell office:value-type="float" office:value="1.54410010293114" calcext:value-type="float">
            <text:p>1.5441001029</text:p>
          </table:table-cell>
          <table:table-cell office:value-type="float" office:value="267.399899631766" calcext:value-type="float">
            <text:p>267.3998996318</text:p>
          </table:table-cell>
          <table:table-cell table:number-columns-repeated="2"/>
        </table:table-row>
        <table:table-row table:style-name="ro1">
          <table:table-cell table:style-name="ce2" office:value-type="float" office:value="0.0000719324714434606" calcext:value-type="float">
            <text:p>7.19E-005</text:p>
          </table:table-cell>
          <table:table-cell office:value-type="float" office:value="3395.40000000074" calcext:value-type="float">
            <text:p>3395.4000000007</text:p>
          </table:table-cell>
          <table:table-cell office:value-type="float" office:value="5.49157002440881E-017" calcext:value-type="float">
            <text:p>5.4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91693330367" calcext:value-type="float">
            <text:p>1.07E-005</text:p>
          </table:table-cell>
          <table:table-cell office:value-type="float" office:value="1.55258705989558" calcext:value-type="float">
            <text:p>1.5525870599</text:p>
          </table:table-cell>
          <table:table-cell office:value-type="float" office:value="1.54368825343821" calcext:value-type="float">
            <text:p>1.5436882534</text:p>
          </table:table-cell>
          <table:table-cell office:value-type="float" office:value="267.399897996673" calcext:value-type="float">
            <text:p>267.3998979967</text:p>
          </table:table-cell>
          <table:table-cell table:number-columns-repeated="2"/>
        </table:table-row>
        <table:table-row table:style-name="ro1">
          <table:table-cell table:style-name="ce2" office:value-type="float" office:value="0.0000729306753261912" calcext:value-type="float">
            <text:p>7.29E-005</text:p>
          </table:table-cell>
          <table:table-cell office:value-type="float" office:value="3395.40000000075" calcext:value-type="float">
            <text:p>3395.4000000008</text:p>
          </table:table-cell>
          <table:table-cell office:value-type="float" office:value="5.64783047382398E-017" calcext:value-type="float">
            <text:p>5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012919573781" calcext:value-type="float">
            <text:p>1.07E-005</text:p>
          </table:table-cell>
          <table:table-cell office:value-type="float" office:value="1.55257678209815" calcext:value-type="float">
            <text:p>1.5525767821</text:p>
          </table:table-cell>
          <table:table-cell office:value-type="float" office:value="1.54333227780341" calcext:value-type="float">
            <text:p>1.5433322778</text:p>
          </table:table-cell>
          <table:table-cell office:value-type="float" office:value="267.399896581177" calcext:value-type="float">
            <text:p>267.3998965812</text:p>
          </table:table-cell>
          <table:table-cell table:number-columns-repeated="2"/>
        </table:table-row>
        <table:table-row table:style-name="ro1">
          <table:table-cell table:style-name="ce2" office:value-type="float" office:value="0.0000752364840627359" calcext:value-type="float">
            <text:p>7.52E-005</text:p>
          </table:table-cell>
          <table:table-cell office:value-type="float" office:value="3395.40000000078" calcext:value-type="float">
            <text:p>3395.4000000008</text:p>
          </table:table-cell>
          <table:table-cell office:value-type="float" office:value="6.01746094450334E-017" calcext:value-type="float">
            <text:p>6.0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234643827256" calcext:value-type="float">
            <text:p>1.07E-005</text:p>
          </table:table-cell>
          <table:table-cell office:value-type="float" office:value="1.55255306712081" calcext:value-type="float">
            <text:p>1.5525530671</text:p>
          </table:table-cell>
          <table:table-cell office:value-type="float" office:value="1.54251197348889" calcext:value-type="float">
            <text:p>1.5425119735</text:p>
          </table:table-cell>
          <table:table-cell office:value-type="float" office:value="267.399893311441" calcext:value-type="float">
            <text:p>267.3998933114</text:p>
          </table:table-cell>
          <table:table-cell table:number-columns-repeated="2"/>
        </table:table-row>
        <table:table-row table:style-name="ro1">
          <table:table-cell table:style-name="ce2" office:value-type="float" office:value="0.0000757886274598404" calcext:value-type="float">
            <text:p>7.58E-005</text:p>
          </table:table-cell>
          <table:table-cell office:value-type="float" office:value="3395.40000000078" calcext:value-type="float">
            <text:p>3395.4000000008</text:p>
          </table:table-cell>
          <table:table-cell office:value-type="float" office:value="6.10777182378776E-017" calcext:value-type="float">
            <text:p>6.1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287737387891" calcext:value-type="float">
            <text:p>1.07E-005</text:p>
          </table:table-cell>
          <table:table-cell office:value-type="float" office:value="1.55254739295534" calcext:value-type="float">
            <text:p>1.552547393</text:p>
          </table:table-cell>
          <table:table-cell office:value-type="float" office:value="1.54231595511612" calcext:value-type="float">
            <text:p>1.5423159551</text:p>
          </table:table-cell>
          <table:table-cell office:value-type="float" office:value="267.399892528478" calcext:value-type="float">
            <text:p>267.3998925285</text:p>
          </table:table-cell>
          <table:table-cell table:number-columns-repeated="2"/>
        </table:table-row>
        <table:table-row table:style-name="ro1">
          <table:table-cell table:style-name="ce2" office:value-type="float" office:value="0.000076739984549719" calcext:value-type="float">
            <text:p>7.67E-005</text:p>
          </table:table-cell>
          <table:table-cell office:value-type="float" office:value="3395.40000000079" calcext:value-type="float">
            <text:p>3395.4000000008</text:p>
          </table:table-cell>
          <table:table-cell office:value-type="float" office:value="6.26501420658263E-017" calcext:value-type="float">
            <text:p>6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379218946997" calcext:value-type="float">
            <text:p>1.07E-005</text:p>
          </table:table-cell>
          <table:table-cell office:value-type="float" office:value="1.55253762134046" calcext:value-type="float">
            <text:p>1.5525376213</text:p>
          </table:table-cell>
          <table:table-cell office:value-type="float" office:value="1.54197858069988" calcext:value-type="float">
            <text:p>1.5419785807</text:p>
          </table:table-cell>
          <table:table-cell office:value-type="float" office:value="267.399891179413" calcext:value-type="float">
            <text:p>267.3998911794</text:p>
          </table:table-cell>
          <table:table-cell table:number-columns-repeated="2"/>
        </table:table-row>
        <table:table-row table:style-name="ro1">
          <table:table-cell table:style-name="ce2" office:value-type="float" office:value="0.0000805454129092335" calcext:value-type="float">
            <text:p>8.05E-005</text:p>
          </table:table-cell>
          <table:table-cell office:value-type="float" office:value="3395.40000000083" calcext:value-type="float">
            <text:p>3395.4000000008</text:p>
          </table:table-cell>
          <table:table-cell office:value-type="float" office:value="6.91471724005562E-017" calcext:value-type="float">
            <text:p>6.9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745145252135" calcext:value-type="float">
            <text:p>1.08E-005</text:p>
          </table:table-cell>
          <table:table-cell office:value-type="float" office:value="1.55249858651992" calcext:value-type="float">
            <text:p>1.5524985865</text:p>
          </table:table-cell>
          <table:table-cell office:value-type="float" office:value="1.54063374810291" calcext:value-type="float">
            <text:p>1.5406337481</text:p>
          </table:table-cell>
          <table:table-cell office:value-type="float" office:value="267.399885783152" calcext:value-type="float">
            <text:p>267.3998857832</text:p>
          </table:table-cell>
          <table:table-cell table:number-columns-repeated="2"/>
        </table:table-row>
        <table:table-row table:style-name="ro1">
          <table:table-cell table:style-name="ce2" office:value-type="float" office:value="0.000082124884473305" calcext:value-type="float">
            <text:p>8.21E-005</text:p>
          </table:table-cell>
          <table:table-cell office:value-type="float" office:value="3395.40000000085" calcext:value-type="float">
            <text:p>3395.4000000009</text:p>
          </table:table-cell>
          <table:table-cell office:value-type="float" office:value="7.19415088789073E-017" calcext:value-type="float">
            <text:p>7.1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897025738515" calcext:value-type="float">
            <text:p>1.08E-005</text:p>
          </table:table-cell>
          <table:table-cell office:value-type="float" office:value="1.5524824041116" calcext:value-type="float">
            <text:p>1.5524824041</text:p>
          </table:table-cell>
          <table:table-cell office:value-type="float" office:value="1.54007774597901" calcext:value-type="float">
            <text:p>1.540077746</text:p>
          </table:table-cell>
          <table:table-cell office:value-type="float" office:value="267.399883543394" calcext:value-type="float">
            <text:p>267.3998835434</text:p>
          </table:table-cell>
          <table:table-cell table:number-columns-repeated="2"/>
        </table:table-row>
        <table:table-row table:style-name="ro1">
          <table:table-cell table:style-name="ce2" office:value-type="float" office:value="0.0000826914202851947" calcext:value-type="float">
            <text:p>8.27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29578030749446E-017" calcext:value-type="float">
            <text:p>7.3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51503289916" calcext:value-type="float">
            <text:p>1.08E-005</text:p>
          </table:table-cell>
          <table:table-cell office:value-type="float" office:value="1.55247660492147" calcext:value-type="float">
            <text:p>1.5524766049</text:p>
          </table:table-cell>
          <table:table-cell office:value-type="float" office:value="1.53987862551298" calcext:value-type="float">
            <text:p>1.5398786255</text:p>
          </table:table-cell>
          <table:table-cell office:value-type="float" office:value="267.399882740022" calcext:value-type="float">
            <text:p>267.39988274</text:p>
          </table:table-cell>
          <table:table-cell table:number-columns-repeated="2"/>
        </table:table-row>
        <table:table-row table:style-name="ro1">
          <table:table-cell table:style-name="ce2" office:value-type="float" office:value="0.0000829437672225116" calcext:value-type="float">
            <text:p>8.29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34128642403172E-017" calcext:value-type="float">
            <text:p>7.3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75768735001" calcext:value-type="float">
            <text:p>1.08E-005</text:p>
          </table:table-cell>
          <table:table-cell office:value-type="float" office:value="1.55247402251213" calcext:value-type="float">
            <text:p>1.5524740225</text:p>
          </table:table-cell>
          <table:table-cell office:value-type="float" office:value="1.53978998571855" calcext:value-type="float">
            <text:p>1.5397899857</text:p>
          </table:table-cell>
          <table:table-cell office:value-type="float" office:value="267.399882382183" calcext:value-type="float">
            <text:p>267.3998823822</text:p>
          </table:table-cell>
          <table:table-cell table:number-columns-repeated="2"/>
        </table:table-row>
        <table:table-row table:style-name="ro1">
          <table:table-cell table:style-name="ce2" office:value-type="float" office:value="0.0000831502892679147" calcext:value-type="float">
            <text:p>8.32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3786381728941E-017" calcext:value-type="float">
            <text:p>7.3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95627701633" calcext:value-type="float">
            <text:p>1.08E-005</text:p>
          </table:table-cell>
          <table:table-cell office:value-type="float" office:value="1.55247190936945" calcext:value-type="float">
            <text:p>1.5524719094</text:p>
          </table:table-cell>
          <table:table-cell office:value-type="float" office:value="1.53971746655349" calcext:value-type="float">
            <text:p>1.5397174666</text:p>
          </table:table-cell>
          <table:table-cell office:value-type="float" office:value="267.399882089326" calcext:value-type="float">
            <text:p>267.399882089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4345066858309" calcext:value-type="float">
            <text:p>8.34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43020290365273E-017" calcext:value-type="float">
            <text:p>7.4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22957782725" calcext:value-type="float">
            <text:p>1.08E-005</text:p>
          </table:table-cell>
          <table:table-cell office:value-type="float" office:value="1.55246900005985" calcext:value-type="float">
            <text:p>1.5524690001</text:p>
          </table:table-cell>
          <table:table-cell office:value-type="float" office:value="1.53961770053979" calcext:value-type="float">
            <text:p>1.5396177005</text:p>
          </table:table-cell>
          <table:table-cell office:value-type="float" office:value="267.399881686293" calcext:value-type="float">
            <text:p>267.399881686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6841769798701" calcext:value-type="float">
            <text:p>8.37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47565370240803E-017" calcext:value-type="float">
            <text:p>7.4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4696584555" calcext:value-type="float">
            <text:p>1.08E-005</text:p>
          </table:table-cell>
          <table:table-cell office:value-type="float" office:value="1.55246644572823" calcext:value-type="float">
            <text:p>1.5524664457</text:p>
          </table:table-cell>
          <table:table-cell office:value-type="float" office:value="1.53953009513733" calcext:value-type="float">
            <text:p>1.5395300951</text:p>
          </table:table-cell>
          <table:table-cell office:value-type="float" office:value="267.39988133225" calcext:value-type="float">
            <text:p>267.399881332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9062604667396" calcext:value-type="float">
            <text:p>8.39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1620347239167E-017" calcext:value-type="float">
            <text:p>7.5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683211874" calcext:value-type="float">
            <text:p>1.08E-005</text:p>
          </table:table-cell>
          <table:table-cell office:value-type="float" office:value="1.55246417374157" calcext:value-type="float">
            <text:p>1.5524641737</text:p>
          </table:table-cell>
          <table:table-cell office:value-type="float" office:value="1.53945219612043" calcext:value-type="float">
            <text:p>1.5394521961</text:p>
          </table:table-cell>
          <table:table-cell office:value-type="float" office:value="267.399881017326" calcext:value-type="float">
            <text:p>267.3998810173</text:p>
          </table:table-cell>
          <table:table-cell table:number-columns-repeated="2"/>
        </table:table-row>
        <table:table-row table:style-name="ro1">
          <table:table-cell table:style-name="ce2" office:value-type="float" office:value="0.0000841080947164885" calcext:value-type="float">
            <text:p>8.41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5315479307981E-017" calcext:value-type="float">
            <text:p>7.5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87729381707" calcext:value-type="float">
            <text:p>1.08E-005</text:p>
          </table:table-cell>
          <table:table-cell office:value-type="float" office:value="1.55246210888422" calcext:value-type="float">
            <text:p>1.5524621089</text:p>
          </table:table-cell>
          <table:table-cell office:value-type="float" office:value="1.53938142153506" calcext:value-type="float">
            <text:p>1.5393814215</text:p>
          </table:table-cell>
          <table:table-cell office:value-type="float" office:value="267.399880731117" calcext:value-type="float">
            <text:p>267.3998807311</text:p>
          </table:table-cell>
          <table:table-cell table:number-columns-repeated="2"/>
        </table:table-row>
        <table:table-row table:style-name="ro1">
          <table:table-cell table:style-name="ce2" office:value-type="float" office:value="0.0000842697377063989" calcext:value-type="float">
            <text:p>8.43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8281587053554E-017" calcext:value-type="float">
            <text:p>7.5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03272821746" calcext:value-type="float">
            <text:p>1.08E-005</text:p>
          </table:table-cell>
          <table:table-cell office:value-type="float" office:value="1.55246045546737" calcext:value-type="float">
            <text:p>1.5524604555</text:p>
          </table:table-cell>
          <table:table-cell office:value-type="float" office:value="1.53932475520515" calcext:value-type="float">
            <text:p>1.5393247552</text:p>
          </table:table-cell>
          <table:table-cell office:value-type="float" office:value="267.3998805019" calcext:value-type="float">
            <text:p>267.3998805019</text:p>
          </table:table-cell>
          <table:table-cell table:number-columns-repeated="2"/>
        </table:table-row>
        <table:table-row table:style-name="ro1">
          <table:table-cell table:style-name="ce2" office:value-type="float" office:value="0.000084502243826316" calcext:value-type="float">
            <text:p>8.45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2558604808304E-017" calcext:value-type="float">
            <text:p>7.6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25630395087" calcext:value-type="float">
            <text:p>1.08E-005</text:p>
          </table:table-cell>
          <table:table-cell office:value-type="float" office:value="1.55245807718968" calcext:value-type="float">
            <text:p>1.5524580772</text:p>
          </table:table-cell>
          <table:table-cell office:value-type="float" office:value="1.53924327001778" calcext:value-type="float">
            <text:p>1.53924327</text:p>
          </table:table-cell>
          <table:table-cell office:value-type="float" office:value="267.399880172196" calcext:value-type="float">
            <text:p>267.3998801722</text:p>
          </table:table-cell>
          <table:table-cell table:number-columns-repeated="2"/>
        </table:table-row>
        <table:table-row table:style-name="ro1">
          <table:table-cell table:style-name="ce2" office:value-type="float" office:value="0.0000846945499522243" calcext:value-type="float">
            <text:p>8.47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6105574543543E-017" calcext:value-type="float">
            <text:p>7.6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44122374145" calcext:value-type="float">
            <text:p>1.08E-005</text:p>
          </table:table-cell>
          <table:table-cell office:value-type="float" office:value="1.55245611019224" calcext:value-type="float">
            <text:p>1.5524561102</text:p>
          </table:table-cell>
          <table:table-cell office:value-type="float" office:value="1.53917589422338" calcext:value-type="float">
            <text:p>1.5391758942</text:p>
          </table:table-cell>
          <table:table-cell office:value-type="float" office:value="267.399879899498" calcext:value-type="float">
            <text:p>267.3998798995</text:p>
          </table:table-cell>
          <table:table-cell table:number-columns-repeated="2"/>
        </table:table-row>
        <table:table-row table:style-name="ro1">
          <table:table-cell table:style-name="ce2" office:value-type="float" office:value="0.0000848575140587225" calcext:value-type="float">
            <text:p>8.49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9118042150201E-017" calcext:value-type="float">
            <text:p>7.6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59792852223" calcext:value-type="float">
            <text:p>1.08E-005</text:p>
          </table:table-cell>
          <table:table-cell office:value-type="float" office:value="1.55245444409942" calcext:value-type="float">
            <text:p>1.5524544441</text:p>
          </table:table-cell>
          <table:table-cell office:value-type="float" office:value="1.53911881327194" calcext:value-type="float">
            <text:p>1.5391188133</text:p>
          </table:table-cell>
          <table:table-cell office:value-type="float" office:value="267.399879668408" calcext:value-type="float">
            <text:p>267.3998796684</text:p>
          </table:table-cell>
          <table:table-cell table:number-columns-repeated="2"/>
        </table:table-row>
        <table:table-row table:style-name="ro1">
          <table:table-cell table:style-name="ce2" office:value-type="float" office:value="0.0000849982999548147" calcext:value-type="float">
            <text:p>8.50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1725480304339E-017" calcext:value-type="float">
            <text:p>7.7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73330694349" calcext:value-type="float">
            <text:p>1.08E-005</text:p>
          </table:table-cell>
          <table:table-cell office:value-type="float" office:value="1.55245300448268" calcext:value-type="float">
            <text:p>1.5524530045</text:p>
          </table:table-cell>
          <table:table-cell office:value-type="float" office:value="1.53906951144508" calcext:value-type="float">
            <text:p>1.5390695114</text:p>
          </table:table-cell>
          <table:table-cell office:value-type="float" office:value="267.399879468767" calcext:value-type="float">
            <text:p>267.3998794688</text:p>
          </table:table-cell>
          <table:table-cell table:number-columns-repeated="2"/>
        </table:table-row>
        <table:table-row table:style-name="ro1">
          <table:table-cell table:style-name="ce2" office:value-type="float" office:value="0.0000851323844800528" calcext:value-type="float">
            <text:p>8.51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4213067930625E-017" calcext:value-type="float">
            <text:p>7.7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86224139069" calcext:value-type="float">
            <text:p>1.08E-005</text:p>
          </table:table-cell>
          <table:table-cell office:value-type="float" office:value="1.55245163353692" calcext:value-type="float">
            <text:p>1.5524516335</text:p>
          </table:table-cell>
          <table:table-cell office:value-type="float" office:value="1.53902256570239" calcext:value-type="float">
            <text:p>1.5390225657</text:p>
          </table:table-cell>
          <table:table-cell office:value-type="float" office:value="267.39987927863" calcext:value-type="float">
            <text:p>267.3998792786</text:p>
          </table:table-cell>
          <table:table-cell table:number-columns-repeated="2"/>
        </table:table-row>
        <table:table-row table:style-name="ro1">
          <table:table-cell table:style-name="ce2" office:value-type="float" office:value="0.0000852508913435688" calcext:value-type="float">
            <text:p>8.53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6415115586035E-017" calcext:value-type="float">
            <text:p>7.7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97619650003" calcext:value-type="float">
            <text:p>1.08E-005</text:p>
          </table:table-cell>
          <table:table-cell office:value-type="float" office:value="1.55245042220524" calcext:value-type="float">
            <text:p>1.5524504222</text:p>
          </table:table-cell>
          <table:table-cell office:value-type="float" office:value="1.53898108160011" calcext:value-type="float">
            <text:p>1.5389810816</text:p>
          </table:table-cell>
          <table:table-cell office:value-type="float" office:value="267.399879110582" calcext:value-type="float">
            <text:p>267.3998791106</text:p>
          </table:table-cell>
          <table:table-cell table:number-columns-repeated="2"/>
        </table:table-row>
        <table:table-row table:style-name="ro1">
          <table:table-cell table:style-name="ce2" office:value-type="float" office:value="0.0000853666242300755" calcext:value-type="float">
            <text:p>8.54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78568754817129E-017" calcext:value-type="float">
            <text:p>7.7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08748418042" calcext:value-type="float">
            <text:p>1.08E-005</text:p>
          </table:table-cell>
          <table:table-cell office:value-type="float" office:value="1.55244923935644" calcext:value-type="float">
            <text:p>1.5524492394</text:p>
          </table:table-cell>
          <table:table-cell office:value-type="float" office:value="1.53894057540219" calcext:value-type="float">
            <text:p>1.5389405754</text:p>
          </table:table-cell>
          <table:table-cell office:value-type="float" office:value="267.399878946468" calcext:value-type="float">
            <text:p>267.3998789465</text:p>
          </table:table-cell>
          <table:table-cell table:number-columns-repeated="2"/>
        </table:table-row>
        <table:table-row table:style-name="ro1">
          <table:table-cell table:style-name="ce2" office:value-type="float" office:value="0.0000854623470568455" calcext:value-type="float">
            <text:p>8.55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0352374964805E-017" calcext:value-type="float">
            <text:p>7.8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17953037082" calcext:value-type="float">
            <text:p>1.08E-005</text:p>
          </table:table-cell>
          <table:table-cell office:value-type="float" office:value="1.55244826100595" calcext:value-type="float">
            <text:p>1.552448261</text:p>
          </table:table-cell>
          <table:table-cell office:value-type="float" office:value="1.53890707780112" calcext:value-type="float">
            <text:p>1.5389070778</text:p>
          </table:table-cell>
          <table:table-cell office:value-type="float" office:value="267.399878810729" calcext:value-type="float">
            <text:p>267.3998788107</text:p>
          </table:table-cell>
          <table:table-cell table:number-columns-repeated="2"/>
        </table:table-row>
        <table:table-row table:style-name="ro1">
          <table:table-cell table:style-name="ce2" office:value-type="float" office:value="0.0000855508062768221" calcext:value-type="float">
            <text:p>8.56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2002536628859E-017" calcext:value-type="float">
            <text:p>7.8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26459194662" calcext:value-type="float">
            <text:p>1.08E-005</text:p>
          </table:table-cell>
          <table:table-cell office:value-type="float" office:value="1.55244735696503" calcext:value-type="float">
            <text:p>1.552447357</text:p>
          </table:table-cell>
          <table:table-cell office:value-type="float" office:value="1.53887612616238" calcext:value-type="float">
            <text:p>1.5388761262</text:p>
          </table:table-cell>
          <table:table-cell office:value-type="float" office:value="267.39987868529" calcext:value-type="float">
            <text:p>267.3998786853</text:p>
          </table:table-cell>
          <table:table-cell table:number-columns-repeated="2"/>
        </table:table-row>
        <table:table-row table:style-name="ro1">
          <table:table-cell table:style-name="ce2" office:value-type="float" office:value="0.0000859046431567284" calcext:value-type="float">
            <text:p>8.59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8621299682767E-017" calcext:value-type="float">
            <text:p>7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60483825342" calcext:value-type="float">
            <text:p>1.08E-005</text:p>
          </table:table-cell>
          <table:table-cell office:value-type="float" office:value="1.55244374118829" calcext:value-type="float">
            <text:p>1.5524437412</text:p>
          </table:table-cell>
          <table:table-cell office:value-type="float" office:value="1.53875235920588" calcext:value-type="float">
            <text:p>1.5387523592</text:p>
          </table:table-cell>
          <table:table-cell office:value-type="float" office:value="267.399878183534" calcext:value-type="float">
            <text:p>267.3998781835</text:p>
          </table:table-cell>
          <table:table-cell table:number-columns-repeated="2"/>
        </table:table-row>
        <table:table-row table:style-name="ro1">
          <table:table-cell table:style-name="ce2" office:value-type="float" office:value="0.0000862072822471651" calcext:value-type="float">
            <text:p>8.62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7.94305378688713E-017" calcext:value-type="float">
            <text:p>7.9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89585324446" calcext:value-type="float">
            <text:p>1.08E-005</text:p>
          </table:table-cell>
          <table:table-cell office:value-type="float" office:value="1.55244064913614" calcext:value-type="float">
            <text:p>1.5524406491</text:p>
          </table:table-cell>
          <table:table-cell office:value-type="float" office:value="1.5386465506658" calcext:value-type="float">
            <text:p>1.5386465507</text:p>
          </table:table-cell>
          <table:table-cell office:value-type="float" office:value="267.399877754379" calcext:value-type="float">
            <text:p>267.3998777544</text:p>
          </table:table-cell>
          <table:table-cell table:number-columns-repeated="2"/>
        </table:table-row>
        <table:table-row table:style-name="ro1">
          <table:table-cell table:style-name="ce2" office:value-type="float" office:value="0.0000864715935787342" calcext:value-type="float">
            <text:p>8.65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7.99286956423948E-017" calcext:value-type="float">
            <text:p>7.9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15001261407" calcext:value-type="float">
            <text:p>1.08E-005</text:p>
          </table:table-cell>
          <table:table-cell office:value-type="float" office:value="1.55243794883134" calcext:value-type="float">
            <text:p>1.5524379488</text:p>
          </table:table-cell>
          <table:table-cell office:value-type="float" office:value="1.53855418009985" calcext:value-type="float">
            <text:p>1.5385541801</text:p>
          </table:table-cell>
          <table:table-cell office:value-type="float" office:value="267.399877379574" calcext:value-type="float">
            <text:p>267.3998773796</text:p>
          </table:table-cell>
          <table:table-cell table:number-columns-repeated="2"/>
        </table:table-row>
        <table:table-row table:style-name="ro1">
          <table:table-cell table:style-name="ce2" office:value-type="float" office:value="0.0000868677717926909" calcext:value-type="float">
            <text:p>8.69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8.06784206263058E-017" calcext:value-type="float">
            <text:p>8.0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5309739903" calcext:value-type="float">
            <text:p>1.08E-005</text:p>
          </table:table-cell>
          <table:table-cell office:value-type="float" office:value="1.55243390249549" calcext:value-type="float">
            <text:p>1.5524339025</text:p>
          </table:table-cell>
          <table:table-cell office:value-type="float" office:value="1.53841579117827" calcext:value-type="float">
            <text:p>1.5384157912</text:p>
          </table:table-cell>
          <table:table-cell office:value-type="float" office:value="267.399876817776" calcext:value-type="float">
            <text:p>267.3998768178</text:p>
          </table:table-cell>
          <table:table-cell table:number-columns-repeated="2"/>
        </table:table-row>
        <table:table-row table:style-name="ro1">
          <table:table-cell table:style-name="ce2" office:value-type="float" office:value="0.0000872020318125665" calcext:value-type="float">
            <text:p>8.72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13138028864498E-017" calcext:value-type="float">
            <text:p>8.1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85239539704" calcext:value-type="float">
            <text:p>1.08E-005</text:p>
          </table:table-cell>
          <table:table-cell office:value-type="float" office:value="1.55243048926537" calcext:value-type="float">
            <text:p>1.5524304893</text:p>
          </table:table-cell>
          <table:table-cell office:value-type="float" office:value="1.5382990924393" calcext:value-type="float">
            <text:p>1.5382990924</text:p>
          </table:table-cell>
          <table:table-cell office:value-type="float" office:value="267.399876343781" calcext:value-type="float">
            <text:p>267.3998763438</text:p>
          </table:table-cell>
          <table:table-cell table:number-columns-repeated="2"/>
        </table:table-row>
        <table:table-row table:style-name="ro1">
          <table:table-cell table:style-name="ce2" office:value-type="float" office:value="0.0000874515832758865" calcext:value-type="float">
            <text:p>8.75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17898557693658E-017" calcext:value-type="float">
            <text:p>8.1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09236183016" calcext:value-type="float">
            <text:p>1.08E-005</text:p>
          </table:table-cell>
          <table:table-cell office:value-type="float" office:value="1.55242794118783" calcext:value-type="float">
            <text:p>1.5524279412</text:p>
          </table:table-cell>
          <table:table-cell office:value-type="float" office:value="1.5382120043159" calcext:value-type="float">
            <text:p>1.5382120043</text:p>
          </table:table-cell>
          <table:table-cell office:value-type="float" office:value="267.399875989907" calcext:value-type="float">
            <text:p>267.3998759899</text:p>
          </table:table-cell>
          <table:table-cell table:number-columns-repeated="2"/>
        </table:table-row>
        <table:table-row table:style-name="ro1">
          <table:table-cell table:style-name="ce2" office:value-type="float" office:value="0.000087675066358027" calcext:value-type="float">
            <text:p>8.77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22174063836215E-017" calcext:value-type="float">
            <text:p>8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3072611458" calcext:value-type="float">
            <text:p>1.08E-005</text:p>
          </table:table-cell>
          <table:table-cell office:value-type="float" office:value="1.55242565975229" calcext:value-type="float">
            <text:p>1.5524256598</text:p>
          </table:table-cell>
          <table:table-cell office:value-type="float" office:value="1.53813404011889" calcext:value-type="float">
            <text:p>1.5381340401</text:p>
          </table:table-cell>
          <table:table-cell office:value-type="float" office:value="267.399875672998" calcext:value-type="float">
            <text:p>267.399875673</text:p>
          </table:table-cell>
          <table:table-cell table:number-columns-repeated="2"/>
        </table:table-row>
        <table:table-row table:style-name="ro1">
          <table:table-cell table:style-name="ce2" office:value-type="float" office:value="0.0000878766392522868" calcext:value-type="float">
            <text:p>8.79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26040346017735E-017" calcext:value-type="float">
            <text:p>8.2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50109182649" calcext:value-type="float">
            <text:p>1.08E-005</text:p>
          </table:table-cell>
          <table:table-cell office:value-type="float" office:value="1.55242360180069" calcext:value-type="float">
            <text:p>1.5524236018</text:p>
          </table:table-cell>
          <table:table-cell office:value-type="float" office:value="1.53806374105142" calcext:value-type="float">
            <text:p>1.5380637411</text:p>
          </table:table-cell>
          <table:table-cell office:value-type="float" office:value="267.399875387159" calcext:value-type="float">
            <text:p>267.399875387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0380729302924" calcext:value-type="float">
            <text:p>8.80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29143538907744E-017" calcext:value-type="float">
            <text:p>8.2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65632500326" calcext:value-type="float">
            <text:p>1.08E-005</text:p>
          </table:table-cell>
          <table:table-cell office:value-type="float" office:value="1.55242195441432" calcext:value-type="float">
            <text:p>1.5524219544</text:p>
          </table:table-cell>
          <table:table-cell office:value-type="float" office:value="1.53800745536654" calcext:value-type="float">
            <text:p>1.5380074554</text:p>
          </table:table-cell>
          <table:table-cell office:value-type="float" office:value="267.399875158239" calcext:value-type="float">
            <text:p>267.399875158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170644354981" calcext:value-type="float">
            <text:p>8.82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1696447182231E-017" calcext:value-type="float">
            <text:p>8.3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78380449512" calcext:value-type="float">
            <text:p>1.08E-005</text:p>
          </table:table-cell>
          <table:table-cell office:value-type="float" office:value="1.55242060138153" calcext:value-type="float">
            <text:p>1.5524206014</text:p>
          </table:table-cell>
          <table:table-cell office:value-type="float" office:value="1.5379612426311" calcext:value-type="float">
            <text:p>1.5379612426</text:p>
          </table:table-cell>
          <table:table-cell office:value-type="float" office:value="267.399874970247" calcext:value-type="float">
            <text:p>267.399874970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2885675718248" calcext:value-type="float">
            <text:p>8.83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3970707966341E-017" calcext:value-type="float">
            <text:p>8.3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89719839993" calcext:value-type="float">
            <text:p>1.08E-005</text:p>
          </table:table-cell>
          <table:table-cell office:value-type="float" office:value="1.55241939773978" calcext:value-type="float">
            <text:p>1.5524193977</text:p>
          </table:table-cell>
          <table:table-cell office:value-type="float" office:value="1.53792014351246" calcext:value-type="float">
            <text:p>1.5379201435</text:p>
          </table:table-cell>
          <table:table-cell office:value-type="float" office:value="267.399874803027" calcext:value-type="float">
            <text:p>267.399874803</text:p>
          </table:table-cell>
          <table:table-cell table:number-columns-repeated="2"/>
        </table:table-row>
        <table:table-row table:style-name="ro1">
          <table:table-cell table:style-name="ce2" office:value-type="float" office:value="0.0000885456366206015" calcext:value-type="float">
            <text:p>8.85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893972648132E-017" calcext:value-type="float">
            <text:p>8.3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14439370501" calcext:value-type="float">
            <text:p>1.09E-005</text:p>
          </table:table-cell>
          <table:table-cell office:value-type="float" office:value="1.55241677507921" calcext:value-type="float">
            <text:p>1.5524167751</text:p>
          </table:table-cell>
          <table:table-cell office:value-type="float" office:value="1.53783057285152" calcext:value-type="float">
            <text:p>1.5378305729</text:p>
          </table:table-cell>
          <table:table-cell office:value-type="float" office:value="267.399874438492" calcext:value-type="float">
            <text:p>267.3998744385</text:p>
          </table:table-cell>
          <table:table-cell table:number-columns-repeated="2"/>
        </table:table-row>
        <table:table-row table:style-name="ro1">
          <table:table-cell table:style-name="ce2" office:value-type="float" office:value="0.0000887743013517172" calcext:value-type="float">
            <text:p>8.88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43372610079001E-017" calcext:value-type="float">
            <text:p>8.4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36427566798" calcext:value-type="float">
            <text:p>1.09E-005</text:p>
          </table:table-cell>
          <table:table-cell office:value-type="float" office:value="1.55241444201922" calcext:value-type="float">
            <text:p>1.552414442</text:p>
          </table:table-cell>
          <table:table-cell office:value-type="float" office:value="1.53775092700731" calcext:value-type="float">
            <text:p>1.537750927</text:p>
          </table:table-cell>
          <table:table-cell office:value-type="float" office:value="267.399874114236" calcext:value-type="float">
            <text:p>267.399874114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9821167775608" calcext:value-type="float">
            <text:p>8.90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47411853616985E-017" calcext:value-type="float">
            <text:p>8.4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56410913173" calcext:value-type="float">
            <text:p>1.09E-005</text:p>
          </table:table-cell>
          <table:table-cell office:value-type="float" office:value="1.55241232211289" calcext:value-type="float">
            <text:p>1.5524123221</text:p>
          </table:table-cell>
          <table:table-cell office:value-type="float" office:value="1.5376785659065" calcext:value-type="float">
            <text:p>1.5376785659</text:p>
          </table:table-cell>
          <table:table-cell office:value-type="float" office:value="267.399873819545" calcext:value-type="float">
            <text:p>267.3998738195</text:p>
          </table:table-cell>
          <table:table-cell table:number-columns-repeated="2"/>
        </table:table-row>
        <table:table-row table:style-name="ro1">
          <table:table-cell table:style-name="ce2" office:value-type="float" office:value="0.0000891725137194223" calcext:value-type="float">
            <text:p>8.92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1121354845414E-017" calcext:value-type="float">
            <text:p>8.5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74719313982" calcext:value-type="float">
            <text:p>1.09E-005</text:p>
          </table:table-cell>
          <table:table-cell office:value-type="float" office:value="1.55241038047006" calcext:value-type="float">
            <text:p>1.5524103805</text:p>
          </table:table-cell>
          <table:table-cell office:value-type="float" office:value="1.53761228891607" calcext:value-type="float">
            <text:p>1.5376122889</text:p>
          </table:table-cell>
          <table:table-cell office:value-type="float" office:value="267.399873549554" calcext:value-type="float">
            <text:p>267.3998735496</text:p>
          </table:table-cell>
          <table:table-cell table:number-columns-repeated="2"/>
        </table:table-row>
        <table:table-row table:style-name="ro1">
          <table:table-cell table:style-name="ce2" office:value-type="float" office:value="0.0000893338599445184" calcext:value-type="float">
            <text:p>8.93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427146148703E-017" calcext:value-type="float">
            <text:p>8.5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90234223889" calcext:value-type="float">
            <text:p>1.09E-005</text:p>
          </table:table-cell>
          <table:table-cell office:value-type="float" office:value="1.5524087344555" calcext:value-type="float">
            <text:p>1.5524087345</text:p>
          </table:table-cell>
          <table:table-cell office:value-type="float" office:value="1.53755613867159" calcext:value-type="float">
            <text:p>1.5375561387</text:p>
          </table:table-cell>
          <table:table-cell office:value-type="float" office:value="267.399873320758" calcext:value-type="float">
            <text:p>267.3998733208</text:p>
          </table:table-cell>
          <table:table-cell table:number-columns-repeated="2"/>
        </table:table-row>
        <table:table-row table:style-name="ro1">
          <table:table-cell table:style-name="ce2" office:value-type="float" office:value="0.0000894663595517066" calcext:value-type="float">
            <text:p>8.95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6862898810953E-017" calcext:value-type="float">
            <text:p>8.5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02975268812" calcext:value-type="float">
            <text:p>1.09E-005</text:p>
          </table:table-cell>
          <table:table-cell office:value-type="float" office:value="1.55240738308385" calcext:value-type="float">
            <text:p>1.5524073831</text:p>
          </table:table-cell>
          <table:table-cell office:value-type="float" office:value="1.53751003712788" calcext:value-type="float">
            <text:p>1.5375100371</text:p>
          </table:table-cell>
          <table:table-cell office:value-type="float" office:value="267.399873132868" calcext:value-type="float">
            <text:p>267.3998731329</text:p>
          </table:table-cell>
          <table:table-cell table:number-columns-repeated="2"/>
        </table:table-row>
        <table:table-row table:style-name="ro1">
          <table:table-cell table:style-name="ce2" office:value-type="float" office:value="0.0000895842188863419" calcext:value-type="float">
            <text:p>8.96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9171433568334E-017" calcext:value-type="float">
            <text:p>8.5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14308517994" calcext:value-type="float">
            <text:p>1.09E-005</text:p>
          </table:table-cell>
          <table:table-cell office:value-type="float" office:value="1.55240618090382" calcext:value-type="float">
            <text:p>1.5524061809</text:p>
          </table:table-cell>
          <table:table-cell office:value-type="float" office:value="1.53746903687012" calcext:value-type="float">
            <text:p>1.5374690369</text:p>
          </table:table-cell>
          <table:table-cell office:value-type="float" office:value="267.399872965738" calcext:value-type="float">
            <text:p>267.3998729657</text:p>
          </table:table-cell>
          <table:table-cell table:number-columns-repeated="2"/>
        </table:table-row>
        <table:table-row table:style-name="ro1">
          <table:table-cell table:style-name="ce2" office:value-type="float" office:value="0.0000896993194010349" calcext:value-type="float">
            <text:p>8.97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1429050864771E-017" calcext:value-type="float">
            <text:p>8.6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2537648187" calcext:value-type="float">
            <text:p>1.09E-005</text:p>
          </table:table-cell>
          <table:table-cell office:value-type="float" office:value="1.55240500760885" calcext:value-type="float">
            <text:p>1.5524050076</text:p>
          </table:table-cell>
          <table:table-cell office:value-type="float" office:value="1.53742900304707" calcext:value-type="float">
            <text:p>1.537429003</text:p>
          </table:table-cell>
          <table:table-cell office:value-type="float" office:value="267.399872802521" calcext:value-type="float">
            <text:p>267.3998728025</text:p>
          </table:table-cell>
          <table:table-cell table:number-columns-repeated="2"/>
        </table:table-row>
        <table:table-row table:style-name="ro1">
          <table:table-cell table:style-name="ce2" office:value-type="float" office:value="0.0000898039252243899" calcext:value-type="float">
            <text:p>8.98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3483496682546E-017" calcext:value-type="float">
            <text:p>8.6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35435285315" calcext:value-type="float">
            <text:p>1.09E-005</text:p>
          </table:table-cell>
          <table:table-cell office:value-type="float" office:value="1.55240394104753" calcext:value-type="float">
            <text:p>1.552403941</text:p>
          </table:table-cell>
          <table:table-cell office:value-type="float" office:value="1.53739262520171" calcext:value-type="float">
            <text:p>1.5373926252</text:p>
          </table:table-cell>
          <table:table-cell office:value-type="float" office:value="267.399872654185" calcext:value-type="float">
            <text:p>267.3998726542</text:p>
          </table:table-cell>
          <table:table-cell table:number-columns-repeated="2"/>
        </table:table-row>
        <table:table-row table:style-name="ro1">
          <table:table-cell table:style-name="ce2" office:value-type="float" office:value="0.0000898997632921514" calcext:value-type="float">
            <text:p>8.99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5367980782811E-017" calcext:value-type="float">
            <text:p>8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44650989577" calcext:value-type="float">
            <text:p>1.09E-005</text:p>
          </table:table-cell>
          <table:table-cell office:value-type="float" office:value="1.55240296420514" calcext:value-type="float">
            <text:p>1.5524029642</text:p>
          </table:table-cell>
          <table:table-cell office:value-type="float" office:value="1.53735930124164" calcext:value-type="float">
            <text:p>1.5373593012</text:p>
          </table:table-cell>
          <table:table-cell office:value-type="float" office:value="267.399872518282" calcext:value-type="float">
            <text:p>267.3998725183</text:p>
          </table:table-cell>
          <table:table-cell table:number-columns-repeated="2"/>
        </table:table-row>
        <table:table-row table:style-name="ro1">
          <table:table-cell table:style-name="ce2" office:value-type="float" office:value="0.0000902831155631976" calcext:value-type="float">
            <text:p>9.03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72927304390233E-017" calcext:value-type="float">
            <text:p>8.7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81513805878" calcext:value-type="float">
            <text:p>1.09E-005</text:p>
          </table:table-cell>
          <table:table-cell office:value-type="float" office:value="1.5523990553626" calcext:value-type="float">
            <text:p>1.5523990554</text:p>
          </table:table-cell>
          <table:table-cell office:value-type="float" office:value="1.53722605138962" calcext:value-type="float">
            <text:p>1.5372260514</text:p>
          </table:table-cell>
          <table:table-cell office:value-type="float" office:value="267.399871974672" calcext:value-type="float">
            <text:p>267.3998719747</text:p>
          </table:table-cell>
          <table:table-cell table:number-columns-repeated="2"/>
        </table:table-row>
        <table:table-row table:style-name="ro1">
          <table:table-cell table:style-name="ce2" office:value-type="float" office:value="0.0000906582291575833" calcext:value-type="float">
            <text:p>9.07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0357306241943E-017" calcext:value-type="float">
            <text:p>8.8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17584399745" calcext:value-type="float">
            <text:p>1.09E-005</text:p>
          </table:table-cell>
          <table:table-cell office:value-type="float" office:value="1.55239523192474" calcext:value-type="float">
            <text:p>1.5523952319</text:p>
          </table:table-cell>
          <table:table-cell office:value-type="float" office:value="1.53709573635776" calcext:value-type="float">
            <text:p>1.5370957364</text:p>
          </table:table-cell>
          <table:table-cell office:value-type="float" office:value="267.399871442745" calcext:value-type="float">
            <text:p>267.3998714427</text:p>
          </table:table-cell>
          <table:table-cell table:number-columns-repeated="2"/>
        </table:table-row>
        <table:table-row table:style-name="ro1">
          <table:table-cell table:style-name="ce2" office:value-type="float" office:value="0.0000908903861450953" calcext:value-type="float">
            <text:p>9.09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4972145500508E-017" calcext:value-type="float">
            <text:p>8.8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3990841166" calcext:value-type="float">
            <text:p>1.09E-005</text:p>
          </table:table-cell>
          <table:table-cell office:value-type="float" office:value="1.55239286511328" calcext:value-type="float">
            <text:p>1.5523928651</text:p>
          </table:table-cell>
          <table:table-cell office:value-type="float" office:value="1.53701511989056" calcext:value-type="float">
            <text:p>1.5370151199</text:p>
          </table:table-cell>
          <table:table-cell office:value-type="float" office:value="267.399871113537" calcext:value-type="float">
            <text:p>267.3998711135</text:p>
          </table:table-cell>
          <table:table-cell table:number-columns-repeated="2"/>
        </table:table-row>
        <table:table-row table:style-name="ro1">
          <table:table-cell table:style-name="ce2" office:value-type="float" office:value="0.0000910997825585161" calcext:value-type="float">
            <text:p>9.11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9145324984116E-017" calcext:value-type="float">
            <text:p>8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60043788007" calcext:value-type="float">
            <text:p>1.09E-005</text:p>
          </table:table-cell>
          <table:table-cell office:value-type="float" office:value="1.55239073216899" calcext:value-type="float">
            <text:p>1.5523907322</text:p>
          </table:table-cell>
          <table:table-cell office:value-type="float" office:value="1.53694243010093" calcext:value-type="float">
            <text:p>1.5369424301</text:p>
          </table:table-cell>
          <table:table-cell office:value-type="float" office:value="267.399870816604" calcext:value-type="float">
            <text:p>267.3998708166</text:p>
          </table:table-cell>
          <table:table-cell table:number-columns-repeated="2"/>
        </table:table-row>
        <table:table-row table:style-name="ro1">
          <table:table-cell table:style-name="ce2" office:value-type="float" office:value="0.0000913879557089668" calcext:value-type="float">
            <text:p>9.14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8.94905209044765E-017" calcext:value-type="float">
            <text:p>8.9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87754266584" calcext:value-type="float">
            <text:p>1.09E-005</text:p>
          </table:table-cell>
          <table:table-cell office:value-type="float" office:value="1.55238779593898" calcext:value-type="float">
            <text:p>1.5523877959</text:p>
          </table:table-cell>
          <table:table-cell office:value-type="float" office:value="1.53684242955793" calcext:value-type="float">
            <text:p>1.5368424296</text:p>
          </table:table-cell>
          <table:table-cell office:value-type="float" office:value="267.399870407962" calcext:value-type="float">
            <text:p>267.399870408</text:p>
          </table:table-cell>
          <table:table-cell table:number-columns-repeated="2"/>
        </table:table-row>
        <table:table-row table:style-name="ro1">
          <table:table-cell table:style-name="ce2" office:value-type="float" office:value="0.0000916207911711308" calcext:value-type="float">
            <text:p>9.16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8.99573175496836E-017" calcext:value-type="float">
            <text:p>9.0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10143522084" calcext:value-type="float">
            <text:p>1.09E-005</text:p>
          </table:table-cell>
          <table:table-cell office:value-type="float" office:value="1.55238542391267" calcext:value-type="float">
            <text:p>1.5523854239</text:p>
          </table:table-cell>
          <table:table-cell office:value-type="float" office:value="1.53676166228905" calcext:value-type="float">
            <text:p>1.5367616623</text:p>
          </table:table-cell>
          <table:table-cell office:value-type="float" office:value="267.399870077791" calcext:value-type="float">
            <text:p>267.3998700778</text:p>
          </table:table-cell>
          <table:table-cell table:number-columns-repeated="2"/>
        </table:table-row>
        <table:table-row table:style-name="ro1">
          <table:table-cell table:style-name="ce2" office:value-type="float" office:value="0.0000919412213428352" calcext:value-type="float">
            <text:p>9.19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9.06017956177754E-017" calcext:value-type="float">
            <text:p>9.0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40955808991" calcext:value-type="float">
            <text:p>1.09E-005</text:p>
          </table:table-cell>
          <table:table-cell office:value-type="float" office:value="1.55238216011557" calcext:value-type="float">
            <text:p>1.5523821601</text:p>
          </table:table-cell>
          <table:table-cell office:value-type="float" office:value="1.5366505538746" calcext:value-type="float">
            <text:p>1.5366505539</text:p>
          </table:table-cell>
          <table:table-cell office:value-type="float" office:value="267.399869623407" calcext:value-type="float">
            <text:p>267.3998696234</text:p>
          </table:table-cell>
          <table:table-cell table:number-columns-repeated="2"/>
        </table:table-row>
        <table:table-row table:style-name="ro1">
          <table:table-cell table:style-name="ce2" office:value-type="float" office:value="0.000092219519939965" calcext:value-type="float">
            <text:p>9.22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9.1163479719507E-017" calcext:value-type="float">
            <text:p>9.1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6771676099" calcext:value-type="float">
            <text:p>1.09E-005</text:p>
          </table:table-cell>
          <table:table-cell office:value-type="float" office:value="1.55237932614282" calcext:value-type="float">
            <text:p>1.5523793261</text:p>
          </table:table-cell>
          <table:table-cell office:value-type="float" office:value="1.5365540959847" calcext:value-type="float">
            <text:p>1.536554096</text:p>
          </table:table-cell>
          <table:table-cell office:value-type="float" office:value="267.399869228768" calcext:value-type="float">
            <text:p>267.3998692288</text:p>
          </table:table-cell>
          <table:table-cell table:number-columns-repeated="2"/>
        </table:table-row>
        <table:table-row table:style-name="ro1">
          <table:table-cell table:style-name="ce2" office:value-type="float" office:value="0.0000929775935318626" calcext:value-type="float">
            <text:p>9.30E-005</text:p>
          </table:table-cell>
          <table:table-cell office:value-type="float" office:value="3395.40000000097" calcext:value-type="float">
            <text:p>3395.400000001</text:p>
          </table:table-cell>
          <table:table-cell office:value-type="float" office:value="9.27026590169369E-017" calcext:value-type="float">
            <text:p>9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940612462777" calcext:value-type="float">
            <text:p>1.09E-005</text:p>
          </table:table-cell>
          <table:table-cell office:value-type="float" office:value="1.55237160542638" calcext:value-type="float">
            <text:p>1.5523716054</text:p>
          </table:table-cell>
          <table:table-cell office:value-type="float" office:value="1.53629154415913" calcext:value-type="float">
            <text:p>1.5362915442</text:p>
          </table:table-cell>
          <table:table-cell office:value-type="float" office:value="267.399868153787" calcext:value-type="float">
            <text:p>267.3998681538</text:p>
          </table:table-cell>
          <table:table-cell table:number-columns-repeated="2"/>
        </table:table-row>
        <table:table-row table:style-name="ro1">
          <table:table-cell table:style-name="ce2" office:value-type="float" office:value="0.0000957207158624934" calcext:value-type="float">
            <text:p>9.57E-005</text:p>
          </table:table-cell>
          <table:table-cell office:value-type="float" office:value="3395.400000001" calcext:value-type="float">
            <text:p>3395.400000001</text:p>
          </table:table-cell>
          <table:table-cell office:value-type="float" office:value="9.83845967081487E-017" calcext:value-type="float">
            <text:p>9.8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04388778482" calcext:value-type="float">
            <text:p>1.09E-005</text:p>
          </table:table-cell>
          <table:table-cell office:value-type="float" office:value="1.55234370933946" calcext:value-type="float">
            <text:p>1.5523437093</text:p>
          </table:table-cell>
          <table:table-cell office:value-type="float" office:value="1.5353438705599" calcext:value-type="float">
            <text:p>1.5353438706</text:p>
          </table:table-cell>
          <table:table-cell office:value-type="float" office:value="267.399864263922" calcext:value-type="float">
            <text:p>267.3998642639</text:p>
          </table:table-cell>
          <table:table-cell table:number-columns-repeated="2"/>
        </table:table-row>
        <table:table-row table:style-name="ro1">
          <table:table-cell table:style-name="ce2" office:value-type="float" office:value="0.0000961396032427506" calcext:value-type="float">
            <text:p>9.61E-005</text:p>
          </table:table-cell>
          <table:table-cell office:value-type="float" office:value="3395.40000000101" calcext:value-type="float">
            <text:p>3395.400000001</text:p>
          </table:table-cell>
          <table:table-cell office:value-type="float" office:value="9.92677753579229E-017" calcext:value-type="float">
            <text:p>9.9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4466863891" calcext:value-type="float">
            <text:p>1.09E-005</text:p>
          </table:table-cell>
          <table:table-cell office:value-type="float" office:value="1.55233945322239" calcext:value-type="float">
            <text:p>1.5523394532</text:p>
          </table:table-cell>
          <table:table-cell office:value-type="float" office:value="1.53519948384586" calcext:value-type="float">
            <text:p>1.5351994838</text:p>
          </table:table-cell>
          <table:table-cell office:value-type="float" office:value="267.399863669922" calcext:value-type="float">
            <text:p>267.3998636699</text:p>
          </table:table-cell>
          <table:table-cell table:number-columns-repeated="2"/>
        </table:table-row>
        <table:table-row table:style-name="ro1">
          <table:table-cell table:style-name="ce2" office:value-type="float" office:value="0.0000964915287242629" calcext:value-type="float">
            <text:p>9.65E-005</text:p>
          </table:table-cell>
          <table:table-cell office:value-type="float" office:value="3395.40000000101" calcext:value-type="float">
            <text:p>3395.400000001</text:p>
          </table:table-cell>
          <table:table-cell office:value-type="float" office:value="1.00012955609878E-016" calcext:value-type="float">
            <text:p>1.0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78509500191" calcext:value-type="float">
            <text:p>1.09E-005</text:p>
          </table:table-cell>
          <table:table-cell office:value-type="float" office:value="1.55233587862215" calcext:value-type="float">
            <text:p>1.5523358786</text:p>
          </table:table-cell>
          <table:table-cell office:value-type="float" office:value="1.53507824516005" calcext:value-type="float">
            <text:p>1.5350782452</text:p>
          </table:table-cell>
          <table:table-cell office:value-type="float" office:value="267.399863170877" calcext:value-type="float">
            <text:p>267.3998631709</text:p>
          </table:table-cell>
          <table:table-cell table:number-columns-repeated="2"/>
        </table:table-row>
        <table:table-row table:style-name="ro1">
          <table:table-cell table:style-name="ce2" office:value-type="float" office:value="0.0000970875193316932" calcext:value-type="float">
            <text:p>9.71E-005</text:p>
          </table:table-cell>
          <table:table-cell office:value-type="float" office:value="3395.40000000102" calcext:value-type="float">
            <text:p>3395.400000001</text:p>
          </table:table-cell>
          <table:table-cell office:value-type="float" office:value="1.01281562623832E-016" calcext:value-type="float">
            <text:p>1.0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335819461271" calcext:value-type="float">
            <text:p>1.09E-005</text:p>
          </table:table-cell>
          <table:table-cell office:value-type="float" office:value="1.55232982250556" calcext:value-type="float">
            <text:p>1.5523298225</text:p>
          </table:table-cell>
          <table:table-cell office:value-type="float" office:value="1.53487306492402" calcext:value-type="float">
            <text:p>1.5348730649</text:p>
          </table:table-cell>
          <table:table-cell office:value-type="float" office:value="267.399862325736" calcext:value-type="float">
            <text:p>267.3998623257</text:p>
          </table:table-cell>
          <table:table-cell table:number-columns-repeated="2"/>
        </table:table-row>
        <table:table-row table:style-name="ro1">
          <table:table-cell table:style-name="ce2" office:value-type="float" office:value="0.000097567613961136" calcext:value-type="float">
            <text:p>9.76E-005</text:p>
          </table:table-cell>
          <table:table-cell office:value-type="float" office:value="3395.40000000102" calcext:value-type="float">
            <text:p>3395.400000001</text:p>
          </table:table-cell>
          <table:table-cell office:value-type="float" office:value="1.0230954743176E-016" calcext:value-type="float">
            <text:p>1.0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381984963863" calcext:value-type="float">
            <text:p>1.09E-005</text:p>
          </table:table-cell>
          <table:table-cell office:value-type="float" office:value="1.55232494686518" calcext:value-type="float">
            <text:p>1.5523249469</text:p>
          </table:table-cell>
          <table:table-cell office:value-type="float" office:value="1.53470791099997" calcext:value-type="float">
            <text:p>1.534707911</text:p>
          </table:table-cell>
          <table:table-cell office:value-type="float" office:value="267.399861644942" calcext:value-type="float">
            <text:p>267.3998616449</text:p>
          </table:table-cell>
          <table:table-cell table:number-columns-repeated="2"/>
        </table:table-row>
        <table:table-row table:style-name="ro1">
          <table:table-cell table:style-name="ce2" office:value-type="float" office:value="0.0000979647008765698" calcext:value-type="float">
            <text:p>9.80E-005</text:p>
          </table:table-cell>
          <table:table-cell office:value-type="float" office:value="3395.40000000103" calcext:value-type="float">
            <text:p>3395.400000001</text:p>
          </table:table-cell>
          <table:table-cell office:value-type="float" office:value="1.03163890397794E-016" calcext:value-type="float">
            <text:p>1.0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420168515017" calcext:value-type="float">
            <text:p>1.09E-005</text:p>
          </table:table-cell>
          <table:table-cell office:value-type="float" office:value="1.55232091532052" calcext:value-type="float">
            <text:p>1.5523209153</text:p>
          </table:table-cell>
          <table:table-cell office:value-type="float" office:value="1.53457139754219" calcext:value-type="float">
            <text:p>1.5345713975</text:p>
          </table:table-cell>
          <table:table-cell office:value-type="float" office:value="267.399861081855" calcext:value-type="float">
            <text:p>267.3998610819</text:p>
          </table:table-cell>
          <table:table-cell table:number-columns-repeated="2"/>
        </table:table-row>
        <table:table-row table:style-name="ro1">
          <table:table-cell table:style-name="ce2" office:value-type="float" office:value="0.0000989319832459177" calcext:value-type="float">
            <text:p>9.89E-005</text:p>
          </table:table-cell>
          <table:table-cell office:value-type="float" office:value="3395.40000000104" calcext:value-type="float">
            <text:p>3395.400000001</text:p>
          </table:table-cell>
          <table:table-cell office:value-type="float" office:value="1.05260552936778E-016" calcext:value-type="float">
            <text:p>1.0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513181596203" calcext:value-type="float">
            <text:p>1.10E-005</text:p>
          </table:table-cell>
          <table:table-cell office:value-type="float" office:value="1.55231109705958" calcext:value-type="float">
            <text:p>1.5523110971</text:p>
          </table:table-cell>
          <table:table-cell office:value-type="float" office:value="1.53423918184804" calcext:value-type="float">
            <text:p>1.5342391818</text:p>
          </table:table-cell>
          <table:table-cell office:value-type="float" office:value="267.399859710208" calcext:value-type="float">
            <text:p>267.3998597102</text:p>
          </table:table-cell>
          <table:table-cell table:number-columns-repeated="2"/>
        </table:table-row>
        <table:table-row table:style-name="ro1">
          <table:table-cell office:value-type="float" office:value="0.000101399645643335" calcext:value-type="float">
            <text:p>0.0001013996</text:p>
          </table:table-cell>
          <table:table-cell office:value-type="float" office:value="3395.40000000107" calcext:value-type="float">
            <text:p>3395.4000000011</text:p>
          </table:table-cell>
          <table:table-cell office:value-type="float" office:value="1.10709313880456E-016" calcext:value-type="float">
            <text:p>1.1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750470027167" calcext:value-type="float">
            <text:p>1.10E-005</text:p>
          </table:table-cell>
          <table:table-cell office:value-type="float" office:value="1.55228607730586" calcext:value-type="float">
            <text:p>1.5522860773</text:p>
          </table:table-cell>
          <table:table-cell office:value-type="float" office:value="1.53339372982286" calcext:value-type="float">
            <text:p>1.5333937298</text:p>
          </table:table-cell>
          <table:table-cell office:value-type="float" office:value="267.399856210957" calcext:value-type="float">
            <text:p>267.399856211</text:p>
          </table:table-cell>
          <table:table-cell table:number-columns-repeated="2"/>
        </table:table-row>
        <table:table-row table:style-name="ro1">
          <table:table-cell office:value-type="float" office:value="0.000104284494544102" calcext:value-type="float">
            <text:p>0.0001042845</text:p>
          </table:table-cell>
          <table:table-cell office:value-type="float" office:value="3395.4000000011" calcext:value-type="float">
            <text:p>3395.4000000011</text:p>
          </table:table-cell>
          <table:table-cell office:value-type="float" office:value="1.17261736809454E-016" calcext:value-type="float">
            <text:p>1.1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027874834169" calcext:value-type="float">
            <text:p>1.10E-005</text:p>
          </table:table-cell>
          <table:table-cell office:value-type="float" office:value="1.55225686495671" calcext:value-type="float">
            <text:p>1.552256865</text:p>
          </table:table-cell>
          <table:table-cell office:value-type="float" office:value="1.53240910208825" calcext:value-type="float">
            <text:p>1.5324091021</text:p>
          </table:table-cell>
          <table:table-cell office:value-type="float" office:value="267.399852120117" calcext:value-type="float">
            <text:p>267.3998521201</text:p>
          </table:table-cell>
          <table:table-cell table:number-columns-repeated="2"/>
        </table:table-row>
        <table:table-row table:style-name="ro1">
          <table:table-cell office:value-type="float" office:value="0.000107992297650686" calcext:value-type="float">
            <text:p>0.0001079923</text:p>
          </table:table-cell>
          <table:table-cell office:value-type="float" office:value="3395.40000000114" calcext:value-type="float">
            <text:p>3395.4000000011</text:p>
          </table:table-cell>
          <table:table-cell office:value-type="float" office:value="1.25973358868614E-016" calcext:value-type="float">
            <text:p>1.2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384414365541" calcext:value-type="float">
            <text:p>1.10E-005</text:p>
          </table:table-cell>
          <table:table-cell office:value-type="float" office:value="1.55221938721431" calcext:value-type="float">
            <text:p>1.5522193872</text:p>
          </table:table-cell>
          <table:table-cell office:value-type="float" office:value="1.53114949776674" calcext:value-type="float">
            <text:p>1.5311494978</text:p>
          </table:table-cell>
          <table:table-cell office:value-type="float" office:value="267.399846862294" calcext:value-type="float">
            <text:p>267.3998468623</text:p>
          </table:table-cell>
          <table:table-cell table:number-columns-repeated="2"/>
        </table:table-row>
        <table:table-row table:style-name="ro1">
          <table:table-cell office:value-type="float" office:value="0.000108604974492284" calcext:value-type="float">
            <text:p>0.000108605</text:p>
          </table:table-cell>
          <table:table-cell office:value-type="float" office:value="3395.40000000114" calcext:value-type="float">
            <text:p>3395.4000000011</text:p>
          </table:table-cell>
          <table:table-cell office:value-type="float" office:value="1.27444366925176E-016" calcext:value-type="float">
            <text:p>1.2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443328915673" calcext:value-type="float">
            <text:p>1.10E-005</text:p>
          </table:table-cell>
          <table:table-cell office:value-type="float" office:value="1.55221320224334" calcext:value-type="float">
            <text:p>1.5522132022</text:p>
          </table:table-cell>
          <table:table-cell office:value-type="float" office:value="1.53094199688641" calcext:value-type="float">
            <text:p>1.5309419969</text:p>
          </table:table-cell>
          <table:table-cell office:value-type="float" office:value="267.399845993491" calcext:value-type="float">
            <text:p>267.3998459935</text:p>
          </table:table-cell>
          <table:table-cell table:number-columns-repeated="2"/>
        </table:table-row>
        <table:table-row table:style-name="ro1">
          <table:table-cell office:value-type="float" office:value="0.000109098510559434" calcext:value-type="float">
            <text:p>0.0001090985</text:p>
          </table:table-cell>
          <table:table-cell office:value-type="float" office:value="3395.40000000115" calcext:value-type="float">
            <text:p>3395.4000000012</text:p>
          </table:table-cell>
          <table:table-cell office:value-type="float" office:value="1.28635833932745E-016" calcext:value-type="float">
            <text:p>1.2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490786979256" calcext:value-type="float">
            <text:p>1.10E-005</text:p>
          </table:table-cell>
          <table:table-cell office:value-type="float" office:value="1.55220822046246" calcext:value-type="float">
            <text:p>1.5522082205</text:p>
          </table:table-cell>
          <table:table-cell office:value-type="float" office:value="1.53077497715868" calcext:value-type="float">
            <text:p>1.5307749772</text:p>
          </table:table-cell>
          <table:table-cell office:value-type="float" office:value="267.399845293636" calcext:value-type="float">
            <text:p>267.3998452936</text:p>
          </table:table-cell>
          <table:table-cell table:number-columns-repeated="2"/>
        </table:table-row>
        <table:table-row table:style-name="ro1">
          <table:table-cell office:value-type="float" office:value="0.000109419885687556" calcext:value-type="float">
            <text:p>0.0001094199</text:p>
          </table:table-cell>
          <table:table-cell office:value-type="float" office:value="3395.40000000115" calcext:value-type="float">
            <text:p>3395.4000000012</text:p>
          </table:table-cell>
          <table:table-cell office:value-type="float" office:value="1.29414804498176E-016" calcext:value-type="float">
            <text:p>1.2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521690175266" calcext:value-type="float">
            <text:p>1.11E-005</text:p>
          </table:table-cell>
          <table:table-cell office:value-type="float" office:value="1.55220497797192" calcext:value-type="float">
            <text:p>1.552204978</text:p>
          </table:table-cell>
          <table:table-cell office:value-type="float" office:value="1.53066628178552" calcext:value-type="float">
            <text:p>1.5306662818</text:p>
          </table:table-cell>
          <table:table-cell office:value-type="float" office:value="267.399844837912" calcext:value-type="float">
            <text:p>267.3998448379</text:p>
          </table:table-cell>
          <table:table-cell table:number-columns-repeated="2"/>
        </table:table-row>
        <table:table-row table:style-name="ro1">
          <table:table-cell office:value-type="float" office:value="0.000110705386200044" calcext:value-type="float">
            <text:p>0.0001107054</text:p>
          </table:table-cell>
          <table:table-cell office:value-type="float" office:value="3395.40000000117" calcext:value-type="float">
            <text:p>3395.4000000012</text:p>
          </table:table-cell>
          <table:table-cell office:value-type="float" office:value="1.32555355226003E-016" calcext:value-type="float">
            <text:p>1.3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645302967848" calcext:value-type="float">
            <text:p>1.11E-005</text:p>
          </table:table-cell>
          <table:table-cell office:value-type="float" office:value="1.55219201470787" calcext:value-type="float">
            <text:p>1.5521920147</text:p>
          </table:table-cell>
          <table:table-cell office:value-type="float" office:value="1.53023199329585" calcext:value-type="float">
            <text:p>1.5302319933</text:p>
          </table:table-cell>
          <table:table-cell office:value-type="float" office:value="267.399843015018" calcext:value-type="float">
            <text:p>267.399843015</text:p>
          </table:table-cell>
          <table:table-cell table:number-columns-repeated="2"/>
        </table:table-row>
        <table:table-row table:style-name="ro1">
          <table:table-cell office:value-type="float" office:value="0.000112145336826437" calcext:value-type="float">
            <text:p>0.0001121453</text:p>
          </table:table-cell>
          <table:table-cell office:value-type="float" office:value="3395.40000000118" calcext:value-type="float">
            <text:p>3395.4000000012</text:p>
          </table:table-cell>
          <table:table-cell office:value-type="float" office:value="1.36120163334378E-016" calcext:value-type="float">
            <text:p>1.3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783767586733" calcext:value-type="float">
            <text:p>1.11E-005</text:p>
          </table:table-cell>
          <table:table-cell office:value-type="float" office:value="1.55217750578657" calcext:value-type="float">
            <text:p>1.5521775058</text:p>
          </table:table-cell>
          <table:table-cell office:value-type="float" office:value="1.52974646024927" calcext:value-type="float">
            <text:p>1.5297464602</text:p>
          </table:table-cell>
          <table:table-cell office:value-type="float" office:value="267.399840973106" calcext:value-type="float">
            <text:p>267.3998409731</text:p>
          </table:table-cell>
          <table:table-cell table:number-columns-repeated="2"/>
        </table:table-row>
        <table:table-row table:style-name="ro1">
          <table:table-cell office:value-type="float" office:value="0.000114970898964174" calcext:value-type="float">
            <text:p>0.0001149709</text:p>
          </table:table-cell>
          <table:table-cell office:value-type="float" office:value="3395.40000000122" calcext:value-type="float">
            <text:p>3395.4000000012</text:p>
          </table:table-cell>
          <table:table-cell office:value-type="float" office:value="1.43259709814628E-016" calcext:value-type="float">
            <text:p>1.4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055471656463" calcext:value-type="float">
            <text:p>1.11E-005</text:p>
          </table:table-cell>
          <table:table-cell office:value-type="float" office:value="1.55214905847198" calcext:value-type="float">
            <text:p>1.5521490585</text:p>
          </table:table-cell>
          <table:table-cell office:value-type="float" office:value="1.52879657370177" calcext:value-type="float">
            <text:p>1.5287965737</text:p>
          </table:table-cell>
          <table:table-cell office:value-type="float" office:value="267.399836966338" calcext:value-type="float">
            <text:p>267.3998369663</text:p>
          </table:table-cell>
          <table:table-cell table:number-columns-repeated="2"/>
        </table:table-row>
        <table:table-row table:style-name="ro1">
          <table:table-cell office:value-type="float" office:value="0.000118136515438387" calcext:value-type="float">
            <text:p>0.0001181365</text:p>
          </table:table-cell>
          <table:table-cell office:value-type="float" office:value="3395.40000000125" calcext:value-type="float">
            <text:p>3395.4000000013</text:p>
          </table:table-cell>
          <table:table-cell office:value-type="float" office:value="1.51486515577337E-016" calcext:value-type="float">
            <text:p>1.5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359875187636" calcext:value-type="float">
            <text:p>1.11E-005</text:p>
          </table:table-cell>
          <table:table-cell office:value-type="float" office:value="1.55211724702394" calcext:value-type="float">
            <text:p>1.552117247</text:p>
          </table:table-cell>
          <table:table-cell office:value-type="float" office:value="1.52773683862989" calcext:value-type="float">
            <text:p>1.5277368386</text:p>
          </table:table-cell>
          <table:table-cell office:value-type="float" office:value="267.399832477358" calcext:value-type="float">
            <text:p>267.3998324774</text:p>
          </table:table-cell>
          <table:table-cell table:number-columns-repeated="2"/>
        </table:table-row>
        <table:table-row table:style-name="ro1">
          <table:table-cell office:value-type="float" office:value="0.000121490150648103" calcext:value-type="float">
            <text:p>0.0001214902</text:p>
          </table:table-cell>
          <table:table-cell office:value-type="float" office:value="3395.40000000129" calcext:value-type="float">
            <text:p>3395.4000000013</text:p>
          </table:table-cell>
          <table:table-cell office:value-type="float" office:value="1.60465823861347E-016" calcext:value-type="float">
            <text:p>1.6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682358554307" calcext:value-type="float">
            <text:p>1.12E-005</text:p>
          </table:table-cell>
          <table:table-cell office:value-type="float" office:value="1.55208359792762" calcext:value-type="float">
            <text:p>1.5520835979</text:p>
          </table:table-cell>
          <table:table-cell office:value-type="float" office:value="1.52661927659232" calcext:value-type="float">
            <text:p>1.5266192766</text:p>
          </table:table-cell>
          <table:table-cell office:value-type="float" office:value="267.399827721759" calcext:value-type="float">
            <text:p>267.3998277218</text:p>
          </table:table-cell>
          <table:table-cell table:number-columns-repeated="2"/>
        </table:table-row>
        <table:table-row table:style-name="ro1">
          <table:table-cell office:value-type="float" office:value="0.000122121974249329" calcext:value-type="float">
            <text:p>0.000122122</text:p>
          </table:table-cell>
          <table:table-cell office:value-type="float" office:value="3395.4000000013" calcext:value-type="float">
            <text:p>3395.4000000013</text:p>
          </table:table-cell>
          <table:table-cell office:value-type="float" office:value="1.62188004605577E-016" calcext:value-type="float">
            <text:p>1.6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743114308255" calcext:value-type="float">
            <text:p>1.12E-005</text:p>
          </table:table-cell>
          <table:table-cell office:value-type="float" office:value="1.55207726621907" calcext:value-type="float">
            <text:p>1.5520772662</text:p>
          </table:table-cell>
          <table:table-cell office:value-type="float" office:value="1.52640931416438" calcext:value-type="float">
            <text:p>1.5264093142</text:p>
          </table:table-cell>
          <table:table-cell office:value-type="float" office:value="267.399826825806" calcext:value-type="float">
            <text:p>267.3998268258</text:p>
          </table:table-cell>
          <table:table-cell table:number-columns-repeated="2"/>
        </table:table-row>
        <table:table-row table:style-name="ro1">
          <table:table-cell office:value-type="float" office:value="0.000122629438997497" calcext:value-type="float">
            <text:p>0.0001226294</text:p>
          </table:table-cell>
          <table:table-cell office:value-type="float" office:value="3395.4000000013" calcext:value-type="float">
            <text:p>3395.4000000013</text:p>
          </table:table-cell>
          <table:table-cell office:value-type="float" office:value="1.63578228349339E-016" calcext:value-type="float">
            <text:p>1.6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791911796436" calcext:value-type="float">
            <text:p>1.12E-005</text:p>
          </table:table-cell>
          <table:table-cell office:value-type="float" office:value="1.55207218152" calcext:value-type="float">
            <text:p>1.5520721815</text:p>
          </table:table-cell>
          <table:table-cell office:value-type="float" office:value="1.5262408116775" calcext:value-type="float">
            <text:p>1.5262408117</text:p>
          </table:table-cell>
          <table:table-cell office:value-type="float" office:value="267.399826106199" calcext:value-type="float">
            <text:p>267.3998261062</text:p>
          </table:table-cell>
          <table:table-cell table:number-columns-repeated="2"/>
        </table:table-row>
        <table:table-row table:style-name="ro1">
          <table:table-cell office:value-type="float" office:value="0.0001230476456762" calcext:value-type="float">
            <text:p>0.0001230476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4728623321296E-016" calcext:value-type="float">
            <text:p>1.6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32126286327" calcext:value-type="float">
            <text:p>1.12E-005</text:p>
          </table:table-cell>
          <table:table-cell office:value-type="float" office:value="1.55206799227588" calcext:value-type="float">
            <text:p>1.5520679923</text:p>
          </table:table-cell>
          <table:table-cell office:value-type="float" office:value="1.52610203677531" calcext:value-type="float">
            <text:p>1.5261020368</text:p>
          </table:table-cell>
          <table:table-cell office:value-type="float" office:value="267.399825513165" calcext:value-type="float">
            <text:p>267.3998255132</text:p>
          </table:table-cell>
          <table:table-cell table:number-columns-repeated="2"/>
        </table:table-row>
        <table:table-row table:style-name="ro1">
          <table:table-cell office:value-type="float" office:value="0.000123402042483882" calcext:value-type="float">
            <text:p>0.000123402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5706815903273E-016" calcext:value-type="float">
            <text:p>1.6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66204860592" calcext:value-type="float">
            <text:p>1.12E-005</text:p>
          </table:table-cell>
          <table:table-cell office:value-type="float" office:value="1.55206444291265" calcext:value-type="float">
            <text:p>1.5520644429</text:p>
          </table:table-cell>
          <table:table-cell office:value-type="float" office:value="1.52598449944507" calcext:value-type="float">
            <text:p>1.5259844994</text:p>
          </table:table-cell>
          <table:table-cell office:value-type="float" office:value="267.399825010615" calcext:value-type="float">
            <text:p>267.3998250106</text:p>
          </table:table-cell>
          <table:table-cell table:number-columns-repeated="2"/>
        </table:table-row>
        <table:table-row table:style-name="ro1">
          <table:table-cell office:value-type="float" office:value="0.000123709841631385" calcext:value-type="float">
            <text:p>0.0001237098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6558867316897E-016" calcext:value-type="float">
            <text:p>1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95802634037" calcext:value-type="float">
            <text:p>1.12E-005</text:p>
          </table:table-cell>
          <table:table-cell office:value-type="float" office:value="1.55206136075899" calcext:value-type="float">
            <text:p>1.5520613608</text:p>
          </table:table-cell>
          <table:table-cell office:value-type="float" office:value="1.52588246355922" calcext:value-type="float">
            <text:p>1.5258824636</text:p>
          </table:table-cell>
          <table:table-cell office:value-type="float" office:value="267.399824574142" calcext:value-type="float">
            <text:p>267.3998245741</text:p>
          </table:table-cell>
          <table:table-cell table:number-columns-repeated="2"/>
        </table:table-row>
        <table:table-row table:style-name="ro1">
          <table:table-cell office:value-type="float" office:value="0.000123957786338748" calcext:value-type="float">
            <text:p>0.0001239578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7246903782353E-016" calcext:value-type="float">
            <text:p>1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19644842372" calcext:value-type="float">
            <text:p>1.12E-005</text:p>
          </table:table-cell>
          <table:table-cell office:value-type="float" office:value="1.55205887826892" calcext:value-type="float">
            <text:p>1.5520588783</text:p>
          </table:table-cell>
          <table:table-cell office:value-type="float" office:value="1.52580030133941" calcext:value-type="float">
            <text:p>1.5258003013</text:p>
          </table:table-cell>
          <table:table-cell office:value-type="float" office:value="267.399824222546" calcext:value-type="float">
            <text:p>267.3998242225</text:p>
          </table:table-cell>
          <table:table-cell table:number-columns-repeated="2"/>
        </table:table-row>
        <table:table-row table:style-name="ro1">
          <table:table-cell office:value-type="float" office:value="0.000124162861739312" calcext:value-type="float">
            <text:p>0.0001241629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781710897111E-016" calcext:value-type="float">
            <text:p>1.6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39364765008" calcext:value-type="float">
            <text:p>1.12E-005</text:p>
          </table:table-cell>
          <table:table-cell office:value-type="float" office:value="1.5520568253509" calcext:value-type="float">
            <text:p>1.5520568254</text:p>
          </table:table-cell>
          <table:table-cell office:value-type="float" office:value="1.52573236631885" calcext:value-type="float">
            <text:p>1.5257323663</text:p>
          </table:table-cell>
          <table:table-cell office:value-type="float" office:value="267.39982393174" calcext:value-type="float">
            <text:p>267.3998239317</text:p>
          </table:table-cell>
          <table:table-cell table:number-columns-repeated="2"/>
        </table:table-row>
        <table:table-row table:style-name="ro1">
          <table:table-cell office:value-type="float" office:value="0.000124336646786219" calcext:value-type="float">
            <text:p>0.0001243366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8301112939803E-016" calcext:value-type="float">
            <text:p>1.6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56075826906" calcext:value-type="float">
            <text:p>1.12E-005</text:p>
          </table:table-cell>
          <table:table-cell office:value-type="float" office:value="1.55205508552742" calcext:value-type="float">
            <text:p>1.5520550855</text:p>
          </table:table-cell>
          <table:table-cell office:value-type="float" office:value="1.52567481198862" calcext:value-type="float">
            <text:p>1.525674812</text:p>
          </table:table-cell>
          <table:table-cell office:value-type="float" office:value="267.399823685306" calcext:value-type="float">
            <text:p>267.3998236853</text:p>
          </table:table-cell>
          <table:table-cell table:number-columns-repeated="2"/>
        </table:table-row>
        <table:table-row table:style-name="ro1">
          <table:table-cell office:value-type="float" office:value="0.000124500369276024" calcext:value-type="float">
            <text:p>0.0001245004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8757763977599E-016" calcext:value-type="float">
            <text:p>1.6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7181927986" calcext:value-type="float">
            <text:p>1.12E-005</text:p>
          </table:table-cell>
          <table:table-cell office:value-type="float" office:value="1.55205344677694" calcext:value-type="float">
            <text:p>1.5520534468</text:p>
          </table:table-cell>
          <table:table-cell office:value-type="float" office:value="1.5256206029455" calcext:value-type="float">
            <text:p>1.5256206029</text:p>
          </table:table-cell>
          <table:table-cell office:value-type="float" office:value="267.39982345314" calcext:value-type="float">
            <text:p>267.3998234531</text:p>
          </table:table-cell>
          <table:table-cell table:number-columns-repeated="2"/>
        </table:table-row>
        <table:table-row table:style-name="ro1">
          <table:table-cell office:value-type="float" office:value="0.000124954971138089" calcext:value-type="float">
            <text:p>0.000124955</text:p>
          </table:table-cell>
          <table:table-cell office:value-type="float" office:value="3395.40000000133" calcext:value-type="float">
            <text:p>3395.4000000013</text:p>
          </table:table-cell>
          <table:table-cell office:value-type="float" office:value="1.70029148765512E-016" calcext:value-type="float">
            <text:p>1.7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015533514572" calcext:value-type="float">
            <text:p>1.12E-005</text:p>
          </table:table-cell>
          <table:table-cell office:value-type="float" office:value="1.5520488974022" calcext:value-type="float">
            <text:p>1.5520488974</text:p>
          </table:table-cell>
          <table:table-cell office:value-type="float" office:value="1.52547014751845" calcext:value-type="float">
            <text:p>1.5254701475</text:p>
          </table:table-cell>
          <table:table-cell office:value-type="float" office:value="267.399822808495" calcext:value-type="float">
            <text:p>267.3998228085</text:p>
          </table:table-cell>
          <table:table-cell table:number-columns-repeated="2"/>
        </table:table-row>
        <table:table-row table:style-name="ro1">
          <table:table-cell office:value-type="float" office:value="0.000125254026716609" calcext:value-type="float">
            <text:p>0.000125254</text:p>
          </table:table-cell>
          <table:table-cell office:value-type="float" office:value="3395.40000000133" calcext:value-type="float">
            <text:p>3395.4000000013</text:p>
          </table:table-cell>
          <table:table-cell office:value-type="float" office:value="1.70868260317527E-016" calcext:value-type="float">
            <text:p>1.7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044290515436" calcext:value-type="float">
            <text:p>1.12E-005</text:p>
          </table:table-cell>
          <table:table-cell office:value-type="float" office:value="1.55204590532014" calcext:value-type="float">
            <text:p>1.5520459053</text:p>
          </table:table-cell>
          <table:table-cell office:value-type="float" office:value="1.52537122374063" calcext:value-type="float">
            <text:p>1.5253712237</text:p>
          </table:table-cell>
          <table:table-cell office:value-type="float" office:value="267.399822384422" calcext:value-type="float">
            <text:p>267.3998223844</text:p>
          </table:table-cell>
          <table:table-cell table:number-columns-repeated="2"/>
        </table:table-row>
        <table:table-row table:style-name="ro1">
          <table:table-cell office:value-type="float" office:value="0.000126450249030688" calcext:value-type="float">
            <text:p>0.0001264502</text:p>
          </table:table-cell>
          <table:table-cell office:value-type="float" office:value="3395.40000000134" calcext:value-type="float">
            <text:p>3395.4000000013</text:p>
          </table:table-cell>
          <table:table-cell office:value-type="float" office:value="1.74246492138832E-016" calcext:value-type="float">
            <text:p>1.7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159318525955" calcext:value-type="float">
            <text:p>1.12E-005</text:p>
          </table:table-cell>
          <table:table-cell office:value-type="float" office:value="1.55203394312858" calcext:value-type="float">
            <text:p>1.5520339431</text:p>
          </table:table-cell>
          <table:table-cell office:value-type="float" office:value="1.52497593999454" calcext:value-type="float">
            <text:p>1.52497594</text:p>
          </table:table-cell>
          <table:table-cell office:value-type="float" office:value="267.399820688127" calcext:value-type="float">
            <text:p>267.3998206881</text:p>
          </table:table-cell>
          <table:table-cell table:number-columns-repeated="2"/>
        </table:table-row>
        <table:table-row table:style-name="ro1">
          <table:table-cell office:value-type="float" office:value="0.000127073632901198" calcext:value-type="float">
            <text:p>0.0001270736</text:p>
          </table:table-cell>
          <table:table-cell office:value-type="float" office:value="3395.40000000135" calcext:value-type="float">
            <text:p>3395.4000000014</text:p>
          </table:table-cell>
          <table:table-cell office:value-type="float" office:value="1.76020807966582E-016" calcext:value-type="float">
            <text:p>1.7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219262744121" calcext:value-type="float">
            <text:p>1.12E-005</text:p>
          </table:table-cell>
          <table:table-cell office:value-type="float" office:value="1.55202771181081" calcext:value-type="float">
            <text:p>1.5520277118</text:p>
          </table:table-cell>
          <table:table-cell office:value-type="float" office:value="1.52477020734251" calcext:value-type="float">
            <text:p>1.5247702073</text:p>
          </table:table-cell>
          <table:table-cell office:value-type="float" office:value="267.399819804142" calcext:value-type="float">
            <text:p>267.3998198041</text:p>
          </table:table-cell>
          <table:table-cell table:number-columns-repeated="2"/>
        </table:table-row>
        <table:table-row table:style-name="ro1">
          <table:table-cell office:value-type="float" office:value="0.000129567168383241" calcext:value-type="float">
            <text:p>0.0001295672</text:p>
          </table:table-cell>
          <table:table-cell office:value-type="float" office:value="3395.40000000138" calcext:value-type="float">
            <text:p>3395.4000000014</text:p>
          </table:table-cell>
          <table:table-cell office:value-type="float" office:value="1.83212984009828E-016" calcext:value-type="float">
            <text:p>1.8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459039646226" calcext:value-type="float">
            <text:p>1.12E-005</text:p>
          </table:table-cell>
          <table:table-cell office:value-type="float" office:value="1.55200280639953" calcext:value-type="float">
            <text:p>1.5520028064</text:p>
          </table:table-cell>
          <table:table-cell office:value-type="float" office:value="1.52394905524942" calcext:value-type="float">
            <text:p>1.5239490552</text:p>
          </table:table-cell>
          <table:table-cell office:value-type="float" office:value="267.399816268202" calcext:value-type="float">
            <text:p>267.3998162682</text:p>
          </table:table-cell>
          <table:table-cell table:number-columns-repeated="2"/>
        </table:table-row>
        <table:table-row table:style-name="ro1">
          <table:table-cell office:value-type="float" office:value="0.000137961478600259" calcext:value-type="float">
            <text:p>0.0001379615</text:p>
          </table:table-cell>
          <table:table-cell office:value-type="float" office:value="3395.40000000147" calcext:value-type="float">
            <text:p>3395.4000000015</text:p>
          </table:table-cell>
          <table:table-cell office:value-type="float" office:value="2.08546274565606E-016" calcext:value-type="float">
            <text:p>2.0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266231920876" calcext:value-type="float">
            <text:p>1.13E-005</text:p>
          </table:table-cell>
          <table:table-cell office:value-type="float" office:value="1.55191920989625" calcext:value-type="float">
            <text:p>1.5519192099</text:p>
          </table:table-cell>
          <table:table-cell office:value-type="float" office:value="1.5212054333341" calcext:value-type="float">
            <text:p>1.5212054333</text:p>
          </table:table-cell>
          <table:table-cell office:value-type="float" office:value="267.39980436471" calcext:value-type="float">
            <text:p>267.3998043647</text:p>
          </table:table-cell>
          <table:table-cell table:number-columns-repeated="2"/>
        </table:table-row>
        <table:table-row table:style-name="ro1">
          <table:table-cell office:value-type="float" office:value="0.000140361439961489" calcext:value-type="float">
            <text:p>0.0001403614</text:p>
          </table:table-cell>
          <table:table-cell office:value-type="float" office:value="3395.4000000015" calcext:value-type="float">
            <text:p>3395.4000000015</text:p>
          </table:table-cell>
          <table:table-cell office:value-type="float" office:value="2.16108695995268E-016" calcext:value-type="float">
            <text:p>2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497010987752" calcext:value-type="float">
            <text:p>1.13E-005</text:p>
          </table:table-cell>
          <table:table-cell office:value-type="float" office:value="1.55189537010999" calcext:value-type="float">
            <text:p>1.5518953701</text:p>
          </table:table-cell>
          <table:table-cell office:value-type="float" office:value="1.52042683832119" calcext:value-type="float">
            <text:p>1.5204268383</text:p>
          </table:table-cell>
          <table:table-cell office:value-type="float" office:value="267.399800961462" calcext:value-type="float">
            <text:p>267.3998009615</text:p>
          </table:table-cell>
          <table:table-cell table:number-columns-repeated="2"/>
        </table:table-row>
        <table:table-row table:style-name="ro1">
          <table:table-cell office:value-type="float" office:value="0.000141210507928168" calcext:value-type="float">
            <text:p>0.0001412105</text:p>
          </table:table-cell>
          <table:table-cell office:value-type="float" office:value="3395.40000000151" calcext:value-type="float">
            <text:p>3395.4000000015</text:p>
          </table:table-cell>
          <table:table-cell office:value-type="float" office:value="2.18818347510354E-016" calcext:value-type="float">
            <text:p>2.1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578656943533" calcext:value-type="float">
            <text:p>1.14E-005</text:p>
          </table:table-cell>
          <table:table-cell office:value-type="float" office:value="1.55188694356998" calcext:value-type="float">
            <text:p>1.5518869436</text:p>
          </table:table-cell>
          <table:table-cell office:value-type="float" office:value="1.52015199767902" calcext:value-type="float">
            <text:p>1.5201519977</text:p>
          </table:table-cell>
          <table:table-cell office:value-type="float" office:value="267.399799757447" calcext:value-type="float">
            <text:p>267.3997997574</text:p>
          </table:table-cell>
          <table:table-cell table:number-columns-repeated="2"/>
        </table:table-row>
        <table:table-row table:style-name="ro1">
          <table:table-cell office:value-type="float" office:value="0.000142399572814588" calcext:value-type="float">
            <text:p>0.0001423996</text:p>
          </table:table-cell>
          <table:table-cell office:value-type="float" office:value="3395.40000000152" calcext:value-type="float">
            <text:p>3395.4000000015</text:p>
          </table:table-cell>
          <table:table-cell office:value-type="float" office:value="2.22643126369364E-016" calcext:value-type="float">
            <text:p>2.2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69299684439" calcext:value-type="float">
            <text:p>1.14E-005</text:p>
          </table:table-cell>
          <table:table-cell office:value-type="float" office:value="1.55187515017004" calcext:value-type="float">
            <text:p>1.5518751502</text:p>
          </table:table-cell>
          <table:table-cell office:value-type="float" office:value="1.51976763852455" calcext:value-type="float">
            <text:p>1.5197676385</text:p>
          </table:table-cell>
          <table:table-cell office:value-type="float" office:value="267.399798071302" calcext:value-type="float">
            <text:p>267.3997980713</text:p>
          </table:table-cell>
          <table:table-cell table:number-columns-repeated="2"/>
        </table:table-row>
        <table:table-row table:style-name="ro1">
          <table:table-cell office:value-type="float" office:value="0.000143927839490755" calcext:value-type="float">
            <text:p>0.0001439278</text:p>
          </table:table-cell>
          <table:table-cell office:value-type="float" office:value="3395.40000000154" calcext:value-type="float">
            <text:p>3395.4000000015</text:p>
          </table:table-cell>
          <table:table-cell office:value-type="float" office:value="2.2761061937706E-016" calcext:value-type="float">
            <text:p>2.2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839954241871" calcext:value-type="float">
            <text:p>1.14E-005</text:p>
          </table:table-cell>
          <table:table-cell office:value-type="float" office:value="1.55186000723802" calcext:value-type="float">
            <text:p>1.5518600072</text:p>
          </table:table-cell>
          <table:table-cell office:value-type="float" office:value="1.51927455239342" calcext:value-type="float">
            <text:p>1.5192745524</text:p>
          </table:table-cell>
          <table:table-cell office:value-type="float" office:value="267.399795904155" calcext:value-type="float">
            <text:p>267.3997959042</text:p>
          </table:table-cell>
          <table:table-cell table:number-columns-repeated="2"/>
        </table:table-row>
        <table:table-row table:style-name="ro1">
          <table:table-cell office:value-type="float" office:value="0.00014757168022765" calcext:value-type="float">
            <text:p>0.0001475717</text:p>
          </table:table-cell>
          <table:table-cell office:value-type="float" office:value="3395.40000000158" calcext:value-type="float">
            <text:p>3395.4000000016</text:p>
          </table:table-cell>
          <table:table-cell office:value-type="float" office:value="2.39689489606677E-016" calcext:value-type="float">
            <text:p>2.4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190344303933" calcext:value-type="float">
            <text:p>1.14E-005</text:p>
          </table:table-cell>
          <table:table-cell office:value-type="float" office:value="1.55182393992488" calcext:value-type="float">
            <text:p>1.5518239399</text:p>
          </table:table-cell>
          <table:table-cell office:value-type="float" office:value="1.51810303637987" calcext:value-type="float">
            <text:p>1.5181030364</text:p>
          </table:table-cell>
          <table:table-cell office:value-type="float" office:value="267.399790737032" calcext:value-type="float">
            <text:p>267.399790737</text:p>
          </table:table-cell>
          <table:table-cell table:number-columns-repeated="2"/>
        </table:table-row>
        <table:table-row table:style-name="ro1">
          <table:table-cell office:value-type="float" office:value="0.000148718966870987" calcext:value-type="float">
            <text:p>0.000148719</text:p>
          </table:table-cell>
          <table:table-cell office:value-type="float" office:value="3395.40000000159" calcext:value-type="float">
            <text:p>3395.4000000016</text:p>
          </table:table-cell>
          <table:table-cell office:value-type="float" office:value="2.43561281531569E-016" calcext:value-type="float">
            <text:p>2.4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300666884195" calcext:value-type="float">
            <text:p>1.14E-005</text:p>
          </table:table-cell>
          <table:table-cell office:value-type="float" office:value="1.55181259621573" calcext:value-type="float">
            <text:p>1.5518125962</text:p>
          </table:table-cell>
          <table:table-cell office:value-type="float" office:value="1.51773538094438" calcext:value-type="float">
            <text:p>1.5177353809</text:p>
          </table:table-cell>
          <table:table-cell office:value-type="float" office:value="267.399789110131" calcext:value-type="float">
            <text:p>267.3997891101</text:p>
          </table:table-cell>
          <table:table-cell table:number-columns-repeated="2"/>
        </table:table-row>
        <table:table-row table:style-name="ro1">
          <table:table-cell office:value-type="float" office:value="0.000149533573812834" calcext:value-type="float">
            <text:p>0.0001495336</text:p>
          </table:table-cell>
          <table:table-cell office:value-type="float" office:value="3395.4000000016" calcext:value-type="float">
            <text:p>3395.4000000016</text:p>
          </table:table-cell>
          <table:table-cell office:value-type="float" office:value="2.46330379927385E-016" calcext:value-type="float">
            <text:p>2.4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378999137131" calcext:value-type="float">
            <text:p>1.14E-005</text:p>
          </table:table-cell>
          <table:table-cell office:value-type="float" office:value="1.55180454775791" calcext:value-type="float">
            <text:p>1.5518045478</text:p>
          </table:table-cell>
          <table:table-cell office:value-type="float" office:value="1.5174746834235" calcext:value-type="float">
            <text:p>1.5174746834</text:p>
          </table:table-cell>
          <table:table-cell office:value-type="float" office:value="267.399787954983" calcext:value-type="float">
            <text:p>267.399787955</text:p>
          </table:table-cell>
          <table:table-cell table:number-columns-repeated="2"/>
        </table:table-row>
        <table:table-row table:style-name="ro1">
          <table:table-cell office:value-type="float" office:value="0.0001509558183782" calcext:value-type="float">
            <text:p>0.0001509558</text:p>
          </table:table-cell>
          <table:table-cell office:value-type="float" office:value="3395.40000000162" calcext:value-type="float">
            <text:p>3395.4000000016</text:p>
          </table:table-cell>
          <table:table-cell office:value-type="float" office:value="2.51204915982654E-016" calcext:value-type="float">
            <text:p>2.5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515761574988" calcext:value-type="float">
            <text:p>1.15E-005</text:p>
          </table:table-cell>
          <table:table-cell office:value-type="float" office:value="1.55179050488631" calcext:value-type="float">
            <text:p>1.5517905049</text:p>
          </table:table-cell>
          <table:table-cell office:value-type="float" office:value="1.51702021649397" calcext:value-type="float">
            <text:p>1.5170202165</text:p>
          </table:table-cell>
          <table:table-cell office:value-type="float" office:value="267.39978593818" calcext:value-type="float">
            <text:p>267.3997859382</text:p>
          </table:table-cell>
          <table:table-cell table:number-columns-repeated="2"/>
        </table:table-row>
        <table:table-row table:style-name="ro1">
          <table:table-cell office:value-type="float" office:value="0.000152842440395849" calcext:value-type="float">
            <text:p>0.0001528424</text:p>
          </table:table-cell>
          <table:table-cell office:value-type="float" office:value="3395.40000000164" calcext:value-type="float">
            <text:p>3395.4000000016</text:p>
          </table:table-cell>
          <table:table-cell office:value-type="float" office:value="2.57749440784165E-016" calcext:value-type="float">
            <text:p>2.5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697178376286" calcext:value-type="float">
            <text:p>1.15E-005</text:p>
          </table:table-cell>
          <table:table-cell office:value-type="float" office:value="1.55177189158565" calcext:value-type="float">
            <text:p>1.5517718916</text:p>
          </table:table-cell>
          <table:table-cell office:value-type="float" office:value="1.516418715084" calcext:value-type="float">
            <text:p>1.5164187151</text:p>
          </table:table-cell>
          <table:table-cell office:value-type="float" office:value="267.399783262869" calcext:value-type="float">
            <text:p>267.3997832629</text:p>
          </table:table-cell>
          <table:table-cell table:number-columns-repeated="2"/>
        </table:table-row>
        <table:table-row table:style-name="ro1">
          <table:table-cell office:value-type="float" office:value="0.000154033964000857" calcext:value-type="float">
            <text:p>0.000154034</text:p>
          </table:table-cell>
          <table:table-cell office:value-type="float" office:value="3395.40000000166" calcext:value-type="float">
            <text:p>3395.4000000017</text:p>
          </table:table-cell>
          <table:table-cell office:value-type="float" office:value="2.61928875792229E-016" calcext:value-type="float">
            <text:p>2.6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811754812469" calcext:value-type="float">
            <text:p>1.15E-005</text:p>
          </table:table-cell>
          <table:table-cell office:value-type="float" office:value="1.55176014465524" calcext:value-type="float">
            <text:p>1.5517601447</text:p>
          </table:table-cell>
          <table:table-cell office:value-type="float" office:value="1.51603962071218" calcext:value-type="float">
            <text:p>1.5160396207</text:p>
          </table:table-cell>
          <table:table-cell office:value-type="float" office:value="267.399781573237" calcext:value-type="float">
            <text:p>267.3997815732</text:p>
          </table:table-cell>
          <table:table-cell table:number-columns-repeated="2"/>
        </table:table-row>
        <table:table-row table:style-name="ro1">
          <table:table-cell office:value-type="float" office:value="0.000154906927378461" calcext:value-type="float">
            <text:p>0.0001549069</text:p>
          </table:table-cell>
          <table:table-cell office:value-type="float" office:value="3395.40000000167" calcext:value-type="float">
            <text:p>3395.4000000017</text:p>
          </table:table-cell>
          <table:table-cell office:value-type="float" office:value="2.65013626061712E-016" calcext:value-type="float">
            <text:p>2.6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895698630559" calcext:value-type="float">
            <text:p>1.15E-005</text:p>
          </table:table-cell>
          <table:table-cell office:value-type="float" office:value="1.55175154261522" calcext:value-type="float">
            <text:p>1.5517515426</text:p>
          </table:table-cell>
          <table:table-cell office:value-type="float" office:value="1.5157622675627" calcext:value-type="float">
            <text:p>1.5157622676</text:p>
          </table:table-cell>
          <table:table-cell office:value-type="float" office:value="267.399780335338" calcext:value-type="float">
            <text:p>267.3997803353</text:p>
          </table:table-cell>
          <table:table-cell table:number-columns-repeated="2"/>
        </table:table-row>
        <table:table-row table:style-name="ro1">
          <table:table-cell office:value-type="float" office:value="0.000155522891801186" calcext:value-type="float">
            <text:p>0.0001555229</text:p>
          </table:table-cell>
          <table:table-cell office:value-type="float" office:value="3395.40000000167" calcext:value-type="float">
            <text:p>3395.4000000017</text:p>
          </table:table-cell>
          <table:table-cell office:value-type="float" office:value="2.67201799760038E-016" calcext:value-type="float">
            <text:p>2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954929533145" calcext:value-type="float">
            <text:p>1.15E-005</text:p>
          </table:table-cell>
          <table:table-cell office:value-type="float" office:value="1.55174547612903" calcext:value-type="float">
            <text:p>1.5517454761</text:p>
          </table:table-cell>
          <table:table-cell office:value-type="float" office:value="1.51556676391619" calcext:value-type="float">
            <text:p>1.5155667639</text:p>
          </table:table-cell>
          <table:table-cell office:value-type="float" office:value="267.399779461874" calcext:value-type="float">
            <text:p>267.3997794619</text:p>
          </table:table-cell>
          <table:table-cell table:number-columns-repeated="2"/>
        </table:table-row>
        <table:table-row table:style-name="ro1">
          <table:table-cell office:value-type="float" office:value="0.000156023693900182" calcext:value-type="float">
            <text:p>0.0001560237</text:p>
          </table:table-cell>
          <table:table-cell office:value-type="float" office:value="3395.40000000168" calcext:value-type="float">
            <text:p>3395.4000000017</text:p>
          </table:table-cell>
          <table:table-cell office:value-type="float" office:value="2.68987926973982E-016" calcext:value-type="float">
            <text:p>2.6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003086473008" calcext:value-type="float">
            <text:p>1.15E-005</text:p>
          </table:table-cell>
          <table:table-cell office:value-type="float" office:value="1.55174054514219" calcext:value-type="float">
            <text:p>1.5517405451</text:p>
          </table:table-cell>
          <table:table-cell office:value-type="float" office:value="1.51540793221889" calcext:value-type="float">
            <text:p>1.5154079322</text:p>
          </table:table-cell>
          <table:table-cell office:value-type="float" office:value="267.399778751715" calcext:value-type="float">
            <text:p>267.3997787517</text:p>
          </table:table-cell>
          <table:table-cell table:number-columns-repeated="2"/>
        </table:table-row>
        <table:table-row table:style-name="ro1">
          <table:table-cell office:value-type="float" office:value="0.000156442718496516" calcext:value-type="float">
            <text:p>0.0001564427</text:p>
          </table:table-cell>
          <table:table-cell office:value-type="float" office:value="3395.40000000168" calcext:value-type="float">
            <text:p>3395.4000000017</text:p>
          </table:table-cell>
          <table:table-cell office:value-type="float" office:value="2.70487260520129E-016" calcext:value-type="float">
            <text:p>2.7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043379720517" calcext:value-type="float">
            <text:p>1.15E-005</text:p>
          </table:table-cell>
          <table:table-cell office:value-type="float" office:value="1.55173642057696" calcext:value-type="float">
            <text:p>1.5517364206</text:p>
          </table:table-cell>
          <table:table-cell office:value-type="float" office:value="1.51527511931472" calcext:value-type="float">
            <text:p>1.5152751193</text:p>
          </table:table-cell>
          <table:table-cell office:value-type="float" office:value="267.39977815752" calcext:value-type="float">
            <text:p>267.3997781575</text:p>
          </table:table-cell>
          <table:table-cell table:number-columns-repeated="2"/>
        </table:table-row>
        <table:table-row table:style-name="ro1">
          <table:table-cell office:value-type="float" office:value="0.000157093887056166" calcext:value-type="float">
            <text:p>0.0001570939</text:p>
          </table:table-cell>
          <table:table-cell office:value-type="float" office:value="3395.40000000169" calcext:value-type="float">
            <text:p>3395.4000000017</text:p>
          </table:table-cell>
          <table:table-cell office:value-type="float" office:value="2.72826048134921E-016" calcext:value-type="float">
            <text:p>2.7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05995847876" calcext:value-type="float">
            <text:p>1.15E-005</text:p>
          </table:table-cell>
          <table:table-cell office:value-type="float" office:value="1.55173001350056" calcext:value-type="float">
            <text:p>1.5517300135</text:p>
          </table:table-cell>
          <table:table-cell office:value-type="float" office:value="1.51506887590349" calcext:value-type="float">
            <text:p>1.5150688759</text:p>
          </table:table-cell>
          <table:table-cell office:value-type="float" office:value="267.399777234135" calcext:value-type="float">
            <text:p>267.3997772341</text:p>
          </table:table-cell>
          <table:table-cell table:number-columns-repeated="2"/>
        </table:table-row>
        <table:table-row table:style-name="ro1">
          <table:table-cell office:value-type="float" office:value="0.000157621638599474" calcext:value-type="float">
            <text:p>0.0001576216</text:p>
          </table:table-cell>
          <table:table-cell office:value-type="float" office:value="3395.4000000017" calcext:value-type="float">
            <text:p>3395.4000000017</text:p>
          </table:table-cell>
          <table:table-cell office:value-type="float" office:value="2.74729430188325E-016" calcext:value-type="float">
            <text:p>2.7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56744242169" calcext:value-type="float">
            <text:p>1.15E-005</text:p>
          </table:table-cell>
          <table:table-cell office:value-type="float" office:value="1.55172482048862" calcext:value-type="float">
            <text:p>1.5517248205</text:p>
          </table:table-cell>
          <table:table-cell office:value-type="float" office:value="1.51490185523375" calcext:value-type="float">
            <text:p>1.5149018552</text:p>
          </table:table-cell>
          <table:table-cell office:value-type="float" office:value="267.399776485761" calcext:value-type="float">
            <text:p>267.3997764858</text:p>
          </table:table-cell>
          <table:table-cell table:number-columns-repeated="2"/>
        </table:table-row>
        <table:table-row table:style-name="ro1">
          <table:table-cell office:value-type="float" office:value="0.000158059774516748" calcext:value-type="float">
            <text:p>0.0001580598</text:p>
          </table:table-cell>
          <table:table-cell office:value-type="float" office:value="3395.4000000017" calcext:value-type="float">
            <text:p>3395.4000000017</text:p>
          </table:table-cell>
          <table:table-cell office:value-type="float" office:value="2.76314961069721E-016" calcext:value-type="float">
            <text:p>2.7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98875232601" calcext:value-type="float">
            <text:p>1.15E-005</text:p>
          </table:table-cell>
          <table:table-cell office:value-type="float" office:value="1.55172051067567" calcext:value-type="float">
            <text:p>1.5517205107</text:p>
          </table:table-cell>
          <table:table-cell office:value-type="float" office:value="1.51476328619717" calcext:value-type="float">
            <text:p>1.5147632862</text:p>
          </table:table-cell>
          <table:table-cell office:value-type="float" office:value="267.399775864465" calcext:value-type="float">
            <text:p>267.3997758645</text:p>
          </table:table-cell>
          <table:table-cell table:number-columns-repeated="2"/>
        </table:table-row>
        <table:table-row table:style-name="ro1">
          <table:table-cell office:value-type="float" office:value="0.000158341637670126" calcext:value-type="float">
            <text:p>0.0001583416</text:p>
          </table:table-cell>
          <table:table-cell office:value-type="float" office:value="3395.40000000171" calcext:value-type="float">
            <text:p>3395.4000000017</text:p>
          </table:table-cell>
          <table:table-cell office:value-type="float" office:value="2.77337539858507E-016" calcext:value-type="float">
            <text:p>2.7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225979091769" calcext:value-type="float">
            <text:p>1.15E-005</text:p>
          </table:table-cell>
          <table:table-cell office:value-type="float" office:value="1.5517177385327" calcext:value-type="float">
            <text:p>1.5517177385</text:p>
          </table:table-cell>
          <table:table-cell office:value-type="float" office:value="1.51467418478017" calcext:value-type="float">
            <text:p>1.5146741848</text:p>
          </table:table-cell>
          <table:table-cell office:value-type="float" office:value="267.399775464771" calcext:value-type="float">
            <text:p>267.3997754648</text:p>
          </table:table-cell>
          <table:table-cell table:number-columns-repeated="2"/>
        </table:table-row>
        <table:table-row table:style-name="ro1">
          <table:table-cell office:value-type="float" office:value="0.000158703907271957" calcext:value-type="float">
            <text:p>0.0001587039</text:p>
          </table:table-cell>
          <table:table-cell office:value-type="float" office:value="3395.40000000171" calcext:value-type="float">
            <text:p>3395.4000000017</text:p>
          </table:table-cell>
          <table:table-cell office:value-type="float" office:value="2.78654783012627E-016" calcext:value-type="float">
            <text:p>2.7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260814806433" calcext:value-type="float">
            <text:p>1.15E-005</text:p>
          </table:table-cell>
          <table:table-cell office:value-type="float" office:value="1.55171417611009" calcext:value-type="float">
            <text:p>1.5517141761</text:p>
          </table:table-cell>
          <table:table-cell office:value-type="float" office:value="1.51455971540885" calcext:value-type="float">
            <text:p>1.5145597154</text:p>
          </table:table-cell>
          <table:table-cell office:value-type="float" office:value="267.399774951057" calcext:value-type="float">
            <text:p>267.3997749511</text:p>
          </table:table-cell>
          <table:table-cell table:number-columns-repeated="2"/>
        </table:table-row>
        <table:table-row table:style-name="ro1">
          <table:table-cell office:value-type="float" office:value="0.000159253571482271" calcext:value-type="float">
            <text:p>0.0001592536</text:p>
          </table:table-cell>
          <table:table-cell office:value-type="float" office:value="3395.40000000172" calcext:value-type="float">
            <text:p>3395.4000000017</text:p>
          </table:table-cell>
          <table:table-cell office:value-type="float" office:value="2.80659760859599E-016" calcext:value-type="float">
            <text:p>2.8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313670321998" calcext:value-type="float">
            <text:p>1.15E-005</text:p>
          </table:table-cell>
          <table:table-cell office:value-type="float" office:value="1.55170877370089" calcext:value-type="float">
            <text:p>1.5517087737</text:p>
          </table:table-cell>
          <table:table-cell office:value-type="float" office:value="1.51438614020754" calcext:value-type="float">
            <text:p>1.5143861402</text:p>
          </table:table-cell>
          <table:table-cell office:value-type="float" office:value="267.39977417161" calcext:value-type="float">
            <text:p>267.3997741716</text:p>
          </table:table-cell>
          <table:table-cell table:number-columns-repeated="2"/>
        </table:table-row>
        <table:table-row table:style-name="ro1">
          <table:table-cell office:value-type="float" office:value="0.000160066039682228" calcext:value-type="float">
            <text:p>0.000160066</text:p>
          </table:table-cell>
          <table:table-cell office:value-type="float" office:value="3395.40000000173" calcext:value-type="float">
            <text:p>3395.4000000017</text:p>
          </table:table-cell>
          <table:table-cell office:value-type="float" office:value="2.83637386692215E-016" calcext:value-type="float">
            <text:p>2.8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391796979815" calcext:value-type="float">
            <text:p>1.15E-005</text:p>
          </table:table-cell>
          <table:table-cell office:value-type="float" office:value="1.55170078965245" calcext:value-type="float">
            <text:p>1.5517007897</text:p>
          </table:table-cell>
          <table:table-cell office:value-type="float" office:value="1.51412981122102" calcext:value-type="float">
            <text:p>1.5141298112</text:p>
          </table:table-cell>
          <table:table-cell office:value-type="float" office:value="267.399773019495" calcext:value-type="float">
            <text:p>267.3997730195</text:p>
          </table:table-cell>
          <table:table-cell table:number-columns-repeated="2"/>
        </table:table-row>
        <table:table-row table:style-name="ro1">
          <table:table-cell office:value-type="float" office:value="0.000163315912482053" calcext:value-type="float">
            <text:p>0.0001633159</text:p>
          </table:table-cell>
          <table:table-cell office:value-type="float" office:value="3395.40000000176" calcext:value-type="float">
            <text:p>3395.4000000018</text:p>
          </table:table-cell>
          <table:table-cell office:value-type="float" office:value="2.95715594883592E-016" calcext:value-type="float">
            <text:p>2.9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704303663974" calcext:value-type="float">
            <text:p>1.16E-005</text:p>
          </table:table-cell>
          <table:table-cell office:value-type="float" office:value="1.55166889378912" calcext:value-type="float">
            <text:p>1.5516688938</text:p>
          </table:table-cell>
          <table:table-cell office:value-type="float" office:value="1.5131072953269" calcext:value-type="float">
            <text:p>1.5131072953</text:p>
          </table:table-cell>
          <table:table-cell office:value-type="float" office:value="267.399768411036" calcext:value-type="float">
            <text:p>267.399768411</text:p>
          </table:table-cell>
          <table:table-cell table:number-columns-repeated="2"/>
        </table:table-row>
        <table:table-row table:style-name="ro1">
          <table:table-cell office:value-type="float" office:value="0.000163981453196837" calcext:value-type="float">
            <text:p>0.0001639815</text:p>
          </table:table-cell>
          <table:table-cell office:value-type="float" office:value="3395.40000000177" calcext:value-type="float">
            <text:p>3395.4000000018</text:p>
          </table:table-cell>
          <table:table-cell office:value-type="float" office:value="2.98222250696019E-016" calcext:value-type="float">
            <text:p>2.9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76830184609" calcext:value-type="float">
            <text:p>1.16E-005</text:p>
          </table:table-cell>
          <table:table-cell office:value-type="float" office:value="1.55166236638046" calcext:value-type="float">
            <text:p>1.5516623664</text:p>
          </table:table-cell>
          <table:table-cell office:value-type="float" office:value="1.51289844524587" calcext:value-type="float">
            <text:p>1.5128984452</text:p>
          </table:table-cell>
          <table:table-cell office:value-type="float" office:value="267.399767467271" calcext:value-type="float">
            <text:p>267.3997674673</text:p>
          </table:table-cell>
          <table:table-cell table:number-columns-repeated="2"/>
        </table:table-row>
        <table:table-row table:style-name="ro1">
          <table:table-cell office:value-type="float" office:value="0.000164391609746247" calcext:value-type="float">
            <text:p>0.0001643916</text:p>
          </table:table-cell>
          <table:table-cell office:value-type="float" office:value="3395.40000000178" calcext:value-type="float">
            <text:p>3395.4000000018</text:p>
          </table:table-cell>
          <table:table-cell office:value-type="float" office:value="2.99772665856334E-016" calcext:value-type="float">
            <text:p>3.0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07742370679" calcext:value-type="float">
            <text:p>1.16E-005</text:p>
          </table:table-cell>
          <table:table-cell office:value-type="float" office:value="1.55165834565323" calcext:value-type="float">
            <text:p>1.5516583457</text:p>
          </table:table-cell>
          <table:table-cell office:value-type="float" office:value="1.51276982896152" calcext:value-type="float">
            <text:p>1.512769829</text:p>
          </table:table-cell>
          <table:table-cell office:value-type="float" office:value="267.399766885652" calcext:value-type="float">
            <text:p>267.3997668857</text:p>
          </table:table-cell>
          <table:table-cell table:number-columns-repeated="2"/>
        </table:table-row>
        <table:table-row table:style-name="ro1">
          <table:table-cell office:value-type="float" office:value="0.000164744143525302" calcext:value-type="float">
            <text:p>0.0001647441</text:p>
          </table:table-cell>
          <table:table-cell office:value-type="float" office:value="3395.40000000178" calcext:value-type="float">
            <text:p>3395.4000000018</text:p>
          </table:table-cell>
          <table:table-cell office:value-type="float" office:value="3.01108692967143E-016" calcext:value-type="float">
            <text:p>3.0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41641908384" calcext:value-type="float">
            <text:p>1.16E-005</text:p>
          </table:table-cell>
          <table:table-cell office:value-type="float" office:value="1.5516548892165" calcext:value-type="float">
            <text:p>1.5516548892</text:p>
          </table:table-cell>
          <table:table-cell office:value-type="float" office:value="1.51265933853157" calcext:value-type="float">
            <text:p>1.5126593385</text:p>
          </table:table-cell>
          <table:table-cell office:value-type="float" office:value="267.399766385744" calcext:value-type="float">
            <text:p>267.3997663857</text:p>
          </table:table-cell>
          <table:table-cell table:number-columns-repeated="2"/>
        </table:table-row>
        <table:table-row table:style-name="ro1">
          <table:table-cell office:value-type="float" office:value="0.000165325981619593" calcext:value-type="float">
            <text:p>0.000165326</text:p>
          </table:table-cell>
          <table:table-cell office:value-type="float" office:value="3395.40000000179" calcext:value-type="float">
            <text:p>3395.4000000018</text:p>
          </table:table-cell>
          <table:table-cell office:value-type="float" office:value="3.03320671586296E-016" calcext:value-type="float">
            <text:p>3.0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97591279561" calcext:value-type="float">
            <text:p>1.16E-005</text:p>
          </table:table-cell>
          <table:table-cell office:value-type="float" office:value="1.55164918703239" calcext:value-type="float">
            <text:p>1.551649187</text:p>
          </table:table-cell>
          <table:table-cell office:value-type="float" office:value="1.51247709429456" calcext:value-type="float">
            <text:p>1.5124770943</text:p>
          </table:table-cell>
          <table:table-cell office:value-type="float" office:value="267.399765560672" calcext:value-type="float">
            <text:p>267.3997655607</text:p>
          </table:table-cell>
          <table:table-cell table:number-columns-repeated="2"/>
        </table:table-row>
        <table:table-row table:style-name="ro1">
          <table:table-cell office:value-type="float" office:value="0.000166901762887318" calcext:value-type="float">
            <text:p>0.0001669018</text:p>
          </table:table-cell>
          <table:table-cell office:value-type="float" office:value="3395.40000000181" calcext:value-type="float">
            <text:p>3395.4000000018</text:p>
          </table:table-cell>
          <table:table-cell office:value-type="float" office:value="3.09354759174722E-016" calcext:value-type="float">
            <text:p>3.0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049117933967" calcext:value-type="float">
            <text:p>1.16E-005</text:p>
          </table:table-cell>
          <table:table-cell office:value-type="float" office:value="1.55163375668268" calcext:value-type="float">
            <text:p>1.5516337567</text:p>
          </table:table-cell>
          <table:table-cell office:value-type="float" office:value="1.51198423898402" calcext:value-type="float">
            <text:p>1.511984239</text:p>
          </table:table-cell>
          <table:table-cell office:value-type="float" office:value="267.399763326147" calcext:value-type="float">
            <text:p>267.3997633261</text:p>
          </table:table-cell>
          <table:table-cell table:number-columns-repeated="2"/>
        </table:table-row>
        <table:table-row table:style-name="ro1">
          <table:table-cell office:value-type="float" office:value="0.000167508366929261" calcext:value-type="float">
            <text:p>0.0001675084</text:p>
          </table:table-cell>
          <table:table-cell office:value-type="float" office:value="3395.40000000181" calcext:value-type="float">
            <text:p>3395.4000000018</text:p>
          </table:table-cell>
          <table:table-cell office:value-type="float" office:value="3.11694535432406E-016" calcext:value-type="float">
            <text:p>3.1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07448800747" calcext:value-type="float">
            <text:p>1.16E-005</text:p>
          </table:table-cell>
          <table:table-cell office:value-type="float" office:value="1.55162781716819" calcext:value-type="float">
            <text:p>1.5516278172</text:p>
          </table:table-cell>
          <table:table-cell office:value-type="float" office:value="1.51179478933378" calcext:value-type="float">
            <text:p>1.5117947893</text:p>
          </table:table-cell>
          <table:table-cell office:value-type="float" office:value="267.399762465956" calcext:value-type="float">
            <text:p>267.399762466</text:p>
          </table:table-cell>
          <table:table-cell table:number-columns-repeated="2"/>
        </table:table-row>
        <table:table-row table:style-name="ro1">
          <table:table-cell office:value-type="float" office:value="0.00016781235034127" calcext:value-type="float">
            <text:p>0.0001678124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2870594559766E-016" calcext:value-type="float">
            <text:p>3.1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36679757748" calcext:value-type="float">
            <text:p>1.16E-005</text:p>
          </table:table-cell>
          <table:table-cell office:value-type="float" office:value="1.55162484200667" calcext:value-type="float">
            <text:p>1.551624842</text:p>
          </table:table-cell>
          <table:table-cell office:value-type="float" office:value="1.51169990956755" calcext:value-type="float">
            <text:p>1.5116999096</text:p>
          </table:table-cell>
          <table:table-cell office:value-type="float" office:value="267.399762034895" calcext:value-type="float">
            <text:p>267.3997620349</text:p>
          </table:table-cell>
          <table:table-cell table:number-columns-repeated="2"/>
        </table:table-row>
        <table:table-row table:style-name="ro1">
          <table:table-cell office:value-type="float" office:value="0.000168082745724237" calcext:value-type="float">
            <text:p>0.0001680827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3918696076809E-016" calcext:value-type="float">
            <text:p>3.1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62680899942" calcext:value-type="float">
            <text:p>1.16E-005</text:p>
          </table:table-cell>
          <table:table-cell office:value-type="float" office:value="1.55162219603517" calcext:value-type="float">
            <text:p>1.551622196</text:p>
          </table:table-cell>
          <table:table-cell office:value-type="float" office:value="1.51161554580125" calcext:value-type="float">
            <text:p>1.5116155458</text:p>
          </table:table-cell>
          <table:table-cell office:value-type="float" office:value="267.399761651463" calcext:value-type="float">
            <text:p>267.3997616515</text:p>
          </table:table-cell>
          <table:table-cell table:number-columns-repeated="2"/>
        </table:table-row>
        <table:table-row table:style-name="ro1">
          <table:table-cell office:value-type="float" office:value="0.000168307226221467" calcext:value-type="float">
            <text:p>0.0001683072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4790246059773E-016" calcext:value-type="float">
            <text:p>3.1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84266880353" calcext:value-type="float">
            <text:p>1.16E-005</text:p>
          </table:table-cell>
          <table:table-cell office:value-type="float" office:value="1.55161999956589" calcext:value-type="float">
            <text:p>1.5516199996</text:p>
          </table:table-cell>
          <table:table-cell office:value-type="float" office:value="1.51154553071139" calcext:value-type="float">
            <text:p>1.5115455307</text:p>
          </table:table-cell>
          <table:table-cell office:value-type="float" office:value="267.39976133314" calcext:value-type="float">
            <text:p>267.3997613331</text:p>
          </table:table-cell>
          <table:table-cell table:number-columns-repeated="2"/>
        </table:table-row>
        <table:table-row table:style-name="ro1">
          <table:table-cell office:value-type="float" office:value="0.000168516603371015" calcext:value-type="float">
            <text:p>0.0001685166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5604320820481E-016" calcext:value-type="float">
            <text:p>3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04400527828" calcext:value-type="float">
            <text:p>1.16E-005</text:p>
          </table:table-cell>
          <table:table-cell office:value-type="float" office:value="1.55161795103797" calcext:value-type="float">
            <text:p>1.551617951</text:p>
          </table:table-cell>
          <table:table-cell office:value-type="float" office:value="1.5114802452768" calcext:value-type="float">
            <text:p>1.5114802453</text:p>
          </table:table-cell>
          <table:table-cell office:value-type="float" office:value="267.399761036234" calcext:value-type="float">
            <text:p>267.3997610362</text:p>
          </table:table-cell>
          <table:table-cell table:number-columns-repeated="2"/>
        </table:table-row>
        <table:table-row table:style-name="ro1">
          <table:table-cell office:value-type="float" office:value="0.000168695685067926" calcext:value-type="float">
            <text:p>0.0001686957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6301495963015E-016" calcext:value-type="float">
            <text:p>3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21620973461" calcext:value-type="float">
            <text:p>1.16E-005</text:p>
          </table:table-cell>
          <table:table-cell office:value-type="float" office:value="1.55161619898933" calcext:value-type="float">
            <text:p>1.551616199</text:p>
          </table:table-cell>
          <table:table-cell office:value-type="float" office:value="1.51142442071223" calcext:value-type="float">
            <text:p>1.5114244207</text:p>
          </table:table-cell>
          <table:table-cell office:value-type="float" office:value="267.399760782289" calcext:value-type="float">
            <text:p>267.3997607823</text:p>
          </table:table-cell>
          <table:table-cell table:number-columns-repeated="2"/>
        </table:table-row>
        <table:table-row table:style-name="ro1">
          <table:table-cell office:value-type="float" office:value="0.000168852999068484" calcext:value-type="float">
            <text:p>0.000168853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6914606531445E-016" calcext:value-type="float">
            <text:p>3.1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36748243469" calcext:value-type="float">
            <text:p>1.16E-005</text:p>
          </table:table-cell>
          <table:table-cell office:value-type="float" office:value="1.55161466022448" calcext:value-type="float">
            <text:p>1.5516146602</text:p>
          </table:table-cell>
          <table:table-cell office:value-type="float" office:value="1.51137539276575" calcext:value-type="float">
            <text:p>1.5113753928</text:p>
          </table:table-cell>
          <table:table-cell office:value-type="float" office:value="267.399760559211" calcext:value-type="float">
            <text:p>267.3997605592</text:p>
          </table:table-cell>
          <table:table-cell table:number-columns-repeated="2"/>
        </table:table-row>
        <table:table-row table:style-name="ro1">
          <table:table-cell office:value-type="float" office:value="0.00016900462062889" calcext:value-type="float">
            <text:p>0.0001690046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7506132059382E-016" calcext:value-type="float">
            <text:p>3.1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51328130413" calcext:value-type="float">
            <text:p>1.16E-005</text:p>
          </table:table-cell>
          <table:table-cell office:value-type="float" office:value="1.55161317735067" calcext:value-type="float">
            <text:p>1.5516131774</text:p>
          </table:table-cell>
          <table:table-cell office:value-type="float" office:value="1.51132814865006" calcext:value-type="float">
            <text:p>1.5113281487</text:p>
          </table:table-cell>
          <table:table-cell office:value-type="float" office:value="267.399760344205" calcext:value-type="float">
            <text:p>267.3997603442</text:p>
          </table:table-cell>
          <table:table-cell table:number-columns-repeated="2"/>
        </table:table-row>
        <table:table-row table:style-name="ro1">
          <table:table-cell office:value-type="float" office:value="0.00016915075573128" calcext:value-type="float">
            <text:p>0.0001691508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8076811029806E-016" calcext:value-type="float">
            <text:p>3.1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65380441241" calcext:value-type="float">
            <text:p>1.16E-005</text:p>
          </table:table-cell>
          <table:table-cell office:value-type="float" office:value="1.55161174817426" calcext:value-type="float">
            <text:p>1.5516117482</text:p>
          </table:table-cell>
          <table:table-cell office:value-type="float" office:value="1.51128262313042" calcext:value-type="float">
            <text:p>1.5112826231</text:p>
          </table:table-cell>
          <table:table-cell office:value-type="float" office:value="267.399760136979" calcext:value-type="float">
            <text:p>267.399760137</text:p>
          </table:table-cell>
          <table:table-cell table:number-columns-repeated="2"/>
        </table:table-row>
        <table:table-row table:style-name="ro1">
          <table:table-cell office:value-type="float" office:value="0.000169275157817639" calcext:value-type="float">
            <text:p>0.0001692752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856305099097E-016" calcext:value-type="float">
            <text:p>3.1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277342911265" calcext:value-type="float">
            <text:p>1.16E-005</text:p>
          </table:table-cell>
          <table:table-cell office:value-type="float" office:value="1.55161053156445" calcext:value-type="float">
            <text:p>1.5516105316</text:p>
          </table:table-cell>
          <table:table-cell office:value-type="float" office:value="1.51124387511512" calcext:value-type="float">
            <text:p>1.5112438751</text:p>
          </table:table-cell>
          <table:table-cell office:value-type="float" office:value="267.399759960571" calcext:value-type="float">
            <text:p>267.3997599606</text:p>
          </table:table-cell>
          <table:table-cell table:number-columns-repeated="2"/>
        </table:table-row>
        <table:table-row table:style-name="ro1">
          <table:table-cell office:value-type="float" office:value="0.000169400525037574" calcext:value-type="float">
            <text:p>0.0001694005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9053464906249E-016" calcext:value-type="float">
            <text:p>3.1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89398188573" calcext:value-type="float">
            <text:p>1.16E-005</text:p>
          </table:table-cell>
          <table:table-cell office:value-type="float" office:value="1.55160930565144" calcext:value-type="float">
            <text:p>1.5516093057</text:p>
          </table:table-cell>
          <table:table-cell office:value-type="float" office:value="1.5112048329929" calcext:value-type="float">
            <text:p>1.511204833</text:p>
          </table:table-cell>
          <table:table-cell office:value-type="float" office:value="267.399759782795" calcext:value-type="float">
            <text:p>267.3997597828</text:p>
          </table:table-cell>
          <table:table-cell table:number-columns-repeated="2"/>
        </table:table-row>
        <table:table-row table:style-name="ro1">
          <table:table-cell office:value-type="float" office:value="0.000169766763620132" calcext:value-type="float">
            <text:p>0.0001697668</text:p>
          </table:table-cell>
          <table:table-cell office:value-type="float" office:value="3395.40000000184" calcext:value-type="float">
            <text:p>3395.4000000018</text:p>
          </table:table-cell>
          <table:table-cell office:value-type="float" office:value="3.20488433877471E-016" calcext:value-type="float">
            <text:p>3.2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32461559008" calcext:value-type="float">
            <text:p>1.16E-005</text:p>
          </table:table-cell>
          <table:table-cell office:value-type="float" office:value="1.55160572454344" calcext:value-type="float">
            <text:p>1.5516057245</text:p>
          </table:table-cell>
          <table:table-cell office:value-type="float" office:value="1.51109081569079" calcext:value-type="float">
            <text:p>1.5110908157</text:p>
          </table:table-cell>
          <table:table-cell office:value-type="float" office:value="267.399759263453" calcext:value-type="float">
            <text:p>267.3997592635</text:p>
          </table:table-cell>
          <table:table-cell table:number-columns-repeated="2"/>
        </table:table-row>
        <table:table-row table:style-name="ro1">
          <table:table-cell office:value-type="float" office:value="0.000170084847530144" calcext:value-type="float">
            <text:p>0.0001700848</text:p>
          </table:table-cell>
          <table:table-cell office:value-type="float" office:value="3395.40000000184" calcext:value-type="float">
            <text:p>3395.4000000018</text:p>
          </table:table-cell>
          <table:table-cell office:value-type="float" office:value="3.21737520149506E-016" calcext:value-type="float">
            <text:p>3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355202452645" calcext:value-type="float">
            <text:p>1.16E-005</text:p>
          </table:table-cell>
          <table:table-cell office:value-type="float" office:value="1.55160261506583" calcext:value-type="float">
            <text:p>1.5516026151</text:p>
          </table:table-cell>
          <table:table-cell office:value-type="float" office:value="1.51099183515238" calcext:value-type="float">
            <text:p>1.5109918352</text:p>
          </table:table-cell>
          <table:table-cell office:value-type="float" office:value="267.399758812397" calcext:value-type="float">
            <text:p>267.3997588124</text:p>
          </table:table-cell>
          <table:table-cell table:number-columns-repeated="2"/>
        </table:table-row>
        <table:table-row table:style-name="ro1">
          <table:table-cell office:value-type="float" office:value="0.000170557896951384" calcext:value-type="float">
            <text:p>0.0001705579</text:p>
          </table:table-cell>
          <table:table-cell office:value-type="float" office:value="3395.40000000185" calcext:value-type="float">
            <text:p>3395.4000000019</text:p>
          </table:table-cell>
          <table:table-cell office:value-type="float" office:value="3.23599946491879E-016" calcext:value-type="float">
            <text:p>3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00690757984" calcext:value-type="float">
            <text:p>1.16E-005</text:p>
          </table:table-cell>
          <table:table-cell office:value-type="float" office:value="1.55159799178536" calcext:value-type="float">
            <text:p>1.5515979918</text:p>
          </table:table-cell>
          <table:table-cell office:value-type="float" office:value="1.51084471058763" calcext:value-type="float">
            <text:p>1.5108447106</text:p>
          </table:table-cell>
          <table:table-cell office:value-type="float" office:value="267.399758141592" calcext:value-type="float">
            <text:p>267.3997581416</text:p>
          </table:table-cell>
          <table:table-cell table:number-columns-repeated="2"/>
        </table:table-row>
        <table:table-row table:style-name="ro1">
          <table:table-cell office:value-type="float" office:value="0.000170958768605174" calcext:value-type="float">
            <text:p>0.0001709588</text:p>
          </table:table-cell>
          <table:table-cell office:value-type="float" office:value="3395.40000000185" calcext:value-type="float">
            <text:p>3395.4000000019</text:p>
          </table:table-cell>
          <table:table-cell office:value-type="float" office:value="3.25182703991038E-016" calcext:value-type="float">
            <text:p>3.2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39238470128" calcext:value-type="float">
            <text:p>1.16E-005</text:p>
          </table:table-cell>
          <table:table-cell office:value-type="float" office:value="1.55159407504473" calcext:value-type="float">
            <text:p>1.551594075</text:p>
          </table:table-cell>
          <table:table-cell office:value-type="float" office:value="1.51072010694651" calcext:value-type="float">
            <text:p>1.5107201069</text:p>
          </table:table-cell>
          <table:table-cell office:value-type="float" office:value="267.399757573139" calcext:value-type="float">
            <text:p>267.3997575731</text:p>
          </table:table-cell>
          <table:table-cell table:number-columns-repeated="2"/>
        </table:table-row>
        <table:table-row table:style-name="ro1">
          <table:table-cell office:value-type="float" office:value="0.000171473995984984" calcext:value-type="float">
            <text:p>0.000171474</text:p>
          </table:table-cell>
          <table:table-cell office:value-type="float" office:value="3395.40000000186" calcext:value-type="float">
            <text:p>3395.4000000019</text:p>
          </table:table-cell>
          <table:table-cell office:value-type="float" office:value="3.27223036687153E-016" calcext:value-type="float">
            <text:p>3.2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88782600702" calcext:value-type="float">
            <text:p>1.16E-005</text:p>
          </table:table-cell>
          <table:table-cell office:value-type="float" office:value="1.5515890428208" calcext:value-type="float">
            <text:p>1.5515890428</text:p>
          </table:table-cell>
          <table:table-cell office:value-type="float" office:value="1.51056005579445" calcext:value-type="float">
            <text:p>1.5105600558</text:p>
          </table:table-cell>
          <table:table-cell office:value-type="float" office:value="267.399756842525" calcext:value-type="float">
            <text:p>267.3997568425</text:p>
          </table:table-cell>
          <table:table-cell table:number-columns-repeated="2"/>
        </table:table-row>
        <table:table-row table:style-name="ro1">
          <table:table-cell office:value-type="float" office:value="0.000171905090312475" calcext:value-type="float">
            <text:p>0.0001719051</text:p>
          </table:table-cell>
          <table:table-cell office:value-type="float" office:value="3395.40000000186" calcext:value-type="float">
            <text:p>3395.4000000019</text:p>
          </table:table-cell>
          <table:table-cell office:value-type="float" office:value="3.28935442440079E-016" calcext:value-type="float">
            <text:p>3.2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30236520514" calcext:value-type="float">
            <text:p>1.17E-005</text:p>
          </table:table-cell>
          <table:table-cell office:value-type="float" office:value="1.55158483371065" calcext:value-type="float">
            <text:p>1.5515848337</text:p>
          </table:table-cell>
          <table:table-cell office:value-type="float" office:value="1.51042622438115" calcext:value-type="float">
            <text:p>1.5104262244</text:p>
          </table:table-cell>
          <table:table-cell office:value-type="float" office:value="267.399756231214" calcext:value-type="float">
            <text:p>267.3997562312</text:p>
          </table:table-cell>
          <table:table-cell table:number-columns-repeated="2"/>
        </table:table-row>
        <table:table-row table:style-name="ro1">
          <table:table-cell office:value-type="float" office:value="0.000172273808216038" calcext:value-type="float">
            <text:p>0.0001722738</text:p>
          </table:table-cell>
          <table:table-cell office:value-type="float" office:value="3395.40000000187" calcext:value-type="float">
            <text:p>3395.4000000019</text:p>
          </table:table-cell>
          <table:table-cell office:value-type="float" office:value="3.30403868295091E-016" calcext:value-type="float">
            <text:p>3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65692340329" calcext:value-type="float">
            <text:p>1.17E-005</text:p>
          </table:table-cell>
          <table:table-cell office:value-type="float" office:value="1.55158123399236" calcext:value-type="float">
            <text:p>1.551581234</text:p>
          </table:table-cell>
          <table:table-cell office:value-type="float" office:value="1.51031181848523" calcext:value-type="float">
            <text:p>1.5103118185</text:p>
          </table:table-cell>
          <table:table-cell office:value-type="float" office:value="267.399755708357" calcext:value-type="float">
            <text:p>267.3997557084</text:p>
          </table:table-cell>
          <table:table-cell table:number-columns-repeated="2"/>
        </table:table-row>
        <table:table-row table:style-name="ro1">
          <table:table-cell office:value-type="float" office:value="0.000172595829796193" calcext:value-type="float">
            <text:p>0.0001725958</text:p>
          </table:table-cell>
          <table:table-cell office:value-type="float" office:value="3395.40000000187" calcext:value-type="float">
            <text:p>3395.4000000019</text:p>
          </table:table-cell>
          <table:table-cell office:value-type="float" office:value="3.31689187736953E-016" calcext:value-type="float">
            <text:p>3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96657853942" calcext:value-type="float">
            <text:p>1.17E-005</text:p>
          </table:table-cell>
          <table:table-cell office:value-type="float" office:value="1.55157809045594" calcext:value-type="float">
            <text:p>1.5515780905</text:p>
          </table:table-cell>
          <table:table-cell office:value-type="float" office:value="1.51021194754133" calcext:value-type="float">
            <text:p>1.5102119475</text:p>
          </table:table-cell>
          <table:table-cell office:value-type="float" office:value="267.399755251716" calcext:value-type="float">
            <text:p>267.3997552517</text:p>
          </table:table-cell>
          <table:table-cell table:number-columns-repeated="2"/>
        </table:table-row>
        <table:table-row table:style-name="ro1">
          <table:table-cell office:value-type="float" office:value="0.000173009713724763" calcext:value-type="float">
            <text:p>0.0001730097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3345088699261E-016" calcext:value-type="float">
            <text:p>3.3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36456829098" calcext:value-type="float">
            <text:p>1.17E-005</text:p>
          </table:table-cell>
          <table:table-cell office:value-type="float" office:value="1.55157404958402" calcext:value-type="float">
            <text:p>1.5515740496</text:p>
          </table:table-cell>
          <table:table-cell office:value-type="float" office:value="1.51008364953548" calcext:value-type="float">
            <text:p>1.5100836495</text:p>
          </table:table-cell>
          <table:table-cell office:value-type="float" office:value="267.399754664811" calcext:value-type="float">
            <text:p>267.3997546648</text:p>
          </table:table-cell>
          <table:table-cell table:number-columns-repeated="2"/>
        </table:table-row>
        <table:table-row table:style-name="ro1">
          <table:table-cell office:value-type="float" office:value="0.000173365451223891" calcext:value-type="float">
            <text:p>0.0001733655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4771879055313E-016" calcext:value-type="float">
            <text:p>3.3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70664459207" calcext:value-type="float">
            <text:p>1.17E-005</text:p>
          </table:table-cell>
          <table:table-cell office:value-type="float" office:value="1.55157057765508" calcext:value-type="float">
            <text:p>1.5515705777</text:p>
          </table:table-cell>
          <table:table-cell office:value-type="float" office:value="1.50997343261269" calcext:value-type="float">
            <text:p>1.5099734326</text:p>
          </table:table-cell>
          <table:table-cell office:value-type="float" office:value="267.39975416036" calcext:value-type="float">
            <text:p>267.3997541604</text:p>
          </table:table-cell>
          <table:table-cell table:number-columns-repeated="2"/>
        </table:table-row>
        <table:table-row table:style-name="ro1">
          <table:table-cell office:value-type="float" office:value="0.000173651170589098" calcext:value-type="float">
            <text:p>0.0001736512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5920202556211E-016" calcext:value-type="float">
            <text:p>3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98139163805" calcext:value-type="float">
            <text:p>1.17E-005</text:p>
          </table:table-cell>
          <table:table-cell office:value-type="float" office:value="1.55156779013476" calcext:value-type="float">
            <text:p>1.5515677901</text:p>
          </table:table-cell>
          <table:table-cell office:value-type="float" office:value="1.50988494696105" calcext:value-type="float">
            <text:p>1.509884947</text:p>
          </table:table-cell>
          <table:table-cell office:value-type="float" office:value="267.399753755198" calcext:value-type="float">
            <text:p>267.3997537552</text:p>
          </table:table-cell>
          <table:table-cell table:number-columns-repeated="2"/>
        </table:table-row>
        <table:table-row table:style-name="ro1">
          <table:table-cell office:value-type="float" office:value="0.000173887489457193" calcext:value-type="float">
            <text:p>0.0001738875</text:p>
          </table:table-cell>
          <table:table-cell office:value-type="float" office:value="3395.40000000189" calcext:value-type="float">
            <text:p>3395.4000000019</text:p>
          </table:table-cell>
          <table:table-cell office:value-type="float" office:value="3.36871572599262E-016" calcext:value-type="float">
            <text:p>3.3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720863528758" calcext:value-type="float">
            <text:p>1.17E-005</text:p>
          </table:table-cell>
          <table:table-cell office:value-type="float" office:value="1.55156548454899" calcext:value-type="float">
            <text:p>1.5515654845</text:p>
          </table:table-cell>
          <table:table-cell office:value-type="float" office:value="1.50981178580505" calcext:value-type="float">
            <text:p>1.5098117858</text:p>
          </table:table-cell>
          <table:table-cell office:value-type="float" office:value="267.399753420088" calcext:value-type="float">
            <text:p>267.3997534201</text:p>
          </table:table-cell>
          <table:table-cell table:number-columns-repeated="2"/>
        </table:table-row>
        <table:table-row table:style-name="ro1">
          <table:table-cell office:value-type="float" office:value="0.000174087750848812" calcext:value-type="float">
            <text:p>0.0001740878</text:p>
          </table:table-cell>
          <table:table-cell office:value-type="float" office:value="3395.40000000189" calcext:value-type="float">
            <text:p>3395.4000000019</text:p>
          </table:table-cell>
          <table:table-cell office:value-type="float" office:value="3.37678910079235E-016" calcext:value-type="float">
            <text:p>3.3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740120615917" calcext:value-type="float">
            <text:p>1.17E-005</text:p>
          </table:table-cell>
          <table:table-cell office:value-type="float" office:value="1.55156353012569" calcext:value-type="float">
            <text:p>1.5515635301</text:p>
          </table:table-cell>
          <table:table-cell office:value-type="float" office:value="1.50974980554626" calcext:value-type="float">
            <text:p>1.5097498055</text:p>
          </table:table-cell>
          <table:table-cell office:value-type="float" office:value="267.399753136108" calcext:value-type="float">
            <text:p>267.3997531361</text:p>
          </table:table-cell>
          <table:table-cell table:number-columns-repeated="2"/>
        </table:table-row>
        <table:table-row table:style-name="ro1">
          <table:table-cell office:value-type="float" office:value="0.000174888796415289" calcext:value-type="float">
            <text:p>0.0001748888</text:p>
          </table:table-cell>
          <table:table-cell office:value-type="float" office:value="3395.4000000019" calcext:value-type="float">
            <text:p>3395.4000000019</text:p>
          </table:table-cell>
          <table:table-cell office:value-type="float" office:value="3.40918606146836E-016" calcext:value-type="float">
            <text:p>3.4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817148968579" calcext:value-type="float">
            <text:p>1.17E-005</text:p>
          </table:table-cell>
          <table:table-cell office:value-type="float" office:value="1.55155571881743" calcext:value-type="float">
            <text:p>1.5515557188</text:p>
          </table:table-cell>
          <table:table-cell office:value-type="float" office:value="1.50950204965352" calcext:value-type="float">
            <text:p>1.5095020497</text:p>
          </table:table-cell>
          <table:table-cell office:value-type="float" office:value="267.399752000191" calcext:value-type="float">
            <text:p>267.3997520002</text:p>
          </table:table-cell>
          <table:table-cell table:number-columns-repeated="2"/>
        </table:table-row>
        <table:table-row table:style-name="ro1">
          <table:table-cell office:value-type="float" office:value="0.000175607238452864" calcext:value-type="float">
            <text:p>0.0001756072</text:p>
          </table:table-cell>
          <table:table-cell office:value-type="float" office:value="3395.40000000191" calcext:value-type="float">
            <text:p>3395.4000000019</text:p>
          </table:table-cell>
          <table:table-cell office:value-type="float" office:value="3.43838316317554E-016" calcext:value-type="float">
            <text:p>3.4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88623418945" calcext:value-type="float">
            <text:p>1.17E-005</text:p>
          </table:table-cell>
          <table:table-cell office:value-type="float" office:value="1.55154871564507" calcext:value-type="float">
            <text:p>1.5515487156</text:p>
          </table:table-cell>
          <table:table-cell office:value-type="float" office:value="1.5092800666526" calcext:value-type="float">
            <text:p>1.5092800667</text:p>
          </table:table-cell>
          <table:table-cell office:value-type="float" office:value="267.39975098141" calcext:value-type="float">
            <text:p>267.3997509814</text:p>
          </table:table-cell>
          <table:table-cell table:number-columns-repeated="2"/>
        </table:table-row>
        <table:table-row table:style-name="ro1">
          <table:table-cell office:value-type="float" office:value="0.000176184272932812" calcext:value-type="float">
            <text:p>0.0001761843</text:p>
          </table:table-cell>
          <table:table-cell office:value-type="float" office:value="3395.40000000191" calcext:value-type="float">
            <text:p>3395.4000000019</text:p>
          </table:table-cell>
          <table:table-cell office:value-type="float" office:value="3.46193009986443E-016" calcext:value-type="float">
            <text:p>3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941721694248" calcext:value-type="float">
            <text:p>1.17E-005</text:p>
          </table:table-cell>
          <table:table-cell office:value-type="float" office:value="1.55154309156042" calcext:value-type="float">
            <text:p>1.5515430916</text:p>
          </table:table-cell>
          <table:table-cell office:value-type="float" office:value="1.50910192892901" calcext:value-type="float">
            <text:p>1.5091019289</text:p>
          </table:table-cell>
          <table:table-cell office:value-type="float" office:value="267.39975016315" calcext:value-type="float">
            <text:p>267.3997501632</text:p>
          </table:table-cell>
          <table:table-cell table:number-columns-repeated="2"/>
        </table:table-row>
        <table:table-row table:style-name="ro1">
          <table:table-cell office:value-type="float" office:value="0.000176925916698327" calcext:value-type="float">
            <text:p>0.0001769259</text:p>
          </table:table-cell>
          <table:table-cell office:value-type="float" office:value="3395.40000000192" calcext:value-type="float">
            <text:p>3395.4000000019</text:p>
          </table:table-cell>
          <table:table-cell office:value-type="float" office:value="3.49232064578744E-016" calcext:value-type="float">
            <text:p>3.4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013037995128" calcext:value-type="float">
            <text:p>1.17E-005</text:p>
          </table:table-cell>
          <table:table-cell office:value-type="float" office:value="1.55153586575615" calcext:value-type="float">
            <text:p>1.5515358658</text:p>
          </table:table-cell>
          <table:table-cell office:value-type="float" office:value="1.50887317469787" calcext:value-type="float">
            <text:p>1.5088731747</text:p>
          </table:table-cell>
          <table:table-cell office:value-type="float" office:value="267.399749111468" calcext:value-type="float">
            <text:p>267.3997491115</text:p>
          </table:table-cell>
          <table:table-cell table:number-columns-repeated="2"/>
        </table:table-row>
        <table:table-row table:style-name="ro1">
          <table:table-cell office:value-type="float" office:value="0.000177519876907137" calcext:value-type="float">
            <text:p>0.0001775199</text:p>
          </table:table-cell>
          <table:table-cell office:value-type="float" office:value="3395.40000000193" calcext:value-type="float">
            <text:p>3395.4000000019</text:p>
          </table:table-cell>
          <table:table-cell office:value-type="float" office:value="3.51676214785179E-016" calcext:value-type="float">
            <text:p>3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070153081444" calcext:value-type="float">
            <text:p>1.17E-005</text:p>
          </table:table-cell>
          <table:table-cell office:value-type="float" office:value="1.55153008197516" calcext:value-type="float">
            <text:p>1.551530082</text:p>
          </table:table-cell>
          <table:table-cell office:value-type="float" office:value="1.50869013465839" calcext:value-type="float">
            <text:p>1.5086901347</text:p>
          </table:table-cell>
          <table:table-cell office:value-type="float" office:value="267.399748269207" calcext:value-type="float">
            <text:p>267.3997482692</text:p>
          </table:table-cell>
          <table:table-cell table:number-columns-repeated="2"/>
        </table:table-row>
        <table:table-row table:style-name="ro1">
          <table:table-cell office:value-type="float" office:value="0.000177879871609732" calcext:value-type="float">
            <text:p>0.0001778799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3162040855275E-016" calcext:value-type="float">
            <text:p>3.5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04770095721" calcext:value-type="float">
            <text:p>1.17E-005</text:p>
          </table:table-cell>
          <table:table-cell office:value-type="float" office:value="1.55152657681211" calcext:value-type="float">
            <text:p>1.5515265768</text:p>
          </table:table-cell>
          <table:table-cell office:value-type="float" office:value="1.50857926567729" calcext:value-type="float">
            <text:p>1.5085792657</text:p>
          </table:table-cell>
          <table:table-cell office:value-type="float" office:value="267.399747758719" calcext:value-type="float">
            <text:p>267.3997477587</text:p>
          </table:table-cell>
          <table:table-cell table:number-columns-repeated="2"/>
        </table:table-row>
        <table:table-row table:style-name="ro1">
          <table:table-cell office:value-type="float" office:value="0.000178169861951782" calcext:value-type="float">
            <text:p>0.0001781699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4361375149451E-016" calcext:value-type="float">
            <text:p>3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32655506356" calcext:value-type="float">
            <text:p>1.17E-005</text:p>
          </table:table-cell>
          <table:table-cell office:value-type="float" office:value="1.55152375412818" calcext:value-type="float">
            <text:p>1.5515237541</text:p>
          </table:table-cell>
          <table:table-cell office:value-type="float" office:value="1.50848999471031" calcext:value-type="float">
            <text:p>1.5084899947</text:p>
          </table:table-cell>
          <table:table-cell office:value-type="float" office:value="267.3997473475" calcext:value-type="float">
            <text:p>267.3997473475</text:p>
          </table:table-cell>
          <table:table-cell table:number-columns-repeated="2"/>
        </table:table-row>
        <table:table-row table:style-name="ro1">
          <table:table-cell office:value-type="float" office:value="0.000178431421756524" calcext:value-type="float">
            <text:p>0.0001784314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544499615608E-016" calcext:value-type="float">
            <text:p>3.5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578070427" calcext:value-type="float">
            <text:p>1.17E-005</text:p>
          </table:table-cell>
          <table:table-cell office:value-type="float" office:value="1.55152120801108" calcext:value-type="float">
            <text:p>1.551521208</text:p>
          </table:table-cell>
          <table:table-cell office:value-type="float" office:value="1.50840950527239" calcext:value-type="float">
            <text:p>1.5084095053</text:p>
          </table:table-cell>
          <table:table-cell office:value-type="float" office:value="267.399746976597" calcext:value-type="float">
            <text:p>267.3997469766</text:p>
          </table:table-cell>
          <table:table-cell table:number-columns-repeated="2"/>
        </table:table-row>
        <table:table-row table:style-name="ro1">
          <table:table-cell office:value-type="float" office:value="0.000178671058374941" calcext:value-type="float">
            <text:p>0.0001786711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6439347653596E-016" calcext:value-type="float">
            <text:p>3.5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80850450837" calcext:value-type="float">
            <text:p>1.17E-005</text:p>
          </table:table-cell>
          <table:table-cell office:value-type="float" office:value="1.55151887574652" calcext:value-type="float">
            <text:p>1.5515188757</text:p>
          </table:table-cell>
          <table:table-cell office:value-type="float" office:value="1.50833578671045" calcext:value-type="float">
            <text:p>1.5083357867</text:p>
          </table:table-cell>
          <table:table-cell office:value-type="float" office:value="267.399746636782" calcext:value-type="float">
            <text:p>267.3997466368</text:p>
          </table:table-cell>
          <table:table-cell table:number-columns-repeated="2"/>
        </table:table-row>
        <table:table-row table:style-name="ro1">
          <table:table-cell office:value-type="float" office:value="0.000178862976142573" calcext:value-type="float">
            <text:p>0.000178863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7236767498816E-016" calcext:value-type="float">
            <text:p>3.5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99305224307" calcext:value-type="float">
            <text:p>1.17E-005</text:p>
          </table:table-cell>
          <table:table-cell office:value-type="float" office:value="1.55151700769687" calcext:value-type="float">
            <text:p>1.5515170077</text:p>
          </table:table-cell>
          <table:table-cell office:value-type="float" office:value="1.508276764611" calcext:value-type="float">
            <text:p>1.5082767646</text:p>
          </table:table-cell>
          <table:table-cell office:value-type="float" office:value="267.399746364634" calcext:value-type="float">
            <text:p>267.3997463646</text:p>
          </table:table-cell>
          <table:table-cell table:number-columns-repeated="2"/>
        </table:table-row>
        <table:table-row table:style-name="ro1">
          <table:table-cell office:value-type="float" office:value="0.000179127095055297" calcext:value-type="float">
            <text:p>0.0001791271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8335745384583E-016" calcext:value-type="float">
            <text:p>3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24702845921" calcext:value-type="float">
            <text:p>1.17E-005</text:p>
          </table:table-cell>
          <table:table-cell office:value-type="float" office:value="1.55151443822441" calcext:value-type="float">
            <text:p>1.5515144382</text:p>
          </table:table-cell>
          <table:table-cell office:value-type="float" office:value="1.50819556243138" calcext:value-type="float">
            <text:p>1.5081955624</text:p>
          </table:table-cell>
          <table:table-cell office:value-type="float" office:value="267.399745990102" calcext:value-type="float">
            <text:p>267.3997459901</text:p>
          </table:table-cell>
          <table:table-cell table:number-columns-repeated="2"/>
        </table:table-row>
        <table:table-row table:style-name="ro1">
          <table:table-cell office:value-type="float" office:value="0.000179365319855258" calcext:value-type="float">
            <text:p>0.0001793653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59328531940208E-016" calcext:value-type="float">
            <text:p>3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47610495102" calcext:value-type="float">
            <text:p>1.17E-005</text:p>
          </table:table-cell>
          <table:table-cell office:value-type="float" office:value="1.55151212069472" calcext:value-type="float">
            <text:p>1.5515121207</text:p>
          </table:table-cell>
          <table:table-cell office:value-type="float" office:value="1.50812234564143" calcext:value-type="float">
            <text:p>1.5081223456</text:p>
          </table:table-cell>
          <table:table-cell office:value-type="float" office:value="267.399745652289" calcext:value-type="float">
            <text:p>267.3997456523</text:p>
          </table:table-cell>
          <table:table-cell table:number-columns-repeated="2"/>
        </table:table-row>
        <table:table-row table:style-name="ro1">
          <table:table-cell office:value-type="float" office:value="0.000179585467757654" calcext:value-type="float">
            <text:p>0.0001795855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0247293263525E-016" calcext:value-type="float">
            <text:p>3.6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68779873837" calcext:value-type="float">
            <text:p>1.17E-005</text:p>
          </table:table-cell>
          <table:table-cell office:value-type="float" office:value="1.55150997896128" calcext:value-type="float">
            <text:p>1.551509979</text:p>
          </table:table-cell>
          <table:table-cell office:value-type="float" office:value="1.50805470519342" calcext:value-type="float">
            <text:p>1.5080547052</text:p>
          </table:table-cell>
          <table:table-cell office:value-type="float" office:value="267.39974534011" calcext:value-type="float">
            <text:p>267.3997453401</text:p>
          </table:table-cell>
          <table:table-cell table:number-columns-repeated="2"/>
        </table:table-row>
        <table:table-row table:style-name="ro1">
          <table:table-cell office:value-type="float" office:value="0.000179773761752087" calcext:value-type="float">
            <text:p>0.0001797738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103411399976E-016" calcext:value-type="float">
            <text:p>3.6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86886187374" calcext:value-type="float">
            <text:p>1.17E-005</text:p>
          </table:table-cell>
          <table:table-cell office:value-type="float" office:value="1.55150814749723" calcext:value-type="float">
            <text:p>1.5515081475</text:p>
          </table:table-cell>
          <table:table-cell office:value-type="float" office:value="1.50799686751608" calcext:value-type="float">
            <text:p>1.5079968675</text:p>
          </table:table-cell>
          <table:table-cell office:value-type="float" office:value="267.399745073101" calcext:value-type="float">
            <text:p>267.3997450731</text:p>
          </table:table-cell>
          <table:table-cell table:number-columns-repeated="2"/>
        </table:table-row>
        <table:table-row table:style-name="ro1">
          <table:table-cell office:value-type="float" office:value="0.000180015769936679" calcext:value-type="float">
            <text:p>0.0001800158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2046740844102E-016" calcext:value-type="float">
            <text:p>3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10157647164" calcext:value-type="float">
            <text:p>1.17E-005</text:p>
          </table:table-cell>
          <table:table-cell office:value-type="float" office:value="1.55150579397619" calcext:value-type="float">
            <text:p>1.551505794</text:p>
          </table:table-cell>
          <table:table-cell office:value-type="float" office:value="1.50792255179781" calcext:value-type="float">
            <text:p>1.5079225518</text:p>
          </table:table-cell>
          <table:table-cell office:value-type="float" office:value="267.399744729923" calcext:value-type="float">
            <text:p>267.3997447299</text:p>
          </table:table-cell>
          <table:table-cell table:number-columns-repeated="2"/>
        </table:table-row>
        <table:table-row table:style-name="ro1">
          <table:table-cell office:value-type="float" office:value="0.000180239414134097" calcext:value-type="float">
            <text:p>0.0001802394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2983879829155E-016" calcext:value-type="float">
            <text:p>3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31663230088" calcext:value-type="float">
            <text:p>1.17E-005</text:p>
          </table:table-cell>
          <table:table-cell office:value-type="float" office:value="1.551503619052" calcext:value-type="float">
            <text:p>1.5515036191</text:p>
          </table:table-cell>
          <table:table-cell office:value-type="float" office:value="1.50785389643341" calcext:value-type="float">
            <text:p>1.5078538964</text:p>
          </table:table-cell>
          <table:table-cell office:value-type="float" office:value="267.399744412786" calcext:value-type="float">
            <text:p>267.3997444128</text:p>
          </table:table-cell>
          <table:table-cell table:number-columns-repeated="2"/>
        </table:table-row>
        <table:table-row table:style-name="ro1">
          <table:table-cell office:value-type="float" office:value="0.000180430698533354" calcext:value-type="float">
            <text:p>0.0001804307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3786451825411E-016" calcext:value-type="float">
            <text:p>3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50057101177" calcext:value-type="float">
            <text:p>1.17E-005</text:p>
          </table:table-cell>
          <table:table-cell office:value-type="float" office:value="1.55150175825029" calcext:value-type="float">
            <text:p>1.5515017583</text:p>
          </table:table-cell>
          <table:table-cell office:value-type="float" office:value="1.50779519113394" calcext:value-type="float">
            <text:p>1.5077951911</text:p>
          </table:table-cell>
          <table:table-cell office:value-type="float" office:value="267.399744141537" calcext:value-type="float">
            <text:p>267.3997441415</text:p>
          </table:table-cell>
          <table:table-cell table:number-columns-repeated="2"/>
        </table:table-row>
        <table:table-row table:style-name="ro1">
          <table:table-cell office:value-type="float" office:value="0.000180856692596844" calcext:value-type="float">
            <text:p>0.0001808567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5577210924675E-016" calcext:value-type="float">
            <text:p>3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91020609669" calcext:value-type="float">
            <text:p>1.17E-005</text:p>
          </table:table-cell>
          <table:table-cell office:value-type="float" office:value="1.55149761637431" calcext:value-type="float">
            <text:p>1.5514976164</text:p>
          </table:table-cell>
          <table:table-cell office:value-type="float" office:value="1.50766450673757" calcext:value-type="float">
            <text:p>1.5076645067</text:p>
          </table:table-cell>
          <table:table-cell office:value-type="float" office:value="267.399743537459" calcext:value-type="float">
            <text:p>267.3997435375</text:p>
          </table:table-cell>
          <table:table-cell table:number-columns-repeated="2"/>
        </table:table-row>
        <table:table-row table:style-name="ro1">
          <table:table-cell office:value-type="float" office:value="0.000181442949359361" calcext:value-type="float">
            <text:p>0.0001814429</text:p>
          </table:table-cell>
          <table:table-cell office:value-type="float" office:value="3395.40000000198" calcext:value-type="float">
            <text:p>3395.400000002</text:p>
          </table:table-cell>
          <table:table-cell office:value-type="float" office:value="3.68049381178997E-016" calcext:value-type="float">
            <text:p>3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447394951223" calcext:value-type="float">
            <text:p>1.17E-005</text:p>
          </table:table-cell>
          <table:table-cell office:value-type="float" office:value="1.55149191804095" calcext:value-type="float">
            <text:p>1.551491918</text:p>
          </table:table-cell>
          <table:table-cell office:value-type="float" office:value="1.5074847780589" calcext:value-type="float">
            <text:p>1.5074847781</text:p>
          </table:table-cell>
          <table:table-cell office:value-type="float" office:value="267.399742706121" calcext:value-type="float">
            <text:p>267.3997427061</text:p>
          </table:table-cell>
          <table:table-cell table:number-columns-repeated="2"/>
        </table:table-row>
        <table:table-row table:style-name="ro1">
          <table:table-cell office:value-type="float" office:value="0.000181927843108796" calcext:value-type="float">
            <text:p>0.0001819278</text:p>
          </table:table-cell>
          <table:table-cell office:value-type="float" office:value="3395.40000000199" calcext:value-type="float">
            <text:p>3395.400000002</text:p>
          </table:table-cell>
          <table:table-cell office:value-type="float" office:value="3.70100869943725E-016" calcext:value-type="float">
            <text:p>3.7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494022246351" calcext:value-type="float">
            <text:p>1.17E-005</text:p>
          </table:table-cell>
          <table:table-cell office:value-type="float" office:value="1.55148720640149" calcext:value-type="float">
            <text:p>1.5514872064</text:p>
          </table:table-cell>
          <table:table-cell office:value-type="float" office:value="1.5073362294797" calcext:value-type="float">
            <text:p>1.5073362295</text:p>
          </table:table-cell>
          <table:table-cell office:value-type="float" office:value="267.399742018521" calcext:value-type="float">
            <text:p>267.3997420185</text:p>
          </table:table-cell>
          <table:table-cell table:number-columns-repeated="2"/>
        </table:table-row>
        <table:table-row table:style-name="ro1">
          <table:table-cell office:value-type="float" office:value="0.000182336953415829" calcext:value-type="float">
            <text:p>0.000182337</text:p>
          </table:table-cell>
          <table:table-cell office:value-type="float" office:value="3395.40000000199" calcext:value-type="float">
            <text:p>3395.400000002</text:p>
          </table:table-cell>
          <table:table-cell office:value-type="float" office:value="3.71836492306192E-016" calcext:value-type="float">
            <text:p>3.7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533362220706" calcext:value-type="float">
            <text:p>1.18E-005</text:p>
          </table:table-cell>
          <table:table-cell office:value-type="float" office:value="1.55148323183287" calcext:value-type="float">
            <text:p>1.5514832318</text:p>
          </table:table-cell>
          <table:table-cell office:value-type="float" office:value="1.50721097139147" calcext:value-type="float">
            <text:p>1.5072109714</text:p>
          </table:table-cell>
          <table:table-cell office:value-type="float" office:value="267.399741438385" calcext:value-type="float">
            <text:p>267.3997414384</text:p>
          </table:table-cell>
          <table:table-cell table:number-columns-repeated="2"/>
        </table:table-row>
        <table:table-row table:style-name="ro1">
          <table:table-cell office:value-type="float" office:value="0.000182690386825874" calcext:value-type="float">
            <text:p>0.0001826904</text:p>
          </table:table-cell>
          <table:table-cell office:value-type="float" office:value="3395.400000002" calcext:value-type="float">
            <text:p>3395.400000002</text:p>
          </table:table-cell>
          <table:table-cell office:value-type="float" office:value="3.73339417134253E-016" calcext:value-type="float">
            <text:p>3.7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567348315232" calcext:value-type="float">
            <text:p>1.18E-005</text:p>
          </table:table-cell>
          <table:table-cell office:value-type="float" office:value="1.55147979844576" calcext:value-type="float">
            <text:p>1.5514797984</text:p>
          </table:table-cell>
          <table:table-cell office:value-type="float" office:value="1.50710281451169" calcext:value-type="float">
            <text:p>1.5071028145</text:p>
          </table:table-cell>
          <table:table-cell office:value-type="float" office:value="267.399740937202" calcext:value-type="float">
            <text:p>267.3997409372</text:p>
          </table:table-cell>
          <table:table-cell table:number-columns-repeated="2"/>
        </table:table-row>
        <table:table-row table:style-name="ro1">
          <table:table-cell office:value-type="float" office:value="0.000183176784982355" calcext:value-type="float">
            <text:p>0.0001831768</text:p>
          </table:table-cell>
          <table:table-cell office:value-type="float" office:value="3395.400000002" calcext:value-type="float">
            <text:p>3395.400000002</text:p>
          </table:table-cell>
          <table:table-cell office:value-type="float" office:value="3.75413074740597E-016" calcext:value-type="float">
            <text:p>3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14120278117" calcext:value-type="float">
            <text:p>1.18E-005</text:p>
          </table:table-cell>
          <table:table-cell office:value-type="float" office:value="1.55147507504842" calcext:value-type="float">
            <text:p>1.551475075</text:p>
          </table:table-cell>
          <table:table-cell office:value-type="float" office:value="1.50695405056482" calcext:value-type="float">
            <text:p>1.5069540506</text:p>
          </table:table-cell>
          <table:table-cell office:value-type="float" office:value="267.399740247468" calcext:value-type="float">
            <text:p>267.3997402475</text:p>
          </table:table-cell>
          <table:table-cell table:number-columns-repeated="2"/>
        </table:table-row>
        <table:table-row table:style-name="ro1">
          <table:table-cell office:value-type="float" office:value="0.000183588968623356" calcext:value-type="float">
            <text:p>0.000183589</text:p>
          </table:table-cell>
          <table:table-cell office:value-type="float" office:value="3395.40000000201" calcext:value-type="float">
            <text:p>3395.400000002</text:p>
          </table:table-cell>
          <table:table-cell office:value-type="float" office:value="3.77175159373692E-016" calcext:value-type="float">
            <text:p>3.7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53755787567" calcext:value-type="float">
            <text:p>1.18E-005</text:p>
          </table:table-cell>
          <table:table-cell office:value-type="float" office:value="1.5514710739947" calcext:value-type="float">
            <text:p>1.551471074</text:p>
          </table:table-cell>
          <table:table-cell office:value-type="float" office:value="1.50682805973946" calcext:value-type="float">
            <text:p>1.5068280597</text:p>
          </table:table-cell>
          <table:table-cell office:value-type="float" office:value="267.399739662974" calcext:value-type="float">
            <text:p>267.399739663</text:p>
          </table:table-cell>
          <table:table-cell table:number-columns-repeated="2"/>
        </table:table-row>
        <table:table-row table:style-name="ro1">
          <table:table-cell office:value-type="float" office:value="0.000183943244706939" calcext:value-type="float">
            <text:p>0.0001839432</text:p>
          </table:table-cell>
          <table:table-cell office:value-type="float" office:value="3395.40000000201" calcext:value-type="float">
            <text:p>3395.400000002</text:p>
          </table:table-cell>
          <table:table-cell office:value-type="float" office:value="3.78693228434435E-016" calcext:value-type="float">
            <text:p>3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8782291684" calcext:value-type="float">
            <text:p>1.18E-005</text:p>
          </table:table-cell>
          <table:table-cell office:value-type="float" office:value="1.55146763469315" calcext:value-type="float">
            <text:p>1.5514676347</text:p>
          </table:table-cell>
          <table:table-cell office:value-type="float" office:value="1.50671982404634" calcext:value-type="float">
            <text:p>1.506719824</text:p>
          </table:table-cell>
          <table:table-cell office:value-type="float" office:value="267.399739160595" calcext:value-type="float">
            <text:p>267.3997391606</text:p>
          </table:table-cell>
          <table:table-cell table:number-columns-repeated="2"/>
        </table:table-row>
        <table:table-row table:style-name="ro1">
          <table:table-cell office:value-type="float" office:value="0.00018425445790614" calcext:value-type="float">
            <text:p>0.000184254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0029474053492E-016" calcext:value-type="float">
            <text:p>3.8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17749127321" calcext:value-type="float">
            <text:p>1.18E-005</text:p>
          </table:table-cell>
          <table:table-cell office:value-type="float" office:value="1.55146461389135" calcext:value-type="float">
            <text:p>1.5514646139</text:p>
          </table:table-cell>
          <table:table-cell office:value-type="float" office:value="1.50662478633469" calcext:value-type="float">
            <text:p>1.5066247863</text:p>
          </table:table-cell>
          <table:table-cell office:value-type="float" office:value="267.399738719282" calcext:value-type="float">
            <text:p>267.3997387193</text:p>
          </table:table-cell>
          <table:table-cell table:number-columns-repeated="2"/>
        </table:table-row>
        <table:table-row table:style-name="ro1">
          <table:table-cell office:value-type="float" office:value="0.00018453316147483" calcext:value-type="float">
            <text:p>0.0001845332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1228278693988E-016" calcext:value-type="float">
            <text:p>3.8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44549217524" calcext:value-type="float">
            <text:p>1.18E-005</text:p>
          </table:table-cell>
          <table:table-cell office:value-type="float" office:value="1.55146190942542" calcext:value-type="float">
            <text:p>1.5514619094</text:p>
          </table:table-cell>
          <table:table-cell office:value-type="float" office:value="1.5065397094666" calcext:value-type="float">
            <text:p>1.5065397095</text:p>
          </table:table-cell>
          <table:table-cell office:value-type="float" office:value="267.399738324068" calcext:value-type="float">
            <text:p>267.3997383241</text:p>
          </table:table-cell>
          <table:table-cell table:number-columns-repeated="2"/>
        </table:table-row>
        <table:table-row table:style-name="ro1">
          <table:table-cell office:value-type="float" office:value="0.000184786453266893" calcext:value-type="float">
            <text:p>0.000184786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2319536289878E-016" calcext:value-type="float">
            <text:p>3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68905715943" calcext:value-type="float">
            <text:p>1.18E-005</text:p>
          </table:table-cell>
          <table:table-cell office:value-type="float" office:value="1.55145945155896" calcext:value-type="float">
            <text:p>1.5514594516</text:p>
          </table:table-cell>
          <table:table-cell office:value-type="float" office:value="1.50646241688712" calcext:value-type="float">
            <text:p>1.5064624169</text:p>
          </table:table-cell>
          <table:table-cell office:value-type="float" office:value="267.399737964889" calcext:value-type="float">
            <text:p>267.3997379649</text:p>
          </table:table-cell>
          <table:table-cell table:number-columns-repeated="2"/>
        </table:table-row>
        <table:table-row table:style-name="ro1">
          <table:table-cell office:value-type="float" office:value="0.000185018514873198" calcext:value-type="float">
            <text:p>0.000185018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3320797831057E-016" calcext:value-type="float">
            <text:p>3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91220723582" calcext:value-type="float">
            <text:p>1.18E-005</text:p>
          </table:table-cell>
          <table:table-cell office:value-type="float" office:value="1.55145720061384" calcext:value-type="float">
            <text:p>1.5514572006</text:p>
          </table:table-cell>
          <table:table-cell office:value-type="float" office:value="1.50639162541521" calcext:value-type="float">
            <text:p>1.5063916254</text:p>
          </table:table-cell>
          <table:table-cell office:value-type="float" office:value="267.399737635816" calcext:value-type="float">
            <text:p>267.3997376358</text:p>
          </table:table-cell>
          <table:table-cell table:number-columns-repeated="2"/>
        </table:table-row>
        <table:table-row table:style-name="ro1">
          <table:table-cell office:value-type="float" office:value="0.000185206593471687" calcext:value-type="float">
            <text:p>0.0001852066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413332022257E-016" calcext:value-type="float">
            <text:p>3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09306332579" calcext:value-type="float">
            <text:p>1.18E-005</text:p>
          </table:table-cell>
          <table:table-cell office:value-type="float" office:value="1.55145537645489" calcext:value-type="float">
            <text:p>1.5514553765</text:p>
          </table:table-cell>
          <table:table-cell office:value-type="float" office:value="1.50633426702855" calcext:value-type="float">
            <text:p>1.506334267</text:p>
          </table:table-cell>
          <table:table-cell office:value-type="float" office:value="267.399737369112" calcext:value-type="float">
            <text:p>267.3997373691</text:p>
          </table:table-cell>
          <table:table-cell table:number-columns-repeated="2"/>
        </table:table-row>
        <table:table-row table:style-name="ro1">
          <table:table-cell office:value-type="float" office:value="0.00018536273510649" calcext:value-type="float">
            <text:p>0.0001853627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4808572839398E-016" calcext:value-type="float">
            <text:p>3.8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24320888426" calcext:value-type="float">
            <text:p>1.18E-005</text:p>
          </table:table-cell>
          <table:table-cell office:value-type="float" office:value="1.55145386225579" calcext:value-type="float">
            <text:p>1.5514538623</text:p>
          </table:table-cell>
          <table:table-cell office:value-type="float" office:value="1.50628665924867" calcext:value-type="float">
            <text:p>1.5062866592</text:p>
          </table:table-cell>
          <table:table-cell office:value-type="float" office:value="267.399737147697" calcext:value-type="float">
            <text:p>267.3997371477</text:p>
          </table:table-cell>
          <table:table-cell table:number-columns-repeated="2"/>
        </table:table-row>
        <table:table-row table:style-name="ro1">
          <table:table-cell office:value-type="float" office:value="0.000185700179524657" calcext:value-type="float">
            <text:p>0.0001857002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6270065755095E-016" calcext:value-type="float">
            <text:p>3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5676949219" calcext:value-type="float">
            <text:p>1.18E-005</text:p>
          </table:table-cell>
          <table:table-cell office:value-type="float" office:value="1.55145058904143" calcext:value-type="float">
            <text:p>1.551450589</text:p>
          </table:table-cell>
          <table:table-cell office:value-type="float" office:value="1.50618380551642" calcext:value-type="float">
            <text:p>1.5061838055</text:p>
          </table:table-cell>
          <table:table-cell office:value-type="float" office:value="267.399736669186" calcext:value-type="float">
            <text:p>267.3997366692</text:p>
          </table:table-cell>
          <table:table-cell table:number-columns-repeated="2"/>
        </table:table-row>
        <table:table-row table:style-name="ro1">
          <table:table-cell office:value-type="float" office:value="0.000185998420344054" calcext:value-type="float">
            <text:p>0.0001859984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8756424228251E-016" calcext:value-type="float">
            <text:p>3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85448284694" calcext:value-type="float">
            <text:p>1.18E-005</text:p>
          </table:table-cell>
          <table:table-cell office:value-type="float" office:value="1.55144769764093" calcext:value-type="float">
            <text:p>1.5514476976</text:p>
          </table:table-cell>
          <table:table-cell office:value-type="float" office:value="1.50609293916377" calcext:value-type="float">
            <text:p>1.5060929392</text:p>
          </table:table-cell>
          <table:table-cell office:value-type="float" office:value="267.399736246268" calcext:value-type="float">
            <text:p>267.3997362463</text:p>
          </table:table-cell>
          <table:table-cell table:number-columns-repeated="2"/>
        </table:table-row>
        <table:table-row table:style-name="ro1">
          <table:table-cell office:value-type="float" office:value="0.000186244203526341" calcext:value-type="float">
            <text:p>0.0001862442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88632533285004E-016" calcext:value-type="float">
            <text:p>3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09082759348" calcext:value-type="float">
            <text:p>1.18E-005</text:p>
          </table:table-cell>
          <table:table-cell office:value-type="float" office:value="1.55144531464038" calcext:value-type="float">
            <text:p>1.5514453146</text:p>
          </table:table-cell>
          <table:table-cell office:value-type="float" office:value="1.50601808212084" calcext:value-type="float">
            <text:p>1.5060180821</text:p>
          </table:table-cell>
          <table:table-cell office:value-type="float" office:value="267.399735897737" calcext:value-type="float">
            <text:p>267.3997358977</text:p>
          </table:table-cell>
          <table:table-cell table:number-columns-repeated="2"/>
        </table:table-row>
        <table:table-row table:style-name="ro1">
          <table:table-cell office:value-type="float" office:value="0.000186560100705316" calcext:value-type="float">
            <text:p>0.0001865601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90007892731804E-016" calcext:value-type="float">
            <text:p>3.9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39459386312" calcext:value-type="float">
            <text:p>1.18E-005</text:p>
          </table:table-cell>
          <table:table-cell office:value-type="float" office:value="1.55144225221995" calcext:value-type="float">
            <text:p>1.5514422522</text:p>
          </table:table-cell>
          <table:table-cell office:value-type="float" office:value="1.50592190635059" calcext:value-type="float">
            <text:p>1.5059219064</text:p>
          </table:table-cell>
          <table:table-cell office:value-type="float" office:value="267.399735449781" calcext:value-type="float">
            <text:p>267.3997354498</text:p>
          </table:table-cell>
          <table:table-cell table:number-columns-repeated="2"/>
        </table:table-row>
        <table:table-row table:style-name="ro1">
          <table:table-cell office:value-type="float" office:value="0.000186842998960593" calcext:value-type="float">
            <text:p>0.000186843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124179605945E-016" calcext:value-type="float">
            <text:p>3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66662841399" calcext:value-type="float">
            <text:p>1.18E-005</text:p>
          </table:table-cell>
          <table:table-cell office:value-type="float" office:value="1.55143950942691" calcext:value-type="float">
            <text:p>1.5514395094</text:p>
          </table:table-cell>
          <table:table-cell office:value-type="float" office:value="1.50583581114465" calcext:value-type="float">
            <text:p>1.5058358111</text:p>
          </table:table-cell>
          <table:table-cell office:value-type="float" office:value="267.399735048619" calcext:value-type="float">
            <text:p>267.3997350486</text:p>
          </table:table-cell>
          <table:table-cell table:number-columns-repeated="2"/>
        </table:table-row>
        <table:table-row table:style-name="ro1">
          <table:table-cell office:value-type="float" office:value="0.00018707785926049" calcext:value-type="float">
            <text:p>0.0001870779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2267765296468E-016" calcext:value-type="float">
            <text:p>3.9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89246974648" calcext:value-type="float">
            <text:p>1.18E-005</text:p>
          </table:table-cell>
          <table:table-cell office:value-type="float" office:value="1.55143723312544" calcext:value-type="float">
            <text:p>1.5514372331</text:p>
          </table:table-cell>
          <table:table-cell office:value-type="float" office:value="1.50576435977789" calcext:value-type="float">
            <text:p>1.5057643598</text:p>
          </table:table-cell>
          <table:table-cell office:value-type="float" office:value="267.399734715577" calcext:value-type="float">
            <text:p>267.3997347156</text:p>
          </table:table-cell>
          <table:table-cell table:number-columns-repeated="2"/>
        </table:table-row>
        <table:table-row table:style-name="ro1">
          <table:table-cell office:value-type="float" office:value="0.00018727873686797" calcext:value-type="float">
            <text:p>0.0001872787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3146429030457E-016" calcext:value-type="float">
            <text:p>3.9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008563337393" calcext:value-type="float">
            <text:p>1.18E-005</text:p>
          </table:table-cell>
          <table:table-cell office:value-type="float" office:value="1.55143528652756" calcext:value-type="float">
            <text:p>1.5514352865</text:p>
          </table:table-cell>
          <table:table-cell office:value-type="float" office:value="1.50570326447533" calcext:value-type="float">
            <text:p>1.5057032645</text:p>
          </table:table-cell>
          <table:table-cell office:value-type="float" office:value="267.399734430724" calcext:value-type="float">
            <text:p>267.3997344307</text:p>
          </table:table-cell>
          <table:table-cell table:number-columns-repeated="2"/>
        </table:table-row>
        <table:table-row table:style-name="ro1">
          <table:table-cell office:value-type="float" office:value="0.000187764844007109" calcext:value-type="float">
            <text:p>0.0001877648</text:p>
          </table:table-cell>
          <table:table-cell office:value-type="float" office:value="3395.40000000206" calcext:value-type="float">
            <text:p>3395.4000000021</text:p>
          </table:table-cell>
          <table:table-cell office:value-type="float" office:value="3.95277093399191E-016" calcext:value-type="float">
            <text:p>3.9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055307332936" calcext:value-type="float">
            <text:p>1.18E-005</text:p>
          </table:table-cell>
          <table:table-cell office:value-type="float" office:value="1.55143057632957" calcext:value-type="float">
            <text:p>1.5514305763</text:p>
          </table:table-cell>
          <table:table-cell office:value-type="float" office:value="1.50555548567497" calcext:value-type="float">
            <text:p>1.5055554857</text:p>
          </table:table-cell>
          <table:table-cell office:value-type="float" office:value="267.399733741404" calcext:value-type="float">
            <text:p>267.3997337414</text:p>
          </table:table-cell>
          <table:table-cell table:number-columns-repeated="2"/>
        </table:table-row>
        <table:table-row table:style-name="ro1">
          <table:table-cell office:value-type="float" office:value="0.000189168756402858" calcext:value-type="float">
            <text:p>0.0001891688</text:p>
          </table:table-cell>
          <table:table-cell office:value-type="float" office:value="3395.40000000207" calcext:value-type="float">
            <text:p>3395.4000000021</text:p>
          </table:table-cell>
          <table:table-cell office:value-type="float" office:value="4.01465362588681E-016" calcext:value-type="float">
            <text:p>4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190307366701" calcext:value-type="float">
            <text:p>1.18E-005</text:p>
          </table:table-cell>
          <table:table-cell office:value-type="float" office:value="1.55141698056888" calcext:value-type="float">
            <text:p>1.5514169806</text:p>
          </table:table-cell>
          <table:table-cell office:value-type="float" office:value="1.50512921957712" calcext:value-type="float">
            <text:p>1.5051292196</text:p>
          </table:table-cell>
          <table:table-cell office:value-type="float" office:value="267.399731750596" calcext:value-type="float">
            <text:p>267.3997317506</text:p>
          </table:table-cell>
          <table:table-cell table:number-columns-repeated="2"/>
        </table:table-row>
        <table:table-row table:style-name="ro1">
          <table:table-cell office:value-type="float" office:value="0.000189717101976085" calcext:value-type="float">
            <text:p>0.0001897171</text:p>
          </table:table-cell>
          <table:table-cell office:value-type="float" office:value="3395.40000000208" calcext:value-type="float">
            <text:p>3395.4000000021</text:p>
          </table:table-cell>
          <table:table-cell office:value-type="float" office:value="4.03896436093544E-016" calcext:value-type="float">
            <text:p>4.0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243036209818" calcext:value-type="float">
            <text:p>1.18E-005</text:p>
          </table:table-cell>
          <table:table-cell office:value-type="float" office:value="1.55141167271639" calcext:value-type="float">
            <text:p>1.5514116727</text:p>
          </table:table-cell>
          <table:table-cell office:value-type="float" office:value="1.50496294024275" calcext:value-type="float">
            <text:p>1.5049629402</text:p>
          </table:table-cell>
          <table:table-cell office:value-type="float" office:value="267.399730973018" calcext:value-type="float">
            <text:p>267.399730973</text:p>
          </table:table-cell>
          <table:table-cell table:number-columns-repeated="2"/>
        </table:table-row>
        <table:table-row table:style-name="ro1">
          <table:table-cell office:value-type="float" office:value="0.000190570924257365" calcext:value-type="float">
            <text:p>0.0001905709</text:p>
          </table:table-cell>
          <table:table-cell office:value-type="float" office:value="3395.40000000209" calcext:value-type="float">
            <text:p>3395.4000000021</text:p>
          </table:table-cell>
          <table:table-cell office:value-type="float" office:value="4.07697543753892E-016" calcext:value-type="float">
            <text:p>4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325139660786" calcext:value-type="float">
            <text:p>1.18E-005</text:p>
          </table:table-cell>
          <table:table-cell office:value-type="float" office:value="1.55140341195981" calcext:value-type="float">
            <text:p>1.551403412</text:p>
          </table:table-cell>
          <table:table-cell office:value-type="float" office:value="1.5047042667977" calcext:value-type="float">
            <text:p>1.5047042668</text:p>
          </table:table-cell>
          <table:table-cell office:value-type="float" office:value="267.399729762262" calcext:value-type="float">
            <text:p>267.3997297623</text:p>
          </table:table-cell>
          <table:table-cell table:number-columns-repeated="2"/>
        </table:table-row>
        <table:table-row table:style-name="ro1">
          <table:table-cell office:value-type="float" office:value="0.000191292655742958" calcext:value-type="float">
            <text:p>0.0001912927</text:p>
          </table:table-cell>
          <table:table-cell office:value-type="float" office:value="3395.4000000021" calcext:value-type="float">
            <text:p>3395.4000000021</text:p>
          </table:table-cell>
          <table:table-cell office:value-type="float" office:value="4.10925535489544E-016" calcext:value-type="float">
            <text:p>4.1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39454128038" calcext:value-type="float">
            <text:p>1.18E-005</text:p>
          </table:table-cell>
          <table:table-cell office:value-type="float" office:value="1.55139643093208" calcext:value-type="float">
            <text:p>1.5513964309</text:p>
          </table:table-cell>
          <table:table-cell office:value-type="float" office:value="1.50448583724511" calcext:value-type="float">
            <text:p>1.5044858372</text:p>
          </table:table-cell>
          <table:table-cell office:value-type="float" office:value="267.399728738815" calcext:value-type="float">
            <text:p>267.3997287388</text:p>
          </table:table-cell>
          <table:table-cell table:number-columns-repeated="2"/>
        </table:table-row>
        <table:table-row table:style-name="ro1">
          <table:table-cell office:value-type="float" office:value="0.000191957453962659" calcext:value-type="float">
            <text:p>0.0001919575</text:p>
          </table:table-cell>
          <table:table-cell office:value-type="float" office:value="3395.40000000211" calcext:value-type="float">
            <text:p>3395.4000000021</text:p>
          </table:table-cell>
          <table:table-cell office:value-type="float" office:value="4.13911006306031E-016" calcext:value-type="float">
            <text:p>4.1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458468207054" calcext:value-type="float">
            <text:p>1.18E-005</text:p>
          </table:table-cell>
          <table:table-cell office:value-type="float" office:value="1.55139000284552" calcext:value-type="float">
            <text:p>1.5513900028</text:p>
          </table:table-cell>
          <table:table-cell office:value-type="float" office:value="1.50428482109309" calcext:value-type="float">
            <text:p>1.5042848211</text:p>
          </table:table-cell>
          <table:table-cell office:value-type="float" office:value="267.399727796103" calcext:value-type="float">
            <text:p>267.3997277961</text:p>
          </table:table-cell>
          <table:table-cell table:number-columns-repeated="2"/>
        </table:table-row>
        <table:table-row table:style-name="ro1">
          <table:table-cell office:value-type="float" office:value="0.000192322043675618" calcext:value-type="float">
            <text:p>0.000192322</text:p>
          </table:table-cell>
          <table:table-cell office:value-type="float" office:value="3395.40000000211" calcext:value-type="float">
            <text:p>3395.4000000021</text:p>
          </table:table-cell>
          <table:table-cell office:value-type="float" office:value="4.155532396827E-016" calcext:value-type="float">
            <text:p>4.1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493527116633" calcext:value-type="float">
            <text:p>1.18E-005</text:p>
          </table:table-cell>
          <table:table-cell office:value-type="float" office:value="1.5513864780494" calcext:value-type="float">
            <text:p>1.551386478</text:p>
          </table:table-cell>
          <table:table-cell office:value-type="float" office:value="1.50417465378554" calcext:value-type="float">
            <text:p>1.5041746538</text:p>
          </table:table-cell>
          <table:table-cell office:value-type="float" office:value="267.399727279099" calcext:value-type="float">
            <text:p>267.3997272791</text:p>
          </table:table-cell>
          <table:table-cell table:number-columns-repeated="2"/>
        </table:table-row>
        <table:table-row table:style-name="ro1">
          <table:table-cell office:value-type="float" office:value="0.00019282379523924" calcext:value-type="float">
            <text:p>0.0001928238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17819016721947E-016" calcext:value-type="float">
            <text:p>4.1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41775497805" calcext:value-type="float">
            <text:p>1.19E-005</text:p>
          </table:table-cell>
          <table:table-cell office:value-type="float" office:value="1.55138162837736" calcext:value-type="float">
            <text:p>1.5513816284</text:p>
          </table:table-cell>
          <table:table-cell office:value-type="float" office:value="1.50402312656938" calcext:value-type="float">
            <text:p>1.5040231266</text:p>
          </table:table-cell>
          <table:table-cell office:value-type="float" office:value="267.399726567594" calcext:value-type="float">
            <text:p>267.3997265676</text:p>
          </table:table-cell>
          <table:table-cell table:number-columns-repeated="2"/>
        </table:table-row>
        <table:table-row table:style-name="ro1">
          <table:table-cell office:value-type="float" office:value="0.000193142588836738" calcext:value-type="float">
            <text:p>0.0001931426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1926204829294E-016" calcext:value-type="float">
            <text:p>4.1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72430659885" calcext:value-type="float">
            <text:p>1.19E-005</text:p>
          </table:table-cell>
          <table:table-cell office:value-type="float" office:value="1.5513785483229" calcext:value-type="float">
            <text:p>1.5513785483</text:p>
          </table:table-cell>
          <table:table-cell office:value-type="float" office:value="1.50392690370708" calcext:value-type="float">
            <text:p>1.5039269037</text:p>
          </table:table-cell>
          <table:table-cell office:value-type="float" office:value="267.399726115531" calcext:value-type="float">
            <text:p>267.3997261155</text:p>
          </table:table-cell>
          <table:table-cell table:number-columns-repeated="2"/>
        </table:table-row>
        <table:table-row table:style-name="ro1">
          <table:table-cell office:value-type="float" office:value="0.000193428080947432" calcext:value-type="float">
            <text:p>0.0001934281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20556611798413E-016" calcext:value-type="float">
            <text:p>4.2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99883555022" calcext:value-type="float">
            <text:p>1.19E-005</text:p>
          </table:table-cell>
          <table:table-cell office:value-type="float" office:value="1.5513757908102" calcext:value-type="float">
            <text:p>1.5513757908</text:p>
          </table:table-cell>
          <table:table-cell office:value-type="float" office:value="1.50384076642279" calcext:value-type="float">
            <text:p>1.5038407664</text:p>
          </table:table-cell>
          <table:table-cell office:value-type="float" office:value="267.399725710691" calcext:value-type="float">
            <text:p>267.3997257107</text:p>
          </table:table-cell>
          <table:table-cell table:number-columns-repeated="2"/>
        </table:table-row>
        <table:table-row table:style-name="ro1">
          <table:table-cell office:value-type="float" office:value="0.000193665094648943" calcext:value-type="float">
            <text:p>0.0001936651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1632981756701E-016" calcext:value-type="float">
            <text:p>4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22674771172" calcext:value-type="float">
            <text:p>1.19E-005</text:p>
          </table:table-cell>
          <table:table-cell office:value-type="float" office:value="1.55137350142596" calcext:value-type="float">
            <text:p>1.5513735014</text:p>
          </table:table-cell>
          <table:table-cell office:value-type="float" office:value="1.50376928025503" calcext:value-type="float">
            <text:p>1.5037692803</text:p>
          </table:table-cell>
          <table:table-cell office:value-type="float" office:value="267.399725374595" calcext:value-type="float">
            <text:p>267.3997253746</text:p>
          </table:table-cell>
          <table:table-cell table:number-columns-repeated="2"/>
        </table:table-row>
        <table:table-row table:style-name="ro1">
          <table:table-cell office:value-type="float" office:value="0.000193884123352346" calcext:value-type="float">
            <text:p>0.0001938841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2628991421212E-016" calcext:value-type="float">
            <text:p>4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43736551797" calcext:value-type="float">
            <text:p>1.19E-005</text:p>
          </table:table-cell>
          <table:table-cell office:value-type="float" office:value="1.55137138615391" calcext:value-type="float">
            <text:p>1.5513713862</text:p>
          </table:table-cell>
          <table:table-cell office:value-type="float" office:value="1.50370323828045" calcext:value-type="float">
            <text:p>1.5037032383</text:p>
          </table:table-cell>
          <table:table-cell office:value-type="float" office:value="267.399725064003" calcext:value-type="float">
            <text:p>267.399725064</text:p>
          </table:table-cell>
          <table:table-cell table:number-columns-repeated="2"/>
        </table:table-row>
        <table:table-row table:style-name="ro1">
          <table:table-cell office:value-type="float" office:value="0.000194090469782724" calcext:value-type="float">
            <text:p>0.0001940905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3568486907813E-016" calcext:value-type="float">
            <text:p>4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63578806418" calcext:value-type="float">
            <text:p>1.19E-005</text:p>
          </table:table-cell>
          <table:table-cell office:value-type="float" office:value="1.55136939346188" calcext:value-type="float">
            <text:p>1.5513693935</text:p>
          </table:table-cell>
          <table:table-cell office:value-type="float" office:value="1.50364103758083" calcext:value-type="float">
            <text:p>1.5036410376</text:p>
          </table:table-cell>
          <table:table-cell office:value-type="float" office:value="267.399724771395" calcext:value-type="float">
            <text:p>267.3997247714</text:p>
          </table:table-cell>
          <table:table-cell table:number-columns-repeated="2"/>
        </table:table-row>
        <table:table-row table:style-name="ro1">
          <table:table-cell office:value-type="float" office:value="0.000194284868273269" calcext:value-type="float">
            <text:p>0.0001942849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4454610640387E-016" calcext:value-type="float">
            <text:p>4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82272148631" calcext:value-type="float">
            <text:p>1.19E-005</text:p>
          </table:table-cell>
          <table:table-cell office:value-type="float" office:value="1.55136751630524" calcext:value-type="float">
            <text:p>1.5513675163</text:p>
          </table:table-cell>
          <table:table-cell office:value-type="float" office:value="1.50358245379323" calcext:value-type="float">
            <text:p>1.5035824538</text:p>
          </table:table-cell>
          <table:table-cell office:value-type="float" office:value="267.399724495729" calcext:value-type="float">
            <text:p>267.3997244957</text:p>
          </table:table-cell>
          <table:table-cell table:number-columns-repeated="2"/>
        </table:table-row>
        <table:table-row table:style-name="ro1">
          <table:table-cell office:value-type="float" office:value="0.000195062462235447" calcext:value-type="float">
            <text:p>0.0001950625</text:p>
          </table:table-cell>
          <table:table-cell office:value-type="float" office:value="3395.40000000214" calcext:value-type="float">
            <text:p>3395.4000000021</text:p>
          </table:table-cell>
          <table:table-cell office:value-type="float" office:value="4.28009076111394E-016" calcext:value-type="float">
            <text:p>4.2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757045519223" calcext:value-type="float">
            <text:p>1.19E-005</text:p>
          </table:table-cell>
          <table:table-cell office:value-type="float" office:value="1.55136000741479" calcext:value-type="float">
            <text:p>1.5513600074</text:p>
          </table:table-cell>
          <table:table-cell office:value-type="float" office:value="1.50334826745803" calcext:value-type="float">
            <text:p>1.5033482675</text:p>
          </table:table-cell>
          <table:table-cell office:value-type="float" office:value="267.399723393068" calcext:value-type="float">
            <text:p>267.3997233931</text:p>
          </table:table-cell>
          <table:table-cell table:number-columns-repeated="2"/>
        </table:table-row>
        <table:table-row table:style-name="ro1">
          <table:table-cell office:value-type="float" office:value="0.00019688671794062" calcext:value-type="float">
            <text:p>0.0001968867</text:p>
          </table:table-cell>
          <table:table-cell office:value-type="float" office:value="3395.40000000216" calcext:value-type="float">
            <text:p>3395.4000000022</text:p>
          </table:table-cell>
          <table:table-cell office:value-type="float" office:value="4.36410621150565E-016" calcext:value-type="float">
            <text:p>4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932465816226" calcext:value-type="float">
            <text:p>1.19E-005</text:p>
          </table:table-cell>
          <table:table-cell office:value-type="float" office:value="1.55134240789802" calcext:value-type="float">
            <text:p>1.5513424079</text:p>
          </table:table-cell>
          <table:table-cell office:value-type="float" office:value="1.50279979265784" calcext:value-type="float">
            <text:p>1.5027997927</text:p>
          </table:table-cell>
          <table:table-cell office:value-type="float" office:value="267.399720806195" calcext:value-type="float">
            <text:p>267.3997208062</text:p>
          </table:table-cell>
          <table:table-cell table:number-columns-repeated="2"/>
        </table:table-row>
        <table:table-row table:style-name="ro1">
          <table:table-cell office:value-type="float" office:value="0.00019806996215132" calcext:value-type="float">
            <text:p>0.00019807</text:p>
          </table:table-cell>
          <table:table-cell office:value-type="float" office:value="3395.40000000218" calcext:value-type="float">
            <text:p>3395.4000000022</text:p>
          </table:table-cell>
          <table:table-cell office:value-type="float" office:value="4.41907065990148E-016" calcext:value-type="float">
            <text:p>4.4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046246507308" calcext:value-type="float">
            <text:p>1.19E-005</text:p>
          </table:table-cell>
          <table:table-cell office:value-type="float" office:value="1.55133100047596" calcext:value-type="float">
            <text:p>1.5513310005</text:p>
          </table:table-cell>
          <table:table-cell office:value-type="float" office:value="1.50244473944292" calcext:value-type="float">
            <text:p>1.5024447394</text:p>
          </table:table-cell>
          <table:table-cell office:value-type="float" office:value="267.399719128304" calcext:value-type="float">
            <text:p>267.3997191283</text:p>
          </table:table-cell>
          <table:table-cell table:number-columns-repeated="2"/>
        </table:table-row>
        <table:table-row table:style-name="ro1">
          <table:table-cell office:value-type="float" office:value="0.000198836743790017" calcext:value-type="float">
            <text:p>0.0001988367</text:p>
          </table:table-cell>
          <table:table-cell office:value-type="float" office:value="3395.40000000219" calcext:value-type="float">
            <text:p>3395.4000000022</text:p>
          </table:table-cell>
          <table:table-cell office:value-type="float" office:value="4.45488744033607E-016" calcext:value-type="float">
            <text:p>4.4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119980188801" calcext:value-type="float">
            <text:p>1.19E-005</text:p>
          </table:table-cell>
          <table:table-cell office:value-type="float" office:value="1.55132361190252" calcext:value-type="float">
            <text:p>1.5513236119</text:p>
          </table:table-cell>
          <table:table-cell office:value-type="float" office:value="1.50221494530233" calcext:value-type="float">
            <text:p>1.5022149453</text:p>
          </table:table-cell>
          <table:table-cell office:value-type="float" office:value="267.399718040975" calcext:value-type="float">
            <text:p>267.399718041</text:p>
          </table:table-cell>
          <table:table-cell table:number-columns-repeated="2"/>
        </table:table-row>
        <table:table-row table:style-name="ro1">
          <table:table-cell office:value-type="float" office:value="0.000199450836163069" calcext:value-type="float">
            <text:p>0.0001994508</text:p>
          </table:table-cell>
          <table:table-cell office:value-type="float" office:value="3395.40000000219" calcext:value-type="float">
            <text:p>3395.4000000022</text:p>
          </table:table-cell>
          <table:table-cell office:value-type="float" office:value="4.4836844103895E-016" calcext:value-type="float">
            <text:p>4.4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179031281445" calcext:value-type="float">
            <text:p>1.19E-005</text:p>
          </table:table-cell>
          <table:table-cell office:value-type="float" office:value="1.55131769567488" calcext:value-type="float">
            <text:p>1.5513176957</text:p>
          </table:table-cell>
          <table:table-cell office:value-type="float" office:value="1.50203107544565" calcext:value-type="float">
            <text:p>1.5020310754</text:p>
          </table:table-cell>
          <table:table-cell office:value-type="float" office:value="267.399717170166" calcext:value-type="float">
            <text:p>267.3997171702</text:p>
          </table:table-cell>
          <table:table-cell table:number-columns-repeated="2"/>
        </table:table-row>
        <table:table-row table:style-name="ro1">
          <table:table-cell office:value-type="float" office:value="0.000199842383131095" calcext:value-type="float">
            <text:p>0.0001998424</text:p>
          </table:table-cell>
          <table:table-cell office:value-type="float" office:value="3395.4000000022" calcext:value-type="float">
            <text:p>3395.4000000022</text:p>
          </table:table-cell>
          <table:table-cell office:value-type="float" office:value="4.50209765703498E-016" calcext:value-type="float">
            <text:p>4.5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16682419834" calcext:value-type="float">
            <text:p>1.19E-005</text:p>
          </table:table-cell>
          <table:table-cell office:value-type="float" office:value="1.5513139240264" calcext:value-type="float">
            <text:p>1.551313924</text:p>
          </table:table-cell>
          <table:table-cell office:value-type="float" office:value="1.50191391622672" calcext:value-type="float">
            <text:p>1.5019139162</text:p>
          </table:table-cell>
          <table:table-cell office:value-type="float" office:value="267.399716614935" calcext:value-type="float">
            <text:p>267.3997166149</text:p>
          </table:table-cell>
          <table:table-cell table:number-columns-repeated="2"/>
        </table:table-row>
        <table:table-row table:style-name="ro1">
          <table:table-cell office:value-type="float" office:value="0.000200184342583908" calcext:value-type="float">
            <text:p>0.0002001843</text:p>
          </table:table-cell>
          <table:table-cell office:value-type="float" office:value="3395.4000000022" calcext:value-type="float">
            <text:p>3395.4000000022</text:p>
          </table:table-cell>
          <table:table-cell office:value-type="float" office:value="4.51821223729879E-016" calcext:value-type="float">
            <text:p>4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49565227119" calcext:value-type="float">
            <text:p>1.19E-005</text:p>
          </table:table-cell>
          <table:table-cell office:value-type="float" office:value="1.55131063147108" calcext:value-type="float">
            <text:p>1.5513106315</text:p>
          </table:table-cell>
          <table:table-cell office:value-type="float" office:value="1.50181164341714" calcext:value-type="float">
            <text:p>1.5018116434</text:p>
          </table:table-cell>
          <table:table-cell office:value-type="float" office:value="267.399716130022" calcext:value-type="float">
            <text:p>267.39971613</text:p>
          </table:table-cell>
          <table:table-cell table:number-columns-repeated="2"/>
        </table:table-row>
        <table:table-row table:style-name="ro1">
          <table:table-cell office:value-type="float" office:value="0.000200623852012967" calcext:value-type="float">
            <text:p>0.0002006239</text:p>
          </table:table-cell>
          <table:table-cell office:value-type="float" office:value="3395.40000000221" calcext:value-type="float">
            <text:p>3395.4000000022</text:p>
          </table:table-cell>
          <table:table-cell office:value-type="float" office:value="4.53896937731509E-016" calcext:value-type="float">
            <text:p>4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91828437013" calcext:value-type="float">
            <text:p>1.19E-005</text:p>
          </table:table-cell>
          <table:table-cell office:value-type="float" office:value="1.55130640082957" calcext:value-type="float">
            <text:p>1.5513064008</text:p>
          </table:table-cell>
          <table:table-cell office:value-type="float" office:value="1.5016802622794" calcext:value-type="float">
            <text:p>1.5016802623</text:p>
          </table:table-cell>
          <table:table-cell office:value-type="float" office:value="267.399715506779" calcext:value-type="float">
            <text:p>267.3997155068</text:p>
          </table:table-cell>
          <table:table-cell table:number-columns-repeated="2"/>
        </table:table-row>
        <table:table-row table:style-name="ro1">
          <table:table-cell office:value-type="float" office:value="0.000201001614891265" calcext:value-type="float">
            <text:p>0.0002010016</text:p>
          </table:table-cell>
          <table:table-cell office:value-type="float" office:value="3395.40000000221" calcext:value-type="float">
            <text:p>3395.4000000022</text:p>
          </table:table-cell>
          <table:table-cell office:value-type="float" office:value="4.55685135122601E-016" calcext:value-type="float">
            <text:p>4.5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28154102413" calcext:value-type="float">
            <text:p>1.19E-005</text:p>
          </table:table-cell>
          <table:table-cell office:value-type="float" office:value="1.55130276556944" calcext:value-type="float">
            <text:p>1.5513027656</text:p>
          </table:table-cell>
          <table:table-cell office:value-type="float" office:value="1.50156739879422" calcext:value-type="float">
            <text:p>1.5015673988</text:p>
          </table:table-cell>
          <table:table-cell office:value-type="float" office:value="267.399714971095" calcext:value-type="float">
            <text:p>267.3997149711</text:p>
          </table:table-cell>
          <table:table-cell table:number-columns-repeated="2"/>
        </table:table-row>
        <table:table-row table:style-name="ro1">
          <table:table-cell office:value-type="float" office:value="0.000201305024482216" calcext:value-type="float">
            <text:p>0.000201305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7124115663994E-016" calcext:value-type="float">
            <text:p>4.5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57329958906" calcext:value-type="float">
            <text:p>1.19E-005</text:p>
          </table:table-cell>
          <table:table-cell office:value-type="float" office:value="1.5512998461949" calcext:value-type="float">
            <text:p>1.5512998462</text:p>
          </table:table-cell>
          <table:table-cell office:value-type="float" office:value="1.50147678979825" calcext:value-type="float">
            <text:p>1.5014767898</text:p>
          </table:table-cell>
          <table:table-cell office:value-type="float" office:value="267.399714540847" calcext:value-type="float">
            <text:p>267.3997145408</text:p>
          </table:table-cell>
          <table:table-cell table:number-columns-repeated="2"/>
        </table:table-row>
        <table:table-row table:style-name="ro1">
          <table:table-cell office:value-type="float" office:value="0.000201555067298913" calcext:value-type="float">
            <text:p>0.0002015551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831183268253E-016" calcext:value-type="float">
            <text:p>4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81374068153" calcext:value-type="float">
            <text:p>1.19E-005</text:p>
          </table:table-cell>
          <table:table-cell office:value-type="float" office:value="1.55129744021301" calcext:value-type="float">
            <text:p>1.5512974402</text:p>
          </table:table-cell>
          <table:table-cell office:value-type="float" office:value="1.50140214490318" calcext:value-type="float">
            <text:p>1.5014021449</text:p>
          </table:table-cell>
          <table:table-cell office:value-type="float" office:value="267.399714186276" calcext:value-type="float">
            <text:p>267.3997141863</text:p>
          </table:table-cell>
          <table:table-cell table:number-columns-repeated="2"/>
        </table:table-row>
        <table:table-row table:style-name="ro1">
          <table:table-cell office:value-type="float" office:value="0.000201766958640977" calcext:value-type="float">
            <text:p>0.000201767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9319629244562E-016" calcext:value-type="float">
            <text:p>4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01749533338" calcext:value-type="float">
            <text:p>1.19E-005</text:p>
          </table:table-cell>
          <table:table-cell office:value-type="float" office:value="1.55129540146482" calcext:value-type="float">
            <text:p>1.5512954015</text:p>
          </table:table-cell>
          <table:table-cell office:value-type="float" office:value="1.50133890828134" calcext:value-type="float">
            <text:p>1.5013389083</text:p>
          </table:table-cell>
          <table:table-cell office:value-type="float" office:value="267.399713885805" calcext:value-type="float">
            <text:p>267.3997138858</text:p>
          </table:table-cell>
          <table:table-cell table:number-columns-repeated="2"/>
        </table:table-row>
        <table:table-row table:style-name="ro1">
          <table:table-cell office:value-type="float" office:value="0.000201950013132542" calcext:value-type="float">
            <text:p>0.00020195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60191233384215E-016" calcext:value-type="float">
            <text:p>4.6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19352048375" calcext:value-type="float">
            <text:p>1.19E-005</text:p>
          </table:table-cell>
          <table:table-cell office:value-type="float" office:value="1.5512936407159" calcext:value-type="float">
            <text:p>1.5512936407</text:p>
          </table:table-cell>
          <table:table-cell office:value-type="float" office:value="1.50128429169886" calcext:value-type="float">
            <text:p>1.5012842917</text:p>
          </table:table-cell>
          <table:table-cell office:value-type="float" office:value="267.399713626226" calcext:value-type="float">
            <text:p>267.3997136262</text:p>
          </table:table-cell>
          <table:table-cell table:number-columns-repeated="2"/>
        </table:table-row>
        <table:table-row table:style-name="ro1">
          <table:table-cell office:value-type="float" office:value="0.00020212644375753" calcext:value-type="float">
            <text:p>0.0002021264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1032141801559E-016" calcext:value-type="float">
            <text:p>4.6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36317612867" calcext:value-type="float">
            <text:p>1.19E-005</text:p>
          </table:table-cell>
          <table:table-cell office:value-type="float" office:value="1.55129194354219" calcext:value-type="float">
            <text:p>1.5512919435</text:p>
          </table:table-cell>
          <table:table-cell office:value-type="float" office:value="1.50123166371075" calcext:value-type="float">
            <text:p>1.5012316637</text:p>
          </table:table-cell>
          <table:table-cell office:value-type="float" office:value="267.399713376039" calcext:value-type="float">
            <text:p>267.399713376</text:p>
          </table:table-cell>
          <table:table-cell table:number-columns-repeated="2"/>
        </table:table-row>
        <table:table-row table:style-name="ro1">
          <table:table-cell office:value-type="float" office:value="0.000202296490201986" calcext:value-type="float">
            <text:p>0.0002022965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1843405449294E-016" calcext:value-type="float">
            <text:p>4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52669274549" calcext:value-type="float">
            <text:p>1.19E-005</text:p>
          </table:table-cell>
          <table:table-cell office:value-type="float" office:value="1.55129030802412" calcext:value-type="float">
            <text:p>1.551290308</text:p>
          </table:table-cell>
          <table:table-cell office:value-type="float" office:value="1.50118095150702" calcext:value-type="float">
            <text:p>1.5011809515</text:p>
          </table:table-cell>
          <table:table-cell office:value-type="float" office:value="267.399713134906" calcext:value-type="float">
            <text:p>267.3997131349</text:p>
          </table:table-cell>
          <table:table-cell table:number-columns-repeated="2"/>
        </table:table-row>
        <table:table-row table:style-name="ro1">
          <table:table-cell office:value-type="float" office:value="0.000202447747709098" calcext:value-type="float">
            <text:p>0.0002024477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2565676726803E-016" calcext:value-type="float">
            <text:p>4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67214192751" calcext:value-type="float">
            <text:p>1.19E-005</text:p>
          </table:table-cell>
          <table:table-cell office:value-type="float" office:value="1.55128885316936" calcext:value-type="float">
            <text:p>1.5512888532</text:p>
          </table:table-cell>
          <table:table-cell office:value-type="float" office:value="1.50113585203027" calcext:value-type="float">
            <text:p>1.501135852</text:p>
          </table:table-cell>
          <table:table-cell office:value-type="float" office:value="267.399712920417" calcext:value-type="float">
            <text:p>267.3997129204</text:p>
          </table:table-cell>
          <table:table-cell table:number-columns-repeated="2"/>
        </table:table-row>
        <table:table-row table:style-name="ro1">
          <table:table-cell office:value-type="float" office:value="0.000202642154092693" calcext:value-type="float">
            <text:p>0.0002026422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3494882815436E-016" calcext:value-type="float">
            <text:p>4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85908306222" calcext:value-type="float">
            <text:p>1.19E-005</text:p>
          </table:table-cell>
          <table:table-cell office:value-type="float" office:value="1.55128698379642" calcext:value-type="float">
            <text:p>1.5512869838</text:p>
          </table:table-cell>
          <table:table-cell office:value-type="float" office:value="1.50107790014936" calcext:value-type="float">
            <text:p>1.5010779001</text:p>
          </table:table-cell>
          <table:table-cell office:value-type="float" office:value="267.39971264474" calcext:value-type="float">
            <text:p>267.3997126447</text:p>
          </table:table-cell>
          <table:table-cell table:number-columns-repeated="2"/>
        </table:table-row>
        <table:table-row table:style-name="ro1">
          <table:table-cell office:value-type="float" office:value="0.000202829525838998" calcext:value-type="float">
            <text:p>0.0002028295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4391417413699E-016" calcext:value-type="float">
            <text:p>4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03925969825" calcext:value-type="float">
            <text:p>1.20E-005</text:p>
          </table:table-cell>
          <table:table-cell office:value-type="float" office:value="1.55128518218503" calcext:value-type="float">
            <text:p>1.5512851822</text:p>
          </table:table-cell>
          <table:table-cell office:value-type="float" office:value="1.5010220590663" calcext:value-type="float">
            <text:p>1.5010220591</text:p>
          </table:table-cell>
          <table:table-cell office:value-type="float" office:value="267.399712379039" calcext:value-type="float">
            <text:p>267.399712379</text:p>
          </table:table-cell>
          <table:table-cell table:number-columns-repeated="2"/>
        </table:table-row>
        <table:table-row table:style-name="ro1">
          <table:table-cell office:value-type="float" office:value="0.000202994122217515" calcext:value-type="float">
            <text:p>0.0002029941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5179747805803E-016" calcext:value-type="float">
            <text:p>4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19753553747" calcext:value-type="float">
            <text:p>1.20E-005</text:p>
          </table:table-cell>
          <table:table-cell office:value-type="float" office:value="1.55128359967155" calcext:value-type="float">
            <text:p>1.5512835997</text:p>
          </table:table-cell>
          <table:table-cell office:value-type="float" office:value="1.500973016808" calcext:value-type="float">
            <text:p>1.5009730168</text:p>
          </table:table-cell>
          <table:table-cell office:value-type="float" office:value="267.399712145634" calcext:value-type="float">
            <text:p>267.3997121456</text:p>
          </table:table-cell>
          <table:table-cell table:number-columns-repeated="2"/>
        </table:table-row>
        <table:table-row table:style-name="ro1">
          <table:table-cell office:value-type="float" office:value="0.00020322064120123" calcext:value-type="float">
            <text:p>0.0002032206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6265834602557E-016" calcext:value-type="float">
            <text:p>4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41535614931" calcext:value-type="float">
            <text:p>1.20E-005</text:p>
          </table:table-cell>
          <table:table-cell office:value-type="float" office:value="1.55128142140337" calcext:value-type="float">
            <text:p>1.5512814214</text:p>
          </table:table-cell>
          <table:table-cell office:value-type="float" office:value="1.50090554151914" calcext:value-type="float">
            <text:p>1.5009055415</text:p>
          </table:table-cell>
          <table:table-cell office:value-type="float" office:value="267.39971182442" calcext:value-type="float">
            <text:p>267.3997118244</text:p>
          </table:table-cell>
          <table:table-cell table:number-columns-repeated="2"/>
        </table:table-row>
        <table:table-row table:style-name="ro1">
          <table:table-cell office:value-type="float" office:value="0.000203434044206751" calcext:value-type="float">
            <text:p>0.000203434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7290284673159E-016" calcext:value-type="float">
            <text:p>4.6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62056444227" calcext:value-type="float">
            <text:p>1.20E-005</text:p>
          </table:table-cell>
          <table:table-cell office:value-type="float" office:value="1.55127936980957" calcext:value-type="float">
            <text:p>1.5512793698</text:p>
          </table:table-cell>
          <table:table-cell office:value-type="float" office:value="1.50084199134665" calcext:value-type="float">
            <text:p>1.5008419913</text:p>
          </table:table-cell>
          <table:table-cell office:value-type="float" office:value="267.399711521806" calcext:value-type="float">
            <text:p>267.3997115218</text:p>
          </table:table-cell>
          <table:table-cell table:number-columns-repeated="2"/>
        </table:table-row>
        <table:table-row table:style-name="ro1">
          <table:table-cell office:value-type="float" office:value="0.000203635090679837" calcext:value-type="float">
            <text:p>0.0002036351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8256526573188E-016" calcext:value-type="float">
            <text:p>4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81389069799" calcext:value-type="float">
            <text:p>1.20E-005</text:p>
          </table:table-cell>
          <table:table-cell office:value-type="float" office:value="1.55127743734957" calcext:value-type="float">
            <text:p>1.5512774373</text:p>
          </table:table-cell>
          <table:table-cell office:value-type="float" office:value="1.50078213694384" calcext:value-type="float">
            <text:p>1.5007821369</text:p>
          </table:table-cell>
          <table:table-cell office:value-type="float" office:value="267.399711236714" calcext:value-type="float">
            <text:p>267.3997112367</text:p>
          </table:table-cell>
          <table:table-cell table:number-columns-repeated="2"/>
        </table:table-row>
        <table:table-row table:style-name="ro1">
          <table:table-cell office:value-type="float" office:value="0.000204277332332945" calcext:value-type="float">
            <text:p>0.0002042773</text:p>
          </table:table-cell>
          <table:table-cell office:value-type="float" office:value="3395.40000000225" calcext:value-type="float">
            <text:p>3395.4000000023</text:p>
          </table:table-cell>
          <table:table-cell office:value-type="float" office:value="4.71350396883535E-016" calcext:value-type="float">
            <text:p>4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643147020092" calcext:value-type="float">
            <text:p>1.20E-005</text:p>
          </table:table-cell>
          <table:table-cell office:value-type="float" office:value="1.5512712658065" calcext:value-type="float">
            <text:p>1.5512712658</text:p>
          </table:table-cell>
          <table:table-cell office:value-type="float" office:value="1.50059103692419" calcext:value-type="float">
            <text:p>1.5005910369</text:p>
          </table:table-cell>
          <table:table-cell office:value-type="float" office:value="267.399710325987" calcext:value-type="float">
            <text:p>267.399710326</text:p>
          </table:table-cell>
          <table:table-cell table:number-columns-repeated="2"/>
        </table:table-row>
        <table:table-row table:style-name="ro1">
          <table:table-cell office:value-type="float" office:value="0.000204797630953414" calcext:value-type="float">
            <text:p>0.0002047976</text:p>
          </table:table-cell>
          <table:table-cell office:value-type="float" office:value="3395.40000000225" calcext:value-type="float">
            <text:p>3395.4000000023</text:p>
          </table:table-cell>
          <table:table-cell office:value-type="float" office:value="4.73864895070419E-016" calcext:value-type="float">
            <text:p>4.7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693178931341" calcext:value-type="float">
            <text:p>1.20E-005</text:p>
          </table:table-cell>
          <table:table-cell office:value-type="float" office:value="1.55126626666865" calcext:value-type="float">
            <text:p>1.5512662667</text:p>
          </table:table-cell>
          <table:table-cell office:value-type="float" office:value="1.50043633780918" calcext:value-type="float">
            <text:p>1.5004363378</text:p>
          </table:table-cell>
          <table:table-cell office:value-type="float" office:value="267.399709588181" calcext:value-type="float">
            <text:p>267.3997095882</text:p>
          </table:table-cell>
          <table:table-cell table:number-columns-repeated="2"/>
        </table:table-row>
        <table:table-row table:style-name="ro1">
          <table:table-cell office:value-type="float" office:value="0.000206803767320361" calcext:value-type="float">
            <text:p>0.0002068038</text:p>
          </table:table-cell>
          <table:table-cell office:value-type="float" office:value="3395.40000000228" calcext:value-type="float">
            <text:p>3395.4000000023</text:p>
          </table:table-cell>
          <table:table-cell office:value-type="float" office:value="4.83627793496984E-016" calcext:value-type="float">
            <text:p>4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886089010497" calcext:value-type="float">
            <text:p>1.20E-005</text:p>
          </table:table-cell>
          <table:table-cell office:value-type="float" office:value="1.55124700693409" calcext:value-type="float">
            <text:p>1.5512470069</text:p>
          </table:table-cell>
          <table:table-cell office:value-type="float" office:value="1.49984083271068" calcext:value-type="float">
            <text:p>1.4998408327</text:p>
          </table:table-cell>
          <table:table-cell office:value-type="float" office:value="267.399706743394" calcext:value-type="float">
            <text:p>267.3997067434</text:p>
          </table:table-cell>
          <table:table-cell table:number-columns-repeated="2"/>
        </table:table-row>
        <table:table-row table:style-name="ro1">
          <table:table-cell office:value-type="float" office:value="0.000207548073966672" calcext:value-type="float">
            <text:p>0.0002075481</text:p>
          </table:table-cell>
          <table:table-cell office:value-type="float" office:value="3395.40000000229" calcext:value-type="float">
            <text:p>3395.4000000023</text:p>
          </table:table-cell>
          <table:table-cell office:value-type="float" office:value="4.87277330099611E-016" calcext:value-type="float">
            <text:p>4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957661547411" calcext:value-type="float">
            <text:p>1.20E-005</text:p>
          </table:table-cell>
          <table:table-cell office:value-type="float" office:value="1.55123986547387" calcext:value-type="float">
            <text:p>1.5512398655</text:p>
          </table:table-cell>
          <table:table-cell office:value-type="float" office:value="1.49962028407084" calcext:value-type="float">
            <text:p>1.4996202841</text:p>
          </table:table-cell>
          <table:table-cell office:value-type="float" office:value="267.399705687935" calcext:value-type="float">
            <text:p>267.3997056879</text:p>
          </table:table-cell>
          <table:table-cell table:number-columns-repeated="2"/>
        </table:table-row>
        <table:table-row table:style-name="ro1">
          <table:table-cell office:value-type="float" office:value="0.00020790649345743" calcext:value-type="float">
            <text:p>0.0002079065</text:p>
          </table:table-cell>
          <table:table-cell office:value-type="float" office:value="3395.40000000229" calcext:value-type="float">
            <text:p>3395.4000000023</text:p>
          </table:table-cell>
          <table:table-cell office:value-type="float" office:value="4.89040044956475E-016" calcext:value-type="float">
            <text:p>4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992127172042" calcext:value-type="float">
            <text:p>1.20E-005</text:p>
          </table:table-cell>
          <table:table-cell office:value-type="float" office:value="1.5512364273675" calcext:value-type="float">
            <text:p>1.5512364274</text:p>
          </table:table-cell>
          <table:table-cell office:value-type="float" office:value="1.499514154924" calcext:value-type="float">
            <text:p>1.4995141549</text:p>
          </table:table-cell>
          <table:table-cell office:value-type="float" office:value="267.399705179681" calcext:value-type="float">
            <text:p>267.3997051797</text:p>
          </table:table-cell>
          <table:table-cell table:number-columns-repeated="2"/>
        </table:table-row>
        <table:table-row table:style-name="ro1">
          <table:table-cell office:value-type="float" office:value="0.000208223272506981" calcext:value-type="float">
            <text:p>0.0002082233</text:p>
          </table:table-cell>
          <table:table-cell office:value-type="float" office:value="3395.4000000023" calcext:value-type="float">
            <text:p>3395.4000000023</text:p>
          </table:table-cell>
          <table:table-cell office:value-type="float" office:value="4.90600833893149E-016" calcext:value-type="float">
            <text:p>4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022588651963" calcext:value-type="float">
            <text:p>1.20E-005</text:p>
          </table:table-cell>
          <table:table-cell office:value-type="float" office:value="1.55123338980262" calcext:value-type="float">
            <text:p>1.5512333898</text:p>
          </table:table-cell>
          <table:table-cell office:value-type="float" office:value="1.49942039652816" calcext:value-type="float">
            <text:p>1.4994203965</text:p>
          </table:table-cell>
          <table:table-cell office:value-type="float" office:value="267.399704730475" calcext:value-type="float">
            <text:p>267.3997047305</text:p>
          </table:table-cell>
          <table:table-cell table:number-columns-repeated="2"/>
        </table:table-row>
        <table:table-row table:style-name="ro1">
          <table:table-cell office:value-type="float" office:value="0.000208506960510363" calcext:value-type="float">
            <text:p>0.000208507</text:p>
          </table:table-cell>
          <table:table-cell office:value-type="float" office:value="3395.4000000023" calcext:value-type="float">
            <text:p>3395.4000000023</text:p>
          </table:table-cell>
          <table:table-cell office:value-type="float" office:value="4.92000861970148E-016" calcext:value-type="float">
            <text:p>4.9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0498680969" calcext:value-type="float">
            <text:p>1.20E-005</text:p>
          </table:table-cell>
          <table:table-cell office:value-type="float" office:value="1.55123066957828" calcext:value-type="float">
            <text:p>1.5512306696</text:p>
          </table:table-cell>
          <table:table-cell office:value-type="float" office:value="1.49933646477092" calcext:value-type="float">
            <text:p>1.4993364648</text:p>
          </table:table-cell>
          <table:table-cell office:value-type="float" office:value="267.399704328193" calcext:value-type="float">
            <text:p>267.3997043282</text:p>
          </table:table-cell>
          <table:table-cell table:number-columns-repeated="2"/>
        </table:table-row>
        <table:table-row table:style-name="ro1">
          <table:table-cell office:value-type="float" office:value="0.000209304552516622" calcext:value-type="float">
            <text:p>0.0002093046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5948609093131E-016" calcext:value-type="float">
            <text:p>4.9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26564564933" calcext:value-type="float">
            <text:p>1.20E-005</text:p>
          </table:table-cell>
          <table:table-cell office:value-type="float" office:value="1.55122302281844" calcext:value-type="float">
            <text:p>1.5512230228</text:p>
          </table:table-cell>
          <table:table-cell office:value-type="float" office:value="1.49910065434826" calcext:value-type="float">
            <text:p>1.4991006543</text:p>
          </table:table-cell>
          <table:table-cell office:value-type="float" office:value="267.399703197173" calcext:value-type="float">
            <text:p>267.3997031972</text:p>
          </table:table-cell>
          <table:table-cell table:number-columns-repeated="2"/>
        </table:table-row>
        <table:table-row table:style-name="ro1">
          <table:table-cell office:value-type="float" office:value="0.000209574689773154" calcext:value-type="float">
            <text:p>0.0002095747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7289541102296E-016" calcext:value-type="float">
            <text:p>4.9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52540971979" calcext:value-type="float">
            <text:p>1.20E-005</text:p>
          </table:table-cell>
          <table:table-cell office:value-type="float" office:value="1.55122043461601" calcext:value-type="float">
            <text:p>1.5512204346</text:p>
          </table:table-cell>
          <table:table-cell office:value-type="float" office:value="1.49902084248921" calcext:value-type="float">
            <text:p>1.4990208425</text:p>
          </table:table-cell>
          <table:table-cell office:value-type="float" office:value="267.399702814107" calcext:value-type="float">
            <text:p>267.3997028141</text:p>
          </table:table-cell>
          <table:table-cell table:number-columns-repeated="2"/>
        </table:table-row>
        <table:table-row table:style-name="ro1">
          <table:table-cell office:value-type="float" office:value="0.000209822184904379" calcext:value-type="float">
            <text:p>0.0002098222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8519797773665E-016" calcext:value-type="float">
            <text:p>4.9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76340111427" calcext:value-type="float">
            <text:p>1.20E-005</text:p>
          </table:table-cell>
          <table:table-cell office:value-type="float" office:value="1.55121806238839" calcext:value-type="float">
            <text:p>1.5512180624</text:p>
          </table:table-cell>
          <table:table-cell office:value-type="float" office:value="1.49894774462907" calcext:value-type="float">
            <text:p>1.4989477446</text:p>
          </table:table-cell>
          <table:table-cell office:value-type="float" office:value="267.399702463149" calcext:value-type="float">
            <text:p>267.3997024631</text:p>
          </table:table-cell>
          <table:table-cell table:number-columns-repeated="2"/>
        </table:table-row>
        <table:table-row table:style-name="ro1">
          <table:table-cell office:value-type="float" office:value="0.000210140282394248" calcext:value-type="float">
            <text:p>0.0002101403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0103419930408E-016" calcext:value-type="float">
            <text:p>5.0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06928376903" calcext:value-type="float">
            <text:p>1.20E-005</text:p>
          </table:table-cell>
          <table:table-cell office:value-type="float" office:value="1.55121501438788" calcext:value-type="float">
            <text:p>1.5512150144</text:p>
          </table:table-cell>
          <table:table-cell office:value-type="float" office:value="1.49885382856139" calcext:value-type="float">
            <text:p>1.4988538286</text:p>
          </table:table-cell>
          <table:table-cell office:value-type="float" office:value="267.399702012073" calcext:value-type="float">
            <text:p>267.3997020121</text:p>
          </table:table-cell>
          <table:table-cell table:number-columns-repeated="2"/>
        </table:table-row>
        <table:table-row table:style-name="ro1">
          <table:table-cell office:value-type="float" office:value="0.000210401508160456" calcext:value-type="float">
            <text:p>0.0002104015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1405941179799E-016" calcext:value-type="float">
            <text:p>5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32047856429" calcext:value-type="float">
            <text:p>1.20E-005</text:p>
          </table:table-cell>
          <table:table-cell office:value-type="float" office:value="1.55121251192987" calcext:value-type="float">
            <text:p>1.5512125119</text:p>
          </table:table-cell>
          <table:table-cell office:value-type="float" office:value="1.49877673224591" calcext:value-type="float">
            <text:p>1.4987767322</text:p>
          </table:table-cell>
          <table:table-cell office:value-type="float" office:value="267.399701641643" calcext:value-type="float">
            <text:p>267.3997016416</text:p>
          </table:table-cell>
          <table:table-cell table:number-columns-repeated="2"/>
        </table:table-row>
        <table:table-row table:style-name="ro1">
          <table:table-cell office:value-type="float" office:value="0.000210640838736714" calcext:value-type="float">
            <text:p>0.0002106408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2600896507858E-016" calcext:value-type="float">
            <text:p>5.0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55061894093" calcext:value-type="float">
            <text:p>1.20E-005</text:p>
          </table:table-cell>
          <table:table-cell office:value-type="float" office:value="1.55121022003682" calcext:value-type="float">
            <text:p>1.55121022</text:p>
          </table:table-cell>
          <table:table-cell office:value-type="float" office:value="1.49870612070768" calcext:value-type="float">
            <text:p>1.4987061207</text:p>
          </table:table-cell>
          <table:table-cell office:value-type="float" office:value="267.399701302262" calcext:value-type="float">
            <text:p>267.3997013023</text:p>
          </table:table-cell>
          <table:table-cell table:number-columns-repeated="2"/>
        </table:table-row>
        <table:table-row table:style-name="ro1">
          <table:table-cell office:value-type="float" office:value="0.000210864066829952" calcext:value-type="float">
            <text:p>0.0002108641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3716839638756E-016" calcext:value-type="float">
            <text:p>5.0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76527516728" calcext:value-type="float">
            <text:p>1.20E-005</text:p>
          </table:table-cell>
          <table:table-cell office:value-type="float" office:value="1.55120808203396" calcext:value-type="float">
            <text:p>1.551208082</text:p>
          </table:table-cell>
          <table:table-cell office:value-type="float" office:value="1.49864027963274" calcext:value-type="float">
            <text:p>1.4986402796</text:p>
          </table:table-cell>
          <table:table-cell office:value-type="float" office:value="267.399700985715" calcext:value-type="float">
            <text:p>267.3997009857</text:p>
          </table:table-cell>
          <table:table-cell table:number-columns-repeated="2"/>
        </table:table-row>
        <table:table-row table:style-name="ro1">
          <table:table-cell office:value-type="float" office:value="0.00021107227583687" calcext:value-type="float">
            <text:p>0.0002110723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4758906712597E-016" calcext:value-type="float">
            <text:p>5.0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96548903628" calcext:value-type="float">
            <text:p>1.20E-005</text:p>
          </table:table-cell>
          <table:table-cell office:value-type="float" office:value="1.55120608775932" calcext:value-type="float">
            <text:p>1.5512060878</text:p>
          </table:table-cell>
          <table:table-cell office:value-type="float" office:value="1.49857888548679" calcext:value-type="float">
            <text:p>1.4985788855</text:p>
          </table:table-cell>
          <table:table-cell office:value-type="float" office:value="267.399700690466" calcext:value-type="float">
            <text:p>267.3997006905</text:p>
          </table:table-cell>
          <table:table-cell table:number-columns-repeated="2"/>
        </table:table-row>
        <table:table-row table:style-name="ro1">
          <table:table-cell office:value-type="float" office:value="0.000211268429055658" calcext:value-type="float">
            <text:p>0.0002112684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5741700853048E-016" calcext:value-type="float">
            <text:p>5.0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15411005523" calcext:value-type="float">
            <text:p>1.20E-005</text:p>
          </table:table-cell>
          <table:table-cell office:value-type="float" office:value="1.55120420959312" calcext:value-type="float">
            <text:p>1.5512042096</text:p>
          </table:table-cell>
          <table:table-cell office:value-type="float" office:value="1.4985210612876" calcext:value-type="float">
            <text:p>1.4985210613</text:p>
          </table:table-cell>
          <table:table-cell office:value-type="float" office:value="267.399700412312" calcext:value-type="float">
            <text:p>267.3997004123</text:p>
          </table:table-cell>
          <table:table-cell table:number-columns-repeated="2"/>
        </table:table-row>
        <table:table-row table:style-name="ro1">
          <table:table-cell office:value-type="float" office:value="0.000211440739502779" calcext:value-type="float">
            <text:p>0.0002114407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6605887434165E-016" calcext:value-type="float">
            <text:p>5.0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3198038591" calcext:value-type="float">
            <text:p>1.20E-005</text:p>
          </table:table-cell>
          <table:table-cell office:value-type="float" office:value="1.5512025596509" calcext:value-type="float">
            <text:p>1.5512025597</text:p>
          </table:table-cell>
          <table:table-cell office:value-type="float" office:value="1.498470277764" calcext:value-type="float">
            <text:p>1.4984702778</text:p>
          </table:table-cell>
          <table:table-cell office:value-type="float" office:value="267.399700167969" calcext:value-type="float">
            <text:p>267.399700168</text:p>
          </table:table-cell>
          <table:table-cell table:number-columns-repeated="2"/>
        </table:table-row>
        <table:table-row table:style-name="ro1">
          <table:table-cell office:value-type="float" office:value="0.000211662204549045" calcext:value-type="float">
            <text:p>0.0002116622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771777013967E-016" calcext:value-type="float">
            <text:p>5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53276475273" calcext:value-type="float">
            <text:p>1.20E-005</text:p>
          </table:table-cell>
          <table:table-cell office:value-type="float" office:value="1.55120043932436" calcext:value-type="float">
            <text:p>1.5512004393</text:p>
          </table:table-cell>
          <table:table-cell office:value-type="float" office:value="1.49840502390153" calcext:value-type="float">
            <text:p>1.4984050239</text:p>
          </table:table-cell>
          <table:table-cell office:value-type="float" office:value="267.399699853922" calcext:value-type="float">
            <text:p>267.3996998539</text:p>
          </table:table-cell>
          <table:table-cell table:number-columns-repeated="2"/>
        </table:table-row>
        <table:table-row table:style-name="ro1">
          <table:table-cell office:value-type="float" office:value="0.000211853529833769" calcext:value-type="float">
            <text:p>0.0002118535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8679395068432E-016" calcext:value-type="float">
            <text:p>5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7167432417" calcext:value-type="float">
            <text:p>1.20E-005</text:p>
          </table:table-cell>
          <table:table-cell office:value-type="float" office:value="1.5511986081178" calcext:value-type="float">
            <text:p>1.5511986081</text:p>
          </table:table-cell>
          <table:table-cell office:value-type="float" office:value="1.49834866557353" calcext:value-type="float">
            <text:p>1.4983486656</text:p>
          </table:table-cell>
          <table:table-cell office:value-type="float" office:value="267.399699582614" calcext:value-type="float">
            <text:p>267.3996995826</text:p>
          </table:table-cell>
          <table:table-cell table:number-columns-repeated="2"/>
        </table:table-row>
        <table:table-row table:style-name="ro1">
          <table:table-cell office:value-type="float" office:value="0.00021201361302696" calcext:value-type="float">
            <text:p>0.0002120136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9484749397781E-016" calcext:value-type="float">
            <text:p>5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87067932246" calcext:value-type="float">
            <text:p>1.20E-005</text:p>
          </table:table-cell>
          <table:table-cell office:value-type="float" office:value="1.55119707600014" calcext:value-type="float">
            <text:p>1.551197076</text:p>
          </table:table-cell>
          <table:table-cell office:value-type="float" office:value="1.49830152083231" calcext:value-type="float">
            <text:p>1.4983015208</text:p>
          </table:table-cell>
          <table:table-cell office:value-type="float" office:value="267.399699355609" calcext:value-type="float">
            <text:p>267.3996993556</text:p>
          </table:table-cell>
          <table:table-cell table:number-columns-repeated="2"/>
        </table:table-row>
        <table:table-row table:style-name="ro1">
          <table:table-cell office:value-type="float" office:value="0.000212156973774699" calcext:value-type="float">
            <text:p>0.000212157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1020656041788E-016" calcext:value-type="float">
            <text:p>5.1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00853508958" calcext:value-type="float">
            <text:p>1.20E-005</text:p>
          </table:table-cell>
          <table:table-cell office:value-type="float" office:value="1.55119570388492" calcext:value-type="float">
            <text:p>1.5511957039</text:p>
          </table:table-cell>
          <table:table-cell office:value-type="float" office:value="1.4982593091042" calcext:value-type="float">
            <text:p>1.4982593091</text:p>
          </table:table-cell>
          <table:table-cell office:value-type="float" office:value="267.399699152318" calcext:value-type="float">
            <text:p>267.3996991523</text:p>
          </table:table-cell>
          <table:table-cell table:number-columns-repeated="2"/>
        </table:table-row>
        <table:table-row table:style-name="ro1">
          <table:table-cell office:value-type="float" office:value="0.000212287263101976" calcext:value-type="float">
            <text:p>0.0002122873</text:p>
          </table:table-cell>
          <table:table-cell office:value-type="float" office:value="3395.40000000235" calcext:value-type="float">
            <text:p>3395.4000000024</text:p>
          </table:table-cell>
          <table:table-cell office:value-type="float" office:value="5.10863037139582E-016" calcext:value-type="float">
            <text:p>5.1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1338213724" calcext:value-type="float">
            <text:p>1.20E-005</text:p>
          </table:table-cell>
          <table:table-cell office:value-type="float" office:value="1.55119445665346" calcext:value-type="float">
            <text:p>1.5511944567</text:p>
          </table:table-cell>
          <table:table-cell office:value-type="float" office:value="1.49822095297217" calcext:value-type="float">
            <text:p>1.498220953</text:p>
          </table:table-cell>
          <table:table-cell office:value-type="float" office:value="267.399698967562" calcext:value-type="float">
            <text:p>267.3996989676</text:p>
          </table:table-cell>
          <table:table-cell table:number-columns-repeated="2"/>
        </table:table-row>
        <table:table-row table:style-name="ro1">
          <table:table-cell office:value-type="float" office:value="0.000212808420411084" calcext:value-type="float">
            <text:p>0.0002128084</text:p>
          </table:table-cell>
          <table:table-cell office:value-type="float" office:value="3395.40000000235" calcext:value-type="float">
            <text:p>3395.4000000024</text:p>
          </table:table-cell>
          <table:table-cell office:value-type="float" office:value="5.13493509970301E-016" calcext:value-type="float">
            <text:p>5.1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63496652488" calcext:value-type="float">
            <text:p>1.20E-005</text:p>
          </table:table-cell>
          <table:table-cell office:value-type="float" office:value="1.55118946968835" calcext:value-type="float">
            <text:p>1.5511894697</text:p>
          </table:table-cell>
          <table:table-cell office:value-type="float" office:value="1.49806759263079" calcext:value-type="float">
            <text:p>1.4980675926</text:p>
          </table:table-cell>
          <table:table-cell office:value-type="float" office:value="267.399698228538" calcext:value-type="float">
            <text:p>267.3996982285</text:p>
          </table:table-cell>
          <table:table-cell table:number-columns-repeated="2"/>
        </table:table-row>
        <table:table-row table:style-name="ro1">
          <table:table-cell office:value-type="float" office:value="0.000213355952323176" calcext:value-type="float">
            <text:p>0.000213356</text:p>
          </table:table-cell>
          <table:table-cell office:value-type="float" office:value="3395.40000000236" calcext:value-type="float">
            <text:p>3395.4000000024</text:p>
          </table:table-cell>
          <table:table-cell office:value-type="float" office:value="5.16264977901466E-016" calcext:value-type="float">
            <text:p>5.1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516147352896" calcext:value-type="float">
            <text:p>1.21E-005</text:p>
          </table:table-cell>
          <table:table-cell office:value-type="float" office:value="1.55118423080532" calcext:value-type="float">
            <text:p>1.5511842308</text:p>
          </table:table-cell>
          <table:table-cell office:value-type="float" office:value="1.49790658179001" calcext:value-type="float">
            <text:p>1.4979065818</text:p>
          </table:table-cell>
          <table:table-cell office:value-type="float" office:value="267.399697452114" calcext:value-type="float">
            <text:p>267.3996974521</text:p>
          </table:table-cell>
          <table:table-cell table:number-columns-repeated="2"/>
        </table:table-row>
        <table:table-row table:style-name="ro1">
          <table:table-cell office:value-type="float" office:value="0.000213700925644359" calcext:value-type="float">
            <text:p>0.0002137009</text:p>
          </table:table-cell>
          <table:table-cell office:value-type="float" office:value="3395.40000000236" calcext:value-type="float">
            <text:p>3395.4000000024</text:p>
          </table:table-cell>
          <table:table-cell office:value-type="float" office:value="5.18015290079591E-016" calcext:value-type="float">
            <text:p>5.1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549320009012" calcext:value-type="float">
            <text:p>1.21E-005</text:p>
          </table:table-cell>
          <table:table-cell office:value-type="float" office:value="1.55118093196709" calcext:value-type="float">
            <text:p>1.551180932</text:p>
          </table:table-cell>
          <table:table-cell office:value-type="float" office:value="1.49780519484275" calcext:value-type="float">
            <text:p>1.4978051948</text:p>
          </table:table-cell>
          <table:table-cell office:value-type="float" office:value="267.399696962928" calcext:value-type="float">
            <text:p>267.3996969629</text:p>
          </table:table-cell>
          <table:table-cell table:number-columns-repeated="2"/>
        </table:table-row>
        <table:table-row table:style-name="ro1">
          <table:table-cell office:value-type="float" office:value="0.000214600624622046" calcext:value-type="float">
            <text:p>0.0002146006</text:p>
          </table:table-cell>
          <table:table-cell office:value-type="float" office:value="3395.40000000237" calcext:value-type="float">
            <text:p>3395.4000000024</text:p>
          </table:table-cell>
          <table:table-cell office:value-type="float" office:value="5.22595231224217E-016" calcext:value-type="float">
            <text:p>5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63583512283" calcext:value-type="float">
            <text:p>1.21E-005</text:p>
          </table:table-cell>
          <table:table-cell office:value-type="float" office:value="1.55117233054815" calcext:value-type="float">
            <text:p>1.5511723305</text:p>
          </table:table-cell>
          <table:table-cell office:value-type="float" office:value="1.49754098653342" calcext:value-type="float">
            <text:p>1.4975409865</text:p>
          </table:table-cell>
          <table:table-cell office:value-type="float" office:value="267.399695687116" calcext:value-type="float">
            <text:p>267.3996956871</text:p>
          </table:table-cell>
          <table:table-cell table:number-columns-repeated="2"/>
        </table:table-row>
        <table:table-row table:style-name="ro1">
          <table:table-cell office:value-type="float" office:value="0.000215997827957242" calcext:value-type="float">
            <text:p>0.0002159978</text:p>
          </table:table-cell>
          <table:table-cell office:value-type="float" office:value="3395.40000000239" calcext:value-type="float">
            <text:p>3395.4000000024</text:p>
          </table:table-cell>
          <table:table-cell office:value-type="float" office:value="5.29750998575523E-016" calcext:value-type="float">
            <text:p>5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770190301107" calcext:value-type="float">
            <text:p>1.21E-005</text:p>
          </table:table-cell>
          <table:table-cell office:value-type="float" office:value="1.55115897816166" calcext:value-type="float">
            <text:p>1.5511589782</text:p>
          </table:table-cell>
          <table:table-cell office:value-type="float" office:value="1.49713128410226" calcext:value-type="float">
            <text:p>1.4971312841</text:p>
          </table:table-cell>
          <table:table-cell office:value-type="float" office:value="267.399693705822" calcext:value-type="float">
            <text:p>267.3996937058</text:p>
          </table:table-cell>
          <table:table-cell table:number-columns-repeated="2"/>
        </table:table-row>
        <table:table-row table:style-name="ro1">
          <table:table-cell office:value-type="float" office:value="0.000217793608225444" calcext:value-type="float">
            <text:p>0.0002177936</text:p>
          </table:table-cell>
          <table:table-cell office:value-type="float" office:value="3395.40000000241" calcext:value-type="float">
            <text:p>3395.4000000024</text:p>
          </table:table-cell>
          <table:table-cell office:value-type="float" office:value="5.39025491336012E-016" calcext:value-type="float">
            <text:p>5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942872689435" calcext:value-type="float">
            <text:p>1.21E-005</text:p>
          </table:table-cell>
          <table:table-cell office:value-type="float" office:value="1.55114183193068" calcext:value-type="float">
            <text:p>1.5511418319</text:p>
          </table:table-cell>
          <table:table-cell office:value-type="float" office:value="1.49660578381748" calcext:value-type="float">
            <text:p>1.4966057838</text:p>
          </table:table-cell>
          <table:table-cell office:value-type="float" office:value="267.399691159328" calcext:value-type="float">
            <text:p>267.3996911593</text:p>
          </table:table-cell>
          <table:table-cell table:number-columns-repeated="2"/>
        </table:table-row>
        <table:table-row table:style-name="ro1">
          <table:table-cell office:value-type="float" office:value="0.000219362898434509" calcext:value-type="float">
            <text:p>0.0002193629</text:p>
          </table:table-cell>
          <table:table-cell office:value-type="float" office:value="3395.40000000243" calcext:value-type="float">
            <text:p>3395.4000000024</text:p>
          </table:table-cell>
          <table:table-cell office:value-type="float" office:value="5.47201670818777E-016" calcext:value-type="float">
            <text:p>5.4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093775793889" calcext:value-type="float">
            <text:p>1.21E-005</text:p>
          </table:table-cell>
          <table:table-cell office:value-type="float" office:value="1.55112686083942" calcext:value-type="float">
            <text:p>1.5511268608</text:p>
          </table:table-cell>
          <table:table-cell office:value-type="float" office:value="1.4961475499652" calcext:value-type="float">
            <text:p>1.49614755</text:p>
          </table:table-cell>
          <table:table-cell office:value-type="float" office:value="267.399688934008" calcext:value-type="float">
            <text:p>267.399688934</text:p>
          </table:table-cell>
          <table:table-cell table:number-columns-repeated="2"/>
        </table:table-row>
        <table:table-row table:style-name="ro1">
          <table:table-cell office:value-type="float" office:value="0.000220684604591732" calcext:value-type="float">
            <text:p>0.0002206846</text:p>
          </table:table-cell>
          <table:table-cell office:value-type="float" office:value="3395.40000000245" calcext:value-type="float">
            <text:p>3395.4000000025</text:p>
          </table:table-cell>
          <table:table-cell office:value-type="float" office:value="5.5413967045368E-016" calcext:value-type="float">
            <text:p>5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220871205702" calcext:value-type="float">
            <text:p>1.21E-005</text:p>
          </table:table-cell>
          <table:table-cell office:value-type="float" office:value="1.55111426015269" calcext:value-type="float">
            <text:p>1.5511142602</text:p>
          </table:table-cell>
          <table:table-cell office:value-type="float" office:value="1.49576232365143" calcext:value-type="float">
            <text:p>1.4957623237</text:p>
          </table:table-cell>
          <table:table-cell office:value-type="float" office:value="267.399687059772" calcext:value-type="float">
            <text:p>267.3996870598</text:p>
          </table:table-cell>
          <table:table-cell table:number-columns-repeated="2"/>
        </table:table-row>
        <table:table-row table:style-name="ro1">
          <table:table-cell office:value-type="float" office:value="0.000221466833964752" calcext:value-type="float">
            <text:p>0.0002214668</text:p>
          </table:table-cell>
          <table:table-cell office:value-type="float" office:value="3395.40000000246" calcext:value-type="float">
            <text:p>3395.4000000025</text:p>
          </table:table-cell>
          <table:table-cell office:value-type="float" office:value="5.58268130515553E-016" calcext:value-type="float">
            <text:p>5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29609047621" calcext:value-type="float">
            <text:p>1.21E-005</text:p>
          </table:table-cell>
          <table:table-cell office:value-type="float" office:value="1.5511068070767" calcext:value-type="float">
            <text:p>1.5511068071</text:p>
          </table:table-cell>
          <table:table-cell office:value-type="float" office:value="1.4955346402205" calcext:value-type="float">
            <text:p>1.4955346402</text:p>
          </table:table-cell>
          <table:table-cell office:value-type="float" office:value="267.399685950537" calcext:value-type="float">
            <text:p>267.3996859505</text:p>
          </table:table-cell>
          <table:table-cell table:number-columns-repeated="2"/>
        </table:table-row>
        <table:table-row table:style-name="ro1">
          <table:table-cell office:value-type="float" office:value="0.000222095100813111" calcext:value-type="float">
            <text:p>0.0002220951</text:p>
          </table:table-cell>
          <table:table-cell office:value-type="float" office:value="3395.40000000247" calcext:value-type="float">
            <text:p>3395.4000000025</text:p>
          </table:table-cell>
          <table:table-cell office:value-type="float" office:value="5.61596036579931E-016" calcext:value-type="float">
            <text:p>5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356504694267" calcext:value-type="float">
            <text:p>1.21E-005</text:p>
          </table:table-cell>
          <table:table-cell office:value-type="float" office:value="1.551100821372" calcext:value-type="float">
            <text:p>1.5511008214</text:p>
          </table:table-cell>
          <table:table-cell office:value-type="float" office:value="1.49535193521872" calcext:value-type="float">
            <text:p>1.4953519352</text:p>
          </table:table-cell>
          <table:table-cell office:value-type="float" office:value="267.399685059628" calcext:value-type="float">
            <text:p>267.3996850596</text:p>
          </table:table-cell>
          <table:table-cell table:number-columns-repeated="2"/>
        </table:table-row>
        <table:table-row table:style-name="ro1">
          <table:table-cell office:value-type="float" office:value="0.000222614741155639" calcext:value-type="float">
            <text:p>0.0002226147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4356656176753E-016" calcext:value-type="float">
            <text:p>5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06473376917" calcext:value-type="float">
            <text:p>1.21E-005</text:p>
          </table:table-cell>
          <table:table-cell office:value-type="float" office:value="1.55109587223247" calcext:value-type="float">
            <text:p>1.5510958722</text:p>
          </table:table-cell>
          <table:table-cell office:value-type="float" office:value="1.49520093028353" calcext:value-type="float">
            <text:p>1.4952009303</text:p>
          </table:table-cell>
          <table:table-cell office:value-type="float" office:value="267.399684322755" calcext:value-type="float">
            <text:p>267.3996843228</text:p>
          </table:table-cell>
          <table:table-cell table:number-columns-repeated="2"/>
        </table:table-row>
        <table:table-row table:style-name="ro1">
          <table:table-cell office:value-type="float" office:value="0.000222816611466529" calcext:value-type="float">
            <text:p>0.0002228166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5431083720213E-016" calcext:value-type="float">
            <text:p>5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25885252474" calcext:value-type="float">
            <text:p>1.21E-005</text:p>
          </table:table-cell>
          <table:table-cell office:value-type="float" office:value="1.55109394981401" calcext:value-type="float">
            <text:p>1.5510939498</text:p>
          </table:table-cell>
          <table:table-cell office:value-type="float" office:value="1.49514229474785" calcext:value-type="float">
            <text:p>1.4951422947</text:p>
          </table:table-cell>
          <table:table-cell office:value-type="float" office:value="267.399684036495" calcext:value-type="float">
            <text:p>267.3996840365</text:p>
          </table:table-cell>
          <table:table-cell table:number-columns-repeated="2"/>
        </table:table-row>
        <table:table-row table:style-name="ro1">
          <table:table-cell office:value-type="float" office:value="0.000222992915885467" calcext:value-type="float">
            <text:p>0.0002229929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637034679369E-016" calcext:value-type="float">
            <text:p>5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42838709064" calcext:value-type="float">
            <text:p>1.21E-005</text:p>
          </table:table-cell>
          <table:table-cell office:value-type="float" office:value="1.55109227111911" calcext:value-type="float">
            <text:p>1.5510922711</text:p>
          </table:table-cell>
          <table:table-cell office:value-type="float" office:value="1.49509109746201" calcext:value-type="float">
            <text:p>1.4950910975</text:p>
          </table:table-cell>
          <table:table-cell office:value-type="float" office:value="267.399683786487" calcext:value-type="float">
            <text:p>267.3996837865</text:p>
          </table:table-cell>
          <table:table-cell table:number-columns-repeated="2"/>
        </table:table-row>
        <table:table-row table:style-name="ro1">
          <table:table-cell office:value-type="float" office:value="0.000223149739904101" calcext:value-type="float">
            <text:p>0.0002231497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7206538339929E-016" calcext:value-type="float">
            <text:p>5.6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57918927681" calcext:value-type="float">
            <text:p>1.21E-005</text:p>
          </table:table-cell>
          <table:table-cell office:value-type="float" office:value="1.55109077823135" calcext:value-type="float">
            <text:p>1.5510907782</text:p>
          </table:table-cell>
          <table:table-cell office:value-type="float" office:value="1.4950455668057" calcext:value-type="float">
            <text:p>1.4950455668</text:p>
          </table:table-cell>
          <table:table-cell office:value-type="float" office:value="267.399683564104" calcext:value-type="float">
            <text:p>267.3996835641</text:p>
          </table:table-cell>
          <table:table-cell table:number-columns-repeated="2"/>
        </table:table-row>
        <table:table-row table:style-name="ro1">
          <table:table-cell office:value-type="float" office:value="0.000223284531761658" calcext:value-type="float">
            <text:p>0.0002232845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7925788209404E-016" calcext:value-type="float">
            <text:p>5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70880531052" calcext:value-type="float">
            <text:p>1.21E-005</text:p>
          </table:table-cell>
          <table:table-cell office:value-type="float" office:value="1.55108949525265" calcext:value-type="float">
            <text:p>1.5510894953</text:p>
          </table:table-cell>
          <table:table-cell office:value-type="float" office:value="1.49500643998409" calcext:value-type="float">
            <text:p>1.49500644</text:p>
          </table:table-cell>
          <table:table-cell office:value-type="float" office:value="267.399683372964" calcext:value-type="float">
            <text:p>267.399683373</text:p>
          </table:table-cell>
          <table:table-cell table:number-columns-repeated="2"/>
        </table:table-row>
        <table:table-row table:style-name="ro1">
          <table:table-cell office:value-type="float" office:value="0.000223408025754292" calcext:value-type="float">
            <text:p>0.000223408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6858518652091E-016" calcext:value-type="float">
            <text:p>5.6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82755730523" calcext:value-type="float">
            <text:p>1.21E-005</text:p>
          </table:table-cell>
          <table:table-cell office:value-type="float" office:value="1.5510883200072" calcext:value-type="float">
            <text:p>1.55108832</text:p>
          </table:table-cell>
          <table:table-cell office:value-type="float" office:value="1.49497059855911" calcext:value-type="float">
            <text:p>1.4949705986</text:p>
          </table:table-cell>
          <table:table-cell office:value-type="float" office:value="267.399683197844" calcext:value-type="float">
            <text:p>267.3996831978</text:p>
          </table:table-cell>
          <table:table-cell table:number-columns-repeated="2"/>
        </table:table-row>
        <table:table-row table:style-name="ro1">
          <table:table-cell office:value-type="float" office:value="0.00022356674858958" calcext:value-type="float">
            <text:p>0.0002235667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69433299278583E-016" calcext:value-type="float">
            <text:p>5.6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98018540002" calcext:value-type="float">
            <text:p>1.21E-005</text:p>
          </table:table-cell>
          <table:table-cell office:value-type="float" office:value="1.55108680923039" calcext:value-type="float">
            <text:p>1.5510868092</text:p>
          </table:table-cell>
          <table:table-cell office:value-type="float" office:value="1.49492454105328" calcext:value-type="float">
            <text:p>1.4949245411</text:p>
          </table:table-cell>
          <table:table-cell office:value-type="float" office:value="267.399682972768" calcext:value-type="float">
            <text:p>267.3996829728</text:p>
          </table:table-cell>
          <table:table-cell table:number-columns-repeated="2"/>
        </table:table-row>
        <table:table-row table:style-name="ro1">
          <table:table-cell office:value-type="float" office:value="0.00022377074991712" calcext:value-type="float">
            <text:p>0.0002237707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70524358091827E-016" calcext:value-type="float">
            <text:p>5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17635336229" calcext:value-type="float">
            <text:p>1.22E-005</text:p>
          </table:table-cell>
          <table:table-cell office:value-type="float" office:value="1.55108486756704" calcext:value-type="float">
            <text:p>1.5510848676</text:p>
          </table:table-cell>
          <table:table-cell office:value-type="float" office:value="1.49486535849264" calcext:value-type="float">
            <text:p>1.4948653585</text:p>
          </table:table-cell>
          <table:table-cell office:value-type="float" office:value="267.399682683486" calcext:value-type="float">
            <text:p>267.3996826835</text:p>
          </table:table-cell>
          <table:table-cell table:number-columns-repeated="2"/>
        </table:table-row>
        <table:table-row table:style-name="ro1">
          <table:table-cell office:value-type="float" office:value="0.000224051498344631" calcext:value-type="float">
            <text:p>0.0002240515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72027735155969E-016" calcext:value-type="float">
            <text:p>5.7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44632144717" calcext:value-type="float">
            <text:p>1.22E-005</text:p>
          </table:table-cell>
          <table:table-cell office:value-type="float" office:value="1.5510821962404" calcext:value-type="float">
            <text:p>1.5510821962</text:p>
          </table:table-cell>
          <table:table-cell office:value-type="float" office:value="1.4947839360722" calcext:value-type="float">
            <text:p>1.4947839361</text:p>
          </table:table-cell>
          <table:table-cell office:value-type="float" office:value="267.399682285372" calcext:value-type="float">
            <text:p>267.3996822854</text:p>
          </table:table-cell>
          <table:table-cell table:number-columns-repeated="2"/>
        </table:table-row>
        <table:table-row table:style-name="ro1">
          <table:table-cell office:value-type="float" office:value="0.000224308715248243" calcext:value-type="float">
            <text:p>0.0002243087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3406987293698E-016" calcext:value-type="float">
            <text:p>5.7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69366159166" calcext:value-type="float">
            <text:p>1.22E-005</text:p>
          </table:table-cell>
          <table:table-cell office:value-type="float" office:value="1.55107974900488" calcext:value-type="float">
            <text:p>1.551079749</text:p>
          </table:table-cell>
          <table:table-cell office:value-type="float" office:value="1.49470936377817" calcext:value-type="float">
            <text:p>1.4947093638</text:p>
          </table:table-cell>
          <table:table-cell office:value-type="float" office:value="267.399681920628" calcext:value-type="float">
            <text:p>267.3996819206</text:p>
          </table:table-cell>
          <table:table-cell table:number-columns-repeated="2"/>
        </table:table-row>
        <table:table-row table:style-name="ro1">
          <table:table-cell office:value-type="float" office:value="0.000224548626251919" calcext:value-type="float">
            <text:p>0.0002245486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4695065650383E-016" calcext:value-type="float">
            <text:p>5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92436036108" calcext:value-type="float">
            <text:p>1.22E-005</text:p>
          </table:table-cell>
          <table:table-cell office:value-type="float" office:value="1.55107746639428" calcext:value-type="float">
            <text:p>1.5510774664</text:p>
          </table:table-cell>
          <table:table-cell office:value-type="float" office:value="1.49463983083672" calcext:value-type="float">
            <text:p>1.4946398308</text:p>
          </table:table-cell>
          <table:table-cell office:value-type="float" office:value="267.399681580424" calcext:value-type="float">
            <text:p>267.3996815804</text:p>
          </table:table-cell>
          <table:table-cell table:number-columns-repeated="2"/>
        </table:table-row>
        <table:table-row table:style-name="ro1">
          <table:table-cell office:value-type="float" office:value="0.000224772395719919" calcext:value-type="float">
            <text:p>0.0002247724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5897893653373E-016" calcext:value-type="float">
            <text:p>5.7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1395374106" calcext:value-type="float">
            <text:p>1.22E-005</text:p>
          </table:table-cell>
          <table:table-cell office:value-type="float" office:value="1.55107533802195" calcext:value-type="float">
            <text:p>1.551075338</text:p>
          </table:table-cell>
          <table:table-cell office:value-type="float" office:value="1.49457499531261" calcext:value-type="float">
            <text:p>1.4945749953</text:p>
          </table:table-cell>
          <table:table-cell office:value-type="float" office:value="267.399681263109" calcext:value-type="float">
            <text:p>267.3996812631</text:p>
          </table:table-cell>
          <table:table-cell table:number-columns-repeated="2"/>
        </table:table-row>
        <table:table-row table:style-name="ro1">
          <table:table-cell office:value-type="float" office:value="0.000224983208412056" calcext:value-type="float">
            <text:p>0.0002249832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7032323282426E-016" calcext:value-type="float">
            <text:p>5.7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34225520884" calcext:value-type="float">
            <text:p>1.22E-005</text:p>
          </table:table-cell>
          <table:table-cell office:value-type="float" office:value="1.55107333307919" calcext:value-type="float">
            <text:p>1.5510733331</text:p>
          </table:table-cell>
          <table:table-cell office:value-type="float" office:value="1.49451393080234" calcext:value-type="float">
            <text:p>1.4945139308</text:p>
          </table:table-cell>
          <table:table-cell office:value-type="float" office:value="267.399680964167" calcext:value-type="float">
            <text:p>267.3996809642</text:p>
          </table:table-cell>
          <table:table-cell table:number-columns-repeated="2"/>
        </table:table-row>
        <table:table-row table:style-name="ro1">
          <table:table-cell office:value-type="float" office:value="0.000225183986470139" calcext:value-type="float">
            <text:p>0.000225184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8113880469933E-016" calcext:value-type="float">
            <text:p>5.7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53532369155" calcext:value-type="float">
            <text:p>1.22E-005</text:p>
          </table:table-cell>
          <table:table-cell office:value-type="float" office:value="1.55107142353965" calcext:value-type="float">
            <text:p>1.5510714235</text:p>
          </table:table-cell>
          <table:table-cell office:value-type="float" office:value="1.4944557881927" calcext:value-type="float">
            <text:p>1.4944557882</text:p>
          </table:table-cell>
          <table:table-cell office:value-type="float" office:value="267.399680679456" calcext:value-type="float">
            <text:p>267.3996806795</text:p>
          </table:table-cell>
          <table:table-cell table:number-columns-repeated="2"/>
        </table:table-row>
        <table:table-row table:style-name="ro1">
          <table:table-cell office:value-type="float" office:value="0.000225360359598569" calcext:value-type="float">
            <text:p>0.0002253604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9064879128442E-016" calcext:value-type="float">
            <text:p>5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70492435926" calcext:value-type="float">
            <text:p>1.22E-005</text:p>
          </table:table-cell>
          <table:table-cell office:value-type="float" office:value="1.55106974638963" calcext:value-type="float">
            <text:p>1.5510697464</text:p>
          </table:table-cell>
          <table:table-cell office:value-type="float" office:value="1.49440472517321" calcext:value-type="float">
            <text:p>1.4944047252</text:p>
          </table:table-cell>
          <table:table-cell office:value-type="float" office:value="267.399680429351" calcext:value-type="float">
            <text:p>267.3996804294</text:p>
          </table:table-cell>
          <table:table-cell table:number-columns-repeated="2"/>
        </table:table-row>
        <table:table-row table:style-name="ro1">
          <table:table-cell office:value-type="float" office:value="0.000225532604226325" calcext:value-type="float">
            <text:p>0.0002255326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9994435635381E-016" calcext:value-type="float">
            <text:p>5.8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87055505776" calcext:value-type="float">
            <text:p>1.22E-005</text:p>
          </table:table-cell>
          <table:table-cell office:value-type="float" office:value="1.55106810879205" calcext:value-type="float">
            <text:p>1.5510681088</text:p>
          </table:table-cell>
          <table:table-cell office:value-type="float" office:value="1.49435486849577" calcext:value-type="float">
            <text:p>1.4943548685</text:p>
          </table:table-cell>
          <table:table-cell office:value-type="float" office:value="267.399680185101" calcext:value-type="float">
            <text:p>267.3996801851</text:p>
          </table:table-cell>
          <table:table-cell table:number-columns-repeated="2"/>
        </table:table-row>
        <table:table-row table:style-name="ro1">
          <table:table-cell office:value-type="float" office:value="0.000225685817032106" calcext:value-type="float">
            <text:p>0.0002256858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0821962567317E-016" calcext:value-type="float">
            <text:p>5.8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01788472925" calcext:value-type="float">
            <text:p>1.22E-005</text:p>
          </table:table-cell>
          <table:table-cell office:value-type="float" office:value="1.55106665222975" calcext:value-type="float">
            <text:p>1.5510666522</text:p>
          </table:table-cell>
          <table:table-cell office:value-type="float" office:value="1.49431052979344" calcext:value-type="float">
            <text:p>1.4943105298</text:p>
          </table:table-cell>
          <table:table-cell office:value-type="float" office:value="267.399679967838" calcext:value-type="float">
            <text:p>267.3996799678</text:p>
          </table:table-cell>
          <table:table-cell table:number-columns-repeated="2"/>
        </table:table-row>
        <table:table-row table:style-name="ro1">
          <table:table-cell office:value-type="float" office:value="0.000225837662697202" calcext:value-type="float">
            <text:p>0.0002258377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1642737057645E-016" calcext:value-type="float">
            <text:p>5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16389975431" calcext:value-type="float">
            <text:p>1.22E-005</text:p>
          </table:table-cell>
          <table:table-cell office:value-type="float" office:value="1.55106520844016" calcext:value-type="float">
            <text:p>1.5510652084</text:p>
          </table:table-cell>
          <table:table-cell office:value-type="float" office:value="1.494266595277" calcext:value-type="float">
            <text:p>1.4942665953</text:p>
          </table:table-cell>
          <table:table-cell office:value-type="float" office:value="267.399679752515" calcext:value-type="float">
            <text:p>267.3996797525</text:p>
          </table:table-cell>
          <table:table-cell table:number-columns-repeated="2"/>
        </table:table-row>
        <table:table-row table:style-name="ro1">
          <table:table-cell office:value-type="float" office:value="0.000225974621472433" calcext:value-type="float">
            <text:p>0.0002259746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2383582634335E-016" calcext:value-type="float">
            <text:p>5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29559953075" calcext:value-type="float">
            <text:p>1.22E-005</text:p>
          </table:table-cell>
          <table:table-cell office:value-type="float" office:value="1.55106390666892" calcext:value-type="float">
            <text:p>1.5510639067</text:p>
          </table:table-cell>
          <table:table-cell office:value-type="float" office:value="1.49422697532459" calcext:value-type="float">
            <text:p>1.4942269753</text:p>
          </table:table-cell>
          <table:table-cell office:value-type="float" office:value="267.399679558301" calcext:value-type="float">
            <text:p>267.3996795583</text:p>
          </table:table-cell>
          <table:table-cell table:number-columns-repeated="2"/>
        </table:table-row>
        <table:table-row table:style-name="ro1">
          <table:table-cell office:value-type="float" office:value="0.00022610010075787" calcext:value-type="float">
            <text:p>0.0002261001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30627818869E-016" calcext:value-type="float">
            <text:p>5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41626060971" calcext:value-type="float">
            <text:p>1.22E-005</text:p>
          </table:table-cell>
          <table:table-cell office:value-type="float" office:value="1.5510627137474" calcext:value-type="float">
            <text:p>1.5510627137</text:p>
          </table:table-cell>
          <table:table-cell office:value-type="float" office:value="1.49419068226946" calcext:value-type="float">
            <text:p>1.4941906823</text:p>
          </table:table-cell>
          <table:table-cell office:value-type="float" office:value="267.399679380366" calcext:value-type="float">
            <text:p>267.3996793804</text:p>
          </table:table-cell>
          <table:table-cell table:number-columns-repeated="2"/>
        </table:table-row>
        <table:table-row table:style-name="ro1">
          <table:table-cell office:value-type="float" office:value="0.000226218314498997" calcext:value-type="float">
            <text:p>0.0002262183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3703046944719E-016" calcext:value-type="float">
            <text:p>5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52993513121" calcext:value-type="float">
            <text:p>1.22E-005</text:p>
          </table:table-cell>
          <table:table-cell office:value-type="float" office:value="1.55106159012007" calcext:value-type="float">
            <text:p>1.5510615901</text:p>
          </table:table-cell>
          <table:table-cell office:value-type="float" office:value="1.49415649598064" calcext:value-type="float">
            <text:p>1.494156496</text:p>
          </table:table-cell>
          <table:table-cell office:value-type="float" office:value="267.399679212734" calcext:value-type="float">
            <text:p>267.3996792127</text:p>
          </table:table-cell>
          <table:table-cell table:number-columns-repeated="2"/>
        </table:table-row>
        <table:table-row table:style-name="ro1">
          <table:table-cell office:value-type="float" office:value="0.000226337445361845" calcext:value-type="float">
            <text:p>0.0002263374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4348665092881E-016" calcext:value-type="float">
            <text:p>5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64449155752" calcext:value-type="float">
            <text:p>1.22E-005</text:p>
          </table:table-cell>
          <table:table-cell office:value-type="float" office:value="1.55106045774331" calcext:value-type="float">
            <text:p>1.5510604577</text:p>
          </table:table-cell>
          <table:table-cell office:value-type="float" office:value="1.49412204964205" calcext:value-type="float">
            <text:p>1.4941220496</text:p>
          </table:table-cell>
          <table:table-cell office:value-type="float" office:value="267.399679043801" calcext:value-type="float">
            <text:p>267.3996790438</text:p>
          </table:table-cell>
          <table:table-cell table:number-columns-repeated="2"/>
        </table:table-row>
        <table:table-row table:style-name="ro1">
          <table:table-cell office:value-type="float" office:value="0.000226442735844974" calcext:value-type="float">
            <text:p>0.0002264427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4919599104954E-016" calcext:value-type="float">
            <text:p>5.8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74573905643" calcext:value-type="float">
            <text:p>1.22E-005</text:p>
          </table:table-cell>
          <table:table-cell office:value-type="float" office:value="1.55105945713847" calcext:value-type="float">
            <text:p>1.5510594571</text:p>
          </table:table-cell>
          <table:table-cell office:value-type="float" office:value="1.49409160956324" calcext:value-type="float">
            <text:p>1.4940916096</text:p>
          </table:table-cell>
          <table:table-cell office:value-type="float" office:value="267.399678894495" calcext:value-type="float">
            <text:p>267.3996788945</text:p>
          </table:table-cell>
          <table:table-cell table:number-columns-repeated="2"/>
        </table:table-row>
        <table:table-row table:style-name="ro1">
          <table:table-cell office:value-type="float" office:value="0.000226553401140599" calcext:value-type="float">
            <text:p>0.0002265534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5520004023214E-016" calcext:value-type="float">
            <text:p>5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85215498362" calcext:value-type="float">
            <text:p>1.22E-005</text:p>
          </table:table-cell>
          <table:table-cell office:value-type="float" office:value="1.55105840545624" calcext:value-type="float">
            <text:p>1.5510584055</text:p>
          </table:table-cell>
          <table:table-cell office:value-type="float" office:value="1.49405961999052" calcext:value-type="float">
            <text:p>1.49405962</text:p>
          </table:table-cell>
          <table:table-cell office:value-type="float" office:value="267.399678737567" calcext:value-type="float">
            <text:p>267.3996787376</text:p>
          </table:table-cell>
          <table:table-cell table:number-columns-repeated="2"/>
        </table:table-row>
        <table:table-row table:style-name="ro1">
          <table:table-cell office:value-type="float" office:value="0.000226657658656585" calcext:value-type="float">
            <text:p>0.0002266577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6085949944049E-016" calcext:value-type="float">
            <text:p>5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95240917967" calcext:value-type="float">
            <text:p>1.22E-005</text:p>
          </table:table-cell>
          <table:table-cell office:value-type="float" office:value="1.55105741456587" calcext:value-type="float">
            <text:p>1.5510574146</text:p>
          </table:table-cell>
          <table:table-cell office:value-type="float" office:value="1.49402948679444" calcext:value-type="float">
            <text:p>1.4940294868</text:p>
          </table:table-cell>
          <table:table-cell office:value-type="float" office:value="267.399678589725" calcext:value-type="float">
            <text:p>267.3996785897</text:p>
          </table:table-cell>
          <table:table-cell table:number-columns-repeated="2"/>
        </table:table-row>
        <table:table-row table:style-name="ro1">
          <table:table-cell office:value-type="float" office:value="0.000226756953539544" calcext:value-type="float">
            <text:p>0.000226757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6625232887869E-016" calcext:value-type="float">
            <text:p>5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04789129866" calcext:value-type="float">
            <text:p>1.22E-005</text:p>
          </table:table-cell>
          <table:table-cell office:value-type="float" office:value="1.55105647084582" calcext:value-type="float">
            <text:p>1.5510564708</text:p>
          </table:table-cell>
          <table:table-cell office:value-type="float" office:value="1.49400079165708" calcext:value-type="float">
            <text:p>1.4940007917</text:p>
          </table:table-cell>
          <table:table-cell office:value-type="float" office:value="267.399678448921" calcext:value-type="float">
            <text:p>267.3996784489</text:p>
          </table:table-cell>
          <table:table-cell table:number-columns-repeated="2"/>
        </table:table-row>
        <table:table-row table:style-name="ro1">
          <table:table-cell office:value-type="float" office:value="0.000226858965605376" calcext:value-type="float">
            <text:p>0.000226859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7179553557697E-016" calcext:value-type="float">
            <text:p>5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14598627016" calcext:value-type="float">
            <text:p>1.22E-005</text:p>
          </table:table-cell>
          <table:table-cell office:value-type="float" office:value="1.5510555015842" calcext:value-type="float">
            <text:p>1.5510555016</text:p>
          </table:table-cell>
          <table:table-cell office:value-type="float" office:value="1.49397131501858" calcext:value-type="float">
            <text:p>1.493971315</text:p>
          </table:table-cell>
          <table:table-cell office:value-type="float" office:value="267.399678304263" calcext:value-type="float">
            <text:p>267.3996783043</text:p>
          </table:table-cell>
          <table:table-cell table:number-columns-repeated="2"/>
        </table:table-row>
        <table:table-row table:style-name="ro1">
          <table:table-cell office:value-type="float" office:value="0.000226952427313852" calcext:value-type="float">
            <text:p>0.0002269524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7687662113378E-016" calcext:value-type="float">
            <text:p>5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23585920295" calcext:value-type="float">
            <text:p>1.22E-005</text:p>
          </table:table-cell>
          <table:table-cell office:value-type="float" office:value="1.55105461346189" calcext:value-type="float">
            <text:p>1.5510546135</text:p>
          </table:table-cell>
          <table:table-cell office:value-type="float" office:value="1.49394431240518" calcext:value-type="float">
            <text:p>1.4939443124</text:p>
          </table:table-cell>
          <table:table-cell office:value-type="float" office:value="267.399678171731" calcext:value-type="float">
            <text:p>267.3996781717</text:p>
          </table:table-cell>
          <table:table-cell table:number-columns-repeated="2"/>
        </table:table-row>
        <table:table-row table:style-name="ro1">
          <table:table-cell office:value-type="float" office:value="0.000227042507089566" calcext:value-type="float">
            <text:p>0.0002270425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8177610414525E-016" calcext:value-type="float">
            <text:p>5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32248006782" calcext:value-type="float">
            <text:p>1.22E-005</text:p>
          </table:table-cell>
          <table:table-cell office:value-type="float" office:value="1.55105375772314" calcext:value-type="float">
            <text:p>1.5510537577</text:p>
          </table:table-cell>
          <table:table-cell office:value-type="float" office:value="1.49391828989564" calcext:value-type="float">
            <text:p>1.4939182899</text:p>
          </table:table-cell>
          <table:table-cell office:value-type="float" office:value="267.399678043994" calcext:value-type="float">
            <text:p>267.399678044</text:p>
          </table:table-cell>
          <table:table-cell table:number-columns-repeated="2"/>
        </table:table-row>
        <table:table-row table:style-name="ro1">
          <table:table-cell office:value-type="float" office:value="0.000227122121581367" calcext:value-type="float">
            <text:p>0.0002271221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8610822024571E-016" calcext:value-type="float">
            <text:p>5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39903749589" calcext:value-type="float">
            <text:p>1.22E-005</text:p>
          </table:table-cell>
          <table:table-cell office:value-type="float" office:value="1.55105300121784" calcext:value-type="float">
            <text:p>1.5510530012</text:p>
          </table:table-cell>
          <table:table-cell office:value-type="float" office:value="1.49389529310252" calcext:value-type="float">
            <text:p>1.4938952931</text:p>
          </table:table-cell>
          <table:table-cell office:value-type="float" office:value="267.399677931097" calcext:value-type="float">
            <text:p>267.3996779311</text:p>
          </table:table-cell>
          <table:table-cell table:number-columns-repeated="2"/>
        </table:table-row>
        <table:table-row table:style-name="ro1">
          <table:table-cell office:value-type="float" office:value="0.000227199872475854" calcext:value-type="float">
            <text:p>0.0002271999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9034060225733E-016" calcext:value-type="float">
            <text:p>5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47380288399" calcext:value-type="float">
            <text:p>1.22E-005</text:p>
          </table:table-cell>
          <table:table-cell office:value-type="float" office:value="1.55105226254618" calcext:value-type="float">
            <text:p>1.5510522625</text:p>
          </table:table-cell>
          <table:table-cell office:value-type="float" office:value="1.49387283687372" calcext:value-type="float">
            <text:p>1.4938728369</text:p>
          </table:table-cell>
          <table:table-cell office:value-type="float" office:value="267.399677820843" calcext:value-type="float">
            <text:p>267.3996778208</text:p>
          </table:table-cell>
          <table:table-cell table:number-columns-repeated="2"/>
        </table:table-row>
        <table:table-row table:style-name="ro1">
          <table:table-cell office:value-type="float" office:value="0.000227510876053799" calcext:value-type="float">
            <text:p>0.0002275109</text:p>
          </table:table-cell>
          <table:table-cell office:value-type="float" office:value="3395.40000000254" calcext:value-type="float">
            <text:p>3395.4000000025</text:p>
          </table:table-cell>
          <table:table-cell office:value-type="float" office:value="5.90728664585914E-016" calcext:value-type="float">
            <text:p>5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77286444596" calcext:value-type="float">
            <text:p>1.22E-005</text:p>
          </table:table-cell>
          <table:table-cell office:value-type="float" office:value="1.55104930772024" calcext:value-type="float">
            <text:p>1.5510493077</text:p>
          </table:table-cell>
          <table:table-cell office:value-type="float" office:value="1.49378303417473" calcext:value-type="float">
            <text:p>1.4937830342</text:p>
          </table:table-cell>
          <table:table-cell office:value-type="float" office:value="267.399677379826" calcext:value-type="float">
            <text:p>267.3996773798</text:p>
          </table:table-cell>
          <table:table-cell table:number-columns-repeated="2"/>
        </table:table-row>
        <table:table-row table:style-name="ro1">
          <table:table-cell office:value-type="float" office:value="0.000228754890365578" calcext:value-type="float">
            <text:p>0.0002287549</text:p>
          </table:table-cell>
          <table:table-cell office:value-type="float" office:value="3395.40000000255" calcext:value-type="float">
            <text:p>3395.4000000026</text:p>
          </table:table-cell>
          <table:table-cell office:value-type="float" office:value="5.97533521577746E-016" calcext:value-type="float">
            <text:p>5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996911076512" calcext:value-type="float">
            <text:p>1.22E-005</text:p>
          </table:table-cell>
          <table:table-cell office:value-type="float" office:value="1.55103749360315" calcext:value-type="float">
            <text:p>1.5510374936</text:p>
          </table:table-cell>
          <table:table-cell office:value-type="float" office:value="1.49342417780238" calcext:value-type="float">
            <text:p>1.4934241778</text:p>
          </table:table-cell>
          <table:table-cell office:value-type="float" office:value="267.399675615761" calcext:value-type="float">
            <text:p>267.3996756158</text:p>
          </table:table-cell>
          <table:table-cell table:number-columns-repeated="2"/>
        </table:table-row>
        <table:table-row table:style-name="ro1">
          <table:table-cell office:value-type="float" office:value="0.000229369700716641" calcext:value-type="float">
            <text:p>0.0002293697</text:p>
          </table:table-cell>
          <table:table-cell office:value-type="float" office:value="3395.40000000256" calcext:value-type="float">
            <text:p>3395.4000000026</text:p>
          </table:table-cell>
          <table:table-cell office:value-type="float" office:value="6.00912214420419E-016" calcext:value-type="float">
            <text:p>6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056031350614" calcext:value-type="float">
            <text:p>1.22E-005</text:p>
          </table:table-cell>
          <table:table-cell office:value-type="float" office:value="1.55103165747257" calcext:value-type="float">
            <text:p>1.5510316575</text:p>
          </table:table-cell>
          <table:table-cell office:value-type="float" office:value="1.49324703470592" calcext:value-type="float">
            <text:p>1.4932470347</text:p>
          </table:table-cell>
          <table:table-cell office:value-type="float" office:value="267.399674743933" calcext:value-type="float">
            <text:p>267.3996747439</text:p>
          </table:table-cell>
          <table:table-cell table:number-columns-repeated="2"/>
        </table:table-row>
        <table:table-row table:style-name="ro1">
          <table:table-cell office:value-type="float" office:value="0.000230164549549206" calcext:value-type="float">
            <text:p>0.0002301645</text:p>
          </table:table-cell>
          <table:table-cell office:value-type="float" office:value="3395.40000000257" calcext:value-type="float">
            <text:p>3395.4000000026</text:p>
          </table:table-cell>
          <table:table-cell office:value-type="float" office:value="6.05295649077563E-016" calcext:value-type="float">
            <text:p>6.0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132464162268" calcext:value-type="float">
            <text:p>1.22E-005</text:p>
          </table:table-cell>
          <table:table-cell office:value-type="float" office:value="1.55102411577898" calcext:value-type="float">
            <text:p>1.5510241158</text:p>
          </table:table-cell>
          <table:table-cell office:value-type="float" office:value="1.49301822230783" calcext:value-type="float">
            <text:p>1.4930182223</text:p>
          </table:table-cell>
          <table:table-cell office:value-type="float" office:value="267.399673616804" calcext:value-type="float">
            <text:p>267.3996736168</text:p>
          </table:table-cell>
          <table:table-cell table:number-columns-repeated="2"/>
        </table:table-row>
        <table:table-row table:style-name="ro1">
          <table:table-cell office:value-type="float" office:value="0.00023080295202702" calcext:value-type="float">
            <text:p>0.000230803</text:p>
          </table:table-cell>
          <table:table-cell office:value-type="float" office:value="3395.40000000258" calcext:value-type="float">
            <text:p>3395.4000000026</text:p>
          </table:table-cell>
          <table:table-cell office:value-type="float" office:value="6.08828848237617E-016" calcext:value-type="float">
            <text:p>6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193853067435" calcext:value-type="float">
            <text:p>1.22E-005</text:p>
          </table:table-cell>
          <table:table-cell office:value-type="float" office:value="1.55101806064343" calcext:value-type="float">
            <text:p>1.5510180606</text:p>
          </table:table-cell>
          <table:table-cell office:value-type="float" office:value="1.49283461275388" calcext:value-type="float">
            <text:p>1.4928346128</text:p>
          </table:table-cell>
          <table:table-cell office:value-type="float" office:value="267.399672711522" calcext:value-type="float">
            <text:p>267.3996727115</text:p>
          </table:table-cell>
          <table:table-cell table:number-columns-repeated="2"/>
        </table:table-row>
        <table:table-row table:style-name="ro1">
          <table:table-cell office:value-type="float" office:value="0.000233339632348578" calcext:value-type="float">
            <text:p>0.0002333396</text:p>
          </table:table-cell>
          <table:table-cell office:value-type="float" office:value="3395.40000000261" calcext:value-type="float">
            <text:p>3395.4000000026</text:p>
          </table:table-cell>
          <table:table-cell office:value-type="float" office:value="6.22978442954132E-016" calcext:value-type="float">
            <text:p>6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437780762224" calcext:value-type="float">
            <text:p>1.22E-005</text:p>
          </table:table-cell>
          <table:table-cell office:value-type="float" office:value="1.55099401319226" calcext:value-type="float">
            <text:p>1.5509940132</text:p>
          </table:table-cell>
          <table:table-cell office:value-type="float" office:value="1.49210650797667" calcext:value-type="float">
            <text:p>1.492106508</text:p>
          </table:table-cell>
          <table:table-cell office:value-type="float" office:value="267.3996691144" calcext:value-type="float">
            <text:p>267.3996691144</text:p>
          </table:table-cell>
          <table:table-cell table:number-columns-repeated="2"/>
        </table:table-row>
        <table:table-row table:style-name="ro1">
          <table:table-cell office:value-type="float" office:value="0.000234098843659446" calcext:value-type="float">
            <text:p>0.0002340988</text:p>
          </table:table-cell>
          <table:table-cell office:value-type="float" office:value="3395.40000000262" calcext:value-type="float">
            <text:p>3395.4000000026</text:p>
          </table:table-cell>
          <table:table-cell office:value-type="float" office:value="6.2724769631648E-016" calcext:value-type="float">
            <text:p>6.2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10786685881" calcext:value-type="float">
            <text:p>1.23E-005</text:p>
          </table:table-cell>
          <table:table-cell office:value-type="float" office:value="1.55098682232706" calcext:value-type="float">
            <text:p>1.5509868223</text:p>
          </table:table-cell>
          <table:table-cell office:value-type="float" office:value="1.49188904479528" calcext:value-type="float">
            <text:p>1.4918890448</text:p>
          </table:table-cell>
          <table:table-cell office:value-type="float" office:value="267.399668037806" calcext:value-type="float">
            <text:p>267.3996680378</text:p>
          </table:table-cell>
          <table:table-cell table:number-columns-repeated="2"/>
        </table:table-row>
        <table:table-row table:style-name="ro1">
          <table:table-cell office:value-type="float" office:value="0.000234568173492092" calcext:value-type="float">
            <text:p>0.0002345682</text:p>
          </table:table-cell>
          <table:table-cell office:value-type="float" office:value="3395.40000000262" calcext:value-type="float">
            <text:p>3395.4000000026</text:p>
          </table:table-cell>
          <table:table-cell office:value-type="float" office:value="6.29894797621051E-016" calcext:value-type="float">
            <text:p>6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55917546019" calcext:value-type="float">
            <text:p>1.23E-005</text:p>
          </table:table-cell>
          <table:table-cell office:value-type="float" office:value="1.55098237850381" calcext:value-type="float">
            <text:p>1.5509823785</text:p>
          </table:table-cell>
          <table:table-cell office:value-type="float" office:value="1.49175471749676" calcext:value-type="float">
            <text:p>1.4917547175</text:p>
          </table:table-cell>
          <table:table-cell office:value-type="float" office:value="267.399667372276" calcext:value-type="float">
            <text:p>267.3996673723</text:p>
          </table:table-cell>
          <table:table-cell table:number-columns-repeated="2"/>
        </table:table-row>
        <table:table-row table:style-name="ro1">
          <table:table-cell office:value-type="float" office:value="0.000234971567311061" calcext:value-type="float">
            <text:p>0.0002349716</text:p>
          </table:table-cell>
          <table:table-cell office:value-type="float" office:value="3395.40000000263" calcext:value-type="float">
            <text:p>3395.4000000026</text:p>
          </table:table-cell>
          <table:table-cell office:value-type="float" office:value="6.32174853629817E-016" calcext:value-type="float">
            <text:p>6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94707986122" calcext:value-type="float">
            <text:p>1.23E-005</text:p>
          </table:table-cell>
          <table:table-cell office:value-type="float" office:value="1.55097855994138" calcext:value-type="float">
            <text:p>1.5509785599</text:p>
          </table:table-cell>
          <table:table-cell office:value-type="float" office:value="1.49163932540482" calcext:value-type="float">
            <text:p>1.4916393254</text:p>
          </table:table-cell>
          <table:table-cell office:value-type="float" office:value="267.399666800246" calcext:value-type="float">
            <text:p>267.3996668002</text:p>
          </table:table-cell>
          <table:table-cell table:number-columns-repeated="2"/>
        </table:table-row>
        <table:table-row table:style-name="ro1">
          <table:table-cell office:value-type="float" office:value="0.000235323873266023" calcext:value-type="float">
            <text:p>0.0002353239</text:p>
          </table:table-cell>
          <table:table-cell office:value-type="float" office:value="3395.40000000263" calcext:value-type="float">
            <text:p>3395.4000000026</text:p>
          </table:table-cell>
          <table:table-cell office:value-type="float" office:value="6.34169817259874E-016" calcext:value-type="float">
            <text:p>6.3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28585806858" calcext:value-type="float">
            <text:p>1.23E-005</text:p>
          </table:table-cell>
          <table:table-cell office:value-type="float" office:value="1.55097522624245" calcext:value-type="float">
            <text:p>1.5509752262</text:p>
          </table:table-cell>
          <table:table-cell office:value-type="float" office:value="1.49153859518277" calcext:value-type="float">
            <text:p>1.4915385952</text:p>
          </table:table-cell>
          <table:table-cell office:value-type="float" office:value="267.399666300661" calcext:value-type="float">
            <text:p>267.3996663007</text:p>
          </table:table-cell>
          <table:table-cell table:number-columns-repeated="2"/>
        </table:table-row>
        <table:table-row table:style-name="ro1">
          <table:table-cell office:value-type="float" office:value="0.000235683535560988" calcext:value-type="float">
            <text:p>0.0002356835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6209963757102E-016" calcext:value-type="float">
            <text:p>6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63171015513" calcext:value-type="float">
            <text:p>1.23E-005</text:p>
          </table:table-cell>
          <table:table-cell office:value-type="float" office:value="1.55097182319207" calcext:value-type="float">
            <text:p>1.5509718232</text:p>
          </table:table-cell>
          <table:table-cell office:value-type="float" office:value="1.49143580783287" calcext:value-type="float">
            <text:p>1.4914358078</text:p>
          </table:table-cell>
          <table:table-cell office:value-type="float" office:value="267.399665790645" calcext:value-type="float">
            <text:p>267.3996657906</text:p>
          </table:table-cell>
          <table:table-cell table:number-columns-repeated="2"/>
        </table:table-row>
        <table:table-row table:style-name="ro1">
          <table:table-cell office:value-type="float" office:value="0.000235935066607823" calcext:value-type="float">
            <text:p>0.0002359351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7638865309835E-016" calcext:value-type="float">
            <text:p>6.3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87358299116" calcext:value-type="float">
            <text:p>1.23E-005</text:p>
          </table:table-cell>
          <table:table-cell office:value-type="float" office:value="1.55096944324974" calcext:value-type="float">
            <text:p>1.5509694432</text:p>
          </table:table-cell>
          <table:table-cell office:value-type="float" office:value="1.4913639508419" calcext:value-type="float">
            <text:p>1.4913639508</text:p>
          </table:table-cell>
          <table:table-cell office:value-type="float" office:value="267.399665433963" calcext:value-type="float">
            <text:p>267.399665434</text:p>
          </table:table-cell>
          <table:table-cell table:number-columns-repeated="2"/>
        </table:table-row>
        <table:table-row table:style-name="ro1">
          <table:table-cell office:value-type="float" office:value="0.000236169674306199" calcext:value-type="float">
            <text:p>0.0002361697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8973200337374E-016" calcext:value-type="float">
            <text:p>6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09918230365" calcext:value-type="float">
            <text:p>1.23E-005</text:p>
          </table:table-cell>
          <table:table-cell office:value-type="float" office:value="1.55096722364776" calcext:value-type="float">
            <text:p>1.5509672236</text:p>
          </table:table-cell>
          <table:table-cell office:value-type="float" office:value="1.49129694901688" calcext:value-type="float">
            <text:p>1.491296949</text:p>
          </table:table-cell>
          <table:table-cell office:value-type="float" office:value="267.399665101279" calcext:value-type="float">
            <text:p>267.3996651013</text:p>
          </table:table-cell>
          <table:table-cell table:number-columns-repeated="2"/>
        </table:table-row>
        <table:table-row table:style-name="ro1">
          <table:table-cell office:value-type="float" office:value="0.000236372353623739" calcext:value-type="float">
            <text:p>0.0002363724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0127163971717E-016" calcext:value-type="float">
            <text:p>6.4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29407921407" calcext:value-type="float">
            <text:p>1.23E-005</text:p>
          </table:table-cell>
          <table:table-cell office:value-type="float" office:value="1.55096530657645" calcext:value-type="float">
            <text:p>1.5509653066</text:p>
          </table:table-cell>
          <table:table-cell office:value-type="float" office:value="1.49123908161379" calcext:value-type="float">
            <text:p>1.4912390816</text:p>
          </table:table-cell>
          <table:table-cell office:value-type="float" office:value="267.399664813871" calcext:value-type="float">
            <text:p>267.3996648139</text:p>
          </table:table-cell>
          <table:table-cell table:number-columns-repeated="2"/>
        </table:table-row>
        <table:table-row table:style-name="ro1">
          <table:table-cell office:value-type="float" office:value="0.000236535620036833" calcext:value-type="float">
            <text:p>0.0002365356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1057552288237E-016" calcext:value-type="float">
            <text:p>6.4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45107658552" calcext:value-type="float">
            <text:p>1.23E-005</text:p>
          </table:table-cell>
          <table:table-cell office:value-type="float" office:value="1.55096376264814" calcext:value-type="float">
            <text:p>1.5509637626</text:p>
          </table:table-cell>
          <table:table-cell office:value-type="float" office:value="1.49119247782704" calcext:value-type="float">
            <text:p>1.4911924778</text:p>
          </table:table-cell>
          <table:table-cell office:value-type="float" office:value="267.399664582352" calcext:value-type="float">
            <text:p>267.3996645824</text:p>
          </table:table-cell>
          <table:table-cell table:number-columns-repeated="2"/>
        </table:table-row>
        <table:table-row table:style-name="ro1">
          <table:table-cell office:value-type="float" office:value="0.000236675262905736" calcext:value-type="float">
            <text:p>0.0002366753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1853903043631E-016" calcext:value-type="float">
            <text:p>6.4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58535750007" calcext:value-type="float">
            <text:p>1.23E-005</text:p>
          </table:table-cell>
          <table:table-cell office:value-type="float" office:value="1.55096244187586" calcext:value-type="float">
            <text:p>1.5509624419</text:p>
          </table:table-cell>
          <table:table-cell office:value-type="float" office:value="1.49115262490702" calcext:value-type="float">
            <text:p>1.4911526249</text:p>
          </table:table-cell>
          <table:table-cell office:value-type="float" office:value="267.399664384333" calcext:value-type="float">
            <text:p>267.3996643843</text:p>
          </table:table-cell>
          <table:table-cell table:number-columns-repeated="2"/>
        </table:table-row>
        <table:table-row table:style-name="ro1">
          <table:table-cell office:value-type="float" office:value="0.000236815989146733" calcext:value-type="float">
            <text:p>0.000236816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2656976211805E-016" calcext:value-type="float">
            <text:p>6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72068019337" calcext:value-type="float">
            <text:p>1.23E-005</text:p>
          </table:table-cell>
          <table:table-cell office:value-type="float" office:value="1.55096111109982" calcext:value-type="float">
            <text:p>1.5509611111</text:p>
          </table:table-cell>
          <table:table-cell office:value-type="float" office:value="1.49111246986274" calcext:value-type="float">
            <text:p>1.4911124699</text:p>
          </table:table-cell>
          <table:table-cell office:value-type="float" office:value="267.399664184777" calcext:value-type="float">
            <text:p>267.3996641848</text:p>
          </table:table-cell>
          <table:table-cell table:number-columns-repeated="2"/>
        </table:table-row>
        <table:table-row table:style-name="ro1">
          <table:table-cell office:value-type="float" office:value="0.000236955459666164" calcext:value-type="float">
            <text:p>0.0002369555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3453422521313E-016" calcext:value-type="float">
            <text:p>6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85479538151" calcext:value-type="float">
            <text:p>1.23E-005</text:p>
          </table:table-cell>
          <table:table-cell office:value-type="float" office:value="1.55095979199825" calcext:value-type="float">
            <text:p>1.550959792</text:p>
          </table:table-cell>
          <table:table-cell office:value-type="float" office:value="1.49107268017261" calcext:value-type="float">
            <text:p>1.4910726802</text:p>
          </table:table-cell>
          <table:table-cell office:value-type="float" office:value="267.399663987002" calcext:value-type="float">
            <text:p>267.399663987</text:p>
          </table:table-cell>
          <table:table-cell table:number-columns-repeated="2"/>
        </table:table-row>
        <table:table-row table:style-name="ro1">
          <table:table-cell office:value-type="float" office:value="0.000237147400228767" calcext:value-type="float">
            <text:p>0.0002371474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4550376632191E-016" calcext:value-type="float">
            <text:p>6.4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03936588971" calcext:value-type="float">
            <text:p>1.23E-005</text:p>
          </table:table-cell>
          <table:table-cell office:value-type="float" office:value="1.55095797687229" calcext:value-type="float">
            <text:p>1.5509579769</text:p>
          </table:table-cell>
          <table:table-cell office:value-type="float" office:value="1.49101793268162" calcext:value-type="float">
            <text:p>1.4910179327</text:p>
          </table:table-cell>
          <table:table-cell office:value-type="float" office:value="267.399663714822" calcext:value-type="float">
            <text:p>267.3996637148</text:p>
          </table:table-cell>
          <table:table-cell table:number-columns-repeated="2"/>
        </table:table-row>
        <table:table-row table:style-name="ro1">
          <table:table-cell office:value-type="float" office:value="0.000237332395378877" calcext:value-type="float">
            <text:p>0.0002373324</text:p>
          </table:table-cell>
          <table:table-cell office:value-type="float" office:value="3395.40000000266" calcext:value-type="float">
            <text:p>3395.4000000027</text:p>
          </table:table-cell>
          <table:table-cell office:value-type="float" office:value="6.45608599455613E-016" calcext:value-type="float">
            <text:p>6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2172576749" calcext:value-type="float">
            <text:p>1.23E-005</text:p>
          </table:table-cell>
          <table:table-cell office:value-type="float" office:value="1.55095622796014" calcext:value-type="float">
            <text:p>1.550956228</text:p>
          </table:table-cell>
          <table:table-cell office:value-type="float" office:value="1.49096517876864" calcext:value-type="float">
            <text:p>1.4909651788</text:p>
          </table:table-cell>
          <table:table-cell office:value-type="float" office:value="267.399663452491" calcext:value-type="float">
            <text:p>267.3996634525</text:p>
          </table:table-cell>
          <table:table-cell table:number-columns-repeated="2"/>
        </table:table-row>
        <table:table-row table:style-name="ro1">
          <table:table-cell office:value-type="float" office:value="0.000237884984808404" calcext:value-type="float">
            <text:p>0.000237885</text:p>
          </table:table-cell>
          <table:table-cell office:value-type="float" office:value="3395.40000000266" calcext:value-type="float">
            <text:p>3395.4000000027</text:p>
          </table:table-cell>
          <table:table-cell office:value-type="float" office:value="6.48775188131604E-016" calcext:value-type="float">
            <text:p>6.4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74862902762" calcext:value-type="float">
            <text:p>1.23E-005</text:p>
          </table:table-cell>
          <table:table-cell office:value-type="float" office:value="1.55095100383751" calcext:value-type="float">
            <text:p>1.5509510038</text:p>
          </table:table-cell>
          <table:table-cell office:value-type="float" office:value="1.49080767342511" calcext:value-type="float">
            <text:p>1.4908076734</text:p>
          </table:table-cell>
          <table:table-cell office:value-type="float" office:value="267.399662668895" calcext:value-type="float">
            <text:p>267.3996626689</text:p>
          </table:table-cell>
          <table:table-cell table:number-columns-repeated="2"/>
        </table:table-row>
        <table:table-row table:style-name="ro1">
          <table:table-cell office:value-type="float" office:value="0.000238351210715663" calcext:value-type="float">
            <text:p>0.0002383512</text:p>
          </table:table-cell>
          <table:table-cell office:value-type="float" office:value="3395.40000000267" calcext:value-type="float">
            <text:p>3395.4000000027</text:p>
          </table:table-cell>
          <table:table-cell office:value-type="float" office:value="6.51453433994008E-016" calcext:value-type="float">
            <text:p>6.5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919695302788" calcext:value-type="float">
            <text:p>1.23E-005</text:p>
          </table:table-cell>
          <table:table-cell office:value-type="float" office:value="1.55094659806064" calcext:value-type="float">
            <text:p>1.5509465981</text:p>
          </table:table-cell>
          <table:table-cell office:value-type="float" office:value="1.49067486957499" calcext:value-type="float">
            <text:p>1.4906748696</text:p>
          </table:table-cell>
          <table:table-cell office:value-type="float" office:value="267.399662007767" calcext:value-type="float">
            <text:p>267.3996620078</text:p>
          </table:table-cell>
          <table:table-cell table:number-columns-repeated="2"/>
        </table:table-row>
        <table:table-row table:style-name="ro1">
          <table:table-cell office:value-type="float" office:value="0.000238751936678483" calcext:value-type="float">
            <text:p>0.0002387519</text:p>
          </table:table-cell>
          <table:table-cell office:value-type="float" office:value="3395.40000000267" calcext:value-type="float">
            <text:p>3395.4000000027</text:p>
          </table:table-cell>
          <table:table-cell office:value-type="float" office:value="6.5376021368545E-016" calcext:value-type="float">
            <text:p>6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958229212515" calcext:value-type="float">
            <text:p>1.23E-005</text:p>
          </table:table-cell>
          <table:table-cell office:value-type="float" office:value="1.55094281123659" calcext:value-type="float">
            <text:p>1.5509428112</text:p>
          </table:table-cell>
          <table:table-cell office:value-type="float" office:value="1.49056078555685" calcext:value-type="float">
            <text:p>1.4905607856</text:p>
          </table:table-cell>
          <table:table-cell office:value-type="float" office:value="267.39966143952" calcext:value-type="float">
            <text:p>267.3996614395</text:p>
          </table:table-cell>
          <table:table-cell table:number-columns-repeated="2"/>
        </table:table-row>
        <table:table-row table:style-name="ro1">
          <table:table-cell office:value-type="float" office:value="0.000239698385717298" calcext:value-type="float">
            <text:p>0.0002396984</text:p>
          </table:table-cell>
          <table:table-cell office:value-type="float" office:value="3395.40000000269" calcext:value-type="float">
            <text:p>3395.4000000027</text:p>
          </table:table-cell>
          <table:table-cell office:value-type="float" office:value="6.59226076025914E-016" calcext:value-type="float">
            <text:p>6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049239996031" calcext:value-type="float">
            <text:p>1.23E-005</text:p>
          </table:table-cell>
          <table:table-cell office:value-type="float" office:value="1.55093387027947" calcext:value-type="float">
            <text:p>1.5509338703</text:p>
          </table:table-cell>
          <table:table-cell office:value-type="float" office:value="1.49029156595383" calcext:value-type="float">
            <text:p>1.490291566</text:p>
          </table:table-cell>
          <table:table-cell office:value-type="float" office:value="267.399660097415" calcext:value-type="float">
            <text:p>267.3996600974</text:p>
          </table:table-cell>
          <table:table-cell table:number-columns-repeated="2"/>
        </table:table-row>
        <table:table-row table:style-name="ro1">
          <table:table-cell office:value-type="float" office:value="0.000240531333122205" calcext:value-type="float">
            <text:p>0.0002405313</text:p>
          </table:table-cell>
          <table:table-cell office:value-type="float" office:value="3395.4000000027" calcext:value-type="float">
            <text:p>3395.4000000027</text:p>
          </table:table-cell>
          <table:table-cell office:value-type="float" office:value="6.6405695749441E-016" calcext:value-type="float">
            <text:p>6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129336438488" calcext:value-type="float">
            <text:p>1.23E-005</text:p>
          </table:table-cell>
          <table:table-cell office:value-type="float" office:value="1.55092600425727" calcext:value-type="float">
            <text:p>1.5509260043</text:p>
          </table:table-cell>
          <table:table-cell office:value-type="float" office:value="1.49005489697935" calcext:value-type="float">
            <text:p>1.490054897</text:p>
          </table:table-cell>
          <table:table-cell office:value-type="float" office:value="267.39965891626" calcext:value-type="float">
            <text:p>267.3996589163</text:p>
          </table:table-cell>
          <table:table-cell table:number-columns-repeated="2"/>
        </table:table-row>
        <table:table-row table:style-name="ro1">
          <table:table-cell office:value-type="float" office:value="0.000241200335408078" calcext:value-type="float">
            <text:p>0.0002412003</text:p>
          </table:table-cell>
          <table:table-cell office:value-type="float" office:value="3395.4000000027" calcext:value-type="float">
            <text:p>3395.4000000027</text:p>
          </table:table-cell>
          <table:table-cell office:value-type="float" office:value="6.67950912252489E-016" calcext:value-type="float">
            <text:p>6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193667879421" calcext:value-type="float">
            <text:p>1.23E-005</text:p>
          </table:table-cell>
          <table:table-cell office:value-type="float" office:value="1.55091969019958" calcext:value-type="float">
            <text:p>1.5509196902</text:p>
          </table:table-cell>
          <table:table-cell office:value-type="float" office:value="1.48986498965286" calcext:value-type="float">
            <text:p>1.4898649897</text:p>
          </table:table-cell>
          <table:table-cell office:value-type="float" office:value="267.399657967586" calcext:value-type="float">
            <text:p>267.3996579676</text:p>
          </table:table-cell>
          <table:table-cell table:number-columns-repeated="2"/>
        </table:table-row>
        <table:table-row table:style-name="ro1">
          <table:table-cell office:value-type="float" office:value="0.000241747332699153" calcext:value-type="float">
            <text:p>0.0002417473</text:p>
          </table:table-cell>
          <table:table-cell office:value-type="float" office:value="3395.40000000271" calcext:value-type="float">
            <text:p>3395.4000000027</text:p>
          </table:table-cell>
          <table:table-cell office:value-type="float" office:value="6.71143948093029E-016" calcext:value-type="float">
            <text:p>6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246267289884" calcext:value-type="float">
            <text:p>1.23E-005</text:p>
          </table:table-cell>
          <table:table-cell office:value-type="float" office:value="1.55091452958057" calcext:value-type="float">
            <text:p>1.5509145296</text:p>
          </table:table-cell>
          <table:table-cell office:value-type="float" office:value="1.48970983393097" calcext:value-type="float">
            <text:p>1.4897098339</text:p>
          </table:table-cell>
          <table:table-cell office:value-type="float" office:value="267.39965719192" calcext:value-type="float">
            <text:p>267.3996571919</text:p>
          </table:table-cell>
          <table:table-cell table:number-columns-repeated="2"/>
        </table:table-row>
        <table:table-row table:style-name="ro1">
          <table:table-cell office:value-type="float" office:value="0.000242450370626052" calcext:value-type="float">
            <text:p>0.0002424504</text:p>
          </table:table-cell>
          <table:table-cell office:value-type="float" office:value="3395.40000000272" calcext:value-type="float">
            <text:p>3395.4000000027</text:p>
          </table:table-cell>
          <table:table-cell office:value-type="float" office:value="6.75260038512459E-016" calcext:value-type="float">
            <text:p>6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313871613857" calcext:value-type="float">
            <text:p>1.23E-005</text:p>
          </table:table-cell>
          <table:table-cell office:value-type="float" office:value="1.55090789743926" calcext:value-type="float">
            <text:p>1.5509078974</text:p>
          </table:table-cell>
          <table:table-cell office:value-type="float" office:value="1.48951057356921" calcext:value-type="float">
            <text:p>1.4895105736</text:p>
          </table:table-cell>
          <table:table-cell office:value-type="float" office:value="267.399656194983" calcext:value-type="float">
            <text:p>267.399656195</text:p>
          </table:table-cell>
          <table:table-cell table:number-columns-repeated="2"/>
        </table:table-row>
        <table:table-row table:style-name="ro1">
          <table:table-cell office:value-type="float" office:value="0.000243029751064441" calcext:value-type="float">
            <text:p>0.0002430298</text:p>
          </table:table-cell>
          <table:table-cell office:value-type="float" office:value="3395.40000000273" calcext:value-type="float">
            <text:p>3395.4000000027</text:p>
          </table:table-cell>
          <table:table-cell office:value-type="float" office:value="6.78662456974748E-016" calcext:value-type="float">
            <text:p>6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36958500239" calcext:value-type="float">
            <text:p>1.23E-005</text:p>
          </table:table-cell>
          <table:table-cell office:value-type="float" office:value="1.55090243467731" calcext:value-type="float">
            <text:p>1.5509024347</text:p>
          </table:table-cell>
          <table:table-cell office:value-type="float" office:value="1.48934649317615" calcext:value-type="float">
            <text:p>1.4893464932</text:p>
          </table:table-cell>
          <table:table-cell office:value-type="float" office:value="267.399655373396" calcext:value-type="float">
            <text:p>267.3996553734</text:p>
          </table:table-cell>
          <table:table-cell table:number-columns-repeated="2"/>
        </table:table-row>
        <table:table-row table:style-name="ro1">
          <table:table-cell office:value-type="float" office:value="0.000243516513718165" calcext:value-type="float">
            <text:p>0.0002435165</text:p>
          </table:table-cell>
          <table:table-cell office:value-type="float" office:value="3395.40000000273" calcext:value-type="float">
            <text:p>3395.4000000027</text:p>
          </table:table-cell>
          <table:table-cell office:value-type="float" office:value="6.81528180327021E-016" calcext:value-type="float">
            <text:p>6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41639223985" calcext:value-type="float">
            <text:p>1.23E-005</text:p>
          </table:table-cell>
          <table:table-cell office:value-type="float" office:value="1.5508978459147" calcext:value-type="float">
            <text:p>1.5508978459</text:p>
          </table:table-cell>
          <table:table-cell office:value-type="float" office:value="1.48920873417337" calcext:value-type="float">
            <text:p>1.4892087342</text:p>
          </table:table-cell>
          <table:table-cell office:value-type="float" office:value="267.399654683146" calcext:value-type="float">
            <text:p>267.3996546831</text:p>
          </table:table-cell>
          <table:table-cell table:number-columns-repeated="2"/>
        </table:table-row>
        <table:table-row table:style-name="ro1">
          <table:table-cell office:value-type="float" office:value="0.000243934891225312" calcext:value-type="float">
            <text:p>0.0002439349</text:p>
          </table:table-cell>
          <table:table-cell office:value-type="float" office:value="3395.40000000274" calcext:value-type="float">
            <text:p>3395.4000000027</text:p>
          </table:table-cell>
          <table:table-cell office:value-type="float" office:value="6.83996558542238E-016" calcext:value-type="float">
            <text:p>6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456623543093" calcext:value-type="float">
            <text:p>1.23E-005</text:p>
          </table:table-cell>
          <table:table-cell office:value-type="float" office:value="1.55089390205247" calcext:value-type="float">
            <text:p>1.5508939021</text:p>
          </table:table-cell>
          <table:table-cell office:value-type="float" office:value="1.48909039601439" calcext:value-type="float">
            <text:p>1.489090396</text:p>
          </table:table-cell>
          <table:table-cell office:value-type="float" office:value="267.399654089869" calcext:value-type="float">
            <text:p>267.3996540899</text:p>
          </table:table-cell>
          <table:table-cell table:number-columns-repeated="2"/>
        </table:table-row>
        <table:table-row table:style-name="ro1">
          <table:table-cell office:value-type="float" office:value="0.000244472618303557" calcext:value-type="float">
            <text:p>0.0002444726</text:p>
          </table:table-cell>
          <table:table-cell office:value-type="float" office:value="3395.40000000275" calcext:value-type="float">
            <text:p>3395.4000000028</text:p>
          </table:table-cell>
          <table:table-cell office:value-type="float" office:value="6.87176229210484E-016" calcext:value-type="float">
            <text:p>6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508331538563" calcext:value-type="float">
            <text:p>1.24E-005</text:p>
          </table:table-cell>
          <table:table-cell office:value-type="float" office:value="1.55088883492057" calcext:value-type="float">
            <text:p>1.5508888349</text:p>
          </table:table-cell>
          <table:table-cell office:value-type="float" office:value="1.48893839081771" calcext:value-type="float">
            <text:p>1.4889383908</text:p>
          </table:table-cell>
          <table:table-cell office:value-type="float" office:value="267.399653327349" calcext:value-type="float">
            <text:p>267.3996533273</text:p>
          </table:table-cell>
          <table:table-cell table:number-columns-repeated="2"/>
        </table:table-row>
        <table:table-row table:style-name="ro1">
          <table:table-cell office:value-type="float" office:value="0.000244928299105145" calcext:value-type="float">
            <text:p>0.0002449283</text:p>
          </table:table-cell>
          <table:table-cell office:value-type="float" office:value="3395.40000000275" calcext:value-type="float">
            <text:p>3395.4000000028</text:p>
          </table:table-cell>
          <table:table-cell office:value-type="float" office:value="6.89877039489226E-016" calcext:value-type="float">
            <text:p>6.9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55214994135" calcext:value-type="float">
            <text:p>1.24E-005</text:p>
          </table:table-cell>
          <table:table-cell office:value-type="float" office:value="1.55088454249267" calcext:value-type="float">
            <text:p>1.5508845425</text:p>
          </table:table-cell>
          <table:table-cell office:value-type="float" office:value="1.48880965863438" calcext:value-type="float">
            <text:p>1.4888096586</text:p>
          </table:table-cell>
          <table:table-cell office:value-type="float" office:value="267.399652681174" calcext:value-type="float">
            <text:p>267.3996526812</text:p>
          </table:table-cell>
          <table:table-cell table:number-columns-repeated="2"/>
        </table:table-row>
        <table:table-row table:style-name="ro1">
          <table:table-cell office:value-type="float" office:value="0.000246254162714497" calcext:value-type="float">
            <text:p>0.0002462542</text:p>
          </table:table-cell>
          <table:table-cell office:value-type="float" office:value="3395.40000000277" calcext:value-type="float">
            <text:p>3395.4000000028</text:p>
          </table:table-cell>
          <table:table-cell office:value-type="float" office:value="6.97768268200703E-016" calcext:value-type="float">
            <text:p>6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679645392116" calcext:value-type="float">
            <text:p>1.24E-005</text:p>
          </table:table-cell>
          <table:table-cell office:value-type="float" office:value="1.55087205483995" calcext:value-type="float">
            <text:p>1.5508720548</text:p>
          </table:table-cell>
          <table:table-cell office:value-type="float" office:value="1.48843551243919" calcext:value-type="float">
            <text:p>1.4884355124</text:p>
          </table:table-cell>
          <table:table-cell office:value-type="float" office:value="267.399650801042" calcext:value-type="float">
            <text:p>267.399650801</text:p>
          </table:table-cell>
          <table:table-cell table:number-columns-repeated="2"/>
        </table:table-row>
        <table:table-row table:style-name="ro1">
          <table:table-cell office:value-type="float" office:value="0.000248017384697156" calcext:value-type="float">
            <text:p>0.0002480174</text:p>
          </table:table-cell>
          <table:table-cell office:value-type="float" office:value="3395.40000000279" calcext:value-type="float">
            <text:p>3395.4000000028</text:p>
          </table:table-cell>
          <table:table-cell office:value-type="float" office:value="7.08338421350378E-016" calcext:value-type="float">
            <text:p>7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849197380163" calcext:value-type="float">
            <text:p>1.24E-005</text:p>
          </table:table-cell>
          <table:table-cell office:value-type="float" office:value="1.55085546343605" calcext:value-type="float">
            <text:p>1.5508554634</text:p>
          </table:table-cell>
          <table:table-cell office:value-type="float" office:value="1.48793890726927" calcext:value-type="float">
            <text:p>1.4879389073</text:p>
          </table:table-cell>
          <table:table-cell office:value-type="float" office:value="267.399648300718" calcext:value-type="float">
            <text:p>267.3996483007</text:p>
          </table:table-cell>
          <table:table-cell table:number-columns-repeated="2"/>
        </table:table-row>
        <table:table-row table:style-name="ro1">
          <table:table-cell office:value-type="float" office:value="0.000250283596880989" calcext:value-type="float">
            <text:p>0.0002502836</text:p>
          </table:table-cell>
          <table:table-cell office:value-type="float" office:value="3395.40000000282" calcext:value-type="float">
            <text:p>3395.4000000028</text:p>
          </table:table-cell>
          <table:table-cell office:value-type="float" office:value="7.22051323440327E-016" calcext:value-type="float">
            <text:p>7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067117100454" calcext:value-type="float">
            <text:p>1.24E-005</text:p>
          </table:table-cell>
          <table:table-cell office:value-type="float" office:value="1.55083415790999" calcext:value-type="float">
            <text:p>1.5508341579</text:p>
          </table:table-cell>
          <table:table-cell office:value-type="float" office:value="1.48730223935554" calcext:value-type="float">
            <text:p>1.4873022394</text:p>
          </table:table-cell>
          <table:table-cell office:value-type="float" office:value="267.399645087132" calcext:value-type="float">
            <text:p>267.3996450871</text:p>
          </table:table-cell>
          <table:table-cell table:number-columns-repeated="2"/>
        </table:table-row>
        <table:table-row table:style-name="ro1">
          <table:table-cell office:value-type="float" office:value="0.000251606616017199" calcext:value-type="float">
            <text:p>0.0002516066</text:p>
          </table:table-cell>
          <table:table-cell office:value-type="float" office:value="3395.40000000283" calcext:value-type="float">
            <text:p>3395.4000000028</text:p>
          </table:table-cell>
          <table:table-cell office:value-type="float" office:value="7.30123326242769E-016" calcext:value-type="float">
            <text:p>7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194339079975" calcext:value-type="float">
            <text:p>1.24E-005</text:p>
          </table:table-cell>
          <table:table-cell office:value-type="float" office:value="1.55082172853334" calcext:value-type="float">
            <text:p>1.5508217285</text:p>
          </table:table-cell>
          <table:table-cell office:value-type="float" office:value="1.48693138168247" calcext:value-type="float">
            <text:p>1.4869313817</text:p>
          </table:table-cell>
          <table:table-cell office:value-type="float" office:value="267.399643211034" calcext:value-type="float">
            <text:p>267.399643211</text:p>
          </table:table-cell>
          <table:table-cell table:number-columns-repeated="2"/>
        </table:table-row>
        <table:table-row table:style-name="ro1">
          <table:table-cell office:value-type="float" office:value="0.000252314197744645" calcext:value-type="float">
            <text:p>0.0002523142</text:p>
          </table:table-cell>
          <table:table-cell office:value-type="float" office:value="3395.40000000284" calcext:value-type="float">
            <text:p>3395.4000000028</text:p>
          </table:table-cell>
          <table:table-cell office:value-type="float" office:value="7.34460537732566E-016" calcext:value-type="float">
            <text:p>7.3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262380391208" calcext:value-type="float">
            <text:p>1.24E-005</text:p>
          </table:table-cell>
          <table:table-cell office:value-type="float" office:value="1.5508150868036" calcext:value-type="float">
            <text:p>1.5508150868</text:p>
          </table:table-cell>
          <table:table-cell office:value-type="float" office:value="1.48673328876455" calcext:value-type="float">
            <text:p>1.4867332888</text:p>
          </table:table-cell>
          <table:table-cell office:value-type="float" office:value="267.399642207653" calcext:value-type="float">
            <text:p>267.3996422077</text:p>
          </table:table-cell>
          <table:table-cell table:number-columns-repeated="2"/>
        </table:table-row>
        <table:table-row table:style-name="ro1">
          <table:table-cell office:value-type="float" office:value="0.000253287977993636" calcext:value-type="float">
            <text:p>0.000253288</text:p>
          </table:table-cell>
          <table:table-cell office:value-type="float" office:value="3395.40000000285" calcext:value-type="float">
            <text:p>3395.4000000029</text:p>
          </table:table-cell>
          <table:table-cell office:value-type="float" office:value="7.40452390790411E-016" calcext:value-type="float">
            <text:p>7.4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35601945137" calcext:value-type="float">
            <text:p>1.24E-005</text:p>
          </table:table-cell>
          <table:table-cell office:value-type="float" office:value="1.55080594645334" calcext:value-type="float">
            <text:p>1.5508059465</text:p>
          </table:table-cell>
          <table:table-cell office:value-type="float" office:value="1.48646095637058" calcext:value-type="float">
            <text:p>1.4864609564</text:p>
          </table:table-cell>
          <table:table-cell office:value-type="float" office:value="267.399640826791" calcext:value-type="float">
            <text:p>267.3996408268</text:p>
          </table:table-cell>
          <table:table-cell table:number-columns-repeated="2"/>
        </table:table-row>
        <table:table-row table:style-name="ro1">
          <table:table-cell office:value-type="float" office:value="0.000256929780769903" calcext:value-type="float">
            <text:p>0.0002569298</text:p>
          </table:table-cell>
          <table:table-cell office:value-type="float" office:value="3395.4000000029" calcext:value-type="float">
            <text:p>3395.4000000029</text:p>
          </table:table-cell>
          <table:table-cell office:value-type="float" office:value="7.63097057000355E-016" calcext:value-type="float">
            <text:p>7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70621658964" calcext:value-type="float">
            <text:p>1.25E-005</text:p>
          </table:table-cell>
          <table:table-cell office:value-type="float" office:value="1.55077180984515" calcext:value-type="float">
            <text:p>1.5507718098</text:p>
          </table:table-cell>
          <table:table-cell office:value-type="float" office:value="1.48544538435462" calcext:value-type="float">
            <text:p>1.4854453844</text:p>
          </table:table-cell>
          <table:table-cell office:value-type="float" office:value="267.399635662558" calcext:value-type="float">
            <text:p>267.3996356626</text:p>
          </table:table-cell>
          <table:table-cell table:number-columns-repeated="2"/>
        </table:table-row>
        <table:table-row table:style-name="ro1">
          <table:table-cell office:value-type="float" office:value="0.000267669252092426" calcext:value-type="float">
            <text:p>0.0002676693</text:p>
          </table:table-cell>
          <table:table-cell office:value-type="float" office:value="3395.40000000303" calcext:value-type="float">
            <text:p>3395.400000003</text:p>
          </table:table-cell>
          <table:table-cell office:value-type="float" office:value="8.32054067597236E-016" calcext:value-type="float">
            <text:p>8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5738928824752" calcext:value-type="float">
            <text:p>1.26E-005</text:p>
          </table:table-cell>
          <table:table-cell office:value-type="float" office:value="1.5506714921635" calcext:value-type="float">
            <text:p>1.5506714922</text:p>
          </table:table-cell>
          <table:table-cell office:value-type="float" office:value="1.48247700528786" calcext:value-type="float">
            <text:p>1.4824770053</text:p>
          </table:table-cell>
          <table:table-cell office:value-type="float" office:value="267.399620433527" calcext:value-type="float">
            <text:p>267.3996204335</text:p>
          </table:table-cell>
          <table:table-cell table:number-columns-repeated="2"/>
        </table:table-row>
        <table:table-row table:style-name="ro1">
          <table:table-cell office:value-type="float" office:value="0.000269781497874713" calcext:value-type="float">
            <text:p>0.0002697815</text:p>
          </table:table-cell>
          <table:table-cell office:value-type="float" office:value="3395.40000000306" calcext:value-type="float">
            <text:p>3395.4000000031</text:p>
          </table:table-cell>
          <table:table-cell office:value-type="float" office:value="8.46001667080225E-016" calcext:value-type="float">
            <text:p>8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59420433994" calcext:value-type="float">
            <text:p>1.26E-005</text:p>
          </table:table-cell>
          <table:table-cell office:value-type="float" office:value="1.55065181571113" calcext:value-type="float">
            <text:p>1.5506518157</text:p>
          </table:table-cell>
          <table:table-cell office:value-type="float" office:value="1.48189778532184" calcext:value-type="float">
            <text:p>1.4818977853</text:p>
          </table:table-cell>
          <table:table-cell office:value-type="float" office:value="267.399617438273" calcext:value-type="float">
            <text:p>267.3996174383</text:p>
          </table:table-cell>
          <table:table-cell table:number-columns-repeated="2"/>
        </table:table-row>
        <table:table-row table:style-name="ro1">
          <table:table-cell office:value-type="float" office:value="0.000277275399304438" calcext:value-type="float">
            <text:p>0.0002772754</text:p>
          </table:table-cell>
          <table:table-cell office:value-type="float" office:value="3395.40000000315" calcext:value-type="float">
            <text:p>3395.4000000032</text:p>
          </table:table-cell>
          <table:table-cell office:value-type="float" office:value="8.96513457642136E-016" calcext:value-type="float">
            <text:p>8.9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6662660862346" calcext:value-type="float">
            <text:p>1.27E-005</text:p>
          </table:table-cell>
          <table:table-cell office:value-type="float" office:value="1.55058217925447" calcext:value-type="float">
            <text:p>1.5505821793</text:p>
          </table:table-cell>
          <table:table-cell office:value-type="float" office:value="1.47985484474351" calcext:value-type="float">
            <text:p>1.4798548447</text:p>
          </table:table-cell>
          <table:table-cell office:value-type="float" office:value="267.399606811599" calcext:value-type="float">
            <text:p>267.3996068116</text:p>
          </table:table-cell>
          <table:table-cell table:number-columns-repeated="2"/>
        </table:table-row>
        <table:table-row table:style-name="ro1">
          <table:table-cell office:value-type="float" office:value="0.000279173486780483" calcext:value-type="float">
            <text:p>0.0002791735</text:p>
          </table:table-cell>
          <table:table-cell office:value-type="float" office:value="3395.40000000318" calcext:value-type="float">
            <text:p>3395.4000000032</text:p>
          </table:table-cell>
          <table:table-cell office:value-type="float" office:value="9.09562815643273E-016" calcext:value-type="float">
            <text:p>9.1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6845182009329" calcext:value-type="float">
            <text:p>1.27E-005</text:p>
          </table:table-cell>
          <table:table-cell office:value-type="float" office:value="1.55056457758452" calcext:value-type="float">
            <text:p>1.5505645776</text:p>
          </table:table-cell>
          <table:table-cell office:value-type="float" office:value="1.47934035743247" calcext:value-type="float">
            <text:p>1.4793403574</text:p>
          </table:table-cell>
          <table:table-cell office:value-type="float" office:value="267.39960412003" calcext:value-type="float">
            <text:p>267.39960412</text:p>
          </table:table-cell>
          <table:table-cell table:number-columns-repeated="2"/>
        </table:table-row>
        <table:table-row table:style-name="ro1">
          <table:table-cell office:value-type="float" office:value="0.000282285368406254" calcext:value-type="float">
            <text:p>0.0002822854</text:p>
          </table:table-cell>
          <table:table-cell office:value-type="float" office:value="3395.40000000322" calcext:value-type="float">
            <text:p>3395.4000000032</text:p>
          </table:table-cell>
          <table:table-cell office:value-type="float" office:value="9.31181375297593E-016" calcext:value-type="float">
            <text:p>9.3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144422335056" calcext:value-type="float">
            <text:p>1.27E-005</text:p>
          </table:table-cell>
          <table:table-cell office:value-type="float" office:value="1.55053575082532" calcext:value-type="float">
            <text:p>1.5505357508</text:p>
          </table:table-cell>
          <table:table-cell office:value-type="float" office:value="1.47849942904692" calcext:value-type="float">
            <text:p>1.478499429</text:p>
          </table:table-cell>
          <table:table-cell office:value-type="float" office:value="267.399599707248" calcext:value-type="float">
            <text:p>267.3995997072</text:p>
          </table:table-cell>
          <table:table-cell table:number-columns-repeated="2"/>
        </table:table-row>
        <table:table-row table:style-name="ro1">
          <table:table-cell office:value-type="float" office:value="0.000283406317847446" calcext:value-type="float">
            <text:p>0.0002834063</text:p>
          </table:table-cell>
          <table:table-cell office:value-type="float" office:value="3395.40000000323" calcext:value-type="float">
            <text:p>3395.4000000032</text:p>
          </table:table-cell>
          <table:table-cell office:value-type="float" office:value="9.39037141574031E-016" calcext:value-type="float">
            <text:p>9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252213496498" calcext:value-type="float">
            <text:p>1.27E-005</text:p>
          </table:table-cell>
          <table:table-cell office:value-type="float" office:value="1.55052537949957" calcext:value-type="float">
            <text:p>1.5505253795</text:p>
          </table:table-cell>
          <table:table-cell office:value-type="float" office:value="1.47819729051339" calcext:value-type="float">
            <text:p>1.4781972905</text:p>
          </table:table-cell>
          <table:table-cell office:value-type="float" office:value="267.399598117694" calcext:value-type="float">
            <text:p>267.3995981177</text:p>
          </table:table-cell>
          <table:table-cell table:number-columns-repeated="2"/>
        </table:table-row>
        <table:table-row table:style-name="ro1">
          <table:table-cell office:value-type="float" office:value="0.000284040154045848" calcext:value-type="float">
            <text:p>0.0002840402</text:p>
          </table:table-cell>
          <table:table-cell office:value-type="float" office:value="3395.40000000324" calcext:value-type="float">
            <text:p>3395.4000000032</text:p>
          </table:table-cell>
          <table:table-cell office:value-type="float" office:value="9.43495214230079E-016" calcext:value-type="float">
            <text:p>9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313163564873" calcext:value-type="float">
            <text:p>1.27E-005</text:p>
          </table:table-cell>
          <table:table-cell office:value-type="float" office:value="1.5505195174325" calcext:value-type="float">
            <text:p>1.5505195174</text:p>
          </table:table-cell>
          <table:table-cell office:value-type="float" office:value="1.47802662912502" calcext:value-type="float">
            <text:p>1.4780266291</text:p>
          </table:table-cell>
          <table:table-cell office:value-type="float" office:value="267.399597218887" calcext:value-type="float">
            <text:p>267.3995972189</text:p>
          </table:table-cell>
          <table:table-cell table:number-columns-repeated="2"/>
        </table:table-row>
        <table:table-row table:style-name="ro1">
          <table:table-cell office:value-type="float" office:value="0.000284570489181935" calcext:value-type="float">
            <text:p>0.0002845705</text:p>
          </table:table-cell>
          <table:table-cell office:value-type="float" office:value="3395.40000000325" calcext:value-type="float">
            <text:p>3395.4000000033</text:p>
          </table:table-cell>
          <table:table-cell office:value-type="float" office:value="9.47234237016493E-016" calcext:value-type="float">
            <text:p>9.4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364160911432" calcext:value-type="float">
            <text:p>1.27E-005</text:p>
          </table:table-cell>
          <table:table-cell office:value-type="float" office:value="1.55051461414726" calcext:value-type="float">
            <text:p>1.5505146141</text:p>
          </table:table-cell>
          <table:table-cell office:value-type="float" office:value="1.47788393619248" calcext:value-type="float">
            <text:p>1.4778839362</text:p>
          </table:table-cell>
          <table:table-cell office:value-type="float" office:value="267.399596466849" calcext:value-type="float">
            <text:p>267.3995964668</text:p>
          </table:table-cell>
          <table:table-cell table:number-columns-repeated="2"/>
        </table:table-row>
        <table:table-row table:style-name="ro1">
          <table:table-cell office:value-type="float" office:value="0.000285252111773196" calcext:value-type="float">
            <text:p>0.0002852521</text:p>
          </table:table-cell>
          <table:table-cell office:value-type="float" office:value="3395.40000000326" calcext:value-type="float">
            <text:p>3395.4000000033</text:p>
          </table:table-cell>
          <table:table-cell office:value-type="float" office:value="9.52051827645872E-016" calcext:value-type="float">
            <text:p>9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429706153646" calcext:value-type="float">
            <text:p>1.27E-005</text:p>
          </table:table-cell>
          <table:table-cell office:value-type="float" office:value="1.55050831299608" calcext:value-type="float">
            <text:p>1.550508313</text:p>
          </table:table-cell>
          <table:table-cell office:value-type="float" office:value="1.47770067212216" calcext:value-type="float">
            <text:p>1.4777006721</text:p>
          </table:table-cell>
          <table:table-cell office:value-type="float" office:value="267.399595500279" calcext:value-type="float">
            <text:p>267.3995955003</text:p>
          </table:table-cell>
          <table:table-cell table:number-columns-repeated="2"/>
        </table:table-row>
        <table:table-row table:style-name="ro1">
          <table:table-cell office:value-type="float" office:value="0.000286190166862578" calcext:value-type="float">
            <text:p>0.0002861902</text:p>
          </table:table-cell>
          <table:table-cell office:value-type="float" office:value="3395.40000000327" calcext:value-type="float">
            <text:p>3395.4000000033</text:p>
          </table:table-cell>
          <table:table-cell office:value-type="float" office:value="9.58703824197546E-016" calcext:value-type="float">
            <text:p>9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519910106808" calcext:value-type="float">
            <text:p>1.28E-005</text:p>
          </table:table-cell>
          <table:table-cell office:value-type="float" office:value="1.55049964520214" calcext:value-type="float">
            <text:p>1.5504996452</text:p>
          </table:table-cell>
          <table:table-cell office:value-type="float" office:value="1.47744870946636" calcext:value-type="float">
            <text:p>1.4774487095</text:p>
          </table:table-cell>
          <table:table-cell office:value-type="float" office:value="267.399594170077" calcext:value-type="float">
            <text:p>267.3995941701</text:p>
          </table:table-cell>
          <table:table-cell table:number-columns-repeated="2"/>
        </table:table-row>
        <table:table-row table:style-name="ro1">
          <table:table-cell office:value-type="float" office:value="0.000287055333772906" calcext:value-type="float">
            <text:p>0.0002870553</text:p>
          </table:table-cell>
          <table:table-cell office:value-type="float" office:value="3395.40000000328" calcext:value-type="float">
            <text:p>3395.4000000033</text:p>
          </table:table-cell>
          <table:table-cell office:value-type="float" office:value="9.64861543653841E-016" calcext:value-type="float">
            <text:p>9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603105093585" calcext:value-type="float">
            <text:p>1.28E-005</text:p>
          </table:table-cell>
          <table:table-cell office:value-type="float" office:value="1.55049165455326" calcext:value-type="float">
            <text:p>1.5504916546</text:p>
          </table:table-cell>
          <table:table-cell office:value-type="float" office:value="1.47721657788479" calcext:value-type="float">
            <text:p>1.4772165779</text:p>
          </table:table-cell>
          <table:table-cell office:value-type="float" office:value="267.399592943233" calcext:value-type="float">
            <text:p>267.3995929432</text:p>
          </table:table-cell>
          <table:table-cell table:number-columns-repeated="2"/>
        </table:table-row>
        <table:table-row table:style-name="ro1">
          <table:table-cell office:value-type="float" office:value="0.00028786125390751" calcext:value-type="float">
            <text:p>0.0002878613</text:p>
          </table:table-cell>
          <table:table-cell office:value-type="float" office:value="3395.40000000329" calcext:value-type="float">
            <text:p>3395.4000000033</text:p>
          </table:table-cell>
          <table:table-cell office:value-type="float" office:value="9.706171008047E-016" calcext:value-type="float">
            <text:p>9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680602878566" calcext:value-type="float">
            <text:p>1.28E-005</text:p>
          </table:table-cell>
          <table:table-cell office:value-type="float" office:value="1.55048421320147" calcext:value-type="float">
            <text:p>1.5504842132</text:p>
          </table:table-cell>
          <table:table-cell office:value-type="float" office:value="1.47700056093278" calcext:value-type="float">
            <text:p>1.4770005609</text:p>
          </table:table-cell>
          <table:table-cell office:value-type="float" office:value="267.399591800403" calcext:value-type="float">
            <text:p>267.3995918004</text:p>
          </table:table-cell>
          <table:table-cell table:number-columns-repeated="2"/>
        </table:table-row>
        <table:table-row table:style-name="ro1">
          <table:table-cell office:value-type="float" office:value="0.000288518628070578" calcext:value-type="float">
            <text:p>0.0002885186</text:p>
          </table:table-cell>
          <table:table-cell office:value-type="float" office:value="3395.4000000033" calcext:value-type="float">
            <text:p>3395.4000000033</text:p>
          </table:table-cell>
          <table:table-cell office:value-type="float" office:value="9.75325754575022E-016" calcext:value-type="float">
            <text:p>9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743816393792" calcext:value-type="float">
            <text:p>1.28E-005</text:p>
          </table:table-cell>
          <table:table-cell office:value-type="float" office:value="1.55047814542945" calcext:value-type="float">
            <text:p>1.5504781454</text:p>
          </table:table-cell>
          <table:table-cell office:value-type="float" office:value="1.4768245154921" calcext:value-type="float">
            <text:p>1.4768245155</text:p>
          </table:table-cell>
          <table:table-cell office:value-type="float" office:value="267.399590868219" calcext:value-type="float">
            <text:p>267.3995908682</text:p>
          </table:table-cell>
          <table:table-cell table:number-columns-repeated="2"/>
        </table:table-row>
        <table:table-row table:style-name="ro1">
          <table:table-cell office:value-type="float" office:value="0.000289068657584119" calcext:value-type="float">
            <text:p>0.0002890687</text:p>
          </table:table-cell>
          <table:table-cell office:value-type="float" office:value="3395.4000000033" calcext:value-type="float">
            <text:p>3395.4000000033</text:p>
          </table:table-cell>
          <table:table-cell office:value-type="float" office:value="9.79275156331345E-016" calcext:value-type="float">
            <text:p>9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796707581648" calcext:value-type="float">
            <text:p>1.28E-005</text:p>
          </table:table-cell>
          <table:table-cell office:value-type="float" office:value="1.55047306912587" calcext:value-type="float">
            <text:p>1.5504730691</text:p>
          </table:table-cell>
          <table:table-cell office:value-type="float" office:value="1.47667732434508" calcext:value-type="float">
            <text:p>1.4766773243</text:p>
          </table:table-cell>
          <table:table-cell office:value-type="float" office:value="267.399590088253" calcext:value-type="float">
            <text:p>267.3995900883</text:p>
          </table:table-cell>
          <table:table-cell table:number-columns-repeated="2"/>
        </table:table-row>
        <table:table-row table:style-name="ro1">
          <table:table-cell office:value-type="float" office:value="0.000289539101546638" calcext:value-type="float">
            <text:p>0.0002895391</text:p>
          </table:table-cell>
          <table:table-cell office:value-type="float" office:value="3395.40000000331" calcext:value-type="float">
            <text:p>3395.4000000033</text:p>
          </table:table-cell>
          <table:table-cell office:value-type="float" office:value="9.82660077736768E-016" calcext:value-type="float">
            <text:p>9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841945774413" calcext:value-type="float">
            <text:p>1.28E-005</text:p>
          </table:table-cell>
          <table:table-cell office:value-type="float" office:value="1.55046872899382" calcext:value-type="float">
            <text:p>1.550468729</text:p>
          </table:table-cell>
          <table:table-cell office:value-type="float" office:value="1.4765515082356" calcext:value-type="float">
            <text:p>1.4765515082</text:p>
          </table:table-cell>
          <table:table-cell office:value-type="float" office:value="267.399589421143" calcext:value-type="float">
            <text:p>267.3995894211</text:p>
          </table:table-cell>
          <table:table-cell table:number-columns-repeated="2"/>
        </table:table-row>
        <table:table-row table:style-name="ro1">
          <table:table-cell office:value-type="float" office:value="0.000289949966065609" calcext:value-type="float">
            <text:p>0.00028995</text:p>
          </table:table-cell>
          <table:table-cell office:value-type="float" office:value="3395.40000000331" calcext:value-type="float">
            <text:p>3395.4000000033</text:p>
          </table:table-cell>
          <table:table-cell office:value-type="float" office:value="9.85621575727031E-016" calcext:value-type="float">
            <text:p>9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881454770904" calcext:value-type="float">
            <text:p>1.28E-005</text:p>
          </table:table-cell>
          <table:table-cell office:value-type="float" office:value="1.55046493944397" calcext:value-type="float">
            <text:p>1.5504649394</text:p>
          </table:table-cell>
          <table:table-cell office:value-type="float" office:value="1.47644168449749" calcext:value-type="float">
            <text:p>1.4764416845</text:p>
          </table:table-cell>
          <table:table-cell office:value-type="float" office:value="267.39958883852" calcext:value-type="float">
            <text:p>267.3995888385</text:p>
          </table:table-cell>
          <table:table-cell table:number-columns-repeated="2"/>
        </table:table-row>
        <table:table-row table:style-name="ro1">
          <table:table-cell office:value-type="float" office:value="0.000290366178007109" calcext:value-type="float">
            <text:p>0.0002903662</text:p>
          </table:table-cell>
          <table:table-cell office:value-type="float" office:value="3395.40000000332" calcext:value-type="float">
            <text:p>3395.4000000033</text:p>
          </table:table-cell>
          <table:table-cell office:value-type="float" office:value="9.88626620834593E-016" calcext:value-type="float">
            <text:p>9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921477980599" calcext:value-type="float">
            <text:p>1.28E-005</text:p>
          </table:table-cell>
          <table:table-cell office:value-type="float" office:value="1.55046110073792" calcext:value-type="float">
            <text:p>1.5504611007</text:p>
          </table:table-cell>
          <table:table-cell office:value-type="float" office:value="1.47633048683421" calcext:value-type="float">
            <text:p>1.4763304868</text:p>
          </table:table-cell>
          <table:table-cell office:value-type="float" office:value="267.399588248314" calcext:value-type="float">
            <text:p>267.3995882483</text:p>
          </table:table-cell>
          <table:table-cell table:number-columns-repeated="2"/>
        </table:table-row>
        <table:table-row table:style-name="ro1">
          <table:table-cell office:value-type="float" office:value="0.000291063608064924" calcext:value-type="float">
            <text:p>0.0002910636</text:p>
          </table:table-cell>
          <table:table-cell office:value-type="float" office:value="3395.40000000333" calcext:value-type="float">
            <text:p>3395.4000000033</text:p>
          </table:table-cell>
          <table:table-cell office:value-type="float" office:value="9.93673350969245E-016" calcext:value-type="float">
            <text:p>9.9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988543309262" calcext:value-type="float">
            <text:p>1.28E-005</text:p>
          </table:table-cell>
          <table:table-cell office:value-type="float" office:value="1.55045467069842" calcext:value-type="float">
            <text:p>1.5504546707</text:p>
          </table:table-cell>
          <table:table-cell office:value-type="float" office:value="1.47614428228105" calcext:value-type="float">
            <text:p>1.4761442823</text:p>
          </table:table-cell>
          <table:table-cell office:value-type="float" office:value="267.399587259328" calcext:value-type="float">
            <text:p>267.3995872593</text:p>
          </table:table-cell>
          <table:table-cell table:number-columns-repeated="2"/>
        </table:table-row>
        <table:table-row table:style-name="ro1">
          <table:table-cell office:value-type="float" office:value="0.000291642609969463" calcext:value-type="float">
            <text:p>0.0002916426</text:p>
          </table:table-cell>
          <table:table-cell office:value-type="float" office:value="3395.40000000334" calcext:value-type="float">
            <text:p>3395.4000000033</text:p>
          </table:table-cell>
          <table:table-cell office:value-type="float" office:value="9.97873865461462E-016" calcext:value-type="float">
            <text:p>9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044220512712" calcext:value-type="float">
            <text:p>1.28E-005</text:p>
          </table:table-cell>
          <table:table-cell office:value-type="float" office:value="1.5504493348602" calcext:value-type="float">
            <text:p>1.5504493349</text:p>
          </table:table-cell>
          <table:table-cell office:value-type="float" office:value="1.47598981523162" calcext:value-type="float">
            <text:p>1.4759898152</text:p>
          </table:table-cell>
          <table:table-cell office:value-type="float" office:value="267.399586438278" calcext:value-type="float">
            <text:p>267.3995864383</text:p>
          </table:table-cell>
          <table:table-cell table:number-columns-repeated="2"/>
        </table:table-row>
        <table:table-row table:style-name="ro1">
          <table:table-cell office:value-type="float" office:value="0.000293086104319463" calcext:value-type="float">
            <text:p>0.0002930861</text:p>
          </table:table-cell>
          <table:table-cell office:value-type="float" office:value="3395.40000000335" calcext:value-type="float">
            <text:p>3395.4000000034</text:p>
          </table:table-cell>
          <table:table-cell office:value-type="float" office:value="1.00838856596163E-015" calcext:value-type="float">
            <text:p>1.01E-015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183027889259" calcext:value-type="float">
            <text:p>1.28E-005</text:p>
          </table:table-cell>
          <table:table-cell office:value-type="float" office:value="1.5504360401986" calcext:value-type="float">
            <text:p>1.5504360402</text:p>
          </table:table-cell>
          <table:table-cell office:value-type="float" office:value="1.47560518586855" calcext:value-type="float">
            <text:p>1.4756051859</text:p>
          </table:table-cell>
          <table:table-cell office:value-type="float" office:value="267.399584391341" calcext:value-type="float">
            <text:p>267.3995843913</text:p>
          </table:table-cell>
          <table:table-cell table:number-columns-repeated="2"/>
        </table:table-row>
        <table:table-row table:style-name="ro1">
          <table:table-cell office:value-type="float" office:value="0.000298004987064839" calcext:value-type="float">
            <text:p>0.000298005</text:p>
          </table:table-cell>
          <table:table-cell office:value-type="float" office:value="3395.40000000342" calcext:value-type="float">
            <text:p>3395.4000000034</text:p>
          </table:table-cell>
          <table:table-cell office:value-type="float" office:value="1.04467536867145E-015" calcext:value-type="float">
            <text:p>1.04E-015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656031040167" calcext:value-type="float">
            <text:p>1.29E-005</text:p>
          </table:table-cell>
          <table:table-cell office:value-type="float" office:value="1.55039079260466" calcext:value-type="float">
            <text:p>1.5503907926</text:p>
          </table:table-cell>
          <table:table-cell office:value-type="float" office:value="1.47429951188662" calcext:value-type="float">
            <text:p>1.4742995119</text:p>
          </table:table-cell>
          <table:table-cell office:value-type="float" office:value="267.399577416155" calcext:value-type="float">
            <text:p>267.3995774162</text:p>
          </table:table-cell>
          <table:table-cell table:number-columns-repeated="2"/>
        </table:table-row>
        <table:table-row table:style-name="ro1">
          <table:table-cell office:value-type="float" office:value="0.000298605075043027" calcext:value-type="float">
            <text:p>0.0002986051</text:p>
          </table:table-cell>
          <table:table-cell office:value-type="float" office:value="3395.40000000343" calcext:value-type="float">
            <text:p>3395.4000000034</text:p>
          </table:table-cell>
          <table:table-cell office:value-type="float" office:value="1.04915067605873E-015" calcext:value-type="float">
            <text:p>1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713735926062" calcext:value-type="float">
            <text:p>1.29E-005</text:p>
          </table:table-cell>
          <table:table-cell office:value-type="float" office:value="1.5503852796609" calcext:value-type="float">
            <text:p>1.5503852797</text:p>
          </table:table-cell>
          <table:table-cell office:value-type="float" office:value="1.47414075023455" calcext:value-type="float">
            <text:p>1.4741407502</text:p>
          </table:table-cell>
          <table:table-cell office:value-type="float" office:value="267.399576565205" calcext:value-type="float">
            <text:p>267.3995765652</text:p>
          </table:table-cell>
          <table:table-cell table:number-columns-repeated="2"/>
        </table:table-row>
        <table:table-row table:style-name="ro1">
          <table:table-cell office:value-type="float" office:value="0.000299113601726126" calcext:value-type="float">
            <text:p>0.0002991136</text:p>
          </table:table-cell>
          <table:table-cell office:value-type="float" office:value="3395.40000000343" calcext:value-type="float">
            <text:p>3395.4000000034</text:p>
          </table:table-cell>
          <table:table-cell office:value-type="float" office:value="1.05295140204321E-015" calcext:value-type="float">
            <text:p>1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762636215076" calcext:value-type="float">
            <text:p>1.29E-005</text:p>
          </table:table-cell>
          <table:table-cell office:value-type="float" office:value="1.550380608866" calcext:value-type="float">
            <text:p>1.5503806089</text:p>
          </table:table-cell>
          <table:table-cell office:value-type="float" office:value="1.4740063016335" calcext:value-type="float">
            <text:p>1.4740063016</text:p>
          </table:table-cell>
          <table:table-cell office:value-type="float" office:value="267.399575844092" calcext:value-type="float">
            <text:p>267.3995758441</text:p>
          </table:table-cell>
          <table:table-cell table:number-columns-repeated="2"/>
        </table:table-row>
        <table:table-row table:style-name="ro1">
          <table:table-cell office:value-type="float" office:value="0.000299993788774851" calcext:value-type="float">
            <text:p>0.0002999938</text:p>
          </table:table-cell>
          <table:table-cell office:value-type="float" office:value="3395.40000000344" calcext:value-type="float">
            <text:p>3395.4000000034</text:p>
          </table:table-cell>
          <table:table-cell office:value-type="float" office:value="1.05954783605817E-015" calcext:value-type="float">
            <text:p>1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847275634074" calcext:value-type="float">
            <text:p>1.29E-005</text:p>
          </table:table-cell>
          <table:table-cell office:value-type="float" office:value="1.55037252713075" calcext:value-type="float">
            <text:p>1.5503725271</text:p>
          </table:table-cell>
          <table:table-cell office:value-type="float" office:value="1.47377378355911" calcext:value-type="float">
            <text:p>1.4737737836</text:p>
          </table:table-cell>
          <table:table-cell office:value-type="float" office:value="267.399574595949" calcext:value-type="float">
            <text:p>267.3995745959</text:p>
          </table:table-cell>
          <table:table-cell table:number-columns-repeated="2"/>
        </table:table-row>
        <table:table-row table:style-name="ro1">
          <table:table-cell office:value-type="float" office:value="0.000300704954086661" calcext:value-type="float">
            <text:p>0.000300705</text:p>
          </table:table-cell>
          <table:table-cell office:value-type="float" office:value="3395.40000000345" calcext:value-type="float">
            <text:p>3395.4000000035</text:p>
          </table:table-cell>
          <table:table-cell office:value-type="float" office:value="1.06489416370294E-015" calcext:value-type="float">
            <text:p>1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15661806676" calcext:value-type="float">
            <text:p>1.29E-005</text:p>
          </table:table-cell>
          <table:table-cell office:value-type="float" office:value="1.55036600050951" calcext:value-type="float">
            <text:p>1.5503660005</text:p>
          </table:table-cell>
          <table:table-cell office:value-type="float" office:value="1.47358609443174" calcext:value-type="float">
            <text:p>1.4735860944</text:p>
          </table:table-cell>
          <table:table-cell office:value-type="float" office:value="267.399573587486" calcext:value-type="float">
            <text:p>267.3995735875</text:p>
          </table:table-cell>
          <table:table-cell table:number-columns-repeated="2"/>
        </table:table-row>
        <table:table-row table:style-name="ro1">
          <table:table-cell office:value-type="float" office:value="0.000301165840864317" calcext:value-type="float">
            <text:p>0.0003011658</text:p>
          </table:table-cell>
          <table:table-cell office:value-type="float" office:value="3395.40000000346" calcext:value-type="float">
            <text:p>3395.4000000035</text:p>
          </table:table-cell>
          <table:table-cell office:value-type="float" office:value="1.0683669020169E-015" calcext:value-type="float">
            <text:p>1.0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5998101587" calcext:value-type="float">
            <text:p>1.29E-005</text:p>
          </table:table-cell>
          <table:table-cell office:value-type="float" office:value="1.55036177176796" calcext:value-type="float">
            <text:p>1.5503617718</text:p>
          </table:table-cell>
          <table:table-cell office:value-type="float" office:value="1.47346454338953" calcext:value-type="float">
            <text:p>1.4734645434</text:p>
          </table:table-cell>
          <table:table-cell office:value-type="float" office:value="267.399572933929" calcext:value-type="float">
            <text:p>267.3995729339</text:p>
          </table:table-cell>
          <table:table-cell table:number-columns-repeated="2"/>
        </table:table-row>
        <table:table-row table:style-name="ro1">
          <table:table-cell office:value-type="float" office:value="0.000301536013460634" calcext:value-type="float">
            <text:p>0.000301536</text:p>
          </table:table-cell>
          <table:table-cell office:value-type="float" office:value="3395.40000000346" calcext:value-type="float">
            <text:p>3395.4000000035</text:p>
          </table:table-cell>
          <table:table-cell office:value-type="float" office:value="1.07116063562679E-015" calcext:value-type="float">
            <text:p>1.0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95577084669" calcext:value-type="float">
            <text:p>1.29E-005</text:p>
          </table:table-cell>
          <table:table-cell office:value-type="float" office:value="1.55035837615564" calcext:value-type="float">
            <text:p>1.5503583762</text:p>
          </table:table-cell>
          <table:table-cell office:value-type="float" office:value="1.47336696512421" calcext:value-type="float">
            <text:p>1.4733669651</text:p>
          </table:table-cell>
          <table:table-cell office:value-type="float" office:value="267.399572409008" calcext:value-type="float">
            <text:p>267.399572409</text:p>
          </table:table-cell>
          <table:table-cell table:number-columns-repeated="2"/>
        </table:table-row>
        <table:table-row table:style-name="ro1">
          <table:table-cell office:value-type="float" office:value="0.000302045448298288" calcext:value-type="float">
            <text:p>0.0003020454</text:p>
          </table:table-cell>
          <table:table-cell office:value-type="float" office:value="3395.40000000347" calcext:value-type="float">
            <text:p>3395.4000000035</text:p>
          </table:table-cell>
          <table:table-cell office:value-type="float" office:value="1.07501198070972E-015" calcext:value-type="float">
            <text:p>1.0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044564713442" calcext:value-type="float">
            <text:p>1.29E-005</text:p>
          </table:table-cell>
          <table:table-cell office:value-type="float" office:value="1.5503537029007" calcext:value-type="float">
            <text:p>1.5503537029</text:p>
          </table:table-cell>
          <table:table-cell office:value-type="float" office:value="1.4732327475664" calcext:value-type="float">
            <text:p>1.4732327476</text:p>
          </table:table-cell>
          <table:table-cell office:value-type="float" office:value="267.399571686608" calcext:value-type="float">
            <text:p>267.3995716866</text:p>
          </table:table-cell>
          <table:table-cell table:number-columns-repeated="2"/>
        </table:table-row>
        <table:table-row table:style-name="ro1">
          <table:table-cell office:value-type="float" office:value="0.000303602179023819" calcext:value-type="float">
            <text:p>0.0003036022</text:p>
          </table:table-cell>
          <table:table-cell office:value-type="float" office:value="3395.40000000349" calcext:value-type="float">
            <text:p>3395.4000000035</text:p>
          </table:table-cell>
          <table:table-cell office:value-type="float" office:value="1.08682821370946E-015" calcext:value-type="float">
            <text:p>1.0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194261098449" calcext:value-type="float">
            <text:p>1.29E-005</text:p>
          </table:table-cell>
          <table:table-cell office:value-type="float" office:value="1.55033943080904" calcext:value-type="float">
            <text:p>1.5503394308</text:p>
          </table:table-cell>
          <table:table-cell office:value-type="float" office:value="1.47282311090358" calcext:value-type="float">
            <text:p>1.4728231109</text:p>
          </table:table-cell>
          <table:table-cell office:value-type="float" office:value="267.399569479097" calcext:value-type="float">
            <text:p>267.3995694791</text:p>
          </table:table-cell>
          <table:table-cell table:number-columns-repeated="2"/>
        </table:table-row>
        <table:table-row table:style-name="ro1">
          <table:table-cell office:value-type="float" office:value="0.000307044873097445" calcext:value-type="float">
            <text:p>0.0003070449</text:p>
          </table:table-cell>
          <table:table-cell office:value-type="float" office:value="3395.40000000353" calcext:value-type="float">
            <text:p>3395.4000000035</text:p>
          </table:table-cell>
          <table:table-cell office:value-type="float" office:value="1.11321319828267E-015" calcext:value-type="float">
            <text:p>1.1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525313188112" calcext:value-type="float">
            <text:p>1.30E-005</text:p>
          </table:table-cell>
          <table:table-cell office:value-type="float" office:value="1.55030790572719" calcext:value-type="float">
            <text:p>1.5503079057</text:p>
          </table:table-cell>
          <table:table-cell office:value-type="float" office:value="1.4719198975333" calcext:value-type="float">
            <text:p>1.4719198975</text:p>
          </table:table-cell>
          <table:table-cell office:value-type="float" office:value="267.399564597209" calcext:value-type="float">
            <text:p>267.3995645972</text:p>
          </table:table-cell>
          <table:table-cell table:number-columns-repeated="2"/>
        </table:table-row>
        <table:table-row table:style-name="ro1">
          <table:table-cell office:value-type="float" office:value="0.000309088315022371" calcext:value-type="float">
            <text:p>0.0003090883</text:p>
          </table:table-cell>
          <table:table-cell office:value-type="float" office:value="3395.40000000356" calcext:value-type="float">
            <text:p>3395.4000000036</text:p>
          </table:table-cell>
          <table:table-cell office:value-type="float" office:value="1.12903972047942E-015" calcext:value-type="float">
            <text:p>1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721812165498" calcext:value-type="float">
            <text:p>1.30E-005</text:p>
          </table:table-cell>
          <table:table-cell office:value-type="float" office:value="1.55028921557633" calcext:value-type="float">
            <text:p>1.5502892156</text:p>
          </table:table-cell>
          <table:table-cell office:value-type="float" office:value="1.47138553362019" calcext:value-type="float">
            <text:p>1.4713855336</text:p>
          </table:table-cell>
          <table:table-cell office:value-type="float" office:value="267.399561699521" calcext:value-type="float">
            <text:p>267.3995616995</text:p>
          </table:table-cell>
          <table:table-cell table:number-columns-repeated="2"/>
        </table:table-row>
        <table:table-row table:style-name="ro1">
          <table:table-cell office:value-type="float" office:value="0.000309920613606906" calcext:value-type="float">
            <text:p>0.0003099206</text:p>
          </table:table-cell>
          <table:table-cell office:value-type="float" office:value="3395.40000000357" calcext:value-type="float">
            <text:p>3395.4000000036</text:p>
          </table:table-cell>
          <table:table-cell office:value-type="float" office:value="1.13552129752568E-015" calcext:value-type="float">
            <text:p>1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801846659265" calcext:value-type="float">
            <text:p>1.30E-005</text:p>
          </table:table-cell>
          <table:table-cell office:value-type="float" office:value="1.55028160823754" calcext:value-type="float">
            <text:p>1.5502816082</text:p>
          </table:table-cell>
          <table:table-cell office:value-type="float" office:value="1.47116825727355" calcext:value-type="float">
            <text:p>1.4711682573</text:p>
          </table:table-cell>
          <table:table-cell office:value-type="float" office:value="267.399560519286" calcext:value-type="float">
            <text:p>267.3995605193</text:p>
          </table:table-cell>
          <table:table-cell table:number-columns-repeated="2"/>
        </table:table-row>
        <table:table-row table:style-name="ro1">
          <table:table-cell office:value-type="float" office:value="0.000310697723425597" calcext:value-type="float">
            <text:p>0.0003106977</text:p>
          </table:table-cell>
          <table:table-cell office:value-type="float" office:value="3395.40000000358" calcext:value-type="float">
            <text:p>3395.4000000036</text:p>
          </table:table-cell>
          <table:table-cell office:value-type="float" office:value="1.14159160624374E-015" calcext:value-type="float">
            <text:p>1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876574162303" calcext:value-type="float">
            <text:p>1.30E-005</text:p>
          </table:table-cell>
          <table:table-cell office:value-type="float" office:value="1.55027450904136" calcext:value-type="float">
            <text:p>1.550274509</text:p>
          </table:table-cell>
          <table:table-cell office:value-type="float" office:value="1.4709655818448" calcext:value-type="float">
            <text:p>1.4709655818</text:p>
          </table:table-cell>
          <table:table-cell office:value-type="float" office:value="267.399559417311" calcext:value-type="float">
            <text:p>267.3995594173</text:p>
          </table:table-cell>
          <table:table-cell table:number-columns-repeated="2"/>
        </table:table-row>
        <table:table-row table:style-name="ro1">
          <table:table-cell office:value-type="float" office:value="0.000311493597497056" calcext:value-type="float">
            <text:p>0.0003114936</text:p>
          </table:table-cell>
          <table:table-cell office:value-type="float" office:value="3395.40000000359" calcext:value-type="float">
            <text:p>3395.4000000036</text:p>
          </table:table-cell>
          <table:table-cell office:value-type="float" office:value="1.14782703918345E-015" calcext:value-type="float">
            <text:p>1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953106054993" calcext:value-type="float">
            <text:p>1.30E-005</text:p>
          </table:table-cell>
          <table:table-cell office:value-type="float" office:value="1.55026723941889" calcext:value-type="float">
            <text:p>1.5502672394</text:p>
          </table:table-cell>
          <table:table-cell office:value-type="float" office:value="1.47075820601663" calcext:value-type="float">
            <text:p>1.470758206</text:p>
          </table:table-cell>
          <table:table-cell office:value-type="float" office:value="267.399558288727" calcext:value-type="float">
            <text:p>267.3995582887</text:p>
          </table:table-cell>
          <table:table-cell table:number-columns-repeated="2"/>
        </table:table-row>
        <table:table-row table:style-name="ro1">
          <table:table-cell office:value-type="float" office:value="0.000313693892510827" calcext:value-type="float">
            <text:p>0.0003136939</text:p>
          </table:table-cell>
          <table:table-cell office:value-type="float" office:value="3395.40000000362" calcext:value-type="float">
            <text:p>3395.4000000036</text:p>
          </table:table-cell>
          <table:table-cell office:value-type="float" office:value="1.16516347869762E-015" calcext:value-type="float">
            <text:p>1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164688225465" calcext:value-type="float">
            <text:p>1.30E-005</text:p>
          </table:table-cell>
          <table:table-cell office:value-type="float" office:value="1.55024715837872" calcext:value-type="float">
            <text:p>1.5502471584</text:p>
          </table:table-cell>
          <table:table-cell office:value-type="float" office:value="1.4701859052295" calcext:value-type="float">
            <text:p>1.4701859052</text:p>
          </table:table-cell>
          <table:table-cell office:value-type="float" office:value="267.399555168615" calcext:value-type="float">
            <text:p>267.3995551686</text:p>
          </table:table-cell>
          <table:table-cell table:number-columns-repeated="2"/>
        </table:table-row>
        <table:table-row table:style-name="ro1">
          <table:table-cell office:value-type="float" office:value="0.000314324031130577" calcext:value-type="float">
            <text:p>0.000314324</text:p>
          </table:table-cell>
          <table:table-cell office:value-type="float" office:value="3395.40000000363" calcext:value-type="float">
            <text:p>3395.4000000036</text:p>
          </table:table-cell>
          <table:table-cell office:value-type="float" office:value="1.17015491764472E-015" calcext:value-type="float">
            <text:p>1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225282877896" calcext:value-type="float">
            <text:p>1.30E-005</text:p>
          </table:table-cell>
          <table:table-cell office:value-type="float" office:value="1.55024141099292" calcext:value-type="float">
            <text:p>1.550241411</text:p>
          </table:table-cell>
          <table:table-cell office:value-type="float" office:value="1.47002227925195" calcext:value-type="float">
            <text:p>1.4700222793</text:p>
          </table:table-cell>
          <table:table-cell office:value-type="float" office:value="267.399554275051" calcext:value-type="float">
            <text:p>267.3995542751</text:p>
          </table:table-cell>
          <table:table-cell table:number-columns-repeated="2"/>
        </table:table-row>
        <table:table-row table:style-name="ro1">
          <table:table-cell office:value-type="float" office:value="0.000315571791509973" calcext:value-type="float">
            <text:p>0.0003155718</text:p>
          </table:table-cell>
          <table:table-cell office:value-type="float" office:value="3395.40000000364" calcext:value-type="float">
            <text:p>3395.4000000036</text:p>
          </table:table-cell>
          <table:table-cell office:value-type="float" office:value="1.1800734875547E-015" calcext:value-type="float">
            <text:p>1.1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345268559725" calcext:value-type="float">
            <text:p>1.30E-005</text:p>
          </table:table-cell>
          <table:table-cell office:value-type="float" office:value="1.55023003492069" calcext:value-type="float">
            <text:p>1.5502300349</text:p>
          </table:table-cell>
          <table:table-cell office:value-type="float" office:value="1.46969863684007" calcext:value-type="float">
            <text:p>1.4696986368</text:p>
          </table:table-cell>
          <table:table-cell office:value-type="float" office:value="267.399552505673" calcext:value-type="float">
            <text:p>267.3995525057</text:p>
          </table:table-cell>
          <table:table-cell table:number-columns-repeated="2"/>
        </table:table-row>
        <table:table-row table:style-name="ro1">
          <table:table-cell office:value-type="float" office:value="0.000316395010225732" calcext:value-type="float">
            <text:p>0.000316395</text:p>
          </table:table-cell>
          <table:table-cell office:value-type="float" office:value="3395.40000000365" calcext:value-type="float">
            <text:p>3395.4000000037</text:p>
          </table:table-cell>
          <table:table-cell office:value-type="float" office:value="1.18664270435514E-015" calcext:value-type="float">
            <text:p>1.1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424429966435" calcext:value-type="float">
            <text:p>1.30E-005</text:p>
          </table:table-cell>
          <table:table-cell office:value-type="float" office:value="1.55022253273708" calcext:value-type="float">
            <text:p>1.5502225327</text:p>
          </table:table-cell>
          <table:table-cell office:value-type="float" office:value="1.46948537241473" calcext:value-type="float">
            <text:p>1.4694853724</text:p>
          </table:table-cell>
          <table:table-cell office:value-type="float" office:value="267.399551338314" calcext:value-type="float">
            <text:p>267.3995513383</text:p>
          </table:table-cell>
          <table:table-cell table:number-columns-repeated="2"/>
        </table:table-row>
        <table:table-row table:style-name="ro1">
          <table:table-cell office:value-type="float" office:value="0.000317071048048606" calcext:value-type="float">
            <text:p>0.000317071</text:p>
          </table:table-cell>
          <table:table-cell office:value-type="float" office:value="3395.40000000366" calcext:value-type="float">
            <text:p>3395.4000000037</text:p>
          </table:table-cell>
          <table:table-cell office:value-type="float" office:value="1.19205252541071E-015" calcext:value-type="float">
            <text:p>1.1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489438337912" calcext:value-type="float">
            <text:p>1.30E-005</text:p>
          </table:table-cell>
          <table:table-cell office:value-type="float" office:value="1.55021637281163" calcext:value-type="float">
            <text:p>1.5502163728</text:p>
          </table:table-cell>
          <table:table-cell office:value-type="float" office:value="1.46931039178733" calcext:value-type="float">
            <text:p>1.4693103918</text:p>
          </table:table-cell>
          <table:table-cell office:value-type="float" office:value="267.399550379663" calcext:value-type="float">
            <text:p>267.3995503797</text:p>
          </table:table-cell>
          <table:table-cell table:number-columns-repeated="2"/>
        </table:table-row>
        <table:table-row table:style-name="ro1">
          <table:table-cell office:value-type="float" office:value="0.000317515773161151" calcext:value-type="float">
            <text:p>0.0003175158</text:p>
          </table:table-cell>
          <table:table-cell office:value-type="float" office:value="3395.40000000367" calcext:value-type="float">
            <text:p>3395.4000000037</text:p>
          </table:table-cell>
          <table:table-cell office:value-type="float" office:value="1.19561875312121E-015" calcext:value-type="float">
            <text:p>1.2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532203485077" calcext:value-type="float">
            <text:p>1.31E-005</text:p>
          </table:table-cell>
          <table:table-cell office:value-type="float" office:value="1.5502123226987" calcext:value-type="float">
            <text:p>1.5502123227</text:p>
          </table:table-cell>
          <table:table-cell office:value-type="float" office:value="1.46919535850316" calcext:value-type="float">
            <text:p>1.4691953585</text:p>
          </table:table-cell>
          <table:table-cell office:value-type="float" office:value="267.399549749024" calcext:value-type="float">
            <text:p>267.399549749</text:p>
          </table:table-cell>
          <table:table-cell table:number-columns-repeated="2"/>
        </table:table-row>
        <table:table-row table:style-name="ro1">
          <table:table-cell office:value-type="float" office:value="0.00031787620880001" calcext:value-type="float">
            <text:p>0.0003178762</text:p>
          </table:table-cell>
          <table:table-cell office:value-type="float" office:value="3395.40000000367" calcext:value-type="float">
            <text:p>3395.4000000037</text:p>
          </table:table-cell>
          <table:table-cell office:value-type="float" office:value="1.19851339459344E-015" calcext:value-type="float">
            <text:p>1.2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566863285568" calcext:value-type="float">
            <text:p>1.31E-005</text:p>
          </table:table-cell>
          <table:table-cell office:value-type="float" office:value="1.55020904080771" calcext:value-type="float">
            <text:p>1.5502090408</text:p>
          </table:table-cell>
          <table:table-cell office:value-type="float" office:value="1.46910217188108" calcext:value-type="float">
            <text:p>1.4691021719</text:p>
          </table:table-cell>
          <table:table-cell office:value-type="float" office:value="267.399549237911" calcext:value-type="float">
            <text:p>267.3995492379</text:p>
          </table:table-cell>
          <table:table-cell table:number-columns-repeated="2"/>
        </table:table-row>
        <table:table-row table:style-name="ro1">
          <table:table-cell office:value-type="float" office:value="0.00031879820983914" calcext:value-type="float">
            <text:p>0.0003187982</text:p>
          </table:table-cell>
          <table:table-cell office:value-type="float" office:value="3395.40000000369" calcext:value-type="float">
            <text:p>3395.4000000037</text:p>
          </table:table-cell>
          <table:table-cell office:value-type="float" office:value="1.20593557839609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655523701495" calcext:value-type="float">
            <text:p>1.31E-005</text:p>
          </table:table-cell>
          <table:table-cell office:value-type="float" office:value="1.55020064880311" calcext:value-type="float">
            <text:p>1.5502006488</text:p>
          </table:table-cell>
          <table:table-cell office:value-type="float" office:value="1.46886397888023" calcext:value-type="float">
            <text:p>1.4688639789</text:p>
          </table:table-cell>
          <table:table-cell office:value-type="float" office:value="267.399547930474" calcext:value-type="float">
            <text:p>267.3995479305</text:p>
          </table:table-cell>
          <table:table-cell table:number-columns-repeated="2"/>
        </table:table-row>
        <table:table-row table:style-name="ro1">
          <table:table-cell office:value-type="float" office:value="0.000319543159625203" calcext:value-type="float">
            <text:p>0.0003195432</text:p>
          </table:table-cell>
          <table:table-cell office:value-type="float" office:value="3395.4000000037" calcext:value-type="float">
            <text:p>3395.4000000037</text:p>
          </table:table-cell>
          <table:table-cell office:value-type="float" office:value="1.21195101987408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27158720513" calcext:value-type="float">
            <text:p>1.31E-005</text:p>
          </table:table-cell>
          <table:table-cell office:value-type="float" office:value="1.55019387044799" calcext:value-type="float">
            <text:p>1.5501938704</text:p>
          </table:table-cell>
          <table:table-cell office:value-type="float" office:value="1.46867171476151" calcext:value-type="float">
            <text:p>1.4686717148</text:p>
          </table:table-cell>
          <table:table-cell office:value-type="float" office:value="267.399546874103" calcext:value-type="float">
            <text:p>267.3995468741</text:p>
          </table:table-cell>
          <table:table-cell table:number-columns-repeated="2"/>
        </table:table-row>
        <table:table-row table:style-name="ro1">
          <table:table-cell office:value-type="float" office:value="0.000319894137619562" calcext:value-type="float">
            <text:p>0.0003198941</text:p>
          </table:table-cell>
          <table:table-cell office:value-type="float" office:value="3395.4000000037" calcext:value-type="float">
            <text:p>3395.4000000037</text:p>
          </table:table-cell>
          <table:table-cell office:value-type="float" office:value="1.2147908986441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609090711" calcext:value-type="float">
            <text:p>1.31E-005</text:p>
          </table:table-cell>
          <table:table-cell office:value-type="float" office:value="1.55019067709387" calcext:value-type="float">
            <text:p>1.5501906771</text:p>
          </table:table-cell>
          <table:table-cell office:value-type="float" office:value="1.4685811892419" calcext:value-type="float">
            <text:p>1.4685811892</text:p>
          </table:table-cell>
          <table:table-cell office:value-type="float" office:value="267.399546376401" calcext:value-type="float">
            <text:p>267.3995463764</text:p>
          </table:table-cell>
          <table:table-cell table:number-columns-repeated="2"/>
        </table:table-row>
        <table:table-row table:style-name="ro1">
          <table:table-cell office:value-type="float" office:value="0.000320215697643072" calcext:value-type="float">
            <text:p>0.0003202157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1739597815423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91830564683" calcext:value-type="float">
            <text:p>1.31E-005</text:p>
          </table:table-cell>
          <table:table-cell office:value-type="float" office:value="1.55018775239652" calcext:value-type="float">
            <text:p>1.5501877524</text:p>
          </table:table-cell>
          <table:table-cell office:value-type="float" office:value="1.46849828415651" calcext:value-type="float">
            <text:p>1.4684982842</text:p>
          </table:table-cell>
          <table:table-cell office:value-type="float" office:value="267.399545920415" calcext:value-type="float">
            <text:p>267.3995459204</text:p>
          </table:table-cell>
          <table:table-cell table:number-columns-repeated="2"/>
        </table:table-row>
        <table:table-row table:style-name="ro1">
          <table:table-cell office:value-type="float" office:value="0.000320512857142761" calcext:value-type="float">
            <text:p>0.0003205129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198061276733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20405682974" calcext:value-type="float">
            <text:p>1.31E-005</text:p>
          </table:table-cell>
          <table:table-cell office:value-type="float" office:value="1.55018505009172" calcext:value-type="float">
            <text:p>1.5501850501</text:p>
          </table:table-cell>
          <table:table-cell office:value-type="float" office:value="1.46842169791634" calcext:value-type="float">
            <text:p>1.4684216979</text:p>
          </table:table-cell>
          <table:table-cell office:value-type="float" office:value="267.39954549903" calcext:value-type="float">
            <text:p>267.399545499</text:p>
          </table:table-cell>
          <table:table-cell table:number-columns-repeated="2"/>
        </table:table-row>
        <table:table-row table:style-name="ro1">
          <table:table-cell office:value-type="float" office:value="0.000320790023344673" calcext:value-type="float">
            <text:p>0.00032079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2205649877658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47058228773" calcext:value-type="float">
            <text:p>1.31E-005</text:p>
          </table:table-cell>
          <table:table-cell office:value-type="float" office:value="1.55018252970935" calcext:value-type="float">
            <text:p>1.5501825297</text:p>
          </table:table-cell>
          <table:table-cell office:value-type="float" office:value="1.46835028861483" calcext:value-type="float">
            <text:p>1.4683502886</text:p>
          </table:table-cell>
          <table:table-cell office:value-type="float" office:value="267.399545105997" calcext:value-type="float">
            <text:p>267.399545106</text:p>
          </table:table-cell>
          <table:table-cell table:number-columns-repeated="2"/>
        </table:table-row>
        <table:table-row table:style-name="ro1">
          <table:table-cell office:value-type="float" office:value="0.000321028250541582" calcext:value-type="float">
            <text:p>0.0003210283</text:p>
          </table:table-cell>
          <table:table-cell office:value-type="float" office:value="3395.40000000372" calcext:value-type="float">
            <text:p>3395.4000000037</text:p>
          </table:table-cell>
          <table:table-cell office:value-type="float" office:value="1.22399255187557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69966365727" calcext:value-type="float">
            <text:p>1.31E-005</text:p>
          </table:table-cell>
          <table:table-cell office:value-type="float" office:value="1.5501803630851" calcext:value-type="float">
            <text:p>1.5501803631</text:p>
          </table:table-cell>
          <table:table-cell office:value-type="float" office:value="1.46828893018678" calcext:value-type="float">
            <text:p>1.4682889302</text:p>
          </table:table-cell>
          <table:table-cell office:value-type="float" office:value="267.39954476818" calcext:value-type="float">
            <text:p>267.3995447682</text:p>
          </table:table-cell>
          <table:table-cell table:number-columns-repeated="2"/>
        </table:table-row>
        <table:table-row table:style-name="ro1">
          <table:table-cell office:value-type="float" office:value="0.000321334436247288" calcext:value-type="float">
            <text:p>0.0003213344</text:p>
          </table:table-cell>
          <table:table-cell office:value-type="float" office:value="3395.40000000372" calcext:value-type="float">
            <text:p>3395.4000000037</text:p>
          </table:table-cell>
          <table:table-cell office:value-type="float" office:value="1.22648339150272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99409454103" calcext:value-type="float">
            <text:p>1.31E-005</text:p>
          </table:table-cell>
          <table:table-cell office:value-type="float" office:value="1.55017757973719" calcext:value-type="float">
            <text:p>1.5501775797</text:p>
          </table:table-cell>
          <table:table-cell office:value-type="float" office:value="1.46821009342348" calcext:value-type="float">
            <text:p>1.4682100934</text:p>
          </table:table-cell>
          <table:table-cell office:value-type="float" office:value="267.399544333996" calcext:value-type="float">
            <text:p>267.399544334</text:p>
          </table:table-cell>
          <table:table-cell table:number-columns-repeated="2"/>
        </table:table-row>
        <table:table-row table:style-name="ro1">
          <table:table-cell office:value-type="float" office:value="0.000321617388058594" calcext:value-type="float">
            <text:p>0.0003216174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2878771592267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26618351302" calcext:value-type="float">
            <text:p>1.31E-005</text:p>
          </table:table-cell>
          <table:table-cell office:value-type="float" office:value="1.55017500725863" calcext:value-type="float">
            <text:p>1.5501750073</text:p>
          </table:table-cell>
          <table:table-cell office:value-type="float" office:value="1.46813726414031" calcext:value-type="float">
            <text:p>1.4681372641</text:p>
          </table:table-cell>
          <table:table-cell office:value-type="float" office:value="267.399543932758" calcext:value-type="float">
            <text:p>267.3995439328</text:p>
          </table:table-cell>
          <table:table-cell table:number-columns-repeated="2"/>
        </table:table-row>
        <table:table-row table:style-name="ro1">
          <table:table-cell office:value-type="float" office:value="0.000321860588046147" calcext:value-type="float">
            <text:p>0.0003218606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077022130805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50004678329" calcext:value-type="float">
            <text:p>1.31E-005</text:p>
          </table:table-cell>
          <table:table-cell office:value-type="float" office:value="1.55017279685983" calcext:value-type="float">
            <text:p>1.5501727969</text:p>
          </table:table-cell>
          <table:table-cell office:value-type="float" office:value="1.46807468598477" calcext:value-type="float">
            <text:p>1.468074686</text:p>
          </table:table-cell>
          <table:table-cell office:value-type="float" office:value="267.39954358789" calcext:value-type="float">
            <text:p>267.3995435879</text:p>
          </table:table-cell>
          <table:table-cell table:number-columns-repeated="2"/>
        </table:table-row>
        <table:table-row table:style-name="ro1">
          <table:table-cell office:value-type="float" office:value="0.000322055359602623" calcext:value-type="float">
            <text:p>0.0003220554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235922708577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68734084832" calcext:value-type="float">
            <text:p>1.31E-005</text:p>
          </table:table-cell>
          <table:table-cell office:value-type="float" office:value="1.55017102649136" calcext:value-type="float">
            <text:p>1.5501710265</text:p>
          </table:table-cell>
          <table:table-cell office:value-type="float" office:value="1.46802458189693" calcext:value-type="float">
            <text:p>1.4680245819</text:p>
          </table:table-cell>
          <table:table-cell office:value-type="float" office:value="267.399543311695" calcext:value-type="float">
            <text:p>267.3995433117</text:p>
          </table:table-cell>
          <table:table-cell table:number-columns-repeated="2"/>
        </table:table-row>
        <table:table-row table:style-name="ro1">
          <table:table-cell office:value-type="float" office:value="0.00032222194903076" calcext:value-type="float">
            <text:p>0.0003222219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371921568365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84753472681" calcext:value-type="float">
            <text:p>1.31E-005</text:p>
          </table:table-cell>
          <table:table-cell office:value-type="float" office:value="1.55016951273387" calcext:value-type="float">
            <text:p>1.5501695127</text:p>
          </table:table-cell>
          <table:table-cell office:value-type="float" office:value="1.46798173665062" calcext:value-type="float">
            <text:p>1.4679817367</text:p>
          </table:table-cell>
          <table:table-cell office:value-type="float" office:value="267.399543075464" calcext:value-type="float">
            <text:p>267.3995430755</text:p>
          </table:table-cell>
          <table:table-cell table:number-columns-repeated="2"/>
        </table:table-row>
        <table:table-row table:style-name="ro1">
          <table:table-cell office:value-type="float" office:value="0.000322888306743306" calcext:value-type="float">
            <text:p>0.0003228883</text:p>
          </table:table-cell>
          <table:table-cell office:value-type="float" office:value="3395.40000000374" calcext:value-type="float">
            <text:p>3395.4000000037</text:p>
          </table:table-cell>
          <table:table-cell office:value-type="float" office:value="1.23916748199403E-015" calcext:value-type="float">
            <text:p>1.2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048831026518" calcext:value-type="float">
            <text:p>1.31E-005</text:p>
          </table:table-cell>
          <table:table-cell office:value-type="float" office:value="1.55016345819773" calcext:value-type="float">
            <text:p>1.5501634582</text:p>
          </table:table-cell>
          <table:table-cell office:value-type="float" office:value="1.46781043943595" calcext:value-type="float">
            <text:p>1.4678104394</text:p>
          </table:table-cell>
          <table:table-cell office:value-type="float" office:value="267.399542130541" calcext:value-type="float">
            <text:p>267.3995421305</text:p>
          </table:table-cell>
          <table:table-cell table:number-columns-repeated="2"/>
        </table:table-row>
        <table:table-row table:style-name="ro1">
          <table:table-cell office:value-type="float" office:value="0.000324114621398896" calcext:value-type="float">
            <text:p>0.0003241146</text:p>
          </table:table-cell>
          <table:table-cell office:value-type="float" office:value="3395.40000000376" calcext:value-type="float">
            <text:p>3395.4000000038</text:p>
          </table:table-cell>
          <table:table-cell office:value-type="float" office:value="1.24922884132016E-015" calcext:value-type="float">
            <text:p>1.2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166754549637" calcext:value-type="float">
            <text:p>1.31E-005</text:p>
          </table:table-cell>
          <table:table-cell office:value-type="float" office:value="1.55015232007204" calcext:value-type="float">
            <text:p>1.5501523201</text:p>
          </table:table-cell>
          <table:table-cell office:value-type="float" office:value="1.46749554692136" calcext:value-type="float">
            <text:p>1.4674955469</text:p>
          </table:table-cell>
          <table:table-cell office:value-type="float" office:value="267.399540391574" calcext:value-type="float">
            <text:p>267.3995403916</text:p>
          </table:table-cell>
          <table:table-cell table:number-columns-repeated="2"/>
        </table:table-row>
        <table:table-row table:style-name="ro1">
          <table:table-cell office:value-type="float" office:value="0.000324909288205348" calcext:value-type="float">
            <text:p>0.0003249093</text:p>
          </table:table-cell>
          <table:table-cell office:value-type="float" office:value="3395.40000000377" calcext:value-type="float">
            <text:p>3395.4000000038</text:p>
          </table:table-cell>
          <table:table-cell office:value-type="float" office:value="1.25577280928199E-015" calcext:value-type="float">
            <text:p>1.2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24317043247" calcext:value-type="float">
            <text:p>1.31E-005</text:p>
          </table:table-cell>
          <table:table-cell office:value-type="float" office:value="1.55014510598982" calcext:value-type="float">
            <text:p>1.550145106</text:p>
          </table:table-cell>
          <table:table-cell office:value-type="float" office:value="1.46729173447484" calcext:value-type="float">
            <text:p>1.4672917345</text:p>
          </table:table-cell>
          <table:table-cell office:value-type="float" office:value="267.399539264702" calcext:value-type="float">
            <text:p>267.3995392647</text:p>
          </table:table-cell>
          <table:table-cell table:number-columns-repeated="2"/>
        </table:table-row>
        <table:table-row table:style-name="ro1">
          <table:table-cell office:value-type="float" office:value="0.000325724969775661" calcext:value-type="float">
            <text:p>0.000325725</text:p>
          </table:table-cell>
          <table:table-cell office:value-type="float" office:value="3395.40000000378" calcext:value-type="float">
            <text:p>3395.4000000038</text:p>
          </table:table-cell>
          <table:table-cell office:value-type="float" office:value="1.26250954616473E-015" calcext:value-type="float">
            <text:p>1.2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321607119269" calcext:value-type="float">
            <text:p>1.31E-005</text:p>
          </table:table-cell>
          <table:table-cell office:value-type="float" office:value="1.55013770383002" calcext:value-type="float">
            <text:p>1.5501377038</text:p>
          </table:table-cell>
          <table:table-cell office:value-type="float" office:value="1.46708272962076" calcext:value-type="float">
            <text:p>1.4670827296</text:p>
          </table:table-cell>
          <table:table-cell office:value-type="float" office:value="267.399538108031" calcext:value-type="float">
            <text:p>267.399538108</text:p>
          </table:table-cell>
          <table:table-cell table:number-columns-repeated="2"/>
        </table:table-row>
        <table:table-row table:style-name="ro1">
          <table:table-cell office:value-type="float" office:value="0.000326394817996083" calcext:value-type="float">
            <text:p>0.0003263948</text:p>
          </table:table-cell>
          <table:table-cell office:value-type="float" office:value="3395.40000000379" calcext:value-type="float">
            <text:p>3395.4000000038</text:p>
          </table:table-cell>
          <table:table-cell office:value-type="float" office:value="1.26805678724822E-015" calcext:value-type="float">
            <text:p>1.2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386020341365" calcext:value-type="float">
            <text:p>1.31E-005</text:p>
          </table:table-cell>
          <table:table-cell office:value-type="float" office:value="1.55013162669993" calcext:value-type="float">
            <text:p>1.5501316267</text:p>
          </table:table-cell>
          <table:table-cell office:value-type="float" office:value="1.46691124139108" calcext:value-type="float">
            <text:p>1.4669112414</text:p>
          </table:table-cell>
          <table:table-cell office:value-type="float" office:value="267.399537158157" calcext:value-type="float">
            <text:p>267.3995371582</text:p>
          </table:table-cell>
          <table:table-cell table:number-columns-repeated="2"/>
        </table:table-row>
        <table:table-row table:style-name="ro1">
          <table:table-cell office:value-type="float" office:value="0.000327038782382512" calcext:value-type="float">
            <text:p>0.0003270388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340239103755E-015" calcext:value-type="float">
            <text:p>1.2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447944553448" calcext:value-type="float">
            <text:p>1.31E-005</text:p>
          </table:table-cell>
          <table:table-cell office:value-type="float" office:value="1.55012578663935" calcext:value-type="float">
            <text:p>1.5501257866</text:p>
          </table:table-cell>
          <table:table-cell office:value-type="float" office:value="1.46674650646444" calcext:value-type="float">
            <text:p>1.4667465065</text:p>
          </table:table-cell>
          <table:table-cell office:value-type="float" office:value="267.399536244988" calcext:value-type="float">
            <text:p>267.399536245</text:p>
          </table:table-cell>
          <table:table-cell table:number-columns-repeated="2"/>
        </table:table-row>
        <table:table-row table:style-name="ro1">
          <table:table-cell office:value-type="float" office:value="0.000327360141994182" calcext:value-type="float">
            <text:p>0.0003273601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607468940651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478846792783" calcext:value-type="float">
            <text:p>1.31E-005</text:p>
          </table:table-cell>
          <table:table-cell office:value-type="float" office:value="1.55012287317617" calcext:value-type="float">
            <text:p>1.5501228732</text:p>
          </table:table-cell>
          <table:table-cell office:value-type="float" office:value="1.46666434470232" calcext:value-type="float">
            <text:p>1.4666643447</text:p>
          </table:table-cell>
          <table:table-cell office:value-type="float" office:value="267.399535789286" calcext:value-type="float">
            <text:p>267.3995357893</text:p>
          </table:table-cell>
          <table:table-cell table:number-columns-repeated="2"/>
        </table:table-row>
        <table:table-row table:style-name="ro1">
          <table:table-cell office:value-type="float" office:value="0.000327632468623382" calcext:value-type="float">
            <text:p>0.0003276325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8341680997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05033975314" calcext:value-type="float">
            <text:p>1.32E-005</text:p>
          </table:table-cell>
          <table:table-cell office:value-type="float" office:value="1.55012040422982" calcext:value-type="float">
            <text:p>1.5501204042</text:p>
          </table:table-cell>
          <table:table-cell office:value-type="float" office:value="1.4665947433429" calcext:value-type="float">
            <text:p>1.4665947433</text:p>
          </table:table-cell>
          <table:table-cell office:value-type="float" office:value="267.399535403116" calcext:value-type="float">
            <text:p>267.3995354031</text:p>
          </table:table-cell>
          <table:table-cell table:number-columns-repeated="2"/>
        </table:table-row>
        <table:table-row table:style-name="ro1">
          <table:table-cell office:value-type="float" office:value="0.000327891832563604" calcext:value-type="float">
            <text:p>0.0003278918</text:p>
          </table:table-cell>
          <table:table-cell office:value-type="float" office:value="3395.40000000381" calcext:value-type="float">
            <text:p>3395.4000000038</text:p>
          </table:table-cell>
          <table:table-cell office:value-type="float" office:value="1.28050283912776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29974654072" calcext:value-type="float">
            <text:p>1.32E-005</text:p>
          </table:table-cell>
          <table:table-cell office:value-type="float" office:value="1.55011805352096" calcext:value-type="float">
            <text:p>1.5501180535</text:p>
          </table:table-cell>
          <table:table-cell office:value-type="float" office:value="1.46652847558771" calcext:value-type="float">
            <text:p>1.4665284756</text:p>
          </table:table-cell>
          <table:table-cell office:value-type="float" office:value="267.399535035326" calcext:value-type="float">
            <text:p>267.3995350353</text:p>
          </table:table-cell>
          <table:table-cell table:number-columns-repeated="2"/>
        </table:table-row>
        <table:table-row table:style-name="ro1">
          <table:table-cell office:value-type="float" office:value="0.000328118349318176" calcext:value-type="float">
            <text:p>0.0003281183</text:p>
          </table:table-cell>
          <table:table-cell office:value-type="float" office:value="3395.40000000381" calcext:value-type="float">
            <text:p>3395.4000000038</text:p>
          </table:table-cell>
          <table:table-cell office:value-type="float" office:value="1.28239195337415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51756717143" calcext:value-type="float">
            <text:p>1.32E-005</text:p>
          </table:table-cell>
          <table:table-cell office:value-type="float" office:value="1.55011600042607" calcext:value-type="float">
            <text:p>1.5501160004</text:p>
          </table:table-cell>
          <table:table-cell office:value-type="float" office:value="1.46647061675266" calcext:value-type="float">
            <text:p>1.4664706168</text:p>
          </table:table-cell>
          <table:table-cell office:value-type="float" office:value="267.399534714116" calcext:value-type="float">
            <text:p>267.3995347141</text:p>
          </table:table-cell>
          <table:table-cell table:number-columns-repeated="2"/>
        </table:table-row>
        <table:table-row table:style-name="ro1">
          <table:table-cell office:value-type="float" office:value="0.000328924925515496" calcext:value-type="float">
            <text:p>0.0003289249</text:p>
          </table:table-cell>
          <table:table-cell office:value-type="float" office:value="3395.40000000382" calcext:value-type="float">
            <text:p>3395.4000000038</text:p>
          </table:table-cell>
          <table:table-cell office:value-type="float" office:value="1.28913121742281E-015" calcext:value-type="float">
            <text:p>1.2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629317842904" calcext:value-type="float">
            <text:p>1.32E-005</text:p>
          </table:table-cell>
          <table:table-cell office:value-type="float" office:value="1.55010869230318" calcext:value-type="float">
            <text:p>1.5501086923</text:p>
          </table:table-cell>
          <table:table-cell office:value-type="float" office:value="1.46626471858" calcext:value-type="float">
            <text:p>1.4662647186</text:p>
          </table:table-cell>
          <table:table-cell office:value-type="float" office:value="267.399533570356" calcext:value-type="float">
            <text:p>267.3995335704</text:p>
          </table:table-cell>
          <table:table-cell table:number-columns-repeated="2"/>
        </table:table-row>
        <table:table-row table:style-name="ro1">
          <table:table-cell office:value-type="float" office:value="0.000331580449520938" calcext:value-type="float">
            <text:p>0.0003315804</text:p>
          </table:table-cell>
          <table:table-cell office:value-type="float" office:value="3395.40000000385" calcext:value-type="float">
            <text:p>3395.4000000039</text:p>
          </table:table-cell>
          <table:table-cell office:value-type="float" office:value="1.3114577398087E-015" calcext:value-type="float">
            <text:p>1.3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884675563324" calcext:value-type="float">
            <text:p>1.32E-005</text:p>
          </table:table-cell>
          <table:table-cell office:value-type="float" office:value="1.55008464740918" calcext:value-type="float">
            <text:p>1.5500846474</text:p>
          </table:table-cell>
          <table:table-cell office:value-type="float" office:value="1.46558820031516" calcext:value-type="float">
            <text:p>1.4655882003</text:p>
          </table:table-cell>
          <table:table-cell office:value-type="float" office:value="267.39952980471" calcext:value-type="float">
            <text:p>267.3995298047</text:p>
          </table:table-cell>
          <table:table-cell table:number-columns-repeated="2"/>
        </table:table-row>
        <table:table-row table:style-name="ro1">
          <table:table-cell office:value-type="float" office:value="0.000332612969478244" calcext:value-type="float">
            <text:p>0.000332613</text:p>
          </table:table-cell>
          <table:table-cell office:value-type="float" office:value="3395.40000000387" calcext:value-type="float">
            <text:p>3395.4000000039</text:p>
          </table:table-cell>
          <table:table-cell office:value-type="float" office:value="1.32019620039705E-015" calcext:value-type="float">
            <text:p>1.3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983963681444" calcext:value-type="float">
            <text:p>1.32E-005</text:p>
          </table:table-cell>
          <table:table-cell office:value-type="float" office:value="1.5500753060412" calcext:value-type="float">
            <text:p>1.550075306</text:p>
          </table:table-cell>
          <table:table-cell office:value-type="float" office:value="1.46532572198798" calcext:value-type="float">
            <text:p>1.465325722</text:p>
          </table:table-cell>
          <table:table-cell office:value-type="float" office:value="267.399528340552" calcext:value-type="float">
            <text:p>267.3995283406</text:p>
          </table:table-cell>
          <table:table-cell table:number-columns-repeated="2"/>
        </table:table-row>
        <table:table-row table:style-name="ro1">
          <table:table-cell office:value-type="float" office:value="0.000333235681783795" calcext:value-type="float">
            <text:p>0.0003332357</text:p>
          </table:table-cell>
          <table:table-cell office:value-type="float" office:value="3395.40000000388" calcext:value-type="float">
            <text:p>3395.4000000039</text:p>
          </table:table-cell>
          <table:table-cell office:value-type="float" office:value="1.32548193750992E-015" calcext:value-type="float">
            <text:p>1.3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043844303029" calcext:value-type="float">
            <text:p>1.32E-005</text:p>
          </table:table-cell>
          <table:table-cell office:value-type="float" office:value="1.55006967402053" calcext:value-type="float">
            <text:p>1.550069674</text:p>
          </table:table-cell>
          <table:table-cell office:value-type="float" office:value="1.4651675740193" calcext:value-type="float">
            <text:p>1.465167574</text:p>
          </table:table-cell>
          <table:table-cell office:value-type="float" office:value="267.399527457519" calcext:value-type="float">
            <text:p>267.3995274575</text:p>
          </table:table-cell>
          <table:table-cell table:number-columns-repeated="2"/>
        </table:table-row>
        <table:table-row table:style-name="ro1">
          <table:table-cell office:value-type="float" office:value="0.000334203498993742" calcext:value-type="float">
            <text:p>0.0003342035</text:p>
          </table:table-cell>
          <table:table-cell office:value-type="float" office:value="3395.40000000389" calcext:value-type="float">
            <text:p>3395.4000000039</text:p>
          </table:table-cell>
          <table:table-cell office:value-type="float" office:value="1.33372029053644E-015" calcext:value-type="float">
            <text:p>1.3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136910554322" calcext:value-type="float">
            <text:p>1.32E-005</text:p>
          </table:table-cell>
          <table:table-cell office:value-type="float" office:value="1.55006092465098" calcext:value-type="float">
            <text:p>1.5500609247</text:p>
          </table:table-cell>
          <table:table-cell office:value-type="float" office:value="1.46492200847512" calcext:value-type="float">
            <text:p>1.4649220085</text:p>
          </table:table-cell>
          <table:table-cell office:value-type="float" office:value="267.399526085113" calcext:value-type="float">
            <text:p>267.3995260851</text:p>
          </table:table-cell>
          <table:table-cell table:number-columns-repeated="2"/>
        </table:table-row>
        <table:table-row table:style-name="ro1">
          <table:table-cell office:value-type="float" office:value="0.000337552757518197" calcext:value-type="float">
            <text:p>0.0003375528</text:p>
          </table:table-cell>
          <table:table-cell office:value-type="float" office:value="3395.40000000393" calcext:value-type="float">
            <text:p>3395.4000000039</text:p>
          </table:table-cell>
          <table:table-cell office:value-type="float" office:value="1.36244917295275E-015" calcext:value-type="float">
            <text:p>1.3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458978593814" calcext:value-type="float">
            <text:p>1.32E-005</text:p>
          </table:table-cell>
          <table:table-cell office:value-type="float" office:value="1.5500306802023" calcext:value-type="float">
            <text:p>1.5500306802</text:p>
          </table:table-cell>
          <table:table-cell office:value-type="float" office:value="1.46407432646405" calcext:value-type="float">
            <text:p>1.4640743265</text:p>
          </table:table-cell>
          <table:table-cell office:value-type="float" office:value="267.399521335721" calcext:value-type="float">
            <text:p>267.3995213357</text:p>
          </table:table-cell>
          <table:table-cell table:number-columns-repeated="2"/>
        </table:table-row>
        <table:table-row table:style-name="ro1">
          <table:table-cell office:value-type="float" office:value="0.000339292296878864" calcext:value-type="float">
            <text:p>0.0003392923</text:p>
          </table:table-cell>
          <table:table-cell office:value-type="float" office:value="3395.40000000396" calcext:value-type="float">
            <text:p>3395.400000004</text:p>
          </table:table-cell>
          <table:table-cell office:value-type="float" office:value="1.37750469724911E-015" calcext:value-type="float">
            <text:p>1.3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626254466725" calcext:value-type="float">
            <text:p>1.33E-005</text:p>
          </table:table-cell>
          <table:table-cell office:value-type="float" office:value="1.55001498855029" calcext:value-type="float">
            <text:p>1.5500149886</text:p>
          </table:table-cell>
          <table:table-cell office:value-type="float" office:value="1.46363535580422" calcext:value-type="float">
            <text:p>1.4636353558</text:p>
          </table:table-cell>
          <table:table-cell office:value-type="float" office:value="267.39951886898" calcext:value-type="float">
            <text:p>267.399518869</text:p>
          </table:table-cell>
          <table:table-cell table:number-columns-repeated="2"/>
        </table:table-row>
        <table:table-row table:style-name="ro1">
          <table:table-cell office:value-type="float" office:value="0.000340246751837965" calcext:value-type="float">
            <text:p>0.0003402468</text:p>
          </table:table-cell>
          <table:table-cell office:value-type="float" office:value="3395.40000000397" calcext:value-type="float">
            <text:p>3395.400000004</text:p>
          </table:table-cell>
          <table:table-cell office:value-type="float" office:value="1.38580448262338E-015" calcext:value-type="float">
            <text:p>1.3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718035835352" calcext:value-type="float">
            <text:p>1.33E-005</text:p>
          </table:table-cell>
          <table:table-cell office:value-type="float" office:value="1.55000638358756" calcext:value-type="float">
            <text:p>1.5500063836</text:p>
          </table:table-cell>
          <table:table-cell office:value-type="float" office:value="1.46339487604107" calcext:value-type="float">
            <text:p>1.463394876</text:p>
          </table:table-cell>
          <table:table-cell office:value-type="float" office:value="267.399517515521" calcext:value-type="float">
            <text:p>267.3995175155</text:p>
          </table:table-cell>
          <table:table-cell table:number-columns-repeated="2"/>
        </table:table-row>
        <table:table-row table:style-name="ro1">
          <table:table-cell office:value-type="float" office:value="0.000341496140388057" calcext:value-type="float">
            <text:p>0.0003414961</text:p>
          </table:table-cell>
          <table:table-cell office:value-type="float" office:value="3395.40000000399" calcext:value-type="float">
            <text:p>3395.400000004</text:p>
          </table:table-cell>
          <table:table-cell office:value-type="float" office:value="1.39671086158848E-015" calcext:value-type="float">
            <text:p>1.4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838178330693" calcext:value-type="float">
            <text:p>1.33E-005</text:p>
          </table:table-cell>
          <table:table-cell office:value-type="float" office:value="1.54999512390055" calcext:value-type="float">
            <text:p>1.5499951239</text:p>
          </table:table-cell>
          <table:table-cell office:value-type="float" office:value="1.4630804876467" calcext:value-type="float">
            <text:p>1.4630804876</text:p>
          </table:table-cell>
          <table:table-cell office:value-type="float" office:value="267.399515743835" calcext:value-type="float">
            <text:p>267.3995157438</text:p>
          </table:table-cell>
          <table:table-cell table:number-columns-repeated="2"/>
        </table:table-row>
        <table:table-row table:style-name="ro1">
          <table:table-cell office:value-type="float" office:value="0.00034237370812556" calcext:value-type="float">
            <text:p>0.0003423737</text:p>
          </table:table-cell>
          <table:table-cell office:value-type="float" office:value="3395.400000004" calcext:value-type="float">
            <text:p>3395.400000004</text:p>
          </table:table-cell>
          <table:table-cell office:value-type="float" office:value="1.40439990688095E-015" calcext:value-type="float">
            <text:p>1.4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922566158808" calcext:value-type="float">
            <text:p>1.33E-005</text:p>
          </table:table-cell>
          <table:table-cell office:value-type="float" office:value="1.54998721862495" calcext:value-type="float">
            <text:p>1.5499872186</text:p>
          </table:table-cell>
          <table:table-cell office:value-type="float" office:value="1.4628599335097" calcext:value-type="float">
            <text:p>1.4628599335</text:p>
          </table:table-cell>
          <table:table-cell office:value-type="float" office:value="267.399514499406" calcext:value-type="float">
            <text:p>267.3995144994</text:p>
          </table:table-cell>
          <table:table-cell table:number-columns-repeated="2"/>
        </table:table-row>
        <table:table-row table:style-name="ro1">
          <table:table-cell office:value-type="float" office:value="0.000343089523905526" calcext:value-type="float">
            <text:p>0.0003430895</text:p>
          </table:table-cell>
          <table:table-cell office:value-type="float" office:value="3395.40000000401" calcext:value-type="float">
            <text:p>3395.400000004</text:p>
          </table:table-cell>
          <table:table-cell office:value-type="float" office:value="1.41068910513088E-015" calcext:value-type="float">
            <text:p>1.4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991399754846" calcext:value-type="float">
            <text:p>1.33E-005</text:p>
          </table:table-cell>
          <table:table-cell office:value-type="float" office:value="1.54998077368825" calcext:value-type="float">
            <text:p>1.5499807737</text:p>
          </table:table-cell>
          <table:table-cell office:value-type="float" office:value="1.46268019723538" calcext:value-type="float">
            <text:p>1.4626801972</text:p>
          </table:table-cell>
          <table:table-cell office:value-type="float" office:value="267.399513484349" calcext:value-type="float">
            <text:p>267.3995134843</text:p>
          </table:table-cell>
          <table:table-cell table:number-columns-repeated="2"/>
        </table:table-row>
        <table:table-row table:style-name="ro1">
          <table:table-cell office:value-type="float" office:value="0.000343690911797693" calcext:value-type="float">
            <text:p>0.0003436909</text:p>
          </table:table-cell>
          <table:table-cell office:value-type="float" office:value="3395.40000000402" calcext:value-type="float">
            <text:p>3395.400000004</text:p>
          </table:table-cell>
          <table:table-cell office:value-type="float" office:value="1.41598501612932E-015" calcext:value-type="float">
            <text:p>1.4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049229848066" calcext:value-type="float">
            <text:p>1.33E-005</text:p>
          </table:table-cell>
          <table:table-cell office:value-type="float" office:value="1.54997535997324" calcext:value-type="float">
            <text:p>1.54997536</text:p>
          </table:table-cell>
          <table:table-cell office:value-type="float" office:value="1.46252930787449" calcext:value-type="float">
            <text:p>1.4625293079</text:p>
          </table:table-cell>
          <table:table-cell office:value-type="float" office:value="267.399512631555" calcext:value-type="float">
            <text:p>267.3995126316</text:p>
          </table:table-cell>
          <table:table-cell table:number-columns-repeated="2"/>
        </table:table-row>
        <table:table-row table:style-name="ro1">
          <table:table-cell office:value-type="float" office:value="0.000344207810864259" calcext:value-type="float">
            <text:p>0.0003442078</text:p>
          </table:table-cell>
          <table:table-cell office:value-type="float" office:value="3395.40000000402" calcext:value-type="float">
            <text:p>3395.400000004</text:p>
          </table:table-cell>
          <table:table-cell office:value-type="float" office:value="1.4205457277377E-015" calcext:value-type="float">
            <text:p>1.4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098935409104" calcext:value-type="float">
            <text:p>1.33E-005</text:p>
          </table:table-cell>
          <table:table-cell office:value-type="float" office:value="1.54997070843293" calcext:value-type="float">
            <text:p>1.5499707084</text:p>
          </table:table-cell>
          <table:table-cell office:value-type="float" office:value="1.46239970065206" calcext:value-type="float">
            <text:p>1.4623997007</text:p>
          </table:table-cell>
          <table:table-cell office:value-type="float" office:value="267.39951189857" calcext:value-type="float">
            <text:p>267.3995118986</text:p>
          </table:table-cell>
          <table:table-cell table:number-columns-repeated="2"/>
        </table:table-row>
        <table:table-row table:style-name="ro1">
          <table:table-cell office:value-type="float" office:value="0.000345595976569047" calcext:value-type="float">
            <text:p>0.000345596</text:p>
          </table:table-cell>
          <table:table-cell office:value-type="float" office:value="3395.40000000404" calcext:value-type="float">
            <text:p>3395.400000004</text:p>
          </table:table-cell>
          <table:table-cell office:value-type="float" office:value="1.43283420108727E-015" calcext:value-type="float">
            <text:p>1.4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232422902082" calcext:value-type="float">
            <text:p>1.33E-005</text:p>
          </table:table-cell>
          <table:table-cell office:value-type="float" office:value="1.54995822018921" calcext:value-type="float">
            <text:p>1.5499582202</text:p>
          </table:table-cell>
          <table:table-cell office:value-type="float" office:value="1.4620520144953" calcext:value-type="float">
            <text:p>1.4620520145</text:p>
          </table:table-cell>
          <table:table-cell office:value-type="float" office:value="267.399509930092" calcext:value-type="float">
            <text:p>267.3995099301</text:p>
          </table:table-cell>
          <table:table-cell table:number-columns-repeated="2"/>
        </table:table-row>
        <table:table-row table:style-name="ro1">
          <table:table-cell office:value-type="float" office:value="0.000346531292717076" calcext:value-type="float">
            <text:p>0.0003465313</text:p>
          </table:table-cell>
          <table:table-cell office:value-type="float" office:value="3395.40000000405" calcext:value-type="float">
            <text:p>3395.4000000041</text:p>
          </table:table-cell>
          <table:table-cell office:value-type="float" office:value="1.44114712749092E-015" calcext:value-type="float">
            <text:p>1.4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322363907595" calcext:value-type="float">
            <text:p>1.33E-005</text:p>
          </table:table-cell>
          <table:table-cell office:value-type="float" office:value="1.54994981078381" calcext:value-type="float">
            <text:p>1.5499498108</text:p>
          </table:table-cell>
          <table:table-cell office:value-type="float" office:value="1.4618180647586" calcext:value-type="float">
            <text:p>1.4618180648</text:p>
          </table:table-cell>
          <table:table-cell office:value-type="float" office:value="267.399508603773" calcext:value-type="float">
            <text:p>267.3995086038</text:p>
          </table:table-cell>
          <table:table-cell table:number-columns-repeated="2"/>
        </table:table-row>
        <table:table-row table:style-name="ro1">
          <table:table-cell office:value-type="float" office:value="0.00034739906424725" calcext:value-type="float">
            <text:p>0.0003473991</text:p>
          </table:table-cell>
          <table:table-cell office:value-type="float" office:value="3395.40000000407" calcext:value-type="float">
            <text:p>3395.4000000041</text:p>
          </table:table-cell>
          <table:table-cell office:value-type="float" office:value="1.44888366736689E-015" calcext:value-type="float">
            <text:p>1.4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405809756522" calcext:value-type="float">
            <text:p>1.33E-005</text:p>
          </table:table-cell>
          <table:table-cell office:value-type="float" office:value="1.54994201272219" calcext:value-type="float">
            <text:p>1.5499420127</text:p>
          </table:table-cell>
          <table:table-cell office:value-type="float" office:value="1.46160123529053" calcext:value-type="float">
            <text:p>1.4616012353</text:p>
          </table:table-cell>
          <table:table-cell office:value-type="float" office:value="267.399507373236" calcext:value-type="float">
            <text:p>267.3995073732</text:p>
          </table:table-cell>
          <table:table-cell table:number-columns-repeated="2"/>
        </table:table-row>
        <table:table-row table:style-name="ro1">
          <table:table-cell office:value-type="float" office:value="0.000348220968830672" calcext:value-type="float">
            <text:p>0.000348221</text:p>
          </table:table-cell>
          <table:table-cell office:value-type="float" office:value="3395.40000000408" calcext:value-type="float">
            <text:p>3395.4000000041</text:p>
          </table:table-cell>
          <table:table-cell office:value-type="float" office:value="1.45623254753927E-015" calcext:value-type="float">
            <text:p>1.4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484844995311" calcext:value-type="float">
            <text:p>1.33E-005</text:p>
          </table:table-cell>
          <table:table-cell office:value-type="float" office:value="1.54993462936497" calcext:value-type="float">
            <text:p>1.5499346294</text:p>
          </table:table-cell>
          <table:table-cell office:value-type="float" office:value="1.46139606625753" calcext:value-type="float">
            <text:p>1.4613960663</text:p>
          </table:table-cell>
          <table:table-cell office:value-type="float" office:value="267.39950620774" calcext:value-type="float">
            <text:p>267.3995062077</text:p>
          </table:table-cell>
          <table:table-cell table:number-columns-repeated="2"/>
        </table:table-row>
        <table:table-row table:style-name="ro1">
          <table:table-cell office:value-type="float" office:value="0.000348898308427926" calcext:value-type="float">
            <text:p>0.0003488983</text:p>
          </table:table-cell>
          <table:table-cell office:value-type="float" office:value="3395.40000000409" calcext:value-type="float">
            <text:p>3395.4000000041</text:p>
          </table:table-cell>
          <table:table-cell office:value-type="float" office:value="1.46230439044805E-015" calcext:value-type="float">
            <text:p>1.4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549978711275" calcext:value-type="float">
            <text:p>1.34E-005</text:p>
          </table:table-cell>
          <table:table-cell office:value-type="float" office:value="1.54992854589964" calcext:value-type="float">
            <text:p>1.5499285459</text:p>
          </table:table-cell>
          <table:table-cell office:value-type="float" office:value="1.46122713026346" calcext:value-type="float">
            <text:p>1.4612271303</text:p>
          </table:table-cell>
          <table:table-cell office:value-type="float" office:value="267.399505247243" calcext:value-type="float">
            <text:p>267.3995052472</text:p>
          </table:table-cell>
          <table:table-cell table:number-columns-repeated="2"/>
        </table:table-row>
        <table:table-row table:style-name="ro1">
          <table:table-cell office:value-type="float" office:value="0.000349472299687973" calcext:value-type="float">
            <text:p>0.0003494723</text:p>
          </table:table-cell>
          <table:table-cell office:value-type="float" office:value="3395.40000000409" calcext:value-type="float">
            <text:p>3395.4000000041</text:p>
          </table:table-cell>
          <table:table-cell office:value-type="float" office:value="1.46746080435006E-015" calcext:value-type="float">
            <text:p>1.4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605174341084" calcext:value-type="float">
            <text:p>1.34E-005</text:p>
          </table:table-cell>
          <table:table-cell office:value-type="float" office:value="1.54992339188775" calcext:value-type="float">
            <text:p>1.5499233919</text:p>
          </table:table-cell>
          <table:table-cell office:value-type="float" office:value="1.46108407351016" calcext:value-type="float">
            <text:p>1.4610840735</text:p>
          </table:table-cell>
          <table:table-cell office:value-type="float" office:value="267.399504433299" calcext:value-type="float">
            <text:p>267.3995044333</text:p>
          </table:table-cell>
          <table:table-cell table:number-columns-repeated="2"/>
        </table:table-row>
        <table:table-row table:style-name="ro1">
          <table:table-cell office:value-type="float" office:value="0.000350347363915504" calcext:value-type="float">
            <text:p>0.0003503474</text:p>
          </table:table-cell>
          <table:table-cell office:value-type="float" office:value="3395.4000000041" calcext:value-type="float">
            <text:p>3395.4000000041</text:p>
          </table:table-cell>
          <table:table-cell office:value-type="float" office:value="1.47534133983738E-015" calcext:value-type="float">
            <text:p>1.4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68932148282" calcext:value-type="float">
            <text:p>1.34E-005</text:p>
          </table:table-cell>
          <table:table-cell office:value-type="float" office:value="1.54991553704505" calcext:value-type="float">
            <text:p>1.549915537</text:p>
          </table:table-cell>
          <table:table-cell office:value-type="float" office:value="1.46086616141314" calcext:value-type="float">
            <text:p>1.4608661614</text:p>
          </table:table-cell>
          <table:table-cell office:value-type="float" office:value="267.399503192421" calcext:value-type="float">
            <text:p>267.3995031924</text:p>
          </table:table-cell>
          <table:table-cell table:number-columns-repeated="2"/>
        </table:table-row>
        <table:table-row table:style-name="ro1">
          <table:table-cell office:value-type="float" office:value="0.000351061137627359" calcext:value-type="float">
            <text:p>0.0003510611</text:p>
          </table:table-cell>
          <table:table-cell office:value-type="float" office:value="3395.40000000411" calcext:value-type="float">
            <text:p>3395.4000000041</text:p>
          </table:table-cell>
          <table:table-cell office:value-type="float" office:value="1.48178675492383E-015" calcext:value-type="float">
            <text:p>1.4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757958755264" calcext:value-type="float">
            <text:p>1.34E-005</text:p>
          </table:table-cell>
          <table:table-cell office:value-type="float" office:value="1.54990913300731" calcext:value-type="float">
            <text:p>1.549909133</text:p>
          </table:table-cell>
          <table:table-cell office:value-type="float" office:value="1.46068857675237" calcext:value-type="float">
            <text:p>1.4606885768</text:p>
          </table:table-cell>
          <table:table-cell office:value-type="float" office:value="267.399502180259" calcext:value-type="float">
            <text:p>267.3995021803</text:p>
          </table:table-cell>
          <table:table-cell table:number-columns-repeated="2"/>
        </table:table-row>
        <table:table-row table:style-name="ro1">
          <table:table-cell office:value-type="float" office:value="0.000351535791124306" calcext:value-type="float">
            <text:p>0.0003515358</text:p>
          </table:table-cell>
          <table:table-cell office:value-type="float" office:value="3395.40000000412" calcext:value-type="float">
            <text:p>3395.4000000041</text:p>
          </table:table-cell>
          <table:table-cell office:value-type="float" office:value="1.48608156534504E-015" calcext:value-type="float">
            <text:p>1.4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803601964606" calcext:value-type="float">
            <text:p>1.34E-005</text:p>
          </table:table-cell>
          <table:table-cell office:value-type="float" office:value="1.54990487580913" calcext:value-type="float">
            <text:p>1.5499048758</text:p>
          </table:table-cell>
          <table:table-cell office:value-type="float" office:value="1.46057056502097" calcext:value-type="float">
            <text:p>1.460570565</text:p>
          </table:table-cell>
          <table:table-cell office:value-type="float" office:value="267.39950150718" calcext:value-type="float">
            <text:p>267.3995015072</text:p>
          </table:table-cell>
          <table:table-cell table:number-columns-repeated="2"/>
        </table:table-row>
        <table:table-row table:style-name="ro1">
          <table:table-cell office:value-type="float" office:value="0.000351955300337756" calcext:value-type="float">
            <text:p>0.0003519553</text:p>
          </table:table-cell>
          <table:table-cell office:value-type="float" office:value="3395.40000000413" calcext:value-type="float">
            <text:p>3395.4000000041</text:p>
          </table:table-cell>
          <table:table-cell office:value-type="float" office:value="1.48988317729044E-015" calcext:value-type="float">
            <text:p>1.4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843942439393" calcext:value-type="float">
            <text:p>1.34E-005</text:p>
          </table:table-cell>
          <table:table-cell office:value-type="float" office:value="1.5499011139627" calcext:value-type="float">
            <text:p>1.549901114</text:p>
          </table:table-cell>
          <table:table-cell office:value-type="float" office:value="1.46046631714927" calcext:value-type="float">
            <text:p>1.4604663171</text:p>
          </table:table-cell>
          <table:table-cell office:value-type="float" office:value="267.399500912298" calcext:value-type="float">
            <text:p>267.3995009123</text:p>
          </table:table-cell>
          <table:table-cell table:number-columns-repeated="2"/>
        </table:table-row>
        <table:table-row table:style-name="ro1">
          <table:table-cell office:value-type="float" office:value="0.000353561496771538" calcext:value-type="float">
            <text:p>0.0003535615</text:p>
          </table:table-cell>
          <table:table-cell office:value-type="float" office:value="3395.40000000415" calcext:value-type="float">
            <text:p>3395.4000000042</text:p>
          </table:table-cell>
          <table:table-cell office:value-type="float" office:value="1.50448863610991E-015" calcext:value-type="float">
            <text:p>1.5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998396096553" calcext:value-type="float">
            <text:p>1.34E-005</text:p>
          </table:table-cell>
          <table:table-cell office:value-type="float" office:value="1.5498867170785" calcext:value-type="float">
            <text:p>1.5498867171</text:p>
          </table:table-cell>
          <table:table-cell office:value-type="float" office:value="1.46006764141176" calcext:value-type="float">
            <text:p>1.4600676414</text:p>
          </table:table-cell>
          <table:table-cell office:value-type="float" office:value="267.399498634643" calcext:value-type="float">
            <text:p>267.3994986346</text:p>
          </table:table-cell>
          <table:table-cell table:number-columns-repeated="2"/>
        </table:table-row>
        <table:table-row table:style-name="ro1">
          <table:table-cell office:value-type="float" office:value="0.000355084176013158" calcext:value-type="float">
            <text:p>0.0003550842</text:p>
          </table:table-cell>
          <table:table-cell office:value-type="float" office:value="3395.40000000417" calcext:value-type="float">
            <text:p>3395.4000000042</text:p>
          </table:table-cell>
          <table:table-cell office:value-type="float" office:value="1.51840799225771E-015" calcext:value-type="float">
            <text:p>1.5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144818664338" calcext:value-type="float">
            <text:p>1.34E-005</text:p>
          </table:table-cell>
          <table:table-cell office:value-type="float" office:value="1.54987307757037" calcext:value-type="float">
            <text:p>1.5498730776</text:p>
          </table:table-cell>
          <table:table-cell office:value-type="float" office:value="1.45969037264095" calcext:value-type="float">
            <text:p>1.4596903726</text:p>
          </table:table-cell>
          <table:table-cell office:value-type="float" office:value="267.399496475418" calcext:value-type="float">
            <text:p>267.3994964754</text:p>
          </table:table-cell>
          <table:table-cell table:number-columns-repeated="2"/>
        </table:table-row>
        <table:table-row table:style-name="ro1">
          <table:table-cell office:value-type="float" office:value="0.000360170326569198" calcext:value-type="float">
            <text:p>0.0003601703</text:p>
          </table:table-cell>
          <table:table-cell office:value-type="float" office:value="3395.40000000424" calcext:value-type="float">
            <text:p>3395.4000000042</text:p>
          </table:table-cell>
          <table:table-cell office:value-type="float" office:value="1.56542094861033E-015" calcext:value-type="float">
            <text:p>1.5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633908815852" calcext:value-type="float">
            <text:p>1.35E-005</text:p>
          </table:table-cell>
          <table:table-cell office:value-type="float" office:value="1.54982758462015" calcext:value-type="float">
            <text:p>1.5498275846</text:p>
          </table:table-cell>
          <table:table-cell office:value-type="float" office:value="1.45843494717509" calcext:value-type="float">
            <text:p>1.4584349472</text:p>
          </table:table-cell>
          <table:table-cell office:value-type="float" office:value="267.399489263039" calcext:value-type="float">
            <text:p>267.399489263</text:p>
          </table:table-cell>
          <table:table-cell table:number-columns-repeated="2"/>
        </table:table-row>
        <table:table-row table:style-name="ro1">
          <table:table-cell office:value-type="float" office:value="0.000363746617558776" calcext:value-type="float">
            <text:p>0.0003637466</text:p>
          </table:table-cell>
          <table:table-cell office:value-type="float" office:value="3395.40000000428" calcext:value-type="float">
            <text:p>3395.4000000043</text:p>
          </table:table-cell>
          <table:table-cell office:value-type="float" office:value="1.59895717297959E-015" calcext:value-type="float">
            <text:p>1.6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977809232985" calcext:value-type="float">
            <text:p>1.35E-005</text:p>
          </table:table-cell>
          <table:table-cell office:value-type="float" office:value="1.5497956548537" calcext:value-type="float">
            <text:p>1.5497956549</text:p>
          </table:table-cell>
          <table:table-cell office:value-type="float" office:value="1.45755655490506" calcext:value-type="float">
            <text:p>1.4575565549</text:p>
          </table:table-cell>
          <table:table-cell office:value-type="float" office:value="267.399484191705" calcext:value-type="float">
            <text:p>267.3994841917</text:p>
          </table:table-cell>
          <table:table-cell table:number-columns-repeated="2"/>
        </table:table-row>
        <table:table-row table:style-name="ro1">
          <table:table-cell office:value-type="float" office:value="0.000366710147930415" calcext:value-type="float">
            <text:p>0.0003667101</text:p>
          </table:table-cell>
          <table:table-cell office:value-type="float" office:value="3395.40000000432" calcext:value-type="float">
            <text:p>3395.4000000043</text:p>
          </table:table-cell>
          <table:table-cell office:value-type="float" office:value="1.62704821926216E-015" calcext:value-type="float">
            <text:p>1.6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262785929841" calcext:value-type="float">
            <text:p>1.35E-005</text:p>
          </table:table-cell>
          <table:table-cell office:value-type="float" office:value="1.54976923269923" calcext:value-type="float">
            <text:p>1.5497692327</text:p>
          </table:table-cell>
          <table:table-cell office:value-type="float" office:value="1.45683136819744" calcext:value-type="float">
            <text:p>1.4568313682</text:p>
          </table:table-cell>
          <table:table-cell office:value-type="float" office:value="267.399479989292" calcext:value-type="float">
            <text:p>267.3994799893</text:p>
          </table:table-cell>
          <table:table-cell table:number-columns-repeated="2"/>
        </table:table-row>
        <table:table-row table:style-name="ro1">
          <table:table-cell office:value-type="float" office:value="0.000368581634687006" calcext:value-type="float">
            <text:p>0.0003685816</text:p>
          </table:table-cell>
          <table:table-cell office:value-type="float" office:value="3395.40000000435" calcext:value-type="float">
            <text:p>3395.4000000044</text:p>
          </table:table-cell>
          <table:table-cell office:value-type="float" office:value="1.64492870496562E-015" calcext:value-type="float">
            <text:p>1.6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442750415169" calcext:value-type="float">
            <text:p>1.35E-005</text:p>
          </table:table-cell>
          <table:table-cell office:value-type="float" office:value="1.54975256628749" calcext:value-type="float">
            <text:p>1.5497525663</text:p>
          </table:table-cell>
          <table:table-cell office:value-type="float" office:value="1.45637466342678" calcext:value-type="float">
            <text:p>1.4563746634</text:p>
          </table:table-cell>
          <table:table-cell office:value-type="float" office:value="267.399477335444" calcext:value-type="float">
            <text:p>267.3994773354</text:p>
          </table:table-cell>
          <table:table-cell table:number-columns-repeated="2"/>
        </table:table-row>
        <table:table-row table:style-name="ro1">
          <table:table-cell office:value-type="float" office:value="0.000372334921065962" calcext:value-type="float">
            <text:p>0.0003723349</text:p>
          </table:table-cell>
          <table:table-cell office:value-type="float" office:value="3395.4000000044" calcext:value-type="float">
            <text:p>3395.4000000044</text:p>
          </table:table-cell>
          <table:table-cell office:value-type="float" office:value="1.68111755939449E-015" calcext:value-type="float">
            <text:p>1.6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03671166428" calcext:value-type="float">
            <text:p>1.36E-005</text:p>
          </table:table-cell>
          <table:table-cell office:value-type="float" office:value="1.54971918624428" calcext:value-type="float">
            <text:p>1.5497191862</text:p>
          </table:table-cell>
          <table:table-cell office:value-type="float" office:value="1.45546164880997" calcext:value-type="float">
            <text:p>1.4554616488</text:p>
          </table:table-cell>
          <table:table-cell office:value-type="float" office:value="267.399472013123" calcext:value-type="float">
            <text:p>267.3994720131</text:p>
          </table:table-cell>
          <table:table-cell table:number-columns-repeated="2"/>
        </table:table-row>
        <table:table-row table:style-name="ro1">
          <table:table-cell office:value-type="float" office:value="0.000372852649827877" calcext:value-type="float">
            <text:p>0.0003728526</text:p>
          </table:table-cell>
          <table:table-cell office:value-type="float" office:value="3395.40000000441" calcext:value-type="float">
            <text:p>3395.4000000044</text:p>
          </table:table-cell>
          <table:table-cell office:value-type="float" office:value="1.68614401091192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53456625453" calcext:value-type="float">
            <text:p>1.36E-005</text:p>
          </table:table-cell>
          <table:table-cell office:value-type="float" office:value="1.54971458596876" calcext:value-type="float">
            <text:p>1.549714586</text:p>
          </table:table-cell>
          <table:table-cell office:value-type="float" office:value="1.45533601125802" calcext:value-type="float">
            <text:p>1.4553360113</text:p>
          </table:table-cell>
          <table:table-cell office:value-type="float" office:value="267.399471278961" calcext:value-type="float">
            <text:p>267.399471279</text:p>
          </table:table-cell>
          <table:table-cell table:number-columns-repeated="2"/>
        </table:table-row>
        <table:table-row table:style-name="ro1">
          <table:table-cell office:value-type="float" office:value="0.000373209849831699" calcext:value-type="float">
            <text:p>0.0003732098</text:p>
          </table:table-cell>
          <table:table-cell office:value-type="float" office:value="3395.40000000441" calcext:value-type="float">
            <text:p>3395.4000000044</text:p>
          </table:table-cell>
          <table:table-cell office:value-type="float" office:value="1.68961683411502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87805434925" calcext:value-type="float">
            <text:p>1.36E-005</text:p>
          </table:table-cell>
          <table:table-cell office:value-type="float" office:value="1.54971141214762" calcext:value-type="float">
            <text:p>1.5497114121</text:p>
          </table:table-cell>
          <table:table-cell office:value-type="float" office:value="1.45524937213853" calcext:value-type="float">
            <text:p>1.4552493721</text:p>
          </table:table-cell>
          <table:table-cell office:value-type="float" office:value="267.399470772436" calcext:value-type="float">
            <text:p>267.3994707724</text:p>
          </table:table-cell>
          <table:table-cell table:number-columns-repeated="2"/>
        </table:table-row>
        <table:table-row table:style-name="ro1">
          <table:table-cell office:value-type="float" office:value="0.000373512548330308" calcext:value-type="float">
            <text:p>0.0003735125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256290141284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16913310935" calcext:value-type="float">
            <text:p>1.36E-005</text:p>
          </table:table-cell>
          <table:table-cell office:value-type="float" office:value="1.54970872385675" calcext:value-type="float">
            <text:p>1.5497087239</text:p>
          </table:table-cell>
          <table:table-cell office:value-type="float" office:value="1.45517597972543" calcext:value-type="float">
            <text:p>1.4551759797</text:p>
          </table:table-cell>
          <table:table-cell office:value-type="float" office:value="267.399470343197" calcext:value-type="float">
            <text:p>267.3994703432</text:p>
          </table:table-cell>
          <table:table-cell table:number-columns-repeated="2"/>
        </table:table-row>
        <table:table-row table:style-name="ro1">
          <table:table-cell office:value-type="float" office:value="0.000373797719867708" calcext:value-type="float">
            <text:p>0.0003737977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534100929378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44335772565" calcext:value-type="float">
            <text:p>1.36E-005</text:p>
          </table:table-cell>
          <table:table-cell office:value-type="float" office:value="1.54970619091794" calcext:value-type="float">
            <text:p>1.5497061909</text:p>
          </table:table-cell>
          <table:table-cell office:value-type="float" office:value="1.4551068598419" calcext:value-type="float">
            <text:p>1.4551068598</text:p>
          </table:table-cell>
          <table:table-cell office:value-type="float" office:value="267.399469938811" calcext:value-type="float">
            <text:p>267.3994699388</text:p>
          </table:table-cell>
          <table:table-cell table:number-columns-repeated="2"/>
        </table:table-row>
        <table:table-row table:style-name="ro1">
          <table:table-cell office:value-type="float" office:value="0.000374069317298382" calcext:value-type="float">
            <text:p>0.0003740693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798924808808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70452931039" calcext:value-type="float">
            <text:p>1.36E-005</text:p>
          </table:table-cell>
          <table:table-cell office:value-type="float" office:value="1.54970377878134" calcext:value-type="float">
            <text:p>1.5497037788</text:p>
          </table:table-cell>
          <table:table-cell office:value-type="float" office:value="1.45504105074703" calcext:value-type="float">
            <text:p>1.4550410507</text:p>
          </table:table-cell>
          <table:table-cell office:value-type="float" office:value="267.399469553674" calcext:value-type="float">
            <text:p>267.3994695537</text:p>
          </table:table-cell>
          <table:table-cell table:number-columns-repeated="2"/>
        </table:table-row>
        <table:table-row table:style-name="ro1">
          <table:table-cell office:value-type="float" office:value="0.000374327986747012" calcext:value-type="float">
            <text:p>0.000374328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051357993705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95326918524" calcext:value-type="float">
            <text:p>1.36E-005</text:p>
          </table:table-cell>
          <table:table-cell office:value-type="float" office:value="1.54970148179756" calcext:value-type="float">
            <text:p>1.5497014818</text:p>
          </table:table-cell>
          <table:table-cell office:value-type="float" office:value="1.45497839289795" calcext:value-type="float">
            <text:p>1.4549783929</text:p>
          </table:table-cell>
          <table:table-cell office:value-type="float" office:value="267.39946918687" calcext:value-type="float">
            <text:p>267.3994691869</text:p>
          </table:table-cell>
          <table:table-cell table:number-columns-repeated="2"/>
        </table:table-row>
        <table:table-row table:style-name="ro1">
          <table:table-cell office:value-type="float" office:value="0.00037455521445682" calcext:value-type="float">
            <text:p>0.0003745552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273280462317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17177428208" calcext:value-type="float">
            <text:p>1.36E-005</text:p>
          </table:table-cell>
          <table:table-cell office:value-type="float" office:value="1.54969946422306" calcext:value-type="float">
            <text:p>1.5496994642</text:p>
          </table:table-cell>
          <table:table-cell office:value-type="float" office:value="1.45492336631622" calcext:value-type="float">
            <text:p>1.4549233663</text:p>
          </table:table-cell>
          <table:table-cell office:value-type="float" office:value="267.399468864651" calcext:value-type="float">
            <text:p>267.3994688647</text:p>
          </table:table-cell>
          <table:table-cell table:number-columns-repeated="2"/>
        </table:table-row>
        <table:table-row table:style-name="ro1">
          <table:table-cell office:value-type="float" office:value="0.000374777123266262" calcext:value-type="float">
            <text:p>0.0003747771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490164406661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38516466183" calcext:value-type="float">
            <text:p>1.36E-005</text:p>
          </table:table-cell>
          <table:table-cell office:value-type="float" office:value="1.54969749426528" calcext:value-type="float">
            <text:p>1.5496974943</text:p>
          </table:table-cell>
          <table:table-cell office:value-type="float" office:value="1.45486964137199" calcext:value-type="float">
            <text:p>1.4548696414</text:p>
          </table:table-cell>
          <table:table-cell office:value-type="float" office:value="267.399468549975" calcext:value-type="float">
            <text:p>267.39946855</text:p>
          </table:table-cell>
          <table:table-cell table:number-columns-repeated="2"/>
        </table:table-row>
        <table:table-row table:style-name="ro1">
          <table:table-cell office:value-type="float" office:value="0.000374993837679075" calcext:value-type="float">
            <text:p>0.0003749938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0702120570353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5935600448" calcext:value-type="float">
            <text:p>1.36E-005</text:p>
          </table:table-cell>
          <table:table-cell office:value-type="float" office:value="1.54969557024159" calcext:value-type="float">
            <text:p>1.5496955702</text:p>
          </table:table-cell>
          <table:table-cell office:value-type="float" office:value="1.45481718699799" calcext:value-type="float">
            <text:p>1.454817187</text:p>
          </table:table-cell>
          <table:table-cell office:value-type="float" office:value="267.399468242665" calcext:value-type="float">
            <text:p>267.3994682427</text:p>
          </table:table-cell>
          <table:table-cell table:number-columns-repeated="2"/>
        </table:table-row>
        <table:table-row table:style-name="ro1">
          <table:table-cell office:value-type="float" office:value="0.000375292082016153" calcext:value-type="float">
            <text:p>0.0003752921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0994057345439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8803556652" calcext:value-type="float">
            <text:p>1.36E-005</text:p>
          </table:table-cell>
          <table:table-cell office:value-type="float" office:value="1.54969292302428" calcext:value-type="float">
            <text:p>1.549692923</text:p>
          </table:table-cell>
          <table:table-cell office:value-type="float" office:value="1.45474501974817" calcext:value-type="float">
            <text:p>1.4547450197</text:p>
          </table:table-cell>
          <table:table-cell office:value-type="float" office:value="267.399467819742" calcext:value-type="float">
            <text:p>267.3994678197</text:p>
          </table:table-cell>
          <table:table-cell table:number-columns-repeated="2"/>
        </table:table-row>
        <table:table-row table:style-name="ro1">
          <table:table-cell office:value-type="float" office:value="0.000375573057298426" calcext:value-type="float">
            <text:p>0.0003755731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1269345493459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15054514631" calcext:value-type="float">
            <text:p>1.36E-005</text:p>
          </table:table-cell>
          <table:table-cell office:value-type="float" office:value="1.54969042897334" calcext:value-type="float">
            <text:p>1.549690429</text:p>
          </table:table-cell>
          <table:table-cell office:value-type="float" office:value="1.45467705331615" calcext:value-type="float">
            <text:p>1.4546770533</text:p>
          </table:table-cell>
          <table:table-cell office:value-type="float" office:value="267.399467421307" calcext:value-type="float">
            <text:p>267.3994674213</text:p>
          </table:table-cell>
          <table:table-cell table:number-columns-repeated="2"/>
        </table:table-row>
        <table:table-row table:style-name="ro1">
          <table:table-cell office:value-type="float" office:value="0.00037579808194968" calcext:value-type="float">
            <text:p>0.0003757981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489994081328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36693177769" calcext:value-type="float">
            <text:p>1.36E-005</text:p>
          </table:table-cell>
          <table:table-cell office:value-type="float" office:value="1.54968843213299" calcext:value-type="float">
            <text:p>1.5496884321</text:p>
          </table:table-cell>
          <table:table-cell office:value-type="float" office:value="1.45462263657915" calcext:value-type="float">
            <text:p>1.4546226366</text:p>
          </table:table-cell>
          <table:table-cell office:value-type="float" office:value="267.399467102212" calcext:value-type="float">
            <text:p>267.3994671022</text:p>
          </table:table-cell>
          <table:table-cell table:number-columns-repeated="2"/>
        </table:table-row>
        <table:table-row table:style-name="ro1">
          <table:table-cell office:value-type="float" office:value="0.000376017839269257" calcext:value-type="float">
            <text:p>0.0003760178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70563110964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57825327929" calcext:value-type="float">
            <text:p>1.36E-005</text:p>
          </table:table-cell>
          <table:table-cell office:value-type="float" office:value="1.54968648241724" calcext:value-type="float">
            <text:p>1.5496864824</text:p>
          </table:table-cell>
          <table:table-cell office:value-type="float" office:value="1.45456950693702" calcext:value-type="float">
            <text:p>1.4545695069</text:p>
          </table:table-cell>
          <table:table-cell office:value-type="float" office:value="267.399466790587" calcext:value-type="float">
            <text:p>267.3994667906</text:p>
          </table:table-cell>
          <table:table-cell table:number-columns-repeated="2"/>
        </table:table-row>
        <table:table-row table:style-name="ro1">
          <table:table-cell office:value-type="float" office:value="0.000376204914566687" calcext:value-type="float">
            <text:p>0.0003762049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889318297394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75814732364" calcext:value-type="float">
            <text:p>1.36E-005</text:p>
          </table:table-cell>
          <table:table-cell office:value-type="float" office:value="1.54968482264782" calcext:value-type="float">
            <text:p>1.5496848226</text:p>
          </table:table-cell>
          <table:table-cell office:value-type="float" office:value="1.45452428902694" calcext:value-type="float">
            <text:p>1.454524289</text:p>
          </table:table-cell>
          <table:table-cell office:value-type="float" office:value="267.399466525306" calcext:value-type="float">
            <text:p>267.3994665253</text:p>
          </table:table-cell>
          <table:table-cell table:number-columns-repeated="2"/>
        </table:table-row>
        <table:table-row table:style-name="ro1">
          <table:table-cell office:value-type="float" office:value="0.00037675369200795" calcext:value-type="float">
            <text:p>0.0003767537</text:p>
          </table:table-cell>
          <table:table-cell office:value-type="float" office:value="3395.40000000446" calcext:value-type="float">
            <text:p>3395.4000000045</text:p>
          </table:table-cell>
          <table:table-cell office:value-type="float" office:value="1.72428790637919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228585888369" calcext:value-type="float">
            <text:p>1.36E-005</text:p>
          </table:table-cell>
          <table:table-cell office:value-type="float" office:value="1.54967995510471" calcext:value-type="float">
            <text:p>1.5496799551</text:p>
          </table:table-cell>
          <table:table-cell office:value-type="float" office:value="1.4543916991496" calcext:value-type="float">
            <text:p>1.4543916991</text:p>
          </table:table-cell>
          <table:table-cell office:value-type="float" office:value="267.399465747116" calcext:value-type="float">
            <text:p>267.3994657471</text:p>
          </table:table-cell>
          <table:table-cell table:number-columns-repeated="2"/>
        </table:table-row>
        <table:table-row table:style-name="ro1">
          <table:table-cell office:value-type="float" office:value="0.000377883955635736" calcext:value-type="float">
            <text:p>0.000377884</text:p>
          </table:table-cell>
          <table:table-cell office:value-type="float" office:value="3395.40000000447" calcext:value-type="float">
            <text:p>3395.4000000045</text:p>
          </table:table-cell>
          <table:table-cell office:value-type="float" office:value="1.73542869540584E-015" calcext:value-type="float">
            <text:p>1.7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337273521758" calcext:value-type="float">
            <text:p>1.36E-005</text:p>
          </table:table-cell>
          <table:table-cell office:value-type="float" office:value="1.54966992974897" calcext:value-type="float">
            <text:p>1.5496699297</text:p>
          </table:table-cell>
          <table:table-cell office:value-type="float" office:value="1.45411887460582" calcext:value-type="float">
            <text:p>1.4541188746</text:p>
          </table:table-cell>
          <table:table-cell office:value-type="float" office:value="267.399464144353" calcext:value-type="float">
            <text:p>267.3994641444</text:p>
          </table:table-cell>
          <table:table-cell table:number-columns-repeated="2"/>
        </table:table-row>
        <table:table-row table:style-name="ro1">
          <table:table-cell office:value-type="float" office:value="0.000382405010146882" calcext:value-type="float">
            <text:p>0.000382405</text:p>
          </table:table-cell>
          <table:table-cell office:value-type="float" office:value="3395.40000000454" calcext:value-type="float">
            <text:p>3395.4000000045</text:p>
          </table:table-cell>
          <table:table-cell office:value-type="float" office:value="1.78039376008707E-015" calcext:value-type="float">
            <text:p>1.7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772024156908" calcext:value-type="float">
            <text:p>1.37E-005</text:p>
          </table:table-cell>
          <table:table-cell office:value-type="float" office:value="1.54962988586921" calcext:value-type="float">
            <text:p>1.5496298859</text:p>
          </table:table-cell>
          <table:table-cell office:value-type="float" office:value="1.45303103564909" calcext:value-type="float">
            <text:p>1.4530310356</text:p>
          </table:table-cell>
          <table:table-cell office:value-type="float" office:value="267.399457733304" calcext:value-type="float">
            <text:p>267.3994577333</text:p>
          </table:table-cell>
          <table:table-cell table:number-columns-repeated="2"/>
        </table:table-row>
        <table:table-row table:style-name="ro1">
          <table:table-cell office:value-type="float" office:value="0.000383377601812401" calcext:value-type="float">
            <text:p>0.0003833776</text:p>
          </table:table-cell>
          <table:table-cell office:value-type="float" office:value="3395.40000000455" calcext:value-type="float">
            <text:p>3395.4000000046</text:p>
          </table:table-cell>
          <table:table-cell office:value-type="float" office:value="1.79015107104018E-015" calcext:value-type="float">
            <text:p>1.7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865549889715" calcext:value-type="float">
            <text:p>1.37E-005</text:p>
          </table:table-cell>
          <table:table-cell office:value-type="float" office:value="1.54962128137776" calcext:value-type="float">
            <text:p>1.5496212814</text:p>
          </table:table-cell>
          <table:table-cell office:value-type="float" office:value="1.45279773476452" calcext:value-type="float">
            <text:p>1.4527977348</text:p>
          </table:table-cell>
          <table:table-cell office:value-type="float" office:value="267.399456354128" calcext:value-type="float">
            <text:p>267.3994563541</text:p>
          </table:table-cell>
          <table:table-cell table:number-columns-repeated="2"/>
        </table:table-row>
        <table:table-row table:style-name="ro1">
          <table:table-cell office:value-type="float" office:value="0.000384168355148155" calcext:value-type="float">
            <text:p>0.0003841684</text:p>
          </table:table-cell>
          <table:table-cell office:value-type="float" office:value="3395.40000000456" calcext:value-type="float">
            <text:p>3395.4000000046</text:p>
          </table:table-cell>
          <table:table-cell office:value-type="float" office:value="1.79810614175988E-015" calcext:value-type="float">
            <text:p>1.8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941589807817" calcext:value-type="float">
            <text:p>1.37E-005</text:p>
          </table:table-cell>
          <table:table-cell office:value-type="float" office:value="1.54961428866443" calcext:value-type="float">
            <text:p>1.5496142887</text:p>
          </table:table-cell>
          <table:table-cell office:value-type="float" office:value="1.45260823968465" calcext:value-type="float">
            <text:p>1.4526082397</text:p>
          </table:table-cell>
          <table:table-cell office:value-type="float" office:value="267.399455232806" calcext:value-type="float">
            <text:p>267.3994552328</text:p>
          </table:table-cell>
          <table:table-cell table:number-columns-repeated="2"/>
        </table:table-row>
        <table:table-row table:style-name="ro1">
          <table:table-cell office:value-type="float" office:value="0.00038482998392438" calcext:value-type="float">
            <text:p>0.00038483</text:p>
          </table:table-cell>
          <table:table-cell office:value-type="float" office:value="3395.40000000457" calcext:value-type="float">
            <text:p>3395.4000000046</text:p>
          </table:table-cell>
          <table:table-cell office:value-type="float" office:value="1.80477738469549E-015" calcext:value-type="float">
            <text:p>1.8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05212935721" calcext:value-type="float">
            <text:p>1.37E-005</text:p>
          </table:table-cell>
          <table:table-cell office:value-type="float" office:value="1.54960843978431" calcext:value-type="float">
            <text:p>1.5496084398</text:p>
          </table:table-cell>
          <table:table-cell office:value-type="float" office:value="1.45244981669779" calcext:value-type="float">
            <text:p>1.4524498167</text:p>
          </table:table-cell>
          <table:table-cell office:value-type="float" office:value="267.399454294588" calcext:value-type="float">
            <text:p>267.3994542946</text:p>
          </table:table-cell>
          <table:table-cell table:number-columns-repeated="2"/>
        </table:table-row>
        <table:table-row table:style-name="ro1">
          <table:table-cell office:value-type="float" office:value="0.000385259190367246" calcext:value-type="float">
            <text:p>0.0003852592</text:p>
          </table:table-cell>
          <table:table-cell office:value-type="float" office:value="3395.40000000457" calcext:value-type="float">
            <text:p>3395.4000000046</text:p>
          </table:table-cell>
          <table:table-cell office:value-type="float" office:value="1.80911249927442E-015" calcext:value-type="float">
            <text:p>1.8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46486016156" calcext:value-type="float">
            <text:p>1.37E-005</text:p>
          </table:table-cell>
          <table:table-cell office:value-type="float" office:value="1.54960464630293" calcext:value-type="float">
            <text:p>1.5496046463</text:p>
          </table:table-cell>
          <table:table-cell office:value-type="float" office:value="1.45234710852504" calcext:value-type="float">
            <text:p>1.4523471085</text:p>
          </table:table-cell>
          <table:table-cell office:value-type="float" office:value="267.399453685955" calcext:value-type="float">
            <text:p>267.399453686</text:p>
          </table:table-cell>
          <table:table-cell table:number-columns-repeated="2"/>
        </table:table-row>
        <table:table-row table:style-name="ro1">
          <table:table-cell office:value-type="float" office:value="0.000385646317563416" calcext:value-type="float">
            <text:p>0.0003856463</text:p>
          </table:table-cell>
          <table:table-cell office:value-type="float" office:value="3395.40000000458" calcext:value-type="float">
            <text:p>3395.4000000046</text:p>
          </table:table-cell>
          <table:table-cell office:value-type="float" office:value="1.81302759784755E-015" calcext:value-type="float">
            <text:p>1.8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83712699426" calcext:value-type="float">
            <text:p>1.37E-005</text:p>
          </table:table-cell>
          <table:table-cell office:value-type="float" office:value="1.54960122483487" calcext:value-type="float">
            <text:p>1.5496012248</text:p>
          </table:table-cell>
          <table:table-cell office:value-type="float" office:value="1.45225451212958" calcext:value-type="float">
            <text:p>1.4522545121</text:p>
          </table:table-cell>
          <table:table-cell office:value-type="float" office:value="267.399453136992" calcext:value-type="float">
            <text:p>267.399453137</text:p>
          </table:table-cell>
          <table:table-cell table:number-columns-repeated="2"/>
        </table:table-row>
        <table:table-row table:style-name="ro1">
          <table:table-cell office:value-type="float" office:value="0.000385998147061661" calcext:value-type="float">
            <text:p>0.0003859981</text:p>
          </table:table-cell>
          <table:table-cell office:value-type="float" office:value="3395.40000000458" calcext:value-type="float">
            <text:p>3395.4000000046</text:p>
          </table:table-cell>
          <table:table-cell office:value-type="float" office:value="1.81658983569753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17545108757" calcext:value-type="float">
            <text:p>1.37E-005</text:p>
          </table:table-cell>
          <table:table-cell office:value-type="float" office:value="1.54959811624318" calcext:value-type="float">
            <text:p>1.5495981162</text:p>
          </table:table-cell>
          <table:table-cell office:value-type="float" office:value="1.4521703933126" calcext:value-type="float">
            <text:p>1.4521703933</text:p>
          </table:table-cell>
          <table:table-cell office:value-type="float" office:value="267.399452638082" calcext:value-type="float">
            <text:p>267.3994526381</text:p>
          </table:table-cell>
          <table:table-cell table:number-columns-repeated="2"/>
        </table:table-row>
        <table:table-row table:style-name="ro1">
          <table:table-cell office:value-type="float" office:value="0.000386281559986661" calcext:value-type="float">
            <text:p>0.0003862816</text:p>
          </table:table-cell>
          <table:table-cell office:value-type="float" office:value="3395.40000000459" calcext:value-type="float">
            <text:p>3395.4000000046</text:p>
          </table:table-cell>
          <table:table-cell office:value-type="float" office:value="1.81946221121709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44798486656" calcext:value-type="float">
            <text:p>1.37E-005</text:p>
          </table:table-cell>
          <table:table-cell office:value-type="float" office:value="1.549595612266" calcext:value-type="float">
            <text:p>1.5495956123</text:p>
          </table:table-cell>
          <table:table-cell office:value-type="float" office:value="1.45210265624848" calcext:value-type="float">
            <text:p>1.4521026562</text:p>
          </table:table-cell>
          <table:table-cell office:value-type="float" office:value="267.399452236191" calcext:value-type="float">
            <text:p>267.3994522362</text:p>
          </table:table-cell>
          <table:table-cell table:number-columns-repeated="2"/>
        </table:table-row>
        <table:table-row table:style-name="ro1">
          <table:table-cell office:value-type="float" office:value="0.000386551482513752" calcext:value-type="float">
            <text:p>0.0003865515</text:p>
          </table:table-cell>
          <table:table-cell office:value-type="float" office:value="3395.40000000459" calcext:value-type="float">
            <text:p>3395.4000000046</text:p>
          </table:table-cell>
          <table:table-cell office:value-type="float" office:value="1.8222002259296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70754609953" calcext:value-type="float">
            <text:p>1.37E-005</text:p>
          </table:table-cell>
          <table:table-cell office:value-type="float" office:value="1.54959322801834" calcext:value-type="float">
            <text:p>1.549593228</text:p>
          </table:table-cell>
          <table:table-cell office:value-type="float" office:value="1.45203816339176" calcext:value-type="float">
            <text:p>1.4520381634</text:p>
          </table:table-cell>
          <table:table-cell office:value-type="float" office:value="267.399451853429" calcext:value-type="float">
            <text:p>267.3994518534</text:p>
          </table:table-cell>
          <table:table-cell table:number-columns-repeated="2"/>
        </table:table-row>
        <table:table-row table:style-name="ro1">
          <table:table-cell office:value-type="float" office:value="0.000386811637824455" calcext:value-type="float">
            <text:p>0.0003868116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484134777362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95771504968" calcext:value-type="float">
            <text:p>1.37E-005</text:p>
          </table:table-cell>
          <table:table-cell office:value-type="float" office:value="1.54959093013864" calcext:value-type="float">
            <text:p>1.5495909301</text:p>
          </table:table-cell>
          <table:table-cell office:value-type="float" office:value="1.45197602264137" calcext:value-type="float">
            <text:p>1.4519760226</text:p>
          </table:table-cell>
          <table:table-cell office:value-type="float" office:value="267.399451484517" calcext:value-type="float">
            <text:p>267.3994514845</text:p>
          </table:table-cell>
          <table:table-cell table:number-columns-repeated="2"/>
        </table:table-row>
        <table:table-row table:style-name="ro1">
          <table:table-cell office:value-type="float" office:value="0.000387059409794956" calcext:value-type="float">
            <text:p>0.0003870594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735874529159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19597601334" calcext:value-type="float">
            <text:p>1.37E-005</text:p>
          </table:table-cell>
          <table:table-cell office:value-type="float" office:value="1.54958874211385" calcext:value-type="float">
            <text:p>1.5495887421</text:p>
          </table:table-cell>
          <table:table-cell office:value-type="float" office:value="1.45191685654431" calcext:value-type="float">
            <text:p>1.4519168565</text:p>
          </table:table-cell>
          <table:table-cell office:value-type="float" office:value="267.399451133166" calcext:value-type="float">
            <text:p>267.3994511332</text:p>
          </table:table-cell>
          <table:table-cell table:number-columns-repeated="2"/>
        </table:table-row>
        <table:table-row table:style-name="ro1">
          <table:table-cell office:value-type="float" office:value="0.000387278396117148" calcext:value-type="float">
            <text:p>0.0003872784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958529527963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40655630253" calcext:value-type="float">
            <text:p>1.37E-005</text:p>
          </table:table-cell>
          <table:table-cell office:value-type="float" office:value="1.54958680813316" calcext:value-type="float">
            <text:p>1.5495868081</text:p>
          </table:table-cell>
          <table:table-cell office:value-type="float" office:value="1.45186457787538" calcext:value-type="float">
            <text:p>1.4518645779</text:p>
          </table:table-cell>
          <table:table-cell office:value-type="float" office:value="267.399450822634" calcext:value-type="float">
            <text:p>267.3994508226</text:p>
          </table:table-cell>
          <table:table-cell table:number-columns-repeated="2"/>
        </table:table-row>
        <table:table-row table:style-name="ro1">
          <table:table-cell office:value-type="float" office:value="0.000387798520909834" calcext:value-type="float">
            <text:p>0.0003877985</text:p>
          </table:table-cell>
          <table:table-cell office:value-type="float" office:value="3395.40000000461" calcext:value-type="float">
            <text:p>3395.4000000046</text:p>
          </table:table-cell>
          <table:table-cell office:value-type="float" office:value="1.83487976917713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90671553742" calcext:value-type="float">
            <text:p>1.37E-005</text:p>
          </table:table-cell>
          <table:table-cell office:value-type="float" office:value="1.54958221572062" calcext:value-type="float">
            <text:p>1.5495822157</text:p>
          </table:table-cell>
          <table:table-cell office:value-type="float" office:value="1.45174045961589" calcext:value-type="float">
            <text:p>1.4517404596</text:p>
          </table:table-cell>
          <table:table-cell office:value-type="float" office:value="267.399450085075" calcext:value-type="float">
            <text:p>267.3994500851</text:p>
          </table:table-cell>
          <table:table-cell table:number-columns-repeated="2"/>
        </table:table-row>
        <table:table-row table:style-name="ro1">
          <table:table-cell office:value-type="float" office:value="0.000388157374020435" calcext:value-type="float">
            <text:p>0.0003881574</text:p>
          </table:table-cell>
          <table:table-cell office:value-type="float" office:value="3395.40000000462" calcext:value-type="float">
            <text:p>3395.4000000046</text:p>
          </table:table-cell>
          <table:table-cell office:value-type="float" office:value="1.83853761816302E-015" calcext:value-type="float">
            <text:p>1.8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325179369368" calcext:value-type="float">
            <text:p>1.37E-005</text:p>
          </table:table-cell>
          <table:table-cell office:value-type="float" office:value="1.54957904809066" calcext:value-type="float">
            <text:p>1.5495790481</text:p>
          </table:table-cell>
          <table:table-cell office:value-type="float" office:value="1.45165486789835" calcext:value-type="float">
            <text:p>1.4516548679</text:p>
          </table:table-cell>
          <table:table-cell office:value-type="float" office:value="267.399449576206" calcext:value-type="float">
            <text:p>267.3994495762</text:p>
          </table:table-cell>
          <table:table-cell table:number-columns-repeated="2"/>
        </table:table-row>
        <table:table-row table:style-name="ro1">
          <table:table-cell office:value-type="float" office:value="0.000388461473394078" calcext:value-type="float">
            <text:p>0.0003884615</text:p>
          </table:table-cell>
          <table:table-cell office:value-type="float" office:value="3395.40000000462" calcext:value-type="float">
            <text:p>3395.4000000046</text:p>
          </table:table-cell>
          <table:table-cell office:value-type="float" office:value="1.84164054870845E-015" calcext:value-type="float">
            <text:p>1.8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354421990065" calcext:value-type="float">
            <text:p>1.37E-005</text:p>
          </table:table-cell>
          <table:table-cell office:value-type="float" office:value="1.54957636415773" calcext:value-type="float">
            <text:p>1.5495763642</text:p>
          </table:table-cell>
          <table:table-cell office:value-type="float" office:value="1.45158236255963" calcext:value-type="float">
            <text:p>1.4515823626</text:p>
          </table:table-cell>
          <table:table-cell office:value-type="float" office:value="267.39944914498" calcext:value-type="float">
            <text:p>267.399449145</text:p>
          </table:table-cell>
          <table:table-cell table:number-columns-repeated="2"/>
        </table:table-row>
        <table:table-row table:style-name="ro1">
          <table:table-cell office:value-type="float" office:value="0.000389174331115883" calcext:value-type="float">
            <text:p>0.0003891743</text:p>
          </table:table-cell>
          <table:table-cell office:value-type="float" office:value="3395.40000000463" calcext:value-type="float">
            <text:p>3395.4000000046</text:p>
          </table:table-cell>
          <table:table-cell office:value-type="float" office:value="1.84892581050424E-015" calcext:value-type="float">
            <text:p>1.8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22971386765" calcext:value-type="float">
            <text:p>1.37E-005</text:p>
          </table:table-cell>
          <table:table-cell office:value-type="float" office:value="1.54957007370018" calcext:value-type="float">
            <text:p>1.5495700737</text:p>
          </table:table-cell>
          <table:table-cell office:value-type="float" office:value="1.45141249488724" calcext:value-type="float">
            <text:p>1.4514124949</text:p>
          </table:table-cell>
          <table:table-cell office:value-type="float" office:value="267.399448134117" calcext:value-type="float">
            <text:p>267.3994481341</text:p>
          </table:table-cell>
          <table:table-cell table:number-columns-repeated="2"/>
        </table:table-row>
        <table:table-row table:style-name="ro1">
          <table:table-cell office:value-type="float" office:value="0.000389630849191585" calcext:value-type="float">
            <text:p>0.0003896308</text:p>
          </table:table-cell>
          <table:table-cell office:value-type="float" office:value="3395.40000000464" calcext:value-type="float">
            <text:p>3395.4000000046</text:p>
          </table:table-cell>
          <table:table-cell office:value-type="float" office:value="1.85359980107291E-015" calcext:value-type="float">
            <text:p>1.8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66870806409" calcext:value-type="float">
            <text:p>1.37E-005</text:p>
          </table:table-cell>
          <table:table-cell office:value-type="float" office:value="1.5495660465888" calcext:value-type="float">
            <text:p>1.5495660466</text:p>
          </table:table-cell>
          <table:table-cell office:value-type="float" office:value="1.45130378158812" calcext:value-type="float">
            <text:p>1.4513037816</text:p>
          </table:table-cell>
          <table:table-cell office:value-type="float" office:value="267.399447486755" calcext:value-type="float">
            <text:p>267.3994474868</text:p>
          </table:table-cell>
          <table:table-cell table:number-columns-repeated="2"/>
        </table:table-row>
        <table:table-row table:style-name="ro1">
          <table:table-cell office:value-type="float" office:value="0.000389954726773884" calcext:value-type="float">
            <text:p>0.0003899547</text:p>
          </table:table-cell>
          <table:table-cell office:value-type="float" office:value="3395.40000000464" calcext:value-type="float">
            <text:p>3395.4000000046</text:p>
          </table:table-cell>
          <table:table-cell office:value-type="float" office:value="1.85691978312132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98015330786" calcext:value-type="float">
            <text:p>1.37E-005</text:p>
          </table:table-cell>
          <table:table-cell office:value-type="float" office:value="1.54956318962163" calcext:value-type="float">
            <text:p>1.5495631896</text:p>
          </table:table-cell>
          <table:table-cell office:value-type="float" office:value="1.45122668830616" calcext:value-type="float">
            <text:p>1.4512266883</text:p>
          </table:table-cell>
          <table:table-cell office:value-type="float" office:value="267.399447027482" calcext:value-type="float">
            <text:p>267.3994470275</text:p>
          </table:table-cell>
          <table:table-cell table:number-columns-repeated="2"/>
        </table:table-row>
        <table:table-row table:style-name="ro1">
          <table:table-cell office:value-type="float" office:value="0.00039025985107463" calcext:value-type="float">
            <text:p>0.0003902599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005057692404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27356513932" calcext:value-type="float">
            <text:p>1.38E-005</text:p>
          </table:table-cell>
          <table:table-cell office:value-type="float" office:value="1.54956049855757" calcext:value-type="float">
            <text:p>1.5495604986</text:p>
          </table:table-cell>
          <table:table-cell office:value-type="float" office:value="1.45115408433752" calcext:value-type="float">
            <text:p>1.4511540843</text:p>
          </table:table-cell>
          <table:table-cell office:value-type="float" office:value="267.399446594803" calcext:value-type="float">
            <text:p>267.3994465948</text:p>
          </table:table-cell>
          <table:table-cell table:number-columns-repeated="2"/>
        </table:table-row>
        <table:table-row table:style-name="ro1">
          <table:table-cell office:value-type="float" office:value="0.000390547307953361" calcext:value-type="float">
            <text:p>0.0003905473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300279498861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54998773164" calcext:value-type="float">
            <text:p>1.38E-005</text:p>
          </table:table-cell>
          <table:table-cell office:value-type="float" office:value="1.54955796365116" calcext:value-type="float">
            <text:p>1.5495579637</text:p>
          </table:table-cell>
          <table:table-cell office:value-type="float" office:value="1.45108570691222" calcext:value-type="float">
            <text:p>1.4510857069</text:p>
          </table:table-cell>
          <table:table-cell office:value-type="float" office:value="267.399446187177" calcext:value-type="float">
            <text:p>267.3994461872</text:p>
          </table:table-cell>
          <table:table-cell table:number-columns-repeated="2"/>
        </table:table-row>
        <table:table-row table:style-name="ro1">
          <table:table-cell office:value-type="float" office:value="0.000390821081942536" calcext:value-type="float">
            <text:p>0.0003908211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581692830414E-015" calcext:value-type="float">
            <text:p>1.8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81325267324" calcext:value-type="float">
            <text:p>1.38E-005</text:p>
          </table:table-cell>
          <table:table-cell office:value-type="float" office:value="1.54955554942673" calcext:value-type="float">
            <text:p>1.5495555494</text:p>
          </table:table-cell>
          <table:table-cell office:value-type="float" office:value="1.45102060457304" calcext:value-type="float">
            <text:p>1.4510206046</text:p>
          </table:table-cell>
          <table:table-cell office:value-type="float" office:value="267.399445798954" calcext:value-type="float">
            <text:p>267.399445799</text:p>
          </table:table-cell>
          <table:table-cell table:number-columns-repeated="2"/>
        </table:table-row>
        <table:table-row table:style-name="ro1">
          <table:table-cell office:value-type="float" office:value="0.000391916177899237" calcext:value-type="float">
            <text:p>0.0003919162</text:p>
          </table:table-cell>
          <table:table-cell office:value-type="float" office:value="3395.40000000467" calcext:value-type="float">
            <text:p>3395.4000000047</text:p>
          </table:table-cell>
          <table:table-cell office:value-type="float" office:value="1.87709727981806E-015" calcext:value-type="float">
            <text:p>1.8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686631249527" calcext:value-type="float">
            <text:p>1.38E-005</text:p>
          </table:table-cell>
          <table:table-cell office:value-type="float" office:value="1.54954589649411" calcext:value-type="float">
            <text:p>1.5495458965</text:p>
          </table:table-cell>
          <table:table-cell office:value-type="float" office:value="1.45076039371346" calcext:value-type="float">
            <text:p>1.4507603937</text:p>
          </table:table-cell>
          <table:table-cell office:value-type="float" office:value="267.399444246061" calcext:value-type="float">
            <text:p>267.3994442461</text:p>
          </table:table-cell>
          <table:table-cell table:number-columns-repeated="2"/>
        </table:table-row>
        <table:table-row table:style-name="ro1">
          <table:table-cell office:value-type="float" office:value="0.000392795731240121" calcext:value-type="float">
            <text:p>0.0003927957</text:p>
          </table:table-cell>
          <table:table-cell office:value-type="float" office:value="3395.40000000468" calcext:value-type="float">
            <text:p>3395.4000000047</text:p>
          </table:table-cell>
          <table:table-cell office:value-type="float" office:value="1.88618498530304E-015" calcext:value-type="float">
            <text:p>1.8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771210354688" calcext:value-type="float">
            <text:p>1.38E-005</text:p>
          </table:table-cell>
          <table:table-cell office:value-type="float" office:value="1.54953814713724" calcext:value-type="float">
            <text:p>1.5495381471</text:p>
          </table:table-cell>
          <table:table-cell office:value-type="float" office:value="1.4505516284984" calcext:value-type="float">
            <text:p>1.4505516285</text:p>
          </table:table-cell>
          <table:table-cell office:value-type="float" office:value="267.399442998816" calcext:value-type="float">
            <text:p>267.3994429988</text:p>
          </table:table-cell>
          <table:table-cell table:number-columns-repeated="2"/>
        </table:table-row>
        <table:table-row table:style-name="ro1">
          <table:table-cell office:value-type="float" office:value="0.000393523210944911" calcext:value-type="float">
            <text:p>0.0003935232</text:p>
          </table:table-cell>
          <table:table-cell office:value-type="float" office:value="3395.40000000469" calcext:value-type="float">
            <text:p>3395.4000000047</text:p>
          </table:table-cell>
          <table:table-cell office:value-type="float" office:value="1.89372003901146E-015" calcext:value-type="float">
            <text:p>1.8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841165845849" calcext:value-type="float">
            <text:p>1.38E-005</text:p>
          </table:table-cell>
          <table:table-cell office:value-type="float" office:value="1.549531739125" calcext:value-type="float">
            <text:p>1.5495317391</text:p>
          </table:table-cell>
          <table:table-cell office:value-type="float" office:value="1.4503791127926" calcext:value-type="float">
            <text:p>1.4503791128</text:p>
          </table:table-cell>
          <table:table-cell office:value-type="float" office:value="267.399441967219" calcext:value-type="float">
            <text:p>267.3994419672</text:p>
          </table:table-cell>
          <table:table-cell table:number-columns-repeated="2"/>
        </table:table-row>
        <table:table-row table:style-name="ro1">
          <table:table-cell office:value-type="float" office:value="0.000394009453657117" calcext:value-type="float">
            <text:p>0.0003940095</text:p>
          </table:table-cell>
          <table:table-cell office:value-type="float" office:value="3395.4000000047" calcext:value-type="float">
            <text:p>3395.4000000047</text:p>
          </table:table-cell>
          <table:table-cell office:value-type="float" office:value="1.89876581520223E-015" calcext:value-type="float">
            <text:p>1.9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887923644209" calcext:value-type="float">
            <text:p>1.38E-005</text:p>
          </table:table-cell>
          <table:table-cell office:value-type="float" office:value="1.54952745733609" calcext:value-type="float">
            <text:p>1.5495274573</text:p>
          </table:table-cell>
          <table:table-cell office:value-type="float" office:value="1.45026388217842" calcext:value-type="float">
            <text:p>1.4502638822</text:p>
          </table:table-cell>
          <table:table-cell office:value-type="float" office:value="267.399441277706" calcext:value-type="float">
            <text:p>267.3994412777</text:p>
          </table:table-cell>
          <table:table-cell table:number-columns-repeated="2"/>
        </table:table-row>
        <table:table-row table:style-name="ro1">
          <table:table-cell office:value-type="float" office:value="0.000394634405666868" calcext:value-type="float">
            <text:p>0.0003946344</text:p>
          </table:table-cell>
          <table:table-cell office:value-type="float" office:value="3395.40000000471" calcext:value-type="float">
            <text:p>3395.4000000047</text:p>
          </table:table-cell>
          <table:table-cell office:value-type="float" office:value="1.90526204883758E-015" calcext:value-type="float">
            <text:p>1.9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948019930836" calcext:value-type="float">
            <text:p>1.38E-005</text:p>
          </table:table-cell>
          <table:table-cell office:value-type="float" office:value="1.54952195505835" calcext:value-type="float">
            <text:p>1.5495219551</text:p>
          </table:table-cell>
          <table:table-cell office:value-type="float" office:value="1.45011587139366" calcext:value-type="float">
            <text:p>1.4501158714</text:p>
          </table:table-cell>
          <table:table-cell office:value-type="float" office:value="267.399440391497" calcext:value-type="float">
            <text:p>267.3994403915</text:p>
          </table:table-cell>
          <table:table-cell table:number-columns-repeated="2"/>
        </table:table-row>
        <table:table-row table:style-name="ro1">
          <table:table-cell office:value-type="float" office:value="0.000395177186187544" calcext:value-type="float">
            <text:p>0.0003951772</text:p>
          </table:table-cell>
          <table:table-cell office:value-type="float" office:value="3395.40000000471" calcext:value-type="float">
            <text:p>3395.4000000047</text:p>
          </table:table-cell>
          <table:table-cell office:value-type="float" office:value="1.91091422854819E-015" calcext:value-type="float">
            <text:p>1.9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000214491053" calcext:value-type="float">
            <text:p>1.38E-005</text:p>
          </table:table-cell>
          <table:table-cell office:value-type="float" office:value="1.54951717748579" calcext:value-type="float">
            <text:p>1.5495171775</text:p>
          </table:table-cell>
          <table:table-cell office:value-type="float" office:value="1.44998740507157" calcext:value-type="float">
            <text:p>1.4499874051</text:p>
          </table:table-cell>
          <table:table-cell office:value-type="float" office:value="267.399439621811" calcext:value-type="float">
            <text:p>267.3994396218</text:p>
          </table:table-cell>
          <table:table-cell table:number-columns-repeated="2"/>
        </table:table-row>
        <table:table-row table:style-name="ro1">
          <table:table-cell office:value-type="float" office:value="0.000395986471175679" calcext:value-type="float">
            <text:p>0.0003959865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193590657484E-015" calcext:value-type="float">
            <text:p>1.9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078036511015" calcext:value-type="float">
            <text:p>1.38E-005</text:p>
          </table:table-cell>
          <table:table-cell office:value-type="float" office:value="1.54951005727844" calcext:value-type="float">
            <text:p>1.5495100573</text:p>
          </table:table-cell>
          <table:table-cell office:value-type="float" office:value="1.44979600570909" calcext:value-type="float">
            <text:p>1.4497960057</text:p>
          </table:table-cell>
          <table:table-cell office:value-type="float" office:value="267.39943847421" calcext:value-type="float">
            <text:p>267.3994384742</text:p>
          </table:table-cell>
          <table:table-cell table:number-columns-repeated="2"/>
        </table:table-row>
        <table:table-row table:style-name="ro1">
          <table:table-cell office:value-type="float" office:value="0.000396379962185214" calcext:value-type="float">
            <text:p>0.00039638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2347266857607E-015" calcext:value-type="float">
            <text:p>1.9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15875179594" calcext:value-type="float">
            <text:p>1.38E-005</text:p>
          </table:table-cell>
          <table:table-cell office:value-type="float" office:value="1.54950659623009" calcext:value-type="float">
            <text:p>1.5495065962</text:p>
          </table:table-cell>
          <table:table-cell office:value-type="float" office:value="1.44970300549619" calcext:value-type="float">
            <text:p>1.4497030055</text:p>
          </table:table-cell>
          <table:table-cell office:value-type="float" office:value="267.399437916223" calcext:value-type="float">
            <text:p>267.3994379162</text:p>
          </table:table-cell>
          <table:table-cell table:number-columns-repeated="2"/>
        </table:table-row>
        <table:table-row table:style-name="ro1">
          <table:table-cell office:value-type="float" office:value="0.000396740471898324" calcext:value-type="float">
            <text:p>0.0003967405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2724581863352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50542320104" calcext:value-type="float">
            <text:p>1.38E-005</text:p>
          </table:table-cell>
          <table:table-cell office:value-type="float" office:value="1.54950342587088" calcext:value-type="float">
            <text:p>1.5495034259</text:p>
          </table:table-cell>
          <table:table-cell office:value-type="float" office:value="1.44961783591335" calcext:value-type="float">
            <text:p>1.4496178359</text:p>
          </table:table-cell>
          <table:table-cell office:value-type="float" office:value="267.399437405005" calcext:value-type="float">
            <text:p>267.399437405</text:p>
          </table:table-cell>
          <table:table-cell table:number-columns-repeated="2"/>
        </table:table-row>
        <table:table-row table:style-name="ro1">
          <table:table-cell office:value-type="float" office:value="0.000397073625512782" calcext:value-type="float">
            <text:p>0.0003970736</text:p>
          </table:table-cell>
          <table:table-cell office:value-type="float" office:value="3395.40000000474" calcext:value-type="float">
            <text:p>3395.4000000047</text:p>
          </table:table-cell>
          <table:table-cell office:value-type="float" office:value="1.93073634439932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82578858969" calcext:value-type="float">
            <text:p>1.38E-005</text:p>
          </table:table-cell>
          <table:table-cell office:value-type="float" office:value="1.54950049625465" calcext:value-type="float">
            <text:p>1.5495004963</text:p>
          </table:table-cell>
          <table:table-cell office:value-type="float" office:value="1.44953915939758" calcext:value-type="float">
            <text:p>1.4495391594</text:p>
          </table:table-cell>
          <table:table-cell office:value-type="float" office:value="267.399436932579" calcext:value-type="float">
            <text:p>267.3994369326</text:p>
          </table:table-cell>
          <table:table-cell table:number-columns-repeated="2"/>
        </table:table-row>
        <table:table-row table:style-name="ro1">
          <table:table-cell office:value-type="float" office:value="0.000397359974460723" calcext:value-type="float">
            <text:p>0.00039736</text:p>
          </table:table-cell>
          <table:table-cell office:value-type="float" office:value="3395.40000000474" calcext:value-type="float">
            <text:p>3395.4000000047</text:p>
          </table:table-cell>
          <table:table-cell office:value-type="float" office:value="1.93373931947104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210114593264" calcext:value-type="float">
            <text:p>1.38E-005</text:p>
          </table:table-cell>
          <table:table-cell office:value-type="float" office:value="1.54949797864798" calcext:value-type="float">
            <text:p>1.5494979786</text:p>
          </table:table-cell>
          <table:table-cell office:value-type="float" office:value="1.44947155935866" calcext:value-type="float">
            <text:p>1.4494715594</text:p>
          </table:table-cell>
          <table:table-cell office:value-type="float" office:value="267.399436526524" calcext:value-type="float">
            <text:p>267.3994365265</text:p>
          </table:table-cell>
          <table:table-cell table:number-columns-repeated="2"/>
        </table:table-row>
        <table:table-row table:style-name="ro1">
          <table:table-cell office:value-type="float" office:value="0.00039830457782009" calcext:value-type="float">
            <text:p>0.0003983046</text:p>
          </table:table-cell>
          <table:table-cell office:value-type="float" office:value="3395.40000000476" calcext:value-type="float">
            <text:p>3395.4000000048</text:p>
          </table:table-cell>
          <table:table-cell office:value-type="float" office:value="1.94366405948228E-015" calcext:value-type="float">
            <text:p>1.9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30094904024" calcext:value-type="float">
            <text:p>1.38E-005</text:p>
          </table:table-cell>
          <table:table-cell office:value-type="float" office:value="1.54948967534401" calcext:value-type="float">
            <text:p>1.5494896753</text:p>
          </table:table-cell>
          <table:table-cell office:value-type="float" office:value="1.44924871348584" calcext:value-type="float">
            <text:p>1.4492487135</text:p>
          </table:table-cell>
          <table:table-cell office:value-type="float" office:value="267.399435187036" calcext:value-type="float">
            <text:p>267.399435187</text:p>
          </table:table-cell>
          <table:table-cell table:number-columns-repeated="2"/>
        </table:table-row>
        <table:table-row table:style-name="ro1">
          <table:table-cell office:value-type="float" office:value="0.000399477474642616" calcext:value-type="float">
            <text:p>0.0003994775</text:p>
          </table:table-cell>
          <table:table-cell office:value-type="float" office:value="3395.40000000477" calcext:value-type="float">
            <text:p>3395.4000000048</text:p>
          </table:table-cell>
          <table:table-cell office:value-type="float" office:value="1.95602712658546E-015" calcext:value-type="float">
            <text:p>1.9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41373653207" calcext:value-type="float">
            <text:p>1.38E-005</text:p>
          </table:table-cell>
          <table:table-cell office:value-type="float" office:value="1.54947937094622" calcext:value-type="float">
            <text:p>1.5494793709</text:p>
          </table:table-cell>
          <table:table-cell office:value-type="float" office:value="1.44897233410385" calcext:value-type="float">
            <text:p>1.4489723341</text:p>
          </table:table-cell>
          <table:table-cell office:value-type="float" office:value="267.399433523818" calcext:value-type="float">
            <text:p>267.3994335238</text:p>
          </table:table-cell>
          <table:table-cell table:number-columns-repeated="2"/>
        </table:table-row>
        <table:table-row table:style-name="ro1">
          <table:table-cell office:value-type="float" office:value="0.00040039992676437" calcext:value-type="float">
            <text:p>0.0004003999</text:p>
          </table:table-cell>
          <table:table-cell office:value-type="float" office:value="3395.40000000479" calcext:value-type="float">
            <text:p>3395.4000000048</text:p>
          </table:table-cell>
          <table:table-cell office:value-type="float" office:value="1.96578126977563E-015" calcext:value-type="float">
            <text:p>1.9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502440898426" calcext:value-type="float">
            <text:p>1.39E-005</text:p>
          </table:table-cell>
          <table:table-cell office:value-type="float" office:value="1.54947127025622" calcext:value-type="float">
            <text:p>1.5494712703</text:p>
          </table:table-cell>
          <table:table-cell office:value-type="float" office:value="1.44875522097032" calcext:value-type="float">
            <text:p>1.448755221</text:p>
          </table:table-cell>
          <table:table-cell office:value-type="float" office:value="267.399432215741" calcext:value-type="float">
            <text:p>267.3994322157</text:p>
          </table:table-cell>
          <table:table-cell table:number-columns-repeated="2"/>
        </table:table-row>
        <table:table-row table:style-name="ro1">
          <table:table-cell office:value-type="float" office:value="0.00040127709651426" calcext:value-type="float">
            <text:p>0.0004012771</text:p>
          </table:table-cell>
          <table:table-cell office:value-type="float" office:value="3395.4000000048" calcext:value-type="float">
            <text:p>3395.4000000048</text:p>
          </table:table-cell>
          <table:table-cell office:value-type="float" office:value="1.97508186367603E-015" calcext:value-type="float">
            <text:p>1.9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586790850461" calcext:value-type="float">
            <text:p>1.39E-005</text:p>
          </table:table-cell>
          <table:table-cell office:value-type="float" office:value="1.54946356995668" calcext:value-type="float">
            <text:p>1.54946357</text:p>
          </table:table-cell>
          <table:table-cell office:value-type="float" office:value="1.44854897108466" calcext:value-type="float">
            <text:p>1.4485489711</text:p>
          </table:table-cell>
          <table:table-cell office:value-type="float" office:value="267.399430971877" calcext:value-type="float">
            <text:p>267.3994309719</text:p>
          </table:table-cell>
          <table:table-cell table:number-columns-repeated="2"/>
        </table:table-row>
        <table:table-row table:style-name="ro1">
          <table:table-cell office:value-type="float" office:value="0.00040200812358892" calcext:value-type="float">
            <text:p>0.0004020081</text:p>
          </table:table-cell>
          <table:table-cell office:value-type="float" office:value="3395.40000000481" calcext:value-type="float">
            <text:p>3395.4000000048</text:p>
          </table:table-cell>
          <table:table-cell office:value-type="float" office:value="1.98285174784318E-015" calcext:value-type="float">
            <text:p>1.9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65708750978" calcext:value-type="float">
            <text:p>1.39E-005</text:p>
          </table:table-cell>
          <table:table-cell office:value-type="float" office:value="1.54945715527179" calcext:value-type="float">
            <text:p>1.5494571553</text:p>
          </table:table-cell>
          <table:table-cell office:value-type="float" office:value="1.44837723660123" calcext:value-type="float">
            <text:p>1.4483772366</text:p>
          </table:table-cell>
          <table:table-cell office:value-type="float" office:value="267.399429935249" calcext:value-type="float">
            <text:p>267.3994299352</text:p>
          </table:table-cell>
          <table:table-cell table:number-columns-repeated="2"/>
        </table:table-row>
        <table:table-row table:style-name="ro1">
          <table:table-cell office:value-type="float" office:value="0.000402498885308385" calcext:value-type="float">
            <text:p>0.0004024989</text:p>
          </table:table-cell>
          <table:table-cell office:value-type="float" office:value="3395.40000000481" calcext:value-type="float">
            <text:p>3395.4000000048</text:p>
          </table:table-cell>
          <table:table-cell office:value-type="float" office:value="1.98807752988914E-015" calcext:value-type="float">
            <text:p>1.9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04279894632" calcext:value-type="float">
            <text:p>1.39E-005</text:p>
          </table:table-cell>
          <table:table-cell office:value-type="float" office:value="1.54945284981498" calcext:value-type="float">
            <text:p>1.5494528498</text:p>
          </table:table-cell>
          <table:table-cell office:value-type="float" office:value="1.44826202354112" calcext:value-type="float">
            <text:p>1.4482620235</text:p>
          </table:table-cell>
          <table:table-cell office:value-type="float" office:value="267.399429239328" calcext:value-type="float">
            <text:p>267.3994292393</text:p>
          </table:table-cell>
          <table:table-cell table:number-columns-repeated="2"/>
        </table:table-row>
        <table:table-row table:style-name="ro1">
          <table:table-cell office:value-type="float" office:value="0.000402938381563908" calcext:value-type="float">
            <text:p>0.0004029384</text:p>
          </table:table-cell>
          <table:table-cell office:value-type="float" office:value="3395.40000000482" calcext:value-type="float">
            <text:p>3395.4000000048</text:p>
          </table:table-cell>
          <table:table-cell office:value-type="float" office:value="1.99276397825006E-015" calcext:value-type="float">
            <text:p>1.9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46542516936" calcext:value-type="float">
            <text:p>1.39E-005</text:p>
          </table:table-cell>
          <table:table-cell office:value-type="float" office:value="1.54944899492975" calcext:value-type="float">
            <text:p>1.5494489949</text:p>
          </table:table-cell>
          <table:table-cell office:value-type="float" office:value="1.44815889871798" calcext:value-type="float">
            <text:p>1.4481588987</text:p>
          </table:table-cell>
          <table:table-cell office:value-type="float" office:value="267.399428616104" calcext:value-type="float">
            <text:p>267.3994286161</text:p>
          </table:table-cell>
          <table:table-cell table:number-columns-repeated="2"/>
        </table:table-row>
        <table:table-row table:style-name="ro1">
          <table:table-cell office:value-type="float" office:value="0.000403456155732646" calcext:value-type="float">
            <text:p>0.0004034562</text:p>
          </table:table-cell>
          <table:table-cell office:value-type="float" office:value="3395.40000000483" calcext:value-type="float">
            <text:p>3395.4000000048</text:p>
          </table:table-cell>
          <table:table-cell office:value-type="float" office:value="1.99829307384965E-015" calcext:value-type="float">
            <text:p>2.0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96332462677" calcext:value-type="float">
            <text:p>1.39E-005</text:p>
          </table:table-cell>
          <table:table-cell office:value-type="float" office:value="1.54944445376165" calcext:value-type="float">
            <text:p>1.5494444538</text:p>
          </table:table-cell>
          <table:table-cell office:value-type="float" office:value="1.44803747073559" calcext:value-type="float">
            <text:p>1.4480374707</text:p>
          </table:table-cell>
          <table:table-cell office:value-type="float" office:value="267.399427881878" calcext:value-type="float">
            <text:p>267.3994278819</text:p>
          </table:table-cell>
          <table:table-cell table:number-columns-repeated="2"/>
        </table:table-row>
        <table:table-row table:style-name="ro1">
          <table:table-cell office:value-type="float" office:value="0.000403913775939977" calcext:value-type="float">
            <text:p>0.0004039138</text:p>
          </table:table-cell>
          <table:table-cell office:value-type="float" office:value="3395.40000000483" calcext:value-type="float">
            <text:p>3395.4000000048</text:p>
          </table:table-cell>
          <table:table-cell office:value-type="float" office:value="2.00318697435354E-015" calcext:value-type="float">
            <text:p>2.0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840337914754" calcext:value-type="float">
            <text:p>1.39E-005</text:p>
          </table:table-cell>
          <table:table-cell office:value-type="float" office:value="1.54944044100302" calcext:value-type="float">
            <text:p>1.549440441</text:p>
          </table:table-cell>
          <table:table-cell office:value-type="float" office:value="1.44793020770964" calcext:value-type="float">
            <text:p>1.4479302077</text:p>
          </table:table-cell>
          <table:table-cell office:value-type="float" office:value="267.399427232953" calcext:value-type="float">
            <text:p>267.399427233</text:p>
          </table:table-cell>
          <table:table-cell table:number-columns-repeated="2"/>
        </table:table-row>
        <table:table-row table:style-name="ro1">
          <table:table-cell office:value-type="float" office:value="0.000404290905218994" calcext:value-type="float">
            <text:p>0.0004042909</text:p>
          </table:table-cell>
          <table:table-cell office:value-type="float" office:value="3395.40000000484" calcext:value-type="float">
            <text:p>3395.4000000048</text:p>
          </table:table-cell>
          <table:table-cell office:value-type="float" office:value="2.00722514000035E-015" calcext:value-type="float">
            <text:p>2.0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876603238637" calcext:value-type="float">
            <text:p>1.39E-005</text:p>
          </table:table-cell>
          <table:table-cell office:value-type="float" office:value="1.54943713525972" calcext:value-type="float">
            <text:p>1.5494371353</text:p>
          </table:table-cell>
          <table:table-cell office:value-type="float" office:value="1.44784185191446" calcext:value-type="float">
            <text:p>1.4478418519</text:p>
          </table:table-cell>
          <table:table-cell office:value-type="float" office:value="267.399426698167" calcext:value-type="float">
            <text:p>267.3994266982</text:p>
          </table:table-cell>
          <table:table-cell table:number-columns-repeated="2"/>
        </table:table-row>
        <table:table-row table:style-name="ro1">
          <table:table-cell office:value-type="float" office:value="0.00040485812886021" calcext:value-type="float">
            <text:p>0.0004048581</text:p>
          </table:table-cell>
          <table:table-cell office:value-type="float" office:value="3395.40000000485" calcext:value-type="float">
            <text:p>3395.4000000049</text:p>
          </table:table-cell>
          <table:table-cell office:value-type="float" office:value="2.01330737185809E-015" calcext:value-type="float">
            <text:p>2.0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31148326522" calcext:value-type="float">
            <text:p>1.39E-005</text:p>
          </table:table-cell>
          <table:table-cell office:value-type="float" office:value="1.54943216363817" calcext:value-type="float">
            <text:p>1.5494321636</text:p>
          </table:table-cell>
          <table:table-cell office:value-type="float" office:value="1.44770902902673" calcext:value-type="float">
            <text:p>1.447709029</text:p>
          </table:table-cell>
          <table:table-cell office:value-type="float" office:value="267.39942589382" calcext:value-type="float">
            <text:p>267.3994258938</text:p>
          </table:table-cell>
          <table:table-cell table:number-columns-repeated="2"/>
        </table:table-row>
        <table:table-row table:style-name="ro1">
          <table:table-cell office:value-type="float" office:value="0.00040524447776023" calcext:value-type="float">
            <text:p>0.0004052445</text:p>
          </table:table-cell>
          <table:table-cell office:value-type="float" office:value="3395.40000000485" calcext:value-type="float">
            <text:p>3395.4000000049</text:p>
          </table:table-cell>
          <table:table-cell office:value-type="float" office:value="2.01745603757312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68300225802" calcext:value-type="float">
            <text:p>1.39E-005</text:p>
          </table:table-cell>
          <table:table-cell office:value-type="float" office:value="1.54942877787425" calcext:value-type="float">
            <text:p>1.5494287779</text:p>
          </table:table-cell>
          <table:table-cell office:value-type="float" office:value="1.44761860782474" calcext:value-type="float">
            <text:p>1.4476186078</text:p>
          </table:table-cell>
          <table:table-cell office:value-type="float" office:value="267.39942534596" calcext:value-type="float">
            <text:p>267.399425346</text:p>
          </table:table-cell>
          <table:table-cell table:number-columns-repeated="2"/>
        </table:table-row>
        <table:table-row table:style-name="ro1">
          <table:table-cell office:value-type="float" office:value="0.000405553892969976" calcext:value-type="float">
            <text:p>0.0004055539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078203934095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98054064764" calcext:value-type="float">
            <text:p>1.39E-005</text:p>
          </table:table-cell>
          <table:table-cell office:value-type="float" office:value="1.54942606691276" calcext:value-type="float">
            <text:p>1.5494260669</text:p>
          </table:table-cell>
          <table:table-cell office:value-type="float" office:value="1.44754621998573" calcext:value-type="float">
            <text:p>1.44754622</text:p>
          </table:table-cell>
          <table:table-cell office:value-type="float" office:value="267.399424907196" calcext:value-type="float">
            <text:p>267.3994249072</text:p>
          </table:table-cell>
          <table:table-cell table:number-columns-repeated="2"/>
        </table:table-row>
        <table:table-row table:style-name="ro1">
          <table:table-cell office:value-type="float" office:value="0.000405845392302859" calcext:value-type="float">
            <text:p>0.0004058454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39182739123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26085086529" calcext:value-type="float">
            <text:p>1.39E-005</text:p>
          </table:table-cell>
          <table:table-cell office:value-type="float" office:value="1.54942351304648" calcext:value-type="float">
            <text:p>1.549423513</text:p>
          </table:table-cell>
          <table:table-cell office:value-type="float" office:value="1.44747804617578" calcext:value-type="float">
            <text:p>1.4474780462</text:p>
          </table:table-cell>
          <table:table-cell office:value-type="float" office:value="267.399424493838" calcext:value-type="float">
            <text:p>267.3994244938</text:p>
          </table:table-cell>
          <table:table-cell table:number-columns-repeated="2"/>
        </table:table-row>
        <table:table-row table:style-name="ro1">
          <table:table-cell office:value-type="float" office:value="0.000406123016325207" calcext:value-type="float">
            <text:p>0.000406123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690776522198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52781837466" calcext:value-type="float">
            <text:p>1.39E-005</text:p>
          </table:table-cell>
          <table:table-cell office:value-type="float" office:value="1.54942108101621" calcext:value-type="float">
            <text:p>1.549421081</text:p>
          </table:table-cell>
          <table:table-cell office:value-type="float" office:value="1.44741313774407" calcext:value-type="float">
            <text:p>1.4474131377</text:p>
          </table:table-cell>
          <table:table-cell office:value-type="float" office:value="267.399424100155" calcext:value-type="float">
            <text:p>267.3994241002</text:p>
          </table:table-cell>
          <table:table-cell table:number-columns-repeated="2"/>
        </table:table-row>
        <table:table-row table:style-name="ro1">
          <table:table-cell office:value-type="float" office:value="0.000406368386546938" calcext:value-type="float">
            <text:p>0.0004063684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2955200755951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76377014098" calcext:value-type="float">
            <text:p>1.39E-005</text:p>
          </table:table-cell>
          <table:table-cell office:value-type="float" office:value="1.54941893188427" calcext:value-type="float">
            <text:p>1.5494189319</text:p>
          </table:table-cell>
          <table:table-cell office:value-type="float" office:value="1.44735578678427" calcext:value-type="float">
            <text:p>1.4473557868</text:p>
          </table:table-cell>
          <table:table-cell office:value-type="float" office:value="267.39942375221" calcext:value-type="float">
            <text:p>267.3994237522</text:p>
          </table:table-cell>
          <table:table-cell table:number-columns-repeated="2"/>
        </table:table-row>
        <table:table-row table:style-name="ro1">
          <table:table-cell office:value-type="float" office:value="0.000406608013190299" calcext:value-type="float">
            <text:p>0.000406608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3213622371141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99419880357" calcext:value-type="float">
            <text:p>1.39E-005</text:p>
          </table:table-cell>
          <table:table-cell office:value-type="float" office:value="1.54941683346197" calcext:value-type="float">
            <text:p>1.5494168335</text:p>
          </table:table-cell>
          <table:table-cell office:value-type="float" office:value="1.44729979318272" calcext:value-type="float">
            <text:p>1.4472997932</text:p>
          </table:table-cell>
          <table:table-cell office:value-type="float" office:value="267.399423412409" calcext:value-type="float">
            <text:p>267.3994234124</text:p>
          </table:table-cell>
          <table:table-cell table:number-columns-repeated="2"/>
        </table:table-row>
        <table:table-row table:style-name="ro1">
          <table:table-cell office:value-type="float" office:value="0.000406819800492097" calcext:value-type="float">
            <text:p>0.0004068198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3442174916679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19785672713" calcext:value-type="float">
            <text:p>1.39E-005</text:p>
          </table:table-cell>
          <table:table-cell office:value-type="float" office:value="1.54941497896427" calcext:value-type="float">
            <text:p>1.549414979</text:p>
          </table:table-cell>
          <table:table-cell office:value-type="float" office:value="1.44725031714681" calcext:value-type="float">
            <text:p>1.4472503171</text:p>
          </table:table-cell>
          <table:table-cell office:value-type="float" office:value="267.399423112085" calcext:value-type="float">
            <text:p>267.3994231121</text:p>
          </table:table-cell>
          <table:table-cell table:number-columns-repeated="2"/>
        </table:table-row>
        <table:table-row table:style-name="ro1">
          <table:table-cell office:value-type="float" office:value="0.000407029697975511" calcext:value-type="float">
            <text:p>0.0004070297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366883049324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39969737819" calcext:value-type="float">
            <text:p>1.39E-005</text:p>
          </table:table-cell>
          <table:table-cell office:value-type="float" office:value="1.54941314105084" calcext:value-type="float">
            <text:p>1.5494131411</text:p>
          </table:table-cell>
          <table:table-cell office:value-type="float" office:value="1.44720129397155" calcext:value-type="float">
            <text:p>1.447201294</text:p>
          </table:table-cell>
          <table:table-cell office:value-type="float" office:value="267.399422814441" calcext:value-type="float">
            <text:p>267.3994228144</text:p>
          </table:table-cell>
          <table:table-cell table:number-columns-repeated="2"/>
        </table:table-row>
        <table:table-row table:style-name="ro1">
          <table:table-cell office:value-type="float" office:value="0.000407211029949331" calcext:value-type="float">
            <text:p>0.000407211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386475409777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5740690001" calcext:value-type="float">
            <text:p>1.39E-005</text:p>
          </table:table-cell>
          <table:table-cell office:value-type="float" office:value="1.54941155364419" calcext:value-type="float">
            <text:p>1.5494115536</text:p>
          </table:table-cell>
          <table:table-cell office:value-type="float" office:value="1.44715895158714" calcext:value-type="float">
            <text:p>1.4471589516</text:p>
          </table:table-cell>
          <table:table-cell office:value-type="float" office:value="267.399422557305" calcext:value-type="float">
            <text:p>267.3994225573</text:p>
          </table:table-cell>
          <table:table-cell table:number-columns-repeated="2"/>
        </table:table-row>
        <table:table-row table:style-name="ro1">
          <table:table-cell office:value-type="float" office:value="0.000407393768718934" calcext:value-type="float">
            <text:p>0.0004073938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4062304806936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74979341884" calcext:value-type="float">
            <text:p>1.39E-005</text:p>
          </table:table-cell>
          <table:table-cell office:value-type="float" office:value="1.54940995382977" calcext:value-type="float">
            <text:p>1.5494099538</text:p>
          </table:table-cell>
          <table:table-cell office:value-type="float" office:value="1.44711628924639" calcext:value-type="float">
            <text:p>1.4471162892</text:p>
          </table:table-cell>
          <table:table-cell office:value-type="float" office:value="267.399422298174" calcext:value-type="float">
            <text:p>267.3994222982</text:p>
          </table:table-cell>
          <table:table-cell table:number-columns-repeated="2"/>
        </table:table-row>
        <table:table-row table:style-name="ro1">
          <table:table-cell office:value-type="float" office:value="0.000407562640955194" calcext:value-type="float">
            <text:p>0.0004075626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424496063336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91218356718" calcext:value-type="float">
            <text:p>1.39E-005</text:p>
          </table:table-cell>
          <table:table-cell office:value-type="float" office:value="1.5494084753892" calcext:value-type="float">
            <text:p>1.5494084754</text:p>
          </table:table-cell>
          <table:table-cell office:value-type="float" office:value="1.44707687181799" calcext:value-type="float">
            <text:p>1.4470768718</text:p>
          </table:table-cell>
          <table:table-cell office:value-type="float" office:value="267.399422058706" calcext:value-type="float">
            <text:p>267.3994220587</text:p>
          </table:table-cell>
          <table:table-cell table:number-columns-repeated="2"/>
        </table:table-row>
        <table:table-row table:style-name="ro1">
          <table:table-cell office:value-type="float" office:value="0.000407732823323046" calcext:value-type="float">
            <text:p>0.0004077328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429126446046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07583355874" calcext:value-type="float">
            <text:p>1.39E-005</text:p>
          </table:table-cell>
          <table:table-cell office:value-type="float" office:value="1.5494069858146" calcext:value-type="float">
            <text:p>1.5494069858</text:p>
          </table:table-cell>
          <table:table-cell office:value-type="float" office:value="1.44703715601594" calcext:value-type="float">
            <text:p>1.447037156</text:p>
          </table:table-cell>
          <table:table-cell office:value-type="float" office:value="267.39942181738" calcext:value-type="float">
            <text:p>267.3994218174</text:p>
          </table:table-cell>
          <table:table-cell table:number-columns-repeated="2"/>
        </table:table-row>
        <table:table-row table:style-name="ro1">
          <table:table-cell office:value-type="float" office:value="0.00040789315172679" calcext:value-type="float">
            <text:p>0.0004078932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60271396416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23000782895" calcext:value-type="float">
            <text:p>1.39E-005</text:p>
          </table:table-cell>
          <table:table-cell office:value-type="float" office:value="1.54940558252805" calcext:value-type="float">
            <text:p>1.5494055825</text:p>
          </table:table-cell>
          <table:table-cell office:value-type="float" office:value="1.44699974666296" calcext:value-type="float">
            <text:p>1.4469997467</text:p>
          </table:table-cell>
          <table:table-cell office:value-type="float" office:value="267.399421590027" calcext:value-type="float">
            <text:p>267.39942159</text:p>
          </table:table-cell>
          <table:table-cell table:number-columns-repeated="2"/>
        </table:table-row>
        <table:table-row table:style-name="ro1">
          <table:table-cell office:value-type="float" office:value="0.000408057867475561" calcext:value-type="float">
            <text:p>0.0004080579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78113790028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38840104121" calcext:value-type="float">
            <text:p>1.39E-005</text:p>
          </table:table-cell>
          <table:table-cell office:value-type="float" office:value="1.54940414088019" calcext:value-type="float">
            <text:p>1.5494041409</text:p>
          </table:table-cell>
          <table:table-cell office:value-type="float" office:value="1.44696132045137" calcext:value-type="float">
            <text:p>1.4469613205</text:p>
          </table:table-cell>
          <table:table-cell office:value-type="float" office:value="267.399421356453" calcext:value-type="float">
            <text:p>267.3994213565</text:p>
          </table:table-cell>
          <table:table-cell table:number-columns-repeated="2"/>
        </table:table-row>
        <table:table-row table:style-name="ro1">
          <table:table-cell office:value-type="float" office:value="0.000408213045790466" calcext:value-type="float">
            <text:p>0.000408213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94931063674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53762291416" calcext:value-type="float">
            <text:p>1.39E-005</text:p>
          </table:table-cell>
          <table:table-cell office:value-type="float" office:value="1.5494027828101" calcext:value-type="float">
            <text:p>1.5494027828</text:p>
          </table:table-cell>
          <table:table-cell office:value-type="float" office:value="1.44692512557282" calcext:value-type="float">
            <text:p>1.4469251256</text:p>
          </table:table-cell>
          <table:table-cell office:value-type="float" office:value="267.399421136404" calcext:value-type="float">
            <text:p>267.3994211364</text:p>
          </table:table-cell>
          <table:table-cell table:number-columns-repeated="2"/>
        </table:table-row>
        <table:table-row table:style-name="ro1">
          <table:table-cell office:value-type="float" office:value="0.000408376145558509" calcext:value-type="float">
            <text:p>0.0004083761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126151797249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69446217782" calcext:value-type="float">
            <text:p>1.39E-005</text:p>
          </table:table-cell>
          <table:table-cell office:value-type="float" office:value="1.54940135557804" calcext:value-type="float">
            <text:p>1.5494013556</text:p>
          </table:table-cell>
          <table:table-cell office:value-type="float" office:value="1.44688708968749" calcext:value-type="float">
            <text:p>1.4468870897</text:p>
          </table:table-cell>
          <table:table-cell office:value-type="float" office:value="267.399420905121" calcext:value-type="float">
            <text:p>267.3994209051</text:p>
          </table:table-cell>
          <table:table-cell table:number-columns-repeated="2"/>
        </table:table-row>
        <table:table-row table:style-name="ro1">
          <table:table-cell office:value-type="float" office:value="0.000408540510674594" calcext:value-type="float">
            <text:p>0.0004085405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30445164660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85251822193" calcext:value-type="float">
            <text:p>1.39E-005</text:p>
          </table:table-cell>
          <table:table-cell office:value-type="float" office:value="1.54939991714518" calcext:value-type="float">
            <text:p>1.5493999171</text:p>
          </table:table-cell>
          <table:table-cell office:value-type="float" office:value="1.44684876563403" calcext:value-type="float">
            <text:p>1.4468487656</text:p>
          </table:table-cell>
          <table:table-cell office:value-type="float" office:value="267.399420672044" calcext:value-type="float">
            <text:p>267.399420672</text:p>
          </table:table-cell>
          <table:table-cell table:number-columns-repeated="2"/>
        </table:table-row>
        <table:table-row table:style-name="ro1">
          <table:table-cell office:value-type="float" office:value="0.000408709373599264" calcext:value-type="float">
            <text:p>0.0004087094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487721312215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01489942861" calcext:value-type="float">
            <text:p>1.39E-005</text:p>
          </table:table-cell>
          <table:table-cell office:value-type="float" office:value="1.54939843959869" calcext:value-type="float">
            <text:p>1.5493984396</text:p>
          </table:table-cell>
          <table:table-cell office:value-type="float" office:value="1.44680940007639" calcext:value-type="float">
            <text:p>1.4468094001</text:p>
          </table:table-cell>
          <table:table-cell office:value-type="float" office:value="267.39942043259" calcext:value-type="float">
            <text:p>267.3994204326</text:p>
          </table:table-cell>
          <table:table-cell table:number-columns-repeated="2"/>
        </table:table-row>
        <table:table-row table:style-name="ro1">
          <table:table-cell office:value-type="float" office:value="0.00040887954658324" calcext:value-type="float">
            <text:p>0.0004088795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672505801416E-015" calcext:value-type="float">
            <text:p>2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17854041487" calcext:value-type="float">
            <text:p>1.39E-005</text:p>
          </table:table-cell>
          <table:table-cell office:value-type="float" office:value="1.54939695070247" calcext:value-type="float">
            <text:p>1.5493969507</text:p>
          </table:table-cell>
          <table:table-cell office:value-type="float" office:value="1.44676973650462" calcext:value-type="float">
            <text:p>1.4467697365</text:p>
          </table:table-cell>
          <table:table-cell office:value-type="float" office:value="267.399420191277" calcext:value-type="float">
            <text:p>267.3994201913</text:p>
          </table:table-cell>
          <table:table-cell table:number-columns-repeated="2"/>
        </table:table-row>
        <table:table-row table:style-name="ro1">
          <table:table-cell office:value-type="float" office:value="0.000409291855333607" calcext:value-type="float">
            <text:p>0.0004092919</text:p>
          </table:table-cell>
          <table:table-cell office:value-type="float" office:value="3395.40000000491" calcext:value-type="float">
            <text:p>3395.4000000049</text:p>
          </table:table-cell>
          <table:table-cell office:value-type="float" office:value="2.06120603663464E-015" calcext:value-type="float">
            <text:p>2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57502291936" calcext:value-type="float">
            <text:p>1.39E-005</text:p>
          </table:table-cell>
          <table:table-cell office:value-type="float" office:value="1.54939334347527" calcext:value-type="float">
            <text:p>1.5493933435</text:p>
          </table:table-cell>
          <table:table-cell office:value-type="float" office:value="1.44667366714729" calcext:value-type="float">
            <text:p>1.4466736671</text:p>
          </table:table-cell>
          <table:table-cell office:value-type="float" office:value="267.399419606606" calcext:value-type="float">
            <text:p>267.3994196066</text:p>
          </table:table-cell>
          <table:table-cell table:number-columns-repeated="2"/>
        </table:table-row>
        <table:table-row table:style-name="ro1">
          <table:table-cell office:value-type="float" office:value="0.000410941090335073" calcext:value-type="float">
            <text:p>0.0004109411</text:p>
          </table:table-cell>
          <table:table-cell office:value-type="float" office:value="3395.40000000493" calcext:value-type="float">
            <text:p>3395.4000000049</text:p>
          </table:table-cell>
          <table:table-cell office:value-type="float" office:value="2.07918479779986E-015" calcext:value-type="float">
            <text:p>2.0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516095307231" calcext:value-type="float">
            <text:p>1.40E-005</text:p>
          </table:table-cell>
          <table:table-cell office:value-type="float" office:value="1.54937892132847" calcext:value-type="float">
            <text:p>1.5493789213</text:p>
          </table:table-cell>
          <table:table-cell office:value-type="float" office:value="1.44628982451306" calcext:value-type="float">
            <text:p>1.4462898245</text:p>
          </table:table-cell>
          <table:table-cell office:value-type="float" office:value="267.39941726792" calcext:value-type="float">
            <text:p>267.3994172679</text:p>
          </table:table-cell>
          <table:table-cell table:number-columns-repeated="2"/>
        </table:table-row>
        <table:table-row table:style-name="ro1">
          <table:table-cell office:value-type="float" office:value="0.000412058145425405" calcext:value-type="float">
            <text:p>0.0004120581</text:p>
          </table:table-cell>
          <table:table-cell office:value-type="float" office:value="3395.40000000495" calcext:value-type="float">
            <text:p>3395.400000005</text:p>
          </table:table-cell>
          <table:table-cell office:value-type="float" office:value="2.0914120102735E-015" calcext:value-type="float">
            <text:p>2.0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623513083456" calcext:value-type="float">
            <text:p>1.40E-005</text:p>
          </table:table-cell>
          <table:table-cell office:value-type="float" office:value="1.54936916121018" calcext:value-type="float">
            <text:p>1.5493691612</text:p>
          </table:table-cell>
          <table:table-cell office:value-type="float" office:value="1.44603023568977" calcext:value-type="float">
            <text:p>1.4460302357</text:p>
          </table:table-cell>
          <table:table-cell office:value-type="float" office:value="267.399415683888" calcext:value-type="float">
            <text:p>267.3994156839</text:p>
          </table:table-cell>
          <table:table-cell table:number-columns-repeated="2"/>
        </table:table-row>
        <table:table-row table:style-name="ro1">
          <table:table-cell office:value-type="float" office:value="0.000412957978583868" calcext:value-type="float">
            <text:p>0.000412958</text:p>
          </table:table-cell>
          <table:table-cell office:value-type="float" office:value="3395.40000000496" calcext:value-type="float">
            <text:p>3395.400000005</text:p>
          </table:table-cell>
          <table:table-cell office:value-type="float" office:value="2.10129085513952E-015" calcext:value-type="float">
            <text:p>2.1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710042462647" calcext:value-type="float">
            <text:p>1.40E-005</text:p>
          </table:table-cell>
          <table:table-cell office:value-type="float" office:value="1.54936130063904" calcext:value-type="float">
            <text:p>1.5493613006</text:p>
          </table:table-cell>
          <table:table-cell office:value-type="float" office:value="1.44582135744681" calcext:value-type="float">
            <text:p>1.4458213574</text:p>
          </table:table-cell>
          <table:table-cell office:value-type="float" office:value="267.399414407886" calcext:value-type="float">
            <text:p>267.3994144079</text:p>
          </table:table-cell>
          <table:table-cell table:number-columns-repeated="2"/>
        </table:table-row>
        <table:table-row table:style-name="ro1">
          <table:table-cell office:value-type="float" office:value="0.000413702231748541" calcext:value-type="float">
            <text:p>0.0004137022</text:p>
          </table:table-cell>
          <table:table-cell office:value-type="float" office:value="3395.40000000497" calcext:value-type="float">
            <text:p>3395.400000005</text:p>
          </table:table-cell>
          <table:table-cell office:value-type="float" office:value="2.10948144992471E-015" calcext:value-type="float">
            <text:p>2.1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78161102831" calcext:value-type="float">
            <text:p>1.40E-005</text:p>
          </table:table-cell>
          <table:table-cell office:value-type="float" office:value="1.54935480132691" calcext:value-type="float">
            <text:p>1.5493548013</text:p>
          </table:table-cell>
          <table:table-cell office:value-type="float" office:value="1.44564874952221" calcext:value-type="float">
            <text:p>1.4456487495</text:p>
          </table:table-cell>
          <table:table-cell office:value-type="float" office:value="267.399413352503" calcext:value-type="float">
            <text:p>267.3994133525</text:p>
          </table:table-cell>
          <table:table-cell table:number-columns-repeated="2"/>
        </table:table-row>
        <table:table-row table:style-name="ro1">
          <table:table-cell office:value-type="float" office:value="0.000414203189184611" calcext:value-type="float">
            <text:p>0.0004142032</text:p>
          </table:table-cell>
          <table:table-cell office:value-type="float" office:value="3395.40000000498" calcext:value-type="float">
            <text:p>3395.400000005</text:p>
          </table:table-cell>
          <table:table-cell office:value-type="float" office:value="2.11500464063316E-015" calcext:value-type="float">
            <text:p>2.1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829783893367" calcext:value-type="float">
            <text:p>1.40E-005</text:p>
          </table:table-cell>
          <table:table-cell office:value-type="float" office:value="1.54935042831013" calcext:value-type="float">
            <text:p>1.5493504283</text:p>
          </table:table-cell>
          <table:table-cell office:value-type="float" office:value="1.44553264614539" calcext:value-type="float">
            <text:p>1.4455326461</text:p>
          </table:table-cell>
          <table:table-cell office:value-type="float" office:value="267.399412642123" calcext:value-type="float">
            <text:p>267.3994126421</text:p>
          </table:table-cell>
          <table:table-cell table:number-columns-repeated="2"/>
        </table:table-row>
        <table:table-row table:style-name="ro1">
          <table:table-cell office:value-type="float" office:value="0.000414892611373493" calcext:value-type="float">
            <text:p>0.0004148926</text:p>
          </table:table-cell>
          <table:table-cell office:value-type="float" office:value="3395.40000000499" calcext:value-type="float">
            <text:p>3395.400000005</text:p>
          </table:table-cell>
          <table:table-cell office:value-type="float" office:value="2.1226189929517E-015" calcext:value-type="float">
            <text:p>2.1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896079832259" calcext:value-type="float">
            <text:p>1.40E-005</text:p>
          </table:table-cell>
          <table:table-cell office:value-type="float" office:value="1.54934441161098" calcext:value-type="float">
            <text:p>1.5493444116</text:p>
          </table:table-cell>
          <table:table-cell office:value-type="float" office:value="1.44537296772123" calcext:value-type="float">
            <text:p>1.4453729677</text:p>
          </table:table-cell>
          <table:table-cell office:value-type="float" office:value="267.399411664493" calcext:value-type="float">
            <text:p>267.3994116645</text:p>
          </table:table-cell>
          <table:table-cell table:number-columns-repeated="2"/>
        </table:table-row>
        <table:table-row table:style-name="ro1">
          <table:table-cell office:value-type="float" office:value="0.000415482278816835" calcext:value-type="float">
            <text:p>0.0004154823</text:p>
          </table:table-cell>
          <table:table-cell office:value-type="float" office:value="3395.40000000499" calcext:value-type="float">
            <text:p>3395.400000005</text:p>
          </table:table-cell>
          <table:table-cell office:value-type="float" office:value="2.1291438169895E-015" calcext:value-type="float">
            <text:p>2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952783197769" calcext:value-type="float">
            <text:p>1.40E-005</text:p>
          </table:table-cell>
          <table:table-cell office:value-type="float" office:value="1.54933926676593" calcext:value-type="float">
            <text:p>1.5493392668</text:p>
          </table:table-cell>
          <table:table-cell office:value-type="float" office:value="1.44523648925599" calcext:value-type="float">
            <text:p>1.4452364893</text:p>
          </table:table-cell>
          <table:table-cell office:value-type="float" office:value="267.39941082832" calcext:value-type="float">
            <text:p>267.3994108283</text:p>
          </table:table-cell>
          <table:table-cell table:number-columns-repeated="2"/>
        </table:table-row>
        <table:table-row table:style-name="ro1">
          <table:table-cell office:value-type="float" office:value="0.000415997267726788" calcext:value-type="float">
            <text:p>0.0004159973</text:p>
          </table:table-cell>
          <table:table-cell office:value-type="float" office:value="3395.400000005" calcext:value-type="float">
            <text:p>3395.400000005</text:p>
          </table:table-cell>
          <table:table-cell office:value-type="float" office:value="2.13485152287886E-015" calcext:value-type="float">
            <text:p>2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02305358803" calcext:value-type="float">
            <text:p>1.40E-005</text:p>
          </table:table-cell>
          <table:table-cell office:value-type="float" office:value="1.54933477437562" calcext:value-type="float">
            <text:p>1.5493347744</text:p>
          </table:table-cell>
          <table:table-cell office:value-type="float" office:value="1.44511736705996" calcext:value-type="float">
            <text:p>1.4451173671</text:p>
          </table:table-cell>
          <table:table-cell office:value-type="float" office:value="267.399410098043" calcext:value-type="float">
            <text:p>267.399410098</text:p>
          </table:table-cell>
          <table:table-cell table:number-columns-repeated="2"/>
        </table:table-row>
        <table:table-row table:style-name="ro1">
          <table:table-cell office:value-type="float" office:value="0.000416455353958044" calcext:value-type="float">
            <text:p>0.0004164554</text:p>
          </table:table-cell>
          <table:table-cell office:value-type="float" office:value="3395.40000000501" calcext:value-type="float">
            <text:p>3395.400000005</text:p>
          </table:table-cell>
          <table:table-cell office:value-type="float" office:value="2.13993579390011E-015" calcext:value-type="float">
            <text:p>2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46355668476" calcext:value-type="float">
            <text:p>1.40E-005</text:p>
          </table:table-cell>
          <table:table-cell office:value-type="float" office:value="1.54933077969322" calcext:value-type="float">
            <text:p>1.5493307797</text:p>
          </table:table-cell>
          <table:table-cell office:value-type="float" office:value="1.44501146339744" calcext:value-type="float">
            <text:p>1.4450114634</text:p>
          </table:table-cell>
          <table:table-cell office:value-type="float" office:value="267.399409448457" calcext:value-type="float">
            <text:p>267.3994094485</text:p>
          </table:table-cell>
          <table:table-cell table:number-columns-repeated="2"/>
        </table:table-row>
        <table:table-row table:style-name="ro1">
          <table:table-cell office:value-type="float" office:value="0.000416784420340873" calcext:value-type="float">
            <text:p>0.0004167844</text:p>
          </table:table-cell>
          <table:table-cell office:value-type="float" office:value="3395.40000000501" calcext:value-type="float">
            <text:p>3395.400000005</text:p>
          </table:table-cell>
          <table:table-cell office:value-type="float" office:value="2.14359228235855E-015" calcext:value-type="float">
            <text:p>2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7799922259" calcext:value-type="float">
            <text:p>1.40E-005</text:p>
          </table:table-cell>
          <table:table-cell office:value-type="float" office:value="1.54932791079217" calcext:value-type="float">
            <text:p>1.5493279108</text:p>
          </table:table-cell>
          <table:table-cell office:value-type="float" office:value="1.44493542018674" calcext:value-type="float">
            <text:p>1.4449354202</text:p>
          </table:table-cell>
          <table:table-cell office:value-type="float" office:value="267.399408981827" calcext:value-type="float">
            <text:p>267.3994089818</text:p>
          </table:table-cell>
          <table:table-cell table:number-columns-repeated="2"/>
        </table:table-row>
        <table:table-row table:style-name="ro1">
          <table:table-cell office:value-type="float" office:value="0.000417068703199401" calcext:value-type="float">
            <text:p>0.0004170687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4675397818951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053363216" calcext:value-type="float">
            <text:p>1.40E-005</text:p>
          </table:table-cell>
          <table:table-cell office:value-type="float" office:value="1.54932543229358" calcext:value-type="float">
            <text:p>1.5493254323</text:p>
          </table:table-cell>
          <table:table-cell office:value-type="float" office:value="1.44486974789202" calcext:value-type="float">
            <text:p>1.4448697479</text:p>
          </table:table-cell>
          <table:table-cell office:value-type="float" office:value="267.399408578702" calcext:value-type="float">
            <text:p>267.3994085787</text:p>
          </table:table-cell>
          <table:table-cell table:number-columns-repeated="2"/>
        </table:table-row>
        <table:table-row table:style-name="ro1">
          <table:table-cell office:value-type="float" office:value="0.000417316983006997" calcext:value-type="float">
            <text:p>0.000417317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4951740606623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29211309096" calcext:value-type="float">
            <text:p>1.40E-005</text:p>
          </table:table-cell>
          <table:table-cell office:value-type="float" office:value="1.54932326774605" calcext:value-type="float">
            <text:p>1.5493232677</text:p>
          </table:table-cell>
          <table:table-cell office:value-type="float" office:value="1.44481240937639" calcext:value-type="float">
            <text:p>1.4448124094</text:p>
          </table:table-cell>
          <table:table-cell office:value-type="float" office:value="267.39940822663" calcext:value-type="float">
            <text:p>267.3994082266</text:p>
          </table:table-cell>
          <table:table-cell table:number-columns-repeated="2"/>
        </table:table-row>
        <table:table-row table:style-name="ro1">
          <table:table-cell office:value-type="float" office:value="0.00041753932725485" calcext:value-type="float">
            <text:p>0.0004175393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5199386178585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50592292079" calcext:value-type="float">
            <text:p>1.40E-005</text:p>
          </table:table-cell>
          <table:table-cell office:value-type="float" office:value="1.54932132953804" calcext:value-type="float">
            <text:p>1.5493213295</text:p>
          </table:table-cell>
          <table:table-cell office:value-type="float" office:value="1.44476107369851" calcext:value-type="float">
            <text:p>1.4447610737</text:p>
          </table:table-cell>
          <table:table-cell office:value-type="float" office:value="267.399407911337" calcext:value-type="float">
            <text:p>267.3994079113</text:p>
          </table:table-cell>
          <table:table-cell table:number-columns-repeated="2"/>
        </table:table-row>
        <table:table-row table:style-name="ro1">
          <table:table-cell office:value-type="float" office:value="0.000417739872950399" calcext:value-type="float">
            <text:p>0.0004177399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422890332958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69877091213" calcext:value-type="float">
            <text:p>1.40E-005</text:p>
          </table:table-cell>
          <table:table-cell office:value-type="float" office:value="1.5493195815592" calcext:value-type="float">
            <text:p>1.5493195816</text:p>
          </table:table-cell>
          <table:table-cell office:value-type="float" office:value="1.44471478161823" calcext:value-type="float">
            <text:p>1.4447147816</text:p>
          </table:table-cell>
          <table:table-cell office:value-type="float" office:value="267.399407626954" calcext:value-type="float">
            <text:p>267.399407627</text:p>
          </table:table-cell>
          <table:table-cell table:number-columns-repeated="2"/>
        </table:table-row>
        <table:table-row table:style-name="ro1">
          <table:table-cell office:value-type="float" office:value="0.000417938629138058" calcext:value-type="float">
            <text:p>0.0004179386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644528965829E-015" calcext:value-type="float">
            <text:p>2.1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8898980879" calcext:value-type="float">
            <text:p>1.40E-005</text:p>
          </table:table-cell>
          <table:table-cell office:value-type="float" office:value="1.54931784954456" calcext:value-type="float">
            <text:p>1.5493178495</text:p>
          </table:table-cell>
          <table:table-cell office:value-type="float" office:value="1.44466891261893" calcext:value-type="float">
            <text:p>1.4446689126</text:p>
          </table:table-cell>
          <table:table-cell office:value-type="float" office:value="267.399407345109" calcext:value-type="float">
            <text:p>267.3994073451</text:p>
          </table:table-cell>
          <table:table-cell table:number-columns-repeated="2"/>
        </table:table-row>
        <table:table-row table:style-name="ro1">
          <table:table-cell office:value-type="float" office:value="0.000418212159215955" calcext:value-type="float">
            <text:p>0.0004182122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949759845557E-015" calcext:value-type="float">
            <text:p>2.1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215292905358" calcext:value-type="float">
            <text:p>1.40E-005</text:p>
          </table:table-cell>
          <table:table-cell office:value-type="float" office:value="1.54931546588195" calcext:value-type="float">
            <text:p>1.5493154659</text:p>
          </table:table-cell>
          <table:table-cell office:value-type="float" office:value="1.44460580354575" calcext:value-type="float">
            <text:p>1.4446058035</text:p>
          </table:table-cell>
          <table:table-cell office:value-type="float" office:value="267.399406957232" calcext:value-type="float">
            <text:p>267.3994069572</text:p>
          </table:table-cell>
          <table:table-cell table:number-columns-repeated="2"/>
        </table:table-row>
        <table:table-row table:style-name="ro1">
          <table:table-cell office:value-type="float" office:value="0.000418889128389194" calcext:value-type="float">
            <text:p>0.0004188891</text:p>
          </table:table-cell>
          <table:table-cell office:value-type="float" office:value="3395.40000000504" calcext:value-type="float">
            <text:p>3395.400000005</text:p>
          </table:table-cell>
          <table:table-cell office:value-type="float" office:value="2.16706231620673E-015" calcext:value-type="float">
            <text:p>2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280391362787" calcext:value-type="float">
            <text:p>1.40E-005</text:p>
          </table:table-cell>
          <table:table-cell office:value-type="float" office:value="1.54930956793441" calcext:value-type="float">
            <text:p>1.5493095679</text:p>
          </table:table-cell>
          <table:table-cell office:value-type="float" office:value="1.44444969372336" calcext:value-type="float">
            <text:p>1.4444496937</text:p>
          </table:table-cell>
          <table:table-cell office:value-type="float" office:value="267.399405997261" calcext:value-type="float">
            <text:p>267.3994059973</text:p>
          </table:table-cell>
          <table:table-cell table:number-columns-repeated="2"/>
        </table:table-row>
        <table:table-row table:style-name="ro1">
          <table:table-cell office:value-type="float" office:value="0.000419470990332644" calcext:value-type="float">
            <text:p>0.000419471</text:p>
          </table:table-cell>
          <table:table-cell office:value-type="float" office:value="3395.40000000505" calcext:value-type="float">
            <text:p>3395.4000000051</text:p>
          </table:table-cell>
          <table:table-cell office:value-type="float" office:value="2.17357617100433E-015" calcext:value-type="float">
            <text:p>2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336344157551" calcext:value-type="float">
            <text:p>1.40E-005</text:p>
          </table:table-cell>
          <table:table-cell office:value-type="float" office:value="1.5493044999572" calcext:value-type="float">
            <text:p>1.5493045</text:p>
          </table:table-cell>
          <table:table-cell office:value-type="float" office:value="1.44431560777736" calcext:value-type="float">
            <text:p>1.4443156078</text:p>
          </table:table-cell>
          <table:table-cell office:value-type="float" office:value="267.399405172156" calcext:value-type="float">
            <text:p>267.3994051722</text:p>
          </table:table-cell>
          <table:table-cell table:number-columns-repeated="2"/>
        </table:table-row>
        <table:table-row table:style-name="ro1">
          <table:table-cell office:value-type="float" office:value="0.000420218838639068" calcext:value-type="float">
            <text:p>0.0004202188</text:p>
          </table:table-cell>
          <table:table-cell office:value-type="float" office:value="3395.40000000506" calcext:value-type="float">
            <text:p>3395.4000000051</text:p>
          </table:table-cell>
          <table:table-cell office:value-type="float" office:value="2.1819643853941E-015" calcext:value-type="float">
            <text:p>2.1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408258475449" calcext:value-type="float">
            <text:p>1.40E-005</text:p>
          </table:table-cell>
          <table:table-cell office:value-type="float" office:value="1.54929798779112" calcext:value-type="float">
            <text:p>1.5492979878</text:p>
          </table:table-cell>
          <table:table-cell office:value-type="float" office:value="1.4441433963864" calcext:value-type="float">
            <text:p>1.4441433964</text:p>
          </table:table-cell>
          <table:table-cell office:value-type="float" office:value="267.399404111675" calcext:value-type="float">
            <text:p>267.3994041117</text:p>
          </table:table-cell>
          <table:table-cell table:number-columns-repeated="2"/>
        </table:table-row>
        <table:table-row table:style-name="ro1">
          <table:table-cell office:value-type="float" office:value="0.000420855467913614" calcext:value-type="float">
            <text:p>0.0004208555</text:p>
          </table:table-cell>
          <table:table-cell office:value-type="float" office:value="3395.40000000507" calcext:value-type="float">
            <text:p>3395.4000000051</text:p>
          </table:table-cell>
          <table:table-cell office:value-type="float" office:value="2.18911945313655E-015" calcext:value-type="float">
            <text:p>2.1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469477792177" calcext:value-type="float">
            <text:p>1.40E-005</text:p>
          </table:table-cell>
          <table:table-cell office:value-type="float" office:value="1.54929244522498" calcext:value-type="float">
            <text:p>1.5492924452</text:p>
          </table:table-cell>
          <table:table-cell office:value-type="float" office:value="1.44399690658905" calcext:value-type="float">
            <text:p>1.4439969066</text:p>
          </table:table-cell>
          <table:table-cell office:value-type="float" office:value="267.399403208907" calcext:value-type="float">
            <text:p>267.3994032089</text:p>
          </table:table-cell>
          <table:table-cell table:number-columns-repeated="2"/>
        </table:table-row>
        <table:table-row table:style-name="ro1">
          <table:table-cell office:value-type="float" office:value="0.000421411471165009" calcext:value-type="float">
            <text:p>0.0004214115</text:p>
          </table:table-cell>
          <table:table-cell office:value-type="float" office:value="3395.40000000508" calcext:value-type="float">
            <text:p>3395.4000000051</text:p>
          </table:table-cell>
          <table:table-cell office:value-type="float" office:value="2.19537915841593E-015" calcext:value-type="float">
            <text:p>2.2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522943980482" calcext:value-type="float">
            <text:p>1.41E-005</text:p>
          </table:table-cell>
          <table:table-cell office:value-type="float" office:value="1.54928760575531" calcext:value-type="float">
            <text:p>1.5492876058</text:p>
          </table:table-cell>
          <table:table-cell office:value-type="float" office:value="1.44386905211294" calcext:value-type="float">
            <text:p>1.4438690521</text:p>
          </table:table-cell>
          <table:table-cell office:value-type="float" office:value="267.399402420471" calcext:value-type="float">
            <text:p>267.3994024205</text:p>
          </table:table-cell>
          <table:table-cell table:number-columns-repeated="2"/>
        </table:table-row>
        <table:table-row table:style-name="ro1">
          <table:table-cell office:value-type="float" office:value="0.000421899891211384" calcext:value-type="float">
            <text:p>0.0004218999</text:p>
          </table:table-cell>
          <table:table-cell office:value-type="float" office:value="3395.40000000509" calcext:value-type="float">
            <text:p>3395.4000000051</text:p>
          </table:table-cell>
          <table:table-cell office:value-type="float" office:value="2.20088629132395E-015" calcext:value-type="float">
            <text:p>2.2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569911258397" calcext:value-type="float">
            <text:p>1.41E-005</text:p>
          </table:table-cell>
          <table:table-cell office:value-type="float" office:value="1.54928335551898" calcext:value-type="float">
            <text:p>1.5492833555</text:p>
          </table:table-cell>
          <table:table-cell office:value-type="float" office:value="1.44375680241594" calcext:value-type="float">
            <text:p>1.4437568024</text:p>
          </table:table-cell>
          <table:table-cell office:value-type="float" office:value="267.39940172787" calcext:value-type="float">
            <text:p>267.3994017279</text:p>
          </table:table-cell>
          <table:table-cell table:number-columns-repeated="2"/>
        </table:table-row>
        <table:table-row table:style-name="ro1">
          <table:table-cell office:value-type="float" office:value="0.000422337290405404" calcext:value-type="float">
            <text:p>0.0004223373</text:p>
          </table:table-cell>
          <table:table-cell office:value-type="float" office:value="3395.40000000509" calcext:value-type="float">
            <text:p>3395.4000000051</text:p>
          </table:table-cell>
          <table:table-cell office:value-type="float" office:value="2.20582473983154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11972288586" calcext:value-type="float">
            <text:p>1.41E-005</text:p>
          </table:table-cell>
          <table:table-cell office:value-type="float" office:value="1.54927955020365" calcext:value-type="float">
            <text:p>1.5492795502</text:p>
          </table:table-cell>
          <table:table-cell office:value-type="float" office:value="1.44365632905771" calcext:value-type="float">
            <text:p>1.4436563291</text:p>
          </table:table-cell>
          <table:table-cell office:value-type="float" office:value="267.399401107619" calcext:value-type="float">
            <text:p>267.3994011076</text:p>
          </table:table-cell>
          <table:table-cell table:number-columns-repeated="2"/>
        </table:table-row>
        <table:table-row table:style-name="ro1">
          <table:table-cell office:value-type="float" office:value="0.000422734808170088" calcext:value-type="float">
            <text:p>0.0004227348</text:p>
          </table:table-cell>
          <table:table-cell office:value-type="float" office:value="3395.4000000051" calcext:value-type="float">
            <text:p>3395.4000000051</text:p>
          </table:table-cell>
          <table:table-cell office:value-type="float" office:value="2.21031831586151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50198255691" calcext:value-type="float">
            <text:p>1.41E-005</text:p>
          </table:table-cell>
          <table:table-cell office:value-type="float" office:value="1.5492760920444" calcext:value-type="float">
            <text:p>1.549276092</text:p>
          </table:table-cell>
          <table:table-cell office:value-type="float" office:value="1.44356505821652" calcext:value-type="float">
            <text:p>1.4435650582</text:p>
          </table:table-cell>
          <table:table-cell office:value-type="float" office:value="267.399400543922" calcext:value-type="float">
            <text:p>267.3994005439</text:p>
          </table:table-cell>
          <table:table-cell table:number-columns-repeated="2"/>
        </table:table-row>
        <table:table-row table:style-name="ro1">
          <table:table-cell office:value-type="float" office:value="0.000423102161599166" calcext:value-type="float">
            <text:p>0.0004231022</text:p>
          </table:table-cell>
          <table:table-cell office:value-type="float" office:value="3395.4000000051" calcext:value-type="float">
            <text:p>3395.4000000051</text:p>
          </table:table-cell>
          <table:table-cell office:value-type="float" office:value="2.21447549149821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85523571481" calcext:value-type="float">
            <text:p>1.41E-005</text:p>
          </table:table-cell>
          <table:table-cell office:value-type="float" office:value="1.54927289731276" calcext:value-type="float">
            <text:p>1.5492728973</text:p>
          </table:table-cell>
          <table:table-cell office:value-type="float" office:value="1.44348074824648" calcext:value-type="float">
            <text:p>1.4434807482</text:p>
          </table:table-cell>
          <table:table-cell office:value-type="float" office:value="267.399400022999" calcext:value-type="float">
            <text:p>267.399400023</text:p>
          </table:table-cell>
          <table:table-cell table:number-columns-repeated="2"/>
        </table:table-row>
        <table:table-row table:style-name="ro1">
          <table:table-cell office:value-type="float" office:value="0.000423444798978774" calcext:value-type="float">
            <text:p>0.0004234448</text:p>
          </table:table-cell>
          <table:table-cell office:value-type="float" office:value="3395.40000000511" calcext:value-type="float">
            <text:p>3395.4000000051</text:p>
          </table:table-cell>
          <table:table-cell office:value-type="float" office:value="2.21835693301411E-015" calcext:value-type="float">
            <text:p>2.2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18472151816" calcext:value-type="float">
            <text:p>1.41E-005</text:p>
          </table:table-cell>
          <table:table-cell office:value-type="float" office:value="1.54926991763942" calcext:value-type="float">
            <text:p>1.5492699176</text:p>
          </table:table-cell>
          <table:table-cell office:value-type="float" office:value="1.44340214109362" calcext:value-type="float">
            <text:p>1.4434021411</text:p>
          </table:table-cell>
          <table:table-cell office:value-type="float" office:value="267.399399537124" calcext:value-type="float">
            <text:p>267.3993995371</text:p>
          </table:table-cell>
          <table:table-cell table:number-columns-repeated="2"/>
        </table:table-row>
        <table:table-row table:style-name="ro1">
          <table:table-cell office:value-type="float" office:value="0.000423764383239061" calcext:value-type="float">
            <text:p>0.0004237644</text:p>
          </table:table-cell>
          <table:table-cell office:value-type="float" office:value="3395.40000000511" calcext:value-type="float">
            <text:p>3395.4000000051</text:p>
          </table:table-cell>
          <table:table-cell office:value-type="float" office:value="2.22198067733843E-015" calcext:value-type="float">
            <text:p>2.2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49203907147" calcext:value-type="float">
            <text:p>1.41E-005</text:p>
          </table:table-cell>
          <table:table-cell office:value-type="float" office:value="1.54926713920364" calcext:value-type="float">
            <text:p>1.5492671392</text:p>
          </table:table-cell>
          <table:table-cell office:value-type="float" office:value="1.44332884912552" calcext:value-type="float">
            <text:p>1.4433288491</text:p>
          </table:table-cell>
          <table:table-cell office:value-type="float" office:value="267.39939908394" calcext:value-type="float">
            <text:p>267.3993990839</text:p>
          </table:table-cell>
          <table:table-cell table:number-columns-repeated="2"/>
        </table:table-row>
        <table:table-row table:style-name="ro1">
          <table:table-cell office:value-type="float" office:value="0.000424065462809007" calcext:value-type="float">
            <text:p>0.0004240655</text:p>
          </table:table-cell>
          <table:table-cell office:value-type="float" office:value="3395.40000000512" calcext:value-type="float">
            <text:p>3395.4000000051</text:p>
          </table:table-cell>
          <table:table-cell office:value-type="float" office:value="2.22539764663913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78156220795" calcext:value-type="float">
            <text:p>1.41E-005</text:p>
          </table:table-cell>
          <table:table-cell office:value-type="float" office:value="1.54926452173063" calcext:value-type="float">
            <text:p>1.5492645217</text:p>
          </table:table-cell>
          <table:table-cell office:value-type="float" office:value="1.44325982424075" calcext:value-type="float">
            <text:p>1.4432598242</text:p>
          </table:table-cell>
          <table:table-cell office:value-type="float" office:value="267.399398656997" calcext:value-type="float">
            <text:p>267.399398657</text:p>
          </table:table-cell>
          <table:table-cell table:number-columns-repeated="2"/>
        </table:table-row>
        <table:table-row table:style-name="ro1">
          <table:table-cell office:value-type="float" office:value="0.000424352211049833" calcext:value-type="float">
            <text:p>0.0004243522</text:p>
          </table:table-cell>
          <table:table-cell office:value-type="float" office:value="3395.40000000512" calcext:value-type="float">
            <text:p>3395.4000000051</text:p>
          </table:table-cell>
          <table:table-cell office:value-type="float" office:value="2.2286547192681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05730410878" calcext:value-type="float">
            <text:p>1.41E-005</text:p>
          </table:table-cell>
          <table:table-cell office:value-type="float" office:value="1.54926202917888" calcext:value-type="float">
            <text:p>1.5492620292</text:p>
          </table:table-cell>
          <table:table-cell office:value-type="float" office:value="1.44319410589502" calcext:value-type="float">
            <text:p>1.4431941059</text:p>
          </table:table-cell>
          <table:table-cell office:value-type="float" office:value="267.399398250375" calcext:value-type="float">
            <text:p>267.3993982504</text:p>
          </table:table-cell>
          <table:table-cell table:number-columns-repeated="2"/>
        </table:table-row>
        <table:table-row table:style-name="ro1">
          <table:table-cell office:value-type="float" office:value="0.000424625310130009" calcext:value-type="float">
            <text:p>0.0004246253</text:p>
          </table:table-cell>
          <table:table-cell office:value-type="float" office:value="3395.40000000513" calcext:value-type="float">
            <text:p>3395.4000000051</text:p>
          </table:table-cell>
          <table:table-cell office:value-type="float" office:value="2.231759251224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31992075629" calcext:value-type="float">
            <text:p>1.41E-005</text:p>
          </table:table-cell>
          <table:table-cell office:value-type="float" office:value="1.54925965578615" calcext:value-type="float">
            <text:p>1.5492596558</text:p>
          </table:table-cell>
          <table:table-cell office:value-type="float" office:value="1.4431315347604" calcext:value-type="float">
            <text:p>1.4431315348</text:p>
          </table:table-cell>
          <table:table-cell office:value-type="float" office:value="267.399397863109" calcext:value-type="float">
            <text:p>267.3993978631</text:p>
          </table:table-cell>
          <table:table-cell table:number-columns-repeated="2"/>
        </table:table-row>
        <table:table-row table:style-name="ro1">
          <table:table-cell office:value-type="float" office:value="0.000425205148587183" calcext:value-type="float">
            <text:p>0.0004252051</text:p>
          </table:table-cell>
          <table:table-cell office:value-type="float" office:value="3395.40000000514" calcext:value-type="float">
            <text:p>3395.4000000051</text:p>
          </table:table-cell>
          <table:table-cell office:value-type="float" office:value="2.23835880490198E-015" calcext:value-type="float">
            <text:p>2.2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87750313569" calcext:value-type="float">
            <text:p>1.41E-005</text:p>
          </table:table-cell>
          <table:table-cell office:value-type="float" office:value="1.54925461745635" calcext:value-type="float">
            <text:p>1.5492546175</text:p>
          </table:table-cell>
          <table:table-cell office:value-type="float" office:value="1.44299874656898" calcext:value-type="float">
            <text:p>1.4429987466</text:p>
          </table:table-cell>
          <table:table-cell office:value-type="float" office:value="267.399397040873" calcext:value-type="float">
            <text:p>267.3993970409</text:p>
          </table:table-cell>
          <table:table-cell table:number-columns-repeated="2"/>
        </table:table-row>
        <table:table-row table:style-name="ro1">
          <table:table-cell office:value-type="float" office:value="0.000426003127565795" calcext:value-type="float">
            <text:p>0.0004260031</text:p>
          </table:table-cell>
          <table:table-cell office:value-type="float" office:value="3395.40000000515" calcext:value-type="float">
            <text:p>3395.4000000052</text:p>
          </table:table-cell>
          <table:table-cell office:value-type="float" office:value="2.24745912848974E-015" calcext:value-type="float">
            <text:p>2.2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964485313213" calcext:value-type="float">
            <text:p>1.41E-005</text:p>
          </table:table-cell>
          <table:table-cell office:value-type="float" office:value="1.54924768433254" calcext:value-type="float">
            <text:p>1.5492476843</text:p>
          </table:table-cell>
          <table:table-cell office:value-type="float" office:value="1.44281613889695" calcext:value-type="float">
            <text:p>1.4428161389</text:p>
          </table:table-cell>
          <table:table-cell office:value-type="float" office:value="267.399395909305" calcext:value-type="float">
            <text:p>267.3993959093</text:p>
          </table:table-cell>
          <table:table-cell table:number-columns-repeated="2"/>
        </table:table-row>
        <table:table-row table:style-name="ro1">
          <table:table-cell office:value-type="float" office:value="0.000426535118598998" calcext:value-type="float">
            <text:p>0.0004265351</text:p>
          </table:table-cell>
          <table:table-cell office:value-type="float" office:value="3395.40000000515" calcext:value-type="float">
            <text:p>3395.4000000052</text:p>
          </table:table-cell>
          <table:table-cell office:value-type="float" office:value="2.2535376303128E-015" calcext:value-type="float">
            <text:p>2.2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15642468285" calcext:value-type="float">
            <text:p>1.41E-005</text:p>
          </table:table-cell>
          <table:table-cell office:value-type="float" office:value="1.54924306445905" calcext:value-type="float">
            <text:p>1.5492430645</text:p>
          </table:table-cell>
          <table:table-cell office:value-type="float" office:value="1.44269448712195" calcext:value-type="float">
            <text:p>1.4426944871</text:p>
          </table:table-cell>
          <table:table-cell office:value-type="float" office:value="267.399395154919" calcext:value-type="float">
            <text:p>267.3993951549</text:p>
          </table:table-cell>
          <table:table-cell table:number-columns-repeated="2"/>
        </table:table-row>
        <table:table-row table:style-name="ro1">
          <table:table-cell office:value-type="float" office:value="0.000426966280495893" calcext:value-type="float">
            <text:p>0.0004269663</text:p>
          </table:table-cell>
          <table:table-cell office:value-type="float" office:value="3395.40000000516" calcext:value-type="float">
            <text:p>3395.4000000052</text:p>
          </table:table-cell>
          <table:table-cell office:value-type="float" office:value="2.25847085276553E-015" calcext:value-type="float">
            <text:p>2.2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57103724842" calcext:value-type="float">
            <text:p>1.41E-005</text:p>
          </table:table-cell>
          <table:table-cell office:value-type="float" office:value="1.54923932068114" calcext:value-type="float">
            <text:p>1.5492393207</text:p>
          </table:table-cell>
          <table:table-cell office:value-type="float" office:value="1.44259594369204" calcext:value-type="float">
            <text:p>1.4425959437</text:p>
          </table:table-cell>
          <table:table-cell office:value-type="float" office:value="267.399394543513" calcext:value-type="float">
            <text:p>267.3993945435</text:p>
          </table:table-cell>
          <table:table-cell table:number-columns-repeated="2"/>
        </table:table-row>
        <table:table-row table:style-name="ro1">
          <table:table-cell office:value-type="float" office:value="0.000427358129670816" calcext:value-type="float">
            <text:p>0.0004273581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6295954534271E-015" calcext:value-type="float">
            <text:p>2.2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94784605229" calcext:value-type="float">
            <text:p>1.41E-005</text:p>
          </table:table-cell>
          <table:table-cell office:value-type="float" office:value="1.54923591874734" calcext:value-type="float">
            <text:p>1.5492359187</text:p>
          </table:table-cell>
          <table:table-cell office:value-type="float" office:value="1.44250642523904" calcext:value-type="float">
            <text:p>1.4425064252</text:p>
          </table:table-cell>
          <table:table-cell office:value-type="float" office:value="267.399393987854" calcext:value-type="float">
            <text:p>267.3993939879</text:p>
          </table:table-cell>
          <table:table-cell table:number-columns-repeated="2"/>
        </table:table-row>
        <table:table-row table:style-name="ro1">
          <table:table-cell office:value-type="float" office:value="0.000427720244652147" calcext:value-type="float">
            <text:p>0.0004277202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6711209463823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29606196364" calcext:value-type="float">
            <text:p>1.41E-005</text:p>
          </table:table-cell>
          <table:table-cell office:value-type="float" office:value="1.54923277574499" calcext:value-type="float">
            <text:p>1.5492327757</text:p>
          </table:table-cell>
          <table:table-cell office:value-type="float" office:value="1.44242373342561" calcext:value-type="float">
            <text:p>1.4424237334</text:p>
          </table:table-cell>
          <table:table-cell office:value-type="float" office:value="267.399393474359" calcext:value-type="float">
            <text:p>267.3993934744</text:p>
          </table:table-cell>
          <table:table-cell table:number-columns-repeated="2"/>
        </table:table-row>
        <table:table-row table:style-name="ro1">
          <table:table-cell office:value-type="float" office:value="0.000428013727384859" calcext:value-type="float">
            <text:p>0.0004280137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7048075295651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57827994126" calcext:value-type="float">
            <text:p>1.41E-005</text:p>
          </table:table-cell>
          <table:table-cell office:value-type="float" office:value="1.54923022835711" calcext:value-type="float">
            <text:p>1.5492302284</text:p>
          </table:table-cell>
          <table:table-cell office:value-type="float" office:value="1.44235673817026" calcext:value-type="float">
            <text:p>1.4423567382</text:p>
          </table:table-cell>
          <table:table-cell office:value-type="float" office:value="267.399393058188" calcext:value-type="float">
            <text:p>267.3993930582</text:p>
          </table:table-cell>
          <table:table-cell table:number-columns-repeated="2"/>
        </table:table-row>
        <table:table-row table:style-name="ro1">
          <table:table-cell office:value-type="float" office:value="0.000428296590366365" calcext:value-type="float">
            <text:p>0.0004282966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373018393064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85028579526" calcext:value-type="float">
            <text:p>1.41E-005</text:p>
          </table:table-cell>
          <table:table-cell office:value-type="float" office:value="1.5492277736659" calcext:value-type="float">
            <text:p>1.5492277737</text:p>
          </table:table-cell>
          <table:table-cell office:value-type="float" office:value="1.44229218729572" calcext:value-type="float">
            <text:p>1.4422921873</text:p>
          </table:table-cell>
          <table:table-cell office:value-type="float" office:value="267.399392657076" calcext:value-type="float">
            <text:p>267.3993926571</text:p>
          </table:table-cell>
          <table:table-cell table:number-columns-repeated="2"/>
        </table:table-row>
        <table:table-row table:style-name="ro1">
          <table:table-cell office:value-type="float" office:value="0.000428569217875188" calcext:value-type="float">
            <text:p>0.0004285692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686451271554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11244905277" calcext:value-type="float">
            <text:p>1.41E-005</text:p>
          </table:table-cell>
          <table:table-cell office:value-type="float" office:value="1.5492254082756" calcext:value-type="float">
            <text:p>1.5492254083</text:p>
          </table:table-cell>
          <table:table-cell office:value-type="float" office:value="1.44222999090663" calcext:value-type="float">
            <text:p>1.4422299909</text:p>
          </table:table-cell>
          <table:table-cell office:value-type="float" office:value="267.399392270479" calcext:value-type="float">
            <text:p>267.3993922705</text:p>
          </table:table-cell>
          <table:table-cell table:number-columns-repeated="2"/>
        </table:table-row>
        <table:table-row table:style-name="ro1">
          <table:table-cell office:value-type="float" office:value="0.000428798264068707" calcext:value-type="float">
            <text:p>0.0004287983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949967983962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33270377419" calcext:value-type="float">
            <text:p>1.41E-005</text:p>
          </table:table-cell>
          <table:table-cell office:value-type="float" office:value="1.54922342106606" calcext:value-type="float">
            <text:p>1.5492234211</text:p>
          </table:table-cell>
          <table:table-cell office:value-type="float" office:value="1.44217775124205" calcext:value-type="float">
            <text:p>1.4421777512</text:p>
          </table:table-cell>
          <table:table-cell office:value-type="float" office:value="267.399391945681" calcext:value-type="float">
            <text:p>267.3993919457</text:p>
          </table:table-cell>
          <table:table-cell table:number-columns-repeated="2"/>
        </table:table-row>
        <table:table-row table:style-name="ro1">
          <table:table-cell office:value-type="float" office:value="0.00042900485465298" calcext:value-type="float">
            <text:p>0.0004290049</text:p>
          </table:table-cell>
          <table:table-cell office:value-type="float" office:value="3395.40000000519" calcext:value-type="float">
            <text:p>3395.4000000052</text:p>
          </table:table-cell>
          <table:table-cell office:value-type="float" office:value="2.28187797008346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5313648052" calcext:value-type="float">
            <text:p>1.41E-005</text:p>
          </table:table-cell>
          <table:table-cell office:value-type="float" office:value="1.54922162905574" calcext:value-type="float">
            <text:p>1.5492216291</text:p>
          </table:table-cell>
          <table:table-cell office:value-type="float" office:value="1.44213064425404" calcext:value-type="float">
            <text:p>1.4421306443</text:p>
          </table:table-cell>
          <table:table-cell office:value-type="float" office:value="267.399391652727" calcext:value-type="float">
            <text:p>267.3993916527</text:p>
          </table:table-cell>
          <table:table-cell table:number-columns-repeated="2"/>
        </table:table-row>
        <table:table-row table:style-name="ro1">
          <table:table-cell office:value-type="float" office:value="0.000429194129401083" calcext:value-type="float">
            <text:p>0.0004291941</text:p>
          </table:table-cell>
          <table:table-cell office:value-type="float" office:value="3395.40000000519" calcext:value-type="float">
            <text:p>3395.4000000052</text:p>
          </table:table-cell>
          <table:table-cell office:value-type="float" office:value="2.28405814614561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7133746345" calcext:value-type="float">
            <text:p>1.41E-005</text:p>
          </table:table-cell>
          <table:table-cell office:value-type="float" office:value="1.54921998729842" calcext:value-type="float">
            <text:p>1.5492199873</text:p>
          </table:table-cell>
          <table:table-cell office:value-type="float" office:value="1.44208749485841" calcext:value-type="float">
            <text:p>1.4420874949</text:p>
          </table:table-cell>
          <table:table-cell office:value-type="float" office:value="267.399391384327" calcext:value-type="float">
            <text:p>267.3993913843</text:p>
          </table:table-cell>
          <table:table-cell table:number-columns-repeated="2"/>
        </table:table-row>
        <table:table-row table:style-name="ro1">
          <table:table-cell office:value-type="float" office:value="0.000429876923629051" calcext:value-type="float">
            <text:p>0.0004298769</text:p>
          </table:table-cell>
          <table:table-cell office:value-type="float" office:value="3395.4000000052" calcext:value-type="float">
            <text:p>3395.4000000052</text:p>
          </table:table-cell>
          <table:table-cell office:value-type="float" office:value="2.29193272166451E-015" calcext:value-type="float">
            <text:p>2.2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336996124942" calcext:value-type="float">
            <text:p>1.41E-005</text:p>
          </table:table-cell>
          <table:table-cell office:value-type="float" office:value="1.54921406576678" calcext:value-type="float">
            <text:p>1.5492140658</text:p>
          </table:table-cell>
          <table:table-cell office:value-type="float" office:value="1.44193191020783" calcext:value-type="float">
            <text:p>1.4419319102</text:p>
          </table:table-cell>
          <table:table-cell office:value-type="float" office:value="267.399390416096" calcext:value-type="float">
            <text:p>267.3993904161</text:p>
          </table:table-cell>
          <table:table-cell table:number-columns-repeated="2"/>
        </table:table-row>
        <table:table-row table:style-name="ro1">
          <table:table-cell office:value-type="float" office:value="0.00043046379226527" calcext:value-type="float">
            <text:p>0.0004304638</text:p>
          </table:table-cell>
          <table:table-cell office:value-type="float" office:value="3395.40000000521" calcext:value-type="float">
            <text:p>3395.4000000052</text:p>
          </table:table-cell>
          <table:table-cell office:value-type="float" office:value="2.29871321373024E-015" calcext:value-type="float">
            <text:p>2.3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393430420145" calcext:value-type="float">
            <text:p>1.41E-005</text:p>
          </table:table-cell>
          <table:table-cell office:value-type="float" office:value="1.54920897741169" calcext:value-type="float">
            <text:p>1.5492089774</text:p>
          </table:table-cell>
          <table:table-cell office:value-type="float" office:value="1.44179827543534" calcext:value-type="float">
            <text:p>1.4417982754</text:p>
          </table:table-cell>
          <table:table-cell office:value-type="float" office:value="267.399389583891" calcext:value-type="float">
            <text:p>267.3993895839</text:p>
          </table:table-cell>
          <table:table-cell table:number-columns-repeated="2"/>
        </table:table-row>
        <table:table-row table:style-name="ro1">
          <table:table-cell office:value-type="float" office:value="0.000432097614081231" calcext:value-type="float">
            <text:p>0.0004320976</text:p>
          </table:table-cell>
          <table:table-cell office:value-type="float" office:value="3395.40000000523" calcext:value-type="float">
            <text:p>3395.4000000052</text:p>
          </table:table-cell>
          <table:table-cell office:value-type="float" office:value="2.31764938420886E-015" calcext:value-type="float">
            <text:p>2.3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550541543496" calcext:value-type="float">
            <text:p>1.42E-005</text:p>
          </table:table-cell>
          <table:table-cell office:value-type="float" office:value="1.5491948178627" calcext:value-type="float">
            <text:p>1.5491948179</text:p>
          </table:table-cell>
          <table:table-cell office:value-type="float" office:value="1.44142668725551" calcext:value-type="float">
            <text:p>1.4414266873</text:p>
          </table:table-cell>
          <table:table-cell office:value-type="float" office:value="267.399387267062" calcext:value-type="float">
            <text:p>267.3993872671</text:p>
          </table:table-cell>
          <table:table-cell table:number-columns-repeated="2"/>
        </table:table-row>
        <table:table-row table:style-name="ro1">
          <table:table-cell office:value-type="float" office:value="0.000433630609762634" calcext:value-type="float">
            <text:p>0.0004336306</text:p>
          </table:table-cell>
          <table:table-cell office:value-type="float" office:value="3395.40000000525" calcext:value-type="float">
            <text:p>3395.4000000053</text:p>
          </table:table-cell>
          <table:table-cell office:value-type="float" office:value="2.33549668415887E-015" calcext:value-type="float">
            <text:p>2.3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697957071155" calcext:value-type="float">
            <text:p>1.42E-005</text:p>
          </table:table-cell>
          <table:table-cell office:value-type="float" office:value="1.54918154190173" calcext:value-type="float">
            <text:p>1.5491815419</text:p>
          </table:table-cell>
          <table:table-cell office:value-type="float" office:value="1.44107862638361" calcext:value-type="float">
            <text:p>1.4410786264</text:p>
          </table:table-cell>
          <table:table-cell office:value-type="float" office:value="267.399385093208" calcext:value-type="float">
            <text:p>267.3993850932</text:p>
          </table:table-cell>
          <table:table-cell table:number-columns-repeated="2"/>
        </table:table-row>
        <table:table-row table:style-name="ro1">
          <table:table-cell office:value-type="float" office:value="0.000435988582335906" calcext:value-type="float">
            <text:p>0.0004359886</text:p>
          </table:table-cell>
          <table:table-cell office:value-type="float" office:value="3395.40000000529" calcext:value-type="float">
            <text:p>3395.4000000053</text:p>
          </table:table-cell>
          <table:table-cell office:value-type="float" office:value="2.36309932072226E-015" calcext:value-type="float">
            <text:p>2.3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924703843956" calcext:value-type="float">
            <text:p>1.42E-005</text:p>
          </table:table-cell>
          <table:table-cell office:value-type="float" office:value="1.5491611363552" calcext:value-type="float">
            <text:p>1.5491611364</text:p>
          </table:table-cell>
          <table:table-cell office:value-type="float" office:value="1.44054438006508" calcext:value-type="float">
            <text:p>1.4405443801</text:p>
          </table:table-cell>
          <table:table-cell office:value-type="float" office:value="267.399381749502" calcext:value-type="float">
            <text:p>267.3993817495</text:p>
          </table:table-cell>
          <table:table-cell table:number-columns-repeated="2"/>
        </table:table-row>
        <table:table-row table:style-name="ro1">
          <table:table-cell office:value-type="float" office:value="0.00043664146329738" calcext:value-type="float">
            <text:p>0.0004366415</text:p>
          </table:table-cell>
          <table:table-cell office:value-type="float" office:value="3395.4000000053" calcext:value-type="float">
            <text:p>3395.4000000053</text:p>
          </table:table-cell>
          <table:table-cell office:value-type="float" office:value="2.37077436564285E-015" calcext:value-type="float">
            <text:p>2.3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987486028446" calcext:value-type="float">
            <text:p>1.42E-005</text:p>
          </table:table-cell>
          <table:table-cell office:value-type="float" office:value="1.54915549054348" calcext:value-type="float">
            <text:p>1.5491554905</text:p>
          </table:table-cell>
          <table:table-cell office:value-type="float" office:value="1.4403966965331" calcext:value-type="float">
            <text:p>1.4403966965</text:p>
          </table:table-cell>
          <table:table-cell office:value-type="float" office:value="267.399380823688" calcext:value-type="float">
            <text:p>267.3993808237</text:p>
          </table:table-cell>
          <table:table-cell table:number-columns-repeated="2"/>
        </table:table-row>
        <table:table-row table:style-name="ro1">
          <table:table-cell office:value-type="float" office:value="0.000437205491939766" calcext:value-type="float">
            <text:p>0.0004372055</text:p>
          </table:table-cell>
          <table:table-cell office:value-type="float" office:value="3395.4000000053" calcext:value-type="float">
            <text:p>3395.4000000053</text:p>
          </table:table-cell>
          <table:table-cell office:value-type="float" office:value="2.37741620342612E-015" calcext:value-type="float">
            <text:p>2.3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041724019848" calcext:value-type="float">
            <text:p>1.42E-005</text:p>
          </table:table-cell>
          <table:table-cell office:value-type="float" office:value="1.549150613969" calcext:value-type="float">
            <text:p>1.549150614</text:p>
          </table:table-cell>
          <table:table-cell office:value-type="float" office:value="1.44026919521033" calcext:value-type="float">
            <text:p>1.4402691952</text:p>
          </table:table-cell>
          <table:table-cell office:value-type="float" office:value="267.399380023872" calcext:value-type="float">
            <text:p>267.3993800239</text:p>
          </table:table-cell>
          <table:table-cell table:number-columns-repeated="2"/>
        </table:table-row>
        <table:table-row table:style-name="ro1">
          <table:table-cell office:value-type="float" office:value="0.000437930419679099" calcext:value-type="float">
            <text:p>0.0004379304</text:p>
          </table:table-cell>
          <table:table-cell office:value-type="float" office:value="3395.40000000531" calcext:value-type="float">
            <text:p>3395.4000000053</text:p>
          </table:table-cell>
          <table:table-cell office:value-type="float" office:value="2.38596814759891E-015" calcext:value-type="float">
            <text:p>2.3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11434356074" calcext:value-type="float">
            <text:p>1.42E-005</text:p>
          </table:table-cell>
          <table:table-cell office:value-type="float" office:value="1.54914434806181" calcext:value-type="float">
            <text:p>1.5491443481</text:p>
          </table:table-cell>
          <table:table-cell office:value-type="float" office:value="1.44010543553352" calcext:value-type="float">
            <text:p>1.4401054355</text:p>
          </table:table-cell>
          <table:table-cell office:value-type="float" office:value="267.399378995893" calcext:value-type="float">
            <text:p>267.3993789959</text:p>
          </table:table-cell>
          <table:table-cell table:number-columns-repeated="2"/>
        </table:table-row>
        <table:table-row table:style-name="ro1">
          <table:table-cell office:value-type="float" office:value="0.000438401560591194" calcext:value-type="float">
            <text:p>0.0004384016</text:p>
          </table:table-cell>
          <table:table-cell office:value-type="float" office:value="3395.40000000532" calcext:value-type="float">
            <text:p>3395.4000000053</text:p>
          </table:table-cell>
          <table:table-cell office:value-type="float" office:value="2.39153547329743E-015" calcext:value-type="float">
            <text:p>2.3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56740103706" calcext:value-type="float">
            <text:p>1.42E-005</text:p>
          </table:table-cell>
          <table:table-cell office:value-type="float" office:value="1.5491402767315" calcext:value-type="float">
            <text:p>1.5491402767</text:p>
          </table:table-cell>
          <table:table-cell office:value-type="float" office:value="1.43999907422674" calcext:value-type="float">
            <text:p>1.4399990742</text:p>
          </table:table-cell>
          <table:table-cell office:value-type="float" office:value="267.399378327795" calcext:value-type="float">
            <text:p>267.3993783278</text:p>
          </table:table-cell>
          <table:table-cell table:number-columns-repeated="2"/>
        </table:table-row>
        <table:table-row table:style-name="ro1">
          <table:table-cell office:value-type="float" office:value="0.000438791241844316" calcext:value-type="float">
            <text:p>0.0004387912</text:p>
          </table:table-cell>
          <table:table-cell office:value-type="float" office:value="3395.40000000533" calcext:value-type="float">
            <text:p>3395.4000000053</text:p>
          </table:table-cell>
          <table:table-cell office:value-type="float" office:value="2.39614575078683E-015" calcext:value-type="float">
            <text:p>2.4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94212546433" calcext:value-type="float">
            <text:p>1.42E-005</text:p>
          </table:table-cell>
          <table:table-cell office:value-type="float" office:value="1.54913690947577" calcext:value-type="float">
            <text:p>1.5491369095</text:p>
          </table:table-cell>
          <table:table-cell office:value-type="float" office:value="1.43991114333485" calcext:value-type="float">
            <text:p>1.4399111433</text:p>
          </table:table-cell>
          <table:table-cell office:value-type="float" office:value="267.39937777521" calcext:value-type="float">
            <text:p>267.3993777752</text:p>
          </table:table-cell>
          <table:table-cell table:number-columns-repeated="2"/>
        </table:table-row>
        <table:table-row table:style-name="ro1">
          <table:table-cell office:value-type="float" office:value="0.000439121465604733" calcext:value-type="float">
            <text:p>0.0004391215</text:p>
          </table:table-cell>
          <table:table-cell office:value-type="float" office:value="3395.40000000533" calcext:value-type="float">
            <text:p>3395.4000000053</text:p>
          </table:table-cell>
          <table:table-cell office:value-type="float" office:value="2.40005651705172E-015" calcext:value-type="float">
            <text:p>2.4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225967452059" calcext:value-type="float">
            <text:p>1.42E-005</text:p>
          </table:table-cell>
          <table:table-cell office:value-type="float" office:value="1.54913405678587" calcext:value-type="float">
            <text:p>1.5491340568</text:p>
          </table:table-cell>
          <table:table-cell office:value-type="float" office:value="1.4398366577455" calcext:value-type="float">
            <text:p>1.4398366577</text:p>
          </table:table-cell>
          <table:table-cell office:value-type="float" office:value="267.399377306939" calcext:value-type="float">
            <text:p>267.3993773069</text:p>
          </table:table-cell>
          <table:table-cell table:number-columns-repeated="2"/>
        </table:table-row>
        <table:table-row table:style-name="ro1">
          <table:table-cell office:value-type="float" office:value="0.000439732310001002" calcext:value-type="float">
            <text:p>0.0004397323</text:p>
          </table:table-cell>
          <table:table-cell office:value-type="float" office:value="3395.40000000534" calcext:value-type="float">
            <text:p>3395.4000000053</text:p>
          </table:table-cell>
          <table:table-cell office:value-type="float" office:value="2.4073001025493E-015" calcext:value-type="float">
            <text:p>2.4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284707340784" calcext:value-type="float">
            <text:p>1.42E-005</text:p>
          </table:table-cell>
          <table:table-cell office:value-type="float" office:value="1.54912878107258" calcext:value-type="float">
            <text:p>1.5491287811</text:p>
          </table:table-cell>
          <table:table-cell office:value-type="float" office:value="1.43969894481229" calcext:value-type="float">
            <text:p>1.4396989448</text:p>
          </table:table-cell>
          <table:table-cell office:value-type="float" office:value="267.399376440735" calcext:value-type="float">
            <text:p>267.3993764407</text:p>
          </table:table-cell>
          <table:table-cell table:number-columns-repeated="2"/>
        </table:table-row>
        <table:table-row table:style-name="ro1">
          <table:table-cell office:value-type="float" office:value="0.000440291765387685" calcext:value-type="float">
            <text:p>0.0004402918</text:p>
          </table:table-cell>
          <table:table-cell office:value-type="float" office:value="3395.40000000535" calcext:value-type="float">
            <text:p>3395.4000000054</text:p>
          </table:table-cell>
          <table:table-cell office:value-type="float" office:value="2.41394511604764E-015" calcext:value-type="float">
            <text:p>2.4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338505572823" calcext:value-type="float">
            <text:p>1.42E-005</text:p>
          </table:table-cell>
          <table:table-cell office:value-type="float" office:value="1.54912395000456" calcext:value-type="float">
            <text:p>1.54912395</text:p>
          </table:table-cell>
          <table:table-cell office:value-type="float" office:value="1.4395728966044" calcext:value-type="float">
            <text:p>1.4395728966</text:p>
          </table:table-cell>
          <table:table-cell office:value-type="float" office:value="267.399375647404" calcext:value-type="float">
            <text:p>267.3993756474</text:p>
          </table:table-cell>
          <table:table-cell table:number-columns-repeated="2"/>
        </table:table-row>
        <table:table-row table:style-name="ro1">
          <table:table-cell office:value-type="float" office:value="0.000440746623498379" calcext:value-type="float">
            <text:p>0.0004407466</text:p>
          </table:table-cell>
          <table:table-cell office:value-type="float" office:value="3395.40000000536" calcext:value-type="float">
            <text:p>3395.4000000054</text:p>
          </table:table-cell>
          <table:table-cell office:value-type="float" office:value="2.41935538427752E-015" calcext:value-type="float">
            <text:p>2.4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382245545516" calcext:value-type="float">
            <text:p>1.42E-005</text:p>
          </table:table-cell>
          <table:table-cell office:value-type="float" office:value="1.54912002307194" calcext:value-type="float">
            <text:p>1.5491200231</text:p>
          </table:table-cell>
          <table:table-cell office:value-type="float" office:value="1.4394704705044" calcext:value-type="float">
            <text:p>1.4394704705</text:p>
          </table:table-cell>
          <table:table-cell office:value-type="float" office:value="267.399375002395" calcext:value-type="float">
            <text:p>267.3993750024</text:p>
          </table:table-cell>
          <table:table-cell table:number-columns-repeated="2"/>
        </table:table-row>
        <table:table-row table:style-name="ro1">
          <table:table-cell office:value-type="float" office:value="0.000441156887476787" calcext:value-type="float">
            <text:p>0.0004411569</text:p>
          </table:table-cell>
          <table:table-cell office:value-type="float" office:value="3395.40000000536" calcext:value-type="float">
            <text:p>3395.4000000054</text:p>
          </table:table-cell>
          <table:table-cell office:value-type="float" office:value="2.42424109910901E-015" calcext:value-type="float">
            <text:p>2.4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421697267552" calcext:value-type="float">
            <text:p>1.42E-005</text:p>
          </table:table-cell>
          <table:table-cell office:value-type="float" office:value="1.54911648210544" calcext:value-type="float">
            <text:p>1.5491164821</text:p>
          </table:table-cell>
          <table:table-cell office:value-type="float" office:value="1.43937812912535" calcext:value-type="float">
            <text:p>1.4393781291</text:p>
          </table:table-cell>
          <table:table-cell office:value-type="float" office:value="267.399374420623" calcext:value-type="float">
            <text:p>267.3993744206</text:p>
          </table:table-cell>
          <table:table-cell table:number-columns-repeated="2"/>
        </table:table-row>
        <table:table-row table:style-name="ro1">
          <table:table-cell office:value-type="float" office:value="0.000441721496519398" calcext:value-type="float">
            <text:p>0.0004417215</text:p>
          </table:table-cell>
          <table:table-cell office:value-type="float" office:value="3395.40000000537" calcext:value-type="float">
            <text:p>3395.4000000054</text:p>
          </table:table-cell>
          <table:table-cell office:value-type="float" office:value="2.43097396707738E-015" calcext:value-type="float">
            <text:p>2.4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475991090406" calcext:value-type="float">
            <text:p>1.42E-005</text:p>
          </table:table-cell>
          <table:table-cell office:value-type="float" office:value="1.54911160957709" calcext:value-type="float">
            <text:p>1.5491116096</text:p>
          </table:table-cell>
          <table:table-cell office:value-type="float" office:value="1.43925111454556" calcext:value-type="float">
            <text:p>1.4392511145</text:p>
          </table:table-cell>
          <table:table-cell office:value-type="float" office:value="267.399373619984" calcext:value-type="float">
            <text:p>267.39937362</text:p>
          </table:table-cell>
          <table:table-cell table:number-columns-repeated="2"/>
        </table:table-row>
        <table:table-row table:style-name="ro1">
          <table:table-cell office:value-type="float" office:value="0.00044292395773651" calcext:value-type="float">
            <text:p>0.000442924</text:p>
          </table:table-cell>
          <table:table-cell office:value-type="float" office:value="3395.40000000539" calcext:value-type="float">
            <text:p>3395.4000000054</text:p>
          </table:table-cell>
          <table:table-cell office:value-type="float" office:value="2.44534827415206E-015" calcext:value-type="float">
            <text:p>2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591621936361" calcext:value-type="float">
            <text:p>1.43E-005</text:p>
          </table:table-cell>
          <table:table-cell office:value-type="float" office:value="1.54910123654831" calcext:value-type="float">
            <text:p>1.5491012365</text:p>
          </table:table-cell>
          <table:table-cell office:value-type="float" office:value="1.43898086479367" calcext:value-type="float">
            <text:p>1.4389808648</text:p>
          </table:table-cell>
          <table:table-cell office:value-type="float" office:value="267.399371914842" calcext:value-type="float">
            <text:p>267.3993719148</text:p>
          </table:table-cell>
          <table:table-cell table:number-columns-repeated="2"/>
        </table:table-row>
        <table:table-row table:style-name="ro1">
          <table:table-cell office:value-type="float" office:value="0.000443656463464009" calcext:value-type="float">
            <text:p>0.0004436565</text:p>
          </table:table-cell>
          <table:table-cell office:value-type="float" office:value="3395.4000000054" calcext:value-type="float">
            <text:p>3395.4000000054</text:p>
          </table:table-cell>
          <table:table-cell office:value-type="float" office:value="2.4541281677536E-015" calcext:value-type="float">
            <text:p>2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662061017466" calcext:value-type="float">
            <text:p>1.43E-005</text:p>
          </table:table-cell>
          <table:table-cell office:value-type="float" office:value="1.54909491998958" calcext:value-type="float">
            <text:p>1.54909492</text:p>
          </table:table-cell>
          <table:table-cell office:value-type="float" office:value="1.43881640686574" calcext:value-type="float">
            <text:p>1.4388164069</text:p>
          </table:table-cell>
          <table:table-cell office:value-type="float" office:value="267.399370876118" calcext:value-type="float">
            <text:p>267.3993708761</text:p>
          </table:table-cell>
          <table:table-cell table:number-columns-repeated="2"/>
        </table:table-row>
        <table:table-row table:style-name="ro1">
          <table:table-cell office:value-type="float" office:value="0.000444282980544089" calcext:value-type="float">
            <text:p>0.000444283</text:p>
          </table:table-cell>
          <table:table-cell office:value-type="float" office:value="3395.40000000541" calcext:value-type="float">
            <text:p>3395.4000000054</text:p>
          </table:table-cell>
          <table:table-cell office:value-type="float" office:value="2.46165177669613E-015" calcext:value-type="float">
            <text:p>2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722308041309" calcext:value-type="float">
            <text:p>1.43E-005</text:p>
          </table:table-cell>
          <table:table-cell office:value-type="float" office:value="1.54908951984692" calcext:value-type="float">
            <text:p>1.5490895198</text:p>
          </table:table-cell>
          <table:table-cell office:value-type="float" office:value="1.43867584726455" calcext:value-type="float">
            <text:p>1.4386758473</text:p>
          </table:table-cell>
          <table:table-cell office:value-type="float" office:value="267.39936998769" calcext:value-type="float">
            <text:p>267.3993699877</text:p>
          </table:table-cell>
          <table:table-cell table:number-columns-repeated="2"/>
        </table:table-row>
        <table:table-row table:style-name="ro1">
          <table:table-cell office:value-type="float" office:value="0.000444784739218693" calcext:value-type="float">
            <text:p>0.0004447847</text:p>
          </table:table-cell>
          <table:table-cell office:value-type="float" office:value="3395.40000000541" calcext:value-type="float">
            <text:p>3395.4000000054</text:p>
          </table:table-cell>
          <table:table-cell office:value-type="float" office:value="2.46768659265147E-015" calcext:value-type="float">
            <text:p>2.4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770558071287" calcext:value-type="float">
            <text:p>1.43E-005</text:p>
          </table:table-cell>
          <table:table-cell office:value-type="float" office:value="1.54908519562742" calcext:value-type="float">
            <text:p>1.5490851956</text:p>
          </table:table-cell>
          <table:table-cell office:value-type="float" office:value="1.43856334528483" calcext:value-type="float">
            <text:p>1.4385633453</text:p>
          </table:table-cell>
          <table:table-cell office:value-type="float" office:value="267.399369276175" calcext:value-type="float">
            <text:p>267.3993692762</text:p>
          </table:table-cell>
          <table:table-cell table:number-columns-repeated="2"/>
        </table:table-row>
        <table:table-row table:style-name="ro1">
          <table:table-cell office:value-type="float" office:value="0.000445237305645483" calcext:value-type="float">
            <text:p>0.0004452373</text:p>
          </table:table-cell>
          <table:table-cell office:value-type="float" office:value="3395.40000000542" calcext:value-type="float">
            <text:p>3395.4000000054</text:p>
          </table:table-cell>
          <table:table-cell office:value-type="float" office:value="2.47313691946034E-015" calcext:value-type="float">
            <text:p>2.4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14077686462" calcext:value-type="float">
            <text:p>1.43E-005</text:p>
          </table:table-cell>
          <table:table-cell office:value-type="float" office:value="1.54908129555715" calcext:value-type="float">
            <text:p>1.5490812956</text:p>
          </table:table-cell>
          <table:table-cell office:value-type="float" office:value="1.43846192478596" calcext:value-type="float">
            <text:p>1.4384619248</text:p>
          </table:table-cell>
          <table:table-cell office:value-type="float" office:value="267.399368634416" calcext:value-type="float">
            <text:p>267.3993686344</text:p>
          </table:table-cell>
          <table:table-cell table:number-columns-repeated="2"/>
        </table:table-row>
        <table:table-row table:style-name="ro1">
          <table:table-cell office:value-type="float" office:value="0.000445648607714315" calcext:value-type="float">
            <text:p>0.0004456486</text:p>
          </table:table-cell>
          <table:table-cell office:value-type="float" office:value="3395.40000000542" calcext:value-type="float">
            <text:p>3395.4000000054</text:p>
          </table:table-cell>
          <table:table-cell office:value-type="float" office:value="2.47809618745505E-015" calcext:value-type="float">
            <text:p>2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53629247081" calcext:value-type="float">
            <text:p>1.43E-005</text:p>
          </table:table-cell>
          <table:table-cell office:value-type="float" office:value="1.54907775183798" calcext:value-type="float">
            <text:p>1.5490777518</text:p>
          </table:table-cell>
          <table:table-cell office:value-type="float" office:value="1.43836979425324" calcext:value-type="float">
            <text:p>1.4383697943</text:p>
          </table:table-cell>
          <table:table-cell office:value-type="float" office:value="267.399368051172" calcext:value-type="float">
            <text:p>267.3993680512</text:p>
          </table:table-cell>
          <table:table-cell table:number-columns-repeated="2"/>
        </table:table-row>
        <table:table-row table:style-name="ro1">
          <table:table-cell office:value-type="float" office:value="0.00044599562787213" calcext:value-type="float">
            <text:p>0.0004459956</text:p>
          </table:table-cell>
          <table:table-cell office:value-type="float" office:value="3395.40000000543" calcext:value-type="float">
            <text:p>3395.4000000054</text:p>
          </table:table-cell>
          <table:table-cell office:value-type="float" office:value="2.48228474411245E-015" calcext:value-type="float">
            <text:p>2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86999342401" calcext:value-type="float">
            <text:p>1.43E-005</text:p>
          </table:table-cell>
          <table:table-cell office:value-type="float" office:value="1.54907476243271" calcext:value-type="float">
            <text:p>1.5490747624</text:p>
          </table:table-cell>
          <table:table-cell office:value-type="float" office:value="1.43829209420463" calcext:value-type="float">
            <text:p>1.4382920942</text:p>
          </table:table-cell>
          <table:table-cell office:value-type="float" office:value="267.399367559082" calcext:value-type="float">
            <text:p>267.3993675591</text:p>
          </table:table-cell>
          <table:table-cell table:number-columns-repeated="2"/>
        </table:table-row>
        <table:table-row table:style-name="ro1">
          <table:table-cell office:value-type="float" office:value="0.000446322554734083" calcext:value-type="float">
            <text:p>0.0004463226</text:p>
          </table:table-cell>
          <table:table-cell office:value-type="float" office:value="3395.40000000543" calcext:value-type="float">
            <text:p>3395.4000000054</text:p>
          </table:table-cell>
          <table:table-cell office:value-type="float" office:value="2.48623443056753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18437230337" calcext:value-type="float">
            <text:p>1.43E-005</text:p>
          </table:table-cell>
          <table:table-cell office:value-type="float" office:value="1.54907194641428" calcext:value-type="float">
            <text:p>1.5490719464</text:p>
          </table:table-cell>
          <table:table-cell office:value-type="float" office:value="1.43821891954095" calcext:value-type="float">
            <text:p>1.4382189195</text:p>
          </table:table-cell>
          <table:table-cell office:value-type="float" office:value="267.399367095486" calcext:value-type="float">
            <text:p>267.3993670955</text:p>
          </table:table-cell>
          <table:table-cell table:number-columns-repeated="2"/>
        </table:table-row>
        <table:table-row table:style-name="ro1">
          <table:table-cell office:value-type="float" office:value="0.000446606495784731" calcext:value-type="float">
            <text:p>0.0004466065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8966767428401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45741524485" calcext:value-type="float">
            <text:p>1.43E-005</text:p>
          </table:table-cell>
          <table:table-cell office:value-type="float" office:value="1.54906950107114" calcext:value-type="float">
            <text:p>1.5490695011</text:p>
          </table:table-cell>
          <table:table-cell office:value-type="float" office:value="1.43815538695485" calcext:value-type="float">
            <text:p>1.438155387</text:p>
          </table:table-cell>
          <table:table-cell office:value-type="float" office:value="267.399366692846" calcext:value-type="float">
            <text:p>267.3993666928</text:p>
          </table:table-cell>
          <table:table-cell table:number-columns-repeated="2"/>
        </table:table-row>
        <table:table-row table:style-name="ro1">
          <table:table-cell office:value-type="float" office:value="0.0004468450469744" calcext:value-type="float">
            <text:p>0.000446845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925541610062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68681046546" calcext:value-type="float">
            <text:p>1.43E-005</text:p>
          </table:table-cell>
          <table:table-cell office:value-type="float" office:value="1.54906744732545" calcext:value-type="float">
            <text:p>1.5490674473</text:p>
          </table:table-cell>
          <table:table-cell office:value-type="float" office:value="1.43810202540629" calcext:value-type="float">
            <text:p>1.4381020254</text:p>
          </table:table-cell>
          <table:table-cell office:value-type="float" office:value="267.39936635457" calcext:value-type="float">
            <text:p>267.3993663546</text:p>
          </table:table-cell>
          <table:table-cell table:number-columns-repeated="2"/>
        </table:table-row>
        <table:table-row table:style-name="ro1">
          <table:table-cell office:value-type="float" office:value="0.000447078014202113" calcext:value-type="float">
            <text:p>0.000447078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9537490586438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91083604902" calcext:value-type="float">
            <text:p>1.43E-005</text:p>
          </table:table-cell>
          <table:table-cell office:value-type="float" office:value="1.5490654415409" calcext:value-type="float">
            <text:p>1.5490654415</text:p>
          </table:table-cell>
          <table:table-cell office:value-type="float" office:value="1.43804992606389" calcext:value-type="float">
            <text:p>1.4380499261</text:p>
          </table:table-cell>
          <table:table-cell office:value-type="float" office:value="267.399366024212" calcext:value-type="float">
            <text:p>267.3993660242</text:p>
          </table:table-cell>
          <table:table-cell table:number-columns-repeated="2"/>
        </table:table-row>
        <table:table-row table:style-name="ro1">
          <table:table-cell office:value-type="float" office:value="0.000447308902616805" calcext:value-type="float">
            <text:p>0.0004473089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49817225981585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13286260763" calcext:value-type="float">
            <text:p>1.43E-005</text:p>
          </table:table-cell>
          <table:table-cell office:value-type="float" office:value="1.54906345378133" calcext:value-type="float">
            <text:p>1.5490634538</text:p>
          </table:table-cell>
          <table:table-cell office:value-type="float" office:value="1.43799830441363" calcext:value-type="float">
            <text:p>1.4379983044</text:p>
          </table:table-cell>
          <table:table-cell office:value-type="float" office:value="267.399365696803" calcext:value-type="float">
            <text:p>267.3993656968</text:p>
          </table:table-cell>
          <table:table-cell table:number-columns-repeated="2"/>
        </table:table-row>
        <table:table-row table:style-name="ro1">
          <table:table-cell office:value-type="float" office:value="0.000447534386438331" calcext:value-type="float">
            <text:p>0.0004475344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5009058436303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34969201635" calcext:value-type="float">
            <text:p>1.43E-005</text:p>
          </table:table-cell>
          <table:table-cell office:value-type="float" office:value="1.54906151270072" calcext:value-type="float">
            <text:p>1.5490615127</text:p>
          </table:table-cell>
          <table:table-cell office:value-type="float" office:value="1.43794790339488" calcext:value-type="float">
            <text:p>1.4379479034</text:p>
          </table:table-cell>
          <table:table-cell office:value-type="float" office:value="267.399365377057" calcext:value-type="float">
            <text:p>267.3993653771</text:p>
          </table:table-cell>
          <table:table-cell table:number-columns-repeated="2"/>
        </table:table-row>
        <table:table-row table:style-name="ro1">
          <table:table-cell office:value-type="float" office:value="0.000447757858222738" calcext:value-type="float">
            <text:p>0.0004477579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50361670240982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56458661721" calcext:value-type="float">
            <text:p>1.43E-005</text:p>
          </table:table-cell>
          <table:table-cell office:value-type="float" office:value="1.5490595891284" calcext:value-type="float">
            <text:p>1.5490595891</text:p>
          </table:table-cell>
          <table:table-cell office:value-type="float" office:value="1.43789796408814" calcext:value-type="float">
            <text:p>1.4378979641</text:p>
          </table:table-cell>
          <table:table-cell office:value-type="float" office:value="267.399365060164" calcext:value-type="float">
            <text:p>267.3993650602</text:p>
          </table:table-cell>
          <table:table-cell table:number-columns-repeated="2"/>
        </table:table-row>
        <table:table-row table:style-name="ro1">
          <table:table-cell office:value-type="float" office:value="0.000448065402140308" calcext:value-type="float">
            <text:p>0.0004480654</text:p>
          </table:table-cell>
          <table:table-cell office:value-type="float" office:value="3395.40000000546" calcext:value-type="float">
            <text:p>3395.4000000055</text:p>
          </table:table-cell>
          <table:table-cell office:value-type="float" office:value="2.50735012557494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86032654082" calcext:value-type="float">
            <text:p>1.43E-005</text:p>
          </table:table-cell>
          <table:table-cell office:value-type="float" office:value="1.54905694216978" calcext:value-type="float">
            <text:p>1.5490569422</text:p>
          </table:table-cell>
          <table:table-cell office:value-type="float" office:value="1.43782925667925" calcext:value-type="float">
            <text:p>1.4378292567</text:p>
          </table:table-cell>
          <table:table-cell office:value-type="float" office:value="267.399364624054" calcext:value-type="float">
            <text:p>267.3993646241</text:p>
          </table:table-cell>
          <table:table-cell table:number-columns-repeated="2"/>
        </table:table-row>
        <table:table-row table:style-name="ro1">
          <table:table-cell office:value-type="float" office:value="0.000448358307025456" calcext:value-type="float">
            <text:p>0.0004483583</text:p>
          </table:table-cell>
          <table:table-cell office:value-type="float" office:value="3395.40000000546" calcext:value-type="float">
            <text:p>3395.4000000055</text:p>
          </table:table-cell>
          <table:table-cell office:value-type="float" office:value="2.51090876240516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14198930954" calcext:value-type="float">
            <text:p>1.43E-005</text:p>
          </table:table-cell>
          <table:table-cell office:value-type="float" office:value="1.54905442165871" calcext:value-type="float">
            <text:p>1.5490544217</text:p>
          </table:table-cell>
          <table:table-cell office:value-type="float" office:value="1.43776384063949" calcext:value-type="float">
            <text:p>1.4377638406</text:p>
          </table:table-cell>
          <table:table-cell office:value-type="float" office:value="267.399364208703" calcext:value-type="float">
            <text:p>267.3993642087</text:p>
          </table:table-cell>
          <table:table-cell table:number-columns-repeated="2"/>
        </table:table-row>
        <table:table-row table:style-name="ro1">
          <table:table-cell office:value-type="float" office:value="0.000448640613067654" calcext:value-type="float">
            <text:p>0.0004486406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1434132924118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41346003958" calcext:value-type="float">
            <text:p>1.43E-005</text:p>
          </table:table-cell>
          <table:table-cell office:value-type="float" office:value="1.54905199284135" calcext:value-type="float">
            <text:p>1.5490519928</text:p>
          </table:table-cell>
          <table:table-cell office:value-type="float" office:value="1.43770081107597" calcext:value-type="float">
            <text:p>1.4377008111</text:p>
          </table:table-cell>
          <table:table-cell office:value-type="float" office:value="267.39936380838" calcext:value-type="float">
            <text:p>267.3993638084</text:p>
          </table:table-cell>
          <table:table-cell table:number-columns-repeated="2"/>
        </table:table-row>
        <table:table-row table:style-name="ro1">
          <table:table-cell office:value-type="float" office:value="0.000448912703788898" calcext:value-type="float">
            <text:p>0.0004489127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1765219664175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67510752995" calcext:value-type="float">
            <text:p>1.43E-005</text:p>
          </table:table-cell>
          <table:table-cell office:value-type="float" office:value="1.54904965154936" calcext:value-type="float">
            <text:p>1.5490496515</text:p>
          </table:table-cell>
          <table:table-cell office:value-type="float" office:value="1.43764008024157" calcext:value-type="float">
            <text:p>1.4376400802</text:p>
          </table:table-cell>
          <table:table-cell office:value-type="float" office:value="267.399363422544" calcext:value-type="float">
            <text:p>267.3993634225</text:p>
          </table:table-cell>
          <table:table-cell table:number-columns-repeated="2"/>
        </table:table-row>
        <table:table-row table:style-name="ro1">
          <table:table-cell office:value-type="float" office:value="0.000449178425460932" calcext:value-type="float">
            <text:p>0.0004491784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2088794126668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93063043303" calcext:value-type="float">
            <text:p>1.43E-005</text:p>
          </table:table-cell>
          <table:table-cell office:value-type="float" office:value="1.54904736592293" calcext:value-type="float">
            <text:p>1.5490473659</text:p>
          </table:table-cell>
          <table:table-cell office:value-type="float" office:value="1.43758078797987" calcext:value-type="float">
            <text:p>1.437580788</text:p>
          </table:table-cell>
          <table:table-cell office:value-type="float" office:value="267.39936304574" calcext:value-type="float">
            <text:p>267.3993630457</text:p>
          </table:table-cell>
          <table:table-cell table:number-columns-repeated="2"/>
        </table:table-row>
        <table:table-row table:style-name="ro1">
          <table:table-cell office:value-type="float" office:value="0.000449414786741783" calcext:value-type="float">
            <text:p>0.0004494148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376813327807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15791984291" calcext:value-type="float">
            <text:p>1.43E-005</text:p>
          </table:table-cell>
          <table:table-cell office:value-type="float" office:value="1.54904533288414" calcext:value-type="float">
            <text:p>1.5490453329</text:p>
          </table:table-cell>
          <table:table-cell office:value-type="float" office:value="1.43752806122232" calcext:value-type="float">
            <text:p>1.4375280612</text:p>
          </table:table-cell>
          <table:table-cell office:value-type="float" office:value="267.399362710569" calcext:value-type="float">
            <text:p>267.3993627106</text:p>
          </table:table-cell>
          <table:table-cell table:number-columns-repeated="2"/>
        </table:table-row>
        <table:table-row table:style-name="ro1">
          <table:table-cell office:value-type="float" office:value="0.000449629596939707" calcext:value-type="float">
            <text:p>0.0004496296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638732639224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36448533531" calcext:value-type="float">
            <text:p>1.43E-005</text:p>
          </table:table-cell>
          <table:table-cell office:value-type="float" office:value="1.54904348544162" calcext:value-type="float">
            <text:p>1.5490434854</text:p>
          </table:table-cell>
          <table:table-cell office:value-type="float" office:value="1.43748015356561" calcext:value-type="float">
            <text:p>1.4374801536</text:p>
          </table:table-cell>
          <table:table-cell office:value-type="float" office:value="267.399362405959" calcext:value-type="float">
            <text:p>267.399362406</text:p>
          </table:table-cell>
          <table:table-cell table:number-columns-repeated="2"/>
        </table:table-row>
        <table:table-row table:style-name="ro1">
          <table:table-cell office:value-type="float" office:value="0.000449842490343282" calcext:value-type="float">
            <text:p>0.0004498425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898466352591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56920760296" calcext:value-type="float">
            <text:p>1.43E-005</text:p>
          </table:table-cell>
          <table:table-cell office:value-type="float" office:value="1.54904165454035" calcext:value-type="float">
            <text:p>1.5490416545</text:p>
          </table:table-cell>
          <table:table-cell office:value-type="float" office:value="1.43743268419455" calcext:value-type="float">
            <text:p>1.4374326842</text:p>
          </table:table-cell>
          <table:table-cell office:value-type="float" office:value="267.399362104067" calcext:value-type="float">
            <text:p>267.3993621041</text:p>
          </table:table-cell>
          <table:table-cell table:number-columns-repeated="2"/>
        </table:table-row>
        <table:table-row table:style-name="ro1">
          <table:table-cell office:value-type="float" office:value="0.000450061209517319" calcext:value-type="float">
            <text:p>0.0004500612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165464764593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77953204595" calcext:value-type="float">
            <text:p>1.43E-005</text:p>
          </table:table-cell>
          <table:table-cell office:value-type="float" office:value="1.54903977377814" calcext:value-type="float">
            <text:p>1.5490397738</text:p>
          </table:table-cell>
          <table:table-cell office:value-type="float" office:value="1.43738392707109" calcext:value-type="float">
            <text:p>1.4373839271</text:p>
          </table:table-cell>
          <table:table-cell office:value-type="float" office:value="267.399361793914" calcext:value-type="float">
            <text:p>267.3993617939</text:p>
          </table:table-cell>
          <table:table-cell table:number-columns-repeated="2"/>
        </table:table-row>
        <table:table-row table:style-name="ro1">
          <table:table-cell office:value-type="float" office:value="0.00045027797701641" calcext:value-type="float">
            <text:p>0.000450278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430237876852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98797972416" calcext:value-type="float">
            <text:p>1.43E-005</text:p>
          </table:table-cell>
          <table:table-cell office:value-type="float" office:value="1.54903790979275" calcext:value-type="float">
            <text:p>1.5490379098</text:p>
          </table:table-cell>
          <table:table-cell office:value-type="float" office:value="1.4373356162343" calcext:value-type="float">
            <text:p>1.4373356162</text:p>
          </table:table-cell>
          <table:table-cell office:value-type="float" office:value="267.399361486528" calcext:value-type="float">
            <text:p>267.3993614865</text:p>
          </table:table-cell>
          <table:table-cell table:number-columns-repeated="2"/>
        </table:table-row>
        <table:table-row table:style-name="ro1">
          <table:table-cell office:value-type="float" office:value="0.000450474979965482" calcext:value-type="float">
            <text:p>0.000450475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671005104294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17742144403" calcext:value-type="float">
            <text:p>1.43E-005</text:p>
          </table:table-cell>
          <table:table-cell office:value-type="float" office:value="1.5490362158854" calcext:value-type="float">
            <text:p>1.5490362159</text:p>
          </table:table-cell>
          <table:table-cell office:value-type="float" office:value="1.43729172000988" calcext:value-type="float">
            <text:p>1.43729172</text:p>
          </table:table-cell>
          <table:table-cell office:value-type="float" office:value="267.39936120717" calcext:value-type="float">
            <text:p>267.3993612072</text:p>
          </table:table-cell>
          <table:table-cell table:number-columns-repeated="2"/>
        </table:table-row>
        <table:table-row table:style-name="ro1">
          <table:table-cell office:value-type="float" office:value="0.000450677373846992" calcext:value-type="float">
            <text:p>0.0004506774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3918495499603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372047188" calcext:value-type="float">
            <text:p>1.43E-005</text:p>
          </table:table-cell>
          <table:table-cell office:value-type="float" office:value="1.54903447585965" calcext:value-type="float">
            <text:p>1.5490344759</text:p>
          </table:table-cell>
          <table:table-cell office:value-type="float" office:value="1.43724663218915" calcext:value-type="float">
            <text:p>1.4372466322</text:p>
          </table:table-cell>
          <table:table-cell office:value-type="float" office:value="267.399360920166" calcext:value-type="float">
            <text:p>267.3993609202</text:p>
          </table:table-cell>
          <table:table-cell table:number-columns-repeated="2"/>
        </table:table-row>
        <table:table-row table:style-name="ro1">
          <table:table-cell office:value-type="float" office:value="0.000450881337923129" calcext:value-type="float">
            <text:p>0.0004508813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168044022478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56818286516" calcext:value-type="float">
            <text:p>1.43E-005</text:p>
          </table:table-cell>
          <table:table-cell office:value-type="float" office:value="1.5490327224652" calcext:value-type="float">
            <text:p>1.5490327225</text:p>
          </table:table-cell>
          <table:table-cell office:value-type="float" office:value="1.43720120442022" calcext:value-type="float">
            <text:p>1.4372012044</text:p>
          </table:table-cell>
          <table:table-cell office:value-type="float" office:value="267.399360630937" calcext:value-type="float">
            <text:p>267.3993606309</text:p>
          </table:table-cell>
          <table:table-cell table:number-columns-repeated="2"/>
        </table:table-row>
        <table:table-row table:style-name="ro1">
          <table:table-cell office:value-type="float" office:value="0.000451086884375631" calcext:value-type="float">
            <text:p>0.0004510869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419668813223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76584018703" calcext:value-type="float">
            <text:p>1.43E-005</text:p>
          </table:table-cell>
          <table:table-cell office:value-type="float" office:value="1.54903095539979" calcext:value-type="float">
            <text:p>1.5490309554</text:p>
          </table:table-cell>
          <table:table-cell office:value-type="float" office:value="1.43715543416747" calcext:value-type="float">
            <text:p>1.4371554342</text:p>
          </table:table-cell>
          <table:table-cell office:value-type="float" office:value="267.399360339463" calcext:value-type="float">
            <text:p>267.3993603395</text:p>
          </table:table-cell>
          <table:table-cell table:number-columns-repeated="2"/>
        </table:table-row>
        <table:table-row table:style-name="ro1">
          <table:table-cell office:value-type="float" office:value="0.000451290596695969" calcext:value-type="float">
            <text:p>0.0004512906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669187232926E-015" calcext:value-type="float">
            <text:p>2.5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96173377551" calcext:value-type="float">
            <text:p>1.43E-005</text:p>
          </table:table-cell>
          <table:table-cell office:value-type="float" office:value="1.54902920455817" calcext:value-type="float">
            <text:p>1.5490292046</text:p>
          </table:table-cell>
          <table:table-cell office:value-type="float" office:value="1.43711008222802" calcext:value-type="float">
            <text:p>1.4371100822</text:p>
          </table:table-cell>
          <table:table-cell office:value-type="float" office:value="267.39936005059" calcext:value-type="float">
            <text:p>267.3993600506</text:p>
          </table:table-cell>
          <table:table-cell table:number-columns-repeated="2"/>
        </table:table-row>
        <table:table-row table:style-name="ro1">
          <table:table-cell office:value-type="float" office:value="0.000451922406685088" calcext:value-type="float">
            <text:p>0.0004519224</text:p>
          </table:table-cell>
          <table:table-cell office:value-type="float" office:value="3395.40000000551" calcext:value-type="float">
            <text:p>3395.4000000055</text:p>
          </table:table-cell>
          <table:table-cell office:value-type="float" office:value="2.55443943877345E-015" calcext:value-type="float">
            <text:p>2.5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456929413679" calcext:value-type="float">
            <text:p>1.43E-005</text:p>
          </table:table-cell>
          <table:table-cell office:value-type="float" office:value="1.54902377478922" calcext:value-type="float">
            <text:p>1.5490237748</text:p>
          </table:table-cell>
          <table:table-cell office:value-type="float" office:value="1.43696948661499" calcext:value-type="float">
            <text:p>1.4369694866</text:p>
          </table:table-cell>
          <table:table-cell office:value-type="float" office:value="267.399359154656" calcext:value-type="float">
            <text:p>267.3993591547</text:p>
          </table:table-cell>
          <table:table-cell table:number-columns-repeated="2"/>
        </table:table-row>
        <table:table-row table:style-name="ro1">
          <table:table-cell office:value-type="float" office:value="0.000452474200986355" calcext:value-type="float">
            <text:p>0.0004524742</text:p>
          </table:table-cell>
          <table:table-cell office:value-type="float" office:value="3395.40000000552" calcext:value-type="float">
            <text:p>3395.4000000055</text:p>
          </table:table-cell>
          <table:table-cell office:value-type="float" office:value="2.56121670320559E-015" calcext:value-type="float">
            <text:p>2.5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509990993107" calcext:value-type="float">
            <text:p>1.44E-005</text:p>
          </table:table-cell>
          <table:table-cell office:value-type="float" office:value="1.5490190339312" calcext:value-type="float">
            <text:p>1.5490190339</text:p>
          </table:table-cell>
          <table:table-cell office:value-type="float" office:value="1.43684677412253" calcext:value-type="float">
            <text:p>1.4368467741</text:p>
          </table:table-cell>
          <table:table-cell office:value-type="float" office:value="267.399358372188" calcext:value-type="float">
            <text:p>267.3993583722</text:p>
          </table:table-cell>
          <table:table-cell table:number-columns-repeated="2"/>
        </table:table-row>
        <table:table-row table:style-name="ro1">
          <table:table-cell office:value-type="float" office:value="0.000453693146614978" calcext:value-type="float">
            <text:p>0.0004536931</text:p>
          </table:table-cell>
          <table:table-cell office:value-type="float" office:value="3395.40000000554" calcext:value-type="float">
            <text:p>3395.4000000055</text:p>
          </table:table-cell>
          <table:table-cell office:value-type="float" office:value="2.57622408523504E-015" calcext:value-type="float">
            <text:p>2.5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627207109622" calcext:value-type="float">
            <text:p>1.44E-005</text:p>
          </table:table-cell>
          <table:table-cell office:value-type="float" office:value="1.54900856508315" calcext:value-type="float">
            <text:p>1.5490085651</text:p>
          </table:table-cell>
          <table:table-cell office:value-type="float" office:value="1.43657595042078" calcext:value-type="float">
            <text:p>1.4365759504</text:p>
          </table:table-cell>
          <table:table-cell office:value-type="float" office:value="267.399356643671" calcext:value-type="float">
            <text:p>267.3993566437</text:p>
          </table:table-cell>
          <table:table-cell table:number-columns-repeated="2"/>
        </table:table-row>
        <table:table-row table:style-name="ro1">
          <table:table-cell office:value-type="float" office:value="0.000454672172862202" calcext:value-type="float">
            <text:p>0.0004546722</text:p>
          </table:table-cell>
          <table:table-cell office:value-type="float" office:value="3395.40000000555" calcext:value-type="float">
            <text:p>3395.4000000056</text:p>
          </table:table-cell>
          <table:table-cell office:value-type="float" office:value="2.58831356152324E-015" calcext:value-type="float">
            <text:p>2.5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721352133221" calcext:value-type="float">
            <text:p>1.44E-005</text:p>
          </table:table-cell>
          <table:table-cell office:value-type="float" office:value="1.54900016085944" calcext:value-type="float">
            <text:p>1.5490001609</text:p>
          </table:table-cell>
          <table:table-cell office:value-type="float" office:value="1.43635868575832" calcext:value-type="float">
            <text:p>1.4363586858</text:p>
          </table:table-cell>
          <table:table-cell office:value-type="float" office:value="267.39935525537" calcext:value-type="float">
            <text:p>267.3993552554</text:p>
          </table:table-cell>
          <table:table-cell table:number-columns-repeated="2"/>
        </table:table-row>
        <table:table-row table:style-name="ro1">
          <table:table-cell office:value-type="float" office:value="0.000455481926724884" calcext:value-type="float">
            <text:p>0.0004554819</text:p>
          </table:table-cell>
          <table:table-cell office:value-type="float" office:value="3395.40000000556" calcext:value-type="float">
            <text:p>3395.4000000056</text:p>
          </table:table-cell>
          <table:table-cell office:value-type="float" office:value="2.59833698443637E-015" calcext:value-type="float">
            <text:p>2.6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799219608013" calcext:value-type="float">
            <text:p>1.44E-005</text:p>
          </table:table-cell>
          <table:table-cell office:value-type="float" office:value="1.54899321239351" calcext:value-type="float">
            <text:p>1.5489932124</text:p>
          </table:table-cell>
          <table:table-cell office:value-type="float" office:value="1.43617915664305" calcext:value-type="float">
            <text:p>1.4361791566</text:p>
          </table:table-cell>
          <table:table-cell office:value-type="float" office:value="267.399354107105" calcext:value-type="float">
            <text:p>267.3993541071</text:p>
          </table:table-cell>
          <table:table-cell table:number-columns-repeated="2"/>
        </table:table-row>
        <table:table-row table:style-name="ro1">
          <table:table-cell office:value-type="float" office:value="0.000458496578361875" calcext:value-type="float">
            <text:p>0.0004584966</text:p>
          </table:table-cell>
          <table:table-cell office:value-type="float" office:value="3395.40000000561" calcext:value-type="float">
            <text:p>3395.4000000056</text:p>
          </table:table-cell>
          <table:table-cell office:value-type="float" office:value="2.63584629103646E-015" calcext:value-type="float">
            <text:p>2.6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4089114299923" calcext:value-type="float">
            <text:p>1.44E-005</text:p>
          </table:table-cell>
          <table:table-cell office:value-type="float" office:value="1.54896736415549" calcext:value-type="float">
            <text:p>1.5489673642</text:p>
          </table:table-cell>
          <table:table-cell office:value-type="float" office:value="1.43551213861843" calcext:value-type="float">
            <text:p>1.4355121386</text:p>
          </table:table-cell>
          <table:table-cell office:value-type="float" office:value="267.399349832199" calcext:value-type="float">
            <text:p>267.3993498322</text:p>
          </table:table-cell>
          <table:table-cell table:number-columns-repeated="2"/>
        </table:table-row>
        <table:table-row table:style-name="ro1">
          <table:table-cell office:value-type="float" office:value="0.00046237121241625" calcext:value-type="float">
            <text:p>0.0004623712</text:p>
          </table:table-cell>
          <table:table-cell office:value-type="float" office:value="3395.40000000566" calcext:value-type="float">
            <text:p>3395.4000000057</text:p>
          </table:table-cell>
          <table:table-cell office:value-type="float" office:value="2.68450321082E-015" calcext:value-type="float">
            <text:p>2.6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4461706653101" calcext:value-type="float">
            <text:p>1.44E-005</text:p>
          </table:table-cell>
          <table:table-cell office:value-type="float" office:value="1.54893418655353" calcext:value-type="float">
            <text:p>1.5489341866</text:p>
          </table:table-cell>
          <table:table-cell office:value-type="float" office:value="1.43465796528183" calcext:value-type="float">
            <text:p>1.4346579653</text:p>
          </table:table-cell>
          <table:table-cell office:value-type="float" office:value="267.399344337802" calcext:value-type="float">
            <text:p>267.3993443378</text:p>
          </table:table-cell>
          <table:table-cell table:number-columns-repeated="2"/>
        </table:table-row>
        <table:table-row table:style-name="ro1">
          <table:table-cell office:value-type="float" office:value="0.000469154806388501" calcext:value-type="float">
            <text:p>0.0004691548</text:p>
          </table:table-cell>
          <table:table-cell office:value-type="float" office:value="3395.40000000576" calcext:value-type="float">
            <text:p>3395.4000000058</text:p>
          </table:table-cell>
          <table:table-cell office:value-type="float" office:value="2.77090635775166E-015" calcext:value-type="float">
            <text:p>2.7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114030530663" calcext:value-type="float">
            <text:p>1.45E-005</text:p>
          </table:table-cell>
          <table:table-cell office:value-type="float" office:value="1.54887622726461" calcext:value-type="float">
            <text:p>1.5488762273</text:p>
          </table:table-cell>
          <table:table-cell office:value-type="float" office:value="1.43317089563854" calcext:value-type="float">
            <text:p>1.4331708956</text:p>
          </table:table-cell>
          <table:table-cell office:value-type="float" office:value="267.399334718375" calcext:value-type="float">
            <text:p>267.3993347184</text:p>
          </table:table-cell>
          <table:table-cell table:number-columns-repeated="2"/>
        </table:table-row>
        <table:table-row table:style-name="ro1">
          <table:table-cell office:value-type="float" office:value="0.000476486358115682" calcext:value-type="float">
            <text:p>0.0004764864</text:p>
          </table:table-cell>
          <table:table-cell office:value-type="float" office:value="3395.40000000587" calcext:value-type="float">
            <text:p>3395.4000000059</text:p>
          </table:table-cell>
          <table:table-cell office:value-type="float" office:value="2.8660372842884E-015" calcext:value-type="float">
            <text:p>2.8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819047516718" calcext:value-type="float">
            <text:p>1.46E-005</text:p>
          </table:table-cell>
          <table:table-cell office:value-type="float" office:value="1.54881378249539" calcext:value-type="float">
            <text:p>1.5488137825</text:p>
          </table:table-cell>
          <table:table-cell office:value-type="float" office:value="1.43157558917515" calcext:value-type="float">
            <text:p>1.4315755892</text:p>
          </table:table-cell>
          <table:table-cell office:value-type="float" office:value="267.399324321921" calcext:value-type="float">
            <text:p>267.3993243219</text:p>
          </table:table-cell>
          <table:table-cell table:number-columns-repeated="2"/>
        </table:table-row>
        <table:table-row table:style-name="ro1">
          <table:table-cell office:value-type="float" office:value="0.00047697511827894" calcext:value-type="float">
            <text:p>0.0004769751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7244402779259E-015" calcext:value-type="float">
            <text:p>2.8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866047706489" calcext:value-type="float">
            <text:p>1.46E-005</text:p>
          </table:table-cell>
          <table:table-cell office:value-type="float" office:value="1.54880962598413" calcext:value-type="float">
            <text:p>1.548809626</text:p>
          </table:table-cell>
          <table:table-cell office:value-type="float" office:value="1.43146967273362" calcext:value-type="float">
            <text:p>1.4314696727</text:p>
          </table:table-cell>
          <table:table-cell office:value-type="float" office:value="267.399323628838" calcext:value-type="float">
            <text:p>267.3993236288</text:p>
          </table:table-cell>
          <table:table-cell table:number-columns-repeated="2"/>
        </table:table-row>
        <table:table-row table:style-name="ro1">
          <table:table-cell office:value-type="float" office:value="0.000477329863333929" calcext:value-type="float">
            <text:p>0.0004773299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7709916476662E-015" calcext:value-type="float">
            <text:p>2.8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900160727104" calcext:value-type="float">
            <text:p>1.46E-005</text:p>
          </table:table-cell>
          <table:table-cell office:value-type="float" office:value="1.54880660939961" calcext:value-type="float">
            <text:p>1.5488066094</text:p>
          </table:table-cell>
          <table:table-cell office:value-type="float" office:value="1.43139283187249" calcext:value-type="float">
            <text:p>1.4313928319</text:p>
          </table:table-cell>
          <table:table-cell office:value-type="float" office:value="267.399323125794" calcext:value-type="float">
            <text:p>267.3993231258</text:p>
          </table:table-cell>
          <table:table-cell table:number-columns-repeated="2"/>
        </table:table-row>
        <table:table-row table:style-name="ro1">
          <table:table-cell office:value-type="float" office:value="0.000477636330181184" calcext:value-type="float">
            <text:p>0.0004776363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811242156429E-015" calcext:value-type="float">
            <text:p>2.8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929631215717" calcext:value-type="float">
            <text:p>1.46E-005</text:p>
          </table:table-cell>
          <table:table-cell office:value-type="float" office:value="1.54880400367835" calcext:value-type="float">
            <text:p>1.5488040037</text:p>
          </table:table-cell>
          <table:table-cell office:value-type="float" office:value="1.43132647144342" calcext:value-type="float">
            <text:p>1.4313264714</text:p>
          </table:table-cell>
          <table:table-cell office:value-type="float" office:value="267.399322691211" calcext:value-type="float">
            <text:p>267.3993226912</text:p>
          </table:table-cell>
          <table:table-cell table:number-columns-repeated="2"/>
        </table:table-row>
        <table:table-row table:style-name="ro1">
          <table:table-cell office:value-type="float" office:value="0.000478597203134557" calcext:value-type="float">
            <text:p>0.0004785972</text:p>
          </table:table-cell>
          <table:table-cell office:value-type="float" office:value="3395.4000000059" calcext:value-type="float">
            <text:p>3395.4000000059</text:p>
          </table:table-cell>
          <table:table-cell office:value-type="float" office:value="2.89376476047125E-015" calcext:value-type="float">
            <text:p>2.8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02203075929" calcext:value-type="float">
            <text:p>1.46E-005</text:p>
          </table:table-cell>
          <table:table-cell office:value-type="float" office:value="1.54879583565416" calcext:value-type="float">
            <text:p>1.5487958357</text:p>
          </table:table-cell>
          <table:table-cell office:value-type="float" office:value="1.43111854765787" calcext:value-type="float">
            <text:p>1.4311185477</text:p>
          </table:table-cell>
          <table:table-cell office:value-type="float" office:value="267.399321328652" calcext:value-type="float">
            <text:p>267.3993213287</text:p>
          </table:table-cell>
          <table:table-cell table:number-columns-repeated="2"/>
        </table:table-row>
        <table:table-row table:style-name="ro1">
          <table:table-cell office:value-type="float" office:value="0.000480883074495114" calcext:value-type="float">
            <text:p>0.0004808831</text:p>
          </table:table-cell>
          <table:table-cell office:value-type="float" office:value="3395.40000000593" calcext:value-type="float">
            <text:p>3395.4000000059</text:p>
          </table:table-cell>
          <table:table-cell office:value-type="float" office:value="2.92396231984916E-015" calcext:value-type="float">
            <text:p>2.9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241844934793" calcext:value-type="float">
            <text:p>1.46E-005</text:p>
          </table:table-cell>
          <table:table-cell office:value-type="float" office:value="1.54877641459525" calcext:value-type="float">
            <text:p>1.5487764146</text:p>
          </table:table-cell>
          <table:table-cell office:value-type="float" office:value="1.4306247447101" calcext:value-type="float">
            <text:p>1.4306247447</text:p>
          </table:table-cell>
          <table:table-cell office:value-type="float" office:value="267.399318087188" calcext:value-type="float">
            <text:p>267.3993180872</text:p>
          </table:table-cell>
          <table:table-cell table:number-columns-repeated="2"/>
        </table:table-row>
        <table:table-row table:style-name="ro1">
          <table:table-cell office:value-type="float" office:value="0.000482798481583555" calcext:value-type="float">
            <text:p>0.0004827985</text:p>
          </table:table-cell>
          <table:table-cell office:value-type="float" office:value="3395.40000000596" calcext:value-type="float">
            <text:p>3395.400000006</text:p>
          </table:table-cell>
          <table:table-cell office:value-type="float" office:value="2.94940297191048E-015" calcext:value-type="float">
            <text:p>2.9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426034521739" calcext:value-type="float">
            <text:p>1.46E-005</text:p>
          </table:table-cell>
          <table:table-cell office:value-type="float" office:value="1.54876015642958" calcext:value-type="float">
            <text:p>1.5487601564</text:p>
          </table:table-cell>
          <table:table-cell office:value-type="float" office:value="1.43021187672521" calcext:value-type="float">
            <text:p>1.4302118767</text:p>
          </table:table-cell>
          <table:table-cell office:value-type="float" office:value="267.399315371059" calcext:value-type="float">
            <text:p>267.3993153711</text:p>
          </table:table-cell>
          <table:table-cell table:number-columns-repeated="2"/>
        </table:table-row>
        <table:table-row table:style-name="ro1">
          <table:table-cell office:value-type="float" office:value="0.000484007593118381" calcext:value-type="float">
            <text:p>0.0004840076</text:p>
          </table:table-cell>
          <table:table-cell office:value-type="float" office:value="3395.40000000598" calcext:value-type="float">
            <text:p>3395.400000006</text:p>
          </table:table-cell>
          <table:table-cell office:value-type="float" office:value="2.96552698557309E-015" calcext:value-type="float">
            <text:p>2.9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542305252829" calcext:value-type="float">
            <text:p>1.47E-005</text:p>
          </table:table-cell>
          <table:table-cell office:value-type="float" office:value="1.54874990043795" calcext:value-type="float">
            <text:p>1.5487499004</text:p>
          </table:table-cell>
          <table:table-cell office:value-type="float" office:value="1.4299516753473" calcext:value-type="float">
            <text:p>1.4299516753</text:p>
          </table:table-cell>
          <table:table-cell office:value-type="float" office:value="267.399313656487" calcext:value-type="float">
            <text:p>267.3993136565</text:p>
          </table:table-cell>
          <table:table-cell table:number-columns-repeated="2"/>
        </table:table-row>
        <table:table-row table:style-name="ro1">
          <table:table-cell office:value-type="float" office:value="0.000485247812258834" calcext:value-type="float">
            <text:p>0.0004852478</text:p>
          </table:table-cell>
          <table:table-cell office:value-type="float" office:value="3395.400000006" calcext:value-type="float">
            <text:p>3395.400000006</text:p>
          </table:table-cell>
          <table:table-cell office:value-type="float" office:value="2.98211771666888E-015" calcext:value-type="float">
            <text:p>2.9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66156736883" calcext:value-type="float">
            <text:p>1.47E-005</text:p>
          </table:table-cell>
          <table:table-cell office:value-type="float" office:value="1.54873938604531" calcext:value-type="float">
            <text:p>1.548739386</text:p>
          </table:table-cell>
          <table:table-cell office:value-type="float" office:value="1.42968511961581" calcext:value-type="float">
            <text:p>1.4296851196</text:p>
          </table:table-cell>
          <table:table-cell office:value-type="float" office:value="267.399311897803" calcext:value-type="float">
            <text:p>267.3993118978</text:p>
          </table:table-cell>
          <table:table-cell table:number-columns-repeated="2"/>
        </table:table-row>
        <table:table-row table:style-name="ro1">
          <table:table-cell office:value-type="float" office:value="0.000486252970610395" calcext:value-type="float">
            <text:p>0.000486253</text:p>
          </table:table-cell>
          <table:table-cell office:value-type="float" office:value="3395.40000000601" calcext:value-type="float">
            <text:p>3395.400000006</text:p>
          </table:table-cell>
          <table:table-cell office:value-type="float" office:value="2.99560256139974E-015" calcext:value-type="float">
            <text:p>3.0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758225546447" calcext:value-type="float">
            <text:p>1.47E-005</text:p>
          </table:table-cell>
          <table:table-cell office:value-type="float" office:value="1.54873086698093" calcext:value-type="float">
            <text:p>1.548730867</text:p>
          </table:table-cell>
          <table:table-cell office:value-type="float" office:value="1.42946933670308" calcext:value-type="float">
            <text:p>1.4294693367</text:p>
          </table:table-cell>
          <table:table-cell office:value-type="float" office:value="267.399310472446" calcext:value-type="float">
            <text:p>267.3993104724</text:p>
          </table:table-cell>
          <table:table-cell table:number-columns-repeated="2"/>
        </table:table-row>
        <table:table-row table:style-name="ro1">
          <table:table-cell office:value-type="float" office:value="0.000486899796441015" calcext:value-type="float">
            <text:p>0.0004868998</text:p>
          </table:table-cell>
          <table:table-cell office:value-type="float" office:value="3395.40000000602" calcext:value-type="float">
            <text:p>3395.400000006</text:p>
          </table:table-cell>
          <table:table-cell office:value-type="float" office:value="3.00429842510132E-015" calcext:value-type="float">
            <text:p>3.0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820425705987" calcext:value-type="float">
            <text:p>1.47E-005</text:p>
          </table:table-cell>
          <table:table-cell office:value-type="float" office:value="1.54872538652299" calcext:value-type="float">
            <text:p>1.5487253865</text:p>
          </table:table-cell>
          <table:table-cell office:value-type="float" office:value="1.42933059815797" calcext:value-type="float">
            <text:p>1.4293305982</text:p>
          </table:table-cell>
          <table:table-cell office:value-type="float" office:value="267.399309555219" calcext:value-type="float">
            <text:p>267.3993095552</text:p>
          </table:table-cell>
          <table:table-cell table:number-columns-repeated="2"/>
        </table:table-row>
        <table:table-row table:style-name="ro1">
          <table:table-cell office:value-type="float" office:value="0.000487478535432219" calcext:value-type="float">
            <text:p>0.0004874785</text:p>
          </table:table-cell>
          <table:table-cell office:value-type="float" office:value="3395.40000000603" calcext:value-type="float">
            <text:p>3395.400000006</text:p>
          </table:table-cell>
          <table:table-cell office:value-type="float" office:value="3.01209107627593E-015" calcext:value-type="float">
            <text:p>3.0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876078492396" calcext:value-type="float">
            <text:p>1.47E-005</text:p>
          </table:table-cell>
          <table:table-cell office:value-type="float" office:value="1.54872048515842" calcext:value-type="float">
            <text:p>1.5487204852</text:p>
          </table:table-cell>
          <table:table-cell office:value-type="float" office:value="1.42920654262394" calcext:value-type="float">
            <text:p>1.4292065426</text:p>
          </table:table-cell>
          <table:table-cell office:value-type="float" office:value="267.399308734542" calcext:value-type="float">
            <text:p>267.3993087345</text:p>
          </table:table-cell>
          <table:table-cell table:number-columns-repeated="2"/>
        </table:table-row>
        <table:table-row table:style-name="ro1">
          <table:table-cell office:value-type="float" office:value="0.000487993327797455" calcext:value-type="float">
            <text:p>0.0004879933</text:p>
          </table:table-cell>
          <table:table-cell office:value-type="float" office:value="3395.40000000604" calcext:value-type="float">
            <text:p>3395.400000006</text:p>
          </table:table-cell>
          <table:table-cell office:value-type="float" office:value="3.01903233327952E-015" calcext:value-type="float">
            <text:p>3.0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9255820356" calcext:value-type="float">
            <text:p>1.47E-005</text:p>
          </table:table-cell>
          <table:table-cell office:value-type="float" office:value="1.5487161258918" calcext:value-type="float">
            <text:p>1.5487161259</text:p>
          </table:table-cell>
          <table:table-cell office:value-type="float" office:value="1.42909625701181" calcext:value-type="float">
            <text:p>1.429096257</text:p>
          </table:table-cell>
          <table:table-cell office:value-type="float" office:value="267.399308004545" calcext:value-type="float">
            <text:p>267.3993080045</text:p>
          </table:table-cell>
          <table:table-cell table:number-columns-repeated="2"/>
        </table:table-row>
        <table:table-row table:style-name="ro1">
          <table:table-cell office:value-type="float" office:value="0.000490052497258397" calcext:value-type="float">
            <text:p>0.0004900525</text:p>
          </table:table-cell>
          <table:table-cell office:value-type="float" office:value="3395.40000000607" calcext:value-type="float">
            <text:p>3395.4000000061</text:p>
          </table:table-cell>
          <table:table-cell office:value-type="float" office:value="3.04688818868074E-015" calcext:value-type="float">
            <text:p>3.0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123596228965" calcext:value-type="float">
            <text:p>1.47E-005</text:p>
          </table:table-cell>
          <table:table-cell office:value-type="float" office:value="1.54869869949203" calcext:value-type="float">
            <text:p>1.5486986995</text:p>
          </table:table-cell>
          <table:table-cell office:value-type="float" office:value="1.42865570309247" calcext:value-type="float">
            <text:p>1.4286557031</text:p>
          </table:table-cell>
          <table:table-cell office:value-type="float" office:value="267.399305084554" calcext:value-type="float">
            <text:p>267.3993050846</text:p>
          </table:table-cell>
          <table:table-cell table:number-columns-repeated="2"/>
        </table:table-row>
        <table:table-row table:style-name="ro1">
          <table:table-cell office:value-type="float" office:value="0.000490920832491764" calcext:value-type="float">
            <text:p>0.0004909208</text:p>
          </table:table-cell>
          <table:table-cell office:value-type="float" office:value="3395.40000000608" calcext:value-type="float">
            <text:p>3395.4000000061</text:p>
          </table:table-cell>
          <table:table-cell office:value-type="float" office:value="3.05867837814961E-015" calcext:value-type="float">
            <text:p>3.0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207097234271" calcext:value-type="float">
            <text:p>1.47E-005</text:p>
          </table:table-cell>
          <table:table-cell office:value-type="float" office:value="1.54869135486542" calcext:value-type="float">
            <text:p>1.5486913549</text:p>
          </table:table-cell>
          <table:table-cell office:value-type="float" office:value="1.42847020676913" calcext:value-type="float">
            <text:p>1.4284702068</text:p>
          </table:table-cell>
          <table:table-cell office:value-type="float" office:value="267.399303853218" calcext:value-type="float">
            <text:p>267.3993038532</text:p>
          </table:table-cell>
          <table:table-cell table:number-columns-repeated="2"/>
        </table:table-row>
        <table:table-row table:style-name="ro1">
          <table:table-cell office:value-type="float" office:value="0.00049165345663697" calcext:value-type="float">
            <text:p>0.0004916535</text:p>
          </table:table-cell>
          <table:table-cell office:value-type="float" office:value="3395.40000000609" calcext:value-type="float">
            <text:p>3395.4000000061</text:p>
          </table:table-cell>
          <table:table-cell office:value-type="float" office:value="3.06864602710489E-015" calcext:value-type="float">
            <text:p>3.0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277547970767" calcext:value-type="float">
            <text:p>1.47E-005</text:p>
          </table:table-cell>
          <table:table-cell office:value-type="float" office:value="1.5486851600173" calcext:value-type="float">
            <text:p>1.54868516</text:p>
          </table:table-cell>
          <table:table-cell office:value-type="float" office:value="1.42831383112449" calcext:value-type="float">
            <text:p>1.4283138311</text:p>
          </table:table-cell>
          <table:table-cell office:value-type="float" office:value="267.399302814325" calcext:value-type="float">
            <text:p>267.3993028143</text:p>
          </table:table-cell>
          <table:table-cell table:number-columns-repeated="2"/>
        </table:table-row>
        <table:table-row table:style-name="ro1">
          <table:table-cell office:value-type="float" office:value="0.000492897243917491" calcext:value-type="float">
            <text:p>0.0004928972</text:p>
          </table:table-cell>
          <table:table-cell office:value-type="float" office:value="3395.40000000611" calcext:value-type="float">
            <text:p>3395.4000000061</text:p>
          </table:table-cell>
          <table:table-cell office:value-type="float" office:value="3.08561048649164E-015" calcext:value-type="float">
            <text:p>3.0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397153278837" calcext:value-type="float">
            <text:p>1.47E-005</text:p>
          </table:table-cell>
          <table:table-cell office:value-type="float" office:value="1.54867464704851" calcext:value-type="float">
            <text:p>1.548674647</text:p>
          </table:table-cell>
          <table:table-cell office:value-type="float" office:value="1.42804862123218" calcext:value-type="float">
            <text:p>1.4280486212</text:p>
          </table:table-cell>
          <table:table-cell office:value-type="float" office:value="267.399301050582" calcext:value-type="float">
            <text:p>267.3993010506</text:p>
          </table:table-cell>
          <table:table-cell table:number-columns-repeated="2"/>
        </table:table-row>
        <table:table-row table:style-name="ro1">
          <table:table-cell office:value-type="float" office:value="0.000493905294131857" calcext:value-type="float">
            <text:p>0.0004939053</text:p>
          </table:table-cell>
          <table:table-cell office:value-type="float" office:value="3395.40000000612" calcext:value-type="float">
            <text:p>3395.4000000061</text:p>
          </table:table-cell>
          <table:table-cell office:value-type="float" office:value="3.09939866578901E-015" calcext:value-type="float">
            <text:p>3.1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49408960354" calcext:value-type="float">
            <text:p>1.47E-005</text:p>
          </table:table-cell>
          <table:table-cell office:value-type="float" office:value="1.54866613119957" calcext:value-type="float">
            <text:p>1.5486661312</text:p>
          </table:table-cell>
          <table:table-cell office:value-type="float" office:value="1.42783392718496" calcext:value-type="float">
            <text:p>1.4278339272</text:p>
          </table:table-cell>
          <table:table-cell office:value-type="float" office:value="267.399299621123" calcext:value-type="float">
            <text:p>267.3992996211</text:p>
          </table:table-cell>
          <table:table-cell table:number-columns-repeated="2"/>
        </table:table-row>
        <table:table-row table:style-name="ro1">
          <table:table-cell office:value-type="float" office:value="0.000495200908394401" calcext:value-type="float">
            <text:p>0.0004952009</text:p>
          </table:table-cell>
          <table:table-cell office:value-type="float" office:value="3395.40000000614" calcext:value-type="float">
            <text:p>3395.4000000061</text:p>
          </table:table-cell>
          <table:table-cell office:value-type="float" office:value="3.11717151858477E-015" calcext:value-type="float">
            <text:p>3.1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618678729984" calcext:value-type="float">
            <text:p>1.48E-005</text:p>
          </table:table-cell>
          <table:table-cell office:value-type="float" office:value="1.54865518966663" calcext:value-type="float">
            <text:p>1.5486551897</text:p>
          </table:table-cell>
          <table:table-cell office:value-type="float" office:value="1.42755831616747" calcext:value-type="float">
            <text:p>1.4275583162</text:p>
          </table:table-cell>
          <table:table-cell office:value-type="float" office:value="267.399297783887" calcext:value-type="float">
            <text:p>267.3992977839</text:p>
          </table:table-cell>
          <table:table-cell table:number-columns-repeated="2"/>
        </table:table-row>
        <table:table-row table:style-name="ro1">
          <table:table-cell office:value-type="float" office:value="0.000496244578184658" calcext:value-type="float">
            <text:p>0.0004962446</text:p>
          </table:table-cell>
          <table:table-cell office:value-type="float" office:value="3395.40000000616" calcext:value-type="float">
            <text:p>3395.4000000062</text:p>
          </table:table-cell>
          <table:table-cell office:value-type="float" office:value="3.13153031183897E-015" calcext:value-type="float">
            <text:p>3.1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719040329657" calcext:value-type="float">
            <text:p>1.48E-005</text:p>
          </table:table-cell>
          <table:table-cell office:value-type="float" office:value="1.54864638100026" calcext:value-type="float">
            <text:p>1.548646381</text:p>
          </table:table-cell>
          <table:table-cell office:value-type="float" office:value="1.42733656835143" calcext:value-type="float">
            <text:p>1.4273365684</text:p>
          </table:table-cell>
          <table:table-cell office:value-type="float" office:value="267.399296303918" calcext:value-type="float">
            <text:p>267.3992963039</text:p>
          </table:table-cell>
          <table:table-cell table:number-columns-repeated="2"/>
        </table:table-row>
        <table:table-row table:style-name="ro1">
          <table:table-cell office:value-type="float" office:value="0.000499772276552009" calcext:value-type="float">
            <text:p>0.0004997723</text:p>
          </table:table-cell>
          <table:table-cell office:value-type="float" office:value="3395.40000000621" calcext:value-type="float">
            <text:p>3395.4000000062</text:p>
          </table:table-cell>
          <table:table-cell office:value-type="float" office:value="3.18034241088522E-015" calcext:value-type="float">
            <text:p>3.1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8058271684098" calcext:value-type="float">
            <text:p>1.48E-005</text:p>
          </table:table-cell>
          <table:table-cell office:value-type="float" office:value="1.54861663557168" calcext:value-type="float">
            <text:p>1.5486166356</text:p>
          </table:table-cell>
          <table:table-cell office:value-type="float" office:value="1.42658880493866" calcext:value-type="float">
            <text:p>1.4265888049</text:p>
          </table:table-cell>
          <table:table-cell office:value-type="float" office:value="267.399291301491" calcext:value-type="float">
            <text:p>267.3992913015</text:p>
          </table:table-cell>
          <table:table-cell table:number-columns-repeated="2"/>
        </table:table-row>
        <table:table-row table:style-name="ro1">
          <table:table-cell office:value-type="float" office:value="0.000506144877736911" calcext:value-type="float">
            <text:p>0.0005061449</text:p>
          </table:table-cell>
          <table:table-cell office:value-type="float" office:value="3395.4000000063" calcext:value-type="float">
            <text:p>3395.4000000063</text:p>
          </table:table-cell>
          <table:table-cell office:value-type="float" office:value="3.26960967920326E-015" calcext:value-type="float">
            <text:p>3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8671075488548" calcext:value-type="float">
            <text:p>1.49E-005</text:p>
          </table:table-cell>
          <table:table-cell office:value-type="float" office:value="1.54856300867284" calcext:value-type="float">
            <text:p>1.5485630087</text:p>
          </table:table-cell>
          <table:table-cell office:value-type="float" office:value="1.42524486859686" calcext:value-type="float">
            <text:p>1.4252448686</text:p>
          </table:table-cell>
          <table:table-cell office:value-type="float" office:value="267.399282264869" calcext:value-type="float">
            <text:p>267.3992822649</text:p>
          </table:table-cell>
          <table:table-cell table:number-columns-repeated="2"/>
        </table:table-row>
        <table:table-row table:style-name="ro1">
          <table:table-cell office:value-type="float" office:value="0.00051328441617034" calcext:value-type="float">
            <text:p>0.0005132844</text:p>
          </table:table-cell>
          <table:table-cell office:value-type="float" office:value="3395.40000000641" calcext:value-type="float">
            <text:p>3395.4000000064</text:p>
          </table:table-cell>
          <table:table-cell office:value-type="float" office:value="3.37129492541574E-015" calcext:value-type="float">
            <text:p>3.3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357630086113" calcext:value-type="float">
            <text:p>1.49E-005</text:p>
          </table:table-cell>
          <table:table-cell office:value-type="float" office:value="1.54850308490726" calcext:value-type="float">
            <text:p>1.5485030849</text:p>
          </table:table-cell>
          <table:table-cell office:value-type="float" office:value="1.42374957664858" calcext:value-type="float">
            <text:p>1.4237495766</text:p>
          </table:table-cell>
          <table:table-cell office:value-type="float" office:value="267.399272140697" calcext:value-type="float">
            <text:p>267.3992721407</text:p>
          </table:table-cell>
          <table:table-cell table:number-columns-repeated="2"/>
        </table:table-row>
        <table:table-row table:style-name="ro1">
          <table:table-cell office:value-type="float" office:value="0.000518600324415447" calcext:value-type="float">
            <text:p>0.0005186003</text:p>
          </table:table-cell>
          <table:table-cell office:value-type="float" office:value="3395.40000000649" calcext:value-type="float">
            <text:p>3395.4000000065</text:p>
          </table:table-cell>
          <table:table-cell office:value-type="float" office:value="3.44816164494408E-015" calcext:value-type="float">
            <text:p>3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86882042046" calcext:value-type="float">
            <text:p>1.50E-005</text:p>
          </table:table-cell>
          <table:table-cell office:value-type="float" office:value="1.5484585750111" calcext:value-type="float">
            <text:p>1.548458575</text:p>
          </table:table-cell>
          <table:table-cell office:value-type="float" office:value="1.42264327464337" calcext:value-type="float">
            <text:p>1.4226432746</text:p>
          </table:table-cell>
          <table:table-cell office:value-type="float" office:value="267.399264602512" calcext:value-type="float">
            <text:p>267.3992646025</text:p>
          </table:table-cell>
          <table:table-cell table:number-columns-repeated="2"/>
        </table:table-row>
        <table:table-row table:style-name="ro1">
          <table:table-cell office:value-type="float" office:value="0.000519240113016971" calcext:value-type="float">
            <text:p>0.0005192401</text:p>
          </table:table-cell>
          <table:table-cell office:value-type="float" office:value="3395.4000000065" calcext:value-type="float">
            <text:p>3395.4000000065</text:p>
          </table:table-cell>
          <table:table-cell office:value-type="float" office:value="3.4574794830034E-015" calcext:value-type="float">
            <text:p>3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930344023218" calcext:value-type="float">
            <text:p>1.50E-005</text:p>
          </table:table-cell>
          <table:table-cell office:value-type="float" office:value="1.54845322420304" calcext:value-type="float">
            <text:p>1.5484532242</text:p>
          </table:table-cell>
          <table:table-cell office:value-type="float" office:value="1.42251053004637" calcext:value-type="float">
            <text:p>1.42251053</text:p>
          </table:table-cell>
          <table:table-cell office:value-type="float" office:value="267.399263695264" calcext:value-type="float">
            <text:p>267.3992636953</text:p>
          </table:table-cell>
          <table:table-cell table:number-columns-repeated="2"/>
        </table:table-row>
        <table:table-row table:style-name="ro1">
          <table:table-cell office:value-type="float" office:value="0.000519649837194616" calcext:value-type="float">
            <text:p>0.0005196498</text:p>
          </table:table-cell>
          <table:table-cell office:value-type="float" office:value="3395.4000000065" calcext:value-type="float">
            <text:p>3395.4000000065</text:p>
          </table:table-cell>
          <table:table-cell office:value-type="float" office:value="3.46345421159251E-015" calcext:value-type="float">
            <text:p>3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969744082" calcext:value-type="float">
            <text:p>1.50E-005</text:p>
          </table:table-cell>
          <table:table-cell office:value-type="float" office:value="1.54844979833054" calcext:value-type="float">
            <text:p>1.5484497983</text:p>
          </table:table-cell>
          <table:table-cell office:value-type="float" office:value="1.42242556496764" calcext:value-type="float">
            <text:p>1.422425565</text:p>
          </table:table-cell>
          <table:table-cell office:value-type="float" office:value="267.399263114258" calcext:value-type="float">
            <text:p>267.3992631143</text:p>
          </table:table-cell>
          <table:table-cell table:number-columns-repeated="2"/>
        </table:table-row>
        <table:table-row table:style-name="ro1">
          <table:table-cell office:value-type="float" office:value="0.000520941573554236" calcext:value-type="float">
            <text:p>0.0005209416</text:p>
          </table:table-cell>
          <table:table-cell office:value-type="float" office:value="3395.40000000652" calcext:value-type="float">
            <text:p>3395.4000000065</text:p>
          </table:table-cell>
          <table:table-cell office:value-type="float" office:value="3.48232924801963E-015" calcext:value-type="float">
            <text:p>3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093960554065" calcext:value-type="float">
            <text:p>1.50E-005</text:p>
          </table:table-cell>
          <table:table-cell office:value-type="float" office:value="1.54843900094126" calcext:value-type="float">
            <text:p>1.5484390009</text:p>
          </table:table-cell>
          <table:table-cell office:value-type="float" office:value="1.42215792699754" calcext:value-type="float">
            <text:p>1.422157927</text:p>
          </table:table-cell>
          <table:table-cell office:value-type="float" office:value="267.39926128252" calcext:value-type="float">
            <text:p>267.3992612825</text:p>
          </table:table-cell>
          <table:table-cell table:number-columns-repeated="2"/>
        </table:table-row>
        <table:table-row table:style-name="ro1">
          <table:table-cell office:value-type="float" office:value="0.000522598362683561" calcext:value-type="float">
            <text:p>0.0005225984</text:p>
          </table:table-cell>
          <table:table-cell office:value-type="float" office:value="3395.40000000655" calcext:value-type="float">
            <text:p>3395.4000000066</text:p>
          </table:table-cell>
          <table:table-cell office:value-type="float" office:value="3.50662418314574E-015" calcext:value-type="float">
            <text:p>3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253281396379" calcext:value-type="float">
            <text:p>1.50E-005</text:p>
          </table:table-cell>
          <table:table-cell office:value-type="float" office:value="1.54842516074911" calcext:value-type="float">
            <text:p>1.5484251607</text:p>
          </table:table-cell>
          <table:table-cell office:value-type="float" office:value="1.42181516575659" calcext:value-type="float">
            <text:p>1.4218151658</text:p>
          </table:table-cell>
          <table:table-cell office:value-type="float" office:value="267.399258933122" calcext:value-type="float">
            <text:p>267.3992589331</text:p>
          </table:table-cell>
          <table:table-cell table:number-columns-repeated="2"/>
        </table:table-row>
        <table:table-row table:style-name="ro1">
          <table:table-cell office:value-type="float" office:value="0.000526055162191698" calcext:value-type="float">
            <text:p>0.0005260552</text:p>
          </table:table-cell>
          <table:table-cell office:value-type="float" office:value="3395.4000000066" calcext:value-type="float">
            <text:p>3395.4000000066</text:p>
          </table:table-cell>
          <table:table-cell office:value-type="float" office:value="3.55762478784255E-015" calcext:value-type="float">
            <text:p>3.5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585695648486" calcext:value-type="float">
            <text:p>1.51E-005</text:p>
          </table:table-cell>
          <table:table-cell office:value-type="float" office:value="1.5483963103652" calcext:value-type="float">
            <text:p>1.5483963104</text:p>
          </table:table-cell>
          <table:table-cell office:value-type="float" office:value="1.42110186250458" calcext:value-type="float">
            <text:p>1.4211018625</text:p>
          </table:table-cell>
          <table:table-cell office:value-type="float" office:value="267.399254031232" calcext:value-type="float">
            <text:p>267.3992540312</text:p>
          </table:table-cell>
          <table:table-cell table:number-columns-repeated="2"/>
        </table:table-row>
        <table:table-row table:style-name="ro1">
          <table:table-cell office:value-type="float" office:value="0.00053012933074913" calcext:value-type="float">
            <text:p>0.0005301293</text:p>
          </table:table-cell>
          <table:table-cell office:value-type="float" office:value="3395.40000000666" calcext:value-type="float">
            <text:p>3395.4000000067</text:p>
          </table:table-cell>
          <table:table-cell office:value-type="float" office:value="3.61827409000734E-015" calcext:value-type="float">
            <text:p>3.6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977477729253" calcext:value-type="float">
            <text:p>1.51E-005</text:p>
          </table:table-cell>
          <table:table-cell office:value-type="float" office:value="1.54836236209473" calcext:value-type="float">
            <text:p>1.5483623621</text:p>
          </table:table-cell>
          <table:table-cell office:value-type="float" office:value="1.42026435973578" calcext:value-type="float">
            <text:p>1.4202643597</text:p>
          </table:table-cell>
          <table:table-cell office:value-type="float" office:value="267.399248253886" calcext:value-type="float">
            <text:p>267.3992482539</text:p>
          </table:table-cell>
          <table:table-cell table:number-columns-repeated="2"/>
        </table:table-row>
        <table:table-row table:style-name="ro1">
          <table:table-cell office:value-type="float" office:value="0.000532467985089772" calcext:value-type="float">
            <text:p>0.000532468</text:p>
          </table:table-cell>
          <table:table-cell office:value-type="float" office:value="3395.4000000067" calcext:value-type="float">
            <text:p>3395.4000000067</text:p>
          </table:table-cell>
          <table:table-cell office:value-type="float" office:value="3.65335266372683E-015" calcext:value-type="float">
            <text:p>3.6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202368546324" calcext:value-type="float">
            <text:p>1.51E-005</text:p>
          </table:table-cell>
          <table:table-cell office:value-type="float" office:value="1.54834289866273" calcext:value-type="float">
            <text:p>1.5483428987</text:p>
          </table:table-cell>
          <table:table-cell office:value-type="float" office:value="1.41978516844855" calcext:value-type="float">
            <text:p>1.4197851684</text:p>
          </table:table-cell>
          <table:table-cell office:value-type="float" office:value="267.399244937574" calcext:value-type="float">
            <text:p>267.3992449376</text:p>
          </table:table-cell>
          <table:table-cell table:number-columns-repeated="2"/>
        </table:table-row>
        <table:table-row table:style-name="ro1">
          <table:table-cell office:value-type="float" office:value="0.000534297801371927" calcext:value-type="float">
            <text:p>0.0005342978</text:p>
          </table:table-cell>
          <table:table-cell office:value-type="float" office:value="3395.40000000672" calcext:value-type="float">
            <text:p>3395.4000000067</text:p>
          </table:table-cell>
          <table:table-cell office:value-type="float" office:value="3.68093379842674E-015" calcext:value-type="float">
            <text:p>3.68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37832825898" calcext:value-type="float">
            <text:p>1.51E-005</text:p>
          </table:table-cell>
          <table:table-cell office:value-type="float" office:value="1.54832768226383" calcext:value-type="float">
            <text:p>1.5483276823</text:p>
          </table:table-cell>
          <table:table-cell office:value-type="float" office:value="1.41941102405301" calcext:value-type="float">
            <text:p>1.4194110241</text:p>
          </table:table-cell>
          <table:table-cell office:value-type="float" office:value="267.399242342816" calcext:value-type="float">
            <text:p>267.3992423428</text:p>
          </table:table-cell>
          <table:table-cell table:number-columns-repeated="2"/>
        </table:table-row>
        <table:table-row table:style-name="ro1">
          <table:table-cell office:value-type="float" office:value="0.000540419275470409" calcext:value-type="float">
            <text:p>0.0005404193</text:p>
          </table:table-cell>
          <table:table-cell office:value-type="float" office:value="3395.40000000682" calcext:value-type="float">
            <text:p>3395.4000000068</text:p>
          </table:table-cell>
          <table:table-cell office:value-type="float" office:value="3.77406647709029E-015" calcext:value-type="float">
            <text:p>3.77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96698471316" calcext:value-type="float">
            <text:p>1.52E-005</text:p>
          </table:table-cell>
          <table:table-cell office:value-type="float" office:value="1.54827685753088" calcext:value-type="float">
            <text:p>1.5482768575</text:p>
          </table:table-cell>
          <table:table-cell office:value-type="float" office:value="1.41816434508757" calcext:value-type="float">
            <text:p>1.4181643451</text:p>
          </table:table-cell>
          <table:table-cell office:value-type="float" office:value="267.399233662304" calcext:value-type="float">
            <text:p>267.3992336623</text:p>
          </table:table-cell>
          <table:table-cell table:number-columns-repeated="2"/>
        </table:table-row>
        <table:table-row table:style-name="ro1">
          <table:table-cell office:value-type="float" office:value="0.000544942467651557" calcext:value-type="float">
            <text:p>0.0005449425</text:p>
          </table:table-cell>
          <table:table-cell office:value-type="float" office:value="3395.40000000688" calcext:value-type="float">
            <text:p>3395.4000000069</text:p>
          </table:table-cell>
          <table:table-cell office:value-type="float" office:value="3.84373854229485E-015" calcext:value-type="float">
            <text:p>3.8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2401946512075" calcext:value-type="float">
            <text:p>1.52E-005</text:p>
          </table:table-cell>
          <table:table-cell office:value-type="float" office:value="1.54823937895434" calcext:value-type="float">
            <text:p>1.548239379</text:p>
          </table:table-cell>
          <table:table-cell office:value-type="float" office:value="1.4172480638315" calcext:value-type="float">
            <text:p>1.4172480638</text:p>
          </table:table-cell>
          <table:table-cell office:value-type="float" office:value="267.399227248224" calcext:value-type="float">
            <text:p>267.3992272482</text:p>
          </table:table-cell>
          <table:table-cell table:number-columns-repeated="2"/>
        </table:table-row>
        <table:table-row table:style-name="ro1">
          <table:table-cell office:value-type="float" office:value="0.00055797370794224" calcext:value-type="float">
            <text:p>0.0005579737</text:p>
          </table:table-cell>
          <table:table-cell office:value-type="float" office:value="3395.40000000708" calcext:value-type="float">
            <text:p>3395.4000000071</text:p>
          </table:table-cell>
          <table:table-cell office:value-type="float" office:value="4.04855073960834E-015" calcext:value-type="float">
            <text:p>4.0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3655064978783" calcext:value-type="float">
            <text:p>1.54E-005</text:p>
          </table:table-cell>
          <table:table-cell office:value-type="float" office:value="1.54813176678441" calcext:value-type="float">
            <text:p>1.5481317668</text:p>
          </table:table-cell>
          <table:table-cell office:value-type="float" office:value="1.41463123405243" calcext:value-type="float">
            <text:p>1.4146312341</text:p>
          </table:table-cell>
          <table:table-cell office:value-type="float" office:value="267.399208769366" calcext:value-type="float">
            <text:p>267.3992087694</text:p>
          </table:table-cell>
          <table:table-cell table:number-columns-repeated="2"/>
        </table:table-row>
        <table:table-row table:style-name="ro1">
          <table:table-cell office:value-type="float" office:value="0.000575907422413291" calcext:value-type="float">
            <text:p>0.0005759074</text:p>
          </table:table-cell>
          <table:table-cell office:value-type="float" office:value="3395.40000000736" calcext:value-type="float">
            <text:p>3395.4000000074</text:p>
          </table:table-cell>
          <table:table-cell office:value-type="float" office:value="4.34041946572055E-015" calcext:value-type="float">
            <text:p>4.3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5379620427364" calcext:value-type="float">
            <text:p>1.55E-005</text:p>
          </table:table-cell>
          <table:table-cell office:value-type="float" office:value="1.54798457020662" calcext:value-type="float">
            <text:p>1.5479845702</text:p>
          </table:table-cell>
          <table:table-cell office:value-type="float" office:value="1.41108458205639" calcext:value-type="float">
            <text:p>1.4110845821</text:p>
          </table:table-cell>
          <table:table-cell office:value-type="float" office:value="267.39918333859" calcext:value-type="float">
            <text:p>267.3991833386</text:p>
          </table:table-cell>
          <table:table-cell table:number-columns-repeated="2"/>
        </table:table-row>
        <table:table-row table:style-name="ro1">
          <table:table-cell office:value-type="float" office:value="0.000591816583281009" calcext:value-type="float">
            <text:p>0.0005918166</text:p>
          </table:table-cell>
          <table:table-cell office:value-type="float" office:value="3395.40000000761" calcext:value-type="float">
            <text:p>3395.4000000076</text:p>
          </table:table-cell>
          <table:table-cell office:value-type="float" office:value="4.60914079135183E-015" calcext:value-type="float">
            <text:p>4.61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690949125265" calcext:value-type="float">
            <text:p>1.57E-005</text:p>
          </table:table-cell>
          <table:table-cell office:value-type="float" office:value="1.54785480630003" calcext:value-type="float">
            <text:p>1.5478548063</text:p>
          </table:table-cell>
          <table:table-cell office:value-type="float" office:value="1.40798995743156" calcext:value-type="float">
            <text:p>1.4079899574</text:p>
          </table:table-cell>
          <table:table-cell office:value-type="float" office:value="267.399160778719" calcext:value-type="float">
            <text:p>267.3991607787</text:p>
          </table:table-cell>
          <table:table-cell table:number-columns-repeated="2"/>
        </table:table-row>
        <table:table-row table:style-name="ro1">
          <table:table-cell office:value-type="float" office:value="0.000613416410485617" calcext:value-type="float">
            <text:p>0.0006134164</text:p>
          </table:table-cell>
          <table:table-cell office:value-type="float" office:value="3395.40000000795" calcext:value-type="float">
            <text:p>3395.400000008</text:p>
          </table:table-cell>
          <table:table-cell office:value-type="float" office:value="4.98891333109525E-015" calcext:value-type="float">
            <text:p>4.99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8986596070832" calcext:value-type="float">
            <text:p>1.59E-005</text:p>
          </table:table-cell>
          <table:table-cell office:value-type="float" office:value="1.54767989361505" calcext:value-type="float">
            <text:p>1.5476798936</text:p>
          </table:table-cell>
          <table:table-cell office:value-type="float" office:value="1.4038637972402" calcext:value-type="float">
            <text:p>1.4038637972</text:p>
          </table:table-cell>
          <table:table-cell office:value-type="float" office:value="267.399130149238" calcext:value-type="float">
            <text:p>267.3991301492</text:p>
          </table:table-cell>
          <table:table-cell table:number-columns-repeated="2"/>
        </table:table-row>
        <table:table-row table:style-name="ro1">
          <table:table-cell office:value-type="float" office:value="0.000615352397067753" calcext:value-type="float">
            <text:p>0.0006153524</text:p>
          </table:table-cell>
          <table:table-cell office:value-type="float" office:value="3395.40000000798" calcext:value-type="float">
            <text:p>3395.400000008</text:p>
          </table:table-cell>
          <table:table-cell office:value-type="float" office:value="5.0237990927514E-015" calcext:value-type="float">
            <text:p>5.02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172766578066" calcext:value-type="float">
            <text:p>1.59E-005</text:p>
          </table:table-cell>
          <table:table-cell office:value-type="float" office:value="1.54766428380745" calcext:value-type="float">
            <text:p>1.5476642838</text:p>
          </table:table-cell>
          <table:table-cell office:value-type="float" office:value="1.40349812187669" calcext:value-type="float">
            <text:p>1.4034981219</text:p>
          </table:table-cell>
          <table:table-cell office:value-type="float" office:value="267.399127403926" calcext:value-type="float">
            <text:p>267.3991274039</text:p>
          </table:table-cell>
          <table:table-cell table:number-columns-repeated="2"/>
        </table:table-row>
        <table:table-row table:style-name="ro1">
          <table:table-cell office:value-type="float" office:value="0.000618130504515651" calcext:value-type="float">
            <text:p>0.0006181305</text:p>
          </table:table-cell>
          <table:table-cell office:value-type="float" office:value="3395.40000000802" calcext:value-type="float">
            <text:p>3395.400000008</text:p>
          </table:table-cell>
          <table:table-cell office:value-type="float" office:value="5.07410433621997E-015" calcext:value-type="float">
            <text:p>5.07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439918104248" calcext:value-type="float">
            <text:p>1.59E-005</text:p>
          </table:table-cell>
          <table:table-cell office:value-type="float" office:value="1.5476419054959" calcext:value-type="float">
            <text:p>1.5476419055</text:p>
          </table:table-cell>
          <table:table-cell office:value-type="float" office:value="1.40297456051733" calcext:value-type="float">
            <text:p>1.4029745605</text:p>
          </table:table-cell>
          <table:table-cell office:value-type="float" office:value="267.39912346445" calcext:value-type="float">
            <text:p>267.3991234645</text:p>
          </table:table-cell>
          <table:table-cell table:number-columns-repeated="2"/>
        </table:table-row>
        <table:table-row table:style-name="ro1">
          <table:table-cell office:value-type="float" office:value="0.000621701115859363" calcext:value-type="float">
            <text:p>0.0006217011</text:p>
          </table:table-cell>
          <table:table-cell office:value-type="float" office:value="3395.40000000808" calcext:value-type="float">
            <text:p>3395.4000000081</text:p>
          </table:table-cell>
          <table:table-cell office:value-type="float" office:value="5.13918447044299E-015" calcext:value-type="float">
            <text:p>5.1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783279377602" calcext:value-type="float">
            <text:p>1.60E-005</text:p>
          </table:table-cell>
          <table:table-cell office:value-type="float" office:value="1.54761317760192" calcext:value-type="float">
            <text:p>1.5476131776</text:p>
          </table:table-cell>
          <table:table-cell office:value-type="float" office:value="1.40230367147435" calcext:value-type="float">
            <text:p>1.4023036715</text:p>
          </table:table-cell>
          <table:table-cell office:value-type="float" office:value="267.39911840117" calcext:value-type="float">
            <text:p>267.3991184012</text:p>
          </table:table-cell>
          <table:table-cell table:number-columns-repeated="2"/>
        </table:table-row>
        <table:table-row table:style-name="ro1">
          <table:table-cell office:value-type="float" office:value="0.000624181178577383" calcext:value-type="float">
            <text:p>0.0006241812</text:p>
          </table:table-cell>
          <table:table-cell office:value-type="float" office:value="3395.40000000812" calcext:value-type="float">
            <text:p>3395.4000000081</text:p>
          </table:table-cell>
          <table:table-cell office:value-type="float" office:value="5.18466908774268E-015" calcext:value-type="float">
            <text:p>5.18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021770105299" calcext:value-type="float">
            <text:p>1.60E-005</text:p>
          </table:table-cell>
          <table:table-cell office:value-type="float" office:value="1.54759324682575" calcext:value-type="float">
            <text:p>1.5475932468</text:p>
          </table:table-cell>
          <table:table-cell office:value-type="float" office:value="1.40183902347681" calcext:value-type="float">
            <text:p>1.4018390235</text:p>
          </table:table-cell>
          <table:table-cell office:value-type="float" office:value="267.399114884335" calcext:value-type="float">
            <text:p>267.3991148843</text:p>
          </table:table-cell>
          <table:table-cell table:number-columns-repeated="2"/>
        </table:table-row>
        <table:table-row table:style-name="ro1">
          <table:table-cell office:value-type="float" office:value="0.000625015998031149" calcext:value-type="float">
            <text:p>0.000625016</text:p>
          </table:table-cell>
          <table:table-cell office:value-type="float" office:value="3395.40000000813" calcext:value-type="float">
            <text:p>3395.4000000081</text:p>
          </table:table-cell>
          <table:table-cell office:value-type="float" office:value="5.2000317522145E-015" calcext:value-type="float">
            <text:p>5.20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102049012199" calcext:value-type="float">
            <text:p>1.60E-005</text:p>
          </table:table-cell>
          <table:table-cell office:value-type="float" office:value="1.54758654131836" calcext:value-type="float">
            <text:p>1.5475865413</text:p>
          </table:table-cell>
          <table:table-cell office:value-type="float" office:value="1.4016828627233" calcext:value-type="float">
            <text:p>1.4016828627</text:p>
          </table:table-cell>
          <table:table-cell office:value-type="float" office:value="267.399113700525" calcext:value-type="float">
            <text:p>267.3991137005</text:p>
          </table:table-cell>
          <table:table-cell table:number-columns-repeated="2"/>
        </table:table-row>
        <table:table-row table:style-name="ro1">
          <table:table-cell office:value-type="float" office:value="0.000627735363071585" calcext:value-type="float">
            <text:p>0.0006277354</text:p>
          </table:table-cell>
          <table:table-cell office:value-type="float" office:value="3395.40000000818" calcext:value-type="float">
            <text:p>3395.4000000082</text:p>
          </table:table-cell>
          <table:table-cell office:value-type="float" office:value="5.25025633684291E-015" calcext:value-type="float">
            <text:p>5.2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363551883178" calcext:value-type="float">
            <text:p>1.60E-005</text:p>
          </table:table-cell>
          <table:table-cell office:value-type="float" office:value="1.54756471386973" calcext:value-type="float">
            <text:p>1.5475647139</text:p>
          </table:table-cell>
          <table:table-cell office:value-type="float" office:value="1.40117503459545" calcext:value-type="float">
            <text:p>1.4011750346</text:p>
          </table:table-cell>
          <table:table-cell office:value-type="float" office:value="267.399109844349" calcext:value-type="float">
            <text:p>267.3991098443</text:p>
          </table:table-cell>
          <table:table-cell table:number-columns-repeated="2"/>
        </table:table-row>
        <table:table-row table:style-name="ro1">
          <table:table-cell office:value-type="float" office:value="0.000629417489889656" calcext:value-type="float">
            <text:p>0.0006294175</text:p>
          </table:table-cell>
          <table:table-cell office:value-type="float" office:value="3395.4000000082" calcext:value-type="float">
            <text:p>3395.4000000082</text:p>
          </table:table-cell>
          <table:table-cell office:value-type="float" office:value="5.28146334450507E-015" calcext:value-type="float">
            <text:p>5.2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525310625655" calcext:value-type="float">
            <text:p>1.61E-005</text:p>
          </table:table-cell>
          <table:table-cell office:value-type="float" office:value="1.54755122300796" calcext:value-type="float">
            <text:p>1.547551223</text:p>
          </table:table-cell>
          <table:table-cell office:value-type="float" office:value="1.40086155838297" calcext:value-type="float">
            <text:p>1.4008615584</text:p>
          </table:table-cell>
          <table:table-cell office:value-type="float" office:value="267.399107459021" calcext:value-type="float">
            <text:p>267.399107459</text:p>
          </table:table-cell>
          <table:table-cell table:number-columns-repeated="2"/>
        </table:table-row>
        <table:table-row table:style-name="ro1">
          <table:table-cell office:value-type="float" office:value="0.000630764654578282" calcext:value-type="float">
            <text:p>0.0006307647</text:p>
          </table:table-cell>
          <table:table-cell office:value-type="float" office:value="3395.40000000823" calcext:value-type="float">
            <text:p>3395.4000000082</text:p>
          </table:table-cell>
          <table:table-cell office:value-type="float" office:value="5.30653303510093E-015" calcext:value-type="float">
            <text:p>5.3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65485834402" calcext:value-type="float">
            <text:p>1.61E-005</text:p>
          </table:table-cell>
          <table:table-cell office:value-type="float" office:value="1.54754042426904" calcext:value-type="float">
            <text:p>1.5475404243</text:p>
          </table:table-cell>
          <table:table-cell office:value-type="float" office:value="1.40061086344392" calcext:value-type="float">
            <text:p>1.4006108634</text:p>
          </table:table-cell>
          <table:table-cell office:value-type="float" office:value="267.399105548684" calcext:value-type="float">
            <text:p>267.3991055487</text:p>
          </table:table-cell>
          <table:table-cell table:number-columns-repeated="2"/>
        </table:table-row>
        <table:table-row table:style-name="ro1">
          <table:table-cell office:value-type="float" office:value="0.00063254147087369" calcext:value-type="float">
            <text:p>0.0006325415</text:p>
          </table:table-cell>
          <table:table-cell office:value-type="float" office:value="3395.40000000825" calcext:value-type="float">
            <text:p>3395.4000000083</text:p>
          </table:table-cell>
          <table:table-cell office:value-type="float" office:value="5.3397029628743E-015" calcext:value-type="float">
            <text:p>5.3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825722773319" calcext:value-type="float">
            <text:p>1.61E-005</text:p>
          </table:table-cell>
          <table:table-cell office:value-type="float" office:value="1.54752618948602" calcext:value-type="float">
            <text:p>1.5475261895</text:p>
          </table:table-cell>
          <table:table-cell office:value-type="float" office:value="1.4002807009307" calcext:value-type="float">
            <text:p>1.4002807009</text:p>
          </table:table-cell>
          <table:table-cell office:value-type="float" office:value="267.399103029082" calcext:value-type="float">
            <text:p>267.3991030291</text:p>
          </table:table-cell>
          <table:table-cell table:number-columns-repeated="2"/>
        </table:table-row>
        <table:table-row table:style-name="ro1">
          <table:table-cell office:value-type="float" office:value="0.000634304555291784" calcext:value-type="float">
            <text:p>0.0006343046</text:p>
          </table:table-cell>
          <table:table-cell office:value-type="float" office:value="3395.40000000828" calcext:value-type="float">
            <text:p>3395.4000000083</text:p>
          </table:table-cell>
          <table:table-cell office:value-type="float" office:value="5.37273444439692E-015" calcext:value-type="float">
            <text:p>5.3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995266724972" calcext:value-type="float">
            <text:p>1.61E-005</text:p>
          </table:table-cell>
          <table:table-cell office:value-type="float" office:value="1.54751207491279" calcext:value-type="float">
            <text:p>1.5475120749</text:p>
          </table:table-cell>
          <table:table-cell office:value-type="float" office:value="1.39995363582101" calcext:value-type="float">
            <text:p>1.3999536358</text:p>
          </table:table-cell>
          <table:table-cell office:value-type="float" office:value="267.399100528953" calcext:value-type="float">
            <text:p>267.399100529</text:p>
          </table:table-cell>
          <table:table-cell table:number-columns-repeated="2"/>
        </table:table-row>
        <table:table-row table:style-name="ro1">
          <table:table-cell office:value-type="float" office:value="0.000635904250156874" calcext:value-type="float">
            <text:p>0.0006359043</text:p>
          </table:table-cell>
          <table:table-cell office:value-type="float" office:value="3395.40000000831" calcext:value-type="float">
            <text:p>3395.4000000083</text:p>
          </table:table-cell>
          <table:table-cell office:value-type="float" office:value="5.40280654686145E-015" calcext:value-type="float">
            <text:p>5.4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149098624706" calcext:value-type="float">
            <text:p>1.61E-005</text:p>
          </table:table-cell>
          <table:table-cell office:value-type="float" office:value="1.54749927611663" calcext:value-type="float">
            <text:p>1.5474992761</text:p>
          </table:table-cell>
          <table:table-cell office:value-type="float" office:value="1.39965734980146" calcext:value-type="float">
            <text:p>1.3996573498</text:p>
          </table:table-cell>
          <table:table-cell office:value-type="float" office:value="267.399098260517" calcext:value-type="float">
            <text:p>267.3990982605</text:p>
          </table:table-cell>
          <table:table-cell table:number-columns-repeated="2"/>
        </table:table-row>
        <table:table-row table:style-name="ro1">
          <table:table-cell office:value-type="float" office:value="0.000636886375454809" calcext:value-type="float">
            <text:p>0.0006368864</text:p>
          </table:table-cell>
          <table:table-cell office:value-type="float" office:value="3395.40000000832" calcext:value-type="float">
            <text:p>3395.4000000083</text:p>
          </table:table-cell>
          <table:table-cell office:value-type="float" office:value="5.42131717245167E-015" calcext:value-type="float">
            <text:p>5.4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243543020348" calcext:value-type="float">
            <text:p>1.61E-005</text:p>
          </table:table-cell>
          <table:table-cell office:value-type="float" office:value="1.54749142186008" calcext:value-type="float">
            <text:p>1.5474914219</text:p>
          </table:table-cell>
          <table:table-cell office:value-type="float" office:value="1.39947566702333" calcext:value-type="float">
            <text:p>1.399475667</text:p>
          </table:table-cell>
          <table:table-cell office:value-type="float" office:value="267.399096867821" calcext:value-type="float">
            <text:p>267.3990968678</text:p>
          </table:table-cell>
          <table:table-cell table:number-columns-repeated="2"/>
        </table:table-row>
        <table:table-row table:style-name="ro1">
          <table:table-cell office:value-type="float" office:value="0.000638237985570093" calcext:value-type="float">
            <text:p>0.000638238</text:p>
          </table:table-cell>
          <table:table-cell office:value-type="float" office:value="3395.40000000835" calcext:value-type="float">
            <text:p>3395.4000000084</text:p>
          </table:table-cell>
          <table:table-cell office:value-type="float" office:value="5.44685142631463E-015" calcext:value-type="float">
            <text:p>5.4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373518302039" calcext:value-type="float">
            <text:p>1.61E-005</text:p>
          </table:table-cell>
          <table:table-cell office:value-type="float" office:value="1.54748061658568" calcext:value-type="float">
            <text:p>1.5474806166</text:p>
          </table:table-cell>
          <table:table-cell office:value-type="float" office:value="1.39922590732885" calcext:value-type="float">
            <text:p>1.3992259073</text:p>
          </table:table-cell>
          <table:table-cell office:value-type="float" office:value="267.39909495118" calcext:value-type="float">
            <text:p>267.3990949512</text:p>
          </table:table-cell>
          <table:table-cell table:number-columns-repeated="2"/>
        </table:table-row>
        <table:table-row table:style-name="ro1">
          <table:table-cell office:value-type="float" office:value="0.000639351860597594" calcext:value-type="float">
            <text:p>0.0006393519</text:p>
          </table:table-cell>
          <table:table-cell office:value-type="float" office:value="3395.40000000836" calcext:value-type="float">
            <text:p>3395.4000000084</text:p>
          </table:table-cell>
          <table:table-cell office:value-type="float" office:value="5.46794651626012E-015" calcext:value-type="float">
            <text:p>5.4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480632205183" calcext:value-type="float">
            <text:p>1.61E-005</text:p>
          </table:table-cell>
          <table:table-cell office:value-type="float" office:value="1.5474717164741" calcext:value-type="float">
            <text:p>1.5474717165</text:p>
          </table:table-cell>
          <table:table-cell office:value-type="float" office:value="1.39902031599991" calcext:value-type="float">
            <text:p>1.399020316</text:p>
          </table:table-cell>
          <table:table-cell office:value-type="float" office:value="267.399093371658" calcext:value-type="float">
            <text:p>267.3990933717</text:p>
          </table:table-cell>
          <table:table-cell table:number-columns-repeated="2"/>
        </table:table-row>
        <table:table-row table:style-name="ro1">
          <table:table-cell office:value-type="float" office:value="0.000640295780738586" calcext:value-type="float">
            <text:p>0.0006402958</text:p>
          </table:table-cell>
          <table:table-cell office:value-type="float" office:value="3395.40000000838" calcext:value-type="float">
            <text:p>3395.4000000084</text:p>
          </table:table-cell>
          <table:table-cell office:value-type="float" office:value="5.48585977000441E-015" calcext:value-type="float">
            <text:p>5.4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57140269217" calcext:value-type="float">
            <text:p>1.62E-005</text:p>
          </table:table-cell>
          <table:table-cell office:value-type="float" office:value="1.54746417732363" calcext:value-type="float">
            <text:p>1.5474641773</text:p>
          </table:table-cell>
          <table:table-cell office:value-type="float" office:value="1.3988462618064" calcext:value-type="float">
            <text:p>1.3988462618</text:p>
          </table:table-cell>
          <table:table-cell office:value-type="float" office:value="267.399092033138" calcext:value-type="float">
            <text:p>267.3990920331</text:p>
          </table:table-cell>
          <table:table-cell table:number-columns-repeated="2"/>
        </table:table-row>
        <table:table-row table:style-name="ro1">
          <table:table-cell office:value-type="float" office:value="0.000640898147522583" calcext:value-type="float">
            <text:p>0.0006408981</text:p>
          </table:table-cell>
          <table:table-cell office:value-type="float" office:value="3395.40000000839" calcext:value-type="float">
            <text:p>3395.4000000084</text:p>
          </table:table-cell>
          <table:table-cell office:value-type="float" office:value="5.49730887158941E-015" calcext:value-type="float">
            <text:p>5.5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629328280619" calcext:value-type="float">
            <text:p>1.62E-005</text:p>
          </table:table-cell>
          <table:table-cell office:value-type="float" office:value="1.54745936770195" calcext:value-type="float">
            <text:p>1.5474593677</text:p>
          </table:table-cell>
          <table:table-cell office:value-type="float" office:value="1.39873526885299" calcext:value-type="float">
            <text:p>1.3987352689</text:p>
          </table:table-cell>
          <table:table-cell office:value-type="float" office:value="267.399091178957" calcext:value-type="float">
            <text:p>267.399091179</text:p>
          </table:table-cell>
          <table:table-cell table:number-columns-repeated="2"/>
        </table:table-row>
        <table:table-row table:style-name="ro1">
          <table:table-cell office:value-type="float" office:value="0.000641402151940588" calcext:value-type="float">
            <text:p>0.0006414022</text:p>
          </table:table-cell>
          <table:table-cell office:value-type="float" office:value="3395.4000000084" calcext:value-type="float">
            <text:p>3395.4000000084</text:p>
          </table:table-cell>
          <table:table-cell office:value-type="float" office:value="5.50689900241743E-015" calcext:value-type="float">
            <text:p>5.5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67779501981" calcext:value-type="float">
            <text:p>1.62E-005</text:p>
          </table:table-cell>
          <table:table-cell office:value-type="float" office:value="1.54745534376313" calcext:value-type="float">
            <text:p>1.5474553438</text:p>
          </table:table-cell>
          <table:table-cell office:value-type="float" office:value="1.39864244841932" calcext:value-type="float">
            <text:p>1.3986424484</text:p>
          </table:table-cell>
          <table:table-cell office:value-type="float" office:value="267.399090464257" calcext:value-type="float">
            <text:p>267.3990904643</text:p>
          </table:table-cell>
          <table:table-cell table:number-columns-repeated="2"/>
        </table:table-row>
        <table:table-row table:style-name="ro1">
          <table:table-cell office:value-type="float" office:value="0.000641872246217177" calcext:value-type="float">
            <text:p>0.0006418722</text:p>
          </table:table-cell>
          <table:table-cell office:value-type="float" office:value="3395.40000000841" calcext:value-type="float">
            <text:p>3395.4000000084</text:p>
          </table:table-cell>
          <table:table-cell office:value-type="float" office:value="5.51585259413144E-015" calcext:value-type="float">
            <text:p>5.5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723000848723" calcext:value-type="float">
            <text:p>1.62E-005</text:p>
          </table:table-cell>
          <table:table-cell office:value-type="float" office:value="1.54745159132542" calcext:value-type="float">
            <text:p>1.5474515913</text:p>
          </table:table-cell>
          <table:table-cell office:value-type="float" office:value="1.39855591252893" calcext:value-type="float">
            <text:p>1.3985559125</text:p>
          </table:table-cell>
          <table:table-cell office:value-type="float" office:value="267.399089797643" calcext:value-type="float">
            <text:p>267.3990897976</text:p>
          </table:table-cell>
          <table:table-cell table:number-columns-repeated="2"/>
        </table:table-row>
        <table:table-row table:style-name="ro1">
          <table:table-cell office:value-type="float" office:value="0.00064231512089273" calcext:value-type="float">
            <text:p>0.0006423151</text:p>
          </table:table-cell>
          <table:table-cell office:value-type="float" office:value="3395.40000000841" calcext:value-type="float">
            <text:p>3395.4000000084</text:p>
          </table:table-cell>
          <table:table-cell office:value-type="float" office:value="5.52429543405012E-015" calcext:value-type="float">
            <text:p>5.5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765589151719" calcext:value-type="float">
            <text:p>1.62E-005</text:p>
          </table:table-cell>
          <table:table-cell office:value-type="float" office:value="1.54744805709121" calcext:value-type="float">
            <text:p>1.5474480571</text:p>
          </table:table-cell>
          <table:table-cell office:value-type="float" office:value="1.39847442214967" calcext:value-type="float">
            <text:p>1.3984744221</text:p>
          </table:table-cell>
          <table:table-cell office:value-type="float" office:value="267.399089169628" calcext:value-type="float">
            <text:p>267.3990891696</text:p>
          </table:table-cell>
          <table:table-cell table:number-columns-repeated="2"/>
        </table:table-row>
        <table:table-row table:style-name="ro1">
          <table:table-cell office:value-type="float" office:value="0.000643724867755425" calcext:value-type="float">
            <text:p>0.0006437249</text:p>
          </table:table-cell>
          <table:table-cell office:value-type="float" office:value="3395.40000000844" calcext:value-type="float">
            <text:p>3395.4000000084</text:p>
          </table:table-cell>
          <table:table-cell office:value-type="float" office:value="5.5512201083086E-015" calcext:value-type="float">
            <text:p>5.5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901155112946" calcext:value-type="float">
            <text:p>1.62E-005</text:p>
          </table:table-cell>
          <table:table-cell office:value-type="float" office:value="1.54743680994184" calcext:value-type="float">
            <text:p>1.5474368099</text:p>
          </table:table-cell>
          <table:table-cell office:value-type="float" office:value="1.39821524891273" calcext:value-type="float">
            <text:p>1.3982152489</text:p>
          </table:table-cell>
          <table:table-cell office:value-type="float" office:value="267.399087170546" calcext:value-type="float">
            <text:p>267.3990871705</text:p>
          </table:table-cell>
          <table:table-cell table:number-columns-repeated="2"/>
        </table:table-row>
        <table:table-row table:style-name="ro1">
          <table:table-cell office:value-type="float" office:value="0.000644882569967848" calcext:value-type="float">
            <text:p>0.0006448826</text:p>
          </table:table-cell>
          <table:table-cell office:value-type="float" office:value="3395.40000000845" calcext:value-type="float">
            <text:p>3395.4000000085</text:p>
          </table:table-cell>
          <table:table-cell office:value-type="float" office:value="5.57338753733023E-015" calcext:value-type="float">
            <text:p>5.5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012483631457" calcext:value-type="float">
            <text:p>1.62E-005</text:p>
          </table:table-cell>
          <table:table-cell office:value-type="float" office:value="1.54742757895686" calcext:value-type="float">
            <text:p>1.547427579</text:p>
          </table:table-cell>
          <table:table-cell office:value-type="float" office:value="1.39800266796007" calcext:value-type="float">
            <text:p>1.398002668</text:p>
          </table:table-cell>
          <table:table-cell office:value-type="float" office:value="267.399085528875" calcext:value-type="float">
            <text:p>267.3990855289</text:p>
          </table:table-cell>
          <table:table-cell table:number-columns-repeated="2"/>
        </table:table-row>
        <table:table-row table:style-name="ro1">
          <table:table-cell office:value-type="float" office:value="0.000645859336234417" calcext:value-type="float">
            <text:p>0.0006458593</text:p>
          </table:table-cell>
          <table:table-cell office:value-type="float" office:value="3395.40000000847" calcext:value-type="float">
            <text:p>3395.4000000085</text:p>
          </table:table-cell>
          <table:table-cell office:value-type="float" office:value="5.59213013241955E-015" calcext:value-type="float">
            <text:p>5.5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106412752073" calcext:value-type="float">
            <text:p>1.62E-005</text:p>
          </table:table-cell>
          <table:table-cell office:value-type="float" office:value="1.54741979366503" calcext:value-type="float">
            <text:p>1.5474197937</text:p>
          </table:table-cell>
          <table:table-cell office:value-type="float" office:value="1.39782348985223" calcext:value-type="float">
            <text:p>1.3978234899</text:p>
          </table:table-cell>
          <table:table-cell office:value-type="float" office:value="267.399084143778" calcext:value-type="float">
            <text:p>267.3990841438</text:p>
          </table:table-cell>
          <table:table-cell table:number-columns-repeated="2"/>
        </table:table-row>
        <table:table-row table:style-name="ro1">
          <table:table-cell office:value-type="float" office:value="0.000646818748426987" calcext:value-type="float">
            <text:p>0.0006468187</text:p>
          </table:table-cell>
          <table:table-cell office:value-type="float" office:value="3395.40000000849" calcext:value-type="float">
            <text:p>3395.4000000085</text:p>
          </table:table-cell>
          <table:table-cell office:value-type="float" office:value="5.61057511445331E-015" calcext:value-type="float">
            <text:p>5.6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198673054017" calcext:value-type="float">
            <text:p>1.62E-005</text:p>
          </table:table-cell>
          <table:table-cell office:value-type="float" office:value="1.54741214978669" calcext:value-type="float">
            <text:p>1.5474121498</text:p>
          </table:table-cell>
          <table:table-cell office:value-type="float" office:value="1.39764765422446" calcext:value-type="float">
            <text:p>1.3976476542</text:p>
          </table:table-cell>
          <table:table-cell office:value-type="float" office:value="267.39908278329" calcext:value-type="float">
            <text:p>267.3990827833</text:p>
          </table:table-cell>
          <table:table-cell table:number-columns-repeated="2"/>
        </table:table-row>
        <table:table-row table:style-name="ro1">
          <table:table-cell office:value-type="float" office:value="0.000647647591604313" calcext:value-type="float">
            <text:p>0.0006476476</text:p>
          </table:table-cell>
          <table:table-cell office:value-type="float" office:value="3395.4000000085" calcext:value-type="float">
            <text:p>3395.4000000085</text:p>
          </table:table-cell>
          <table:table-cell office:value-type="float" office:value="5.62653811764644E-015" calcext:value-type="float">
            <text:p>5.6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27837740616" calcext:value-type="float">
            <text:p>1.62E-005</text:p>
          </table:table-cell>
          <table:table-cell office:value-type="float" office:value="1.54740554790874" calcext:value-type="float">
            <text:p>1.5474055479</text:p>
          </table:table-cell>
          <table:table-cell office:value-type="float" office:value="1.39749587528017" calcext:value-type="float">
            <text:p>1.3974958753</text:p>
          </table:table-cell>
          <table:table-cell office:value-type="float" office:value="267.399081607955" calcext:value-type="float">
            <text:p>267.399081608</text:p>
          </table:table-cell>
          <table:table-cell table:number-columns-repeated="2"/>
        </table:table-row>
        <table:table-row table:style-name="ro1">
          <table:table-cell office:value-type="float" office:value="0.000650858329213217" calcext:value-type="float">
            <text:p>0.0006508583</text:p>
          </table:table-cell>
          <table:table-cell office:value-type="float" office:value="3395.40000000855" calcext:value-type="float">
            <text:p>3395.4000000086</text:p>
          </table:table-cell>
          <table:table-cell office:value-type="float" office:value="5.68862237719847E-015" calcext:value-type="float">
            <text:p>5.6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587132798769" calcext:value-type="float">
            <text:p>1.63E-005</text:p>
          </table:table-cell>
          <table:table-cell office:value-type="float" office:value="1.54737999208805" calcext:value-type="float">
            <text:p>1.5473799921</text:p>
          </table:table-cell>
          <table:table-cell office:value-type="float" office:value="1.39690902659159" calcext:value-type="float">
            <text:p>1.3969090266</text:p>
          </table:table-cell>
          <table:table-cell office:value-type="float" office:value="267.399077054992" calcext:value-type="float">
            <text:p>267.399077055</text:p>
          </table:table-cell>
          <table:table-cell table:number-columns-repeated="2"/>
        </table:table-row>
        <table:table-row table:style-name="ro1">
          <table:table-cell office:value-type="float" office:value="0.000663701279648831" calcext:value-type="float">
            <text:p>0.0006637013</text:p>
          </table:table-cell>
          <table:table-cell office:value-type="float" office:value="3395.40000000876" calcext:value-type="float">
            <text:p>3395.4000000088</text:p>
          </table:table-cell>
          <table:table-cell office:value-type="float" office:value="5.94090672442569E-015" calcext:value-type="float">
            <text:p>5.9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38221551484" calcext:value-type="float">
            <text:p>1.64E-005</text:p>
          </table:table-cell>
          <table:table-cell office:value-type="float" office:value="1.54727805939139" calcext:value-type="float">
            <text:p>1.5472780594</text:p>
          </table:table-cell>
          <table:table-cell office:value-type="float" office:value="1.39457906265817" calcext:value-type="float">
            <text:p>1.3945790627</text:p>
          </table:table-cell>
          <table:table-cell office:value-type="float" office:value="267.399058843138" calcext:value-type="float">
            <text:p>267.3990588431</text:p>
          </table:table-cell>
          <table:table-cell table:number-columns-repeated="2"/>
        </table:table-row>
        <table:table-row table:style-name="ro1">
          <table:table-cell office:value-type="float" office:value="0.000665885246337148" calcext:value-type="float">
            <text:p>0.0006658852</text:p>
          </table:table-cell>
          <table:table-cell office:value-type="float" office:value="3395.4000000088" calcext:value-type="float">
            <text:p>3395.4000000088</text:p>
          </table:table-cell>
          <table:table-cell office:value-type="float" office:value="5.9844387860267E-015" calcext:value-type="float">
            <text:p>5.9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4032173032026" calcext:value-type="float">
            <text:p>1.64E-005</text:p>
          </table:table-cell>
          <table:table-cell office:value-type="float" office:value="1.54726077235159" calcext:value-type="float">
            <text:p>1.5472607724</text:p>
          </table:table-cell>
          <table:table-cell office:value-type="float" office:value="1.39418559650812" calcext:value-type="float">
            <text:p>1.3941855965</text:p>
          </table:table-cell>
          <table:table-cell office:value-type="float" office:value="267.399055746179" calcext:value-type="float">
            <text:p>267.3990557462</text:p>
          </table:table-cell>
          <table:table-cell table:number-columns-repeated="2"/>
        </table:table-row>
        <table:table-row table:style-name="ro1">
          <table:table-cell office:value-type="float" office:value="0.000668474412182244" calcext:value-type="float">
            <text:p>0.0006684744</text:p>
          </table:table-cell>
          <table:table-cell office:value-type="float" office:value="3395.40000000884" calcext:value-type="float">
            <text:p>3395.4000000088</text:p>
          </table:table-cell>
          <table:table-cell office:value-type="float" office:value="6.03628584127805E-015" calcext:value-type="float">
            <text:p>6.0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4281156333158" calcext:value-type="float">
            <text:p>1.64E-005</text:p>
          </table:table-cell>
          <table:table-cell office:value-type="float" office:value="1.5472402977967" calcext:value-type="float">
            <text:p>1.5472402978</text:p>
          </table:table-cell>
          <table:table-cell office:value-type="float" office:value="1.39372015475352" calcext:value-type="float">
            <text:p>1.3937201548</text:p>
          </table:table-cell>
          <table:table-cell office:value-type="float" office:value="267.399052074631" calcext:value-type="float">
            <text:p>267.3990520746</text:p>
          </table:table-cell>
          <table:table-cell table:number-columns-repeated="2"/>
        </table:table-row>
        <table:table-row table:style-name="ro1">
          <table:table-cell office:value-type="float" office:value="0.000676109501241948" calcext:value-type="float">
            <text:p>0.0006761095</text:p>
          </table:table-cell>
          <table:table-cell office:value-type="float" office:value="3395.40000000897" calcext:value-type="float">
            <text:p>3395.400000009</text:p>
          </table:table-cell>
          <table:table-cell office:value-type="float" office:value="6.19068481849386E-015" calcext:value-type="float">
            <text:p>6.1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015373666933" calcext:value-type="float">
            <text:p>1.65E-005</text:p>
          </table:table-cell>
          <table:table-cell office:value-type="float" office:value="1.54718002948671" calcext:value-type="float">
            <text:p>1.5471800295</text:p>
          </table:table-cell>
          <table:table-cell office:value-type="float" office:value="1.39235406863765" calcext:value-type="float">
            <text:p>1.3923540686</text:p>
          </table:table-cell>
          <table:table-cell office:value-type="float" office:value="267.399041247748" calcext:value-type="float">
            <text:p>267.3990412477</text:p>
          </table:table-cell>
          <table:table-cell table:number-columns-repeated="2"/>
        </table:table-row>
        <table:table-row table:style-name="ro1">
          <table:table-cell office:value-type="float" office:value="0.000677639807775888" calcext:value-type="float">
            <text:p>0.0006776398</text:p>
          </table:table-cell>
          <table:table-cell office:value-type="float" office:value="3395.40000000899" calcext:value-type="float">
            <text:p>3395.400000009</text:p>
          </table:table-cell>
          <table:table-cell office:value-type="float" office:value="6.2219029286423E-015" calcext:value-type="float">
            <text:p>6.2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162533441347" calcext:value-type="float">
            <text:p>1.65E-005</text:p>
          </table:table-cell>
          <table:table-cell office:value-type="float" office:value="1.54716796859861" calcext:value-type="float">
            <text:p>1.5471679686</text:p>
          </table:table-cell>
          <table:table-cell office:value-type="float" office:value="1.39208141251038" calcext:value-type="float">
            <text:p>1.3920814125</text:p>
          </table:table-cell>
          <table:table-cell office:value-type="float" office:value="267.399039077707" calcext:value-type="float">
            <text:p>267.3990390777</text:p>
          </table:table-cell>
          <table:table-cell table:number-columns-repeated="2"/>
        </table:table-row>
        <table:table-row table:style-name="ro1">
          <table:table-cell office:value-type="float" office:value="0.000678602691972802" calcext:value-type="float">
            <text:p>0.0006786027</text:p>
          </table:table-cell>
          <table:table-cell office:value-type="float" office:value="3395.40000000901" calcext:value-type="float">
            <text:p>3395.400000009</text:p>
          </table:table-cell>
          <table:table-cell office:value-type="float" office:value="6.2415922938214E-015" calcext:value-type="float">
            <text:p>6.2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255127854678" calcext:value-type="float">
            <text:p>1.65E-005</text:p>
          </table:table-cell>
          <table:table-cell office:value-type="float" office:value="1.54716038359398" calcext:value-type="float">
            <text:p>1.5471603836</text:p>
          </table:table-cell>
          <table:table-cell office:value-type="float" office:value="1.39191005026903" calcext:value-type="float">
            <text:p>1.3919100503</text:p>
          </table:table-cell>
          <table:table-cell office:value-type="float" office:value="267.399037712296" calcext:value-type="float">
            <text:p>267.3990377123</text:p>
          </table:table-cell>
          <table:table-cell table:number-columns-repeated="2"/>
        </table:table-row>
        <table:table-row table:style-name="ro1">
          <table:table-cell office:value-type="float" office:value="0.000679438971789078" calcext:value-type="float">
            <text:p>0.000679439</text:p>
          </table:table-cell>
          <table:table-cell office:value-type="float" office:value="3395.40000000902" calcext:value-type="float">
            <text:p>3395.400000009</text:p>
          </table:table-cell>
          <table:table-cell office:value-type="float" office:value="6.25872204875564E-015" calcext:value-type="float">
            <text:p>6.26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335547540413" calcext:value-type="float">
            <text:p>1.65E-005</text:p>
          </table:table-cell>
          <table:table-cell office:value-type="float" office:value="1.54715379818963" calcext:value-type="float">
            <text:p>1.5471537982</text:p>
          </table:table-cell>
          <table:table-cell office:value-type="float" office:value="1.39176134200801" calcext:value-type="float">
            <text:p>1.391761342</text:p>
          </table:table-cell>
          <table:table-cell office:value-type="float" office:value="267.399036526416" calcext:value-type="float">
            <text:p>267.3990365264</text:p>
          </table:table-cell>
          <table:table-cell table:number-columns-repeated="2"/>
        </table:table-row>
        <table:table-row table:style-name="ro1">
          <table:table-cell office:value-type="float" office:value="0.000680178094251975" calcext:value-type="float">
            <text:p>0.0006801781</text:p>
          </table:table-cell>
          <table:table-cell office:value-type="float" office:value="3395.40000000903" calcext:value-type="float">
            <text:p>3395.400000009</text:p>
          </table:table-cell>
          <table:table-cell office:value-type="float" office:value="6.27388433995205E-015" calcext:value-type="float">
            <text:p>6.2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406624229126" calcext:value-type="float">
            <text:p>1.65E-005</text:p>
          </table:table-cell>
          <table:table-cell office:value-type="float" office:value="1.54714797977331" calcext:value-type="float">
            <text:p>1.5471479798</text:p>
          </table:table-cell>
          <table:table-cell office:value-type="float" office:value="1.39163000498631" calcext:value-type="float">
            <text:p>1.391630005</text:p>
          </table:table-cell>
          <table:table-cell office:value-type="float" office:value="267.399035478308" calcext:value-type="float">
            <text:p>267.3990354783</text:p>
          </table:table-cell>
          <table:table-cell table:number-columns-repeated="2"/>
        </table:table-row>
        <table:table-row table:style-name="ro1">
          <table:table-cell office:value-type="float" office:value="0.00068084000719538" calcext:value-type="float">
            <text:p>0.00068084</text:p>
          </table:table-cell>
          <table:table-cell office:value-type="float" office:value="3395.40000000904" calcext:value-type="float">
            <text:p>3395.400000009</text:p>
          </table:table-cell>
          <table:table-cell office:value-type="float" office:value="6.28748079924742E-015" calcext:value-type="float">
            <text:p>6.2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470276174367" calcext:value-type="float">
            <text:p>1.65E-005</text:p>
          </table:table-cell>
          <table:table-cell office:value-type="float" office:value="1.54714277026525" calcext:value-type="float">
            <text:p>1.5471427703</text:p>
          </table:table-cell>
          <table:table-cell office:value-type="float" office:value="1.39151246291649" calcext:value-type="float">
            <text:p>1.3915124629</text:p>
          </table:table-cell>
          <table:table-cell office:value-type="float" office:value="267.399034539687" calcext:value-type="float">
            <text:p>267.3990345397</text:p>
          </table:table-cell>
          <table:table-cell table:number-columns-repeated="2"/>
        </table:table-row>
        <table:table-row table:style-name="ro1">
          <table:table-cell office:value-type="float" office:value="0.000681391640732564" calcext:value-type="float">
            <text:p>0.0006813916</text:p>
          </table:table-cell>
          <table:table-cell office:value-type="float" office:value="3395.40000000905" calcext:value-type="float">
            <text:p>3395.4000000091</text:p>
          </table:table-cell>
          <table:table-cell office:value-type="float" office:value="6.298825017232E-015" calcext:value-type="float">
            <text:p>6.3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523323255221" calcext:value-type="float">
            <text:p>1.66E-005</text:p>
          </table:table-cell>
          <table:table-cell office:value-type="float" office:value="1.54713842976106" calcext:value-type="float">
            <text:p>1.5471384298</text:p>
          </table:table-cell>
          <table:table-cell office:value-type="float" office:value="1.39141455848174" calcext:value-type="float">
            <text:p>1.3914145585</text:p>
          </table:table-cell>
          <table:table-cell office:value-type="float" office:value="267.399033757447" calcext:value-type="float">
            <text:p>267.3990337574</text:p>
          </table:table-cell>
          <table:table-cell table:number-columns-repeated="2"/>
        </table:table-row>
        <table:table-row table:style-name="ro1">
          <table:table-cell office:value-type="float" office:value="0.000681906159568086" calcext:value-type="float">
            <text:p>0.0006819062</text:p>
          </table:table-cell>
          <table:table-cell office:value-type="float" office:value="3395.40000000906" calcext:value-type="float">
            <text:p>3395.4000000091</text:p>
          </table:table-cell>
          <table:table-cell office:value-type="float" office:value="6.30941665696673E-015" calcext:value-type="float">
            <text:p>6.3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572801254187" calcext:value-type="float">
            <text:p>1.66E-005</text:p>
          </table:table-cell>
          <table:table-cell office:value-type="float" office:value="1.54713438190699" calcext:value-type="float">
            <text:p>1.5471343819</text:p>
          </table:table-cell>
          <table:table-cell office:value-type="float" office:value="1.39132328561477" calcext:value-type="float">
            <text:p>1.3913232856</text:p>
          </table:table-cell>
          <table:table-cell office:value-type="float" office:value="267.399033027838" calcext:value-type="float">
            <text:p>267.3990330278</text:p>
          </table:table-cell>
          <table:table-cell table:number-columns-repeated="2"/>
        </table:table-row>
        <table:table-row table:style-name="ro1">
          <table:table-cell office:value-type="float" office:value="0.000682390886508242" calcext:value-type="float">
            <text:p>0.0006823909</text:p>
          </table:table-cell>
          <table:table-cell office:value-type="float" office:value="3395.40000000907" calcext:value-type="float">
            <text:p>3395.4000000091</text:p>
          </table:table-cell>
          <table:table-cell office:value-type="float" office:value="6.31940444556753E-015" calcext:value-type="float">
            <text:p>6.3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619414358059" calcext:value-type="float">
            <text:p>1.66E-005</text:p>
          </table:table-cell>
          <table:table-cell office:value-type="float" office:value="1.54713056936149" calcext:value-type="float">
            <text:p>1.5471305694</text:p>
          </table:table-cell>
          <table:table-cell office:value-type="float" office:value="1.39123733694215" calcext:value-type="float">
            <text:p>1.3912373369</text:p>
          </table:table-cell>
          <table:table-cell office:value-type="float" office:value="267.399032340474" calcext:value-type="float">
            <text:p>267.3990323405</text:p>
          </table:table-cell>
          <table:table-cell table:number-columns-repeated="2"/>
        </table:table-row>
        <table:table-row table:style-name="ro1">
          <table:table-cell office:value-type="float" office:value="0.000682811879351834" calcext:value-type="float">
            <text:p>0.0006828119</text:p>
          </table:table-cell>
          <table:table-cell office:value-type="float" office:value="3395.40000000908" calcext:value-type="float">
            <text:p>3395.4000000091</text:p>
          </table:table-cell>
          <table:table-cell office:value-type="float" office:value="6.32808642048192E-015" calcext:value-type="float">
            <text:p>6.3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65989856107" calcext:value-type="float">
            <text:p>1.66E-005</text:p>
          </table:table-cell>
          <table:table-cell office:value-type="float" office:value="1.54712725870464" calcext:value-type="float">
            <text:p>1.5471272587</text:p>
          </table:table-cell>
          <table:table-cell office:value-type="float" office:value="1.3911627200312" calcext:value-type="float">
            <text:p>1.39116272</text:p>
          </table:table-cell>
          <table:table-cell office:value-type="float" office:value="267.399031743488" calcext:value-type="float">
            <text:p>267.3990317435</text:p>
          </table:table-cell>
          <table:table-cell table:number-columns-repeated="2"/>
        </table:table-row>
        <table:table-row table:style-name="ro1">
          <table:table-cell office:value-type="float" office:value="0.000684059554452728" calcext:value-type="float">
            <text:p>0.0006840596</text:p>
          </table:table-cell>
          <table:table-cell office:value-type="float" office:value="3395.4000000091" calcext:value-type="float">
            <text:p>3395.4000000091</text:p>
          </table:table-cell>
          <table:table-cell office:value-type="float" office:value="6.35385731319256E-015" calcext:value-type="float">
            <text:p>6.3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779879544072" calcext:value-type="float">
            <text:p>1.66E-005</text:p>
          </table:table-cell>
          <table:table-cell office:value-type="float" office:value="1.54711744918842" calcext:value-type="float">
            <text:p>1.5471174492</text:p>
          </table:table-cell>
          <table:table-cell office:value-type="float" office:value="1.39094174995195" calcext:value-type="float">
            <text:p>1.39094175</text:p>
          </table:table-cell>
          <table:table-cell office:value-type="float" office:value="267.399029974231" calcext:value-type="float">
            <text:p>267.3990299742</text:p>
          </table:table-cell>
          <table:table-cell table:number-columns-repeated="2"/>
        </table:table-row>
        <table:table-row table:style-name="ro1">
          <table:table-cell office:value-type="float" office:value="0.000685112231839255" calcext:value-type="float">
            <text:p>0.0006851122</text:p>
          </table:table-cell>
          <table:table-cell office:value-type="float" office:value="3395.40000000912" calcext:value-type="float">
            <text:p>3395.4000000091</text:p>
          </table:table-cell>
          <table:table-cell office:value-type="float" office:value="6.3756477099355E-015" calcext:value-type="float">
            <text:p>6.3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881108845517" calcext:value-type="float">
            <text:p>1.66E-005</text:p>
          </table:table-cell>
          <table:table-cell office:value-type="float" office:value="1.54710917564459" calcext:value-type="float">
            <text:p>1.5471091756</text:p>
          </table:table-cell>
          <table:table-cell office:value-type="float" office:value="1.39075551048919" calcext:value-type="float">
            <text:p>1.3907555105</text:p>
          </table:table-cell>
          <table:table-cell office:value-type="float" office:value="267.39902848149" calcext:value-type="float">
            <text:p>267.3990284815</text:p>
          </table:table-cell>
          <table:table-cell table:number-columns-repeated="2"/>
        </table:table-row>
        <table:table-row table:style-name="ro1">
          <table:table-cell office:value-type="float" office:value="0.000687010847548287" calcext:value-type="float">
            <text:p>0.0006870108</text:p>
          </table:table-cell>
          <table:table-cell office:value-type="float" office:value="3395.40000000915" calcext:value-type="float">
            <text:p>3395.4000000092</text:p>
          </table:table-cell>
          <table:table-cell office:value-type="float" office:value="6.4150583358347E-015" calcext:value-type="float">
            <text:p>6.4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6063686686717" calcext:value-type="float">
            <text:p>1.66E-005</text:p>
          </table:table-cell>
          <table:table-cell office:value-type="float" office:value="1.5470942632084" calcext:value-type="float">
            <text:p>1.5470942632</text:p>
          </table:table-cell>
          <table:table-cell office:value-type="float" office:value="1.39042005912401" calcext:value-type="float">
            <text:p>1.3904200591</text:p>
          </table:table-cell>
          <table:table-cell office:value-type="float" office:value="267.399025789171" calcext:value-type="float">
            <text:p>267.3990257892</text:p>
          </table:table-cell>
          <table:table-cell table:number-columns-repeated="2"/>
        </table:table-row>
        <table:table-row table:style-name="ro1">
          <table:table-cell office:value-type="float" office:value="0.000694315701353402" calcext:value-type="float">
            <text:p>0.0006943157</text:p>
          </table:table-cell>
          <table:table-cell office:value-type="float" office:value="3395.40000000927" calcext:value-type="float">
            <text:p>3395.4000000093</text:p>
          </table:table-cell>
          <table:table-cell office:value-type="float" office:value="6.56800364640697E-015" calcext:value-type="float">
            <text:p>6.5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6766148440272" calcext:value-type="float">
            <text:p>1.67E-005</text:p>
          </table:table-cell>
          <table:table-cell office:value-type="float" office:value="1.5470369773785" calcext:value-type="float">
            <text:p>1.5470369774</text:p>
          </table:table-cell>
          <table:table-cell office:value-type="float" office:value="1.38913480928868" calcext:value-type="float">
            <text:p>1.3891348093</text:p>
          </table:table-cell>
          <table:table-cell office:value-type="float" office:value="267.399015430575" calcext:value-type="float">
            <text:p>267.3990154306</text:p>
          </table:table-cell>
          <table:table-cell table:number-columns-repeated="2"/>
        </table:table-row>
        <table:table-row table:style-name="ro1">
          <table:table-cell office:value-type="float" office:value="0.000699316721365694" calcext:value-type="float">
            <text:p>0.0006993167</text:p>
          </table:table-cell>
          <table:table-cell office:value-type="float" office:value="3395.40000000935" calcext:value-type="float">
            <text:p>3395.4000000094</text:p>
          </table:table-cell>
          <table:table-cell office:value-type="float" office:value="6.67391902426164E-015" calcext:value-type="float">
            <text:p>6.6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247065250137" calcext:value-type="float">
            <text:p>1.67E-005</text:p>
          </table:table-cell>
          <table:table-cell office:value-type="float" office:value="1.54699784276115" calcext:value-type="float">
            <text:p>1.5469978428</text:p>
          </table:table-cell>
          <table:table-cell office:value-type="float" office:value="1.38825980240538" calcext:value-type="float">
            <text:p>1.3882598024</text:p>
          </table:table-cell>
          <table:table-cell office:value-type="float" office:value="267.399008338915" calcext:value-type="float">
            <text:p>267.3990083389</text:p>
          </table:table-cell>
          <table:table-cell table:number-columns-repeated="2"/>
        </table:table-row>
        <table:table-row table:style-name="ro1">
          <table:table-cell office:value-type="float" office:value="0.000701719990114041" calcext:value-type="float">
            <text:p>0.00070172</text:p>
          </table:table-cell>
          <table:table-cell office:value-type="float" office:value="3395.40000000939" calcext:value-type="float">
            <text:p>3395.4000000094</text:p>
          </table:table-cell>
          <table:table-cell office:value-type="float" office:value="6.72516714156843E-015" calcext:value-type="float">
            <text:p>6.7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478172639598" calcext:value-type="float">
            <text:p>1.67E-005</text:p>
          </table:table-cell>
          <table:table-cell office:value-type="float" office:value="1.54697906215556" calcext:value-type="float">
            <text:p>1.5469790622</text:p>
          </table:table-cell>
          <table:table-cell office:value-type="float" office:value="1.38784071787466" calcext:value-type="float">
            <text:p>1.3878407179</text:p>
          </table:table-cell>
          <table:table-cell office:value-type="float" office:value="267.399004930976" calcext:value-type="float">
            <text:p>267.399004931</text:p>
          </table:table-cell>
          <table:table-cell table:number-columns-repeated="2"/>
        </table:table-row>
        <table:table-row table:style-name="ro1">
          <table:table-cell office:value-type="float" office:value="0.000703635031984635" calcext:value-type="float">
            <text:p>0.000703635</text:p>
          </table:table-cell>
          <table:table-cell office:value-type="float" office:value="3395.40000000943" calcext:value-type="float">
            <text:p>3395.4000000094</text:p>
          </table:table-cell>
          <table:table-cell office:value-type="float" office:value="6.76616704003398E-015" calcext:value-type="float">
            <text:p>6.7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662330321988" calcext:value-type="float">
            <text:p>1.68E-005</text:p>
          </table:table-cell>
          <table:table-cell office:value-type="float" office:value="1.54696410869198" calcext:value-type="float">
            <text:p>1.5469641087</text:p>
          </table:table-cell>
          <table:table-cell office:value-type="float" office:value="1.38750742074232" calcext:value-type="float">
            <text:p>1.3875074207</text:p>
          </table:table-cell>
          <table:table-cell office:value-type="float" office:value="267.399002215365" calcext:value-type="float">
            <text:p>267.3990022154</text:p>
          </table:table-cell>
          <table:table-cell table:number-columns-repeated="2"/>
        </table:table-row>
        <table:table-row table:style-name="ro1">
          <table:table-cell office:value-type="float" office:value="0.000705543482849267" calcext:value-type="float">
            <text:p>0.0007055435</text:p>
          </table:table-cell>
          <table:table-cell office:value-type="float" office:value="3395.40000000946" calcext:value-type="float">
            <text:p>3395.4000000095</text:p>
          </table:table-cell>
          <table:table-cell office:value-type="float" office:value="6.80716973785858E-015" calcext:value-type="float">
            <text:p>6.8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845854215906" calcext:value-type="float">
            <text:p>1.68E-005</text:p>
          </table:table-cell>
          <table:table-cell office:value-type="float" office:value="1.54694921639629" calcext:value-type="float">
            <text:p>1.5469492164</text:p>
          </table:table-cell>
          <table:table-cell office:value-type="float" office:value="1.38717584232976" calcext:value-type="float">
            <text:p>1.3871758423</text:p>
          </table:table-cell>
          <table:table-cell office:value-type="float" office:value="267.3989995091" calcext:value-type="float">
            <text:p>267.3989995091</text:p>
          </table:table-cell>
          <table:table-cell table:number-columns-repeated="2"/>
        </table:table-row>
        <table:table-row table:style-name="ro1">
          <table:table-cell office:value-type="float" office:value="0.000706842465046813" calcext:value-type="float">
            <text:p>0.0007068425</text:p>
          </table:table-cell>
          <table:table-cell office:value-type="float" office:value="3395.40000000948" calcext:value-type="float">
            <text:p>3395.4000000095</text:p>
          </table:table-cell>
          <table:table-cell office:value-type="float" office:value="6.83516037076533E-015" calcext:value-type="float">
            <text:p>6.8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970769300308" calcext:value-type="float">
            <text:p>1.68E-005</text:p>
          </table:table-cell>
          <table:table-cell office:value-type="float" office:value="1.54693908541891" calcext:value-type="float">
            <text:p>1.5469390854</text:p>
          </table:table-cell>
          <table:table-cell office:value-type="float" office:value="1.38695047993572" calcext:value-type="float">
            <text:p>1.3869504799</text:p>
          </table:table-cell>
          <table:table-cell office:value-type="float" office:value="267.398997667087" calcext:value-type="float">
            <text:p>267.3989976671</text:p>
          </table:table-cell>
          <table:table-cell table:number-columns-repeated="2"/>
        </table:table-row>
        <table:table-row table:style-name="ro1">
          <table:table-cell office:value-type="float" office:value="0.000707816575480647" calcext:value-type="float">
            <text:p>0.0007078166</text:p>
          </table:table-cell>
          <table:table-cell office:value-type="float" office:value="3395.40000000949" calcext:value-type="float">
            <text:p>3395.4000000095</text:p>
          </table:table-cell>
          <table:table-cell office:value-type="float" office:value="6.85619437391594E-015" calcext:value-type="float">
            <text:p>6.86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064443484845" calcext:value-type="float">
            <text:p>1.68E-005</text:p>
          </table:table-cell>
          <table:table-cell office:value-type="float" office:value="1.54693149151689" calcext:value-type="float">
            <text:p>1.5469314915</text:p>
          </table:table-cell>
          <table:table-cell office:value-type="float" office:value="1.38678165269401" calcext:value-type="float">
            <text:p>1.3867816527</text:p>
          </table:table-cell>
          <table:table-cell office:value-type="float" office:value="267.398996285757" calcext:value-type="float">
            <text:p>267.3989962858</text:p>
          </table:table-cell>
          <table:table-cell table:number-columns-repeated="2"/>
        </table:table-row>
        <table:table-row table:style-name="ro1">
          <table:table-cell office:value-type="float" office:value="0.000708596711164727" calcext:value-type="float">
            <text:p>0.0007085967</text:p>
          </table:table-cell>
          <table:table-cell office:value-type="float" office:value="3395.40000000951" calcext:value-type="float">
            <text:p>3395.4000000095</text:p>
          </table:table-cell>
          <table:table-cell office:value-type="float" office:value="6.87306692842085E-015" calcext:value-type="float">
            <text:p>6.8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139464320391" calcext:value-type="float">
            <text:p>1.68E-005</text:p>
          </table:table-cell>
          <table:table-cell office:value-type="float" office:value="1.54692541117423" calcext:value-type="float">
            <text:p>1.5469254112</text:p>
          </table:table-cell>
          <table:table-cell office:value-type="float" office:value="1.38664655057151" calcext:value-type="float">
            <text:p>1.3866465506</text:p>
          </table:table-cell>
          <table:table-cell office:value-type="float" office:value="267.398995179491" calcext:value-type="float">
            <text:p>267.3989951795</text:p>
          </table:table-cell>
          <table:table-cell table:number-columns-repeated="2"/>
        </table:table-row>
        <table:table-row table:style-name="ro1">
          <table:table-cell office:value-type="float" office:value="0.000709882706484281" calcext:value-type="float">
            <text:p>0.0007098827</text:p>
          </table:table-cell>
          <table:table-cell office:value-type="float" office:value="3395.40000000953" calcext:value-type="float">
            <text:p>3395.4000000095</text:p>
          </table:table-cell>
          <table:table-cell office:value-type="float" office:value="6.9009326313188E-015" calcext:value-type="float">
            <text:p>6.9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263130567506" calcext:value-type="float">
            <text:p>1.68E-005</text:p>
          </table:table-cell>
          <table:table-cell office:value-type="float" office:value="1.54691539270545" calcext:value-type="float">
            <text:p>1.5469153927</text:p>
          </table:table-cell>
          <table:table-cell office:value-type="float" office:value="1.38642405135289" calcext:value-type="float">
            <text:p>1.3864240514</text:p>
          </table:table-cell>
          <table:table-cell office:value-type="float" office:value="267.398993355895" calcext:value-type="float">
            <text:p>267.3989933559</text:p>
          </table:table-cell>
          <table:table-cell table:number-columns-repeated="2"/>
        </table:table-row>
        <table:table-row table:style-name="ro1">
          <table:table-cell office:value-type="float" office:value="0.00071096771505997" calcext:value-type="float">
            <text:p>0.0007109677</text:p>
          </table:table-cell>
          <table:table-cell office:value-type="float" office:value="3395.40000000955" calcext:value-type="float">
            <text:p>3395.4000000096</text:p>
          </table:table-cell>
          <table:table-cell office:value-type="float" office:value="6.92449415393838E-015" calcext:value-type="float">
            <text:p>6.9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367469166915" calcext:value-type="float">
            <text:p>1.68E-005</text:p>
          </table:table-cell>
          <table:table-cell office:value-type="float" office:value="1.5469069434254" calcext:value-type="float">
            <text:p>1.5469069434</text:p>
          </table:table-cell>
          <table:table-cell office:value-type="float" office:value="1.38623652597215" calcext:value-type="float">
            <text:p>1.386236526</text:p>
          </table:table-cell>
          <table:table-cell office:value-type="float" office:value="267.398991817306" calcext:value-type="float">
            <text:p>267.3989918173</text:p>
          </table:table-cell>
          <table:table-cell table:number-columns-repeated="2"/>
        </table:table-row>
        <table:table-row table:style-name="ro1">
          <table:table-cell office:value-type="float" office:value="0.000712362241340674" calcext:value-type="float">
            <text:p>0.0007123622</text:p>
          </table:table-cell>
          <table:table-cell office:value-type="float" office:value="3395.40000000957" calcext:value-type="float">
            <text:p>3395.4000000096</text:p>
          </table:table-cell>
          <table:table-cell office:value-type="float" office:value="6.954845503457E-015" calcext:value-type="float">
            <text:p>6.9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501572193174" calcext:value-type="float">
            <text:p>1.69E-005</text:p>
          </table:table-cell>
          <table:table-cell office:value-type="float" office:value="1.54689608852409" calcext:value-type="float">
            <text:p>1.5468960885</text:p>
          </table:table-cell>
          <table:table-cell office:value-type="float" office:value="1.38599577352992" calcext:value-type="float">
            <text:p>1.3859957735</text:p>
          </table:table-cell>
          <table:table-cell office:value-type="float" office:value="267.398989839808" calcext:value-type="float">
            <text:p>267.3989898398</text:p>
          </table:table-cell>
          <table:table-cell table:number-columns-repeated="2"/>
        </table:table-row>
        <table:table-row table:style-name="ro1">
          <table:table-cell office:value-type="float" office:value="0.000714281401744098" calcext:value-type="float">
            <text:p>0.0007142814</text:p>
          </table:table-cell>
          <table:table-cell office:value-type="float" office:value="3395.4000000096" calcext:value-type="float">
            <text:p>3395.4000000096</text:p>
          </table:table-cell>
          <table:table-cell office:value-type="float" office:value="6.99674139456873E-015" calcext:value-type="float">
            <text:p>7.0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68612608371" calcext:value-type="float">
            <text:p>1.69E-005</text:p>
          </table:table-cell>
          <table:table-cell office:value-type="float" office:value="1.5468811579579" calcext:value-type="float">
            <text:p>1.546881158</text:p>
          </table:table-cell>
          <table:table-cell office:value-type="float" office:value="1.38566493929443" calcext:value-type="float">
            <text:p>1.3856649393</text:p>
          </table:table-cell>
          <table:table-cell office:value-type="float" office:value="267.398987118356" calcext:value-type="float">
            <text:p>267.3989871184</text:p>
          </table:table-cell>
          <table:table-cell table:number-columns-repeated="2"/>
        </table:table-row>
        <table:table-row table:style-name="ro1">
          <table:table-cell office:value-type="float" office:value="0.00071603715520498" calcext:value-type="float">
            <text:p>0.0007160372</text:p>
          </table:table-cell>
          <table:table-cell office:value-type="float" office:value="3395.40000000963" calcext:value-type="float">
            <text:p>3395.4000000096</text:p>
          </table:table-cell>
          <table:table-cell office:value-type="float" office:value="7.03519809638803E-015" calcext:value-type="float">
            <text:p>7.0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85496615553" calcext:value-type="float">
            <text:p>1.69E-005</text:p>
          </table:table-cell>
          <table:table-cell office:value-type="float" office:value="1.54686750857662" calcext:value-type="float">
            <text:p>1.5468675086</text:p>
          </table:table-cell>
          <table:table-cell office:value-type="float" office:value="1.38536277140288" calcext:value-type="float">
            <text:p>1.3853627714</text:p>
          </table:table-cell>
          <table:table-cell office:value-type="float" office:value="267.398984628623" calcext:value-type="float">
            <text:p>267.3989846286</text:p>
          </table:table-cell>
          <table:table-cell table:number-columns-repeated="2"/>
        </table:table-row>
        <table:table-row table:style-name="ro1">
          <table:table-cell office:value-type="float" office:value="0.000717460137728168" calcext:value-type="float">
            <text:p>0.0007174601</text:p>
          </table:table-cell>
          <table:table-cell office:value-type="float" office:value="3395.40000000966" calcext:value-type="float">
            <text:p>3395.4000000097</text:p>
          </table:table-cell>
          <table:table-cell office:value-type="float" office:value="7.06645588054455E-015" calcext:value-type="float">
            <text:p>7.0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991805698762" calcext:value-type="float">
            <text:p>1.69E-005</text:p>
          </table:table-cell>
          <table:table-cell office:value-type="float" office:value="1.54685645226164" calcext:value-type="float">
            <text:p>1.5468564523</text:p>
          </table:table-cell>
          <table:table-cell office:value-type="float" office:value="1.38511822175745" calcext:value-type="float">
            <text:p>1.3851182218</text:p>
          </table:table-cell>
          <table:table-cell office:value-type="float" office:value="267.398982610772" calcext:value-type="float">
            <text:p>267.3989826108</text:p>
          </table:table-cell>
          <table:table-cell table:number-columns-repeated="2"/>
        </table:table-row>
        <table:table-row table:style-name="ro1">
          <table:table-cell office:value-type="float" office:value="0.000723152067820922" calcext:value-type="float">
            <text:p>0.0007231521</text:p>
          </table:table-cell>
          <table:table-cell office:value-type="float" office:value="3395.40000000975" calcext:value-type="float">
            <text:p>3395.4000000098</text:p>
          </table:table-cell>
          <table:table-cell office:value-type="float" office:value="7.1922928061194E-015" calcext:value-type="float">
            <text:p>7.1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539164023905" calcext:value-type="float">
            <text:p>1.70E-005</text:p>
          </table:table-cell>
          <table:table-cell office:value-type="float" office:value="1.54681227994762" calcext:value-type="float">
            <text:p>1.5468122799</text:p>
          </table:table-cell>
          <table:table-cell office:value-type="float" office:value="1.38414312368107" calcext:value-type="float">
            <text:p>1.3841431237</text:p>
          </table:table-cell>
          <table:table-cell office:value-type="float" office:value="267.398974539371" calcext:value-type="float">
            <text:p>267.3989745394</text:p>
          </table:table-cell>
          <table:table-cell table:number-columns-repeated="2"/>
        </table:table-row>
        <table:table-row table:style-name="ro1">
          <table:table-cell office:value-type="float" office:value="0.000724777578459229" calcext:value-type="float">
            <text:p>0.0007247776</text:p>
          </table:table-cell>
          <table:table-cell office:value-type="float" office:value="3395.40000000978" calcext:value-type="float">
            <text:p>3395.4000000098</text:p>
          </table:table-cell>
          <table:table-cell office:value-type="float" office:value="7.22846658632611E-015" calcext:value-type="float">
            <text:p>7.2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695479547569" calcext:value-type="float">
            <text:p>1.70E-005</text:p>
          </table:table-cell>
          <table:table-cell office:value-type="float" office:value="1.54679968078395" calcext:value-type="float">
            <text:p>1.5467996808</text:p>
          </table:table-cell>
          <table:table-cell office:value-type="float" office:value="1.38386556030223" calcext:value-type="float">
            <text:p>1.3838655603</text:p>
          </table:table-cell>
          <table:table-cell office:value-type="float" office:value="267.398972234328" calcext:value-type="float">
            <text:p>267.3989722343</text:p>
          </table:table-cell>
          <table:table-cell table:number-columns-repeated="2"/>
        </table:table-row>
        <table:table-row table:style-name="ro1">
          <table:table-cell office:value-type="float" office:value="0.000726761083815478" calcext:value-type="float">
            <text:p>0.0007267611</text:p>
          </table:table-cell>
          <table:table-cell office:value-type="float" office:value="3395.40000000981" calcext:value-type="float">
            <text:p>3395.4000000098</text:p>
          </table:table-cell>
          <table:table-cell office:value-type="float" office:value="7.27275003463518E-015" calcext:value-type="float">
            <text:p>7.2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886221285599" calcext:value-type="float">
            <text:p>1.70E-005</text:p>
          </table:table-cell>
          <table:table-cell office:value-type="float" office:value="1.54678431793405" calcext:value-type="float">
            <text:p>1.5467843179</text:p>
          </table:table-cell>
          <table:table-cell office:value-type="float" office:value="1.38352741083099" calcext:value-type="float">
            <text:p>1.3835274108</text:p>
          </table:table-cell>
          <table:table-cell office:value-type="float" office:value="267.398969421632" calcext:value-type="float">
            <text:p>267.3989694216</text:p>
          </table:table-cell>
          <table:table-cell table:number-columns-repeated="2"/>
        </table:table-row>
        <table:table-row table:style-name="ro1">
          <table:table-cell office:value-type="float" office:value="0.000728349613460149" calcext:value-type="float">
            <text:p>0.0007283496</text:p>
          </table:table-cell>
          <table:table-cell office:value-type="float" office:value="3395.40000000984" calcext:value-type="float">
            <text:p>3395.4000000098</text:p>
          </table:table-cell>
          <table:table-cell office:value-type="float" office:value="7.30832871831178E-015" calcext:value-type="float">
            <text:p>7.3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038980614958" calcext:value-type="float">
            <text:p>1.70E-005</text:p>
          </table:table-cell>
          <table:table-cell office:value-type="float" office:value="1.54677202129934" calcext:value-type="float">
            <text:p>1.5467720213</text:p>
          </table:table-cell>
          <table:table-cell office:value-type="float" office:value="1.38325702650811" calcext:value-type="float">
            <text:p>1.3832570265</text:p>
          </table:table-cell>
          <table:table-cell office:value-type="float" office:value="267.398967169029" calcext:value-type="float">
            <text:p>267.398967169</text:p>
          </table:table-cell>
          <table:table-cell table:number-columns-repeated="2"/>
        </table:table-row>
        <table:table-row table:style-name="ro1">
          <table:table-cell office:value-type="float" office:value="0.000732679835620041" calcext:value-type="float">
            <text:p>0.0007326798</text:p>
          </table:table-cell>
          <table:table-cell office:value-type="float" office:value="3395.40000000991" calcext:value-type="float">
            <text:p>3395.4000000099</text:p>
          </table:table-cell>
          <table:table-cell office:value-type="float" office:value="7.4058267559304E-015" calcext:value-type="float">
            <text:p>7.4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455392099261" calcext:value-type="float">
            <text:p>1.70E-005</text:p>
          </table:table-cell>
          <table:table-cell office:value-type="float" office:value="1.54673853647922" calcext:value-type="float">
            <text:p>1.5467385365</text:p>
          </table:table-cell>
          <table:table-cell office:value-type="float" office:value="1.38252190956441" calcext:value-type="float">
            <text:p>1.3825219096</text:p>
          </table:table-cell>
          <table:table-cell office:value-type="float" office:value="267.398961028588" calcext:value-type="float">
            <text:p>267.3989610286</text:p>
          </table:table-cell>
          <table:table-cell table:number-columns-repeated="2"/>
        </table:table-row>
        <table:table-row table:style-name="ro1">
          <table:table-cell office:value-type="float" office:value="0.000734993907860219" calcext:value-type="float">
            <text:p>0.0007349939</text:p>
          </table:table-cell>
          <table:table-cell office:value-type="float" office:value="3395.40000000995" calcext:value-type="float">
            <text:p>3395.40000001</text:p>
          </table:table-cell>
          <table:table-cell office:value-type="float" office:value="7.45823797490276E-015" calcext:value-type="float">
            <text:p>7.4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677922600513" calcext:value-type="float">
            <text:p>1.71E-005</text:p>
          </table:table-cell>
          <table:table-cell office:value-type="float" office:value="1.54672066306525" calcext:value-type="float">
            <text:p>1.5467206631</text:p>
          </table:table-cell>
          <table:table-cell office:value-type="float" office:value="1.3821302170976" calcext:value-type="float">
            <text:p>1.3821302171</text:p>
          </table:table-cell>
          <table:table-cell office:value-type="float" office:value="267.398957747135" calcext:value-type="float">
            <text:p>267.3989577471</text:p>
          </table:table-cell>
          <table:table-cell table:number-columns-repeated="2"/>
        </table:table-row>
        <table:table-row table:style-name="ro1">
          <table:table-cell office:value-type="float" office:value="0.000737253630594937" calcext:value-type="float">
            <text:p>0.0007372536</text:p>
          </table:table-cell>
          <table:table-cell office:value-type="float" office:value="3395.40000000999" calcext:value-type="float">
            <text:p>3395.40000001</text:p>
          </table:table-cell>
          <table:table-cell office:value-type="float" office:value="7.50962578276069E-015" calcext:value-type="float">
            <text:p>7.5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89522667472" calcext:value-type="float">
            <text:p>1.71E-005</text:p>
          </table:table-cell>
          <table:table-cell office:value-type="float" office:value="1.54670322500091" calcext:value-type="float">
            <text:p>1.546703225</text:p>
          </table:table-cell>
          <table:table-cell office:value-type="float" office:value="1.38174849663839" calcext:value-type="float">
            <text:p>1.3817484966</text:p>
          </table:table-cell>
          <table:table-cell office:value-type="float" office:value="267.398954542751" calcext:value-type="float">
            <text:p>267.3989545428</text:p>
          </table:table-cell>
          <table:table-cell table:number-columns-repeated="2"/>
        </table:table-row>
        <table:table-row table:style-name="ro1">
          <table:table-cell office:value-type="float" office:value="0.000744279244478018" calcext:value-type="float">
            <text:p>0.0007442792</text:p>
          </table:table-cell>
          <table:table-cell office:value-type="float" office:value="3395.40000001011" calcext:value-type="float">
            <text:p>3395.4000000101</text:p>
          </table:table-cell>
          <table:table-cell office:value-type="float" office:value="7.67070644164787E-015" calcext:value-type="float">
            <text:p>7.6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570838353829" calcext:value-type="float">
            <text:p>1.72E-005</text:p>
          </table:table-cell>
          <table:table-cell office:value-type="float" office:value="1.54664908884001" calcext:value-type="float">
            <text:p>1.5466490888</text:p>
          </table:table-cell>
          <table:table-cell office:value-type="float" office:value="1.38056655282481" calcext:value-type="float">
            <text:p>1.3805665528</text:p>
          </table:table-cell>
          <table:table-cell office:value-type="float" office:value="267.398944580129" calcext:value-type="float">
            <text:p>267.3989445801</text:p>
          </table:table-cell>
          <table:table-cell table:number-columns-repeated="2"/>
        </table:table-row>
        <table:table-row table:style-name="ro1">
          <table:table-cell office:value-type="float" office:value="0.000745229740310485" calcext:value-type="float">
            <text:p>0.0007452297</text:p>
          </table:table-cell>
          <table:table-cell office:value-type="float" office:value="3395.40000001013" calcext:value-type="float">
            <text:p>3395.4000000101</text:p>
          </table:table-cell>
          <table:table-cell office:value-type="float" office:value="7.69265192431466E-015" calcext:value-type="float">
            <text:p>7.6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662241937465" calcext:value-type="float">
            <text:p>1.72E-005</text:p>
          </table:table-cell>
          <table:table-cell office:value-type="float" office:value="1.54664177476831" calcext:value-type="float">
            <text:p>1.5466417748</text:p>
          </table:table-cell>
          <table:table-cell office:value-type="float" office:value="1.38040720814279" calcext:value-type="float">
            <text:p>1.3804072081</text:p>
          </table:table-cell>
          <table:table-cell office:value-type="float" office:value="267.398943232286" calcext:value-type="float">
            <text:p>267.3989432323</text:p>
          </table:table-cell>
          <table:table-cell table:number-columns-repeated="2"/>
        </table:table-row>
        <table:table-row table:style-name="ro1">
          <table:table-cell office:value-type="float" office:value="0.000745997712978739" calcext:value-type="float">
            <text:p>0.0007459977</text:p>
          </table:table-cell>
          <table:table-cell office:value-type="float" office:value="3395.40000001014" calcext:value-type="float">
            <text:p>3395.4000000101</text:p>
          </table:table-cell>
          <table:table-cell office:value-type="float" office:value="7.71040988324821E-015" calcext:value-type="float">
            <text:p>7.7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736093349392" calcext:value-type="float">
            <text:p>1.72E-005</text:p>
          </table:table-cell>
          <table:table-cell office:value-type="float" office:value="1.54663586762643" calcext:value-type="float">
            <text:p>1.5466358676</text:p>
          </table:table-cell>
          <table:table-cell office:value-type="float" office:value="1.38027855946336" calcext:value-type="float">
            <text:p>1.3802785595</text:p>
          </table:table-cell>
          <table:table-cell office:value-type="float" office:value="267.398942143267" calcext:value-type="float">
            <text:p>267.3989421433</text:p>
          </table:table-cell>
          <table:table-cell table:number-columns-repeated="2"/>
        </table:table-row>
        <table:table-row table:style-name="ro1">
          <table:table-cell office:value-type="float" office:value="0.000746635278834108" calcext:value-type="float">
            <text:p>0.0007466353</text:p>
          </table:table-cell>
          <table:table-cell office:value-type="float" office:value="3395.40000001015" calcext:value-type="float">
            <text:p>3395.4000000102</text:p>
          </table:table-cell>
          <table:table-cell office:value-type="float" office:value="7.72517053092508E-015" calcext:value-type="float">
            <text:p>7.7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797404308523" calcext:value-type="float">
            <text:p>1.72E-005</text:p>
          </table:table-cell>
          <table:table-cell office:value-type="float" office:value="1.54663096424799" calcext:value-type="float">
            <text:p>1.5466309642</text:p>
          </table:table-cell>
          <table:table-cell office:value-type="float" office:value="1.38017182210755" calcext:value-type="float">
            <text:p>1.3801718221</text:p>
          </table:table-cell>
          <table:table-cell office:value-type="float" office:value="267.398941239172" calcext:value-type="float">
            <text:p>267.3989412392</text:p>
          </table:table-cell>
          <table:table-cell table:number-columns-repeated="2"/>
        </table:table-row>
        <table:table-row table:style-name="ro1">
          <table:table-cell office:value-type="float" office:value="0.000747901664603079" calcext:value-type="float">
            <text:p>0.0007479017</text:p>
          </table:table-cell>
          <table:table-cell office:value-type="float" office:value="3395.40000001017" calcext:value-type="float">
            <text:p>3395.4000000102</text:p>
          </table:table-cell>
          <table:table-cell office:value-type="float" office:value="7.7545380885516E-015" calcext:value-type="float">
            <text:p>7.7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919185189764" calcext:value-type="float">
            <text:p>1.72E-005</text:p>
          </table:table-cell>
          <table:table-cell office:value-type="float" office:value="1.5466212270174" calcext:value-type="float">
            <text:p>1.546621227</text:p>
          </table:table-cell>
          <table:table-cell office:value-type="float" office:value="1.37995998865611" calcext:value-type="float">
            <text:p>1.3799599887</text:p>
          </table:table-cell>
          <table:table-cell office:value-type="float" office:value="267.398939443382" calcext:value-type="float">
            <text:p>267.3989394434</text:p>
          </table:table-cell>
          <table:table-cell table:number-columns-repeated="2"/>
        </table:table-row>
        <table:table-row table:style-name="ro1">
          <table:table-cell office:value-type="float" office:value="0.00074914220049194" calcext:value-type="float">
            <text:p>0.0007491422</text:p>
          </table:table-cell>
          <table:table-cell office:value-type="float" office:value="3395.40000001019" calcext:value-type="float">
            <text:p>3395.4000000102</text:p>
          </table:table-cell>
          <table:table-cell office:value-type="float" office:value="7.78336909381632E-015" calcext:value-type="float">
            <text:p>7.7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2038480252486" calcext:value-type="float">
            <text:p>1.72E-005</text:p>
          </table:table-cell>
          <table:table-cell office:value-type="float" office:value="1.5466116942405" calcext:value-type="float">
            <text:p>1.5466116942</text:p>
          </table:table-cell>
          <table:table-cell office:value-type="float" office:value="1.37975270724712" calcext:value-type="float">
            <text:p>1.3797527072</text:p>
          </table:table-cell>
          <table:table-cell office:value-type="float" office:value="267.398937684249" calcext:value-type="float">
            <text:p>267.3989376842</text:p>
          </table:table-cell>
          <table:table-cell table:number-columns-repeated="2"/>
        </table:table-row>
        <table:table-row table:style-name="ro1">
          <table:table-cell office:value-type="float" office:value="0.000753484009683634" calcext:value-type="float">
            <text:p>0.000753484</text:p>
          </table:table-cell>
          <table:table-cell office:value-type="float" office:value="3395.40000001027" calcext:value-type="float">
            <text:p>3395.4000000103</text:p>
          </table:table-cell>
          <table:table-cell office:value-type="float" office:value="7.88476697409496E-015" calcext:value-type="float">
            <text:p>7.8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2456006675072" calcext:value-type="float">
            <text:p>1.72E-005</text:p>
          </table:table-cell>
          <table:table-cell office:value-type="float" office:value="1.54657835838881" calcext:value-type="float">
            <text:p>1.5465783584</text:p>
          </table:table-cell>
          <table:table-cell office:value-type="float" office:value="1.37902900477266" calcext:value-type="float">
            <text:p>1.3790290048</text:p>
          </table:table-cell>
          <table:table-cell office:value-type="float" office:value="267.398931527378" calcext:value-type="float">
            <text:p>267.3989315274</text:p>
          </table:table-cell>
          <table:table-cell table:number-columns-repeated="2"/>
        </table:table-row>
        <table:table-row table:style-name="ro1">
          <table:table-cell office:value-type="float" office:value="0.000763030575821503" calcext:value-type="float">
            <text:p>0.0007630306</text:p>
          </table:table-cell>
          <table:table-cell office:value-type="float" office:value="3395.40000001043" calcext:value-type="float">
            <text:p>3395.4000000104</text:p>
          </table:table-cell>
          <table:table-cell office:value-type="float" office:value="8.11040886007444E-015" calcext:value-type="float">
            <text:p>8.1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3374044667468" calcext:value-type="float">
            <text:p>1.73E-005</text:p>
          </table:table-cell>
          <table:table-cell office:value-type="float" office:value="1.54650523660053" calcext:value-type="float">
            <text:p>1.5465052366</text:p>
          </table:table-cell>
          <table:table-cell office:value-type="float" office:value="1.37744738028533" calcext:value-type="float">
            <text:p>1.3774473803</text:p>
          </table:table-cell>
          <table:table-cell office:value-type="float" office:value="267.398917989938" calcext:value-type="float">
            <text:p>267.3989179899</text:p>
          </table:table-cell>
          <table:table-cell table:number-columns-repeated="2"/>
        </table:table-row>
        <table:table-row table:style-name="ro1">
          <table:table-cell office:value-type="float" office:value="0.000770546577802591" calcext:value-type="float">
            <text:p>0.0007705466</text:p>
          </table:table-cell>
          <table:table-cell office:value-type="float" office:value="3395.40000001057" calcext:value-type="float">
            <text:p>3395.4000000106</text:p>
          </table:table-cell>
          <table:table-cell office:value-type="float" office:value="8.29067158175316E-015" calcext:value-type="float">
            <text:p>8.2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096815546918" calcext:value-type="float">
            <text:p>1.74E-005</text:p>
          </table:table-cell>
          <table:table-cell office:value-type="float" office:value="1.54644783474855" calcext:value-type="float">
            <text:p>1.5464478347</text:p>
          </table:table-cell>
          <table:table-cell office:value-type="float" office:value="1.37621137559171" calcext:value-type="float">
            <text:p>1.3762113756</text:p>
          </table:table-cell>
          <table:table-cell office:value-type="float" office:value="267.398907331925" calcext:value-type="float">
            <text:p>267.3989073319</text:p>
          </table:table-cell>
          <table:table-cell table:number-columns-repeated="2"/>
        </table:table-row>
        <table:table-row table:style-name="ro1">
          <table:table-cell office:value-type="float" office:value="0.000771781132360179" calcext:value-type="float">
            <text:p>0.0007717811</text:p>
          </table:table-cell>
          <table:table-cell office:value-type="float" office:value="3395.40000001059" calcext:value-type="float">
            <text:p>3395.4000000106</text:p>
          </table:table-cell>
          <table:table-cell office:value-type="float" office:value="8.32050199939585E-015" calcext:value-type="float">
            <text:p>8.32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215535632281" calcext:value-type="float">
            <text:p>1.74E-005</text:p>
          </table:table-cell>
          <table:table-cell office:value-type="float" office:value="1.54643842134842" calcext:value-type="float">
            <text:p>1.5464384213</text:p>
          </table:table-cell>
          <table:table-cell office:value-type="float" office:value="1.37600912206675" calcext:value-type="float">
            <text:p>1.3760091221</text:p>
          </table:table-cell>
          <table:table-cell office:value-type="float" office:value="267.398905581274" calcext:value-type="float">
            <text:p>267.3989055813</text:p>
          </table:table-cell>
          <table:table-cell table:number-columns-repeated="2"/>
        </table:table-row>
        <table:table-row table:style-name="ro1">
          <table:table-cell office:value-type="float" office:value="0.000772584996544714" calcext:value-type="float">
            <text:p>0.000772585</text:p>
          </table:table-cell>
          <table:table-cell office:value-type="float" office:value="3395.4000000106" calcext:value-type="float">
            <text:p>3395.4000000106</text:p>
          </table:table-cell>
          <table:table-cell office:value-type="float" office:value="8.33995927394743E-015" calcext:value-type="float">
            <text:p>8.3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292838681409" calcext:value-type="float">
            <text:p>1.74E-005</text:p>
          </table:table-cell>
          <table:table-cell office:value-type="float" office:value="1.54643229371572" calcext:value-type="float">
            <text:p>1.5464322937</text:p>
          </table:table-cell>
          <table:table-cell office:value-type="float" office:value="1.37587754341057" calcext:value-type="float">
            <text:p>1.3758775434</text:p>
          </table:table-cell>
          <table:table-cell office:value-type="float" office:value="267.39890444136" calcext:value-type="float">
            <text:p>267.3989044414</text:p>
          </table:table-cell>
          <table:table-cell table:number-columns-repeated="2"/>
        </table:table-row>
        <table:table-row table:style-name="ro1">
          <table:table-cell office:value-type="float" office:value="0.000773252359296692" calcext:value-type="float">
            <text:p>0.0007732524</text:p>
          </table:table-cell>
          <table:table-cell office:value-type="float" office:value="3395.40000001061" calcext:value-type="float">
            <text:p>3395.4000000106</text:p>
          </table:table-cell>
          <table:table-cell office:value-type="float" office:value="8.35613270928148E-015" calcext:value-type="float">
            <text:p>8.3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357015167842" calcext:value-type="float">
            <text:p>1.74E-005</text:p>
          </table:table-cell>
          <table:table-cell office:value-type="float" office:value="1.54642720749191" calcext:value-type="float">
            <text:p>1.5464272075</text:p>
          </table:table-cell>
          <table:table-cell office:value-type="float" office:value="1.37576837708449" calcext:value-type="float">
            <text:p>1.3757683771</text:p>
          </table:table-cell>
          <table:table-cell office:value-type="float" office:value="267.398903495011" calcext:value-type="float">
            <text:p>267.398903495</text:p>
          </table:table-cell>
          <table:table-cell table:number-columns-repeated="2"/>
        </table:table-row>
        <table:table-row table:style-name="ro1">
          <table:table-cell office:value-type="float" office:value="0.000773869081359448" calcext:value-type="float">
            <text:p>0.0007738691</text:p>
          </table:table-cell>
          <table:table-cell office:value-type="float" office:value="3395.40000001062" calcext:value-type="float">
            <text:p>3395.4000000106</text:p>
          </table:table-cell>
          <table:table-cell office:value-type="float" office:value="8.37109512105224E-015" calcext:value-type="float">
            <text:p>8.3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4163218293" calcext:value-type="float">
            <text:p>1.74E-005</text:p>
          </table:table-cell>
          <table:table-cell office:value-type="float" office:value="1.54642250828357" calcext:value-type="float">
            <text:p>1.5464225083</text:p>
          </table:table-cell>
          <table:table-cell office:value-type="float" office:value="1.37566755048561" calcext:value-type="float">
            <text:p>1.3756675505</text:p>
          </table:table-cell>
          <table:table-cell office:value-type="float" office:value="267.398902620473" calcext:value-type="float">
            <text:p>267.3989026205</text:p>
          </table:table-cell>
          <table:table-cell table:number-columns-repeated="2"/>
        </table:table-row>
        <table:table-row table:style-name="ro1">
          <table:table-cell office:value-type="float" office:value="0.000774324780767056" calcext:value-type="float">
            <text:p>0.0007743248</text:p>
          </table:table-cell>
          <table:table-cell office:value-type="float" office:value="3395.40000001063" calcext:value-type="float">
            <text:p>3395.4000000106</text:p>
          </table:table-cell>
          <table:table-cell office:value-type="float" office:value="8.38216096003215E-015" calcext:value-type="float">
            <text:p>8.3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460143857704" calcext:value-type="float">
            <text:p>1.74E-005</text:p>
          </table:table-cell>
          <table:table-cell office:value-type="float" office:value="1.5464190368209" calcext:value-type="float">
            <text:p>1.5464190368</text:p>
          </table:table-cell>
          <table:table-cell office:value-type="float" office:value="1.37559308360485" calcext:value-type="float">
            <text:p>1.3755930836</text:p>
          </table:table-cell>
          <table:table-cell office:value-type="float" office:value="267.398901974271" calcext:value-type="float">
            <text:p>267.3989019743</text:p>
          </table:table-cell>
          <table:table-cell table:number-columns-repeated="2"/>
        </table:table-row>
        <table:table-row table:style-name="ro1">
          <table:table-cell office:value-type="float" office:value="0.000774769813214381" calcext:value-type="float">
            <text:p>0.0007747698</text:p>
          </table:table-cell>
          <table:table-cell office:value-type="float" office:value="3395.40000001064" calcext:value-type="float">
            <text:p>3395.4000000106</text:p>
          </table:table-cell>
          <table:table-cell office:value-type="float" office:value="8.39297599924452E-015" calcext:value-type="float">
            <text:p>8.3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02940106363" calcext:value-type="float">
            <text:p>1.75E-005</text:p>
          </table:table-cell>
          <table:table-cell office:value-type="float" office:value="1.54641564705583" calcext:value-type="float">
            <text:p>1.5464156471</text:p>
          </table:table-cell>
          <table:table-cell office:value-type="float" office:value="1.3755203881408" calcext:value-type="float">
            <text:p>1.3755203881</text:p>
          </table:table-cell>
          <table:table-cell office:value-type="float" office:value="267.398901343196" calcext:value-type="float">
            <text:p>267.3989013432</text:p>
          </table:table-cell>
          <table:table-cell table:number-columns-repeated="2"/>
        </table:table-row>
        <table:table-row table:style-name="ro1">
          <table:table-cell office:value-type="float" office:value="0.000775198742009679" calcext:value-type="float">
            <text:p>0.0007751987</text:p>
          </table:table-cell>
          <table:table-cell office:value-type="float" office:value="3395.40000001065" calcext:value-type="float">
            <text:p>3395.4000000107</text:p>
          </table:table-cell>
          <table:table-cell office:value-type="float" office:value="8.40340738910966E-015" calcext:value-type="float">
            <text:p>8.4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44187759683" calcext:value-type="float">
            <text:p>1.75E-005</text:p>
          </table:table-cell>
          <table:table-cell office:value-type="float" office:value="1.54641238049695" calcext:value-type="float">
            <text:p>1.5464123805</text:p>
          </table:table-cell>
          <table:table-cell office:value-type="float" office:value="1.37545034962794" calcext:value-type="float">
            <text:p>1.3754503496</text:p>
          </table:table-cell>
          <table:table-cell office:value-type="float" office:value="267.398900734957" calcext:value-type="float">
            <text:p>267.398900735</text:p>
          </table:table-cell>
          <table:table-cell table:number-columns-repeated="2"/>
        </table:table-row>
        <table:table-row table:style-name="ro1">
          <table:table-cell office:value-type="float" office:value="0.000775617630488084" calcext:value-type="float">
            <text:p>0.0007756176</text:p>
          </table:table-cell>
          <table:table-cell office:value-type="float" office:value="3395.40000001065" calcext:value-type="float">
            <text:p>3395.4000000107</text:p>
          </table:table-cell>
          <table:table-cell office:value-type="float" office:value="8.41360189544437E-015" calcext:value-type="float">
            <text:p>8.4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84469893811" calcext:value-type="float">
            <text:p>1.75E-005</text:p>
          </table:table-cell>
          <table:table-cell office:value-type="float" office:value="1.54640919088146" calcext:value-type="float">
            <text:p>1.5464091909</text:p>
          </table:table-cell>
          <table:table-cell office:value-type="float" office:value="1.37538197556344" calcext:value-type="float">
            <text:p>1.3753819756</text:p>
          </table:table-cell>
          <table:table-cell office:value-type="float" office:value="267.398900140955" calcext:value-type="float">
            <text:p>267.398900141</text:p>
          </table:table-cell>
          <table:table-cell table:number-columns-repeated="2"/>
        </table:table-row>
        <table:table-row table:style-name="ro1">
          <table:table-cell office:value-type="float" office:value="0.000776026713672161" calcext:value-type="float">
            <text:p>0.0007760267</text:p>
          </table:table-cell>
          <table:table-cell office:value-type="float" office:value="3395.40000001066" calcext:value-type="float">
            <text:p>3395.4000000107</text:p>
          </table:table-cell>
          <table:table-cell office:value-type="float" office:value="8.42356472735073E-015" calcext:value-type="float">
            <text:p>8.42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23809109617" calcext:value-type="float">
            <text:p>1.75E-005</text:p>
          </table:table-cell>
          <table:table-cell office:value-type="float" office:value="1.54640607629221" calcext:value-type="float">
            <text:p>1.5464060763</text:p>
          </table:table-cell>
          <table:table-cell office:value-type="float" office:value="1.375315225873" calcext:value-type="float">
            <text:p>1.3753152259</text:p>
          </table:table-cell>
          <table:table-cell office:value-type="float" office:value="267.398899560857" calcext:value-type="float">
            <text:p>267.3988995609</text:p>
          </table:table-cell>
          <table:table-cell table:number-columns-repeated="2"/>
        </table:table-row>
        <table:table-row table:style-name="ro1">
          <table:table-cell office:value-type="float" office:value="0.00077639569045382" calcext:value-type="float">
            <text:p>0.0007763957</text:p>
          </table:table-cell>
          <table:table-cell office:value-type="float" office:value="3395.40000001067" calcext:value-type="float">
            <text:p>3395.4000000107</text:p>
          </table:table-cell>
          <table:table-cell office:value-type="float" office:value="8.43255670428653E-015" calcext:value-type="float">
            <text:p>8.4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59291520747" calcext:value-type="float">
            <text:p>1.75E-005</text:p>
          </table:table-cell>
          <table:table-cell office:value-type="float" office:value="1.5464032675852" calcext:value-type="float">
            <text:p>1.5464032676</text:p>
          </table:table-cell>
          <table:table-cell office:value-type="float" office:value="1.37525504050151" calcext:value-type="float">
            <text:p>1.3752550405</text:p>
          </table:table-cell>
          <table:table-cell office:value-type="float" office:value="267.398899037632" calcext:value-type="float">
            <text:p>267.3988990376</text:p>
          </table:table-cell>
          <table:table-cell table:number-columns-repeated="2"/>
        </table:table-row>
        <table:table-row table:style-name="ro1">
          <table:table-cell office:value-type="float" office:value="0.000776761374754693" calcext:value-type="float">
            <text:p>0.0007767614</text:p>
          </table:table-cell>
          <table:table-cell office:value-type="float" office:value="3395.40000001067" calcext:value-type="float">
            <text:p>3395.4000000107</text:p>
          </table:table-cell>
          <table:table-cell office:value-type="float" office:value="8.44147396410141E-015" calcext:value-type="float">
            <text:p>8.4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94457313451" calcext:value-type="float">
            <text:p>1.75E-005</text:p>
          </table:table-cell>
          <table:table-cell office:value-type="float" office:value="1.54640048425144" calcext:value-type="float">
            <text:p>1.5464004843</text:p>
          </table:table-cell>
          <table:table-cell office:value-type="float" office:value="1.37519541105422" calcext:value-type="float">
            <text:p>1.3751954111</text:p>
          </table:table-cell>
          <table:table-cell office:value-type="float" office:value="267.398898519076" calcext:value-type="float">
            <text:p>267.3988985191</text:p>
          </table:table-cell>
          <table:table-cell table:number-columns-repeated="2"/>
        </table:table-row>
        <table:table-row table:style-name="ro1">
          <table:table-cell office:value-type="float" office:value="0.00077707897721834" calcext:value-type="float">
            <text:p>0.000777079</text:p>
          </table:table-cell>
          <table:table-cell office:value-type="float" office:value="3395.40000001068" calcext:value-type="float">
            <text:p>3395.4000000107</text:p>
          </table:table-cell>
          <table:table-cell office:value-type="float" office:value="8.44922320236012E-015" calcext:value-type="float">
            <text:p>8.4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24999348434" calcext:value-type="float">
            <text:p>1.75E-005</text:p>
          </table:table-cell>
          <table:table-cell office:value-type="float" office:value="1.54639806723269" calcext:value-type="float">
            <text:p>1.5463980672</text:p>
          </table:table-cell>
          <table:table-cell office:value-type="float" office:value="1.37514363723062" calcext:value-type="float">
            <text:p>1.3751436372</text:p>
          </table:table-cell>
          <table:table-cell office:value-type="float" office:value="267.398898068702" calcext:value-type="float">
            <text:p>267.3988980687</text:p>
          </table:table-cell>
          <table:table-cell table:number-columns-repeated="2"/>
        </table:table-row>
        <table:table-row table:style-name="ro1">
          <table:table-cell office:value-type="float" office:value="0.00077739904365406" calcext:value-type="float">
            <text:p>0.000777399</text:p>
          </table:table-cell>
          <table:table-cell office:value-type="float" office:value="3395.40000001068" calcext:value-type="float">
            <text:p>3395.4000000107</text:p>
          </table:table-cell>
          <table:table-cell office:value-type="float" office:value="8.45703675520378E-015" calcext:value-type="float">
            <text:p>8.4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55778330598" calcext:value-type="float">
            <text:p>1.75E-005</text:p>
          </table:table-cell>
          <table:table-cell office:value-type="float" office:value="1.54639563158559" calcext:value-type="float">
            <text:p>1.5463956316</text:p>
          </table:table-cell>
          <table:table-cell office:value-type="float" office:value="1.37509147608529" calcext:value-type="float">
            <text:p>1.3750914761</text:p>
          </table:table-cell>
          <table:table-cell office:value-type="float" office:value="267.398897614834" calcext:value-type="float">
            <text:p>267.3988976148</text:p>
          </table:table-cell>
          <table:table-cell table:number-columns-repeated="2"/>
        </table:table-row>
        <table:table-row table:style-name="ro1">
          <table:table-cell office:value-type="float" office:value="0.000777810414641782" calcext:value-type="float">
            <text:p>0.0007778104</text:p>
          </table:table-cell>
          <table:table-cell office:value-type="float" office:value="3395.40000001069" calcext:value-type="float">
            <text:p>3395.4000000107</text:p>
          </table:table-cell>
          <table:table-cell office:value-type="float" office:value="8.4670854474264E-015" calcext:value-type="float">
            <text:p>8.4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95337557343" calcext:value-type="float">
            <text:p>1.75E-005</text:p>
          </table:table-cell>
          <table:table-cell office:value-type="float" office:value="1.54639250167283" calcext:value-type="float">
            <text:p>1.5463925017</text:p>
          </table:table-cell>
          <table:table-cell office:value-type="float" office:value="1.37502445614638" calcext:value-type="float">
            <text:p>1.3750244561</text:p>
          </table:table-cell>
          <table:table-cell office:value-type="float" office:value="267.398897031493" calcext:value-type="float">
            <text:p>267.3988970315</text:p>
          </table:table-cell>
          <table:table-cell table:number-columns-repeated="2"/>
        </table:table-row>
        <table:table-row table:style-name="ro1">
          <table:table-cell office:value-type="float" office:value="0.000778184277384329" calcext:value-type="float">
            <text:p>0.0007781843</text:p>
          </table:table-cell>
          <table:table-cell office:value-type="float" office:value="3395.4000000107" calcext:value-type="float">
            <text:p>3395.4000000107</text:p>
          </table:table-cell>
          <table:table-cell office:value-type="float" office:value="8.47622395098406E-015" calcext:value-type="float">
            <text:p>8.4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831289828685" calcext:value-type="float">
            <text:p>1.75E-005</text:p>
          </table:table-cell>
          <table:table-cell office:value-type="float" office:value="1.54638965752072" calcext:value-type="float">
            <text:p>1.5463896575</text:p>
          </table:table-cell>
          <table:table-cell office:value-type="float" office:value="1.37496356763522" calcext:value-type="float">
            <text:p>1.3749635676</text:p>
          </table:table-cell>
          <table:table-cell office:value-type="float" office:value="267.398896501339" calcext:value-type="float">
            <text:p>267.3988965013</text:p>
          </table:table-cell>
          <table:table-cell table:number-columns-repeated="2"/>
        </table:table-row>
        <table:table-row table:style-name="ro1">
          <table:table-cell office:value-type="float" office:value="0.000778508982950791" calcext:value-type="float">
            <text:p>0.000778509</text:p>
          </table:table-cell>
          <table:table-cell office:value-type="float" office:value="3395.4000000107" calcext:value-type="float">
            <text:p>3395.4000000107</text:p>
          </table:table-cell>
          <table:table-cell office:value-type="float" office:value="8.48416554824681E-015" calcext:value-type="float">
            <text:p>8.4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862514932375" calcext:value-type="float">
            <text:p>1.75E-005</text:p>
          </table:table-cell>
          <table:table-cell office:value-type="float" office:value="1.54638718759254" calcext:value-type="float">
            <text:p>1.5463871876</text:p>
          </table:table-cell>
          <table:table-cell office:value-type="float" office:value="1.37491070095664" calcext:value-type="float">
            <text:p>1.374910701</text:p>
          </table:table-cell>
          <table:table-cell office:value-type="float" office:value="267.398896040893" calcext:value-type="float">
            <text:p>267.3988960409</text:p>
          </table:table-cell>
          <table:table-cell table:number-columns-repeated="2"/>
        </table:table-row>
        <table:table-row table:style-name="ro1">
          <table:table-cell office:value-type="float" office:value="0.000778926316462379" calcext:value-type="float">
            <text:p>0.0007789263</text:p>
          </table:table-cell>
          <table:table-cell office:value-type="float" office:value="3395.40000001071" calcext:value-type="float">
            <text:p>3395.4000000107</text:p>
          </table:table-cell>
          <table:table-cell office:value-type="float" office:value="8.49437899632765E-015" calcext:value-type="float">
            <text:p>8.4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02647544823" calcext:value-type="float">
            <text:p>1.75E-005</text:p>
          </table:table-cell>
          <table:table-cell office:value-type="float" office:value="1.54638401336401" calcext:value-type="float">
            <text:p>1.5463840134</text:p>
          </table:table-cell>
          <table:table-cell office:value-type="float" office:value="1.37484277478072" calcext:value-type="float">
            <text:p>1.3748427748</text:p>
          </table:table-cell>
          <table:table-cell office:value-type="float" office:value="267.398895449096" calcext:value-type="float">
            <text:p>267.3988954491</text:p>
          </table:table-cell>
          <table:table-cell table:number-columns-repeated="2"/>
        </table:table-row>
        <table:table-row table:style-name="ro1">
          <table:table-cell office:value-type="float" office:value="0.000779285018863932" calcext:value-type="float">
            <text:p>0.000779285</text:p>
          </table:table-cell>
          <table:table-cell office:value-type="float" office:value="3395.40000001072" calcext:value-type="float">
            <text:p>3395.4000000107</text:p>
          </table:table-cell>
          <table:table-cell office:value-type="float" office:value="8.50316328713235E-015" calcext:value-type="float">
            <text:p>8.5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37141934601" calcext:value-type="float">
            <text:p>1.75E-005</text:p>
          </table:table-cell>
          <table:table-cell office:value-type="float" office:value="1.54638128548715" calcext:value-type="float">
            <text:p>1.5463812855</text:p>
          </table:table-cell>
          <table:table-cell office:value-type="float" office:value="1.37478441108961" calcext:value-type="float">
            <text:p>1.3747844111</text:p>
          </table:table-cell>
          <table:table-cell office:value-type="float" office:value="267.398894940441" calcext:value-type="float">
            <text:p>267.3988949404</text:p>
          </table:table-cell>
          <table:table-cell table:number-columns-repeated="2"/>
        </table:table-row>
        <table:table-row table:style-name="ro1">
          <table:table-cell office:value-type="float" office:value="0.000779746047402681" calcext:value-type="float">
            <text:p>0.000779746</text:p>
          </table:table-cell>
          <table:table-cell office:value-type="float" office:value="3395.40000001073" calcext:value-type="float">
            <text:p>3395.4000000107</text:p>
          </table:table-cell>
          <table:table-cell office:value-type="float" office:value="8.51446122907651E-015" calcext:value-type="float">
            <text:p>8.5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81476453993" calcext:value-type="float">
            <text:p>1.75E-005</text:p>
          </table:table-cell>
          <table:table-cell office:value-type="float" office:value="1.54637778012499" calcext:value-type="float">
            <text:p>1.5463777801</text:p>
          </table:table-cell>
          <table:table-cell office:value-type="float" office:value="1.37470942463173" calcext:value-type="float">
            <text:p>1.3747094246</text:p>
          </table:table-cell>
          <table:table-cell office:value-type="float" office:value="267.398894286683" calcext:value-type="float">
            <text:p>267.3988942867</text:p>
          </table:table-cell>
          <table:table-cell table:number-columns-repeated="2"/>
        </table:table-row>
        <table:table-row table:style-name="ro1">
          <table:table-cell office:value-type="float" office:value="0.000780196284236895" calcext:value-type="float">
            <text:p>0.0007801963</text:p>
          </table:table-cell>
          <table:table-cell office:value-type="float" office:value="3395.40000001073" calcext:value-type="float">
            <text:p>3395.4000000107</text:p>
          </table:table-cell>
          <table:table-cell office:value-type="float" office:value="8.52550315659353E-015" calcext:value-type="float">
            <text:p>8.5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024773197922" calcext:value-type="float">
            <text:p>1.75E-005</text:p>
          </table:table-cell>
          <table:table-cell office:value-type="float" office:value="1.5463743572272" calcext:value-type="float">
            <text:p>1.5463743572</text:p>
          </table:table-cell>
          <table:table-cell office:value-type="float" office:value="1.37463622211755" calcext:value-type="float">
            <text:p>1.3746362221</text:p>
          </table:table-cell>
          <table:table-cell office:value-type="float" office:value="267.398893648227" calcext:value-type="float">
            <text:p>267.3988936482</text:p>
          </table:table-cell>
          <table:table-cell table:number-columns-repeated="2"/>
        </table:table-row>
        <table:table-row table:style-name="ro1">
          <table:table-cell office:value-type="float" office:value="0.000780774959006918" calcext:value-type="float">
            <text:p>0.000780775</text:p>
          </table:table-cell>
          <table:table-cell office:value-type="float" office:value="3395.40000001074" calcext:value-type="float">
            <text:p>3395.4000000107</text:p>
          </table:table-cell>
          <table:table-cell office:value-type="float" office:value="8.5397072483124E-015" calcext:value-type="float">
            <text:p>8.5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080421097571" calcext:value-type="float">
            <text:p>1.75E-005</text:p>
          </table:table-cell>
          <table:table-cell office:value-type="float" office:value="1.54636995840506" calcext:value-type="float">
            <text:p>1.5463699584</text:p>
          </table:table-cell>
          <table:table-cell office:value-type="float" office:value="1.37454217897161" calcext:value-type="float">
            <text:p>1.374542179</text:p>
          </table:table-cell>
          <table:table-cell office:value-type="float" office:value="267.398892827642" calcext:value-type="float">
            <text:p>267.3988928276</text:p>
          </table:table-cell>
          <table:table-cell table:number-columns-repeated="2"/>
        </table:table-row>
        <table:table-row table:style-name="ro1">
          <table:table-cell office:value-type="float" office:value="0.000781274880338098" calcext:value-type="float">
            <text:p>0.0007812749</text:p>
          </table:table-cell>
          <table:table-cell office:value-type="float" office:value="3395.40000001075" calcext:value-type="float">
            <text:p>3395.4000000108</text:p>
          </table:table-cell>
          <table:table-cell office:value-type="float" office:value="8.55198937314794E-015" calcext:value-type="float">
            <text:p>8.5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128495724177" calcext:value-type="float">
            <text:p>1.75E-005</text:p>
          </table:table-cell>
          <table:table-cell office:value-type="float" office:value="1.54636615928403" calcext:value-type="float">
            <text:p>1.5463661593</text:p>
          </table:table-cell>
          <table:table-cell office:value-type="float" office:value="1.37446097209574" calcext:value-type="float">
            <text:p>1.3744609721</text:p>
          </table:table-cell>
          <table:table-cell office:value-type="float" office:value="267.398892118732" calcext:value-type="float">
            <text:p>267.3988921187</text:p>
          </table:table-cell>
          <table:table-cell table:number-columns-repeated="2"/>
        </table:table-row>
        <table:table-row table:style-name="ro1">
          <table:table-cell office:value-type="float" office:value="0.000781714035287548" calcext:value-type="float">
            <text:p>0.000781714</text:p>
          </table:table-cell>
          <table:table-cell office:value-type="float" office:value="3395.40000001076" calcext:value-type="float">
            <text:p>3395.4000000108</text:p>
          </table:table-cell>
          <table:table-cell office:value-type="float" office:value="8.5627870796527E-015" calcext:value-type="float">
            <text:p>8.5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170726790137" calcext:value-type="float">
            <text:p>1.75E-005</text:p>
          </table:table-cell>
          <table:table-cell office:value-type="float" office:value="1.5463628222871" calcext:value-type="float">
            <text:p>1.5463628223</text:p>
          </table:table-cell>
          <table:table-cell office:value-type="float" office:value="1.37438966488818" calcext:value-type="float">
            <text:p>1.3743896649</text:p>
          </table:table-cell>
          <table:table-cell office:value-type="float" office:value="267.398891495992" calcext:value-type="float">
            <text:p>267.398891496</text:p>
          </table:table-cell>
          <table:table-cell table:number-columns-repeated="2"/>
        </table:table-row>
        <table:table-row table:style-name="ro1">
          <table:table-cell office:value-type="float" office:value="0.000782142910546808" calcext:value-type="float">
            <text:p>0.0007821429</text:p>
          </table:table-cell>
          <table:table-cell office:value-type="float" office:value="3395.40000001077" calcext:value-type="float">
            <text:p>3395.4000000108</text:p>
          </table:table-cell>
          <table:table-cell office:value-type="float" office:value="8.57333970699827E-015" calcext:value-type="float">
            <text:p>8.5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211969317364" calcext:value-type="float">
            <text:p>1.75E-005</text:p>
          </table:table-cell>
          <table:table-cell office:value-type="float" office:value="1.54635956386523" calcext:value-type="float">
            <text:p>1.5463595639</text:p>
          </table:table-cell>
          <table:table-cell office:value-type="float" office:value="1.37432005284294" calcext:value-type="float">
            <text:p>1.3743200528</text:p>
          </table:table-cell>
          <table:table-cell office:value-type="float" office:value="267.398890887828" calcext:value-type="float">
            <text:p>267.3988908878</text:p>
          </table:table-cell>
          <table:table-cell table:number-columns-repeated="2"/>
        </table:table-row>
        <table:table-row table:style-name="ro1">
          <table:table-cell office:value-type="float" office:value="0.000782529738993528" calcext:value-type="float">
            <text:p>0.0007825297</text:p>
          </table:table-cell>
          <table:table-cell office:value-type="float" office:value="3395.40000001077" calcext:value-type="float">
            <text:p>3395.4000000108</text:p>
          </table:table-cell>
          <table:table-cell office:value-type="float" office:value="8.58286426213561E-015" calcext:value-type="float">
            <text:p>8.5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249168440026" calcext:value-type="float">
            <text:p>1.75E-005</text:p>
          </table:table-cell>
          <table:table-cell office:value-type="float" office:value="1.54635662541983" calcext:value-type="float">
            <text:p>1.5463566254</text:p>
          </table:table-cell>
          <table:table-cell office:value-type="float" office:value="1.37425728750853" calcext:value-type="float">
            <text:p>1.3742572875</text:p>
          </table:table-cell>
          <table:table-cell office:value-type="float" office:value="267.398890339289" calcext:value-type="float">
            <text:p>267.3988903393</text:p>
          </table:table-cell>
          <table:table-cell table:number-columns-repeated="2"/>
        </table:table-row>
        <table:table-row table:style-name="ro1">
          <table:table-cell office:value-type="float" office:value="0.000783470965420032" calcext:value-type="float">
            <text:p>0.000783471</text:p>
          </table:table-cell>
          <table:table-cell office:value-type="float" office:value="3395.40000001079" calcext:value-type="float">
            <text:p>3395.4000000108</text:p>
          </table:table-cell>
          <table:table-cell office:value-type="float" office:value="8.6060650733084E-015" calcext:value-type="float">
            <text:p>8.6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339680912224" calcext:value-type="float">
            <text:p>1.75E-005</text:p>
          </table:table-cell>
          <table:table-cell office:value-type="float" office:value="1.54634947688796" calcext:value-type="float">
            <text:p>1.5463494769</text:p>
          </table:table-cell>
          <table:table-cell office:value-type="float" office:value="1.37410465480368" calcext:value-type="float">
            <text:p>1.3741046548</text:p>
          </table:table-cell>
          <table:table-cell office:value-type="float" office:value="267.398889004589" calcext:value-type="float">
            <text:p>267.3988890046</text:p>
          </table:table-cell>
          <table:table-cell table:number-columns-repeated="2"/>
        </table:table-row>
        <table:table-row table:style-name="ro1">
          <table:table-cell office:value-type="float" office:value="0.000784302841981639" calcext:value-type="float">
            <text:p>0.0007843028</text:p>
          </table:table-cell>
          <table:table-cell office:value-type="float" office:value="3395.4000000108" calcext:value-type="float">
            <text:p>3395.4000000108</text:p>
          </table:table-cell>
          <table:table-cell office:value-type="float" office:value="8.62660088662877E-015" calcext:value-type="float">
            <text:p>8.6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419677826393" calcext:value-type="float">
            <text:p>1.75E-005</text:p>
          </table:table-cell>
          <table:table-cell office:value-type="float" office:value="1.54634316070328" calcext:value-type="float">
            <text:p>1.5463431607</text:p>
          </table:table-cell>
          <table:table-cell office:value-type="float" office:value="1.37396985734837" calcext:value-type="float">
            <text:p>1.3739698573</text:p>
          </table:table-cell>
          <table:table-cell office:value-type="float" office:value="267.398887824953" calcext:value-type="float">
            <text:p>267.398887825</text:p>
          </table:table-cell>
          <table:table-cell table:number-columns-repeated="2"/>
        </table:table-row>
        <table:table-row table:style-name="ro1">
          <table:table-cell office:value-type="float" office:value="0.000784990888099342" calcext:value-type="float">
            <text:p>0.0007849909</text:p>
          </table:table-cell>
          <table:table-cell office:value-type="float" office:value="3395.40000001082" calcext:value-type="float">
            <text:p>3395.4000000108</text:p>
          </table:table-cell>
          <table:table-cell office:value-type="float" office:value="8.64360766543457E-015" calcext:value-type="float">
            <text:p>8.6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48584337527" calcext:value-type="float">
            <text:p>1.75E-005</text:p>
          </table:table-cell>
          <table:table-cell office:value-type="float" office:value="1.54633793797858" calcext:value-type="float">
            <text:p>1.546337938</text:p>
          </table:table-cell>
          <table:table-cell office:value-type="float" office:value="1.37385843894214" calcext:value-type="float">
            <text:p>1.3738584389</text:p>
          </table:table-cell>
          <table:table-cell office:value-type="float" office:value="267.398886849274" calcext:value-type="float">
            <text:p>267.3988868493</text:p>
          </table:table-cell>
          <table:table-cell table:number-columns-repeated="2"/>
        </table:table-row>
        <table:table-row table:style-name="ro1">
          <table:table-cell office:value-type="float" office:value="0.00078711375322242" calcext:value-type="float">
            <text:p>0.0007871138</text:p>
          </table:table-cell>
          <table:table-cell office:value-type="float" office:value="3395.40000001085" calcext:value-type="float">
            <text:p>3395.4000000109</text:p>
          </table:table-cell>
          <table:table-cell office:value-type="float" office:value="8.69620281220908E-015" calcext:value-type="float">
            <text:p>8.7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689987469844" calcext:value-type="float">
            <text:p>1.76E-005</text:p>
          </table:table-cell>
          <table:table-cell office:value-type="float" office:value="1.54632183120349" calcext:value-type="float">
            <text:p>1.5463218312</text:p>
          </table:table-cell>
          <table:table-cell office:value-type="float" office:value="1.37351508808788" calcext:value-type="float">
            <text:p>1.3735150881</text:p>
          </table:table-cell>
          <table:table-cell office:value-type="float" office:value="267.39888383896" calcext:value-type="float">
            <text:p>267.398883839</text:p>
          </table:table-cell>
          <table:table-cell table:number-columns-repeated="2"/>
        </table:table-row>
        <table:table-row table:style-name="ro1">
          <table:table-cell office:value-type="float" office:value="0.000788818784577712" calcext:value-type="float">
            <text:p>0.0007888188</text:p>
          </table:table-cell>
          <table:table-cell office:value-type="float" office:value="3395.40000001088" calcext:value-type="float">
            <text:p>3395.4000000109</text:p>
          </table:table-cell>
          <table:table-cell office:value-type="float" office:value="8.73858079431992E-015" calcext:value-type="float">
            <text:p>8.7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853950847471" calcext:value-type="float">
            <text:p>1.76E-005</text:p>
          </table:table-cell>
          <table:table-cell office:value-type="float" office:value="1.54630890358291" calcext:value-type="float">
            <text:p>1.5463089036</text:p>
          </table:table-cell>
          <table:table-cell office:value-type="float" office:value="1.37323976949705" calcext:value-type="float">
            <text:p>1.3732397695</text:p>
          </table:table-cell>
          <table:table-cell office:value-type="float" office:value="267.398881421153" calcext:value-type="float">
            <text:p>267.3988814212</text:p>
          </table:table-cell>
          <table:table-cell table:number-columns-repeated="2"/>
        </table:table-row>
        <table:table-row table:style-name="ro1">
          <table:table-cell office:value-type="float" office:value="0.000790782664773463" calcext:value-type="float">
            <text:p>0.0007907827</text:p>
          </table:table-cell>
          <table:table-cell office:value-type="float" office:value="3395.40000001092" calcext:value-type="float">
            <text:p>3395.4000000109</text:p>
          </table:table-cell>
          <table:table-cell office:value-type="float" office:value="8.7875414535196E-015" calcext:value-type="float">
            <text:p>8.7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6042806304891" calcext:value-type="float">
            <text:p>1.76E-005</text:p>
          </table:table-cell>
          <table:table-cell office:value-type="float" office:value="1.54629402241461" calcext:value-type="float">
            <text:p>1.5462940224</text:p>
          </table:table-cell>
          <table:table-cell office:value-type="float" office:value="1.37292315118933" calcext:value-type="float">
            <text:p>1.3729231512</text:p>
          </table:table-cell>
          <table:table-cell office:value-type="float" office:value="267.398878636286" calcext:value-type="float">
            <text:p>267.3988786363</text:p>
          </table:table-cell>
          <table:table-cell table:number-columns-repeated="2"/>
        </table:table-row>
        <table:table-row table:style-name="ro1">
          <table:table-cell office:value-type="float" office:value="0.000793485375711941" calcext:value-type="float">
            <text:p>0.0007934854</text:p>
          </table:table-cell>
          <table:table-cell office:value-type="float" office:value="3395.40000001097" calcext:value-type="float">
            <text:p>3395.400000011</text:p>
          </table:table-cell>
          <table:table-cell office:value-type="float" office:value="8.85518283665332E-015" calcext:value-type="float">
            <text:p>8.8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6302711061432" calcext:value-type="float">
            <text:p>1.76E-005</text:p>
          </table:table-cell>
          <table:table-cell office:value-type="float" office:value="1.54627355912522" calcext:value-type="float">
            <text:p>1.5462735591</text:p>
          </table:table-cell>
          <table:table-cell office:value-type="float" office:value="1.37248828657753" calcext:value-type="float">
            <text:p>1.3724882866</text:p>
          </table:table-cell>
          <table:table-cell office:value-type="float" office:value="267.398874803727" calcext:value-type="float">
            <text:p>267.3988748037</text:p>
          </table:table-cell>
          <table:table-cell table:number-columns-repeated="2"/>
        </table:table-row>
        <table:table-row table:style-name="ro1">
          <table:table-cell office:value-type="float" office:value="0.000804296219465856" calcext:value-type="float">
            <text:p>0.0008042962</text:p>
          </table:table-cell>
          <table:table-cell office:value-type="float" office:value="3395.40000001116" calcext:value-type="float">
            <text:p>3395.4000000112</text:p>
          </table:table-cell>
          <table:table-cell office:value-type="float" office:value="9.12878290972016E-015" calcext:value-type="float">
            <text:p>9.13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7342330638058" calcext:value-type="float">
            <text:p>1.77E-005</text:p>
          </table:table-cell>
          <table:table-cell office:value-type="float" office:value="1.54619188542958" calcext:value-type="float">
            <text:p>1.5461918854</text:p>
          </table:table-cell>
          <table:table-cell office:value-type="float" office:value="1.37075881511913" calcext:value-type="float">
            <text:p>1.3707588151</text:p>
          </table:table-cell>
          <table:table-cell office:value-type="float" office:value="267.398859473487" calcext:value-type="float">
            <text:p>267.3988594735</text:p>
          </table:table-cell>
          <table:table-cell table:number-columns-repeated="2"/>
        </table:table-row>
        <table:table-row table:style-name="ro1">
          <table:table-cell office:value-type="float" office:value="0.000815402898142626" calcext:value-type="float">
            <text:p>0.0008154029</text:p>
          </table:table-cell>
          <table:table-cell office:value-type="float" office:value="3395.40000001135" calcext:value-type="float">
            <text:p>3395.4000000114</text:p>
          </table:table-cell>
          <table:table-cell office:value-type="float" office:value="9.41494854872374E-015" calcext:value-type="float">
            <text:p>9.4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410399962786" calcext:value-type="float">
            <text:p>1.78E-005</text:p>
          </table:table-cell>
          <table:table-cell office:value-type="float" office:value="1.5461082910249" calcext:value-type="float">
            <text:p>1.546108291</text:p>
          </table:table-cell>
          <table:table-cell office:value-type="float" office:value="1.36899846419921" calcext:value-type="float">
            <text:p>1.3689984642</text:p>
          </table:table-cell>
          <table:table-cell office:value-type="float" office:value="267.39884372374" calcext:value-type="float">
            <text:p>267.3988437237</text:p>
          </table:table-cell>
          <table:table-cell table:number-columns-repeated="2"/>
        </table:table-row>
        <table:table-row table:style-name="ro1">
          <table:table-cell office:value-type="float" office:value="0.000817020548263226" calcext:value-type="float">
            <text:p>0.0008170205</text:p>
          </table:table-cell>
          <table:table-cell office:value-type="float" office:value="3395.40000001138" calcext:value-type="float">
            <text:p>3395.4000000114</text:p>
          </table:table-cell>
          <table:table-cell office:value-type="float" office:value="9.4570588224709E-015" calcext:value-type="float">
            <text:p>9.4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565960718966" calcext:value-type="float">
            <text:p>1.79E-005</text:p>
          </table:table-cell>
          <table:table-cell office:value-type="float" office:value="1.54609614118886" calcext:value-type="float">
            <text:p>1.5460961412</text:p>
          </table:table-cell>
          <table:table-cell office:value-type="float" office:value="1.36874345026242" calcext:value-type="float">
            <text:p>1.3687434503</text:p>
          </table:table-cell>
          <table:table-cell office:value-type="float" office:value="267.398841429843" calcext:value-type="float">
            <text:p>267.3988414298</text:p>
          </table:table-cell>
          <table:table-cell table:number-columns-repeated="2"/>
        </table:table-row>
        <table:table-row table:style-name="ro1">
          <table:table-cell office:value-type="float" office:value="0.000817797156868996" calcext:value-type="float">
            <text:p>0.0008177972</text:p>
          </table:table-cell>
          <table:table-cell office:value-type="float" office:value="3395.4000000114" calcext:value-type="float">
            <text:p>3395.4000000114</text:p>
          </table:table-cell>
          <table:table-cell office:value-type="float" office:value="9.47731435512524E-015" calcext:value-type="float">
            <text:p>9.48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640643020198" calcext:value-type="float">
            <text:p>1.79E-005</text:p>
          </table:table-cell>
          <table:table-cell office:value-type="float" office:value="1.54609031055816" calcext:value-type="float">
            <text:p>1.5460903106</text:p>
          </table:table-cell>
          <table:table-cell office:value-type="float" office:value="1.36862114552043" calcext:value-type="float">
            <text:p>1.3686211455</text:p>
          </table:table-cell>
          <table:table-cell office:value-type="float" office:value="267.398840328579" calcext:value-type="float">
            <text:p>267.3988403286</text:p>
          </table:table-cell>
          <table:table-cell table:number-columns-repeated="2"/>
        </table:table-row>
        <table:table-row table:style-name="ro1">
          <table:table-cell office:value-type="float" office:value="0.00081850867228366" calcext:value-type="float">
            <text:p>0.0008185087</text:p>
          </table:table-cell>
          <table:table-cell office:value-type="float" office:value="3395.40000001141" calcext:value-type="float">
            <text:p>3395.4000000114</text:p>
          </table:table-cell>
          <table:table-cell office:value-type="float" office:value="9.49589437190562E-015" calcext:value-type="float">
            <text:p>9.50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709065660721" calcext:value-type="float">
            <text:p>1.79E-005</text:p>
          </table:table-cell>
          <table:table-cell office:value-type="float" office:value="1.54608496973105" calcext:value-type="float">
            <text:p>1.5460849697</text:p>
          </table:table-cell>
          <table:table-cell office:value-type="float" office:value="1.36850916219082" calcext:value-type="float">
            <text:p>1.3685091622</text:p>
          </table:table-cell>
          <table:table-cell office:value-type="float" office:value="267.39883931962" calcext:value-type="float">
            <text:p>267.3988393196</text:p>
          </table:table-cell>
          <table:table-cell table:number-columns-repeated="2"/>
        </table:table-row>
        <table:table-row table:style-name="ro1">
          <table:table-cell office:value-type="float" office:value="0.00081948786671555" calcext:value-type="float">
            <text:p>0.0008194879</text:p>
          </table:table-cell>
          <table:table-cell office:value-type="float" office:value="3395.40000001143" calcext:value-type="float">
            <text:p>3395.4000000114</text:p>
          </table:table-cell>
          <table:table-cell office:value-type="float" office:value="9.52149917134323E-015" calcext:value-type="float">
            <text:p>9.5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803229570778" calcext:value-type="float">
            <text:p>1.79E-005</text:p>
          </table:table-cell>
          <table:table-cell office:value-type="float" office:value="1.54607762218155" calcext:value-type="float">
            <text:p>1.5460776222</text:p>
          </table:table-cell>
          <table:table-cell office:value-type="float" office:value="1.36835515922486" calcext:value-type="float">
            <text:p>1.3683551592</text:p>
          </table:table-cell>
          <table:table-cell office:value-type="float" office:value="267.39883793108" calcext:value-type="float">
            <text:p>267.3988379311</text:p>
          </table:table-cell>
          <table:table-cell table:number-columns-repeated="2"/>
        </table:table-row>
        <table:table-row table:style-name="ro1">
          <table:table-cell office:value-type="float" office:value="0.00082035886691989" calcext:value-type="float">
            <text:p>0.0008203589</text:p>
          </table:table-cell>
          <table:table-cell office:value-type="float" office:value="3395.40000001144" calcext:value-type="float">
            <text:p>3395.4000000114</text:p>
          </table:table-cell>
          <table:table-cell office:value-type="float" office:value="9.54430870661772E-015" calcext:value-type="float">
            <text:p>9.54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88698902423" calcext:value-type="float">
            <text:p>1.79E-005</text:p>
          </table:table-cell>
          <table:table-cell office:value-type="float" office:value="1.54607108840092" calcext:value-type="float">
            <text:p>1.5460710884</text:p>
          </table:table-cell>
          <table:table-cell office:value-type="float" office:value="1.36821827911382" calcext:value-type="float">
            <text:p>1.3682182791</text:p>
          </table:table-cell>
          <table:table-cell office:value-type="float" office:value="267.398836695965" calcext:value-type="float">
            <text:p>267.398836696</text:p>
          </table:table-cell>
          <table:table-cell table:number-columns-repeated="2"/>
        </table:table-row>
        <table:table-row table:style-name="ro1">
          <table:table-cell office:value-type="float" office:value="0.000821079272244298" calcext:value-type="float">
            <text:p>0.0008210793</text:p>
          </table:table-cell>
          <table:table-cell office:value-type="float" office:value="3395.40000001146" calcext:value-type="float">
            <text:p>3395.4000000115</text:p>
          </table:table-cell>
          <table:table-cell office:value-type="float" office:value="9.5631986211676E-015" calcext:value-type="float">
            <text:p>9.5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956266574227" calcext:value-type="float">
            <text:p>1.79E-005</text:p>
          </table:table-cell>
          <table:table-cell office:value-type="float" office:value="1.5460656858906" calcext:value-type="float">
            <text:p>1.5460656859</text:p>
          </table:table-cell>
          <table:table-cell office:value-type="float" office:value="1.36810514112947" calcext:value-type="float">
            <text:p>1.3681051411</text:p>
          </table:table-cell>
          <table:table-cell office:value-type="float" office:value="267.398835674399" calcext:value-type="float">
            <text:p>267.3988356744</text:p>
          </table:table-cell>
          <table:table-cell table:number-columns-repeated="2"/>
        </table:table-row>
        <table:table-row table:style-name="ro1">
          <table:table-cell office:value-type="float" office:value="0.000821914455714635" calcext:value-type="float">
            <text:p>0.0008219145</text:p>
          </table:table-cell>
          <table:table-cell office:value-type="float" office:value="3395.40000001147" calcext:value-type="float">
            <text:p>3395.4000000115</text:p>
          </table:table-cell>
          <table:table-cell office:value-type="float" office:value="9.58512550552564E-015" calcext:value-type="float">
            <text:p>9.59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036581733078" calcext:value-type="float">
            <text:p>1.79E-005</text:p>
          </table:table-cell>
          <table:table-cell office:value-type="float" office:value="1.54605942381511" calcext:value-type="float">
            <text:p>1.5460594238</text:p>
          </table:table-cell>
          <table:table-cell office:value-type="float" office:value="1.36797406319529" calcext:value-type="float">
            <text:p>1.3679740632</text:p>
          </table:table-cell>
          <table:table-cell office:value-type="float" office:value="267.398834490073" calcext:value-type="float">
            <text:p>267.3988344901</text:p>
          </table:table-cell>
          <table:table-cell table:number-columns-repeated="2"/>
        </table:table-row>
        <table:table-row table:style-name="ro1">
          <table:table-cell office:value-type="float" office:value="0.000822673488288533" calcext:value-type="float">
            <text:p>0.0008226735</text:p>
          </table:table-cell>
          <table:table-cell office:value-type="float" office:value="3395.40000001148" calcext:value-type="float">
            <text:p>3395.4000000115</text:p>
          </table:table-cell>
          <table:table-cell office:value-type="float" office:value="9.60507860600817E-015" calcext:value-type="float">
            <text:p>9.6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109573868922" calcext:value-type="float">
            <text:p>1.79E-005</text:p>
          </table:table-cell>
          <table:table-cell office:value-type="float" office:value="1.54605373454185" calcext:value-type="float">
            <text:p>1.5460537345</text:p>
          </table:table-cell>
          <table:table-cell office:value-type="float" office:value="1.36785501656892" calcext:value-type="float">
            <text:p>1.3678550166</text:p>
          </table:table-cell>
          <table:table-cell office:value-type="float" office:value="267.398833413732" calcext:value-type="float">
            <text:p>267.3988334137</text:p>
          </table:table-cell>
          <table:table-cell table:number-columns-repeated="2"/>
        </table:table-row>
        <table:table-row table:style-name="ro1">
          <table:table-cell office:value-type="float" office:value="0.000823368900845069" calcext:value-type="float">
            <text:p>0.0008233689</text:p>
          </table:table-cell>
          <table:table-cell office:value-type="float" office:value="3395.4000000115" calcext:value-type="float">
            <text:p>3395.4000000115</text:p>
          </table:table-cell>
          <table:table-cell office:value-type="float" office:value="9.62338059860752E-015" calcext:value-type="float">
            <text:p>9.6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176448009207" calcext:value-type="float">
            <text:p>1.79E-005</text:p>
          </table:table-cell>
          <table:table-cell office:value-type="float" office:value="1.54604852311088" calcext:value-type="float">
            <text:p>1.5460485231</text:p>
          </table:table-cell>
          <table:table-cell office:value-type="float" office:value="1.36774601468086" calcext:value-type="float">
            <text:p>1.3677460147</text:p>
          </table:table-cell>
          <table:table-cell office:value-type="float" office:value="267.398832427607" calcext:value-type="float">
            <text:p>267.3988324276</text:p>
          </table:table-cell>
          <table:table-cell table:number-columns-repeated="2"/>
        </table:table-row>
        <table:table-row table:style-name="ro1">
          <table:table-cell office:value-type="float" office:value="0.000823960892492282" calcext:value-type="float">
            <text:p>0.0008239609</text:p>
          </table:table-cell>
          <table:table-cell office:value-type="float" office:value="3395.40000001151" calcext:value-type="float">
            <text:p>3395.4000000115</text:p>
          </table:table-cell>
          <table:table-cell office:value-type="float" office:value="9.63897680114114E-015" calcext:value-type="float">
            <text:p>9.64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233376711787" calcext:value-type="float">
            <text:p>1.79E-005</text:p>
          </table:table-cell>
          <table:table-cell office:value-type="float" office:value="1.54604408784949" calcext:value-type="float">
            <text:p>1.5460440878</text:p>
          </table:table-cell>
          <table:table-cell office:value-type="float" office:value="1.36765327351843" calcext:value-type="float">
            <text:p>1.3676532735</text:p>
          </table:table-cell>
          <table:table-cell office:value-type="float" office:value="267.398831588138" calcext:value-type="float">
            <text:p>267.3988315881</text:p>
          </table:table-cell>
          <table:table-cell table:number-columns-repeated="2"/>
        </table:table-row>
        <table:table-row table:style-name="ro1">
          <table:table-cell office:value-type="float" office:value="0.0008247217601088" calcext:value-type="float">
            <text:p>0.0008247218</text:p>
          </table:table-cell>
          <table:table-cell office:value-type="float" office:value="3395.40000001152" calcext:value-type="float">
            <text:p>3395.4000000115</text:p>
          </table:table-cell>
          <table:table-cell office:value-type="float" office:value="9.65904379206052E-015" calcext:value-type="float">
            <text:p>9.6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306545326133" calcext:value-type="float">
            <text:p>1.79E-005</text:p>
          </table:table-cell>
          <table:table-cell office:value-type="float" office:value="1.54603838820453" calcext:value-type="float">
            <text:p>1.5460383882</text:p>
          </table:table-cell>
          <table:table-cell office:value-type="float" office:value="1.36753414393705" calcext:value-type="float">
            <text:p>1.3675341439</text:p>
          </table:table-cell>
          <table:table-cell office:value-type="float" office:value="267.398830509195" calcext:value-type="float">
            <text:p>267.3988305092</text:p>
          </table:table-cell>
          <table:table-cell table:number-columns-repeated="2"/>
        </table:table-row>
        <table:table-row table:style-name="ro1">
          <table:table-cell office:value-type="float" office:value="0.000826861651165869" calcext:value-type="float">
            <text:p>0.0008268617</text:p>
          </table:table-cell>
          <table:table-cell office:value-type="float" office:value="3395.40000001156" calcext:value-type="float">
            <text:p>3395.4000000116</text:p>
          </table:table-cell>
          <table:table-cell office:value-type="float" office:value="9.71561183973303E-015" calcext:value-type="float">
            <text:p>9.7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512327353457" calcext:value-type="float">
            <text:p>1.80E-005</text:p>
          </table:table-cell>
          <table:table-cell office:value-type="float" office:value="1.54602236611642" calcext:value-type="float">
            <text:p>1.5460223661</text:p>
          </table:table-cell>
          <table:table-cell office:value-type="float" office:value="1.36719950696837" calcext:value-type="float">
            <text:p>1.367199507</text:p>
          </table:table-cell>
          <table:table-cell office:value-type="float" office:value="267.398827474738" calcext:value-type="float">
            <text:p>267.3988274747</text:p>
          </table:table-cell>
          <table:table-cell table:number-columns-repeated="2"/>
        </table:table-row>
        <table:table-row table:style-name="ro1">
          <table:table-cell office:value-type="float" office:value="0.0008281151421275" calcext:value-type="float">
            <text:p>0.0008281151</text:p>
          </table:table-cell>
          <table:table-cell office:value-type="float" office:value="3395.40000001158" calcext:value-type="float">
            <text:p>3395.4000000116</text:p>
          </table:table-cell>
          <table:table-cell office:value-type="float" office:value="9.74883767553352E-015" calcext:value-type="float">
            <text:p>9.75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632868978411" calcext:value-type="float">
            <text:p>1.80E-005</text:p>
          </table:table-cell>
          <table:table-cell office:value-type="float" office:value="1.5460129859299" calcext:value-type="float">
            <text:p>1.5460129859</text:p>
          </table:table-cell>
          <table:table-cell office:value-type="float" office:value="1.3670037640842" calcext:value-type="float">
            <text:p>1.3670037641</text:p>
          </table:table-cell>
          <table:table-cell office:value-type="float" office:value="267.398825697234" calcext:value-type="float">
            <text:p>267.3988256972</text:p>
          </table:table-cell>
          <table:table-cell table:number-columns-repeated="2"/>
        </table:table-row>
        <table:table-row table:style-name="ro1">
          <table:table-cell office:value-type="float" office:value="0.00082894178283161" calcext:value-type="float">
            <text:p>0.0008289418</text:p>
          </table:table-cell>
          <table:table-cell office:value-type="float" office:value="3395.4000000116" calcext:value-type="float">
            <text:p>3395.4000000116</text:p>
          </table:table-cell>
          <table:table-cell office:value-type="float" office:value="9.7707854676759E-015" calcext:value-type="float">
            <text:p>9.77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712362668753" calcext:value-type="float">
            <text:p>1.80E-005</text:p>
          </table:table-cell>
          <table:table-cell office:value-type="float" office:value="1.54600680219855" calcext:value-type="float">
            <text:p>1.5460068022</text:p>
          </table:table-cell>
          <table:table-cell office:value-type="float" office:value="1.36687478971306" calcext:value-type="float">
            <text:p>1.3668747897</text:p>
          </table:table-cell>
          <table:table-cell office:value-type="float" office:value="267.398824525022" calcext:value-type="float">
            <text:p>267.398824525</text:p>
          </table:table-cell>
          <table:table-cell table:number-columns-repeated="2"/>
        </table:table-row>
        <table:table-row table:style-name="ro1">
          <table:table-cell office:value-type="float" office:value="0.000829693051555932" calcext:value-type="float">
            <text:p>0.0008296931</text:p>
          </table:table-cell>
          <table:table-cell office:value-type="float" office:value="3395.40000001161" calcext:value-type="float">
            <text:p>3395.4000000116</text:p>
          </table:table-cell>
          <table:table-cell office:value-type="float" office:value="9.79075714302163E-015" calcext:value-type="float">
            <text:p>9.79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784608236442" calcext:value-type="float">
            <text:p>1.80E-005</text:p>
          </table:table-cell>
          <table:table-cell office:value-type="float" office:value="1.54600118395482" calcext:value-type="float">
            <text:p>1.546001184</text:p>
          </table:table-cell>
          <table:table-cell office:value-type="float" office:value="1.36675765242059" calcext:value-type="float">
            <text:p>1.3667576524</text:p>
          </table:table-cell>
          <table:table-cell office:value-type="float" office:value="267.398823459691" calcext:value-type="float">
            <text:p>267.3988234597</text:p>
          </table:table-cell>
          <table:table-cell table:number-columns-repeated="2"/>
        </table:table-row>
        <table:table-row table:style-name="ro1">
          <table:table-cell office:value-type="float" office:value="0.000830329691782259" calcext:value-type="float">
            <text:p>0.0008303297</text:p>
          </table:table-cell>
          <table:table-cell office:value-type="float" office:value="3395.40000001162" calcext:value-type="float">
            <text:p>3395.4000000116</text:p>
          </table:table-cell>
          <table:table-cell office:value-type="float" office:value="9.80770022376987E-015" calcext:value-type="float">
            <text:p>9.8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845830587077" calcext:value-type="float">
            <text:p>1.80E-005</text:p>
          </table:table-cell>
          <table:table-cell office:value-type="float" office:value="1.54599642401707" calcext:value-type="float">
            <text:p>1.545996424</text:p>
          </table:table-cell>
          <table:table-cell office:value-type="float" office:value="1.36665844546965" calcext:value-type="float">
            <text:p>1.3666584455</text:p>
          </table:table-cell>
          <table:table-cell office:value-type="float" office:value="267.398822556907" calcext:value-type="float">
            <text:p>267.3988225569</text:p>
          </table:table-cell>
          <table:table-cell table:number-columns-repeated="2"/>
        </table:table-row>
        <table:table-row table:style-name="ro1">
          <table:table-cell office:value-type="float" office:value="0.000830807373624254" calcext:value-type="float">
            <text:p>0.0008308074</text:p>
          </table:table-cell>
          <table:table-cell office:value-type="float" office:value="3395.40000001163" calcext:value-type="float">
            <text:p>3395.4000000116</text:p>
          </table:table-cell>
          <table:table-cell office:value-type="float" office:value="9.8204241589441E-015" calcext:value-type="float">
            <text:p>9.8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891766745714" calcext:value-type="float">
            <text:p>1.80E-005</text:p>
          </table:table-cell>
          <table:table-cell office:value-type="float" office:value="1.54599285339783" calcext:value-type="float">
            <text:p>1.5459928534</text:p>
          </table:table-cell>
          <table:table-cell office:value-type="float" office:value="1.36658404354898" calcext:value-type="float">
            <text:p>1.3665840435</text:p>
          </table:table-cell>
          <table:table-cell office:value-type="float" office:value="267.398821879534" calcext:value-type="float">
            <text:p>267.3988218795</text:p>
          </table:table-cell>
          <table:table-cell table:number-columns-repeated="2"/>
        </table:table-row>
        <table:table-row table:style-name="ro1">
          <table:table-cell office:value-type="float" office:value="0.000831273873937668" calcext:value-type="float">
            <text:p>0.0008312739</text:p>
          </table:table-cell>
          <table:table-cell office:value-type="float" office:value="3395.40000001164" calcext:value-type="float">
            <text:p>3395.4000000116</text:p>
          </table:table-cell>
          <table:table-cell office:value-type="float" office:value="9.83285957140515E-015" calcext:value-type="float">
            <text:p>9.83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936627636704" calcext:value-type="float">
            <text:p>1.80E-005</text:p>
          </table:table-cell>
          <table:table-cell office:value-type="float" office:value="1.54598936671499" calcext:value-type="float">
            <text:p>1.5459893667</text:p>
          </table:table-cell>
          <table:table-cell office:value-type="float" office:value="1.36651141189059" calcext:value-type="float">
            <text:p>1.3665114119</text:p>
          </table:table-cell>
          <table:table-cell office:value-type="float" office:value="267.398821218017" calcext:value-type="float">
            <text:p>267.398821218</text:p>
          </table:table-cell>
          <table:table-cell table:number-columns-repeated="2"/>
        </table:table-row>
        <table:table-row table:style-name="ro1">
          <table:table-cell office:value-type="float" office:value="0.000833139875191327" calcext:value-type="float">
            <text:p>0.0008331399</text:p>
          </table:table-cell>
          <table:table-cell office:value-type="float" office:value="3395.40000001167" calcext:value-type="float">
            <text:p>3395.4000000117</text:p>
          </table:table-cell>
          <table:table-cell office:value-type="float" office:value="9.882693342993E-015" calcext:value-type="float">
            <text:p>9.88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116071218157" calcext:value-type="float">
            <text:p>1.80E-005</text:p>
          </table:table-cell>
          <table:table-cell office:value-type="float" office:value="1.54597542508924" calcext:value-type="float">
            <text:p>1.5459754251</text:p>
          </table:table-cell>
          <table:table-cell office:value-type="float" office:value="1.36622116803943" calcext:value-type="float">
            <text:p>1.366221168</text:p>
          </table:table-cell>
          <table:table-cell office:value-type="float" office:value="267.398818571947" calcext:value-type="float">
            <text:p>267.3988185719</text:p>
          </table:table-cell>
          <table:table-cell table:number-columns-repeated="2"/>
        </table:table-row>
        <table:table-row table:style-name="ro1">
          <table:table-cell office:value-type="float" office:value="0.000834672259298169" calcext:value-type="float">
            <text:p>0.0008346723</text:p>
          </table:table-cell>
          <table:table-cell office:value-type="float" office:value="3395.4000000117" calcext:value-type="float">
            <text:p>3395.4000000117</text:p>
          </table:table-cell>
          <table:table-cell office:value-type="float" office:value="9.92372776939285E-015" calcext:value-type="float">
            <text:p>9.9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263432602829" calcext:value-type="float">
            <text:p>1.80E-005</text:p>
          </table:table-cell>
          <table:table-cell office:value-type="float" office:value="1.54596398166196" calcext:value-type="float">
            <text:p>1.5459639817</text:p>
          </table:table-cell>
          <table:table-cell office:value-type="float" office:value="1.3659831539617" calcext:value-type="float">
            <text:p>1.365983154</text:p>
          </table:table-cell>
          <table:table-cell office:value-type="float" office:value="267.39881639896" calcext:value-type="float">
            <text:p>267.398816399</text:p>
          </table:table-cell>
          <table:table-cell table:number-columns-repeated="2"/>
        </table:table-row>
        <table:table-row table:style-name="ro1">
          <table:table-cell office:value-type="float" office:value="0.000835693858205537" calcext:value-type="float">
            <text:p>0.0008356939</text:p>
          </table:table-cell>
          <table:table-cell office:value-type="float" office:value="3395.40000001172" calcext:value-type="float">
            <text:p>3395.4000000117</text:p>
          </table:table-cell>
          <table:table-cell office:value-type="float" office:value="9.95113961135823E-015" calcext:value-type="float">
            <text:p>9.95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361674450091" calcext:value-type="float">
            <text:p>1.80E-005</text:p>
          </table:table-cell>
          <table:table-cell office:value-type="float" office:value="1.54595635677077" calcext:value-type="float">
            <text:p>1.5459563568</text:p>
          </table:table-cell>
          <table:table-cell office:value-type="float" office:value="1.36582464539052" calcext:value-type="float">
            <text:p>1.3658246454</text:p>
          </table:table-cell>
          <table:table-cell office:value-type="float" office:value="267.398814950289" calcext:value-type="float">
            <text:p>267.3988149503</text:p>
          </table:table-cell>
          <table:table-cell table:number-columns-repeated="2"/>
        </table:table-row>
        <table:table-row table:style-name="ro1">
          <table:table-cell office:value-type="float" office:value="0.000836521831713169" calcext:value-type="float">
            <text:p>0.0008365218</text:p>
          </table:table-cell>
          <table:table-cell office:value-type="float" office:value="3395.40000001173" calcext:value-type="float">
            <text:p>3395.4000000117</text:p>
          </table:table-cell>
          <table:table-cell office:value-type="float" office:value="9.97338851747877E-015" calcext:value-type="float">
            <text:p>9.97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441296356551" calcext:value-type="float">
            <text:p>1.80E-005</text:p>
          </table:table-cell>
          <table:table-cell office:value-type="float" office:value="1.54595017870686" calcext:value-type="float">
            <text:p>1.5459501787</text:p>
          </table:table-cell>
          <table:table-cell office:value-type="float" office:value="1.36569627816806" calcext:value-type="float">
            <text:p>1.3656962782</text:p>
          </table:table-cell>
          <table:table-cell office:value-type="float" office:value="267.398813776187" calcext:value-type="float">
            <text:p>267.3988137762</text:p>
          </table:table-cell>
          <table:table-cell table:number-columns-repeated="2"/>
        </table:table-row>
        <table:table-row table:style-name="ro1">
          <table:table-cell office:value-type="float" office:value="0.000837661296927462" calcext:value-type="float">
            <text:p>0.0008376613</text:p>
          </table:table-cell>
          <table:table-cell office:value-type="float" office:value="3395.40000001175" calcext:value-type="float">
            <text:p>3395.4000000118</text:p>
          </table:table-cell>
          <table:table-cell office:value-type="float" office:value="0.0000000000000100040552487028" calcext:value-type="float">
            <text:p>1.0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550872808727" calcext:value-type="float">
            <text:p>1.81E-005</text:p>
          </table:table-cell>
          <table:table-cell office:value-type="float" office:value="1.54594167884417" calcext:value-type="float">
            <text:p>1.5459416788</text:p>
          </table:table-cell>
          <table:table-cell office:value-type="float" office:value="1.36551976270608" calcext:value-type="float">
            <text:p>1.3655197627</text:p>
          </table:table-cell>
          <table:table-cell office:value-type="float" office:value="267.398812160377" calcext:value-type="float">
            <text:p>267.3988121604</text:p>
          </table:table-cell>
          <table:table-cell table:number-columns-repeated="2"/>
        </table:table-row>
        <table:table-row table:style-name="ro1">
          <table:table-cell office:value-type="float" office:value="0.000838881856951519" calcext:value-type="float">
            <text:p>0.0008388819</text:p>
          </table:table-cell>
          <table:table-cell office:value-type="float" office:value="3395.40000001177" calcext:value-type="float">
            <text:p>3395.4000000118</text:p>
          </table:table-cell>
          <table:table-cell office:value-type="float" office:value="0.0000000000000100369656630464" calcext:value-type="float">
            <text:p>1.0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668247738455" calcext:value-type="float">
            <text:p>1.81E-005</text:p>
          </table:table-cell>
          <table:table-cell office:value-type="float" office:value="1.5459325774777" calcext:value-type="float">
            <text:p>1.5459325775</text:p>
          </table:table-cell>
          <table:table-cell office:value-type="float" office:value="1.36533087045503" calcext:value-type="float">
            <text:p>1.3653308705</text:p>
          </table:table-cell>
          <table:table-cell office:value-type="float" office:value="267.39881042957" calcext:value-type="float">
            <text:p>267.3988104296</text:p>
          </table:table-cell>
          <table:table-cell table:number-columns-repeated="2"/>
        </table:table-row>
        <table:table-row table:style-name="ro1">
          <table:table-cell office:value-type="float" office:value="0.000840046566252992" calcext:value-type="float">
            <text:p>0.0008400466</text:p>
          </table:table-cell>
          <table:table-cell office:value-type="float" office:value="3395.40000001179" calcext:value-type="float">
            <text:p>3395.4000000118</text:p>
          </table:table-cell>
          <table:table-cell office:value-type="float" office:value="0.0000000000000100684291714832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780251804895" calcext:value-type="float">
            <text:p>1.81E-005</text:p>
          </table:table-cell>
          <table:table-cell office:value-type="float" office:value="1.545923896763" calcext:value-type="float">
            <text:p>1.5459238968</text:p>
          </table:table-cell>
          <table:table-cell office:value-type="float" office:value="1.36515080035253" calcext:value-type="float">
            <text:p>1.3651508004</text:p>
          </table:table-cell>
          <table:table-cell office:value-type="float" office:value="267.398808777963" calcext:value-type="float">
            <text:p>267.398808778</text:p>
          </table:table-cell>
          <table:table-cell table:number-columns-repeated="2"/>
        </table:table-row>
        <table:table-row table:style-name="ro1">
          <table:table-cell office:value-type="float" office:value="0.000840979346797084" calcext:value-type="float">
            <text:p>0.0008409793</text:p>
          </table:table-cell>
          <table:table-cell office:value-type="float" office:value="3395.40000001181" calcext:value-type="float">
            <text:p>3395.4000000118</text:p>
          </table:table-cell>
          <table:table-cell office:value-type="float" office:value="0.0000000000000100936689331259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869952489863" calcext:value-type="float">
            <text:p>1.81E-005</text:p>
          </table:table-cell>
          <table:table-cell office:value-type="float" office:value="1.54591694644827" calcext:value-type="float">
            <text:p>1.5459169464</text:p>
          </table:table-cell>
          <table:table-cell office:value-type="float" office:value="1.36500671333186" calcext:value-type="float">
            <text:p>1.3650067133</text:p>
          </table:table-cell>
          <table:table-cell office:value-type="float" office:value="267.39880745524" calcext:value-type="float">
            <text:p>267.3988074552</text:p>
          </table:table-cell>
          <table:table-cell table:number-columns-repeated="2"/>
        </table:table-row>
        <table:table-row table:style-name="ro1">
          <table:table-cell office:value-type="float" office:value="0.000841996303531233" calcext:value-type="float">
            <text:p>0.0008419963</text:p>
          </table:table-cell>
          <table:table-cell office:value-type="float" office:value="3395.40000001183" calcext:value-type="float">
            <text:p>3395.4000000118</text:p>
          </table:table-cell>
          <table:table-cell office:value-type="float" office:value="0.0000000000000101212285559255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967747971567" calcext:value-type="float">
            <text:p>1.81E-005</text:p>
          </table:table-cell>
          <table:table-cell office:value-type="float" office:value="1.54590937142276" calcext:value-type="float">
            <text:p>1.5459093714</text:p>
          </table:table-cell>
          <table:table-cell office:value-type="float" office:value="1.36484975079945" calcext:value-type="float">
            <text:p>1.3648497508</text:p>
          </table:table-cell>
          <table:table-cell office:value-type="float" office:value="267.398806013152" calcext:value-type="float">
            <text:p>267.3988060132</text:p>
          </table:table-cell>
          <table:table-cell table:number-columns-repeated="2"/>
        </table:table-row>
        <table:table-row table:style-name="ro1">
          <table:table-cell office:value-type="float" office:value="0.000842900893559421" calcext:value-type="float">
            <text:p>0.0008429009</text:p>
          </table:table-cell>
          <table:table-cell office:value-type="float" office:value="3395.40000001185" calcext:value-type="float">
            <text:p>3395.4000000119</text:p>
          </table:table-cell>
          <table:table-cell office:value-type="float" office:value="0.0000000000000101457800156546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054737733315" calcext:value-type="float">
            <text:p>1.81E-005</text:p>
          </table:table-cell>
          <table:table-cell office:value-type="float" office:value="1.54590263563335" calcext:value-type="float">
            <text:p>1.5459026356</text:p>
          </table:table-cell>
          <table:table-cell office:value-type="float" office:value="1.36471024293558" calcext:value-type="float">
            <text:p>1.3647102429</text:p>
          </table:table-cell>
          <table:table-cell office:value-type="float" office:value="267.398804730404" calcext:value-type="float">
            <text:p>267.3988047304</text:p>
          </table:table-cell>
          <table:table-cell table:number-columns-repeated="2"/>
        </table:table-row>
        <table:table-row table:style-name="ro1">
          <table:table-cell office:value-type="float" office:value="0.000843716797818677" calcext:value-type="float">
            <text:p>0.0008437168</text:p>
          </table:table-cell>
          <table:table-cell office:value-type="float" office:value="3395.40000001186" calcext:value-type="float">
            <text:p>3395.4000000119</text:p>
          </table:table-cell>
          <table:table-cell office:value-type="float" office:value="0.0000000000000101679543397308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133199047335" calcext:value-type="float">
            <text:p>1.81E-005</text:p>
          </table:table-cell>
          <table:table-cell office:value-type="float" office:value="1.54589656195475" calcext:value-type="float">
            <text:p>1.545896562</text:p>
          </table:table-cell>
          <table:table-cell office:value-type="float" office:value="1.36458450220287" calcext:value-type="float">
            <text:p>1.3645845022</text:p>
          </table:table-cell>
          <table:table-cell office:value-type="float" office:value="267.398803573417" calcext:value-type="float">
            <text:p>267.3988035734</text:p>
          </table:table-cell>
          <table:table-cell table:number-columns-repeated="2"/>
        </table:table-row>
        <table:table-row table:style-name="ro1">
          <table:table-cell office:value-type="float" office:value="0.000844458309030172" calcext:value-type="float">
            <text:p>0.0008444583</text:p>
          </table:table-cell>
          <table:table-cell office:value-type="float" office:value="3395.40000001187" calcext:value-type="float">
            <text:p>3395.4000000119</text:p>
          </table:table-cell>
          <table:table-cell office:value-type="float" office:value="0.0000000000000101881314332322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204506368884" calcext:value-type="float">
            <text:p>1.81E-005</text:p>
          </table:table-cell>
          <table:table-cell office:value-type="float" office:value="1.54589104318736" calcext:value-type="float">
            <text:p>1.5458910432</text:p>
          </table:table-cell>
          <table:table-cell office:value-type="float" office:value="1.36447030015524" calcext:value-type="float">
            <text:p>1.3644703002</text:p>
          </table:table-cell>
          <table:table-cell office:value-type="float" office:value="267.398802521922" calcext:value-type="float">
            <text:p>267.3988025219</text:p>
          </table:table-cell>
          <table:table-cell table:number-columns-repeated="2"/>
        </table:table-row>
        <table:table-row table:style-name="ro1">
          <table:table-cell office:value-type="float" office:value="0.000846399897956034" calcext:value-type="float">
            <text:p>0.0008463999</text:p>
          </table:table-cell>
          <table:table-cell office:value-type="float" office:value="3395.40000001191" calcext:value-type="float">
            <text:p>3395.4000000119</text:p>
          </table:table-cell>
          <table:table-cell office:value-type="float" office:value="0.0000000000000102410745808119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391219016144" calcext:value-type="float">
            <text:p>1.81E-005</text:p>
          </table:table-cell>
          <table:table-cell office:value-type="float" office:value="1.54587660047078" calcext:value-type="float">
            <text:p>1.5458766005</text:p>
          </table:table-cell>
          <table:table-cell office:value-type="float" office:value="1.36417160347937" calcext:value-type="float">
            <text:p>1.3641716035</text:p>
          </table:table-cell>
          <table:table-cell office:value-type="float" office:value="267.398799768666" calcext:value-type="float">
            <text:p>267.3987997687</text:p>
          </table:table-cell>
          <table:table-cell table:number-columns-repeated="2"/>
        </table:table-row>
        <table:table-row table:style-name="ro1">
          <table:table-cell office:value-type="float" office:value="0.000847988904149308" calcext:value-type="float">
            <text:p>0.0008479889</text:p>
          </table:table-cell>
          <table:table-cell office:value-type="float" office:value="3395.40000001194" calcext:value-type="float">
            <text:p>3395.4000000119</text:p>
          </table:table-cell>
          <table:table-cell office:value-type="float" office:value="0.0000000000000102845231563169" calcext:value-type="float">
            <text:p>1.03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544025611611" calcext:value-type="float">
            <text:p>1.82E-005</text:p>
          </table:table-cell>
          <table:table-cell office:value-type="float" office:value="1.54586478694118" calcext:value-type="float">
            <text:p>1.5458647869</text:p>
          </table:table-cell>
          <table:table-cell office:value-type="float" office:value="1.36392750590885" calcext:value-type="float">
            <text:p>1.3639275059</text:p>
          </table:table-cell>
          <table:table-cell office:value-type="float" office:value="267.398797515387" calcext:value-type="float">
            <text:p>267.3987975154</text:p>
          </table:table-cell>
          <table:table-cell table:number-columns-repeated="2"/>
        </table:table-row>
        <table:table-row table:style-name="ro1">
          <table:table-cell office:value-type="float" office:value="0.000851355340068273" calcext:value-type="float">
            <text:p>0.0008513553</text:p>
          </table:table-cell>
          <table:table-cell office:value-type="float" office:value="3395.400000012" calcext:value-type="float">
            <text:p>3395.400000012</text:p>
          </table:table-cell>
          <table:table-cell office:value-type="float" office:value="0.0000000000000103769285870502" calcext:value-type="float">
            <text:p>1.04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867758592089" calcext:value-type="float">
            <text:p>1.82E-005</text:p>
          </table:table-cell>
          <table:table-cell office:value-type="float" office:value="1.54583977892066" calcext:value-type="float">
            <text:p>1.5458397789</text:p>
          </table:table-cell>
          <table:table-cell office:value-type="float" office:value="1.36341142488462" calcext:value-type="float">
            <text:p>1.3634114249</text:p>
          </table:table-cell>
          <table:table-cell office:value-type="float" office:value="267.398792741637" calcext:value-type="float">
            <text:p>267.3987927416</text:p>
          </table:table-cell>
          <table:table-cell table:number-columns-repeated="2"/>
        </table:table-row>
        <table:table-row table:style-name="ro1">
          <table:table-cell office:value-type="float" office:value="0.000853979120641614" calcext:value-type="float">
            <text:p>0.0008539791</text:p>
          </table:table-cell>
          <table:table-cell office:value-type="float" office:value="3395.40000001205" calcext:value-type="float">
            <text:p>3395.4000000121</text:p>
          </table:table-cell>
          <table:table-cell office:value-type="float" office:value="0.0000000000000104492848415518" calcext:value-type="float">
            <text:p>1.04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2120074252938" calcext:value-type="float">
            <text:p>1.82E-005</text:p>
          </table:table-cell>
          <table:table-cell office:value-type="float" office:value="1.54582030552408" calcext:value-type="float">
            <text:p>1.5458203055</text:p>
          </table:table-cell>
          <table:table-cell office:value-type="float" office:value="1.36301018862281" calcext:value-type="float">
            <text:p>1.3630101886</text:p>
          </table:table-cell>
          <table:table-cell office:value-type="float" office:value="267.398789021004" calcext:value-type="float">
            <text:p>267.398789021</text:p>
          </table:table-cell>
          <table:table-cell table:number-columns-repeated="2"/>
        </table:table-row>
        <table:table-row table:style-name="ro1">
          <table:table-cell office:value-type="float" office:value="0.000864474242934979" calcext:value-type="float">
            <text:p>0.0008644742</text:p>
          </table:table-cell>
          <table:table-cell office:value-type="float" office:value="3395.40000001224" calcext:value-type="float">
            <text:p>3395.4000000122</text:p>
          </table:table-cell>
          <table:table-cell office:value-type="float" office:value="0.0000000000000107416615430434" calcext:value-type="float">
            <text:p>1.07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12933741879" calcext:value-type="float">
            <text:p>1.83E-005</text:p>
          </table:table-cell>
          <table:table-cell office:value-type="float" office:value="1.545742582844" calcext:value-type="float">
            <text:p>1.5457425828</text:p>
          </table:table-cell>
          <table:table-cell office:value-type="float" office:value="1.36141388767103" calcext:value-type="float">
            <text:p>1.3614138877</text:p>
          </table:table-cell>
          <table:table-cell office:value-type="float" office:value="267.39877413847" calcext:value-type="float">
            <text:p>267.3987741385</text:p>
          </table:table-cell>
          <table:table-cell table:number-columns-repeated="2"/>
        </table:table-row>
        <table:table-row table:style-name="ro1">
          <table:table-cell office:value-type="float" office:value="0.000866382205089624" calcext:value-type="float">
            <text:p>0.0008663822</text:p>
          </table:table-cell>
          <table:table-cell office:value-type="float" office:value="3395.40000001227" calcext:value-type="float">
            <text:p>3395.4000000123</text:p>
          </table:table-cell>
          <table:table-cell office:value-type="float" office:value="0.0000000000000107953228229345" calcext:value-type="float">
            <text:p>1.08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312816639822" calcext:value-type="float">
            <text:p>1.83E-005</text:p>
          </table:table-cell>
          <table:table-cell office:value-type="float" office:value="1.54572848182645" calcext:value-type="float">
            <text:p>1.5457284818</text:p>
          </table:table-cell>
          <table:table-cell office:value-type="float" office:value="1.36112516336905" calcext:value-type="float">
            <text:p>1.3611251634</text:p>
          </table:table-cell>
          <table:table-cell office:value-type="float" office:value="267.398771432898" calcext:value-type="float">
            <text:p>267.3987714329</text:p>
          </table:table-cell>
          <table:table-cell table:number-columns-repeated="2"/>
        </table:table-row>
        <table:table-row table:style-name="ro1">
          <table:table-cell office:value-type="float" office:value="0.000871900744812759" calcext:value-type="float">
            <text:p>0.0008719007</text:p>
          </table:table-cell>
          <table:table-cell office:value-type="float" office:value="3395.40000001238" calcext:value-type="float">
            <text:p>3395.4000000124</text:p>
          </table:table-cell>
          <table:table-cell office:value-type="float" office:value="0.0000000000000109514148190022" calcext:value-type="float">
            <text:p>1.1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843507284136" calcext:value-type="float">
            <text:p>1.84E-005</text:p>
          </table:table-cell>
          <table:table-cell office:value-type="float" office:value="1.54568774451385" calcext:value-type="float">
            <text:p>1.5456877445</text:p>
          </table:table-cell>
          <table:table-cell office:value-type="float" office:value="1.36029259909415" calcext:value-type="float">
            <text:p>1.3602925991</text:p>
          </table:table-cell>
          <table:table-cell office:value-type="float" office:value="267.398763607372" calcext:value-type="float">
            <text:p>267.3987636074</text:p>
          </table:table-cell>
          <table:table-cell table:number-columns-repeated="2"/>
        </table:table-row>
        <table:table-row table:style-name="ro1">
          <table:table-cell office:value-type="float" office:value="0.000874989893039389" calcext:value-type="float">
            <text:p>0.0008749899</text:p>
          </table:table-cell>
          <table:table-cell office:value-type="float" office:value="3395.40000001243" calcext:value-type="float">
            <text:p>3395.4000000124</text:p>
          </table:table-cell>
          <table:table-cell office:value-type="float" office:value="0.0000000000000110393656783069" calcext:value-type="float">
            <text:p>1.1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4140575475644" calcext:value-type="float">
            <text:p>1.84E-005</text:p>
          </table:table-cell>
          <table:table-cell office:value-type="float" office:value="1.54566497210552" calcext:value-type="float">
            <text:p>1.5456649721</text:p>
          </table:table-cell>
          <table:table-cell office:value-type="float" office:value="1.35982818561585" calcext:value-type="float">
            <text:p>1.3598281856</text:p>
          </table:table-cell>
          <table:table-cell office:value-type="float" office:value="267.398759226828" calcext:value-type="float">
            <text:p>267.3987592268</text:p>
          </table:table-cell>
          <table:table-cell table:number-columns-repeated="2"/>
        </table:table-row>
        <table:table-row table:style-name="ro1">
          <table:table-cell office:value-type="float" office:value="0.000877555853411628" calcext:value-type="float">
            <text:p>0.0008775559</text:p>
          </table:table-cell>
          <table:table-cell office:value-type="float" office:value="3395.40000001248" calcext:value-type="float">
            <text:p>3395.4000000125</text:p>
          </table:table-cell>
          <table:table-cell office:value-type="float" office:value="0.0000000000000111127348638658" calcext:value-type="float">
            <text:p>1.1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4387331319487" calcext:value-type="float">
            <text:p>1.84E-005</text:p>
          </table:table-cell>
          <table:table-cell office:value-type="float" office:value="1.54564607412916" calcext:value-type="float">
            <text:p>1.5456460741</text:p>
          </table:table-cell>
          <table:table-cell office:value-type="float" office:value="1.35944331512355" calcext:value-type="float">
            <text:p>1.3594433151</text:p>
          </table:table-cell>
          <table:table-cell office:value-type="float" office:value="267.398755588186" calcext:value-type="float">
            <text:p>267.3987555882</text:p>
          </table:table-cell>
          <table:table-cell table:number-columns-repeated="2"/>
        </table:table-row>
        <table:table-row table:style-name="ro1">
          <table:table-cell office:value-type="float" office:value="0.000881171566209716" calcext:value-type="float">
            <text:p>0.0008811716</text:p>
          </table:table-cell>
          <table:table-cell office:value-type="float" office:value="3395.40000001255" calcext:value-type="float">
            <text:p>3395.4000000126</text:p>
          </table:table-cell>
          <table:table-cell office:value-type="float" office:value="0.0000000000000112166042513958" calcext:value-type="float">
            <text:p>1.1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4735036797309" calcext:value-type="float">
            <text:p>1.85E-005</text:p>
          </table:table-cell>
          <table:table-cell office:value-type="float" office:value="1.54561946965644" calcext:value-type="float">
            <text:p>1.5456194697</text:p>
          </table:table-cell>
          <table:table-cell office:value-type="float" office:value="1.35890235407395" calcext:value-type="float">
            <text:p>1.3589023541</text:p>
          </table:table-cell>
          <table:table-cell office:value-type="float" office:value="267.39875046095" calcext:value-type="float">
            <text:p>267.398750461</text:p>
          </table:table-cell>
          <table:table-cell table:number-columns-repeated="2"/>
        </table:table-row>
        <table:table-row table:style-name="ro1">
          <table:table-cell office:value-type="float" office:value="0.000890470430499843" calcext:value-type="float">
            <text:p>0.0008904704</text:p>
          </table:table-cell>
          <table:table-cell office:value-type="float" office:value="3395.40000001272" calcext:value-type="float">
            <text:p>3395.4000000127</text:p>
          </table:table-cell>
          <table:table-cell office:value-type="float" office:value="0.0000000000000114863439362286" calcext:value-type="float">
            <text:p>1.15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562926370717" calcext:value-type="float">
            <text:p>1.86E-005</text:p>
          </table:table-cell>
          <table:table-cell office:value-type="float" office:value="1.5455511867391" calcext:value-type="float">
            <text:p>1.5455511867</text:p>
          </table:table-cell>
          <table:table-cell office:value-type="float" office:value="1.35751838479772" calcext:value-type="float">
            <text:p>1.3575183848</text:p>
          </table:table-cell>
          <table:table-cell office:value-type="float" office:value="267.398737274762" calcext:value-type="float">
            <text:p>267.3987372748</text:p>
          </table:table-cell>
          <table:table-cell table:number-columns-repeated="2"/>
        </table:table-row>
        <table:table-row table:style-name="ro1">
          <table:table-cell office:value-type="float" office:value="0.00090576115850675" calcext:value-type="float">
            <text:p>0.0009057612</text:p>
          </table:table-cell>
          <table:table-cell office:value-type="float" office:value="3395.400000013" calcext:value-type="float">
            <text:p>3395.400000013</text:p>
          </table:table-cell>
          <table:table-cell office:value-type="float" office:value="0.0000000000000119381014974276" calcext:value-type="float">
            <text:p>1.19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7099700665577" calcext:value-type="float">
            <text:p>1.87E-005</text:p>
          </table:table-cell>
          <table:table-cell office:value-type="float" office:value="1.54543935569065" calcext:value-type="float">
            <text:p>1.5454393557</text:p>
          </table:table-cell>
          <table:table-cell office:value-type="float" office:value="1.35526510740283" calcext:value-type="float">
            <text:p>1.3552651074</text:p>
          </table:table-cell>
          <table:table-cell office:value-type="float" office:value="267.398715591855" calcext:value-type="float">
            <text:p>267.3987155919</text:p>
          </table:table-cell>
          <table:table-cell table:number-columns-repeated="2"/>
        </table:table-row>
        <table:table-row table:style-name="ro1">
          <table:table-cell office:value-type="float" office:value="0.000914962245360115" calcext:value-type="float">
            <text:p>0.0009149622</text:p>
          </table:table-cell>
          <table:table-cell office:value-type="float" office:value="3395.40000001318" calcext:value-type="float">
            <text:p>3395.4000000132</text:p>
          </table:table-cell>
          <table:table-cell office:value-type="float" office:value="0.0000000000000122148896046937" calcext:value-type="float">
            <text:p>1.2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7984526499019" calcext:value-type="float">
            <text:p>1.88E-005</text:p>
          </table:table-cell>
          <table:table-cell office:value-type="float" office:value="1.54537232135697" calcext:value-type="float">
            <text:p>1.5453723214</text:p>
          </table:table-cell>
          <table:table-cell office:value-type="float" office:value="1.35392247922924" calcext:value-type="float">
            <text:p>1.3539224792</text:p>
          </table:table-cell>
          <table:table-cell office:value-type="float" office:value="267.398702544319" calcext:value-type="float">
            <text:p>267.3987025443</text:p>
          </table:table-cell>
          <table:table-cell table:number-columns-repeated="2"/>
        </table:table-row>
        <table:table-row table:style-name="ro1">
          <table:table-cell office:value-type="float" office:value="0.00092188979056463" calcext:value-type="float">
            <text:p>0.0009218898</text:p>
          </table:table-cell>
          <table:table-cell office:value-type="float" office:value="3395.40000001331" calcext:value-type="float">
            <text:p>3395.4000000133</text:p>
          </table:table-cell>
          <table:table-cell office:value-type="float" office:value="0.000000000000012425749748299" calcext:value-type="float">
            <text:p>1.24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8650716800215" calcext:value-type="float">
            <text:p>1.89E-005</text:p>
          </table:table-cell>
          <table:table-cell office:value-type="float" office:value="1.54532197642908" calcext:value-type="float">
            <text:p>1.5453219764</text:p>
          </table:table-cell>
          <table:table-cell office:value-type="float" office:value="1.35291809270908" calcext:value-type="float">
            <text:p>1.3529180927</text:p>
          </table:table-cell>
          <table:table-cell office:value-type="float" office:value="267.398692720763" calcext:value-type="float">
            <text:p>267.3986927208</text:p>
          </table:table-cell>
          <table:table-cell table:number-columns-repeated="2"/>
        </table:table-row>
        <table:table-row table:style-name="ro1">
          <table:table-cell office:value-type="float" office:value="0.000930054563862612" calcext:value-type="float">
            <text:p>0.0009300546</text:p>
          </table:table-cell>
          <table:table-cell office:value-type="float" office:value="3395.40000001346" calcext:value-type="float">
            <text:p>3395.4000000135</text:p>
          </table:table-cell>
          <table:table-cell office:value-type="float" office:value="0.0000000000000126769977977409" calcext:value-type="float">
            <text:p>1.27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9435886125891" calcext:value-type="float">
            <text:p>1.89E-005</text:p>
          </table:table-cell>
          <table:table-cell office:value-type="float" office:value="1.54526277896498" calcext:value-type="float">
            <text:p>1.545262779</text:p>
          </table:table-cell>
          <table:table-cell office:value-type="float" office:value="1.3517414024892" calcext:value-type="float">
            <text:p>1.3517414025</text:p>
          </table:table-cell>
          <table:table-cell office:value-type="float" office:value="267.398681142765" calcext:value-type="float">
            <text:p>267.3986811428</text:p>
          </table:table-cell>
          <table:table-cell table:number-columns-repeated="2"/>
        </table:table-row>
        <table:table-row table:style-name="ro1">
          <table:table-cell office:value-type="float" office:value="0.000935325144176287" calcext:value-type="float">
            <text:p>0.0009353251</text:p>
          </table:table-cell>
          <table:table-cell office:value-type="float" office:value="3395.40000001356" calcext:value-type="float">
            <text:p>3395.4000000136</text:p>
          </table:table-cell>
          <table:table-cell office:value-type="float" office:value="0.0000000000000128407586604475" calcext:value-type="float">
            <text:p>1.28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9942734269663" calcext:value-type="float">
            <text:p>1.90E-005</text:p>
          </table:table-cell>
          <table:table-cell office:value-type="float" office:value="1.54522464939553" calcext:value-type="float">
            <text:p>1.5452246494</text:p>
          </table:table-cell>
          <table:table-cell office:value-type="float" office:value="1.35098584647225" calcext:value-type="float">
            <text:p>1.3509858465</text:p>
          </table:table-cell>
          <table:table-cell office:value-type="float" office:value="267.398673668856" calcext:value-type="float">
            <text:p>267.3986736689</text:p>
          </table:table-cell>
          <table:table-cell table:number-columns-repeated="2"/>
        </table:table-row>
        <table:table-row table:style-name="ro1">
          <table:table-cell office:value-type="float" office:value="0.000939803738083069" calcext:value-type="float">
            <text:p>0.0009398037</text:p>
          </table:table-cell>
          <table:table-cell office:value-type="float" office:value="3395.40000001364" calcext:value-type="float">
            <text:p>3395.4000000136</text:p>
          </table:table-cell>
          <table:table-cell office:value-type="float" office:value="0.0000000000000129808848992351" calcext:value-type="float">
            <text:p>1.30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0373420786302" calcext:value-type="float">
            <text:p>1.90E-005</text:p>
          </table:table-cell>
          <table:table-cell office:value-type="float" office:value="1.54519229766102" calcext:value-type="float">
            <text:p>1.5451922977</text:p>
          </table:table-cell>
          <table:table-cell office:value-type="float" office:value="1.35034628909219" calcext:value-type="float">
            <text:p>1.3503462891</text:p>
          </table:table-cell>
          <table:table-cell office:value-type="float" office:value="267.398667318018" calcext:value-type="float">
            <text:p>267.398667318</text:p>
          </table:table-cell>
          <table:table-cell table:number-columns-repeated="2"/>
        </table:table-row>
        <table:table-row table:style-name="ro1">
          <table:table-cell office:value-type="float" office:value="0.000945559929066957" calcext:value-type="float">
            <text:p>0.0009455599</text:p>
          </table:table-cell>
          <table:table-cell office:value-type="float" office:value="3395.40000001375" calcext:value-type="float">
            <text:p>3395.4000000138</text:p>
          </table:table-cell>
          <table:table-cell office:value-type="float" office:value="0.0000000000000131623006803828" calcext:value-type="float">
            <text:p>1.3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0926968369132" calcext:value-type="float">
            <text:p>1.91E-005</text:p>
          </table:table-cell>
          <table:table-cell office:value-type="float" office:value="1.54515078160473" calcext:value-type="float">
            <text:p>1.5451507816</text:p>
          </table:table-cell>
          <table:table-cell office:value-type="float" office:value="1.34952758963873" calcext:value-type="float">
            <text:p>1.3495275896</text:p>
          </table:table-cell>
          <table:table-cell office:value-type="float" office:value="267.398659155492" calcext:value-type="float">
            <text:p>267.3986591555</text:p>
          </table:table-cell>
          <table:table-cell table:number-columns-repeated="2"/>
        </table:table-row>
        <table:table-row table:style-name="ro1">
          <table:table-cell office:value-type="float" office:value="0.000947744497858484" calcext:value-type="float">
            <text:p>0.0009477445</text:p>
          </table:table-cell>
          <table:table-cell office:value-type="float" office:value="3395.4000000138" calcext:value-type="float">
            <text:p>3395.4000000138</text:p>
          </table:table-cell>
          <table:table-cell office:value-type="float" office:value="0.0000000000000132315392305924" calcext:value-type="float">
            <text:p>1.3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1137048812298" calcext:value-type="float">
            <text:p>1.91E-005</text:p>
          </table:table-cell>
          <table:table-cell office:value-type="float" office:value="1.54513504517684" calcext:value-type="float">
            <text:p>1.5451350452</text:p>
          </table:table-cell>
          <table:table-cell office:value-type="float" office:value="1.34921784699926" calcext:value-type="float">
            <text:p>1.349217847</text:p>
          </table:table-cell>
          <table:table-cell office:value-type="float" office:value="267.39865605768" calcext:value-type="float">
            <text:p>267.3986560577</text:p>
          </table:table-cell>
          <table:table-cell table:number-columns-repeated="2"/>
        </table:table-row>
        <table:table-row table:style-name="ro1">
          <table:table-cell office:value-type="float" office:value="0.000949544822097659" calcext:value-type="float">
            <text:p>0.0009495448</text:p>
          </table:table-cell>
          <table:table-cell office:value-type="float" office:value="3395.40000001383" calcext:value-type="float">
            <text:p>3395.4000000138</text:p>
          </table:table-cell>
          <table:table-cell office:value-type="float" office:value="0.0000000000000132887602156203" calcext:value-type="float">
            <text:p>1.33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1310178161758" calcext:value-type="float">
            <text:p>1.91E-005</text:p>
          </table:table-cell>
          <table:table-cell office:value-type="float" office:value="1.54512208534855" calcext:value-type="float">
            <text:p>1.5451220853</text:p>
          </table:table-cell>
          <table:table-cell office:value-type="float" office:value="1.34896298339561" calcext:value-type="float">
            <text:p>1.3489629834</text:p>
          </table:table-cell>
          <table:table-cell office:value-type="float" office:value="267.398653504743" calcext:value-type="float">
            <text:p>267.3986535047</text:p>
          </table:table-cell>
          <table:table-cell table:number-columns-repeated="2"/>
        </table:table-row>
        <table:table-row table:style-name="ro1">
          <table:table-cell office:value-type="float" office:value="0.000955861420930378" calcext:value-type="float">
            <text:p>0.0009558614</text:p>
          </table:table-cell>
          <table:table-cell office:value-type="float" office:value="3395.40000001395" calcext:value-type="float">
            <text:p>3395.400000014</text:p>
          </table:table-cell>
          <table:table-cell office:value-type="float" office:value="0.0000000000000134906764158084" calcext:value-type="float">
            <text:p>1.3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1917618182143" calcext:value-type="float">
            <text:p>1.92E-005</text:p>
          </table:table-cell>
          <table:table-cell office:value-type="float" office:value="1.54507667056401" calcext:value-type="float">
            <text:p>1.5450766706</text:p>
          </table:table-cell>
          <table:table-cell office:value-type="float" office:value="1.34807160531859" calcext:value-type="float">
            <text:p>1.3480716053</text:p>
          </table:table-cell>
          <table:table-cell office:value-type="float" office:value="267.398644547535" calcext:value-type="float">
            <text:p>267.3986445475</text:p>
          </table:table-cell>
          <table:table-cell table:number-columns-repeated="2"/>
        </table:table-row>
        <table:table-row table:style-name="ro1">
          <table:table-cell office:value-type="float" office:value="0.000966672796522445" calcext:value-type="float">
            <text:p>0.0009666728</text:p>
          </table:table-cell>
          <table:table-cell office:value-type="float" office:value="3395.40000001416" calcext:value-type="float">
            <text:p>3395.4000000142</text:p>
          </table:table-cell>
          <table:table-cell office:value-type="float" office:value="0.0000000000000138404428406335" calcext:value-type="float">
            <text:p>1.38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2957302162236" calcext:value-type="float">
            <text:p>1.93E-005</text:p>
          </table:table-cell>
          <table:table-cell office:value-type="float" office:value="1.54499914350977" calcext:value-type="float">
            <text:p>1.5449991435</text:p>
          </table:table-cell>
          <table:table-cell office:value-type="float" office:value="1.34655608868182" calcext:value-type="float">
            <text:p>1.3465560887</text:p>
          </table:table-cell>
          <table:table-cell office:value-type="float" office:value="267.398629216541" calcext:value-type="float">
            <text:p>267.3986292165</text:p>
          </table:table-cell>
          <table:table-cell table:number-columns-repeated="2"/>
        </table:table-row>
        <table:table-row table:style-name="ro1">
          <table:table-cell office:value-type="float" office:value="0.000973168380831477" calcext:value-type="float">
            <text:p>0.0009731684</text:p>
          </table:table-cell>
          <table:table-cell office:value-type="float" office:value="3395.40000001428" calcext:value-type="float">
            <text:p>3395.4000000143</text:p>
          </table:table-cell>
          <table:table-cell office:value-type="float" office:value="0.0000000000000140531271881429" calcext:value-type="float">
            <text:p>1.4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3581955284798" calcext:value-type="float">
            <text:p>1.94E-005</text:p>
          </table:table-cell>
          <table:table-cell office:value-type="float" office:value="1.54495268771634" calcext:value-type="float">
            <text:p>1.5449526877</text:p>
          </table:table-cell>
          <table:table-cell office:value-type="float" office:value="1.34565164970711" calcext:value-type="float">
            <text:p>1.3456516497</text:p>
          </table:table-cell>
          <table:table-cell office:value-type="float" office:value="267.398620005524" calcext:value-type="float">
            <text:p>267.3986200055</text:p>
          </table:table-cell>
          <table:table-cell table:number-columns-repeated="2"/>
        </table:table-row>
        <table:table-row table:style-name="ro1">
          <table:table-cell office:value-type="float" office:value="0.000980824046892644" calcext:value-type="float">
            <text:p>0.000980824</text:p>
          </table:table-cell>
          <table:table-cell office:value-type="float" office:value="3395.40000001443" calcext:value-type="float">
            <text:p>3395.4000000144</text:p>
          </table:table-cell>
          <table:table-cell office:value-type="float" office:value="0.0000000000000143062543624139" calcext:value-type="float">
            <text:p>1.4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318169015002" calcext:value-type="float">
            <text:p>1.94E-005</text:p>
          </table:table-cell>
          <table:table-cell office:value-type="float" office:value="1.54489805118813" calcext:value-type="float">
            <text:p>1.5448980512</text:p>
          </table:table-cell>
          <table:table-cell office:value-type="float" office:value="1.34459149598215" calcext:value-type="float">
            <text:p>1.344591496</text:p>
          </table:table-cell>
          <table:table-cell office:value-type="float" office:value="267.398609149462" calcext:value-type="float">
            <text:p>267.3986091495</text:p>
          </table:table-cell>
          <table:table-cell table:number-columns-repeated="2"/>
        </table:table-row>
        <table:table-row table:style-name="ro1">
          <table:table-cell office:value-type="float" office:value="0.000983221653543869" calcext:value-type="float">
            <text:p>0.0009832217</text:p>
          </table:table-cell>
          <table:table-cell office:value-type="float" office:value="3395.40000001448" calcext:value-type="float">
            <text:p>3395.4000000145</text:p>
          </table:table-cell>
          <table:table-cell office:value-type="float" office:value="0.0000000000000143860772564983" calcext:value-type="float">
            <text:p>1.4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548737017922" calcext:value-type="float">
            <text:p>1.95E-005</text:p>
          </table:table-cell>
          <table:table-cell office:value-type="float" office:value="1.5448809669718" calcext:value-type="float">
            <text:p>1.544880967</text:p>
          </table:table-cell>
          <table:table-cell office:value-type="float" office:value="1.34426076063967" calcext:value-type="float">
            <text:p>1.3442607606</text:p>
          </table:table-cell>
          <table:table-cell office:value-type="float" office:value="267.398605749553" calcext:value-type="float">
            <text:p>267.3986057496</text:p>
          </table:table-cell>
          <table:table-cell table:number-columns-repeated="2"/>
        </table:table-row>
        <table:table-row table:style-name="ro1">
          <table:table-cell office:value-type="float" office:value="0.000984727188242673" calcext:value-type="float">
            <text:p>0.0009847272</text:p>
          </table:table-cell>
          <table:table-cell office:value-type="float" office:value="3395.40000001451" calcext:value-type="float">
            <text:p>3395.4000000145</text:p>
          </table:table-cell>
          <table:table-cell office:value-type="float" office:value="0.0000000000000144363345536671" calcext:value-type="float">
            <text:p>1.4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693518140454" calcext:value-type="float">
            <text:p>1.95E-005</text:p>
          </table:table-cell>
          <table:table-cell office:value-type="float" office:value="1.54487024573873" calcext:value-type="float">
            <text:p>1.5448702457</text:p>
          </table:table-cell>
          <table:table-cell office:value-type="float" office:value="1.34405339277307" calcext:value-type="float">
            <text:p>1.3440533928</text:p>
          </table:table-cell>
          <table:table-cell office:value-type="float" office:value="267.39860361464" calcext:value-type="float">
            <text:p>267.3986036146</text:p>
          </table:table-cell>
          <table:table-cell table:number-columns-repeated="2"/>
        </table:table-row>
        <table:table-row table:style-name="ro1">
          <table:table-cell office:value-type="float" office:value="0.000986034768321686" calcext:value-type="float">
            <text:p>0.0009860348</text:p>
          </table:table-cell>
          <table:table-cell office:value-type="float" office:value="3395.40000001453" calcext:value-type="float">
            <text:p>3395.4000000145</text:p>
          </table:table-cell>
          <table:table-cell office:value-type="float" office:value="0.0000000000000144800676879443" calcext:value-type="float">
            <text:p>1.4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819262789194" calcext:value-type="float">
            <text:p>1.95E-005</text:p>
          </table:table-cell>
          <table:table-cell office:value-type="float" office:value="1.54486093790726" calcext:value-type="float">
            <text:p>1.5448609379</text:p>
          </table:table-cell>
          <table:table-cell office:value-type="float" office:value="1.34387348515442" calcext:value-type="float">
            <text:p>1.3438734852</text:p>
          </table:table-cell>
          <table:table-cell office:value-type="float" office:value="267.398601760436" calcext:value-type="float">
            <text:p>267.3986017604</text:p>
          </table:table-cell>
          <table:table-cell table:number-columns-repeated="2"/>
        </table:table-row>
        <table:table-row table:style-name="ro1">
          <table:table-cell office:value-type="float" office:value="0.000987190436224604" calcext:value-type="float">
            <text:p>0.0009871904</text:p>
          </table:table-cell>
          <table:table-cell office:value-type="float" office:value="3395.40000001456" calcext:value-type="float">
            <text:p>3395.4000000146</text:p>
          </table:table-cell>
          <table:table-cell office:value-type="float" office:value="0.0000000000000145187849570867" calcext:value-type="float">
            <text:p>1.4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93039867426" calcext:value-type="float">
            <text:p>1.95E-005</text:p>
          </table:table-cell>
          <table:table-cell office:value-type="float" office:value="1.54485271507823" calcext:value-type="float">
            <text:p>1.5448527151</text:p>
          </table:table-cell>
          <table:table-cell office:value-type="float" office:value="1.3437146291794" calcext:value-type="float">
            <text:p>1.3437146292</text:p>
          </table:table-cell>
          <table:table-cell office:value-type="float" office:value="267.398600121649" calcext:value-type="float">
            <text:p>267.3986001216</text:p>
          </table:table-cell>
          <table:table-cell table:number-columns-repeated="2"/>
        </table:table-row>
        <table:table-row table:style-name="ro1">
          <table:table-cell office:value-type="float" office:value="0.00098813624064923" calcext:value-type="float">
            <text:p>0.0009881362</text:p>
          </table:table-cell>
          <table:table-cell office:value-type="float" office:value="3395.40000001458" calcext:value-type="float">
            <text:p>3395.4000000146</text:p>
          </table:table-cell>
          <table:table-cell office:value-type="float" office:value="0.0000000000000145505167493562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021352848734" calcext:value-type="float">
            <text:p>1.95E-005</text:p>
          </table:table-cell>
          <table:table-cell office:value-type="float" office:value="1.54484598713895" calcext:value-type="float">
            <text:p>1.5448459871</text:p>
          </table:table-cell>
          <table:table-cell office:value-type="float" office:value="1.3435847254508" calcext:value-type="float">
            <text:p>1.3435847255</text:p>
          </table:table-cell>
          <table:table-cell office:value-type="float" office:value="267.398598780458" calcext:value-type="float">
            <text:p>267.3985987805</text:p>
          </table:table-cell>
          <table:table-cell table:number-columns-repeated="2"/>
        </table:table-row>
        <table:table-row table:style-name="ro1">
          <table:table-cell office:value-type="float" office:value="0.000989002770322679" calcext:value-type="float">
            <text:p>0.0009890028</text:p>
          </table:table-cell>
          <table:table-cell office:value-type="float" office:value="3395.40000001459" calcext:value-type="float">
            <text:p>3395.4000000146</text:p>
          </table:table-cell>
          <table:table-cell office:value-type="float" office:value="0.0000000000000145796247450518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10468349792" calcext:value-type="float">
            <text:p>1.95E-005</text:p>
          </table:table-cell>
          <table:table-cell office:value-type="float" office:value="1.54483982514302" calcext:value-type="float">
            <text:p>1.5448398251</text:p>
          </table:table-cell>
          <table:table-cell office:value-type="float" office:value="1.34346579262767" calcext:value-type="float">
            <text:p>1.3434657926</text:p>
          </table:table-cell>
          <table:table-cell office:value-type="float" office:value="267.398597551682" calcext:value-type="float">
            <text:p>267.3985975517</text:p>
          </table:table-cell>
          <table:table-cell table:number-columns-repeated="2"/>
        </table:table-row>
        <table:table-row table:style-name="ro1">
          <table:table-cell office:value-type="float" office:value="0.00099019529710776" calcext:value-type="float">
            <text:p>0.0009901953</text:p>
          </table:table-cell>
          <table:table-cell office:value-type="float" office:value="3395.40000001462" calcext:value-type="float">
            <text:p>3395.4000000146</text:p>
          </table:table-cell>
          <table:table-cell office:value-type="float" office:value="0.000000000000014619739579028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219363977987" calcext:value-type="float">
            <text:p>1.95E-005</text:p>
          </table:table-cell>
          <table:table-cell office:value-type="float" office:value="1.54483134720352" calcext:value-type="float">
            <text:p>1.5448313472</text:p>
          </table:table-cell>
          <table:table-cell office:value-type="float" office:value="1.34330224521608" calcext:value-type="float">
            <text:p>1.3433022452</text:p>
          </table:table-cell>
          <table:table-cell office:value-type="float" office:value="267.398595860627" calcext:value-type="float">
            <text:p>267.3985958606</text:p>
          </table:table-cell>
          <table:table-cell table:number-columns-repeated="2"/>
        </table:table-row>
        <table:table-row table:style-name="ro1">
          <table:table-cell office:value-type="float" office:value="0.000991174615328592" calcext:value-type="float">
            <text:p>0.0009911746</text:p>
          </table:table-cell>
          <table:table-cell office:value-type="float" office:value="3395.40000001464" calcext:value-type="float">
            <text:p>3395.4000000146</text:p>
          </table:table-cell>
          <table:table-cell office:value-type="float" office:value="0.0000000000000146527310259435" calcext:value-type="float">
            <text:p>1.47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313541060929" calcext:value-type="float">
            <text:p>1.95E-005</text:p>
          </table:table-cell>
          <table:table-cell office:value-type="float" office:value="1.54482438778219" calcext:value-type="float">
            <text:p>1.5448243878</text:p>
          </table:table-cell>
          <table:table-cell office:value-type="float" office:value="1.34316804972358" calcext:value-type="float">
            <text:p>1.3431680497</text:p>
          </table:table-cell>
          <table:table-cell office:value-type="float" office:value="267.398594471912" calcext:value-type="float">
            <text:p>267.3985944719</text:p>
          </table:table-cell>
          <table:table-cell table:number-columns-repeated="2"/>
        </table:table-row>
        <table:table-row table:style-name="ro1">
          <table:table-cell office:value-type="float" office:value="0.000993550753278998" calcext:value-type="float">
            <text:p>0.0009935508</text:p>
          </table:table-cell>
          <table:table-cell office:value-type="float" office:value="3395.40000001468" calcext:value-type="float">
            <text:p>3395.4000000147</text:p>
          </table:table-cell>
          <table:table-cell office:value-type="float" office:value="0.0000000000000147329612174331" calcext:value-type="float">
            <text:p>1.47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542044692646" calcext:value-type="float">
            <text:p>1.96E-005</text:p>
          </table:table-cell>
          <table:table-cell office:value-type="float" office:value="1.54480751052989" calcext:value-type="float">
            <text:p>1.5448075105</text:p>
          </table:table-cell>
          <table:table-cell office:value-type="float" office:value="1.34284286664177" calcext:value-type="float">
            <text:p>1.3428428666</text:p>
          </table:table-cell>
          <table:table-cell office:value-type="float" office:value="267.398591102447" calcext:value-type="float">
            <text:p>267.3985911024</text:p>
          </table:table-cell>
          <table:table-cell table:number-columns-repeated="2"/>
        </table:table-row>
        <table:table-row table:style-name="ro1">
          <table:table-cell office:value-type="float" office:value="0.000995502068098423" calcext:value-type="float">
            <text:p>0.0009955021</text:p>
          </table:table-cell>
          <table:table-cell office:value-type="float" office:value="3395.40000001472" calcext:value-type="float">
            <text:p>3395.4000000147</text:p>
          </table:table-cell>
          <table:table-cell office:value-type="float" office:value="0.0000000000000147990406447357" calcext:value-type="float">
            <text:p>1.48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729694823558" calcext:value-type="float">
            <text:p>1.96E-005</text:p>
          </table:table-cell>
          <table:table-cell office:value-type="float" office:value="1.54479365958709" calcext:value-type="float">
            <text:p>1.5447936596</text:p>
          </table:table-cell>
          <table:table-cell office:value-type="float" office:value="1.34257626381141" calcext:value-type="float">
            <text:p>1.3425762638</text:p>
          </table:table-cell>
          <table:table-cell office:value-type="float" office:value="267.398588335399" calcext:value-type="float">
            <text:p>267.3985883354</text:p>
          </table:table-cell>
          <table:table-cell table:number-columns-repeated="2"/>
        </table:table-row>
        <table:table-row table:style-name="ro1">
          <table:table-cell office:value-type="float" office:value="0.000997141452092446" calcext:value-type="float">
            <text:p>0.0009971415</text:p>
          </table:table-cell>
          <table:table-cell office:value-type="float" office:value="3395.40000001475" calcext:value-type="float">
            <text:p>3395.4000000148</text:p>
          </table:table-cell>
          <table:table-cell office:value-type="float" office:value="0.0000000000000148546917520563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887347838633" calcext:value-type="float">
            <text:p>1.96E-005</text:p>
          </table:table-cell>
          <table:table-cell office:value-type="float" office:value="1.54478202943636" calcext:value-type="float">
            <text:p>1.5447820294</text:p>
          </table:table-cell>
          <table:table-cell office:value-type="float" office:value="1.34235258635323" calcext:value-type="float">
            <text:p>1.3423525864</text:p>
          </table:table-cell>
          <table:table-cell office:value-type="float" office:value="267.398586010682" calcext:value-type="float">
            <text:p>267.3985860107</text:p>
          </table:table-cell>
          <table:table-cell table:number-columns-repeated="2"/>
        </table:table-row>
        <table:table-row table:style-name="ro1">
          <table:table-cell office:value-type="float" office:value="0.00099854362808322" calcext:value-type="float">
            <text:p>0.0009985436</text:p>
          </table:table-cell>
          <table:table-cell office:value-type="float" office:value="3395.40000001478" calcext:value-type="float">
            <text:p>3395.4000000148</text:p>
          </table:table-cell>
          <table:table-cell office:value-type="float" office:value="0.0000000000000149023883387777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02218952247" calcext:value-type="float">
            <text:p>1.96E-005</text:p>
          </table:table-cell>
          <table:table-cell office:value-type="float" office:value="1.54477208590768" calcext:value-type="float">
            <text:p>1.5447720859</text:p>
          </table:table-cell>
          <table:table-cell office:value-type="float" office:value="1.34216149558424" calcext:value-type="float">
            <text:p>1.3421614956</text:p>
          </table:table-cell>
          <table:table-cell office:value-type="float" office:value="267.398584022336" calcext:value-type="float">
            <text:p>267.3985840223</text:p>
          </table:table-cell>
          <table:table-cell table:number-columns-repeated="2"/>
        </table:table-row>
        <table:table-row table:style-name="ro1">
          <table:table-cell office:value-type="float" office:value="0.000999775366874487" calcext:value-type="float">
            <text:p>0.0009997754</text:p>
          </table:table-cell>
          <table:table-cell office:value-type="float" office:value="3395.4000000148" calcext:value-type="float">
            <text:p>3395.4000000148</text:p>
          </table:table-cell>
          <table:table-cell office:value-type="float" office:value="0.0000000000000149443617792028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140640951395" calcext:value-type="float">
            <text:p>1.96E-005</text:p>
          </table:table-cell>
          <table:table-cell office:value-type="float" office:value="1.54476335473604" calcext:value-type="float">
            <text:p>1.5447633547</text:p>
          </table:table-cell>
          <table:table-cell office:value-type="float" office:value="1.34199380082017" calcext:value-type="float">
            <text:p>1.3419938008</text:p>
          </table:table-cell>
          <table:table-cell office:value-type="float" office:value="267.398582275678" calcext:value-type="float">
            <text:p>267.3985822757</text:p>
          </table:table-cell>
          <table:table-cell table:number-columns-repeated="2"/>
        </table:table-row>
        <table:table-row table:style-name="ro1">
          <table:table-cell office:value-type="float" office:value="0.00100087100698475" calcext:value-type="float">
            <text:p>0.001000871</text:p>
          </table:table-cell>
          <table:table-cell office:value-type="float" office:value="3395.40000001482" calcext:value-type="float">
            <text:p>3395.4000000148</text:p>
          </table:table-cell>
          <table:table-cell office:value-type="float" office:value="0.0000000000000149817560047335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246004320399" calcext:value-type="float">
            <text:p>1.96E-005</text:p>
          </table:table-cell>
          <table:table-cell office:value-type="float" office:value="1.54475559099786" calcext:value-type="float">
            <text:p>1.544755591</text:p>
          </table:table-cell>
          <table:table-cell office:value-type="float" office:value="1.34184476744079" calcext:value-type="float">
            <text:p>1.3418447674</text:p>
          </table:table-cell>
          <table:table-cell office:value-type="float" office:value="267.398580722013" calcext:value-type="float">
            <text:p>267.398580722</text:p>
          </table:table-cell>
          <table:table-cell table:number-columns-repeated="2"/>
        </table:table-row>
        <table:table-row table:style-name="ro1">
          <table:table-cell office:value-type="float" office:value="0.00100185923079103" calcext:value-type="float">
            <text:p>0.0010018592</text:p>
          </table:table-cell>
          <table:table-cell office:value-type="float" office:value="3395.40000001484" calcext:value-type="float">
            <text:p>3395.4000000148</text:p>
          </table:table-cell>
          <table:table-cell office:value-type="float" office:value="0.0000000000000150155314269749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341037896469" calcext:value-type="float">
            <text:p>1.96E-005</text:p>
          </table:table-cell>
          <table:table-cell office:value-type="float" office:value="1.54474859049617" calcext:value-type="float">
            <text:p>1.5447485905</text:p>
          </table:table-cell>
          <table:table-cell office:value-type="float" office:value="1.34171045196649" calcext:value-type="float">
            <text:p>1.341710452</text:p>
          </table:table-cell>
          <table:table-cell office:value-type="float" office:value="267.398579320669" calcext:value-type="float">
            <text:p>267.3985793207</text:p>
          </table:table-cell>
          <table:table-cell table:number-columns-repeated="2"/>
        </table:table-row>
        <table:table-row table:style-name="ro1">
          <table:table-cell office:value-type="float" office:value="0.00100268948036023" calcext:value-type="float">
            <text:p>0.0010026895</text:p>
          </table:table-cell>
          <table:table-cell office:value-type="float" office:value="3395.40000001486" calcext:value-type="float">
            <text:p>3395.4000000149</text:p>
          </table:table-cell>
          <table:table-cell office:value-type="float" office:value="0.000000000000015043942326676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420879720425" calcext:value-type="float">
            <text:p>1.96E-005</text:p>
          </table:table-cell>
          <table:table-cell office:value-type="float" office:value="1.54474271068259" calcext:value-type="float">
            <text:p>1.5447427107</text:p>
          </table:table-cell>
          <table:table-cell office:value-type="float" office:value="1.34159768588567" calcext:value-type="float">
            <text:p>1.3415976859</text:p>
          </table:table-cell>
          <table:table-cell office:value-type="float" office:value="267.39857814334" calcext:value-type="float">
            <text:p>267.3985781433</text:p>
          </table:table-cell>
          <table:table-cell table:number-columns-repeated="2"/>
        </table:table-row>
        <table:table-row table:style-name="ro1">
          <table:table-cell office:value-type="float" office:value="0.0010034030882807" calcext:value-type="float">
            <text:p>0.0010034031</text:p>
          </table:table-cell>
          <table:table-cell office:value-type="float" office:value="3395.40000001487" calcext:value-type="float">
            <text:p>3395.4000000149</text:p>
          </table:table-cell>
          <table:table-cell office:value-type="float" office:value="0.0000000000000150683871182514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489504582145" calcext:value-type="float">
            <text:p>1.96E-005</text:p>
          </table:table-cell>
          <table:table-cell office:value-type="float" office:value="1.54473765819797" calcext:value-type="float">
            <text:p>1.5447376582</text:p>
          </table:table-cell>
          <table:table-cell office:value-type="float" office:value="1.34150081920038" calcext:value-type="float">
            <text:p>1.3415008192</text:p>
          </table:table-cell>
          <table:table-cell office:value-type="float" office:value="267.398577131414" calcext:value-type="float">
            <text:p>267.3985771314</text:p>
          </table:table-cell>
          <table:table-cell table:number-columns-repeated="2"/>
        </table:table-row>
        <table:table-row table:style-name="ro1">
          <table:table-cell office:value-type="float" office:value="0.00100408272851332" calcext:value-type="float">
            <text:p>0.0010040827</text:p>
          </table:table-cell>
          <table:table-cell office:value-type="float" office:value="3395.40000001489" calcext:value-type="float">
            <text:p>3395.4000000149</text:p>
          </table:table-cell>
          <table:table-cell office:value-type="float" office:value="0.0000000000000150916901221379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554862908379" calcext:value-type="float">
            <text:p>1.97E-005</text:p>
          </table:table-cell>
          <table:table-cell office:value-type="float" office:value="1.5447328470918" calcext:value-type="float">
            <text:p>1.5447328471</text:p>
          </table:table-cell>
          <table:table-cell office:value-type="float" office:value="1.34140861227584" calcext:value-type="float">
            <text:p>1.3414086123</text:p>
          </table:table-cell>
          <table:table-cell office:value-type="float" office:value="267.398576167655" calcext:value-type="float">
            <text:p>267.3985761677</text:p>
          </table:table-cell>
          <table:table-cell table:number-columns-repeated="2"/>
        </table:table-row>
        <table:table-row table:style-name="ro1">
          <table:table-cell office:value-type="float" office:value="0.00100473777569674" calcext:value-type="float">
            <text:p>0.0010047378</text:p>
          </table:table-cell>
          <table:table-cell office:value-type="float" office:value="3395.4000000149" calcext:value-type="float">
            <text:p>3395.4000000149</text:p>
          </table:table-cell>
          <table:table-cell office:value-type="float" office:value="0.0000000000000151141700160917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617856221333" calcext:value-type="float">
            <text:p>1.97E-005</text:p>
          </table:table-cell>
          <table:table-cell office:value-type="float" office:value="1.54472821085575" calcext:value-type="float">
            <text:p>1.5447282109</text:p>
          </table:table-cell>
          <table:table-cell office:value-type="float" office:value="1.34131978698289" calcext:value-type="float">
            <text:p>1.341319787</text:p>
          </table:table-cell>
          <table:table-cell office:value-type="float" office:value="267.39857523877" calcext:value-type="float">
            <text:p>267.3985752388</text:p>
          </table:table-cell>
          <table:table-cell table:number-columns-repeated="2"/>
        </table:table-row>
        <table:table-row table:style-name="ro1">
          <table:table-cell office:value-type="float" office:value="0.00100531672073707" calcext:value-type="float">
            <text:p>0.0010053167</text:p>
          </table:table-cell>
          <table:table-cell office:value-type="float" office:value="3395.40000001491" calcext:value-type="float">
            <text:p>3395.4000000149</text:p>
          </table:table-cell>
          <table:table-cell office:value-type="float" office:value="0.0000000000000151340546828043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673531092925" calcext:value-type="float">
            <text:p>1.97E-005</text:p>
          </table:table-cell>
          <table:table-cell office:value-type="float" office:value="1.54472411431238" calcext:value-type="float">
            <text:p>1.5447241143</text:p>
          </table:table-cell>
          <table:table-cell office:value-type="float" office:value="1.34124131806452" calcext:value-type="float">
            <text:p>1.3412413181</text:p>
          </table:table-cell>
          <table:table-cell office:value-type="float" office:value="267.398574417801" calcext:value-type="float">
            <text:p>267.3985744178</text:p>
          </table:table-cell>
          <table:table-cell table:number-columns-repeated="2"/>
        </table:table-row>
        <table:table-row table:style-name="ro1">
          <table:table-cell office:value-type="float" office:value="0.00100583518852398" calcext:value-type="float">
            <text:p>0.0010058352</text:p>
          </table:table-cell>
          <table:table-cell office:value-type="float" office:value="3395.40000001492" calcext:value-type="float">
            <text:p>3395.4000000149</text:p>
          </table:table-cell>
          <table:table-cell office:value-type="float" office:value="0.000000000000015151875274643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723390106458" calcext:value-type="float">
            <text:p>1.97E-005</text:p>
          </table:table-cell>
          <table:table-cell office:value-type="float" office:value="1.54472044623326" calcext:value-type="float">
            <text:p>1.5447204462</text:p>
          </table:table-cell>
          <table:table-cell office:value-type="float" office:value="1.3411710754356" calcext:value-type="float">
            <text:p>1.3411710754</text:p>
          </table:table-cell>
          <table:table-cell office:value-type="float" office:value="267.398573682591" calcext:value-type="float">
            <text:p>267.3985736826</text:p>
          </table:table-cell>
          <table:table-cell table:number-columns-repeated="2"/>
        </table:table-row>
        <table:table-row table:style-name="ro1">
          <table:table-cell office:value-type="float" office:value="0.00100634902985439" calcext:value-type="float">
            <text:p>0.001006349</text:p>
          </table:table-cell>
          <table:table-cell office:value-type="float" office:value="3395.40000001493" calcext:value-type="float">
            <text:p>3395.4000000149</text:p>
          </table:table-cell>
          <table:table-cell office:value-type="float" office:value="0.0000000000000151695490634548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772804213856" calcext:value-type="float">
            <text:p>1.97E-005</text:p>
          </table:table-cell>
          <table:table-cell office:value-type="float" office:value="1.54471681133403" calcext:value-type="float">
            <text:p>1.5447168113</text:p>
          </table:table-cell>
          <table:table-cell office:value-type="float" office:value="1.34110148687316" calcext:value-type="float">
            <text:p>1.3411014869</text:p>
          </table:table-cell>
          <table:table-cell office:value-type="float" office:value="267.398572953942" calcext:value-type="float">
            <text:p>267.3985729539</text:p>
          </table:table-cell>
          <table:table-cell table:number-columns-repeated="2"/>
        </table:table-row>
        <table:table-row table:style-name="ro1">
          <table:table-cell office:value-type="float" office:value="0.0010068160198096" calcext:value-type="float">
            <text:p>0.001006816</text:p>
          </table:table-cell>
          <table:table-cell office:value-type="float" office:value="3395.40000001494" calcext:value-type="float">
            <text:p>3395.4000000149</text:p>
          </table:table-cell>
          <table:table-cell office:value-type="float" office:value="0.0000000000000151856219303085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1771280956" calcext:value-type="float">
            <text:p>1.97E-005</text:p>
          </table:table-cell>
          <table:table-cell office:value-type="float" office:value="1.54471350842934" calcext:value-type="float">
            <text:p>1.5447135084</text:p>
          </table:table-cell>
          <table:table-cell office:value-type="float" office:value="1.34103826689379" calcext:value-type="float">
            <text:p>1.3410382669</text:p>
          </table:table-cell>
          <table:table-cell office:value-type="float" office:value="267.39857229173" calcext:value-type="float">
            <text:p>267.3985722917</text:p>
          </table:table-cell>
          <table:table-cell table:number-columns-repeated="2"/>
        </table:table-row>
        <table:table-row table:style-name="ro1">
          <table:table-cell office:value-type="float" office:value="0.00100722386768802" calcext:value-type="float">
            <text:p>0.0010072239</text:p>
          </table:table-cell>
          <table:table-cell office:value-type="float" office:value="3395.40000001495" calcext:value-type="float">
            <text:p>3395.400000015</text:p>
          </table:table-cell>
          <table:table-cell office:value-type="float" office:value="0.0000000000000151996674648131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56933945112" calcext:value-type="float">
            <text:p>1.97E-005</text:p>
          </table:table-cell>
          <table:table-cell office:value-type="float" office:value="1.54471062428575" calcext:value-type="float">
            <text:p>1.5447106243</text:p>
          </table:table-cell>
          <table:table-cell office:value-type="float" office:value="1.34098307176102" calcext:value-type="float">
            <text:p>1.3409830718</text:p>
          </table:table-cell>
          <table:table-cell office:value-type="float" office:value="267.398571713385" calcext:value-type="float">
            <text:p>267.3985717134</text:p>
          </table:table-cell>
          <table:table-cell table:number-columns-repeated="2"/>
        </table:table-row>
        <table:table-row table:style-name="ro1">
          <table:table-cell office:value-type="float" office:value="0.00100763487964458" calcext:value-type="float">
            <text:p>0.0010076349</text:p>
          </table:table-cell>
          <table:table-cell office:value-type="float" office:value="3395.40000001496" calcext:value-type="float">
            <text:p>3395.400000015</text:p>
          </table:table-cell>
          <table:table-cell office:value-type="float" office:value="0.0000000000000152138297201081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96459358759" calcext:value-type="float">
            <text:p>1.97E-005</text:p>
          </table:table-cell>
          <table:table-cell office:value-type="float" office:value="1.54470771796528" calcext:value-type="float">
            <text:p>1.544707718</text:p>
          </table:table-cell>
          <table:table-cell office:value-type="float" office:value="1.3409274657245" calcext:value-type="float">
            <text:p>1.3409274657</text:p>
          </table:table-cell>
          <table:table-cell office:value-type="float" office:value="267.398571130552" calcext:value-type="float">
            <text:p>267.3985711306</text:p>
          </table:table-cell>
          <table:table-cell table:number-columns-repeated="2"/>
        </table:table-row>
        <table:table-row table:style-name="ro1">
          <table:table-cell office:value-type="float" office:value="0.0010080029568273" calcext:value-type="float">
            <text:p>0.001008003</text:p>
          </table:table-cell>
          <table:table-cell office:value-type="float" office:value="3395.40000001497" calcext:value-type="float">
            <text:p>3395.400000015</text:p>
          </table:table-cell>
          <table:table-cell office:value-type="float" office:value="0.0000000000000152265191795643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931855903983" calcext:value-type="float">
            <text:p>1.97E-005</text:p>
          </table:table-cell>
          <table:table-cell office:value-type="float" office:value="1.54470511568195" calcext:value-type="float">
            <text:p>1.5447051157</text:p>
          </table:table-cell>
          <table:table-cell office:value-type="float" office:value="1.34087768307884" calcext:value-type="float">
            <text:p>1.3408776831</text:p>
          </table:table-cell>
          <table:table-cell office:value-type="float" office:value="267.398570608603" calcext:value-type="float">
            <text:p>267.3985706086</text:p>
          </table:table-cell>
          <table:table-cell table:number-columns-repeated="2"/>
        </table:table-row>
        <table:table-row table:style-name="ro1">
          <table:table-cell office:value-type="float" office:value="0.00100850950833036" calcext:value-type="float">
            <text:p>0.0010085095</text:p>
          </table:table-cell>
          <table:table-cell office:value-type="float" office:value="3395.40000001497" calcext:value-type="float">
            <text:p>3395.400000015</text:p>
          </table:table-cell>
          <table:table-cell office:value-type="float" office:value="0.0000000000000152439927539829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980568985651" calcext:value-type="float">
            <text:p>1.97E-005</text:p>
          </table:table-cell>
          <table:table-cell office:value-type="float" office:value="1.54470153484802" calcext:value-type="float">
            <text:p>1.5447015348</text:p>
          </table:table-cell>
          <table:table-cell office:value-type="float" office:value="1.34080919446378" calcext:value-type="float">
            <text:p>1.3408091945</text:p>
          </table:table-cell>
          <table:table-cell office:value-type="float" office:value="267.398569890291" calcext:value-type="float">
            <text:p>267.3985698903</text:p>
          </table:table-cell>
          <table:table-cell table:number-columns-repeated="2"/>
        </table:table-row>
        <table:table-row table:style-name="ro1">
          <table:table-cell office:value-type="float" office:value="0.00100901998965274" calcext:value-type="float">
            <text:p>0.00100902</text:p>
          </table:table-cell>
          <table:table-cell office:value-type="float" office:value="3395.40000001498" calcext:value-type="float">
            <text:p>3395.400000015</text:p>
          </table:table-cell>
          <table:table-cell office:value-type="float" office:value="0.0000000000000152616138589618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029659984661" calcext:value-type="float">
            <text:p>1.97E-005</text:p>
          </table:table-cell>
          <table:table-cell office:value-type="float" office:value="1.54469792659671" calcext:value-type="float">
            <text:p>1.5446979266</text:p>
          </table:table-cell>
          <table:table-cell office:value-type="float" office:value="1.34074020114338" calcext:value-type="float">
            <text:p>1.3407402011</text:p>
          </table:table-cell>
          <table:table-cell office:value-type="float" office:value="267.398569166407" calcext:value-type="float">
            <text:p>267.3985691664</text:p>
          </table:table-cell>
          <table:table-cell table:number-columns-repeated="2"/>
        </table:table-row>
        <table:table-row table:style-name="ro1">
          <table:table-cell office:value-type="float" office:value="0.00100948768381868" calcext:value-type="float">
            <text:p>0.0010094877</text:p>
          </table:table-cell>
          <table:table-cell office:value-type="float" office:value="3395.40000001499" calcext:value-type="float">
            <text:p>3395.400000015</text:p>
          </table:table-cell>
          <table:table-cell office:value-type="float" office:value="0.000000000000015277768561632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074636311214" calcext:value-type="float">
            <text:p>1.97E-005</text:p>
          </table:table-cell>
          <table:table-cell office:value-type="float" office:value="1.54469462149858" calcext:value-type="float">
            <text:p>1.5446946215</text:p>
          </table:table-cell>
          <table:table-cell office:value-type="float" office:value="1.340677014092" calcext:value-type="float">
            <text:p>1.3406770141</text:p>
          </table:table-cell>
          <table:table-cell office:value-type="float" office:value="267.398568503196" calcext:value-type="float">
            <text:p>267.3985685032</text:p>
          </table:table-cell>
          <table:table-cell table:number-columns-repeated="2"/>
        </table:table-row>
        <table:table-row table:style-name="ro1">
          <table:table-cell office:value-type="float" office:value="0.0010099198884848" calcext:value-type="float">
            <text:p>0.0010099199</text:p>
          </table:table-cell>
          <table:table-cell office:value-type="float" office:value="3395.400000015" calcext:value-type="float">
            <text:p>3395.400000015</text:p>
          </table:table-cell>
          <table:table-cell office:value-type="float" office:value="0.0000000000000152927063873461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116199752153" calcext:value-type="float">
            <text:p>1.97E-005</text:p>
          </table:table-cell>
          <table:table-cell office:value-type="float" office:value="1.54469156756081" calcext:value-type="float">
            <text:p>1.5446915676</text:p>
          </table:table-cell>
          <table:table-cell office:value-type="float" office:value="1.34061864177045" calcext:value-type="float">
            <text:p>1.3406186418</text:p>
          </table:table-cell>
          <table:table-cell office:value-type="float" office:value="267.398567890312" calcext:value-type="float">
            <text:p>267.3985678903</text:p>
          </table:table-cell>
          <table:table-cell table:number-columns-repeated="2"/>
        </table:table-row>
        <table:table-row table:style-name="ro1">
          <table:table-cell office:value-type="float" office:value="0.00101035544618841" calcext:value-type="float">
            <text:p>0.0010103554</text:p>
          </table:table-cell>
          <table:table-cell office:value-type="float" office:value="3395.40000001501" calcext:value-type="float">
            <text:p>3395.400000015</text:p>
          </table:table-cell>
          <table:table-cell office:value-type="float" office:value="0.0000000000000153077688207946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158085643117" calcext:value-type="float">
            <text:p>1.97E-005</text:p>
          </table:table-cell>
          <table:table-cell office:value-type="float" office:value="1.54468849020718" calcext:value-type="float">
            <text:p>1.5446884902</text:p>
          </table:table-cell>
          <table:table-cell office:value-type="float" office:value="1.34055983590178" calcext:value-type="float">
            <text:p>1.3405598359</text:p>
          </table:table-cell>
          <table:table-cell office:value-type="float" office:value="267.398567272672" calcext:value-type="float">
            <text:p>267.3985672727</text:p>
          </table:table-cell>
          <table:table-cell table:number-columns-repeated="2"/>
        </table:table-row>
        <table:table-row table:style-name="ro1">
          <table:table-cell office:value-type="float" office:value="0.00101079438294229" calcext:value-type="float">
            <text:p>0.0010107944</text:p>
          </table:table-cell>
          <table:table-cell office:value-type="float" office:value="3395.40000001502" calcext:value-type="float">
            <text:p>3395.400000015</text:p>
          </table:table-cell>
          <table:table-cell office:value-type="float" office:value="0.0000000000000153229569662403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20029648593" calcext:value-type="float">
            <text:p>1.97E-005</text:p>
          </table:table-cell>
          <table:table-cell office:value-type="float" office:value="1.54468538960098" calcext:value-type="float">
            <text:p>1.5446853896</text:p>
          </table:table-cell>
          <table:table-cell office:value-type="float" office:value="1.34050059344974" calcext:value-type="float">
            <text:p>1.3405005934</text:p>
          </table:table-cell>
          <table:table-cell office:value-type="float" office:value="267.398566650241" calcext:value-type="float">
            <text:p>267.3985666502</text:p>
          </table:table-cell>
          <table:table-cell table:number-columns-repeated="2"/>
        </table:table-row>
        <table:table-row table:style-name="ro1">
          <table:table-cell office:value-type="float" office:value="0.00101124533102451" calcext:value-type="float">
            <text:p>0.0010112453</text:p>
          </table:table-cell>
          <table:table-cell office:value-type="float" office:value="3395.40000001503" calcext:value-type="float">
            <text:p>3395.400000015</text:p>
          </table:table-cell>
          <table:table-cell office:value-type="float" office:value="0.0000000000000153385699914319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243662412892" calcext:value-type="float">
            <text:p>1.97E-005</text:p>
          </table:table-cell>
          <table:table-cell office:value-type="float" office:value="1.5446822044852" calcext:value-type="float">
            <text:p>1.5446822045</text:p>
          </table:table-cell>
          <table:table-cell office:value-type="float" office:value="1.34043975039712" calcext:value-type="float">
            <text:p>1.3404397504</text:p>
          </table:table-cell>
          <table:table-cell office:value-type="float" office:value="267.398566010777" calcext:value-type="float">
            <text:p>267.3985660108</text:p>
          </table:table-cell>
          <table:table-cell table:number-columns-repeated="2"/>
        </table:table-row>
        <table:table-row table:style-name="ro1">
          <table:table-cell office:value-type="float" office:value="0.00101250543936378" calcext:value-type="float">
            <text:p>0.0010125054</text:p>
          </table:table-cell>
          <table:table-cell office:value-type="float" office:value="3395.40000001505" calcext:value-type="float">
            <text:p>3395.4000000151</text:p>
          </table:table-cell>
          <table:table-cell office:value-type="float" office:value="0.0000000000000153822480845861" calcext:value-type="float">
            <text:p>1.5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364842149156" calcext:value-type="float">
            <text:p>1.97E-005</text:p>
          </table:table-cell>
          <table:table-cell office:value-type="float" office:value="1.54467330602334" calcext:value-type="float">
            <text:p>1.544673306</text:p>
          </table:table-cell>
          <table:table-cell office:value-type="float" office:value="1.34026984363743" calcext:value-type="float">
            <text:p>1.3402698436</text:p>
          </table:table-cell>
          <table:table-cell office:value-type="float" office:value="267.39856422389" calcext:value-type="float">
            <text:p>267.3985642239</text:p>
          </table:table-cell>
          <table:table-cell table:number-columns-repeated="2"/>
        </table:table-row>
        <table:table-row table:style-name="ro1">
          <table:table-cell office:value-type="float" office:value="0.00101486915542962" calcext:value-type="float">
            <text:p>0.0010148692</text:p>
          </table:table-cell>
          <table:table-cell office:value-type="float" office:value="3395.4000000151" calcext:value-type="float">
            <text:p>3395.4000000151</text:p>
          </table:table-cell>
          <table:table-cell office:value-type="float" office:value="0.0000000000000154643775110085" calcext:value-type="float">
            <text:p>1.5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592151596468" calcext:value-type="float">
            <text:p>1.98E-005</text:p>
          </table:table-cell>
          <table:table-cell office:value-type="float" office:value="1.54465662336186" calcext:value-type="float">
            <text:p>1.5446566234</text:p>
          </table:table-cell>
          <table:table-cell office:value-type="float" office:value="1.33995156888219" calcext:value-type="float">
            <text:p>1.3399515689</text:p>
          </table:table-cell>
          <table:table-cell office:value-type="float" office:value="267.398560872039" calcext:value-type="float">
            <text:p>267.398560872</text:p>
          </table:table-cell>
          <table:table-cell table:number-columns-repeated="2"/>
        </table:table-row>
        <table:table-row table:style-name="ro1">
          <table:table-cell office:value-type="float" office:value="0.00101680363253511" calcext:value-type="float">
            <text:p>0.0010168036</text:p>
          </table:table-cell>
          <table:table-cell office:value-type="float" office:value="3395.40000001514" calcext:value-type="float">
            <text:p>3395.4000000151</text:p>
          </table:table-cell>
          <table:table-cell office:value-type="float" office:value="0.0000000000000155317848996221" calcext:value-type="float">
            <text:p>1.5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77818282192" calcext:value-type="float">
            <text:p>1.98E-005</text:p>
          </table:table-cell>
          <table:table-cell office:value-type="float" office:value="1.54464297930128" calcext:value-type="float">
            <text:p>1.5446429793</text:p>
          </table:table-cell>
          <table:table-cell office:value-type="float" office:value="1.33969151438524" calcext:value-type="float">
            <text:p>1.3396915144</text:p>
          </table:table-cell>
          <table:table-cell office:value-type="float" office:value="267.398558128868" calcext:value-type="float">
            <text:p>267.3985581289</text:p>
          </table:table-cell>
          <table:table-cell table:number-columns-repeated="2"/>
        </table:table-row>
        <table:table-row table:style-name="ro1">
          <table:table-cell office:value-type="float" office:value="0.00102299390668365" calcext:value-type="float">
            <text:p>0.0010229939</text:p>
          </table:table-cell>
          <table:table-cell office:value-type="float" office:value="3395.40000001526" calcext:value-type="float">
            <text:p>3395.4000000153</text:p>
          </table:table-cell>
          <table:table-cell office:value-type="float" office:value="0.0000000000000157486514519214" calcext:value-type="float">
            <text:p>1.5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8373477874516" calcext:value-type="float">
            <text:p>1.98E-005</text:p>
          </table:table-cell>
          <table:table-cell office:value-type="float" office:value="1.54459937023674" calcext:value-type="float">
            <text:p>1.5445993702</text:p>
          </table:table-cell>
          <table:table-cell office:value-type="float" office:value="1.33886189559561" calcext:value-type="float">
            <text:p>1.3388618956</text:p>
          </table:table-cell>
          <table:table-cell office:value-type="float" office:value="267.398549350794" calcext:value-type="float">
            <text:p>267.3985493508</text:p>
          </table:table-cell>
          <table:table-cell table:number-columns-repeated="2"/>
        </table:table-row>
        <table:table-row table:style-name="ro1">
          <table:table-cell office:value-type="float" office:value="0.00102709313379283" calcext:value-type="float">
            <text:p>0.0010270931</text:p>
          </table:table-cell>
          <table:table-cell office:value-type="float" office:value="3395.40000001534" calcext:value-type="float">
            <text:p>3395.4000000153</text:p>
          </table:table-cell>
          <table:table-cell office:value-type="float" office:value="0.0000000000000158932400243583" calcext:value-type="float">
            <text:p>1.5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8767685068508" calcext:value-type="float">
            <text:p>1.99E-005</text:p>
          </table:table-cell>
          <table:table-cell office:value-type="float" office:value="1.54457053678204" calcext:value-type="float">
            <text:p>1.5445705368</text:p>
          </table:table-cell>
          <table:table-cell office:value-type="float" office:value="1.33831464452308" calcext:value-type="float">
            <text:p>1.3383146445</text:p>
          </table:table-cell>
          <table:table-cell office:value-type="float" office:value="267.398543537914" calcext:value-type="float">
            <text:p>267.3985435379</text:p>
          </table:table-cell>
          <table:table-cell table:number-columns-repeated="2"/>
        </table:table-row>
        <table:table-row table:style-name="ro1">
          <table:table-cell office:value-type="float" office:value="0.00103058128082342" calcext:value-type="float">
            <text:p>0.0010305813</text:p>
          </table:table-cell>
          <table:table-cell office:value-type="float" office:value="3395.40000001541" calcext:value-type="float">
            <text:p>3395.4000000154</text:p>
          </table:table-cell>
          <table:table-cell office:value-type="float" office:value="0.0000000000000160168897660945" calcext:value-type="float">
            <text:p>1.6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103127097973" calcext:value-type="float">
            <text:p>1.99E-005</text:p>
          </table:table-cell>
          <table:table-cell office:value-type="float" office:value="1.54454602957891" calcext:value-type="float">
            <text:p>1.5445460296</text:p>
          </table:table-cell>
          <table:table-cell office:value-type="float" office:value="1.33785029971271" calcext:value-type="float">
            <text:p>1.3378502997</text:p>
          </table:table-cell>
          <table:table-cell office:value-type="float" office:value="267.398538591572" calcext:value-type="float">
            <text:p>267.3985385916</text:p>
          </table:table-cell>
          <table:table-cell table:number-columns-repeated="2"/>
        </table:table-row>
        <table:table-row table:style-name="ro1">
          <table:table-cell office:value-type="float" office:value="0.00103238052118702" calcext:value-type="float">
            <text:p>0.0010323805</text:p>
          </table:table-cell>
          <table:table-cell office:value-type="float" office:value="3395.40000001545" calcext:value-type="float">
            <text:p>3395.4000000155</text:p>
          </table:table-cell>
          <table:table-cell office:value-type="float" office:value="0.0000000000000160808916959609" calcext:value-type="float">
            <text:p>1.6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276153336941" calcext:value-type="float">
            <text:p>1.99E-005</text:p>
          </table:table-cell>
          <table:table-cell office:value-type="float" office:value="1.544533397748" calcext:value-type="float">
            <text:p>1.5445333977</text:p>
          </table:table-cell>
          <table:table-cell office:value-type="float" office:value="1.33761125834911" calcext:value-type="float">
            <text:p>1.3376112583</text:p>
          </table:table-cell>
          <table:table-cell office:value-type="float" office:value="267.398536040172" calcext:value-type="float">
            <text:p>267.3985360402</text:p>
          </table:table-cell>
          <table:table-cell table:number-columns-repeated="2"/>
        </table:table-row>
        <table:table-row table:style-name="ro1">
          <table:table-cell office:value-type="float" office:value="0.00103391218064075" calcext:value-type="float">
            <text:p>0.0010339122</text:p>
          </table:table-cell>
          <table:table-cell office:value-type="float" office:value="3395.40000001548" calcext:value-type="float">
            <text:p>3395.4000000155</text:p>
          </table:table-cell>
          <table:table-cell office:value-type="float" office:value="0.0000000000000161354942266758" calcext:value-type="float">
            <text:p>1.6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423447336961" calcext:value-type="float">
            <text:p>1.99E-005</text:p>
          </table:table-cell>
          <table:table-cell office:value-type="float" office:value="1.54452265033566" calcext:value-type="float">
            <text:p>1.5445226503</text:p>
          </table:table-cell>
          <table:table-cell office:value-type="float" office:value="1.33740802089326" calcext:value-type="float">
            <text:p>1.3374080209</text:p>
          </table:table-cell>
          <table:table-cell office:value-type="float" office:value="267.398533868213" calcext:value-type="float">
            <text:p>267.3985338682</text:p>
          </table:table-cell>
          <table:table-cell table:number-columns-repeated="2"/>
        </table:table-row>
        <table:table-row table:style-name="ro1">
          <table:table-cell office:value-type="float" office:value="0.00103524245045718" calcext:value-type="float">
            <text:p>0.0010352425</text:p>
          </table:table-cell>
          <table:table-cell office:value-type="float" office:value="3395.40000001551" calcext:value-type="float">
            <text:p>3395.4000000155</text:p>
          </table:table-cell>
          <table:table-cell office:value-type="float" office:value="0.000000000000016183006147386" calcext:value-type="float">
            <text:p>1.6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551374458235" calcext:value-type="float">
            <text:p>2.00E-005</text:p>
          </table:table-cell>
          <table:table-cell office:value-type="float" office:value="1.54451332009936" calcext:value-type="float">
            <text:p>1.5445133201</text:p>
          </table:table-cell>
          <table:table-cell office:value-type="float" office:value="1.33723169514233" calcext:value-type="float">
            <text:p>1.3372316951</text:p>
          </table:table-cell>
          <table:table-cell office:value-type="float" office:value="267.398531981834" calcext:value-type="float">
            <text:p>267.3985319818</text:p>
          </table:table-cell>
          <table:table-cell table:number-columns-repeated="2"/>
        </table:table-row>
        <table:table-row table:style-name="ro1">
          <table:table-cell office:value-type="float" office:value="0.00103652343556376" calcext:value-type="float">
            <text:p>0.0010365234</text:p>
          </table:table-cell>
          <table:table-cell office:value-type="float" office:value="3395.40000001553" calcext:value-type="float">
            <text:p>3395.4000000155</text:p>
          </table:table-cell>
          <table:table-cell office:value-type="float" office:value="0.0000000000000162288358672694" calcext:value-type="float">
            <text:p>1.6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674562064182" calcext:value-type="float">
            <text:p>2.00E-005</text:p>
          </table:table-cell>
          <table:table-cell office:value-type="float" office:value="1.54450433914348" calcext:value-type="float">
            <text:p>1.5445043391</text:p>
          </table:table-cell>
          <table:table-cell office:value-type="float" office:value="1.33706206789313" calcext:value-type="float">
            <text:p>1.3370620679</text:p>
          </table:table-cell>
          <table:table-cell office:value-type="float" office:value="267.398530165342" calcext:value-type="float">
            <text:p>267.3985301653</text:p>
          </table:table-cell>
          <table:table-cell table:number-columns-repeated="2"/>
        </table:table-row>
        <table:table-row table:style-name="ro1">
          <table:table-cell office:value-type="float" office:value="0.00103942242105765" calcext:value-type="float">
            <text:p>0.0010394224</text:p>
          </table:table-cell>
          <table:table-cell office:value-type="float" office:value="3395.40000001559" calcext:value-type="float">
            <text:p>3395.4000000156</text:p>
          </table:table-cell>
          <table:table-cell office:value-type="float" office:value="0.0000000000000163328356660377" calcext:value-type="float">
            <text:p>1.6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953346835965" calcext:value-type="float">
            <text:p>2.00E-005</text:p>
          </table:table-cell>
          <table:table-cell office:value-type="float" office:value="1.54448402672035" calcext:value-type="float">
            <text:p>1.5444840267</text:p>
          </table:table-cell>
          <table:table-cell office:value-type="float" office:value="1.33667878565452" calcext:value-type="float">
            <text:p>1.3366787857</text:p>
          </table:table-cell>
          <table:table-cell office:value-type="float" office:value="267.398526054456" calcext:value-type="float">
            <text:p>267.3985260545</text:p>
          </table:table-cell>
          <table:table-cell table:number-columns-repeated="2"/>
        </table:table-row>
        <table:table-row table:style-name="ro1">
          <table:table-cell office:value-type="float" office:value="0.00104175081245238" calcext:value-type="float">
            <text:p>0.0010417508</text:p>
          </table:table-cell>
          <table:table-cell office:value-type="float" office:value="3395.40000001564" calcext:value-type="float">
            <text:p>3395.4000000156</text:p>
          </table:table-cell>
          <table:table-cell office:value-type="float" office:value="0.0000000000000164166501697667" calcext:value-type="float">
            <text:p>1.6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177259717443" calcext:value-type="float">
            <text:p>2.00E-005</text:p>
          </table:table-cell>
          <table:table-cell office:value-type="float" office:value="1.54446772492458" calcext:value-type="float">
            <text:p>1.5444677249</text:p>
          </table:table-cell>
          <table:table-cell office:value-type="float" office:value="1.33637154369289" calcext:value-type="float">
            <text:p>1.3363715437</text:p>
          </table:table-cell>
          <table:table-cell office:value-type="float" office:value="267.398522752697" calcext:value-type="float">
            <text:p>267.3985227527</text:p>
          </table:table-cell>
          <table:table-cell table:number-columns-repeated="2"/>
        </table:table-row>
        <table:table-row table:style-name="ro1">
          <table:table-cell office:value-type="float" office:value="0.00104323664655841" calcext:value-type="float">
            <text:p>0.0010432366</text:p>
          </table:table-cell>
          <table:table-cell office:value-type="float" office:value="3395.40000001567" calcext:value-type="float">
            <text:p>3395.4000000157</text:p>
          </table:table-cell>
          <table:table-cell office:value-type="float" office:value="0.0000000000000164702679625709" calcext:value-type="float">
            <text:p>1.6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320146968855" calcext:value-type="float">
            <text:p>2.00E-005</text:p>
          </table:table-cell>
          <table:table-cell office:value-type="float" office:value="1.54445732815334" calcext:value-type="float">
            <text:p>1.5444573282</text:p>
          </table:table-cell>
          <table:table-cell office:value-type="float" office:value="1.33617575987754" calcext:value-type="float">
            <text:p>1.3361757599</text:p>
          </table:table-cell>
          <table:table-cell office:value-type="float" office:value="267.398520645721" calcext:value-type="float">
            <text:p>267.3985206457</text:p>
          </table:table-cell>
          <table:table-cell table:number-columns-repeated="2"/>
        </table:table-row>
        <table:table-row table:style-name="ro1">
          <table:table-cell office:value-type="float" office:value="0.00104453430676743" calcext:value-type="float">
            <text:p>0.0010445343</text:p>
          </table:table-cell>
          <table:table-cell office:value-type="float" office:value="3395.40000001569" calcext:value-type="float">
            <text:p>3395.4000000157</text:p>
          </table:table-cell>
          <table:table-cell office:value-type="float" office:value="0.0000000000000165171798932483" calcext:value-type="float">
            <text:p>1.6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444938235798" calcext:value-type="float">
            <text:p>2.00E-005</text:p>
          </table:table-cell>
          <table:table-cell office:value-type="float" office:value="1.54444825177952" calcext:value-type="float">
            <text:p>1.5444482518</text:p>
          </table:table-cell>
          <table:table-cell office:value-type="float" office:value="1.33600494852657" calcext:value-type="float">
            <text:p>1.3360049485</text:p>
          </table:table-cell>
          <table:table-cell office:value-type="float" office:value="267.398518805583" calcext:value-type="float">
            <text:p>267.3985188056</text:p>
          </table:table-cell>
          <table:table-cell table:number-columns-repeated="2"/>
        </table:table-row>
        <table:table-row table:style-name="ro1">
          <table:table-cell office:value-type="float" office:value="0.00104559278404155" calcext:value-type="float">
            <text:p>0.0010455928</text:p>
          </table:table-cell>
          <table:table-cell office:value-type="float" office:value="3395.40000001571" calcext:value-type="float">
            <text:p>3395.4000000157</text:p>
          </table:table-cell>
          <table:table-cell office:value-type="float" office:value="0.0000000000000165555035123536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54672815803" calcext:value-type="float">
            <text:p>2.01E-005</text:p>
          </table:table-cell>
          <table:table-cell office:value-type="float" office:value="1.54444085078793" calcext:value-type="float">
            <text:p>1.5444408508</text:p>
          </table:table-cell>
          <table:table-cell office:value-type="float" office:value="1.33586574316018" calcext:value-type="float">
            <text:p>1.3358657432</text:p>
          </table:table-cell>
          <table:table-cell office:value-type="float" office:value="267.398517304617" calcext:value-type="float">
            <text:p>267.3985173046</text:p>
          </table:table-cell>
          <table:table-cell table:number-columns-repeated="2"/>
        </table:table-row>
        <table:table-row table:style-name="ro1">
          <table:table-cell office:value-type="float" office:value="0.00104656254262059" calcext:value-type="float">
            <text:p>0.0010465625</text:p>
          </table:table-cell>
          <table:table-cell office:value-type="float" office:value="3395.40000001573" calcext:value-type="float">
            <text:p>3395.4000000157</text:p>
          </table:table-cell>
          <table:table-cell office:value-type="float" office:value="0.0000000000000165906610550711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639986332789" calcext:value-type="float">
            <text:p>2.01E-005</text:p>
          </table:table-cell>
          <table:table-cell office:value-type="float" office:value="1.54443407240257" calcext:value-type="float">
            <text:p>1.5444340724</text:p>
          </table:table-cell>
          <table:table-cell office:value-type="float" office:value="1.33573830184896" calcext:value-type="float">
            <text:p>1.3357383018</text:p>
          </table:table-cell>
          <table:table-cell office:value-type="float" office:value="267.398515929457" calcext:value-type="float">
            <text:p>267.3985159295</text:p>
          </table:table-cell>
          <table:table-cell table:number-columns-repeated="2"/>
        </table:table-row>
        <table:table-row table:style-name="ro1">
          <table:table-cell office:value-type="float" office:value="0.00104734372235577" calcext:value-type="float">
            <text:p>0.0010473437</text:p>
          </table:table-cell>
          <table:table-cell office:value-type="float" office:value="3395.40000001575" calcext:value-type="float">
            <text:p>3395.4000000158</text:p>
          </table:table-cell>
          <table:table-cell office:value-type="float" office:value="0.0000000000000166190139519756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715109567289" calcext:value-type="float">
            <text:p>2.01E-005</text:p>
          </table:table-cell>
          <table:table-cell office:value-type="float" office:value="1.54442861341213" calcext:value-type="float">
            <text:p>1.5444286134</text:p>
          </table:table-cell>
          <table:table-cell office:value-type="float" office:value="1.3356357096341" calcext:value-type="float">
            <text:p>1.3356357096</text:p>
          </table:table-cell>
          <table:table-cell office:value-type="float" office:value="267.398514821711" calcext:value-type="float">
            <text:p>267.3985148217</text:p>
          </table:table-cell>
          <table:table-cell table:number-columns-repeated="2"/>
        </table:table-row>
        <table:table-row table:style-name="ro1">
          <table:table-cell office:value-type="float" office:value="0.00104808771798204" calcext:value-type="float">
            <text:p>0.0010480877</text:p>
          </table:table-cell>
          <table:table-cell office:value-type="float" office:value="3395.40000001576" calcext:value-type="float">
            <text:p>3395.4000000158</text:p>
          </table:table-cell>
          <table:table-cell office:value-type="float" office:value="0.0000000000000166460438720895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786656944209" calcext:value-type="float">
            <text:p>2.01E-005</text:p>
          </table:table-cell>
          <table:table-cell office:value-type="float" office:value="1.54442341507977" calcext:value-type="float">
            <text:p>1.5444234151</text:p>
          </table:table-cell>
          <table:table-cell office:value-type="float" office:value="1.33553805622569" calcext:value-type="float">
            <text:p>1.3355380562</text:p>
          </table:table-cell>
          <table:table-cell office:value-type="float" office:value="267.398513766693" calcext:value-type="float">
            <text:p>267.3985137667</text:p>
          </table:table-cell>
          <table:table-cell table:number-columns-repeated="2"/>
        </table:table-row>
        <table:table-row table:style-name="ro1">
          <table:table-cell office:value-type="float" office:value="0.00104874127949589" calcext:value-type="float">
            <text:p>0.0010487413</text:p>
          </table:table-cell>
          <table:table-cell office:value-type="float" office:value="3395.40000001578" calcext:value-type="float">
            <text:p>3395.4000000158</text:p>
          </table:table-cell>
          <table:table-cell office:value-type="float" office:value="0.0000000000000166698096869619" calcext:value-type="float">
            <text:p>1.6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849507602512" calcext:value-type="float">
            <text:p>2.01E-005</text:p>
          </table:table-cell>
          <table:table-cell office:value-type="float" office:value="1.54441884990718" calcext:value-type="float">
            <text:p>1.5444188499</text:p>
          </table:table-cell>
          <table:table-cell office:value-type="float" office:value="1.33545231732495" calcext:value-type="float">
            <text:p>1.3354523173</text:p>
          </table:table-cell>
          <table:table-cell office:value-type="float" office:value="267.398512839915" calcext:value-type="float">
            <text:p>267.3985128399</text:p>
          </table:table-cell>
          <table:table-cell table:number-columns-repeated="2"/>
        </table:table-row>
        <table:table-row table:style-name="ro1">
          <table:table-cell office:value-type="float" office:value="0.00105114391822296" calcext:value-type="float">
            <text:p>0.0010511439</text:p>
          </table:table-cell>
          <table:table-cell office:value-type="float" office:value="3395.40000001582" calcext:value-type="float">
            <text:p>3395.4000000158</text:p>
          </table:table-cell>
          <table:table-cell office:value-type="float" office:value="0.0000000000000167573505594125" calcext:value-type="float">
            <text:p>1.68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08056074794" calcext:value-type="float">
            <text:p>2.01E-005</text:p>
          </table:table-cell>
          <table:table-cell office:value-type="float" office:value="1.54440207508658" calcext:value-type="float">
            <text:p>1.5444020751</text:p>
          </table:table-cell>
          <table:table-cell office:value-type="float" office:value="1.3351374796792" calcext:value-type="float">
            <text:p>1.3351374797</text:p>
          </table:table-cell>
          <table:table-cell office:value-type="float" office:value="267.398509432871" calcext:value-type="float">
            <text:p>267.3985094329</text:p>
          </table:table-cell>
          <table:table-cell table:number-columns-repeated="2"/>
        </table:table-row>
        <table:table-row table:style-name="ro1">
          <table:table-cell office:value-type="float" office:value="0.0010542319515031" calcext:value-type="float">
            <text:p>0.001054232</text:p>
          </table:table-cell>
          <table:table-cell office:value-type="float" office:value="3395.40000001589" calcext:value-type="float">
            <text:p>3395.4000000159</text:p>
          </table:table-cell>
          <table:table-cell office:value-type="float" office:value="0.0000000000000168702624455375" calcext:value-type="float">
            <text:p>1.6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377525891511" calcext:value-type="float">
            <text:p>2.01E-005</text:p>
          </table:table-cell>
          <table:table-cell office:value-type="float" office:value="1.54438053255041" calcext:value-type="float">
            <text:p>1.5443805326</text:p>
          </table:table-cell>
          <table:table-cell office:value-type="float" office:value="1.33473365312452" calcext:value-type="float">
            <text:p>1.3347336531</text:p>
          </table:table-cell>
          <table:table-cell office:value-type="float" office:value="267.398505053907" calcext:value-type="float">
            <text:p>267.3985050539</text:p>
          </table:table-cell>
          <table:table-cell table:number-columns-repeated="2"/>
        </table:table-row>
        <table:table-row table:style-name="ro1">
          <table:table-cell office:value-type="float" office:value="0.00105609760115502" calcext:value-type="float">
            <text:p>0.0010560976</text:p>
          </table:table-cell>
          <table:table-cell office:value-type="float" office:value="3395.40000001592" calcext:value-type="float">
            <text:p>3395.4000000159</text:p>
          </table:table-cell>
          <table:table-cell office:value-type="float" office:value="0.0000000000000169386961043844" calcext:value-type="float">
            <text:p>1.6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556938797296" calcext:value-type="float">
            <text:p>2.02E-005</text:p>
          </table:table-cell>
          <table:table-cell office:value-type="float" office:value="1.5443675266682" calcext:value-type="float">
            <text:p>1.5443675267</text:p>
          </table:table-cell>
          <table:table-cell office:value-type="float" office:value="1.33449012718113" calcext:value-type="float">
            <text:p>1.3344901272</text:p>
          </table:table-cell>
          <table:table-cell office:value-type="float" office:value="267.398502408336" calcext:value-type="float">
            <text:p>267.3985024083</text:p>
          </table:table-cell>
          <table:table-cell table:number-columns-repeated="2"/>
        </table:table-row>
        <table:table-row table:style-name="ro1">
          <table:table-cell office:value-type="float" office:value="0.00105769330364086" calcext:value-type="float">
            <text:p>0.0010576933</text:p>
          </table:table-cell>
          <table:table-cell office:value-type="float" office:value="3395.40000001596" calcext:value-type="float">
            <text:p>3395.400000016</text:p>
          </table:table-cell>
          <table:table-cell office:value-type="float" office:value="0.0000000000000169973579271877" calcext:value-type="float">
            <text:p>1.7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710391862569" calcext:value-type="float">
            <text:p>2.02E-005</text:p>
          </table:table-cell>
          <table:table-cell office:value-type="float" office:value="1.54435640798453" calcext:value-type="float">
            <text:p>1.544356408</text:p>
          </table:table-cell>
          <table:table-cell office:value-type="float" office:value="1.33428210472005" calcext:value-type="float">
            <text:p>1.3342821047</text:p>
          </table:table-cell>
          <table:table-cell office:value-type="float" office:value="267.398500145561" calcext:value-type="float">
            <text:p>267.3985001456</text:p>
          </table:table-cell>
          <table:table-cell table:number-columns-repeated="2"/>
        </table:table-row>
        <table:table-row table:style-name="ro1">
          <table:table-cell office:value-type="float" office:value="0.00105999125394622" calcext:value-type="float">
            <text:p>0.0010599913</text:p>
          </table:table-cell>
          <table:table-cell office:value-type="float" office:value="3395.400000016" calcext:value-type="float">
            <text:p>3395.400000016</text:p>
          </table:table-cell>
          <table:table-cell office:value-type="float" office:value="0.000000000000017082046921554" calcext:value-type="float">
            <text:p>1.7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931377651274" calcext:value-type="float">
            <text:p>2.02E-005</text:p>
          </table:table-cell>
          <table:table-cell office:value-type="float" office:value="1.54434040546032" calcext:value-type="float">
            <text:p>1.5443404055</text:p>
          </table:table-cell>
          <table:table-cell office:value-type="float" office:value="1.33398296556808" calcext:value-type="float">
            <text:p>1.3339829656</text:p>
          </table:table-cell>
          <table:table-cell office:value-type="float" office:value="267.398496886969" calcext:value-type="float">
            <text:p>267.398496887</text:p>
          </table:table-cell>
          <table:table-cell table:number-columns-repeated="2"/>
        </table:table-row>
        <table:table-row table:style-name="ro1">
          <table:table-cell office:value-type="float" office:value="0.0010614804921422" calcext:value-type="float">
            <text:p>0.0010614805</text:p>
          </table:table-cell>
          <table:table-cell office:value-type="float" office:value="3395.40000001603" calcext:value-type="float">
            <text:p>3395.400000016</text:p>
          </table:table-cell>
          <table:table-cell office:value-type="float" office:value="0.0000000000000171370645483598" calcext:value-type="float">
            <text:p>1.7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074592465443" calcext:value-type="float">
            <text:p>2.02E-005</text:p>
          </table:table-cell>
          <table:table-cell office:value-type="float" office:value="1.54433004032002" calcext:value-type="float">
            <text:p>1.5443300403</text:p>
          </table:table-cell>
          <table:table-cell office:value-type="float" office:value="1.33378937297069" calcext:value-type="float">
            <text:p>1.333789373</text:p>
          </table:table-cell>
          <table:table-cell office:value-type="float" office:value="267.398494775166" calcext:value-type="float">
            <text:p>267.3984947752</text:p>
          </table:table-cell>
          <table:table-cell table:number-columns-repeated="2"/>
        </table:table-row>
        <table:table-row table:style-name="ro1">
          <table:table-cell office:value-type="float" office:value="0.00106278871054104" calcext:value-type="float">
            <text:p>0.0010627887</text:p>
          </table:table-cell>
          <table:table-cell office:value-type="float" office:value="3395.40000001606" calcext:value-type="float">
            <text:p>3395.4000000161</text:p>
          </table:table-cell>
          <table:table-cell office:value-type="float" office:value="0.0000000000000171854810563897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200399254895" calcext:value-type="float">
            <text:p>2.02E-005</text:p>
          </table:table-cell>
          <table:table-cell office:value-type="float" office:value="1.5443209392726" calcext:value-type="float">
            <text:p>1.5443209393</text:p>
          </table:table-cell>
          <table:table-cell office:value-type="float" office:value="1.33361948755725" calcext:value-type="float">
            <text:p>1.3336194876</text:p>
          </table:table-cell>
          <table:table-cell office:value-type="float" office:value="267.398492920056" calcext:value-type="float">
            <text:p>267.3984929201</text:p>
          </table:table-cell>
          <table:table-cell table:number-columns-repeated="2"/>
        </table:table-row>
        <table:table-row table:style-name="ro1">
          <table:table-cell office:value-type="float" office:value="0.00106364141258542" calcext:value-type="float">
            <text:p>0.0010636414</text:p>
          </table:table-cell>
          <table:table-cell office:value-type="float" office:value="3395.40000001608" calcext:value-type="float">
            <text:p>3395.4000000161</text:p>
          </table:table-cell>
          <table:table-cell office:value-type="float" office:value="0.000000000000017217082647135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282400635485" calcext:value-type="float">
            <text:p>2.02E-005</text:p>
          </table:table-cell>
          <table:table-cell office:value-type="float" office:value="1.54431500858561" calcext:value-type="float">
            <text:p>1.5443150086</text:p>
          </table:table-cell>
          <table:table-cell office:value-type="float" office:value="1.33350884386814" calcext:value-type="float">
            <text:p>1.3335088439</text:p>
          </table:table-cell>
          <table:table-cell office:value-type="float" office:value="267.398491710888" calcext:value-type="float">
            <text:p>267.3984917109</text:p>
          </table:table-cell>
          <table:table-cell table:number-columns-repeated="2"/>
        </table:table-row>
        <table:table-row table:style-name="ro1">
          <table:table-cell office:value-type="float" office:value="0.00106444474103274" calcext:value-type="float">
            <text:p>0.0010644447</text:p>
          </table:table-cell>
          <table:table-cell office:value-type="float" office:value="3395.40000001609" calcext:value-type="float">
            <text:p>3395.4000000161</text:p>
          </table:table-cell>
          <table:table-cell office:value-type="float" office:value="0.0000000000000172468858566558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359653935054" calcext:value-type="float">
            <text:p>2.02E-005</text:p>
          </table:table-cell>
          <table:table-cell office:value-type="float" office:value="1.54430942306414" calcext:value-type="float">
            <text:p>1.5443094231</text:p>
          </table:table-cell>
          <table:table-cell office:value-type="float" office:value="1.33340467042902" calcext:value-type="float">
            <text:p>1.3334046704</text:p>
          </table:table-cell>
          <table:table-cell office:value-type="float" office:value="267.398490571734" calcext:value-type="float">
            <text:p>267.3984905717</text:p>
          </table:table-cell>
          <table:table-cell table:number-columns-repeated="2"/>
        </table:table-row>
        <table:table-row table:style-name="ro1">
          <table:table-cell office:value-type="float" office:value="0.00106514244415221" calcext:value-type="float">
            <text:p>0.0010651424</text:p>
          </table:table-cell>
          <table:table-cell office:value-type="float" office:value="3395.40000001611" calcext:value-type="float">
            <text:p>3395.4000000161</text:p>
          </table:table-cell>
          <table:table-cell office:value-type="float" office:value="0.0000000000000172727951540518" calcext:value-type="float">
            <text:p>1.7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426749618452" calcext:value-type="float">
            <text:p>2.02E-005</text:p>
          </table:table-cell>
          <table:table-cell office:value-type="float" office:value="1.54430457261153" calcext:value-type="float">
            <text:p>1.5443045726</text:p>
          </table:table-cell>
          <table:table-cell office:value-type="float" office:value="1.33331424422184" calcext:value-type="float">
            <text:p>1.3333142442</text:p>
          </table:table-cell>
          <table:table-cell office:value-type="float" office:value="267.398489582361" calcext:value-type="float">
            <text:p>267.3984895824</text:p>
          </table:table-cell>
          <table:table-cell table:number-columns-repeated="2"/>
        </table:table-row>
        <table:table-row table:style-name="ro1">
          <table:table-cell office:value-type="float" office:value="0.00106581490060059" calcext:value-type="float">
            <text:p>0.0010658149</text:p>
          </table:table-cell>
          <table:table-cell office:value-type="float" office:value="3395.40000001612" calcext:value-type="float">
            <text:p>3395.4000000161</text:p>
          </table:table-cell>
          <table:table-cell office:value-type="float" office:value="0.0000000000000172977886956478" calcext:value-type="float">
            <text:p>1.7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491417420461" calcext:value-type="float">
            <text:p>2.02E-005</text:p>
          </table:table-cell>
          <table:table-cell office:value-type="float" office:value="1.54429989871659" calcext:value-type="float">
            <text:p>1.5442998987</text:p>
          </table:table-cell>
          <table:table-cell office:value-type="float" office:value="1.33322713418236" calcext:value-type="float">
            <text:p>1.3332271342</text:p>
          </table:table-cell>
          <table:table-cell office:value-type="float" office:value="267.398488628789" calcext:value-type="float">
            <text:p>267.3984886288</text:p>
          </table:table-cell>
          <table:table-cell table:number-columns-repeated="2"/>
        </table:table-row>
        <table:table-row table:style-name="ro1">
          <table:table-cell office:value-type="float" office:value="0.00106722086733183" calcext:value-type="float">
            <text:p>0.0010672209</text:p>
          </table:table-cell>
          <table:table-cell office:value-type="float" office:value="3395.40000001615" calcext:value-type="float">
            <text:p>3395.4000000162</text:p>
          </table:table-cell>
          <table:table-cell office:value-type="float" office:value="0.0000000000000173501141108597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626624371426" calcext:value-type="float">
            <text:p>2.03E-005</text:p>
          </table:table-cell>
          <table:table-cell office:value-type="float" office:value="1.54429013008354" calcext:value-type="float">
            <text:p>1.5442901301</text:p>
          </table:table-cell>
          <table:table-cell office:value-type="float" office:value="1.33304514456734" calcext:value-type="float">
            <text:p>1.3330451446</text:p>
          </table:table-cell>
          <table:table-cell office:value-type="float" office:value="267.398486635068" calcext:value-type="float">
            <text:p>267.3984866351</text:p>
          </table:table-cell>
          <table:table-cell table:number-columns-repeated="2"/>
        </table:table-row>
        <table:table-row table:style-name="ro1">
          <table:table-cell office:value-type="float" office:value="0.00106846349148949" calcext:value-type="float">
            <text:p>0.0010684635</text:p>
          </table:table-cell>
          <table:table-cell office:value-type="float" office:value="3395.40000001618" calcext:value-type="float">
            <text:p>3395.4000000162</text:p>
          </table:table-cell>
          <table:table-cell office:value-type="float" office:value="0.0000000000000173964383342884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746123244889" calcext:value-type="float">
            <text:p>2.03E-005</text:p>
          </table:table-cell>
          <table:table-cell office:value-type="float" office:value="1.54428149951223" calcext:value-type="float">
            <text:p>1.5442814995</text:p>
          </table:table-cell>
          <table:table-cell office:value-type="float" office:value="1.33288445503053" calcext:value-type="float">
            <text:p>1.332884455</text:p>
          </table:table-cell>
          <table:table-cell office:value-type="float" office:value="267.398484872973" calcext:value-type="float">
            <text:p>267.398484873</text:p>
          </table:table-cell>
          <table:table-cell table:number-columns-repeated="2"/>
        </table:table-row>
        <table:table-row table:style-name="ro1">
          <table:table-cell office:value-type="float" office:value="0.00106958428904403" calcext:value-type="float">
            <text:p>0.0010695843</text:p>
          </table:table-cell>
          <table:table-cell office:value-type="float" office:value="3395.4000000162" calcext:value-type="float">
            <text:p>3395.4000000162</text:p>
          </table:table-cell>
          <table:table-cell office:value-type="float" office:value="0.0000000000000174382836540832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853906484537" calcext:value-type="float">
            <text:p>2.03E-005</text:p>
          </table:table-cell>
          <table:table-cell office:value-type="float" office:value="1.54427371783474" calcext:value-type="float">
            <text:p>1.5442737178</text:p>
          </table:table-cell>
          <table:table-cell office:value-type="float" office:value="1.33273964549819" calcext:value-type="float">
            <text:p>1.3327396455</text:p>
          </table:table-cell>
          <table:table-cell office:value-type="float" office:value="267.398483283634" calcext:value-type="float">
            <text:p>267.3984832836</text:p>
          </table:table-cell>
          <table:table-cell table:number-columns-repeated="2"/>
        </table:table-row>
        <table:table-row table:style-name="ro1">
          <table:table-cell office:value-type="float" office:value="0.00107051835366905" calcext:value-type="float">
            <text:p>0.0010705184</text:p>
          </table:table-cell>
          <table:table-cell office:value-type="float" office:value="3395.40000001622" calcext:value-type="float">
            <text:p>3395.4000000162</text:p>
          </table:table-cell>
          <table:table-cell office:value-type="float" office:value="0.0000000000000174732027052776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943732269038" calcext:value-type="float">
            <text:p>2.03E-005</text:p>
          </table:table-cell>
          <table:table-cell office:value-type="float" office:value="1.54426723459941" calcext:value-type="float">
            <text:p>1.5442672346</text:p>
          </table:table-cell>
          <table:table-cell office:value-type="float" office:value="1.3326190534508" calcext:value-type="float">
            <text:p>1.3326190535</text:p>
          </table:table-cell>
          <table:table-cell office:value-type="float" office:value="267.398481959091" calcext:value-type="float">
            <text:p>267.3984819591</text:p>
          </table:table-cell>
          <table:table-cell table:number-columns-repeated="2"/>
        </table:table-row>
        <table:table-row table:style-name="ro1">
          <table:table-cell office:value-type="float" office:value="0.00107138957299965" calcext:value-type="float">
            <text:p>0.0010713896</text:p>
          </table:table-cell>
          <table:table-cell office:value-type="float" office:value="3395.40000001623" calcext:value-type="float">
            <text:p>3395.4000000162</text:p>
          </table:table-cell>
          <table:table-cell office:value-type="float" office:value="0.000000000000017505809618567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027514443489" calcext:value-type="float">
            <text:p>2.03E-005</text:p>
          </table:table-cell>
          <table:table-cell office:value-type="float" office:value="1.54426118923967" calcext:value-type="float">
            <text:p>1.5442611892</text:p>
          </table:table-cell>
          <table:table-cell office:value-type="float" office:value="1.33250664966039" calcext:value-type="float">
            <text:p>1.3325066497</text:p>
          </table:table-cell>
          <table:table-cell office:value-type="float" office:value="267.398480723664" calcext:value-type="float">
            <text:p>267.3984807237</text:p>
          </table:table-cell>
          <table:table-cell table:number-columns-repeated="2"/>
        </table:table-row>
        <table:table-row table:style-name="ro1">
          <table:table-cell office:value-type="float" office:value="0.00107220217536305" calcext:value-type="float">
            <text:p>0.0010722022</text:p>
          </table:table-cell>
          <table:table-cell office:value-type="float" office:value="3395.40000001625" calcext:value-type="float">
            <text:p>3395.4000000163</text:p>
          </table:table-cell>
          <table:table-cell office:value-type="float" office:value="0.0000000000000175362551239058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105659630512" calcext:value-type="float">
            <text:p>2.03E-005</text:p>
          </table:table-cell>
          <table:table-cell office:value-type="float" office:value="1.54425555177582" calcext:value-type="float">
            <text:p>1.5442555518</text:p>
          </table:table-cell>
          <table:table-cell office:value-type="float" office:value="1.33240187343594" calcext:value-type="float">
            <text:p>1.3324018734</text:p>
          </table:table-cell>
          <table:table-cell office:value-type="float" office:value="267.398479571359" calcext:value-type="float">
            <text:p>267.3984795714</text:p>
          </table:table-cell>
          <table:table-cell table:number-columns-repeated="2"/>
        </table:table-row>
        <table:table-row table:style-name="ro1">
          <table:table-cell office:value-type="float" office:value="0.00107287427972438" calcext:value-type="float">
            <text:p>0.0010728743</text:p>
          </table:table-cell>
          <table:table-cell office:value-type="float" office:value="3395.40000001626" calcext:value-type="float">
            <text:p>3395.4000000163</text:p>
          </table:table-cell>
          <table:table-cell office:value-type="float" office:value="0.0000000000000175614602996188" calcext:value-type="float">
            <text:p>1.7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170293609303" calcext:value-type="float">
            <text:p>2.03E-005</text:p>
          </table:table-cell>
          <table:table-cell office:value-type="float" office:value="1.54425089017913" calcext:value-type="float">
            <text:p>1.5442508902</text:p>
          </table:table-cell>
          <table:table-cell office:value-type="float" office:value="1.33231526018175" calcext:value-type="float">
            <text:p>1.3323152602</text:p>
          </table:table-cell>
          <table:table-cell office:value-type="float" office:value="267.398478618286" calcext:value-type="float">
            <text:p>267.3984786183</text:p>
          </table:table-cell>
          <table:table-cell table:number-columns-repeated="2"/>
        </table:table-row>
        <table:table-row table:style-name="ro1">
          <table:table-cell office:value-type="float" office:value="0.00107542779705568" calcext:value-type="float">
            <text:p>0.0010754278</text:p>
          </table:table-cell>
          <table:table-cell office:value-type="float" office:value="3395.40000001632" calcext:value-type="float">
            <text:p>3395.4000000163</text:p>
          </table:table-cell>
          <table:table-cell office:value-type="float" office:value="0.0000000000000176574174240987" calcext:value-type="float">
            <text:p>1.7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415856672647" calcext:value-type="float">
            <text:p>2.03E-005</text:p>
          </table:table-cell>
          <table:table-cell office:value-type="float" office:value="1.5442331873804" calcext:value-type="float">
            <text:p>1.5442331874</text:p>
          </table:table-cell>
          <table:table-cell office:value-type="float" office:value="1.3319865808763" calcext:value-type="float">
            <text:p>1.3319865809</text:p>
          </table:table-cell>
          <table:table-cell office:value-type="float" office:value="267.398474997289" calcext:value-type="float">
            <text:p>267.3984749973</text:p>
          </table:table-cell>
          <table:table-cell table:number-columns-repeated="2"/>
        </table:table-row>
        <table:table-row table:style-name="ro1">
          <table:table-cell office:value-type="float" office:value="0.00107782798709471" calcext:value-type="float">
            <text:p>0.001077828</text:p>
          </table:table-cell>
          <table:table-cell office:value-type="float" office:value="3395.40000001637" calcext:value-type="float">
            <text:p>3395.4000000164</text:p>
          </table:table-cell>
          <table:table-cell office:value-type="float" office:value="0.0000000000000177478950871315" calcext:value-type="float">
            <text:p>1.7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646674817835" calcext:value-type="float">
            <text:p>2.04E-005</text:p>
          </table:table-cell>
          <table:table-cell office:value-type="float" office:value="1.54421656008322" calcext:value-type="float">
            <text:p>1.5442165601</text:p>
          </table:table-cell>
          <table:table-cell office:value-type="float" office:value="1.33167819812733" calcext:value-type="float">
            <text:p>1.3316781981</text:p>
          </table:table-cell>
          <table:table-cell office:value-type="float" office:value="267.398471593717" calcext:value-type="float">
            <text:p>267.3984715937</text:p>
          </table:table-cell>
          <table:table-cell table:number-columns-repeated="2"/>
        </table:table-row>
        <table:table-row table:style-name="ro1">
          <table:table-cell office:value-type="float" office:value="0.00107937769032159" calcext:value-type="float">
            <text:p>0.0010793777</text:p>
          </table:table-cell>
          <table:table-cell office:value-type="float" office:value="3395.4000000164" calcext:value-type="float">
            <text:p>3395.4000000164</text:p>
          </table:table-cell>
          <table:table-cell office:value-type="float" office:value="0.0000000000000178064582521105" calcext:value-type="float">
            <text:p>1.78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795704550087" calcext:value-type="float">
            <text:p>2.04E-005</text:p>
          </table:table-cell>
          <table:table-cell office:value-type="float" office:value="1.54420583028823" calcext:value-type="float">
            <text:p>1.5442058303</text:p>
          </table:table-cell>
          <table:table-cell office:value-type="float" office:value="1.33147937611189" calcext:value-type="float">
            <text:p>1.3314793761</text:p>
          </table:table-cell>
          <table:table-cell office:value-type="float" office:value="267.398469396171" calcext:value-type="float">
            <text:p>267.3984693962</text:p>
          </table:table-cell>
          <table:table-cell table:number-columns-repeated="2"/>
        </table:table-row>
        <table:table-row table:style-name="ro1">
          <table:table-cell office:value-type="float" office:value="0.00108151040758083" calcext:value-type="float">
            <text:p>0.0010815104</text:p>
          </table:table-cell>
          <table:table-cell office:value-type="float" office:value="3395.40000001644" calcext:value-type="float">
            <text:p>3395.4000000164</text:p>
          </table:table-cell>
          <table:table-cell office:value-type="float" office:value="0.0000000000000178872402961513" calcext:value-type="float">
            <text:p>1.7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4000800805544" calcext:value-type="float">
            <text:p>2.04E-005</text:p>
          </table:table-cell>
          <table:table-cell office:value-type="float" office:value="1.54419107299279" calcext:value-type="float">
            <text:p>1.544191073</text:p>
          </table:table-cell>
          <table:table-cell office:value-type="float" office:value="1.33120612385099" calcext:value-type="float">
            <text:p>1.3312061239</text:p>
          </table:table-cell>
          <table:table-cell office:value-type="float" office:value="267.398466371887" calcext:value-type="float">
            <text:p>267.3984663719</text:p>
          </table:table-cell>
          <table:table-cell table:number-columns-repeated="2"/>
        </table:table-row>
        <table:table-row table:style-name="ro1">
          <table:table-cell office:value-type="float" office:value="0.00108425151957352" calcext:value-type="float">
            <text:p>0.0010842515</text:p>
          </table:table-cell>
          <table:table-cell office:value-type="float" office:value="3395.4000000165" calcext:value-type="float">
            <text:p>3395.4000000165</text:p>
          </table:table-cell>
          <table:table-cell office:value-type="float" office:value="0.0000000000000179913849236653" calcext:value-type="float">
            <text:p>1.8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4264404388433" calcext:value-type="float">
            <text:p>2.04E-005</text:p>
          </table:table-cell>
          <table:table-cell office:value-type="float" office:value="1.54417211805812" calcext:value-type="float">
            <text:p>1.5441721181</text:p>
          </table:table-cell>
          <table:table-cell office:value-type="float" office:value="1.33085554685642" calcext:value-type="float">
            <text:p>1.3308555469</text:p>
          </table:table-cell>
          <table:table-cell office:value-type="float" office:value="267.398462484873" calcext:value-type="float">
            <text:p>267.3984624849</text:p>
          </table:table-cell>
          <table:table-cell table:number-columns-repeated="2"/>
        </table:table-row>
        <table:table-row table:style-name="ro1">
          <table:table-cell office:value-type="float" office:value="0.00108995528724744" calcext:value-type="float">
            <text:p>0.0010899553</text:p>
          </table:table-cell>
          <table:table-cell office:value-type="float" office:value="3395.40000001661" calcext:value-type="float">
            <text:p>3395.4000000166</text:p>
          </table:table-cell>
          <table:table-cell office:value-type="float" office:value="0.0000000000000182092400330053" calcext:value-type="float">
            <text:p>1.82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4812916851035" calcext:value-type="float">
            <text:p>2.05E-005</text:p>
          </table:table-cell>
          <table:table-cell office:value-type="float" office:value="1.54413272380976" calcext:value-type="float">
            <text:p>1.5441327238</text:p>
          </table:table-cell>
          <table:table-cell office:value-type="float" office:value="1.33012830299344" calcext:value-type="float">
            <text:p>1.330128303</text:p>
          </table:table-cell>
          <table:table-cell office:value-type="float" office:value="267.398454396686" calcext:value-type="float">
            <text:p>267.3984543967</text:p>
          </table:table-cell>
          <table:table-cell table:number-columns-repeated="2"/>
        </table:table-row>
        <table:table-row table:style-name="ro1">
          <table:table-cell office:value-type="float" office:value="0.00109780487011666" calcext:value-type="float">
            <text:p>0.0010978049</text:p>
          </table:table-cell>
          <table:table-cell office:value-type="float" office:value="3395.40000001677" calcext:value-type="float">
            <text:p>3395.4000000168</text:p>
          </table:table-cell>
          <table:table-cell office:value-type="float" office:value="0.0000000000000185115972806015" calcext:value-type="float">
            <text:p>1.85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5567785660451" calcext:value-type="float">
            <text:p>2.06E-005</text:p>
          </table:table-cell>
          <table:table-cell office:value-type="float" office:value="1.54407861625499" calcext:value-type="float">
            <text:p>1.5440786163</text:p>
          </table:table-cell>
          <table:table-cell office:value-type="float" office:value="1.32913238753436" calcext:value-type="float">
            <text:p>1.3291323875</text:p>
          </table:table-cell>
          <table:table-cell office:value-type="float" office:value="267.398443265641" calcext:value-type="float">
            <text:p>267.3984432656</text:p>
          </table:table-cell>
          <table:table-cell table:number-columns-repeated="2"/>
        </table:table-row>
        <table:table-row table:style-name="ro1">
          <table:table-cell office:value-type="float" office:value="0.0011000066870982" calcext:value-type="float">
            <text:p>0.0011000067</text:p>
          </table:table-cell>
          <table:table-cell office:value-type="float" office:value="3395.40000001682" calcext:value-type="float">
            <text:p>3395.4000000168</text:p>
          </table:table-cell>
          <table:table-cell office:value-type="float" office:value="0.0000000000000185969389822628" calcext:value-type="float">
            <text:p>1.8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5779527308643" calcext:value-type="float">
            <text:p>2.06E-005</text:p>
          </table:table-cell>
          <table:table-cell office:value-type="float" office:value="1.54406346056968" calcext:value-type="float">
            <text:p>1.5440634606</text:p>
          </table:table-cell>
          <table:table-cell office:value-type="float" office:value="1.32885405001609" calcext:value-type="float">
            <text:p>1.32885405</text:p>
          </table:table-cell>
          <table:table-cell office:value-type="float" office:value="267.39844014337" calcext:value-type="float">
            <text:p>267.3984401434</text:p>
          </table:table-cell>
          <table:table-cell table:number-columns-repeated="2"/>
        </table:table-row>
        <table:table-row table:style-name="ro1">
          <table:table-cell office:value-type="float" office:value="0.00110303684997265" calcext:value-type="float">
            <text:p>0.0011030368</text:p>
          </table:table-cell>
          <table:table-cell office:value-type="float" office:value="3395.40000001688" calcext:value-type="float">
            <text:p>3395.4000000169</text:p>
          </table:table-cell>
          <table:table-cell office:value-type="float" office:value="0.0000000000000187147675696972" calcext:value-type="float">
            <text:p>1.87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070928373042" calcext:value-type="float">
            <text:p>2.06E-005</text:p>
          </table:table-cell>
          <table:table-cell office:value-type="float" office:value="1.54404261885428" calcext:value-type="float">
            <text:p>1.5440426189</text:p>
          </table:table-cell>
          <table:table-cell office:value-type="float" office:value="1.32847172443372" calcext:value-type="float">
            <text:p>1.3284717244</text:p>
          </table:table-cell>
          <table:table-cell office:value-type="float" office:value="267.398435846469" calcext:value-type="float">
            <text:p>267.3984358465</text:p>
          </table:table-cell>
          <table:table-cell table:number-columns-repeated="2"/>
        </table:table-row>
        <table:table-row table:style-name="ro1">
          <table:table-cell office:value-type="float" office:value="0.00110548513222807" calcext:value-type="float">
            <text:p>0.0011054851</text:p>
          </table:table-cell>
          <table:table-cell office:value-type="float" office:value="3395.40000001693" calcext:value-type="float">
            <text:p>3395.4000000169</text:p>
          </table:table-cell>
          <table:table-cell office:value-type="float" office:value="0.0000000000000188102918355556" calcext:value-type="float">
            <text:p>1.8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306371890553" calcext:value-type="float">
            <text:p>2.06E-005</text:p>
          </table:table-cell>
          <table:table-cell office:value-type="float" office:value="1.544025792241" calcext:value-type="float">
            <text:p>1.5440257922</text:p>
          </table:table-cell>
          <table:table-cell office:value-type="float" office:value="1.32816342837888" calcext:value-type="float">
            <text:p>1.3281634284</text:p>
          </table:table-cell>
          <table:table-cell office:value-type="float" office:value="267.3984323747" calcext:value-type="float">
            <text:p>267.3984323747</text:p>
          </table:table-cell>
          <table:table-cell table:number-columns-repeated="2"/>
        </table:table-row>
        <table:table-row table:style-name="ro1">
          <table:table-cell office:value-type="float" office:value="0.00110751767988056" calcext:value-type="float">
            <text:p>0.0011075177</text:p>
          </table:table-cell>
          <table:table-cell office:value-type="float" office:value="3395.40000001697" calcext:value-type="float">
            <text:p>3395.400000017</text:p>
          </table:table-cell>
          <table:table-cell office:value-type="float" office:value="0.0000000000000188898144834227" calcext:value-type="float">
            <text:p>1.8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501835568261" calcext:value-type="float">
            <text:p>2.07E-005</text:p>
          </table:table-cell>
          <table:table-cell office:value-type="float" office:value="1.54401183201866" calcext:value-type="float">
            <text:p>1.544011832</text:p>
          </table:table-cell>
          <table:table-cell office:value-type="float" office:value="1.32790789715065" calcext:value-type="float">
            <text:p>1.3279078972</text:p>
          </table:table-cell>
          <table:table-cell office:value-type="float" office:value="267.398429492461" calcext:value-type="float">
            <text:p>267.3984294925</text:p>
          </table:table-cell>
          <table:table-cell table:number-columns-repeated="2"/>
        </table:table-row>
        <table:table-row table:style-name="ro1">
          <table:table-cell office:value-type="float" office:value="0.00110888947180081" calcext:value-type="float">
            <text:p>0.0011088895</text:p>
          </table:table-cell>
          <table:table-cell office:value-type="float" office:value="3395.400000017" calcext:value-type="float">
            <text:p>3395.400000017</text:p>
          </table:table-cell>
          <table:table-cell office:value-type="float" office:value="0.0000000000000189435977237655" calcext:value-type="float">
            <text:p>1.8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633756475337" calcext:value-type="float">
            <text:p>2.07E-005</text:p>
          </table:table-cell>
          <table:table-cell office:value-type="float" office:value="1.54400241504987" calcext:value-type="float">
            <text:p>1.544002415</text:p>
          </table:table-cell>
          <table:table-cell office:value-type="float" office:value="1.32773564774573" calcext:value-type="float">
            <text:p>1.3277356477</text:p>
          </table:table-cell>
          <table:table-cell office:value-type="float" office:value="267.398427547201" calcext:value-type="float">
            <text:p>267.3984275472</text:p>
          </table:table-cell>
          <table:table-cell table:number-columns-repeated="2"/>
        </table:table-row>
        <table:table-row table:style-name="ro1">
          <table:table-cell office:value-type="float" office:value="0.0011101179647577" calcext:value-type="float">
            <text:p>0.001110118</text:p>
          </table:table-cell>
          <table:table-cell office:value-type="float" office:value="3395.40000001703" calcext:value-type="float">
            <text:p>3395.400000017</text:p>
          </table:table-cell>
          <table:table-cell office:value-type="float" office:value="0.0000000000000189918396436708" calcext:value-type="float">
            <text:p>1.9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751896784487" calcext:value-type="float">
            <text:p>2.07E-005</text:p>
          </table:table-cell>
          <table:table-cell office:value-type="float" office:value="1.54399398484407" calcext:value-type="float">
            <text:p>1.5439939848</text:p>
          </table:table-cell>
          <table:table-cell office:value-type="float" office:value="1.32758153637001" calcext:value-type="float">
            <text:p>1.3275815364</text:p>
          </table:table-cell>
          <table:table-cell office:value-type="float" office:value="267.398425805145" calcext:value-type="float">
            <text:p>267.3984258051</text:p>
          </table:table-cell>
          <table:table-cell table:number-columns-repeated="2"/>
        </table:table-row>
        <table:table-row table:style-name="ro1">
          <table:table-cell office:value-type="float" office:value="0.00111122601652099" calcext:value-type="float">
            <text:p>0.001111226</text:p>
          </table:table-cell>
          <table:table-cell office:value-type="float" office:value="3395.40000001705" calcext:value-type="float">
            <text:p>3395.4000000171</text:p>
          </table:table-cell>
          <table:table-cell office:value-type="float" office:value="0.0000000000000190354143257211" calcext:value-type="float">
            <text:p>1.9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858454651666" calcext:value-type="float">
            <text:p>2.07E-005</text:p>
          </table:table-cell>
          <table:table-cell office:value-type="float" office:value="1.5439863834998" calcext:value-type="float">
            <text:p>1.5439863835</text:p>
          </table:table-cell>
          <table:table-cell office:value-type="float" office:value="1.32744265107483" calcext:value-type="float">
            <text:p>1.3274426511</text:p>
          </table:table-cell>
          <table:table-cell office:value-type="float" office:value="267.39842423388" calcext:value-type="float">
            <text:p>267.3984242339</text:p>
          </table:table-cell>
          <table:table-cell table:number-columns-repeated="2"/>
        </table:table-row>
        <table:table-row table:style-name="ro1">
          <table:table-cell office:value-type="float" office:value="0.00111265015933387" calcext:value-type="float">
            <text:p>0.0011126502</text:p>
          </table:table-cell>
          <table:table-cell office:value-type="float" office:value="3395.40000001708" calcext:value-type="float">
            <text:p>3395.4000000171</text:p>
          </table:table-cell>
          <table:table-cell office:value-type="float" office:value="0.0000000000000190915063917365" calcext:value-type="float">
            <text:p>1.9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995410018765" calcext:value-type="float">
            <text:p>2.07E-005</text:p>
          </table:table-cell>
          <table:table-cell office:value-type="float" office:value="1.54397661737265" calcext:value-type="float">
            <text:p>1.5439766174</text:p>
          </table:table-cell>
          <table:table-cell office:value-type="float" office:value="1.32726430912494" calcext:value-type="float">
            <text:p>1.3272643091</text:p>
          </table:table-cell>
          <table:table-cell office:value-type="float" office:value="267.398422214385" calcext:value-type="float">
            <text:p>267.3984222144</text:p>
          </table:table-cell>
          <table:table-cell table:number-columns-repeated="2"/>
        </table:table-row>
        <table:table-row table:style-name="ro1">
          <table:table-cell office:value-type="float" office:value="0.00111391694411009" calcext:value-type="float">
            <text:p>0.0011139169</text:p>
          </table:table-cell>
          <table:table-cell office:value-type="float" office:value="3395.4000000171" calcext:value-type="float">
            <text:p>3395.4000000171</text:p>
          </table:table-cell>
          <table:table-cell office:value-type="float" office:value="0.0000000000000191414829004914" calcext:value-type="float">
            <text:p>1.9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117232767842" calcext:value-type="float">
            <text:p>2.07E-005</text:p>
          </table:table-cell>
          <table:table-cell office:value-type="float" office:value="1.54396793365861" calcext:value-type="float">
            <text:p>1.5439679337</text:p>
          </table:table-cell>
          <table:table-cell office:value-type="float" office:value="1.32710582636852" calcext:value-type="float">
            <text:p>1.3271058264</text:p>
          </table:table-cell>
          <table:table-cell office:value-type="float" office:value="267.39842041803" calcext:value-type="float">
            <text:p>267.398420418</text:p>
          </table:table-cell>
          <table:table-cell table:number-columns-repeated="2"/>
        </table:table-row>
        <table:table-row table:style-name="ro1">
          <table:table-cell office:value-type="float" office:value="0.00111683712649592" calcext:value-type="float">
            <text:p>0.0011168371</text:p>
          </table:table-cell>
          <table:table-cell office:value-type="float" office:value="3395.40000001717" calcext:value-type="float">
            <text:p>3395.4000000172</text:p>
          </table:table-cell>
          <table:table-cell office:value-type="float" office:value="0.0000000000000192569835362903" calcext:value-type="float">
            <text:p>1.93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398057665148" calcext:value-type="float">
            <text:p>2.07E-005</text:p>
          </table:table-cell>
          <table:table-cell office:value-type="float" office:value="1.54394792913039" calcext:value-type="float">
            <text:p>1.5439479291</text:p>
          </table:table-cell>
          <table:table-cell office:value-type="float" office:value="1.32674104298833" calcext:value-type="float">
            <text:p>1.326741043</text:p>
          </table:table-cell>
          <table:table-cell office:value-type="float" office:value="267.398416277086" calcext:value-type="float">
            <text:p>267.3984162771</text:p>
          </table:table-cell>
          <table:table-cell table:number-columns-repeated="2"/>
        </table:table-row>
        <table:table-row table:style-name="ro1">
          <table:table-cell office:value-type="float" office:value="0.00111921134340615" calcext:value-type="float">
            <text:p>0.0011192113</text:p>
          </table:table-cell>
          <table:table-cell office:value-type="float" office:value="3395.40000001722" calcext:value-type="float">
            <text:p>3395.4000000172</text:p>
          </table:table-cell>
          <table:table-cell office:value-type="float" office:value="0.0000000000000193511935922554" calcext:value-type="float">
            <text:p>1.94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626378800074" calcext:value-type="float">
            <text:p>2.08E-005</text:p>
          </table:table-cell>
          <table:table-cell office:value-type="float" office:value="1.54393167606906" calcext:value-type="float">
            <text:p>1.5439316761</text:p>
          </table:table-cell>
          <table:table-cell office:value-type="float" office:value="1.32644502427945" calcext:value-type="float">
            <text:p>1.3264450243</text:p>
          </table:table-cell>
          <table:table-cell office:value-type="float" office:value="267.398412910344" calcext:value-type="float">
            <text:p>267.3984129103</text:p>
          </table:table-cell>
          <table:table-cell table:number-columns-repeated="2"/>
        </table:table-row>
        <table:table-row table:style-name="ro1">
          <table:table-cell office:value-type="float" office:value="0.00112119786675838" calcext:value-type="float">
            <text:p>0.0011211979</text:p>
          </table:table-cell>
          <table:table-cell office:value-type="float" office:value="3395.40000001726" calcext:value-type="float">
            <text:p>3395.4000000173</text:p>
          </table:table-cell>
          <table:table-cell office:value-type="float" office:value="0.0000000000000194302293231492" calcext:value-type="float">
            <text:p>1.94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817416670633" calcext:value-type="float">
            <text:p>2.08E-005</text:p>
          </table:table-cell>
          <table:table-cell office:value-type="float" office:value="1.5439180852732" calcext:value-type="float">
            <text:p>1.5439180853</text:p>
          </table:table-cell>
          <table:table-cell office:value-type="float" office:value="1.32619773080954" calcext:value-type="float">
            <text:p>1.3261977308</text:p>
          </table:table-cell>
          <table:table-cell office:value-type="float" office:value="267.398410093369" calcext:value-type="float">
            <text:p>267.3984100934</text:p>
          </table:table-cell>
          <table:table-cell table:number-columns-repeated="2"/>
        </table:table-row>
        <table:table-row table:style-name="ro1">
          <table:table-cell office:value-type="float" office:value="0.00112288895666138" calcext:value-type="float">
            <text:p>0.001122889</text:p>
          </table:table-cell>
          <table:table-cell office:value-type="float" office:value="3395.40000001729" calcext:value-type="float">
            <text:p>3395.4000000173</text:p>
          </table:table-cell>
          <table:table-cell office:value-type="float" office:value="0.0000000000000194976615111072" calcext:value-type="float">
            <text:p>1.95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980043634293" calcext:value-type="float">
            <text:p>2.08E-005</text:p>
          </table:table-cell>
          <table:table-cell office:value-type="float" office:value="1.54390652220411" calcext:value-type="float">
            <text:p>1.5439065222</text:p>
          </table:table-cell>
          <table:table-cell office:value-type="float" office:value="1.32598749195627" calcext:value-type="float">
            <text:p>1.325987492</text:p>
          </table:table-cell>
          <table:table-cell office:value-type="float" office:value="267.398407695331" calcext:value-type="float">
            <text:p>267.3984076953</text:p>
          </table:table-cell>
          <table:table-cell table:number-columns-repeated="2"/>
        </table:table-row>
        <table:table-row table:style-name="ro1">
          <table:table-cell office:value-type="float" office:value="0.00112506245938463" calcext:value-type="float">
            <text:p>0.0011250625</text:p>
          </table:table-cell>
          <table:table-cell office:value-type="float" office:value="3395.40000001734" calcext:value-type="float">
            <text:p>3395.4000000173</text:p>
          </table:table-cell>
          <table:table-cell office:value-type="float" office:value="0.0000000000000195845334163887" calcext:value-type="float">
            <text:p>1.9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189062800326" calcext:value-type="float">
            <text:p>2.08E-005</text:p>
          </table:table-cell>
          <table:table-cell office:value-type="float" office:value="1.54389166814471" calcext:value-type="float">
            <text:p>1.5438916681</text:p>
          </table:table-cell>
          <table:table-cell office:value-type="float" office:value="1.32571765266237" calcext:value-type="float">
            <text:p>1.3257176527</text:p>
          </table:table-cell>
          <table:table-cell office:value-type="float" office:value="267.398404613211" calcext:value-type="float">
            <text:p>267.3984046132</text:p>
          </table:table-cell>
          <table:table-cell table:number-columns-repeated="2"/>
        </table:table-row>
        <table:table-row table:style-name="ro1">
          <table:table-cell office:value-type="float" office:value="0.00112644709998226" calcext:value-type="float">
            <text:p>0.0011264471</text:p>
          </table:table-cell>
          <table:table-cell office:value-type="float" office:value="3395.40000001737" calcext:value-type="float">
            <text:p>3395.4000000174</text:p>
          </table:table-cell>
          <table:table-cell office:value-type="float" office:value="0.0000000000000196399950456828" calcext:value-type="float">
            <text:p>1.9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322219506236" calcext:value-type="float">
            <text:p>2.08E-005</text:p>
          </table:table-cell>
          <table:table-cell office:value-type="float" office:value="1.5438822102107" calcext:value-type="float">
            <text:p>1.5438822102</text:p>
          </table:table-cell>
          <table:table-cell office:value-type="float" office:value="1.32554596901681" calcext:value-type="float">
            <text:p>1.325545969</text:p>
          </table:table-cell>
          <table:table-cell office:value-type="float" office:value="267.398402649731" calcext:value-type="float">
            <text:p>267.3984026497</text:p>
          </table:table-cell>
          <table:table-cell table:number-columns-repeated="2"/>
        </table:table-row>
        <table:table-row table:style-name="ro1">
          <table:table-cell office:value-type="float" office:value="0.00112928300168505" calcext:value-type="float">
            <text:p>0.001129283</text:p>
          </table:table-cell>
          <table:table-cell office:value-type="float" office:value="3395.40000001743" calcext:value-type="float">
            <text:p>3395.4000000174</text:p>
          </table:table-cell>
          <table:table-cell office:value-type="float" office:value="0.0000000000000197538772397905" calcext:value-type="float">
            <text:p>1.9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594939656499" calcext:value-type="float">
            <text:p>2.09E-005</text:p>
          </table:table-cell>
          <table:table-cell office:value-type="float" office:value="1.54386285132735" calcext:value-type="float">
            <text:p>1.5438628513</text:p>
          </table:table-cell>
          <table:table-cell office:value-type="float" office:value="1.32519487154957" calcext:value-type="float">
            <text:p>1.3251948715</text:p>
          </table:table-cell>
          <table:table-cell office:value-type="float" office:value="267.398398628301" calcext:value-type="float">
            <text:p>267.3983986283</text:p>
          </table:table-cell>
          <table:table-cell table:number-columns-repeated="2"/>
        </table:table-row>
        <table:table-row table:style-name="ro1">
          <table:table-cell office:value-type="float" office:value="0.00113160391782895" calcext:value-type="float">
            <text:p>0.0011316039</text:p>
          </table:table-cell>
          <table:table-cell office:value-type="float" office:value="3395.40000001747" calcext:value-type="float">
            <text:p>3395.4000000175</text:p>
          </table:table-cell>
          <table:table-cell office:value-type="float" office:value="0.0000000000000198473697042614" calcext:value-type="float">
            <text:p>1.9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818135237113" calcext:value-type="float">
            <text:p>2.09E-005</text:p>
          </table:table-cell>
          <table:table-cell office:value-type="float" office:value="1.54384701965057" calcext:value-type="float">
            <text:p>1.5438470197</text:p>
          </table:table-cell>
          <table:table-cell office:value-type="float" office:value="1.32490806040346" calcext:value-type="float">
            <text:p>1.3249080604</text:p>
          </table:table-cell>
          <table:table-cell office:value-type="float" office:value="267.398395337143" calcext:value-type="float">
            <text:p>267.3983953371</text:p>
          </table:table-cell>
          <table:table-cell table:number-columns-repeated="2"/>
        </table:table-row>
        <table:table-row table:style-name="ro1">
          <table:table-cell office:value-type="float" office:value="0.0011335538198252" calcext:value-type="float">
            <text:p>0.0011335538</text:p>
          </table:table-cell>
          <table:table-cell office:value-type="float" office:value="3395.40000001751" calcext:value-type="float">
            <text:p>3395.4000000175</text:p>
          </table:table-cell>
          <table:table-cell office:value-type="float" office:value="0.0000000000000199261192378875" calcext:value-type="float">
            <text:p>1.9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005651525078" calcext:value-type="float">
            <text:p>2.09E-005</text:p>
          </table:table-cell>
          <table:table-cell office:value-type="float" office:value="1.54383372612943" calcext:value-type="float">
            <text:p>1.5438337261</text:p>
          </table:table-cell>
          <table:table-cell office:value-type="float" office:value="1.32466746485024" calcext:value-type="float">
            <text:p>1.3246674649</text:p>
          </table:table-cell>
          <table:table-cell office:value-type="float" office:value="267.398392572098" calcext:value-type="float">
            <text:p>267.3983925721</text:p>
          </table:table-cell>
          <table:table-cell table:number-columns-repeated="2"/>
        </table:table-row>
        <table:table-row table:style-name="ro1">
          <table:table-cell office:value-type="float" office:value="0.00113522158386942" calcext:value-type="float">
            <text:p>0.0011352216</text:p>
          </table:table-cell>
          <table:table-cell office:value-type="float" office:value="3395.40000001755" calcext:value-type="float">
            <text:p>3395.4000000176</text:p>
          </table:table-cell>
          <table:table-cell office:value-type="float" office:value="0.0000000000000199936210447156" calcext:value-type="float">
            <text:p>2.0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166035466056" calcext:value-type="float">
            <text:p>2.09E-005</text:p>
          </table:table-cell>
          <table:table-cell office:value-type="float" office:value="1.5438223625542" calcext:value-type="float">
            <text:p>1.5438223626</text:p>
          </table:table-cell>
          <table:table-cell office:value-type="float" office:value="1.32446194708613" calcext:value-type="float">
            <text:p>1.3244619471</text:p>
          </table:table-cell>
          <table:table-cell office:value-type="float" office:value="267.398390207137" calcext:value-type="float">
            <text:p>267.3983902071</text:p>
          </table:table-cell>
          <table:table-cell table:number-columns-repeated="2"/>
        </table:table-row>
        <table:table-row table:style-name="ro1">
          <table:table-cell office:value-type="float" office:value="0.00113739346879893" calcext:value-type="float">
            <text:p>0.0011373935</text:p>
          </table:table-cell>
          <table:table-cell office:value-type="float" office:value="3395.40000001759" calcext:value-type="float">
            <text:p>3395.4000000176</text:p>
          </table:table-cell>
          <table:table-cell office:value-type="float" office:value="0.0000000000000200817299388259" calcext:value-type="float">
            <text:p>2.0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374899254896" calcext:value-type="float">
            <text:p>2.09E-005</text:p>
          </table:table-cell>
          <table:table-cell office:value-type="float" office:value="1.54380757193153" calcext:value-type="float">
            <text:p>1.5438075719</text:p>
          </table:table-cell>
          <table:table-cell office:value-type="float" office:value="1.3241946723625" calcext:value-type="float">
            <text:p>1.3241946724</text:p>
          </table:table-cell>
          <table:table-cell office:value-type="float" office:value="267.398387127311" calcext:value-type="float">
            <text:p>267.3983871273</text:p>
          </table:table-cell>
          <table:table-cell table:number-columns-repeated="2"/>
        </table:table-row>
        <table:table-row table:style-name="ro1">
          <table:table-cell office:value-type="float" office:value="0.0011403828598913" calcext:value-type="float">
            <text:p>0.0011403829</text:p>
          </table:table-cell>
          <table:table-cell office:value-type="float" office:value="3395.40000001766" calcext:value-type="float">
            <text:p>3395.4000000177</text:p>
          </table:table-cell>
          <table:table-cell office:value-type="float" office:value="0.0000000000000202033794564229" calcext:value-type="float">
            <text:p>2.02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662380266373" calcext:value-type="float">
            <text:p>2.10E-005</text:p>
          </table:table-cell>
          <table:table-cell office:value-type="float" office:value="1.54378722923636" calcext:value-type="float">
            <text:p>1.5437872292</text:p>
          </table:table-cell>
          <table:table-cell office:value-type="float" office:value="1.3238274690834" calcext:value-type="float">
            <text:p>1.3238274691</text:p>
          </table:table-cell>
          <table:table-cell office:value-type="float" office:value="267.398382888227" calcext:value-type="float">
            <text:p>267.3983828882</text:p>
          </table:table-cell>
          <table:table-cell table:number-columns-repeated="2"/>
        </table:table-row>
        <table:table-row table:style-name="ro1">
          <table:table-cell office:value-type="float" office:value="0.00114224768316081" calcext:value-type="float">
            <text:p>0.0011422477</text:p>
          </table:table-cell>
          <table:table-cell office:value-type="float" office:value="3395.4000000177" calcext:value-type="float">
            <text:p>3395.4000000177</text:p>
          </table:table-cell>
          <table:table-cell office:value-type="float" office:value="0.0000000000000202794869592811" calcext:value-type="float">
            <text:p>2.03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841714907735" calcext:value-type="float">
            <text:p>2.10E-005</text:p>
          </table:table-cell>
          <table:table-cell office:value-type="float" office:value="1.54377454705938" calcext:value-type="float">
            <text:p>1.5437745471</text:p>
          </table:table-cell>
          <table:table-cell office:value-type="float" office:value="1.3235987973693" calcext:value-type="float">
            <text:p>1.3235987974</text:p>
          </table:table-cell>
          <table:table-cell office:value-type="float" office:value="267.398380243827" calcext:value-type="float">
            <text:p>267.3983802438</text:p>
          </table:table-cell>
          <table:table-cell table:number-columns-repeated="2"/>
        </table:table-row>
        <table:table-row table:style-name="ro1">
          <table:table-cell office:value-type="float" office:value="0.00114970697623884" calcext:value-type="float">
            <text:p>0.001149707</text:p>
          </table:table-cell>
          <table:table-cell office:value-type="float" office:value="3395.40000001785" calcext:value-type="float">
            <text:p>3395.4000000179</text:p>
          </table:table-cell>
          <table:table-cell office:value-type="float" office:value="0.0000000000000205856167726454" calcext:value-type="float">
            <text:p>2.06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0559053734662" calcext:value-type="float">
            <text:p>2.11E-005</text:p>
          </table:table-cell>
          <table:table-cell office:value-type="float" office:value="1.54372388671076" calcext:value-type="float">
            <text:p>1.5437238867</text:p>
          </table:table-cell>
          <table:table-cell office:value-type="float" office:value="1.32268712868552" calcext:value-type="float">
            <text:p>1.3226871287</text:p>
          </table:table-cell>
          <table:table-cell office:value-type="float" office:value="267.39836966623" calcext:value-type="float">
            <text:p>267.3983696662</text:p>
          </table:table-cell>
          <table:table-cell table:number-columns-repeated="2"/>
        </table:table-row>
        <table:table-row table:style-name="ro1">
          <table:table-cell office:value-type="float" office:value="0.00115590510966455" calcext:value-type="float">
            <text:p>0.0011559051</text:p>
          </table:table-cell>
          <table:table-cell office:value-type="float" office:value="3395.40000001798" calcext:value-type="float">
            <text:p>3395.400000018</text:p>
          </table:table-cell>
          <table:table-cell office:value-type="float" office:value="0.0000000000000208420617144575" calcext:value-type="float">
            <text:p>2.08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155110771911" calcext:value-type="float">
            <text:p>2.11E-005</text:p>
          </table:table-cell>
          <table:table-cell office:value-type="float" office:value="1.54368187293035" calcext:value-type="float">
            <text:p>1.5436818729</text:p>
          </table:table-cell>
          <table:table-cell office:value-type="float" office:value="1.32193324867051" calcext:value-type="float">
            <text:p>1.3219332487</text:p>
          </table:table-cell>
          <table:table-cell office:value-type="float" office:value="267.398360877011" calcext:value-type="float">
            <text:p>267.398360877</text:p>
          </table:table-cell>
          <table:table-cell table:number-columns-repeated="2"/>
        </table:table-row>
        <table:table-row table:style-name="ro1">
          <table:table-cell office:value-type="float" office:value="0.00115986166193467" calcext:value-type="float">
            <text:p>0.0011598617</text:p>
          </table:table-cell>
          <table:table-cell office:value-type="float" office:value="3395.40000001807" calcext:value-type="float">
            <text:p>3395.4000000181</text:p>
          </table:table-cell>
          <table:table-cell office:value-type="float" office:value="0.0000000000000210067486042265" calcext:value-type="float">
            <text:p>2.10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53560141178" calcext:value-type="float">
            <text:p>2.12E-005</text:p>
          </table:table-cell>
          <table:table-cell office:value-type="float" office:value="1.54365509140911" calcext:value-type="float">
            <text:p>1.5436550914</text:p>
          </table:table-cell>
          <table:table-cell office:value-type="float" office:value="1.32145373327987" calcext:value-type="float">
            <text:p>1.3214537333</text:p>
          </table:table-cell>
          <table:table-cell office:value-type="float" office:value="267.398355266451" calcext:value-type="float">
            <text:p>267.3983552665</text:p>
          </table:table-cell>
          <table:table-cell table:number-columns-repeated="2"/>
        </table:table-row>
        <table:table-row table:style-name="ro1">
          <table:table-cell office:value-type="float" office:value="0.00116249021880806" calcext:value-type="float">
            <text:p>0.0011624902</text:p>
          </table:table-cell>
          <table:table-cell office:value-type="float" office:value="3395.40000001812" calcext:value-type="float">
            <text:p>3395.4000000181</text:p>
          </table:table-cell>
          <table:table-cell office:value-type="float" office:value="0.0000000000000211165849018701" calcext:value-type="float">
            <text:p>2.11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78838248881" calcext:value-type="float">
            <text:p>2.12E-005</text:p>
          </table:table-cell>
          <table:table-cell office:value-type="float" office:value="1.54363731548709" calcext:value-type="float">
            <text:p>1.5436373155</text:p>
          </table:table-cell>
          <table:table-cell office:value-type="float" office:value="1.32113590220158" calcext:value-type="float">
            <text:p>1.3211359022</text:p>
          </table:table-cell>
          <table:table-cell office:value-type="float" office:value="267.398351539044" calcext:value-type="float">
            <text:p>267.398351539</text:p>
          </table:table-cell>
          <table:table-cell table:number-columns-repeated="2"/>
        </table:table-row>
        <table:table-row table:style-name="ro1">
          <table:table-cell office:value-type="float" office:value="0.00116533084414733" calcext:value-type="float">
            <text:p>0.0011653308</text:p>
          </table:table-cell>
          <table:table-cell office:value-type="float" office:value="3395.40000001818" calcext:value-type="float">
            <text:p>3395.4000000182</text:p>
          </table:table-cell>
          <table:table-cell office:value-type="float" office:value="0.0000000000000212356651905189" calcext:value-type="float">
            <text:p>2.12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061557664598" calcext:value-type="float">
            <text:p>2.12E-005</text:p>
          </table:table-cell>
          <table:table-cell office:value-type="float" office:value="1.54361812024562" calcext:value-type="float">
            <text:p>1.5436181202</text:p>
          </table:table-cell>
          <table:table-cell office:value-type="float" office:value="1.32079308846296" calcext:value-type="float">
            <text:p>1.3207930885</text:p>
          </table:table-cell>
          <table:table-cell office:value-type="float" office:value="267.398347510916" calcext:value-type="float">
            <text:p>267.3983475109</text:p>
          </table:table-cell>
          <table:table-cell table:number-columns-repeated="2"/>
        </table:table-row>
        <table:table-row table:style-name="ro1">
          <table:table-cell office:value-type="float" office:value="0.00116924014184666" calcext:value-type="float">
            <text:p>0.0011692401</text:p>
          </table:table-cell>
          <table:table-cell office:value-type="float" office:value="3395.40000001826" calcext:value-type="float">
            <text:p>3395.4000000183</text:p>
          </table:table-cell>
          <table:table-cell office:value-type="float" office:value="0.000000000000021400195269248" calcext:value-type="float">
            <text:p>2.14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437504239602" calcext:value-type="float">
            <text:p>2.12E-005</text:p>
          </table:table-cell>
          <table:table-cell office:value-type="float" office:value="1.54359172843307" calcext:value-type="float">
            <text:p>1.5435917284</text:p>
          </table:table-cell>
          <table:table-cell office:value-type="float" office:value="1.32032242081123" calcext:value-type="float">
            <text:p>1.3203224208</text:p>
          </table:table-cell>
          <table:table-cell office:value-type="float" office:value="267.398341967364" calcext:value-type="float">
            <text:p>267.3983419674</text:p>
          </table:table-cell>
          <table:table-cell table:number-columns-repeated="2"/>
        </table:table-row>
        <table:table-row table:style-name="ro1">
          <table:table-cell office:value-type="float" office:value="0.00117426463468548" calcext:value-type="float">
            <text:p>0.0011742646</text:p>
          </table:table-cell>
          <table:table-cell office:value-type="float" office:value="3395.40000001837" calcext:value-type="float">
            <text:p>3395.4000000184</text:p>
          </table:table-cell>
          <table:table-cell office:value-type="float" office:value="0.0000000000000216127688425515" calcext:value-type="float">
            <text:p>2.16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920696279572" calcext:value-type="float">
            <text:p>2.13E-005</text:p>
          </table:table-cell>
          <table:table-cell office:value-type="float" office:value="1.54355784922181" calcext:value-type="float">
            <text:p>1.5435578492</text:p>
          </table:table-cell>
          <table:table-cell office:value-type="float" office:value="1.3197193767828" calcext:value-type="float">
            <text:p>1.3197193768</text:p>
          </table:table-cell>
          <table:table-cell office:value-type="float" office:value="267.398334842418" calcext:value-type="float">
            <text:p>267.3983348424</text:p>
          </table:table-cell>
          <table:table-cell table:number-columns-repeated="2"/>
        </table:table-row>
        <table:table-row table:style-name="ro1">
          <table:table-cell office:value-type="float" office:value="0.00118117939328322" calcext:value-type="float">
            <text:p>0.0011811794</text:p>
          </table:table-cell>
          <table:table-cell office:value-type="float" office:value="3395.40000001852" calcext:value-type="float">
            <text:p>3395.4000000185</text:p>
          </table:table-cell>
          <table:table-cell office:value-type="float" office:value="0.0000000000000219073577037709" calcext:value-type="float">
            <text:p>2.19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3585670431615" calcext:value-type="float">
            <text:p>2.14E-005</text:p>
          </table:table-cell>
          <table:table-cell office:value-type="float" office:value="1.54351130170329" calcext:value-type="float">
            <text:p>1.5435113017</text:p>
          </table:table-cell>
          <table:table-cell office:value-type="float" office:value="1.3188929156387" calcext:value-type="float">
            <text:p>1.3188929156</text:p>
          </table:table-cell>
          <table:table-cell office:value-type="float" office:value="267.398325036994" calcext:value-type="float">
            <text:p>267.398325037</text:p>
          </table:table-cell>
          <table:table-cell table:number-columns-repeated="2"/>
        </table:table-row>
        <table:table-row table:style-name="ro1">
          <table:table-cell office:value-type="float" office:value="0.00118699660621541" calcext:value-type="float">
            <text:p>0.0011869966</text:p>
          </table:table-cell>
          <table:table-cell office:value-type="float" office:value="3395.40000001864" calcext:value-type="float">
            <text:p>3395.4000000186</text:p>
          </table:table-cell>
          <table:table-cell office:value-type="float" office:value="0.0000000000000221570250407024" calcext:value-type="float">
            <text:p>2.22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4145096780755" calcext:value-type="float">
            <text:p>2.14E-005</text:p>
          </table:table-cell>
          <table:table-cell office:value-type="float" office:value="1.54347221204706" calcext:value-type="float">
            <text:p>1.543472212</text:p>
          </table:table-cell>
          <table:table-cell office:value-type="float" office:value="1.31820071203541" calcext:value-type="float">
            <text:p>1.318200712</text:p>
          </table:table-cell>
          <table:table-cell office:value-type="float" office:value="267.398316787936" calcext:value-type="float">
            <text:p>267.3983167879</text:p>
          </table:table-cell>
          <table:table-cell table:number-columns-repeated="2"/>
        </table:table-row>
        <table:table-row table:style-name="ro1">
          <table:table-cell office:value-type="float" office:value="0.00120577305170371" calcext:value-type="float">
            <text:p>0.0012057731</text:p>
          </table:table-cell>
          <table:table-cell office:value-type="float" office:value="3395.40000001905" calcext:value-type="float">
            <text:p>3395.4000000191</text:p>
          </table:table-cell>
          <table:table-cell office:value-type="float" office:value="0.0000000000000229743880923793" calcext:value-type="float">
            <text:p>2.30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5950780795271" calcext:value-type="float">
            <text:p>2.16E-005</text:p>
          </table:table-cell>
          <table:table-cell office:value-type="float" office:value="1.54334646562923" calcext:value-type="float">
            <text:p>1.5433464656</text:p>
          </table:table-cell>
          <table:table-cell office:value-type="float" office:value="1.31598541258657" calcext:value-type="float">
            <text:p>1.3159854126</text:p>
          </table:table-cell>
          <table:table-cell office:value-type="float" office:value="267.398290162132" calcext:value-type="float">
            <text:p>267.3982901621</text:p>
          </table:table-cell>
          <table:table-cell table:number-columns-repeated="2"/>
        </table:table-row>
        <table:table-row table:style-name="ro1">
          <table:table-cell office:value-type="float" office:value="0.00120945842808551" calcext:value-type="float">
            <text:p>0.0012094584</text:p>
          </table:table-cell>
          <table:table-cell office:value-type="float" office:value="3395.40000001913" calcext:value-type="float">
            <text:p>3395.4000000191</text:p>
          </table:table-cell>
          <table:table-cell office:value-type="float" office:value="0.0000000000000231368868725077" calcext:value-type="float">
            <text:p>2.3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6305194576591" calcext:value-type="float">
            <text:p>2.16E-005</text:p>
          </table:table-cell>
          <table:table-cell office:value-type="float" office:value="1.54332186137368" calcext:value-type="float">
            <text:p>1.5433218614</text:p>
          </table:table-cell>
          <table:table-cell office:value-type="float" office:value="1.31555396167748" calcext:value-type="float">
            <text:p>1.3155539617</text:p>
          </table:table-cell>
          <table:table-cell office:value-type="float" office:value="267.39828493611" calcext:value-type="float">
            <text:p>267.3982849361</text:p>
          </table:table-cell>
          <table:table-cell table:number-columns-repeated="2"/>
        </table:table-row>
        <table:table-row table:style-name="ro1">
          <table:table-cell office:value-type="float" office:value="0.00121552018795619" calcext:value-type="float">
            <text:p>0.0012155202</text:p>
          </table:table-cell>
          <table:table-cell office:value-type="float" office:value="3395.40000001926" calcext:value-type="float">
            <text:p>3395.4000000193</text:p>
          </table:table-cell>
          <table:table-cell office:value-type="float" office:value="0.00000000000002340564986152" calcext:value-type="float">
            <text:p>2.3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6888139662882" calcext:value-type="float">
            <text:p>2.17E-005</text:p>
          </table:table-cell>
          <table:table-cell office:value-type="float" office:value="1.54328144585798" calcext:value-type="float">
            <text:p>1.5432814459</text:p>
          </table:table-cell>
          <table:table-cell office:value-type="float" office:value="1.31484667725768" calcext:value-type="float">
            <text:p>1.3148466773</text:p>
          </table:table-cell>
          <table:table-cell office:value-type="float" office:value="267.398276340275" calcext:value-type="float">
            <text:p>267.3982763403</text:p>
          </table:table-cell>
          <table:table-cell table:number-columns-repeated="2"/>
        </table:table-row>
        <table:table-row table:style-name="ro1">
          <table:table-cell office:value-type="float" office:value="0.0012211949115446" calcext:value-type="float">
            <text:p>0.0012211949</text:p>
          </table:table-cell>
          <table:table-cell office:value-type="float" office:value="3395.40000001938" calcext:value-type="float">
            <text:p>3395.4000000194</text:p>
          </table:table-cell>
          <table:table-cell office:value-type="float" office:value="0.0000000000000236589272968343" calcext:value-type="float">
            <text:p>2.3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43386463437" calcext:value-type="float">
            <text:p>2.17E-005</text:p>
          </table:table-cell>
          <table:table-cell office:value-type="float" office:value="1.54324366955704" calcext:value-type="float">
            <text:p>1.5432436696</text:p>
          </table:table-cell>
          <table:table-cell office:value-type="float" office:value="1.31418721027133" calcext:value-type="float">
            <text:p>1.3141872103</text:p>
          </table:table-cell>
          <table:table-cell office:value-type="float" office:value="267.398268293274" calcext:value-type="float">
            <text:p>267.3982682933</text:p>
          </table:table-cell>
          <table:table-cell table:number-columns-repeated="2"/>
        </table:table-row>
        <table:table-row table:style-name="ro1">
          <table:table-cell office:value-type="float" office:value="0.00122290192278206" calcext:value-type="float">
            <text:p>0.0012229019</text:p>
          </table:table-cell>
          <table:table-cell office:value-type="float" office:value="3395.40000001942" calcext:value-type="float">
            <text:p>3395.4000000194</text:p>
          </table:table-cell>
          <table:table-cell office:value-type="float" office:value="0.0000000000000237354329677954" calcext:value-type="float">
            <text:p>2.3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598023983344" calcext:value-type="float">
            <text:p>2.18E-005</text:p>
          </table:table-cell>
          <table:table-cell office:value-type="float" office:value="1.54323231774799" calcext:value-type="float">
            <text:p>1.5432323177</text:p>
          </table:table-cell>
          <table:table-cell office:value-type="float" office:value="1.31398933659117" calcext:value-type="float">
            <text:p>1.3139893366</text:p>
          </table:table-cell>
          <table:table-cell office:value-type="float" office:value="267.398265872659" calcext:value-type="float">
            <text:p>267.3982658727</text:p>
          </table:table-cell>
          <table:table-cell table:number-columns-repeated="2"/>
        </table:table-row>
        <table:table-row table:style-name="ro1">
          <table:table-cell office:value-type="float" office:value="0.00122441061660824" calcext:value-type="float">
            <text:p>0.0012244106</text:p>
          </table:table-cell>
          <table:table-cell office:value-type="float" office:value="3395.40000001945" calcext:value-type="float">
            <text:p>3395.4000000195</text:p>
          </table:table-cell>
          <table:table-cell office:value-type="float" office:value="0.0000000000000238031726928681" calcext:value-type="float">
            <text:p>2.38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743111620455" calcext:value-type="float">
            <text:p>2.18E-005</text:p>
          </table:table-cell>
          <table:table-cell office:value-type="float" office:value="1.54322228919965" calcext:value-type="float">
            <text:p>1.5432222892</text:p>
          </table:table-cell>
          <table:table-cell office:value-type="float" office:value="1.31381464349443" calcext:value-type="float">
            <text:p>1.3138146435</text:p>
          </table:table-cell>
          <table:table-cell office:value-type="float" office:value="267.398263733266" calcext:value-type="float">
            <text:p>267.3982637333</text:p>
          </table:table-cell>
          <table:table-cell table:number-columns-repeated="2"/>
        </table:table-row>
        <table:table-row table:style-name="ro1">
          <table:table-cell office:value-type="float" office:value="0.00122565394568397" calcext:value-type="float">
            <text:p>0.0012256539</text:p>
          </table:table-cell>
          <table:table-cell office:value-type="float" office:value="3395.40000001948" calcext:value-type="float">
            <text:p>3395.4000000195</text:p>
          </table:table-cell>
          <table:table-cell office:value-type="float" office:value="0.0000000000000238590839856797" calcext:value-type="float">
            <text:p>2.39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862679748638" calcext:value-type="float">
            <text:p>2.18E-005</text:p>
          </table:table-cell>
          <table:table-cell office:value-type="float" office:value="1.54321402774194" calcext:value-type="float">
            <text:p>1.5432140277</text:p>
          </table:table-cell>
          <table:table-cell office:value-type="float" office:value="1.3136708123792" calcext:value-type="float">
            <text:p>1.3136708124</text:p>
          </table:table-cell>
          <table:table-cell office:value-type="float" office:value="267.398261970172" calcext:value-type="float">
            <text:p>267.3982619702</text:p>
          </table:table-cell>
          <table:table-cell table:number-columns-repeated="2"/>
        </table:table-row>
        <table:table-row table:style-name="ro1">
          <table:table-cell office:value-type="float" office:value="0.00122670295615284" calcext:value-type="float">
            <text:p>0.001226703</text:p>
          </table:table-cell>
          <table:table-cell office:value-type="float" office:value="3395.4000000195" calcext:value-type="float">
            <text:p>3395.4000000195</text:p>
          </table:table-cell>
          <table:table-cell office:value-type="float" office:value="0.0000000000000239063176645475" calcext:value-type="float">
            <text:p>2.39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96356070767" calcext:value-type="float">
            <text:p>2.18E-005</text:p>
          </table:table-cell>
          <table:table-cell office:value-type="float" office:value="1.54320705970386" calcext:value-type="float">
            <text:p>1.5432070597</text:p>
          </table:table-cell>
          <table:table-cell office:value-type="float" office:value="1.31354955536066" calcext:value-type="float">
            <text:p>1.3135495554</text:p>
          </table:table-cell>
          <table:table-cell office:value-type="float" office:value="267.39826048263" calcext:value-type="float">
            <text:p>267.3982604826</text:p>
          </table:table-cell>
          <table:table-cell table:number-columns-repeated="2"/>
        </table:table-row>
        <table:table-row table:style-name="ro1">
          <table:table-cell office:value-type="float" office:value="0.00122769122623616" calcext:value-type="float">
            <text:p>0.0012276912</text:p>
          </table:table-cell>
          <table:table-cell office:value-type="float" office:value="3395.40000001952" calcext:value-type="float">
            <text:p>3395.4000000195</text:p>
          </table:table-cell>
          <table:table-cell office:value-type="float" office:value="0.0000000000000239508672400547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058600409172" calcext:value-type="float">
            <text:p>2.18E-005</text:p>
          </table:table-cell>
          <table:table-cell office:value-type="float" office:value="1.5432004969895" calcext:value-type="float">
            <text:p>1.543200497</text:p>
          </table:table-cell>
          <table:table-cell office:value-type="float" office:value="1.31343539876783" calcext:value-type="float">
            <text:p>1.3134353988</text:p>
          </table:table-cell>
          <table:table-cell office:value-type="float" office:value="267.398259081221" calcext:value-type="float">
            <text:p>267.3982590812</text:p>
          </table:table-cell>
          <table:table-cell table:number-columns-repeated="2"/>
        </table:table-row>
        <table:table-row table:style-name="ro1">
          <table:table-cell office:value-type="float" office:value="0.00122862227295721" calcext:value-type="float">
            <text:p>0.0012286223</text:p>
          </table:table-cell>
          <table:table-cell office:value-type="float" office:value="3395.40000001954" calcext:value-type="float">
            <text:p>3395.4000000195</text:p>
          </table:table-cell>
          <table:table-cell office:value-type="float" office:value="0.0000000000000239928824278849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148137075493" calcext:value-type="float">
            <text:p>2.18E-005</text:p>
          </table:table-cell>
          <table:table-cell office:value-type="float" office:value="1.54319431576346" calcext:value-type="float">
            <text:p>1.5431943158</text:p>
          </table:table-cell>
          <table:table-cell office:value-type="float" office:value="1.31332792245258" calcext:value-type="float">
            <text:p>1.3133279225</text:p>
          </table:table-cell>
          <table:table-cell office:value-type="float" office:value="267.398257760957" calcext:value-type="float">
            <text:p>267.398257761</text:p>
          </table:table-cell>
          <table:table-cell table:number-columns-repeated="2"/>
        </table:table-row>
        <table:table-row table:style-name="ro1">
          <table:table-cell office:value-type="float" office:value="0.00122943540695894" calcext:value-type="float">
            <text:p>0.0012294354</text:p>
          </table:table-cell>
          <table:table-cell office:value-type="float" office:value="3395.40000001956" calcext:value-type="float">
            <text:p>3395.4000000196</text:p>
          </table:table-cell>
          <table:table-cell office:value-type="float" office:value="0.0000000000000240296124322085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226334346562" calcext:value-type="float">
            <text:p>2.18E-005</text:p>
          </table:table-cell>
          <table:table-cell office:value-type="float" office:value="1.5431889187509" calcext:value-type="float">
            <text:p>1.5431889188</text:p>
          </table:table-cell>
          <table:table-cell office:value-type="float" office:value="1.31323411323173" calcext:value-type="float">
            <text:p>1.3132341132</text:p>
          </table:table-cell>
          <table:table-cell office:value-type="float" office:value="267.398256607898" calcext:value-type="float">
            <text:p>267.3982566079</text:p>
          </table:table-cell>
          <table:table-cell table:number-columns-repeated="2"/>
        </table:table-row>
        <table:table-row table:style-name="ro1">
          <table:table-cell office:value-type="float" office:value="0.00123021911734738" calcext:value-type="float">
            <text:p>0.0012302191</text:p>
          </table:table-cell>
          <table:table-cell office:value-type="float" office:value="3395.40000001958" calcext:value-type="float">
            <text:p>3395.4000000196</text:p>
          </table:table-cell>
          <table:table-cell office:value-type="float" office:value="0.0000000000000240650449837581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301702019517" calcext:value-type="float">
            <text:p>2.18E-005</text:p>
          </table:table-cell>
          <table:table-cell office:value-type="float" office:value="1.54318371811892" calcext:value-type="float">
            <text:p>1.5431837181</text:p>
          </table:table-cell>
          <table:table-cell office:value-type="float" office:value="1.31314374771573" calcext:value-type="float">
            <text:p>1.3131437477</text:p>
          </table:table-cell>
          <table:table-cell office:value-type="float" office:value="267.398255496563" calcext:value-type="float">
            <text:p>267.3982554966</text:p>
          </table:table-cell>
          <table:table-cell table:number-columns-repeated="2"/>
        </table:table-row>
        <table:table-row table:style-name="ro1">
          <table:table-cell office:value-type="float" office:value="0.00123122639473674" calcext:value-type="float">
            <text:p>0.0012312264</text:p>
          </table:table-cell>
          <table:table-cell office:value-type="float" office:value="3395.4000000196" calcext:value-type="float">
            <text:p>3395.4000000196</text:p>
          </table:table-cell>
          <table:table-cell office:value-type="float" office:value="0.0000000000000241106309096134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398569637069" calcext:value-type="float">
            <text:p>2.18E-005</text:p>
          </table:table-cell>
          <table:table-cell office:value-type="float" office:value="1.54317703546944" calcext:value-type="float">
            <text:p>1.5431770355</text:p>
          </table:table-cell>
          <table:table-cell office:value-type="float" office:value="1.3130276745912" calcext:value-type="float">
            <text:p>1.3130276746</text:p>
          </table:table-cell>
          <table:table-cell office:value-type="float" office:value="267.3982540682" calcext:value-type="float">
            <text:p>267.3982540682</text:p>
          </table:table-cell>
          <table:table-cell table:number-columns-repeated="2"/>
        </table:table-row>
        <table:table-row table:style-name="ro1">
          <table:table-cell office:value-type="float" office:value="0.00123205650170868" calcext:value-type="float">
            <text:p>0.0012320565</text:p>
          </table:table-cell>
          <table:table-cell office:value-type="float" office:value="3395.40000001962" calcext:value-type="float">
            <text:p>3395.4000000196</text:p>
          </table:table-cell>
          <table:table-cell office:value-type="float" office:value="0.000000000000024148237294694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478399176974" calcext:value-type="float">
            <text:p>2.18E-005</text:p>
          </table:table-cell>
          <table:table-cell office:value-type="float" office:value="1.54317152977406" calcext:value-type="float">
            <text:p>1.5431715298</text:p>
          </table:table-cell>
          <table:table-cell office:value-type="float" office:value="1.31293207742033" calcext:value-type="float">
            <text:p>1.3129320774</text:p>
          </table:table-cell>
          <table:table-cell office:value-type="float" office:value="267.398252891073" calcext:value-type="float">
            <text:p>267.3982528911</text:p>
          </table:table-cell>
          <table:table-cell table:number-columns-repeated="2"/>
        </table:table-row>
        <table:table-row table:style-name="ro1">
          <table:table-cell office:value-type="float" office:value="0.0012327948875202" calcext:value-type="float">
            <text:p>0.0012327949</text:p>
          </table:table-cell>
          <table:table-cell office:value-type="float" office:value="3395.40000001964" calcext:value-type="float">
            <text:p>3395.4000000196</text:p>
          </table:table-cell>
          <table:table-cell office:value-type="float" office:value="0.0000000000000241817177395956" calcext:value-type="float">
            <text:p>2.4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549408101555" calcext:value-type="float">
            <text:p>2.19E-005</text:p>
          </table:table-cell>
          <table:table-cell office:value-type="float" office:value="1.54316663345942" calcext:value-type="float">
            <text:p>1.5431666335</text:p>
          </table:table-cell>
          <table:table-cell office:value-type="float" office:value="1.31284708844122" calcext:value-type="float">
            <text:p>1.3128470884</text:p>
          </table:table-cell>
          <table:table-cell office:value-type="float" office:value="267.398251844011" calcext:value-type="float">
            <text:p>267.398251844</text:p>
          </table:table-cell>
          <table:table-cell table:number-columns-repeated="2"/>
        </table:table-row>
        <table:table-row table:style-name="ro1">
          <table:table-cell office:value-type="float" office:value="0.0012334659482527" calcext:value-type="float">
            <text:p>0.0012334659</text:p>
          </table:table-cell>
          <table:table-cell office:value-type="float" office:value="3395.40000001965" calcext:value-type="float">
            <text:p>3395.4000000197</text:p>
          </table:table-cell>
          <table:table-cell office:value-type="float" office:value="0.0000000000000242121694226552" calcext:value-type="float">
            <text:p>2.4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613942525946" calcext:value-type="float">
            <text:p>2.19E-005</text:p>
          </table:table-cell>
          <table:table-cell office:value-type="float" office:value="1.54316218436734" calcext:value-type="float">
            <text:p>1.5431621844</text:p>
          </table:table-cell>
          <table:table-cell office:value-type="float" office:value="1.31276988565046" calcext:value-type="float">
            <text:p>1.3127698857</text:p>
          </table:table-cell>
          <table:table-cell office:value-type="float" office:value="267.398250892418" calcext:value-type="float">
            <text:p>267.3982508924</text:p>
          </table:table-cell>
          <table:table-cell table:number-columns-repeated="2"/>
        </table:table-row>
        <table:table-row table:style-name="ro1">
          <table:table-cell office:value-type="float" office:value="0.00123438946897806" calcext:value-type="float">
            <text:p>0.0012343895</text:p>
          </table:table-cell>
          <table:table-cell office:value-type="float" office:value="3395.40000001967" calcext:value-type="float">
            <text:p>3395.4000000197</text:p>
          </table:table-cell>
          <table:table-cell office:value-type="float" office:value="0.0000000000000242541146333915" calcext:value-type="float">
            <text:p>2.4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702755474433" calcext:value-type="float">
            <text:p>2.19E-005</text:p>
          </table:table-cell>
          <table:table-cell office:value-type="float" office:value="1.54315606272425" calcext:value-type="float">
            <text:p>1.5431560627</text:p>
          </table:table-cell>
          <table:table-cell office:value-type="float" office:value="1.31266369591643" calcext:value-type="float">
            <text:p>1.3126636959</text:p>
          </table:table-cell>
          <table:table-cell office:value-type="float" office:value="267.398249582826" calcext:value-type="float">
            <text:p>267.3982495828</text:p>
          </table:table-cell>
          <table:table-cell table:number-columns-repeated="2"/>
        </table:table-row>
        <table:table-row table:style-name="ro1">
          <table:table-cell office:value-type="float" office:value="0.00123557644003029" calcext:value-type="float">
            <text:p>0.0012355764</text:p>
          </table:table-cell>
          <table:table-cell office:value-type="float" office:value="3395.4000000197" calcext:value-type="float">
            <text:p>3395.4000000197</text:p>
          </table:table-cell>
          <table:table-cell office:value-type="float" office:value="0.000000000000024308088899464" calcext:value-type="float">
            <text:p>2.4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816903868715" calcext:value-type="float">
            <text:p>2.19E-005</text:p>
          </table:table-cell>
          <table:table-cell office:value-type="float" office:value="1.54314819717196" calcext:value-type="float">
            <text:p>1.5431481972</text:p>
          </table:table-cell>
          <table:table-cell office:value-type="float" office:value="1.31252731151203" calcext:value-type="float">
            <text:p>1.3125273115</text:p>
          </table:table-cell>
          <table:table-cell office:value-type="float" office:value="267.39824789965" calcext:value-type="float">
            <text:p>267.3982478997</text:p>
          </table:table-cell>
          <table:table-cell table:number-columns-repeated="2"/>
        </table:table-row>
        <table:table-row table:style-name="ro1">
          <table:table-cell office:value-type="float" office:value="0.00123668354981659" calcext:value-type="float">
            <text:p>0.0012366835</text:p>
          </table:table-cell>
          <table:table-cell office:value-type="float" office:value="3395.40000001972" calcext:value-type="float">
            <text:p>3395.4000000197</text:p>
          </table:table-cell>
          <table:table-cell office:value-type="float" office:value="0.000000000000024358496053502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923372190209" calcext:value-type="float">
            <text:p>2.19E-005</text:p>
          </table:table-cell>
          <table:table-cell office:value-type="float" office:value="1.54314086320937" calcext:value-type="float">
            <text:p>1.5431408632</text:p>
          </table:table-cell>
          <table:table-cell office:value-type="float" office:value="1.3124002023113" calcext:value-type="float">
            <text:p>1.3124002023</text:p>
          </table:table-cell>
          <table:table-cell office:value-type="float" office:value="267.398246329721" calcext:value-type="float">
            <text:p>267.3982463297</text:p>
          </table:table-cell>
          <table:table-cell table:number-columns-repeated="2"/>
        </table:table-row>
        <table:table-row table:style-name="ro1">
          <table:table-cell office:value-type="float" office:value="0.00123771617152739" calcext:value-type="float">
            <text:p>0.0012377162</text:p>
          </table:table-cell>
          <table:table-cell office:value-type="float" office:value="3395.40000001975" calcext:value-type="float">
            <text:p>3395.4000000198</text:p>
          </table:table-cell>
          <table:table-cell office:value-type="float" office:value="0.0000000000000244055677510668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022677165244" calcext:value-type="float">
            <text:p>2.19E-005</text:p>
          </table:table-cell>
          <table:table-cell office:value-type="float" office:value="1.54313402460974" calcext:value-type="float">
            <text:p>1.5431340246</text:p>
          </table:table-cell>
          <table:table-cell office:value-type="float" office:value="1.31228173126912" calcext:value-type="float">
            <text:p>1.3122817313</text:p>
          </table:table-cell>
          <table:table-cell office:value-type="float" office:value="267.398244865419" calcext:value-type="float">
            <text:p>267.3982448654</text:p>
          </table:table-cell>
          <table:table-cell table:number-columns-repeated="2"/>
        </table:table-row>
        <table:table-row table:style-name="ro1">
          <table:table-cell office:value-type="float" office:value="0.00123868900180122" calcext:value-type="float">
            <text:p>0.001238689</text:p>
          </table:table-cell>
          <table:table-cell office:value-type="float" office:value="3395.40000001977" calcext:value-type="float">
            <text:p>3395.4000000198</text:p>
          </table:table-cell>
          <table:table-cell office:value-type="float" office:value="0.0000000000000244499633573559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116232134929" calcext:value-type="float">
            <text:p>2.19E-005</text:p>
          </table:table-cell>
          <table:table-cell office:value-type="float" office:value="1.5431275833956" calcext:value-type="float">
            <text:p>1.5431275834</text:p>
          </table:table-cell>
          <table:table-cell office:value-type="float" office:value="1.3121701959317" calcext:value-type="float">
            <text:p>1.3121701959</text:p>
          </table:table-cell>
          <table:table-cell office:value-type="float" office:value="267.398243485904" calcext:value-type="float">
            <text:p>267.3982434859</text:p>
          </table:table-cell>
          <table:table-cell table:number-columns-repeated="2"/>
        </table:table-row>
        <table:table-row table:style-name="ro1">
          <table:table-cell office:value-type="float" office:value="0.00124223588001819" calcext:value-type="float">
            <text:p>0.0012422359</text:p>
          </table:table-cell>
          <table:table-cell office:value-type="float" office:value="3395.40000001984" calcext:value-type="float">
            <text:p>3395.4000000198</text:p>
          </table:table-cell>
          <table:table-cell office:value-type="float" office:value="0.0000000000000246122338203889" calcext:value-type="float">
            <text:p>2.46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457327752129" calcext:value-type="float">
            <text:p>2.19E-005</text:p>
          </table:table-cell>
          <table:table-cell office:value-type="float" office:value="1.54310411359635" calcext:value-type="float">
            <text:p>1.5431041136</text:p>
          </table:table-cell>
          <table:table-cell office:value-type="float" office:value="1.31176416734752" calcext:value-type="float">
            <text:p>1.3117641673</text:p>
          </table:table-cell>
          <table:table-cell office:value-type="float" office:value="267.398238456279" calcext:value-type="float">
            <text:p>267.3982384563</text:p>
          </table:table-cell>
          <table:table-cell table:number-columns-repeated="2"/>
        </table:table-row>
        <table:table-row table:style-name="ro1">
          <table:table-cell office:value-type="float" office:value="0.00125489973931739" calcext:value-type="float">
            <text:p>0.0012548997</text:p>
          </table:table-cell>
          <table:table-cell office:value-type="float" office:value="3395.40000002012" calcext:value-type="float">
            <text:p>3395.4000000201</text:p>
          </table:table-cell>
          <table:table-cell office:value-type="float" office:value="0.0000000000000251968298804165" calcext:value-type="float">
            <text:p>2.5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675184517543" calcext:value-type="float">
            <text:p>2.21E-005</text:p>
          </table:table-cell>
          <table:table-cell office:value-type="float" office:value="1.54302050195053" calcext:value-type="float">
            <text:p>1.543020502</text:p>
          </table:table-cell>
          <table:table-cell office:value-type="float" office:value="1.31032239071728" calcext:value-type="float">
            <text:p>1.3103223907</text:p>
          </table:table-cell>
          <table:table-cell office:value-type="float" office:value="267.398220498383" calcext:value-type="float">
            <text:p>267.3982204984</text:p>
          </table:table-cell>
          <table:table-cell table:number-columns-repeated="2"/>
        </table:table-row>
        <table:table-row table:style-name="ro1">
          <table:table-cell office:value-type="float" office:value="0.00125633760273211" calcext:value-type="float">
            <text:p>0.0012563376</text:p>
          </table:table-cell>
          <table:table-cell office:value-type="float" office:value="3395.40000002016" calcext:value-type="float">
            <text:p>3395.4000000202</text:p>
          </table:table-cell>
          <table:table-cell office:value-type="float" office:value="0.0000000000000252637222204451" calcext:value-type="float">
            <text:p>2.5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813460899344" calcext:value-type="float">
            <text:p>2.21E-005</text:p>
          </table:table-cell>
          <table:table-cell office:value-type="float" office:value="1.54301102652993" calcext:value-type="float">
            <text:p>1.5430110265</text:p>
          </table:table-cell>
          <table:table-cell office:value-type="float" office:value="1.3101594671854" calcext:value-type="float">
            <text:p>1.3101594672</text:p>
          </table:table-cell>
          <table:table-cell office:value-type="float" office:value="267.398218459431" calcext:value-type="float">
            <text:p>267.3982184594</text:p>
          </table:table-cell>
          <table:table-cell table:number-columns-repeated="2"/>
        </table:table-row>
        <table:table-row table:style-name="ro1">
          <table:table-cell office:value-type="float" office:value="0.00125753130734001" calcext:value-type="float">
            <text:p>0.0012575313</text:p>
          </table:table-cell>
          <table:table-cell office:value-type="float" office:value="3395.40000002018" calcext:value-type="float">
            <text:p>3395.4000000202</text:p>
          </table:table-cell>
          <table:table-cell office:value-type="float" office:value="0.0000000000000253193360303644" calcext:value-type="float">
            <text:p>2.5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928257040149" calcext:value-type="float">
            <text:p>2.21E-005</text:p>
          </table:table-cell>
          <table:table-cell office:value-type="float" office:value="1.54300316269349" calcext:value-type="float">
            <text:p>1.5430031627</text:p>
          </table:table-cell>
          <table:table-cell office:value-type="float" office:value="1.31002432881779" calcext:value-type="float">
            <text:p>1.3100243288</text:p>
          </table:table-cell>
          <table:table-cell office:value-type="float" office:value="267.398216766707" calcext:value-type="float">
            <text:p>267.3982167667</text:p>
          </table:table-cell>
          <table:table-cell table:number-columns-repeated="2"/>
        </table:table-row>
        <table:table-row table:style-name="ro1">
          <table:table-cell office:value-type="float" office:value="0.00126039247283928" calcext:value-type="float">
            <text:p>0.0012603925</text:p>
          </table:table-cell>
          <table:table-cell office:value-type="float" office:value="3395.40000002024" calcext:value-type="float">
            <text:p>3395.4000000202</text:p>
          </table:table-cell>
          <table:table-cell office:value-type="float" office:value="0.0000000000000254529321395119" calcext:value-type="float">
            <text:p>2.55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203409542041" calcext:value-type="float">
            <text:p>2.21E-005</text:p>
          </table:table-cell>
          <table:table-cell office:value-type="float" office:value="1.54298432428909" calcext:value-type="float">
            <text:p>1.5429843243</text:p>
          </table:table-cell>
          <table:table-cell office:value-type="float" office:value="1.30970085947665" calcext:value-type="float">
            <text:p>1.3097008595</text:p>
          </table:table-cell>
          <table:table-cell office:value-type="float" office:value="267.398212709452" calcext:value-type="float">
            <text:p>267.3982127095</text:p>
          </table:table-cell>
          <table:table-cell table:number-columns-repeated="2"/>
        </table:table-row>
        <table:table-row table:style-name="ro1">
          <table:table-cell office:value-type="float" office:value="0.00126277694749703" calcext:value-type="float">
            <text:p>0.0012627769</text:p>
          </table:table-cell>
          <table:table-cell office:value-type="float" office:value="3395.4000000203" calcext:value-type="float">
            <text:p>3395.4000000203</text:p>
          </table:table-cell>
          <table:table-cell office:value-type="float" office:value="0.0000000000000255645901366609" calcext:value-type="float">
            <text:p>2.56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43271969615" calcext:value-type="float">
            <text:p>2.21E-005</text:p>
          </table:table-cell>
          <table:table-cell office:value-type="float" office:value="1.54296863548267" calcext:value-type="float">
            <text:p>1.5429686355</text:p>
          </table:table-cell>
          <table:table-cell office:value-type="float" office:value="1.30943175676048" calcext:value-type="float">
            <text:p>1.3094317568</text:p>
          </table:table-cell>
          <table:table-cell office:value-type="float" office:value="267.398209328165" calcext:value-type="float">
            <text:p>267.3982093282</text:p>
          </table:table-cell>
          <table:table-cell table:number-columns-repeated="2"/>
        </table:table-row>
        <table:table-row table:style-name="ro1">
          <table:table-cell office:value-type="float" office:value="0.00126480680578472" calcext:value-type="float">
            <text:p>0.0012648068</text:p>
          </table:table-cell>
          <table:table-cell office:value-type="float" office:value="3395.40000002034" calcext:value-type="float">
            <text:p>3395.4000000203</text:p>
          </table:table-cell>
          <table:table-cell office:value-type="float" office:value="0.0000000000000256598719065409" calcext:value-type="float">
            <text:p>2.5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627927137712" calcext:value-type="float">
            <text:p>2.22E-005</text:p>
          </table:table-cell>
          <table:table-cell office:value-type="float" office:value="1.54295528838147" calcext:value-type="float">
            <text:p>1.5429552884</text:p>
          </table:table-cell>
          <table:table-cell office:value-type="float" office:value="1.3092030135009" calcext:value-type="float">
            <text:p>1.3092030135</text:p>
          </table:table-cell>
          <table:table-cell office:value-type="float" office:value="267.398206449739" calcext:value-type="float">
            <text:p>267.3982064497</text:p>
          </table:table-cell>
          <table:table-cell table:number-columns-repeated="2"/>
        </table:table-row>
        <table:table-row table:style-name="ro1">
          <table:table-cell office:value-type="float" office:value="0.00126816564916626" calcext:value-type="float">
            <text:p>0.0012681656</text:p>
          </table:table-cell>
          <table:table-cell office:value-type="float" office:value="3395.40000002042" calcext:value-type="float">
            <text:p>3395.4000000204</text:p>
          </table:table-cell>
          <table:table-cell office:value-type="float" office:value="0.0000000000000258180002587645" calcext:value-type="float">
            <text:p>2.58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1950940504765" calcext:value-type="float">
            <text:p>2.22E-005</text:p>
          </table:table-cell>
          <table:table-cell office:value-type="float" office:value="1.54293321848762" calcext:value-type="float">
            <text:p>1.5429332185</text:p>
          </table:table-cell>
          <table:table-cell office:value-type="float" office:value="1.30882519034079" calcext:value-type="float">
            <text:p>1.3088251903</text:p>
          </table:table-cell>
          <table:table-cell office:value-type="float" office:value="267.398201686755" calcext:value-type="float">
            <text:p>267.3982016868</text:p>
          </table:table-cell>
          <table:table-cell table:number-columns-repeated="2"/>
        </table:table-row>
        <table:table-row table:style-name="ro1">
          <table:table-cell office:value-type="float" office:value="0.00127027906649833" calcext:value-type="float">
            <text:p>0.0012702791</text:p>
          </table:table-cell>
          <table:table-cell office:value-type="float" office:value="3395.40000002046" calcext:value-type="float">
            <text:p>3395.4000000205</text:p>
          </table:table-cell>
          <table:table-cell office:value-type="float" office:value="0.0000000000000259177928565739" calcext:value-type="float">
            <text:p>2.5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154183739622" calcext:value-type="float">
            <text:p>2.22E-005</text:p>
          </table:table-cell>
          <table:table-cell office:value-type="float" office:value="1.54291934203382" calcext:value-type="float">
            <text:p>1.542919342</text:p>
          </table:table-cell>
          <table:table-cell office:value-type="float" office:value="1.30858789510666" calcext:value-type="float">
            <text:p>1.3085878951</text:p>
          </table:table-cell>
          <table:table-cell office:value-type="float" office:value="267.398198689839" calcext:value-type="float">
            <text:p>267.3981986898</text:p>
          </table:table-cell>
          <table:table-cell table:number-columns-repeated="2"/>
        </table:table-row>
        <table:table-row table:style-name="ro1">
          <table:table-cell office:value-type="float" office:value="0.00127299537280903" calcext:value-type="float">
            <text:p>0.0012729954</text:p>
          </table:table-cell>
          <table:table-cell office:value-type="float" office:value="3395.40000002052" calcext:value-type="float">
            <text:p>3395.4000000205</text:p>
          </table:table-cell>
          <table:table-cell office:value-type="float" office:value="0.0000000000000260463899142159" calcext:value-type="float">
            <text:p>2.6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415405683248" calcext:value-type="float">
            <text:p>2.22E-005</text:p>
          </table:table-cell>
          <table:table-cell office:value-type="float" office:value="1.54290151775068" calcext:value-type="float">
            <text:p>1.5429015178</text:p>
          </table:table-cell>
          <table:table-cell office:value-type="float" office:value="1.30828339906252" calcext:value-type="float">
            <text:p>1.3082833991</text:p>
          </table:table-cell>
          <table:table-cell office:value-type="float" office:value="267.398194838" calcext:value-type="float">
            <text:p>267.398194838</text:p>
          </table:table-cell>
          <table:table-cell table:number-columns-repeated="2"/>
        </table:table-row>
        <table:table-row table:style-name="ro1">
          <table:table-cell office:value-type="float" office:value="0.0012752681245991" calcext:value-type="float">
            <text:p>0.0012752681</text:p>
          </table:table-cell>
          <table:table-cell office:value-type="float" office:value="3395.40000002057" calcext:value-type="float">
            <text:p>3395.4000000206</text:p>
          </table:table-cell>
          <table:table-cell office:value-type="float" office:value="0.0000000000000261542793742739" calcext:value-type="float">
            <text:p>2.6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633971886129" calcext:value-type="float">
            <text:p>2.23E-005</text:p>
          </table:table-cell>
          <table:table-cell office:value-type="float" office:value="1.54288661442659" calcext:value-type="float">
            <text:p>1.5428866144</text:p>
          </table:table-cell>
          <table:table-cell office:value-type="float" office:value="1.30802904904881" calcext:value-type="float">
            <text:p>1.308029049</text:p>
          </table:table-cell>
          <table:table-cell office:value-type="float" office:value="267.39819161514" calcext:value-type="float">
            <text:p>267.3981916151</text:p>
          </table:table-cell>
          <table:table-cell table:number-columns-repeated="2"/>
        </table:table-row>
        <table:table-row table:style-name="ro1">
          <table:table-cell office:value-type="float" office:value="0.00127722157768107" calcext:value-type="float">
            <text:p>0.0012772216</text:p>
          </table:table-cell>
          <table:table-cell office:value-type="float" office:value="3395.40000002062" calcext:value-type="float">
            <text:p>3395.4000000206</text:p>
          </table:table-cell>
          <table:table-cell office:value-type="float" office:value="0.0000000000000262472238262564" calcext:value-type="float">
            <text:p>2.6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821831772504" calcext:value-type="float">
            <text:p>2.23E-005</text:p>
          </table:table-cell>
          <table:table-cell office:value-type="float" office:value="1.54287381249512" calcext:value-type="float">
            <text:p>1.5428738125</text:p>
          </table:table-cell>
          <table:table-cell office:value-type="float" office:value="1.30781074043269" calcext:value-type="float">
            <text:p>1.3078107404</text:p>
          </table:table-cell>
          <table:table-cell office:value-type="float" office:value="267.39818884506" calcext:value-type="float">
            <text:p>267.3981888451</text:p>
          </table:table-cell>
          <table:table-cell table:number-columns-repeated="2"/>
        </table:table-row>
        <table:table-row table:style-name="ro1">
          <table:table-cell office:value-type="float" office:value="0.0012786111929834" calcext:value-type="float">
            <text:p>0.0012786112</text:p>
          </table:table-cell>
          <table:table-cell office:value-type="float" office:value="3395.40000002065" calcext:value-type="float">
            <text:p>3395.4000000207</text:p>
          </table:table-cell>
          <table:table-cell office:value-type="float" office:value="0.000000000000026313460709233" calcext:value-type="float">
            <text:p>2.63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955468463755" calcext:value-type="float">
            <text:p>2.23E-005</text:p>
          </table:table-cell>
          <table:table-cell office:value-type="float" office:value="1.5428647092148" calcext:value-type="float">
            <text:p>1.5428647092</text:p>
          </table:table-cell>
          <table:table-cell office:value-type="float" office:value="1.3076556165031" calcext:value-type="float">
            <text:p>1.3076556165</text:p>
          </table:table-cell>
          <table:table-cell office:value-type="float" office:value="267.398186874526" calcext:value-type="float">
            <text:p>267.3981868745</text:p>
          </table:table-cell>
          <table:table-cell table:number-columns-repeated="2"/>
        </table:table-row>
        <table:table-row table:style-name="ro1">
          <table:table-cell office:value-type="float" office:value="0.00127977866883998" calcext:value-type="float">
            <text:p>0.0012797787</text:p>
          </table:table-cell>
          <table:table-cell office:value-type="float" office:value="3395.40000002067" calcext:value-type="float">
            <text:p>3395.4000000207</text:p>
          </table:table-cell>
          <table:table-cell office:value-type="float" office:value="0.0000000000000263691860699794" calcext:value-type="float">
            <text:p>2.6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067742433544" calcext:value-type="float">
            <text:p>2.23E-005</text:p>
          </table:table-cell>
          <table:table-cell office:value-type="float" office:value="1.54285706405117" calcext:value-type="float">
            <text:p>1.5428570641</text:p>
          </table:table-cell>
          <table:table-cell office:value-type="float" office:value="1.30752540108413" calcext:value-type="float">
            <text:p>1.3075254011</text:p>
          </table:table-cell>
          <table:table-cell office:value-type="float" office:value="267.398185218995" calcext:value-type="float">
            <text:p>267.398185219</text:p>
          </table:table-cell>
          <table:table-cell table:number-columns-repeated="2"/>
        </table:table-row>
        <table:table-row table:style-name="ro1">
          <table:table-cell office:value-type="float" office:value="0.00128127918744647" calcext:value-type="float">
            <text:p>0.0012812792</text:p>
          </table:table-cell>
          <table:table-cell office:value-type="float" office:value="3395.40000002071" calcext:value-type="float">
            <text:p>3395.4000000207</text:p>
          </table:table-cell>
          <table:table-cell office:value-type="float" office:value="0.0000000000000264409112233061" calcext:value-type="float">
            <text:p>2.6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212044516545" calcext:value-type="float">
            <text:p>2.23E-005</text:p>
          </table:table-cell>
          <table:table-cell office:value-type="float" office:value="1.54284724159556" calcext:value-type="float">
            <text:p>1.5428472416</text:p>
          </table:table-cell>
          <table:table-cell office:value-type="float" office:value="1.30735818791467" calcext:value-type="float">
            <text:p>1.3073581879</text:p>
          </table:table-cell>
          <table:table-cell office:value-type="float" office:value="267.398183091196" calcext:value-type="float">
            <text:p>267.3981830912</text:p>
          </table:table-cell>
          <table:table-cell table:number-columns-repeated="2"/>
        </table:table-row>
        <table:table-row table:style-name="ro1">
          <table:table-cell office:value-type="float" office:value="0.00128320775502672" calcext:value-type="float">
            <text:p>0.0012832078</text:p>
          </table:table-cell>
          <table:table-cell office:value-type="float" office:value="3395.40000002075" calcext:value-type="float">
            <text:p>3395.4000000208</text:p>
          </table:table-cell>
          <table:table-cell office:value-type="float" office:value="0.0000000000000265332677413158" calcext:value-type="float">
            <text:p>2.65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397511297695" calcext:value-type="float">
            <text:p>2.23E-005</text:p>
          </table:table-cell>
          <table:table-cell office:value-type="float" office:value="1.54283462240613" calcext:value-type="float">
            <text:p>1.5428346224</text:p>
          </table:table-cell>
          <table:table-cell office:value-type="float" office:value="1.30714351913754" calcext:value-type="float">
            <text:p>1.3071435191</text:p>
          </table:table-cell>
          <table:table-cell office:value-type="float" office:value="267.398180356404" calcext:value-type="float">
            <text:p>267.3981803564</text:p>
          </table:table-cell>
          <table:table-cell table:number-columns-repeated="2"/>
        </table:table-row>
        <table:table-row table:style-name="ro1">
          <table:table-cell office:value-type="float" office:value="0.00128655635719637" calcext:value-type="float">
            <text:p>0.0012865564</text:p>
          </table:table-cell>
          <table:table-cell office:value-type="float" office:value="3395.40000002082" calcext:value-type="float">
            <text:p>3395.4000000208</text:p>
          </table:table-cell>
          <table:table-cell office:value-type="float" office:value="0.000000000000026694083844095" calcext:value-type="float">
            <text:p>2.67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719540247342" calcext:value-type="float">
            <text:p>2.24E-005</text:p>
          </table:table-cell>
          <table:table-cell office:value-type="float" office:value="1.54281272629433" calcext:value-type="float">
            <text:p>1.5428127263</text:p>
          </table:table-cell>
          <table:table-cell office:value-type="float" office:value="1.30677143898277" calcext:value-type="float">
            <text:p>1.306771439</text:p>
          </table:table-cell>
          <table:table-cell office:value-type="float" office:value="267.398175607943" calcext:value-type="float">
            <text:p>267.3981756079</text:p>
          </table:table-cell>
          <table:table-cell table:number-columns-repeated="2"/>
        </table:table-row>
        <table:table-row table:style-name="ro1">
          <table:table-cell office:value-type="float" office:value="0.00129036997300065" calcext:value-type="float">
            <text:p>0.00129037</text:p>
          </table:table-cell>
          <table:table-cell office:value-type="float" office:value="3395.40000002091" calcext:value-type="float">
            <text:p>3395.4000000209</text:p>
          </table:table-cell>
          <table:table-cell office:value-type="float" office:value="0.0000000000000268779378250703" calcext:value-type="float">
            <text:p>2.6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086288810888" calcext:value-type="float">
            <text:p>2.24E-005</text:p>
          </table:table-cell>
          <table:table-cell office:value-type="float" office:value="1.54278781438342" calcext:value-type="float">
            <text:p>1.5427878144</text:p>
          </table:table-cell>
          <table:table-cell office:value-type="float" office:value="1.30634869417601" calcext:value-type="float">
            <text:p>1.3063486942</text:p>
          </table:table-cell>
          <table:table-cell office:value-type="float" office:value="267.398170200072" calcext:value-type="float">
            <text:p>267.3981702001</text:p>
          </table:table-cell>
          <table:table-cell table:number-columns-repeated="2"/>
        </table:table-row>
        <table:table-row table:style-name="ro1">
          <table:table-cell office:value-type="float" office:value="0.00129271572943492" calcext:value-type="float">
            <text:p>0.0012927157</text:p>
          </table:table-cell>
          <table:table-cell office:value-type="float" office:value="3395.40000002096" calcext:value-type="float">
            <text:p>3395.400000021</text:p>
          </table:table-cell>
          <table:table-cell office:value-type="float" office:value="0.0000000000000269914001932624" calcext:value-type="float">
            <text:p>2.7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311876036514" calcext:value-type="float">
            <text:p>2.24E-005</text:p>
          </table:table-cell>
          <table:table-cell office:value-type="float" office:value="1.54277250348062" calcext:value-type="float">
            <text:p>1.5427725035</text:p>
          </table:table-cell>
          <table:table-cell office:value-type="float" office:value="1.30608919359972" calcext:value-type="float">
            <text:p>1.3060891936</text:p>
          </table:table-cell>
          <table:table-cell office:value-type="float" office:value="267.398166873689" calcext:value-type="float">
            <text:p>267.3981668737</text:p>
          </table:table-cell>
          <table:table-cell table:number-columns-repeated="2"/>
        </table:table-row>
        <table:table-row table:style-name="ro1">
          <table:table-cell office:value-type="float" office:value="0.00129472207032086" calcext:value-type="float">
            <text:p>0.0012947221</text:p>
          </table:table-cell>
          <table:table-cell office:value-type="float" office:value="3395.40000002101" calcext:value-type="float">
            <text:p>3395.400000021</text:p>
          </table:table-cell>
          <table:table-cell office:value-type="float" office:value="0.0000000000000270886713849896" calcext:value-type="float">
            <text:p>2.71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504822305045" calcext:value-type="float">
            <text:p>2.25E-005</text:p>
          </table:table-cell>
          <table:table-cell office:value-type="float" office:value="1.54275941519441" calcext:value-type="float">
            <text:p>1.5427594152</text:p>
          </table:table-cell>
          <table:table-cell office:value-type="float" office:value="1.3058675603054" calcext:value-type="float">
            <text:p>1.3058675603</text:p>
          </table:table-cell>
          <table:table-cell office:value-type="float" office:value="267.398164028612" calcext:value-type="float">
            <text:p>267.3981640286</text:p>
          </table:table-cell>
          <table:table-cell table:number-columns-repeated="2"/>
        </table:table-row>
        <table:table-row table:style-name="ro1">
          <table:table-cell office:value-type="float" office:value="0.0012973007547565" calcext:value-type="float">
            <text:p>0.0012973008</text:p>
          </table:table-cell>
          <table:table-cell office:value-type="float" office:value="3395.40000002107" calcext:value-type="float">
            <text:p>3395.4000000211</text:p>
          </table:table-cell>
          <table:table-cell office:value-type="float" office:value="0.0000000000000272139972641227" calcext:value-type="float">
            <text:p>2.7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752809887966" calcext:value-type="float">
            <text:p>2.25E-005</text:p>
          </table:table-cell>
          <table:table-cell office:value-type="float" office:value="1.54274260314333" calcext:value-type="float">
            <text:p>1.5427426031</text:p>
          </table:table-cell>
          <table:table-cell office:value-type="float" office:value="1.3055831335072" calcext:value-type="float">
            <text:p>1.3055831335</text:p>
          </table:table-cell>
          <table:table-cell office:value-type="float" office:value="267.398160371927" calcext:value-type="float">
            <text:p>267.3981603719</text:p>
          </table:table-cell>
          <table:table-cell table:number-columns-repeated="2"/>
        </table:table-row>
        <table:table-row table:style-name="ro1">
          <table:table-cell office:value-type="float" office:value="0.00130061505366819" calcext:value-type="float">
            <text:p>0.0013006151</text:p>
          </table:table-cell>
          <table:table-cell office:value-type="float" office:value="3395.40000002114" calcext:value-type="float">
            <text:p>3395.4000000211</text:p>
          </table:table-cell>
          <table:table-cell office:value-type="float" office:value="0.0000000000000273755811500131" calcext:value-type="float">
            <text:p>2.7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071540304842" calcext:value-type="float">
            <text:p>2.25E-005</text:p>
          </table:table-cell>
          <table:table-cell office:value-type="float" office:value="1.54272101211991" calcext:value-type="float">
            <text:p>1.5427210121</text:p>
          </table:table-cell>
          <table:table-cell office:value-type="float" office:value="1.30521827927432" calcext:value-type="float">
            <text:p>1.3052182793</text:p>
          </table:table-cell>
          <table:table-cell office:value-type="float" office:value="267.398155672109" calcext:value-type="float">
            <text:p>267.3981556721</text:p>
          </table:table-cell>
          <table:table-cell table:number-columns-repeated="2"/>
        </table:table-row>
        <table:table-row table:style-name="ro1">
          <table:table-cell office:value-type="float" office:value="0.00130421914253012" calcext:value-type="float">
            <text:p>0.0013042191</text:p>
          </table:table-cell>
          <table:table-cell office:value-type="float" office:value="3395.40000002122" calcext:value-type="float">
            <text:p>3395.4000000212</text:p>
          </table:table-cell>
          <table:table-cell office:value-type="float" office:value="0.0000000000000275519408702266" calcext:value-type="float">
            <text:p>2.76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418139414695" calcext:value-type="float">
            <text:p>2.25E-005</text:p>
          </table:table-cell>
          <table:table-cell office:value-type="float" office:value="1.54269755452908" calcext:value-type="float">
            <text:p>1.5426975545</text:p>
          </table:table-cell>
          <table:table-cell office:value-type="float" office:value="1.30482242708373" calcext:value-type="float">
            <text:p>1.3048224271</text:p>
          </table:table-cell>
          <table:table-cell office:value-type="float" office:value="267.398150561356" calcext:value-type="float">
            <text:p>267.3981505614</text:p>
          </table:table-cell>
          <table:table-cell table:number-columns-repeated="2"/>
        </table:table-row>
        <table:table-row table:style-name="ro1">
          <table:table-cell office:value-type="float" office:value="0.00130714940072416" calcext:value-type="float">
            <text:p>0.0013071494</text:p>
          </table:table-cell>
          <table:table-cell office:value-type="float" office:value="3395.40000002129" calcext:value-type="float">
            <text:p>3395.4000000213</text:p>
          </table:table-cell>
          <table:table-cell office:value-type="float" office:value="0.0000000000000276958257283342" calcext:value-type="float">
            <text:p>2.77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699937444388" calcext:value-type="float">
            <text:p>2.26E-005</text:p>
          </table:table-cell>
          <table:table-cell office:value-type="float" office:value="1.54267849919575" calcext:value-type="float">
            <text:p>1.5426784992</text:p>
          </table:table-cell>
          <table:table-cell office:value-type="float" office:value="1.30450127591863" calcext:value-type="float">
            <text:p>1.3045012759</text:p>
          </table:table-cell>
          <table:table-cell office:value-type="float" office:value="267.398146406125" calcext:value-type="float">
            <text:p>267.3981464061</text:p>
          </table:table-cell>
          <table:table-cell table:number-columns-repeated="2"/>
        </table:table-row>
        <table:table-row table:style-name="ro1">
          <table:table-cell office:value-type="float" office:value="0.00130960116747777" calcext:value-type="float">
            <text:p>0.0013096012</text:p>
          </table:table-cell>
          <table:table-cell office:value-type="float" office:value="3395.40000002134" calcext:value-type="float">
            <text:p>3395.4000000213</text:p>
          </table:table-cell>
          <table:table-cell office:value-type="float" office:value="0.0000000000000278165586298599" calcext:value-type="float">
            <text:p>2.78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935719801698" calcext:value-type="float">
            <text:p>2.26E-005</text:p>
          </table:table-cell>
          <table:table-cell office:value-type="float" office:value="1.5426625668519" calcext:value-type="float">
            <text:p>1.5426625669</text:p>
          </table:table-cell>
          <table:table-cell office:value-type="float" office:value="1.30423304138655" calcext:value-type="float">
            <text:p>1.3042330414</text:p>
          </table:table-cell>
          <table:table-cell office:value-type="float" office:value="267.398142929414" calcext:value-type="float">
            <text:p>267.3981429294</text:p>
          </table:table-cell>
          <table:table-cell table:number-columns-repeated="2"/>
        </table:table-row>
        <table:table-row table:style-name="ro1">
          <table:table-cell office:value-type="float" office:value="0.00131119165701674" calcext:value-type="float">
            <text:p>0.0013111917</text:p>
          </table:table-cell>
          <table:table-cell office:value-type="float" office:value="3395.40000002138" calcext:value-type="float">
            <text:p>3395.4000000214</text:p>
          </table:table-cell>
          <table:table-cell office:value-type="float" office:value="0.0000000000000278950469551991" calcext:value-type="float">
            <text:p>2.7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088674576454" calcext:value-type="float">
            <text:p>2.26E-005</text:p>
          </table:table-cell>
          <table:table-cell office:value-type="float" office:value="1.54265223650988" calcext:value-type="float">
            <text:p>1.5426522365</text:p>
          </table:table-cell>
          <table:table-cell office:value-type="float" office:value="1.30405926530536" calcext:value-type="float">
            <text:p>1.3040592653</text:p>
          </table:table-cell>
          <table:table-cell office:value-type="float" office:value="267.398140674032" calcext:value-type="float">
            <text:p>267.398140674</text:p>
          </table:table-cell>
          <table:table-cell table:number-columns-repeated="2"/>
        </table:table-row>
        <table:table-row table:style-name="ro1">
          <table:table-cell office:value-type="float" office:value="0.00131250715269691" calcext:value-type="float">
            <text:p>0.0013125072</text:p>
          </table:table-cell>
          <table:table-cell office:value-type="float" office:value="3395.40000002141" calcext:value-type="float">
            <text:p>3395.4000000214</text:p>
          </table:table-cell>
          <table:table-cell office:value-type="float" office:value="0.0000000000000279600643936826" calcext:value-type="float">
            <text:p>2.8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215183656108" calcext:value-type="float">
            <text:p>2.26E-005</text:p>
          </table:table-cell>
          <table:table-cell office:value-type="float" office:value="1.54264369559585" calcext:value-type="float">
            <text:p>1.5426436956</text:p>
          </table:table-cell>
          <table:table-cell office:value-type="float" office:value="1.30391567187541" calcext:value-type="float">
            <text:p>1.3039156719</text:p>
          </table:table-cell>
          <table:table-cell office:value-type="float" office:value="267.398138808603" calcext:value-type="float">
            <text:p>267.3981388086</text:p>
          </table:table-cell>
          <table:table-cell table:number-columns-repeated="2"/>
        </table:table-row>
        <table:table-row table:style-name="ro1">
          <table:table-cell office:value-type="float" office:value="0.00131362193007258" calcext:value-type="float">
            <text:p>0.0013136219</text:p>
          </table:table-cell>
          <table:table-cell office:value-type="float" office:value="3395.40000002143" calcext:value-type="float">
            <text:p>3395.4000000214</text:p>
          </table:table-cell>
          <table:table-cell office:value-type="float" office:value="0.0000000000000280152321332958" calcext:value-type="float">
            <text:p>2.8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322389993049" calcext:value-type="float">
            <text:p>2.26E-005</text:p>
          </table:table-cell>
          <table:table-cell office:value-type="float" office:value="1.54263646023579" calcext:value-type="float">
            <text:p>1.5426364602</text:p>
          </table:table-cell>
          <table:table-cell office:value-type="float" office:value="1.30379408483316" calcext:value-type="float">
            <text:p>1.3037940848</text:p>
          </table:table-cell>
          <table:table-cell office:value-type="float" office:value="267.398137227801" calcext:value-type="float">
            <text:p>267.3981372278</text:p>
          </table:table-cell>
          <table:table-cell table:number-columns-repeated="2"/>
        </table:table-row>
        <table:table-row table:style-name="ro1">
          <table:table-cell office:value-type="float" office:value="0.00131671494457035" calcext:value-type="float">
            <text:p>0.0013167149</text:p>
          </table:table-cell>
          <table:table-cell office:value-type="float" office:value="3395.4000000215" calcext:value-type="float">
            <text:p>3395.4000000215</text:p>
          </table:table-cell>
          <table:table-cell office:value-type="float" office:value="0.0000000000000281686379014414" calcext:value-type="float">
            <text:p>2.8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619840243458" calcext:value-type="float">
            <text:p>2.27E-005</text:p>
          </table:table-cell>
          <table:table-cell office:value-type="float" office:value="1.54261639662313" calcext:value-type="float">
            <text:p>1.5426163966</text:p>
          </table:table-cell>
          <table:table-cell office:value-type="float" office:value="1.30345719905517" calcext:value-type="float">
            <text:p>1.3034571991</text:p>
          </table:table-cell>
          <table:table-cell office:value-type="float" office:value="267.398132841773" calcext:value-type="float">
            <text:p>267.3981328418</text:p>
          </table:table-cell>
          <table:table-cell table:number-columns-repeated="2"/>
        </table:table-row>
        <table:table-row table:style-name="ro1">
          <table:table-cell office:value-type="float" office:value="0.00131962415591316" calcext:value-type="float">
            <text:p>0.0013196242</text:p>
          </table:table-cell>
          <table:table-cell office:value-type="float" office:value="3395.40000002157" calcext:value-type="float">
            <text:p>3395.4000000216</text:p>
          </table:table-cell>
          <table:table-cell office:value-type="float" office:value="0.0000000000000283133836247532" calcext:value-type="float">
            <text:p>2.83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899614503297" calcext:value-type="float">
            <text:p>2.27E-005</text:p>
          </table:table-cell>
          <table:table-cell office:value-type="float" office:value="1.54259753933621" calcext:value-type="float">
            <text:p>1.5425975393</text:p>
          </table:table-cell>
          <table:table-cell office:value-type="float" office:value="1.30314095450209" calcext:value-type="float">
            <text:p>1.3031409545</text:p>
          </table:table-cell>
          <table:table-cell office:value-type="float" office:value="267.398128716387" calcext:value-type="float">
            <text:p>267.3981287164</text:p>
          </table:table-cell>
          <table:table-cell table:number-columns-repeated="2"/>
        </table:table-row>
        <table:table-row table:style-name="ro1">
          <table:table-cell office:value-type="float" office:value="0.00132206831003818" calcext:value-type="float">
            <text:p>0.0013220683</text:p>
          </table:table-cell>
          <table:table-cell office:value-type="float" office:value="3395.40000002162" calcext:value-type="float">
            <text:p>3395.4000000216</text:p>
          </table:table-cell>
          <table:table-cell office:value-type="float" office:value="0.0000000000000284353329007246" calcext:value-type="float">
            <text:p>2.8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7134664994131" calcext:value-type="float">
            <text:p>2.27E-005</text:p>
          </table:table-cell>
          <table:table-cell office:value-type="float" office:value="1.54258170789457" calcext:value-type="float">
            <text:p>1.5425817079</text:p>
          </table:table-cell>
          <table:table-cell office:value-type="float" office:value="1.30287572819428" calcext:value-type="float">
            <text:p>1.3028757282</text:p>
          </table:table-cell>
          <table:table-cell office:value-type="float" office:value="267.398125250472" calcext:value-type="float">
            <text:p>267.3981252505</text:p>
          </table:table-cell>
          <table:table-cell table:number-columns-repeated="2"/>
        </table:table-row>
        <table:table-row table:style-name="ro1">
          <table:table-cell office:value-type="float" office:value="0.00132415881110166" calcext:value-type="float">
            <text:p>0.0013241588</text:p>
          </table:table-cell>
          <table:table-cell office:value-type="float" office:value="3395.40000002167" calcext:value-type="float">
            <text:p>3395.4000000217</text:p>
          </table:table-cell>
          <table:table-cell office:value-type="float" office:value="0.0000000000000285398850199456" calcext:value-type="float">
            <text:p>2.85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335705257233" calcext:value-type="float">
            <text:p>2.27E-005</text:p>
          </table:table-cell>
          <table:table-cell office:value-type="float" office:value="1.54256817577423" calcext:value-type="float">
            <text:p>1.5425681758</text:p>
          </table:table-cell>
          <table:table-cell office:value-type="float" office:value="1.3026492139535" calcext:value-type="float">
            <text:p>1.302649214</text:p>
          </table:table-cell>
          <table:table-cell office:value-type="float" office:value="267.398122286052" calcext:value-type="float">
            <text:p>267.3981222861</text:p>
          </table:table-cell>
          <table:table-cell table:number-columns-repeated="2"/>
        </table:table-row>
        <table:table-row table:style-name="ro1">
          <table:table-cell office:value-type="float" office:value="0.00132598455992906" calcext:value-type="float">
            <text:p>0.0013259846</text:p>
          </table:table-cell>
          <table:table-cell office:value-type="float" office:value="3395.40000002171" calcext:value-type="float">
            <text:p>3395.4000000217</text:p>
          </table:table-cell>
          <table:table-cell office:value-type="float" office:value="0.0000000000000286313833760355" calcext:value-type="float">
            <text:p>2.8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511284732874" calcext:value-type="float">
            <text:p>2.28E-005</text:p>
          </table:table-cell>
          <table:table-cell office:value-type="float" office:value="1.54255636316243" calcext:value-type="float">
            <text:p>1.5425563632</text:p>
          </table:table-cell>
          <table:table-cell office:value-type="float" office:value="1.30245163918657" calcext:value-type="float">
            <text:p>1.3024516392</text:p>
          </table:table-cell>
          <table:table-cell office:value-type="float" office:value="267.398119697062" calcext:value-type="float">
            <text:p>267.3981196971</text:p>
          </table:table-cell>
          <table:table-cell table:number-columns-repeated="2"/>
        </table:table-row>
        <table:table-row table:style-name="ro1">
          <table:table-cell office:value-type="float" office:value="0.0013277486169442" calcext:value-type="float">
            <text:p>0.0013277486</text:p>
          </table:table-cell>
          <table:table-cell office:value-type="float" office:value="3395.40000002175" calcext:value-type="float">
            <text:p>3395.4000000218</text:p>
          </table:table-cell>
          <table:table-cell office:value-type="float" office:value="0.0000000000000287199559939985" calcext:value-type="float">
            <text:p>2.87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680931424203" calcext:value-type="float">
            <text:p>2.28E-005</text:p>
          </table:table-cell>
          <table:table-cell office:value-type="float" office:value="1.54254495475595" calcext:value-type="float">
            <text:p>1.5425449548</text:p>
          </table:table-cell>
          <table:table-cell office:value-type="float" office:value="1.30226096361163" calcext:value-type="float">
            <text:p>1.3022609636</text:p>
          </table:table-cell>
          <table:table-cell office:value-type="float" office:value="267.398117195553" calcext:value-type="float">
            <text:p>267.3981171956</text:p>
          </table:table-cell>
          <table:table-cell table:number-columns-repeated="2"/>
        </table:table-row>
        <table:table-row table:style-name="ro1">
          <table:table-cell office:value-type="float" office:value="0.00132919728297734" calcext:value-type="float">
            <text:p>0.0013291973</text:p>
          </table:table-cell>
          <table:table-cell office:value-type="float" office:value="3395.40000002179" calcext:value-type="float">
            <text:p>3395.4000000218</text:p>
          </table:table-cell>
          <table:table-cell office:value-type="float" office:value="0.0000000000000287928150147887" calcext:value-type="float">
            <text:p>2.88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8202474601" calcext:value-type="float">
            <text:p>2.28E-005</text:p>
          </table:table-cell>
          <table:table-cell office:value-type="float" office:value="1.54253558991671" calcext:value-type="float">
            <text:p>1.5425355899</text:p>
          </table:table-cell>
          <table:table-cell office:value-type="float" office:value="1.30210454210054" calcext:value-type="float">
            <text:p>1.3021045421</text:p>
          </table:table-cell>
          <table:table-cell office:value-type="float" office:value="267.398115141283" calcext:value-type="float">
            <text:p>267.3981151413</text:p>
          </table:table-cell>
          <table:table-cell table:number-columns-repeated="2"/>
        </table:table-row>
        <table:table-row table:style-name="ro1">
          <table:table-cell office:value-type="float" office:value="0.00133251690210077" calcext:value-type="float">
            <text:p>0.0013325169</text:p>
          </table:table-cell>
          <table:table-cell office:value-type="float" office:value="3395.40000002186" calcext:value-type="float">
            <text:p>3395.4000000219</text:p>
          </table:table-cell>
          <table:table-cell office:value-type="float" office:value="0.0000000000000289601869665512" calcext:value-type="float">
            <text:p>2.9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8139490302648" calcext:value-type="float">
            <text:p>2.28E-005</text:p>
          </table:table-cell>
          <table:table-cell office:value-type="float" office:value="1.54251414396168" calcext:value-type="float">
            <text:p>1.542514144</text:p>
          </table:table-cell>
          <table:table-cell office:value-type="float" office:value="1.3017466576275" calcext:value-type="float">
            <text:p>1.3017466576</text:p>
          </table:table-cell>
          <table:table-cell office:value-type="float" office:value="267.39811043392" calcext:value-type="float">
            <text:p>267.3981104339</text:p>
          </table:table-cell>
          <table:table-cell table:number-columns-repeated="2"/>
        </table:table-row>
        <table:table-row table:style-name="ro1">
          <table:table-cell office:value-type="float" office:value="0.00134258260276103" calcext:value-type="float">
            <text:p>0.0013425826</text:p>
          </table:table-cell>
          <table:table-cell office:value-type="float" office:value="3395.40000002209" calcext:value-type="float">
            <text:p>3395.4000000221</text:p>
          </table:table-cell>
          <table:table-cell office:value-type="float" office:value="0.000000000000029471232372744" calcext:value-type="float">
            <text:p>2.95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107494293136" calcext:value-type="float">
            <text:p>2.29E-005</text:p>
          </table:table-cell>
          <table:table-cell office:value-type="float" office:value="1.54244922857037" calcext:value-type="float">
            <text:p>1.5424492286</text:p>
          </table:table-cell>
          <table:table-cell office:value-type="float" office:value="1.30066618809626" calcext:value-type="float">
            <text:p>1.3006661881</text:p>
          </table:table-cell>
          <table:table-cell office:value-type="float" office:value="267.398096160325" calcext:value-type="float">
            <text:p>267.3980961603</text:p>
          </table:table-cell>
          <table:table-cell table:number-columns-repeated="2"/>
        </table:table-row>
        <table:table-row table:style-name="ro1">
          <table:table-cell office:value-type="float" office:value="0.00134486875830056" calcext:value-type="float">
            <text:p>0.0013448688</text:p>
          </table:table-cell>
          <table:table-cell office:value-type="float" office:value="3395.40000002214" calcext:value-type="float">
            <text:p>3395.4000000221</text:p>
          </table:table-cell>
          <table:table-cell office:value-type="float" office:value="0.0000000000000295880465998445" calcext:value-type="float">
            <text:p>2.9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32735069619" calcext:value-type="float">
            <text:p>2.29E-005</text:p>
          </table:table-cell>
          <table:table-cell office:value-type="float" office:value="1.54243450800682" calcext:value-type="float">
            <text:p>1.542434508</text:p>
          </table:table-cell>
          <table:table-cell office:value-type="float" office:value="1.30042176826516" calcext:value-type="float">
            <text:p>1.3004217683</text:p>
          </table:table-cell>
          <table:table-cell office:value-type="float" office:value="267.398092918459" calcext:value-type="float">
            <text:p>267.3980929185</text:p>
          </table:table-cell>
          <table:table-cell table:number-columns-repeated="2"/>
        </table:table-row>
        <table:table-row table:style-name="ro1">
          <table:table-cell office:value-type="float" office:value="0.00134685431944559" calcext:value-type="float">
            <text:p>0.0013468543</text:p>
          </table:table-cell>
          <table:table-cell office:value-type="float" office:value="3395.40000002219" calcext:value-type="float">
            <text:p>3395.4000000222</text:p>
          </table:table-cell>
          <table:table-cell office:value-type="float" office:value="0.0000000000000296897253680996" calcext:value-type="float">
            <text:p>2.97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518299385448" calcext:value-type="float">
            <text:p>2.30E-005</text:p>
          </table:table-cell>
          <table:table-cell office:value-type="float" office:value="1.54242173019377" calcext:value-type="float">
            <text:p>1.5424217302</text:p>
          </table:table-cell>
          <table:table-cell office:value-type="float" office:value="1.30020977870857" calcext:value-type="float">
            <text:p>1.3002097787</text:p>
          </table:table-cell>
          <table:table-cell office:value-type="float" office:value="267.398090102848" calcext:value-type="float">
            <text:p>267.3980901028</text:p>
          </table:table-cell>
          <table:table-cell table:number-columns-repeated="2"/>
        </table:table-row>
        <table:table-row table:style-name="ro1">
          <table:table-cell office:value-type="float" office:value="0.00135382717471681" calcext:value-type="float">
            <text:p>0.0013538272</text:p>
          </table:table-cell>
          <table:table-cell office:value-type="float" office:value="3395.40000002235" calcext:value-type="float">
            <text:p>3395.4000000224</text:p>
          </table:table-cell>
          <table:table-cell office:value-type="float" office:value="0.0000000000000300484494834057" calcext:value-type="float">
            <text:p>3.0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0188869537493" calcext:value-type="float">
            <text:p>2.30E-005</text:p>
          </table:table-cell>
          <table:table-cell office:value-type="float" office:value="1.54237690981729" calcext:value-type="float">
            <text:p>1.5423769098</text:p>
          </table:table-cell>
          <table:table-cell office:value-type="float" office:value="1.29946746560918" calcext:value-type="float">
            <text:p>1.2994674656</text:p>
          </table:table-cell>
          <table:table-cell office:value-type="float" office:value="267.39808021504" calcext:value-type="float">
            <text:p>267.398080215</text:p>
          </table:table-cell>
          <table:table-cell table:number-columns-repeated="2"/>
        </table:table-row>
        <table:table-row table:style-name="ro1">
          <table:table-cell office:value-type="float" office:value="0.00136079833539348" calcext:value-type="float">
            <text:p>0.0013607983</text:p>
          </table:table-cell>
          <table:table-cell office:value-type="float" office:value="3395.40000002251" calcext:value-type="float">
            <text:p>3395.4000000225</text:p>
          </table:table-cell>
          <table:table-cell office:value-type="float" office:value="0.0000000000000304096598307075" calcext:value-type="float">
            <text:p>3.04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0859277085536" calcext:value-type="float">
            <text:p>2.31E-005</text:p>
          </table:table-cell>
          <table:table-cell office:value-type="float" office:value="1.54233218077502" calcext:value-type="float">
            <text:p>1.5423321808</text:p>
          </table:table-cell>
          <table:table-cell office:value-type="float" office:value="1.2987286559305" calcext:value-type="float">
            <text:p>1.2987286559</text:p>
          </table:table-cell>
          <table:table-cell office:value-type="float" office:value="267.398070329636" calcext:value-type="float">
            <text:p>267.3980703296</text:p>
          </table:table-cell>
          <table:table-cell table:number-columns-repeated="2"/>
        </table:table-row>
        <table:table-row table:style-name="ro1">
          <table:table-cell office:value-type="float" office:value="0.00136487272155188" calcext:value-type="float">
            <text:p>0.0013648727</text:p>
          </table:table-cell>
          <table:table-cell office:value-type="float" office:value="3395.4000000226" calcext:value-type="float">
            <text:p>3395.4000000226</text:p>
          </table:table-cell>
          <table:table-cell office:value-type="float" office:value="0.0000000000000306219679189011" calcext:value-type="float">
            <text:p>3.0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251105724946" calcext:value-type="float">
            <text:p>2.31E-005</text:p>
          </table:table-cell>
          <table:table-cell office:value-type="float" office:value="1.54230607506143" calcext:value-type="float">
            <text:p>1.5423060751</text:p>
          </table:table-cell>
          <table:table-cell office:value-type="float" office:value="1.29829837744322" calcext:value-type="float">
            <text:p>1.2982983774</text:p>
          </table:table-cell>
          <table:table-cell office:value-type="float" office:value="267.398064551982" calcext:value-type="float">
            <text:p>267.398064552</text:p>
          </table:table-cell>
          <table:table-cell table:number-columns-repeated="2"/>
        </table:table-row>
        <table:table-row table:style-name="ro1">
          <table:table-cell office:value-type="float" office:value="0.00136815480406489" calcext:value-type="float">
            <text:p>0.0013681548</text:p>
          </table:table-cell>
          <table:table-cell office:value-type="float" office:value="3395.40000002268" calcext:value-type="float">
            <text:p>3395.4000000227</text:p>
          </table:table-cell>
          <table:table-cell office:value-type="float" office:value="0.0000000000000307936323039243" calcext:value-type="float">
            <text:p>3.08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566739599939" calcext:value-type="float">
            <text:p>2.32E-005</text:p>
          </table:table-cell>
          <table:table-cell office:value-type="float" office:value="1.54228506547922" calcext:value-type="float">
            <text:p>1.5422850655</text:p>
          </table:table-cell>
          <table:table-cell office:value-type="float" office:value="1.29795258657092" calcext:value-type="float">
            <text:p>1.2979525866</text:p>
          </table:table-cell>
          <table:table-cell office:value-type="float" office:value="267.398059897848" calcext:value-type="float">
            <text:p>267.3980598978</text:p>
          </table:table-cell>
          <table:table-cell table:number-columns-repeated="2"/>
        </table:table-row>
        <table:table-row table:style-name="ro1">
          <table:table-cell office:value-type="float" office:value="0.0013708795669886" calcext:value-type="float">
            <text:p>0.0013708796</text:p>
          </table:table-cell>
          <table:table-cell office:value-type="float" office:value="3395.40000002274" calcext:value-type="float">
            <text:p>3395.4000000227</text:p>
          </table:table-cell>
          <table:table-cell office:value-type="float" office:value="0.0000000000000309365824096042" calcext:value-type="float">
            <text:p>3.09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828776790217" calcext:value-type="float">
            <text:p>2.32E-005</text:p>
          </table:table-cell>
          <table:table-cell office:value-type="float" office:value="1.54226763725513" calcext:value-type="float">
            <text:p>1.5422676373</text:p>
          </table:table-cell>
          <table:table-cell office:value-type="float" office:value="1.29766606435688" calcext:value-type="float">
            <text:p>1.2976660644</text:p>
          </table:table-cell>
          <table:table-cell office:value-type="float" office:value="267.398056034017" calcext:value-type="float">
            <text:p>267.398056034</text:p>
          </table:table-cell>
          <table:table-cell table:number-columns-repeated="2"/>
        </table:table-row>
        <table:table-row table:style-name="ro1">
          <table:table-cell office:value-type="float" office:value="0.00137263562577488" calcext:value-type="float">
            <text:p>0.0013726356</text:p>
          </table:table-cell>
          <table:table-cell office:value-type="float" office:value="3395.40000002278" calcext:value-type="float">
            <text:p>3395.4000000228</text:p>
          </table:table-cell>
          <table:table-cell office:value-type="float" office:value="0.0000000000000310289206302114" calcext:value-type="float">
            <text:p>3.1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997654892048" calcext:value-type="float">
            <text:p>2.32E-005</text:p>
          </table:table-cell>
          <table:table-cell office:value-type="float" office:value="1.54225641145904" calcext:value-type="float">
            <text:p>1.5422564115</text:p>
          </table:table-cell>
          <table:table-cell office:value-type="float" office:value="1.29748167031904" calcext:value-type="float">
            <text:p>1.2974816703</text:p>
          </table:table-cell>
          <table:table-cell office:value-type="float" office:value="267.398053543851" calcext:value-type="float">
            <text:p>267.3980535439</text:p>
          </table:table-cell>
          <table:table-cell table:number-columns-repeated="2"/>
        </table:table-row>
        <table:table-row table:style-name="ro1">
          <table:table-cell office:value-type="float" office:value="0.00137407772354648" calcext:value-type="float">
            <text:p>0.0013740777</text:p>
          </table:table-cell>
          <table:table-cell office:value-type="float" office:value="3395.40000002282" calcext:value-type="float">
            <text:p>3395.4000000228</text:p>
          </table:table-cell>
          <table:table-cell office:value-type="float" office:value="0.000000000000031104872859019" calcext:value-type="float">
            <text:p>3.11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13633975038" calcext:value-type="float">
            <text:p>2.32E-005</text:p>
          </table:table-cell>
          <table:table-cell office:value-type="float" office:value="1.54224719640833" calcext:value-type="float">
            <text:p>1.5422471964</text:p>
          </table:table-cell>
          <table:table-cell office:value-type="float" office:value="1.2973303980995" calcext:value-type="float">
            <text:p>1.2973303981</text:p>
          </table:table-cell>
          <table:table-cell office:value-type="float" office:value="267.398051498894" calcext:value-type="float">
            <text:p>267.3980514989</text:p>
          </table:table-cell>
          <table:table-cell table:number-columns-repeated="2"/>
        </table:table-row>
        <table:table-row table:style-name="ro1">
          <table:table-cell office:value-type="float" office:value="0.00137541039215888" calcext:value-type="float">
            <text:p>0.0013754104</text:p>
          </table:table-cell>
          <table:table-cell office:value-type="float" office:value="3395.40000002285" calcext:value-type="float">
            <text:p>3395.4000000229</text:p>
          </table:table-cell>
          <table:table-cell office:value-type="float" office:value="0.0000000000000311751602857364" calcext:value-type="float">
            <text:p>3.12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264500948303" calcext:value-type="float">
            <text:p>2.32E-005</text:p>
          </table:table-cell>
          <table:table-cell office:value-type="float" office:value="1.54223868342136" calcext:value-type="float">
            <text:p>1.5422386834</text:p>
          </table:table-cell>
          <table:table-cell office:value-type="float" office:value="1.2971907283946" calcext:value-type="float">
            <text:p>1.2971907284</text:p>
          </table:table-cell>
          <table:table-cell office:value-type="float" office:value="267.398049609113" calcext:value-type="float">
            <text:p>267.3980496091</text:p>
          </table:table-cell>
          <table:table-cell table:number-columns-repeated="2"/>
        </table:table-row>
        <table:table-row table:style-name="ro1">
          <table:table-cell office:value-type="float" office:value="0.00137655023235551" calcext:value-type="float">
            <text:p>0.0013765502</text:p>
          </table:table-cell>
          <table:table-cell office:value-type="float" office:value="3395.40000002287" calcext:value-type="float">
            <text:p>3395.4000000229</text:p>
          </table:table-cell>
          <table:table-cell office:value-type="float" office:value="0.0000000000000312353527625962" calcext:value-type="float">
            <text:p>3.12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374118071269" calcext:value-type="float">
            <text:p>2.32E-005</text:p>
          </table:table-cell>
          <table:table-cell office:value-type="float" office:value="1.54223140489308" calcext:value-type="float">
            <text:p>1.5422314049</text:p>
          </table:table-cell>
          <table:table-cell office:value-type="float" office:value="1.29707136210671" calcext:value-type="float">
            <text:p>1.2970713621</text:p>
          </table:table-cell>
          <table:table-cell office:value-type="float" office:value="267.398047992771" calcext:value-type="float">
            <text:p>267.3980479928</text:p>
          </table:table-cell>
          <table:table-cell table:number-columns-repeated="2"/>
        </table:table-row>
        <table:table-row table:style-name="ro1">
          <table:table-cell office:value-type="float" office:value="0.00137763581614685" calcext:value-type="float">
            <text:p>0.0013776358</text:p>
          </table:table-cell>
          <table:table-cell office:value-type="float" office:value="3395.4000000229" calcext:value-type="float">
            <text:p>3395.4000000229</text:p>
          </table:table-cell>
          <table:table-cell office:value-type="float" office:value="0.0000000000000312927445499198" calcext:value-type="float">
            <text:p>3.13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478517427109" calcext:value-type="float">
            <text:p>2.32E-005</text:p>
          </table:table-cell>
          <table:table-cell office:value-type="float" office:value="1.54222447468863" calcext:value-type="float">
            <text:p>1.5422244747</text:p>
          </table:table-cell>
          <table:table-cell office:value-type="float" office:value="1.29695775824216" calcext:value-type="float">
            <text:p>1.2969577582</text:p>
          </table:table-cell>
          <table:table-cell office:value-type="float" office:value="267.398046453366" calcext:value-type="float">
            <text:p>267.3980464534</text:p>
          </table:table-cell>
          <table:table-cell table:number-columns-repeated="2"/>
        </table:table-row>
        <table:table-row table:style-name="ro1">
          <table:table-cell office:value-type="float" office:value="0.00137844673198285" calcext:value-type="float">
            <text:p>0.0013784467</text:p>
          </table:table-cell>
          <table:table-cell office:value-type="float" office:value="3395.40000002292" calcext:value-type="float">
            <text:p>3395.4000000229</text:p>
          </table:table-cell>
          <table:table-cell office:value-type="float" office:value="0.0000000000000313356564652969" calcext:value-type="float">
            <text:p>3.13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556502284342" calcext:value-type="float">
            <text:p>2.33E-005</text:p>
          </table:table-cell>
          <table:table-cell office:value-type="float" office:value="1.5422192990993" calcext:value-type="float">
            <text:p>1.5422192991</text:p>
          </table:table-cell>
          <table:table-cell office:value-type="float" office:value="1.2968729489806" calcext:value-type="float">
            <text:p>1.296872949</text:p>
          </table:table-cell>
          <table:table-cell office:value-type="float" office:value="267.398045303453" calcext:value-type="float">
            <text:p>267.3980453035</text:p>
          </table:table-cell>
          <table:table-cell table:number-columns-repeated="2"/>
        </table:table-row>
        <table:table-row table:style-name="ro1">
          <table:table-cell office:value-type="float" office:value="0.00137925041168653" calcext:value-type="float">
            <text:p>0.0013792504</text:p>
          </table:table-cell>
          <table:table-cell office:value-type="float" office:value="3395.40000002294" calcext:value-type="float">
            <text:p>3395.4000000229</text:p>
          </table:table-cell>
          <table:table-cell office:value-type="float" office:value="0.000000000000031378220113281" calcext:value-type="float">
            <text:p>3.14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633791255822" calcext:value-type="float">
            <text:p>2.33E-005</text:p>
          </table:table-cell>
          <table:table-cell office:value-type="float" office:value="1.54221417063485" calcext:value-type="float">
            <text:p>1.5422141706</text:p>
          </table:table-cell>
          <table:table-cell office:value-type="float" office:value="1.29678893971948" calcext:value-type="float">
            <text:p>1.2967889397</text:p>
          </table:table-cell>
          <table:table-cell office:value-type="float" office:value="267.398044163801" calcext:value-type="float">
            <text:p>267.3980441638</text:p>
          </table:table-cell>
          <table:table-cell table:number-columns-repeated="2"/>
        </table:table-row>
        <table:table-row table:style-name="ro1">
          <table:table-cell office:value-type="float" office:value="0.00137998081287334" calcext:value-type="float">
            <text:p>0.0013799808</text:p>
          </table:table-cell>
          <table:table-cell office:value-type="float" office:value="3395.40000002296" calcext:value-type="float">
            <text:p>3395.400000023</text:p>
          </table:table-cell>
          <table:table-cell office:value-type="float" office:value="0.0000000000000314169327921762" calcext:value-type="float">
            <text:p>3.14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704033119284" calcext:value-type="float">
            <text:p>2.33E-005</text:p>
          </table:table-cell>
          <table:table-cell office:value-type="float" office:value="1.54220951058293" calcext:value-type="float">
            <text:p>1.5422095106</text:p>
          </table:table-cell>
          <table:table-cell office:value-type="float" office:value="1.29671262758115" calcext:value-type="float">
            <text:p>1.2967126276</text:p>
          </table:table-cell>
          <table:table-cell office:value-type="float" office:value="267.39804312806" calcext:value-type="float">
            <text:p>267.3980431281</text:p>
          </table:table-cell>
          <table:table-cell table:number-columns-repeated="2"/>
        </table:table-row>
        <table:table-row table:style-name="ro1">
          <table:table-cell office:value-type="float" office:value="0.0013806499937632" calcext:value-type="float">
            <text:p>0.00138065</text:p>
          </table:table-cell>
          <table:table-cell office:value-type="float" office:value="3395.40000002297" calcext:value-type="float">
            <text:p>3395.400000023</text:p>
          </table:table-cell>
          <table:table-cell office:value-type="float" office:value="0.000000000000031452425701365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768387498784" calcext:value-type="float">
            <text:p>2.33E-005</text:p>
          </table:table-cell>
          <table:table-cell office:value-type="float" office:value="1.54220524210671" calcext:value-type="float">
            <text:p>1.5422052421</text:p>
          </table:table-cell>
          <table:table-cell office:value-type="float" office:value="1.29664274287217" calcext:value-type="float">
            <text:p>1.2966427429</text:p>
          </table:table-cell>
          <table:table-cell office:value-type="float" office:value="267.398042179133" calcext:value-type="float">
            <text:p>267.3980421791</text:p>
          </table:table-cell>
          <table:table-cell table:number-columns-repeated="2"/>
        </table:table-row>
        <table:table-row table:style-name="ro1">
          <table:table-cell office:value-type="float" office:value="0.00138132436609282" calcext:value-type="float">
            <text:p>0.0013813244</text:p>
          </table:table-cell>
          <table:table-cell office:value-type="float" office:value="3395.40000002299" calcext:value-type="float">
            <text:p>3395.400000023</text:p>
          </table:table-cell>
          <table:table-cell office:value-type="float" office:value="0.000000000000031488218176181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833241136613" calcext:value-type="float">
            <text:p>2.33E-005</text:p>
          </table:table-cell>
          <table:table-cell office:value-type="float" office:value="1.54220094112919" calcext:value-type="float">
            <text:p>1.5422009411</text:p>
          </table:table-cell>
          <table:table-cell office:value-type="float" office:value="1.29657234608858" calcext:value-type="float">
            <text:p>1.2965723461</text:p>
          </table:table-cell>
          <table:table-cell office:value-type="float" office:value="267.398041222844" calcext:value-type="float">
            <text:p>267.3980412228</text:p>
          </table:table-cell>
          <table:table-cell table:number-columns-repeated="2"/>
        </table:table-row>
        <table:table-row table:style-name="ro1">
          <table:table-cell office:value-type="float" office:value="0.00138200397013677" calcext:value-type="float">
            <text:p>0.001382004</text:p>
          </table:table-cell>
          <table:table-cell office:value-type="float" office:value="3395.400000023" calcext:value-type="float">
            <text:p>3395.400000023</text:p>
          </table:table-cell>
          <table:table-cell office:value-type="float" office:value="0.0000000000000315243129236566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898597905538" calcext:value-type="float">
            <text:p>2.33E-005</text:p>
          </table:table-cell>
          <table:table-cell office:value-type="float" office:value="1.54219660747292" calcext:value-type="float">
            <text:p>1.5421966075</text:p>
          </table:table-cell>
          <table:table-cell office:value-type="float" office:value="1.29650143371389" calcext:value-type="float">
            <text:p>1.2965014337</text:p>
          </table:table-cell>
          <table:table-cell office:value-type="float" office:value="267.398040259137" calcext:value-type="float">
            <text:p>267.3980402591</text:p>
          </table:table-cell>
          <table:table-cell table:number-columns-repeated="2"/>
        </table:table-row>
        <table:table-row table:style-name="ro1">
          <table:table-cell office:value-type="float" office:value="0.00138472238631258" calcext:value-type="float">
            <text:p>0.0013847224</text:p>
          </table:table-cell>
          <table:table-cell office:value-type="float" office:value="3395.40000002306" calcext:value-type="float">
            <text:p>3395.4000000231</text:p>
          </table:table-cell>
          <table:table-cell office:value-type="float" office:value="0.0000000000000316689389619803" calcext:value-type="float">
            <text:p>3.17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16002501732" calcext:value-type="float">
            <text:p>2.33E-005</text:p>
          </table:table-cell>
          <table:table-cell office:value-type="float" office:value="1.54217928091621" calcext:value-type="float">
            <text:p>1.5421792809</text:p>
          </table:table-cell>
          <table:table-cell office:value-type="float" office:value="1.29621809029046" calcext:value-type="float">
            <text:p>1.2962180903</text:p>
          </table:table-cell>
          <table:table-cell office:value-type="float" office:value="267.398036404306" calcext:value-type="float">
            <text:p>267.3980364043</text:p>
          </table:table-cell>
          <table:table-cell table:number-columns-repeated="2"/>
        </table:table-row>
        <table:table-row table:style-name="ro1">
          <table:table-cell office:value-type="float" office:value="0.00138795785155411" calcext:value-type="float">
            <text:p>0.0013879579</text:p>
          </table:table-cell>
          <table:table-cell office:value-type="float" office:value="3395.40000002314" calcext:value-type="float">
            <text:p>3395.4000000231</text:p>
          </table:table-cell>
          <table:table-cell office:value-type="float" office:value="0.00000000000003184158880847" calcext:value-type="float">
            <text:p>3.18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471176243808" calcext:value-type="float">
            <text:p>2.33E-005</text:p>
          </table:table-cell>
          <table:table-cell office:value-type="float" office:value="1.54215867426263" calcext:value-type="float">
            <text:p>1.5421586743</text:p>
          </table:table-cell>
          <table:table-cell office:value-type="float" office:value="1.29588149115806" calcext:value-type="float">
            <text:p>1.2958814912</text:p>
          </table:table-cell>
          <table:table-cell office:value-type="float" office:value="267.398031816278" calcext:value-type="float">
            <text:p>267.3980318163</text:p>
          </table:table-cell>
          <table:table-cell table:number-columns-repeated="2"/>
        </table:table-row>
        <table:table-row table:style-name="ro1">
          <table:table-cell office:value-type="float" office:value="0.00139066498704998" calcext:value-type="float">
            <text:p>0.001390665</text:p>
          </table:table-cell>
          <table:table-cell office:value-type="float" office:value="3395.4000000232" calcext:value-type="float">
            <text:p>3395.4000000232</text:p>
          </table:table-cell>
          <table:table-cell office:value-type="float" office:value="0.000000000000031986477118051" calcext:value-type="float">
            <text:p>3.2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73151862451" calcext:value-type="float">
            <text:p>2.34E-005</text:p>
          </table:table-cell>
          <table:table-cell office:value-type="float" office:value="1.54214144515924" calcext:value-type="float">
            <text:p>1.5421414452</text:p>
          </table:table-cell>
          <table:table-cell office:value-type="float" office:value="1.29560038664075" calcext:value-type="float">
            <text:p>1.2956003866</text:p>
          </table:table-cell>
          <table:table-cell office:value-type="float" office:value="267.398027977444" calcext:value-type="float">
            <text:p>267.3980279774</text:p>
          </table:table-cell>
          <table:table-cell table:number-columns-repeated="2"/>
        </table:table-row>
        <table:table-row table:style-name="ro1">
          <table:table-cell office:value-type="float" office:value="0.00139414437984328" calcext:value-type="float">
            <text:p>0.0013941444</text:p>
          </table:table-cell>
          <table:table-cell office:value-type="float" office:value="3395.40000002328" calcext:value-type="float">
            <text:p>3395.4000000233</text:p>
          </table:table-cell>
          <table:table-cell office:value-type="float" office:value="0.0000000000000321732746799766" calcext:value-type="float">
            <text:p>3.22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4066128259472" calcext:value-type="float">
            <text:p>2.34E-005</text:p>
          </table:table-cell>
          <table:table-cell office:value-type="float" office:value="1.54211931869911" calcext:value-type="float">
            <text:p>1.5421193187</text:p>
          </table:table-cell>
          <table:table-cell office:value-type="float" office:value="1.29523979923469" calcext:value-type="float">
            <text:p>1.2952397992</text:p>
          </table:table-cell>
          <table:table-cell office:value-type="float" office:value="267.398023043516" calcext:value-type="float">
            <text:p>267.3980230435</text:p>
          </table:table-cell>
          <table:table-cell table:number-columns-repeated="2"/>
        </table:table-row>
        <table:table-row table:style-name="ro1">
          <table:table-cell office:value-type="float" office:value="0.00140056253763002" calcext:value-type="float">
            <text:p>0.0014005625</text:p>
          </table:table-cell>
          <table:table-cell office:value-type="float" office:value="3395.40000002343" calcext:value-type="float">
            <text:p>3395.4000000234</text:p>
          </table:table-cell>
          <table:table-cell office:value-type="float" office:value="0.000000000000032519551537602" calcext:value-type="float">
            <text:p>3.2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4683356144873" calcext:value-type="float">
            <text:p>2.35E-005</text:p>
          </table:table-cell>
          <table:table-cell office:value-type="float" office:value="1.54207855504552" calcext:value-type="float">
            <text:p>1.542078555</text:p>
          </table:table-cell>
          <table:table-cell office:value-type="float" office:value="1.29457672986058" calcext:value-type="float">
            <text:p>1.2945767299</text:p>
          </table:table-cell>
          <table:table-cell office:value-type="float" office:value="267.398013942293" calcext:value-type="float">
            <text:p>267.3980139423</text:p>
          </table:table-cell>
          <table:table-cell table:number-columns-repeated="2"/>
        </table:table-row>
        <table:table-row table:style-name="ro1">
          <table:table-cell office:value-type="float" office:value="0.00140881158609267" calcext:value-type="float">
            <text:p>0.0014088116</text:p>
          </table:table-cell>
          <table:table-cell office:value-type="float" office:value="3395.40000002363" calcext:value-type="float">
            <text:p>3395.4000000236</text:p>
          </table:table-cell>
          <table:table-cell office:value-type="float" office:value="0.0000000000000329678666130075" calcext:value-type="float">
            <text:p>3.3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5476659427563" calcext:value-type="float">
            <text:p>2.35E-005</text:p>
          </table:table-cell>
          <table:table-cell office:value-type="float" office:value="1.5420262612565" calcext:value-type="float">
            <text:p>1.5420262613</text:p>
          </table:table-cell>
          <table:table-cell office:value-type="float" office:value="1.29372843961311" calcext:value-type="float">
            <text:p>1.2937284396</text:p>
          </table:table-cell>
          <table:table-cell office:value-type="float" office:value="267.398002244788" calcext:value-type="float">
            <text:p>267.3980022448</text:p>
          </table:table-cell>
          <table:table-cell table:number-columns-repeated="2"/>
        </table:table-row>
        <table:table-row table:style-name="ro1">
          <table:table-cell office:value-type="float" office:value="0.00141906260308375" calcext:value-type="float">
            <text:p>0.0014190626</text:p>
          </table:table-cell>
          <table:table-cell office:value-type="float" office:value="3395.40000002387" calcext:value-type="float">
            <text:p>3395.4000000239</text:p>
          </table:table-cell>
          <table:table-cell office:value-type="float" office:value="0.0000000000000335301030370038" calcext:value-type="float">
            <text:p>3.3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6462490856506" calcext:value-type="float">
            <text:p>2.36E-005</text:p>
          </table:table-cell>
          <table:table-cell office:value-type="float" office:value="1.54196142471826" calcext:value-type="float">
            <text:p>1.5419614247</text:p>
          </table:table-cell>
          <table:table-cell office:value-type="float" office:value="1.29268038498429" calcext:value-type="float">
            <text:p>1.292680385</text:p>
          </table:table-cell>
          <table:table-cell office:value-type="float" office:value="267.397987708407" calcext:value-type="float">
            <text:p>267.3979877084</text:p>
          </table:table-cell>
          <table:table-cell table:number-columns-repeated="2"/>
        </table:table-row>
        <table:table-row table:style-name="ro1">
          <table:table-cell office:value-type="float" office:value="0.00142817386298799" calcext:value-type="float">
            <text:p>0.0014281739</text:p>
          </table:table-cell>
          <table:table-cell office:value-type="float" office:value="3395.40000002409" calcext:value-type="float">
            <text:p>3395.4000000241</text:p>
          </table:table-cell>
          <table:table-cell office:value-type="float" office:value="0.0000000000000340346046582799" calcext:value-type="float">
            <text:p>3.4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7338713490039" calcext:value-type="float">
            <text:p>2.37E-005</text:p>
          </table:table-cell>
          <table:table-cell office:value-type="float" office:value="1.54190393723174" calcext:value-type="float">
            <text:p>1.5419039372</text:p>
          </table:table-cell>
          <table:table-cell office:value-type="float" office:value="1.29175448490504" calcext:value-type="float">
            <text:p>1.2917544849</text:p>
          </table:table-cell>
          <table:table-cell office:value-type="float" office:value="267.39797478825" calcext:value-type="float">
            <text:p>267.3979747883</text:p>
          </table:table-cell>
          <table:table-cell table:number-columns-repeated="2"/>
        </table:table-row>
        <table:table-row table:style-name="ro1">
          <table:table-cell office:value-type="float" office:value="0.0014358608941312" calcext:value-type="float">
            <text:p>0.0014358609</text:p>
          </table:table-cell>
          <table:table-cell office:value-type="float" office:value="3395.40000002427" calcext:value-type="float">
            <text:p>3395.4000000243</text:p>
          </table:table-cell>
          <table:table-cell office:value-type="float" office:value="0.0000000000000344637525908828" calcext:value-type="float">
            <text:p>3.45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077969654469" calcext:value-type="float">
            <text:p>2.38E-005</text:p>
          </table:table-cell>
          <table:table-cell office:value-type="float" office:value="1.54185553736432" calcext:value-type="float">
            <text:p>1.5418555374</text:p>
          </table:table-cell>
          <table:table-cell office:value-type="float" office:value="1.29097739681272" calcext:value-type="float">
            <text:p>1.2909773968</text:p>
          </table:table-cell>
          <table:table-cell office:value-type="float" office:value="267.39796388771" calcext:value-type="float">
            <text:p>267.3979638877</text:p>
          </table:table-cell>
          <table:table-cell table:number-columns-repeated="2"/>
        </table:table-row>
        <table:table-row table:style-name="ro1">
          <table:table-cell office:value-type="float" office:value="0.00143861556281421" calcext:value-type="float">
            <text:p>0.0014386156</text:p>
          </table:table-cell>
          <table:table-cell office:value-type="float" office:value="3395.40000002433" calcext:value-type="float">
            <text:p>3395.4000000243</text:p>
          </table:table-cell>
          <table:table-cell office:value-type="float" office:value="0.0000000000000346183219778436" calcext:value-type="float">
            <text:p>3.46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342884234517" calcext:value-type="float">
            <text:p>2.38E-005</text:p>
          </table:table-cell>
          <table:table-cell office:value-type="float" office:value="1.54183821576022" calcext:value-type="float">
            <text:p>1.5418382158</text:p>
          </table:table-cell>
          <table:table-cell office:value-type="float" office:value="1.29069982773673" calcext:value-type="float">
            <text:p>1.2906998277</text:p>
          </table:table-cell>
          <table:table-cell office:value-type="float" office:value="267.397959981472" calcext:value-type="float">
            <text:p>267.3979599815</text:p>
          </table:table-cell>
          <table:table-cell table:number-columns-repeated="2"/>
        </table:table-row>
        <table:table-row table:style-name="ro1">
          <table:table-cell office:value-type="float" office:value="0.00144097164895598" calcext:value-type="float">
            <text:p>0.0014409716</text:p>
          </table:table-cell>
          <table:table-cell office:value-type="float" office:value="3395.40000002439" calcext:value-type="float">
            <text:p>3395.4000000244</text:p>
          </table:table-cell>
          <table:table-cell office:value-type="float" office:value="0.0000000000000347508544713246" calcext:value-type="float">
            <text:p>3.48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569467452408" calcext:value-type="float">
            <text:p>2.39E-005</text:p>
          </table:table-cell>
          <table:table-cell office:value-type="float" office:value="1.54182340984348" calcext:value-type="float">
            <text:p>1.5418234098</text:p>
          </table:table-cell>
          <table:table-cell office:value-type="float" office:value="1.29046279722705" calcext:value-type="float">
            <text:p>1.2904627972</text:p>
          </table:table-cell>
          <table:table-cell office:value-type="float" office:value="267.397956640441" calcext:value-type="float">
            <text:p>267.3979566404</text:p>
          </table:table-cell>
          <table:table-cell table:number-columns-repeated="2"/>
        </table:table-row>
        <table:table-row table:style-name="ro1">
          <table:table-cell office:value-type="float" office:value="0.00144304134807293" calcext:value-type="float">
            <text:p>0.0014430413</text:p>
          </table:table-cell>
          <table:table-cell office:value-type="float" office:value="3395.40000002444" calcext:value-type="float">
            <text:p>3395.4000000244</text:p>
          </table:table-cell>
          <table:table-cell office:value-type="float" office:value="0.0000000000000348675273073218" calcext:value-type="float">
            <text:p>3.4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768509057042" calcext:value-type="float">
            <text:p>2.39E-005</text:p>
          </table:table-cell>
          <table:table-cell office:value-type="float" office:value="1.5418104105974" calcext:value-type="float">
            <text:p>1.5418104106</text:p>
          </table:table-cell>
          <table:table-cell office:value-type="float" office:value="1.29025486366818" calcext:value-type="float">
            <text:p>1.2902548637</text:p>
          </table:table-cell>
          <table:table-cell office:value-type="float" office:value="267.397953705519" calcext:value-type="float">
            <text:p>267.3979537055</text:p>
          </table:table-cell>
          <table:table-cell table:number-columns-repeated="2"/>
        </table:table-row>
        <table:table-row table:style-name="ro1">
          <table:table-cell office:value-type="float" office:value="0.0014474231438784" calcext:value-type="float">
            <text:p>0.0014474231</text:p>
          </table:table-cell>
          <table:table-cell office:value-type="float" office:value="3395.40000002455" calcext:value-type="float">
            <text:p>3395.4000000246</text:p>
          </table:table-cell>
          <table:table-cell office:value-type="float" office:value="0.0000000000000351153094795632" calcext:value-type="float">
            <text:p>3.51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918990358633" calcext:value-type="float">
            <text:p>2.39E-005</text:p>
          </table:table-cell>
          <table:table-cell office:value-type="float" office:value="1.54178291197714" calcext:value-type="float">
            <text:p>1.541782912</text:p>
          </table:table-cell>
          <table:table-cell office:value-type="float" office:value="1.28981552218102" calcext:value-type="float">
            <text:p>1.2898155222</text:p>
          </table:table-cell>
          <table:table-cell office:value-type="float" office:value="267.397947491945" calcext:value-type="float">
            <text:p>267.3979474919</text:p>
          </table:table-cell>
          <table:table-cell table:number-columns-repeated="2"/>
        </table:table-row>
        <table:table-row table:style-name="ro1">
          <table:table-cell office:value-type="float" office:value="0.0014607360099077" calcext:value-type="float">
            <text:p>0.001460736</text:p>
          </table:table-cell>
          <table:table-cell office:value-type="float" office:value="3395.40000002486" calcext:value-type="float">
            <text:p>3395.4000000249</text:p>
          </table:table-cell>
          <table:table-cell office:value-type="float" office:value="0.0000000000000358745747506184" calcext:value-type="float">
            <text:p>3.5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47019436095" calcext:value-type="float">
            <text:p>2.40E-005</text:p>
          </table:table-cell>
          <table:table-cell office:value-type="float" office:value="1.5416995465372" calcext:value-type="float">
            <text:p>1.5416995465</text:p>
          </table:table-cell>
          <table:table-cell office:value-type="float" office:value="1.28848797348179" calcext:value-type="float">
            <text:p>1.2884879735</text:p>
          </table:table-cell>
          <table:table-cell office:value-type="float" office:value="267.39792861373" calcext:value-type="float">
            <text:p>267.3979286137</text:p>
          </table:table-cell>
          <table:table-cell table:number-columns-repeated="2"/>
        </table:table-row>
        <table:table-row table:style-name="ro1">
          <table:table-cell office:value-type="float" office:value="0.00146377207847071" calcext:value-type="float">
            <text:p>0.0014637721</text:p>
          </table:table-cell>
          <table:table-cell office:value-type="float" office:value="3395.40000002494" calcext:value-type="float">
            <text:p>3395.4000000249</text:p>
          </table:table-cell>
          <table:table-cell office:value-type="float" office:value="0.0000000000000360490910025633" calcext:value-type="float">
            <text:p>3.60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762171537128" calcext:value-type="float">
            <text:p>2.41E-005</text:p>
          </table:table-cell>
          <table:table-cell office:value-type="float" office:value="1.54168057323507" calcext:value-type="float">
            <text:p>1.5416805732</text:p>
          </table:table-cell>
          <table:table-cell office:value-type="float" office:value="1.28818673955018" calcext:value-type="float">
            <text:p>1.2881867396</text:p>
          </table:table-cell>
          <table:table-cell office:value-type="float" office:value="267.397924308455" calcext:value-type="float">
            <text:p>267.3979243085</text:p>
          </table:table-cell>
          <table:table-cell table:number-columns-repeated="2"/>
        </table:table-row>
        <table:table-row table:style-name="ro1">
          <table:table-cell office:value-type="float" office:value="0.00146582115892269" calcext:value-type="float">
            <text:p>0.0014658212</text:p>
          </table:table-cell>
          <table:table-cell office:value-type="float" office:value="3395.40000002499" calcext:value-type="float">
            <text:p>3395.400000025</text:p>
          </table:table-cell>
          <table:table-cell office:value-type="float" office:value="0.0000000000000361671606614589" calcext:value-type="float">
            <text:p>3.62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95923060545" calcext:value-type="float">
            <text:p>2.41E-005</text:p>
          </table:table-cell>
          <table:table-cell office:value-type="float" office:value="1.54166777611419" calcext:value-type="float">
            <text:p>1.5416677761</text:p>
          </table:table-cell>
          <table:table-cell office:value-type="float" office:value="1.28798375020403" calcext:value-type="float">
            <text:p>1.2879837502</text:p>
          </table:table-cell>
          <table:table-cell office:value-type="float" office:value="267.397921402771" calcext:value-type="float">
            <text:p>267.3979214028</text:p>
          </table:table-cell>
          <table:table-cell table:number-columns-repeated="2"/>
        </table:table-row>
        <table:table-row table:style-name="ro1">
          <table:table-cell office:value-type="float" office:value="0.00146750388977182" calcext:value-type="float">
            <text:p>0.0014675039</text:p>
          </table:table-cell>
          <table:table-cell office:value-type="float" office:value="3395.40000002503" calcext:value-type="float">
            <text:p>3395.400000025</text:p>
          </table:table-cell>
          <table:table-cell office:value-type="float" office:value="0.000000000000036264293735079" calcext:value-type="float">
            <text:p>3.63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121058034219" calcext:value-type="float">
            <text:p>2.41E-005</text:p>
          </table:table-cell>
          <table:table-cell office:value-type="float" office:value="1.54165727172499" calcext:value-type="float">
            <text:p>1.5416572717</text:p>
          </table:table-cell>
          <table:table-cell office:value-type="float" office:value="1.2878172434813" calcext:value-type="float">
            <text:p>1.2878172435</text:p>
          </table:table-cell>
          <table:table-cell office:value-type="float" office:value="267.397919016586" calcext:value-type="float">
            <text:p>267.3979190166</text:p>
          </table:table-cell>
          <table:table-cell table:number-columns-repeated="2"/>
        </table:table-row>
        <table:table-row table:style-name="ro1">
          <table:table-cell office:value-type="float" office:value="0.0014689118419491" calcext:value-type="float">
            <text:p>0.0014689118</text:p>
          </table:table-cell>
          <table:table-cell office:value-type="float" office:value="3395.40000002506" calcext:value-type="float">
            <text:p>3395.4000000251</text:p>
          </table:table-cell>
          <table:table-cell office:value-type="float" office:value="0.000000000000036345685421283" calcext:value-type="float">
            <text:p>3.63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256460144342" calcext:value-type="float">
            <text:p>2.41E-005</text:p>
          </table:table-cell>
          <table:table-cell office:value-type="float" office:value="1.54164848598219" calcext:value-type="float">
            <text:p>1.541648486</text:p>
          </table:table-cell>
          <table:table-cell office:value-type="float" office:value="1.28767805807179" calcext:value-type="float">
            <text:p>1.2876780581</text:p>
          </table:table-cell>
          <table:table-cell office:value-type="float" office:value="267.39791702005" calcext:value-type="float">
            <text:p>267.3979170201</text:p>
          </table:table-cell>
          <table:table-cell table:number-columns-repeated="2"/>
        </table:table-row>
        <table:table-row table:style-name="ro1">
          <table:table-cell office:value-type="float" office:value="0.00147023827002768" calcext:value-type="float">
            <text:p>0.0014702383</text:p>
          </table:table-cell>
          <table:table-cell office:value-type="float" office:value="3395.40000002509" calcext:value-type="float">
            <text:p>3395.4000000251</text:p>
          </table:table-cell>
          <table:table-cell office:value-type="float" office:value="0.000000000000036422464212327" calcext:value-type="float">
            <text:p>3.64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384022133335" calcext:value-type="float">
            <text:p>2.41E-005</text:p>
          </table:table-cell>
          <table:table-cell office:value-type="float" office:value="1.5416402114874" calcext:value-type="float">
            <text:p>1.5416402115</text:p>
          </table:table-cell>
          <table:table-cell office:value-type="float" office:value="1.28754704163312" calcext:value-type="float">
            <text:p>1.2875470416</text:p>
          </table:table-cell>
          <table:table-cell office:value-type="float" office:value="267.397915139118" calcext:value-type="float">
            <text:p>267.3979151391</text:p>
          </table:table-cell>
          <table:table-cell table:number-columns-repeated="2"/>
        </table:table-row>
        <table:table-row table:style-name="ro1">
          <table:table-cell office:value-type="float" office:value="0.00147194308466406" calcext:value-type="float">
            <text:p>0.0014719431</text:p>
          </table:table-cell>
          <table:table-cell office:value-type="float" office:value="3395.40000002513" calcext:value-type="float">
            <text:p>3395.4000000251</text:p>
          </table:table-cell>
          <table:table-cell office:value-type="float" office:value="0.0000000000000365212878830315" calcext:value-type="float">
            <text:p>3.65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547973405111" calcext:value-type="float">
            <text:p>2.42E-005</text:p>
          </table:table-cell>
          <table:table-cell office:value-type="float" office:value="1.54162958042015" calcext:value-type="float">
            <text:p>1.5416295804</text:p>
          </table:table-cell>
          <table:table-cell office:value-type="float" office:value="1.28737880667984" calcext:value-type="float">
            <text:p>1.2873788067</text:p>
          </table:table-cell>
          <table:table-cell office:value-type="float" office:value="267.397912721618" calcext:value-type="float">
            <text:p>267.3979127216</text:p>
          </table:table-cell>
          <table:table-cell table:number-columns-repeated="2"/>
        </table:table-row>
        <table:table-row table:style-name="ro1">
          <table:table-cell office:value-type="float" office:value="0.00147350500621176" calcext:value-type="float">
            <text:p>0.001473505</text:p>
          </table:table-cell>
          <table:table-cell office:value-type="float" office:value="3395.40000002517" calcext:value-type="float">
            <text:p>3395.4000000252</text:p>
          </table:table-cell>
          <table:table-cell office:value-type="float" office:value="0.0000000000000366119690861894" calcext:value-type="float">
            <text:p>3.66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698182730729" calcext:value-type="float">
            <text:p>2.42E-005</text:p>
          </table:table-cell>
          <table:table-cell office:value-type="float" office:value="1.54161984467642" calcext:value-type="float">
            <text:p>1.5416198447</text:p>
          </table:table-cell>
          <table:table-cell office:value-type="float" office:value="1.28722482671403" calcext:value-type="float">
            <text:p>1.2872248267</text:p>
          </table:table-cell>
          <table:table-cell office:value-type="float" office:value="267.397910506746" calcext:value-type="float">
            <text:p>267.3979105067</text:p>
          </table:table-cell>
          <table:table-cell table:number-columns-repeated="2"/>
        </table:table-row>
        <table:table-row table:style-name="ro1">
          <table:table-cell office:value-type="float" office:value="0.00147476699266349" calcext:value-type="float">
            <text:p>0.001474767</text:p>
          </table:table-cell>
          <table:table-cell office:value-type="float" office:value="3395.4000000252" calcext:value-type="float">
            <text:p>3395.4000000252</text:p>
          </table:table-cell>
          <table:table-cell office:value-type="float" office:value="0.0000000000000366853351194973" calcext:value-type="float">
            <text:p>3.67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819547440015" calcext:value-type="float">
            <text:p>2.42E-005</text:p>
          </table:table-cell>
          <table:table-cell office:value-type="float" office:value="1.5416119810122" calcext:value-type="float">
            <text:p>1.541611981</text:p>
          </table:table-cell>
          <table:table-cell office:value-type="float" office:value="1.28710052279944" calcext:value-type="float">
            <text:p>1.2871005228</text:p>
          </table:table-cell>
          <table:table-cell office:value-type="float" office:value="267.397908717195" calcext:value-type="float">
            <text:p>267.3979087172</text:p>
          </table:table-cell>
          <table:table-cell table:number-columns-repeated="2"/>
        </table:table-row>
        <table:table-row table:style-name="ro1">
          <table:table-cell office:value-type="float" office:value="0.00147596890852075" calcext:value-type="float">
            <text:p>0.0014759689</text:p>
          </table:table-cell>
          <table:table-cell office:value-type="float" office:value="3395.40000002523" calcext:value-type="float">
            <text:p>3395.4000000252</text:p>
          </table:table-cell>
          <table:table-cell office:value-type="float" office:value="0.0000000000000367552906499985" calcext:value-type="float">
            <text:p>3.68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935135196716" calcext:value-type="float">
            <text:p>2.42E-005</text:p>
          </table:table-cell>
          <table:table-cell office:value-type="float" office:value="1.54160449427548" calcext:value-type="float">
            <text:p>1.5416044943</text:p>
          </table:table-cell>
          <table:table-cell office:value-type="float" office:value="1.28698222483526" calcext:value-type="float">
            <text:p>1.2869822248</text:p>
          </table:table-cell>
          <table:table-cell office:value-type="float" office:value="267.397907012827" calcext:value-type="float">
            <text:p>267.3979070128</text:p>
          </table:table-cell>
          <table:table-cell table:number-columns-repeated="2"/>
        </table:table-row>
        <table:table-row table:style-name="ro1">
          <table:table-cell office:value-type="float" office:value="0.00147867891986664" calcext:value-type="float">
            <text:p>0.0014786789</text:p>
          </table:table-cell>
          <table:table-cell office:value-type="float" office:value="3395.4000000253" calcext:value-type="float">
            <text:p>3395.4000000253</text:p>
          </table:table-cell>
          <table:table-cell office:value-type="float" office:value="0.0000000000000369133151135758" calcext:value-type="float">
            <text:p>3.6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2195755918859" calcext:value-type="float">
            <text:p>2.42E-005</text:p>
          </table:table-cell>
          <table:table-cell office:value-type="float" office:value="1.54158762104757" calcext:value-type="float">
            <text:p>1.541587621</text:p>
          </table:table-cell>
          <table:table-cell office:value-type="float" office:value="1.28671581174541" calcext:value-type="float">
            <text:p>1.2867158117</text:p>
          </table:table-cell>
          <table:table-cell office:value-type="float" office:value="267.397903169915" calcext:value-type="float">
            <text:p>267.3979031699</text:p>
          </table:table-cell>
          <table:table-cell table:number-columns-repeated="2"/>
        </table:table-row>
        <table:table-row table:style-name="ro1">
          <table:table-cell office:value-type="float" office:value="0.00148102011795955" calcext:value-type="float">
            <text:p>0.0014810201</text:p>
          </table:table-cell>
          <table:table-cell office:value-type="float" office:value="3395.40000002535" calcext:value-type="float">
            <text:p>3395.4000000254</text:p>
          </table:table-cell>
          <table:table-cell office:value-type="float" office:value="0.0000000000000370501603318606" calcext:value-type="float">
            <text:p>3.71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420908059798" calcext:value-type="float">
            <text:p>2.42E-005</text:p>
          </table:table-cell>
          <table:table-cell office:value-type="float" office:value="1.54157305284958" calcext:value-type="float">
            <text:p>1.5415730528</text:p>
          </table:table-cell>
          <table:table-cell office:value-type="float" office:value="1.2864860099469" calcext:value-type="float">
            <text:p>1.2864860099</text:p>
          </table:table-cell>
          <table:table-cell office:value-type="float" office:value="267.397899849996" calcext:value-type="float">
            <text:p>267.39789985</text:p>
          </table:table-cell>
          <table:table-cell table:number-columns-repeated="2"/>
        </table:table-row>
        <table:table-row table:style-name="ro1">
          <table:table-cell office:value-type="float" office:value="0.00148291173682706" calcext:value-type="float">
            <text:p>0.0014829117</text:p>
          </table:table-cell>
          <table:table-cell office:value-type="float" office:value="3395.4000000254" calcext:value-type="float">
            <text:p>3395.4000000254</text:p>
          </table:table-cell>
          <table:table-cell office:value-type="float" office:value="0.0000000000000371609486300114" calcext:value-type="float">
            <text:p>3.72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602824365422" calcext:value-type="float">
            <text:p>2.43E-005</text:p>
          </table:table-cell>
          <table:table-cell office:value-type="float" office:value="1.54156128855237" calcext:value-type="float">
            <text:p>1.5415612886</text:p>
          </table:table-cell>
          <table:table-cell office:value-type="float" office:value="1.28630057628651" calcext:value-type="float">
            <text:p>1.2863005763</text:p>
          </table:table-cell>
          <table:table-cell office:value-type="float" office:value="267.397897167599" calcext:value-type="float">
            <text:p>267.3978971676</text:p>
          </table:table-cell>
          <table:table-cell table:number-columns-repeated="2"/>
        </table:table-row>
        <table:table-row table:style-name="ro1">
          <table:table-cell office:value-type="float" office:value="0.00148595485104392" calcext:value-type="float">
            <text:p>0.0014859549</text:p>
          </table:table-cell>
          <table:table-cell office:value-type="float" office:value="3395.40000002547" calcext:value-type="float">
            <text:p>3395.4000000255</text:p>
          </table:table-cell>
          <table:table-cell office:value-type="float" office:value="0.0000000000000373395932660801" calcext:value-type="float">
            <text:p>3.73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895479620226" calcext:value-type="float">
            <text:p>2.43E-005</text:p>
          </table:table-cell>
          <table:table-cell office:value-type="float" office:value="1.54154237423357" calcext:value-type="float">
            <text:p>1.5415423742</text:p>
          </table:table-cell>
          <table:table-cell office:value-type="float" office:value="1.28600271038497" calcext:value-type="float">
            <text:p>1.2860027104</text:p>
          </table:table-cell>
          <table:table-cell office:value-type="float" office:value="267.397892852333" calcext:value-type="float">
            <text:p>267.3978928523</text:p>
          </table:table-cell>
          <table:table-cell table:number-columns-repeated="2"/>
        </table:table-row>
        <table:table-row table:style-name="ro1">
          <table:table-cell office:value-type="float" office:value="0.00149338802709265" calcext:value-type="float">
            <text:p>0.001493388</text:p>
          </table:table-cell>
          <table:table-cell office:value-type="float" office:value="3395.40000002565" calcext:value-type="float">
            <text:p>3395.4000000257</text:p>
          </table:table-cell>
          <table:table-cell office:value-type="float" office:value="0.00000000000003777811245401" calcext:value-type="float">
            <text:p>3.78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3610325910103" calcext:value-type="float">
            <text:p>2.44E-005</text:p>
          </table:table-cell>
          <table:table-cell office:value-type="float" office:value="1.54149623232104" calcext:value-type="float">
            <text:p>1.5414962323</text:p>
          </table:table-cell>
          <table:table-cell office:value-type="float" office:value="1.28527744926296" calcext:value-type="float">
            <text:p>1.2852774493</text:p>
          </table:table-cell>
          <table:table-cell office:value-type="float" office:value="267.397882311771" calcext:value-type="float">
            <text:p>267.3978823118</text:p>
          </table:table-cell>
          <table:table-cell table:number-columns-repeated="2"/>
        </table:table-row>
        <table:table-row table:style-name="ro1">
          <table:table-cell office:value-type="float" office:value="0.0015231207312876" calcext:value-type="float">
            <text:p>0.0015231207</text:p>
          </table:table-cell>
          <table:table-cell office:value-type="float" office:value="3395.40000002638" calcext:value-type="float">
            <text:p>3395.4000000264</text:p>
          </table:table-cell>
          <table:table-cell office:value-type="float" office:value="0.0000000000000395629463611263" calcext:value-type="float">
            <text:p>3.96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6469715171845" calcext:value-type="float">
            <text:p>2.46E-005</text:p>
          </table:table-cell>
          <table:table-cell office:value-type="float" office:value="1.54131249347331" calcext:value-type="float">
            <text:p>1.5413124935</text:p>
          </table:table-cell>
          <table:table-cell office:value-type="float" office:value="1.28240877504967" calcext:value-type="float">
            <text:p>1.282408775</text:p>
          </table:table-cell>
          <table:table-cell office:value-type="float" office:value="267.397840149522" calcext:value-type="float">
            <text:p>267.3978401495</text:p>
          </table:table-cell>
          <table:table-cell table:number-columns-repeated="2"/>
        </table:table-row>
        <table:table-row table:style-name="ro1">
          <table:table-cell office:value-type="float" office:value="0.00154690242679583" calcext:value-type="float">
            <text:p>0.0015469024</text:p>
          </table:table-cell>
          <table:table-cell office:value-type="float" office:value="3395.40000002697" calcext:value-type="float">
            <text:p>3395.400000027</text:p>
          </table:table-cell>
          <table:table-cell office:value-type="float" office:value="0.0000000000000410262019584365" calcext:value-type="float">
            <text:p>4.10E-014</text:p>
          </table:table-cell>
          <table:table-cell office:value-type="float" office:value="1.30027029273597" calcext:value-type="float">
            <text:p>1.3002702927</text:p>
          </table:table-cell>
          <table:table-cell office:value-type="float" office:value="0.0000248756801629873" calcext:value-type="float">
            <text:p>2.49E-005</text:p>
          </table:table-cell>
          <table:table-cell office:value-type="float" office:value="1.54116647248536" calcext:value-type="float">
            <text:p>1.5411664725</text:p>
          </table:table-cell>
          <table:table-cell office:value-type="float" office:value="1.28015078799433" calcext:value-type="float">
            <text:p>1.280150788</text:p>
          </table:table-cell>
          <table:table-cell office:value-type="float" office:value="267.397806426058" calcext:value-type="float">
            <text:p>267.3978064261</text:p>
          </table:table-cell>
          <table:table-cell table:number-columns-repeated="2"/>
        </table:table-row>
        <table:table-row table:style-name="ro1">
          <table:table-cell office:value-type="float" office:value="0.00156653549039105" calcext:value-type="float">
            <text:p>0.0015665355</text:p>
          </table:table-cell>
          <table:table-cell office:value-type="float" office:value="3395.40000002746" calcext:value-type="float">
            <text:p>3395.4000000275</text:p>
          </table:table-cell>
          <table:table-cell office:value-type="float" office:value="0.0000000000000422582660875779" calcext:value-type="float">
            <text:p>4.23E-014</text:p>
          </table:table-cell>
          <table:table-cell office:value-type="float" office:value="1.30027029273597" calcext:value-type="float">
            <text:p>1.3002702927</text:p>
          </table:table-cell>
          <table:table-cell office:value-type="float" office:value="0.000025064491717635" calcext:value-type="float">
            <text:p>2.51E-005</text:p>
          </table:table-cell>
          <table:table-cell office:value-type="float" office:value="1.54104654553818" calcext:value-type="float">
            <text:p>1.5410465455</text:p>
          </table:table-cell>
          <table:table-cell office:value-type="float" office:value="1.27831056570149" calcext:value-type="float">
            <text:p>1.2783105657</text:p>
          </table:table-cell>
          <table:table-cell office:value-type="float" office:value="267.397778585533" calcext:value-type="float">
            <text:p>267.3977785855</text:p>
          </table:table-cell>
          <table:table-cell table:number-columns-repeated="2"/>
        </table:table-row>
        <table:table-row table:style-name="ro1">
          <table:table-cell office:value-type="float" office:value="0.001587170765922" calcext:value-type="float">
            <text:p>0.0015871708</text:p>
          </table:table-cell>
          <table:table-cell office:value-type="float" office:value="3395.40000002798" calcext:value-type="float">
            <text:p>3395.400000028</text:p>
          </table:table-cell>
          <table:table-cell office:value-type="float" office:value="0.0000000000000435768461055767" calcext:value-type="float">
            <text:p>4.3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2629418716165" calcext:value-type="float">
            <text:p>2.53E-005</text:p>
          </table:table-cell>
          <table:table-cell office:value-type="float" office:value="1.54092109238214" calcext:value-type="float">
            <text:p>1.5409210924</text:p>
          </table:table-cell>
          <table:table-cell office:value-type="float" office:value="1.27639918292899" calcext:value-type="float">
            <text:p>1.2763991829</text:p>
          </table:table-cell>
          <table:table-cell office:value-type="float" office:value="267.397749323827" calcext:value-type="float">
            <text:p>267.3977493238</text:p>
          </table:table-cell>
          <table:table-cell table:number-columns-repeated="2"/>
        </table:table-row>
        <table:table-row table:style-name="ro1">
          <table:table-cell office:value-type="float" office:value="0.00159437160432664" calcext:value-type="float">
            <text:p>0.0015943716</text:p>
          </table:table-cell>
          <table:table-cell office:value-type="float" office:value="3395.40000002816" calcext:value-type="float">
            <text:p>3395.4000000282</text:p>
          </table:table-cell>
          <table:table-cell office:value-type="float" office:value="0.0000000000000440427013120062" calcext:value-type="float">
            <text:p>4.40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3321926563672" calcext:value-type="float">
            <text:p>2.53E-005</text:p>
          </table:table-cell>
          <table:table-cell office:value-type="float" office:value="1.54087745874536" calcext:value-type="float">
            <text:p>1.5408774587</text:p>
          </table:table-cell>
          <table:table-cell office:value-type="float" office:value="1.27573760019361" calcext:value-type="float">
            <text:p>1.2757376002</text:p>
          </table:table-cell>
          <table:table-cell office:value-type="float" office:value="267.39773911273" calcext:value-type="float">
            <text:p>267.3977391127</text:p>
          </table:table-cell>
          <table:table-cell table:number-columns-repeated="2"/>
        </table:table-row>
        <table:table-row table:style-name="ro1">
          <table:table-cell office:value-type="float" office:value="0.00160362660621298" calcext:value-type="float">
            <text:p>0.0016036266</text:p>
          </table:table-cell>
          <table:table-cell office:value-type="float" office:value="3395.40000002839" calcext:value-type="float">
            <text:p>3395.4000000284</text:p>
          </table:table-cell>
          <table:table-cell office:value-type="float" office:value="0.0000000000000446458175716301" calcext:value-type="float">
            <text:p>4.4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4211984794441" calcext:value-type="float">
            <text:p>2.54E-005</text:p>
          </table:table-cell>
          <table:table-cell office:value-type="float" office:value="1.54082148473401" calcext:value-type="float">
            <text:p>1.5408214847</text:p>
          </table:table-cell>
          <table:table-cell office:value-type="float" office:value="1.2748913496295" calcext:value-type="float">
            <text:p>1.2748913496</text:p>
          </table:table-cell>
          <table:table-cell office:value-type="float" office:value="267.397725988741" calcext:value-type="float">
            <text:p>267.3977259887</text:p>
          </table:table-cell>
          <table:table-cell table:number-columns-repeated="2"/>
        </table:table-row>
        <table:table-row table:style-name="ro1">
          <table:table-cell office:value-type="float" office:value="0.00161168409559515" calcext:value-type="float">
            <text:p>0.0016116841</text:p>
          </table:table-cell>
          <table:table-cell office:value-type="float" office:value="3395.4000000286" calcext:value-type="float">
            <text:p>3395.4000000286</text:p>
          </table:table-cell>
          <table:table-cell office:value-type="float" office:value="0.0000000000000451749068260738" calcext:value-type="float">
            <text:p>4.52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4986878156372" calcext:value-type="float">
            <text:p>2.55E-005</text:p>
          </table:table-cell>
          <table:table-cell office:value-type="float" office:value="1.54077285204161" calcext:value-type="float">
            <text:p>1.540772852</text:p>
          </table:table-cell>
          <table:table-cell office:value-type="float" office:value="1.27415828528069" calcext:value-type="float">
            <text:p>1.2741582853</text:p>
          </table:table-cell>
          <table:table-cell office:value-type="float" office:value="267.397714562875" calcext:value-type="float">
            <text:p>267.3977145629</text:p>
          </table:table-cell>
          <table:table-cell table:number-columns-repeated="2"/>
        </table:table-row>
        <table:table-row table:style-name="ro1">
          <table:table-cell office:value-type="float" office:value="0.00161506593413325" calcext:value-type="float">
            <text:p>0.0016150659</text:p>
          </table:table-cell>
          <table:table-cell office:value-type="float" office:value="3395.40000002868" calcext:value-type="float">
            <text:p>3395.4000000287</text:p>
          </table:table-cell>
          <table:table-cell office:value-type="float" office:value="0.0000000000000453980874727396" calcext:value-type="float">
            <text:p>4.54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312111645602" calcext:value-type="float">
            <text:p>2.55E-005</text:p>
          </table:table-cell>
          <table:table-cell office:value-type="float" office:value="1.54075246729974" calcext:value-type="float">
            <text:p>1.5407524673</text:p>
          </table:table-cell>
          <table:table-cell office:value-type="float" office:value="1.27385162434488" calcext:value-type="float">
            <text:p>1.2738516243</text:p>
          </table:table-cell>
          <table:table-cell office:value-type="float" office:value="267.397709767283" calcext:value-type="float">
            <text:p>267.3977097673</text:p>
          </table:table-cell>
          <table:table-cell table:number-columns-repeated="2"/>
        </table:table-row>
        <table:table-row table:style-name="ro1">
          <table:table-cell office:value-type="float" office:value="0.00161795844264126" calcext:value-type="float">
            <text:p>0.0016179584</text:p>
          </table:table-cell>
          <table:table-cell office:value-type="float" office:value="3395.40000002876" calcext:value-type="float">
            <text:p>3395.4000000288</text:p>
          </table:table-cell>
          <table:table-cell office:value-type="float" office:value="0.0000000000000455894990086188" calcext:value-type="float">
            <text:p>4.5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590286032204" calcext:value-type="float">
            <text:p>2.56E-005</text:p>
          </table:table-cell>
          <table:table-cell office:value-type="float" office:value="1.54073504451868" calcext:value-type="float">
            <text:p>1.5407350445</text:p>
          </table:table-cell>
          <table:table-cell office:value-type="float" office:value="1.27358980979969" calcext:value-type="float">
            <text:p>1.2735898098</text:p>
          </table:table-cell>
          <table:table-cell office:value-type="float" office:value="267.397705665582" calcext:value-type="float">
            <text:p>267.3977056656</text:p>
          </table:table-cell>
          <table:table-cell table:number-columns-repeated="2"/>
        </table:table-row>
        <table:table-row table:style-name="ro1">
          <table:table-cell office:value-type="float" office:value="0.00162048462823631" calcext:value-type="float">
            <text:p>0.0016204846</text:p>
          </table:table-cell>
          <table:table-cell office:value-type="float" office:value="3395.40000002882" calcext:value-type="float">
            <text:p>3395.4000000288</text:p>
          </table:table-cell>
          <table:table-cell office:value-type="float" office:value="0.0000000000000457570644906463" calcext:value-type="float">
            <text:p>4.58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833230961898" calcext:value-type="float">
            <text:p>2.56E-005</text:p>
          </table:table-cell>
          <table:table-cell office:value-type="float" office:value="1.54071983850915" calcext:value-type="float">
            <text:p>1.5407198385</text:p>
          </table:table-cell>
          <table:table-cell office:value-type="float" office:value="1.2733615097804" calcext:value-type="float">
            <text:p>1.2733615098</text:p>
          </table:table-cell>
          <table:table-cell office:value-type="float" office:value="267.397702083343" calcext:value-type="float">
            <text:p>267.3977020833</text:p>
          </table:table-cell>
          <table:table-cell table:number-columns-repeated="2"/>
        </table:table-row>
        <table:table-row table:style-name="ro1">
          <table:table-cell office:value-type="float" office:value="0.00162271732605999" calcext:value-type="float">
            <text:p>0.0016227173</text:p>
          </table:table-cell>
          <table:table-cell office:value-type="float" office:value="3395.40000002888" calcext:value-type="float">
            <text:p>3395.4000000289</text:p>
          </table:table-cell>
          <table:table-cell office:value-type="float" office:value="0.0000000000000459054696117121" calcext:value-type="float">
            <text:p>4.59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6047951018977" calcext:value-type="float">
            <text:p>2.56E-005</text:p>
          </table:table-cell>
          <table:table-cell office:value-type="float" office:value="1.54070640611281" calcext:value-type="float">
            <text:p>1.5407064061</text:p>
          </table:table-cell>
          <table:table-cell office:value-type="float" office:value="1.27316000952986" calcext:value-type="float">
            <text:p>1.2731600095</text:p>
          </table:table-cell>
          <table:table-cell office:value-type="float" office:value="267.397698917282" calcext:value-type="float">
            <text:p>267.3976989173</text:p>
          </table:table-cell>
          <table:table-cell table:number-columns-repeated="2"/>
        </table:table-row>
        <table:table-row table:style-name="ro1">
          <table:table-cell office:value-type="float" office:value="0.00162747221767622" calcext:value-type="float">
            <text:p>0.0016274722</text:p>
          </table:table-cell>
          <table:table-cell office:value-type="float" office:value="3395.400000029" calcext:value-type="float">
            <text:p>3395.400000029</text:p>
          </table:table-cell>
          <table:table-cell office:value-type="float" office:value="0.0000000000000462224836010326" calcext:value-type="float">
            <text:p>4.62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6505232278283" calcext:value-type="float">
            <text:p>2.57E-005</text:p>
          </table:table-cell>
          <table:table-cell office:value-type="float" office:value="1.54067782254675" calcext:value-type="float">
            <text:p>1.5406778225</text:p>
          </table:table-cell>
          <table:table-cell office:value-type="float" office:value="1.27273174361259" calcext:value-type="float">
            <text:p>1.2727317436</text:p>
          </table:table-cell>
          <table:table-cell office:value-type="float" office:value="267.397692174642" calcext:value-type="float">
            <text:p>267.3976921746</text:p>
          </table:table-cell>
          <table:table-cell table:number-columns-repeated="2"/>
        </table:table-row>
        <table:table-row table:style-name="ro1">
          <table:table-cell office:value-type="float" office:value="0.00163358352417737" calcext:value-type="float">
            <text:p>0.0016335835</text:p>
          </table:table-cell>
          <table:table-cell office:value-type="float" office:value="3395.40000002916" calcext:value-type="float">
            <text:p>3395.4000000292</text:p>
          </table:table-cell>
          <table:table-cell office:value-type="float" office:value="0.0000000000000466318550830707" calcext:value-type="float">
            <text:p>4.66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7092961153219" calcext:value-type="float">
            <text:p>2.57E-005</text:p>
          </table:table-cell>
          <table:table-cell office:value-type="float" office:value="1.54064113101523" calcext:value-type="float">
            <text:p>1.540641131</text:p>
          </table:table-cell>
          <table:table-cell office:value-type="float" office:value="1.27218302191236" calcext:value-type="float">
            <text:p>1.2721830219</text:p>
          </table:table-cell>
          <table:table-cell office:value-type="float" office:value="267.397683508547" calcext:value-type="float">
            <text:p>267.3976835085</text:p>
          </table:table-cell>
          <table:table-cell table:number-columns-repeated="2"/>
        </table:table-row>
        <table:table-row table:style-name="ro1">
          <table:table-cell office:value-type="float" office:value="0.00165142712990321" calcext:value-type="float">
            <text:p>0.0016514271</text:p>
          </table:table-cell>
          <table:table-cell office:value-type="float" office:value="3395.40000002962" calcext:value-type="float">
            <text:p>3395.4000000296</text:p>
          </table:table-cell>
          <table:table-cell office:value-type="float" office:value="0.0000000000000478395442091654" calcext:value-type="float">
            <text:p>4.78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8808995521298" calcext:value-type="float">
            <text:p>2.59E-005</text:p>
          </table:table-cell>
          <table:table-cell office:value-type="float" office:value="1.5405342969011" calcext:value-type="float">
            <text:p>1.5405342969</text:p>
          </table:table-cell>
          <table:table-cell office:value-type="float" office:value="1.27059181536372" calcext:value-type="float">
            <text:p>1.2705918154</text:p>
          </table:table-cell>
          <table:table-cell office:value-type="float" office:value="267.397658205549" calcext:value-type="float">
            <text:p>267.3976582055</text:p>
          </table:table-cell>
          <table:table-cell table:number-columns-repeated="2"/>
        </table:table-row>
        <table:table-row table:style-name="ro1">
          <table:table-cell office:value-type="float" office:value="0.00169297902449191" calcext:value-type="float">
            <text:p>0.001692979</text:p>
          </table:table-cell>
          <table:table-cell office:value-type="float" office:value="3395.4000000307" calcext:value-type="float">
            <text:p>3395.4000000307</text:p>
          </table:table-cell>
          <table:table-cell office:value-type="float" office:value="0.0000000000000507240317807925" calcext:value-type="float">
            <text:p>5.07E-014</text:p>
          </table:table-cell>
          <table:table-cell office:value-type="float" office:value="1.300270292736" calcext:value-type="float">
            <text:p>1.3002702927</text:p>
          </table:table-cell>
          <table:table-cell office:value-type="float" office:value="0.0000262805084816219" calcext:value-type="float">
            <text:p>2.63E-005</text:p>
          </table:table-cell>
          <table:table-cell office:value-type="float" office:value="1.54028719033304" calcext:value-type="float">
            <text:p>1.5402871903</text:p>
          </table:table-cell>
          <table:table-cell office:value-type="float" office:value="1.26694824575883" calcext:value-type="float">
            <text:p>1.2669482458</text:p>
          </table:table-cell>
          <table:table-cell office:value-type="float" office:value="267.397599283182" calcext:value-type="float">
            <text:p>267.3975992832</text:p>
          </table:table-cell>
          <table:table-cell table:number-columns-repeated="2"/>
        </table:table-row>
        <table:table-row table:style-name="ro1">
          <table:table-cell office:value-type="float" office:value="0.00172970349292264" calcext:value-type="float">
            <text:p>0.0017297035</text:p>
          </table:table-cell>
          <table:table-cell office:value-type="float" office:value="3395.40000003167" calcext:value-type="float">
            <text:p>3395.4000000317</text:p>
          </table:table-cell>
          <table:table-cell office:value-type="float" office:value="0.0000000000000533582755729408" calcext:value-type="float">
            <text:p>5.34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633692608675" calcext:value-type="float">
            <text:p>2.66E-005</text:p>
          </table:table-cell>
          <table:table-cell office:value-type="float" office:value="1.54007071288941" calcext:value-type="float">
            <text:p>1.5400707129</text:p>
          </table:table-cell>
          <table:table-cell office:value-type="float" office:value="1.26379783865898" calcext:value-type="float">
            <text:p>1.2637978387</text:p>
          </table:table-cell>
          <table:table-cell office:value-type="float" office:value="267.397547206312" calcext:value-type="float">
            <text:p>267.3975472063</text:p>
          </table:table-cell>
          <table:table-cell table:number-columns-repeated="2"/>
        </table:table-row>
        <table:table-row table:style-name="ro1">
          <table:table-cell office:value-type="float" office:value="0.00174196722448989" calcext:value-type="float">
            <text:p>0.0017419672</text:p>
          </table:table-cell>
          <table:table-cell office:value-type="float" office:value="3395.400000032" calcext:value-type="float">
            <text:p>3395.400000032</text:p>
          </table:table-cell>
          <table:table-cell office:value-type="float" office:value="0.0000000000000542558463414575" calcext:value-type="float">
            <text:p>5.43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7516347778303" calcext:value-type="float">
            <text:p>2.68E-005</text:p>
          </table:table-cell>
          <table:table-cell office:value-type="float" office:value="1.53999881730192" calcext:value-type="float">
            <text:p>1.5399988173</text:p>
          </table:table-cell>
          <table:table-cell office:value-type="float" office:value="1.26275998536354" calcext:value-type="float">
            <text:p>1.2627599854</text:p>
          </table:table-cell>
          <table:table-cell office:value-type="float" office:value="267.397529815815" calcext:value-type="float">
            <text:p>267.3975298158</text:p>
          </table:table-cell>
          <table:table-cell table:number-columns-repeated="2"/>
        </table:table-row>
        <table:table-row table:style-name="ro1">
          <table:table-cell office:value-type="float" office:value="0.0017577293967147" calcext:value-type="float">
            <text:p>0.0017577294</text:p>
          </table:table-cell>
          <table:table-cell office:value-type="float" office:value="3395.40000003242" calcext:value-type="float">
            <text:p>3395.4000000324</text:p>
          </table:table-cell>
          <table:table-cell office:value-type="float" office:value="0.0000000000000554227039812225" calcext:value-type="float">
            <text:p>5.54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9032221449636" calcext:value-type="float">
            <text:p>2.69E-005</text:p>
          </table:table-cell>
          <table:table-cell office:value-type="float" office:value="1.53990669805484" calcext:value-type="float">
            <text:p>1.5399066981</text:p>
          </table:table-cell>
          <table:table-cell office:value-type="float" office:value="1.26143629269784" calcext:value-type="float">
            <text:p>1.2614362927</text:p>
          </table:table-cell>
          <table:table-cell office:value-type="float" office:value="267.397507464379" calcext:value-type="float">
            <text:p>267.3975074644</text:p>
          </table:table-cell>
          <table:table-cell table:number-columns-repeated="2"/>
        </table:table-row>
        <table:table-row table:style-name="ro1">
          <table:table-cell office:value-type="float" office:value="0.00176970918825371" calcext:value-type="float">
            <text:p>0.0017697092</text:p>
          </table:table-cell>
          <table:table-cell office:value-type="float" office:value="3395.40000003275" calcext:value-type="float">
            <text:p>3395.4000000328</text:p>
          </table:table-cell>
          <table:table-cell office:value-type="float" office:value="0.00000000000005631955418617" calcext:value-type="float">
            <text:p>5.63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0184338657598" calcext:value-type="float">
            <text:p>2.70E-005</text:p>
          </table:table-cell>
          <table:table-cell office:value-type="float" office:value="1.53983689580146" calcext:value-type="float">
            <text:p>1.5398368958</text:p>
          </table:table-cell>
          <table:table-cell office:value-type="float" office:value="1.260437840181" calcext:value-type="float">
            <text:p>1.2604378402</text:p>
          </table:table-cell>
          <table:table-cell office:value-type="float" office:value="267.397490476521" calcext:value-type="float">
            <text:p>267.3974904765</text:p>
          </table:table-cell>
          <table:table-cell table:number-columns-repeated="2"/>
        </table:table-row>
        <table:table-row table:style-name="ro1">
          <table:table-cell office:value-type="float" office:value="0.00178482757972982" calcext:value-type="float">
            <text:p>0.0017848276</text:p>
          </table:table-cell>
          <table:table-cell office:value-type="float" office:value="3395.40000003315" calcext:value-type="float">
            <text:p>3395.4000000332</text:p>
          </table:table-cell>
          <table:table-cell office:value-type="float" office:value="0.0000000000000574637462146524" calcext:value-type="float">
            <text:p>5.75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1638301945108" calcext:value-type="float">
            <text:p>2.72E-005</text:p>
          </table:table-cell>
          <table:table-cell office:value-type="float" office:value="1.53974907053172" calcext:value-type="float">
            <text:p>1.5397490705</text:p>
          </table:table-cell>
          <table:table-cell office:value-type="float" office:value="1.25918704728401" calcext:value-type="float">
            <text:p>1.2591870473</text:p>
          </table:table-cell>
          <table:table-cell office:value-type="float" office:value="267.397469037994" calcext:value-type="float">
            <text:p>267.397469038</text:p>
          </table:table-cell>
          <table:table-cell table:number-columns-repeated="2"/>
        </table:table-row>
        <table:table-row table:style-name="ro1">
          <table:table-cell office:value-type="float" office:value="0.00178731902535584" calcext:value-type="float">
            <text:p>0.001787319</text:p>
          </table:table-cell>
          <table:table-cell office:value-type="float" office:value="3395.40000003322" calcext:value-type="float">
            <text:p>3395.4000000332</text:p>
          </table:table-cell>
          <table:table-cell office:value-type="float" office:value="0.0000000000000576536330753728" calcext:value-type="float">
            <text:p>5.77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1877908977035" calcext:value-type="float">
            <text:p>2.72E-005</text:p>
          </table:table-cell>
          <table:table-cell office:value-type="float" office:value="1.53973462476525" calcext:value-type="float">
            <text:p>1.5397346248</text:p>
          </table:table-cell>
          <table:table-cell office:value-type="float" office:value="1.25898190323438" calcext:value-type="float">
            <text:p>1.2589819032</text:p>
          </table:table-cell>
          <table:table-cell office:value-type="float" office:value="267.397465505018" calcext:value-type="float">
            <text:p>267.397465505</text:p>
          </table:table-cell>
          <table:table-cell table:number-columns-repeated="2"/>
        </table:table-row>
        <table:table-row table:style-name="ro1">
          <table:table-cell office:value-type="float" office:value="0.00178956620983427" calcext:value-type="float">
            <text:p>0.0017895662</text:p>
          </table:table-cell>
          <table:table-cell office:value-type="float" office:value="3395.40000003328" calcext:value-type="float">
            <text:p>3395.4000000333</text:p>
          </table:table-cell>
          <table:table-cell office:value-type="float" office:value="0.0000000000000578252265898838" calcext:value-type="float">
            <text:p>5.78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094024992504" calcext:value-type="float">
            <text:p>2.72E-005</text:p>
          </table:table-cell>
          <table:table-cell office:value-type="float" office:value="1.53972160205331" calcext:value-type="float">
            <text:p>1.5397216021</text:p>
          </table:table-cell>
          <table:table-cell office:value-type="float" office:value="1.25879710818826" calcext:value-type="float">
            <text:p>1.2587971082</text:p>
          </table:table-cell>
          <table:table-cell office:value-type="float" office:value="267.397462318414" calcext:value-type="float">
            <text:p>267.3974623184</text:p>
          </table:table-cell>
          <table:table-cell table:number-columns-repeated="2"/>
        </table:table-row>
        <table:table-row table:style-name="ro1">
          <table:table-cell office:value-type="float" office:value="0.00179302309946652" calcext:value-type="float">
            <text:p>0.0017930231</text:p>
          </table:table-cell>
          <table:table-cell office:value-type="float" office:value="3395.40000003338" calcext:value-type="float">
            <text:p>3395.4000000334</text:p>
          </table:table-cell>
          <table:table-cell office:value-type="float" office:value="0.0000000000000580897912302507" calcext:value-type="float">
            <text:p>5.81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426480730591" calcext:value-type="float">
            <text:p>2.72E-005</text:p>
          </table:table-cell>
          <table:table-cell office:value-type="float" office:value="1.53970158074371" calcext:value-type="float">
            <text:p>1.5397015807</text:p>
          </table:table-cell>
          <table:table-cell office:value-type="float" office:value="1.25851327147122" calcext:value-type="float">
            <text:p>1.2585132715</text:p>
          </table:table-cell>
          <table:table-cell office:value-type="float" office:value="267.397457416396" calcext:value-type="float">
            <text:p>267.3974574164</text:p>
          </table:table-cell>
          <table:table-cell table:number-columns-repeated="2"/>
        </table:table-row>
        <table:table-row table:style-name="ro1">
          <table:table-cell office:value-type="float" office:value="0.00179602546082734" calcext:value-type="float">
            <text:p>0.0017960255</text:p>
          </table:table-cell>
          <table:table-cell office:value-type="float" office:value="3395.40000003346" calcext:value-type="float">
            <text:p>3395.4000000335</text:p>
          </table:table-cell>
          <table:table-cell office:value-type="float" office:value="0.0000000000000583201590950065" calcext:value-type="float">
            <text:p>5.83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715223681059" calcext:value-type="float">
            <text:p>2.73E-005</text:p>
          </table:table-cell>
          <table:table-cell office:value-type="float" office:value="1.53968420488085" calcext:value-type="float">
            <text:p>1.5396842049</text:p>
          </table:table-cell>
          <table:table-cell office:value-type="float" office:value="1.25826718387422" calcext:value-type="float">
            <text:p>1.2582671839</text:p>
          </table:table-cell>
          <table:table-cell office:value-type="float" office:value="267.397453158919" calcext:value-type="float">
            <text:p>267.3974531589</text:p>
          </table:table-cell>
          <table:table-cell table:number-columns-repeated="2"/>
        </table:table-row>
        <table:table-row table:style-name="ro1">
          <table:table-cell office:value-type="float" office:value="0.00179867901305656" calcext:value-type="float">
            <text:p>0.001798679</text:p>
          </table:table-cell>
          <table:table-cell office:value-type="float" office:value="3395.40000003353" calcext:value-type="float">
            <text:p>3395.4000000335</text:p>
          </table:table-cell>
          <table:table-cell office:value-type="float" office:value="0.0000000000000585242197725845" calcext:value-type="float">
            <text:p>5.85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970421031707" calcext:value-type="float">
            <text:p>2.73E-005</text:p>
          </table:table-cell>
          <table:table-cell office:value-type="float" office:value="1.53966885705651" calcext:value-type="float">
            <text:p>1.5396688571</text:p>
          </table:table-cell>
          <table:table-cell office:value-type="float" office:value="1.2580500172634" calcext:value-type="float">
            <text:p>1.2580500173</text:p>
          </table:table-cell>
          <table:table-cell office:value-type="float" office:value="267.397449396068" calcext:value-type="float">
            <text:p>267.3974493961</text:p>
          </table:table-cell>
          <table:table-cell table:number-columns-repeated="2"/>
        </table:table-row>
        <table:table-row table:style-name="ro1">
          <table:table-cell office:value-type="float" office:value="0.00180107241121268" calcext:value-type="float">
            <text:p>0.0018010724</text:p>
          </table:table-cell>
          <table:table-cell office:value-type="float" office:value="3395.4000000336" calcext:value-type="float">
            <text:p>3395.4000000336</text:p>
          </table:table-cell>
          <table:table-cell office:value-type="float" office:value="0.0000000000000587086420855081" calcext:value-type="float">
            <text:p>5.87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3200598897046" calcext:value-type="float">
            <text:p>2.73E-005</text:p>
          </table:table-cell>
          <table:table-cell office:value-type="float" office:value="1.53965502159867" calcext:value-type="float">
            <text:p>1.5396550216</text:p>
          </table:table-cell>
          <table:table-cell office:value-type="float" office:value="1.2578544073957" calcext:value-type="float">
            <text:p>1.2578544074</text:p>
          </table:table-cell>
          <table:table-cell office:value-type="float" office:value="267.397446002127" calcext:value-type="float">
            <text:p>267.3974460021</text:p>
          </table:table-cell>
          <table:table-cell table:number-columns-repeated="2"/>
        </table:table-row>
        <table:table-row table:style-name="ro1">
          <table:table-cell office:value-type="float" office:value="0.00180324758209594" calcext:value-type="float">
            <text:p>0.0018032476</text:p>
          </table:table-cell>
          <table:table-cell office:value-type="float" office:value="3395.40000003366" calcext:value-type="float">
            <text:p>3395.4000000337</text:p>
          </table:table-cell>
          <table:table-cell office:value-type="float" office:value="0.0000000000000588765517106925" calcext:value-type="float">
            <text:p>5.8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409789447358" calcext:value-type="float">
            <text:p>2.73E-005</text:p>
          </table:table-cell>
          <table:table-cell office:value-type="float" office:value="1.53964245373284" calcext:value-type="float">
            <text:p>1.5396424537</text:p>
          </table:table-cell>
          <table:table-cell office:value-type="float" office:value="1.25767685118991" calcext:value-type="float">
            <text:p>1.2576768512</text:p>
          </table:table-cell>
          <table:table-cell office:value-type="float" office:value="267.397442917641" calcext:value-type="float">
            <text:p>267.3974429176</text:p>
          </table:table-cell>
          <table:table-cell table:number-columns-repeated="2"/>
        </table:table-row>
        <table:table-row table:style-name="ro1">
          <table:table-cell office:value-type="float" office:value="0.00180525769662843" calcext:value-type="float">
            <text:p>0.0018052577</text:p>
          </table:table-cell>
          <table:table-cell office:value-type="float" office:value="3395.40000003371" calcext:value-type="float">
            <text:p>3395.4000000337</text:p>
          </table:table-cell>
          <table:table-cell office:value-type="float" office:value="0.000000000000059031976454577" calcext:value-type="float">
            <text:p>5.90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603106228136" calcext:value-type="float">
            <text:p>2.74E-005</text:p>
          </table:table-cell>
          <table:table-cell office:value-type="float" office:value="1.53963084477794" calcext:value-type="float">
            <text:p>1.5396308448</text:p>
          </table:table-cell>
          <table:table-cell office:value-type="float" office:value="1.25751295260225" calcext:value-type="float">
            <text:p>1.2575129526</text:p>
          </table:table-cell>
          <table:table-cell office:value-type="float" office:value="267.397440067213" calcext:value-type="float">
            <text:p>267.3974400672</text:p>
          </table:table-cell>
          <table:table-cell table:number-columns-repeated="2"/>
        </table:table-row>
        <table:table-row table:style-name="ro1">
          <table:table-cell office:value-type="float" office:value="0.00180713256727994" calcext:value-type="float">
            <text:p>0.0018071326</text:p>
          </table:table-cell>
          <table:table-cell office:value-type="float" office:value="3395.40000003376" calcext:value-type="float">
            <text:p>3395.4000000338</text:p>
          </table:table-cell>
          <table:table-cell office:value-type="float" office:value="0.0000000000000591771661099873" calcext:value-type="float">
            <text:p>5.92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783416358028" calcext:value-type="float">
            <text:p>2.74E-005</text:p>
          </table:table-cell>
          <table:table-cell office:value-type="float" office:value="1.53962002143962" calcext:value-type="float">
            <text:p>1.5396200214</text:p>
          </table:table-cell>
          <table:table-cell office:value-type="float" office:value="1.25736024070044" calcext:value-type="float">
            <text:p>1.2573602407</text:p>
          </table:table-cell>
          <table:table-cell office:value-type="float" office:value="267.397437408566" calcext:value-type="float">
            <text:p>267.3974374086</text:p>
          </table:table-cell>
          <table:table-cell table:number-columns-repeated="2"/>
        </table:table-row>
        <table:table-row table:style-name="ro1">
          <table:table-cell office:value-type="float" office:value="0.00180889887790506" calcext:value-type="float">
            <text:p>0.0018088989</text:p>
          </table:table-cell>
          <table:table-cell office:value-type="float" office:value="3395.40000003381" calcext:value-type="float">
            <text:p>3395.4000000338</text:p>
          </table:table-cell>
          <table:table-cell office:value-type="float" office:value="0.0000000000000593141451500228" calcext:value-type="float">
            <text:p>5.9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953286072367" calcext:value-type="float">
            <text:p>2.74E-005</text:p>
          </table:table-cell>
          <table:table-cell office:value-type="float" office:value="1.53960982878971" calcext:value-type="float">
            <text:p>1.5396098288</text:p>
          </table:table-cell>
          <table:table-cell office:value-type="float" office:value="1.2572165116626" calcext:value-type="float">
            <text:p>1.2572165117</text:p>
          </table:table-cell>
          <table:table-cell office:value-type="float" office:value="267.397434903862" calcext:value-type="float">
            <text:p>267.3974349039</text:p>
          </table:table-cell>
          <table:table-cell table:number-columns-repeated="2"/>
        </table:table-row>
        <table:table-row table:style-name="ro1">
          <table:table-cell office:value-type="float" office:value="0.00181044149333995" calcext:value-type="float">
            <text:p>0.0018104415</text:p>
          </table:table-cell>
          <table:table-cell office:value-type="float" office:value="3395.40000003385" calcext:value-type="float">
            <text:p>3395.4000000339</text:p>
          </table:table-cell>
          <table:table-cell office:value-type="float" office:value="0.0000000000000594339322533725" calcext:value-type="float">
            <text:p>5.94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101642580805" calcext:value-type="float">
            <text:p>2.74E-005</text:p>
          </table:table-cell>
          <table:table-cell office:value-type="float" office:value="1.5396009301359" calcext:value-type="float">
            <text:p>1.5396009301</text:p>
          </table:table-cell>
          <table:table-cell office:value-type="float" office:value="1.25709109648505" calcext:value-type="float">
            <text:p>1.2570910965</text:p>
          </table:table-cell>
          <table:table-cell office:value-type="float" office:value="267.397432716367" calcext:value-type="float">
            <text:p>267.3974327164</text:p>
          </table:table-cell>
          <table:table-cell table:number-columns-repeated="2"/>
        </table:table-row>
        <table:table-row table:style-name="ro1">
          <table:table-cell office:value-type="float" office:value="0.00181192828836232" calcext:value-type="float">
            <text:p>0.0018119283</text:p>
          </table:table-cell>
          <table:table-cell office:value-type="float" office:value="3395.40000003389" calcext:value-type="float">
            <text:p>3395.4000000339</text:p>
          </table:table-cell>
          <table:table-cell office:value-type="float" office:value="0.0000000000000595495223611145" calcext:value-type="float">
            <text:p>5.95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24463074139" calcext:value-type="float">
            <text:p>2.74E-005</text:p>
          </table:table-cell>
          <table:table-cell office:value-type="float" office:value="1.53959235640262" calcext:value-type="float">
            <text:p>1.5395923564</text:p>
          </table:table-cell>
          <table:table-cell office:value-type="float" office:value="1.25697031757331" calcext:value-type="float">
            <text:p>1.2569703176</text:p>
          </table:table-cell>
          <table:table-cell office:value-type="float" office:value="267.397430608028" calcext:value-type="float">
            <text:p>267.397430608</text:p>
          </table:table-cell>
          <table:table-cell table:number-columns-repeated="2"/>
        </table:table-row>
        <table:table-row table:style-name="ro1">
          <table:table-cell office:value-type="float" office:value="0.00181397443235957" calcext:value-type="float">
            <text:p>0.0018139744</text:p>
          </table:table-cell>
          <table:table-cell office:value-type="float" office:value="3395.40000003395" calcext:value-type="float">
            <text:p>3395.400000034</text:p>
          </table:table-cell>
          <table:table-cell office:value-type="float" office:value="0.0000000000000597088196596948" calcext:value-type="float">
            <text:p>5.97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441412679934" calcext:value-type="float">
            <text:p>2.74E-005</text:p>
          </table:table-cell>
          <table:table-cell office:value-type="float" office:value="1.53958056152766" calcext:value-type="float">
            <text:p>1.5395805615</text:p>
          </table:table-cell>
          <table:table-cell office:value-type="float" office:value="1.25680425736614" calcext:value-type="float">
            <text:p>1.2568042574</text:p>
          </table:table-cell>
          <table:table-cell office:value-type="float" office:value="267.397427706508" calcext:value-type="float">
            <text:p>267.3974277065</text:p>
          </table:table-cell>
          <table:table-cell table:number-columns-repeated="2"/>
        </table:table-row>
        <table:table-row table:style-name="ro1">
          <table:table-cell office:value-type="float" office:value="0.00182090940467415" calcext:value-type="float">
            <text:p>0.0018209094</text:p>
          </table:table-cell>
          <table:table-cell office:value-type="float" office:value="3395.40000003414" calcext:value-type="float">
            <text:p>3395.4000000341</text:p>
          </table:table-cell>
          <table:table-cell office:value-type="float" office:value="0.0000000000000602506292082927" calcext:value-type="float">
            <text:p>6.0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108363668056" calcext:value-type="float">
            <text:p>2.75E-005</text:p>
          </table:table-cell>
          <table:table-cell office:value-type="float" office:value="1.53954062390228" calcext:value-type="float">
            <text:p>1.5395406239</text:p>
          </table:table-cell>
          <table:table-cell office:value-type="float" office:value="1.25624278089321" calcext:value-type="float">
            <text:p>1.2562427809</text:p>
          </table:table-cell>
          <table:table-cell office:value-type="float" office:value="267.39741787242" calcext:value-type="float">
            <text:p>267.3974178724</text:p>
          </table:table-cell>
          <table:table-cell table:number-columns-repeated="2"/>
        </table:table-row>
        <table:table-row table:style-name="ro1">
          <table:table-cell office:value-type="float" office:value="0.00182419354482557" calcext:value-type="float">
            <text:p>0.0018241935</text:p>
          </table:table-cell>
          <table:table-cell office:value-type="float" office:value="3395.40000003423" calcext:value-type="float">
            <text:p>3395.4000000342</text:p>
          </table:table-cell>
          <table:table-cell office:value-type="float" office:value="0.000000000000060508237358842" calcext:value-type="float">
            <text:p>6.05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424206511833" calcext:value-type="float">
            <text:p>2.75E-005</text:p>
          </table:table-cell>
          <table:table-cell office:value-type="float" office:value="1.53952173196077" calcext:value-type="float">
            <text:p>1.539521732</text:p>
          </table:table-cell>
          <table:table-cell office:value-type="float" office:value="1.25597761133945" calcext:value-type="float">
            <text:p>1.2559776113</text:p>
          </table:table-cell>
          <table:table-cell office:value-type="float" office:value="267.397413215368" calcext:value-type="float">
            <text:p>267.3974132154</text:p>
          </table:table-cell>
          <table:table-cell table:number-columns-repeated="2"/>
        </table:table-row>
        <table:table-row table:style-name="ro1">
          <table:table-cell office:value-type="float" office:value="0.00182707849087071" calcext:value-type="float">
            <text:p>0.0018270785</text:p>
          </table:table-cell>
          <table:table-cell office:value-type="float" office:value="3395.40000003431" calcext:value-type="float">
            <text:p>3395.4000000343</text:p>
          </table:table-cell>
          <table:table-cell office:value-type="float" office:value="0.0000000000000607350783306358" calcext:value-type="float">
            <text:p>6.07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701658062535" calcext:value-type="float">
            <text:p>2.76E-005</text:p>
          </table:table-cell>
          <table:table-cell office:value-type="float" office:value="1.53950514738365" calcext:value-type="float">
            <text:p>1.5395051474</text:p>
          </table:table-cell>
          <table:table-cell office:value-type="float" office:value="1.25574505634983" calcext:value-type="float">
            <text:p>1.2557450563</text:p>
          </table:table-cell>
          <table:table-cell office:value-type="float" office:value="267.397409124391" calcext:value-type="float">
            <text:p>267.3974091244</text:p>
          </table:table-cell>
          <table:table-cell table:number-columns-repeated="2"/>
        </table:table-row>
        <table:table-row table:style-name="ro1">
          <table:table-cell office:value-type="float" office:value="0.00182964466971079" calcext:value-type="float">
            <text:p>0.0018296447</text:p>
          </table:table-cell>
          <table:table-cell office:value-type="float" office:value="3395.40000003438" calcext:value-type="float">
            <text:p>3395.4000000344</text:p>
          </table:table-cell>
          <table:table-cell office:value-type="float" office:value="0.0000000000000609372840967734" calcext:value-type="float">
            <text:p>6.0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948453127258" calcext:value-type="float">
            <text:p>2.76E-005</text:p>
          </table:table-cell>
          <table:table-cell office:value-type="float" office:value="1.53949040389849" calcext:value-type="float">
            <text:p>1.5394904039</text:p>
          </table:table-cell>
          <table:table-cell office:value-type="float" office:value="1.25553849711075" calcext:value-type="float">
            <text:p>1.2555384971</text:p>
          </table:table-cell>
          <table:table-cell office:value-type="float" office:value="267.39740548544" calcext:value-type="float">
            <text:p>267.3974054854</text:p>
          </table:table-cell>
          <table:table-cell table:number-columns-repeated="2"/>
        </table:table-row>
        <table:table-row table:style-name="ro1">
          <table:table-cell office:value-type="float" office:value="0.0018319957579898" calcext:value-type="float">
            <text:p>0.0018319958</text:p>
          </table:table-cell>
          <table:table-cell office:value-type="float" office:value="3395.40000003445" calcext:value-type="float">
            <text:p>3395.4000000345</text:p>
          </table:table-cell>
          <table:table-cell office:value-type="float" office:value="0.0000000000000611228964609281" calcext:value-type="float">
            <text:p>6.11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174562502152" calcext:value-type="float">
            <text:p>2.76E-005</text:p>
          </table:table-cell>
          <table:table-cell office:value-type="float" office:value="1.53947690323313" calcext:value-type="float">
            <text:p>1.5394769032</text:p>
          </table:table-cell>
          <table:table-cell office:value-type="float" office:value="1.2553494984672" calcext:value-type="float">
            <text:p>1.2553494985</text:p>
          </table:table-cell>
          <table:table-cell office:value-type="float" office:value="267.397402151496" calcext:value-type="float">
            <text:p>267.3974021515</text:p>
          </table:table-cell>
          <table:table-cell table:number-columns-repeated="2"/>
        </table:table-row>
        <table:table-row table:style-name="ro1">
          <table:table-cell office:value-type="float" office:value="0.00183387867325238" calcext:value-type="float">
            <text:p>0.0018338787</text:p>
          </table:table-cell>
          <table:table-cell office:value-type="float" office:value="3395.4000000345" calcext:value-type="float">
            <text:p>3395.4000000345</text:p>
          </table:table-cell>
          <table:table-cell office:value-type="float" office:value="0.0000000000000612717927055017" calcext:value-type="float">
            <text:p>6.1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35564666921" calcext:value-type="float">
            <text:p>2.76E-005</text:p>
          </table:table-cell>
          <table:table-cell office:value-type="float" office:value="1.53946609596146" calcext:value-type="float">
            <text:p>1.539466096</text:p>
          </table:table-cell>
          <table:table-cell office:value-type="float" office:value="1.25519830541888" calcext:value-type="float">
            <text:p>1.2551983054</text:p>
          </table:table-cell>
          <table:table-cell office:value-type="float" office:value="267.397399481441" calcext:value-type="float">
            <text:p>267.3973994814</text:p>
          </table:table-cell>
          <table:table-cell table:number-columns-repeated="2"/>
        </table:table-row>
        <table:table-row table:style-name="ro1">
          <table:table-cell office:value-type="float" office:value="0.00183843338805591" calcext:value-type="float">
            <text:p>0.0018384334</text:p>
          </table:table-cell>
          <table:table-cell office:value-type="float" office:value="3395.40000003462" calcext:value-type="float">
            <text:p>3395.4000000346</text:p>
          </table:table-cell>
          <table:table-cell office:value-type="float" office:value="0.0000000000000616328697731604" calcext:value-type="float">
            <text:p>6.16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793683873817" calcext:value-type="float">
            <text:p>2.77E-005</text:p>
          </table:table-cell>
          <table:table-cell office:value-type="float" office:value="1.53943997112989" calcext:value-type="float">
            <text:p>1.5394399711</text:p>
          </table:table-cell>
          <table:table-cell office:value-type="float" office:value="1.2548331984164" calcext:value-type="float">
            <text:p>1.2548331984</text:p>
          </table:table-cell>
          <table:table-cell office:value-type="float" office:value="267.39739302266" calcext:value-type="float">
            <text:p>267.3973930227</text:p>
          </table:table-cell>
          <table:table-cell table:number-columns-repeated="2"/>
        </table:table-row>
        <table:table-row table:style-name="ro1">
          <table:table-cell office:value-type="float" office:value="0.00184147772789076" calcext:value-type="float">
            <text:p>0.0018414777</text:p>
          </table:table-cell>
          <table:table-cell office:value-type="float" office:value="3395.40000003471" calcext:value-type="float">
            <text:p>3395.4000000347</text:p>
          </table:table-cell>
          <table:table-cell office:value-type="float" office:value="0.0000000000000618749231250788" calcext:value-type="float">
            <text:p>6.1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7086464992997" calcext:value-type="float">
            <text:p>2.77E-005</text:p>
          </table:table-cell>
          <table:table-cell office:value-type="float" office:value="1.53942252369912" calcext:value-type="float">
            <text:p>1.5394225237</text:p>
          </table:table-cell>
          <table:table-cell office:value-type="float" office:value="1.25458965466757" calcext:value-type="float">
            <text:p>1.2545896547</text:p>
          </table:table-cell>
          <table:table-cell office:value-type="float" office:value="267.397388705656" calcext:value-type="float">
            <text:p>267.3973887057</text:p>
          </table:table-cell>
          <table:table-cell table:number-columns-repeated="2"/>
        </table:table-row>
        <table:table-row table:style-name="ro1">
          <table:table-cell office:value-type="float" office:value="0.00184760625143155" calcext:value-type="float">
            <text:p>0.0018476063</text:p>
          </table:table-cell>
          <table:table-cell office:value-type="float" office:value="3395.40000003488" calcext:value-type="float">
            <text:p>3395.4000000349</text:p>
          </table:table-cell>
          <table:table-cell office:value-type="float" office:value="0.000000000000062363929964279" calcext:value-type="float">
            <text:p>6.24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7675859314684" calcext:value-type="float">
            <text:p>2.78E-005</text:p>
          </table:table-cell>
          <table:table-cell office:value-type="float" office:value="1.53938743491581" calcext:value-type="float">
            <text:p>1.5393874349</text:p>
          </table:table-cell>
          <table:table-cell office:value-type="float" office:value="1.25410056854525" calcext:value-type="float">
            <text:p>1.2541005685</text:p>
          </table:table-cell>
          <table:table-cell office:value-type="float" office:value="267.397380015147" calcext:value-type="float">
            <text:p>267.3973800151</text:p>
          </table:table-cell>
          <table:table-cell table:number-columns-repeated="2"/>
        </table:table-row>
        <table:table-row table:style-name="ro1">
          <table:table-cell office:value-type="float" office:value="0.00185260517309972" calcext:value-type="float">
            <text:p>0.0018526052</text:p>
          </table:table-cell>
          <table:table-cell office:value-type="float" office:value="3395.40000003502" calcext:value-type="float">
            <text:p>3395.400000035</text:p>
          </table:table-cell>
          <table:table-cell office:value-type="float" office:value="0.0000000000000627645198389852" calcext:value-type="float">
            <text:p>6.28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156617409603" calcext:value-type="float">
            <text:p>2.78E-005</text:p>
          </table:table-cell>
          <table:table-cell office:value-type="float" office:value="1.5393588480284" calcext:value-type="float">
            <text:p>1.539358848</text:p>
          </table:table-cell>
          <table:table-cell office:value-type="float" office:value="1.25370280157491" calcext:value-type="float">
            <text:p>1.2537028016</text:p>
          </table:table-cell>
          <table:table-cell office:value-type="float" office:value="267.397372926462" calcext:value-type="float">
            <text:p>267.3973729265</text:p>
          </table:table-cell>
          <table:table-cell table:number-columns-repeated="2"/>
        </table:table-row>
        <table:table-row table:style-name="ro1">
          <table:table-cell office:value-type="float" office:value="0.00185678780400171" calcext:value-type="float">
            <text:p>0.0018567878</text:p>
          </table:table-cell>
          <table:table-cell office:value-type="float" office:value="3395.40000003513" calcext:value-type="float">
            <text:p>3395.4000000351</text:p>
          </table:table-cell>
          <table:table-cell office:value-type="float" office:value="0.0000000000000631008825091286" calcext:value-type="float">
            <text:p>6.31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558871035731" calcext:value-type="float">
            <text:p>2.79E-005</text:p>
          </table:table-cell>
          <table:table-cell office:value-type="float" office:value="1.53933495242018" calcext:value-type="float">
            <text:p>1.5393349524</text:p>
          </table:table-cell>
          <table:table-cell office:value-type="float" office:value="1.25337079239888" calcext:value-type="float">
            <text:p>1.2533707924</text:p>
          </table:table-cell>
          <table:table-cell office:value-type="float" office:value="267.397366995312" calcext:value-type="float">
            <text:p>267.3973669953</text:p>
          </table:table-cell>
          <table:table-cell table:number-columns-repeated="2"/>
        </table:table-row>
        <table:table-row table:style-name="ro1">
          <table:table-cell office:value-type="float" office:value="0.0018595112685361" calcext:value-type="float">
            <text:p>0.0018595113</text:p>
          </table:table-cell>
          <table:table-cell office:value-type="float" office:value="3395.40000003521" calcext:value-type="float">
            <text:p>3395.4000000352</text:p>
          </table:table-cell>
          <table:table-cell office:value-type="float" office:value="0.0000000000000633204823063289" calcext:value-type="float">
            <text:p>6.33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820793208242" calcext:value-type="float">
            <text:p>2.79E-005</text:p>
          </table:table-cell>
          <table:table-cell office:value-type="float" office:value="1.53931940446482" calcext:value-type="float">
            <text:p>1.5393194045</text:p>
          </table:table-cell>
          <table:table-cell office:value-type="float" office:value="1.25315500194284" calcext:value-type="float">
            <text:p>1.2531550019</text:p>
          </table:table-cell>
          <table:table-cell office:value-type="float" office:value="267.397363133322" calcext:value-type="float">
            <text:p>267.3973631333</text:p>
          </table:table-cell>
          <table:table-cell table:number-columns-repeated="2"/>
        </table:table-row>
        <table:table-row table:style-name="ro1">
          <table:table-cell office:value-type="float" office:value="0.00186196772476712" calcext:value-type="float">
            <text:p>0.0018619677</text:p>
          </table:table-cell>
          <table:table-cell office:value-type="float" office:value="3395.40000003528" calcext:value-type="float">
            <text:p>3395.4000000353</text:p>
          </table:table-cell>
          <table:table-cell office:value-type="float" office:value="0.0000000000000635189464242084" calcext:value-type="float">
            <text:p>6.35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9057036593468" calcext:value-type="float">
            <text:p>2.79E-005</text:p>
          </table:table-cell>
          <table:table-cell office:value-type="float" office:value="1.53930538864217" calcext:value-type="float">
            <text:p>1.5393053886</text:p>
          </table:table-cell>
          <table:table-cell office:value-type="float" office:value="1.25296063260004" calcext:value-type="float">
            <text:p>1.2529606326</text:p>
          </table:table-cell>
          <table:table-cell office:value-type="float" office:value="267.397359649962" calcext:value-type="float">
            <text:p>267.39735965</text:p>
          </table:table-cell>
          <table:table-cell table:number-columns-repeated="2"/>
        </table:table-row>
        <table:table-row table:style-name="ro1">
          <table:table-cell office:value-type="float" office:value="0.00187056328331882" calcext:value-type="float">
            <text:p>0.0018705633</text:p>
          </table:table-cell>
          <table:table-cell office:value-type="float" office:value="3395.40000003552" calcext:value-type="float">
            <text:p>3395.4000000355</text:p>
          </table:table-cell>
          <table:table-cell office:value-type="float" office:value="0.0000000000000642163504173351" calcext:value-type="float">
            <text:p>6.42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9883692765981" calcext:value-type="float">
            <text:p>2.80E-005</text:p>
          </table:table-cell>
          <table:table-cell office:value-type="float" office:value="1.53925640183243" calcext:value-type="float">
            <text:p>1.5392564018</text:p>
          </table:table-cell>
          <table:table-cell office:value-type="float" office:value="1.25228247218372" calcext:value-type="float">
            <text:p>1.2522824722</text:p>
          </table:table-cell>
          <table:table-cell office:value-type="float" office:value="267.397347461092" calcext:value-type="float">
            <text:p>267.3973474611</text:p>
          </table:table-cell>
          <table:table-cell table:number-columns-repeated="2"/>
        </table:table-row>
        <table:table-row table:style-name="ro1">
          <table:table-cell office:value-type="float" office:value="0.00187904152457673" calcext:value-type="float">
            <text:p>0.0018790415</text:p>
          </table:table-cell>
          <table:table-cell office:value-type="float" office:value="3395.40000003575" calcext:value-type="float">
            <text:p>3395.4000000358</text:p>
          </table:table-cell>
          <table:table-cell office:value-type="float" office:value="0.0000000000000649087300583264" calcext:value-type="float">
            <text:p>6.49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80699066775141" calcext:value-type="float">
            <text:p>2.81E-005</text:p>
          </table:table-cell>
          <table:table-cell office:value-type="float" office:value="1.53920817103916" calcext:value-type="float">
            <text:p>1.539208171</text:p>
          </table:table-cell>
          <table:table-cell office:value-type="float" office:value="1.25161655375355" calcext:value-type="float">
            <text:p>1.2516165538</text:p>
          </table:table-cell>
          <table:table-cell office:value-type="float" office:value="267.397335438582" calcext:value-type="float">
            <text:p>267.3973354386</text:p>
          </table:table-cell>
          <table:table-cell table:number-columns-repeated="2"/>
        </table:table-row>
        <table:table-row table:style-name="ro1">
          <table:table-cell office:value-type="float" office:value="0.00188290187678142" calcext:value-type="float">
            <text:p>0.0018829019</text:p>
          </table:table-cell>
          <table:table-cell office:value-type="float" office:value="3395.40000003586" calcext:value-type="float">
            <text:p>3395.4000000359</text:p>
          </table:table-cell>
          <table:table-cell office:value-type="float" office:value="0.000000000000065225469151822" calcext:value-type="float">
            <text:p>6.52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81070326832268" calcext:value-type="float">
            <text:p>2.81E-005</text:p>
          </table:table-cell>
          <table:table-cell office:value-type="float" office:value="1.53918623874522" calcext:value-type="float">
            <text:p>1.5391862387</text:p>
          </table:table-cell>
          <table:table-cell office:value-type="float" office:value="1.25131432115441" calcext:value-type="float">
            <text:p>1.2513143212</text:p>
          </table:table-cell>
          <table:table-cell office:value-type="float" office:value="267.397329964437" calcext:value-type="float">
            <text:p>267.3973299644</text:p>
          </table:table-cell>
          <table:table-cell table:number-columns-repeated="2"/>
        </table:table-row>
        <table:table-row table:style-name="ro1">
          <table:table-cell office:value-type="float" office:value="0.00188623686223397" calcext:value-type="float">
            <text:p>0.0018862369</text:p>
          </table:table-cell>
          <table:table-cell office:value-type="float" office:value="3395.40000003596" calcext:value-type="float">
            <text:p>3395.400000036</text:p>
          </table:table-cell>
          <table:table-cell office:value-type="float" office:value="0.0000000000000654998497384109" calcext:value-type="float">
            <text:p>6.55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139106109825" calcext:value-type="float">
            <text:p>2.81E-005</text:p>
          </table:table-cell>
          <table:table-cell office:value-type="float" office:value="1.53916730566841" calcext:value-type="float">
            <text:p>1.5391673057</text:p>
          </table:table-cell>
          <table:table-cell office:value-type="float" office:value="1.25105370997018" calcext:value-type="float">
            <text:p>1.25105371</text:p>
          </table:table-cell>
          <table:table-cell office:value-type="float" office:value="267.397325235285" calcext:value-type="float">
            <text:p>267.3973252353</text:p>
          </table:table-cell>
          <table:table-cell table:number-columns-repeated="2"/>
        </table:table-row>
        <table:table-row table:style-name="ro1">
          <table:table-cell office:value-type="float" office:value="0.00188893976152087" calcext:value-type="float">
            <text:p>0.0018889398</text:p>
          </table:table-cell>
          <table:table-cell office:value-type="float" office:value="3395.40000003603" calcext:value-type="float">
            <text:p>3395.400000036</text:p>
          </table:table-cell>
          <table:table-cell office:value-type="float" office:value="0.0000000000000657227352354257" calcext:value-type="float">
            <text:p>6.5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1651006045573" calcext:value-type="float">
            <text:p>2.82E-005</text:p>
          </table:table-cell>
          <table:table-cell office:value-type="float" office:value="1.53915197058814" calcext:value-type="float">
            <text:p>1.5391519706</text:p>
          </table:table-cell>
          <table:table-cell office:value-type="float" office:value="1.25084282500966" calcext:value-type="float">
            <text:p>1.250842825</text:p>
          </table:table-cell>
          <table:table-cell office:value-type="float" office:value="267.397321402458" calcext:value-type="float">
            <text:p>267.3973214025</text:p>
          </table:table-cell>
          <table:table-cell table:number-columns-repeated="2"/>
        </table:table-row>
        <table:table-row table:style-name="ro1">
          <table:table-cell office:value-type="float" office:value="0.00189619615403628" calcext:value-type="float">
            <text:p>0.0018961962</text:p>
          </table:table-cell>
          <table:table-cell office:value-type="float" office:value="3395.40000003624" calcext:value-type="float">
            <text:p>3395.4000000362</text:p>
          </table:table-cell>
          <table:table-cell office:value-type="float" office:value="0.0000000000000663233649391486" calcext:value-type="float">
            <text:p>6.63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2348872702445" calcext:value-type="float">
            <text:p>2.82E-005</text:p>
          </table:table-cell>
          <table:table-cell office:value-type="float" office:value="1.5391108446854" calcext:value-type="float">
            <text:p>1.5391108447</text:p>
          </table:table-cell>
          <table:table-cell office:value-type="float" office:value="1.25027813329016" calcext:value-type="float">
            <text:p>1.2502781333</text:p>
          </table:table-cell>
          <table:table-cell office:value-type="float" office:value="267.397311112583" calcext:value-type="float">
            <text:p>267.3973111126</text:p>
          </table:table-cell>
          <table:table-cell table:number-columns-repeated="2"/>
        </table:table-row>
        <table:table-row table:style-name="ro1">
          <table:table-cell office:value-type="float" office:value="0.00190039296484517" calcext:value-type="float">
            <text:p>0.001900393</text:p>
          </table:table-cell>
          <table:table-cell office:value-type="float" office:value="3395.40000003636" calcext:value-type="float">
            <text:p>3395.4000000364</text:p>
          </table:table-cell>
          <table:table-cell office:value-type="float" office:value="0.0000000000000666722476207101" calcext:value-type="float">
            <text:p>6.6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2752491387653" calcext:value-type="float">
            <text:p>2.83E-005</text:p>
          </table:table-cell>
          <table:table-cell office:value-type="float" office:value="1.53908708744709" calcext:value-type="float">
            <text:p>1.5390870874</text:p>
          </table:table-cell>
          <table:table-cell office:value-type="float" office:value="1.24995250811028" calcext:value-type="float">
            <text:p>1.2499525081</text:p>
          </table:table-cell>
          <table:table-cell office:value-type="float" office:value="267.397305161325" calcext:value-type="float">
            <text:p>267.3973051613</text:p>
          </table:table-cell>
          <table:table-cell table:number-columns-repeated="2"/>
        </table:table-row>
        <table:table-row table:style-name="ro1">
          <table:table-cell office:value-type="float" office:value="0.00190452984021997" calcext:value-type="float">
            <text:p>0.0019045298</text:p>
          </table:table-cell>
          <table:table-cell office:value-type="float" office:value="3395.40000003647" calcext:value-type="float">
            <text:p>3395.4000000365</text:p>
          </table:table-cell>
          <table:table-cell office:value-type="float" office:value="0.0000000000000670172267514702" calcext:value-type="float">
            <text:p>6.70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15034604658" calcext:value-type="float">
            <text:p>2.83E-005</text:p>
          </table:table-cell>
          <table:table-cell office:value-type="float" office:value="1.53906369025906" calcext:value-type="float">
            <text:p>1.5390636903</text:p>
          </table:table-cell>
          <table:table-cell office:value-type="float" office:value="1.24963222596165" calcext:value-type="float">
            <text:p>1.249632226</text:p>
          </table:table-cell>
          <table:table-cell office:value-type="float" office:value="267.397299295058" calcext:value-type="float">
            <text:p>267.3972992951</text:p>
          </table:table-cell>
          <table:table-cell table:number-columns-repeated="2"/>
        </table:table-row>
        <table:table-row table:style-name="ro1">
          <table:table-cell office:value-type="float" office:value="0.00190808552582669" calcext:value-type="float">
            <text:p>0.0019080855</text:p>
          </table:table-cell>
          <table:table-cell office:value-type="float" office:value="3395.40000003657" calcext:value-type="float">
            <text:p>3395.4000000366</text:p>
          </table:table-cell>
          <table:table-cell office:value-type="float" office:value="0.0000000000000673145966412889" calcext:value-type="float">
            <text:p>6.73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492306190271" calcext:value-type="float">
            <text:p>2.83E-005</text:p>
          </table:table-cell>
          <table:table-cell office:value-type="float" office:value="1.53904359583535" calcext:value-type="float">
            <text:p>1.5390435958</text:p>
          </table:table-cell>
          <table:table-cell office:value-type="float" office:value="1.24935748796111" calcext:value-type="float">
            <text:p>1.249357488</text:p>
          </table:table-cell>
          <table:table-cell office:value-type="float" office:value="267.397294252944" calcext:value-type="float">
            <text:p>267.3972942529</text:p>
          </table:table-cell>
          <table:table-cell table:number-columns-repeated="2"/>
        </table:table-row>
        <table:table-row table:style-name="ro1">
          <table:table-cell office:value-type="float" office:value="0.00191265553182852" calcext:value-type="float">
            <text:p>0.0019126555</text:p>
          </table:table-cell>
          <table:table-cell office:value-type="float" office:value="3395.4000000367" calcext:value-type="float">
            <text:p>3395.4000000367</text:p>
          </table:table-cell>
          <table:table-cell office:value-type="float" office:value="0.0000000000000676979609990269" calcext:value-type="float">
            <text:p>6.7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931816475406" calcext:value-type="float">
            <text:p>2.84E-005</text:p>
          </table:table-cell>
          <table:table-cell office:value-type="float" office:value="1.53901779141817" calcext:value-type="float">
            <text:p>1.5390177914</text:p>
          </table:table-cell>
          <table:table-cell office:value-type="float" office:value="1.24900511717359" calcext:value-type="float">
            <text:p>1.2490051172</text:p>
          </table:table-cell>
          <table:table-cell office:value-type="float" office:value="267.397287772479" calcext:value-type="float">
            <text:p>267.3972877725</text:p>
          </table:table-cell>
          <table:table-cell table:number-columns-repeated="2"/>
        </table:table-row>
        <table:table-row table:style-name="ro1">
          <table:table-cell office:value-type="float" office:value="0.00191654589115609" calcext:value-type="float">
            <text:p>0.0019165459</text:p>
          </table:table-cell>
          <table:table-cell office:value-type="float" office:value="3395.40000003681" calcext:value-type="float">
            <text:p>3395.4000000368</text:p>
          </table:table-cell>
          <table:table-cell office:value-type="float" office:value="0.0000000000000680253451183152" calcext:value-type="float">
            <text:p>6.80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4305963355949" calcext:value-type="float">
            <text:p>2.84E-005</text:p>
          </table:table-cell>
          <table:table-cell office:value-type="float" office:value="1.53899584401714" calcext:value-type="float">
            <text:p>1.538995844</text:p>
          </table:table-cell>
          <table:table-cell office:value-type="float" office:value="1.24870580502135" calcext:value-type="float">
            <text:p>1.248705805</text:p>
          </table:table-cell>
          <table:table-cell office:value-type="float" office:value="267.397282255783" calcext:value-type="float">
            <text:p>267.3972822558</text:p>
          </table:table-cell>
          <table:table-cell table:number-columns-repeated="2"/>
        </table:table-row>
        <table:table-row table:style-name="ro1">
          <table:table-cell office:value-type="float" office:value="0.00192154604229702" calcext:value-type="float">
            <text:p>0.001921546</text:p>
          </table:table-cell>
          <table:table-cell office:value-type="float" office:value="3395.40000003696" calcext:value-type="float">
            <text:p>3395.400000037</text:p>
          </table:table-cell>
          <table:table-cell office:value-type="float" office:value="0.00000000000006844751844392" calcext:value-type="float">
            <text:p>6.84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4786842222734" calcext:value-type="float">
            <text:p>2.85E-005</text:p>
          </table:table-cell>
          <table:table-cell office:value-type="float" office:value="1.53896766183947" calcext:value-type="float">
            <text:p>1.5389676618</text:p>
          </table:table-cell>
          <table:table-cell office:value-type="float" office:value="1.24832198936539" calcext:value-type="float">
            <text:p>1.2483219894</text:p>
          </table:table-cell>
          <table:table-cell office:value-type="float" office:value="267.397275165355" calcext:value-type="float">
            <text:p>267.3972751654</text:p>
          </table:table-cell>
          <table:table-cell table:number-columns-repeated="2"/>
        </table:table-row>
        <table:table-row table:style-name="ro1">
          <table:table-cell office:value-type="float" office:value="0.00192576472437298" calcext:value-type="float">
            <text:p>0.0019257647</text:p>
          </table:table-cell>
          <table:table-cell office:value-type="float" office:value="3395.40000003708" calcext:value-type="float">
            <text:p>3395.4000000371</text:p>
          </table:table-cell>
          <table:table-cell office:value-type="float" office:value="0.0000000000000688049345110852" calcext:value-type="float">
            <text:p>6.88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5192565111785" calcext:value-type="float">
            <text:p>2.85E-005</text:p>
          </table:table-cell>
          <table:table-cell office:value-type="float" office:value="1.5389439066381" calcext:value-type="float">
            <text:p>1.5389439066</text:p>
          </table:table-cell>
          <table:table-cell office:value-type="float" office:value="1.24799892725389" calcext:value-type="float">
            <text:p>1.2479989273</text:p>
          </table:table-cell>
          <table:table-cell office:value-type="float" office:value="267.397269183083" calcext:value-type="float">
            <text:p>267.3972691831</text:p>
          </table:table-cell>
          <table:table-cell table:number-columns-repeated="2"/>
        </table:table-row>
        <table:table-row table:style-name="ro1">
          <table:table-cell office:value-type="float" office:value="0.0019336439292361" calcext:value-type="float">
            <text:p>0.0019336439</text:p>
          </table:table-cell>
          <table:table-cell office:value-type="float" office:value="3395.4000000373" calcext:value-type="float">
            <text:p>3395.4000000373</text:p>
          </table:table-cell>
          <table:table-cell office:value-type="float" office:value="0.0000000000000694754822062067" calcext:value-type="float">
            <text:p>6.95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5950331442598" calcext:value-type="float">
            <text:p>2.86E-005</text:p>
          </table:table-cell>
          <table:table-cell office:value-type="float" office:value="1.53889959486271" calcext:value-type="float">
            <text:p>1.5388995949</text:p>
          </table:table-cell>
          <table:table-cell office:value-type="float" office:value="1.24739741769657" calcext:value-type="float">
            <text:p>1.2473974177</text:p>
          </table:table-cell>
          <table:table-cell office:value-type="float" office:value="267.397258010032" calcext:value-type="float">
            <text:p>267.39725801</text:p>
          </table:table-cell>
          <table:table-cell table:number-columns-repeated="2"/>
        </table:table-row>
        <table:table-row table:style-name="ro1">
          <table:table-cell office:value-type="float" office:value="0.00194377081257032" calcext:value-type="float">
            <text:p>0.0019437708</text:p>
          </table:table-cell>
          <table:table-cell office:value-type="float" office:value="3395.40000003759" calcext:value-type="float">
            <text:p>3395.4000000376</text:p>
          </table:table-cell>
          <table:table-cell office:value-type="float" office:value="0.0000000000000703430728341922" calcext:value-type="float">
            <text:p>7.03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6924264299461" calcext:value-type="float">
            <text:p>2.87E-005</text:p>
          </table:table-cell>
          <table:table-cell office:value-type="float" office:value="1.53884274968467" calcext:value-type="float">
            <text:p>1.5388427497</text:p>
          </table:table-cell>
          <table:table-cell office:value-type="float" office:value="1.2466278743191" calcext:value-type="float">
            <text:p>1.2466278743</text:p>
          </table:table-cell>
          <table:table-cell office:value-type="float" office:value="267.397243649678" calcext:value-type="float">
            <text:p>267.3972436497</text:p>
          </table:table-cell>
          <table:table-cell table:number-columns-repeated="2"/>
        </table:table-row>
        <table:table-row table:style-name="ro1">
          <table:table-cell office:value-type="float" office:value="0.00195175765960425" calcext:value-type="float">
            <text:p>0.0019517577</text:p>
          </table:table-cell>
          <table:table-cell office:value-type="float" office:value="3395.40000003782" calcext:value-type="float">
            <text:p>3395.4000000378</text:p>
          </table:table-cell>
          <table:table-cell office:value-type="float" office:value="0.0000000000000710319005996923" calcext:value-type="float">
            <text:p>7.10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7692383953623" calcext:value-type="float">
            <text:p>2.88E-005</text:p>
          </table:table-cell>
          <table:table-cell office:value-type="float" office:value="1.53879800144288" calcext:value-type="float">
            <text:p>1.5387980014</text:p>
          </table:table-cell>
          <table:table-cell office:value-type="float" office:value="1.24602375375572" calcext:value-type="float">
            <text:p>1.2460237538</text:p>
          </table:table-cell>
          <table:table-cell office:value-type="float" office:value="267.397232323986" calcext:value-type="float">
            <text:p>267.397232324</text:p>
          </table:table-cell>
          <table:table-cell table:number-columns-repeated="2"/>
        </table:table-row>
        <table:table-row table:style-name="ro1">
          <table:table-cell office:value-type="float" office:value="0.00196274924982337" calcext:value-type="float">
            <text:p>0.0019627492</text:p>
          </table:table-cell>
          <table:table-cell office:value-type="float" office:value="3395.40000003814" calcext:value-type="float">
            <text:p>3395.4000000381</text:p>
          </table:table-cell>
          <table:table-cell office:value-type="float" office:value="0.0000000000000719864914617495" calcext:value-type="float">
            <text:p>7.20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8749479768352" calcext:value-type="float">
            <text:p>2.89E-005</text:p>
          </table:table-cell>
          <table:table-cell office:value-type="float" office:value="1.53873653709306" calcext:value-type="float">
            <text:p>1.5387365371</text:p>
          </table:table-cell>
          <table:table-cell office:value-type="float" office:value="1.24519636154215" calcext:value-type="float">
            <text:p>1.2451963615</text:p>
          </table:table-cell>
          <table:table-cell office:value-type="float" office:value="267.39721673744" calcext:value-type="float">
            <text:p>267.3972167374</text:p>
          </table:table-cell>
          <table:table-cell table:number-columns-repeated="2"/>
        </table:table-row>
        <table:table-row table:style-name="ro1">
          <table:table-cell office:value-type="float" office:value="0.00197687637978527" calcext:value-type="float">
            <text:p>0.0019768764</text:p>
          </table:table-cell>
          <table:table-cell office:value-type="float" office:value="3395.40000003855" calcext:value-type="float">
            <text:p>3395.4000000386</text:p>
          </table:table-cell>
          <table:table-cell office:value-type="float" office:value="0.0000000000000732246860881436" calcext:value-type="float">
            <text:p>7.32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0108131605029" calcext:value-type="float">
            <text:p>2.90E-005</text:p>
          </table:table-cell>
          <table:table-cell office:value-type="float" office:value="1.5386577416024" calcext:value-type="float">
            <text:p>1.5386577416</text:p>
          </table:table-cell>
          <table:table-cell office:value-type="float" office:value="1.24413969103582" calcext:value-type="float">
            <text:p>1.244139691</text:p>
          </table:table-cell>
          <table:table-cell office:value-type="float" office:value="267.397196704564" calcext:value-type="float">
            <text:p>267.3971967046</text:p>
          </table:table-cell>
          <table:table-cell table:number-columns-repeated="2"/>
        </table:table-row>
        <table:table-row table:style-name="ro1">
          <table:table-cell office:value-type="float" office:value="0.00198427475628057" calcext:value-type="float">
            <text:p>0.0019842748</text:p>
          </table:table-cell>
          <table:table-cell office:value-type="float" office:value="3395.40000003876" calcext:value-type="float">
            <text:p>3395.4000000388</text:p>
          </table:table-cell>
          <table:table-cell office:value-type="float" office:value="0.0000000000000738782094992153" calcext:value-type="float">
            <text:p>7.39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0819658015023" calcext:value-type="float">
            <text:p>2.91E-005</text:p>
          </table:table-cell>
          <table:table-cell office:value-type="float" office:value="1.5386165677082" calcext:value-type="float">
            <text:p>1.5386165677</text:p>
          </table:table-cell>
          <table:table-cell office:value-type="float" office:value="1.24358931392534" calcext:value-type="float">
            <text:p>1.2435893139</text:p>
          </table:table-cell>
          <table:table-cell office:value-type="float" office:value="267.39718621335" calcext:value-type="float">
            <text:p>267.3971862134</text:p>
          </table:table-cell>
          <table:table-cell table:number-columns-repeated="2"/>
        </table:table-row>
        <table:table-row table:style-name="ro1">
          <table:table-cell office:value-type="float" office:value="0.0019902524251759" calcext:value-type="float">
            <text:p>0.0019902524</text:p>
          </table:table-cell>
          <table:table-cell office:value-type="float" office:value="3395.40000003893" calcext:value-type="float">
            <text:p>3395.4000000389</text:p>
          </table:table-cell>
          <table:table-cell office:value-type="float" office:value="0.000000000000074408794067617" calcext:value-type="float">
            <text:p>7.44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1394550554313" calcext:value-type="float">
            <text:p>2.91E-005</text:p>
          </table:table-cell>
          <table:table-cell office:value-type="float" office:value="1.538583345069" calcext:value-type="float">
            <text:p>1.5385833451</text:p>
          </table:table-cell>
          <table:table-cell office:value-type="float" office:value="1.24314612062977" calcext:value-type="float">
            <text:p>1.2431461206</text:p>
          </table:table-cell>
          <table:table-cell office:value-type="float" office:value="267.397177736759" calcext:value-type="float">
            <text:p>267.3971777368</text:p>
          </table:table-cell>
          <table:table-cell table:number-columns-repeated="2"/>
        </table:table-row>
        <table:table-row table:style-name="ro1">
          <table:table-cell office:value-type="float" office:value="0.00199523417044772" calcext:value-type="float">
            <text:p>0.0019952342</text:p>
          </table:table-cell>
          <table:table-cell office:value-type="float" office:value="3395.40000003908" calcext:value-type="float">
            <text:p>3395.4000000391</text:p>
          </table:table-cell>
          <table:table-cell office:value-type="float" office:value="0.0000000000000748527280635497" calcext:value-type="float">
            <text:p>7.49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1873661966284" calcext:value-type="float">
            <text:p>2.92E-005</text:p>
          </table:table-cell>
          <table:table-cell office:value-type="float" office:value="1.53855568843527" calcext:value-type="float">
            <text:p>1.5385556884</text:p>
          </table:table-cell>
          <table:table-cell office:value-type="float" office:value="1.24277778218817" calcext:value-type="float">
            <text:p>1.2427777822</text:p>
          </table:table-cell>
          <table:table-cell office:value-type="float" office:value="267.397170672431" calcext:value-type="float">
            <text:p>267.3971706724</text:p>
          </table:table-cell>
          <table:table-cell table:number-columns-repeated="2"/>
        </table:table-row>
        <table:table-row table:style-name="ro1">
          <table:table-cell office:value-type="float" office:value="0.00200602557632644" calcext:value-type="float">
            <text:p>0.0020060256</text:p>
          </table:table-cell>
          <table:table-cell office:value-type="float" office:value="3395.4000000394" calcext:value-type="float">
            <text:p>3395.4000000394</text:p>
          </table:table-cell>
          <table:table-cell office:value-type="float" office:value="0.0000000000000758198352898041" calcext:value-type="float">
            <text:p>7.58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291150885138" calcext:value-type="float">
            <text:p>2.93E-005</text:p>
          </table:table-cell>
          <table:table-cell office:value-type="float" office:value="1.53849587511005" calcext:value-type="float">
            <text:p>1.5384958751</text:p>
          </table:table-cell>
          <table:table-cell office:value-type="float" office:value="1.24198303806557" calcext:value-type="float">
            <text:p>1.2419830381</text:p>
          </table:table-cell>
          <table:table-cell office:value-type="float" office:value="267.397155369755" calcext:value-type="float">
            <text:p>267.3971553698</text:p>
          </table:table-cell>
          <table:table-cell table:number-columns-repeated="2"/>
        </table:table-row>
        <table:table-row table:style-name="ro1">
          <table:table-cell office:value-type="float" office:value="0.00201097686543974" calcext:value-type="float">
            <text:p>0.0020109769</text:p>
          </table:table-cell>
          <table:table-cell office:value-type="float" office:value="3395.40000003954" calcext:value-type="float">
            <text:p>3395.4000000395</text:p>
          </table:table-cell>
          <table:table-cell office:value-type="float" office:value="0.0000000000000762660668510154" calcext:value-type="float">
            <text:p>7.63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3387691762184" calcext:value-type="float">
            <text:p>2.93E-005</text:p>
          </table:table-cell>
          <table:table-cell office:value-type="float" office:value="1.53846847540321" calcext:value-type="float">
            <text:p>1.5384684754</text:p>
          </table:table-cell>
          <table:table-cell office:value-type="float" office:value="1.2416198279827" calcext:value-type="float">
            <text:p>1.241619828</text:p>
          </table:table-cell>
          <table:table-cell office:value-type="float" office:value="267.397148348614" calcext:value-type="float">
            <text:p>267.3971483486</text:p>
          </table:table-cell>
          <table:table-cell table:number-columns-repeated="2"/>
        </table:table-row>
        <table:table-row table:style-name="ro1">
          <table:table-cell office:value-type="float" office:value="0.00201521173486938" calcext:value-type="float">
            <text:p>0.0020152117</text:p>
          </table:table-cell>
          <table:table-cell office:value-type="float" office:value="3395.40000003966" calcext:value-type="float">
            <text:p>3395.4000000397</text:p>
          </table:table-cell>
          <table:table-cell office:value-type="float" office:value="0.0000000000000766489841616143" calcext:value-type="float">
            <text:p>7.66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3794974210825" calcext:value-type="float">
            <text:p>2.94E-005</text:p>
          </table:table-cell>
          <table:table-cell office:value-type="float" office:value="1.5384450617567" calcext:value-type="float">
            <text:p>1.5384450618</text:p>
          </table:table-cell>
          <table:table-cell office:value-type="float" office:value="1.24130988308995" calcext:value-type="float">
            <text:p>1.2413098831</text:p>
          </table:table-cell>
          <table:table-cell office:value-type="float" office:value="267.397142343388" calcext:value-type="float">
            <text:p>267.3971423434</text:p>
          </table:table-cell>
          <table:table-cell table:number-columns-repeated="2"/>
        </table:table-row>
        <table:table-row table:style-name="ro1">
          <table:table-cell office:value-type="float" office:value="0.00202033159568567" calcext:value-type="float">
            <text:p>0.0020203316</text:p>
          </table:table-cell>
          <table:table-cell office:value-type="float" office:value="3395.40000003981" calcext:value-type="float">
            <text:p>3395.4000000398</text:p>
          </table:table-cell>
          <table:table-cell office:value-type="float" office:value="0.0000000000000771134664708466" calcext:value-type="float">
            <text:p>7.71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287369602736" calcext:value-type="float">
            <text:p>2.94E-005</text:p>
          </table:table-cell>
          <table:table-cell office:value-type="float" office:value="1.53841678160928" calcext:value-type="float">
            <text:p>1.5384167816</text:p>
          </table:table-cell>
          <table:table-cell office:value-type="float" office:value="1.24093603862436" calcext:value-type="float">
            <text:p>1.2409360386</text:p>
          </table:table-cell>
          <table:table-cell office:value-type="float" office:value="267.397135083206" calcext:value-type="float">
            <text:p>267.3971350832</text:p>
          </table:table-cell>
          <table:table-cell table:number-columns-repeated="2"/>
        </table:table-row>
        <table:table-row table:style-name="ro1">
          <table:table-cell office:value-type="float" office:value="0.00202378705261136" calcext:value-type="float">
            <text:p>0.0020237871</text:p>
          </table:table-cell>
          <table:table-cell office:value-type="float" office:value="3395.40000003992" calcext:value-type="float">
            <text:p>3395.4000000399</text:p>
          </table:table-cell>
          <table:table-cell office:value-type="float" office:value="0.0000000000000774279075406589" calcext:value-type="float">
            <text:p>7.74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619693406926" calcext:value-type="float">
            <text:p>2.95E-005</text:p>
          </table:table-cell>
          <table:table-cell office:value-type="float" office:value="1.53839771206394" calcext:value-type="float">
            <text:p>1.5383977121</text:p>
          </table:table-cell>
          <table:table-cell office:value-type="float" office:value="1.24068426391363" calcext:value-type="float">
            <text:p>1.2406842639</text:p>
          </table:table-cell>
          <table:table-cell office:value-type="float" office:value="267.39713018322" calcext:value-type="float">
            <text:p>267.3971301832</text:p>
          </table:table-cell>
          <table:table-cell table:number-columns-repeated="2"/>
        </table:table-row>
        <table:table-row table:style-name="ro1">
          <table:table-cell office:value-type="float" office:value="0.00202623222071303" calcext:value-type="float">
            <text:p>0.0020262322</text:p>
          </table:table-cell>
          <table:table-cell office:value-type="float" office:value="3395.40000003999" calcext:value-type="float">
            <text:p>3395.40000004</text:p>
          </table:table-cell>
          <table:table-cell office:value-type="float" office:value="0.0000000000000776508799781922" calcext:value-type="float">
            <text:p>7.77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854854129635" calcext:value-type="float">
            <text:p>2.95E-005</text:p>
          </table:table-cell>
          <table:table-cell office:value-type="float" office:value="1.53838422581567" calcext:value-type="float">
            <text:p>1.5383842258</text:p>
          </table:table-cell>
          <table:table-cell office:value-type="float" office:value="1.24050636267177" calcext:value-type="float">
            <text:p>1.2405063627</text:p>
          </table:table-cell>
          <table:table-cell office:value-type="float" office:value="267.397126715867" calcext:value-type="float">
            <text:p>267.3971267159</text:p>
          </table:table-cell>
          <table:table-cell table:number-columns-repeated="2"/>
        </table:table-row>
        <table:table-row table:style-name="ro1">
          <table:table-cell office:value-type="float" office:value="0.00202922653756553" calcext:value-type="float">
            <text:p>0.0020292265</text:p>
          </table:table-cell>
          <table:table-cell office:value-type="float" office:value="3395.40000004007" calcext:value-type="float">
            <text:p>3395.4000000401</text:p>
          </table:table-cell>
          <table:table-cell office:value-type="float" office:value="0.0000000000000779244552368521" calcext:value-type="float">
            <text:p>7.79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142828547212" calcext:value-type="float">
            <text:p>2.95E-005</text:p>
          </table:table-cell>
          <table:table-cell office:value-type="float" office:value="1.53836771976388" calcext:value-type="float">
            <text:p>1.5383677198</text:p>
          </table:table-cell>
          <table:table-cell office:value-type="float" office:value="1.2402888012628" calcext:value-type="float">
            <text:p>1.2402888013</text:p>
          </table:table-cell>
          <table:table-cell office:value-type="float" office:value="267.397122469797" calcext:value-type="float">
            <text:p>267.3971224698</text:p>
          </table:table-cell>
          <table:table-cell table:number-columns-repeated="2"/>
        </table:table-row>
        <table:table-row table:style-name="ro1">
          <table:table-cell office:value-type="float" office:value="0.00203172197917603" calcext:value-type="float">
            <text:p>0.002031722</text:p>
          </table:table-cell>
          <table:table-cell office:value-type="float" office:value="3395.40000004015" calcext:value-type="float">
            <text:p>3395.4000000402</text:p>
          </table:table-cell>
          <table:table-cell office:value-type="float" office:value="0.0000000000000781528939655758" calcext:value-type="float">
            <text:p>7.82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382824356047" calcext:value-type="float">
            <text:p>2.95E-005</text:p>
          </table:table-cell>
          <table:table-cell office:value-type="float" office:value="1.53835397147553" calcext:value-type="float">
            <text:p>1.5383539715</text:p>
          </table:table-cell>
          <table:table-cell office:value-type="float" office:value="1.24010773374165" calcext:value-type="float">
            <text:p>1.2401077337</text:p>
          </table:table-cell>
          <table:table-cell office:value-type="float" office:value="267.397118931154" calcext:value-type="float">
            <text:p>267.3971189312</text:p>
          </table:table-cell>
          <table:table-cell table:number-columns-repeated="2"/>
        </table:table-row>
        <table:table-row table:style-name="ro1">
          <table:table-cell office:value-type="float" office:value="0.00203384630117675" calcext:value-type="float">
            <text:p>0.0020338463</text:p>
          </table:table-cell>
          <table:table-cell office:value-type="float" office:value="3395.40000004021" calcext:value-type="float">
            <text:p>3395.4000000402</text:p>
          </table:table-cell>
          <table:table-cell office:value-type="float" office:value="0.0000000000000783476771551218" calcext:value-type="float">
            <text:p>7.83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587128260994" calcext:value-type="float">
            <text:p>2.96E-005</text:p>
          </table:table-cell>
          <table:table-cell office:value-type="float" office:value="1.53834227300665" calcext:value-type="float">
            <text:p>1.538342273</text:p>
          </table:table-cell>
          <table:table-cell office:value-type="float" office:value="1.23995377066974" calcext:value-type="float">
            <text:p>1.2399537707</text:p>
          </table:table-cell>
          <table:table-cell office:value-type="float" office:value="267.397115918774" calcext:value-type="float">
            <text:p>267.3971159188</text:p>
          </table:table-cell>
          <table:table-cell table:number-columns-repeated="2"/>
        </table:table-row>
        <table:table-row table:style-name="ro1">
          <table:table-cell office:value-type="float" office:value="0.00203657662244241" calcext:value-type="float">
            <text:p>0.0020365766</text:p>
          </table:table-cell>
          <table:table-cell office:value-type="float" office:value="3395.40000004029" calcext:value-type="float">
            <text:p>3395.4000000403</text:p>
          </table:table-cell>
          <table:table-cell office:value-type="float" office:value="0.000000000000078598454863603" calcext:value-type="float">
            <text:p>7.86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84971340559" calcext:value-type="float">
            <text:p>2.96E-005</text:p>
          </table:table-cell>
          <table:table-cell office:value-type="float" office:value="1.53832724479395" calcext:value-type="float">
            <text:p>1.5383272448</text:p>
          </table:table-cell>
          <table:table-cell office:value-type="float" office:value="1.23975612452921" calcext:value-type="float">
            <text:p>1.2397561245</text:p>
          </table:table-cell>
          <table:table-cell office:value-type="float" office:value="267.397112047062" calcext:value-type="float">
            <text:p>267.3971120471</text:p>
          </table:table-cell>
          <table:table-cell table:number-columns-repeated="2"/>
        </table:table-row>
        <table:table-row table:style-name="ro1">
          <table:table-cell office:value-type="float" office:value="0.00203909976129846" calcext:value-type="float">
            <text:p>0.0020390998</text:p>
          </table:table-cell>
          <table:table-cell office:value-type="float" office:value="3395.40000004036" calcext:value-type="float">
            <text:p>3395.4000000404</text:p>
          </table:table-cell>
          <table:table-cell office:value-type="float" office:value="0.0000000000000788306325951285" calcext:value-type="float">
            <text:p>7.88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6092373095929" calcext:value-type="float">
            <text:p>2.96E-005</text:p>
          </table:table-cell>
          <table:table-cell office:value-type="float" office:value="1.53831336405349" calcext:value-type="float">
            <text:p>1.5383133641</text:p>
          </table:table-cell>
          <table:table-cell office:value-type="float" office:value="1.23957371328455" calcext:value-type="float">
            <text:p>1.2395737133</text:p>
          </table:table-cell>
          <table:table-cell office:value-type="float" office:value="267.397108469143" calcext:value-type="float">
            <text:p>267.3971084691</text:p>
          </table:table-cell>
          <table:table-cell table:number-columns-repeated="2"/>
        </table:table-row>
        <table:table-row table:style-name="ro1">
          <table:table-cell office:value-type="float" office:value="0.00204143143917221" calcext:value-type="float">
            <text:p>0.0020414314</text:p>
          </table:table-cell>
          <table:table-cell office:value-type="float" office:value="3395.40000004043" calcext:value-type="float">
            <text:p>3395.4000000404</text:p>
          </table:table-cell>
          <table:table-cell office:value-type="float" office:value="0.0000000000000790455592665694" calcext:value-type="float">
            <text:p>7.90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316619310174" calcext:value-type="float">
            <text:p>2.96E-005</text:p>
          </table:table-cell>
          <table:table-cell office:value-type="float" office:value="1.53830054312755" calcext:value-type="float">
            <text:p>1.5383005431</text:p>
          </table:table-cell>
          <table:table-cell office:value-type="float" office:value="1.23940534580532" calcext:value-type="float">
            <text:p>1.2394053458</text:p>
          </table:table-cell>
          <table:table-cell office:value-type="float" office:value="267.397105162724" calcext:value-type="float">
            <text:p>267.3971051627</text:p>
          </table:table-cell>
          <table:table-cell table:number-columns-repeated="2"/>
        </table:table-row>
        <table:table-row table:style-name="ro1">
          <table:table-cell office:value-type="float" office:value="0.00204344579203615" calcext:value-type="float">
            <text:p>0.0020434458</text:p>
          </table:table-cell>
          <table:table-cell office:value-type="float" office:value="3395.40000004049" calcext:value-type="float">
            <text:p>3395.4000000405</text:p>
          </table:table-cell>
          <table:table-cell office:value-type="float" office:value="0.0000000000000792315199632842" calcext:value-type="float">
            <text:p>7.92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51034721866" calcext:value-type="float">
            <text:p>2.97E-005</text:p>
          </table:table-cell>
          <table:table-cell office:value-type="float" office:value="1.53828947171358" calcext:value-type="float">
            <text:p>1.5382894717</text:p>
          </table:table-cell>
          <table:table-cell office:value-type="float" office:value="1.23926004794019" calcext:value-type="float">
            <text:p>1.2392600479</text:p>
          </table:table-cell>
          <table:table-cell office:value-type="float" office:value="267.397102306285" calcext:value-type="float">
            <text:p>267.3971023063</text:p>
          </table:table-cell>
          <table:table-cell table:number-columns-repeated="2"/>
        </table:table-row>
        <table:table-row table:style-name="ro1">
          <table:table-cell office:value-type="float" office:value="0.00204512453887122" calcext:value-type="float">
            <text:p>0.0020451245</text:p>
          </table:table-cell>
          <table:table-cell office:value-type="float" office:value="3395.40000004054" calcext:value-type="float">
            <text:p>3395.4000000405</text:p>
          </table:table-cell>
          <table:table-cell office:value-type="float" office:value="0.0000000000000793866994897098" calcext:value-type="float">
            <text:p>7.9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671798653271" calcext:value-type="float">
            <text:p>2.97E-005</text:p>
          </table:table-cell>
          <table:table-cell office:value-type="float" office:value="1.53828024849333" calcext:value-type="float">
            <text:p>1.5382802485</text:p>
          </table:table-cell>
          <table:table-cell office:value-type="float" office:value="1.23913906801246" calcext:value-type="float">
            <text:p>1.239139068</text:p>
          </table:table-cell>
          <table:table-cell office:value-type="float" office:value="267.39709992575" calcext:value-type="float">
            <text:p>267.3970999258</text:p>
          </table:table-cell>
          <table:table-cell table:number-columns-repeated="2"/>
        </table:table-row>
        <table:table-row table:style-name="ro1">
          <table:table-cell office:value-type="float" office:value="0.00204678830532028" calcext:value-type="float">
            <text:p>0.0020467883</text:p>
          </table:table-cell>
          <table:table-cell office:value-type="float" office:value="3395.40000004059" calcext:value-type="float">
            <text:p>3395.4000000406</text:p>
          </table:table-cell>
          <table:table-cell office:value-type="float" office:value="0.0000000000000795406748647504" calcext:value-type="float">
            <text:p>7.95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831809387552" calcext:value-type="float">
            <text:p>2.97E-005</text:p>
          </table:table-cell>
          <table:table-cell office:value-type="float" office:value="1.53827111037963" calcext:value-type="float">
            <text:p>1.5382711104</text:p>
          </table:table-cell>
          <table:table-cell office:value-type="float" office:value="1.23901926641485" calcext:value-type="float">
            <text:p>1.2390192664</text:p>
          </table:table-cell>
          <table:table-cell office:value-type="float" office:value="267.397097566458" calcext:value-type="float">
            <text:p>267.3970975665</text:p>
          </table:table-cell>
          <table:table-cell table:number-columns-repeated="2"/>
        </table:table-row>
        <table:table-row table:style-name="ro1">
          <table:table-cell office:value-type="float" office:value="0.00205074829349588" calcext:value-type="float">
            <text:p>0.0020507483</text:p>
          </table:table-cell>
          <table:table-cell office:value-type="float" office:value="3395.40000004071" calcext:value-type="float">
            <text:p>3395.4000000407</text:p>
          </table:table-cell>
          <table:table-cell office:value-type="float" office:value="0.0000000000000799078806577705" calcext:value-type="float">
            <text:p>7.99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7212656562071" calcext:value-type="float">
            <text:p>2.97E-005</text:p>
          </table:table-cell>
          <table:table-cell office:value-type="float" office:value="1.5382493725664" calcext:value-type="float">
            <text:p>1.5382493726</text:p>
          </table:table-cell>
          <table:table-cell office:value-type="float" office:value="1.23873451714655" calcext:value-type="float">
            <text:p>1.2387345171</text:p>
          </table:table-cell>
          <table:table-cell office:value-type="float" office:value="267.397091951025" calcext:value-type="float">
            <text:p>267.397091951</text:p>
          </table:table-cell>
          <table:table-cell table:number-columns-repeated="2"/>
        </table:table-row>
        <table:table-row table:style-name="ro1">
          <table:table-cell office:value-type="float" office:value="0.00205424821692353" calcext:value-type="float">
            <text:p>0.0020542482</text:p>
          </table:table-cell>
          <table:table-cell office:value-type="float" office:value="3395.40000004081" calcext:value-type="float">
            <text:p>3395.4000000408</text:p>
          </table:table-cell>
          <table:table-cell office:value-type="float" office:value="0.0000000000000802332741573908" calcext:value-type="float">
            <text:p>8.02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7549257649834" calcext:value-type="float">
            <text:p>2.98E-005</text:p>
          </table:table-cell>
          <table:table-cell office:value-type="float" office:value="1.53823017476783" calcext:value-type="float">
            <text:p>1.5382301748</text:p>
          </table:table-cell>
          <table:table-cell office:value-type="float" office:value="1.23848331113495" calcext:value-type="float">
            <text:p>1.2384833111</text:p>
          </table:table-cell>
          <table:table-cell office:value-type="float" office:value="267.397086987984" calcext:value-type="float">
            <text:p>267.397086988</text:p>
          </table:table-cell>
          <table:table-cell table:number-columns-repeated="2"/>
        </table:table-row>
        <table:table-row table:style-name="ro1">
          <table:table-cell office:value-type="float" office:value="0.00205920852410011" calcext:value-type="float">
            <text:p>0.0020592085</text:p>
          </table:table-cell>
          <table:table-cell office:value-type="float" office:value="3395.40000004096" calcext:value-type="float">
            <text:p>3395.400000041</text:p>
          </table:table-cell>
          <table:table-cell office:value-type="float" office:value="0.0000000000000806958079654942" calcext:value-type="float">
            <text:p>8.07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026309608873" calcext:value-type="float">
            <text:p>2.98E-005</text:p>
          </table:table-cell>
          <table:table-cell office:value-type="float" office:value="1.53820298917166" calcext:value-type="float">
            <text:p>1.5382029892</text:p>
          </table:table-cell>
          <table:table-cell office:value-type="float" office:value="1.2381280258024" calcext:value-type="float">
            <text:p>1.2381280258</text:p>
          </table:table-cell>
          <table:table-cell office:value-type="float" office:value="267.397079954055" calcext:value-type="float">
            <text:p>267.3970799541</text:p>
          </table:table-cell>
          <table:table-cell table:number-columns-repeated="2"/>
        </table:table-row>
        <table:table-row table:style-name="ro1">
          <table:table-cell office:value-type="float" office:value="0.00206345110669259" calcext:value-type="float">
            <text:p>0.0020634511</text:p>
          </table:table-cell>
          <table:table-cell office:value-type="float" office:value="3395.40000004109" calcext:value-type="float">
            <text:p>3395.4000000411</text:p>
          </table:table-cell>
          <table:table-cell office:value-type="float" office:value="0.0000000000000810926884159827" calcext:value-type="float">
            <text:p>8.11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434335356432" calcext:value-type="float">
            <text:p>2.98E-005</text:p>
          </table:table-cell>
          <table:table-cell office:value-type="float" office:value="1.53817975852186" calcext:value-type="float">
            <text:p>1.5381797585</text:p>
          </table:table-cell>
          <table:table-cell office:value-type="float" office:value="1.23782483342214" calcext:value-type="float">
            <text:p>1.2378248334</text:p>
          </table:table-cell>
          <table:table-cell office:value-type="float" office:value="267.397073937891" calcext:value-type="float">
            <text:p>267.3970739379</text:p>
          </table:table-cell>
          <table:table-cell table:number-columns-repeated="2"/>
        </table:table-row>
        <table:table-row table:style-name="ro1">
          <table:table-cell office:value-type="float" office:value="0.00206632406892722" calcext:value-type="float">
            <text:p>0.0020663241</text:p>
          </table:table-cell>
          <table:table-cell office:value-type="float" office:value="3395.40000004117" calcext:value-type="float">
            <text:p>3395.4000000412</text:p>
          </table:table-cell>
          <table:table-cell office:value-type="float" office:value="0.0000000000000813621119449392" calcext:value-type="float">
            <text:p>8.1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710639436542" calcext:value-type="float">
            <text:p>2.99E-005</text:p>
          </table:table-cell>
          <table:table-cell office:value-type="float" office:value="1.53816403864421" calcext:value-type="float">
            <text:p>1.5381640386</text:p>
          </table:table-cell>
          <table:table-cell office:value-type="float" office:value="1.23761987740934" calcext:value-type="float">
            <text:p>1.2376198774</text:p>
          </table:table-cell>
          <table:table-cell office:value-type="float" office:value="267.397069863908" calcext:value-type="float">
            <text:p>267.3970698639</text:p>
          </table:table-cell>
          <table:table-cell table:number-columns-repeated="2"/>
        </table:table-row>
        <table:table-row table:style-name="ro1">
          <table:table-cell office:value-type="float" office:value="0.00206897902484403" calcext:value-type="float">
            <text:p>0.002068979</text:p>
          </table:table-cell>
          <table:table-cell office:value-type="float" office:value="3395.40000004125" calcext:value-type="float">
            <text:p>3395.4000000413</text:p>
          </table:table-cell>
          <table:table-cell office:value-type="float" office:value="0.0000000000000816115701680584" calcext:value-type="float">
            <text:p>8.16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965977045141" calcext:value-type="float">
            <text:p>2.99E-005</text:p>
          </table:table-cell>
          <table:table-cell office:value-type="float" office:value="1.53814951944029" calcext:value-type="float">
            <text:p>1.5381495194</text:p>
          </table:table-cell>
          <table:table-cell office:value-type="float" office:value="1.23743072996873" calcext:value-type="float">
            <text:p>1.23743073</text:p>
          </table:table-cell>
          <table:table-cell office:value-type="float" office:value="267.397066099066" calcext:value-type="float">
            <text:p>267.3970660991</text:p>
          </table:table-cell>
          <table:table-cell table:number-columns-repeated="2"/>
        </table:table-row>
        <table:table-row table:style-name="ro1">
          <table:table-cell office:value-type="float" office:value="0.00207123913832271" calcext:value-type="float">
            <text:p>0.0020712391</text:p>
          </table:table-cell>
          <table:table-cell office:value-type="float" office:value="3395.40000004132" calcext:value-type="float">
            <text:p>3395.4000000413</text:p>
          </table:table-cell>
          <table:table-cell office:value-type="float" office:value="0.0000000000000818242920798043" calcext:value-type="float">
            <text:p>8.18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9183341135556" calcext:value-type="float">
            <text:p>2.99E-005</text:p>
          </table:table-cell>
          <table:table-cell office:value-type="float" office:value="1.53813716541527" calcext:value-type="float">
            <text:p>1.5381371654</text:p>
          </table:table-cell>
          <table:table-cell office:value-type="float" office:value="1.23726990579227" calcext:value-type="float">
            <text:p>1.2372699058</text:p>
          </table:table-cell>
          <table:table-cell office:value-type="float" office:value="267.397062894129" calcext:value-type="float">
            <text:p>267.3970628941</text:p>
          </table:table-cell>
          <table:table-cell table:number-columns-repeated="2"/>
        </table:table-row>
        <table:table-row table:style-name="ro1">
          <table:table-cell office:value-type="float" office:value="0.00207750408865815" calcext:value-type="float">
            <text:p>0.0020775041</text:p>
          </table:table-cell>
          <table:table-cell office:value-type="float" office:value="3395.40000004151" calcext:value-type="float">
            <text:p>3395.4000000415</text:p>
          </table:table-cell>
          <table:table-cell office:value-type="float" office:value="0.0000000000000824156955292682" calcext:value-type="float">
            <text:p>8.2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9785866489326" calcext:value-type="float">
            <text:p>3.00E-005</text:p>
          </table:table-cell>
          <table:table-cell office:value-type="float" office:value="1.53810294959848" calcext:value-type="float">
            <text:p>1.5381029496</text:p>
          </table:table-cell>
          <table:table-cell office:value-type="float" office:value="1.23682503430242" calcext:value-type="float">
            <text:p>1.2368250343</text:p>
          </table:table-cell>
          <table:table-cell office:value-type="float" office:value="267.397054010161" calcext:value-type="float">
            <text:p>267.3970540102</text:p>
          </table:table-cell>
          <table:table-cell table:number-columns-repeated="2"/>
        </table:table-row>
        <table:table-row table:style-name="ro1">
          <table:table-cell office:value-type="float" office:value="0.00208272525206877" calcext:value-type="float">
            <text:p>0.0020827253</text:p>
          </table:table-cell>
          <table:table-cell office:value-type="float" office:value="3395.40000004167" calcext:value-type="float">
            <text:p>3395.4000000417</text:p>
          </table:table-cell>
          <table:table-cell office:value-type="float" office:value="0.0000000000000829105297785739" calcext:value-type="float">
            <text:p>8.2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028800689481" calcext:value-type="float">
            <text:p>3.00E-005</text:p>
          </table:table-cell>
          <table:table-cell office:value-type="float" office:value="1.53807446642224" calcext:value-type="float">
            <text:p>1.5380744664</text:p>
          </table:table-cell>
          <table:table-cell office:value-type="float" office:value="1.23645531877788" calcext:value-type="float">
            <text:p>1.2364553188</text:p>
          </table:table-cell>
          <table:table-cell office:value-type="float" office:value="267.397046606327" calcext:value-type="float">
            <text:p>267.3970466063</text:p>
          </table:table-cell>
          <table:table-cell table:number-columns-repeated="2"/>
        </table:table-row>
        <table:table-row table:style-name="ro1">
          <table:table-cell office:value-type="float" office:value="0.00208943584176971" calcext:value-type="float">
            <text:p>0.0020894358</text:p>
          </table:table-cell>
          <table:table-cell office:value-type="float" office:value="3395.40000004187" calcext:value-type="float">
            <text:p>3395.4000000419</text:p>
          </table:table-cell>
          <table:table-cell office:value-type="float" office:value="0.0000000000000835491486832342" calcext:value-type="float">
            <text:p>8.35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0933391743601" calcext:value-type="float">
            <text:p>3.01E-005</text:p>
          </table:table-cell>
          <table:table-cell office:value-type="float" office:value="1.5380379009779" calcext:value-type="float">
            <text:p>1.538037901</text:p>
          </table:table-cell>
          <table:table-cell office:value-type="float" office:value="1.23598151338562" calcext:value-type="float">
            <text:p>1.2359815134</text:p>
          </table:table-cell>
          <table:table-cell office:value-type="float" office:value="267.397037090423" calcext:value-type="float">
            <text:p>267.3970370904</text:p>
          </table:table-cell>
          <table:table-cell table:number-columns-repeated="2"/>
        </table:table-row>
        <table:table-row table:style-name="ro1">
          <table:table-cell office:value-type="float" office:value="0.00209218801245498" calcext:value-type="float">
            <text:p>0.002092188</text:p>
          </table:table-cell>
          <table:table-cell office:value-type="float" office:value="3395.40000004195" calcext:value-type="float">
            <text:p>3395.400000042</text:p>
          </table:table-cell>
          <table:table-cell office:value-type="float" office:value="0.0000000000000838119160406439" calcext:value-type="float">
            <text:p>8.38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198079346636" calcext:value-type="float">
            <text:p>3.01E-005</text:p>
          </table:table-cell>
          <table:table-cell office:value-type="float" office:value="1.53802291898734" calcext:value-type="float">
            <text:p>1.538022919</text:p>
          </table:table-cell>
          <table:table-cell office:value-type="float" office:value="1.23578764099933" calcext:value-type="float">
            <text:p>1.235787641</text:p>
          </table:table-cell>
          <table:table-cell office:value-type="float" office:value="267.397033187727" calcext:value-type="float">
            <text:p>267.3970331877</text:p>
          </table:table-cell>
          <table:table-cell table:number-columns-repeated="2"/>
        </table:table-row>
        <table:table-row table:style-name="ro1">
          <table:table-cell office:value-type="float" office:value="0.00209452025659188" calcext:value-type="float">
            <text:p>0.0020945203</text:p>
          </table:table-cell>
          <table:table-cell office:value-type="float" office:value="3395.40000004202" calcext:value-type="float">
            <text:p>3395.400000042</text:p>
          </table:table-cell>
          <table:table-cell office:value-type="float" office:value="0.0000000000000840349798682113" calcext:value-type="float">
            <text:p>8.40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422380925052" calcext:value-type="float">
            <text:p>3.01E-005</text:p>
          </table:table-cell>
          <table:table-cell office:value-type="float" office:value="1.53801022909277" calcext:value-type="float">
            <text:p>1.5380102291</text:p>
          </table:table-cell>
          <table:table-cell office:value-type="float" office:value="1.23562355225407" calcext:value-type="float">
            <text:p>1.2356235523</text:p>
          </table:table-cell>
          <table:table-cell office:value-type="float" office:value="267.397029880505" calcext:value-type="float">
            <text:p>267.3970298805</text:p>
          </table:table-cell>
          <table:table-cell table:number-columns-repeated="2"/>
        </table:table-row>
        <table:table-row table:style-name="ro1">
          <table:table-cell office:value-type="float" office:value="0.00209655713251141" calcext:value-type="float">
            <text:p>0.0020965571</text:p>
          </table:table-cell>
          <table:table-cell office:value-type="float" office:value="3395.40000004208" calcext:value-type="float">
            <text:p>3395.4000000421</text:p>
          </table:table-cell>
          <table:table-cell office:value-type="float" office:value="0.0000000000000842300861854566" calcext:value-type="float">
            <text:p>8.42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618275751441" calcext:value-type="float">
            <text:p>3.02E-005</text:p>
          </table:table-cell>
          <table:table-cell office:value-type="float" office:value="1.53799915122584" calcext:value-type="float">
            <text:p>1.5379991512</text:p>
          </table:table-cell>
          <table:table-cell office:value-type="float" office:value="1.23548039633532" calcext:value-type="float">
            <text:p>1.2354803963</text:p>
          </table:table-cell>
          <table:table-cell office:value-type="float" office:value="267.397026992128" calcext:value-type="float">
            <text:p>267.3970269921</text:p>
          </table:table-cell>
          <table:table-cell table:number-columns-repeated="2"/>
        </table:table-row>
        <table:table-row table:style-name="ro1">
          <table:table-cell office:value-type="float" office:value="0.00209852030280016" calcext:value-type="float">
            <text:p>0.0020985203</text:p>
          </table:table-cell>
          <table:table-cell office:value-type="float" office:value="3395.40000004214" calcext:value-type="float">
            <text:p>3395.4000000421</text:p>
          </table:table-cell>
          <table:table-cell office:value-type="float" office:value="0.0000000000000844183907075462" calcext:value-type="float">
            <text:p>8.44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807082028781" calcext:value-type="float">
            <text:p>3.02E-005</text:p>
          </table:table-cell>
          <table:table-cell office:value-type="float" office:value="1.53798847822674" calcext:value-type="float">
            <text:p>1.5379884782</text:p>
          </table:table-cell>
          <table:table-cell office:value-type="float" office:value="1.23534255426953" calcext:value-type="float">
            <text:p>1.2353425543</text:p>
          </table:table-cell>
          <table:table-cell office:value-type="float" office:value="267.397024208268" calcext:value-type="float">
            <text:p>267.3970242083</text:p>
          </table:table-cell>
          <table:table-cell table:number-columns-repeated="2"/>
        </table:table-row>
        <table:table-row table:style-name="ro1">
          <table:table-cell office:value-type="float" office:value="0.00210017665092956" calcext:value-type="float">
            <text:p>0.0021001767</text:p>
          </table:table-cell>
          <table:table-cell office:value-type="float" office:value="3395.40000004219" calcext:value-type="float">
            <text:p>3395.4000000422</text:p>
          </table:table-cell>
          <table:table-cell office:value-type="float" office:value="0.0000000000000845774625316363" calcext:value-type="float">
            <text:p>8.46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96637996116" calcext:value-type="float">
            <text:p>3.02E-005</text:p>
          </table:table-cell>
          <table:table-cell office:value-type="float" office:value="1.53797947662772" calcext:value-type="float">
            <text:p>1.5379794766</text:p>
          </table:table-cell>
          <table:table-cell office:value-type="float" office:value="1.23522635730138" calcext:value-type="float">
            <text:p>1.2352263573</text:p>
          </table:table-cell>
          <table:table-cell office:value-type="float" office:value="267.397021859496" calcext:value-type="float">
            <text:p>267.3970218595</text:p>
          </table:table-cell>
          <table:table-cell table:number-columns-repeated="2"/>
        </table:table-row>
        <table:table-row table:style-name="ro1">
          <table:table-cell office:value-type="float" office:value="0.00210181821852926" calcext:value-type="float">
            <text:p>0.0021018182</text:p>
          </table:table-cell>
          <table:table-cell office:value-type="float" office:value="3395.40000004224" calcext:value-type="float">
            <text:p>3395.4000000422</text:p>
          </table:table-cell>
          <table:table-cell office:value-type="float" office:value="0.0000000000000847352930635119" calcext:value-type="float">
            <text:p>8.47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124256407794" calcext:value-type="float">
            <text:p>3.02E-005</text:p>
          </table:table-cell>
          <table:table-cell office:value-type="float" office:value="1.53797055819752" calcext:value-type="float">
            <text:p>1.5379705582</text:p>
          </table:table-cell>
          <table:table-cell office:value-type="float" office:value="1.23511128909835" calcext:value-type="float">
            <text:p>1.2351112891</text:p>
          </table:table-cell>
          <table:table-cell office:value-type="float" office:value="267.397019531682" calcext:value-type="float">
            <text:p>267.3970195317</text:p>
          </table:table-cell>
          <table:table-cell table:number-columns-repeated="2"/>
        </table:table-row>
        <table:table-row table:style-name="ro1">
          <table:table-cell office:value-type="float" office:value="0.00210328830576525" calcext:value-type="float">
            <text:p>0.0021032883</text:p>
          </table:table-cell>
          <table:table-cell office:value-type="float" office:value="3395.40000004228" calcext:value-type="float">
            <text:p>3395.4000000423</text:p>
          </table:table-cell>
          <table:table-cell office:value-type="float" office:value="0.0000000000000848767870311814" calcext:value-type="float">
            <text:p>8.4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2656408847" calcext:value-type="float">
            <text:p>3.02E-005</text:p>
          </table:table-cell>
          <table:table-cell office:value-type="float" office:value="1.53796257375341" calcext:value-type="float">
            <text:p>1.5379625738</text:p>
          </table:table-cell>
          <table:table-cell office:value-type="float" office:value="1.23500831859452" calcext:value-type="float">
            <text:p>1.2350083186</text:p>
          </table:table-cell>
          <table:table-cell office:value-type="float" office:value="267.397017447036" calcext:value-type="float">
            <text:p>267.397017447</text:p>
          </table:table-cell>
          <table:table-cell table:number-columns-repeated="2"/>
        </table:table-row>
        <table:table-row table:style-name="ro1">
          <table:table-cell office:value-type="float" office:value="0.00210474527458168" calcext:value-type="float">
            <text:p>0.0021047453</text:p>
          </table:table-cell>
          <table:table-cell office:value-type="float" office:value="3395.40000004233" calcext:value-type="float">
            <text:p>3395.4000000423</text:p>
          </table:table-cell>
          <table:table-cell office:value-type="float" office:value="0.0000000000000850171588456618" calcext:value-type="float">
            <text:p>8.50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405763723783" calcext:value-type="float">
            <text:p>3.02E-005</text:p>
          </table:table-cell>
          <table:table-cell office:value-type="float" office:value="1.5379546628776" calcext:value-type="float">
            <text:p>1.5379546629</text:p>
          </table:table-cell>
          <table:table-cell office:value-type="float" office:value="1.23490633915007" calcext:value-type="float">
            <text:p>1.2349063392</text:p>
          </table:table-cell>
          <table:table-cell office:value-type="float" office:value="267.397015380991" calcext:value-type="float">
            <text:p>267.397015381</text:p>
          </table:table-cell>
          <table:table-cell table:number-columns-repeated="2"/>
        </table:table-row>
        <table:table-row table:style-name="ro1">
          <table:table-cell office:value-type="float" office:value="0.0021060177248557" calcext:value-type="float">
            <text:p>0.0021060177</text:p>
          </table:table-cell>
          <table:table-cell office:value-type="float" office:value="3395.40000004237" calcext:value-type="float">
            <text:p>3395.4000000424</text:p>
          </table:table-cell>
          <table:table-cell office:value-type="float" office:value="0.0000000000000851398676427216" calcext:value-type="float">
            <text:p>8.51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528140648369" calcext:value-type="float">
            <text:p>3.03E-005</text:p>
          </table:table-cell>
          <table:table-cell office:value-type="float" office:value="1.53794775576372" calcext:value-type="float">
            <text:p>1.5379477558</text:p>
          </table:table-cell>
          <table:table-cell office:value-type="float" office:value="1.2348173336656" calcext:value-type="float">
            <text:p>1.2348173337</text:p>
          </table:table-cell>
          <table:table-cell office:value-type="float" office:value="267.397013576602" calcext:value-type="float">
            <text:p>267.3970135766</text:p>
          </table:table-cell>
          <table:table-cell table:number-columns-repeated="2"/>
        </table:table-row>
        <table:table-row table:style-name="ro1">
          <table:table-cell office:value-type="float" office:value="0.00210714957783248" calcext:value-type="float">
            <text:p>0.0021071496</text:p>
          </table:table-cell>
          <table:table-cell office:value-type="float" office:value="3395.4000000424" calcext:value-type="float">
            <text:p>3395.4000000424</text:p>
          </table:table-cell>
          <table:table-cell office:value-type="float" office:value="0.0000000000000852491076318199" calcext:value-type="float">
            <text:p>8.52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636995746392" calcext:value-type="float">
            <text:p>3.03E-005</text:p>
          </table:table-cell>
          <table:table-cell office:value-type="float" office:value="1.5379416132618" calcext:value-type="float">
            <text:p>1.5379416133</text:p>
          </table:table-cell>
          <table:table-cell office:value-type="float" office:value="1.23473820864627" calcext:value-type="float">
            <text:p>1.2347382086</text:p>
          </table:table-cell>
          <table:table-cell office:value-type="float" office:value="267.397011971586" calcext:value-type="float">
            <text:p>267.3970119716</text:p>
          </table:table-cell>
          <table:table-cell table:number-columns-repeated="2"/>
        </table:table-row>
        <table:table-row table:style-name="ro1">
          <table:table-cell office:value-type="float" office:value="0.00210833920853644" calcext:value-type="float">
            <text:p>0.0021083392</text:p>
          </table:table-cell>
          <table:table-cell office:value-type="float" office:value="3395.40000004244" calcext:value-type="float">
            <text:p>3395.4000000424</text:p>
          </table:table-cell>
          <table:table-cell office:value-type="float" office:value="0.0000000000000853640150531983" calcext:value-type="float">
            <text:p>8.54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751407583383" calcext:value-type="float">
            <text:p>3.03E-005</text:p>
          </table:table-cell>
          <table:table-cell office:value-type="float" office:value="1.53793515873151" calcext:value-type="float">
            <text:p>1.5379351587</text:p>
          </table:table-cell>
          <table:table-cell office:value-type="float" office:value="1.23465509113119" calcext:value-type="float">
            <text:p>1.2346550911</text:p>
          </table:table-cell>
          <table:table-cell office:value-type="float" office:value="267.397010284639" calcext:value-type="float">
            <text:p>267.3970102846</text:p>
          </table:table-cell>
          <table:table-cell table:number-columns-repeated="2"/>
        </table:table-row>
        <table:table-row table:style-name="ro1">
          <table:table-cell office:value-type="float" office:value="0.00210936693882781" calcext:value-type="float">
            <text:p>0.0021093669</text:p>
          </table:table-cell>
          <table:table-cell office:value-type="float" office:value="3395.40000004247" calcext:value-type="float">
            <text:p>3395.4000000425</text:p>
          </table:table-cell>
          <table:table-cell office:value-type="float" office:value="0.0000000000000854633595346435" calcext:value-type="float">
            <text:p>8.55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850248778231" calcext:value-type="float">
            <text:p>3.03E-005</text:p>
          </table:table-cell>
          <table:table-cell office:value-type="float" office:value="1.53792958374338" calcext:value-type="float">
            <text:p>1.5379295837</text:p>
          </table:table-cell>
          <table:table-cell office:value-type="float" office:value="1.23458332377592" calcext:value-type="float">
            <text:p>1.2345833238</text:p>
          </table:table-cell>
          <table:table-cell office:value-type="float" office:value="267.397008827273" calcext:value-type="float">
            <text:p>267.3970088273</text:p>
          </table:table-cell>
          <table:table-cell table:number-columns-repeated="2"/>
        </table:table-row>
        <table:table-row table:style-name="ro1">
          <table:table-cell office:value-type="float" office:value="0.00211044713169252" calcext:value-type="float">
            <text:p>0.0021104471</text:p>
          </table:table-cell>
          <table:table-cell office:value-type="float" office:value="3395.4000000425" calcext:value-type="float">
            <text:p>3395.4000000425</text:p>
          </table:table-cell>
          <table:table-cell office:value-type="float" office:value="0.0000000000000855678503700356" calcext:value-type="float">
            <text:p>8.56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954135530474" calcext:value-type="float">
            <text:p>3.03E-005</text:p>
          </table:table-cell>
          <table:table-cell office:value-type="float" office:value="1.53792372534884" calcext:value-type="float">
            <text:p>1.5379237253</text:p>
          </table:table-cell>
          <table:table-cell office:value-type="float" office:value="1.23450793122503" calcext:value-type="float">
            <text:p>1.2345079312</text:p>
          </table:table-cell>
          <table:table-cell office:value-type="float" office:value="267.397007295514" calcext:value-type="float">
            <text:p>267.3970072955</text:p>
          </table:table-cell>
          <table:table-cell table:number-columns-repeated="2"/>
        </table:table-row>
        <table:table-row table:style-name="ro1">
          <table:table-cell office:value-type="float" office:value="0.00211158246518857" calcext:value-type="float">
            <text:p>0.0021115825</text:p>
          </table:table-cell>
          <table:table-cell office:value-type="float" office:value="3395.40000004253" calcext:value-type="float">
            <text:p>3395.4000000425</text:p>
          </table:table-cell>
          <table:table-cell office:value-type="float" office:value="0.0000000000000856777581512067" calcext:value-type="float">
            <text:p>8.57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063325401818" calcext:value-type="float">
            <text:p>3.03E-005</text:p>
          </table:table-cell>
          <table:table-cell office:value-type="float" office:value="1.53791756926588" calcext:value-type="float">
            <text:p>1.5379175693</text:p>
          </table:table-cell>
          <table:table-cell office:value-type="float" office:value="1.2344287324262" calcext:value-type="float">
            <text:p>1.2344287324</text:p>
          </table:table-cell>
          <table:table-cell office:value-type="float" office:value="267.397005685562" calcext:value-type="float">
            <text:p>267.3970056856</text:p>
          </table:table-cell>
          <table:table-cell table:number-columns-repeated="2"/>
        </table:table-row>
        <table:table-row table:style-name="ro1">
          <table:table-cell office:value-type="float" office:value="0.00211274886634684" calcext:value-type="float">
            <text:p>0.0021127489</text:p>
          </table:table-cell>
          <table:table-cell office:value-type="float" office:value="3395.40000004257" calcext:value-type="float">
            <text:p>3395.4000000426</text:p>
          </table:table-cell>
          <table:table-cell office:value-type="float" office:value="0.0000000000000857907621001374" calcext:value-type="float">
            <text:p>8.58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175503192385" calcext:value-type="float">
            <text:p>3.03E-005</text:p>
          </table:table-cell>
          <table:table-cell office:value-type="float" office:value="1.53791124616836" calcext:value-type="float">
            <text:p>1.5379112462</text:p>
          </table:table-cell>
          <table:table-cell office:value-type="float" office:value="1.23434741155824" calcext:value-type="float">
            <text:p>1.2343474116</text:p>
          </table:table-cell>
          <table:table-cell office:value-type="float" office:value="267.397004031555" calcext:value-type="float">
            <text:p>267.3970040316</text:p>
          </table:table-cell>
          <table:table-cell table:number-columns-repeated="2"/>
        </table:table-row>
        <table:table-row table:style-name="ro1">
          <table:table-cell office:value-type="float" office:value="0.0021139243161417" calcext:value-type="float">
            <text:p>0.0021139243</text:p>
          </table:table-cell>
          <table:table-cell office:value-type="float" office:value="3395.40000004261" calcext:value-type="float">
            <text:p>3395.4000000426</text:p>
          </table:table-cell>
          <table:table-cell office:value-type="float" office:value="0.0000000000000859047335862624" calcext:value-type="float">
            <text:p>8.5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288551239042" calcext:value-type="float">
            <text:p>3.03E-005</text:p>
          </table:table-cell>
          <table:table-cell office:value-type="float" office:value="1.53790487545578" calcext:value-type="float">
            <text:p>1.5379048755</text:p>
          </table:table-cell>
          <table:table-cell office:value-type="float" office:value="1.23426550607224" calcext:value-type="float">
            <text:p>1.2342655061</text:p>
          </table:table-cell>
          <table:table-cell office:value-type="float" office:value="267.397002364717" calcext:value-type="float">
            <text:p>267.3970023647</text:p>
          </table:table-cell>
          <table:table-cell table:number-columns-repeated="2"/>
        </table:table-row>
        <table:table-row table:style-name="ro1">
          <table:table-cell office:value-type="float" office:value="0.00211510888476982" calcext:value-type="float">
            <text:p>0.0021151089</text:p>
          </table:table-cell>
          <table:table-cell office:value-type="float" office:value="3395.40000004264" calcext:value-type="float">
            <text:p>3395.4000000426</text:p>
          </table:table-cell>
          <table:table-cell office:value-type="float" office:value="0.0000000000000860196815570864" calcext:value-type="float">
            <text:p>8.60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402476293304" calcext:value-type="float">
            <text:p>3.03E-005</text:p>
          </table:table-cell>
          <table:table-cell office:value-type="float" office:value="1.5378984567464" calcext:value-type="float">
            <text:p>1.5378984567</text:p>
          </table:table-cell>
          <table:table-cell office:value-type="float" office:value="1.23418301208899" calcext:value-type="float">
            <text:p>1.2341830121</text:p>
          </table:table-cell>
          <table:table-cell office:value-type="float" office:value="267.397000684948" calcext:value-type="float">
            <text:p>267.3970006849</text:p>
          </table:table-cell>
          <table:table-cell table:number-columns-repeated="2"/>
        </table:table-row>
        <table:table-row table:style-name="ro1">
          <table:table-cell office:value-type="float" office:value="0.00211632586834658" calcext:value-type="float">
            <text:p>0.0021163259</text:p>
          </table:table-cell>
          <table:table-cell office:value-type="float" office:value="3395.40000004268" calcext:value-type="float">
            <text:p>3395.4000000427</text:p>
          </table:table-cell>
          <table:table-cell office:value-type="float" office:value="0.0000000000000861378715511098" calcext:value-type="float">
            <text:p>8.61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519518843145" calcext:value-type="float">
            <text:p>3.04E-005</text:p>
          </table:table-cell>
          <table:table-cell office:value-type="float" office:value="1.53789186391784" calcext:value-type="float">
            <text:p>1.5378918639</text:p>
          </table:table-cell>
          <table:table-cell office:value-type="float" office:value="1.23409830971908" calcext:value-type="float">
            <text:p>1.2340983097</text:p>
          </table:table-cell>
          <table:table-cell office:value-type="float" office:value="267.396998959213" calcext:value-type="float">
            <text:p>267.3969989592</text:p>
          </table:table-cell>
          <table:table-cell table:number-columns-repeated="2"/>
        </table:table-row>
        <table:table-row table:style-name="ro1">
          <table:table-cell office:value-type="float" office:value="0.00211757615388559" calcext:value-type="float">
            <text:p>0.0021175762</text:p>
          </table:table-cell>
          <table:table-cell office:value-type="float" office:value="3395.40000004272" calcext:value-type="float">
            <text:p>3395.4000000427</text:p>
          </table:table-cell>
          <table:table-cell office:value-type="float" office:value="0.0000000000000862593976700741" calcext:value-type="float">
            <text:p>8.63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639764197288" calcext:value-type="float">
            <text:p>3.04E-005</text:p>
          </table:table-cell>
          <table:table-cell office:value-type="float" office:value="1.53788509244945" calcext:value-type="float">
            <text:p>1.5378850924</text:p>
          </table:table-cell>
          <table:table-cell office:value-type="float" office:value="1.23401134118484" calcext:value-type="float">
            <text:p>1.2340113412</text:p>
          </table:table-cell>
          <table:table-cell office:value-type="float" office:value="267.396997186255" calcext:value-type="float">
            <text:p>267.3969971863</text:p>
          </table:table-cell>
          <table:table-cell table:number-columns-repeated="2"/>
        </table:table-row>
        <table:table-row table:style-name="ro1">
          <table:table-cell office:value-type="float" office:value="0.00211868829118044" calcext:value-type="float">
            <text:p>0.0021186883</text:p>
          </table:table-cell>
          <table:table-cell office:value-type="float" office:value="3395.40000004275" calcext:value-type="float">
            <text:p>3395.4000000428</text:p>
          </table:table-cell>
          <table:table-cell office:value-type="float" office:value="0.0000000000000863675828018147" calcext:value-type="float">
            <text:p>8.64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746723248592" calcext:value-type="float">
            <text:p>3.04E-005</text:p>
          </table:table-cell>
          <table:table-cell office:value-type="float" office:value="1.53787907055196" calcext:value-type="float">
            <text:p>1.5378790706</text:p>
          </table:table-cell>
          <table:table-cell office:value-type="float" office:value="1.23393402604092" calcext:value-type="float">
            <text:p>1.233934026</text:p>
          </table:table-cell>
          <table:table-cell office:value-type="float" office:value="267.396995609196" calcext:value-type="float">
            <text:p>267.3969956092</text:p>
          </table:table-cell>
          <table:table-cell table:number-columns-repeated="2"/>
        </table:table-row>
        <table:table-row table:style-name="ro1">
          <table:table-cell office:value-type="float" office:value="0.00212313684035984" calcext:value-type="float">
            <text:p>0.0021231368</text:p>
          </table:table-cell>
          <table:table-cell office:value-type="float" office:value="3395.40000004289" calcext:value-type="float">
            <text:p>3395.4000000429</text:p>
          </table:table-cell>
          <table:table-cell office:value-type="float" office:value="0.00000000000008680114140623" calcext:value-type="float">
            <text:p>8.68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4174559542844" calcext:value-type="float">
            <text:p>3.04E-005</text:p>
          </table:table-cell>
          <table:table-cell office:value-type="float" office:value="1.53785499603465" calcext:value-type="float">
            <text:p>1.537854996</text:p>
          </table:table-cell>
          <table:table-cell office:value-type="float" office:value="1.23362517866338" calcext:value-type="float">
            <text:p>1.2336251787</text:p>
          </table:table-cell>
          <table:table-cell office:value-type="float" office:value="267.396989300963" calcext:value-type="float">
            <text:p>267.396989301</text:p>
          </table:table-cell>
          <table:table-cell table:number-columns-repeated="2"/>
        </table:table-row>
        <table:table-row table:style-name="ro1">
          <table:table-cell office:value-type="float" office:value="0.00213201593653299" calcext:value-type="float">
            <text:p>0.0021320159</text:p>
          </table:table-cell>
          <table:table-cell office:value-type="float" office:value="3395.40000004316" calcext:value-type="float">
            <text:p>3395.4000000432</text:p>
          </table:table-cell>
          <table:table-cell office:value-type="float" office:value="0.0000000000000876704221468629" calcext:value-type="float">
            <text:p>8.77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5028501215355" calcext:value-type="float">
            <text:p>3.05E-005</text:p>
          </table:table-cell>
          <table:table-cell office:value-type="float" office:value="1.53780700694101" calcext:value-type="float">
            <text:p>1.5378070069</text:p>
          </table:table-cell>
          <table:table-cell office:value-type="float" office:value="1.2330107023161" calcext:value-type="float">
            <text:p>1.2330107023</text:p>
          </table:table-cell>
          <table:table-cell office:value-type="float" office:value="267.396976710024" calcext:value-type="float">
            <text:p>267.39697671</text:p>
          </table:table-cell>
          <table:table-cell table:number-columns-repeated="2"/>
        </table:table-row>
        <table:table-row table:style-name="ro1">
          <table:table-cell office:value-type="float" office:value="0.00214014804751592" calcext:value-type="float">
            <text:p>0.002140148</text:p>
          </table:table-cell>
          <table:table-cell office:value-type="float" office:value="3395.4000000434" calcext:value-type="float">
            <text:p>3395.4000000434</text:p>
          </table:table-cell>
          <table:table-cell office:value-type="float" office:value="0.0000000000000884711596160147" calcext:value-type="float">
            <text:p>8.85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5810602545691" calcext:value-type="float">
            <text:p>3.06E-005</text:p>
          </table:table-cell>
          <table:table-cell office:value-type="float" office:value="1.53776312717929" calcext:value-type="float">
            <text:p>1.5377631272</text:p>
          </table:table-cell>
          <table:table-cell office:value-type="float" office:value="1.23245020902661" calcext:value-type="float">
            <text:p>1.232450209</text:p>
          </table:table-cell>
          <table:table-cell office:value-type="float" office:value="267.396965178342" calcext:value-type="float">
            <text:p>267.3969651783</text:p>
          </table:table-cell>
          <table:table-cell table:number-columns-repeated="2"/>
        </table:table-row>
        <table:table-row table:style-name="ro1">
          <table:table-cell office:value-type="float" office:value="0.00214493598733215" calcext:value-type="float">
            <text:p>0.002144936</text:p>
          </table:table-cell>
          <table:table-cell office:value-type="float" office:value="3395.40000004355" calcext:value-type="float">
            <text:p>3395.4000000436</text:p>
          </table:table-cell>
          <table:table-cell office:value-type="float" office:value="0.0000000000000889446646893735" calcext:value-type="float">
            <text:p>8.89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6271080266544" calcext:value-type="float">
            <text:p>3.06E-005</text:p>
          </table:table-cell>
          <table:table-cell office:value-type="float" office:value="1.53773732444016" calcext:value-type="float">
            <text:p>1.5377373244</text:p>
          </table:table-cell>
          <table:table-cell office:value-type="float" office:value="1.2321212247845" calcext:value-type="float">
            <text:p>1.2321212248</text:p>
          </table:table-cell>
          <table:table-cell office:value-type="float" office:value="267.396958388838" calcext:value-type="float">
            <text:p>267.3969583888</text:p>
          </table:table-cell>
          <table:table-cell table:number-columns-repeated="2"/>
        </table:table-row>
        <table:table-row table:style-name="ro1">
          <table:table-cell office:value-type="float" office:value="0.00214801012149478" calcext:value-type="float">
            <text:p>0.0021480101</text:p>
          </table:table-cell>
          <table:table-cell office:value-type="float" office:value="3395.40000004364" calcext:value-type="float">
            <text:p>3395.4000000436</text:p>
          </table:table-cell>
          <table:table-cell office:value-type="float" office:value="0.0000000000000892494863037328" calcext:value-type="float">
            <text:p>8.92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6566733672507" calcext:value-type="float">
            <text:p>3.07E-005</text:p>
          </table:table-cell>
          <table:table-cell office:value-type="float" office:value="1.53772077026545" calcext:value-type="float">
            <text:p>1.5377207703</text:p>
          </table:table-cell>
          <table:table-cell office:value-type="float" office:value="1.23191039359256" calcext:value-type="float">
            <text:p>1.2319103936</text:p>
          </table:table-cell>
          <table:table-cell office:value-type="float" office:value="267.396954029584" calcext:value-type="float">
            <text:p>267.3969540296</text:p>
          </table:table-cell>
          <table:table-cell table:number-columns-repeated="2"/>
        </table:table-row>
        <table:table-row table:style-name="ro1">
          <table:table-cell office:value-type="float" office:value="0.00215061520384961" calcext:value-type="float">
            <text:p>0.0021506152</text:p>
          </table:table-cell>
          <table:table-cell office:value-type="float" office:value="3395.40000004372" calcext:value-type="float">
            <text:p>3395.4000000437</text:p>
          </table:table-cell>
          <table:table-cell office:value-type="float" office:value="0.0000000000000895082907503031" calcext:value-type="float">
            <text:p>8.95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6817276295795" calcext:value-type="float">
            <text:p>3.07E-005</text:p>
          </table:table-cell>
          <table:table-cell office:value-type="float" office:value="1.53770674956541" calcext:value-type="float">
            <text:p>1.5377067496</text:p>
          </table:table-cell>
          <table:table-cell office:value-type="float" office:value="1.2317319725831" calcext:value-type="float">
            <text:p>1.2317319726</text:p>
          </table:table-cell>
          <table:table-cell office:value-type="float" office:value="267.396950335466" calcext:value-type="float">
            <text:p>267.3969503355</text:p>
          </table:table-cell>
          <table:table-cell table:number-columns-repeated="2"/>
        </table:table-row>
        <table:table-row table:style-name="ro1">
          <table:table-cell office:value-type="float" office:value="0.00215285429797171" calcext:value-type="float">
            <text:p>0.0021528543</text:p>
          </table:table-cell>
          <table:table-cell office:value-type="float" office:value="3395.40000004379" calcext:value-type="float">
            <text:p>3395.4000000438</text:p>
          </table:table-cell>
          <table:table-cell office:value-type="float" office:value="0.0000000000000897310970729399" calcext:value-type="float">
            <text:p>8.97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032620205192" calcext:value-type="float">
            <text:p>3.07E-005</text:p>
          </table:table-cell>
          <table:table-cell office:value-type="float" office:value="1.53769470420494" calcext:value-type="float">
            <text:p>1.5376947042</text:p>
          </table:table-cell>
          <table:table-cell office:value-type="float" office:value="1.23157879465498" calcext:value-type="float">
            <text:p>1.2315787947</text:p>
          </table:table-cell>
          <table:table-cell office:value-type="float" office:value="267.396947160334" calcext:value-type="float">
            <text:p>267.3969471603</text:p>
          </table:table-cell>
          <table:table-cell table:number-columns-repeated="2"/>
        </table:table-row>
        <table:table-row table:style-name="ro1">
          <table:table-cell office:value-type="float" office:value="0.00215480982088148" calcext:value-type="float">
            <text:p>0.0021548098</text:p>
          </table:table-cell>
          <table:table-cell office:value-type="float" office:value="3395.40000004385" calcext:value-type="float">
            <text:p>3395.4000000439</text:p>
          </table:table-cell>
          <table:table-cell office:value-type="float" office:value="0.0000000000000899259593794632" calcext:value-type="float">
            <text:p>8.9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220691805183" calcext:value-type="float">
            <text:p>3.07E-005</text:p>
          </table:table-cell>
          <table:table-cell office:value-type="float" office:value="1.53768418859155" calcext:value-type="float">
            <text:p>1.5376841886</text:p>
          </table:table-cell>
          <table:table-cell office:value-type="float" office:value="1.23144514943417" calcext:value-type="float">
            <text:p>1.2314451494</text:p>
          </table:table-cell>
          <table:table-cell office:value-type="float" office:value="267.396944387319" calcext:value-type="float">
            <text:p>267.3969443873</text:p>
          </table:table-cell>
          <table:table-cell table:number-columns-repeated="2"/>
        </table:table-row>
        <table:table-row table:style-name="ro1">
          <table:table-cell office:value-type="float" office:value="0.00215654927148969" calcext:value-type="float">
            <text:p>0.0021565493</text:p>
          </table:table-cell>
          <table:table-cell office:value-type="float" office:value="3395.40000004391" calcext:value-type="float">
            <text:p>3395.4000000439</text:p>
          </table:table-cell>
          <table:table-cell office:value-type="float" office:value="0.0000000000000900995050207408" calcext:value-type="float">
            <text:p>9.01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387982765458" calcext:value-type="float">
            <text:p>3.07E-005</text:p>
          </table:table-cell>
          <table:table-cell office:value-type="float" office:value="1.53767483821235" calcext:value-type="float">
            <text:p>1.5376748382</text:p>
          </table:table-cell>
          <table:table-cell office:value-type="float" office:value="1.23132637548385" calcext:value-type="float">
            <text:p>1.2313263755</text:p>
          </table:table-cell>
          <table:table-cell office:value-type="float" office:value="267.396941920703" calcext:value-type="float">
            <text:p>267.3969419207</text:p>
          </table:table-cell>
          <table:table-cell table:number-columns-repeated="2"/>
        </table:table-row>
        <table:table-row table:style-name="ro1">
          <table:table-cell office:value-type="float" office:value="0.00215827319997668" calcext:value-type="float">
            <text:p>0.0021582732</text:p>
          </table:table-cell>
          <table:table-cell office:value-type="float" office:value="3395.40000004396" calcext:value-type="float">
            <text:p>3395.400000044</text:p>
          </table:table-cell>
          <table:table-cell office:value-type="float" office:value="0.000000000000090271701198566" calcext:value-type="float">
            <text:p>9.03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55378091379" calcext:value-type="float">
            <text:p>3.08E-005</text:p>
          </table:table-cell>
          <table:table-cell office:value-type="float" office:value="1.53766557443726" calcext:value-type="float">
            <text:p>1.5376655744</text:p>
          </table:table-cell>
          <table:table-cell office:value-type="float" office:value="1.23120875819069" calcext:value-type="float">
            <text:p>1.2312087582</text:p>
          </table:table-cell>
          <table:table-cell office:value-type="float" office:value="267.396939476099" calcext:value-type="float">
            <text:p>267.3969394761</text:p>
          </table:table-cell>
          <table:table-cell table:number-columns-repeated="2"/>
        </table:table-row>
        <table:table-row table:style-name="ro1">
          <table:table-cell office:value-type="float" office:value="0.00215998174485467" calcext:value-type="float">
            <text:p>0.0021599817</text:p>
          </table:table-cell>
          <table:table-cell office:value-type="float" office:value="3395.40000004401" calcext:value-type="float">
            <text:p>3395.400000044</text:p>
          </table:table-cell>
          <table:table-cell office:value-type="float" office:value="0.0000000000000904425564954563" calcext:value-type="float">
            <text:p>9.04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718099570705" calcext:value-type="float">
            <text:p>3.08E-005</text:p>
          </table:table-cell>
          <table:table-cell office:value-type="float" office:value="1.53765639627091" calcext:value-type="float">
            <text:p>1.5376563963</text:p>
          </table:table-cell>
          <table:table-cell office:value-type="float" office:value="1.23109228542285" calcext:value-type="float">
            <text:p>1.2310922854</text:p>
          </table:table-cell>
          <table:table-cell office:value-type="float" office:value="267.396937053309" calcext:value-type="float">
            <text:p>267.3969370533</text:p>
          </table:table-cell>
          <table:table-cell table:number-columns-repeated="2"/>
        </table:table-row>
        <table:table-row table:style-name="ro1">
          <table:table-cell office:value-type="float" office:value="0.00216167504339985" calcext:value-type="float">
            <text:p>0.002161675</text:p>
          </table:table-cell>
          <table:table-cell office:value-type="float" office:value="3395.40000004406" calcext:value-type="float">
            <text:p>3395.4000000441</text:p>
          </table:table-cell>
          <table:table-cell office:value-type="float" office:value="0.0000000000000906120794769996" calcext:value-type="float">
            <text:p>9.06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880951938181" calcext:value-type="float">
            <text:p>3.08E-005</text:p>
          </table:table-cell>
          <table:table-cell office:value-type="float" office:value="1.53764730289618" calcext:value-type="float">
            <text:p>1.5376473029</text:p>
          </table:table-cell>
          <table:table-cell office:value-type="float" office:value="1.23097694517326" calcext:value-type="float">
            <text:p>1.2309769452</text:p>
          </table:table-cell>
          <table:table-cell office:value-type="float" office:value="267.396934652139" calcext:value-type="float">
            <text:p>267.3969346521</text:p>
          </table:table-cell>
          <table:table-cell table:number-columns-repeated="2"/>
        </table:table-row>
        <table:table-row table:style-name="ro1">
          <table:table-cell office:value-type="float" office:value="0.00216481070047889" calcext:value-type="float">
            <text:p>0.0021648107</text:p>
          </table:table-cell>
          <table:table-cell office:value-type="float" office:value="3395.40000004416" calcext:value-type="float">
            <text:p>3395.4000000442</text:p>
          </table:table-cell>
          <table:table-cell office:value-type="float" office:value="0.0000000000000909265086329955" calcext:value-type="float">
            <text:p>9.0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182522665151" calcext:value-type="float">
            <text:p>3.08E-005</text:p>
          </table:table-cell>
          <table:table-cell office:value-type="float" office:value="1.53763047190977" calcext:value-type="float">
            <text:p>1.5376304719</text:p>
          </table:table-cell>
          <table:table-cell office:value-type="float" office:value="1.23076360200561" calcext:value-type="float">
            <text:p>1.230763602</text:p>
          </table:table-cell>
          <table:table-cell office:value-type="float" office:value="267.396930205643" calcext:value-type="float">
            <text:p>267.3969302056</text:p>
          </table:table-cell>
          <table:table-cell table:number-columns-repeated="2"/>
        </table:table-row>
        <table:table-row table:style-name="ro1">
          <table:table-cell office:value-type="float" office:value="0.0021674451009594" calcext:value-type="float">
            <text:p>0.0021674451</text:p>
          </table:table-cell>
          <table:table-cell office:value-type="float" office:value="3395.40000004424" calcext:value-type="float">
            <text:p>3395.4000000442</text:p>
          </table:table-cell>
          <table:table-cell office:value-type="float" office:value="0.0000000000000911911821733793" calcext:value-type="float">
            <text:p>9.12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435885268419" calcext:value-type="float">
            <text:p>3.08E-005</text:p>
          </table:table-cell>
          <table:table-cell office:value-type="float" office:value="1.53761633906097" calcext:value-type="float">
            <text:p>1.5376163391</text:p>
          </table:table-cell>
          <table:table-cell office:value-type="float" office:value="1.23058460806379" calcext:value-type="float">
            <text:p>1.2305846081</text:p>
          </table:table-cell>
          <table:table-cell office:value-type="float" office:value="267.39692646995" calcext:value-type="float">
            <text:p>267.39692647</text:p>
          </table:table-cell>
          <table:table-cell table:number-columns-repeated="2"/>
        </table:table-row>
        <table:table-row table:style-name="ro1">
          <table:table-cell office:value-type="float" office:value="0.00216960110700106" calcext:value-type="float">
            <text:p>0.0021696011</text:p>
          </table:table-cell>
          <table:table-cell office:value-type="float" office:value="3395.40000004431" calcext:value-type="float">
            <text:p>3395.4000000443</text:p>
          </table:table-cell>
          <table:table-cell office:value-type="float" office:value="0.0000000000000914081376991633" calcext:value-type="float">
            <text:p>9.14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643238481572" calcext:value-type="float">
            <text:p>3.09E-005</text:p>
          </table:table-cell>
          <table:table-cell office:value-type="float" office:value="1.53760477832973" calcext:value-type="float">
            <text:p>1.5376047783</text:p>
          </table:table-cell>
          <table:table-cell office:value-type="float" office:value="1.23043828455847" calcext:value-type="float">
            <text:p>1.2304382846</text:p>
          </table:table-cell>
          <table:table-cell office:value-type="float" office:value="267.396923412641" calcext:value-type="float">
            <text:p>267.3969234126</text:p>
          </table:table-cell>
          <table:table-cell table:number-columns-repeated="2"/>
        </table:table-row>
        <table:table-row table:style-name="ro1">
          <table:table-cell office:value-type="float" office:value="0.00217452102404637" calcext:value-type="float">
            <text:p>0.002174521</text:p>
          </table:table-cell>
          <table:table-cell office:value-type="float" office:value="3395.40000004446" calcext:value-type="float">
            <text:p>3395.4000000445</text:p>
          </table:table-cell>
          <table:table-cell office:value-type="float" office:value="0.0000000000000919043864842352" calcext:value-type="float">
            <text:p>9.1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116410104944" calcext:value-type="float">
            <text:p>3.09E-005</text:p>
          </table:table-cell>
          <table:table-cell office:value-type="float" office:value="1.53757841460283" calcext:value-type="float">
            <text:p>1.5375784146</text:p>
          </table:table-cell>
          <table:table-cell office:value-type="float" office:value="1.23010493853664" calcext:value-type="float">
            <text:p>1.2301049385</text:p>
          </table:table-cell>
          <table:table-cell office:value-type="float" office:value="267.396916435988" calcext:value-type="float">
            <text:p>267.396916436</text:p>
          </table:table-cell>
          <table:table-cell table:number-columns-repeated="2"/>
        </table:table-row>
        <table:table-row table:style-name="ro1">
          <table:table-cell office:value-type="float" office:value="0.00217877137475505" calcext:value-type="float">
            <text:p>0.0021787714</text:p>
          </table:table-cell>
          <table:table-cell office:value-type="float" office:value="3395.40000004459" calcext:value-type="float">
            <text:p>3395.4000000446</text:p>
          </table:table-cell>
          <table:table-cell office:value-type="float" office:value="0.0000000000000923344050039977" calcext:value-type="float">
            <text:p>9.23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525186517807" calcext:value-type="float">
            <text:p>3.10E-005</text:p>
          </table:table-cell>
          <table:table-cell office:value-type="float" office:value="1.5375556586145" calcext:value-type="float">
            <text:p>1.5375556586</text:p>
          </table:table-cell>
          <table:table-cell office:value-type="float" office:value="1.22981758159266" calcext:value-type="float">
            <text:p>1.2298175816</text:p>
          </table:table-cell>
          <table:table-cell office:value-type="float" office:value="267.396910408809" calcext:value-type="float">
            <text:p>267.3969104088</text:p>
          </table:table-cell>
          <table:table-cell table:number-columns-repeated="2"/>
        </table:table-row>
        <table:table-row table:style-name="ro1">
          <table:table-cell office:value-type="float" office:value="0.00218221614815187" calcext:value-type="float">
            <text:p>0.0021822161</text:p>
          </table:table-cell>
          <table:table-cell office:value-type="float" office:value="3395.4000000447" calcext:value-type="float">
            <text:p>3395.4000000447</text:p>
          </table:table-cell>
          <table:table-cell office:value-type="float" office:value="0.0000000000000926838101612935" calcext:value-type="float">
            <text:p>9.27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856486832008" calcext:value-type="float">
            <text:p>3.10E-005</text:p>
          </table:table-cell>
          <table:table-cell office:value-type="float" office:value="1.53753722941962" calcext:value-type="float">
            <text:p>1.5375372294</text:p>
          </table:table-cell>
          <table:table-cell office:value-type="float" office:value="1.22958511023591" calcext:value-type="float">
            <text:p>1.2295851102</text:p>
          </table:table-cell>
          <table:table-cell office:value-type="float" office:value="267.396905523972" calcext:value-type="float">
            <text:p>267.396905524</text:p>
          </table:table-cell>
          <table:table-cell table:number-columns-repeated="2"/>
        </table:table-row>
        <table:table-row table:style-name="ro1">
          <table:table-cell office:value-type="float" office:value="0.00218534683083782" calcext:value-type="float">
            <text:p>0.0021853468</text:p>
          </table:table-cell>
          <table:table-cell office:value-type="float" office:value="3395.4000000448" calcext:value-type="float">
            <text:p>3395.4000000448</text:p>
          </table:table-cell>
          <table:table-cell office:value-type="float" office:value="0.0000000000000930020478129963" calcext:value-type="float">
            <text:p>9.3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15757961681" calcext:value-type="float">
            <text:p>3.10E-005</text:p>
          </table:table-cell>
          <table:table-cell office:value-type="float" office:value="1.53752049096327" calcext:value-type="float">
            <text:p>1.537520491</text:p>
          </table:table-cell>
          <table:table-cell office:value-type="float" office:value="1.22937416236853" calcext:value-type="float">
            <text:p>1.2293741624</text:p>
          </table:table-cell>
          <table:table-cell office:value-type="float" office:value="267.39690108453" calcext:value-type="float">
            <text:p>267.3969010845</text:p>
          </table:table-cell>
          <table:table-cell table:number-columns-repeated="2"/>
        </table:table-row>
        <table:table-row table:style-name="ro1">
          <table:table-cell office:value-type="float" office:value="0.00218797705210483" calcext:value-type="float">
            <text:p>0.0021879771</text:p>
          </table:table-cell>
          <table:table-cell office:value-type="float" office:value="3395.40000004488" calcext:value-type="float">
            <text:p>3395.4000000449</text:p>
          </table:table-cell>
          <table:table-cell office:value-type="float" office:value="0.000000000000093269921859084" calcext:value-type="float">
            <text:p>9.33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410540679041" calcext:value-type="float">
            <text:p>3.10E-005</text:p>
          </table:table-cell>
          <table:table-cell office:value-type="float" office:value="1.53750643608032" calcext:value-type="float">
            <text:p>1.5375064361</text:p>
          </table:table-cell>
          <table:table-cell office:value-type="float" office:value="1.22919717611541" calcext:value-type="float">
            <text:p>1.2291971761</text:p>
          </table:table-cell>
          <table:table-cell office:value-type="float" office:value="267.396897354764" calcext:value-type="float">
            <text:p>267.3968973548</text:p>
          </table:table-cell>
          <table:table-cell table:number-columns-repeated="2"/>
        </table:table-row>
        <table:table-row table:style-name="ro1">
          <table:table-cell office:value-type="float" office:value="0.00219024931862691" calcext:value-type="float">
            <text:p>0.0021902493</text:p>
          </table:table-cell>
          <table:table-cell office:value-type="float" office:value="3395.40000004495" calcext:value-type="float">
            <text:p>3395.400000045</text:p>
          </table:table-cell>
          <table:table-cell office:value-type="float" office:value="0.000000000000093501714481154" calcext:value-type="float">
            <text:p>9.35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629075548291" calcext:value-type="float">
            <text:p>3.11E-005</text:p>
          </table:table-cell>
          <table:table-cell office:value-type="float" office:value="1.53749429971925" calcext:value-type="float">
            <text:p>1.5374942997</text:p>
          </table:table-cell>
          <table:table-cell office:value-type="float" office:value="1.22904445260751" calcext:value-type="float">
            <text:p>1.2290444526</text:p>
          </table:table-cell>
          <table:table-cell office:value-type="float" office:value="267.396894132592" calcext:value-type="float">
            <text:p>267.3968941326</text:p>
          </table:table-cell>
          <table:table-cell table:number-columns-repeated="2"/>
        </table:table-row>
        <table:table-row table:style-name="ro1">
          <table:table-cell office:value-type="float" office:value="0.00219531027849857" calcext:value-type="float">
            <text:p>0.0021953103</text:p>
          </table:table-cell>
          <table:table-cell office:value-type="float" office:value="3395.40000004511" calcext:value-type="float">
            <text:p>3395.4000000451</text:p>
          </table:table-cell>
          <table:table-cell office:value-type="float" office:value="0.0000000000000940192283236646" calcext:value-type="float">
            <text:p>9.4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1115812689278" calcext:value-type="float">
            <text:p>3.11E-005</text:p>
          </table:table-cell>
          <table:table-cell office:value-type="float" office:value="1.53746728740767" calcext:value-type="float">
            <text:p>1.5374672874</text:p>
          </table:table-cell>
          <table:table-cell office:value-type="float" office:value="1.22870488081018" calcext:value-type="float">
            <text:p>1.2287048808</text:p>
          </table:table-cell>
          <table:table-cell office:value-type="float" office:value="267.396886955934" calcext:value-type="float">
            <text:p>267.3968869559</text:p>
          </table:table-cell>
          <table:table-cell table:number-columns-repeated="2"/>
        </table:table-row>
        <table:table-row table:style-name="ro1">
          <table:table-cell office:value-type="float" office:value="0.00220653339070981" calcext:value-type="float">
            <text:p>0.0022065334</text:p>
          </table:table-cell>
          <table:table-cell office:value-type="float" office:value="3395.40000004545" calcext:value-type="float">
            <text:p>3395.4000000455</text:p>
          </table:table-cell>
          <table:table-cell office:value-type="float" office:value="0.0000000000000951730149600305" calcext:value-type="float">
            <text:p>9.52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2195194674642" calcext:value-type="float">
            <text:p>3.12E-005</text:p>
          </table:table-cell>
          <table:table-cell office:value-type="float" office:value="1.53740747763341" calcext:value-type="float">
            <text:p>1.5374074776</text:p>
          </table:table-cell>
          <table:table-cell office:value-type="float" office:value="1.227954719497" calcext:value-type="float">
            <text:p>1.2279547195</text:p>
          </table:table-cell>
          <table:table-cell office:value-type="float" office:value="267.39687104108" calcext:value-type="float">
            <text:p>267.3968710411</text:p>
          </table:table-cell>
          <table:table-cell table:number-columns-repeated="2"/>
        </table:table-row>
        <table:table-row table:style-name="ro1">
          <table:table-cell office:value-type="float" office:value="0.00221487824071049" calcext:value-type="float">
            <text:p>0.0022148782</text:p>
          </table:table-cell>
          <table:table-cell office:value-type="float" office:value="3395.40000004572" calcext:value-type="float">
            <text:p>3395.4000000457</text:p>
          </table:table-cell>
          <table:table-cell office:value-type="float" office:value="0.0000000000000960364133857725" calcext:value-type="float">
            <text:p>9.6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2997760599201" calcext:value-type="float">
            <text:p>3.13E-005</text:p>
          </table:table-cell>
          <table:table-cell office:value-type="float" office:value="1.53736308912715" calcext:value-type="float">
            <text:p>1.5373630891</text:p>
          </table:table-cell>
          <table:table-cell office:value-type="float" office:value="1.22739948951062" calcext:value-type="float">
            <text:p>1.2273994895</text:p>
          </table:table-cell>
          <table:table-cell office:value-type="float" office:value="267.396859207725" calcext:value-type="float">
            <text:p>267.3968592077</text:p>
          </table:table-cell>
          <table:table-cell table:number-columns-repeated="2"/>
        </table:table-row>
        <table:table-row table:style-name="ro1">
          <table:table-cell office:value-type="float" office:value="0.00222173469654151" calcext:value-type="float">
            <text:p>0.0022217347</text:p>
          </table:table-cell>
          <table:table-cell office:value-type="float" office:value="3395.40000004593" calcext:value-type="float">
            <text:p>3395.4000000459</text:p>
          </table:table-cell>
          <table:table-cell office:value-type="float" office:value="0.000000000000096749339573801" calcext:value-type="float">
            <text:p>9.67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3657180598354" calcext:value-type="float">
            <text:p>3.14E-005</text:p>
          </table:table-cell>
          <table:table-cell office:value-type="float" office:value="1.53732667027967" calcext:value-type="float">
            <text:p>1.5373266703</text:p>
          </table:table-cell>
          <table:table-cell office:value-type="float" office:value="1.22694490467379" calcext:value-type="float">
            <text:p>1.2269449047</text:p>
          </table:table-cell>
          <table:table-cell office:value-type="float" office:value="267.396849484977" calcext:value-type="float">
            <text:p>267.396849485</text:p>
          </table:table-cell>
          <table:table-cell table:number-columns-repeated="2"/>
        </table:table-row>
        <table:table-row table:style-name="ro1">
          <table:table-cell office:value-type="float" office:value="0.00222507355943461" calcext:value-type="float">
            <text:p>0.0022250736</text:p>
          </table:table-cell>
          <table:table-cell office:value-type="float" office:value="3395.40000004604" calcext:value-type="float">
            <text:p>3395.400000046</text:p>
          </table:table-cell>
          <table:table-cell office:value-type="float" office:value="0.000000000000097097663240733" calcext:value-type="float">
            <text:p>9.71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3978296036219" calcext:value-type="float">
            <text:p>3.14E-005</text:p>
          </table:table-cell>
          <table:table-cell office:value-type="float" office:value="1.5373089527965" calcext:value-type="float">
            <text:p>1.5373089528</text:p>
          </table:table-cell>
          <table:table-cell office:value-type="float" office:value="1.22672406171196" calcext:value-type="float">
            <text:p>1.2267240617</text:p>
          </table:table-cell>
          <table:table-cell office:value-type="float" office:value="267.396844750326" calcext:value-type="float">
            <text:p>267.3968447503</text:p>
          </table:table-cell>
          <table:table-cell table:number-columns-repeated="2"/>
        </table:table-row>
        <table:table-row table:style-name="ro1">
          <table:table-cell office:value-type="float" office:value="0.00223842901100702" calcext:value-type="float">
            <text:p>0.002238429</text:p>
          </table:table-cell>
          <table:table-cell office:value-type="float" office:value="3395.40000004646" calcext:value-type="float">
            <text:p>3395.4000000465</text:p>
          </table:table-cell>
          <table:table-cell office:value-type="float" office:value="0.0000000000000984985210455362" calcext:value-type="float">
            <text:p>9.85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5262758597533" calcext:value-type="float">
            <text:p>3.15E-005</text:p>
          </table:table-cell>
          <table:table-cell office:value-type="float" office:value="1.53723819363815" calcext:value-type="float">
            <text:p>1.5372381936</text:p>
          </table:table-cell>
          <table:table-cell office:value-type="float" office:value="1.22584410451137" calcext:value-type="float">
            <text:p>1.2258441045</text:p>
          </table:table-cell>
          <table:table-cell office:value-type="float" office:value="267.396825811723" calcext:value-type="float">
            <text:p>267.3968258117</text:p>
          </table:table-cell>
          <table:table-cell table:number-columns-repeated="2"/>
        </table:table-row>
        <table:table-row table:style-name="ro1">
          <table:table-cell office:value-type="float" office:value="0.00224519280821044" calcext:value-type="float">
            <text:p>0.0022451928</text:p>
          </table:table-cell>
          <table:table-cell office:value-type="float" office:value="3395.40000004667" calcext:value-type="float">
            <text:p>3395.4000000467</text:p>
          </table:table-cell>
          <table:table-cell office:value-type="float" office:value="0.000000000000099212602373896" calcext:value-type="float">
            <text:p>9.92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591326830505" calcext:value-type="float">
            <text:p>3.16E-005</text:p>
          </table:table-cell>
          <table:table-cell office:value-type="float" office:value="1.53720242596551" calcext:value-type="float">
            <text:p>1.537202426</text:p>
          </table:table-cell>
          <table:table-cell office:value-type="float" office:value="1.2254005261967" calcext:value-type="float">
            <text:p>1.2254005262</text:p>
          </table:table-cell>
          <table:table-cell office:value-type="float" office:value="267.396816220369" calcext:value-type="float">
            <text:p>267.3968162204</text:p>
          </table:table-cell>
          <table:table-cell table:number-columns-repeated="2"/>
        </table:table-row>
        <table:table-row table:style-name="ro1">
          <table:table-cell office:value-type="float" office:value="0.00225298975705401" calcext:value-type="float">
            <text:p>0.0022529898</text:p>
          </table:table-cell>
          <table:table-cell office:value-type="float" office:value="3395.40000004692" calcext:value-type="float">
            <text:p>3395.4000000469</text:p>
          </table:table-cell>
          <table:table-cell office:value-type="float" office:value="0.000000000000100039623809281" calcext:value-type="float">
            <text:p>1.00E-013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6663142014419" calcext:value-type="float">
            <text:p>3.17E-005</text:p>
          </table:table-cell>
          <table:table-cell office:value-type="float" office:value="1.53716125078347" calcext:value-type="float">
            <text:p>1.5371612508</text:p>
          </table:table-cell>
          <table:table-cell office:value-type="float" office:value="1.22489090804905" calcext:value-type="float">
            <text:p>1.224890908</text:p>
          </table:table-cell>
          <table:table-cell office:value-type="float" office:value="267.396805163961" calcext:value-type="float">
            <text:p>267.396805164</text:p>
          </table:table-cell>
          <table:table-cell table:number-columns-repeated="2"/>
        </table:table-row>
        <table:table-row table:style-name="ro1">
          <table:table-cell office:value-type="float" office:value="0.0022577361974981" calcext:value-type="float">
            <text:p>0.0022577362</text:p>
          </table:table-cell>
          <table:table-cell office:value-type="float" office:value="3395.40000004707" calcext:value-type="float">
            <text:p>3395.4000000471</text:p>
          </table:table-cell>
          <table:table-cell office:value-type="float" office:value="0.000000000000100545108599438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119632451811" calcext:value-type="float">
            <text:p>3.17E-005</text:p>
          </table:table-cell>
          <table:table-cell office:value-type="float" office:value="1.53713621436957" calcext:value-type="float">
            <text:p>1.5371362144</text:p>
          </table:table-cell>
          <table:table-cell office:value-type="float" office:value="1.22458157003098" calcext:value-type="float">
            <text:p>1.22458157</text:p>
          </table:table-cell>
          <table:table-cell office:value-type="float" office:value="267.396798433305" calcext:value-type="float">
            <text:p>267.3967984333</text:p>
          </table:table-cell>
          <table:table-cell table:number-columns-repeated="2"/>
        </table:table-row>
        <table:table-row table:style-name="ro1">
          <table:table-cell office:value-type="float" office:value="0.00226182989396186" calcext:value-type="float">
            <text:p>0.0022618299</text:p>
          </table:table-cell>
          <table:table-cell office:value-type="float" office:value="3395.4000000472" calcext:value-type="float">
            <text:p>3395.4000000472</text:p>
          </table:table-cell>
          <table:table-cell office:value-type="float" office:value="0.000000000000100982313405935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513345158435" calcext:value-type="float">
            <text:p>3.18E-005</text:p>
          </table:table-cell>
          <table:table-cell office:value-type="float" office:value="1.53711463894177" calcext:value-type="float">
            <text:p>1.5371146389</text:p>
          </table:table-cell>
          <table:table-cell office:value-type="float" office:value="1.22431531482657" calcext:value-type="float">
            <text:p>1.2243153148</text:p>
          </table:table-cell>
          <table:table-cell office:value-type="float" office:value="267.396792628268" calcext:value-type="float">
            <text:p>267.3967926283</text:p>
          </table:table-cell>
          <table:table-cell table:number-columns-repeated="2"/>
        </table:table-row>
        <table:table-row table:style-name="ro1">
          <table:table-cell office:value-type="float" office:value="0.00226519168881837" calcext:value-type="float">
            <text:p>0.0022651917</text:p>
          </table:table-cell>
          <table:table-cell office:value-type="float" office:value="3395.4000000473" calcext:value-type="float">
            <text:p>3395.4000000473</text:p>
          </table:table-cell>
          <table:table-cell office:value-type="float" office:value="0.000000000000101342208099999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836667059919" calcext:value-type="float">
            <text:p>3.18E-005</text:p>
          </table:table-cell>
          <table:table-cell office:value-type="float" office:value="1.537096933336" calcext:value-type="float">
            <text:p>1.5370969333</text:p>
          </table:table-cell>
          <table:table-cell office:value-type="float" office:value="1.22409703675587" calcext:value-type="float">
            <text:p>1.2240970368</text:p>
          </table:table-cell>
          <table:table-cell office:value-type="float" office:value="267.396787861099" calcext:value-type="float">
            <text:p>267.3967878611</text:p>
          </table:table-cell>
          <table:table-cell table:number-columns-repeated="2"/>
        </table:table-row>
        <table:table-row table:style-name="ro1">
          <table:table-cell office:value-type="float" office:value="0.00226827170631701" calcext:value-type="float">
            <text:p>0.0022682717</text:p>
          </table:table-cell>
          <table:table-cell office:value-type="float" office:value="3395.4000000474" calcext:value-type="float">
            <text:p>3395.4000000474</text:p>
          </table:table-cell>
          <table:table-cell office:value-type="float" office:value="0.00000000000010167261596116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132888988595" calcext:value-type="float">
            <text:p>3.18E-005</text:p>
          </table:table-cell>
          <table:table-cell office:value-type="float" office:value="1.53708072149311" calcext:value-type="float">
            <text:p>1.5370807215</text:p>
          </table:table-cell>
          <table:table-cell office:value-type="float" office:value="1.22389734951739" calcext:value-type="float">
            <text:p>1.2238973495</text:p>
          </table:table-cell>
          <table:table-cell office:value-type="float" office:value="267.396783493503" calcext:value-type="float">
            <text:p>267.3967834935</text:p>
          </table:table-cell>
          <table:table-cell table:number-columns-repeated="2"/>
        </table:table-row>
        <table:table-row table:style-name="ro1">
          <table:table-cell office:value-type="float" office:value="0.00227076796200551" calcext:value-type="float">
            <text:p>0.002270768</text:p>
          </table:table-cell>
          <table:table-cell office:value-type="float" office:value="3395.40000004748" calcext:value-type="float">
            <text:p>3395.4000000475</text:p>
          </table:table-cell>
          <table:table-cell office:value-type="float" office:value="0.000000000000101940877410367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372967439677" calcext:value-type="float">
            <text:p>3.18E-005</text:p>
          </table:table-cell>
          <table:table-cell office:value-type="float" office:value="1.53706758906895" calcext:value-type="float">
            <text:p>1.5370675891</text:p>
          </table:table-cell>
          <table:table-cell office:value-type="float" office:value="1.22373571609274" calcext:value-type="float">
            <text:p>1.2237357161</text:p>
          </table:table-cell>
          <table:table-cell office:value-type="float" office:value="267.396779953705" calcext:value-type="float">
            <text:p>267.3967799537</text:p>
          </table:table-cell>
          <table:table-cell table:number-columns-repeated="2"/>
        </table:table-row>
        <table:table-row table:style-name="ro1">
          <table:table-cell office:value-type="float" office:value="0.00227314539543041" calcext:value-type="float">
            <text:p>0.0022731454</text:p>
          </table:table-cell>
          <table:table-cell office:value-type="float" office:value="3395.40000004755" calcext:value-type="float">
            <text:p>3395.4000000476</text:p>
          </table:table-cell>
          <table:table-cell office:value-type="float" office:value="0.000000000000102196766389493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601618151548" calcext:value-type="float">
            <text:p>3.19E-005</text:p>
          </table:table-cell>
          <table:table-cell office:value-type="float" office:value="1.53705508757636" calcext:value-type="float">
            <text:p>1.5370550876</text:p>
          </table:table-cell>
          <table:table-cell office:value-type="float" office:value="1.22358194811735" calcext:value-type="float">
            <text:p>1.2235819481</text:p>
          </table:table-cell>
          <table:table-cell office:value-type="float" office:value="267.396776582402" calcext:value-type="float">
            <text:p>267.3967765824</text:p>
          </table:table-cell>
          <table:table-cell table:number-columns-repeated="2"/>
        </table:table-row>
        <table:table-row table:style-name="ro1">
          <table:table-cell office:value-type="float" office:value="0.00227540966255376" calcext:value-type="float">
            <text:p>0.0022754097</text:p>
          </table:table-cell>
          <table:table-cell office:value-type="float" office:value="3395.40000004763" calcext:value-type="float">
            <text:p>3395.4000000476</text:p>
          </table:table-cell>
          <table:table-cell office:value-type="float" office:value="0.000000000000102440835144166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819385082108" calcext:value-type="float">
            <text:p>3.19E-005</text:p>
          </table:table-cell>
          <table:table-cell office:value-type="float" office:value="1.53704318609031" calcext:value-type="float">
            <text:p>1.5370431861</text:p>
          </table:table-cell>
          <table:table-cell office:value-type="float" office:value="1.22343565499122" calcext:value-type="float">
            <text:p>1.223435655</text:p>
          </table:table-cell>
          <table:table-cell office:value-type="float" office:value="267.396773371575" calcext:value-type="float">
            <text:p>267.3967733716</text:p>
          </table:table-cell>
          <table:table-cell table:number-columns-repeated="2"/>
        </table:table-row>
        <table:table-row table:style-name="ro1">
          <table:table-cell office:value-type="float" office:value="0.0022775919956683" calcext:value-type="float">
            <text:p>0.002277592</text:p>
          </table:table-cell>
          <table:table-cell office:value-type="float" office:value="3395.4000000477" calcext:value-type="float">
            <text:p>3395.4000000477</text:p>
          </table:table-cell>
          <table:table-cell office:value-type="float" office:value="0.000000000000102676404798544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029272006847" calcext:value-type="float">
            <text:p>3.19E-005</text:p>
          </table:table-cell>
          <table:table-cell office:value-type="float" office:value="1.53703172008704" calcext:value-type="float">
            <text:p>1.5370317201</text:p>
          </table:table-cell>
          <table:table-cell office:value-type="float" office:value="1.22329479884259" calcext:value-type="float">
            <text:p>1.2232947988</text:p>
          </table:table-cell>
          <table:table-cell office:value-type="float" office:value="267.396770276933" calcext:value-type="float">
            <text:p>267.3967702769</text:p>
          </table:table-cell>
          <table:table-cell table:number-columns-repeated="2"/>
        </table:table-row>
        <table:table-row table:style-name="ro1">
          <table:table-cell office:value-type="float" office:value="0.00227972324426652" calcext:value-type="float">
            <text:p>0.0022797232</text:p>
          </table:table-cell>
          <table:table-cell office:value-type="float" office:value="3395.40000004776" calcext:value-type="float">
            <text:p>3395.4000000478</text:p>
          </table:table-cell>
          <table:table-cell office:value-type="float" office:value="0.000000000000102906775525519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234245887613" calcext:value-type="float">
            <text:p>3.19E-005</text:p>
          </table:table-cell>
          <table:table-cell office:value-type="float" office:value="1.53702052697084" calcext:value-type="float">
            <text:p>1.537020527</text:p>
          </table:table-cell>
          <table:table-cell office:value-type="float" office:value="1.22315737542632" calcext:value-type="float">
            <text:p>1.2231573754</text:p>
          </table:table-cell>
          <table:table-cell office:value-type="float" office:value="267.396767254731" calcext:value-type="float">
            <text:p>267.3967672547</text:p>
          </table:table-cell>
          <table:table-cell table:number-columns-repeated="2"/>
        </table:table-row>
        <table:table-row table:style-name="ro1">
          <table:table-cell office:value-type="float" office:value="0.00228180460414465" calcext:value-type="float">
            <text:p>0.0022818046</text:p>
          </table:table-cell>
          <table:table-cell office:value-type="float" office:value="3395.40000004783" calcext:value-type="float">
            <text:p>3395.4000000478</text:p>
          </table:table-cell>
          <table:table-cell office:value-type="float" office:value="0.000000000000103132054575758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434421727974" calcext:value-type="float">
            <text:p>3.19E-005</text:p>
          </table:table-cell>
          <table:table-cell office:value-type="float" office:value="1.53700960014861" calcext:value-type="float">
            <text:p>1.5370096001</text:p>
          </table:table-cell>
          <table:table-cell office:value-type="float" office:value="1.22302329785058" calcext:value-type="float">
            <text:p>1.2230232979</text:p>
          </table:table-cell>
          <table:table-cell office:value-type="float" office:value="267.396764303273" calcext:value-type="float">
            <text:p>267.3967643033</text:p>
          </table:table-cell>
          <table:table-cell table:number-columns-repeated="2"/>
        </table:table-row>
        <table:table-row table:style-name="ro1">
          <table:table-cell office:value-type="float" office:value="0.00228383724310753" calcext:value-type="float">
            <text:p>0.0022838372</text:p>
          </table:table-cell>
          <table:table-cell office:value-type="float" office:value="3395.40000004789" calcext:value-type="float">
            <text:p>3395.4000000479</text:p>
          </table:table-cell>
          <table:table-cell office:value-type="float" office:value="0.000000000000103352347348074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629911839844" calcext:value-type="float">
            <text:p>3.20E-005</text:p>
          </table:table-cell>
          <table:table-cell office:value-type="float" office:value="1.53699893316621" calcext:value-type="float">
            <text:p>1.5369989332</text:p>
          </table:table-cell>
          <table:table-cell office:value-type="float" office:value="1.22289248168542" calcext:value-type="float">
            <text:p>1.2228924817</text:p>
          </table:table-cell>
          <table:table-cell office:value-type="float" office:value="267.396761420904" calcext:value-type="float">
            <text:p>267.3967614209</text:p>
          </table:table-cell>
          <table:table-cell table:number-columns-repeated="2"/>
        </table:table-row>
        <table:table-row table:style-name="ro1">
          <table:table-cell office:value-type="float" office:value="0.002285657549793" calcext:value-type="float">
            <text:p>0.0022856575</text:p>
          </table:table-cell>
          <table:table-cell office:value-type="float" office:value="3395.40000004795" calcext:value-type="float">
            <text:p>3395.400000048</text:p>
          </table:table-cell>
          <table:table-cell office:value-type="float" office:value="0.000000000000103549868935661" calcext:value-type="float">
            <text:p>1.04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804980809782" calcext:value-type="float">
            <text:p>3.20E-005</text:p>
          </table:table-cell>
          <table:table-cell office:value-type="float" office:value="1.53698938378507" calcext:value-type="float">
            <text:p>1.5369893838</text:p>
          </table:table-cell>
          <table:table-cell office:value-type="float" office:value="1.22277543359648" calcext:value-type="float">
            <text:p>1.2227754336</text:p>
          </table:table-cell>
          <table:table-cell office:value-type="float" office:value="267.396758839631" calcext:value-type="float">
            <text:p>267.3967588396</text:p>
          </table:table-cell>
          <table:table-cell table:number-columns-repeated="2"/>
        </table:table-row>
        <table:table-row table:style-name="ro1">
          <table:table-cell office:value-type="float" office:value="0.00228732528285184" calcext:value-type="float">
            <text:p>0.0022873253</text:p>
          </table:table-cell>
          <table:table-cell office:value-type="float" office:value="3395.40000004801" calcext:value-type="float">
            <text:p>3395.400000048</text:p>
          </table:table-cell>
          <table:table-cell office:value-type="float" office:value="0.000000000000103731034639627" calcext:value-type="float">
            <text:p>1.04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965375950588" calcext:value-type="float">
            <text:p>3.20E-005</text:p>
          </table:table-cell>
          <table:table-cell office:value-type="float" office:value="1.53698063762857" calcext:value-type="float">
            <text:p>1.5369806376</text:p>
          </table:table-cell>
          <table:table-cell office:value-type="float" office:value="1.22266828142513" calcext:value-type="float">
            <text:p>1.2226682814</text:p>
          </table:table-cell>
          <table:table-cell office:value-type="float" office:value="267.396756474714" calcext:value-type="float">
            <text:p>267.3967564747</text:p>
          </table:table-cell>
          <table:table-cell table:number-columns-repeated="2"/>
        </table:table-row>
        <table:table-row table:style-name="ro1">
          <table:table-cell office:value-type="float" office:value="0.00228900595368584" calcext:value-type="float">
            <text:p>0.002289006</text:p>
          </table:table-cell>
          <table:table-cell office:value-type="float" office:value="3395.40000004806" calcext:value-type="float">
            <text:p>3395.4000000481</text:p>
          </table:table-cell>
          <table:table-cell office:value-type="float" office:value="0.000000000000103913799223941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127015409574" calcext:value-type="float">
            <text:p>3.20E-005</text:p>
          </table:table-cell>
          <table:table-cell office:value-type="float" office:value="1.53697182640552" calcext:value-type="float">
            <text:p>1.5369718264</text:p>
          </table:table-cell>
          <table:table-cell office:value-type="float" office:value="1.22256038032608" calcext:value-type="float">
            <text:p>1.2225603803</text:p>
          </table:table-cell>
          <table:table-cell office:value-type="float" office:value="267.396754091451" calcext:value-type="float">
            <text:p>267.3967540915</text:p>
          </table:table-cell>
          <table:table-cell table:number-columns-repeated="2"/>
        </table:table-row>
        <table:table-row table:style-name="ro1">
          <table:table-cell office:value-type="float" office:value="0.00229069966266181" calcext:value-type="float">
            <text:p>0.0022906997</text:p>
          </table:table-cell>
          <table:table-cell office:value-type="float" office:value="3395.40000004811" calcext:value-type="float">
            <text:p>3395.4000000481</text:p>
          </table:table-cell>
          <table:table-cell office:value-type="float" office:value="0.000000000000104098178178405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289908839679" calcext:value-type="float">
            <text:p>3.20E-005</text:p>
          </table:table-cell>
          <table:table-cell office:value-type="float" office:value="1.53696294958722" calcext:value-type="float">
            <text:p>1.5369629496</text:p>
          </table:table-cell>
          <table:table-cell office:value-type="float" office:value="1.22245172565476" calcext:value-type="float">
            <text:p>1.2224517257</text:p>
          </table:table-cell>
          <table:table-cell office:value-type="float" office:value="267.396751689699" calcext:value-type="float">
            <text:p>267.3967516897</text:p>
          </table:table-cell>
          <table:table-cell table:number-columns-repeated="2"/>
        </table:table-row>
        <table:table-row table:style-name="ro1">
          <table:table-cell office:value-type="float" office:value="0.00229240651092511" calcext:value-type="float">
            <text:p>0.0022924065</text:p>
          </table:table-cell>
          <table:table-cell office:value-type="float" office:value="3395.40000004817" calcext:value-type="float">
            <text:p>3395.4000000482</text:p>
          </table:table-cell>
          <table:table-cell office:value-type="float" office:value="0.00000000000010428418716361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454065969386" calcext:value-type="float">
            <text:p>3.20E-005</text:p>
          </table:table-cell>
          <table:table-cell office:value-type="float" office:value="1.53695400671492" calcext:value-type="float">
            <text:p>1.5369540067</text:p>
          </table:table-cell>
          <table:table-cell office:value-type="float" office:value="1.2223423127894" calcext:value-type="float">
            <text:p>1.2223423128</text:p>
          </table:table-cell>
          <table:table-cell office:value-type="float" office:value="267.396749269315" calcext:value-type="float">
            <text:p>267.3967492693</text:p>
          </table:table-cell>
          <table:table-cell table:number-columns-repeated="2"/>
        </table:table-row>
        <table:table-row table:style-name="ro1">
          <table:table-cell office:value-type="float" office:value="0.00229388893450845" calcext:value-type="float">
            <text:p>0.0022938889</text:p>
          </table:table-cell>
          <table:table-cell office:value-type="float" office:value="3395.40000004822" calcext:value-type="float">
            <text:p>3395.4000000482</text:p>
          </table:table-cell>
          <table:table-cell office:value-type="float" office:value="0.000000000000104445901489453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596638941383" calcext:value-type="float">
            <text:p>3.21E-005</text:p>
          </table:table-cell>
          <table:table-cell office:value-type="float" office:value="1.53694624207229" calcext:value-type="float">
            <text:p>1.5369462421</text:p>
          </table:table-cell>
          <table:table-cell office:value-type="float" office:value="1.22224735495852" calcext:value-type="float">
            <text:p>1.222247355</text:p>
          </table:table-cell>
          <table:table-cell office:value-type="float" office:value="267.396747167175" calcext:value-type="float">
            <text:p>267.3967471672</text:p>
          </table:table-cell>
          <table:table-cell table:number-columns-repeated="2"/>
        </table:table-row>
        <table:table-row table:style-name="ro1">
          <table:table-cell office:value-type="float" office:value="0.00229541192358797" calcext:value-type="float">
            <text:p>0.0022954119</text:p>
          </table:table-cell>
          <table:table-cell office:value-type="float" office:value="3395.40000004827" calcext:value-type="float">
            <text:p>3395.4000000483</text:p>
          </table:table-cell>
          <table:table-cell office:value-type="float" office:value="0.000000000000104612198590253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743113341292" calcext:value-type="float">
            <text:p>3.21E-005</text:p>
          </table:table-cell>
          <table:table-cell office:value-type="float" office:value="1.53693826712031" calcext:value-type="float">
            <text:p>1.5369382671</text:p>
          </table:table-cell>
          <table:table-cell office:value-type="float" office:value="1.22214986525726" calcext:value-type="float">
            <text:p>1.2221498653</text:p>
          </table:table-cell>
          <table:table-cell office:value-type="float" office:value="267.396745007511" calcext:value-type="float">
            <text:p>267.3967450075</text:p>
          </table:table-cell>
          <table:table-cell table:number-columns-repeated="2"/>
        </table:table-row>
        <table:table-row table:style-name="ro1">
          <table:table-cell office:value-type="float" office:value="0.00229676663244179" calcext:value-type="float">
            <text:p>0.0022967666</text:p>
          </table:table-cell>
          <table:table-cell office:value-type="float" office:value="3395.40000004831" calcext:value-type="float">
            <text:p>3395.4000000483</text:p>
          </table:table-cell>
          <table:table-cell office:value-type="float" office:value="0.000000000000104760255210992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8734033022" calcext:value-type="float">
            <text:p>3.21E-005</text:p>
          </table:table-cell>
          <table:table-cell office:value-type="float" office:value="1.5369311752895" calcext:value-type="float">
            <text:p>1.5369311753</text:p>
          </table:table-cell>
          <table:table-cell office:value-type="float" office:value="1.22206320424663" calcext:value-type="float">
            <text:p>1.2220632042</text:p>
          </table:table-cell>
          <table:table-cell office:value-type="float" office:value="267.396743086476" calcext:value-type="float">
            <text:p>267.3967430865</text:p>
          </table:table-cell>
          <table:table-cell table:number-columns-repeated="2"/>
        </table:table-row>
        <table:table-row table:style-name="ro1">
          <table:table-cell office:value-type="float" office:value="0.00229805685687943" calcext:value-type="float">
            <text:p>0.0022980569</text:p>
          </table:table-cell>
          <table:table-cell office:value-type="float" office:value="3395.40000004835" calcext:value-type="float">
            <text:p>3395.4000000484</text:p>
          </table:table-cell>
          <table:table-cell office:value-type="float" office:value="0.000000000000104901381860791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997491446662" calcext:value-type="float">
            <text:p>3.21E-005</text:p>
          </table:table-cell>
          <table:table-cell office:value-type="float" office:value="1.53692442264265" calcext:value-type="float">
            <text:p>1.5369244226</text:p>
          </table:table-cell>
          <table:table-cell office:value-type="float" office:value="1.22198071787858" calcext:value-type="float">
            <text:p>1.2219807179</text:p>
          </table:table-cell>
          <table:table-cell office:value-type="float" office:value="267.396741256882" calcext:value-type="float">
            <text:p>267.3967412569</text:p>
          </table:table-cell>
          <table:table-cell table:number-columns-repeated="2"/>
        </table:table-row>
        <table:table-row table:style-name="ro1">
          <table:table-cell office:value-type="float" office:value="0.00229941294337987" calcext:value-type="float">
            <text:p>0.0022994129</text:p>
          </table:table-cell>
          <table:table-cell office:value-type="float" office:value="3395.40000004839" calcext:value-type="float">
            <text:p>3395.4000000484</text:p>
          </table:table-cell>
          <table:table-cell office:value-type="float" office:value="0.000000000000105049836256013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127913929564" calcext:value-type="float">
            <text:p>3.21E-005</text:p>
          </table:table-cell>
          <table:table-cell office:value-type="float" office:value="1.53691732704508" calcext:value-type="float">
            <text:p>1.536917327</text:p>
          </table:table-cell>
          <table:table-cell office:value-type="float" office:value="1.22189407287242" calcext:value-type="float">
            <text:p>1.2218940729</text:p>
          </table:table-cell>
          <table:table-cell office:value-type="float" office:value="267.396739333894" calcext:value-type="float">
            <text:p>267.3967393339</text:p>
          </table:table-cell>
          <table:table-cell table:number-columns-repeated="2"/>
        </table:table-row>
        <table:table-row table:style-name="ro1">
          <table:table-cell office:value-type="float" office:value="0.00230083825400218" calcext:value-type="float">
            <text:p>0.0023008383</text:p>
          </table:table-cell>
          <table:table-cell office:value-type="float" office:value="3395.40000004844" calcext:value-type="float">
            <text:p>3395.4000000484</text:p>
          </table:table-cell>
          <table:table-cell office:value-type="float" office:value="0.000000000000105206005443692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264994101076" calcext:value-type="float">
            <text:p>3.21E-005</text:p>
          </table:table-cell>
          <table:table-cell office:value-type="float" office:value="1.53690987117338" calcext:value-type="float">
            <text:p>1.5369098712</text:p>
          </table:table-cell>
          <table:table-cell office:value-type="float" office:value="1.22180306235857" calcext:value-type="float">
            <text:p>1.2218030624</text:p>
          </table:table-cell>
          <table:table-cell office:value-type="float" office:value="267.396737312742" calcext:value-type="float">
            <text:p>267.3967373127</text:p>
          </table:table-cell>
          <table:table-cell table:number-columns-repeated="2"/>
        </table:table-row>
        <table:table-row table:style-name="ro1">
          <table:table-cell office:value-type="float" office:value="0.00230230256726179" calcext:value-type="float">
            <text:p>0.0023023026</text:p>
          </table:table-cell>
          <table:table-cell office:value-type="float" office:value="3395.40000004849" calcext:value-type="float">
            <text:p>3395.4000000485</text:p>
          </table:table-cell>
          <table:table-cell office:value-type="float" office:value="0.000000000000105366593984048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405825391709" calcext:value-type="float">
            <text:p>3.21E-005</text:p>
          </table:table-cell>
          <table:table-cell office:value-type="float" office:value="1.53690221329163" calcext:value-type="float">
            <text:p>1.5369022133</text:p>
          </table:table-cell>
          <table:table-cell office:value-type="float" office:value="1.22170962268356" calcext:value-type="float">
            <text:p>1.2217096227</text:p>
          </table:table-cell>
          <table:table-cell office:value-type="float" office:value="267.396735236283" calcext:value-type="float">
            <text:p>267.3967352363</text:p>
          </table:table-cell>
          <table:table-cell table:number-columns-repeated="2"/>
        </table:table-row>
        <table:table-row table:style-name="ro1">
          <table:table-cell office:value-type="float" office:value="0.00230380695043836" calcext:value-type="float">
            <text:p>0.002303807</text:p>
          </table:table-cell>
          <table:table-cell office:value-type="float" office:value="3395.40000004853" calcext:value-type="float">
            <text:p>3395.4000000485</text:p>
          </table:table-cell>
          <table:table-cell office:value-type="float" office:value="0.00000000000010553173095353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550510448908" calcext:value-type="float">
            <text:p>3.22E-005</text:p>
          </table:table-cell>
          <table:table-cell office:value-type="float" office:value="1.53689434792643" calcext:value-type="float">
            <text:p>1.5368943479</text:p>
          </table:table-cell>
          <table:table-cell office:value-type="float" office:value="1.22161369069111" calcext:value-type="float">
            <text:p>1.2216136907</text:p>
          </table:table-cell>
          <table:table-cell office:value-type="float" office:value="267.396733103003" calcext:value-type="float">
            <text:p>267.396733103</text:p>
          </table:table-cell>
          <table:table-cell table:number-columns-repeated="2"/>
        </table:table-row>
        <table:table-row table:style-name="ro1">
          <table:table-cell office:value-type="float" office:value="0.00230853808789519" calcext:value-type="float">
            <text:p>0.0023085381</text:p>
          </table:table-cell>
          <table:table-cell office:value-type="float" office:value="3395.40000004869" calcext:value-type="float">
            <text:p>3395.4000000487</text:p>
          </table:table-cell>
          <table:table-cell office:value-type="float" office:value="0.000000000000106052088592705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005530862561" calcext:value-type="float">
            <text:p>3.22E-005</text:p>
          </table:table-cell>
          <table:table-cell office:value-type="float" office:value="1.53686962658394" calcext:value-type="float">
            <text:p>1.5368696266</text:p>
          </table:table-cell>
          <table:table-cell office:value-type="float" office:value="1.22131241978513" calcext:value-type="float">
            <text:p>1.2213124198</text:p>
          </table:table-cell>
          <table:table-cell office:value-type="float" office:value="267.396726394047" calcext:value-type="float">
            <text:p>267.396726394</text:p>
          </table:table-cell>
          <table:table-cell table:number-columns-repeated="2"/>
        </table:table-row>
        <table:table-row table:style-name="ro1">
          <table:table-cell office:value-type="float" office:value="0.00231157575144341" calcext:value-type="float">
            <text:p>0.0023115758</text:p>
          </table:table-cell>
          <table:table-cell office:value-type="float" office:value="3395.40000004878" calcext:value-type="float">
            <text:p>3395.4000000488</text:p>
          </table:table-cell>
          <table:table-cell office:value-type="float" office:value="0.000000000000106387003208522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297680338797" calcext:value-type="float">
            <text:p>3.22E-005</text:p>
          </table:table-cell>
          <table:table-cell office:value-type="float" office:value="1.53685376534161" calcext:value-type="float">
            <text:p>1.5368537653</text:p>
          </table:table-cell>
          <table:table-cell office:value-type="float" office:value="1.22111932626735" calcext:value-type="float">
            <text:p>1.2211193263</text:p>
          </table:table-cell>
          <table:table-cell office:value-type="float" office:value="267.39672208651" calcext:value-type="float">
            <text:p>267.3967220865</text:p>
          </table:table-cell>
          <table:table-cell table:number-columns-repeated="2"/>
        </table:table-row>
        <table:table-row table:style-name="ro1">
          <table:table-cell office:value-type="float" office:value="0.00231404548425925" calcext:value-type="float">
            <text:p>0.0023140455</text:p>
          </table:table-cell>
          <table:table-cell office:value-type="float" office:value="3395.40000004886" calcext:value-type="float">
            <text:p>3395.4000000489</text:p>
          </table:table-cell>
          <table:table-cell office:value-type="float" office:value="0.000000000000106659771248529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535208717735" calcext:value-type="float">
            <text:p>3.23E-005</text:p>
          </table:table-cell>
          <table:table-cell office:value-type="float" office:value="1.53684087604146" calcext:value-type="float">
            <text:p>1.536840876</text:p>
          </table:table-cell>
          <table:table-cell office:value-type="float" office:value="1.22096252945773" calcext:value-type="float">
            <text:p>1.2209625295</text:p>
          </table:table-cell>
          <table:table-cell office:value-type="float" office:value="267.396718584323" calcext:value-type="float">
            <text:p>267.3967185843</text:p>
          </table:table-cell>
          <table:table-cell table:number-columns-repeated="2"/>
        </table:table-row>
        <table:table-row table:style-name="ro1">
          <table:table-cell office:value-type="float" office:value="0.00231642584813386" calcext:value-type="float">
            <text:p>0.0023164258</text:p>
          </table:table-cell>
          <table:table-cell office:value-type="float" office:value="3395.40000004894" calcext:value-type="float">
            <text:p>3395.4000000489</text:p>
          </table:table-cell>
          <table:table-cell office:value-type="float" office:value="0.000000000000106923068213495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764142014557" calcext:value-type="float">
            <text:p>3.23E-005</text:p>
          </table:table-cell>
          <table:table-cell office:value-type="float" office:value="1.53682845883706" calcext:value-type="float">
            <text:p>1.5368284588</text:p>
          </table:table-cell>
          <table:table-cell office:value-type="float" office:value="1.22081157192244" calcext:value-type="float">
            <text:p>1.2208115719</text:p>
          </table:table-cell>
          <table:table-cell office:value-type="float" office:value="267.396715208865" calcext:value-type="float">
            <text:p>267.3967152089</text:p>
          </table:table-cell>
          <table:table-cell table:number-columns-repeated="2"/>
        </table:table-row>
        <table:table-row table:style-name="ro1">
          <table:table-cell office:value-type="float" office:value="0.00231852966522626" calcext:value-type="float">
            <text:p>0.0023185297</text:p>
          </table:table-cell>
          <table:table-cell office:value-type="float" office:value="3395.40000004901" calcext:value-type="float">
            <text:p>3395.400000049</text:p>
          </table:table-cell>
          <table:table-cell office:value-type="float" office:value="0.000000000000107156102152327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966478249702" calcext:value-type="float">
            <text:p>3.23E-005</text:p>
          </table:table-cell>
          <table:table-cell office:value-type="float" office:value="1.53681748872779" calcext:value-type="float">
            <text:p>1.5368174887</text:p>
          </table:table-cell>
          <table:table-cell office:value-type="float" office:value="1.22067828734166" calcext:value-type="float">
            <text:p>1.2206782873</text:p>
          </table:table-cell>
          <table:table-cell office:value-type="float" office:value="267.396712225562" calcext:value-type="float">
            <text:p>267.3967122256</text:p>
          </table:table-cell>
          <table:table-cell table:number-columns-repeated="2"/>
        </table:table-row>
        <table:table-row table:style-name="ro1">
          <table:table-cell office:value-type="float" office:value="0.00232058423570378" calcext:value-type="float">
            <text:p>0.0023205842</text:p>
          </table:table-cell>
          <table:table-cell office:value-type="float" office:value="3395.40000004908" calcext:value-type="float">
            <text:p>3395.4000000491</text:p>
          </table:table-cell>
          <table:table-cell office:value-type="float" office:value="0.000000000000107383976910381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3164078184474" calcext:value-type="float">
            <text:p>3.23E-005</text:p>
          </table:table-cell>
          <table:table-cell office:value-type="float" office:value="1.53680677933551" calcext:value-type="float">
            <text:p>1.5368067793</text:p>
          </table:table-cell>
          <table:table-cell office:value-type="float" office:value="1.22054824476685" calcext:value-type="float">
            <text:p>1.2205482448</text:p>
          </table:table-cell>
          <table:table-cell office:value-type="float" office:value="267.396709312094" calcext:value-type="float">
            <text:p>267.3967093121</text:p>
          </table:table-cell>
          <table:table-cell table:number-columns-repeated="2"/>
        </table:table-row>
        <table:table-row table:style-name="ro1">
          <table:table-cell office:value-type="float" office:value="0.00232341176023527" calcext:value-type="float">
            <text:p>0.0023234118</text:p>
          </table:table-cell>
          <table:table-cell office:value-type="float" office:value="3395.40000004917" calcext:value-type="float">
            <text:p>3395.4000000492</text:p>
          </table:table-cell>
          <table:table-cell office:value-type="float" office:value="0.000000000000107698058946827" calcext:value-type="float">
            <text:p>1.08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3436017634438" calcext:value-type="float">
            <text:p>3.23E-005</text:p>
          </table:table-cell>
          <table:table-cell office:value-type="float" office:value="1.53679204761756" calcext:value-type="float">
            <text:p>1.5367920476</text:p>
          </table:table-cell>
          <table:table-cell office:value-type="float" office:value="1.22036947547838" calcext:value-type="float">
            <text:p>1.2203694755</text:p>
          </table:table-cell>
          <table:table-cell office:value-type="float" office:value="267.396705302543" calcext:value-type="float">
            <text:p>267.3967053025</text:p>
          </table:table-cell>
          <table:table-cell table:number-columns-repeated="2"/>
        </table:table-row>
        <table:table-row table:style-name="ro1">
          <table:table-cell office:value-type="float" office:value="0.00232790285320573" calcext:value-type="float">
            <text:p>0.0023279029</text:p>
          </table:table-cell>
          <table:table-cell office:value-type="float" office:value="3395.40000004931" calcext:value-type="float">
            <text:p>3395.4000000493</text:p>
          </table:table-cell>
          <table:table-cell office:value-type="float" office:value="0.000000000000108198069594878" calcext:value-type="float">
            <text:p>1.08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3867952238577" calcext:value-type="float">
            <text:p>3.24E-005</text:p>
          </table:table-cell>
          <table:table-cell office:value-type="float" office:value="1.53676866417079" calcext:value-type="float">
            <text:p>1.5367686642</text:p>
          </table:table-cell>
          <table:table-cell office:value-type="float" office:value="1.22008599518172" calcext:value-type="float">
            <text:p>1.2200859952</text:p>
          </table:table-cell>
          <table:table-cell office:value-type="float" office:value="267.39669893398" calcext:value-type="float">
            <text:p>267.396698934</text:p>
          </table:table-cell>
          <table:table-cell table:number-columns-repeated="2"/>
        </table:table-row>
        <table:table-row table:style-name="ro1">
          <table:table-cell office:value-type="float" office:value="0.00234147344876782" calcext:value-type="float">
            <text:p>0.0023414734</text:p>
          </table:table-cell>
          <table:table-cell office:value-type="float" office:value="3395.40000004975" calcext:value-type="float">
            <text:p>3395.4000000498</text:p>
          </table:table-cell>
          <table:table-cell office:value-type="float" office:value="0.000000000000109717443434031" calcext:value-type="float">
            <text:p>1.10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517311645018" calcext:value-type="float">
            <text:p>3.25E-005</text:p>
          </table:table-cell>
          <table:table-cell office:value-type="float" office:value="1.53669812340935" calcext:value-type="float">
            <text:p>1.5366981234</text:p>
          </table:table-cell>
          <table:table-cell office:value-type="float" office:value="1.21923287987002" calcext:value-type="float">
            <text:p>1.2192328799</text:p>
          </table:table-cell>
          <table:table-cell office:value-type="float" office:value="267.396679690294" calcext:value-type="float">
            <text:p>267.3966796903</text:p>
          </table:table-cell>
          <table:table-cell table:number-columns-repeated="2"/>
        </table:table-row>
        <table:table-row table:style-name="ro1">
          <table:table-cell office:value-type="float" office:value="0.00235063140758498" calcext:value-type="float">
            <text:p>0.0023506314</text:p>
          </table:table-cell>
          <table:table-cell office:value-type="float" office:value="3395.40000005005" calcext:value-type="float">
            <text:p>3395.4000000501</text:p>
          </table:table-cell>
          <table:table-cell office:value-type="float" office:value="0.00000000000011075001398429" calcext:value-type="float">
            <text:p>1.11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6053892115831" calcext:value-type="float">
            <text:p>3.26E-005</text:p>
          </table:table-cell>
          <table:table-cell office:value-type="float" office:value="1.53665061814122" calcext:value-type="float">
            <text:p>1.5366506181</text:p>
          </table:table-cell>
          <table:table-cell office:value-type="float" office:value="1.21866009002438" calcext:value-type="float">
            <text:p>1.21866009</text:p>
          </table:table-cell>
          <table:table-cell office:value-type="float" office:value="267.396666703916" calcext:value-type="float">
            <text:p>267.3966667039</text:p>
          </table:table-cell>
          <table:table-cell table:number-columns-repeated="2"/>
        </table:table-row>
        <table:table-row table:style-name="ro1">
          <table:table-cell office:value-type="float" office:value="0.00236856209370794" calcext:value-type="float">
            <text:p>0.0023685621</text:p>
          </table:table-cell>
          <table:table-cell office:value-type="float" office:value="3395.40000005064" calcext:value-type="float">
            <text:p>3395.4000000506</text:p>
          </table:table-cell>
          <table:table-cell office:value-type="float" office:value="0.00000000000011278866151575" calcext:value-type="float">
            <text:p>1.13E-013</text:p>
          </table:table-cell>
          <table:table-cell office:value-type="float" office:value="1.30027029273618" calcext:value-type="float">
            <text:p>1.3002702927</text:p>
          </table:table-cell>
          <table:table-cell office:value-type="float" office:value="0.0000327778395190935" calcext:value-type="float">
            <text:p>3.28E-005</text:p>
          </table:table-cell>
          <table:table-cell office:value-type="float" office:value="1.53655783574626" calcext:value-type="float">
            <text:p>1.5365578357</text:p>
          </table:table-cell>
          <table:table-cell office:value-type="float" office:value="1.21754536115419" calcext:value-type="float">
            <text:p>1.2175453612</text:p>
          </table:table-cell>
          <table:table-cell office:value-type="float" office:value="267.396641277435" calcext:value-type="float">
            <text:p>267.3966412774</text:p>
          </table:table-cell>
          <table:table-cell table:number-columns-repeated="2"/>
        </table:table-row>
        <table:table-row table:style-name="ro1">
          <table:table-cell office:value-type="float" office:value="0.00237803174556138" calcext:value-type="float">
            <text:p>0.0023780317</text:p>
          </table:table-cell>
          <table:table-cell office:value-type="float" office:value="3395.40000005095" calcext:value-type="float">
            <text:p>3395.400000051</text:p>
          </table:table-cell>
          <table:table-cell office:value-type="float" office:value="0.000000000000113874397377988" calcext:value-type="float">
            <text:p>1.14E-013</text:p>
          </table:table-cell>
          <table:table-cell office:value-type="float" office:value="1.30027029273618" calcext:value-type="float">
            <text:p>1.3002702927</text:p>
          </table:table-cell>
          <table:table-cell office:value-type="float" office:value="0.0000328689150109729" calcext:value-type="float">
            <text:p>3.29E-005</text:p>
          </table:table-cell>
          <table:table-cell office:value-type="float" office:value="1.53650895574289" calcext:value-type="float">
            <text:p>1.5365089557</text:p>
          </table:table-cell>
          <table:table-cell office:value-type="float" office:value="1.21696022074906" calcext:value-type="float">
            <text:p>1.2169602207</text:p>
          </table:table-cell>
          <table:table-cell office:value-type="float" office:value="267.396627849062" calcext:value-type="float">
            <text:p>267.3966278491</text:p>
          </table:table-cell>
          <table:table-cell table:number-columns-repeated="2"/>
        </table:table-row>
        <table:table-row table:style-name="ro1">
          <table:table-cell office:value-type="float" office:value="0.00238686202178764" calcext:value-type="float">
            <text:p>0.002386862</text:p>
          </table:table-cell>
          <table:table-cell office:value-type="float" office:value="3395.40000005124" calcext:value-type="float">
            <text:p>3395.4000000512</text:p>
          </table:table-cell>
          <table:table-cell office:value-type="float" office:value="0.000000000000114892492065172" calcext:value-type="float">
            <text:p>1.15E-013</text:p>
          </table:table-cell>
          <table:table-cell office:value-type="float" office:value="1.30027029273619" calcext:value-type="float">
            <text:p>1.3002702927</text:p>
          </table:table-cell>
          <table:table-cell office:value-type="float" office:value="0.0000329538412909881" calcext:value-type="float">
            <text:p>3.30E-005</text:p>
          </table:table-cell>
          <table:table-cell office:value-type="float" office:value="1.53646345088563" calcext:value-type="float">
            <text:p>1.5364634509</text:p>
          </table:table-cell>
          <table:table-cell office:value-type="float" office:value="1.21641679523166" calcext:value-type="float">
            <text:p>1.2164167952</text:p>
          </table:table-cell>
          <table:table-cell office:value-type="float" office:value="267.396615327352" calcext:value-type="float">
            <text:p>267.3966153274</text:p>
          </table:table-cell>
          <table:table-cell table:number-columns-repeated="2"/>
        </table:table-row>
        <table:table-row table:style-name="ro1">
          <table:table-cell office:value-type="float" office:value="0.00239670659356053" calcext:value-type="float">
            <text:p>0.0023967066</text:p>
          </table:table-cell>
          <table:table-cell office:value-type="float" office:value="3395.40000005156" calcext:value-type="float">
            <text:p>3395.4000000516</text:p>
          </table:table-cell>
          <table:table-cell office:value-type="float" office:value="0.000000000000116033990043364" calcext:value-type="float">
            <text:p>1.16E-013</text:p>
          </table:table-cell>
          <table:table-cell office:value-type="float" office:value="1.30027029273619" calcext:value-type="float">
            <text:p>1.3002702927</text:p>
          </table:table-cell>
          <table:table-cell office:value-type="float" office:value="0.0000330485227511702" calcext:value-type="float">
            <text:p>3.30E-005</text:p>
          </table:table-cell>
          <table:table-cell office:value-type="float" office:value="1.53641280450147" calcext:value-type="float">
            <text:p>1.5364128045</text:p>
          </table:table-cell>
          <table:table-cell office:value-type="float" office:value="1.21581344229104" calcext:value-type="float">
            <text:p>1.2158134423</text:p>
          </table:table-cell>
          <table:table-cell office:value-type="float" office:value="267.396601367327" calcext:value-type="float">
            <text:p>267.3966013673</text:p>
          </table:table-cell>
          <table:table-cell table:number-columns-repeated="2"/>
        </table:table-row>
        <table:table-row table:style-name="ro1">
          <table:table-cell office:value-type="float" office:value="0.00242288386589683" calcext:value-type="float">
            <text:p>0.0024228839</text:p>
          </table:table-cell>
          <table:table-cell office:value-type="float" office:value="3395.40000005243" calcext:value-type="float">
            <text:p>3395.4000000524</text:p>
          </table:table-cell>
          <table:table-cell office:value-type="float" office:value="0.00000000000011910253294414" calcext:value-type="float">
            <text:p>1.19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3002864422588" calcext:value-type="float">
            <text:p>3.33E-005</text:p>
          </table:table-cell>
          <table:table-cell office:value-type="float" office:value="1.53627856402389" calcext:value-type="float">
            <text:p>1.536278564</text:p>
          </table:table-cell>
          <table:table-cell office:value-type="float" office:value="1.21422174085342" calcext:value-type="float">
            <text:p>1.2142217409</text:p>
          </table:table-cell>
          <table:table-cell office:value-type="float" office:value="267.396564246833" calcext:value-type="float">
            <text:p>267.3965642468</text:p>
          </table:table-cell>
          <table:table-cell table:number-columns-repeated="2"/>
        </table:table-row>
        <table:table-row table:style-name="ro1">
          <table:table-cell office:value-type="float" office:value="0.00243300186923448" calcext:value-type="float">
            <text:p>0.0024330019</text:p>
          </table:table-cell>
          <table:table-cell office:value-type="float" office:value="3395.40000005277" calcext:value-type="float">
            <text:p>3395.4000000528</text:p>
          </table:table-cell>
          <table:table-cell office:value-type="float" office:value="0.000000000000120301567822704" calcext:value-type="float">
            <text:p>1.20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3975979311552" calcext:value-type="float">
            <text:p>3.34E-005</text:p>
          </table:table-cell>
          <table:table-cell office:value-type="float" office:value="1.53622684579265" calcext:value-type="float">
            <text:p>1.5362268458</text:p>
          </table:table-cell>
          <table:table-cell office:value-type="float" office:value="1.21361138861407" calcext:value-type="float">
            <text:p>1.2136113886</text:p>
          </table:table-cell>
          <table:table-cell office:value-type="float" office:value="267.396549899071" calcext:value-type="float">
            <text:p>267.3965498991</text:p>
          </table:table-cell>
          <table:table-cell table:number-columns-repeated="2"/>
        </table:table-row>
        <table:table-row table:style-name="ro1">
          <table:table-cell office:value-type="float" office:value="0.00244905370501631" calcext:value-type="float">
            <text:p>0.0024490537</text:p>
          </table:table-cell>
          <table:table-cell office:value-type="float" office:value="3395.4000000533" calcext:value-type="float">
            <text:p>3395.4000000533</text:p>
          </table:table-cell>
          <table:table-cell office:value-type="float" office:value="0.00000000000012221870104552" calcext:value-type="float">
            <text:p>1.22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5519791391022" calcext:value-type="float">
            <text:p>3.36E-005</text:p>
          </table:table-cell>
          <table:table-cell office:value-type="float" office:value="1.53614498710278" calcext:value-type="float">
            <text:p>1.5361449871</text:p>
          </table:table-cell>
          <table:table-cell office:value-type="float" office:value="1.21264858683404" calcext:value-type="float">
            <text:p>1.2126485868</text:p>
          </table:table-cell>
          <table:table-cell office:value-type="float" office:value="267.39652713688" calcext:value-type="float">
            <text:p>267.3965271369</text:p>
          </table:table-cell>
          <table:table-cell table:number-columns-repeated="2"/>
        </table:table-row>
        <table:table-row table:style-name="ro1">
          <table:table-cell office:value-type="float" office:value="0.00245991513296003" calcext:value-type="float">
            <text:p>0.0024599151</text:p>
          </table:table-cell>
          <table:table-cell office:value-type="float" office:value="3395.40000005367" calcext:value-type="float">
            <text:p>3395.4000000537</text:p>
          </table:table-cell>
          <table:table-cell office:value-type="float" office:value="0.000000000000123526325257013" calcext:value-type="float">
            <text:p>1.24E-013</text:p>
          </table:table-cell>
          <table:table-cell office:value-type="float" office:value="1.30027029273621" calcext:value-type="float">
            <text:p>1.3002702927</text:p>
          </table:table-cell>
          <table:table-cell office:value-type="float" office:value="0.000033656440839563" calcext:value-type="float">
            <text:p>3.37E-005</text:p>
          </table:table-cell>
          <table:table-cell office:value-type="float" office:value="1.53608972876961" calcext:value-type="float">
            <text:p>1.5360897288</text:p>
          </table:table-cell>
          <table:table-cell office:value-type="float" office:value="1.21200090212208" calcext:value-type="float">
            <text:p>1.2120009021</text:p>
          </table:table-cell>
          <table:table-cell office:value-type="float" office:value="267.396511734909" calcext:value-type="float">
            <text:p>267.3965117349</text:p>
          </table:table-cell>
          <table:table-cell table:number-columns-repeated="2"/>
        </table:table-row>
        <table:table-row table:style-name="ro1">
          <table:table-cell office:value-type="float" office:value="0.00248810542448279" calcext:value-type="float">
            <text:p>0.0024881054</text:p>
          </table:table-cell>
          <table:table-cell office:value-type="float" office:value="3395.40000005462" calcext:value-type="float">
            <text:p>3395.4000000546</text:p>
          </table:table-cell>
          <table:table-cell office:value-type="float" office:value="0.000000000000126959521381676" calcext:value-type="float">
            <text:p>1.27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39275663422886" calcext:value-type="float">
            <text:p>3.39E-005</text:p>
          </table:table-cell>
          <table:table-cell office:value-type="float" office:value="1.53594680070366" calcext:value-type="float">
            <text:p>1.5359468007</text:p>
          </table:table-cell>
          <table:table-cell office:value-type="float" office:value="1.21033396056659" calcext:value-type="float">
            <text:p>1.2103339606</text:p>
          </table:table-cell>
          <table:table-cell office:value-type="float" office:value="267.396471759868" calcext:value-type="float">
            <text:p>267.3964717599</text:p>
          </table:table-cell>
          <table:table-cell table:number-columns-repeated="2"/>
        </table:table-row>
        <table:table-row table:style-name="ro1">
          <table:table-cell office:value-type="float" office:value="0.00249551840445948" calcext:value-type="float">
            <text:p>0.0024955184</text:p>
          </table:table-cell>
          <table:table-cell office:value-type="float" office:value="3395.40000005487" calcext:value-type="float">
            <text:p>3395.4000000549</text:p>
          </table:table-cell>
          <table:table-cell office:value-type="float" office:value="0.000000000000127871779709696" calcext:value-type="float">
            <text:p>1.28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39988621856827" calcext:value-type="float">
            <text:p>3.40E-005</text:p>
          </table:table-cell>
          <table:table-cell office:value-type="float" office:value="1.53590933250225" calcext:value-type="float">
            <text:p>1.5359093325</text:p>
          </table:table-cell>
          <table:table-cell office:value-type="float" office:value="1.20989895851968" calcext:value-type="float">
            <text:p>1.2098989585</text:p>
          </table:table-cell>
          <table:table-cell office:value-type="float" office:value="267.396461247945" calcext:value-type="float">
            <text:p>267.3964612479</text:p>
          </table:table-cell>
          <table:table-cell table:number-columns-repeated="2"/>
        </table:table-row>
        <table:table-row table:style-name="ro1">
          <table:table-cell office:value-type="float" office:value="0.00250740276987285" calcext:value-type="float">
            <text:p>0.0025074028</text:p>
          </table:table-cell>
          <table:table-cell office:value-type="float" office:value="3395.40000005528" calcext:value-type="float">
            <text:p>3395.4000000553</text:p>
          </table:table-cell>
          <table:table-cell office:value-type="float" office:value="0.000000000000129342541959384" calcext:value-type="float">
            <text:p>1.29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41131625711996" calcext:value-type="float">
            <text:p>3.41E-005</text:p>
          </table:table-cell>
          <table:table-cell office:value-type="float" office:value="1.53584936528485" calcext:value-type="float">
            <text:p>1.5358493653</text:p>
          </table:table-cell>
          <table:table-cell office:value-type="float" office:value="1.20920444011046" calcext:value-type="float">
            <text:p>1.2092044401</text:p>
          </table:table-cell>
          <table:table-cell office:value-type="float" office:value="267.396444395405" calcext:value-type="float">
            <text:p>267.3964443954</text:p>
          </table:table-cell>
          <table:table-cell table:number-columns-repeated="2"/>
        </table:table-row>
        <table:table-row table:style-name="ro1">
          <table:table-cell office:value-type="float" office:value="0.00251155705917761" calcext:value-type="float">
            <text:p>0.0025115571</text:p>
          </table:table-cell>
          <table:table-cell office:value-type="float" office:value="3395.40000005542" calcext:value-type="float">
            <text:p>3395.4000000554</text:p>
          </table:table-cell>
          <table:table-cell office:value-type="float" office:value="0.000000000000129859059690467" calcext:value-type="float">
            <text:p>1.30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1531173469075" calcext:value-type="float">
            <text:p>3.42E-005</text:p>
          </table:table-cell>
          <table:table-cell office:value-type="float" office:value="1.53582843220229" calcext:value-type="float">
            <text:p>1.5358284322</text:p>
          </table:table-cell>
          <table:table-cell office:value-type="float" office:value="1.2089624938449" calcext:value-type="float">
            <text:p>1.2089624938</text:p>
          </table:table-cell>
          <table:table-cell office:value-type="float" office:value="267.396438504445" calcext:value-type="float">
            <text:p>267.3964385044</text:p>
          </table:table-cell>
          <table:table-cell table:number-columns-repeated="2"/>
        </table:table-row>
        <table:table-row table:style-name="ro1">
          <table:table-cell office:value-type="float" office:value="0.00251536314599033" calcext:value-type="float">
            <text:p>0.0025153631</text:p>
          </table:table-cell>
          <table:table-cell office:value-type="float" office:value="3395.40000005555" calcext:value-type="float">
            <text:p>3395.4000000556</text:p>
          </table:table-cell>
          <table:table-cell office:value-type="float" office:value="0.000000000000130333376623912" calcext:value-type="float">
            <text:p>1.30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1897232208394" calcext:value-type="float">
            <text:p>3.42E-005</text:p>
          </table:table-cell>
          <table:table-cell office:value-type="float" office:value="1.5358092670945" calcext:value-type="float">
            <text:p>1.5358092671</text:p>
          </table:table-cell>
          <table:table-cell office:value-type="float" office:value="1.20874120207285" calcext:value-type="float">
            <text:p>1.2087412021</text:p>
          </table:table-cell>
          <table:table-cell office:value-type="float" office:value="267.396433107251" calcext:value-type="float">
            <text:p>267.3964331073</text:p>
          </table:table-cell>
          <table:table-cell table:number-columns-repeated="2"/>
        </table:table-row>
        <table:table-row table:style-name="ro1">
          <table:table-cell office:value-type="float" office:value="0.00251888041871907" calcext:value-type="float">
            <text:p>0.0025188804</text:p>
          </table:table-cell>
          <table:table-cell office:value-type="float" office:value="3395.40000005567" calcext:value-type="float">
            <text:p>3395.4000000557</text:p>
          </table:table-cell>
          <table:table-cell office:value-type="float" office:value="0.000000000000130772630871833" calcext:value-type="float">
            <text:p>1.31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23551371318" calcext:value-type="float">
            <text:p>3.42E-005</text:p>
          </table:table-cell>
          <table:table-cell office:value-type="float" office:value="1.53579156747521" calcext:value-type="float">
            <text:p>1.5357915675</text:p>
          </table:table-cell>
          <table:table-cell office:value-type="float" office:value="1.20853702048528" calcext:value-type="float">
            <text:p>1.2085370205</text:p>
          </table:table-cell>
          <table:table-cell office:value-type="float" office:value="267.396428119607" calcext:value-type="float">
            <text:p>267.3964281196</text:p>
          </table:table-cell>
          <table:table-cell table:number-columns-repeated="2"/>
        </table:table-row>
        <table:table-row table:style-name="ro1">
          <table:table-cell office:value-type="float" office:value="0.002522161042923" calcext:value-type="float">
            <text:p>0.002522161</text:p>
          </table:table-cell>
          <table:table-cell office:value-type="float" office:value="3395.40000005578" calcext:value-type="float">
            <text:p>3395.4000000558</text:p>
          </table:table-cell>
          <table:table-cell office:value-type="float" office:value="0.000000000000131183136634543" calcext:value-type="float">
            <text:p>1.31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551035101448" calcext:value-type="float">
            <text:p>3.43E-005</text:p>
          </table:table-cell>
          <table:table-cell office:value-type="float" office:value="1.53577506833778" calcext:value-type="float">
            <text:p>1.5357750683</text:p>
          </table:table-cell>
          <table:table-cell office:value-type="float" office:value="1.2083468513267" calcext:value-type="float">
            <text:p>1.2083468513</text:p>
          </table:table-cell>
          <table:table-cell office:value-type="float" office:value="267.396423467541" calcext:value-type="float">
            <text:p>267.3964234675</text:p>
          </table:table-cell>
          <table:table-cell table:number-columns-repeated="2"/>
        </table:table-row>
        <table:table-row table:style-name="ro1">
          <table:table-cell office:value-type="float" office:value="0.00252525170972808" calcext:value-type="float">
            <text:p>0.0025252517</text:p>
          </table:table-cell>
          <table:table-cell office:value-type="float" office:value="3395.40000005589" calcext:value-type="float">
            <text:p>3395.4000000559</text:p>
          </table:table-cell>
          <table:table-cell office:value-type="float" office:value="0.000000000000131570584527827" calcext:value-type="float">
            <text:p>1.32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848286982002" calcext:value-type="float">
            <text:p>3.43E-005</text:p>
          </table:table-cell>
          <table:table-cell office:value-type="float" office:value="1.53575953323784" calcext:value-type="float">
            <text:p>1.5357595332</text:p>
          </table:table-cell>
          <table:table-cell office:value-type="float" office:value="1.2081679354912" calcext:value-type="float">
            <text:p>1.2081679355</text:p>
          </table:table-cell>
          <table:table-cell office:value-type="float" office:value="267.396419084843" calcext:value-type="float">
            <text:p>267.3964190848</text:p>
          </table:table-cell>
          <table:table-cell table:number-columns-repeated="2"/>
        </table:table-row>
        <table:table-row table:style-name="ro1">
          <table:table-cell office:value-type="float" office:value="0.00253546419750668" calcext:value-type="float">
            <text:p>0.0025354642</text:p>
          </table:table-cell>
          <table:table-cell office:value-type="float" office:value="3395.40000005624" calcext:value-type="float">
            <text:p>3395.4000000562</text:p>
          </table:table-cell>
          <table:table-cell office:value-type="float" office:value="0.000000000000132855743156937" calcext:value-type="float">
            <text:p>1.33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3830496617118" calcext:value-type="float">
            <text:p>3.44E-005</text:p>
          </table:table-cell>
          <table:table-cell office:value-type="float" office:value="1.5357082595144" calcext:value-type="float">
            <text:p>1.5357082595</text:p>
          </table:table-cell>
          <table:table-cell office:value-type="float" office:value="1.2075784068807" calcext:value-type="float">
            <text:p>1.2075784069</text:p>
          </table:table-cell>
          <table:table-cell office:value-type="float" office:value="267.396404603098" calcext:value-type="float">
            <text:p>267.3964046031</text:p>
          </table:table-cell>
          <table:table-cell table:number-columns-repeated="2"/>
        </table:table-row>
        <table:table-row table:style-name="ro1">
          <table:table-cell office:value-type="float" office:value="0.0025495187489849" calcext:value-type="float">
            <text:p>0.0025495187</text:p>
          </table:table-cell>
          <table:table-cell office:value-type="float" office:value="3395.40000005672" calcext:value-type="float">
            <text:p>3395.4000000567</text:p>
          </table:table-cell>
          <table:table-cell office:value-type="float" office:value="0.000000000000134636755508471" calcext:value-type="float">
            <text:p>1.35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5182226845975" calcext:value-type="float">
            <text:p>3.45E-005</text:p>
          </table:table-cell>
          <table:table-cell office:value-type="float" office:value="1.53563784362249" calcext:value-type="float">
            <text:p>1.5356378436</text:p>
          </table:table-cell>
          <table:table-cell office:value-type="float" office:value="1.20677123784146" calcext:value-type="float">
            <text:p>1.2067712378</text:p>
          </table:table-cell>
          <table:table-cell office:value-type="float" office:value="267.396384673142" calcext:value-type="float">
            <text:p>267.3963846731</text:p>
          </table:table-cell>
          <table:table-cell table:number-columns-repeated="2"/>
        </table:table-row>
        <table:table-row table:style-name="ro1">
          <table:table-cell office:value-type="float" office:value="0.00256044836683652" calcext:value-type="float">
            <text:p>0.0025604484</text:p>
          </table:table-cell>
          <table:table-cell office:value-type="float" office:value="3395.4000000571" calcext:value-type="float">
            <text:p>3395.4000000571</text:p>
          </table:table-cell>
          <table:table-cell office:value-type="float" office:value="0.00000000000013603169222822" calcext:value-type="float">
            <text:p>1.36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623341006547" calcext:value-type="float">
            <text:p>3.46E-005</text:p>
          </table:table-cell>
          <table:table-cell office:value-type="float" office:value="1.53558320102434" calcext:value-type="float">
            <text:p>1.535583201</text:p>
          </table:table-cell>
          <table:table-cell office:value-type="float" office:value="1.20614683030841" calcext:value-type="float">
            <text:p>1.2061468303</text:p>
          </table:table-cell>
          <table:table-cell office:value-type="float" office:value="267.396369174475" calcext:value-type="float">
            <text:p>267.3963691745</text:p>
          </table:table-cell>
          <table:table-cell table:number-columns-repeated="2"/>
        </table:table-row>
        <table:table-row table:style-name="ro1">
          <table:table-cell office:value-type="float" office:value="0.00256728858220528" calcext:value-type="float">
            <text:p>0.0025672886</text:p>
          </table:table-cell>
          <table:table-cell office:value-type="float" office:value="3395.40000005733" calcext:value-type="float">
            <text:p>3395.4000000573</text:p>
          </table:table-cell>
          <table:table-cell office:value-type="float" office:value="0.000000000000136909127608749" calcext:value-type="float">
            <text:p>1.37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6891285253506" calcext:value-type="float">
            <text:p>3.47E-005</text:p>
          </table:table-cell>
          <table:table-cell office:value-type="float" office:value="1.53554905534443" calcext:value-type="float">
            <text:p>1.5355490553</text:p>
          </table:table-cell>
          <table:table-cell office:value-type="float" office:value="1.20575750456589" calcext:value-type="float">
            <text:p>1.2057575046</text:p>
          </table:table-cell>
          <table:table-cell office:value-type="float" office:value="267.396359474757" calcext:value-type="float">
            <text:p>267.3963594748</text:p>
          </table:table-cell>
          <table:table-cell table:number-columns-repeated="2"/>
        </table:table-row>
        <table:table-row table:style-name="ro1">
          <table:table-cell office:value-type="float" office:value="0.00257319789154902" calcext:value-type="float">
            <text:p>0.0025731979</text:p>
          </table:table-cell>
          <table:table-cell office:value-type="float" office:value="3395.40000005754" calcext:value-type="float">
            <text:p>3395.4000000575</text:p>
          </table:table-cell>
          <table:table-cell office:value-type="float" office:value="0.00000000000013766989733991" calcext:value-type="float">
            <text:p>1.38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745962844839" calcext:value-type="float">
            <text:p>3.47E-005</text:p>
          </table:table-cell>
          <table:table-cell office:value-type="float" office:value="1.53551958894584" calcext:value-type="float">
            <text:p>1.5355195889</text:p>
          </table:table-cell>
          <table:table-cell office:value-type="float" office:value="1.20542206005012" calcext:value-type="float">
            <text:p>1.2054220601</text:p>
          </table:table-cell>
          <table:table-cell office:value-type="float" office:value="267.396351095103" calcext:value-type="float">
            <text:p>267.3963510951</text:p>
          </table:table-cell>
          <table:table-cell table:number-columns-repeated="2"/>
        </table:table-row>
        <table:table-row table:style-name="ro1">
          <table:table-cell office:value-type="float" office:value="0.00257838891113322" calcext:value-type="float">
            <text:p>0.0025783889</text:p>
          </table:table-cell>
          <table:table-cell office:value-type="float" office:value="3395.40000005772" calcext:value-type="float">
            <text:p>3395.4000000577</text:p>
          </table:table-cell>
          <table:table-cell office:value-type="float" office:value="0.000000000000138340297453707" calcext:value-type="float">
            <text:p>1.38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7958888465176" calcext:value-type="float">
            <text:p>3.48E-005</text:p>
          </table:table-cell>
          <table:table-cell office:value-type="float" office:value="1.53549372879183" calcext:value-type="float">
            <text:p>1.5354937288</text:p>
          </table:table-cell>
          <table:table-cell office:value-type="float" office:value="1.20512807248245" calcext:value-type="float">
            <text:p>1.2051280725</text:p>
          </table:table-cell>
          <table:table-cell office:value-type="float" office:value="267.396343734015" calcext:value-type="float">
            <text:p>267.396343734</text:p>
          </table:table-cell>
          <table:table-cell table:number-columns-repeated="2"/>
        </table:table-row>
        <table:table-row table:style-name="ro1">
          <table:table-cell office:value-type="float" office:value="0.00258265184120076" calcext:value-type="float">
            <text:p>0.0025826518</text:p>
          </table:table-cell>
          <table:table-cell office:value-type="float" office:value="3395.40000005787" calcext:value-type="float">
            <text:p>3395.4000000579</text:p>
          </table:table-cell>
          <table:table-cell office:value-type="float" office:value="0.000000000000138892311209101" calcext:value-type="float">
            <text:p>1.39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8368887166412" calcext:value-type="float">
            <text:p>3.48E-005</text:p>
          </table:table-cell>
          <table:table-cell office:value-type="float" office:value="1.53547250894726" calcext:value-type="float">
            <text:p>1.5354725089</text:p>
          </table:table-cell>
          <table:table-cell office:value-type="float" office:value="1.204887122143" calcext:value-type="float">
            <text:p>1.2048871221</text:p>
          </table:table-cell>
          <table:table-cell office:value-type="float" office:value="267.396337688997" calcext:value-type="float">
            <text:p>267.396337689</text:p>
          </table:table-cell>
          <table:table-cell table:number-columns-repeated="2"/>
        </table:table-row>
        <table:table-row table:style-name="ro1">
          <table:table-cell office:value-type="float" office:value="0.00258655746271012" calcext:value-type="float">
            <text:p>0.0025865575</text:p>
          </table:table-cell>
          <table:table-cell office:value-type="float" office:value="3395.400000058" calcext:value-type="float">
            <text:p>3395.400000058</text:p>
          </table:table-cell>
          <table:table-cell office:value-type="float" office:value="0.000000000000139399223433592" calcext:value-type="float">
            <text:p>1.39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8744520876808" calcext:value-type="float">
            <text:p>3.49E-005</text:p>
          </table:table-cell>
          <table:table-cell office:value-type="float" office:value="1.53545308131766" calcext:value-type="float">
            <text:p>1.5354530813</text:p>
          </table:table-cell>
          <table:table-cell office:value-type="float" office:value="1.20466674323491" calcext:value-type="float">
            <text:p>1.2046667432</text:p>
          </table:table-cell>
          <table:table-cell office:value-type="float" office:value="267.396332150658" calcext:value-type="float">
            <text:p>267.3963321507</text:p>
          </table:table-cell>
          <table:table-cell table:number-columns-repeated="2"/>
        </table:table-row>
        <table:table-row table:style-name="ro1">
          <table:table-cell office:value-type="float" office:value="0.00258971308870131" calcext:value-type="float">
            <text:p>0.0025897131</text:p>
          </table:table-cell>
          <table:table-cell office:value-type="float" office:value="3395.40000005811" calcext:value-type="float">
            <text:p>3395.4000000581</text:p>
          </table:table-cell>
          <table:table-cell office:value-type="float" office:value="0.000000000000139809609080331" calcext:value-type="float">
            <text:p>1.40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048021820436" calcext:value-type="float">
            <text:p>3.49E-005</text:p>
          </table:table-cell>
          <table:table-cell office:value-type="float" office:value="1.53543739383386" calcext:value-type="float">
            <text:p>1.5354373938</text:p>
          </table:table-cell>
          <table:table-cell office:value-type="float" office:value="1.20448894523255" calcext:value-type="float">
            <text:p>1.2044889452</text:p>
          </table:table-cell>
          <table:table-cell office:value-type="float" office:value="267.396327675846" calcext:value-type="float">
            <text:p>267.3963276758</text:p>
          </table:table-cell>
          <table:table-cell table:number-columns-repeated="2"/>
        </table:table-row>
        <table:table-row table:style-name="ro1">
          <table:table-cell office:value-type="float" office:value="0.00259246906857528" calcext:value-type="float">
            <text:p>0.0025924691</text:p>
          </table:table-cell>
          <table:table-cell office:value-type="float" office:value="3395.40000005821" calcext:value-type="float">
            <text:p>3395.4000000582</text:p>
          </table:table-cell>
          <table:table-cell office:value-type="float" office:value="0.000000000000140168617954865" calcext:value-type="float">
            <text:p>1.40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313085766373" calcext:value-type="float">
            <text:p>3.49E-005</text:p>
          </table:table-cell>
          <table:table-cell office:value-type="float" office:value="1.5354236998471" calcext:value-type="float">
            <text:p>1.5354236998</text:p>
          </table:table-cell>
          <table:table-cell office:value-type="float" office:value="1.2043338554119" calcext:value-type="float">
            <text:p>1.2043338554</text:p>
          </table:table-cell>
          <table:table-cell office:value-type="float" office:value="267.396323767748" calcext:value-type="float">
            <text:p>267.3963237677</text:p>
          </table:table-cell>
          <table:table-cell table:number-columns-repeated="2"/>
        </table:table-row>
        <table:table-row table:style-name="ro1">
          <table:table-cell office:value-type="float" office:value="0.00259516053570462" calcext:value-type="float">
            <text:p>0.0025951605</text:p>
          </table:table-cell>
          <table:table-cell office:value-type="float" office:value="3395.4000000583" calcext:value-type="float">
            <text:p>3395.4000000583</text:p>
          </table:table-cell>
          <table:table-cell office:value-type="float" office:value="0.000000000000140519760387867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571945074307" calcext:value-type="float">
            <text:p>3.50E-005</text:p>
          </table:table-cell>
          <table:table-cell office:value-type="float" office:value="1.53541033257804" calcext:value-type="float">
            <text:p>1.5354103326</text:p>
          </table:table-cell>
          <table:table-cell office:value-type="float" office:value="1.2041825673599" calcext:value-type="float">
            <text:p>1.2041825674</text:p>
          </table:table-cell>
          <table:table-cell office:value-type="float" office:value="267.396319951132" calcext:value-type="float">
            <text:p>267.3963199511</text:p>
          </table:table-cell>
          <table:table-cell table:number-columns-repeated="2"/>
        </table:table-row>
        <table:table-row table:style-name="ro1">
          <table:table-cell office:value-type="float" office:value="0.00259775461012993" calcext:value-type="float">
            <text:p>0.0025977546</text:p>
          </table:table-cell>
          <table:table-cell office:value-type="float" office:value="3395.40000005839" calcext:value-type="float">
            <text:p>3395.4000000584</text:p>
          </table:table-cell>
          <table:table-cell office:value-type="float" office:value="0.000000000000140858699244186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821437418657" calcext:value-type="float">
            <text:p>3.50E-005</text:p>
          </table:table-cell>
          <table:table-cell office:value-type="float" office:value="1.53539745476618" calcext:value-type="float">
            <text:p>1.5353974548</text:p>
          </table:table-cell>
          <table:table-cell office:value-type="float" office:value="1.20403691375495" calcext:value-type="float">
            <text:p>1.2040369138</text:p>
          </table:table-cell>
          <table:table-cell office:value-type="float" office:value="267.396316272624" calcext:value-type="float">
            <text:p>267.3963162726</text:p>
          </table:table-cell>
          <table:table-cell table:number-columns-repeated="2"/>
        </table:table-row>
        <table:table-row table:style-name="ro1">
          <table:table-cell office:value-type="float" office:value="0.00259996289609958" calcext:value-type="float">
            <text:p>0.0025999629</text:p>
          </table:table-cell>
          <table:table-cell office:value-type="float" office:value="3395.40000005847" calcext:value-type="float">
            <text:p>3395.4000000585</text:p>
          </table:table-cell>
          <table:table-cell office:value-type="float" office:value="0.000000000000141147620476514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50033825520015" calcext:value-type="float">
            <text:p>3.50E-005</text:p>
          </table:table-cell>
          <table:table-cell office:value-type="float" office:value="1.53538649659676" calcext:value-type="float">
            <text:p>1.5353864966</text:p>
          </table:table-cell>
          <table:table-cell office:value-type="float" office:value="1.20391304517657" calcext:value-type="float">
            <text:p>1.2039130452</text:p>
          </table:table-cell>
          <table:table-cell office:value-type="float" office:value="267.39631314118" calcext:value-type="float">
            <text:p>267.3963131412</text:p>
          </table:table-cell>
          <table:table-cell table:number-columns-repeated="2"/>
        </table:table-row>
        <table:table-row table:style-name="ro1">
          <table:table-cell office:value-type="float" office:value="0.00260196983276248" calcext:value-type="float">
            <text:p>0.0026019698</text:p>
          </table:table-cell>
          <table:table-cell office:value-type="float" office:value="3395.40000005854" calcext:value-type="float">
            <text:p>3395.4000000585</text:p>
          </table:table-cell>
          <table:table-cell office:value-type="float" office:value="0.0000000000001414105086579" calcext:value-type="float">
            <text:p>1.41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226848317035" calcext:value-type="float">
            <text:p>3.50E-005</text:p>
          </table:table-cell>
          <table:table-cell office:value-type="float" office:value="1.53537654111501" calcext:value-type="float">
            <text:p>1.5353765411</text:p>
          </table:table-cell>
          <table:table-cell office:value-type="float" office:value="1.2038005691601" calcext:value-type="float">
            <text:p>1.2038005692</text:p>
          </table:table-cell>
          <table:table-cell office:value-type="float" office:value="267.396310295257" calcext:value-type="float">
            <text:p>267.3963102953</text:p>
          </table:table-cell>
          <table:table-cell table:number-columns-repeated="2"/>
        </table:table-row>
        <table:table-row table:style-name="ro1">
          <table:table-cell office:value-type="float" office:value="0.00260384173903243" calcext:value-type="float">
            <text:p>0.0026038417</text:p>
          </table:table-cell>
          <table:table-cell office:value-type="float" office:value="3395.40000005861" calcext:value-type="float">
            <text:p>3395.4000000586</text:p>
          </table:table-cell>
          <table:table-cell office:value-type="float" office:value="0.000000000000141655975841816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406884210908" calcext:value-type="float">
            <text:p>3.50E-005</text:p>
          </table:table-cell>
          <table:table-cell office:value-type="float" office:value="1.53536725848167" calcext:value-type="float">
            <text:p>1.5353672585</text:p>
          </table:table-cell>
          <table:table-cell office:value-type="float" office:value="1.20369574507259" calcext:value-type="float">
            <text:p>1.2036957451</text:p>
          </table:table-cell>
          <table:table-cell office:value-type="float" office:value="267.396307640814" calcext:value-type="float">
            <text:p>267.3963076408</text:p>
          </table:table-cell>
          <table:table-cell table:number-columns-repeated="2"/>
        </table:table-row>
        <table:table-row table:style-name="ro1">
          <table:table-cell office:value-type="float" office:value="0.00260624763835587" calcext:value-type="float">
            <text:p>0.0026062476</text:p>
          </table:table-cell>
          <table:table-cell office:value-type="float" office:value="3395.40000005869" calcext:value-type="float">
            <text:p>3395.4000000587</text:p>
          </table:table-cell>
          <table:table-cell office:value-type="float" office:value="0.000000000000141971844764678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638278438721" calcext:value-type="float">
            <text:p>3.51E-005</text:p>
          </table:table-cell>
          <table:table-cell office:value-type="float" office:value="1.53535533224561" calcext:value-type="float">
            <text:p>1.5353553322</text:p>
          </table:table-cell>
          <table:table-cell office:value-type="float" office:value="1.20356113745365" calcext:value-type="float">
            <text:p>1.2035611375</text:p>
          </table:table-cell>
          <table:table-cell office:value-type="float" office:value="267.396304229146" calcext:value-type="float">
            <text:p>267.3963042291</text:p>
          </table:table-cell>
          <table:table-cell table:number-columns-repeated="2"/>
        </table:table-row>
        <table:table-row table:style-name="ro1">
          <table:table-cell office:value-type="float" office:value="0.00260863206821952" calcext:value-type="float">
            <text:p>0.0026086321</text:p>
          </table:table-cell>
          <table:table-cell office:value-type="float" office:value="3395.40000005878" calcext:value-type="float">
            <text:p>3395.4000000588</text:p>
          </table:table-cell>
          <table:table-cell office:value-type="float" office:value="0.000000000000142285314733371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867607820983" calcext:value-type="float">
            <text:p>3.51E-005</text:p>
          </table:table-cell>
          <table:table-cell office:value-type="float" office:value="1.53534351715923" calcext:value-type="float">
            <text:p>1.5353435172</text:p>
          </table:table-cell>
          <table:table-cell office:value-type="float" office:value="1.20342786326706" calcext:value-type="float">
            <text:p>1.2034278633</text:p>
          </table:table-cell>
          <table:table-cell office:value-type="float" office:value="267.396300847922" calcext:value-type="float">
            <text:p>267.3963008479</text:p>
          </table:table-cell>
          <table:table-cell table:number-columns-repeated="2"/>
        </table:table-row>
        <table:table-row table:style-name="ro1">
          <table:table-cell office:value-type="float" office:value="0.00261099522020862" calcext:value-type="float">
            <text:p>0.0026109952</text:p>
          </table:table-cell>
          <table:table-cell office:value-type="float" office:value="3395.40000005886" calcext:value-type="float">
            <text:p>3395.4000000589</text:p>
          </table:table-cell>
          <table:table-cell office:value-type="float" office:value="0.000000000000142596399890621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094890783091" calcext:value-type="float">
            <text:p>3.51E-005</text:p>
          </table:table-cell>
          <table:table-cell office:value-type="float" office:value="1.53533181216294" calcext:value-type="float">
            <text:p>1.5353318122</text:p>
          </table:table-cell>
          <table:table-cell office:value-type="float" office:value="1.20329590804505" calcext:value-type="float">
            <text:p>1.203295908</text:p>
          </table:table-cell>
          <table:table-cell office:value-type="float" office:value="267.396297496871" calcext:value-type="float">
            <text:p>267.3962974969</text:p>
          </table:table-cell>
          <table:table-cell table:number-columns-repeated="2"/>
        </table:table-row>
        <table:table-row table:style-name="ro1">
          <table:table-cell office:value-type="float" office:value="0.00261333728419879" calcext:value-type="float">
            <text:p>0.0026133373</text:p>
          </table:table-cell>
          <table:table-cell office:value-type="float" office:value="3395.40000005894" calcext:value-type="float">
            <text:p>3395.4000000589</text:p>
          </table:table-cell>
          <table:table-cell office:value-type="float" office:value="0.00000000000014290511437645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320145585642" calcext:value-type="float">
            <text:p>3.51E-005</text:p>
          </table:table-cell>
          <table:table-cell office:value-type="float" office:value="1.53532021634169" calcext:value-type="float">
            <text:p>1.5353202163</text:p>
          </table:table-cell>
          <table:table-cell office:value-type="float" office:value="1.20316525751076" calcext:value-type="float">
            <text:p>1.2031652575</text:p>
          </table:table-cell>
          <table:table-cell office:value-type="float" office:value="267.396294175724" calcext:value-type="float">
            <text:p>267.3962941757</text:p>
          </table:table-cell>
          <table:table-cell table:number-columns-repeated="2"/>
        </table:table-row>
        <table:table-row table:style-name="ro1">
          <table:table-cell office:value-type="float" office:value="0.00261546580112991" calcext:value-type="float">
            <text:p>0.0026154658</text:p>
          </table:table-cell>
          <table:table-cell office:value-type="float" office:value="3395.40000005902" calcext:value-type="float">
            <text:p>3395.400000059</text:p>
          </table:table-cell>
          <table:table-cell office:value-type="float" office:value="0.000000000000143186030760715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52486191399" calcext:value-type="float">
            <text:p>3.52E-005</text:p>
          </table:table-cell>
          <table:table-cell office:value-type="float" office:value="1.53530968176593" calcext:value-type="float">
            <text:p>1.5353096818</text:p>
          </table:table-cell>
          <table:table-cell office:value-type="float" office:value="1.2030466292116" calcext:value-type="float">
            <text:p>1.2030466292</text:p>
          </table:table-cell>
          <table:table-cell office:value-type="float" office:value="267.396291157396" calcext:value-type="float">
            <text:p>267.3962911574</text:p>
          </table:table-cell>
          <table:table-cell table:number-columns-repeated="2"/>
        </table:table-row>
        <table:table-row table:style-name="ro1">
          <table:table-cell office:value-type="float" office:value="0.00262126709969078" calcext:value-type="float">
            <text:p>0.0026212671</text:p>
          </table:table-cell>
          <table:table-cell office:value-type="float" office:value="3395.40000005922" calcext:value-type="float">
            <text:p>3395.4000000592</text:p>
          </table:table-cell>
          <table:table-cell office:value-type="float" office:value="0.00000000000014395336580671" calcext:value-type="float">
            <text:p>1.44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082818901684" calcext:value-type="float">
            <text:p>3.52E-005</text:p>
          </table:table-cell>
          <table:table-cell office:value-type="float" office:value="1.53528098884472" calcext:value-type="float">
            <text:p>1.5352809888</text:p>
          </table:table-cell>
          <table:table-cell office:value-type="float" office:value="1.20272383501831" calcext:value-type="float">
            <text:p>1.202723835</text:p>
          </table:table-cell>
          <table:table-cell office:value-type="float" office:value="267.396282930906" calcext:value-type="float">
            <text:p>267.3962829309</text:p>
          </table:table-cell>
          <table:table-cell table:number-columns-repeated="2"/>
        </table:table-row>
        <table:table-row table:style-name="ro1">
          <table:table-cell office:value-type="float" office:value="0.00262502570509089" calcext:value-type="float">
            <text:p>0.0026250257</text:p>
          </table:table-cell>
          <table:table-cell office:value-type="float" office:value="3395.40000005935" calcext:value-type="float">
            <text:p>3395.4000000594</text:p>
          </table:table-cell>
          <table:table-cell office:value-type="float" office:value="0.000000000000144451838976954" calcext:value-type="float">
            <text:p>1.44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444313983009" calcext:value-type="float">
            <text:p>3.52E-005</text:p>
          </table:table-cell>
          <table:table-cell office:value-type="float" office:value="1.53526241383169" calcext:value-type="float">
            <text:p>1.5352624138</text:p>
          </table:table-cell>
          <table:table-cell office:value-type="float" office:value="1.20251511162092" calcext:value-type="float">
            <text:p>1.2025151116</text:p>
          </table:table-cell>
          <table:table-cell office:value-type="float" office:value="267.396277601042" calcext:value-type="float">
            <text:p>267.396277601</text:p>
          </table:table-cell>
          <table:table-cell table:number-columns-repeated="2"/>
        </table:table-row>
        <table:table-row table:style-name="ro1">
          <table:table-cell office:value-type="float" office:value="0.00263019834465031" calcext:value-type="float">
            <text:p>0.0026301983</text:p>
          </table:table-cell>
          <table:table-cell office:value-type="float" office:value="3395.40000005954" calcext:value-type="float">
            <text:p>3395.4000000595</text:p>
          </table:table-cell>
          <table:table-cell office:value-type="float" office:value="0.000000000000145139548129456" calcext:value-type="float">
            <text:p>1.45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941808182276" calcext:value-type="float">
            <text:p>3.53E-005</text:p>
          </table:table-cell>
          <table:table-cell office:value-type="float" office:value="1.53523686995979" calcext:value-type="float">
            <text:p>1.53523687</text:p>
          </table:table-cell>
          <table:table-cell office:value-type="float" office:value="1.20222839160743" calcext:value-type="float">
            <text:p>1.2022283916</text:p>
          </table:table-cell>
          <table:table-cell office:value-type="float" office:value="267.396270266018" calcext:value-type="float">
            <text:p>267.396270266</text:p>
          </table:table-cell>
          <table:table-cell table:number-columns-repeated="2"/>
        </table:table-row>
        <table:table-row table:style-name="ro1">
          <table:table-cell office:value-type="float" office:value="0.00263483064278013" calcext:value-type="float">
            <text:p>0.0026348306</text:p>
          </table:table-cell>
          <table:table-cell office:value-type="float" office:value="3395.4000000597" calcext:value-type="float">
            <text:p>3395.4000000597</text:p>
          </table:table-cell>
          <table:table-cell office:value-type="float" office:value="0.000000000000145757095107838" calcext:value-type="float">
            <text:p>1.46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3387333579453" calcext:value-type="float">
            <text:p>3.53E-005</text:p>
          </table:table-cell>
          <table:table-cell office:value-type="float" office:value="1.53521401315897" calcext:value-type="float">
            <text:p>1.5352140132</text:p>
          </table:table-cell>
          <table:table-cell office:value-type="float" office:value="1.20197213994937" calcext:value-type="float">
            <text:p>1.2019721399</text:p>
          </table:table-cell>
          <table:table-cell office:value-type="float" office:value="267.39626369722" calcext:value-type="float">
            <text:p>267.3962636972</text:p>
          </table:table-cell>
          <table:table-cell table:number-columns-repeated="2"/>
        </table:table-row>
        <table:table-row table:style-name="ro1">
          <table:table-cell office:value-type="float" office:value="0.00263907467276033" calcext:value-type="float">
            <text:p>0.0026390747</text:p>
          </table:table-cell>
          <table:table-cell office:value-type="float" office:value="3395.40000005985" calcext:value-type="float">
            <text:p>3395.4000000599</text:p>
          </table:table-cell>
          <table:table-cell office:value-type="float" office:value="0.000000000000146324272906992" calcext:value-type="float">
            <text:p>1.46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3795516239025" calcext:value-type="float">
            <text:p>3.54E-005</text:p>
          </table:table-cell>
          <table:table-cell office:value-type="float" office:value="1.53519308777407" calcext:value-type="float">
            <text:p>1.5351930878</text:p>
          </table:table-cell>
          <table:table-cell office:value-type="float" office:value="1.20173779425498" calcext:value-type="float">
            <text:p>1.2017377943</text:p>
          </table:table-cell>
          <table:table-cell office:value-type="float" office:value="267.396257679004" calcext:value-type="float">
            <text:p>267.396257679</text:p>
          </table:table-cell>
          <table:table-cell table:number-columns-repeated="2"/>
        </table:table-row>
        <table:table-row table:style-name="ro1">
          <table:table-cell office:value-type="float" office:value="0.00264299665647893" calcext:value-type="float">
            <text:p>0.0026429967</text:p>
          </table:table-cell>
          <table:table-cell office:value-type="float" office:value="3395.40000005999" calcext:value-type="float">
            <text:p>3395.40000006</text:p>
          </table:table-cell>
          <table:table-cell office:value-type="float" office:value="0.000000000000146849596542101" calcext:value-type="float">
            <text:p>1.47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417272522253" calcext:value-type="float">
            <text:p>3.54E-005</text:p>
          </table:table-cell>
          <table:table-cell office:value-type="float" office:value="1.53517376352357" calcext:value-type="float">
            <text:p>1.5351737635</text:p>
          </table:table-cell>
          <table:table-cell office:value-type="float" office:value="1.20152159368661" calcext:value-type="float">
            <text:p>1.2015215937</text:p>
          </table:table-cell>
          <table:table-cell office:value-type="float" office:value="267.396252117463" calcext:value-type="float">
            <text:p>267.3962521175</text:p>
          </table:table-cell>
          <table:table-cell table:number-columns-repeated="2"/>
        </table:table-row>
        <table:table-row table:style-name="ro1">
          <table:table-cell office:value-type="float" office:value="0.00265634520899889" calcext:value-type="float">
            <text:p>0.0026563452</text:p>
          </table:table-cell>
          <table:table-cell office:value-type="float" office:value="3395.40000006046" calcext:value-type="float">
            <text:p>3395.4000000605</text:p>
          </table:table-cell>
          <table:table-cell office:value-type="float" office:value="0.000000000000148646084722659" calcext:value-type="float">
            <text:p>1.49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5456564609735" calcext:value-type="float">
            <text:p>3.55E-005</text:p>
          </table:table-cell>
          <table:table-cell office:value-type="float" office:value="1.53510808750586" calcext:value-type="float">
            <text:p>1.5351080875</text:p>
          </table:table-cell>
          <table:table-cell office:value-type="float" office:value="1.20078834647268" calcext:value-type="float">
            <text:p>1.2007883465</text:p>
          </table:table-cell>
          <table:table-cell office:value-type="float" office:value="267.396233188644" calcext:value-type="float">
            <text:p>267.3962331886</text:p>
          </table:table-cell>
          <table:table-cell table:number-columns-repeated="2"/>
        </table:table-row>
        <table:table-row table:style-name="ro1">
          <table:table-cell office:value-type="float" office:value="0.00266654826324889" calcext:value-type="float">
            <text:p>0.0026665483</text:p>
          </table:table-cell>
          <table:table-cell office:value-type="float" office:value="3395.40000006083" calcext:value-type="float">
            <text:p>3395.4000000608</text:p>
          </table:table-cell>
          <table:table-cell office:value-type="float" office:value="0.000000000000150028158013667" calcext:value-type="float">
            <text:p>1.50E-013</text:p>
          </table:table-cell>
          <table:table-cell office:value-type="float" office:value="1.30027029273628" calcext:value-type="float">
            <text:p>1.3002702927</text:p>
          </table:table-cell>
          <table:table-cell office:value-type="float" office:value="0.0000356437876585826" calcext:value-type="float">
            <text:p>3.56E-005</text:p>
          </table:table-cell>
          <table:table-cell office:value-type="float" office:value="1.53505798623286" calcext:value-type="float">
            <text:p>1.5350579862</text:p>
          </table:table-cell>
          <table:table-cell office:value-type="float" office:value="1.20023057289923" calcext:value-type="float">
            <text:p>1.2002305729</text:p>
          </table:table-cell>
          <table:table-cell office:value-type="float" office:value="267.396218720275" calcext:value-type="float">
            <text:p>267.3962187203</text:p>
          </table:table-cell>
          <table:table-cell table:number-columns-repeated="2"/>
        </table:table-row>
        <table:table-row table:style-name="ro1">
          <table:table-cell office:value-type="float" office:value="0.00269332590554891" calcext:value-type="float">
            <text:p>0.0026933259</text:p>
          </table:table-cell>
          <table:table-cell office:value-type="float" office:value="3395.40000006178" calcext:value-type="float">
            <text:p>3395.4000000618</text:p>
          </table:table-cell>
          <table:table-cell office:value-type="float" office:value="0.000000000000153692232313101" calcext:value-type="float">
            <text:p>1.54E-013</text:p>
          </table:table-cell>
          <table:table-cell office:value-type="float" office:value="1.30027029273629" calcext:value-type="float">
            <text:p>1.3002702927</text:p>
          </table:table-cell>
          <table:table-cell office:value-type="float" office:value="0.0000359013307113107" calcext:value-type="float">
            <text:p>3.59E-005</text:p>
          </table:table-cell>
          <table:table-cell office:value-type="float" office:value="1.53492689918504" calcext:value-type="float">
            <text:p>1.5349268992</text:p>
          </table:table-cell>
          <table:table-cell office:value-type="float" office:value="1.19877766423849" calcext:value-type="float">
            <text:p>1.1987776642</text:p>
          </table:table-cell>
          <table:table-cell office:value-type="float" office:value="267.396180748431" calcext:value-type="float">
            <text:p>267.3961807484</text:p>
          </table:table-cell>
          <table:table-cell table:number-columns-repeated="2"/>
        </table:table-row>
        <table:table-row table:style-name="ro1">
          <table:table-cell office:value-type="float" office:value="0.00270575661710893" calcext:value-type="float">
            <text:p>0.0027057566</text:p>
          </table:table-cell>
          <table:table-cell office:value-type="float" office:value="3395.40000006223" calcext:value-type="float">
            <text:p>3395.4000000622</text:p>
          </table:table-cell>
          <table:table-cell office:value-type="float" office:value="0.000000000000155411367411881" calcext:value-type="float">
            <text:p>1.55E-013</text:p>
          </table:table-cell>
          <table:table-cell office:value-type="float" office:value="1.30027029273629" calcext:value-type="float">
            <text:p>1.3002702927</text:p>
          </table:table-cell>
          <table:table-cell office:value-type="float" office:value="0.0000360208874689025" calcext:value-type="float">
            <text:p>3.60E-005</text:p>
          </table:table-cell>
          <table:table-cell office:value-type="float" office:value="1.53486624225938" calcext:value-type="float">
            <text:p>1.5348662423</text:p>
          </table:table-cell>
          <table:table-cell office:value-type="float" office:value="1.19810852572497" calcext:value-type="float">
            <text:p>1.1981085257</text:p>
          </table:table-cell>
          <table:table-cell office:value-type="float" office:value="267.396163121149" calcext:value-type="float">
            <text:p>267.3961631211</text:p>
          </table:table-cell>
          <table:table-cell table:number-columns-repeated="2"/>
        </table:table-row>
        <table:table-row table:style-name="ro1">
          <table:table-cell office:value-type="float" office:value="0.00271586324450967" calcext:value-type="float">
            <text:p>0.0027158632</text:p>
          </table:table-cell>
          <table:table-cell office:value-type="float" office:value="3395.4000000626" calcext:value-type="float">
            <text:p>3395.4000000626</text:p>
          </table:table-cell>
          <table:table-cell office:value-type="float" office:value="0.000000000000156817619666064" calcext:value-type="float">
            <text:p>1.57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1180916083384" calcext:value-type="float">
            <text:p>3.61E-005</text:p>
          </table:table-cell>
          <table:table-cell office:value-type="float" office:value="1.53481701775178" calcext:value-type="float">
            <text:p>1.5348170178</text:p>
          </table:table-cell>
          <table:table-cell office:value-type="float" office:value="1.19756695469699" calcext:value-type="float">
            <text:p>1.1975669547</text:p>
          </table:table-cell>
          <table:table-cell office:value-type="float" office:value="267.396148789519" calcext:value-type="float">
            <text:p>267.3961487895</text:p>
          </table:table-cell>
          <table:table-cell table:number-columns-repeated="2"/>
        </table:table-row>
        <table:table-row table:style-name="ro1">
          <table:table-cell office:value-type="float" office:value="0.00272428603209308" calcext:value-type="float">
            <text:p>0.002724286</text:p>
          </table:table-cell>
          <table:table-cell office:value-type="float" office:value="3395.4000000629" calcext:value-type="float">
            <text:p>3395.4000000629</text:p>
          </table:table-cell>
          <table:table-cell office:value-type="float" office:value="0.000000000000157995437190136" calcext:value-type="float">
            <text:p>1.58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1991008661781" calcext:value-type="float">
            <text:p>3.62E-005</text:p>
          </table:table-cell>
          <table:table-cell office:value-type="float" office:value="1.53477605670862" calcext:value-type="float">
            <text:p>1.5347760567</text:p>
          </table:table-cell>
          <table:table-cell office:value-type="float" office:value="1.19711728948175" calcext:value-type="float">
            <text:p>1.1971172895</text:p>
          </table:table-cell>
          <table:table-cell office:value-type="float" office:value="267.396136845645" calcext:value-type="float">
            <text:p>267.3961368456</text:p>
          </table:table-cell>
          <table:table-cell table:number-columns-repeated="2"/>
        </table:table-row>
        <table:table-row table:style-name="ro1">
          <table:table-cell office:value-type="float" office:value="0.00273511156259557" calcext:value-type="float">
            <text:p>0.0027351116</text:p>
          </table:table-cell>
          <table:table-cell office:value-type="float" office:value="3395.40000006329" calcext:value-type="float">
            <text:p>3395.4000000633</text:p>
          </table:table-cell>
          <table:table-cell office:value-type="float" office:value="0.000000000000159517082040615" calcext:value-type="float">
            <text:p>1.60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3032194625742" calcext:value-type="float">
            <text:p>3.63E-005</text:p>
          </table:table-cell>
          <table:table-cell office:value-type="float" office:value="1.53472349320929" calcext:value-type="float">
            <text:p>1.5347234932</text:p>
          </table:table-cell>
          <table:table-cell office:value-type="float" office:value="1.19654157255955" calcext:value-type="float">
            <text:p>1.1965415726</text:p>
          </table:table-cell>
          <table:table-cell office:value-type="float" office:value="267.396121494578" calcext:value-type="float">
            <text:p>267.3961214946</text:p>
          </table:table-cell>
          <table:table-cell table:number-columns-repeated="2"/>
        </table:table-row>
        <table:table-row table:style-name="ro1">
          <table:table-cell office:value-type="float" office:value="0.00275000979429212" calcext:value-type="float">
            <text:p>0.0027500098</text:p>
          </table:table-cell>
          <table:table-cell office:value-type="float" office:value="3395.40000006383" calcext:value-type="float">
            <text:p>3395.4000000638</text:p>
          </table:table-cell>
          <table:table-cell office:value-type="float" office:value="0.000000000000161625629716958" calcext:value-type="float">
            <text:p>1.62E-013</text:p>
          </table:table-cell>
          <table:table-cell office:value-type="float" office:value="1.30027029273631" calcext:value-type="float">
            <text:p>1.3002702927</text:p>
          </table:table-cell>
          <table:table-cell office:value-type="float" office:value="0.0000364465089264443" calcext:value-type="float">
            <text:p>3.64E-005</text:p>
          </table:table-cell>
          <table:table-cell office:value-type="float" office:value="1.53465130642642" calcext:value-type="float">
            <text:p>1.5346513064</text:p>
          </table:table-cell>
          <table:table-cell office:value-type="float" office:value="1.19575332071801" calcext:value-type="float">
            <text:p>1.1957533207</text:p>
          </table:table-cell>
          <table:table-cell office:value-type="float" office:value="267.396100368247" calcext:value-type="float">
            <text:p>267.3961003682</text:p>
          </table:table-cell>
          <table:table-cell table:number-columns-repeated="2"/>
        </table:table-row>
        <table:table-row table:style-name="ro1">
          <table:table-cell office:value-type="float" office:value="0.0027616259754669" calcext:value-type="float">
            <text:p>0.002761626</text:p>
          </table:table-cell>
          <table:table-cell office:value-type="float" office:value="3395.40000006426" calcext:value-type="float">
            <text:p>3395.4000000643</text:p>
          </table:table-cell>
          <table:table-cell office:value-type="float" office:value="0.00000000000016328130128885" calcext:value-type="float">
            <text:p>1.63E-013</text:p>
          </table:table-cell>
          <table:table-cell office:value-type="float" office:value="1.30027029273631" calcext:value-type="float">
            <text:p>1.3002702927</text:p>
          </table:table-cell>
          <table:table-cell office:value-type="float" office:value="0.0000365582321196709" calcext:value-type="float">
            <text:p>3.66E-005</text:p>
          </table:table-cell>
          <table:table-cell office:value-type="float" office:value="1.53459514331717" calcext:value-type="float">
            <text:p>1.5345951433</text:p>
          </table:table-cell>
          <table:table-cell office:value-type="float" office:value="1.19514195242645" calcext:value-type="float">
            <text:p>1.1951419524</text:p>
          </table:table-cell>
          <table:table-cell office:value-type="float" office:value="267.396083896005" calcext:value-type="float">
            <text:p>267.396083896</text:p>
          </table:table-cell>
          <table:table-cell table:number-columns-repeated="2"/>
        </table:table-row>
        <table:table-row table:style-name="ro1">
          <table:table-cell office:value-type="float" office:value="0.00277525452173961" calcext:value-type="float">
            <text:p>0.0027752545</text:p>
          </table:table-cell>
          <table:table-cell office:value-type="float" office:value="3395.40000006476" calcext:value-type="float">
            <text:p>3395.4000000648</text:p>
          </table:table-cell>
          <table:table-cell office:value-type="float" office:value="0.00000000000016523682512639" calcext:value-type="float">
            <text:p>1.65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689310149426" calcext:value-type="float">
            <text:p>3.67E-005</text:p>
          </table:table-cell>
          <table:table-cell office:value-type="float" office:value="1.53452938548293" calcext:value-type="float">
            <text:p>1.5345293855</text:p>
          </table:table-cell>
          <table:table-cell office:value-type="float" office:value="1.19442825131248" calcext:value-type="float">
            <text:p>1.1944282513</text:p>
          </table:table-cell>
          <table:table-cell office:value-type="float" office:value="267.396064570142" calcext:value-type="float">
            <text:p>267.3960645701</text:p>
          </table:table-cell>
          <table:table-cell table:number-columns-repeated="2"/>
        </table:table-row>
        <table:table-row table:style-name="ro1">
          <table:table-cell office:value-type="float" office:value="0.00278626598124516" calcext:value-type="float">
            <text:p>0.002786266</text:p>
          </table:table-cell>
          <table:table-cell office:value-type="float" office:value="3395.40000006516" calcext:value-type="float">
            <text:p>3395.4000000652</text:p>
          </table:table-cell>
          <table:table-cell office:value-type="float" office:value="0.000000000000166827126429549" calcext:value-type="float">
            <text:p>1.67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7952173909623" calcext:value-type="float">
            <text:p>3.68E-005</text:p>
          </table:table-cell>
          <table:table-cell office:value-type="float" office:value="1.53447636050032" calcext:value-type="float">
            <text:p>1.5344763605</text:p>
          </table:table-cell>
          <table:table-cell office:value-type="float" office:value="1.19385440211199" calcext:value-type="float">
            <text:p>1.1938544021</text:p>
          </table:table-cell>
          <table:table-cell office:value-type="float" office:value="267.39604895542" calcext:value-type="float">
            <text:p>267.3960489554</text:p>
          </table:table-cell>
          <table:table-cell table:number-columns-repeated="2"/>
        </table:table-row>
        <table:table-row table:style-name="ro1">
          <table:table-cell office:value-type="float" office:value="0.00279540761835906" calcext:value-type="float">
            <text:p>0.0027954076</text:p>
          </table:table-cell>
          <table:table-cell office:value-type="float" office:value="3395.4000000655" calcext:value-type="float">
            <text:p>3395.4000000655</text:p>
          </table:table-cell>
          <table:table-cell office:value-type="float" office:value="0.000000000000168154389432106" calcext:value-type="float">
            <text:p>1.68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8831409125044" calcext:value-type="float">
            <text:p>3.69E-005</text:p>
          </table:table-cell>
          <table:table-cell office:value-type="float" office:value="1.53443241105639" calcext:value-type="float">
            <text:p>1.5344324111</text:p>
          </table:table-cell>
          <table:table-cell office:value-type="float" office:value="1.19337988356034" calcext:value-type="float">
            <text:p>1.1933798836</text:p>
          </table:table-cell>
          <table:table-cell office:value-type="float" office:value="267.396035992187" calcext:value-type="float">
            <text:p>267.3960359922</text:p>
          </table:table-cell>
          <table:table-cell table:number-columns-repeated="2"/>
        </table:table-row>
        <table:table-row table:style-name="ro1">
          <table:table-cell office:value-type="float" office:value="0.00280679766637171" calcext:value-type="float">
            <text:p>0.0028067977</text:p>
          </table:table-cell>
          <table:table-cell office:value-type="float" office:value="3395.40000006592" calcext:value-type="float">
            <text:p>3395.4000000659</text:p>
          </table:table-cell>
          <table:table-cell office:value-type="float" office:value="0.0000000000001698170067029" calcext:value-type="float">
            <text:p>1.70E-013</text:p>
          </table:table-cell>
          <table:table-cell office:value-type="float" office:value="1.30027029273633" calcext:value-type="float">
            <text:p>1.3002702927</text:p>
          </table:table-cell>
          <table:table-cell office:value-type="float" office:value="0.0000369926895507989" calcext:value-type="float">
            <text:p>3.70E-005</text:p>
          </table:table-cell>
          <table:table-cell office:value-type="float" office:value="1.5343777424397" calcext:value-type="float">
            <text:p>1.5343777424</text:p>
          </table:table-cell>
          <table:table-cell office:value-type="float" office:value="1.19279103450655" calcext:value-type="float">
            <text:p>1.1927910345</text:p>
          </table:table-cell>
          <table:table-cell office:value-type="float" office:value="267.396019840611" calcext:value-type="float">
            <text:p>267.3960198406</text:p>
          </table:table-cell>
          <table:table-cell table:number-columns-repeated="2"/>
        </table:table-row>
        <table:table-row table:style-name="ro1">
          <table:table-cell office:value-type="float" office:value="0.00282143691837466" calcext:value-type="float">
            <text:p>0.0028214369</text:p>
          </table:table-cell>
          <table:table-cell office:value-type="float" office:value="3395.40000006646" calcext:value-type="float">
            <text:p>3395.4000000665</text:p>
          </table:table-cell>
          <table:table-cell office:value-type="float" office:value="0.000000000000171968463482417" calcext:value-type="float">
            <text:p>1.72E-013</text:p>
          </table:table-cell>
          <table:table-cell office:value-type="float" office:value="1.30027029273633" calcext:value-type="float">
            <text:p>1.3002702927</text:p>
          </table:table-cell>
          <table:table-cell office:value-type="float" office:value="0.0000371334889288437" calcext:value-type="float">
            <text:p>3.71E-005</text:p>
          </table:table-cell>
          <table:table-cell office:value-type="float" office:value="1.53430762405434" calcext:value-type="float">
            <text:p>1.5343076241</text:p>
          </table:table-cell>
          <table:table-cell office:value-type="float" office:value="1.1920380520816" calcext:value-type="float">
            <text:p>1.1920380521</text:p>
          </table:table-cell>
          <table:table-cell office:value-type="float" office:value="267.395999081524" calcext:value-type="float">
            <text:p>267.3959990815</text:p>
          </table:table-cell>
          <table:table-cell table:number-columns-repeated="2"/>
        </table:table-row>
        <table:table-row table:style-name="ro1">
          <table:table-cell office:value-type="float" office:value="0.00282915883777401" calcext:value-type="float">
            <text:p>0.0028291588</text:p>
          </table:table-cell>
          <table:table-cell office:value-type="float" office:value="3395.40000006675" calcext:value-type="float">
            <text:p>3395.4000000668</text:p>
          </table:table-cell>
          <table:table-cell office:value-type="float" office:value="0.00000000000017310992166889" calcext:value-type="float">
            <text:p>1.73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2077579115731" calcext:value-type="float">
            <text:p>3.72E-005</text:p>
          </table:table-cell>
          <table:table-cell office:value-type="float" office:value="1.53427070416831" calcext:value-type="float">
            <text:p>1.5342707042</text:p>
          </table:table-cell>
          <table:table-cell office:value-type="float" office:value="1.19164259838515" calcext:value-type="float">
            <text:p>1.1916425984</text:p>
          </table:table-cell>
          <table:table-cell office:value-type="float" office:value="267.395988131511" calcext:value-type="float">
            <text:p>267.3959881315</text:p>
          </table:table-cell>
          <table:table-cell table:number-columns-repeated="2"/>
        </table:table-row>
        <table:table-row table:style-name="ro1">
          <table:table-cell office:value-type="float" office:value="0.00283437655560655" calcext:value-type="float">
            <text:p>0.0028343766</text:p>
          </table:table-cell>
          <table:table-cell office:value-type="float" office:value="3395.40000006694" calcext:value-type="float">
            <text:p>3395.4000000669</text:p>
          </table:table-cell>
          <table:table-cell office:value-type="float" office:value="0.0000000000001738837950735" calcext:value-type="float">
            <text:p>1.74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2579416498821" calcext:value-type="float">
            <text:p>3.73E-005</text:p>
          </table:table-cell>
          <table:table-cell office:value-type="float" office:value="1.53424578318032" calcext:value-type="float">
            <text:p>1.5342457832</text:p>
          </table:table-cell>
          <table:table-cell office:value-type="float" office:value="1.19137606172423" calcext:value-type="float">
            <text:p>1.1913760617</text:p>
          </table:table-cell>
          <table:table-cell office:value-type="float" office:value="267.395980732564" calcext:value-type="float">
            <text:p>267.3959807326</text:p>
          </table:table-cell>
          <table:table-cell table:number-columns-repeated="2"/>
        </table:table-row>
        <table:table-row table:style-name="ro1">
          <table:table-cell office:value-type="float" office:value="0.00283876018431038" calcext:value-type="float">
            <text:p>0.0028387602</text:p>
          </table:table-cell>
          <table:table-cell office:value-type="float" office:value="3395.4000000671" calcext:value-type="float">
            <text:p>3395.4000000671</text:p>
          </table:table-cell>
          <table:table-cell office:value-type="float" office:value="0.000000000000174535574130953" calcext:value-type="float">
            <text:p>1.75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3001031774492" calcext:value-type="float">
            <text:p>3.73E-005</text:p>
          </table:table-cell>
          <table:table-cell office:value-type="float" office:value="1.5342248619367" calcext:value-type="float">
            <text:p>1.5342248619</text:p>
          </table:table-cell>
          <table:table-cell office:value-type="float" office:value="1.19115255033749" calcext:value-type="float">
            <text:p>1.1911525503</text:p>
          </table:table-cell>
          <table:table-cell office:value-type="float" office:value="267.395974516391" calcext:value-type="float">
            <text:p>267.3959745164</text:p>
          </table:table-cell>
          <table:table-cell table:number-columns-repeated="2"/>
        </table:table-row>
        <table:table-row table:style-name="ro1">
          <table:table-cell office:value-type="float" office:value="0.00284882133930704" calcext:value-type="float">
            <text:p>0.0028488213</text:p>
          </table:table-cell>
          <table:table-cell office:value-type="float" office:value="3395.40000006748" calcext:value-type="float">
            <text:p>3395.4000000675</text:p>
          </table:table-cell>
          <table:table-cell office:value-type="float" office:value="0.00000000000017603709765369" calcext:value-type="float">
            <text:p>1.76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3968709286126" calcext:value-type="float">
            <text:p>3.74E-005</text:p>
          </table:table-cell>
          <table:table-cell office:value-type="float" office:value="1.53417689900262" calcext:value-type="float">
            <text:p>1.534176899</text:p>
          </table:table-cell>
          <table:table-cell office:value-type="float" office:value="1.1906409900414" calcext:value-type="float">
            <text:p>1.19064099</text:p>
          </table:table-cell>
          <table:table-cell office:value-type="float" office:value="267.395960249242" calcext:value-type="float">
            <text:p>267.3959602492</text:p>
          </table:table-cell>
          <table:table-cell table:number-columns-repeated="2"/>
        </table:table-row>
        <table:table-row table:style-name="ro1">
          <table:table-cell office:value-type="float" office:value="0.00286266762951734" calcext:value-type="float">
            <text:p>0.0028626676</text:p>
          </table:table-cell>
          <table:table-cell office:value-type="float" office:value="3395.400000068" calcext:value-type="float">
            <text:p>3395.400000068</text:p>
          </table:table-cell>
          <table:table-cell office:value-type="float" office:value="0.000000000000178116250773323" calcext:value-type="float">
            <text:p>1.78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530044064054" calcext:value-type="float">
            <text:p>3.75E-005</text:p>
          </table:table-cell>
          <table:table-cell office:value-type="float" office:value="1.53411101654644" calcext:value-type="float">
            <text:p>1.5341110165</text:p>
          </table:table-cell>
          <table:table-cell office:value-type="float" office:value="1.18994022363536" calcext:value-type="float">
            <text:p>1.1899402236</text:p>
          </table:table-cell>
          <table:table-cell office:value-type="float" office:value="267.395940614609" calcext:value-type="float">
            <text:p>267.3959406146</text:p>
          </table:table-cell>
          <table:table-cell table:number-columns-repeated="2"/>
        </table:table-row>
        <table:table-row table:style-name="ro1">
          <table:table-cell office:value-type="float" office:value="0.00287081990185915" calcext:value-type="float">
            <text:p>0.0028708199</text:p>
          </table:table-cell>
          <table:table-cell office:value-type="float" office:value="3395.4000000683" calcext:value-type="float">
            <text:p>3395.4000000683</text:p>
          </table:table-cell>
          <table:table-cell office:value-type="float" office:value="0.000000000000179347306394469" calcext:value-type="float">
            <text:p>1.79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6084523986932" calcext:value-type="float">
            <text:p>3.76E-005</text:p>
          </table:table-cell>
          <table:table-cell office:value-type="float" office:value="1.53407229403582" calcext:value-type="float">
            <text:p>1.534072294</text:p>
          </table:table-cell>
          <table:table-cell office:value-type="float" office:value="1.18952938195512" calcext:value-type="float">
            <text:p>1.189529382</text:p>
          </table:table-cell>
          <table:table-cell office:value-type="float" office:value="267.395929054337" calcext:value-type="float">
            <text:p>267.3959290543</text:p>
          </table:table-cell>
          <table:table-cell table:number-columns-repeated="2"/>
        </table:table-row>
        <table:table-row table:style-name="ro1">
          <table:table-cell office:value-type="float" office:value="0.00287627472212701" calcext:value-type="float">
            <text:p>0.0028762747</text:p>
          </table:table-cell>
          <table:table-cell office:value-type="float" office:value="3395.40000006851" calcext:value-type="float">
            <text:p>3395.4000000685</text:p>
          </table:table-cell>
          <table:table-cell office:value-type="float" office:value="0.000000000000180173892266788" calcext:value-type="float">
            <text:p>1.80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6609167388801" calcext:value-type="float">
            <text:p>3.77E-005</text:p>
          </table:table-cell>
          <table:table-cell office:value-type="float" office:value="1.53404641193546" calcext:value-type="float">
            <text:p>1.5340464119</text:p>
          </table:table-cell>
          <table:table-cell office:value-type="float" office:value="1.18925520020392" calcext:value-type="float">
            <text:p>1.1892552002</text:p>
          </table:table-cell>
          <table:table-cell office:value-type="float" office:value="267.395921319168" calcext:value-type="float">
            <text:p>267.3959213192</text:p>
          </table:table-cell>
          <table:table-cell table:number-columns-repeated="2"/>
        </table:table-row>
        <table:table-row table:style-name="ro1">
          <table:table-cell office:value-type="float" office:value="0.00288085755072241" calcext:value-type="float">
            <text:p>0.0028808576</text:p>
          </table:table-cell>
          <table:table-cell office:value-type="float" office:value="3395.40000006868" calcext:value-type="float">
            <text:p>3395.4000000687</text:p>
          </table:table-cell>
          <table:table-cell office:value-type="float" office:value="0.000000000000180870120797534" calcext:value-type="float">
            <text:p>1.81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049942989905" calcext:value-type="float">
            <text:p>3.77E-005</text:p>
          </table:table-cell>
          <table:table-cell office:value-type="float" office:value="1.53402468456781" calcext:value-type="float">
            <text:p>1.5340246846</text:p>
          </table:table-cell>
          <table:table-cell office:value-type="float" office:value="1.18902529233544" calcext:value-type="float">
            <text:p>1.1890252923</text:p>
          </table:table-cell>
          <table:table-cell office:value-type="float" office:value="267.395914820521" calcext:value-type="float">
            <text:p>267.3959148205</text:p>
          </table:table-cell>
          <table:table-cell table:number-columns-repeated="2"/>
        </table:table-row>
        <table:table-row table:style-name="ro1">
          <table:table-cell office:value-type="float" office:value="0.00288513203791793" calcext:value-type="float">
            <text:p>0.002885132</text:p>
          </table:table-cell>
          <table:table-cell office:value-type="float" office:value="3395.40000006884" calcext:value-type="float">
            <text:p>3395.4000000688</text:p>
          </table:table-cell>
          <table:table-cell office:value-type="float" office:value="0.000000000000181520970584243" calcext:value-type="float">
            <text:p>1.82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461062507624" calcext:value-type="float">
            <text:p>3.77E-005</text:p>
          </table:table-cell>
          <table:table-cell office:value-type="float" office:value="1.53400443306003" calcext:value-type="float">
            <text:p>1.5340044331</text:p>
          </table:table-cell>
          <table:table-cell office:value-type="float" office:value="1.18881121738583" calcext:value-type="float">
            <text:p>1.1888112174</text:p>
          </table:table-cell>
          <table:table-cell office:value-type="float" office:value="267.395908759115" calcext:value-type="float">
            <text:p>267.3959087591</text:p>
          </table:table-cell>
          <table:table-cell table:number-columns-repeated="2"/>
        </table:table-row>
        <table:table-row table:style-name="ro1">
          <table:table-cell office:value-type="float" office:value="0.00288920305813971" calcext:value-type="float">
            <text:p>0.0028892031</text:p>
          </table:table-cell>
          <table:table-cell office:value-type="float" office:value="3395.400000069" calcext:value-type="float">
            <text:p>3395.400000069</text:p>
          </table:table-cell>
          <table:table-cell office:value-type="float" office:value="0.000000000000182142155214291" calcext:value-type="float">
            <text:p>1.82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852612725168" calcext:value-type="float">
            <text:p>3.78E-005</text:p>
          </table:table-cell>
          <table:table-cell office:value-type="float" office:value="1.5339851582002" calcext:value-type="float">
            <text:p>1.5339851582</text:p>
          </table:table-cell>
          <table:table-cell office:value-type="float" office:value="1.18860765843831" calcext:value-type="float">
            <text:p>1.1886076584</text:p>
          </table:table-cell>
          <table:table-cell office:value-type="float" office:value="267.395902986234" calcext:value-type="float">
            <text:p>267.3959029862</text:p>
          </table:table-cell>
          <table:table-cell table:number-columns-repeated="2"/>
        </table:table-row>
        <table:table-row table:style-name="ro1">
          <table:table-cell office:value-type="float" office:value="0.00289275850137255" calcext:value-type="float">
            <text:p>0.0028927585</text:p>
          </table:table-cell>
          <table:table-cell office:value-type="float" office:value="3395.40000006913" calcext:value-type="float">
            <text:p>3395.4000000691</text:p>
          </table:table-cell>
          <table:table-cell office:value-type="float" office:value="0.000000000000182685720169406" calcext:value-type="float">
            <text:p>1.83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194574908914" calcext:value-type="float">
            <text:p>3.78E-005</text:p>
          </table:table-cell>
          <table:table-cell office:value-type="float" office:value="1.53396833456019" calcext:value-type="float">
            <text:p>1.5339683346</text:p>
          </table:table-cell>
          <table:table-cell office:value-type="float" office:value="1.18843013885953" calcext:value-type="float">
            <text:p>1.1884301389</text:p>
          </table:table-cell>
          <table:table-cell office:value-type="float" office:value="267.395897944463" calcext:value-type="float">
            <text:p>267.3958979445</text:p>
          </table:table-cell>
          <table:table-cell table:number-columns-repeated="2"/>
        </table:table-row>
        <table:table-row table:style-name="ro1">
          <table:table-cell office:value-type="float" office:value="0.00289618528807587" calcext:value-type="float">
            <text:p>0.0028961853</text:p>
          </table:table-cell>
          <table:table-cell office:value-type="float" office:value="3395.40000006926" calcext:value-type="float">
            <text:p>3395.4000000693</text:p>
          </table:table-cell>
          <table:table-cell office:value-type="float" office:value="0.00000000000018321054349818" calcext:value-type="float">
            <text:p>1.83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524163005727" calcext:value-type="float">
            <text:p>3.79E-005</text:p>
          </table:table-cell>
          <table:table-cell office:value-type="float" office:value="1.53395212856091" calcext:value-type="float">
            <text:p>1.5339521286</text:p>
          </table:table-cell>
          <table:table-cell office:value-type="float" office:value="1.18825927139844" calcext:value-type="float">
            <text:p>1.1882592714</text:p>
          </table:table-cell>
          <table:table-cell office:value-type="float" office:value="267.395893085132" calcext:value-type="float">
            <text:p>267.3958930851</text:p>
          </table:table-cell>
          <table:table-cell table:number-columns-repeated="2"/>
        </table:table-row>
        <table:table-row table:style-name="ro1">
          <table:table-cell office:value-type="float" office:value="0.00289858182016358" calcext:value-type="float">
            <text:p>0.0028985818</text:p>
          </table:table-cell>
          <table:table-cell office:value-type="float" office:value="3395.40000006935" calcext:value-type="float">
            <text:p>3395.4000000694</text:p>
          </table:table-cell>
          <table:table-cell office:value-type="float" office:value="0.00000000000018357812144776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754661338335" calcext:value-type="float">
            <text:p>3.79E-005</text:p>
          </table:table-cell>
          <table:table-cell office:value-type="float" office:value="1.53394080003834" calcext:value-type="float">
            <text:p>1.5339408</text:p>
          </table:table-cell>
          <table:table-cell office:value-type="float" office:value="1.18813990776183" calcext:value-type="float">
            <text:p>1.1881399078</text:p>
          </table:table-cell>
          <table:table-cell office:value-type="float" office:value="267.395889686747" calcext:value-type="float">
            <text:p>267.3958896867</text:p>
          </table:table-cell>
          <table:table-cell table:number-columns-repeated="2"/>
        </table:table-row>
        <table:table-row table:style-name="ro1">
          <table:table-cell office:value-type="float" office:value="0.0029006999268068" calcext:value-type="float">
            <text:p>0.0029006999</text:p>
          </table:table-cell>
          <table:table-cell office:value-type="float" office:value="3395.40000006943" calcext:value-type="float">
            <text:p>3395.4000000694</text:p>
          </table:table-cell>
          <table:table-cell office:value-type="float" office:value="0.000000000000183903365897141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958380759657" calcext:value-type="float">
            <text:p>3.79E-005</text:p>
          </table:table-cell>
          <table:table-cell office:value-type="float" office:value="1.53393079111494" calcext:value-type="float">
            <text:p>1.5339307911</text:p>
          </table:table-cell>
          <table:table-cell office:value-type="float" office:value="1.1880345025927" calcext:value-type="float">
            <text:p>1.1880345026</text:p>
          </table:table-cell>
          <table:table-cell office:value-type="float" office:value="267.395886683181" calcext:value-type="float">
            <text:p>267.3958866832</text:p>
          </table:table-cell>
          <table:table-cell table:number-columns-repeated="2"/>
        </table:table-row>
        <table:table-row table:style-name="ro1">
          <table:table-cell office:value-type="float" office:value="0.0029028759936889" calcext:value-type="float">
            <text:p>0.002902876</text:p>
          </table:table-cell>
          <table:table-cell office:value-type="float" office:value="3395.40000006951" calcext:value-type="float">
            <text:p>3395.4000000695</text:p>
          </table:table-cell>
          <table:table-cell office:value-type="float" office:value="0.000000000000184237873217403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9167674828019" calcext:value-type="float">
            <text:p>3.79E-005</text:p>
          </table:table-cell>
          <table:table-cell office:value-type="float" office:value="1.53392051174984" calcext:value-type="float">
            <text:p>1.5339205117</text:p>
          </table:table-cell>
          <table:table-cell office:value-type="float" office:value="1.18792630185099" calcext:value-type="float">
            <text:p>1.1879263019</text:p>
          </table:table-cell>
          <table:table-cell office:value-type="float" office:value="267.395883597425" calcext:value-type="float">
            <text:p>267.3958835974</text:p>
          </table:table-cell>
          <table:table-cell table:number-columns-repeated="2"/>
        </table:table-row>
        <table:table-row table:style-name="ro1">
          <table:table-cell office:value-type="float" office:value="0.00290820988630813" calcext:value-type="float">
            <text:p>0.0029082099</text:p>
          </table:table-cell>
          <table:table-cell office:value-type="float" office:value="3395.40000006972" calcext:value-type="float">
            <text:p>3395.4000000697</text:p>
          </table:table-cell>
          <table:table-cell office:value-type="float" office:value="0.000000000000185059361107968" calcext:value-type="float">
            <text:p>1.85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79680688655434" calcext:value-type="float">
            <text:p>3.80E-005</text:p>
          </table:table-cell>
          <table:table-cell office:value-type="float" office:value="1.53389533026228" calcext:value-type="float">
            <text:p>1.5338953303</text:p>
          </table:table-cell>
          <table:table-cell office:value-type="float" office:value="1.18766146392214" calcext:value-type="float">
            <text:p>1.1876614639</text:p>
          </table:table-cell>
          <table:table-cell office:value-type="float" office:value="267.395876033737" calcext:value-type="float">
            <text:p>267.3958760337</text:p>
          </table:table-cell>
          <table:table-cell table:number-columns-repeated="2"/>
        </table:table-row>
        <table:table-row table:style-name="ro1">
          <table:table-cell office:value-type="float" office:value="0.00291269111836577" calcext:value-type="float">
            <text:p>0.0029126911</text:p>
          </table:table-cell>
          <table:table-cell office:value-type="float" office:value="3395.40000006989" calcext:value-type="float">
            <text:p>3395.4000000699</text:p>
          </table:table-cell>
          <table:table-cell office:value-type="float" office:value="0.000000000000185751238322752" calcext:value-type="float">
            <text:p>1.86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111693741159" calcext:value-type="float">
            <text:p>3.80E-005</text:p>
          </table:table-cell>
          <table:table-cell office:value-type="float" office:value="1.5338741903718" calcext:value-type="float">
            <text:p>1.5338741904</text:p>
          </table:table-cell>
          <table:table-cell office:value-type="float" office:value="1.18743937806063" calcext:value-type="float">
            <text:p>1.1874393781</text:p>
          </table:table-cell>
          <table:table-cell office:value-type="float" office:value="267.395869679158" calcext:value-type="float">
            <text:p>267.3958696792</text:p>
          </table:table-cell>
          <table:table-cell table:number-columns-repeated="2"/>
        </table:table-row>
        <table:table-row table:style-name="ro1">
          <table:table-cell office:value-type="float" office:value="0.00291654278113213" calcext:value-type="float">
            <text:p>0.0029165428</text:p>
          </table:table-cell>
          <table:table-cell office:value-type="float" office:value="3395.40000007003" calcext:value-type="float">
            <text:p>3395.40000007</text:p>
          </table:table-cell>
          <table:table-cell office:value-type="float" office:value="0.000000000000186347162357398" calcext:value-type="float">
            <text:p>1.86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482146940895" calcext:value-type="float">
            <text:p>3.80E-005</text:p>
          </table:table-cell>
          <table:table-cell office:value-type="float" office:value="1.53385603223672" calcext:value-type="float">
            <text:p>1.5338560322</text:p>
          </table:table-cell>
          <table:table-cell office:value-type="float" office:value="1.18724879563314" calcext:value-type="float">
            <text:p>1.1872487956</text:p>
          </table:table-cell>
          <table:table-cell office:value-type="float" office:value="267.395864217335" calcext:value-type="float">
            <text:p>267.3958642173</text:p>
          </table:table-cell>
          <table:table-cell table:number-columns-repeated="2"/>
        </table:table-row>
        <table:table-row table:style-name="ro1">
          <table:table-cell office:value-type="float" office:value="0.00292184348909705" calcext:value-type="float">
            <text:p>0.0029218435</text:p>
          </table:table-cell>
          <table:table-cell office:value-type="float" office:value="3395.40000007023" calcext:value-type="float">
            <text:p>3395.4000000702</text:p>
          </table:table-cell>
          <table:table-cell office:value-type="float" office:value="0.000000000000187169169847637" calcext:value-type="float">
            <text:p>1.87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991969584946" calcext:value-type="float">
            <text:p>3.81E-005</text:p>
          </table:table-cell>
          <table:table-cell office:value-type="float" office:value="1.53383106058244" calcext:value-type="float">
            <text:p>1.5338310606</text:p>
          </table:table-cell>
          <table:table-cell office:value-type="float" office:value="1.18698696959061" calcext:value-type="float">
            <text:p>1.1869869696</text:p>
          </table:table-cell>
          <table:table-cell office:value-type="float" office:value="267.395856700704" calcext:value-type="float">
            <text:p>267.3958567007</text:p>
          </table:table-cell>
          <table:table-cell table:number-columns-repeated="2"/>
        </table:table-row>
        <table:table-row table:style-name="ro1">
          <table:table-cell office:value-type="float" office:value="0.00292633541357087" calcext:value-type="float">
            <text:p>0.0029263354</text:p>
          </table:table-cell>
          <table:table-cell office:value-type="float" office:value="3395.40000007041" calcext:value-type="float">
            <text:p>3395.4000000704</text:p>
          </table:table-cell>
          <table:table-cell office:value-type="float" office:value="0.000000000000187867469478049" calcext:value-type="float">
            <text:p>1.88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1424003505523" calcext:value-type="float">
            <text:p>3.81E-005</text:p>
          </table:table-cell>
          <table:table-cell office:value-type="float" office:value="1.53380991505172" calcext:value-type="float">
            <text:p>1.5338099151</text:p>
          </table:table-cell>
          <table:table-cell office:value-type="float" office:value="1.18676550526474" calcext:value-type="float">
            <text:p>1.1867655053</text:p>
          </table:table-cell>
          <table:table-cell office:value-type="float" office:value="267.395850330962" calcext:value-type="float">
            <text:p>267.395850331</text:p>
          </table:table-cell>
          <table:table-cell table:number-columns-repeated="2"/>
        </table:table-row>
        <table:table-row table:style-name="ro1">
          <table:table-cell office:value-type="float" office:value="0.00293251725802014" calcext:value-type="float">
            <text:p>0.0029325173</text:p>
          </table:table-cell>
          <table:table-cell office:value-type="float" office:value="3395.40000007064" calcext:value-type="float">
            <text:p>3395.4000000706</text:p>
          </table:table-cell>
          <table:table-cell office:value-type="float" office:value="0.000000000000188831052335614" calcext:value-type="float">
            <text:p>1.89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2018574400345" calcext:value-type="float">
            <text:p>3.82E-005</text:p>
          </table:table-cell>
          <table:table-cell office:value-type="float" office:value="1.53378083874893" calcext:value-type="float">
            <text:p>1.5337808387</text:p>
          </table:table-cell>
          <table:table-cell office:value-type="float" office:value="1.1864613394496" calcext:value-type="float">
            <text:p>1.1864613394</text:p>
          </table:table-cell>
          <table:table-cell office:value-type="float" office:value="267.395841564842" calcext:value-type="float">
            <text:p>267.3958415648</text:p>
          </table:table-cell>
          <table:table-cell table:number-columns-repeated="2"/>
        </table:table-row>
        <table:table-row table:style-name="ro1">
          <table:table-cell office:value-type="float" office:value="0.00293813544767221" calcext:value-type="float">
            <text:p>0.0029381354</text:p>
          </table:table-cell>
          <table:table-cell office:value-type="float" office:value="3395.40000007086" calcext:value-type="float">
            <text:p>3395.4000000709</text:p>
          </table:table-cell>
          <table:table-cell office:value-type="float" office:value="0.00000000000018970936511209" calcext:value-type="float">
            <text:p>1.90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2558933113236" calcext:value-type="float">
            <text:p>3.83E-005</text:p>
          </table:table-cell>
          <table:table-cell office:value-type="float" office:value="1.53375443752047" calcext:value-type="float">
            <text:p>1.5337544375</text:p>
          </table:table-cell>
          <table:table-cell office:value-type="float" office:value="1.1861855241895" calcext:value-type="float">
            <text:p>1.1861855242</text:p>
          </table:table-cell>
          <table:table-cell office:value-type="float" office:value="267.395833598008" calcext:value-type="float">
            <text:p>267.395833598</text:p>
          </table:table-cell>
          <table:table-cell table:number-columns-repeated="2"/>
        </table:table-row>
        <table:table-row table:style-name="ro1">
          <table:table-cell office:value-type="float" office:value="0.00294898003268767" calcext:value-type="float">
            <text:p>0.00294898</text:p>
          </table:table-cell>
          <table:table-cell office:value-type="float" office:value="3395.40000007127" calcext:value-type="float">
            <text:p>3395.4000000713</text:p>
          </table:table-cell>
          <table:table-cell office:value-type="float" office:value="0.000000000000191411720063081" calcext:value-type="float">
            <text:p>1.91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3601968315509" calcext:value-type="float">
            <text:p>3.84E-005</text:p>
          </table:table-cell>
          <table:table-cell office:value-type="float" office:value="1.53370354131436" calcext:value-type="float">
            <text:p>1.5337035413</text:p>
          </table:table-cell>
          <table:table-cell office:value-type="float" office:value="1.18565478170079" calcext:value-type="float">
            <text:p>1.1856547817</text:p>
          </table:table-cell>
          <table:table-cell office:value-type="float" office:value="267.395818219922" calcext:value-type="float">
            <text:p>267.3958182199</text:p>
          </table:table-cell>
          <table:table-cell table:number-columns-repeated="2"/>
        </table:table-row>
        <table:table-row table:style-name="ro1">
          <table:table-cell office:value-type="float" office:value="0.0029580910338023" calcext:value-type="float">
            <text:p>0.002958091</text:p>
          </table:table-cell>
          <table:table-cell office:value-type="float" office:value="3395.40000007162" calcext:value-type="float">
            <text:p>3395.4000000716</text:p>
          </table:table-cell>
          <table:table-cell office:value-type="float" office:value="0.000000000000192849060532338" calcext:value-type="float">
            <text:p>1.93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4478267585085" calcext:value-type="float">
            <text:p>3.84E-005</text:p>
          </table:table-cell>
          <table:table-cell office:value-type="float" office:value="1.53366084710715" calcext:value-type="float">
            <text:p>1.5336608471</text:p>
          </table:table-cell>
          <table:table-cell office:value-type="float" office:value="1.18521055702591" calcext:value-type="float">
            <text:p>1.185210557</text:p>
          </table:table-cell>
          <table:table-cell office:value-type="float" office:value="267.395805300132" calcext:value-type="float">
            <text:p>267.3958053001</text:p>
          </table:table-cell>
          <table:table-cell table:number-columns-repeated="2"/>
        </table:table-row>
        <table:table-row table:style-name="ro1">
          <table:table-cell office:value-type="float" office:value="0.00296592202826212" calcext:value-type="float">
            <text:p>0.002965922</text:p>
          </table:table-cell>
          <table:table-cell office:value-type="float" office:value="3395.40000007192" calcext:value-type="float">
            <text:p>3395.4000000719</text:p>
          </table:table-cell>
          <table:table-cell office:value-type="float" office:value="0.000000000000194089671958538" calcext:value-type="float">
            <text:p>1.94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5231455840631" calcext:value-type="float">
            <text:p>3.85E-005</text:p>
          </table:table-cell>
          <table:table-cell office:value-type="float" office:value="1.53362419886251" calcext:value-type="float">
            <text:p>1.5336241989</text:p>
          </table:table-cell>
          <table:table-cell office:value-type="float" office:value="1.18482995652334" calcext:value-type="float">
            <text:p>1.1848299565</text:p>
          </table:table-cell>
          <table:table-cell office:value-type="float" office:value="267.395794195446" calcext:value-type="float">
            <text:p>267.3957941954</text:p>
          </table:table-cell>
          <table:table-cell table:number-columns-repeated="2"/>
        </table:table-row>
        <table:table-row table:style-name="ro1">
          <table:table-cell office:value-type="float" office:value="0.00297224923830595" calcext:value-type="float">
            <text:p>0.0029722492</text:p>
          </table:table-cell>
          <table:table-cell office:value-type="float" office:value="3395.40000007217" calcext:value-type="float">
            <text:p>3395.4000000722</text:p>
          </table:table-cell>
          <table:table-cell office:value-type="float" office:value="0.000000000000195095567031768" calcext:value-type="float">
            <text:p>1.95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5840009814509" calcext:value-type="float">
            <text:p>3.86E-005</text:p>
          </table:table-cell>
          <table:table-cell office:value-type="float" office:value="1.53359462026401" calcext:value-type="float">
            <text:p>1.5335946203</text:p>
          </table:table-cell>
          <table:table-cell office:value-type="float" office:value="1.18452325898621" calcext:value-type="float">
            <text:p>1.184523259</text:p>
          </table:table-cell>
          <table:table-cell office:value-type="float" office:value="267.395785223191" calcext:value-type="float">
            <text:p>267.3957852232</text:p>
          </table:table-cell>
          <table:table-cell table:number-columns-repeated="2"/>
        </table:table-row>
        <table:table-row table:style-name="ro1">
          <table:table-cell office:value-type="float" office:value="0.00298410717722067" calcext:value-type="float">
            <text:p>0.0029841072</text:p>
          </table:table-cell>
          <table:table-cell office:value-type="float" office:value="3395.40000007262" calcext:value-type="float">
            <text:p>3395.4000000726</text:p>
          </table:table-cell>
          <table:table-cell office:value-type="float" office:value="0.000000000000196989214428123" calcext:value-type="float">
            <text:p>1.97E-013</text:p>
          </table:table-cell>
          <table:table-cell office:value-type="float" office:value="1.3002702927364" calcext:value-type="float">
            <text:p>1.3002702927</text:p>
          </table:table-cell>
          <table:table-cell office:value-type="float" office:value="0.0000386980512605283" calcext:value-type="float">
            <text:p>3.87E-005</text:p>
          </table:table-cell>
          <table:table-cell office:value-type="float" office:value="1.53353926358533" calcext:value-type="float">
            <text:p>1.5335392636</text:p>
          </table:table-cell>
          <table:table-cell office:value-type="float" office:value="1.1839504257927" calcext:value-type="float">
            <text:p>1.1839504258</text:p>
          </table:table-cell>
          <table:table-cell office:value-type="float" office:value="267.395768408125" calcext:value-type="float">
            <text:p>267.3957684081</text:p>
          </table:table-cell>
          <table:table-cell table:number-columns-repeated="2"/>
        </table:table-row>
        <table:table-row table:style-name="ro1">
          <table:table-cell office:value-type="float" office:value="0.00299776190117955" calcext:value-type="float">
            <text:p>0.0029977619</text:p>
          </table:table-cell>
          <table:table-cell office:value-type="float" office:value="3395.40000007315" calcext:value-type="float">
            <text:p>3395.4000000732</text:p>
          </table:table-cell>
          <table:table-cell office:value-type="float" office:value="0.000000000000199183525252845" calcext:value-type="float">
            <text:p>1.99E-013</text:p>
          </table:table-cell>
          <table:table-cell office:value-type="float" office:value="1.3002702927364" calcext:value-type="float">
            <text:p>1.3002702927</text:p>
          </table:table-cell>
          <table:table-cell office:value-type="float" office:value="0.0000388293832366949" calcext:value-type="float">
            <text:p>3.88E-005</text:p>
          </table:table-cell>
          <table:table-cell office:value-type="float" office:value="1.5334756433889" calcext:value-type="float">
            <text:p>1.5334756434</text:p>
          </table:table-cell>
          <table:table-cell office:value-type="float" office:value="1.1832939294994" calcext:value-type="float">
            <text:p>1.1832939295</text:p>
          </table:table-cell>
          <table:table-cell office:value-type="float" office:value="267.395749045142" calcext:value-type="float">
            <text:p>267.3957490451</text:p>
          </table:table-cell>
          <table:table-cell table:number-columns-repeated="2"/>
        </table:table-row>
        <table:table-row table:style-name="ro1">
          <table:table-cell office:value-type="float" office:value="0.0030090148860188" calcext:value-type="float">
            <text:p>0.0030090149</text:p>
          </table:table-cell>
          <table:table-cell office:value-type="float" office:value="3395.40000007359" calcext:value-type="float">
            <text:p>3395.4000000736</text:p>
          </table:table-cell>
          <table:table-cell office:value-type="float" office:value="0.00000000000020100294463359" calcext:value-type="float">
            <text:p>2.01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89376152379868" calcext:value-type="float">
            <text:p>3.89E-005</text:p>
          </table:table-cell>
          <table:table-cell office:value-type="float" office:value="1.53342331327647" calcext:value-type="float">
            <text:p>1.5334233133</text:p>
          </table:table-cell>
          <table:table-cell office:value-type="float" office:value="1.18275540846016" calcext:value-type="float">
            <text:p>1.1827554085</text:p>
          </table:table-cell>
          <table:table-cell office:value-type="float" office:value="267.395733087927" calcext:value-type="float">
            <text:p>267.3957330879</text:p>
          </table:table-cell>
          <table:table-cell table:number-columns-repeated="2"/>
        </table:table-row>
        <table:table-row table:style-name="ro1">
          <table:table-cell office:value-type="float" office:value="0.00301612209106364" calcext:value-type="float">
            <text:p>0.0030161221</text:p>
          </table:table-cell>
          <table:table-cell office:value-type="float" office:value="3395.40000007387" calcext:value-type="float">
            <text:p>3395.4000000739</text:p>
          </table:table-cell>
          <table:table-cell office:value-type="float" office:value="0.00000000000020215722277681" calcext:value-type="float">
            <text:p>2.02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0059728834983" calcext:value-type="float">
            <text:p>3.90E-005</text:p>
          </table:table-cell>
          <table:table-cell office:value-type="float" office:value="1.53339030835357" calcext:value-type="float">
            <text:p>1.5333903084</text:p>
          </table:table-cell>
          <table:table-cell office:value-type="float" office:value="1.18241644498578" calcext:value-type="float">
            <text:p>1.182416445</text:p>
          </table:table-cell>
          <table:table-cell office:value-type="float" office:value="267.395723009605" calcext:value-type="float">
            <text:p>267.3957230096</text:p>
          </table:table-cell>
          <table:table-cell table:number-columns-repeated="2"/>
        </table:table-row>
        <table:table-row table:style-name="ro1">
          <table:table-cell office:value-type="float" office:value="0.00302248686663596" calcext:value-type="float">
            <text:p>0.0030224869</text:p>
          </table:table-cell>
          <table:table-cell office:value-type="float" office:value="3395.40000007411" calcext:value-type="float">
            <text:p>3395.4000000741</text:p>
          </table:table-cell>
          <table:table-cell office:value-type="float" office:value="0.000000000000203194320054085" calcext:value-type="float">
            <text:p>2.03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0671898157321" calcext:value-type="float">
            <text:p>3.91E-005</text:p>
          </table:table-cell>
          <table:table-cell office:value-type="float" office:value="1.53336078152447" calcext:value-type="float">
            <text:p>1.5333607815</text:p>
          </table:table-cell>
          <table:table-cell office:value-type="float" office:value="1.182113647029" calcext:value-type="float">
            <text:p>1.182113647</text:p>
          </table:table-cell>
          <table:table-cell office:value-type="float" office:value="267.395713984081" calcext:value-type="float">
            <text:p>267.3957139841</text:p>
          </table:table-cell>
          <table:table-cell table:number-columns-repeated="2"/>
        </table:table-row>
        <table:table-row table:style-name="ro1">
          <table:table-cell office:value-type="float" office:value="0.00303066730179651" calcext:value-type="float">
            <text:p>0.0030306673</text:p>
          </table:table-cell>
          <table:table-cell office:value-type="float" office:value="3395.40000007443" calcext:value-type="float">
            <text:p>3395.4000000744</text:p>
          </table:table-cell>
          <table:table-cell office:value-type="float" office:value="0.000000000000204531986207672" calcext:value-type="float">
            <text:p>2.05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1458699527794" calcext:value-type="float">
            <text:p>3.91E-005</text:p>
          </table:table-cell>
          <table:table-cell office:value-type="float" office:value="1.53332287324057" calcext:value-type="float">
            <text:p>1.5333228732</text:p>
          </table:table-cell>
          <table:table-cell office:value-type="float" office:value="1.18172551640659" calcext:value-type="float">
            <text:p>1.1817255164</text:p>
          </table:table-cell>
          <table:table-cell office:value-type="float" office:value="267.395702383873" calcext:value-type="float">
            <text:p>267.3957023839</text:p>
          </table:table-cell>
          <table:table-cell table:number-columns-repeated="2"/>
        </table:table-row>
        <table:table-row table:style-name="ro1">
          <table:table-cell office:value-type="float" office:value="0.00304300691697555" calcext:value-type="float">
            <text:p>0.0030430069</text:p>
          </table:table-cell>
          <table:table-cell office:value-type="float" office:value="3395.40000007492" calcext:value-type="float">
            <text:p>3395.4000000749</text:p>
          </table:table-cell>
          <table:table-cell office:value-type="float" office:value="0.000000000000206559820648079" calcext:value-type="float">
            <text:p>2.07E-013</text:p>
          </table:table-cell>
          <table:table-cell office:value-type="float" office:value="1.30027029273642" calcext:value-type="float">
            <text:p>1.3002702927</text:p>
          </table:table-cell>
          <table:table-cell office:value-type="float" office:value="0.0000392645535352987" calcext:value-type="float">
            <text:p>3.93E-005</text:p>
          </table:table-cell>
          <table:table-cell office:value-type="float" office:value="1.53326578004376" calcext:value-type="float">
            <text:p>1.53326578</text:p>
          </table:table-cell>
          <table:table-cell office:value-type="float" office:value="1.18114226099617" calcext:value-type="float">
            <text:p>1.181142261</text:p>
          </table:table-cell>
          <table:table-cell office:value-type="float" office:value="267.39568488577" calcext:value-type="float">
            <text:p>267.3956848858</text:p>
          </table:table-cell>
          <table:table-cell table:number-columns-repeated="2"/>
        </table:table-row>
        <table:table-row table:style-name="ro1">
          <table:table-cell office:value-type="float" office:value="0.00305329065912895" calcext:value-type="float">
            <text:p>0.0030532907</text:p>
          </table:table-cell>
          <table:table-cell office:value-type="float" office:value="3395.40000007532" calcext:value-type="float">
            <text:p>3395.4000000753</text:p>
          </table:table-cell>
          <table:table-cell office:value-type="float" office:value="0.000000000000208259060543441" calcext:value-type="float">
            <text:p>2.08E-013</text:p>
          </table:table-cell>
          <table:table-cell office:value-type="float" office:value="1.30027029273642" calcext:value-type="float">
            <text:p>1.3002702927</text:p>
          </table:table-cell>
          <table:table-cell office:value-type="float" office:value="0.0000393634636199828" calcext:value-type="float">
            <text:p>3.94E-005</text:p>
          </table:table-cell>
          <table:table-cell office:value-type="float" office:value="1.53321828024737" calcext:value-type="float">
            <text:p>1.5332182802</text:p>
          </table:table-cell>
          <table:table-cell office:value-type="float" office:value="1.18065820031086" calcext:value-type="float">
            <text:p>1.1806582003</text:p>
          </table:table-cell>
          <table:table-cell office:value-type="float" office:value="267.395670302983" calcext:value-type="float">
            <text:p>267.395670303</text:p>
          </table:table-cell>
          <table:table-cell table:number-columns-repeated="2"/>
        </table:table-row>
        <table:table-row table:style-name="ro1">
          <table:table-cell office:value-type="float" office:value="0.00306208640796754" calcext:value-type="float">
            <text:p>0.0030620864</text:p>
          </table:table-cell>
          <table:table-cell office:value-type="float" office:value="3395.40000007567" calcext:value-type="float">
            <text:p>3395.4000000757</text:p>
          </table:table-cell>
          <table:table-cell office:value-type="float" office:value="0.000000000000209719120881949" calcext:value-type="float">
            <text:p>2.10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4480620924233" calcext:value-type="float">
            <text:p>3.94E-005</text:p>
          </table:table-cell>
          <table:table-cell office:value-type="float" office:value="1.53317771182868" calcext:value-type="float">
            <text:p>1.5331777118</text:p>
          </table:table-cell>
          <table:table-cell office:value-type="float" office:value="1.18024562772569" calcext:value-type="float">
            <text:p>1.1802456277</text:p>
          </table:table-cell>
          <table:table-cell office:value-type="float" office:value="267.395657830234" calcext:value-type="float">
            <text:p>267.3956578302</text:p>
          </table:table-cell>
          <table:table-cell table:number-columns-repeated="2"/>
        </table:table-row>
        <table:table-row table:style-name="ro1">
          <table:table-cell office:value-type="float" office:value="0.00306976821322179" calcext:value-type="float">
            <text:p>0.0030697682</text:p>
          </table:table-cell>
          <table:table-cell office:value-type="float" office:value="3395.40000007597" calcext:value-type="float">
            <text:p>3395.400000076</text:p>
          </table:table-cell>
          <table:table-cell office:value-type="float" office:value="0.000000000000210999324313203" calcext:value-type="float">
            <text:p>2.11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5219465788505" calcext:value-type="float">
            <text:p>3.95E-005</text:p>
          </table:table-cell>
          <table:table-cell office:value-type="float" office:value="1.53314232496748" calcext:value-type="float">
            <text:p>1.533142325</text:p>
          </table:table-cell>
          <table:table-cell office:value-type="float" office:value="1.17988639152803" calcext:value-type="float">
            <text:p>1.1798863915</text:p>
          </table:table-cell>
          <table:table-cell office:value-type="float" office:value="267.395646937105" calcext:value-type="float">
            <text:p>267.3956469371</text:p>
          </table:table-cell>
          <table:table-cell table:number-columns-repeated="2"/>
        </table:table-row>
        <table:table-row table:style-name="ro1">
          <table:table-cell office:value-type="float" office:value="0.00307964138289606" calcext:value-type="float">
            <text:p>0.0030796414</text:p>
          </table:table-cell>
          <table:table-cell office:value-type="float" office:value="3395.40000007636" calcext:value-type="float">
            <text:p>3395.4000000764</text:p>
          </table:table-cell>
          <table:table-cell office:value-type="float" office:value="0.000000000000212651657276781" calcext:value-type="float">
            <text:p>2.13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6169079219517" calcext:value-type="float">
            <text:p>3.96E-005</text:p>
          </table:table-cell>
          <table:table-cell office:value-type="float" office:value="1.53309690286746" calcext:value-type="float">
            <text:p>1.5330969029</text:p>
          </table:table-cell>
          <table:table-cell office:value-type="float" office:value="1.17942615588324" calcext:value-type="float">
            <text:p>1.1794261559</text:p>
          </table:table-cell>
          <table:table-cell office:value-type="float" office:value="267.395632936527" calcext:value-type="float">
            <text:p>267.3956329365</text:p>
          </table:table-cell>
          <table:table-cell table:number-columns-repeated="2"/>
        </table:table-row>
        <table:table-row table:style-name="ro1">
          <table:table-cell office:value-type="float" office:value="0.00308817088149388" calcext:value-type="float">
            <text:p>0.0030881709</text:p>
          </table:table-cell>
          <table:table-cell office:value-type="float" office:value="3395.4000000767" calcext:value-type="float">
            <text:p>3395.4000000767</text:p>
          </table:table-cell>
          <table:table-cell office:value-type="float" office:value="0.00000000000021408540404211" calcext:value-type="float">
            <text:p>2.14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6989457295471" calcext:value-type="float">
            <text:p>3.97E-005</text:p>
          </table:table-cell>
          <table:table-cell office:value-type="float" office:value="1.53305771644888" calcext:value-type="float">
            <text:p>1.5330577164</text:p>
          </table:table-cell>
          <table:table-cell office:value-type="float" office:value="1.17902988717521" calcext:value-type="float">
            <text:p>1.1790298872</text:p>
          </table:table-cell>
          <table:table-cell office:value-type="float" office:value="267.395620841333" calcext:value-type="float">
            <text:p>267.3956208413</text:p>
          </table:table-cell>
          <table:table-cell table:number-columns-repeated="2"/>
        </table:table-row>
        <table:table-row table:style-name="ro1">
          <table:table-cell office:value-type="float" office:value="0.00309566359964401" calcext:value-type="float">
            <text:p>0.0030956636</text:p>
          </table:table-cell>
          <table:table-cell office:value-type="float" office:value="3395.400000077" calcext:value-type="float">
            <text:p>3395.400000077</text:p>
          </table:table-cell>
          <table:table-cell office:value-type="float" office:value="0.000000000000215349689402642" calcext:value-type="float">
            <text:p>2.15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77101169297" calcext:value-type="float">
            <text:p>3.98E-005</text:p>
          </table:table-cell>
          <table:table-cell office:value-type="float" office:value="1.53302333434979" calcext:value-type="float">
            <text:p>1.5330233343</text:p>
          </table:table-cell>
          <table:table-cell office:value-type="float" office:value="1.1786827991963" calcext:value-type="float">
            <text:p>1.1786827992</text:p>
          </table:table-cell>
          <table:table-cell office:value-type="float" office:value="267.395610216337" calcext:value-type="float">
            <text:p>267.3956102163</text:p>
          </table:table-cell>
          <table:table-cell table:number-columns-repeated="2"/>
        </table:table-row>
        <table:table-row table:style-name="ro1">
          <table:table-cell office:value-type="float" office:value="0.00310232842082123" calcext:value-type="float">
            <text:p>0.0031023284</text:p>
          </table:table-cell>
          <table:table-cell office:value-type="float" office:value="3395.40000007726" calcext:value-type="float">
            <text:p>3395.4000000773</text:p>
          </table:table-cell>
          <table:table-cell office:value-type="float" office:value="0.000000000000216478067789479" calcext:value-type="float">
            <text:p>2.16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8351148664027" calcext:value-type="float">
            <text:p>3.98E-005</text:p>
          </table:table-cell>
          <table:table-cell office:value-type="float" office:value="1.53299278358302" calcext:value-type="float">
            <text:p>1.5329927836</text:p>
          </table:table-cell>
          <table:table-cell office:value-type="float" office:value="1.17837485497211" calcext:value-type="float">
            <text:p>1.178374855</text:p>
          </table:table-cell>
          <table:table-cell office:value-type="float" office:value="267.395600765335" calcext:value-type="float">
            <text:p>267.3956007653</text:p>
          </table:table-cell>
          <table:table-cell table:number-columns-repeated="2"/>
        </table:table-row>
        <table:table-row table:style-name="ro1">
          <table:table-cell office:value-type="float" office:value="0.00311053921148619" calcext:value-type="float">
            <text:p>0.0031105392</text:p>
          </table:table-cell>
          <table:table-cell office:value-type="float" office:value="3395.40000007759" calcext:value-type="float">
            <text:p>3395.4000000776</text:p>
          </table:table-cell>
          <table:table-cell office:value-type="float" office:value="0.00000000000021787309436808" calcext:value-type="float">
            <text:p>2.18E-013</text:p>
          </table:table-cell>
          <table:table-cell office:value-type="float" office:value="1.30027029273645" calcext:value-type="float">
            <text:p>1.3002702927</text:p>
          </table:table-cell>
          <table:table-cell office:value-type="float" office:value="0.0000399140874319526" calcext:value-type="float">
            <text:p>3.99E-005</text:p>
          </table:table-cell>
          <table:table-cell office:value-type="float" office:value="1.53295518786238" calcext:value-type="float">
            <text:p>1.5329551879</text:p>
          </table:table-cell>
          <table:table-cell office:value-type="float" office:value="1.1779965016236" calcext:value-type="float">
            <text:p>1.1779965016</text:p>
          </table:table-cell>
          <table:table-cell office:value-type="float" office:value="267.395589122082" calcext:value-type="float">
            <text:p>267.3955891221</text:p>
          </table:table-cell>
          <table:table-cell table:number-columns-repeated="2"/>
        </table:table-row>
        <table:table-row table:style-name="ro1">
          <table:table-cell office:value-type="float" office:value="0.00311779608468016" calcext:value-type="float">
            <text:p>0.0031177961</text:p>
          </table:table-cell>
          <table:table-cell office:value-type="float" office:value="3395.40000007788" calcext:value-type="float">
            <text:p>3395.4000000779</text:p>
          </table:table-cell>
          <table:table-cell office:value-type="float" office:value="0.000000000000219110566595141" calcext:value-type="float">
            <text:p>2.19E-013</text:p>
          </table:table-cell>
          <table:table-cell office:value-type="float" office:value="1.30027029273645" calcext:value-type="float">
            <text:p>1.3002702927</text:p>
          </table:table-cell>
          <table:table-cell office:value-type="float" office:value="0.0000399838851219218" calcext:value-type="float">
            <text:p>4.00E-005</text:p>
          </table:table-cell>
          <table:table-cell office:value-type="float" office:value="1.53292199787052" calcext:value-type="float">
            <text:p>1.5329219979</text:p>
          </table:table-cell>
          <table:table-cell office:value-type="float" office:value="1.17766303933685" calcext:value-type="float">
            <text:p>1.1776630393</text:p>
          </table:table-cell>
          <table:table-cell office:value-type="float" office:value="267.395578831525" calcext:value-type="float">
            <text:p>267.3955788315</text:p>
          </table:table-cell>
          <table:table-cell table:number-columns-repeated="2"/>
        </table:table-row>
        <table:table-row table:style-name="ro1">
          <table:table-cell office:value-type="float" office:value="0.00313112955763652" calcext:value-type="float">
            <text:p>0.0031311296</text:p>
          </table:table-cell>
          <table:table-cell office:value-type="float" office:value="3395.40000007841" calcext:value-type="float">
            <text:p>3395.4000000784</text:p>
          </table:table-cell>
          <table:table-cell office:value-type="float" office:value="0.000000000000221395313320849" calcext:value-type="float">
            <text:p>2.21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112128553321" calcext:value-type="float">
            <text:p>4.01E-005</text:p>
          </table:table-cell>
          <table:table-cell office:value-type="float" office:value="1.53286110933435" calcext:value-type="float">
            <text:p>1.5328611093</text:p>
          </table:table-cell>
          <table:table-cell office:value-type="float" office:value="1.17705262216277" calcext:value-type="float">
            <text:p>1.1770526222</text:p>
          </table:table-cell>
          <table:table-cell office:value-type="float" office:value="267.395559924089" calcext:value-type="float">
            <text:p>267.3955599241</text:p>
          </table:table-cell>
          <table:table-cell table:number-columns-repeated="2"/>
        </table:table-row>
        <table:table-row table:style-name="ro1">
          <table:table-cell office:value-type="float" office:value="0.00314224157315122" calcext:value-type="float">
            <text:p>0.0031422416</text:p>
          </table:table-cell>
          <table:table-cell office:value-type="float" office:value="3395.40000007886" calcext:value-type="float">
            <text:p>3395.4000000789</text:p>
          </table:table-cell>
          <table:table-cell office:value-type="float" office:value="0.00000000000022331037349376" calcext:value-type="float">
            <text:p>2.23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2190057555793" calcext:value-type="float">
            <text:p>4.02E-005</text:p>
          </table:table-cell>
          <table:table-cell office:value-type="float" office:value="1.53281045651725" calcext:value-type="float">
            <text:p>1.5328104565</text:p>
          </table:table-cell>
          <table:table-cell office:value-type="float" office:value="1.17654613900547" calcext:value-type="float">
            <text:p>1.176546139</text:p>
          </table:table-cell>
          <table:table-cell office:value-type="float" office:value="267.395544166774" calcext:value-type="float">
            <text:p>267.3955441668</text:p>
          </table:table-cell>
          <table:table-cell table:number-columns-repeated="2"/>
        </table:table-row>
        <table:table-row table:style-name="ro1">
          <table:table-cell office:value-type="float" office:value="0.0031497753758204" calcext:value-type="float">
            <text:p>0.0031497754</text:p>
          </table:table-cell>
          <table:table-cell office:value-type="float" office:value="3395.40000007916" calcext:value-type="float">
            <text:p>3395.4000000792</text:p>
          </table:table-cell>
          <table:table-cell office:value-type="float" office:value="0.000000000000224614442182646" calcext:value-type="float">
            <text:p>2.25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2914671650597" calcext:value-type="float">
            <text:p>4.03E-005</text:p>
          </table:table-cell>
          <table:table-cell office:value-type="float" office:value="1.53277616185727" calcext:value-type="float">
            <text:p>1.5327761619</text:p>
          </table:table-cell>
          <table:table-cell office:value-type="float" office:value="1.17620389774773" calcext:value-type="float">
            <text:p>1.1762038977</text:p>
          </table:table-cell>
          <table:table-cell office:value-type="float" office:value="267.395533483519" calcext:value-type="float">
            <text:p>267.3955334835</text:p>
          </table:table-cell>
          <table:table-cell table:number-columns-repeated="2"/>
        </table:table-row>
        <table:table-row table:style-name="ro1">
          <table:table-cell office:value-type="float" office:value="0.00315512023937347" calcext:value-type="float">
            <text:p>0.0031551202</text:p>
          </table:table-cell>
          <table:table-cell office:value-type="float" office:value="3395.40000007938" calcext:value-type="float">
            <text:p>3395.4000000794</text:p>
          </table:table-cell>
          <table:table-cell office:value-type="float" office:value="0.000000000000225542403236996" calcext:value-type="float">
            <text:p>2.26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3428750061602" calcext:value-type="float">
            <text:p>4.03E-005</text:p>
          </table:table-cell>
          <table:table-cell office:value-type="float" office:value="1.53275185446897" calcext:value-type="float">
            <text:p>1.5327518545</text:p>
          </table:table-cell>
          <table:table-cell office:value-type="float" office:value="1.17596165405778" calcext:value-type="float">
            <text:p>1.1759616541</text:p>
          </table:table-cell>
          <table:table-cell office:value-type="float" office:value="267.395525904274" calcext:value-type="float">
            <text:p>267.3955259043</text:p>
          </table:table-cell>
          <table:table-cell table:number-columns-repeated="2"/>
        </table:table-row>
        <table:table-row table:style-name="ro1">
          <table:table-cell office:value-type="float" office:value="0.00315969173442528" calcext:value-type="float">
            <text:p>0.0031596917</text:p>
          </table:table-cell>
          <table:table-cell office:value-type="float" office:value="3395.40000007956" calcext:value-type="float">
            <text:p>3395.4000000796</text:p>
          </table:table-cell>
          <table:table-cell office:value-type="float" office:value="0.000000000000226337932122065" calcext:value-type="float">
            <text:p>2.26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3868444685916" calcext:value-type="float">
            <text:p>4.04E-005</text:p>
          </table:table-cell>
          <table:table-cell office:value-type="float" office:value="1.53273107938315" calcext:value-type="float">
            <text:p>1.5327310794</text:p>
          </table:table-cell>
          <table:table-cell office:value-type="float" office:value="1.1757548288124" calcext:value-type="float">
            <text:p>1.1757548288</text:p>
          </table:table-cell>
          <table:table-cell office:value-type="float" office:value="267.395519421698" calcext:value-type="float">
            <text:p>267.3955194217</text:p>
          </table:table-cell>
          <table:table-cell table:number-columns-repeated="2"/>
        </table:table-row>
        <table:table-row table:style-name="ro1">
          <table:table-cell office:value-type="float" office:value="0.00316404562457795" calcext:value-type="float">
            <text:p>0.0031640456</text:p>
          </table:table-cell>
          <table:table-cell office:value-type="float" office:value="3395.40000007974" calcext:value-type="float">
            <text:p>3395.4000000797</text:p>
          </table:table-cell>
          <table:table-cell office:value-type="float" office:value="0.000000000000227097170349928" calcext:value-type="float">
            <text:p>2.27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428720981729" calcext:value-type="float">
            <text:p>4.04E-005</text:p>
          </table:table-cell>
          <table:table-cell office:value-type="float" office:value="1.53271130615664" calcext:value-type="float">
            <text:p>1.5327113062</text:p>
          </table:table-cell>
          <table:table-cell office:value-type="float" office:value="1.1755581624871" calcext:value-type="float">
            <text:p>1.1755581625</text:p>
          </table:table-cell>
          <table:table-cell office:value-type="float" office:value="267.395513247695" calcext:value-type="float">
            <text:p>267.3955132477</text:p>
          </table:table-cell>
          <table:table-cell table:number-columns-repeated="2"/>
        </table:table-row>
        <table:table-row table:style-name="ro1">
          <table:table-cell office:value-type="float" office:value="0.0031681922679034" calcext:value-type="float">
            <text:p>0.0031681923</text:p>
          </table:table-cell>
          <table:table-cell office:value-type="float" office:value="3395.4000000799" calcext:value-type="float">
            <text:p>3395.4000000799</text:p>
          </table:table-cell>
          <table:table-cell office:value-type="float" office:value="0.000000000000227821699845123" calcext:value-type="float">
            <text:p>2.28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4686041694214" calcext:value-type="float">
            <text:p>4.05E-005</text:p>
          </table:table-cell>
          <table:table-cell office:value-type="float" office:value="1.5326924858158" calcext:value-type="float">
            <text:p>1.5326924858</text:p>
          </table:table-cell>
          <table:table-cell office:value-type="float" office:value="1.1753711415796" calcext:value-type="float">
            <text:p>1.1753711416</text:p>
          </table:table-cell>
          <table:table-cell office:value-type="float" office:value="267.395507367577" calcext:value-type="float">
            <text:p>267.3955073676</text:p>
          </table:table-cell>
          <table:table-cell table:number-columns-repeated="2"/>
        </table:table-row>
        <table:table-row table:style-name="ro1">
          <table:table-cell office:value-type="float" office:value="0.00317185716031773" calcext:value-type="float">
            <text:p>0.0031718572</text:p>
          </table:table-cell>
          <table:table-cell office:value-type="float" office:value="3395.40000008005" calcext:value-type="float">
            <text:p>3395.4000000801</text:p>
          </table:table-cell>
          <table:table-cell office:value-type="float" office:value="0.000000000000228463217815501" calcext:value-type="float">
            <text:p>2.28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5038537973046" calcext:value-type="float">
            <text:p>4.05E-005</text:p>
          </table:table-cell>
          <table:table-cell office:value-type="float" office:value="1.53267586148814" calcext:value-type="float">
            <text:p>1.5326758615</text:p>
          </table:table-cell>
          <table:table-cell office:value-type="float" office:value="1.17520607860055" calcext:value-type="float">
            <text:p>1.1752060786</text:p>
          </table:table-cell>
          <table:table-cell office:value-type="float" office:value="267.395502170603" calcext:value-type="float">
            <text:p>267.3955021706</text:p>
          </table:table-cell>
          <table:table-cell table:number-columns-repeated="2"/>
        </table:table-row>
        <table:table-row table:style-name="ro1">
          <table:table-cell office:value-type="float" office:value="0.00317543626346523" calcext:value-type="float">
            <text:p>0.0031754363</text:p>
          </table:table-cell>
          <table:table-cell office:value-type="float" office:value="3395.4000000802" calcext:value-type="float">
            <text:p>3395.4000000802</text:p>
          </table:table-cell>
          <table:table-cell office:value-type="float" office:value="0.000000000000229090773007436" calcext:value-type="float">
            <text:p>2.29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5382782969557" calcext:value-type="float">
            <text:p>4.05E-005</text:p>
          </table:table-cell>
          <table:table-cell office:value-type="float" office:value="1.53265963485911" calcext:value-type="float">
            <text:p>1.5326596349</text:p>
          </table:table-cell>
          <table:table-cell office:value-type="float" office:value="1.1750450874239" calcext:value-type="float">
            <text:p>1.1750450874</text:p>
          </table:table-cell>
          <table:table-cell office:value-type="float" office:value="267.395497095281" calcext:value-type="float">
            <text:p>267.3954970953</text:p>
          </table:table-cell>
          <table:table-cell table:number-columns-repeated="2"/>
        </table:table-row>
        <table:table-row table:style-name="ro1">
          <table:table-cell office:value-type="float" office:value="0.00317898342743273" calcext:value-type="float">
            <text:p>0.0031789834</text:p>
          </table:table-cell>
          <table:table-cell office:value-type="float" office:value="3395.40000008034" calcext:value-type="float">
            <text:p>3395.4000000803</text:p>
          </table:table-cell>
          <table:table-cell office:value-type="float" office:value="0.000000000000229713756371884" calcext:value-type="float">
            <text:p>2.30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5723956084694" calcext:value-type="float">
            <text:p>4.06E-005</text:p>
          </table:table-cell>
          <table:table-cell office:value-type="float" office:value="1.532643561367" calcext:value-type="float">
            <text:p>1.5326435614</text:p>
          </table:table-cell>
          <table:table-cell office:value-type="float" office:value="1.17488573517182" calcext:value-type="float">
            <text:p>1.1748857352</text:p>
          </table:table-cell>
          <table:table-cell office:value-type="float" office:value="267.39549206525" calcext:value-type="float">
            <text:p>267.3954920653</text:p>
          </table:table-cell>
          <table:table-cell table:number-columns-repeated="2"/>
        </table:table-row>
        <table:table-row table:style-name="ro1">
          <table:table-cell office:value-type="float" office:value="0.00318220716413647" calcext:value-type="float">
            <text:p>0.0031822072</text:p>
          </table:table-cell>
          <table:table-cell office:value-type="float" office:value="3395.40000008047" calcext:value-type="float">
            <text:p>3395.4000000805</text:p>
          </table:table-cell>
          <table:table-cell office:value-type="float" office:value="0.000000000000230280825140493" calcext:value-type="float">
            <text:p>2.30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03402141537" calcext:value-type="float">
            <text:p>4.06E-005</text:p>
          </table:table-cell>
          <table:table-cell office:value-type="float" office:value="1.53262896077953" calcext:value-type="float">
            <text:p>1.5326289608</text:p>
          </table:table-cell>
          <table:table-cell office:value-type="float" office:value="1.17474108683464" calcext:value-type="float">
            <text:p>1.1747410868</text:p>
          </table:table-cell>
          <table:table-cell office:value-type="float" office:value="267.395487493854" calcext:value-type="float">
            <text:p>267.3954874939</text:p>
          </table:table-cell>
          <table:table-cell table:number-columns-repeated="2"/>
        </table:table-row>
        <table:table-row table:style-name="ro1">
          <table:table-cell office:value-type="float" office:value="0.0031854559090023" calcext:value-type="float">
            <text:p>0.0031854559</text:p>
          </table:table-cell>
          <table:table-cell office:value-type="float" office:value="3395.4000000806" calcext:value-type="float">
            <text:p>3395.4000000806</text:p>
          </table:table-cell>
          <table:table-cell office:value-type="float" office:value="0.000000000000230853149316194" calcext:value-type="float">
            <text:p>2.31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346492155045" calcext:value-type="float">
            <text:p>4.06E-005</text:p>
          </table:table-cell>
          <table:table-cell office:value-type="float" office:value="1.53261425390485" calcext:value-type="float">
            <text:p>1.5326142539</text:p>
          </table:table-cell>
          <table:table-cell office:value-type="float" office:value="1.17459548396778" calcext:value-type="float">
            <text:p>1.174595484</text:p>
          </table:table-cell>
          <table:table-cell office:value-type="float" office:value="267.395482886994" calcext:value-type="float">
            <text:p>267.395482887</text:p>
          </table:table-cell>
          <table:table-cell table:number-columns-repeated="2"/>
        </table:table-row>
        <table:table-row table:style-name="ro1">
          <table:table-cell office:value-type="float" office:value="0.00318843235149298" calcext:value-type="float">
            <text:p>0.0031884324</text:p>
          </table:table-cell>
          <table:table-cell office:value-type="float" office:value="3395.40000008072" calcext:value-type="float">
            <text:p>3395.4000000807</text:p>
          </table:table-cell>
          <table:table-cell office:value-type="float" office:value="0.00000000000023137825758342" calcext:value-type="float">
            <text:p>2.31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632772376167" calcext:value-type="float">
            <text:p>4.07E-005</text:p>
          </table:table-cell>
          <table:table-cell office:value-type="float" office:value="1.53260078574979" calcext:value-type="float">
            <text:p>1.5326007857</text:p>
          </table:table-cell>
          <table:table-cell office:value-type="float" office:value="1.17446223260601" calcext:value-type="float">
            <text:p>1.1744622326</text:p>
          </table:table-cell>
          <table:table-cell office:value-type="float" office:value="267.395478666271" calcext:value-type="float">
            <text:p>267.3954786663</text:p>
          </table:table-cell>
          <table:table-cell table:number-columns-repeated="2"/>
        </table:table-row>
        <table:table-row table:style-name="ro1">
          <table:table-cell office:value-type="float" office:value="0.00319533587939069" calcext:value-type="float">
            <text:p>0.0031953359</text:p>
          </table:table-cell>
          <table:table-cell office:value-type="float" office:value="3395.400000081" calcext:value-type="float">
            <text:p>3395.400000081</text:p>
          </table:table-cell>
          <table:table-cell office:value-type="float" office:value="0.000000000000232598969093724" calcext:value-type="float">
            <text:p>2.33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7296767807343" calcext:value-type="float">
            <text:p>4.07E-005</text:p>
          </table:table-cell>
          <table:table-cell office:value-type="float" office:value="1.53256957044731" calcext:value-type="float">
            <text:p>1.5325695704</text:p>
          </table:table-cell>
          <table:table-cell office:value-type="float" office:value="1.17415371197654" calcext:value-type="float">
            <text:p>1.174153712</text:p>
          </table:table-cell>
          <table:table-cell office:value-type="float" office:value="267.395468876773" calcext:value-type="float">
            <text:p>267.3954688768</text:p>
          </table:table-cell>
          <table:table-cell table:number-columns-repeated="2"/>
        </table:table-row>
        <table:table-row table:style-name="ro1">
          <table:table-cell office:value-type="float" office:value="0.00320160994971719" calcext:value-type="float">
            <text:p>0.0032016099</text:p>
          </table:table-cell>
          <table:table-cell office:value-type="float" office:value="3395.40000008126" calcext:value-type="float">
            <text:p>3395.4000000813</text:p>
          </table:table-cell>
          <table:table-cell office:value-type="float" office:value="0.000000000000233711751372404" calcext:value-type="float">
            <text:p>2.34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7900221015257" calcext:value-type="float">
            <text:p>4.08E-005</text:p>
          </table:table-cell>
          <table:table-cell office:value-type="float" office:value="1.53254122848291" calcext:value-type="float">
            <text:p>1.5325412285</text:p>
          </table:table-cell>
          <table:table-cell office:value-type="float" office:value="1.17387397581388" calcext:value-type="float">
            <text:p>1.1738739758</text:p>
          </table:table-cell>
          <table:table-cell office:value-type="float" office:value="267.395459979872" calcext:value-type="float">
            <text:p>267.3954599799</text:p>
          </table:table-cell>
          <table:table-cell table:number-columns-repeated="2"/>
        </table:table-row>
        <table:table-row table:style-name="ro1">
          <table:table-cell office:value-type="float" office:value="0.00320690344984813" calcext:value-type="float">
            <text:p>0.0032069034</text:p>
          </table:table-cell>
          <table:table-cell office:value-type="float" office:value="3395.40000008148" calcext:value-type="float">
            <text:p>3395.4000000815</text:p>
          </table:table-cell>
          <table:table-cell office:value-type="float" office:value="0.000000000000234653119143491" calcext:value-type="float">
            <text:p>2.35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8409361147309" calcext:value-type="float">
            <text:p>4.08E-005</text:p>
          </table:table-cell>
          <table:table-cell office:value-type="float" office:value="1.53251733603733" calcext:value-type="float">
            <text:p>1.532517336</text:p>
          </table:table-cell>
          <table:table-cell office:value-type="float" office:value="1.17363844187625" calcext:value-type="float">
            <text:p>1.1736384419</text:p>
          </table:table-cell>
          <table:table-cell office:value-type="float" office:value="267.395452473462" calcext:value-type="float">
            <text:p>267.3954524735</text:p>
          </table:table-cell>
          <table:table-cell table:number-columns-repeated="2"/>
        </table:table-row>
        <table:table-row table:style-name="ro1">
          <table:table-cell office:value-type="float" office:value="0.00321147654057884" calcext:value-type="float">
            <text:p>0.0032114765</text:p>
          </table:table-cell>
          <table:table-cell office:value-type="float" office:value="3395.40000008166" calcext:value-type="float">
            <text:p>3395.4000000817</text:p>
          </table:table-cell>
          <table:table-cell office:value-type="float" office:value="0.0000000000002354682180245" calcext:value-type="float">
            <text:p>2.35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8849210927177" calcext:value-type="float">
            <text:p>4.09E-005</text:p>
          </table:table-cell>
          <table:table-cell office:value-type="float" office:value="1.5324967100292" calcext:value-type="float">
            <text:p>1.53249671</text:p>
          </table:table-cell>
          <table:table-cell office:value-type="float" office:value="1.17343531687859" calcext:value-type="float">
            <text:p>1.1734353169</text:p>
          </table:table-cell>
          <table:table-cell office:value-type="float" office:value="267.395445988623" calcext:value-type="float">
            <text:p>267.3954459886</text:p>
          </table:table-cell>
          <table:table-cell table:number-columns-repeated="2"/>
        </table:table-row>
        <table:table-row table:style-name="ro1">
          <table:table-cell office:value-type="float" office:value="0.0032158841500994" calcext:value-type="float">
            <text:p>0.0032158842</text:p>
          </table:table-cell>
          <table:table-cell office:value-type="float" office:value="3395.40000008184" calcext:value-type="float">
            <text:p>3395.4000000818</text:p>
          </table:table-cell>
          <table:table-cell office:value-type="float" office:value="0.000000000000236255441550449" calcext:value-type="float">
            <text:p>2.36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9273144505642" calcext:value-type="float">
            <text:p>4.09E-005</text:p>
          </table:table-cell>
          <table:table-cell office:value-type="float" office:value="1.53247684326857" calcext:value-type="float">
            <text:p>1.5324768433</text:p>
          </table:table-cell>
          <table:table-cell office:value-type="float" office:value="1.17323985213202" calcext:value-type="float">
            <text:p>1.1732398521</text:p>
          </table:table-cell>
          <table:table-cell office:value-type="float" office:value="267.395439738444" calcext:value-type="float">
            <text:p>267.3954397384</text:p>
          </table:table-cell>
          <table:table-cell table:number-columns-repeated="2"/>
        </table:table-row>
        <table:table-row table:style-name="ro1">
          <table:table-cell office:value-type="float" office:value="0.00322523597926912" calcext:value-type="float">
            <text:p>0.003225236</text:p>
          </table:table-cell>
          <table:table-cell office:value-type="float" office:value="3395.40000008223" calcext:value-type="float">
            <text:p>3395.4000000822</text:p>
          </table:table-cell>
          <table:table-cell office:value-type="float" office:value="0.000000000000237931000543978" calcext:value-type="float">
            <text:p>2.38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10172624461825" calcext:value-type="float">
            <text:p>4.10E-005</text:p>
          </table:table-cell>
          <table:table-cell office:value-type="float" office:value="1.53243473324067" calcext:value-type="float">
            <text:p>1.5324347332</text:p>
          </table:table-cell>
          <table:table-cell office:value-type="float" office:value="1.1728261295552" calcext:value-type="float">
            <text:p>1.1728261296</text:p>
          </table:table-cell>
          <table:table-cell office:value-type="float" office:value="267.395426477149" calcext:value-type="float">
            <text:p>267.3954264771</text:p>
          </table:table-cell>
          <table:table-cell table:number-columns-repeated="2"/>
        </table:table-row>
        <table:table-row table:style-name="ro1">
          <table:table-cell office:value-type="float" office:value="0.00323276925210817" calcext:value-type="float">
            <text:p>0.0032327693</text:p>
          </table:table-cell>
          <table:table-cell office:value-type="float" office:value="3395.40000008253" calcext:value-type="float">
            <text:p>3395.4000000825</text:p>
          </table:table-cell>
          <table:table-cell office:value-type="float" office:value="0.000000000000239285946272544" calcext:value-type="float">
            <text:p>2.39E-013</text:p>
          </table:table-cell>
          <table:table-cell office:value-type="float" office:value="1.3002702927365" calcext:value-type="float">
            <text:p>1.3002702927</text:p>
          </table:table-cell>
          <table:table-cell office:value-type="float" office:value="0.0000410897192031788" calcext:value-type="float">
            <text:p>4.11E-005</text:p>
          </table:table-cell>
          <table:table-cell office:value-type="float" office:value="1.53240085309564" calcext:value-type="float">
            <text:p>1.5324008531</text:p>
          </table:table-cell>
          <table:table-cell office:value-type="float" office:value="1.17249384782008" calcext:value-type="float">
            <text:p>1.1724938478</text:p>
          </table:table-cell>
          <table:table-cell office:value-type="float" office:value="267.395415794646" calcext:value-type="float">
            <text:p>267.3954157946</text:p>
          </table:table-cell>
          <table:table-cell table:number-columns-repeated="2"/>
        </table:table-row>
        <table:table-row table:style-name="ro1">
          <table:table-cell office:value-type="float" office:value="0.00324658776586293" calcext:value-type="float">
            <text:p>0.0032465878</text:p>
          </table:table-cell>
          <table:table-cell office:value-type="float" office:value="3395.4000000831" calcext:value-type="float">
            <text:p>3395.4000000831</text:p>
          </table:table-cell>
          <table:table-cell office:value-type="float" office:value="0.000000000000241783483231065" calcext:value-type="float">
            <text:p>2.42E-013</text:p>
          </table:table-cell>
          <table:table-cell office:value-type="float" office:value="1.3002702927365" calcext:value-type="float">
            <text:p>1.3002702927</text:p>
          </table:table-cell>
          <table:table-cell office:value-type="float" office:value="0.000041222628962589" calcext:value-type="float">
            <text:p>4.12E-005</text:p>
          </table:table-cell>
          <table:table-cell office:value-type="float" office:value="1.53233880114739" calcext:value-type="float">
            <text:p>1.5323388011</text:p>
          </table:table-cell>
          <table:table-cell office:value-type="float" office:value="1.17188661183183" calcext:value-type="float">
            <text:p>1.1718866118</text:p>
          </table:table-cell>
          <table:table-cell office:value-type="float" office:value="267.395396199401" calcext:value-type="float">
            <text:p>267.3953961994</text:p>
          </table:table-cell>
          <table:table-cell table:number-columns-repeated="2"/>
        </table:table-row>
        <table:table-row table:style-name="ro1">
          <table:table-cell office:value-type="float" office:value="0.00325522185174778" calcext:value-type="float">
            <text:p>0.0032552219</text:p>
          </table:table-cell>
          <table:table-cell office:value-type="float" office:value="3395.40000008346" calcext:value-type="float">
            <text:p>3395.4000000835</text:p>
          </table:table-cell>
          <table:table-cell office:value-type="float" office:value="0.000000000000243351969534521" calcext:value-type="float">
            <text:p>2.43E-013</text:p>
          </table:table-cell>
          <table:table-cell office:value-type="float" office:value="1.30027029273651" calcext:value-type="float">
            <text:p>1.3002702927</text:p>
          </table:table-cell>
          <table:table-cell office:value-type="float" office:value="0.0000413056737275382" calcext:value-type="float">
            <text:p>4.13E-005</text:p>
          </table:table-cell>
          <table:table-cell office:value-type="float" office:value="1.53230009237964" calcext:value-type="float">
            <text:p>1.5323000924</text:p>
          </table:table-cell>
          <table:table-cell office:value-type="float" office:value="1.17150868684347" calcext:value-type="float">
            <text:p>1.1715086868</text:p>
          </table:table-cell>
          <table:table-cell office:value-type="float" office:value="267.395383955897" calcext:value-type="float">
            <text:p>267.3953839559</text:p>
          </table:table-cell>
          <table:table-cell table:number-columns-repeated="2"/>
        </table:table-row>
        <table:table-row table:style-name="ro1">
          <table:table-cell office:value-type="float" office:value="0.00326290192663423" calcext:value-type="float">
            <text:p>0.0032629019</text:p>
          </table:table-cell>
          <table:table-cell office:value-type="float" office:value="3395.40000008378" calcext:value-type="float">
            <text:p>3395.4000000838</text:p>
          </table:table-cell>
          <table:table-cell office:value-type="float" office:value="0.000000000000244752310719708" calcext:value-type="float">
            <text:p>2.45E-013</text:p>
          </table:table-cell>
          <table:table-cell office:value-type="float" office:value="1.30027029273651" calcext:value-type="float">
            <text:p>1.3002702927</text:p>
          </table:table-cell>
          <table:table-cell office:value-type="float" office:value="0.000041379542624079" calcext:value-type="float">
            <text:p>4.14E-005</text:p>
          </table:table-cell>
          <table:table-cell office:value-type="float" office:value="1.53226570106963" calcext:value-type="float">
            <text:p>1.5322657011</text:p>
          </table:table-cell>
          <table:table-cell office:value-type="float" office:value="1.17117347635751" calcext:value-type="float">
            <text:p>1.1711734764</text:p>
          </table:table-cell>
          <table:table-cell office:value-type="float" office:value="267.395373065222" calcext:value-type="float">
            <text:p>267.3953730652</text:p>
          </table:table-cell>
          <table:table-cell table:number-columns-repeated="2"/>
        </table:table-row>
        <table:table-row table:style-name="ro1">
          <table:table-cell office:value-type="float" office:value="0.00327699386043694" calcext:value-type="float">
            <text:p>0.0032769939</text:p>
          </table:table-cell>
          <table:table-cell office:value-type="float" office:value="3395.40000008436" calcext:value-type="float">
            <text:p>3395.4000000844</text:p>
          </table:table-cell>
          <table:table-cell office:value-type="float" office:value="0.000000000000247334415697297" calcext:value-type="float">
            <text:p>2.47E-013</text:p>
          </table:table-cell>
          <table:table-cell office:value-type="float" office:value="1.30027029273652" calcext:value-type="float">
            <text:p>1.3002702927</text:p>
          </table:table-cell>
          <table:table-cell office:value-type="float" office:value="0.0000415150825048252" calcext:value-type="float">
            <text:p>4.15E-005</text:p>
          </table:table-cell>
          <table:table-cell office:value-type="float" office:value="1.53220269539189" calcext:value-type="float">
            <text:p>1.5322026954</text:p>
          </table:table-cell>
          <table:table-cell office:value-type="float" office:value="1.17056073642254" calcext:value-type="float">
            <text:p>1.1705607364</text:p>
          </table:table-cell>
          <table:table-cell office:value-type="float" office:value="267.395353082256" calcext:value-type="float">
            <text:p>267.3953530823</text:p>
          </table:table-cell>
          <table:table-cell table:number-columns-repeated="2"/>
        </table:table-row>
        <table:table-row table:style-name="ro1">
          <table:table-cell office:value-type="float" office:value="0.00329125682389245" calcext:value-type="float">
            <text:p>0.0032912568</text:p>
          </table:table-cell>
          <table:table-cell office:value-type="float" office:value="3395.40000008495" calcext:value-type="float">
            <text:p>3395.400000085</text:p>
          </table:table-cell>
          <table:table-cell office:value-type="float" office:value="0.000000000000249964580998215" calcext:value-type="float">
            <text:p>2.50E-013</text:p>
          </table:table-cell>
          <table:table-cell office:value-type="float" office:value="1.30027029273652" calcext:value-type="float">
            <text:p>1.3002702927</text:p>
          </table:table-cell>
          <table:table-cell office:value-type="float" office:value="0.0000416522675363292" calcext:value-type="float">
            <text:p>4.17E-005</text:p>
          </table:table-cell>
          <table:table-cell office:value-type="float" office:value="1.5321390541064" calcext:value-type="float">
            <text:p>1.5321390541</text:p>
          </table:table-cell>
          <table:table-cell office:value-type="float" office:value="1.16994360630364" calcext:value-type="float">
            <text:p>1.1699436063</text:p>
          </table:table-cell>
          <table:table-cell office:value-type="float" office:value="267.395332856763" calcext:value-type="float">
            <text:p>267.3953328568</text:p>
          </table:table-cell>
          <table:table-cell table:number-columns-repeated="2"/>
        </table:table-row>
        <table:table-row table:style-name="ro1">
          <table:table-cell office:value-type="float" office:value="0.00330888508287305" calcext:value-type="float">
            <text:p>0.0033088851</text:p>
          </table:table-cell>
          <table:table-cell office:value-type="float" office:value="3395.40000008569" calcext:value-type="float">
            <text:p>3395.4000000857</text:p>
          </table:table-cell>
          <table:table-cell office:value-type="float" office:value="0.000000000000253238625660728" calcext:value-type="float">
            <text:p>2.53E-013</text:p>
          </table:table-cell>
          <table:table-cell office:value-type="float" office:value="1.30027029273653" calcext:value-type="float">
            <text:p>1.3002702927</text:p>
          </table:table-cell>
          <table:table-cell office:value-type="float" office:value="0.0000418218210872435" calcext:value-type="float">
            <text:p>4.18E-005</text:p>
          </table:table-cell>
          <table:table-cell office:value-type="float" office:value="1.5320605747962" calcext:value-type="float">
            <text:p>1.5320605748</text:p>
          </table:table-cell>
          <table:table-cell office:value-type="float" office:value="1.16918506342087" calcext:value-type="float">
            <text:p>1.1691850634</text:p>
          </table:table-cell>
          <table:table-cell office:value-type="float" office:value="267.395307859136" calcext:value-type="float">
            <text:p>267.3953078591</text:p>
          </table:table-cell>
          <table:table-cell table:number-columns-repeated="2"/>
        </table:table-row>
        <table:table-row table:style-name="ro1">
          <table:table-cell office:value-type="float" office:value="0.00332317221986083" calcext:value-type="float">
            <text:p>0.0033231722</text:p>
          </table:table-cell>
          <table:table-cell office:value-type="float" office:value="3395.40000008629" calcext:value-type="float">
            <text:p>3395.4000000863</text:p>
          </table:table-cell>
          <table:table-cell office:value-type="float" office:value="0.000000000000255911078312441" calcext:value-type="float">
            <text:p>2.56E-013</text:p>
          </table:table-cell>
          <table:table-cell office:value-type="float" office:value="1.30027029273654" calcext:value-type="float">
            <text:p>1.3002702927</text:p>
          </table:table-cell>
          <table:table-cell office:value-type="float" office:value="0.0000419592389488261" calcext:value-type="float">
            <text:p>4.20E-005</text:p>
          </table:table-cell>
          <table:table-cell office:value-type="float" office:value="1.53199711344346" calcext:value-type="float">
            <text:p>1.5319971134</text:p>
          </table:table-cell>
          <table:table-cell office:value-type="float" office:value="1.16857366234613" calcext:value-type="float">
            <text:p>1.1685736623</text:p>
          </table:table-cell>
          <table:table-cell office:value-type="float" office:value="267.395287599363" calcext:value-type="float">
            <text:p>267.3952875994</text:p>
          </table:table-cell>
          <table:table-cell table:number-columns-repeated="2"/>
        </table:table-row>
        <table:table-row table:style-name="ro1">
          <table:table-cell office:value-type="float" office:value="0.00333210852618953" calcext:value-type="float">
            <text:p>0.0033321085</text:p>
          </table:table-cell>
          <table:table-cell office:value-type="float" office:value="3395.40000008666" calcext:value-type="float">
            <text:p>3395.4000000867</text:p>
          </table:table-cell>
          <table:table-cell office:value-type="float" office:value="0.000000000000257591282412481" calcext:value-type="float">
            <text:p>2.58E-013</text:p>
          </table:table-cell>
          <table:table-cell office:value-type="float" office:value="1.30027029273654" calcext:value-type="float">
            <text:p>1.3002702927</text:p>
          </table:table-cell>
          <table:table-cell office:value-type="float" office:value="0.0000420451910297262" calcext:value-type="float">
            <text:p>4.20E-005</text:p>
          </table:table-cell>
          <table:table-cell office:value-type="float" office:value="1.53195748494835" calcext:value-type="float">
            <text:p>1.5319574849</text:p>
          </table:table-cell>
          <table:table-cell office:value-type="float" office:value="1.16819276698843" calcext:value-type="float">
            <text:p>1.168192767</text:p>
          </table:table-cell>
          <table:table-cell office:value-type="float" office:value="267.395274927298" calcext:value-type="float">
            <text:p>267.3952749273</text:p>
          </table:table-cell>
          <table:table-cell table:number-columns-repeated="2"/>
        </table:table-row>
        <table:table-row table:style-name="ro1">
          <table:table-cell office:value-type="float" office:value="0.0033555119174231" calcext:value-type="float">
            <text:p>0.0033555119</text:p>
          </table:table-cell>
          <table:table-cell office:value-type="float" office:value="3395.40000008765" calcext:value-type="float">
            <text:p>3395.4000000877</text:p>
          </table:table-cell>
          <table:table-cell office:value-type="float" office:value="0.000000000000262023175637703" calcext:value-type="float">
            <text:p>2.62E-013</text:p>
          </table:table-cell>
          <table:table-cell office:value-type="float" office:value="1.30027029273655" calcext:value-type="float">
            <text:p>1.3002702927</text:p>
          </table:table-cell>
          <table:table-cell office:value-type="float" office:value="0.0000422702921501209" calcext:value-type="float">
            <text:p>4.23E-005</text:p>
          </table:table-cell>
          <table:table-cell office:value-type="float" office:value="1.5318539367185" calcext:value-type="float">
            <text:p>1.5318539367</text:p>
          </table:table-cell>
          <table:table-cell office:value-type="float" office:value="1.16720074136925" calcext:value-type="float">
            <text:p>1.1672007414</text:p>
          </table:table-cell>
          <table:table-cell office:value-type="float" office:value="267.395241740286" calcext:value-type="float">
            <text:p>267.3952417403</text:p>
          </table:table-cell>
          <table:table-cell table:number-columns-repeated="2"/>
        </table:table-row>
        <table:table-row table:style-name="ro1">
          <table:table-cell office:value-type="float" office:value="0.00341691171475767" calcext:value-type="float">
            <text:p>0.0034169117</text:p>
          </table:table-cell>
          <table:table-cell office:value-type="float" office:value="3395.40000009026" calcext:value-type="float">
            <text:p>3395.4000000903</text:p>
          </table:table-cell>
          <table:table-cell office:value-type="float" office:value="0.000000000000273868798431026" calcext:value-type="float">
            <text:p>2.74E-013</text:p>
          </table:table-cell>
          <table:table-cell office:value-type="float" office:value="1.30027029273658" calcext:value-type="float">
            <text:p>1.3002702927</text:p>
          </table:table-cell>
          <table:table-cell office:value-type="float" office:value="0.0000428608564009573" calcext:value-type="float">
            <text:p>4.29E-005</text:p>
          </table:table-cell>
          <table:table-cell office:value-type="float" office:value="1.53158387885583" calcext:value-type="float">
            <text:p>1.5315838789</text:p>
          </table:table-cell>
          <table:table-cell office:value-type="float" office:value="1.16463531993984" calcext:value-type="float">
            <text:p>1.1646353199</text:p>
          </table:table-cell>
          <table:table-cell office:value-type="float" office:value="267.395154672742" calcext:value-type="float">
            <text:p>267.3951546727</text:p>
          </table:table-cell>
          <table:table-cell table:number-columns-repeated="2"/>
        </table:table-row>
        <table:table-row table:style-name="ro1">
          <table:table-cell office:value-type="float" office:value="0.00355686987616558" calcext:value-type="float">
            <text:p>0.0035568699</text:p>
          </table:table-cell>
          <table:table-cell office:value-type="float" office:value="3395.40000009635" calcext:value-type="float">
            <text:p>3395.4000000964</text:p>
          </table:table-cell>
          <table:table-cell office:value-type="float" office:value="0.000000000000302065709694262" calcext:value-type="float">
            <text:p>3.02E-013</text:p>
          </table:table-cell>
          <table:table-cell office:value-type="float" office:value="1.30027029273664" calcext:value-type="float">
            <text:p>1.3002702927</text:p>
          </table:table-cell>
          <table:table-cell office:value-type="float" office:value="0.0000442070318005945" calcext:value-type="float">
            <text:p>4.42E-005</text:p>
          </table:table-cell>
          <table:table-cell office:value-type="float" office:value="1.53097674068797" calcext:value-type="float">
            <text:p>1.5309767407</text:p>
          </table:table-cell>
          <table:table-cell office:value-type="float" office:value="1.15898053426963" calcext:value-type="float">
            <text:p>1.1589805343</text:p>
          </table:table-cell>
          <table:table-cell office:value-type="float" office:value="267.394956206071" calcext:value-type="float">
            <text:p>267.3949562061</text:p>
          </table:table-cell>
          <table:table-cell table:number-columns-repeated="2"/>
        </table:table-row>
        <table:table-row table:style-name="ro1">
          <table:table-cell office:value-type="float" office:value="0.00359951069464866" calcext:value-type="float">
            <text:p>0.0035995107</text:p>
          </table:table-cell>
          <table:table-cell office:value-type="float" office:value="3395.40000009824" calcext:value-type="float">
            <text:p>3395.4000000982</text:p>
          </table:table-cell>
          <table:table-cell office:value-type="float" office:value="0.000000000000310990671583233" calcext:value-type="float">
            <text:p>3.11E-013</text:p>
          </table:table-cell>
          <table:table-cell office:value-type="float" office:value="1.30027029273666" calcext:value-type="float">
            <text:p>1.3002702927</text:p>
          </table:table-cell>
          <table:table-cell office:value-type="float" office:value="0.0000446171715433005" calcext:value-type="float">
            <text:p>4.46E-005</text:p>
          </table:table-cell>
          <table:table-cell office:value-type="float" office:value="1.53079403373623" calcext:value-type="float">
            <text:p>1.5307940337</text:p>
          </table:table-cell>
          <table:table-cell office:value-type="float" office:value="1.15730863948825" calcext:value-type="float">
            <text:p>1.1573086395</text:p>
          </table:table-cell>
          <table:table-cell office:value-type="float" office:value="267.394895739563" calcext:value-type="float">
            <text:p>267.3948957396</text:p>
          </table:table-cell>
          <table:table-cell table:number-columns-repeated="2"/>
        </table:table-row>
        <table:table-row table:style-name="ro1">
          <table:table-cell office:value-type="float" office:value="0.00367467296217422" calcext:value-type="float">
            <text:p>0.003674673</text:p>
          </table:table-cell>
          <table:table-cell office:value-type="float" office:value="3395.40000010162" calcext:value-type="float">
            <text:p>3395.4000001016</text:p>
          </table:table-cell>
          <table:table-cell office:value-type="float" office:value="0.000000000000327107425091864" calcext:value-type="float">
            <text:p>3.27E-013</text:p>
          </table:table-cell>
          <table:table-cell office:value-type="float" office:value="1.3002702927367" calcext:value-type="float">
            <text:p>1.3002702927</text:p>
          </table:table-cell>
          <table:table-cell office:value-type="float" office:value="0.0000453401212129393" calcext:value-type="float">
            <text:p>4.53E-005</text:p>
          </table:table-cell>
          <table:table-cell office:value-type="float" office:value="1.5304744809898" calcext:value-type="float">
            <text:p>1.530474481</text:p>
          </table:table-cell>
          <table:table-cell office:value-type="float" office:value="1.15441686140343" calcext:value-type="float">
            <text:p>1.1544168614</text:p>
          </table:table-cell>
          <table:table-cell office:value-type="float" office:value="267.394789156246" calcext:value-type="float">
            <text:p>267.3947891562</text:p>
          </table:table-cell>
          <table:table-cell table:number-columns-repeated="2"/>
        </table:table-row>
        <table:table-row table:style-name="ro1">
          <table:table-cell office:value-type="float" office:value="0.00371960122038769" calcext:value-type="float">
            <text:p>0.0037196012</text:p>
          </table:table-cell>
          <table:table-cell office:value-type="float" office:value="3395.40000010366" calcext:value-type="float">
            <text:p>3395.4000001037</text:p>
          </table:table-cell>
          <table:table-cell office:value-type="float" office:value="0.000000000000336977552823805" calcext:value-type="float">
            <text:p>3.37E-013</text:p>
          </table:table-cell>
          <table:table-cell office:value-type="float" office:value="1.30027029273672" calcext:value-type="float">
            <text:p>1.3002702927</text:p>
          </table:table-cell>
          <table:table-cell office:value-type="float" office:value="0.0000457722663931666" calcext:value-type="float">
            <text:p>4.58E-005</text:p>
          </table:table-cell>
          <table:table-cell office:value-type="float" office:value="1.53028496401084" calcext:value-type="float">
            <text:p>1.530284964</text:p>
          </table:table-cell>
          <table:table-cell office:value-type="float" office:value="1.15272098952191" calcext:value-type="float">
            <text:p>1.1527209895</text:p>
          </table:table-cell>
          <table:table-cell office:value-type="float" office:value="267.39472544605" calcext:value-type="float">
            <text:p>267.3947254461</text:p>
          </table:table-cell>
          <table:table-cell table:number-columns-repeated="2"/>
        </table:table-row>
        <table:table-row table:style-name="ro1">
          <table:table-cell office:value-type="float" office:value="0.00374129278541894" calcext:value-type="float">
            <text:p>0.0037412928</text:p>
          </table:table-cell>
          <table:table-cell office:value-type="float" office:value="3395.40000010466" calcext:value-type="float">
            <text:p>3395.4000001047</text:p>
          </table:table-cell>
          <table:table-cell office:value-type="float" office:value="0.000000000000341806613856653" calcext:value-type="float">
            <text:p>3.42E-013</text:p>
          </table:table-cell>
          <table:table-cell office:value-type="float" office:value="1.30027029273673" calcext:value-type="float">
            <text:p>1.3002702927</text:p>
          </table:table-cell>
          <table:table-cell office:value-type="float" office:value="0.0000459809085350857" calcext:value-type="float">
            <text:p>4.60E-005</text:p>
          </table:table-cell>
          <table:table-cell office:value-type="float" office:value="1.53019385897336" calcext:value-type="float">
            <text:p>1.530193859</text:p>
          </table:table-cell>
          <table:table-cell office:value-type="float" office:value="1.15191075069679" calcext:value-type="float">
            <text:p>1.1519107507</text:p>
          </table:table-cell>
          <table:table-cell office:value-type="float" office:value="267.394694686481" calcext:value-type="float">
            <text:p>267.3946946865</text:p>
          </table:table-cell>
          <table:table-cell table:number-columns-repeated="2"/>
        </table:table-row>
        <table:table-row table:style-name="ro1">
          <table:table-cell office:value-type="float" office:value="0.00376355794499593" calcext:value-type="float">
            <text:p>0.0037635579</text:p>
          </table:table-cell>
          <table:table-cell office:value-type="float" office:value="3395.40000010568" calcext:value-type="float">
            <text:p>3395.4000001057</text:p>
          </table:table-cell>
          <table:table-cell office:value-type="float" office:value="0.000000000000346806702669434" calcext:value-type="float">
            <text:p>3.47E-013</text:p>
          </table:table-cell>
          <table:table-cell office:value-type="float" office:value="1.30027029273675" calcext:value-type="float">
            <text:p>1.3002702927</text:p>
          </table:table-cell>
          <table:table-cell office:value-type="float" office:value="0.0000461950681869804" calcext:value-type="float">
            <text:p>4.62E-005</text:p>
          </table:table-cell>
          <table:table-cell office:value-type="float" office:value="1.530100609203" calcext:value-type="float">
            <text:p>1.5301006092</text:p>
          </table:table-cell>
          <table:table-cell office:value-type="float" office:value="1.15108477716776" calcext:value-type="float">
            <text:p>1.1510847772</text:p>
          </table:table-cell>
          <table:table-cell office:value-type="float" office:value="267.394663113531" calcext:value-type="float">
            <text:p>267.3946631135</text:p>
          </table:table-cell>
          <table:table-cell table:number-columns-repeated="2"/>
        </table:table-row>
        <table:table-row table:style-name="ro1">
          <table:table-cell office:value-type="float" office:value="0.00378048724665147" calcext:value-type="float">
            <text:p>0.0037804872</text:p>
          </table:table-cell>
          <table:table-cell office:value-type="float" office:value="3395.40000010647" calcext:value-type="float">
            <text:p>3395.4000001065</text:p>
          </table:table-cell>
          <table:table-cell office:value-type="float" office:value="0.000000000000350637977420335" calcext:value-type="float">
            <text:p>3.51E-013</text:p>
          </table:table-cell>
          <table:table-cell office:value-type="float" office:value="1.30027029273675" calcext:value-type="float">
            <text:p>1.3002702927</text:p>
          </table:table-cell>
          <table:table-cell office:value-type="float" office:value="0.0000463579045908835" calcext:value-type="float">
            <text:p>4.64E-005</text:p>
          </table:table-cell>
          <table:table-cell office:value-type="float" office:value="1.53002988482363" calcext:value-type="float">
            <text:p>1.5300298848</text:p>
          </table:table-cell>
          <table:table-cell office:value-type="float" office:value="1.15046056561499" calcext:value-type="float">
            <text:p>1.1504605656</text:p>
          </table:table-cell>
          <table:table-cell office:value-type="float" office:value="267.394639107055" calcext:value-type="float">
            <text:p>267.3946391071</text:p>
          </table:table-cell>
          <table:table-cell table:number-columns-repeated="2"/>
        </table:table-row>
        <table:table-row table:style-name="ro1">
          <table:table-cell office:value-type="float" office:value="0.00379186302307825" calcext:value-type="float">
            <text:p>0.003791863</text:p>
          </table:table-cell>
          <table:table-cell office:value-type="float" office:value="3395.40000010699" calcext:value-type="float">
            <text:p>3395.400000107</text:p>
          </table:table-cell>
          <table:table-cell office:value-type="float" office:value="0.00000000000035322676142551" calcext:value-type="float">
            <text:p>3.53E-013</text:p>
          </table:table-cell>
          <table:table-cell office:value-type="float" office:value="1.30027029273676" calcext:value-type="float">
            <text:p>1.3002702927</text:p>
          </table:table-cell>
          <table:table-cell office:value-type="float" office:value="0.000046467323896544" calcext:value-type="float">
            <text:p>4.65E-005</text:p>
          </table:table-cell>
          <table:table-cell office:value-type="float" office:value="1.52998244715208" calcext:value-type="float">
            <text:p>1.5299824472</text:p>
          </table:table-cell>
          <table:table-cell office:value-type="float" office:value="1.15004295766105" calcext:value-type="float">
            <text:p>1.1500429577</text:p>
          </table:table-cell>
          <table:table-cell office:value-type="float" office:value="267.394622975717" calcext:value-type="float">
            <text:p>267.3946229757</text:p>
          </table:table-cell>
          <table:table-cell table:number-columns-repeated="2"/>
        </table:table-row>
        <table:table-row table:style-name="ro1">
          <table:table-cell office:value-type="float" office:value="0.00380205046688405" calcext:value-type="float">
            <text:p>0.0038020505</text:p>
          </table:table-cell>
          <table:table-cell office:value-type="float" office:value="3395.40000010747" calcext:value-type="float">
            <text:p>3395.4000001075</text:p>
          </table:table-cell>
          <table:table-cell office:value-type="float" office:value="0.000000000000355554909585361" calcext:value-type="float">
            <text:p>3.56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5653131554611" calcext:value-type="float">
            <text:p>4.66E-005</text:p>
          </table:table-cell>
          <table:table-cell office:value-type="float" office:value="1.52994002326564" calcext:value-type="float">
            <text:p>1.5299400233</text:p>
          </table:table-cell>
          <table:table-cell office:value-type="float" office:value="1.14967021782604" calcext:value-type="float">
            <text:p>1.1496702178</text:p>
          </table:table-cell>
          <table:table-cell office:value-type="float" office:value="267.394608529485" calcext:value-type="float">
            <text:p>267.3946085295</text:p>
          </table:table-cell>
          <table:table-cell table:number-columns-repeated="2"/>
        </table:table-row>
        <table:table-row table:style-name="ro1">
          <table:table-cell office:value-type="float" office:value="0.00381123913046599" calcext:value-type="float">
            <text:p>0.0038112391</text:p>
          </table:table-cell>
          <table:table-cell office:value-type="float" office:value="3395.40000010789" calcext:value-type="float">
            <text:p>3395.4000001079</text:p>
          </table:table-cell>
          <table:table-cell office:value-type="float" office:value="0.000000000000357662753303864" calcext:value-type="float">
            <text:p>3.58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6536955785661" calcext:value-type="float">
            <text:p>4.67E-005</text:p>
          </table:table-cell>
          <table:table-cell office:value-type="float" office:value="1.52990180564591" calcext:value-type="float">
            <text:p>1.5299018056</text:p>
          </table:table-cell>
          <table:table-cell office:value-type="float" office:value="1.14933502444742" calcext:value-type="float">
            <text:p>1.1493350244</text:p>
          </table:table-cell>
          <table:table-cell office:value-type="float" office:value="267.394595499566" calcext:value-type="float">
            <text:p>267.3945954996</text:p>
          </table:table-cell>
          <table:table-cell table:number-columns-repeated="2"/>
        </table:table-row>
        <table:table-row table:style-name="ro1">
          <table:table-cell office:value-type="float" office:value="0.00381965762013693" calcext:value-type="float">
            <text:p>0.0038196576</text:p>
          </table:table-cell>
          <table:table-cell office:value-type="float" office:value="3395.40000010829" calcext:value-type="float">
            <text:p>3395.4000001083</text:p>
          </table:table-cell>
          <table:table-cell office:value-type="float" office:value="0.000000000000359600547411047" calcext:value-type="float">
            <text:p>3.60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7346700298639" calcext:value-type="float">
            <text:p>4.67E-005</text:p>
          </table:table-cell>
          <table:table-cell office:value-type="float" office:value="1.52986683045241" calcext:value-type="float">
            <text:p>1.5298668305</text:p>
          </table:table-cell>
          <table:table-cell office:value-type="float" office:value="1.14902875720577" calcext:value-type="float">
            <text:p>1.1490287572</text:p>
          </table:table-cell>
          <table:table-cell office:value-type="float" office:value="267.394583561787" calcext:value-type="float">
            <text:p>267.3945835618</text:p>
          </table:table-cell>
          <table:table-cell table:number-columns-repeated="2"/>
        </table:table-row>
        <table:table-row table:style-name="ro1">
          <table:table-cell office:value-type="float" office:value="0.00382750969629157" calcext:value-type="float">
            <text:p>0.0038275097</text:p>
          </table:table-cell>
          <table:table-cell office:value-type="float" office:value="3395.40000010865" calcext:value-type="float">
            <text:p>3395.4000001087</text:p>
          </table:table-cell>
          <table:table-cell office:value-type="float" office:value="0.000000000000361413679681303" calcext:value-type="float">
            <text:p>3.61E-013</text:p>
          </table:table-cell>
          <table:table-cell office:value-type="float" office:value="1.30027029273678" calcext:value-type="float">
            <text:p>1.3002702927</text:p>
          </table:table-cell>
          <table:table-cell office:value-type="float" office:value="0.000046810196396126" calcext:value-type="float">
            <text:p>4.68E-005</text:p>
          </table:table-cell>
          <table:table-cell office:value-type="float" office:value="1.52983424205568" calcext:value-type="float">
            <text:p>1.5298342421</text:p>
          </table:table-cell>
          <table:table-cell office:value-type="float" office:value="1.14874380930134" calcext:value-type="float">
            <text:p>1.1487438093</text:p>
          </table:table-cell>
          <table:table-cell office:value-type="float" office:value="267.394572427206" calcext:value-type="float">
            <text:p>267.3945724272</text:p>
          </table:table-cell>
          <table:table-cell table:number-columns-repeated="2"/>
        </table:table-row>
        <table:table-row table:style-name="ro1">
          <table:table-cell office:value-type="float" office:value="0.00383483346839875" calcext:value-type="float">
            <text:p>0.0038348335</text:p>
          </table:table-cell>
          <table:table-cell office:value-type="float" office:value="3395.400000109" calcext:value-type="float">
            <text:p>3395.400000109</text:p>
          </table:table-cell>
          <table:table-cell office:value-type="float" office:value="0.000000000000363109799482726" calcext:value-type="float">
            <text:p>3.63E-013</text:p>
          </table:table-cell>
          <table:table-cell office:value-type="float" office:value="1.30027029273678" calcext:value-type="float">
            <text:p>1.3002702927</text:p>
          </table:table-cell>
          <table:table-cell office:value-type="float" office:value="0.0000468806412298743" calcext:value-type="float">
            <text:p>4.69E-005</text:p>
          </table:table-cell>
          <table:table-cell office:value-type="float" office:value="1.52980387550822" calcext:value-type="float">
            <text:p>1.5298038755</text:p>
          </table:table-cell>
          <table:table-cell office:value-type="float" office:value="1.14847865107578" calcext:value-type="float">
            <text:p>1.1484786511</text:p>
          </table:table-cell>
          <table:table-cell office:value-type="float" office:value="267.394562041784" calcext:value-type="float">
            <text:p>267.3945620418</text:p>
          </table:table-cell>
          <table:table-cell table:number-columns-repeated="2"/>
        </table:table-row>
        <table:table-row table:style-name="ro1">
          <table:table-cell office:value-type="float" office:value="0.00385859639072" calcext:value-type="float">
            <text:p>0.0038585964</text:p>
          </table:table-cell>
          <table:table-cell office:value-type="float" office:value="3395.40000011011" calcext:value-type="float">
            <text:p>3395.4000001101</text:p>
          </table:table-cell>
          <table:table-cell office:value-type="float" office:value="0.000000000000368646227988787" calcext:value-type="float">
            <text:p>3.69E-013</text:p>
          </table:table-cell>
          <table:table-cell office:value-type="float" office:value="1.30027029273679" calcext:value-type="float">
            <text:p>1.3002702927</text:p>
          </table:table-cell>
          <table:table-cell office:value-type="float" office:value="0.0000471092088283662" calcext:value-type="float">
            <text:p>4.71E-005</text:p>
          </table:table-cell>
          <table:table-cell office:value-type="float" office:value="1.5297055403249" calcext:value-type="float">
            <text:p>1.5297055403</text:p>
          </table:table-cell>
          <table:table-cell office:value-type="float" office:value="1.14762238955356" calcext:value-type="float">
            <text:p>1.1476223896</text:p>
          </table:table-cell>
          <table:table-cell office:value-type="float" office:value="267.394528344941" calcext:value-type="float">
            <text:p>267.3945283449</text:p>
          </table:table-cell>
          <table:table-cell table:number-columns-repeated="2"/>
        </table:table-row>
        <table:table-row table:style-name="ro1">
          <table:table-cell office:value-type="float" office:value="0.00387797935225438" calcext:value-type="float">
            <text:p>0.0038779794</text:p>
          </table:table-cell>
          <table:table-cell office:value-type="float" office:value="3395.40000011103" calcext:value-type="float">
            <text:p>3395.400000111</text:p>
          </table:table-cell>
          <table:table-cell office:value-type="float" office:value="0.000000000000373199799941497" calcext:value-type="float">
            <text:p>3.73E-013</text:p>
          </table:table-cell>
          <table:table-cell office:value-type="float" office:value="1.3002702927368" calcext:value-type="float">
            <text:p>1.3002702927</text:p>
          </table:table-cell>
          <table:table-cell office:value-type="float" office:value="0.0000472956473415935" calcext:value-type="float">
            <text:p>4.73E-005</text:p>
          </table:table-cell>
          <table:table-cell office:value-type="float" office:value="1.5296255476338" calcext:value-type="float">
            <text:p>1.5296255476</text:p>
          </table:table-cell>
          <table:table-cell office:value-type="float" office:value="1.14692853074324" calcext:value-type="float">
            <text:p>1.1469285307</text:p>
          </table:table-cell>
          <table:table-cell office:value-type="float" office:value="267.394500859071" calcext:value-type="float">
            <text:p>267.3945008591</text:p>
          </table:table-cell>
          <table:table-cell table:number-columns-repeated="2"/>
        </table:table-row>
        <table:table-row table:style-name="ro1">
          <table:table-cell office:value-type="float" office:value="0.00389419719763332" calcext:value-type="float">
            <text:p>0.0038941972</text:p>
          </table:table-cell>
          <table:table-cell office:value-type="float" office:value="3395.40000011179" calcext:value-type="float">
            <text:p>3395.4000001118</text:p>
          </table:table-cell>
          <table:table-cell office:value-type="float" office:value="0.000000000000377035838382288" calcext:value-type="float">
            <text:p>3.77E-013</text:p>
          </table:table-cell>
          <table:table-cell office:value-type="float" office:value="1.30027029273681" calcext:value-type="float">
            <text:p>1.3002702927</text:p>
          </table:table-cell>
          <table:table-cell office:value-type="float" office:value="0.0000474516418154468" calcext:value-type="float">
            <text:p>4.75E-005</text:p>
          </table:table-cell>
          <table:table-cell office:value-type="float" office:value="1.52955876634266" calcext:value-type="float">
            <text:p>1.5295587663</text:p>
          </table:table-cell>
          <table:table-cell office:value-type="float" office:value="1.14635110279503" calcext:value-type="float">
            <text:p>1.1463511028</text:p>
          </table:table-cell>
          <table:table-cell office:value-type="float" office:value="267.394477861471" calcext:value-type="float">
            <text:p>267.3944778615</text:p>
          </table:table-cell>
          <table:table-cell table:number-columns-repeated="2"/>
        </table:table-row>
        <table:table-row table:style-name="ro1">
          <table:table-cell office:value-type="float" office:value="0.00390813659139724" calcext:value-type="float">
            <text:p>0.0039081366</text:p>
          </table:table-cell>
          <table:table-cell office:value-type="float" office:value="3395.40000011246" calcext:value-type="float">
            <text:p>3395.4000001125</text:p>
          </table:table-cell>
          <table:table-cell office:value-type="float" office:value="0.000000000000380351948476657" calcext:value-type="float">
            <text:p>3.80E-013</text:p>
          </table:table-cell>
          <table:table-cell office:value-type="float" office:value="1.30027029273682" calcext:value-type="float">
            <text:p>1.3002702927</text:p>
          </table:table-cell>
          <table:table-cell office:value-type="float" office:value="0.0000475857207096448" calcext:value-type="float">
            <text:p>4.76E-005</text:p>
          </table:table-cell>
          <table:table-cell office:value-type="float" office:value="1.52950147523363" calcext:value-type="float">
            <text:p>1.5295014752</text:p>
          </table:table-cell>
          <table:table-cell office:value-type="float" office:value="1.14585705620196" calcext:value-type="float">
            <text:p>1.1458570562</text:p>
          </table:table-cell>
          <table:table-cell office:value-type="float" office:value="267.394458094814" calcext:value-type="float">
            <text:p>267.3944580948</text:p>
          </table:table-cell>
          <table:table-cell table:number-columns-repeated="2"/>
        </table:table-row>
        <table:table-row table:style-name="ro1">
          <table:table-cell office:value-type="float" office:value="0.0039203106189925" calcext:value-type="float">
            <text:p>0.0039203106</text:p>
          </table:table-cell>
          <table:table-cell office:value-type="float" office:value="3395.40000011304" calcext:value-type="float">
            <text:p>3395.400000113</text:p>
          </table:table-cell>
          <table:table-cell office:value-type="float" office:value="0.000000000000383262481208898" calcext:value-type="float">
            <text:p>3.83E-013</text:p>
          </table:table-cell>
          <table:table-cell office:value-type="float" office:value="1.30027029273683" calcext:value-type="float">
            <text:p>1.3002702927</text:p>
          </table:table-cell>
          <table:table-cell office:value-type="float" office:value="0.0000477028191811216" calcext:value-type="float">
            <text:p>4.77E-005</text:p>
          </table:table-cell>
          <table:table-cell office:value-type="float" office:value="1.52945152097645" calcext:value-type="float">
            <text:p>1.529451521</text:p>
          </table:table-cell>
          <table:table-cell office:value-type="float" office:value="1.14542727408272" calcext:value-type="float">
            <text:p>1.1454272741</text:p>
          </table:table-cell>
          <table:table-cell office:value-type="float" office:value="267.394440831521" calcext:value-type="float">
            <text:p>267.3944408315</text:p>
          </table:table-cell>
          <table:table-cell table:number-columns-repeated="2"/>
        </table:table-row>
        <table:table-row table:style-name="ro1">
          <table:table-cell office:value-type="float" office:value="0.00393270616280603" calcext:value-type="float">
            <text:p>0.0039327062</text:p>
          </table:table-cell>
          <table:table-cell office:value-type="float" office:value="3395.40000011363" calcext:value-type="float">
            <text:p>3395.4000001136</text:p>
          </table:table-cell>
          <table:table-cell office:value-type="float" office:value="0.000000000000386239786373773" calcext:value-type="float">
            <text:p>3.86E-013</text:p>
          </table:table-cell>
          <table:table-cell office:value-type="float" office:value="1.30027029273683" calcext:value-type="float">
            <text:p>1.3002702927</text:p>
          </table:table-cell>
          <table:table-cell office:value-type="float" office:value="0.000047822048459604" calcext:value-type="float">
            <text:p>4.78E-005</text:p>
          </table:table-cell>
          <table:table-cell office:value-type="float" office:value="1.52940073530374" calcext:value-type="float">
            <text:p>1.5294007353</text:p>
          </table:table-cell>
          <table:table-cell office:value-type="float" office:value="1.14499128542934" calcext:value-type="float">
            <text:p>1.1449912854</text:p>
          </table:table-cell>
          <table:table-cell office:value-type="float" office:value="267.394423254108" calcext:value-type="float">
            <text:p>267.3944232541</text:p>
          </table:table-cell>
          <table:table-cell table:number-columns-repeated="2"/>
        </table:table-row>
        <table:table-row table:style-name="ro1">
          <table:table-cell office:value-type="float" office:value="0.00394761919885185" calcext:value-type="float">
            <text:p>0.0039476192</text:p>
          </table:table-cell>
          <table:table-cell office:value-type="float" office:value="3395.40000011434" calcext:value-type="float">
            <text:p>3395.4000001143</text:p>
          </table:table-cell>
          <table:table-cell office:value-type="float" office:value="0.000000000000389840274850214" calcext:value-type="float">
            <text:p>3.90E-013</text:p>
          </table:table-cell>
          <table:table-cell office:value-type="float" office:value="1.30027029273684" calcext:value-type="float">
            <text:p>1.3002702927</text:p>
          </table:table-cell>
          <table:table-cell office:value-type="float" office:value="0.0000479654929355375" calcext:value-type="float">
            <text:p>4.80E-005</text:p>
          </table:table-cell>
          <table:table-cell office:value-type="float" office:value="1.5293397383087" calcext:value-type="float">
            <text:p>1.5293397383</text:p>
          </table:table-cell>
          <table:table-cell office:value-type="float" office:value="1.14446889246825" calcext:value-type="float">
            <text:p>1.1444688925</text:p>
          </table:table-cell>
          <table:table-cell office:value-type="float" office:value="267.394402106784" calcext:value-type="float">
            <text:p>267.3944021068</text:p>
          </table:table-cell>
          <table:table-cell table:number-columns-repeated="2"/>
        </table:table-row>
        <table:table-row table:style-name="ro1">
          <table:table-cell office:value-type="float" office:value="0.00396057139208739" calcext:value-type="float">
            <text:p>0.0039605714</text:p>
          </table:table-cell>
          <table:table-cell office:value-type="float" office:value="3395.40000011496" calcext:value-type="float">
            <text:p>3395.400000115</text:p>
          </table:table-cell>
          <table:table-cell office:value-type="float" office:value="0.000000000000392983778997499" calcext:value-type="float">
            <text:p>3.93E-013</text:p>
          </table:table-cell>
          <table:table-cell office:value-type="float" office:value="1.30027029273685" calcext:value-type="float">
            <text:p>1.3002702927</text:p>
          </table:table-cell>
          <table:table-cell office:value-type="float" office:value="0.0000480900767185586" calcext:value-type="float">
            <text:p>4.81E-005</text:p>
          </table:table-cell>
          <table:table-cell office:value-type="float" office:value="1.52928685251186" calcext:value-type="float">
            <text:p>1.5292868525</text:p>
          </table:table-cell>
          <table:table-cell office:value-type="float" office:value="1.14401707310783" calcext:value-type="float">
            <text:p>1.1440170731</text:p>
          </table:table-cell>
          <table:table-cell office:value-type="float" office:value="267.394383740019" calcext:value-type="float">
            <text:p>267.39438374</text:p>
          </table:table-cell>
          <table:table-cell table:number-columns-repeated="2"/>
        </table:table-row>
        <table:table-row table:style-name="ro1">
          <table:table-cell office:value-type="float" office:value="0.00397113624831598" calcext:value-type="float">
            <text:p>0.0039711362</text:p>
          </table:table-cell>
          <table:table-cell office:value-type="float" office:value="3395.40000011547" calcext:value-type="float">
            <text:p>3395.4000001155</text:p>
          </table:table-cell>
          <table:table-cell office:value-type="float" office:value="0.000000000000395559202065739" calcext:value-type="float">
            <text:p>3.96E-013</text:p>
          </table:table-cell>
          <table:table-cell office:value-type="float" office:value="1.30027029273685" calcext:value-type="float">
            <text:p>1.3002702927</text:p>
          </table:table-cell>
          <table:table-cell office:value-type="float" office:value="0.0000481916974134728" calcext:value-type="float">
            <text:p>4.82E-005</text:p>
          </table:table-cell>
          <table:table-cell office:value-type="float" office:value="1.52924377720527" calcext:value-type="float">
            <text:p>1.5292437772</text:p>
          </table:table-cell>
          <table:table-cell office:value-type="float" office:value="1.14364982310274" calcext:value-type="float">
            <text:p>1.1436498231</text:p>
          </table:table-cell>
          <table:table-cell office:value-type="float" office:value="267.3943687586" calcext:value-type="float">
            <text:p>267.3943687586</text:p>
          </table:table-cell>
          <table:table-cell table:number-columns-repeated="2"/>
        </table:table-row>
        <table:table-row table:style-name="ro1">
          <table:table-cell office:value-type="float" office:value="0.00398073780871904" calcext:value-type="float">
            <text:p>0.0039807378</text:p>
          </table:table-cell>
          <table:table-cell office:value-type="float" office:value="3395.40000011593" calcext:value-type="float">
            <text:p>3395.4000001159</text:p>
          </table:table-cell>
          <table:table-cell office:value-type="float" office:value="0.000000000000397908640056224" calcext:value-type="float">
            <text:p>3.98E-013</text:p>
          </table:table-cell>
          <table:table-cell office:value-type="float" office:value="1.30027029273686" calcext:value-type="float">
            <text:p>1.3002702927</text:p>
          </table:table-cell>
          <table:table-cell office:value-type="float" office:value="0.0000482840524755626" calcext:value-type="float">
            <text:p>4.83E-005</text:p>
          </table:table-cell>
          <table:table-cell office:value-type="float" office:value="1.5292046780661" calcext:value-type="float">
            <text:p>1.5292046781</text:p>
          </table:table-cell>
          <table:table-cell office:value-type="float" office:value="1.14331705876138" calcext:value-type="float">
            <text:p>1.1433170588</text:p>
          </table:table-cell>
          <table:table-cell office:value-type="float" office:value="267.394355143176" calcext:value-type="float">
            <text:p>267.3943551432</text:p>
          </table:table-cell>
          <table:table-cell table:number-columns-repeated="2"/>
        </table:table-row>
        <table:table-row table:style-name="ro1">
          <table:table-cell office:value-type="float" office:value="0.0039888044897675" calcext:value-type="float">
            <text:p>0.0039888045</text:p>
          </table:table-cell>
          <table:table-cell office:value-type="float" office:value="3395.40000011632" calcext:value-type="float">
            <text:p>3395.4000001163</text:p>
          </table:table-cell>
          <table:table-cell office:value-type="float" office:value="0.000000000000399889018139143" calcext:value-type="float">
            <text:p>4.00E-013</text:p>
          </table:table-cell>
          <table:table-cell office:value-type="float" office:value="1.30027029273686" calcext:value-type="float">
            <text:p>1.3002702927</text:p>
          </table:table-cell>
          <table:table-cell office:value-type="float" office:value="0.0000483616439579592" calcext:value-type="float">
            <text:p>4.84E-005</text:p>
          </table:table-cell>
          <table:table-cell office:value-type="float" office:value="1.52917186464715" calcext:value-type="float">
            <text:p>1.5291718646</text:p>
          </table:table-cell>
          <table:table-cell office:value-type="float" office:value="1.14303822185827" calcext:value-type="float">
            <text:p>1.1430382219</text:p>
          </table:table-cell>
          <table:table-cell office:value-type="float" office:value="267.394343704277" calcext:value-type="float">
            <text:p>267.3943437043</text:p>
          </table:table-cell>
          <table:table-cell table:number-columns-repeated="2"/>
        </table:table-row>
        <table:table-row table:style-name="ro1">
          <table:table-cell office:value-type="float" office:value="0.00399577334918491" calcext:value-type="float">
            <text:p>0.0039957733</text:p>
          </table:table-cell>
          <table:table-cell office:value-type="float" office:value="3395.40000011666" calcext:value-type="float">
            <text:p>3395.4000001167</text:p>
          </table:table-cell>
          <table:table-cell office:value-type="float" office:value="0.000000000000401604674622316" calcext:value-type="float">
            <text:p>4.02E-013</text:p>
          </table:table-cell>
          <table:table-cell office:value-type="float" office:value="1.30027029273687" calcext:value-type="float">
            <text:p>1.3002702927</text:p>
          </table:table-cell>
          <table:table-cell office:value-type="float" office:value="0.0000484286757922624" calcext:value-type="float">
            <text:p>4.84E-005</text:p>
          </table:table-cell>
          <table:table-cell office:value-type="float" office:value="1.52914354315023" calcext:value-type="float">
            <text:p>1.5291435432</text:p>
          </table:table-cell>
          <table:table-cell office:value-type="float" office:value="1.14279786919846" calcext:value-type="float">
            <text:p>1.1427978692</text:p>
          </table:table-cell>
          <table:table-cell office:value-type="float" office:value="267.394333822135" calcext:value-type="float">
            <text:p>267.3943338221</text:p>
          </table:table-cell>
          <table:table-cell table:number-columns-repeated="2"/>
        </table:table-row>
        <table:table-row table:style-name="ro1">
          <table:table-cell office:value-type="float" office:value="0.00402364878685457" calcext:value-type="float">
            <text:p>0.0040236488</text:p>
          </table:table-cell>
          <table:table-cell office:value-type="float" office:value="3395.40000011801" calcext:value-type="float">
            <text:p>3395.400000118</text:p>
          </table:table-cell>
          <table:table-cell office:value-type="float" office:value="0.000000000000408511828659441" calcext:value-type="float">
            <text:p>4.09E-013</text:p>
          </table:table-cell>
          <table:table-cell office:value-type="float" office:value="1.30027029273688" calcext:value-type="float">
            <text:p>1.3002702927</text:p>
          </table:table-cell>
          <table:table-cell office:value-type="float" office:value="0.0000486968034674257" calcext:value-type="float">
            <text:p>4.87E-005</text:p>
          </table:table-cell>
          <table:table-cell office:value-type="float" office:value="1.52903049763157" calcext:value-type="float">
            <text:p>1.5290304976</text:p>
          </table:table-cell>
          <table:table-cell office:value-type="float" office:value="1.14184139538098" calcext:value-type="float">
            <text:p>1.1418413954</text:p>
          </table:table-cell>
          <table:table-cell office:value-type="float" office:value="267.39429429357" calcext:value-type="float">
            <text:p>267.3942942936</text:p>
          </table:table-cell>
          <table:table-cell table:number-columns-repeated="2"/>
        </table:table-row>
        <table:table-row table:style-name="ro1">
          <table:table-cell office:value-type="float" office:value="0.0040462409292198" calcext:value-type="float">
            <text:p>0.0040462409</text:p>
          </table:table-cell>
          <table:table-cell office:value-type="float" office:value="3395.40000011911" calcext:value-type="float">
            <text:p>3395.4000001191</text:p>
          </table:table-cell>
          <table:table-cell office:value-type="float" office:value="0.000000000000414162252560438" calcext:value-type="float">
            <text:p>4.14E-013</text:p>
          </table:table-cell>
          <table:table-cell office:value-type="float" office:value="1.30027029273689" calcext:value-type="float">
            <text:p>1.3002702927</text:p>
          </table:table-cell>
          <table:table-cell office:value-type="float" office:value="0.0000489141126892715" calcext:value-type="float">
            <text:p>4.89E-005</text:p>
          </table:table-cell>
          <table:table-cell office:value-type="float" office:value="1.52893915934534" calcext:value-type="float">
            <text:p>1.5289391593</text:p>
          </table:table-cell>
          <table:table-cell office:value-type="float" office:value="1.14107194418175" calcext:value-type="float">
            <text:p>1.1410719442</text:p>
          </table:table-cell>
          <table:table-cell office:value-type="float" office:value="267.394262256944" calcext:value-type="float">
            <text:p>267.3942622569</text:p>
          </table:table-cell>
          <table:table-cell table:number-columns-repeated="2"/>
        </table:table-row>
        <table:table-row table:style-name="ro1">
          <table:table-cell office:value-type="float" office:value="0.0040649967637091" calcext:value-type="float">
            <text:p>0.0040649968</text:p>
          </table:table-cell>
          <table:table-cell office:value-type="float" office:value="3395.40000012003" calcext:value-type="float">
            <text:p>3395.40000012</text:p>
          </table:table-cell>
          <table:table-cell office:value-type="float" office:value="0.000000000000418888939433191" calcext:value-type="float">
            <text:p>4.19E-013</text:p>
          </table:table-cell>
          <table:table-cell office:value-type="float" office:value="1.3002702927369" calcext:value-type="float">
            <text:p>1.3002702927</text:p>
          </table:table-cell>
          <table:table-cell office:value-type="float" office:value="0.0000490945215155105" calcext:value-type="float">
            <text:p>4.91E-005</text:p>
          </table:table-cell>
          <table:table-cell office:value-type="float" office:value="1.52886352017865" calcext:value-type="float">
            <text:p>1.5288635202</text:p>
          </table:table-cell>
          <table:table-cell office:value-type="float" office:value="1.14043701086507" calcext:value-type="float">
            <text:p>1.1404370109</text:p>
          </table:table-cell>
          <table:table-cell office:value-type="float" office:value="267.394235660367" calcext:value-type="float">
            <text:p>267.3942356604</text:p>
          </table:table-cell>
          <table:table-cell table:number-columns-repeated="2"/>
        </table:table-row>
        <table:table-row table:style-name="ro1">
          <table:table-cell office:value-type="float" office:value="0.00408096324209695" calcext:value-type="float">
            <text:p>0.0040809632</text:p>
          </table:table-cell>
          <table:table-cell office:value-type="float" office:value="3395.40000012081" calcext:value-type="float">
            <text:p>3395.4000001208</text:p>
          </table:table-cell>
          <table:table-cell office:value-type="float" office:value="0.000000000000422938291942525" calcext:value-type="float">
            <text:p>4.23E-013</text:p>
          </table:table-cell>
          <table:table-cell office:value-type="float" office:value="1.30027029273691" calcext:value-type="float">
            <text:p>1.3002702927</text:p>
          </table:table-cell>
          <table:table-cell office:value-type="float" office:value="0.0000492481002454508" calcext:value-type="float">
            <text:p>4.92E-005</text:p>
          </table:table-cell>
          <table:table-cell office:value-type="float" office:value="1.52879926484138" calcext:value-type="float">
            <text:p>1.5287992648</text:p>
          </table:table-cell>
          <table:table-cell office:value-type="float" office:value="1.1398992375214" calcext:value-type="float">
            <text:p>1.1398992375</text:p>
          </table:table-cell>
          <table:table-cell office:value-type="float" office:value="267.394213019216" calcext:value-type="float">
            <text:p>267.3942130192</text:p>
          </table:table-cell>
          <table:table-cell table:number-columns-repeated="2"/>
        </table:table-row>
        <table:table-row table:style-name="ro1">
          <table:table-cell office:value-type="float" office:value="0.00409490763198528" calcext:value-type="float">
            <text:p>0.0040949076</text:p>
          </table:table-cell>
          <table:table-cell office:value-type="float" office:value="3395.4000001215" calcext:value-type="float">
            <text:p>3395.4000001215</text:p>
          </table:table-cell>
          <table:table-cell office:value-type="float" office:value="0.000000000000426494121789441" calcext:value-type="float">
            <text:p>4.26E-013</text:p>
          </table:table-cell>
          <table:table-cell office:value-type="float" office:value="1.30027029273692" calcext:value-type="float">
            <text:p>1.3002702927</text:p>
          </table:table-cell>
          <table:table-cell office:value-type="float" office:value="0.0000493822290088828" calcext:value-type="float">
            <text:p>4.94E-005</text:p>
          </table:table-cell>
          <table:table-cell office:value-type="float" office:value="1.52874324823421" calcext:value-type="float">
            <text:p>1.5287432482</text:p>
          </table:table-cell>
          <table:table-cell office:value-type="float" office:value="1.1394316107187" calcext:value-type="float">
            <text:p>1.1394316107</text:p>
          </table:table-cell>
          <table:table-cell office:value-type="float" office:value="267.394193245474" calcext:value-type="float">
            <text:p>267.3941932455</text:p>
          </table:table-cell>
          <table:table-cell table:number-columns-repeated="2"/>
        </table:table-row>
        <table:table-row table:style-name="ro1">
          <table:table-cell office:value-type="float" office:value="0.0041054059967026" calcext:value-type="float">
            <text:p>0.004105406</text:p>
          </table:table-cell>
          <table:table-cell office:value-type="float" office:value="3395.40000012202" calcext:value-type="float">
            <text:p>3395.400000122</text:p>
          </table:table-cell>
          <table:table-cell office:value-type="float" office:value="0.000000000000429183113770885" calcext:value-type="float">
            <text:p>4.29E-013</text:p>
          </table:table-cell>
          <table:table-cell office:value-type="float" office:value="1.30027029273693" calcext:value-type="float">
            <text:p>1.3002702927</text:p>
          </table:table-cell>
          <table:table-cell office:value-type="float" office:value="0.0000494832111193529" calcext:value-type="float">
            <text:p>4.95E-005</text:p>
          </table:table-cell>
          <table:table-cell office:value-type="float" office:value="1.52870113656686" calcext:value-type="float">
            <text:p>1.5287011366</text:p>
          </table:table-cell>
          <table:table-cell office:value-type="float" office:value="1.13908079341133" calcext:value-type="float">
            <text:p>1.1390807934</text:p>
          </table:table-cell>
          <table:table-cell office:value-type="float" office:value="267.394178358342" calcext:value-type="float">
            <text:p>267.3941783583</text:p>
          </table:table-cell>
          <table:table-cell table:number-columns-repeated="2"/>
        </table:table-row>
        <table:table-row table:style-name="ro1">
          <table:table-cell office:value-type="float" office:value="0.00411502441059846" calcext:value-type="float">
            <text:p>0.0041150244</text:p>
          </table:table-cell>
          <table:table-cell office:value-type="float" office:value="3395.4000001225" calcext:value-type="float">
            <text:p>3395.4000001225</text:p>
          </table:table-cell>
          <table:table-cell office:value-type="float" office:value="0.000000000000431655706771126" calcext:value-type="float">
            <text:p>4.32E-013</text:p>
          </table:table-cell>
          <table:table-cell office:value-type="float" office:value="1.30027029273693" calcext:value-type="float">
            <text:p>1.3002702927</text:p>
          </table:table-cell>
          <table:table-cell office:value-type="float" office:value="0.0000495757291891753" calcext:value-type="float">
            <text:p>4.96E-005</text:p>
          </table:table-cell>
          <table:table-cell office:value-type="float" office:value="1.52866260107578" calcext:value-type="float">
            <text:p>1.5286626011</text:p>
          </table:table-cell>
          <table:table-cell office:value-type="float" office:value="1.13876031566029" calcext:value-type="float">
            <text:p>1.1387603157</text:p>
          </table:table-cell>
          <table:table-cell office:value-type="float" office:value="267.394164719019" calcext:value-type="float">
            <text:p>267.394164719</text:p>
          </table:table-cell>
          <table:table-cell table:number-columns-repeated="2"/>
        </table:table-row>
        <table:table-row table:style-name="ro1">
          <table:table-cell office:value-type="float" office:value="0.0041232123798447" calcext:value-type="float">
            <text:p>0.0041232124</text:p>
          </table:table-cell>
          <table:table-cell office:value-type="float" office:value="3395.4000001229" calcext:value-type="float">
            <text:p>3395.4000001229</text:p>
          </table:table-cell>
          <table:table-cell office:value-type="float" office:value="0.000000000000433767356827084" calcext:value-type="float">
            <text:p>4.34E-013</text:p>
          </table:table-cell>
          <table:table-cell office:value-type="float" office:value="1.30027029273694" calcext:value-type="float">
            <text:p>1.3002702927</text:p>
          </table:table-cell>
          <table:table-cell office:value-type="float" office:value="0.0000496544880786725" calcext:value-type="float">
            <text:p>4.97E-005</text:p>
          </table:table-cell>
          <table:table-cell office:value-type="float" office:value="1.52862983138407" calcext:value-type="float">
            <text:p>1.5286298314</text:p>
          </table:table-cell>
          <table:table-cell office:value-type="float" office:value="1.13848820027451" calcext:value-type="float">
            <text:p>1.1384882003</text:p>
          </table:table-cell>
          <table:table-cell office:value-type="float" office:value="267.394153108128" calcext:value-type="float">
            <text:p>267.3941531081</text:p>
          </table:table-cell>
          <table:table-cell table:number-columns-repeated="2"/>
        </table:table-row>
        <table:table-row table:style-name="ro1">
          <table:table-cell office:value-type="float" office:value="0.00413135443658812" calcext:value-type="float">
            <text:p>0.0041313544</text:p>
          </table:table-cell>
          <table:table-cell office:value-type="float" office:value="3395.4000001233" calcext:value-type="float">
            <text:p>3395.4000001233</text:p>
          </table:table-cell>
          <table:table-cell office:value-type="float" office:value="0.000000000000435873355507797" calcext:value-type="float">
            <text:p>4.36E-013</text:p>
          </table:table-cell>
          <table:table-cell office:value-type="float" office:value="1.30027029273694" calcext:value-type="float">
            <text:p>1.3002702927</text:p>
          </table:table-cell>
          <table:table-cell office:value-type="float" office:value="0.0000497328053886175" calcext:value-type="float">
            <text:p>4.97E-005</text:p>
          </table:table-cell>
          <table:table-cell office:value-type="float" office:value="1.52859727724497" calcext:value-type="float">
            <text:p>1.5285972772</text:p>
          </table:table-cell>
          <table:table-cell office:value-type="float" office:value="1.13821824740876" calcext:value-type="float">
            <text:p>1.1382182474</text:p>
          </table:table-cell>
          <table:table-cell office:value-type="float" office:value="267.394141562343" calcext:value-type="float">
            <text:p>267.3941415623</text:p>
          </table:table-cell>
          <table:table-cell table:number-columns-repeated="2"/>
        </table:table-row>
        <table:table-row table:style-name="ro1">
          <table:table-cell office:value-type="float" office:value="0.00414714219847441" calcext:value-type="float">
            <text:p>0.0041471422</text:p>
          </table:table-cell>
          <table:table-cell office:value-type="float" office:value="3395.40000012409" calcext:value-type="float">
            <text:p>3395.4000001241</text:p>
          </table:table-cell>
          <table:table-cell office:value-type="float" office:value="0.000000000000439974578215078" calcext:value-type="float">
            <text:p>4.40E-013</text:p>
          </table:table-cell>
          <table:table-cell office:value-type="float" office:value="1.30027029273695" calcext:value-type="float">
            <text:p>1.3002702927</text:p>
          </table:table-cell>
          <table:table-cell office:value-type="float" office:value="0.0000498846658026576" calcext:value-type="float">
            <text:p>4.99E-005</text:p>
          </table:table-cell>
          <table:table-cell office:value-type="float" office:value="1.52853424331455" calcext:value-type="float">
            <text:p>1.5285342433</text:p>
          </table:table-cell>
          <table:table-cell office:value-type="float" office:value="1.13769659803583" calcext:value-type="float">
            <text:p>1.137696598</text:p>
          </table:table-cell>
          <table:table-cell office:value-type="float" office:value="267.39411917462" calcext:value-type="float">
            <text:p>267.3941191746</text:p>
          </table:table-cell>
          <table:table-cell table:number-columns-repeated="2"/>
        </table:table-row>
        <table:table-row table:style-name="ro1">
          <table:table-cell office:value-type="float" office:value="0.00416093050537661" calcext:value-type="float">
            <text:p>0.0041609305</text:p>
          </table:table-cell>
          <table:table-cell office:value-type="float" office:value="3395.40000012478" calcext:value-type="float">
            <text:p>3395.4000001248</text:p>
          </table:table-cell>
          <table:table-cell office:value-type="float" office:value="0.000000000000443575436479011" calcext:value-type="float">
            <text:p>4.44E-013</text:p>
          </table:table-cell>
          <table:table-cell office:value-type="float" office:value="1.30027029273696" calcext:value-type="float">
            <text:p>1.3002702927</text:p>
          </table:table-cell>
          <table:table-cell office:value-type="float" office:value="0.0000500172938625388" calcext:value-type="float">
            <text:p>5.00E-005</text:p>
          </table:table-cell>
          <table:table-cell office:value-type="float" office:value="1.52847928888442" calcext:value-type="float">
            <text:p>1.5284792889</text:p>
          </table:table-cell>
          <table:table-cell office:value-type="float" office:value="1.1372429441232" calcext:value-type="float">
            <text:p>1.1372429441</text:p>
          </table:table-cell>
          <table:table-cell office:value-type="float" office:value="267.394099622209" calcext:value-type="float">
            <text:p>267.3940996222</text:p>
          </table:table-cell>
          <table:table-cell table:number-columns-repeated="2"/>
        </table:table-row>
        <table:table-row table:style-name="ro1">
          <table:table-cell office:value-type="float" office:value="0.00417319529064338" calcext:value-type="float">
            <text:p>0.0041731953</text:p>
          </table:table-cell>
          <table:table-cell office:value-type="float" office:value="3395.40000012539" calcext:value-type="float">
            <text:p>3395.4000001254</text:p>
          </table:table-cell>
          <table:table-cell office:value-type="float" office:value="0.000000000000446793365951572" calcext:value-type="float">
            <text:p>4.47E-013</text:p>
          </table:table-cell>
          <table:table-cell office:value-type="float" office:value="1.30027029273697" calcext:value-type="float">
            <text:p>1.3002702927</text:p>
          </table:table-cell>
          <table:table-cell office:value-type="float" office:value="0.0000501352674625133" calcext:value-type="float">
            <text:p>5.01E-005</text:p>
          </table:table-cell>
          <table:table-cell office:value-type="float" office:value="1.52843048198232" calcext:value-type="float">
            <text:p>1.528430482</text:p>
          </table:table-cell>
          <table:table-cell office:value-type="float" office:value="1.13684091872743" calcext:value-type="float">
            <text:p>1.1368409187</text:p>
          </table:table-cell>
          <table:table-cell office:value-type="float" office:value="267.394082230218" calcext:value-type="float">
            <text:p>267.3940822302</text:p>
          </table:table-cell>
          <table:table-cell table:number-columns-repeated="2"/>
        </table:table-row>
        <table:table-row table:style-name="ro1">
          <table:table-cell office:value-type="float" office:value="0.00421113473527774" calcext:value-type="float">
            <text:p>0.0042111347</text:p>
          </table:table-cell>
          <table:table-cell office:value-type="float" office:value="3395.4000001273" calcext:value-type="float">
            <text:p>3395.4000001273</text:p>
          </table:table-cell>
          <table:table-cell office:value-type="float" office:value="0.000000000000456836904900569" calcext:value-type="float">
            <text:p>4.57E-013</text:p>
          </table:table-cell>
          <table:table-cell office:value-type="float" office:value="1.30027029273699" calcext:value-type="float">
            <text:p>1.3002702927</text:p>
          </table:table-cell>
          <table:table-cell office:value-type="float" office:value="0.0000505002034042501" calcext:value-type="float">
            <text:p>5.05E-005</text:p>
          </table:table-cell>
          <table:table-cell office:value-type="float" office:value="1.52827995063082" calcext:value-type="float">
            <text:p>1.5282799506</text:p>
          </table:table-cell>
          <table:table-cell office:value-type="float" office:value="1.13560617281535" calcext:value-type="float">
            <text:p>1.1356061728</text:p>
          </table:table-cell>
          <table:table-cell office:value-type="float" office:value="267.39402843046" calcext:value-type="float">
            <text:p>267.3940284305</text:p>
          </table:table-cell>
          <table:table-cell table:number-columns-repeated="2"/>
        </table:table-row>
        <table:table-row table:style-name="ro1">
          <table:table-cell office:value-type="float" office:value="0.00423634699904319" calcext:value-type="float">
            <text:p>0.004236347</text:p>
          </table:table-cell>
          <table:table-cell office:value-type="float" office:value="3395.40000012858" calcext:value-type="float">
            <text:p>3395.4000001286</text:p>
          </table:table-cell>
          <table:table-cell office:value-type="float" office:value="0.000000000000463586123155391" calcext:value-type="float">
            <text:p>4.64E-013</text:p>
          </table:table-cell>
          <table:table-cell office:value-type="float" office:value="1.300270292737" calcext:value-type="float">
            <text:p>1.3002702927</text:p>
          </table:table-cell>
          <table:table-cell office:value-type="float" office:value="0.0000507427183444412" calcext:value-type="float">
            <text:p>5.07E-005</text:p>
          </table:table-cell>
          <table:table-cell office:value-type="float" office:value="1.52818028662567" calcext:value-type="float">
            <text:p>1.5281802866</text:p>
          </table:table-cell>
          <table:table-cell office:value-type="float" office:value="1.13479295642548" calcext:value-type="float">
            <text:p>1.1347929564</text:p>
          </table:table-cell>
          <table:table-cell office:value-type="float" office:value="267.393992678389" calcext:value-type="float">
            <text:p>267.3939926784</text:p>
          </table:table-cell>
          <table:table-cell table:number-columns-repeated="2"/>
        </table:table-row>
        <table:table-row table:style-name="ro1">
          <table:table-cell office:value-type="float" office:value="0.00426875147800616" calcext:value-type="float">
            <text:p>0.0042687515</text:p>
          </table:table-cell>
          <table:table-cell office:value-type="float" office:value="3395.40000013022" calcext:value-type="float">
            <text:p>3395.4000001302</text:p>
          </table:table-cell>
          <table:table-cell office:value-type="float" office:value="0.000000000000472348825573538" calcext:value-type="float">
            <text:p>4.72E-013</text:p>
          </table:table-cell>
          <table:table-cell office:value-type="float" office:value="1.30027029273702" calcext:value-type="float">
            <text:p>1.3002702927</text:p>
          </table:table-cell>
          <table:table-cell office:value-type="float" office:value="0.0000510544153284818" calcext:value-type="float">
            <text:p>5.11E-005</text:p>
          </table:table-cell>
          <table:table-cell office:value-type="float" office:value="1.5280526221767" calcext:value-type="float">
            <text:p>1.5280526222</text:p>
          </table:table-cell>
          <table:table-cell office:value-type="float" office:value="1.1337562114039" calcext:value-type="float">
            <text:p>1.1337562114</text:p>
          </table:table-cell>
          <table:table-cell office:value-type="float" office:value="267.393946727449" calcext:value-type="float">
            <text:p>267.3939467274</text:p>
          </table:table-cell>
          <table:table-cell table:number-columns-repeated="2"/>
        </table:table-row>
        <table:table-row table:style-name="ro1">
          <table:table-cell office:value-type="float" office:value="0.00432771569365335" calcext:value-type="float">
            <text:p>0.0043277157</text:p>
          </table:table-cell>
          <table:table-cell office:value-type="float" office:value="3395.40000013325" calcext:value-type="float">
            <text:p>3395.4000001333</text:p>
          </table:table-cell>
          <table:table-cell office:value-type="float" office:value="0.000000000000488549301642852" calcext:value-type="float">
            <text:p>4.89E-013</text:p>
          </table:table-cell>
          <table:table-cell office:value-type="float" office:value="1.30027029273706" calcext:value-type="float">
            <text:p>1.3002702927</text:p>
          </table:table-cell>
          <table:table-cell office:value-type="float" office:value="0.000051621590890559" calcext:value-type="float">
            <text:p>5.16E-005</text:p>
          </table:table-cell>
          <table:table-cell office:value-type="float" office:value="1.52782154553204" calcext:value-type="float">
            <text:p>1.5278215455</text:p>
          </table:table-cell>
          <table:table-cell office:value-type="float" office:value="1.13189366784627" calcext:value-type="float">
            <text:p>1.1318936678</text:p>
          </table:table-cell>
          <table:table-cell office:value-type="float" office:value="267.393863113665" calcext:value-type="float">
            <text:p>267.3938631137</text:p>
          </table:table-cell>
          <table:table-cell table:number-columns-repeated="2"/>
        </table:table-row>
        <table:table-row table:style-name="ro1">
          <table:table-cell office:value-type="float" office:value="0.00435600192299806" calcext:value-type="float">
            <text:p>0.0043560019</text:p>
          </table:table-cell>
          <table:table-cell office:value-type="float" office:value="3395.40000013471" calcext:value-type="float">
            <text:p>3395.4000001347</text:p>
          </table:table-cell>
          <table:table-cell office:value-type="float" office:value="0.000000000000496438614851133" calcext:value-type="float">
            <text:p>4.96E-013</text:p>
          </table:table-cell>
          <table:table-cell office:value-type="float" office:value="1.30027029273707" calcext:value-type="float">
            <text:p>1.3002702927</text:p>
          </table:table-cell>
          <table:table-cell office:value-type="float" office:value="0.0000518936763943813" calcext:value-type="float">
            <text:p>5.19E-005</text:p>
          </table:table-cell>
          <table:table-cell office:value-type="float" office:value="1.52771124854996" calcext:value-type="float">
            <text:p>1.5277112485</text:p>
          </table:table-cell>
          <table:table-cell office:value-type="float" office:value="1.13101093783152" calcext:value-type="float">
            <text:p>1.1310109378</text:p>
          </table:table-cell>
          <table:table-cell office:value-type="float" office:value="267.393823002579" calcext:value-type="float">
            <text:p>267.3938230026</text:p>
          </table:table-cell>
          <table:table-cell table:number-columns-repeated="2"/>
        </table:table-row>
        <table:table-row table:style-name="ro1">
          <table:table-cell office:value-type="float" office:value="0.00439672280629082" calcext:value-type="float">
            <text:p>0.0043967228</text:p>
          </table:table-cell>
          <table:table-cell office:value-type="float" office:value="3395.40000013683" calcext:value-type="float">
            <text:p>3395.4000001368</text:p>
          </table:table-cell>
          <table:table-cell office:value-type="float" office:value="0.00000000000050793070660296" calcext:value-type="float">
            <text:p>5.08E-013</text:p>
          </table:table-cell>
          <table:table-cell office:value-type="float" office:value="1.3002702927371" calcext:value-type="float">
            <text:p>1.3002702927</text:p>
          </table:table-cell>
          <table:table-cell office:value-type="float" office:value="0.0000522853719208238" calcext:value-type="float">
            <text:p>5.23E-005</text:p>
          </table:table-cell>
          <table:table-cell office:value-type="float" office:value="1.52755308912404" calcext:value-type="float">
            <text:p>1.5275530891</text:p>
          </table:table-cell>
          <table:table-cell office:value-type="float" office:value="1.12975217478827" calcext:value-type="float">
            <text:p>1.1297521748</text:p>
          </table:table-cell>
          <table:table-cell office:value-type="float" office:value="267.393765258621" calcext:value-type="float">
            <text:p>267.3937652586</text:p>
          </table:table-cell>
          <table:table-cell table:number-columns-repeated="2"/>
        </table:table-row>
        <table:table-row table:style-name="ro1">
          <table:table-cell office:value-type="float" office:value="0.00443386583194902" calcext:value-type="float">
            <text:p>0.0044338658</text:p>
          </table:table-cell>
          <table:table-cell office:value-type="float" office:value="3395.40000013878" calcext:value-type="float">
            <text:p>3395.4000001388</text:p>
          </table:table-cell>
          <table:table-cell office:value-type="float" office:value="0.000000000000518552207832026" calcext:value-type="float">
            <text:p>5.19E-013</text:p>
          </table:table-cell>
          <table:table-cell office:value-type="float" office:value="1.30027029273712" calcext:value-type="float">
            <text:p>1.3002702927</text:p>
          </table:table-cell>
          <table:table-cell office:value-type="float" office:value="0.0000526426529139425" calcext:value-type="float">
            <text:p>5.26E-005</text:p>
          </table:table-cell>
          <table:table-cell office:value-type="float" office:value="1.52740946099807" calcext:value-type="float">
            <text:p>1.527409461</text:p>
          </table:table-cell>
          <table:table-cell office:value-type="float" office:value="1.1286161753973" calcext:value-type="float">
            <text:p>1.1286161754</text:p>
          </table:table-cell>
          <table:table-cell office:value-type="float" office:value="267.393712588219" calcext:value-type="float">
            <text:p>267.3937125882</text:p>
          </table:table-cell>
          <table:table-cell table:number-columns-repeated="2"/>
        </table:table-row>
        <table:table-row table:style-name="ro1">
          <table:table-cell office:value-type="float" office:value="0.00445626673336829" calcext:value-type="float">
            <text:p>0.0044562667</text:p>
          </table:table-cell>
          <table:table-cell office:value-type="float" office:value="3395.40000013996" calcext:value-type="float">
            <text:p>3395.40000014</text:p>
          </table:table-cell>
          <table:table-cell office:value-type="float" office:value="0.0000000000005250224405213" calcext:value-type="float">
            <text:p>5.25E-013</text:p>
          </table:table-cell>
          <table:table-cell office:value-type="float" office:value="1.30027029273713" calcext:value-type="float">
            <text:p>1.3002702927</text:p>
          </table:table-cell>
          <table:table-cell office:value-type="float" office:value="0.0000528581289890318" calcext:value-type="float">
            <text:p>5.29E-005</text:p>
          </table:table-cell>
          <table:table-cell office:value-type="float" office:value="1.52732312910886" calcext:value-type="float">
            <text:p>1.5273231291</text:p>
          </table:table-cell>
          <table:table-cell office:value-type="float" office:value="1.12793658031381" calcext:value-type="float">
            <text:p>1.1279365803</text:p>
          </table:table-cell>
          <table:table-cell office:value-type="float" office:value="267.393680822781" calcext:value-type="float">
            <text:p>267.3936808228</text:p>
          </table:table-cell>
          <table:table-cell table:number-columns-repeated="2"/>
        </table:table-row>
        <table:table-row table:style-name="ro1">
          <table:table-cell office:value-type="float" office:value="0.0045013559898314" calcext:value-type="float">
            <text:p>0.004501356</text:p>
          </table:table-cell>
          <table:table-cell office:value-type="float" office:value="3395.40000014235" calcext:value-type="float">
            <text:p>3395.4000001424</text:p>
          </table:table-cell>
          <table:table-cell office:value-type="float" office:value="0.00000000000053819350303612" calcext:value-type="float">
            <text:p>5.38E-013</text:p>
          </table:table-cell>
          <table:table-cell office:value-type="float" office:value="1.30027029273716" calcext:value-type="float">
            <text:p>1.3002702927</text:p>
          </table:table-cell>
          <table:table-cell office:value-type="float" office:value="0.0000532918472273071" calcext:value-type="float">
            <text:p>5.33E-005</text:p>
          </table:table-cell>
          <table:table-cell office:value-type="float" office:value="1.5271500125344" calcext:value-type="float">
            <text:p>1.5271500125</text:p>
          </table:table-cell>
          <table:table-cell office:value-type="float" office:value="1.1265810727601" calcext:value-type="float">
            <text:p>1.1265810728</text:p>
          </table:table-cell>
          <table:table-cell office:value-type="float" office:value="267.393616884283" calcext:value-type="float">
            <text:p>267.3936168843</text:p>
          </table:table-cell>
          <table:table-cell table:number-columns-repeated="2"/>
        </table:table-row>
        <table:table-row table:style-name="ro1">
          <table:table-cell office:value-type="float" office:value="0.00454212983898625" calcext:value-type="float">
            <text:p>0.0045421298</text:p>
          </table:table-cell>
          <table:table-cell office:value-type="float" office:value="3395.40000014453" calcext:value-type="float">
            <text:p>3395.4000001445</text:p>
          </table:table-cell>
          <table:table-cell office:value-type="float" office:value="0.000000000000550274467416237" calcext:value-type="float">
            <text:p>5.50E-013</text:p>
          </table:table-cell>
          <table:table-cell office:value-type="float" office:value="1.30027029273719" calcext:value-type="float">
            <text:p>1.3002702927</text:p>
          </table:table-cell>
          <table:table-cell office:value-type="float" office:value="0.0000536840563200369" calcext:value-type="float">
            <text:p>5.37E-005</text:p>
          </table:table-cell>
          <table:table-cell office:value-type="float" office:value="1.52699421048117" calcext:value-type="float">
            <text:p>1.5269942105</text:p>
          </table:table-cell>
          <table:table-cell office:value-type="float" office:value="1.12536933510223" calcext:value-type="float">
            <text:p>1.1253693351</text:p>
          </table:table-cell>
          <table:table-cell office:value-type="float" office:value="267.393559065217" calcext:value-type="float">
            <text:p>267.3935590652</text:p>
          </table:table-cell>
          <table:table-cell table:number-columns-repeated="2"/>
        </table:table-row>
        <table:table-row table:style-name="ro1">
          <table:table-cell office:value-type="float" office:value="0.00459453509959165" calcext:value-type="float">
            <text:p>0.0045945351</text:p>
          </table:table-cell>
          <table:table-cell office:value-type="float" office:value="3395.40000014735" calcext:value-type="float">
            <text:p>3395.4000001474</text:p>
          </table:table-cell>
          <table:table-cell office:value-type="float" office:value="0.00000000000056604075680936" calcext:value-type="float">
            <text:p>5.66E-013</text:p>
          </table:table-cell>
          <table:table-cell office:value-type="float" office:value="1.30027029273722" calcext:value-type="float">
            <text:p>1.3002702927</text:p>
          </table:table-cell>
          <table:table-cell office:value-type="float" office:value="0.0000541881511901727" calcext:value-type="float">
            <text:p>5.42E-005</text:p>
          </table:table-cell>
          <table:table-cell office:value-type="float" office:value="1.52679498952272" calcext:value-type="float">
            <text:p>1.5267949895</text:p>
          </table:table-cell>
          <table:table-cell office:value-type="float" office:value="1.12383110328959" calcext:value-type="float">
            <text:p>1.1238311033</text:p>
          </table:table-cell>
          <table:table-cell office:value-type="float" office:value="267.393484752312" calcext:value-type="float">
            <text:p>267.3934847523</text:p>
          </table:table-cell>
          <table:table-cell table:number-columns-repeated="2"/>
        </table:table-row>
        <table:table-row table:style-name="ro1">
          <table:table-cell office:value-type="float" office:value="0.00465324723774207" calcext:value-type="float">
            <text:p>0.0046532472</text:p>
          </table:table-cell>
          <table:table-cell office:value-type="float" office:value="3395.40000015055" calcext:value-type="float">
            <text:p>3395.4000001506</text:p>
          </table:table-cell>
          <table:table-cell office:value-type="float" office:value="0.000000000000584025668457078" calcext:value-type="float">
            <text:p>5.84E-013</text:p>
          </table:table-cell>
          <table:table-cell office:value-type="float" office:value="1.30027029273726" calcext:value-type="float">
            <text:p>1.3002702927</text:p>
          </table:table-cell>
          <table:table-cell office:value-type="float" office:value="0.0000547529152002213" calcext:value-type="float">
            <text:p>5.48E-005</text:p>
          </table:table-cell>
          <table:table-cell office:value-type="float" office:value="1.52657314446219" calcext:value-type="float">
            <text:p>1.5265731445</text:p>
          </table:table-cell>
          <table:table-cell office:value-type="float" office:value="1.12213278994986" calcext:value-type="float">
            <text:p>1.1221327899</text:p>
          </table:table-cell>
          <table:table-cell office:value-type="float" office:value="267.393401495983" calcext:value-type="float">
            <text:p>267.393401496</text:p>
          </table:table-cell>
          <table:table-cell table:number-columns-repeated="2"/>
        </table:table-row>
        <table:table-row table:style-name="ro1">
          <table:table-cell office:value-type="float" office:value="0.00471868483478708" calcext:value-type="float">
            <text:p>0.0047186848</text:p>
          </table:table-cell>
          <table:table-cell office:value-type="float" office:value="3395.40000015415" calcext:value-type="float">
            <text:p>3395.4000001542</text:p>
          </table:table-cell>
          <table:table-cell office:value-type="float" office:value="0.000000000000604473325655571" calcext:value-type="float">
            <text:p>6.04E-013</text:p>
          </table:table-cell>
          <table:table-cell office:value-type="float" office:value="1.3002702927373" calcext:value-type="float">
            <text:p>1.3002702927</text:p>
          </table:table-cell>
          <table:table-cell office:value-type="float" office:value="0.0000553823755562935" calcext:value-type="float">
            <text:p>5.54E-005</text:p>
          </table:table-cell>
          <table:table-cell office:value-type="float" office:value="1.52632754120923" calcext:value-type="float">
            <text:p>1.5263275412</text:p>
          </table:table-cell>
          <table:table-cell office:value-type="float" office:value="1.12027031460708" calcext:value-type="float">
            <text:p>1.1202703146</text:p>
          </table:table-cell>
          <table:table-cell office:value-type="float" office:value="267.393308702666" calcext:value-type="float">
            <text:p>267.3933087027</text:p>
          </table:table-cell>
          <table:table-cell table:number-columns-repeated="2"/>
        </table:table-row>
        <table:table-row table:style-name="ro1">
          <table:table-cell office:value-type="float" office:value="0.00476701716900586" calcext:value-type="float">
            <text:p>0.0047670172</text:p>
          </table:table-cell>
          <table:table-cell office:value-type="float" office:value="3395.40000015683" calcext:value-type="float">
            <text:p>3395.4000001568</text:p>
          </table:table-cell>
          <table:table-cell office:value-type="float" office:value="0.000000000000619850215599212" calcext:value-type="float">
            <text:p>6.20E-013</text:p>
          </table:table-cell>
          <table:table-cell office:value-type="float" office:value="1.30027029273733" calcext:value-type="float">
            <text:p>1.3002702927</text:p>
          </table:table-cell>
          <table:table-cell office:value-type="float" office:value="0.0000558472980628292" calcext:value-type="float">
            <text:p>5.58E-005</text:p>
          </table:table-cell>
          <table:table-cell office:value-type="float" office:value="1.52614724038498" calcext:value-type="float">
            <text:p>1.5261472404</text:p>
          </table:table-cell>
          <table:table-cell office:value-type="float" office:value="1.11891473527848" calcext:value-type="float">
            <text:p>1.1189147353</text:p>
          </table:table-cell>
          <table:table-cell office:value-type="float" office:value="267.393240165345" calcext:value-type="float">
            <text:p>267.3932401653</text:p>
          </table:table-cell>
          <table:table-cell table:number-columns-repeated="2"/>
        </table:table-row>
        <table:table-row table:style-name="ro1">
          <table:table-cell office:value-type="float" office:value="0.00480734548341294" calcext:value-type="float">
            <text:p>0.0048073455</text:p>
          </table:table-cell>
          <table:table-cell office:value-type="float" office:value="3395.40000015909" calcext:value-type="float">
            <text:p>3395.4000001591</text:p>
          </table:table-cell>
          <table:table-cell office:value-type="float" office:value="0.000000000000632859934323644" calcext:value-type="float">
            <text:p>6.33E-013</text:p>
          </table:table-cell>
          <table:table-cell office:value-type="float" office:value="1.30027029273736" calcext:value-type="float">
            <text:p>1.3002702927</text:p>
          </table:table-cell>
          <table:table-cell office:value-type="float" office:value="0.0000562352288443543" calcext:value-type="float">
            <text:p>5.62E-005</text:p>
          </table:table-cell>
          <table:table-cell office:value-type="float" office:value="1.52599750428493" calcext:value-type="float">
            <text:p>1.5259975043</text:p>
          </table:table-cell>
          <table:table-cell office:value-type="float" office:value="1.11779639268896" calcext:value-type="float">
            <text:p>1.1177963927</text:p>
          </table:table-cell>
          <table:table-cell office:value-type="float" office:value="267.393182978066" calcext:value-type="float">
            <text:p>267.3931829781</text:p>
          </table:table-cell>
          <table:table-cell table:number-columns-repeated="2"/>
        </table:table-row>
        <table:table-row table:style-name="ro1">
          <table:table-cell office:value-type="float" office:value="0.00483992954646548" calcext:value-type="float">
            <text:p>0.0048399295</text:p>
          </table:table-cell>
          <table:table-cell office:value-type="float" office:value="3395.40000016092" calcext:value-type="float">
            <text:p>3395.4000001609</text:p>
          </table:table-cell>
          <table:table-cell office:value-type="float" office:value="0.000000000000643491050860747" calcext:value-type="float">
            <text:p>6.43E-013</text:p>
          </table:table-cell>
          <table:table-cell office:value-type="float" office:value="1.30027029273738" calcext:value-type="float">
            <text:p>1.3002702927</text:p>
          </table:table-cell>
          <table:table-cell office:value-type="float" office:value="0.0000565486660412933" calcext:value-type="float">
            <text:p>5.65E-005</text:p>
          </table:table-cell>
          <table:table-cell office:value-type="float" office:value="1.52587698627146" calcext:value-type="float">
            <text:p>1.5258769863</text:p>
          </table:table-cell>
          <table:table-cell office:value-type="float" office:value="1.11690112906059" calcext:value-type="float">
            <text:p>1.1169011291</text:p>
          </table:table-cell>
          <table:table-cell office:value-type="float" office:value="267.393136772468" calcext:value-type="float">
            <text:p>267.3931367725</text:p>
          </table:table-cell>
          <table:table-cell table:number-columns-repeated="2"/>
        </table:table-row>
        <table:table-row table:style-name="ro1">
          <table:table-cell office:value-type="float" office:value="0.00487113340724275" calcext:value-type="float">
            <text:p>0.0048711334</text:p>
          </table:table-cell>
          <table:table-cell office:value-type="float" office:value="3395.40000016269" calcext:value-type="float">
            <text:p>3395.4000001627</text:p>
          </table:table-cell>
          <table:table-cell office:value-type="float" office:value="0.000000000000653772471528246" calcext:value-type="float">
            <text:p>6.54E-013</text:p>
          </table:table-cell>
          <table:table-cell office:value-type="float" office:value="1.3002702927374" calcext:value-type="float">
            <text:p>1.3002702927</text:p>
          </table:table-cell>
          <table:table-cell office:value-type="float" office:value="0.0000568488272830158" calcext:value-type="float">
            <text:p>5.68E-005</text:p>
          </table:table-cell>
          <table:table-cell office:value-type="float" office:value="1.52576195808204" calcext:value-type="float">
            <text:p>1.5257619581</text:p>
          </table:table-cell>
          <table:table-cell office:value-type="float" office:value="1.11605065746435" calcext:value-type="float">
            <text:p>1.1160506575</text:p>
          </table:table-cell>
          <table:table-cell office:value-type="float" office:value="267.393092524056" calcext:value-type="float">
            <text:p>267.3930925241</text:p>
          </table:table-cell>
          <table:table-cell table:number-columns-repeated="2"/>
        </table:table-row>
        <table:table-row table:style-name="ro1">
          <table:table-cell office:value-type="float" office:value="0.00489385213022981" calcext:value-type="float">
            <text:p>0.0048938521</text:p>
          </table:table-cell>
          <table:table-cell office:value-type="float" office:value="3395.40000016398" calcext:value-type="float">
            <text:p>3395.400000164</text:p>
          </table:table-cell>
          <table:table-cell office:value-type="float" office:value="0.000000000000661320225180084" calcext:value-type="float">
            <text:p>6.61E-013</text:p>
          </table:table-cell>
          <table:table-cell office:value-type="float" office:value="1.30027029273741" calcext:value-type="float">
            <text:p>1.3002702927</text:p>
          </table:table-cell>
          <table:table-cell office:value-type="float" office:value="0.000057067367328823" calcext:value-type="float">
            <text:p>5.71E-005</text:p>
          </table:table-cell>
          <table:table-cell office:value-type="float" office:value="1.52567844437103" calcext:value-type="float">
            <text:p>1.5256784444</text:p>
          </table:table-cell>
          <table:table-cell office:value-type="float" office:value="1.1154356278258" calcext:value-type="float">
            <text:p>1.1154356278</text:p>
          </table:table-cell>
          <table:table-cell office:value-type="float" office:value="267.393060307934" calcext:value-type="float">
            <text:p>267.3930603079</text:p>
          </table:table-cell>
          <table:table-cell table:number-columns-repeated="2"/>
        </table:table-row>
        <table:table-row table:style-name="ro1">
          <table:table-cell office:value-type="float" office:value="0.00492978010650206" calcext:value-type="float">
            <text:p>0.0049297801</text:p>
          </table:table-cell>
          <table:table-cell office:value-type="float" office:value="3395.40000016604" calcext:value-type="float">
            <text:p>3395.400000166</text:p>
          </table:table-cell>
          <table:table-cell office:value-type="float" office:value="0.00000000000067336361566895" calcext:value-type="float">
            <text:p>6.73E-013</text:p>
          </table:table-cell>
          <table:table-cell office:value-type="float" office:value="1.30027029273744" calcext:value-type="float">
            <text:p>1.3002702927</text:p>
          </table:table-cell>
          <table:table-cell office:value-type="float" office:value="0.000057412972930368" calcext:value-type="float">
            <text:p>5.74E-005</text:p>
          </table:table-cell>
          <table:table-cell office:value-type="float" office:value="1.52554677457958" calcext:value-type="float">
            <text:p>1.5255467746</text:p>
          </table:table-cell>
          <table:table-cell office:value-type="float" office:value="1.11447009711419" calcext:value-type="float">
            <text:p>1.1144700971</text:p>
          </table:table-cell>
          <table:table-cell office:value-type="float" office:value="267.393009360523" calcext:value-type="float">
            <text:p>267.3930093605</text:p>
          </table:table-cell>
          <table:table-cell table:number-columns-repeated="2"/>
        </table:table-row>
        <table:table-row table:style-name="ro1">
          <table:table-cell office:value-type="float" office:value="0.00495273768968994" calcext:value-type="float">
            <text:p>0.0049527377</text:p>
          </table:table-cell>
          <table:table-cell office:value-type="float" office:value="3395.40000016736" calcext:value-type="float">
            <text:p>3395.4000001674</text:p>
          </table:table-cell>
          <table:table-cell office:value-type="float" office:value="0.000000000000681128170399938" calcext:value-type="float">
            <text:p>6.81E-013</text:p>
          </table:table-cell>
          <table:table-cell office:value-type="float" office:value="1.30027029273746" calcext:value-type="float">
            <text:p>1.3002702927</text:p>
          </table:table-cell>
          <table:table-cell office:value-type="float" office:value="0.0000576338115843947" calcext:value-type="float">
            <text:p>5.76E-005</text:p>
          </table:table-cell>
          <table:table-cell office:value-type="float" office:value="1.52546289439769" calcext:value-type="float">
            <text:p>1.5254628944</text:p>
          </table:table-cell>
          <table:table-cell office:value-type="float" office:value="1.1138576324188" calcext:value-type="float">
            <text:p>1.1138576324</text:p>
          </table:table-cell>
          <table:table-cell office:value-type="float" office:value="267.392976805686" calcext:value-type="float">
            <text:p>267.3929768057</text:p>
          </table:table-cell>
          <table:table-cell table:number-columns-repeated="2"/>
        </table:table-row>
        <table:table-row table:style-name="ro1">
          <table:table-cell office:value-type="float" office:value="0.0049711237092734" calcext:value-type="float">
            <text:p>0.0049711237</text:p>
          </table:table-cell>
          <table:table-cell office:value-type="float" office:value="3395.40000016842" calcext:value-type="float">
            <text:p>3395.4000001684</text:p>
          </table:table-cell>
          <table:table-cell office:value-type="float" office:value="0.000000000000687385442267543" calcext:value-type="float">
            <text:p>6.87E-013</text:p>
          </table:table-cell>
          <table:table-cell office:value-type="float" office:value="1.30027029273747" calcext:value-type="float">
            <text:p>1.3002702927</text:p>
          </table:table-cell>
          <table:table-cell office:value-type="float" office:value="0.0000578106747035495" calcext:value-type="float">
            <text:p>5.78E-005</text:p>
          </table:table-cell>
          <table:table-cell office:value-type="float" office:value="1.52539586018455" calcext:value-type="float">
            <text:p>1.5253958602</text:p>
          </table:table-cell>
          <table:table-cell office:value-type="float" office:value="1.1133696307299" calcext:value-type="float">
            <text:p>1.1133696307</text:p>
          </table:table-cell>
          <table:table-cell office:value-type="float" office:value="267.392950733523" calcext:value-type="float">
            <text:p>267.3929507335</text:p>
          </table:table-cell>
          <table:table-cell table:number-columns-repeated="2"/>
        </table:table-row>
        <table:table-row table:style-name="ro1">
          <table:table-cell office:value-type="float" office:value="0.00498627579250963" calcext:value-type="float">
            <text:p>0.0049862758</text:p>
          </table:table-cell>
          <table:table-cell office:value-type="float" office:value="3395.40000016929" calcext:value-type="float">
            <text:p>3395.4000001693</text:p>
          </table:table-cell>
          <table:table-cell office:value-type="float" office:value="0.000000000000692568158594611" calcext:value-type="float">
            <text:p>6.93E-013</text:p>
          </table:table-cell>
          <table:table-cell office:value-type="float" office:value="1.30027029273748" calcext:value-type="float">
            <text:p>1.3002702927</text:p>
          </table:table-cell>
          <table:table-cell office:value-type="float" office:value="0.0000579564293557086" calcext:value-type="float">
            <text:p>5.80E-005</text:p>
          </table:table-cell>
          <table:table-cell office:value-type="float" office:value="1.52534071151327" calcext:value-type="float">
            <text:p>1.5253407115</text:p>
          </table:table-cell>
          <table:table-cell office:value-type="float" office:value="1.11296912390955" calcext:value-type="float">
            <text:p>1.1129691239</text:p>
          </table:table-cell>
          <table:table-cell office:value-type="float" office:value="267.392929247219" calcext:value-type="float">
            <text:p>267.3929292472</text:p>
          </table:table-cell>
          <table:table-cell table:number-columns-repeated="2"/>
        </table:table-row>
        <table:table-row table:style-name="ro1">
          <table:table-cell office:value-type="float" office:value="0.00499725806436971" calcext:value-type="float">
            <text:p>0.0049972581</text:p>
          </table:table-cell>
          <table:table-cell office:value-type="float" office:value="3395.40000016993" calcext:value-type="float">
            <text:p>3395.4000001699</text:p>
          </table:table-cell>
          <table:table-cell office:value-type="float" office:value="0.000000000000696339337072401" calcext:value-type="float">
            <text:p>6.96E-013</text:p>
          </table:table-cell>
          <table:table-cell office:value-type="float" office:value="1.30027029273749" calcext:value-type="float">
            <text:p>1.3002702927</text:p>
          </table:table-cell>
          <table:table-cell office:value-type="float" office:value="0.0000580620728287497" calcext:value-type="float">
            <text:p>5.81E-005</text:p>
          </table:table-cell>
          <table:table-cell office:value-type="float" office:value="1.52530079301362" calcext:value-type="float">
            <text:p>1.525300793</text:p>
          </table:table-cell>
          <table:table-cell office:value-type="float" office:value="1.11267976707387" calcext:value-type="float">
            <text:p>1.1126797671</text:p>
          </table:table-cell>
          <table:table-cell office:value-type="float" office:value="267.392913673887" calcext:value-type="float">
            <text:p>267.3929136739</text:p>
          </table:table-cell>
          <table:table-cell table:number-columns-repeated="2"/>
        </table:table-row>
        <table:table-row table:style-name="ro1">
          <table:table-cell office:value-type="float" office:value="0.00500771757189783" calcext:value-type="float">
            <text:p>0.0050077176</text:p>
          </table:table-cell>
          <table:table-cell office:value-type="float" office:value="3395.40000017054" calcext:value-type="float">
            <text:p>3395.4000001705</text:p>
          </table:table-cell>
          <table:table-cell office:value-type="float" office:value="0.000000000000699942530031152" calcext:value-type="float">
            <text:p>7.00E-013</text:p>
          </table:table-cell>
          <table:table-cell office:value-type="float" office:value="1.30027029273749" calcext:value-type="float">
            <text:p>1.3002702927</text:p>
          </table:table-cell>
          <table:table-cell office:value-type="float" office:value="0.0000581626876701078" calcext:value-type="float">
            <text:p>5.82E-005</text:p>
          </table:table-cell>
          <table:table-cell office:value-type="float" office:value="1.5252628161878" calcext:value-type="float">
            <text:p>1.5252628162</text:p>
          </table:table-cell>
          <table:table-cell office:value-type="float" office:value="1.11240490810571" calcext:value-type="float">
            <text:p>1.1124049081</text:p>
          </table:table-cell>
          <table:table-cell office:value-type="float" office:value="267.392898841857" calcext:value-type="float">
            <text:p>267.3928988419</text:p>
          </table:table-cell>
          <table:table-cell table:number-columns-repeated="2"/>
        </table:table-row>
        <table:table-row table:style-name="ro1">
          <table:table-cell office:value-type="float" office:value="0.00501779858938649" calcext:value-type="float">
            <text:p>0.0050177986</text:p>
          </table:table-cell>
          <table:table-cell office:value-type="float" office:value="3395.40000017112" calcext:value-type="float">
            <text:p>3395.4000001711</text:p>
          </table:table-cell>
          <table:table-cell office:value-type="float" office:value="0.000000000000703425989952867" calcext:value-type="float">
            <text:p>7.03E-013</text:p>
          </table:table-cell>
          <table:table-cell office:value-type="float" office:value="1.3002702927375" calcext:value-type="float">
            <text:p>1.3002702927</text:p>
          </table:table-cell>
          <table:table-cell office:value-type="float" office:value="0.0000582596617112629" calcext:value-type="float">
            <text:p>5.83E-005</text:p>
          </table:table-cell>
          <table:table-cell office:value-type="float" office:value="1.52522625194283" calcext:value-type="float">
            <text:p>1.5252262519</text:p>
          </table:table-cell>
          <table:table-cell office:value-type="float" office:value="1.1121406610544" calcext:value-type="float">
            <text:p>1.1121406611</text:p>
          </table:table-cell>
          <table:table-cell office:value-type="float" office:value="267.392884546542" calcext:value-type="float">
            <text:p>267.3928845465</text:p>
          </table:table-cell>
          <table:table-cell table:number-columns-repeated="2"/>
        </table:table-row>
        <table:table-row table:style-name="ro1">
          <table:table-cell office:value-type="float" office:value="0.00502751481293929" calcext:value-type="float">
            <text:p>0.0050275148</text:p>
          </table:table-cell>
          <table:table-cell office:value-type="float" office:value="3395.40000017169" calcext:value-type="float">
            <text:p>3395.4000001717</text:p>
          </table:table-cell>
          <table:table-cell office:value-type="float" office:value="0.000000000000706793302716124" calcext:value-type="float">
            <text:p>7.07E-013</text:p>
          </table:table-cell>
          <table:table-cell office:value-type="float" office:value="1.30027029273751" calcext:value-type="float">
            <text:p>1.3002702927</text:p>
          </table:table-cell>
          <table:table-cell office:value-type="float" office:value="0.0000583531266937791" calcext:value-type="float">
            <text:p>5.84E-005</text:p>
          </table:table-cell>
          <table:table-cell office:value-type="float" office:value="1.52519104627421" calcext:value-type="float">
            <text:p>1.5251910463</text:p>
          </table:table-cell>
          <table:table-cell office:value-type="float" office:value="1.11188659199023" calcext:value-type="float">
            <text:p>1.111886592</text:p>
          </table:table-cell>
          <table:table-cell office:value-type="float" office:value="267.392870768521" calcext:value-type="float">
            <text:p>267.3928707685</text:p>
          </table:table-cell>
          <table:table-cell table:number-columns-repeated="2"/>
        </table:table-row>
        <table:table-row table:style-name="ro1">
          <table:table-cell office:value-type="float" office:value="0.00504965439950093" calcext:value-type="float">
            <text:p>0.0050496544</text:p>
          </table:table-cell>
          <table:table-cell office:value-type="float" office:value="3395.40000017298" calcext:value-type="float">
            <text:p>3395.400000173</text:p>
          </table:table-cell>
          <table:table-cell office:value-type="float" office:value="0.000000000000714502503702058" calcext:value-type="float">
            <text:p>7.15E-013</text:p>
          </table:table-cell>
          <table:table-cell office:value-type="float" office:value="1.30027029273752" calcext:value-type="float">
            <text:p>1.3002702927</text:p>
          </table:table-cell>
          <table:table-cell office:value-type="float" office:value="0.0000585660981628607" calcext:value-type="float">
            <text:p>5.86E-005</text:p>
          </table:table-cell>
          <table:table-cell office:value-type="float" office:value="1.52511095549196" calcext:value-type="float">
            <text:p>1.5251109555</text:p>
          </table:table-cell>
          <table:table-cell office:value-type="float" office:value="1.11130991019694" calcext:value-type="float">
            <text:p>1.1113099102</text:p>
          </table:table-cell>
          <table:table-cell office:value-type="float" office:value="267.392839373638" calcext:value-type="float">
            <text:p>267.3928393736</text:p>
          </table:table-cell>
          <table:table-cell table:number-columns-repeated="2"/>
        </table:table-row>
        <table:table-row table:style-name="ro1">
          <table:table-cell office:value-type="float" office:value="0.00506754251753998" calcext:value-type="float">
            <text:p>0.0050675425</text:p>
          </table:table-cell>
          <table:table-cell office:value-type="float" office:value="3395.40000017403" calcext:value-type="float">
            <text:p>3395.400000174</text:p>
          </table:table-cell>
          <table:table-cell office:value-type="float" office:value="0.000000000000720768295083564" calcext:value-type="float">
            <text:p>7.21E-013</text:p>
          </table:table-cell>
          <table:table-cell office:value-type="float" office:value="1.30027029273754" calcext:value-type="float">
            <text:p>1.3002702927</text:p>
          </table:table-cell>
          <table:table-cell office:value-type="float" office:value="0.0000587381729287587" calcext:value-type="float">
            <text:p>5.87E-005</text:p>
          </table:table-cell>
          <table:table-cell office:value-type="float" office:value="1.52504637550168" calcext:value-type="float">
            <text:p>1.5250463755</text:p>
          </table:table-cell>
          <table:table-cell office:value-type="float" office:value="1.11084623252654" calcext:value-type="float">
            <text:p>1.1108462325</text:p>
          </table:table-cell>
          <table:table-cell office:value-type="float" office:value="267.39281400752" calcext:value-type="float">
            <text:p>267.3928140075</text:p>
          </table:table-cell>
          <table:table-cell table:number-columns-repeated="2"/>
        </table:table-row>
        <table:table-row table:style-name="ro1">
          <table:table-cell office:value-type="float" office:value="0.00508379960642223" calcext:value-type="float">
            <text:p>0.0050837996</text:p>
          </table:table-cell>
          <table:table-cell office:value-type="float" office:value="3395.40000017499" calcext:value-type="float">
            <text:p>3395.400000175</text:p>
          </table:table-cell>
          <table:table-cell office:value-type="float" office:value="0.000000000000726491506079322" calcext:value-type="float">
            <text:p>7.26E-013</text:p>
          </table:table-cell>
          <table:table-cell office:value-type="float" office:value="1.30027029273755" calcext:value-type="float">
            <text:p>1.3002702927</text:p>
          </table:table-cell>
          <table:table-cell office:value-type="float" office:value="0.0000588945581972711" calcext:value-type="float">
            <text:p>5.89E-005</text:p>
          </table:table-cell>
          <table:table-cell office:value-type="float" office:value="1.5249877848485" calcext:value-type="float">
            <text:p>1.5249877848</text:p>
          </table:table-cell>
          <table:table-cell office:value-type="float" office:value="1.11042657427328" calcext:value-type="float">
            <text:p>1.1104265743</text:p>
          </table:table-cell>
          <table:table-cell office:value-type="float" office:value="267.392790954272" calcext:value-type="float">
            <text:p>267.3927909543</text:p>
          </table:table-cell>
          <table:table-cell table:number-columns-repeated="2"/>
        </table:table-row>
        <table:table-row table:style-name="ro1">
          <table:table-cell office:value-type="float" office:value="0.00509751588051138" calcext:value-type="float">
            <text:p>0.0050975159</text:p>
          </table:table-cell>
          <table:table-cell office:value-type="float" office:value="3395.40000017579" calcext:value-type="float">
            <text:p>3395.4000001758</text:p>
          </table:table-cell>
          <table:table-cell office:value-type="float" office:value="0.000000000000731341551824683" calcext:value-type="float">
            <text:p>7.31E-013</text:p>
          </table:table-cell>
          <table:table-cell office:value-type="float" office:value="1.30027029273756" calcext:value-type="float">
            <text:p>1.3002702927</text:p>
          </table:table-cell>
          <table:table-cell office:value-type="float" office:value="0.0000590265022061643" calcext:value-type="float">
            <text:p>5.90E-005</text:p>
          </table:table-cell>
          <table:table-cell office:value-type="float" office:value="1.52493842584107" calcext:value-type="float">
            <text:p>1.5249384258</text:p>
          </table:table-cell>
          <table:table-cell office:value-type="float" office:value="1.11007378565651" calcext:value-type="float">
            <text:p>1.1100737857</text:p>
          </table:table-cell>
          <table:table-cell office:value-type="float" office:value="267.392771504007" calcext:value-type="float">
            <text:p>267.392771504</text:p>
          </table:table-cell>
          <table:table-cell table:number-columns-repeated="2"/>
        </table:table-row>
        <table:table-row table:style-name="ro1">
          <table:table-cell office:value-type="float" office:value="0.00511043793662076" calcext:value-type="float">
            <text:p>0.0051104379</text:p>
          </table:table-cell>
          <table:table-cell office:value-type="float" office:value="3395.40000017656" calcext:value-type="float">
            <text:p>3395.4000001766</text:p>
          </table:table-cell>
          <table:table-cell office:value-type="float" office:value="0.00000000000073592863464166" calcext:value-type="float">
            <text:p>7.36E-013</text:p>
          </table:table-cell>
          <table:table-cell office:value-type="float" office:value="1.30027029273757" calcext:value-type="float">
            <text:p>1.3002702927</text:p>
          </table:table-cell>
          <table:table-cell office:value-type="float" office:value="0.0000591508063343395" calcext:value-type="float">
            <text:p>5.92E-005</text:p>
          </table:table-cell>
          <table:table-cell office:value-type="float" office:value="1.52489198697574" calcext:value-type="float">
            <text:p>1.524891987</text:p>
          </table:table-cell>
          <table:table-cell office:value-type="float" office:value="1.10974249126668" calcext:value-type="float">
            <text:p>1.1097424913</text:p>
          </table:table-cell>
          <table:table-cell office:value-type="float" office:value="267.392753179978" calcext:value-type="float">
            <text:p>267.39275318</text:p>
          </table:table-cell>
          <table:table-cell table:number-columns-repeated="2"/>
        </table:table-row>
        <table:table-row table:style-name="ro1">
          <table:table-cell office:value-type="float" office:value="0.00512274489293438" calcext:value-type="float">
            <text:p>0.0051227449</text:p>
          </table:table-cell>
          <table:table-cell office:value-type="float" office:value="3395.40000017728" calcext:value-type="float">
            <text:p>3395.4000001773</text:p>
          </table:table-cell>
          <table:table-cell office:value-type="float" office:value="0.000000000000740313509593179" calcext:value-type="float">
            <text:p>7.40E-013</text:p>
          </table:table-cell>
          <table:table-cell office:value-type="float" office:value="1.30027029273757" calcext:value-type="float">
            <text:p>1.3002702927</text:p>
          </table:table-cell>
          <table:table-cell office:value-type="float" office:value="0.0000592691935960777" calcext:value-type="float">
            <text:p>5.93E-005</text:p>
          </table:table-cell>
          <table:table-cell office:value-type="float" office:value="1.5248478145576" calcext:value-type="float">
            <text:p>1.5248478146</text:p>
          </table:table-cell>
          <table:table-cell office:value-type="float" office:value="1.10942792374024" calcext:value-type="float">
            <text:p>1.1094279237</text:p>
          </table:table-cell>
          <table:table-cell office:value-type="float" office:value="267.392735728186" calcext:value-type="float">
            <text:p>267.3927357282</text:p>
          </table:table-cell>
          <table:table-cell table:number-columns-repeated="2"/>
        </table:table-row>
        <table:table-row table:style-name="ro1">
          <table:table-cell office:value-type="float" office:value="0.0051385626091639" calcext:value-type="float">
            <text:p>0.0051385626</text:p>
          </table:table-cell>
          <table:table-cell office:value-type="float" office:value="3395.40000017822" calcext:value-type="float">
            <text:p>3395.4000001782</text:p>
          </table:table-cell>
          <table:table-cell office:value-type="float" office:value="0.000000000000745972399612893" calcext:value-type="float">
            <text:p>7.46E-013</text:p>
          </table:table-cell>
          <table:table-cell office:value-type="float" office:value="1.30027029273759" calcext:value-type="float">
            <text:p>1.3002702927</text:p>
          </table:table-cell>
          <table:table-cell office:value-type="float" office:value="0.0000594213529053883" calcext:value-type="float">
            <text:p>5.94E-005</text:p>
          </table:table-cell>
          <table:table-cell office:value-type="float" office:value="1.52479112094207" calcext:value-type="float">
            <text:p>1.5247911209</text:p>
          </table:table-cell>
          <table:table-cell office:value-type="float" office:value="1.10902498422705" calcext:value-type="float">
            <text:p>1.1090249842</text:p>
          </table:table-cell>
          <table:table-cell office:value-type="float" office:value="267.392713297987" calcext:value-type="float">
            <text:p>267.392713298</text:p>
          </table:table-cell>
          <table:table-cell table:number-columns-repeated="2"/>
        </table:table-row>
        <table:table-row table:style-name="ro1">
          <table:table-cell office:value-type="float" office:value="0.00516648147938662" calcext:value-type="float">
            <text:p>0.0051664815</text:p>
          </table:table-cell>
          <table:table-cell office:value-type="float" office:value="3395.40000017988" calcext:value-type="float">
            <text:p>3395.4000001799</text:p>
          </table:table-cell>
          <table:table-cell office:value-type="float" office:value="0.000000000000756024238509719" calcext:value-type="float">
            <text:p>7.56E-013</text:p>
          </table:table-cell>
          <table:table-cell office:value-type="float" office:value="1.30027029273761" calcext:value-type="float">
            <text:p>1.3002702927</text:p>
          </table:table-cell>
          <table:table-cell office:value-type="float" office:value="0.000059689920283358" calcext:value-type="float">
            <text:p>5.97E-005</text:p>
          </table:table-cell>
          <table:table-cell office:value-type="float" office:value="1.52469127239556" calcext:value-type="float">
            <text:p>1.5246912724</text:p>
          </table:table-cell>
          <table:table-cell office:value-type="float" office:value="1.10831749497877" calcext:value-type="float">
            <text:p>1.108317495</text:p>
          </table:table-cell>
          <table:table-cell office:value-type="float" office:value="267.392673707832" calcext:value-type="float">
            <text:p>267.3926737078</text:p>
          </table:table-cell>
          <table:table-cell table:number-columns-repeated="2"/>
        </table:table-row>
        <table:table-row table:style-name="ro1">
          <table:table-cell office:value-type="float" office:value="0.00520914572189283" calcext:value-type="float">
            <text:p>0.0052091457</text:p>
          </table:table-cell>
          <table:table-cell office:value-type="float" office:value="3395.40000018244" calcext:value-type="float">
            <text:p>3395.4000001824</text:p>
          </table:table-cell>
          <table:table-cell office:value-type="float" office:value="0.000000000000771542466783247" calcext:value-type="float">
            <text:p>7.72E-013</text:p>
          </table:table-cell>
          <table:table-cell office:value-type="float" office:value="1.30027029273764" calcext:value-type="float">
            <text:p>1.3002702927</text:p>
          </table:table-cell>
          <table:table-cell office:value-type="float" office:value="0.0000601003327465168" calcext:value-type="float">
            <text:p>6.01E-005</text:p>
          </table:table-cell>
          <table:table-cell office:value-type="float" office:value="1.52453922223411" calcext:value-type="float">
            <text:p>1.5245392222</text:p>
          </table:table-cell>
          <table:table-cell office:value-type="float" office:value="1.10724539861277" calcext:value-type="float">
            <text:p>1.1072453986</text:p>
          </table:table-cell>
          <table:table-cell office:value-type="float" office:value="267.392613208108" calcext:value-type="float">
            <text:p>267.3926132081</text:p>
          </table:table-cell>
          <table:table-cell table:number-columns-repeated="2"/>
        </table:table-row>
        <table:table-row table:style-name="ro1">
          <table:table-cell office:value-type="float" office:value="0.00524188851928141" calcext:value-type="float">
            <text:p>0.0052418885</text:p>
          </table:table-cell>
          <table:table-cell office:value-type="float" office:value="3395.40000018441" calcext:value-type="float">
            <text:p>3395.4000001844</text:p>
          </table:table-cell>
          <table:table-cell office:value-type="float" office:value="0.000000000000783581554049145" calcext:value-type="float">
            <text:p>7.84E-013</text:p>
          </table:table-cell>
          <table:table-cell office:value-type="float" office:value="1.30027029273766" calcext:value-type="float">
            <text:p>1.3002702927</text:p>
          </table:table-cell>
          <table:table-cell office:value-type="float" office:value="0.0000604153058267147" calcext:value-type="float">
            <text:p>6.04E-005</text:p>
          </table:table-cell>
          <table:table-cell office:value-type="float" office:value="1.52442296391819" calcext:value-type="float">
            <text:p>1.5244229639</text:p>
          </table:table-cell>
          <table:table-cell office:value-type="float" office:value="1.10642993604714" calcext:value-type="float">
            <text:p>1.106429936</text:p>
          </table:table-cell>
          <table:table-cell office:value-type="float" office:value="267.392566777418" calcext:value-type="float">
            <text:p>267.3925667774</text:p>
          </table:table-cell>
          <table:table-cell table:number-columns-repeated="2"/>
        </table:table-row>
        <table:table-row table:style-name="ro1">
          <table:table-cell office:value-type="float" office:value="0.00526963539808542" calcext:value-type="float">
            <text:p>0.0052696354</text:p>
          </table:table-cell>
          <table:table-cell office:value-type="float" office:value="3395.40000018608" calcext:value-type="float">
            <text:p>3395.4000001861</text:p>
          </table:table-cell>
          <table:table-cell office:value-type="float" office:value="0.000000000000793872091170639" calcext:value-type="float">
            <text:p>7.94E-013</text:p>
          </table:table-cell>
          <table:table-cell office:value-type="float" office:value="1.30027029273768" calcext:value-type="float">
            <text:p>1.3002702927</text:p>
          </table:table-cell>
          <table:table-cell office:value-type="float" office:value="0.0000606822206665463" calcext:value-type="float">
            <text:p>6.07E-005</text:p>
          </table:table-cell>
          <table:table-cell office:value-type="float" office:value="1.52432473633454" calcext:value-type="float">
            <text:p>1.5243247363</text:p>
          </table:table-cell>
          <table:table-cell office:value-type="float" office:value="1.1057438057273" calcext:value-type="float">
            <text:p>1.1057438057</text:p>
          </table:table-cell>
          <table:table-cell office:value-type="float" office:value="267.392527431154" calcext:value-type="float">
            <text:p>267.3925274312</text:p>
          </table:table-cell>
          <table:table-cell table:number-columns-repeated="2"/>
        </table:table-row>
        <table:table-row table:style-name="ro1">
          <table:table-cell office:value-type="float" office:value="0.00530529752532093" calcext:value-type="float">
            <text:p>0.0053052975</text:p>
          </table:table-cell>
          <table:table-cell office:value-type="float" office:value="3395.40000018825" calcext:value-type="float">
            <text:p>3395.4000001883</text:p>
          </table:table-cell>
          <table:table-cell office:value-type="float" office:value="0.000000000000807217620905358" calcext:value-type="float">
            <text:p>8.07E-013</text:p>
          </table:table-cell>
          <table:table-cell office:value-type="float" office:value="1.30027029273771" calcext:value-type="float">
            <text:p>1.3002702927</text:p>
          </table:table-cell>
          <table:table-cell office:value-type="float" office:value="0.0000610252780717452" calcext:value-type="float">
            <text:p>6.10E-005</text:p>
          </table:table-cell>
          <table:table-cell office:value-type="float" office:value="1.52419887783538" calcext:value-type="float">
            <text:p>1.5241988778</text:p>
          </table:table-cell>
          <table:table-cell office:value-type="float" office:value="1.10486847465684" calcext:value-type="float">
            <text:p>1.1048684747</text:p>
          </table:table-cell>
          <table:table-cell office:value-type="float" office:value="267.39247686073" calcext:value-type="float">
            <text:p>267.3924768607</text:p>
          </table:table-cell>
          <table:table-cell table:number-columns-repeated="2"/>
        </table:table-row>
        <table:table-row table:style-name="ro1">
          <table:table-cell office:value-type="float" office:value="0.00535124387287495" calcext:value-type="float">
            <text:p>0.0053512439</text:p>
          </table:table-cell>
          <table:table-cell office:value-type="float" office:value="3395.40000019106" calcext:value-type="float">
            <text:p>3395.4000001911</text:p>
          </table:table-cell>
          <table:table-cell office:value-type="float" office:value="0.000000000000824610493243586" calcext:value-type="float">
            <text:p>8.25E-013</text:p>
          </table:table-cell>
          <table:table-cell office:value-type="float" office:value="1.30027029273774" calcext:value-type="float">
            <text:p>1.3002702927</text:p>
          </table:table-cell>
          <table:table-cell office:value-type="float" office:value="0.0000614672674112998" calcext:value-type="float">
            <text:p>6.15E-005</text:p>
          </table:table-cell>
          <table:table-cell office:value-type="float" office:value="1.52403736535631" calcext:value-type="float">
            <text:p>1.5240373654</text:p>
          </table:table-cell>
          <table:table-cell office:value-type="float" office:value="1.10375138723471" calcext:value-type="float">
            <text:p>1.1037513872</text:p>
          </table:table-cell>
          <table:table-cell office:value-type="float" office:value="267.392411706839" calcext:value-type="float">
            <text:p>267.3924117068</text:p>
          </table:table-cell>
          <table:table-cell table:number-columns-repeated="2"/>
        </table:table-row>
        <table:table-row table:style-name="ro1">
          <table:table-cell office:value-type="float" office:value="0.0053800235030777" calcext:value-type="float">
            <text:p>0.0053800235</text:p>
          </table:table-cell>
          <table:table-cell office:value-type="float" office:value="3395.40000019283" calcext:value-type="float">
            <text:p>3395.4000001928</text:p>
          </table:table-cell>
          <table:table-cell office:value-type="float" office:value="0.000000000000835619355906403" calcext:value-type="float">
            <text:p>8.36E-013</text:p>
          </table:table-cell>
          <table:table-cell office:value-type="float" office:value="1.30027029273776" calcext:value-type="float">
            <text:p>1.3002702927</text:p>
          </table:table-cell>
          <table:table-cell office:value-type="float" office:value="0.0000617441190842441" calcext:value-type="float">
            <text:p>6.17E-005</text:p>
          </table:table-cell>
          <table:table-cell office:value-type="float" office:value="1.52393656183169" calcext:value-type="float">
            <text:p>1.5239365618</text:p>
          </table:table-cell>
          <table:table-cell office:value-type="float" office:value="1.10305770409522" calcext:value-type="float">
            <text:p>1.1030577041</text:p>
          </table:table-cell>
          <table:table-cell office:value-type="float" office:value="267.39237089609" calcext:value-type="float">
            <text:p>267.3923708961</text:p>
          </table:table-cell>
          <table:table-cell table:number-columns-repeated="2"/>
        </table:table-row>
        <table:table-row table:style-name="ro1">
          <table:table-cell office:value-type="float" office:value="0.00540442934419846" calcext:value-type="float">
            <text:p>0.0054044293</text:p>
          </table:table-cell>
          <table:table-cell office:value-type="float" office:value="3395.40000019434" calcext:value-type="float">
            <text:p>3395.4000001943</text:p>
          </table:table-cell>
          <table:table-cell office:value-type="float" office:value="0.000000000000845024416419775" calcext:value-type="float">
            <text:p>8.45E-013</text:p>
          </table:table-cell>
          <table:table-cell office:value-type="float" office:value="1.30027029273778" calcext:value-type="float">
            <text:p>1.3002702927</text:p>
          </table:table-cell>
          <table:table-cell office:value-type="float" office:value="0.0000619788966172556" calcext:value-type="float">
            <text:p>6.20E-005</text:p>
          </table:table-cell>
          <table:table-cell office:value-type="float" office:value="1.52385129593756" calcext:value-type="float">
            <text:p>1.5238512959</text:p>
          </table:table-cell>
          <table:table-cell office:value-type="float" office:value="1.10247303751977" calcext:value-type="float">
            <text:p>1.1024730375</text:p>
          </table:table-cell>
          <table:table-cell office:value-type="float" office:value="267.392336287561" calcext:value-type="float">
            <text:p>267.3923362876</text:p>
          </table:table-cell>
          <table:table-cell table:number-columns-repeated="2"/>
        </table:table-row>
        <table:table-row table:style-name="ro1">
          <table:table-cell office:value-type="float" office:value="0.00542599974059875" calcext:value-type="float">
            <text:p>0.0054259997</text:p>
          </table:table-cell>
          <table:table-cell office:value-type="float" office:value="3395.40000019568" calcext:value-type="float">
            <text:p>3395.4000001957</text:p>
          </table:table-cell>
          <table:table-cell office:value-type="float" office:value="0.000000000000853389857289786" calcext:value-type="float">
            <text:p>8.53E-013</text:p>
          </table:table-cell>
          <table:table-cell office:value-type="float" office:value="1.3002702927378" calcext:value-type="float">
            <text:p>1.3002702927</text:p>
          </table:table-cell>
          <table:table-cell office:value-type="float" office:value="0.0000621863982809443" calcext:value-type="float">
            <text:p>6.22E-005</text:p>
          </table:table-cell>
          <table:table-cell office:value-type="float" office:value="1.52377610171759" calcext:value-type="float">
            <text:p>1.5237761017</text:p>
          </table:table-cell>
          <table:table-cell office:value-type="float" office:value="1.10195901614574" calcext:value-type="float">
            <text:p>1.1019590161</text:p>
          </table:table-cell>
          <table:table-cell office:value-type="float" office:value="267.392305699815" calcext:value-type="float">
            <text:p>267.3923056998</text:p>
          </table:table-cell>
          <table:table-cell table:number-columns-repeated="2"/>
        </table:table-row>
        <table:table-row table:style-name="ro1">
          <table:table-cell office:value-type="float" office:value="0.00546179453508976" calcext:value-type="float">
            <text:p>0.0054617945</text:p>
          </table:table-cell>
          <table:table-cell office:value-type="float" office:value="3395.40000019791" calcext:value-type="float">
            <text:p>3395.4000001979</text:p>
          </table:table-cell>
          <table:table-cell office:value-type="float" office:value="0.000000000000867381935042097" calcext:value-type="float">
            <text:p>8.67E-013</text:p>
          </table:table-cell>
          <table:table-cell office:value-type="float" office:value="1.30027029273783" calcext:value-type="float">
            <text:p>1.3002702927</text:p>
          </table:table-cell>
          <table:table-cell office:value-type="float" office:value="0.000062530735688483" calcext:value-type="float">
            <text:p>6.25E-005</text:p>
          </table:table-cell>
          <table:table-cell office:value-type="float" office:value="1.52365166178464" calcext:value-type="float">
            <text:p>1.5236516618</text:p>
          </table:table-cell>
          <table:table-cell office:value-type="float" office:value="1.10111159907938" calcext:value-type="float">
            <text:p>1.1011115991</text:p>
          </table:table-cell>
          <table:table-cell office:value-type="float" office:value="267.392254941262" calcext:value-type="float">
            <text:p>267.3922549413</text:p>
          </table:table-cell>
          <table:table-cell table:number-columns-repeated="2"/>
        </table:table-row>
        <table:table-row table:style-name="ro1">
          <table:table-cell office:value-type="float" office:value="0.00551936323660528" calcext:value-type="float">
            <text:p>0.0055193632</text:p>
          </table:table-cell>
          <table:table-cell office:value-type="float" office:value="3395.40000020152" calcext:value-type="float">
            <text:p>3395.4000002015</text:p>
          </table:table-cell>
          <table:table-cell office:value-type="float" office:value="0.000000000000890174662991901" calcext:value-type="float">
            <text:p>8.90E-013</text:p>
          </table:table-cell>
          <table:table-cell office:value-type="float" office:value="1.30027029273787" calcext:value-type="float">
            <text:p>1.3002702927</text:p>
          </table:table-cell>
          <table:table-cell office:value-type="float" office:value="0.0000630845347165238" calcext:value-type="float">
            <text:p>6.31E-005</text:p>
          </table:table-cell>
          <table:table-cell office:value-type="float" office:value="1.52345240766111" calcext:value-type="float">
            <text:p>1.5234524077</text:p>
          </table:table-cell>
          <table:table-cell office:value-type="float" office:value="1.09976306796189" calcext:value-type="float">
            <text:p>1.099763068</text:p>
          </table:table-cell>
          <table:table-cell office:value-type="float" office:value="267.392173306376" calcext:value-type="float">
            <text:p>267.3921733064</text:p>
          </table:table-cell>
          <table:table-cell table:number-columns-repeated="2"/>
        </table:table-row>
        <table:table-row table:style-name="ro1">
          <table:table-cell office:value-type="float" office:value="0.00557257938418612" calcext:value-type="float">
            <text:p>0.0055725794</text:p>
          </table:table-cell>
          <table:table-cell office:value-type="float" office:value="3395.40000020489" calcext:value-type="float">
            <text:p>3395.4000002049</text:p>
          </table:table-cell>
          <table:table-cell office:value-type="float" office:value="0.000000000000911562888842392" calcext:value-type="float">
            <text:p>9.12E-013</text:p>
          </table:table-cell>
          <table:table-cell office:value-type="float" office:value="1.30027029273791" calcext:value-type="float">
            <text:p>1.3002702927</text:p>
          </table:table-cell>
          <table:table-cell office:value-type="float" office:value="0.0000635964650628235" calcext:value-type="float">
            <text:p>6.36E-005</text:p>
          </table:table-cell>
          <table:table-cell office:value-type="float" office:value="1.52326917454378" calcext:value-type="float">
            <text:p>1.5232691745</text:p>
          </table:table-cell>
          <table:table-cell office:value-type="float" office:value="1.09853196169364" calcext:value-type="float">
            <text:p>1.0985319617</text:p>
          </table:table-cell>
          <table:table-cell office:value-type="float" office:value="267.392097843598" calcext:value-type="float">
            <text:p>267.3920978436</text:p>
          </table:table-cell>
          <table:table-cell table:number-columns-repeated="2"/>
        </table:table-row>
        <table:table-row table:style-name="ro1">
          <table:table-cell office:value-type="float" office:value="0.00562635474288052" calcext:value-type="float">
            <text:p>0.0056263547</text:p>
          </table:table-cell>
          <table:table-cell office:value-type="float" office:value="3395.40000020832" calcext:value-type="float">
            <text:p>3395.4000002083</text:p>
          </table:table-cell>
          <table:table-cell office:value-type="float" office:value="0.000000000000933488537966674" calcext:value-type="float">
            <text:p>9.33E-013</text:p>
          </table:table-cell>
          <table:table-cell office:value-type="float" office:value="1.30027029273796" calcext:value-type="float">
            <text:p>1.3002702927</text:p>
          </table:table-cell>
          <table:table-cell office:value-type="float" office:value="0.0000641137768645446" calcext:value-type="float">
            <text:p>6.41E-005</text:p>
          </table:table-cell>
          <table:table-cell office:value-type="float" office:value="1.52308493697628" calcext:value-type="float">
            <text:p>1.523084937</text:p>
          </table:table-cell>
          <table:table-cell office:value-type="float" office:value="1.09730270121516" calcext:value-type="float">
            <text:p>1.0973027012</text:p>
          </table:table-cell>
          <table:table-cell office:value-type="float" office:value="267.392021587835" calcext:value-type="float">
            <text:p>267.3920215878</text:p>
          </table:table-cell>
          <table:table-cell table:number-columns-repeated="2"/>
        </table:table-row>
        <table:table-row table:style-name="ro1">
          <table:table-cell office:value-type="float" office:value="0.00567725055593222" calcext:value-type="float">
            <text:p>0.0056772506</text:p>
          </table:table-cell>
          <table:table-cell office:value-type="float" office:value="3395.40000021159" calcext:value-type="float">
            <text:p>3395.4000002116</text:p>
          </table:table-cell>
          <table:table-cell office:value-type="float" office:value="0.000000000000954531023665391" calcext:value-type="float">
            <text:p>9.55E-013</text:p>
          </table:table-cell>
          <table:table-cell office:value-type="float" office:value="1.300270292738" calcext:value-type="float">
            <text:p>1.3002702927</text:p>
          </table:table-cell>
          <table:table-cell office:value-type="float" office:value="0.0000646033896134383" calcext:value-type="float">
            <text:p>6.46E-005</text:p>
          </table:table-cell>
          <table:table-cell office:value-type="float" office:value="1.52291140603736" calcext:value-type="float">
            <text:p>1.522911406</text:p>
          </table:table-cell>
          <table:table-cell office:value-type="float" office:value="1.09615268293666" calcext:value-type="float">
            <text:p>1.0961526829</text:p>
          </table:table-cell>
          <table:table-cell office:value-type="float" office:value="267.39194941539" calcext:value-type="float">
            <text:p>267.3919494154</text:p>
          </table:table-cell>
          <table:table-cell table:number-columns-repeated="2"/>
        </table:table-row>
        <table:table-row table:style-name="ro1">
          <table:table-cell office:value-type="float" office:value="0.0057372360691407" calcext:value-type="float">
            <text:p>0.0057372361</text:p>
          </table:table-cell>
          <table:table-cell office:value-type="float" office:value="3395.40000021548" calcext:value-type="float">
            <text:p>3395.4000002155</text:p>
          </table:table-cell>
          <table:table-cell office:value-type="float" office:value="0.000000000000979696583970677" calcext:value-type="float">
            <text:p>9.80E-013</text:p>
          </table:table-cell>
          <table:table-cell office:value-type="float" office:value="1.30027029273805" calcext:value-type="float">
            <text:p>1.3002702927</text:p>
          </table:table-cell>
          <table:table-cell office:value-type="float" office:value="0.0000651804466268221" calcext:value-type="float">
            <text:p>6.52E-005</text:p>
          </table:table-cell>
          <table:table-cell office:value-type="float" office:value="1.5227079208534" calcext:value-type="float">
            <text:p>1.5227079209</text:p>
          </table:table-cell>
          <table:table-cell office:value-type="float" office:value="1.09481368993125" calcext:value-type="float">
            <text:p>1.0948136899</text:p>
          </table:table-cell>
          <table:table-cell office:value-type="float" office:value="267.391864353362" calcext:value-type="float">
            <text:p>267.3918643534</text:p>
          </table:table-cell>
          <table:table-cell table:number-columns-repeated="2"/>
        </table:table-row>
        <table:table-row table:style-name="ro1">
          <table:table-cell office:value-type="float" office:value="0.00576617651096928" calcext:value-type="float">
            <text:p>0.0057661765</text:p>
          </table:table-cell>
          <table:table-cell office:value-type="float" office:value="3395.40000021737" calcext:value-type="float">
            <text:p>3395.4000002174</text:p>
          </table:table-cell>
          <table:table-cell office:value-type="float" office:value="0.000000000000991979711726723" calcext:value-type="float">
            <text:p>9.92E-013</text:p>
          </table:table-cell>
          <table:table-cell office:value-type="float" office:value="1.30027029273807" calcext:value-type="float">
            <text:p>1.3002702927</text:p>
          </table:table-cell>
          <table:table-cell office:value-type="float" office:value="0.0000654588527937633" calcext:value-type="float">
            <text:p>6.55E-005</text:p>
          </table:table-cell>
          <table:table-cell office:value-type="float" office:value="1.52261014488974" calcext:value-type="float">
            <text:p>1.5226101449</text:p>
          </table:table-cell>
          <table:table-cell office:value-type="float" office:value="1.09417392417028" calcext:value-type="float">
            <text:p>1.0941739242</text:p>
          </table:table-cell>
          <table:table-cell office:value-type="float" office:value="267.391823314575" calcext:value-type="float">
            <text:p>267.3918233146</text:p>
          </table:table-cell>
          <table:table-cell table:number-columns-repeated="2"/>
        </table:table-row>
        <table:table-row table:style-name="ro1">
          <table:table-cell office:value-type="float" office:value="0.00585495852890027" calcext:value-type="float">
            <text:p>0.0058549585</text:p>
          </table:table-cell>
          <table:table-cell office:value-type="float" office:value="3395.40000022321" calcext:value-type="float">
            <text:p>3395.4000002232</text:p>
          </table:table-cell>
          <table:table-cell office:value-type="float" office:value="0.00000000000103024026715641" calcext:value-type="float">
            <text:p>1.03E-012</text:p>
          </table:table-cell>
          <table:table-cell office:value-type="float" office:value="1.30027029273814" calcext:value-type="float">
            <text:p>1.3002702927</text:p>
          </table:table-cell>
          <table:table-cell office:value-type="float" office:value="0.0000663129366043377" calcext:value-type="float">
            <text:p>6.63E-005</text:p>
          </table:table-cell>
          <table:table-cell office:value-type="float" office:value="1.52231178128515" calcext:value-type="float">
            <text:p>1.5223117813</text:p>
          </table:table-cell>
          <table:table-cell office:value-type="float" office:value="1.09223608204222" calcext:value-type="float">
            <text:p>1.092236082</text:p>
          </table:table-cell>
          <table:table-cell office:value-type="float" office:value="267.391697417868" calcext:value-type="float">
            <text:p>267.3916974179</text:p>
          </table:table-cell>
          <table:table-cell table:number-columns-repeated="2"/>
        </table:table-row>
        <table:table-row table:style-name="ro1">
          <table:table-cell office:value-type="float" office:value="0.00593051923536143" calcext:value-type="float">
            <text:p>0.0059305192</text:p>
          </table:table-cell>
          <table:table-cell office:value-type="float" office:value="3395.40000022824" calcext:value-type="float">
            <text:p>3395.4000002282</text:p>
          </table:table-cell>
          <table:table-cell office:value-type="float" office:value="0.00000000000106349493105721" calcext:value-type="float">
            <text:p>1.06E-012</text:p>
          </table:table-cell>
          <table:table-cell office:value-type="float" office:value="1.30027029273821" calcext:value-type="float">
            <text:p>1.3002702927</text:p>
          </table:table-cell>
          <table:table-cell office:value-type="float" office:value="0.0000670398354431124" calcext:value-type="float">
            <text:p>6.70E-005</text:p>
          </table:table-cell>
          <table:table-cell office:value-type="float" office:value="1.52205970911001" calcext:value-type="float">
            <text:p>1.5220597091</text:p>
          </table:table-cell>
          <table:table-cell office:value-type="float" office:value="1.09061560089753" calcext:value-type="float">
            <text:p>1.0906156009</text:p>
          </table:table-cell>
          <table:table-cell office:value-type="float" office:value="267.391590269548" calcext:value-type="float">
            <text:p>267.3915902695</text:p>
          </table:table-cell>
          <table:table-cell table:number-columns-repeated="2"/>
        </table:table-row>
        <table:table-row table:style-name="ro1">
          <table:table-cell office:value-type="float" office:value="0.00599987906456229" calcext:value-type="float">
            <text:p>0.0059998791</text:p>
          </table:table-cell>
          <table:table-cell office:value-type="float" office:value="3395.40000023291" calcext:value-type="float">
            <text:p>3395.4000002329</text:p>
          </table:table-cell>
          <table:table-cell office:value-type="float" office:value="0.00000000000109458435011375" calcext:value-type="float">
            <text:p>1.09E-012</text:p>
          </table:table-cell>
          <table:table-cell office:value-type="float" office:value="1.30027029273827" calcext:value-type="float">
            <text:p>1.3002702927</text:p>
          </table:table-cell>
          <table:table-cell office:value-type="float" office:value="0.0000677070848105765" calcext:value-type="float">
            <text:p>6.77E-005</text:p>
          </table:table-cell>
          <table:table-cell office:value-type="float" office:value="1.52182980148535" calcext:value-type="float">
            <text:p>1.5218298015</text:p>
          </table:table-cell>
          <table:table-cell office:value-type="float" office:value="1.08915075265527" calcext:value-type="float">
            <text:p>1.0891507527</text:p>
          </table:table-cell>
          <table:table-cell office:value-type="float" office:value="267.391491914337" calcext:value-type="float">
            <text:p>267.3914919143</text:p>
          </table:table-cell>
          <table:table-cell table:number-columns-repeated="2"/>
        </table:table-row>
        <table:table-row table:style-name="ro1">
          <table:table-cell office:value-type="float" office:value="0.00605340191951946" calcext:value-type="float">
            <text:p>0.0060534019</text:p>
          </table:table-cell>
          <table:table-cell office:value-type="float" office:value="3395.40000023654" calcext:value-type="float">
            <text:p>3395.4000002365</text:p>
          </table:table-cell>
          <table:table-cell office:value-type="float" office:value="0.00000000000111894610006524" calcext:value-type="float">
            <text:p>1.12E-012</text:p>
          </table:table-cell>
          <table:table-cell office:value-type="float" office:value="1.30027029273831" calcext:value-type="float">
            <text:p>1.3002702927</text:p>
          </table:table-cell>
          <table:table-cell office:value-type="float" office:value="0.0000682219829018531" calcext:value-type="float">
            <text:p>6.82E-005</text:p>
          </table:table-cell>
          <table:table-cell office:value-type="float" office:value="1.52165334153895" calcext:value-type="float">
            <text:p>1.5216533415</text:p>
          </table:table-cell>
          <table:table-cell office:value-type="float" office:value="1.08803484657427" calcext:value-type="float">
            <text:p>1.0880348466</text:p>
          </table:table-cell>
          <table:table-cell office:value-type="float" office:value="267.391416016635" calcext:value-type="float">
            <text:p>267.3914160166</text:p>
          </table:table-cell>
          <table:table-cell table:number-columns-repeated="2"/>
        </table:table-row>
        <table:table-row table:style-name="ro1">
          <table:table-cell office:value-type="float" office:value="0.00611648364442173" calcext:value-type="float">
            <text:p>0.0061164836</text:p>
          </table:table-cell>
          <table:table-cell office:value-type="float" office:value="3395.40000024086" calcext:value-type="float">
            <text:p>3395.4000002409</text:p>
          </table:table-cell>
          <table:table-cell office:value-type="float" office:value="0.00000000000114807581594557" calcext:value-type="float">
            <text:p>1.15E-012</text:p>
          </table:table-cell>
          <table:table-cell office:value-type="float" office:value="1.30027029273837" calcext:value-type="float">
            <text:p>1.3002702927</text:p>
          </table:table-cell>
          <table:table-cell office:value-type="float" office:value="0.0000688288412481433" calcext:value-type="float">
            <text:p>6.88E-005</text:p>
          </table:table-cell>
          <table:table-cell office:value-type="float" office:value="1.5214464168288" calcext:value-type="float">
            <text:p>1.5214464168</text:p>
          </table:table-cell>
          <table:table-cell office:value-type="float" office:value="1.08673548000696" calcext:value-type="float">
            <text:p>1.08673548</text:p>
          </table:table-cell>
          <table:table-cell office:value-type="float" office:value="267.391326564046" calcext:value-type="float">
            <text:p>267.391326564</text:p>
          </table:table-cell>
          <table:table-cell table:number-columns-repeated="2"/>
        </table:table-row>
        <table:table-row table:style-name="ro1">
          <table:table-cell office:value-type="float" office:value="0.00616793817773718" calcext:value-type="float">
            <text:p>0.0061679382</text:p>
          </table:table-cell>
          <table:table-cell office:value-type="float" office:value="3395.40000024441" calcext:value-type="float">
            <text:p>3395.4000002444</text:p>
          </table:table-cell>
          <table:table-cell office:value-type="float" office:value="0.00000000000117217211468826" calcext:value-type="float">
            <text:p>1.17E-012</text:p>
          </table:table-cell>
          <table:table-cell office:value-type="float" office:value="1.30027029273842" calcext:value-type="float">
            <text:p>1.3002702927</text:p>
          </table:table-cell>
          <table:table-cell office:value-type="float" office:value="0.0000693238457380043" calcext:value-type="float">
            <text:p>6.93E-005</text:p>
          </table:table-cell>
          <table:table-cell office:value-type="float" office:value="1.52127846331946" calcext:value-type="float">
            <text:p>1.5212784633</text:p>
          </table:table-cell>
          <table:table-cell office:value-type="float" office:value="1.08568805093805" calcext:value-type="float">
            <text:p>1.0856880509</text:p>
          </table:table-cell>
          <table:table-cell office:value-type="float" office:value="267.391253599312" calcext:value-type="float">
            <text:p>267.3912535993</text:p>
          </table:table-cell>
          <table:table-cell table:number-columns-repeated="2"/>
        </table:table-row>
        <table:table-row table:style-name="ro1">
          <table:table-cell office:value-type="float" office:value="0.00620178697276823" calcext:value-type="float">
            <text:p>0.006201787</text:p>
          </table:table-cell>
          <table:table-cell office:value-type="float" office:value="3395.40000024676" calcext:value-type="float">
            <text:p>3395.4000002468</text:p>
          </table:table-cell>
          <table:table-cell office:value-type="float" office:value="0.00000000000118818877602301" calcext:value-type="float">
            <text:p>1.19E-012</text:p>
          </table:table-cell>
          <table:table-cell office:value-type="float" office:value="1.30027029273845" calcext:value-type="float">
            <text:p>1.3002702927</text:p>
          </table:table-cell>
          <table:table-cell office:value-type="float" office:value="0.0000696494799235584" calcext:value-type="float">
            <text:p>6.96E-005</text:p>
          </table:table-cell>
          <table:table-cell office:value-type="float" office:value="1.52116837939577" calcext:value-type="float">
            <text:p>1.5211683794</text:p>
          </table:table-cell>
          <table:table-cell office:value-type="float" office:value="1.08500500128521" calcext:value-type="float">
            <text:p>1.0850050013</text:p>
          </table:table-cell>
          <table:table-cell office:value-type="float" office:value="267.39120560027" calcext:value-type="float">
            <text:p>267.3912056003</text:p>
          </table:table-cell>
          <table:table-cell table:number-columns-repeated="2"/>
        </table:table-row>
        <table:table-row table:style-name="ro1">
          <table:table-cell office:value-type="float" office:value="0.00623189567512513" calcext:value-type="float">
            <text:p>0.0062318957</text:p>
          </table:table-cell>
          <table:table-cell office:value-type="float" office:value="3395.40000024886" calcext:value-type="float">
            <text:p>3395.4000002489</text:p>
          </table:table-cell>
          <table:table-cell office:value-type="float" office:value="0.00000000000120254620111436" calcext:value-type="float">
            <text:p>1.20E-012</text:p>
          </table:table-cell>
          <table:table-cell office:value-type="float" office:value="1.30027029273847" calcext:value-type="float">
            <text:p>1.3002702927</text:p>
          </table:table-cell>
          <table:table-cell office:value-type="float" office:value="0.0000699391340893346" calcext:value-type="float">
            <text:p>6.99E-005</text:p>
          </table:table-cell>
          <table:table-cell office:value-type="float" office:value="1.52107072535074" calcext:value-type="float">
            <text:p>1.5210707254</text:p>
          </table:table-cell>
          <table:table-cell office:value-type="float" office:value="1.08440136647223" calcext:value-type="float">
            <text:p>1.0844013665</text:p>
          </table:table-cell>
          <table:table-cell office:value-type="float" office:value="267.39116290484" calcext:value-type="float">
            <text:p>267.3911629048</text:p>
          </table:table-cell>
          <table:table-cell table:number-columns-repeated="2"/>
        </table:table-row>
        <table:table-row table:style-name="ro1">
          <table:table-cell office:value-type="float" office:value="0.00625885915854839" calcext:value-type="float">
            <text:p>0.0062588592</text:p>
          </table:table-cell>
          <table:table-cell office:value-type="float" office:value="3395.40000025074" calcext:value-type="float">
            <text:p>3395.4000002507</text:p>
          </table:table-cell>
          <table:table-cell office:value-type="float" office:value="0.00000000000121549235096645" calcext:value-type="float">
            <text:p>1.22E-012</text:p>
          </table:table-cell>
          <table:table-cell office:value-type="float" office:value="1.3002702927385" calcext:value-type="float">
            <text:p>1.3002702927</text:p>
          </table:table-cell>
          <table:table-cell office:value-type="float" office:value="0.0000701985308788079" calcext:value-type="float">
            <text:p>7.02E-005</text:p>
          </table:table-cell>
          <table:table-cell office:value-type="float" office:value="1.52098348369106" calcext:value-type="float">
            <text:p>1.5209834837</text:p>
          </table:table-cell>
          <table:table-cell office:value-type="float" office:value="1.0838639059264" calcext:value-type="float">
            <text:p>1.0838639059</text:p>
          </table:table-cell>
          <table:table-cell office:value-type="float" office:value="267.391124669465" calcext:value-type="float">
            <text:p>267.3911246695</text:p>
          </table:table-cell>
          <table:table-cell table:number-columns-repeated="2"/>
        </table:table-row>
        <table:table-row table:style-name="ro1">
          <table:table-cell office:value-type="float" office:value="0.00629351440715343" calcext:value-type="float">
            <text:p>0.0062935144</text:p>
          </table:table-cell>
          <table:table-cell office:value-type="float" office:value="3395.40000025318" calcext:value-type="float">
            <text:p>3395.4000002532</text:p>
          </table:table-cell>
          <table:table-cell office:value-type="float" office:value="0.00000000000123225475543996" calcext:value-type="float">
            <text:p>1.23E-012</text:p>
          </table:table-cell>
          <table:table-cell office:value-type="float" office:value="1.30027029273853" calcext:value-type="float">
            <text:p>1.3002702927</text:p>
          </table:table-cell>
          <table:table-cell office:value-type="float" office:value="0.000070531925464745" calcext:value-type="float">
            <text:p>7.05E-005</text:p>
          </table:table-cell>
          <table:table-cell office:value-type="float" office:value="1.52087164629852" calcext:value-type="float">
            <text:p>1.5208716463</text:p>
          </table:table-cell>
          <table:table-cell office:value-type="float" office:value="1.08317740670462" calcext:value-type="float">
            <text:p>1.0831774067</text:p>
          </table:table-cell>
          <table:table-cell office:value-type="float" office:value="267.391075526837" calcext:value-type="float">
            <text:p>267.3910755268</text:p>
          </table:table-cell>
          <table:table-cell table:number-columns-repeated="2"/>
        </table:table-row>
        <table:table-row table:style-name="ro1">
          <table:table-cell office:value-type="float" office:value="0.00632414344021898" calcext:value-type="float">
            <text:p>0.0063241434</text:p>
          </table:table-cell>
          <table:table-cell office:value-type="float" office:value="3395.40000025534" calcext:value-type="float">
            <text:p>3395.4000002553</text:p>
          </table:table-cell>
          <table:table-cell office:value-type="float" office:value="0.0000000000012471853318889" calcext:value-type="float">
            <text:p>1.25E-012</text:p>
          </table:table-cell>
          <table:table-cell office:value-type="float" office:value="1.30027029273856" calcext:value-type="float">
            <text:p>1.3002702927</text:p>
          </table:table-cell>
          <table:table-cell office:value-type="float" office:value="0.0000708265872333951" calcext:value-type="float">
            <text:p>7.08E-005</text:p>
          </table:table-cell>
          <table:table-cell office:value-type="float" office:value="1.52077307282659" calcext:value-type="float">
            <text:p>1.5207730728</text:p>
          </table:table-cell>
          <table:table-cell office:value-type="float" office:value="1.08257463070338" calcext:value-type="float">
            <text:p>1.0825746307</text:p>
          </table:table-cell>
          <table:table-cell office:value-type="float" office:value="267.391032093555" calcext:value-type="float">
            <text:p>267.3910320936</text:p>
          </table:table-cell>
          <table:table-cell table:number-columns-repeated="2"/>
        </table:table-row>
        <table:table-row table:style-name="ro1">
          <table:table-cell office:value-type="float" office:value="0.00636350989464797" calcext:value-type="float">
            <text:p>0.0063635099</text:p>
          </table:table-cell>
          <table:table-cell office:value-type="float" office:value="3395.40000025813" calcext:value-type="float">
            <text:p>3395.4000002581</text:p>
          </table:table-cell>
          <table:table-cell office:value-type="float" office:value="0.00000000000126653485959915" calcext:value-type="float">
            <text:p>1.27E-012</text:p>
          </table:table-cell>
          <table:table-cell office:value-type="float" office:value="1.30027029273859" calcext:value-type="float">
            <text:p>1.3002702927</text:p>
          </table:table-cell>
          <table:table-cell office:value-type="float" office:value="0.0000712053068984186" calcext:value-type="float">
            <text:p>7.12E-005</text:p>
          </table:table-cell>
          <table:table-cell office:value-type="float" office:value="1.52064674994333" calcext:value-type="float">
            <text:p>1.5206467499</text:p>
          </table:table-cell>
          <table:table-cell office:value-type="float" office:value="1.08180530443616" calcext:value-type="float">
            <text:p>1.0818053044</text:p>
          </table:table-cell>
          <table:table-cell office:value-type="float" office:value="267.390976270236" calcext:value-type="float">
            <text:p>267.3909762702</text:p>
          </table:table-cell>
          <table:table-cell table:number-columns-repeated="2"/>
        </table:table-row>
        <table:table-row table:style-name="ro1">
          <table:table-cell office:value-type="float" office:value="0.00639809124126747" calcext:value-type="float">
            <text:p>0.0063980912</text:p>
          </table:table-cell>
          <table:table-cell office:value-type="float" office:value="3395.4000002606" calcext:value-type="float">
            <text:p>3395.4000002606</text:p>
          </table:table-cell>
          <table:table-cell office:value-type="float" office:value="0.00000000000128368108100789" calcext:value-type="float">
            <text:p>1.28E-012</text:p>
          </table:table-cell>
          <table:table-cell office:value-type="float" office:value="1.30027029273863" calcext:value-type="float">
            <text:p>1.3002702927</text:p>
          </table:table-cell>
          <table:table-cell office:value-type="float" office:value="0.0000715379929288229" calcext:value-type="float">
            <text:p>7.15E-005</text:p>
          </table:table-cell>
          <table:table-cell office:value-type="float" office:value="1.52053612320507" calcext:value-type="float">
            <text:p>1.5205361232</text:p>
          </table:table-cell>
          <table:table-cell office:value-type="float" office:value="1.08113444577606" calcext:value-type="float">
            <text:p>1.0811344458</text:p>
          </table:table-cell>
          <table:table-cell office:value-type="float" office:value="267.390927232404" calcext:value-type="float">
            <text:p>267.3909272324</text:p>
          </table:table-cell>
          <table:table-cell table:number-columns-repeated="2"/>
        </table:table-row>
        <table:table-row table:style-name="ro1">
          <table:table-cell office:value-type="float" office:value="0.00642885155135398" calcext:value-type="float">
            <text:p>0.0064288516</text:p>
          </table:table-cell>
          <table:table-cell office:value-type="float" office:value="3395.4000002628" calcext:value-type="float">
            <text:p>3395.4000002628</text:p>
          </table:table-cell>
          <table:table-cell office:value-type="float" office:value="0.00000000000129904993538687" calcext:value-type="float">
            <text:p>1.30E-012</text:p>
          </table:table-cell>
          <table:table-cell office:value-type="float" office:value="1.30027029273866" calcext:value-type="float">
            <text:p>1.3002702927</text:p>
          </table:table-cell>
          <table:table-cell office:value-type="float" office:value="0.0000718339197661251" calcext:value-type="float">
            <text:p>7.18E-005</text:p>
          </table:table-cell>
          <table:table-cell office:value-type="float" office:value="1.52043798606884" calcext:value-type="float">
            <text:p>1.5204379861</text:p>
          </table:table-cell>
          <table:table-cell office:value-type="float" office:value="1.08054156107261" calcext:value-type="float">
            <text:p>1.0805415611</text:p>
          </table:table-cell>
          <table:table-cell office:value-type="float" office:value="267.390883612966" calcext:value-type="float">
            <text:p>267.390883613</text:p>
          </table:table-cell>
          <table:table-cell table:number-columns-repeated="2"/>
        </table:table-row>
        <table:table-row table:style-name="ro1">
          <table:table-cell office:value-type="float" office:value="0.00644866666271204" calcext:value-type="float">
            <text:p>0.0064486667</text:p>
          </table:table-cell>
          <table:table-cell office:value-type="float" office:value="3395.40000026423" calcext:value-type="float">
            <text:p>3395.4000002642</text:p>
          </table:table-cell>
          <table:table-cell office:value-type="float" office:value="0.00000000000130900877459966" calcext:value-type="float">
            <text:p>1.31E-012</text:p>
          </table:table-cell>
          <table:table-cell office:value-type="float" office:value="1.30027029273867" calcext:value-type="float">
            <text:p>1.3002702927</text:p>
          </table:table-cell>
          <table:table-cell office:value-type="float" office:value="0.000072024549621599" calcext:value-type="float">
            <text:p>7.20E-005</text:p>
          </table:table-cell>
          <table:table-cell office:value-type="float" office:value="1.52037490022101" calcext:value-type="float">
            <text:p>1.5203749002</text:p>
          </table:table-cell>
          <table:table-cell office:value-type="float" office:value="1.08016153829173" calcext:value-type="float">
            <text:p>1.0801615383</text:p>
          </table:table-cell>
          <table:table-cell office:value-type="float" office:value="267.390855514289" calcext:value-type="float">
            <text:p>267.3908555143</text:p>
          </table:table-cell>
          <table:table-cell table:number-columns-repeated="2"/>
        </table:table-row>
        <table:table-row table:style-name="ro1">
          <table:table-cell office:value-type="float" office:value="0.00646587637230058" calcext:value-type="float">
            <text:p>0.0064658764</text:p>
          </table:table-cell>
          <table:table-cell office:value-type="float" office:value="3395.40000026546" calcext:value-type="float">
            <text:p>3395.4000002655</text:p>
          </table:table-cell>
          <table:table-cell office:value-type="float" office:value="0.00000000000131769547173367" calcext:value-type="float">
            <text:p>1.32E-012</text:p>
          </table:table-cell>
          <table:table-cell office:value-type="float" office:value="1.30027029273869" calcext:value-type="float">
            <text:p>1.3002702927</text:p>
          </table:table-cell>
          <table:table-cell office:value-type="float" office:value="0.0000721901146078367" calcext:value-type="float">
            <text:p>7.22E-005</text:p>
          </table:table-cell>
          <table:table-cell office:value-type="float" office:value="1.52032019258233" calcext:value-type="float">
            <text:p>1.5203201926</text:p>
          </table:table-cell>
          <table:table-cell office:value-type="float" office:value="1.0798326822543" calcext:value-type="float">
            <text:p>1.0798326823</text:p>
          </table:table-cell>
          <table:table-cell office:value-type="float" office:value="267.390831110183" calcext:value-type="float">
            <text:p>267.3908311102</text:p>
          </table:table-cell>
          <table:table-cell table:number-columns-repeated="2"/>
        </table:table-row>
        <table:table-row table:style-name="ro1">
          <table:table-cell office:value-type="float" office:value="0.00648268321867789" calcext:value-type="float">
            <text:p>0.0064826832</text:p>
          </table:table-cell>
          <table:table-cell office:value-type="float" office:value="3395.40000026668" calcext:value-type="float">
            <text:p>3395.4000002667</text:p>
          </table:table-cell>
          <table:table-cell office:value-type="float" office:value="0.00000000000132621233758648" calcext:value-type="float">
            <text:p>1.33E-012</text:p>
          </table:table-cell>
          <table:table-cell office:value-type="float" office:value="1.30027029273871" calcext:value-type="float">
            <text:p>1.3002702927</text:p>
          </table:table-cell>
          <table:table-cell office:value-type="float" office:value="0.0000723518040621671" calcext:value-type="float">
            <text:p>7.24E-005</text:p>
          </table:table-cell>
          <table:table-cell office:value-type="float" office:value="1.52026684015485" calcext:value-type="float">
            <text:p>1.5202668402</text:p>
          </table:table-cell>
          <table:table-cell office:value-type="float" office:value="1.07951259398141" calcext:value-type="float">
            <text:p>1.079512594</text:p>
          </table:table-cell>
          <table:table-cell office:value-type="float" office:value="267.390807277354" calcext:value-type="float">
            <text:p>267.3908072774</text:p>
          </table:table-cell>
          <table:table-cell table:number-columns-repeated="2"/>
        </table:table-row>
        <table:table-row table:style-name="ro1">
          <table:table-cell office:value-type="float" office:value="0.00649909663243957" calcext:value-type="float">
            <text:p>0.0064990966</text:p>
          </table:table-cell>
          <table:table-cell office:value-type="float" office:value="3395.40000026786" calcext:value-type="float">
            <text:p>3395.4000002679</text:p>
          </table:table-cell>
          <table:table-cell office:value-type="float" office:value="0.00000000000133456183914313" calcext:value-type="float">
            <text:p>1.33E-012</text:p>
          </table:table-cell>
          <table:table-cell office:value-type="float" office:value="1.30027029273872" calcext:value-type="float">
            <text:p>1.3002702927</text:p>
          </table:table-cell>
          <table:table-cell office:value-type="float" office:value="0.000072509708697785" calcext:value-type="float">
            <text:p>7.25E-005</text:p>
          </table:table-cell>
          <table:table-cell office:value-type="float" office:value="1.52021480755137" calcext:value-type="float">
            <text:p>1.5202148076</text:p>
          </table:table-cell>
          <table:table-cell office:value-type="float" office:value="1.07920101305587" calcext:value-type="float">
            <text:p>1.0792010131</text:p>
          </table:table-cell>
          <table:table-cell office:value-type="float" office:value="267.39078400243" calcext:value-type="float">
            <text:p>267.3907840024</text:p>
          </table:table-cell>
          <table:table-cell table:number-columns-repeated="2"/>
        </table:table-row>
        <table:table-row table:style-name="ro1">
          <table:table-cell office:value-type="float" office:value="0.00651512582342363" calcext:value-type="float">
            <text:p>0.0065151258</text:p>
          </table:table-cell>
          <table:table-cell office:value-type="float" office:value="3395.40000026903" calcext:value-type="float">
            <text:p>3395.400000269</text:p>
          </table:table-cell>
          <table:table-cell office:value-type="float" office:value="0.00000000000134274645249965" calcext:value-type="float">
            <text:p>1.34E-012</text:p>
          </table:table-cell>
          <table:table-cell office:value-type="float" office:value="1.30027029273874" calcext:value-type="float">
            <text:p>1.3002702927</text:p>
          </table:table-cell>
          <table:table-cell office:value-type="float" office:value="0.0000726639171048768" calcext:value-type="float">
            <text:p>7.27E-005</text:p>
          </table:table-cell>
          <table:table-cell office:value-type="float" office:value="1.52016406030424" calcext:value-type="float">
            <text:p>1.5201640603</text:p>
          </table:table-cell>
          <table:table-cell office:value-type="float" office:value="1.07889768814801" calcext:value-type="float">
            <text:p>1.0788976881</text:p>
          </table:table-cell>
          <table:table-cell office:value-type="float" office:value="267.390761272351" calcext:value-type="float">
            <text:p>267.3907612724</text:p>
          </table:table-cell>
          <table:table-cell table:number-columns-repeated="2"/>
        </table:table-row>
        <table:table-row table:style-name="ro1">
          <table:table-cell office:value-type="float" office:value="0.00653077978587808" calcext:value-type="float">
            <text:p>0.0065307798</text:p>
          </table:table-cell>
          <table:table-cell office:value-type="float" office:value="3395.40000027016" calcext:value-type="float">
            <text:p>3395.4000002702</text:p>
          </table:table-cell>
          <table:table-cell office:value-type="float" office:value="0.00000000000135076865975784" calcext:value-type="float">
            <text:p>1.35E-012</text:p>
          </table:table-cell>
          <table:table-cell office:value-type="float" office:value="1.30027029273875" calcext:value-type="float">
            <text:p>1.3002702927</text:p>
          </table:table-cell>
          <table:table-cell office:value-type="float" office:value="0.0000728145158001816" calcext:value-type="float">
            <text:p>7.28E-005</text:p>
          </table:table-cell>
          <table:table-cell office:value-type="float" office:value="1.52011456502429" calcext:value-type="float">
            <text:p>1.520114565</text:p>
          </table:table-cell>
          <table:table-cell office:value-type="float" office:value="1.07860237659039" calcext:value-type="float">
            <text:p>1.0786023766</text:p>
          </table:table-cell>
          <table:table-cell office:value-type="float" office:value="267.390739074361" calcext:value-type="float">
            <text:p>267.3907390744</text:p>
          </table:table-cell>
          <table:table-cell table:number-columns-repeated="2"/>
        </table:table-row>
        <table:table-row table:style-name="ro1">
          <table:table-cell office:value-type="float" office:value="0.00655089929055269" calcext:value-type="float">
            <text:p>0.0065508993</text:p>
          </table:table-cell>
          <table:table-cell office:value-type="float" office:value="3395.40000027163" calcext:value-type="float">
            <text:p>3395.4000002716</text:p>
          </table:table-cell>
          <table:table-cell office:value-type="float" office:value="0.00000000000136112174413057" calcext:value-type="float">
            <text:p>1.36E-012</text:p>
          </table:table-cell>
          <table:table-cell office:value-type="float" office:value="1.30027029273877" calcext:value-type="float">
            <text:p>1.3002702927</text:p>
          </table:table-cell>
          <table:table-cell office:value-type="float" office:value="0.0000730080754113503" calcext:value-type="float">
            <text:p>7.30E-005</text:p>
          </table:table-cell>
          <table:table-cell office:value-type="float" office:value="1.52005104296173" calcext:value-type="float">
            <text:p>1.520051043</text:p>
          </table:table-cell>
          <table:table-cell office:value-type="float" office:value="1.07822413983537" calcext:value-type="float">
            <text:p>1.0782241398</text:p>
          </table:table-cell>
          <table:table-cell office:value-type="float" office:value="267.390710544041" calcext:value-type="float">
            <text:p>267.390710544</text:p>
          </table:table-cell>
          <table:table-cell table:number-columns-repeated="2"/>
        </table:table-row>
        <table:table-row table:style-name="ro1">
          <table:table-cell office:value-type="float" office:value="0.00657029074031764" calcext:value-type="float">
            <text:p>0.0065702907</text:p>
          </table:table-cell>
          <table:table-cell office:value-type="float" office:value="3395.40000027304" calcext:value-type="float">
            <text:p>3395.400000273</text:p>
          </table:table-cell>
          <table:table-cell office:value-type="float" office:value="0.00000000000137114540173598" calcext:value-type="float">
            <text:p>1.37E-012</text:p>
          </table:table-cell>
          <table:table-cell office:value-type="float" office:value="1.30027029273879" calcext:value-type="float">
            <text:p>1.3002702927</text:p>
          </table:table-cell>
          <table:table-cell office:value-type="float" office:value="0.000073194631027038" calcext:value-type="float">
            <text:p>7.32E-005</text:p>
          </table:table-cell>
          <table:table-cell office:value-type="float" office:value="1.51998991772938" calcext:value-type="float">
            <text:p>1.5199899177</text:p>
          </table:table-cell>
          <table:table-cell office:value-type="float" office:value="1.07786098376912" calcext:value-type="float">
            <text:p>1.0778609838</text:p>
          </table:table-cell>
          <table:table-cell office:value-type="float" office:value="267.390683046134" calcext:value-type="float">
            <text:p>267.3906830461</text:p>
          </table:table-cell>
          <table:table-cell table:number-columns-repeated="2"/>
        </table:table-row>
        <table:table-row table:style-name="ro1">
          <table:table-cell office:value-type="float" office:value="0.00660549913234377" calcext:value-type="float">
            <text:p>0.0066054991</text:p>
          </table:table-cell>
          <table:table-cell office:value-type="float" office:value="3395.40000027562" calcext:value-type="float">
            <text:p>3395.4000002756</text:p>
          </table:table-cell>
          <table:table-cell office:value-type="float" office:value="0.00000000000138945868061855" calcext:value-type="float">
            <text:p>1.39E-012</text:p>
          </table:table-cell>
          <table:table-cell office:value-type="float" office:value="1.30027029273882" calcext:value-type="float">
            <text:p>1.3002702927</text:p>
          </table:table-cell>
          <table:table-cell office:value-type="float" office:value="0.0000735333543134002" calcext:value-type="float">
            <text:p>7.35E-005</text:p>
          </table:table-cell>
          <table:table-cell office:value-type="float" office:value="1.51987917966078" calcext:value-type="float">
            <text:p>1.5198791797</text:p>
          </table:table-cell>
          <table:table-cell office:value-type="float" office:value="1.0772050818649" calcext:value-type="float">
            <text:p>1.0772050819</text:p>
          </table:table-cell>
          <table:table-cell office:value-type="float" office:value="267.390633119125" calcext:value-type="float">
            <text:p>267.3906331191</text:p>
          </table:table-cell>
          <table:table-cell table:number-columns-repeated="2"/>
        </table:table-row>
        <table:table-row table:style-name="ro1">
          <table:table-cell office:value-type="float" office:value="0.0066368172016798" calcext:value-type="float">
            <text:p>0.0066368172</text:p>
          </table:table-cell>
          <table:table-cell office:value-type="float" office:value="3395.40000027793" calcext:value-type="float">
            <text:p>3395.4000002779</text:p>
          </table:table-cell>
          <table:table-cell office:value-type="float" office:value="0.00000000000140587191360579" calcext:value-type="float">
            <text:p>1.41E-012</text:p>
          </table:table-cell>
          <table:table-cell office:value-type="float" office:value="1.30027029273885" calcext:value-type="float">
            <text:p>1.3002702927</text:p>
          </table:table-cell>
          <table:table-cell office:value-type="float" office:value="0.0000738346513345192" calcext:value-type="float">
            <text:p>7.38E-005</text:p>
          </table:table-cell>
          <table:table-cell office:value-type="float" office:value="1.51978094107474" calcext:value-type="float">
            <text:p>1.5197809411</text:p>
          </table:table-cell>
          <table:table-cell office:value-type="float" office:value="1.07662537701532" calcext:value-type="float">
            <text:p>1.076625377</text:p>
          </table:table-cell>
          <table:table-cell office:value-type="float" office:value="267.390588708761" calcext:value-type="float">
            <text:p>267.3905887088</text:p>
          </table:table-cell>
          <table:table-cell table:number-columns-repeated="2"/>
        </table:table-row>
        <table:table-row table:style-name="ro1">
          <table:table-cell office:value-type="float" office:value="0.00669511552349652" calcext:value-type="float">
            <text:p>0.0066951155</text:p>
          </table:table-cell>
          <table:table-cell office:value-type="float" office:value="3395.40000028224" calcext:value-type="float">
            <text:p>3395.4000002822</text:p>
          </table:table-cell>
          <table:table-cell office:value-type="float" office:value="0.00000000000143673559516939" calcext:value-type="float">
            <text:p>1.44E-012</text:p>
          </table:table-cell>
          <table:table-cell office:value-type="float" office:value="1.30027029273891" calcext:value-type="float">
            <text:p>1.3002702927</text:p>
          </table:table-cell>
          <table:table-cell office:value-type="float" office:value="0.0000743955149245419" calcext:value-type="float">
            <text:p>7.44E-005</text:p>
          </table:table-cell>
          <table:table-cell office:value-type="float" office:value="1.51959872699575" calcext:value-type="float">
            <text:p>1.519598727</text:p>
          </table:table-cell>
          <table:table-cell office:value-type="float" office:value="1.07555547308924" calcext:value-type="float">
            <text:p>1.0755554731</text:p>
          </table:table-cell>
          <table:table-cell office:value-type="float" office:value="267.390506039242" calcext:value-type="float">
            <text:p>267.3905060392</text:p>
          </table:table-cell>
          <table:table-cell table:number-columns-repeated="2"/>
        </table:table-row>
        <table:table-row table:style-name="ro1">
          <table:table-cell office:value-type="float" office:value="0.00685357050420221" calcext:value-type="float">
            <text:p>0.0068535705</text:p>
          </table:table-cell>
          <table:table-cell office:value-type="float" office:value="3395.40000029414" calcext:value-type="float">
            <text:p>3395.4000002941</text:p>
          </table:table-cell>
          <table:table-cell office:value-type="float" office:value="0.00000000000152267779506206" calcext:value-type="float">
            <text:p>1.52E-012</text:p>
          </table:table-cell>
          <table:table-cell office:value-type="float" office:value="1.30027029273907" calcext:value-type="float">
            <text:p>1.3002702927</text:p>
          </table:table-cell>
          <table:table-cell office:value-type="float" office:value="0.0000759199548682302" calcext:value-type="float">
            <text:p>7.59E-005</text:p>
          </table:table-cell>
          <table:table-cell office:value-type="float" office:value="1.51910770610406" calcext:value-type="float">
            <text:p>1.5191077061</text:p>
          </table:table-cell>
          <table:table-cell office:value-type="float" office:value="1.07270643880957" calcext:value-type="float">
            <text:p>1.0727064388</text:p>
          </table:table-cell>
          <table:table-cell office:value-type="float" office:value="267.390281343288" calcext:value-type="float">
            <text:p>267.3902813433</text:p>
          </table:table-cell>
          <table:table-cell table:number-columns-repeated="2"/>
        </table:table-row>
        <table:table-row table:style-name="ro1">
          <table:table-cell office:value-type="float" office:value="0.00718722479323639" calcext:value-type="float">
            <text:p>0.0071872248</text:p>
          </table:table-cell>
          <table:table-cell office:value-type="float" office:value="3395.40000031997" calcext:value-type="float">
            <text:p>3395.40000032</text:p>
          </table:table-cell>
          <table:table-cell office:value-type="float" office:value="0.00000000000171360113487986" calcext:value-type="float">
            <text:p>1.71E-012</text:p>
          </table:table-cell>
          <table:table-cell office:value-type="float" office:value="1.30027029273942" calcext:value-type="float">
            <text:p>1.3002702927</text:p>
          </table:table-cell>
          <table:table-cell office:value-type="float" office:value="0.0000791299801217392" calcext:value-type="float">
            <text:p>7.91E-005</text:p>
          </table:table-cell>
          <table:table-cell office:value-type="float" office:value="1.51809329133573" calcext:value-type="float">
            <text:p>1.5180932913</text:p>
          </table:table-cell>
          <table:table-cell office:value-type="float" office:value="1.0669733915983" calcext:value-type="float">
            <text:p>1.0669733916</text:p>
          </table:table-cell>
          <table:table-cell office:value-type="float" office:value="267.389808207206" calcext:value-type="float">
            <text:p>267.3898082072</text:p>
          </table:table-cell>
          <table:table-cell table:number-columns-repeated="2"/>
        </table:table-row>
        <table:table-row table:style-name="ro1">
          <table:table-cell office:value-type="float" office:value="0.00724139176432988" calcext:value-type="float">
            <text:p>0.0072413918</text:p>
          </table:table-cell>
          <table:table-cell office:value-type="float" office:value="3395.40000032426" calcext:value-type="float">
            <text:p>3395.4000003243</text:p>
          </table:table-cell>
          <table:table-cell office:value-type="float" office:value="0.00000000000174588734385242" calcext:value-type="float">
            <text:p>1.75E-012</text:p>
          </table:table-cell>
          <table:table-cell office:value-type="float" office:value="1.30027029273948" calcext:value-type="float">
            <text:p>1.3002702927</text:p>
          </table:table-cell>
          <table:table-cell office:value-type="float" office:value="0.0000796511172721409" calcext:value-type="float">
            <text:p>7.97E-005</text:p>
          </table:table-cell>
          <table:table-cell office:value-type="float" office:value="1.51793101330768" calcext:value-type="float">
            <text:p>1.5179310133</text:p>
          </table:table-cell>
          <table:table-cell office:value-type="float" office:value="1.06607482683901" calcext:value-type="float">
            <text:p>1.0660748268</text:p>
          </table:table-cell>
          <table:table-cell office:value-type="float" office:value="267.38973139612" calcext:value-type="float">
            <text:p>267.3897313961</text:p>
          </table:table-cell>
          <table:table-cell table:number-columns-repeated="2"/>
        </table:table-row>
        <table:table-row table:style-name="ro1">
          <table:table-cell office:value-type="float" office:value="0.00728897457310353" calcext:value-type="float">
            <text:p>0.0072889746</text:p>
          </table:table-cell>
          <table:table-cell office:value-type="float" office:value="3395.40000032806" calcext:value-type="float">
            <text:p>3395.4000003281</text:p>
          </table:table-cell>
          <table:table-cell office:value-type="float" office:value="0.00000000000177454963587683" calcext:value-type="float">
            <text:p>1.77E-012</text:p>
          </table:table-cell>
          <table:table-cell office:value-type="float" office:value="1.30027029273953" calcext:value-type="float">
            <text:p>1.3002702927</text:p>
          </table:table-cell>
          <table:table-cell office:value-type="float" office:value="0.0000801089101806041" calcext:value-type="float">
            <text:p>8.01E-005</text:p>
          </table:table-cell>
          <table:table-cell office:value-type="float" office:value="1.51778899965289" calcext:value-type="float">
            <text:p>1.5177889997</text:p>
          </table:table-cell>
          <table:table-cell office:value-type="float" office:value="1.06529257501062" calcext:value-type="float">
            <text:p>1.065292575</text:p>
          </table:table-cell>
          <table:table-cell office:value-type="float" office:value="267.389663921658" calcext:value-type="float">
            <text:p>267.3896639217</text:p>
          </table:table-cell>
          <table:table-cell table:number-columns-repeated="2"/>
        </table:table-row>
        <table:table-row table:style-name="ro1">
          <table:table-cell office:value-type="float" office:value="0.00736031298186321" calcext:value-type="float">
            <text:p>0.007360313</text:p>
          </table:table-cell>
          <table:table-cell office:value-type="float" office:value="3395.40000033379" calcext:value-type="float">
            <text:p>3395.4000003338</text:p>
          </table:table-cell>
          <table:table-cell office:value-type="float" office:value="0.00000000000181805030450764" calcext:value-type="float">
            <text:p>1.82E-012</text:p>
          </table:table-cell>
          <table:table-cell office:value-type="float" office:value="1.30027029273961" calcext:value-type="float">
            <text:p>1.3002702927</text:p>
          </table:table-cell>
          <table:table-cell office:value-type="float" office:value="0.0000807952578452543" calcext:value-type="float">
            <text:p>8.08E-005</text:p>
          </table:table-cell>
          <table:table-cell office:value-type="float" office:value="1.51757701994379" calcext:value-type="float">
            <text:p>1.5175770199</text:p>
          </table:table-cell>
          <table:table-cell office:value-type="float" office:value="1.06413199547949" calcext:value-type="float">
            <text:p>1.0641319955</text:p>
          </table:table-cell>
          <table:table-cell office:value-type="float" office:value="267.389562760736" calcext:value-type="float">
            <text:p>267.3895627607</text:p>
          </table:table-cell>
          <table:table-cell table:number-columns-repeated="2"/>
        </table:table-row>
        <table:table-row table:style-name="ro1">
          <table:table-cell office:value-type="float" office:value="0.00742024738514482" calcext:value-type="float">
            <text:p>0.0074202474</text:p>
          </table:table-cell>
          <table:table-cell office:value-type="float" office:value="3395.40000033864" calcext:value-type="float">
            <text:p>3395.4000003386</text:p>
          </table:table-cell>
          <table:table-cell office:value-type="float" office:value="0.00000000000185508947881954" calcext:value-type="float">
            <text:p>1.86E-012</text:p>
          </table:table-cell>
          <table:table-cell office:value-type="float" office:value="1.30027029273967" calcext:value-type="float">
            <text:p>1.3002702927</text:p>
          </table:table-cell>
          <table:table-cell office:value-type="float" office:value="0.0000813718900110805" calcext:value-type="float">
            <text:p>8.14E-005</text:p>
          </table:table-cell>
          <table:table-cell office:value-type="float" office:value="1.51739978286653" calcext:value-type="float">
            <text:p>1.5173997829</text:p>
          </table:table-cell>
          <table:table-cell office:value-type="float" office:value="1.06316806747155" calcext:value-type="float">
            <text:p>1.0631680675</text:p>
          </table:table-cell>
          <table:table-cell office:value-type="float" office:value="267.389477771184" calcext:value-type="float">
            <text:p>267.3894777712</text:p>
          </table:table-cell>
          <table:table-cell table:number-columns-repeated="2"/>
        </table:table-row>
        <table:table-row table:style-name="ro1">
          <table:table-cell office:value-type="float" office:value="0.007502730293072" calcext:value-type="float">
            <text:p>0.0075027303</text:p>
          </table:table-cell>
          <table:table-cell office:value-type="float" office:value="3395.40000034538" calcext:value-type="float">
            <text:p>3395.4000003454</text:p>
          </table:table-cell>
          <table:table-cell office:value-type="float" office:value="0.00000000000190680233459171" calcext:value-type="float">
            <text:p>1.91E-012</text:p>
          </table:table-cell>
          <table:table-cell office:value-type="float" office:value="1.30027029273977" calcext:value-type="float">
            <text:p>1.3002702927</text:p>
          </table:table-cell>
          <table:table-cell office:value-type="float" office:value="0.0000821654664057437" calcext:value-type="float">
            <text:p>8.22E-005</text:p>
          </table:table-cell>
          <table:table-cell office:value-type="float" office:value="1.51715712665587" calcext:value-type="float">
            <text:p>1.5171571267</text:p>
          </table:table-cell>
          <table:table-cell office:value-type="float" office:value="1.06185775285269" calcext:value-type="float">
            <text:p>1.0618577529</text:p>
          </table:table-cell>
          <table:table-cell office:value-type="float" office:value="267.389360806885" calcext:value-type="float">
            <text:p>267.3893608069</text:p>
          </table:table-cell>
          <table:table-cell table:number-columns-repeated="2"/>
        </table:table-row>
        <table:table-row table:style-name="ro1">
          <table:table-cell office:value-type="float" office:value="0.00755685918698633" calcext:value-type="float">
            <text:p>0.0075568592</text:p>
          </table:table-cell>
          <table:table-cell office:value-type="float" office:value="3395.40000034983" calcext:value-type="float">
            <text:p>3395.4000003498</text:p>
          </table:table-cell>
          <table:table-cell office:value-type="float" office:value="0.00000000000194120571842747" calcext:value-type="float">
            <text:p>1.94E-012</text:p>
          </table:table-cell>
          <table:table-cell office:value-type="float" office:value="1.30027029273983" calcext:value-type="float">
            <text:p>1.3002702927</text:p>
          </table:table-cell>
          <table:table-cell office:value-type="float" office:value="0.0000826862483769796" calcext:value-type="float">
            <text:p>8.27E-005</text:p>
          </table:table-cell>
          <table:table-cell office:value-type="float" office:value="1.51699866904986" calcext:value-type="float">
            <text:p>1.516998669</text:p>
          </table:table-cell>
          <table:table-cell office:value-type="float" office:value="1.06100790900719" calcext:value-type="float">
            <text:p>1.061007909</text:p>
          </table:table-cell>
          <table:table-cell office:value-type="float" office:value="267.389284049794" calcext:value-type="float">
            <text:p>267.3892840498</text:p>
          </table:table-cell>
          <table:table-cell table:number-columns-repeated="2"/>
        </table:table-row>
        <table:table-row table:style-name="ro1">
          <table:table-cell office:value-type="float" office:value="0.00759406433772747" calcext:value-type="float">
            <text:p>0.0075940643</text:p>
          </table:table-cell>
          <table:table-cell office:value-type="float" office:value="3395.40000035291" calcext:value-type="float">
            <text:p>3395.4000003529</text:p>
          </table:table-cell>
          <table:table-cell office:value-type="float" office:value="0.00000000000196506817108932" calcext:value-type="float">
            <text:p>1.97E-012</text:p>
          </table:table-cell>
          <table:table-cell office:value-type="float" office:value="1.30027029273987" calcext:value-type="float">
            <text:p>1.3002702927</text:p>
          </table:table-cell>
          <table:table-cell office:value-type="float" office:value="0.0000830442056576059" calcext:value-type="float">
            <text:p>8.30E-005</text:p>
          </table:table-cell>
          <table:table-cell office:value-type="float" office:value="1.5168901105448" calcext:value-type="float">
            <text:p>1.5168901105</text:p>
          </table:table-cell>
          <table:table-cell office:value-type="float" office:value="1.06042831154796" calcext:value-type="float">
            <text:p>1.0604283115</text:p>
          </table:table-cell>
          <table:table-cell office:value-type="float" office:value="267.389231291295" calcext:value-type="float">
            <text:p>267.3892312913</text:p>
          </table:table-cell>
          <table:table-cell table:number-columns-repeated="2"/>
        </table:table-row>
        <table:table-row table:style-name="ro1">
          <table:table-cell office:value-type="float" office:value="0.00762844624530275" calcext:value-type="float">
            <text:p>0.0076284462</text:p>
          </table:table-cell>
          <table:table-cell office:value-type="float" office:value="3395.40000035577" calcext:value-type="float">
            <text:p>3395.4000003558</text:p>
          </table:table-cell>
          <table:table-cell office:value-type="float" office:value="0.00000000000198727639728505" calcext:value-type="float">
            <text:p>1.99E-012</text:p>
          </table:table-cell>
          <table:table-cell office:value-type="float" office:value="1.30027029273991" calcext:value-type="float">
            <text:p>1.3002702927</text:p>
          </table:table-cell>
          <table:table-cell office:value-type="float" office:value="0.0000833750008219981" calcext:value-type="float">
            <text:p>8.34E-005</text:p>
          </table:table-cell>
          <table:table-cell office:value-type="float" office:value="1.51679004592294" calcext:value-type="float">
            <text:p>1.5167900459</text:p>
          </table:table-cell>
          <table:table-cell office:value-type="float" office:value="1.05989594253511" calcext:value-type="float">
            <text:p>1.0598959425</text:p>
          </table:table-cell>
          <table:table-cell office:value-type="float" office:value="267.389182536277" calcext:value-type="float">
            <text:p>267.3891825363</text:p>
          </table:table-cell>
          <table:table-cell table:number-columns-repeated="2"/>
        </table:table-row>
        <table:table-row table:style-name="ro1">
          <table:table-cell office:value-type="float" office:value="0.00765785327780648" calcext:value-type="float">
            <text:p>0.0076578533</text:p>
          </table:table-cell>
          <table:table-cell office:value-type="float" office:value="3395.40000035822" calcext:value-type="float">
            <text:p>3395.4000003582</text:p>
          </table:table-cell>
          <table:table-cell office:value-type="float" office:value="0.00000000000200639077830365" calcext:value-type="float">
            <text:p>2.01E-012</text:p>
          </table:table-cell>
          <table:table-cell office:value-type="float" office:value="1.30027029273995" calcext:value-type="float">
            <text:p>1.3002702927</text:p>
          </table:table-cell>
          <table:table-cell office:value-type="float" office:value="0.0000836579323352476" calcext:value-type="float">
            <text:p>8.37E-005</text:p>
          </table:table-cell>
          <table:table-cell office:value-type="float" office:value="1.51670465401007" calcext:value-type="float">
            <text:p>1.516704654</text:p>
          </table:table-cell>
          <table:table-cell office:value-type="float" office:value="1.0594430550165" calcext:value-type="float">
            <text:p>1.059443055</text:p>
          </table:table-cell>
          <table:table-cell office:value-type="float" office:value="267.389140835844" calcext:value-type="float">
            <text:p>267.3891408358</text:p>
          </table:table-cell>
          <table:table-cell table:number-columns-repeated="2"/>
        </table:table-row>
        <table:table-row table:style-name="ro1">
          <table:table-cell office:value-type="float" office:value="0.00769564912640206" calcext:value-type="float">
            <text:p>0.0076956491</text:p>
          </table:table-cell>
          <table:table-cell office:value-type="float" office:value="3395.40000036138" calcext:value-type="float">
            <text:p>3395.4000003614</text:p>
          </table:table-cell>
          <table:table-cell office:value-type="float" office:value="0.00000000000203112009410581" calcext:value-type="float">
            <text:p>2.03E-012</text:p>
          </table:table-cell>
          <table:table-cell office:value-type="float" office:value="1.30027029273999" calcext:value-type="float">
            <text:p>1.3002702927</text:p>
          </table:table-cell>
          <table:table-cell office:value-type="float" office:value="0.000084021575315282" calcext:value-type="float">
            <text:p>8.40E-005</text:p>
          </table:table-cell>
          <table:table-cell office:value-type="float" office:value="1.51659516369025" calcext:value-type="float">
            <text:p>1.5165951637</text:p>
          </table:table-cell>
          <table:table-cell office:value-type="float" office:value="1.05886426037482" calcext:value-type="float">
            <text:p>1.0588642604</text:p>
          </table:table-cell>
          <table:table-cell office:value-type="float" office:value="267.389087239711" calcext:value-type="float">
            <text:p>267.3890872397</text:p>
          </table:table-cell>
          <table:table-cell table:number-columns-repeated="2"/>
        </table:table-row>
        <table:table-row table:style-name="ro1">
          <table:table-cell office:value-type="float" office:value="0.0077278239760293" calcext:value-type="float">
            <text:p>0.007727824</text:p>
          </table:table-cell>
          <table:table-cell office:value-type="float" office:value="3395.40000036409" calcext:value-type="float">
            <text:p>3395.4000003641</text:p>
          </table:table-cell>
          <table:table-cell office:value-type="float" office:value="0.00000000000205231579546804" calcext:value-type="float">
            <text:p>2.05E-012</text:p>
          </table:table-cell>
          <table:table-cell office:value-type="float" office:value="1.30027029274003" calcext:value-type="float">
            <text:p>1.3002702927</text:p>
          </table:table-cell>
          <table:table-cell office:value-type="float" office:value="0.0000843311380396855" calcext:value-type="float">
            <text:p>8.43E-005</text:p>
          </table:table-cell>
          <table:table-cell office:value-type="float" office:value="1.5165021866261" calcext:value-type="float">
            <text:p>1.5165021866</text:p>
          </table:table-cell>
          <table:table-cell office:value-type="float" office:value="1.05837442925432" calcext:value-type="float">
            <text:p>1.0583744293</text:p>
          </table:table-cell>
          <table:table-cell office:value-type="float" office:value="267.389041614395" calcext:value-type="float">
            <text:p>267.3890416144</text:p>
          </table:table-cell>
          <table:table-cell table:number-columns-repeated="2"/>
        </table:table-row>
        <table:table-row table:style-name="ro1">
          <table:table-cell office:value-type="float" office:value="0.00775813577856626" calcext:value-type="float">
            <text:p>0.0077581358</text:p>
          </table:table-cell>
          <table:table-cell office:value-type="float" office:value="3395.40000036665" calcext:value-type="float">
            <text:p>3395.4000003667</text:p>
          </table:table-cell>
          <table:table-cell office:value-type="float" office:value="0.00000000000207240571038616" calcext:value-type="float">
            <text:p>2.07E-012</text:p>
          </table:table-cell>
          <table:table-cell office:value-type="float" office:value="1.30027029274006" calcext:value-type="float">
            <text:p>1.3002702927</text:p>
          </table:table-cell>
          <table:table-cell office:value-type="float" office:value="0.0000846227765115102" calcext:value-type="float">
            <text:p>8.46E-005</text:p>
          </table:table-cell>
          <table:table-cell office:value-type="float" office:value="1.51641478553102" calcext:value-type="float">
            <text:p>1.5164147855</text:p>
          </table:table-cell>
          <table:table-cell office:value-type="float" office:value="1.05791536561564" calcext:value-type="float">
            <text:p>1.0579153656</text:p>
          </table:table-cell>
          <table:table-cell office:value-type="float" office:value="267.38899863096" calcext:value-type="float">
            <text:p>267.388998631</text:p>
          </table:table-cell>
          <table:table-cell table:number-columns-repeated="2"/>
        </table:table-row>
        <table:table-row table:style-name="ro1">
          <table:table-cell office:value-type="float" office:value="0.00784756654398538" calcext:value-type="float">
            <text:p>0.0078475665</text:p>
          </table:table-cell>
          <table:table-cell office:value-type="float" office:value="3395.40000037424" calcext:value-type="float">
            <text:p>3395.4000003742</text:p>
          </table:table-cell>
          <table:table-cell office:value-type="float" office:value="0.00000000000213236755697003" calcext:value-type="float">
            <text:p>2.13E-012</text:p>
          </table:table-cell>
          <table:table-cell office:value-type="float" office:value="1.30027029274017" calcext:value-type="float">
            <text:p>1.3002702927</text:p>
          </table:table-cell>
          <table:table-cell office:value-type="float" office:value="0.0000854832188134452" calcext:value-type="float">
            <text:p>8.55E-005</text:p>
          </table:table-cell>
          <table:table-cell office:value-type="float" office:value="1.51615799756585" calcext:value-type="float">
            <text:p>1.5161579976</text:p>
          </table:table-cell>
          <table:table-cell office:value-type="float" office:value="1.05657436246582" calcext:value-type="float">
            <text:p>1.0565743625</text:p>
          </table:table-cell>
          <table:table-cell office:value-type="float" office:value="267.388871814302" calcext:value-type="float">
            <text:p>267.3888718143</text:p>
          </table:table-cell>
          <table:table-cell table:number-columns-repeated="2"/>
        </table:table-row>
        <table:table-row table:style-name="ro1">
          <table:table-cell office:value-type="float" office:value="0.0079215347295994" calcext:value-type="float">
            <text:p>0.0079215347</text:p>
          </table:table-cell>
          <table:table-cell office:value-type="float" office:value="3395.40000038058" calcext:value-type="float">
            <text:p>3395.4000003806</text:p>
          </table:table-cell>
          <table:table-cell office:value-type="float" office:value="0.00000000000218274327085322" calcext:value-type="float">
            <text:p>2.18E-012</text:p>
          </table:table-cell>
          <table:table-cell office:value-type="float" office:value="1.30027029274026" calcext:value-type="float">
            <text:p>1.3002702927</text:p>
          </table:table-cell>
          <table:table-cell office:value-type="float" office:value="0.0000861948945571959" calcext:value-type="float">
            <text:p>8.62E-005</text:p>
          </table:table-cell>
          <table:table-cell office:value-type="float" office:value="1.51594680921489" calcext:value-type="float">
            <text:p>1.5159468092</text:p>
          </table:table-cell>
          <table:table-cell office:value-type="float" office:value="1.05548007099475" calcext:value-type="float">
            <text:p>1.055480071</text:p>
          </table:table-cell>
          <table:table-cell office:value-type="float" office:value="267.388766924245" calcext:value-type="float">
            <text:p>267.3887669242</text:p>
          </table:table-cell>
          <table:table-cell table:number-columns-repeated="2"/>
        </table:table-row>
        <table:table-row table:style-name="ro1">
          <table:table-cell office:value-type="float" office:value="0.00798480011729792" calcext:value-type="float">
            <text:p>0.0079848001</text:p>
          </table:table-cell>
          <table:table-cell office:value-type="float" office:value="3395.40000038604" calcext:value-type="float">
            <text:p>3395.400000386</text:p>
          </table:table-cell>
          <table:table-cell office:value-type="float" office:value="0.00000000000222639382811299" calcext:value-type="float">
            <text:p>2.23E-012</text:p>
          </table:table-cell>
          <table:table-cell office:value-type="float" office:value="1.30027029274034" calcext:value-type="float">
            <text:p>1.3002702927</text:p>
          </table:table-cell>
          <table:table-cell office:value-type="float" office:value="0.000086803597468173" calcext:value-type="float">
            <text:p>8.68E-005</text:p>
          </table:table-cell>
          <table:table-cell office:value-type="float" office:value="1.51576702955621" calcext:value-type="float">
            <text:p>1.5157670296</text:p>
          </table:table-cell>
          <table:table-cell office:value-type="float" office:value="1.05455456363191" calcext:value-type="float">
            <text:p>1.0545545636</text:p>
          </table:table-cell>
          <table:table-cell office:value-type="float" office:value="267.388677211213" calcext:value-type="float">
            <text:p>267.3886772112</text:p>
          </table:table-cell>
          <table:table-cell table:number-columns-repeated="2"/>
        </table:table-row>
        <table:table-row table:style-name="ro1">
          <table:table-cell office:value-type="float" office:value="0.00804037539390453" calcext:value-type="float">
            <text:p>0.0080403754</text:p>
          </table:table-cell>
          <table:table-cell office:value-type="float" office:value="3395.40000039088" calcext:value-type="float">
            <text:p>3395.4000003909</text:p>
          </table:table-cell>
          <table:table-cell office:value-type="float" office:value="0.00000000000226516926333041" calcext:value-type="float">
            <text:p>2.27E-012</text:p>
          </table:table-cell>
          <table:table-cell office:value-type="float" office:value="1.3002702927404" calcext:value-type="float">
            <text:p>1.3002702927</text:p>
          </table:table-cell>
          <table:table-cell office:value-type="float" office:value="0.0000873383127228352" calcext:value-type="float">
            <text:p>8.73E-005</text:p>
          </table:table-cell>
          <table:table-cell office:value-type="float" office:value="1.51560974270014" calcext:value-type="float">
            <text:p>1.5156097427</text:p>
          </table:table-cell>
          <table:table-cell office:value-type="float" office:value="1.0537493607319" calcext:value-type="float">
            <text:p>1.0537493607</text:p>
          </table:table-cell>
          <table:table-cell office:value-type="float" office:value="267.388598403089" calcext:value-type="float">
            <text:p>267.3885984031</text:p>
          </table:table-cell>
          <table:table-cell table:number-columns-repeated="2"/>
        </table:table-row>
        <table:table-row table:style-name="ro1">
          <table:table-cell office:value-type="float" office:value="0.00808980991133522" calcext:value-type="float">
            <text:p>0.0080898099</text:p>
          </table:table-cell>
          <table:table-cell office:value-type="float" office:value="3395.4000003952" calcext:value-type="float">
            <text:p>3395.4000003952</text:p>
          </table:table-cell>
          <table:table-cell office:value-type="float" office:value="0.00000000000229999998056248" calcext:value-type="float">
            <text:p>2.30E-012</text:p>
          </table:table-cell>
          <table:table-cell office:value-type="float" office:value="1.30027029274046" calcext:value-type="float">
            <text:p>1.3002702927</text:p>
          </table:table-cell>
          <table:table-cell office:value-type="float" office:value="0.0000878139465926295" calcext:value-type="float">
            <text:p>8.78E-005</text:p>
          </table:table-cell>
          <table:table-cell office:value-type="float" office:value="1.5154703331915" calcext:value-type="float">
            <text:p>1.5154703332</text:p>
          </table:table-cell>
          <table:table-cell office:value-type="float" office:value="1.05303916969174" calcext:value-type="float">
            <text:p>1.0530391697</text:p>
          </table:table-cell>
          <table:table-cell office:value-type="float" office:value="267.388528302825" calcext:value-type="float">
            <text:p>267.3885283028</text:p>
          </table:table-cell>
          <table:table-cell table:number-columns-repeated="2"/>
        </table:table-row>
        <table:table-row table:style-name="ro1">
          <table:table-cell office:value-type="float" office:value="0.00813473698826208" calcext:value-type="float">
            <text:p>0.008134737</text:p>
          </table:table-cell>
          <table:table-cell office:value-type="float" office:value="3395.40000039915" calcext:value-type="float">
            <text:p>3395.4000003992</text:p>
          </table:table-cell>
          <table:table-cell office:value-type="float" office:value="0.00000000000233193316177879" calcext:value-type="float">
            <text:p>2.33E-012</text:p>
          </table:table-cell>
          <table:table-cell office:value-type="float" office:value="1.30027029274052" calcext:value-type="float">
            <text:p>1.3002702927</text:p>
          </table:table-cell>
          <table:table-cell office:value-type="float" office:value="0.0000882462135245351" calcext:value-type="float">
            <text:p>8.82E-005</text:p>
          </table:table-cell>
          <table:table-cell office:value-type="float" office:value="1.51534403803784" calcext:value-type="float">
            <text:p>1.515344038</text:p>
          </table:table-cell>
          <table:table-cell office:value-type="float" office:value="1.05239860067366" calcext:value-type="float">
            <text:p>1.0523986007</text:p>
          </table:table-cell>
          <table:table-cell office:value-type="float" office:value="267.388464594304" calcext:value-type="float">
            <text:p>267.3884645943</text:p>
          </table:table-cell>
          <table:table-cell table:number-columns-repeated="2"/>
        </table:table-row>
        <table:table-row table:style-name="ro1">
          <table:table-cell office:value-type="float" office:value="0.00817082122009313" calcext:value-type="float">
            <text:p>0.0081708212</text:p>
          </table:table-cell>
          <table:table-cell office:value-type="float" office:value="3395.40000040233" calcext:value-type="float">
            <text:p>3395.4000004023</text:p>
          </table:table-cell>
          <table:table-cell office:value-type="float" office:value="0.00000000000235777348019256" calcext:value-type="float">
            <text:p>2.36E-012</text:p>
          </table:table-cell>
          <table:table-cell office:value-type="float" office:value="1.30027029274057" calcext:value-type="float">
            <text:p>1.3002702927</text:p>
          </table:table-cell>
          <table:table-cell office:value-type="float" office:value="0.000088593399757551" calcext:value-type="float">
            <text:p>8.86E-005</text:p>
          </table:table-cell>
          <table:table-cell office:value-type="float" office:value="1.51524287697171" calcext:value-type="float">
            <text:p>1.515242877</text:p>
          </table:table-cell>
          <table:table-cell office:value-type="float" office:value="1.05188742904493" calcext:value-type="float">
            <text:p>1.051887429</text:p>
          </table:table-cell>
          <table:table-cell office:value-type="float" office:value="267.388413425317" calcext:value-type="float">
            <text:p>267.3884134253</text:p>
          </table:table-cell>
          <table:table-cell table:number-columns-repeated="2"/>
        </table:table-row>
        <table:table-row table:style-name="ro1">
          <table:table-cell office:value-type="float" office:value="0.00820481603365309" calcext:value-type="float">
            <text:p>0.008204816</text:p>
          </table:table-cell>
          <table:table-cell office:value-type="float" office:value="3395.40000040535" calcext:value-type="float">
            <text:p>3395.4000004054</text:p>
          </table:table-cell>
          <table:table-cell office:value-type="float" office:value="0.00000000000238227474370303" calcext:value-type="float">
            <text:p>2.38E-012</text:p>
          </table:table-cell>
          <table:table-cell office:value-type="float" office:value="1.30027029274061" calcext:value-type="float">
            <text:p>1.3002702927</text:p>
          </table:table-cell>
          <table:table-cell office:value-type="float" office:value="0.0000889204833175733" calcext:value-type="float">
            <text:p>8.89E-005</text:p>
          </table:table-cell>
          <table:table-cell office:value-type="float" office:value="1.51514779674957" calcext:value-type="float">
            <text:p>1.5151477967</text:p>
          </table:table-cell>
          <table:table-cell office:value-type="float" office:value="1.05140853102077" calcext:value-type="float">
            <text:p>1.051408531</text:p>
          </table:table-cell>
          <table:table-cell office:value-type="float" office:value="267.388365219215" calcext:value-type="float">
            <text:p>267.3883652192</text:p>
          </table:table-cell>
          <table:table-cell table:number-columns-repeated="2"/>
        </table:table-row>
        <table:table-row table:style-name="ro1">
          <table:table-cell office:value-type="float" office:value="0.00823758068235333" calcext:value-type="float">
            <text:p>0.0082375807</text:p>
          </table:table-cell>
          <table:table-cell office:value-type="float" office:value="3395.40000040826" calcext:value-type="float">
            <text:p>3395.4000004083</text:p>
          </table:table-cell>
          <table:table-cell office:value-type="float" office:value="0.00000000000240603402306422" calcext:value-type="float">
            <text:p>2.41E-012</text:p>
          </table:table-cell>
          <table:table-cell office:value-type="float" office:value="1.30027029274065" calcext:value-type="float">
            <text:p>1.3002702927</text:p>
          </table:table-cell>
          <table:table-cell office:value-type="float" office:value="0.0000892357314629814" calcext:value-type="float">
            <text:p>8.92E-005</text:p>
          </table:table-cell>
          <table:table-cell office:value-type="float" office:value="1.51505636092576" calcext:value-type="float">
            <text:p>1.5150563609</text:p>
          </table:table-cell>
          <table:table-cell office:value-type="float" office:value="1.0509493960557" calcext:value-type="float">
            <text:p>1.0509493961</text:p>
          </table:table-cell>
          <table:table-cell office:value-type="float" office:value="267.388318757538" calcext:value-type="float">
            <text:p>267.3883187575</text:p>
          </table:table-cell>
          <table:table-cell table:number-columns-repeated="2"/>
        </table:table-row>
        <table:table-row table:style-name="ro1">
          <table:table-cell office:value-type="float" office:value="0.00826915968176877" calcext:value-type="float">
            <text:p>0.0082691597</text:p>
          </table:table-cell>
          <table:table-cell office:value-type="float" office:value="3395.40000041108" calcext:value-type="float">
            <text:p>3395.4000004111</text:p>
          </table:table-cell>
          <table:table-cell office:value-type="float" office:value="0.00000000000242906815894935" calcext:value-type="float">
            <text:p>2.43E-012</text:p>
          </table:table-cell>
          <table:table-cell office:value-type="float" office:value="1.30027029274069" calcext:value-type="float">
            <text:p>1.3002702927</text:p>
          </table:table-cell>
          <table:table-cell office:value-type="float" office:value="0.0000895395724276163" calcext:value-type="float">
            <text:p>8.95E-005</text:p>
          </table:table-cell>
          <table:table-cell office:value-type="float" office:value="1.51496842214944" calcext:value-type="float">
            <text:p>1.5149684221</text:p>
          </table:table-cell>
          <table:table-cell office:value-type="float" office:value="1.05050911623296" calcext:value-type="float">
            <text:p>1.0505091162</text:p>
          </table:table-cell>
          <table:table-cell office:value-type="float" office:value="267.388273977164" calcext:value-type="float">
            <text:p>267.3882739772</text:p>
          </table:table-cell>
          <table:table-cell table:number-columns-repeated="2"/>
        </table:table-row>
        <table:table-row table:style-name="ro1">
          <table:table-cell office:value-type="float" office:value="0.00829999943527589" calcext:value-type="float">
            <text:p>0.0082999994</text:p>
          </table:table-cell>
          <table:table-cell office:value-type="float" office:value="3395.40000041384" calcext:value-type="float">
            <text:p>3395.4000004138</text:p>
          </table:table-cell>
          <table:table-cell office:value-type="float" office:value="0.00000000000245169087071714" calcext:value-type="float">
            <text:p>2.45E-012</text:p>
          </table:table-cell>
          <table:table-cell office:value-type="float" office:value="1.30027029274073" calcext:value-type="float">
            <text:p>1.3002702927</text:p>
          </table:table-cell>
          <table:table-cell office:value-type="float" office:value="0.0000898363012733916" calcext:value-type="float">
            <text:p>8.98E-005</text:p>
          </table:table-cell>
          <table:table-cell office:value-type="float" office:value="1.51488271927827" calcext:value-type="float">
            <text:p>1.5148827193</text:p>
          </table:table-cell>
          <table:table-cell office:value-type="float" office:value="1.05008124773355" calcext:value-type="float">
            <text:p>1.0500812477</text:p>
          </table:table-cell>
          <table:table-cell office:value-type="float" office:value="267.388230245072" calcext:value-type="float">
            <text:p>267.3882302451</text:p>
          </table:table-cell>
          <table:table-cell table:number-columns-repeated="2"/>
        </table:table-row>
        <table:table-row table:style-name="ro1">
          <table:table-cell office:value-type="float" office:value="0.00839050508079181" calcext:value-type="float">
            <text:p>0.0083905051</text:p>
          </table:table-cell>
          <table:table-cell office:value-type="float" office:value="3395.400000422" calcext:value-type="float">
            <text:p>3395.400000422</text:p>
          </table:table-cell>
          <table:table-cell office:value-type="float" office:value="0.0000000000025188132376684" calcext:value-type="float">
            <text:p>2.52E-012</text:p>
          </table:table-cell>
          <table:table-cell office:value-type="float" office:value="1.30027029274085" calcext:value-type="float">
            <text:p>1.3002702927</text:p>
          </table:table-cell>
          <table:table-cell office:value-type="float" office:value="0.0000907071170794268" calcext:value-type="float">
            <text:p>9.07E-005</text:p>
          </table:table-cell>
          <table:table-cell office:value-type="float" office:value="1.51463220924801" calcext:value-type="float">
            <text:p>1.5146322092</text:p>
          </table:table-cell>
          <table:table-cell office:value-type="float" office:value="1.0488374245532" calcext:value-type="float">
            <text:p>1.0488374246</text:p>
          </table:table-cell>
          <table:table-cell office:value-type="float" office:value="267.388101904187" calcext:value-type="float">
            <text:p>267.3881019042</text:p>
          </table:table-cell>
          <table:table-cell table:number-columns-repeated="2"/>
        </table:table-row>
        <table:table-row table:style-name="ro1">
          <table:table-cell office:value-type="float" office:value="0.00847171135634229" calcext:value-type="float">
            <text:p>0.0084717114</text:p>
          </table:table-cell>
          <table:table-cell office:value-type="float" office:value="3395.40000042938" calcext:value-type="float">
            <text:p>3395.4000004294</text:p>
          </table:table-cell>
          <table:table-cell office:value-type="float" office:value="0.00000000000257997116978074" calcext:value-type="float">
            <text:p>2.58E-012</text:p>
          </table:table-cell>
          <table:table-cell office:value-type="float" office:value="1.30027029274095" calcext:value-type="float">
            <text:p>1.3002702927</text:p>
          </table:table-cell>
          <table:table-cell office:value-type="float" office:value="0.0000914884618667976" calcext:value-type="float">
            <text:p>9.15E-005</text:p>
          </table:table-cell>
          <table:table-cell office:value-type="float" office:value="1.51440869760592" calcext:value-type="float">
            <text:p>1.5144086976</text:p>
          </table:table-cell>
          <table:table-cell office:value-type="float" office:value="1.04773617675609" calcext:value-type="float">
            <text:p>1.0477361768</text:p>
          </table:table-cell>
          <table:table-cell office:value-type="float" office:value="267.387986750208" calcext:value-type="float">
            <text:p>267.3879867502</text:p>
          </table:table-cell>
          <table:table-cell table:number-columns-repeated="2"/>
        </table:table-row>
        <table:table-row table:style-name="ro1">
          <table:table-cell office:value-type="float" office:value="0.00854224014784503" calcext:value-type="float">
            <text:p>0.0085422401</text:p>
          </table:table-cell>
          <table:table-cell office:value-type="float" office:value="3395.40000043585" calcext:value-type="float">
            <text:p>3395.4000004359</text:p>
          </table:table-cell>
          <table:table-cell office:value-type="float" office:value="0.00000000000263380667486472" calcext:value-type="float">
            <text:p>2.63E-012</text:p>
          </table:table-cell>
          <table:table-cell office:value-type="float" office:value="1.30027029274105" calcext:value-type="float">
            <text:p>1.3002702927</text:p>
          </table:table-cell>
          <table:table-cell office:value-type="float" office:value="0.000092167074233914" calcext:value-type="float">
            <text:p>9.22E-005</text:p>
          </table:table-cell>
          <table:table-cell office:value-type="float" office:value="1.51421552708964" calcext:value-type="float">
            <text:p>1.5142155271</text:p>
          </table:table-cell>
          <table:table-cell office:value-type="float" office:value="1.04679082773599" calcext:value-type="float">
            <text:p>1.0467908277</text:p>
          </table:table-cell>
          <table:table-cell office:value-type="float" office:value="267.387886737359" calcext:value-type="float">
            <text:p>267.3878867374</text:p>
          </table:table-cell>
          <table:table-cell table:number-columns-repeated="2"/>
        </table:table-row>
        <table:table-row table:style-name="ro1">
          <table:table-cell office:value-type="float" office:value="0.00860419593140926" calcext:value-type="float">
            <text:p>0.0086041959</text:p>
          </table:table-cell>
          <table:table-cell office:value-type="float" office:value="3395.40000044157" calcext:value-type="float">
            <text:p>3395.4000004416</text:p>
          </table:table-cell>
          <table:table-cell office:value-type="float" office:value="0.00000000000268165207593009" calcext:value-type="float">
            <text:p>2.68E-012</text:p>
          </table:table-cell>
          <table:table-cell office:value-type="float" office:value="1.30027029274113" calcext:value-type="float">
            <text:p>1.3002702927</text:p>
          </table:table-cell>
          <table:table-cell office:value-type="float" office:value="0.0000927632016578983" calcext:value-type="float">
            <text:p>9.28E-005</text:p>
          </table:table-cell>
          <table:table-cell office:value-type="float" office:value="1.51404655909482" calcext:value-type="float">
            <text:p>1.5140465591</text:p>
          </table:table-cell>
          <table:table-cell office:value-type="float" office:value="1.04596874611196" calcext:value-type="float">
            <text:p>1.0459687461</text:p>
          </table:table-cell>
          <table:table-cell office:value-type="float" office:value="267.387798881403" calcext:value-type="float">
            <text:p>267.3877988814</text:p>
          </table:table-cell>
          <table:table-cell table:number-columns-repeated="2"/>
        </table:table-row>
        <table:table-row table:style-name="ro1">
          <table:table-cell office:value-type="float" office:value="0.00865930593914382" calcext:value-type="float">
            <text:p>0.0086593059</text:p>
          </table:table-cell>
          <table:table-cell office:value-type="float" office:value="3395.40000044669" calcext:value-type="float">
            <text:p>3395.4000004467</text:p>
          </table:table-cell>
          <table:table-cell office:value-type="float" office:value="0.00000000000272464767780185" calcext:value-type="float">
            <text:p>2.72E-012</text:p>
          </table:table-cell>
          <table:table-cell office:value-type="float" office:value="1.3002702927412" calcext:value-type="float">
            <text:p>1.3002702927</text:p>
          </table:table-cell>
          <table:table-cell office:value-type="float" office:value="0.0000932934623255032" calcext:value-type="float">
            <text:p>9.33E-005</text:p>
          </table:table-cell>
          <table:table-cell office:value-type="float" office:value="1.51389682275334" calcext:value-type="float">
            <text:p>1.5138968228</text:p>
          </table:table-cell>
          <table:table-cell office:value-type="float" office:value="1.04524396303937" calcext:value-type="float">
            <text:p>1.045243963</text:p>
          </table:table-cell>
          <table:table-cell office:value-type="float" office:value="267.38772073305" calcext:value-type="float">
            <text:p>267.3877207331</text:p>
          </table:table-cell>
          <table:table-cell table:number-columns-repeated="2"/>
        </table:table-row>
        <table:table-row table:style-name="ro1">
          <table:table-cell office:value-type="float" office:value="0.00870939100943639" calcext:value-type="float">
            <text:p>0.008709391</text:p>
          </table:table-cell>
          <table:table-cell office:value-type="float" office:value="3395.40000045136" calcext:value-type="float">
            <text:p>3395.4000004514</text:p>
          </table:table-cell>
          <table:table-cell office:value-type="float" office:value="0.00000000000276408085613073" calcext:value-type="float">
            <text:p>2.76E-012</text:p>
          </table:table-cell>
          <table:table-cell office:value-type="float" office:value="1.30027029274127" calcext:value-type="float">
            <text:p>1.3002702927</text:p>
          </table:table-cell>
          <table:table-cell office:value-type="float" office:value="0.0000937753754473121" calcext:value-type="float">
            <text:p>9.38E-005</text:p>
          </table:table-cell>
          <table:table-cell office:value-type="float" office:value="1.51376119370439" calcext:value-type="float">
            <text:p>1.5137611937</text:p>
          </table:table-cell>
          <table:table-cell office:value-type="float" office:value="1.04459046874701" calcext:value-type="float">
            <text:p>1.0445904687</text:p>
          </table:table-cell>
          <table:table-cell office:value-type="float" office:value="267.387649710274" calcext:value-type="float">
            <text:p>267.3876497103</text:p>
          </table:table-cell>
          <table:table-cell table:number-columns-repeated="2"/>
        </table:table-row>
        <table:table-row table:style-name="ro1">
          <table:table-cell office:value-type="float" office:value="0.00875183403576216" calcext:value-type="float">
            <text:p>0.008751834</text:p>
          </table:table-cell>
          <table:table-cell office:value-type="float" office:value="3395.40000045535" calcext:value-type="float">
            <text:p>3395.4000004554</text:p>
          </table:table-cell>
          <table:table-cell office:value-type="float" office:value="0.00000000000279776481444974" calcext:value-type="float">
            <text:p>2.80E-012</text:p>
          </table:table-cell>
          <table:table-cell office:value-type="float" office:value="1.30027029274133" calcext:value-type="float">
            <text:p>1.3002702927</text:p>
          </table:table-cell>
          <table:table-cell office:value-type="float" office:value="0.0000941837589075423" calcext:value-type="float">
            <text:p>9.42E-005</text:p>
          </table:table-cell>
          <table:table-cell office:value-type="float" office:value="1.513646594997" calcext:value-type="float">
            <text:p>1.513646595</text:p>
          </table:table-cell>
          <table:table-cell office:value-type="float" office:value="1.04404051509449" calcext:value-type="float">
            <text:p>1.0440405151</text:p>
          </table:table-cell>
          <table:table-cell office:value-type="float" office:value="267.387589524243" calcext:value-type="float">
            <text:p>267.3875895242</text:p>
          </table:table-cell>
          <table:table-cell table:number-columns-repeated="2"/>
        </table:table-row>
        <table:table-row table:style-name="ro1">
          <table:table-cell office:value-type="float" office:value="0.00879181944017364" calcext:value-type="float">
            <text:p>0.0087918194</text:p>
          </table:table-cell>
          <table:table-cell office:value-type="float" office:value="3395.40000045911" calcext:value-type="float">
            <text:p>3395.4000004591</text:p>
          </table:table-cell>
          <table:table-cell office:value-type="float" office:value="0.00000000000282972344643752" calcext:value-type="float">
            <text:p>2.83E-012</text:p>
          </table:table-cell>
          <table:table-cell office:value-type="float" office:value="1.30027029274138" calcext:value-type="float">
            <text:p>1.3002702927</text:p>
          </table:table-cell>
          <table:table-cell office:value-type="float" office:value="0.0000945684963780131" calcext:value-type="float">
            <text:p>9.46E-005</text:p>
          </table:table-cell>
          <table:table-cell office:value-type="float" office:value="1.51353891184372" calcext:value-type="float">
            <text:p>1.5135389118</text:p>
          </table:table-cell>
          <table:table-cell office:value-type="float" office:value="1.0435255841008" calcext:value-type="float">
            <text:p>1.0435255841</text:p>
          </table:table-cell>
          <table:table-cell office:value-type="float" office:value="267.387532823226" calcext:value-type="float">
            <text:p>267.3875328232</text:p>
          </table:table-cell>
          <table:table-cell table:number-columns-repeated="2"/>
        </table:table-row>
        <table:table-row table:style-name="ro1">
          <table:table-cell office:value-type="float" office:value="0.0088267408251935" calcext:value-type="float">
            <text:p>0.0088267408</text:p>
          </table:table-cell>
          <table:table-cell office:value-type="float" office:value="3395.40000046242" calcext:value-type="float">
            <text:p>3395.4000004624</text:p>
          </table:table-cell>
          <table:table-cell office:value-type="float" office:value="0.00000000000285781368352204" calcext:value-type="float">
            <text:p>2.86E-012</text:p>
          </table:table-cell>
          <table:table-cell office:value-type="float" office:value="1.30027029274143" calcext:value-type="float">
            <text:p>1.3002702927</text:p>
          </table:table-cell>
          <table:table-cell office:value-type="float" office:value="0.0000949045089554673" calcext:value-type="float">
            <text:p>9.49E-005</text:p>
          </table:table-cell>
          <table:table-cell office:value-type="float" office:value="1.51344508705934" calcext:value-type="float">
            <text:p>1.5134450871</text:p>
          </table:table-cell>
          <table:table-cell office:value-type="float" office:value="1.0430783648875" calcext:value-type="float">
            <text:p>1.0430783649</text:p>
          </table:table-cell>
          <table:table-cell office:value-type="float" office:value="267.387483303206" calcext:value-type="float">
            <text:p>267.3874833032</text:p>
          </table:table-cell>
          <table:table-cell table:number-columns-repeated="2"/>
        </table:table-row>
        <table:table-row table:style-name="ro1">
          <table:table-cell office:value-type="float" office:value="0.00886039851156326" calcext:value-type="float">
            <text:p>0.0088603985</text:p>
          </table:table-cell>
          <table:table-cell office:value-type="float" office:value="3395.40000046561" calcext:value-type="float">
            <text:p>3395.4000004656</text:p>
          </table:table-cell>
          <table:table-cell office:value-type="float" office:value="0.00000000000288504574758489" calcext:value-type="float">
            <text:p>2.89E-012</text:p>
          </table:table-cell>
          <table:table-cell office:value-type="float" office:value="1.30027029274148" calcext:value-type="float">
            <text:p>1.3002702927</text:p>
          </table:table-cell>
          <table:table-cell office:value-type="float" office:value="0.0000952283629983463" calcext:value-type="float">
            <text:p>9.52E-005</text:p>
          </table:table-cell>
          <table:table-cell office:value-type="float" office:value="1.51335485110253" calcext:value-type="float">
            <text:p>1.5133548511</text:p>
          </table:table-cell>
          <table:table-cell office:value-type="float" office:value="1.04264951288065" calcext:value-type="float">
            <text:p>1.0426495129</text:p>
          </table:table-cell>
          <table:table-cell office:value-type="float" office:value="267.387435575164" calcext:value-type="float">
            <text:p>267.3874355752</text:p>
          </table:table-cell>
          <table:table-cell table:number-columns-repeated="2"/>
        </table:table-row>
        <table:table-row table:style-name="ro1">
          <table:table-cell office:value-type="float" office:value="0.00889375580515032" calcext:value-type="float">
            <text:p>0.0088937558</text:p>
          </table:table-cell>
          <table:table-cell office:value-type="float" office:value="3395.40000046879" calcext:value-type="float">
            <text:p>3395.4000004688</text:p>
          </table:table-cell>
          <table:table-cell office:value-type="float" office:value="0.00000000000291218839760336" calcext:value-type="float">
            <text:p>2.91E-012</text:p>
          </table:table-cell>
          <table:table-cell office:value-type="float" office:value="1.30027029274153" calcext:value-type="float">
            <text:p>1.3002702927</text:p>
          </table:table-cell>
          <table:table-cell office:value-type="float" office:value="0.0000955493273781698" calcext:value-type="float">
            <text:p>9.55E-005</text:p>
          </table:table-cell>
          <table:table-cell office:value-type="float" office:value="1.51326560689368" calcext:value-type="float">
            <text:p>1.5132656069</text:p>
          </table:table-cell>
          <table:table-cell office:value-type="float" office:value="1.04222658520106" calcext:value-type="float">
            <text:p>1.0422265852</text:p>
          </table:table-cell>
          <table:table-cell office:value-type="float" office:value="267.387388273092" calcext:value-type="float">
            <text:p>267.3873882731</text:p>
          </table:table-cell>
          <table:table-cell table:number-columns-repeated="2"/>
        </table:table-row>
        <table:table-row table:style-name="ro1">
          <table:table-cell office:value-type="float" office:value="0.00893966284518678" calcext:value-type="float">
            <text:p>0.0089396628</text:p>
          </table:table-cell>
          <table:table-cell office:value-type="float" office:value="3395.40000047318" calcext:value-type="float">
            <text:p>3395.4000004732</text:p>
          </table:table-cell>
          <table:table-cell office:value-type="float" office:value="0.00000000000294979331533682" calcext:value-type="float">
            <text:p>2.95E-012</text:p>
          </table:table-cell>
          <table:table-cell office:value-type="float" office:value="1.30027029274159" calcext:value-type="float">
            <text:p>1.3002702927</text:p>
          </table:table-cell>
          <table:table-cell office:value-type="float" office:value="0.0000959910467691165" calcext:value-type="float">
            <text:p>9.60E-005</text:p>
          </table:table-cell>
          <table:table-cell office:value-type="float" office:value="1.51314308868077" calcext:value-type="float">
            <text:p>1.5131430887</text:p>
          </table:table-cell>
          <table:table-cell office:value-type="float" office:value="1.04164792401685" calcext:value-type="float">
            <text:p>1.041647924</text:p>
          </table:table-cell>
          <table:table-cell office:value-type="float" office:value="267.387323174942" calcext:value-type="float">
            <text:p>267.3873231749</text:p>
          </table:table-cell>
          <table:table-cell table:number-columns-repeated="2"/>
        </table:table-row>
        <table:table-row table:style-name="ro1">
          <table:table-cell office:value-type="float" office:value="0.00898291168140067" calcext:value-type="float">
            <text:p>0.0089829117</text:p>
          </table:table-cell>
          <table:table-cell office:value-type="float" office:value="3395.40000047733" calcext:value-type="float">
            <text:p>3395.4000004773</text:p>
          </table:table-cell>
          <table:table-cell office:value-type="float" office:value="0.0000000000029854869229636" calcext:value-type="float">
            <text:p>2.99E-012</text:p>
          </table:table-cell>
          <table:table-cell office:value-type="float" office:value="1.30027029274165" calcext:value-type="float">
            <text:p>1.3002702927</text:p>
          </table:table-cell>
          <table:table-cell office:value-type="float" office:value="0.0000964071900466013" calcext:value-type="float">
            <text:p>9.64E-005</text:p>
          </table:table-cell>
          <table:table-cell office:value-type="float" office:value="1.51302798228875" calcext:value-type="float">
            <text:p>1.5130279823</text:p>
          </table:table-cell>
          <table:table-cell office:value-type="float" office:value="1.04110631623289" calcext:value-type="float">
            <text:p>1.0411063162</text:p>
          </table:table-cell>
          <table:table-cell office:value-type="float" office:value="267.387261846238" calcext:value-type="float">
            <text:p>267.3872618462</text:p>
          </table:table-cell>
          <table:table-cell table:number-columns-repeated="2"/>
        </table:table-row>
        <table:table-row table:style-name="ro1">
          <table:table-cell office:value-type="float" office:value="0.00902410180791944" calcext:value-type="float">
            <text:p>0.0090241018</text:p>
          </table:table-cell>
          <table:table-cell office:value-type="float" office:value="3395.4000004813" calcext:value-type="float">
            <text:p>3395.4000004813</text:p>
          </table:table-cell>
          <table:table-cell office:value-type="float" office:value="0.00000000000301972212951146" calcext:value-type="float">
            <text:p>3.02E-012</text:p>
          </table:table-cell>
          <table:table-cell office:value-type="float" office:value="1.30027029274171" calcext:value-type="float">
            <text:p>1.3002702927</text:p>
          </table:table-cell>
          <table:table-cell office:value-type="float" office:value="0.0000968035253874019" calcext:value-type="float">
            <text:p>9.68E-005</text:p>
          </table:table-cell>
          <table:table-cell office:value-type="float" office:value="1.51291863945346" calcext:value-type="float">
            <text:p>1.5129186395</text:p>
          </table:table-cell>
          <table:table-cell office:value-type="float" office:value="1.04059365446425" calcext:value-type="float">
            <text:p>1.0405936545</text:p>
          </table:table-cell>
          <table:table-cell office:value-type="float" office:value="267.387203436874" calcext:value-type="float">
            <text:p>267.3872034369</text:p>
          </table:table-cell>
          <table:table-cell table:number-columns-repeated="2"/>
        </table:table-row>
        <table:table-row table:style-name="ro1">
          <table:table-cell office:value-type="float" office:value="0.0090584293067668" calcext:value-type="float">
            <text:p>0.0090584293</text:p>
          </table:table-cell>
          <table:table-cell office:value-type="float" office:value="3395.40000048463" calcext:value-type="float">
            <text:p>3395.4000004846</text:p>
          </table:table-cell>
          <table:table-cell office:value-type="float" office:value="0.00000000000304843323216129" calcext:value-type="float">
            <text:p>3.05E-012</text:p>
          </table:table-cell>
          <table:table-cell office:value-type="float" office:value="1.30027029274176" calcext:value-type="float">
            <text:p>1.3002702927</text:p>
          </table:table-cell>
          <table:table-cell office:value-type="float" office:value="0.0000971338286943764" calcext:value-type="float">
            <text:p>9.71E-005</text:p>
          </table:table-cell>
          <table:table-cell office:value-type="float" office:value="1.51282772471314" calcext:value-type="float">
            <text:p>1.5128277247</text:p>
          </table:table-cell>
          <table:table-cell office:value-type="float" office:value="1.0401687422855" calcext:value-type="float">
            <text:p>1.0401687423</text:p>
          </table:table-cell>
          <table:table-cell office:value-type="float" office:value="267.387154759009" calcext:value-type="float">
            <text:p>267.387154759</text:p>
          </table:table-cell>
          <table:table-cell table:number-columns-repeated="2"/>
        </table:table-row>
        <table:table-row table:style-name="ro1">
          <table:table-cell office:value-type="float" office:value="0.00909195321377169" calcext:value-type="float">
            <text:p>0.0090919532</text:p>
          </table:table-cell>
          <table:table-cell office:value-type="float" office:value="3395.40000048788" calcext:value-type="float">
            <text:p>3395.4000004879</text:p>
          </table:table-cell>
          <table:table-cell office:value-type="float" office:value="0.00000000000307663028107224" calcext:value-type="float">
            <text:p>3.08E-012</text:p>
          </table:table-cell>
          <table:table-cell office:value-type="float" office:value="1.30027029274181" calcext:value-type="float">
            <text:p>1.3002702927</text:p>
          </table:table-cell>
          <table:table-cell office:value-type="float" office:value="0.0000974564004693008" calcext:value-type="float">
            <text:p>9.75E-005</text:p>
          </table:table-cell>
          <table:table-cell office:value-type="float" office:value="1.51273912194701" calcext:value-type="float">
            <text:p>1.5127391219</text:p>
          </table:table-cell>
          <table:table-cell office:value-type="float" office:value="1.03975580834299" calcext:value-type="float">
            <text:p>1.0397558083</text:p>
          </table:table-cell>
          <table:table-cell office:value-type="float" office:value="267.387107220672" calcext:value-type="float">
            <text:p>267.3871072207</text:p>
          </table:table-cell>
          <table:table-cell table:number-columns-repeated="2"/>
        </table:table-row>
        <table:table-row table:style-name="ro1">
          <table:table-cell office:value-type="float" office:value="0.00921787068151064" calcext:value-type="float">
            <text:p>0.0092178707</text:p>
          </table:table-cell>
          <table:table-cell office:value-type="float" office:value="3395.40000050021" calcext:value-type="float">
            <text:p>3395.4000005002</text:p>
          </table:table-cell>
          <table:table-cell office:value-type="float" office:value="0.00000000000318393983707217" calcext:value-type="float">
            <text:p>3.18E-012</text:p>
          </table:table-cell>
          <table:table-cell office:value-type="float" office:value="1.30027029274199" calcext:value-type="float">
            <text:p>1.3002702927</text:p>
          </table:table-cell>
          <table:table-cell office:value-type="float" office:value="0.0000986680025468209" calcext:value-type="float">
            <text:p>9.87E-005</text:p>
          </table:table-cell>
          <table:table-cell office:value-type="float" office:value="1.51240793072063" calcext:value-type="float">
            <text:p>1.5124079307</text:p>
          </table:table-cell>
          <table:table-cell office:value-type="float" office:value="1.03822245469239" calcext:value-type="float">
            <text:p>1.0382224547</text:p>
          </table:table-cell>
          <table:table-cell office:value-type="float" office:value="267.386928664306" calcext:value-type="float">
            <text:p>267.3869286643</text:p>
          </table:table-cell>
          <table:table-cell table:number-columns-repeated="2"/>
        </table:table-row>
        <table:table-row table:style-name="ro1">
          <table:table-cell office:value-type="float" office:value="0.00932280921730286" calcext:value-type="float">
            <text:p>0.0093228092</text:p>
          </table:table-cell>
          <table:table-cell office:value-type="float" office:value="3395.4000005106" calcext:value-type="float">
            <text:p>3395.4000005106</text:p>
          </table:table-cell>
          <table:table-cell office:value-type="float" office:value="0.00000000000327506820597247" calcext:value-type="float">
            <text:p>3.28E-012</text:p>
          </table:table-cell>
          <table:table-cell office:value-type="float" office:value="1.30027029274214" calcext:value-type="float">
            <text:p>1.3002702927</text:p>
          </table:table-cell>
          <table:table-cell office:value-type="float" office:value="0.0000996777490135959" calcext:value-type="float">
            <text:p>9.97E-005</text:p>
          </table:table-cell>
          <table:table-cell office:value-type="float" office:value="1.51213382880203" calcext:value-type="float">
            <text:p>1.5121338288</text:p>
          </table:table-cell>
          <table:table-cell office:value-type="float" office:value="1.03696541382688" calcext:value-type="float">
            <text:p>1.0369654138</text:p>
          </table:table-cell>
          <table:table-cell office:value-type="float" office:value="267.386779856965" calcext:value-type="float">
            <text:p>267.386779857</text:p>
          </table:table-cell>
          <table:table-cell table:number-columns-repeated="2"/>
        </table:table-row>
        <table:table-row table:style-name="ro1">
          <table:table-cell office:value-type="float" office:value="0.00946762882321391" calcext:value-type="float">
            <text:p>0.0094676288</text:p>
          </table:table-cell>
          <table:table-cell office:value-type="float" office:value="3395.40000052511" calcext:value-type="float">
            <text:p>3395.4000005251</text:p>
          </table:table-cell>
          <table:table-cell office:value-type="float" office:value="0.00000000000340338077547245" calcext:value-type="float">
            <text:p>3.40E-012</text:p>
          </table:table-cell>
          <table:table-cell office:value-type="float" office:value="1.30027029274236" calcext:value-type="float">
            <text:p>1.3002702927</text:p>
          </table:table-cell>
          <table:table-cell table:style-name="Default" office:value-type="float" office:value="0.000101071253215104" calcext:value-type="float">
            <text:p>0.0001010713</text:p>
          </table:table-cell>
          <table:table-cell office:value-type="float" office:value="1.5117583531435" calcext:value-type="float">
            <text:p>1.5117583531</text:p>
          </table:table-cell>
          <table:table-cell office:value-type="float" office:value="1.03526083939886" calcext:value-type="float">
            <text:p>1.0352608394</text:p>
          </table:table-cell>
          <table:table-cell office:value-type="float" office:value="267.386574496557" calcext:value-type="float">
            <text:p>267.3865744966</text:p>
          </table:table-cell>
          <table:table-cell table:number-columns-repeated="2"/>
        </table:table-row>
        <table:table-row table:style-name="ro1">
          <table:table-cell office:value-type="float" office:value="0.0095612670677044" calcext:value-type="float">
            <text:p>0.0095612671</text:p>
          </table:table-cell>
          <table:table-cell office:value-type="float" office:value="3395.4000005346" calcext:value-type="float">
            <text:p>3395.4000005346</text:p>
          </table:table-cell>
          <table:table-cell office:value-type="float" office:value="0.00000000000348793057848293" calcext:value-type="float">
            <text:p>3.49E-012</text:p>
          </table:table-cell>
          <table:table-cell office:value-type="float" office:value="1.3002702927425" calcext:value-type="float">
            <text:p>1.3002702927</text:p>
          </table:table-cell>
          <table:table-cell table:style-name="Default" office:value-type="float" office:value="0.000101972279781344" calcext:value-type="float">
            <text:p>0.0001019723</text:p>
          </table:table-cell>
          <table:table-cell office:value-type="float" office:value="1.51151727187841" calcext:value-type="float">
            <text:p>1.5115172719</text:p>
          </table:table-cell>
          <table:table-cell office:value-type="float" office:value="1.03417682547934" calcext:value-type="float">
            <text:p>1.0341768255</text:p>
          </table:table-cell>
          <table:table-cell office:value-type="float" office:value="267.386441713513" calcext:value-type="float">
            <text:p>267.3864417135</text:p>
          </table:table-cell>
          <table:table-cell table:number-columns-repeated="2"/>
        </table:table-row>
        <table:table-row table:style-name="ro1">
          <table:table-cell office:value-type="float" office:value="0.00964352325749544" calcext:value-type="float">
            <text:p>0.0096435233</text:p>
          </table:table-cell>
          <table:table-cell office:value-type="float" office:value="3395.40000054301" calcext:value-type="float">
            <text:p>3395.400000543</text:p>
          </table:table-cell>
          <table:table-cell office:value-type="float" office:value="0.00000000000356323571605481" calcext:value-type="float">
            <text:p>3.56E-012</text:p>
          </table:table-cell>
          <table:table-cell office:value-type="float" office:value="1.30027029274263" calcext:value-type="float">
            <text:p>1.3002702927</text:p>
          </table:table-cell>
          <table:table-cell table:style-name="Default" office:value-type="float" office:value="0.000102763788011068" calcext:value-type="float">
            <text:p>0.0001027638</text:p>
          </table:table-cell>
          <table:table-cell office:value-type="float" office:value="1.51130657601707" calcext:value-type="float">
            <text:p>1.511306576</text:p>
          </table:table-cell>
          <table:table-cell office:value-type="float" office:value="1.03323603806539" calcext:value-type="float">
            <text:p>1.0332360381</text:p>
          </table:table-cell>
          <table:table-cell office:value-type="float" office:value="267.38632507071" calcext:value-type="float">
            <text:p>267.3863250707</text:p>
          </table:table-cell>
          <table:table-cell table:number-columns-repeated="2"/>
        </table:table-row>
        <table:table-row table:style-name="ro1">
          <table:table-cell office:value-type="float" office:value="0.00971084201684492" calcext:value-type="float">
            <text:p>0.009710842</text:p>
          </table:table-cell>
          <table:table-cell office:value-type="float" office:value="3395.40000054993" calcext:value-type="float">
            <text:p>3395.4000005499</text:p>
          </table:table-cell>
          <table:table-cell office:value-type="float" office:value="0.00000000000362558741103721" calcext:value-type="float">
            <text:p>3.63E-012</text:p>
          </table:table-cell>
          <table:table-cell office:value-type="float" office:value="1.30027029274273" calcext:value-type="float">
            <text:p>1.3002702927</text:p>
          </table:table-cell>
          <table:table-cell table:style-name="Default" office:value-type="float" office:value="0.000103411564355826" calcext:value-type="float">
            <text:p>0.0001034116</text:p>
          </table:table-cell>
          <table:table-cell office:value-type="float" office:value="1.51113488494903" calcext:value-type="float">
            <text:p>1.5111348849</text:p>
          </table:table-cell>
          <table:table-cell office:value-type="float" office:value="1.0324739207712" calcext:value-type="float">
            <text:p>1.0324739208</text:p>
          </table:table-cell>
          <table:table-cell office:value-type="float" office:value="267.386229609825" calcext:value-type="float">
            <text:p>267.3862296098</text:p>
          </table:table-cell>
          <table:table-cell table:number-columns-repeated="2"/>
        </table:table-row>
        <table:table-row table:style-name="ro1">
          <table:table-cell office:value-type="float" office:value="0.00984712595592132" calcext:value-type="float">
            <text:p>0.009847126</text:p>
          </table:table-cell>
          <table:table-cell office:value-type="float" office:value="3395.40000056409" calcext:value-type="float">
            <text:p>3395.4000005641</text:p>
          </table:table-cell>
          <table:table-cell office:value-type="float" office:value="0.00000000000375381429974593" calcext:value-type="float">
            <text:p>3.75E-012</text:p>
          </table:table-cell>
          <table:table-cell office:value-type="float" office:value="1.30027029274295" calcext:value-type="float">
            <text:p>1.3002702927</text:p>
          </table:table-cell>
          <table:table-cell table:style-name="Default" office:value-type="float" office:value="0.000104722968527875" calcext:value-type="float">
            <text:p>0.000104723</text:p>
          </table:table-cell>
          <table:table-cell office:value-type="float" office:value="1.51078932243874" calcext:value-type="float">
            <text:p>1.5107893224</text:p>
          </table:table-cell>
          <table:table-cell office:value-type="float" office:value="1.03095214479695" calcext:value-type="float">
            <text:p>1.0309521448</text:p>
          </table:table-cell>
          <table:table-cell office:value-type="float" office:value="267.386036353358" calcext:value-type="float">
            <text:p>267.3860363534</text:p>
          </table:table-cell>
          <table:table-cell table:number-columns-repeated="2"/>
        </table:table-row>
        <table:table-row table:style-name="ro1">
          <table:table-cell office:value-type="float" office:value="0.00996162378023193" calcext:value-type="float">
            <text:p>0.0099616238</text:p>
          </table:table-cell>
          <table:table-cell office:value-type="float" office:value="3395.40000057612" calcext:value-type="float">
            <text:p>3395.4000005761</text:p>
          </table:table-cell>
          <table:table-cell office:value-type="float" office:value="0.00000000000386362238219822" calcext:value-type="float">
            <text:p>3.86E-012</text:p>
          </table:table-cell>
          <table:table-cell office:value-type="float" office:value="1.30027029274313" calcext:value-type="float">
            <text:p>1.3002702927</text:p>
          </table:table-cell>
          <table:table-cell table:style-name="Default" office:value-type="float" office:value="0.000105824742953728" calcext:value-type="float">
            <text:p>0.0001058247</text:p>
          </table:table-cell>
          <table:table-cell office:value-type="float" office:value="1.51050105731637" calcext:value-type="float">
            <text:p>1.5105010573</text:p>
          </table:table-cell>
          <table:table-cell office:value-type="float" office:value="1.0296949460463" calcext:value-type="float">
            <text:p>1.029694946</text:p>
          </table:table-cell>
          <table:table-cell office:value-type="float" office:value="267.385873990536" calcext:value-type="float">
            <text:p>267.3858739905</text:p>
          </table:table-cell>
          <table:table-cell table:number-columns-repeated="2"/>
        </table:table-row>
        <table:table-row table:style-name="ro1">
          <table:table-cell office:value-type="float" office:value="0.0100605390939971" calcext:value-type="float">
            <text:p>0.0100605391</text:p>
          </table:table-cell>
          <table:table-cell office:value-type="float" office:value="3395.40000058662" calcext:value-type="float">
            <text:p>3395.4000005866</text:p>
          </table:table-cell>
          <table:table-cell office:value-type="float" office:value="0.00000000000396002384686553" calcext:value-type="float">
            <text:p>3.96E-012</text:p>
          </table:table-cell>
          <table:table-cell office:value-type="float" office:value="1.30027029274329" calcext:value-type="float">
            <text:p>1.3002702927</text:p>
          </table:table-cell>
          <table:table-cell table:style-name="Default" office:value-type="float" office:value="0.0001067765787189" calcext:value-type="float">
            <text:p>0.0001067766</text:p>
          </table:table-cell>
          <table:table-cell office:value-type="float" office:value="1.51025350944932" calcext:value-type="float">
            <text:p>1.5102535094</text:p>
          </table:table-cell>
          <table:table-cell office:value-type="float" office:value="1.02862410140341" calcext:value-type="float">
            <text:p>1.0286241014</text:p>
          </table:table-cell>
          <table:table-cell office:value-type="float" office:value="267.385733724382" calcext:value-type="float">
            <text:p>267.3857337244</text:p>
          </table:table-cell>
          <table:table-cell table:number-columns-repeated="2"/>
        </table:table-row>
        <table:table-row table:style-name="ro1">
          <table:table-cell office:value-type="float" office:value="0.010147962450997" calcext:value-type="float">
            <text:p>0.0101479625</text:p>
          </table:table-cell>
          <table:table-cell office:value-type="float" office:value="3395.40000059597" calcext:value-type="float">
            <text:p>3395.400000596</text:p>
          </table:table-cell>
          <table:table-cell office:value-type="float" office:value="0.00000000000404641792920845" calcext:value-type="float">
            <text:p>4.05E-012</text:p>
          </table:table-cell>
          <table:table-cell office:value-type="float" office:value="1.30027029274343" calcext:value-type="float">
            <text:p>1.3002702927</text:p>
          </table:table-cell>
          <table:table-cell table:style-name="Default" office:value-type="float" office:value="0.000107617835563161" calcext:value-type="float">
            <text:p>0.0001076178</text:p>
          </table:table-cell>
          <table:table-cell office:value-type="float" office:value="1.51003585154302" calcext:value-type="float">
            <text:p>1.5100358515</text:p>
          </table:table-cell>
          <table:table-cell office:value-type="float" office:value="1.02768917813035" calcext:value-type="float">
            <text:p>1.0276891781</text:p>
          </table:table-cell>
          <table:table-cell office:value-type="float" office:value="267.385609754315" calcext:value-type="float">
            <text:p>267.3856097543</text:p>
          </table:table-cell>
          <table:table-cell table:number-columns-repeated="2"/>
        </table:table-row>
        <table:table-row table:style-name="ro1">
          <table:table-cell office:value-type="float" office:value="0.0102262533183187" calcext:value-type="float">
            <text:p>0.0102262533</text:p>
          </table:table-cell>
          <table:table-cell office:value-type="float" office:value="3395.40000060441" calcext:value-type="float">
            <text:p>3395.4000006044</text:p>
          </table:table-cell>
          <table:table-cell office:value-type="float" office:value="0.00000000000412474090993883" calcext:value-type="float">
            <text:p>4.12E-012</text:p>
          </table:table-cell>
          <table:table-cell office:value-type="float" office:value="1.30027029274356" calcext:value-type="float">
            <text:p>1.3002702927</text:p>
          </table:table-cell>
          <table:table-cell table:style-name="Default" office:value-type="float" office:value="0.000108371216428137" calcext:value-type="float">
            <text:p>0.0001083712</text:p>
          </table:table-cell>
          <table:table-cell office:value-type="float" office:value="1.50984181934023" calcext:value-type="float">
            <text:p>1.5098418193</text:p>
          </table:table-cell>
          <table:table-cell office:value-type="float" office:value="1.02686090864913" calcext:value-type="float">
            <text:p>1.0268609086</text:p>
          </table:table-cell>
          <table:table-cell office:value-type="float" office:value="267.385498734509" calcext:value-type="float">
            <text:p>267.3854987345</text:p>
          </table:table-cell>
          <table:table-cell table:number-columns-repeated="2"/>
        </table:table-row>
        <table:table-row table:style-name="ro1">
          <table:table-cell office:value-type="float" office:value="0.0103152614405522" calcext:value-type="float">
            <text:p>0.0103152614</text:p>
          </table:table-cell>
          <table:table-cell office:value-type="float" office:value="3395.40000061408" calcext:value-type="float">
            <text:p>3395.4000006141</text:p>
          </table:table-cell>
          <table:table-cell office:value-type="float" office:value="0.00000000000421488489193949" calcext:value-type="float">
            <text:p>4.21E-012</text:p>
          </table:table-cell>
          <table:table-cell office:value-type="float" office:value="1.30027029274371" calcext:value-type="float">
            <text:p>1.3002702927</text:p>
          </table:table-cell>
          <table:table-cell table:style-name="Default" office:value-type="float" office:value="0.00010922773244695" calcext:value-type="float">
            <text:p>0.0001092277</text:p>
          </table:table-cell>
          <table:table-cell office:value-type="float" office:value="1.50962223345794" calcext:value-type="float">
            <text:p>1.5096222335</text:p>
          </table:table-cell>
          <table:table-cell office:value-type="float" office:value="1.02592938277015" calcext:value-type="float">
            <text:p>1.0259293828</text:p>
          </table:table-cell>
          <table:table-cell office:value-type="float" office:value="267.385372517177" calcext:value-type="float">
            <text:p>267.3853725172</text:p>
          </table:table-cell>
          <table:table-cell table:number-columns-repeated="2"/>
        </table:table-row>
        <table:table-row table:style-name="ro1">
          <table:table-cell office:value-type="float" office:value="0.0103949715215199" calcext:value-type="float">
            <text:p>0.0103949715</text:p>
          </table:table-cell>
          <table:table-cell office:value-type="float" office:value="3395.4000006228" calcext:value-type="float">
            <text:p>3395.4000006228</text:p>
          </table:table-cell>
          <table:table-cell office:value-type="float" office:value="0.00000000000429660899372548" calcext:value-type="float">
            <text:p>4.30E-012</text:p>
          </table:table-cell>
          <table:table-cell office:value-type="float" office:value="1.30027029274385" calcext:value-type="float">
            <text:p>1.3002702927</text:p>
          </table:table-cell>
          <table:table-cell table:style-name="Default" office:value-type="float" office:value="0.000109994778585801" calcext:value-type="float">
            <text:p>0.0001099948</text:p>
          </table:table-cell>
          <table:table-cell office:value-type="float" office:value="1.50942648533164" calcext:value-type="float">
            <text:p>1.5094264853</text:p>
          </table:table-cell>
          <table:table-cell office:value-type="float" office:value="1.02510414790619" calcext:value-type="float">
            <text:p>1.0251041479</text:p>
          </table:table-cell>
          <table:table-cell office:value-type="float" office:value="267.385259484866" calcext:value-type="float">
            <text:p>267.3852594849</text:p>
          </table:table-cell>
          <table:table-cell table:number-columns-repeated="2"/>
        </table:table-row>
        <table:table-row table:style-name="ro1">
          <table:table-cell office:value-type="float" office:value="0.0104622236708017" calcext:value-type="float">
            <text:p>0.0104622237</text:p>
          </table:table-cell>
          <table:table-cell office:value-type="float" office:value="3395.4000006302" calcext:value-type="float">
            <text:p>3395.4000006302</text:p>
          </table:table-cell>
          <table:table-cell office:value-type="float" office:value="0.00000000000436629573103645" calcext:value-type="float">
            <text:p>4.37E-012</text:p>
          </table:table-cell>
          <table:table-cell office:value-type="float" office:value="1.30027029274396" calcext:value-type="float">
            <text:p>1.3002702927</text:p>
          </table:table-cell>
          <table:table-cell table:style-name="Default" office:value-type="float" office:value="0.000110641945764056" calcext:value-type="float">
            <text:p>0.0001106419</text:p>
          </table:table-cell>
          <table:table-cell office:value-type="float" office:value="1.50926198426054" calcext:value-type="float">
            <text:p>1.5092619843</text:p>
          </table:table-cell>
          <table:table-cell office:value-type="float" office:value="1.02441437772492" calcext:value-type="float">
            <text:p>1.0244143777</text:p>
          </table:table-cell>
          <table:table-cell office:value-type="float" office:value="267.385164118436" calcext:value-type="float">
            <text:p>267.3851641184</text:p>
          </table:table-cell>
          <table:table-cell table:number-columns-repeated="2"/>
        </table:table-row>
        <table:table-row table:style-name="ro1">
          <table:table-cell office:value-type="float" office:value="0.0105255816292518" calcext:value-type="float">
            <text:p>0.0105255816</text:p>
          </table:table-cell>
          <table:table-cell office:value-type="float" office:value="3395.40000063722" calcext:value-type="float">
            <text:p>3395.4000006372</text:p>
          </table:table-cell>
          <table:table-cell office:value-type="float" office:value="0.00000000000443256503796611" calcext:value-type="float">
            <text:p>4.43E-012</text:p>
          </table:table-cell>
          <table:table-cell office:value-type="float" office:value="1.30027029274407" calcext:value-type="float">
            <text:p>1.3002702927</text:p>
          </table:table-cell>
          <table:table-cell table:style-name="Default" office:value-type="float" office:value="0.000111251641748161" calcext:value-type="float">
            <text:p>0.0001112516</text:p>
          </table:table-cell>
          <table:table-cell office:value-type="float" office:value="1.50910755032488" calcext:value-type="float">
            <text:p>1.5091075503</text:p>
          </table:table-cell>
          <table:table-cell office:value-type="float" office:value="1.02376989891226" calcext:value-type="float">
            <text:p>1.0237698989</text:p>
          </table:table-cell>
          <table:table-cell office:value-type="float" office:value="267.385074274136" calcext:value-type="float">
            <text:p>267.3850742741</text:p>
          </table:table-cell>
          <table:table-cell table:number-columns-repeated="2"/>
        </table:table-row>
        <table:table-row table:style-name="ro1">
          <table:table-cell office:value-type="float" office:value="0.010585923635581" calcext:value-type="float">
            <text:p>0.0105859236</text:p>
          </table:table-cell>
          <table:table-cell office:value-type="float" office:value="3395.40000064394" calcext:value-type="float">
            <text:p>3395.4000006439</text:p>
          </table:table-cell>
          <table:table-cell office:value-type="float" office:value="0.00000000000449623868614449" calcext:value-type="float">
            <text:p>4.50E-012</text:p>
          </table:table-cell>
          <table:table-cell office:value-type="float" office:value="1.30027029274417" calcext:value-type="float">
            <text:p>1.3002702927</text:p>
          </table:table-cell>
          <table:table-cell table:style-name="Default" office:value-type="float" office:value="0.000111832317447062" calcext:value-type="float">
            <text:p>0.0001118323</text:p>
          </table:table-cell>
          <table:table-cell office:value-type="float" office:value="1.50896095210355" calcext:value-type="float">
            <text:p>1.5089609521</text:p>
          </table:table-cell>
          <table:table-cell office:value-type="float" office:value="1.02316085921824" calcext:value-type="float">
            <text:p>1.0231608592</text:p>
          </table:table-cell>
          <table:table-cell office:value-type="float" office:value="267.384988706584" calcext:value-type="float">
            <text:p>267.3849887066</text:p>
          </table:table-cell>
          <table:table-cell table:number-columns-repeated="2"/>
        </table:table-row>
        <table:table-row table:style-name="ro1">
          <table:table-cell office:value-type="float" office:value="0.0107200817422773" calcext:value-type="float">
            <text:p>0.0107200817</text:p>
          </table:table-cell>
          <table:table-cell office:value-type="float" office:value="3395.400000659" calcext:value-type="float">
            <text:p>3395.400000659</text:p>
          </table:table-cell>
          <table:table-cell office:value-type="float" office:value="0.00000000000463976563047258" calcext:value-type="float">
            <text:p>4.64E-012</text:p>
          </table:table-cell>
          <table:table-cell office:value-type="float" office:value="1.30027029274441" calcext:value-type="float">
            <text:p>1.3002702927</text:p>
          </table:table-cell>
          <table:table-cell table:style-name="Default" office:value-type="float" office:value="0.000113123339223012" calcext:value-type="float">
            <text:p>0.0001131233</text:p>
          </table:table-cell>
          <table:table-cell office:value-type="float" office:value="1.5086366940973" calcext:value-type="float">
            <text:p>1.5086366941</text:p>
          </table:table-cell>
          <table:table-cell office:value-type="float" office:value="1.02182312461191" calcext:value-type="float">
            <text:p>1.0218231246</text:p>
          </table:table-cell>
          <table:table-cell office:value-type="float" office:value="267.384798464639" calcext:value-type="float">
            <text:p>267.3847984646</text:p>
          </table:table-cell>
          <table:table-cell table:number-columns-repeated="2"/>
        </table:table-row>
        <table:table-row table:style-name="ro1">
          <table:table-cell office:value-type="float" office:value="0.0108365998926624" calcext:value-type="float">
            <text:p>0.0108365999</text:p>
          </table:table-cell>
          <table:table-cell office:value-type="float" office:value="3395.40000067222" calcext:value-type="float">
            <text:p>3395.4000006722</text:p>
          </table:table-cell>
          <table:table-cell office:value-type="float" office:value="0.00000000000476662708536924" calcext:value-type="float">
            <text:p>4.77E-012</text:p>
          </table:table-cell>
          <table:table-cell office:value-type="float" office:value="1.30027029274462" calcext:value-type="float">
            <text:p>1.3002702927</text:p>
          </table:table-cell>
          <table:table-cell table:style-name="Default" office:value-type="float" office:value="0.000114244618402729" calcext:value-type="float">
            <text:p>0.0001142446</text:p>
          </table:table-cell>
          <table:table-cell office:value-type="float" office:value="1.50835691790894" calcext:value-type="float">
            <text:p>1.5083569179</text:p>
          </table:table-cell>
          <table:table-cell office:value-type="float" office:value="1.02067917810152" calcext:value-type="float">
            <text:p>1.0206791781</text:p>
          </table:table-cell>
          <table:table-cell office:value-type="float" office:value="267.384633236908" calcext:value-type="float">
            <text:p>267.3846332369</text:p>
          </table:table-cell>
          <table:table-cell table:number-columns-repeated="2"/>
        </table:table-row>
        <table:table-row table:style-name="ro1">
          <table:table-cell office:value-type="float" office:value="0.0109402433789548" calcext:value-type="float">
            <text:p>0.0109402434</text:p>
          </table:table-cell>
          <table:table-cell office:value-type="float" office:value="3395.40000068409" calcext:value-type="float">
            <text:p>3395.4000006841</text:p>
          </table:table-cell>
          <table:table-cell office:value-type="float" office:value="0.0000000000048812040167893" calcext:value-type="float">
            <text:p>4.88E-012</text:p>
          </table:table-cell>
          <table:table-cell office:value-type="float" office:value="1.3002702927448" calcext:value-type="float">
            <text:p>1.3002702927</text:p>
          </table:table-cell>
          <table:table-cell table:style-name="Default" office:value-type="float" office:value="0.000115242009033395" calcext:value-type="float">
            <text:p>0.000115242</text:p>
          </table:table-cell>
          <table:table-cell office:value-type="float" office:value="1.50810947470204" calcext:value-type="float">
            <text:p>1.5081094747</text:p>
          </table:table-cell>
          <table:table-cell office:value-type="float" office:value="1.01967526899824" calcext:value-type="float">
            <text:p>1.019675269</text:p>
          </table:table-cell>
          <table:table-cell office:value-type="float" office:value="267.384486266003" calcext:value-type="float">
            <text:p>267.384486266</text:p>
          </table:table-cell>
          <table:table-cell table:number-columns-repeated="2"/>
        </table:table-row>
        <table:table-row table:style-name="ro1">
          <table:table-cell office:value-type="float" office:value="0.0110122632317184" calcext:value-type="float">
            <text:p>0.0110122632</text:p>
          </table:table-cell>
          <table:table-cell office:value-type="float" office:value="3395.4000006924" calcext:value-type="float">
            <text:p>3395.4000006924</text:p>
          </table:table-cell>
          <table:table-cell office:value-type="float" office:value="0.000000000004961786416587" calcext:value-type="float">
            <text:p>4.96E-012</text:p>
          </table:table-cell>
          <table:table-cell office:value-type="float" office:value="1.30027029274493" calcext:value-type="float">
            <text:p>1.3002702927</text:p>
          </table:table-cell>
          <table:table-cell table:style-name="Default" office:value-type="float" office:value="0.000115935080415944" calcext:value-type="float">
            <text:p>0.0001159351</text:p>
          </table:table-cell>
          <table:table-cell office:value-type="float" office:value="1.50793830775369" calcext:value-type="float">
            <text:p>1.5079383078</text:p>
          </table:table-cell>
          <table:table-cell office:value-type="float" office:value="1.01898508119806" calcext:value-type="float">
            <text:p>1.0189850812</text:p>
          </table:table-cell>
          <table:table-cell office:value-type="float" office:value="267.384384138765" calcext:value-type="float">
            <text:p>267.3843841388</text:p>
          </table:table-cell>
          <table:table-cell table:number-columns-repeated="2"/>
        </table:table-row>
        <table:table-row table:style-name="ro1">
          <table:table-cell office:value-type="float" office:value="0.011074481574699" calcext:value-type="float">
            <text:p>0.0110744816</text:p>
          </table:table-cell>
          <table:table-cell office:value-type="float" office:value="3395.40000069961" calcext:value-type="float">
            <text:p>3395.4000006996</text:p>
          </table:table-cell>
          <table:table-cell office:value-type="float" office:value="0.0000000000050320414132048" calcext:value-type="float">
            <text:p>5.03E-012</text:p>
          </table:table-cell>
          <table:table-cell office:value-type="float" office:value="1.30027029274505" calcext:value-type="float">
            <text:p>1.3002702927</text:p>
          </table:table-cell>
          <table:table-cell table:style-name="Default" office:value-type="float" office:value="0.000116533831153582" calcext:value-type="float">
            <text:p>0.0001165338</text:p>
          </table:table-cell>
          <table:table-cell office:value-type="float" office:value="1.50779094296303" calcext:value-type="float">
            <text:p>1.507790943</text:p>
          </table:table-cell>
          <table:table-cell office:value-type="float" office:value="1.01839363616021" calcext:value-type="float">
            <text:p>1.0183936362</text:p>
          </table:table-cell>
          <table:table-cell office:value-type="float" office:value="267.384295910488" calcext:value-type="float">
            <text:p>267.3842959105</text:p>
          </table:table-cell>
          <table:table-cell table:number-columns-repeated="2"/>
        </table:table-row>
        <table:table-row table:style-name="ro1">
          <table:table-cell office:value-type="float" office:value="0.0111344483992716" calcext:value-type="float">
            <text:p>0.0111344484</text:p>
          </table:table-cell>
          <table:table-cell office:value-type="float" office:value="3395.4000007066" calcext:value-type="float">
            <text:p>3395.4000007066</text:p>
          </table:table-cell>
          <table:table-cell office:value-type="float" office:value="0.00000000000510031664093761" calcext:value-type="float">
            <text:p>5.10E-012</text:p>
          </table:table-cell>
          <table:table-cell office:value-type="float" office:value="1.30027029274516" calcext:value-type="float">
            <text:p>1.3002702927</text:p>
          </table:table-cell>
          <table:table-cell table:style-name="Default" office:value-type="float" office:value="0.00011711091695052" calcext:value-type="float">
            <text:p>0.0001171109</text:p>
          </table:table-cell>
          <table:table-cell office:value-type="float" office:value="1.50764935202363" calcext:value-type="float">
            <text:p>1.507649352</text:p>
          </table:table-cell>
          <table:table-cell office:value-type="float" office:value="1.01782775969604" calcext:value-type="float">
            <text:p>1.0178277597</text:p>
          </table:table-cell>
          <table:table-cell office:value-type="float" office:value="267.38421087496" calcext:value-type="float">
            <text:p>267.384210875</text:p>
          </table:table-cell>
          <table:table-cell table:number-columns-repeated="2"/>
        </table:table-row>
        <table:table-row table:style-name="ro1">
          <table:table-cell office:value-type="float" office:value="0.011185042969259" calcext:value-type="float">
            <text:p>0.011185043</text:p>
          </table:table-cell>
          <table:table-cell office:value-type="float" office:value="3395.40000071253" calcext:value-type="float">
            <text:p>3395.4000007125</text:p>
          </table:table-cell>
          <table:table-cell office:value-type="float" office:value="0.0000000000051583516846342" calcext:value-type="float">
            <text:p>5.16E-012</text:p>
          </table:table-cell>
          <table:table-cell office:value-type="float" office:value="1.30027029274525" calcext:value-type="float">
            <text:p>1.3002702927</text:p>
          </table:table-cell>
          <table:table-cell table:style-name="Default" office:value-type="float" office:value="0.000117597811363673" calcext:value-type="float">
            <text:p>0.0001175978</text:p>
          </table:table-cell>
          <table:table-cell office:value-type="float" office:value="1.50753022464093" calcext:value-type="float">
            <text:p>1.5075302246</text:p>
          </table:table-cell>
          <table:table-cell office:value-type="float" office:value="1.01735346758777" calcext:value-type="float">
            <text:p>1.0173534676</text:p>
          </table:table-cell>
          <table:table-cell office:value-type="float" office:value="267.384139129692" calcext:value-type="float">
            <text:p>267.3841391297</text:p>
          </table:table-cell>
          <table:table-cell table:number-columns-repeated="2"/>
        </table:table-row>
        <table:table-row table:style-name="ro1">
          <table:table-cell office:value-type="float" office:value="0.0112310242976448" calcext:value-type="float">
            <text:p>0.0112310243</text:p>
          </table:table-cell>
          <table:table-cell office:value-type="float" office:value="3395.40000071794" calcext:value-type="float">
            <text:p>3395.4000007179</text:p>
          </table:table-cell>
          <table:table-cell office:value-type="float" office:value="0.00000000000521143768235044" calcext:value-type="float">
            <text:p>5.21E-012</text:p>
          </table:table-cell>
          <table:table-cell office:value-type="float" office:value="1.30027029274534" calcext:value-type="float">
            <text:p>1.3002702927</text:p>
          </table:table-cell>
          <table:table-cell table:style-name="Default" office:value-type="float" office:value="0.000118040311845434" calcext:value-type="float">
            <text:p>0.0001180403</text:p>
          </table:table-cell>
          <table:table-cell office:value-type="float" office:value="1.50742222282308" calcext:value-type="float">
            <text:p>1.5074222228</text:p>
          </table:table-cell>
          <table:table-cell office:value-type="float" office:value="1.01692489061805" calcext:value-type="float">
            <text:p>1.0169248906</text:p>
          </table:table-cell>
          <table:table-cell office:value-type="float" office:value="267.384073926197" calcext:value-type="float">
            <text:p>267.3840739262</text:p>
          </table:table-cell>
          <table:table-cell table:number-columns-repeated="2"/>
        </table:table-row>
        <table:table-row table:style-name="ro1">
          <table:table-cell office:value-type="float" office:value="0.0112773622519996" calcext:value-type="float">
            <text:p>0.0112773623</text:p>
          </table:table-cell>
          <table:table-cell office:value-type="float" office:value="3395.40000072341" calcext:value-type="float">
            <text:p>3395.4000007234</text:p>
          </table:table-cell>
          <table:table-cell office:value-type="float" office:value="0.00000000000526526616315932" calcext:value-type="float">
            <text:p>5.27E-012</text:p>
          </table:table-cell>
          <table:table-cell office:value-type="float" office:value="1.30027029274543" calcext:value-type="float">
            <text:p>1.3002702927</text:p>
          </table:table-cell>
          <table:table-cell table:style-name="Default" office:value-type="float" office:value="0.00011848624563699" calcext:value-type="float">
            <text:p>0.0001184862</text:p>
          </table:table-cell>
          <table:table-cell office:value-type="float" office:value="1.50731363564001" calcext:value-type="float">
            <text:p>1.5073136356</text:p>
          </table:table-cell>
          <table:table-cell office:value-type="float" office:value="1.01649534524843" calcext:value-type="float">
            <text:p>1.0164953452</text:p>
          </table:table-cell>
          <table:table-cell office:value-type="float" office:value="267.384008216992" calcext:value-type="float">
            <text:p>267.384008217</text:p>
          </table:table-cell>
          <table:table-cell table:number-columns-repeated="2"/>
        </table:table-row>
        <table:table-row table:style-name="ro1">
          <table:table-cell office:value-type="float" office:value="0.0113201839069644" calcext:value-type="float">
            <text:p>0.0113201839</text:p>
          </table:table-cell>
          <table:table-cell office:value-type="float" office:value="3395.40000072848" calcext:value-type="float">
            <text:p>3395.4000007285</text:p>
          </table:table-cell>
          <table:table-cell office:value-type="float" office:value="0.00000000000531530571246833" calcext:value-type="float">
            <text:p>5.32E-012</text:p>
          </table:table-cell>
          <table:table-cell office:value-type="float" office:value="1.30027029274551" calcext:value-type="float">
            <text:p>1.3002702927</text:p>
          </table:table-cell>
          <table:table-cell table:style-name="Default" office:value-type="float" office:value="0.000118898341467394" calcext:value-type="float">
            <text:p>0.0001188983</text:p>
          </table:table-cell>
          <table:table-cell office:value-type="float" office:value="1.50721351222905" calcext:value-type="float">
            <text:p>1.5072135122</text:p>
          </table:table-cell>
          <table:table-cell office:value-type="float" office:value="1.01610047875556" calcext:value-type="float">
            <text:p>1.0161004788</text:p>
          </table:table-cell>
          <table:table-cell office:value-type="float" office:value="267.38394749405" calcext:value-type="float">
            <text:p>267.3839474941</text:p>
          </table:table-cell>
          <table:table-cell table:number-columns-repeated="2"/>
        </table:table-row>
        <table:table-row table:style-name="ro1">
          <table:table-cell office:value-type="float" office:value="0.0113601243722751" calcext:value-type="float">
            <text:p>0.0113601244</text:p>
          </table:table-cell>
          <table:table-cell office:value-type="float" office:value="3395.40000073322" calcext:value-type="float">
            <text:p>3395.4000007332</text:p>
          </table:table-cell>
          <table:table-cell office:value-type="float" office:value="0.0000000000053622349899897" calcext:value-type="float">
            <text:p>5.36E-012</text:p>
          </table:table-cell>
          <table:table-cell office:value-type="float" office:value="1.30027029274558" calcext:value-type="float">
            <text:p>1.3002702927</text:p>
          </table:table-cell>
          <table:table-cell table:style-name="Default" office:value-type="float" office:value="0.000119282711082957" calcext:value-type="float">
            <text:p>0.0001192827</text:p>
          </table:table-cell>
          <table:table-cell office:value-type="float" office:value="1.50712031816333" calcext:value-type="float">
            <text:p>1.5071203182</text:p>
          </table:table-cell>
          <table:table-cell office:value-type="float" office:value="1.01573396848739" calcext:value-type="float">
            <text:p>1.0157339685</text:p>
          </table:table-cell>
          <table:table-cell office:value-type="float" office:value="267.383890856759" calcext:value-type="float">
            <text:p>267.3838908568</text:p>
          </table:table-cell>
          <table:table-cell table:number-columns-repeated="2"/>
        </table:table-row>
        <table:table-row table:style-name="ro1">
          <table:table-cell office:value-type="float" office:value="0.0113977521051685" calcext:value-type="float">
            <text:p>0.0113977521</text:p>
          </table:table-cell>
          <table:table-cell office:value-type="float" office:value="3395.40000073771" calcext:value-type="float">
            <text:p>3395.4000007377</text:p>
          </table:table-cell>
          <table:table-cell office:value-type="float" office:value="0.00000000000540667378491213" calcext:value-type="float">
            <text:p>5.41E-012</text:p>
          </table:table-cell>
          <table:table-cell office:value-type="float" office:value="1.30027029274565" calcext:value-type="float">
            <text:p>1.3002702927</text:p>
          </table:table-cell>
          <table:table-cell table:style-name="Default" office:value-type="float" office:value="0.000119644824874088" calcext:value-type="float">
            <text:p>0.0001196448</text:p>
          </table:table-cell>
          <table:table-cell office:value-type="float" office:value="1.5070326896574" calcext:value-type="float">
            <text:p>1.5070326897</text:p>
          </table:table-cell>
          <table:table-cell office:value-type="float" office:value="1.01539024713984" calcext:value-type="float">
            <text:p>1.0153902471</text:p>
          </table:table-cell>
          <table:table-cell office:value-type="float" office:value="267.383837499021" calcext:value-type="float">
            <text:p>267.383837499</text:p>
          </table:table-cell>
          <table:table-cell table:number-columns-repeated="2"/>
        </table:table-row>
        <table:table-row table:style-name="ro1">
          <table:table-cell office:value-type="float" office:value="0.0114335886847508" calcext:value-type="float">
            <text:p>0.0114335887</text:p>
          </table:table-cell>
          <table:table-cell office:value-type="float" office:value="3395.40000074199" calcext:value-type="float">
            <text:p>3395.400000742</text:p>
          </table:table-cell>
          <table:table-cell office:value-type="float" office:value="0.00000000000544920223836511" calcext:value-type="float">
            <text:p>5.45E-012</text:p>
          </table:table-cell>
          <table:table-cell office:value-type="float" office:value="1.30027029274572" calcext:value-type="float">
            <text:p>1.3002702927</text:p>
          </table:table-cell>
          <table:table-cell table:style-name="Default" office:value-type="float" office:value="0.000119989702158688" calcext:value-type="float">
            <text:p>0.0001199897</text:p>
          </table:table-cell>
          <table:table-cell office:value-type="float" office:value="1.50694938433556" calcext:value-type="float">
            <text:p>1.5069493843</text:p>
          </table:table-cell>
          <table:table-cell office:value-type="float" office:value="1.01506428984252" calcext:value-type="float">
            <text:p>1.0150642898</text:p>
          </table:table-cell>
          <table:table-cell office:value-type="float" office:value="267.383786681215" calcext:value-type="float">
            <text:p>267.3837866812</text:p>
          </table:table-cell>
          <table:table-cell table:number-columns-repeated="2"/>
        </table:table-row>
        <table:table-row table:style-name="ro1">
          <table:table-cell office:value-type="float" office:value="0.0114677193731741" calcext:value-type="float">
            <text:p>0.0114677194</text:p>
          </table:table-cell>
          <table:table-cell office:value-type="float" office:value="3395.40000074609" calcext:value-type="float">
            <text:p>3395.4000007461</text:p>
          </table:table-cell>
          <table:table-cell office:value-type="float" office:value="0.00000000000548989251896993" calcext:value-type="float">
            <text:p>5.49E-012</text:p>
          </table:table-cell>
          <table:table-cell office:value-type="float" office:value="1.30027029274579" calcext:value-type="float">
            <text:p>1.3002702927</text:p>
          </table:table-cell>
          <table:table-cell table:style-name="Default" office:value-type="float" office:value="0.000120318163349751" calcext:value-type="float">
            <text:p>0.0001203182</text:p>
          </table:table-cell>
          <table:table-cell office:value-type="float" office:value="1.50687018166361" calcext:value-type="float">
            <text:p>1.5068701817</text:p>
          </table:table-cell>
          <table:table-cell office:value-type="float" office:value="1.01475511163205" calcext:value-type="float">
            <text:p>1.0147551116</text:p>
          </table:table-cell>
          <table:table-cell office:value-type="float" office:value="267.383738282436" calcext:value-type="float">
            <text:p>267.3837382824</text:p>
          </table:table-cell>
          <table:table-cell table:number-columns-repeated="2"/>
        </table:table-row>
        <table:table-row table:style-name="ro1">
          <table:table-cell office:value-type="float" office:value="0.0115006149591831" calcext:value-type="float">
            <text:p>0.011500615</text:p>
          </table:table-cell>
          <table:table-cell office:value-type="float" office:value="3395.40000075004" calcext:value-type="float">
            <text:p>3395.40000075</text:p>
          </table:table-cell>
          <table:table-cell office:value-type="float" office:value="0.00000000000552928255423199" calcext:value-type="float">
            <text:p>5.53E-012</text:p>
          </table:table-cell>
          <table:table-cell office:value-type="float" office:value="1.30027029274585" calcext:value-type="float">
            <text:p>1.3002702927</text:p>
          </table:table-cell>
          <table:table-cell table:style-name="Default" office:value-type="float" office:value="0.000120634739051166" calcext:value-type="float">
            <text:p>0.0001206347</text:p>
          </table:table-cell>
          <table:table-cell office:value-type="float" office:value="1.50679397120606" calcext:value-type="float">
            <text:p>1.5067939712</text:p>
          </table:table-cell>
          <table:table-cell office:value-type="float" office:value="1.01445827991137" calcext:value-type="float">
            <text:p>1.0144582799</text:p>
          </table:table-cell>
          <table:table-cell office:value-type="float" office:value="267.383691635085" calcext:value-type="float">
            <text:p>267.3836916351</text:p>
          </table:table-cell>
          <table:table-cell table:number-columns-repeated="2"/>
        </table:table-row>
        <table:table-row table:style-name="ro1">
          <table:table-cell office:value-type="float" office:value="0.0115351897016103" calcext:value-type="float">
            <text:p>0.0115351897</text:p>
          </table:table-cell>
          <table:table-cell office:value-type="float" office:value="3395.40000075421" calcext:value-type="float">
            <text:p>3395.4000007542</text:p>
          </table:table-cell>
          <table:table-cell office:value-type="float" office:value="0.0000000000055708657430362" calcext:value-type="float">
            <text:p>5.57E-012</text:p>
          </table:table-cell>
          <table:table-cell office:value-type="float" office:value="1.30027029274592" calcext:value-type="float">
            <text:p>1.3002702927</text:p>
          </table:table-cell>
          <table:table-cell table:style-name="Default" office:value-type="float" office:value="0.000120967475092024" calcext:value-type="float">
            <text:p>0.0001209675</text:p>
          </table:table-cell>
          <table:table-cell office:value-type="float" office:value="1.50671400338781" calcext:value-type="float">
            <text:p>1.5067140034</text:p>
          </table:table-cell>
          <table:table-cell office:value-type="float" office:value="1.01414751353282" calcext:value-type="float">
            <text:p>1.0141475135</text:p>
          </table:table-cell>
          <table:table-cell office:value-type="float" office:value="267.383642606619" calcext:value-type="float">
            <text:p>267.3836426066</text:p>
          </table:table-cell>
          <table:table-cell table:number-columns-repeated="2"/>
        </table:table-row>
        <table:table-row table:style-name="ro1">
          <table:table-cell office:value-type="float" office:value="0.0115685132720188" calcext:value-type="float">
            <text:p>0.0115685133</text:p>
          </table:table-cell>
          <table:table-cell office:value-type="float" office:value="3395.40000075824" calcext:value-type="float">
            <text:p>3395.4000007582</text:p>
          </table:table-cell>
          <table:table-cell office:value-type="float" office:value="0.00000000000561112139606459" calcext:value-type="float">
            <text:p>5.61E-012</text:p>
          </table:table-cell>
          <table:table-cell office:value-type="float" office:value="1.30027029274598" calcext:value-type="float">
            <text:p>1.3002702927</text:p>
          </table:table-cell>
          <table:table-cell table:style-name="Default" office:value-type="float" office:value="0.000121288170960573" calcext:value-type="float">
            <text:p>0.0001212882</text:p>
          </table:table-cell>
          <table:table-cell office:value-type="float" office:value="1.50663705763139" calcext:value-type="float">
            <text:p>1.5066370576</text:p>
          </table:table-cell>
          <table:table-cell office:value-type="float" office:value="1.01384916572807" calcext:value-type="float">
            <text:p>1.0138491657</text:p>
          </table:table-cell>
          <table:table-cell office:value-type="float" office:value="267.383595352368" calcext:value-type="float">
            <text:p>267.3835953524</text:p>
          </table:table-cell>
          <table:table-cell table:number-columns-repeated="2"/>
        </table:table-row>
        <table:table-row table:style-name="ro1">
          <table:table-cell office:value-type="float" office:value="0.011614374037016" calcext:value-type="float">
            <text:p>0.011614374</text:p>
          </table:table-cell>
          <table:table-cell office:value-type="float" office:value="3395.4000007638" calcext:value-type="float">
            <text:p>3395.4000007638</text:p>
          </table:table-cell>
          <table:table-cell office:value-type="float" office:value="0.00000000000566680722325679" calcext:value-type="float">
            <text:p>5.67E-012</text:p>
          </table:table-cell>
          <table:table-cell office:value-type="float" office:value="1.30027029274607" calcext:value-type="float">
            <text:p>1.3002702927</text:p>
          </table:table-cell>
          <table:table-cell table:style-name="Default" office:value-type="float" office:value="0.000121729522083843" calcext:value-type="float">
            <text:p>0.0001217295</text:p>
          </table:table-cell>
          <table:table-cell office:value-type="float" office:value="1.50653136774832" calcext:value-type="float">
            <text:p>1.5065313677</text:p>
          </table:table-cell>
          <table:table-cell office:value-type="float" office:value="1.01344043996078" calcext:value-type="float">
            <text:p>1.01344044</text:p>
          </table:table-cell>
          <table:table-cell office:value-type="float" office:value="267.383530319837" calcext:value-type="float">
            <text:p>267.3835303198</text:p>
          </table:table-cell>
          <table:table-cell table:number-columns-repeated="2"/>
        </table:table-row>
        <table:table-row table:style-name="ro1">
          <table:table-cell office:value-type="float" office:value="0.0117866293864242" calcext:value-type="float">
            <text:p>0.0117866294</text:p>
          </table:table-cell>
          <table:table-cell office:value-type="float" office:value="3395.40000078487" calcext:value-type="float">
            <text:p>3395.4000007849</text:p>
          </table:table-cell>
          <table:table-cell office:value-type="float" office:value="0.00000000000587892462638947" calcext:value-type="float">
            <text:p>5.88E-012</text:p>
          </table:table-cell>
          <table:table-cell office:value-type="float" office:value="1.30027029274641" calcext:value-type="float">
            <text:p>1.3002702927</text:p>
          </table:table-cell>
          <table:table-cell table:style-name="Default" office:value-type="float" office:value="0.000123387270782869" calcext:value-type="float">
            <text:p>0.0001233873</text:p>
          </table:table-cell>
          <table:table-cell office:value-type="float" office:value="1.50613648804435" calcext:value-type="float">
            <text:p>1.506136488</text:p>
          </table:table-cell>
          <table:table-cell office:value-type="float" office:value="1.01192426118276" calcext:value-type="float">
            <text:p>1.0119242612</text:p>
          </table:table-cell>
          <table:table-cell office:value-type="float" office:value="267.383286054369" calcext:value-type="float">
            <text:p>267.3832860544</text:p>
          </table:table-cell>
          <table:table-cell table:number-columns-repeated="2"/>
        </table:table-row>
        <table:table-row table:style-name="ro1">
          <table:table-cell office:value-type="float" office:value="0.0119129065149947" calcext:value-type="float">
            <text:p>0.0119129065</text:p>
          </table:table-cell>
          <table:table-cell office:value-type="float" office:value="3395.40000080049" calcext:value-type="float">
            <text:p>3395.4000008005</text:p>
          </table:table-cell>
          <table:table-cell office:value-type="float" office:value="0.00000000000603740677090684" calcext:value-type="float">
            <text:p>6.04E-012</text:p>
          </table:table-cell>
          <table:table-cell office:value-type="float" office:value="1.30027029274667" calcext:value-type="float">
            <text:p>1.3002702927</text:p>
          </table:table-cell>
          <table:table-cell table:style-name="Default" office:value-type="float" office:value="0.000124602546517128" calcext:value-type="float">
            <text:p>0.0001246025</text:p>
          </table:table-cell>
          <table:table-cell office:value-type="float" office:value="1.50584908269721" calcext:value-type="float">
            <text:p>1.5058490827</text:p>
          </table:table-cell>
          <table:table-cell office:value-type="float" office:value="1.01083143945151" calcext:value-type="float">
            <text:p>1.0108314395</text:p>
          </table:table-cell>
          <table:table-cell office:value-type="float" office:value="267.383106987989" calcext:value-type="float">
            <text:p>267.383106988</text:p>
          </table:table-cell>
          <table:table-cell table:number-columns-repeated="2"/>
        </table:table-row>
        <table:table-row table:style-name="ro1">
          <table:table-cell office:value-type="float" office:value="0.0120259923417721" calcext:value-type="float">
            <text:p>0.0120259923</text:p>
          </table:table-cell>
          <table:table-cell office:value-type="float" office:value="3395.40000081461" calcext:value-type="float">
            <text:p>3395.4000008146</text:p>
          </table:table-cell>
          <table:table-cell office:value-type="float" office:value="0.00000000000618148746110021" calcext:value-type="float">
            <text:p>6.18E-012</text:p>
          </table:table-cell>
          <table:table-cell office:value-type="float" office:value="1.3002702927469" calcext:value-type="float">
            <text:p>1.3002702927</text:p>
          </table:table-cell>
          <table:table-cell table:style-name="Default" office:value-type="float" office:value="0.000125690879093228" calcext:value-type="float">
            <text:p>0.0001256909</text:p>
          </table:table-cell>
          <table:table-cell office:value-type="float" office:value="1.50559316413939" calcext:value-type="float">
            <text:p>1.5055931641</text:p>
          </table:table-cell>
          <table:table-cell office:value-type="float" office:value="1.00986582699027" calcext:value-type="float">
            <text:p>1.009865827</text:p>
          </table:table-cell>
          <table:table-cell office:value-type="float" office:value="267.38294662744" calcext:value-type="float">
            <text:p>267.3829466274</text:p>
          </table:table-cell>
          <table:table-cell table:number-columns-repeated="2"/>
        </table:table-row>
        <table:table-row table:style-name="ro1">
          <table:table-cell office:value-type="float" office:value="0.0121206118092269" calcext:value-type="float">
            <text:p>0.0121206118</text:p>
          </table:table-cell>
          <table:table-cell office:value-type="float" office:value="3395.40000082653" calcext:value-type="float">
            <text:p>3395.4000008265</text:p>
          </table:table-cell>
          <table:table-cell office:value-type="float" office:value="0.00000000000630361160984464" calcext:value-type="float">
            <text:p>6.30E-012</text:p>
          </table:table-cell>
          <table:table-cell office:value-type="float" office:value="1.30027029274709" calcext:value-type="float">
            <text:p>1.3002702927</text:p>
          </table:table-cell>
          <table:table-cell table:style-name="Default" office:value-type="float" office:value="0.000126601498350303" calcext:value-type="float">
            <text:p>0.0001266015</text:p>
          </table:table-cell>
          <table:table-cell office:value-type="float" office:value="1.50538008376056" calcext:value-type="float">
            <text:p>1.5053800838</text:p>
          </table:table-cell>
          <table:table-cell office:value-type="float" office:value="1.00906717026223" calcext:value-type="float">
            <text:p>1.0090671703</text:p>
          </table:table-cell>
          <table:table-cell office:value-type="float" office:value="267.38281245298" calcext:value-type="float">
            <text:p>267.382812453</text:p>
          </table:table-cell>
          <table:table-cell table:number-columns-repeated="2"/>
        </table:table-row>
        <table:table-row table:style-name="ro1">
          <table:table-cell office:value-type="float" office:value="0.0122023540653091" calcext:value-type="float">
            <text:p>0.0122023541</text:p>
          </table:table-cell>
          <table:table-cell office:value-type="float" office:value="3395.40000083688" calcext:value-type="float">
            <text:p>3395.4000008369</text:p>
          </table:table-cell>
          <table:table-cell office:value-type="float" office:value="0.00000000000641027232059347" calcext:value-type="float">
            <text:p>6.41E-012</text:p>
          </table:table-cell>
          <table:table-cell office:value-type="float" office:value="1.30027029274726" calcext:value-type="float">
            <text:p>1.3002702927</text:p>
          </table:table-cell>
          <table:table-cell table:style-name="Default" office:value-type="float" office:value="0.000127388191544956" calcext:value-type="float">
            <text:p>0.0001273882</text:p>
          </table:table-cell>
          <table:table-cell office:value-type="float" office:value="1.50519676211805" calcext:value-type="float">
            <text:p>1.5051967621</text:p>
          </table:table-cell>
          <table:table-cell office:value-type="float" office:value="1.00838388794336" calcext:value-type="float">
            <text:p>1.0083838879</text:p>
          </table:table-cell>
          <table:table-cell office:value-type="float" office:value="267.382696538957" calcext:value-type="float">
            <text:p>267.382696539</text:p>
          </table:table-cell>
          <table:table-cell table:number-columns-repeated="2"/>
        </table:table-row>
        <table:table-row table:style-name="ro1">
          <table:table-cell office:value-type="float" office:value="0.0123074144869101" calcext:value-type="float">
            <text:p>0.0123074145</text:p>
          </table:table-cell>
          <table:table-cell office:value-type="float" office:value="3395.40000085029" calcext:value-type="float">
            <text:p>3395.4000008503</text:p>
          </table:table-cell>
          <table:table-cell office:value-type="float" office:value="0.0000000000065489406297443" calcext:value-type="float">
            <text:p>6.55E-012</text:p>
          </table:table-cell>
          <table:table-cell office:value-type="float" office:value="1.30027029274748" calcext:value-type="float">
            <text:p>1.3002702927</text:p>
          </table:table-cell>
          <table:table-cell table:style-name="Default" office:value-type="float" office:value="0.000128399306413643" calcext:value-type="float">
            <text:p>0.0001283993</text:p>
          </table:table-cell>
          <table:table-cell office:value-type="float" office:value="1.50496216763414" calcext:value-type="float">
            <text:p>1.5049621676</text:p>
          </table:table-cell>
          <table:table-cell office:value-type="float" office:value="1.00751462680862" calcext:value-type="float">
            <text:p>1.0075146268</text:p>
          </table:table-cell>
          <table:table-cell office:value-type="float" office:value="267.382547558777" calcext:value-type="float">
            <text:p>267.3825475588</text:p>
          </table:table-cell>
          <table:table-cell table:number-columns-repeated="2"/>
        </table:table-row>
        <table:table-row table:style-name="ro1">
          <table:table-cell office:value-type="float" office:value="0.0125256931350063" calcext:value-type="float">
            <text:p>0.0125256931</text:p>
          </table:table-cell>
          <table:table-cell office:value-type="float" office:value="3395.40000087849" calcext:value-type="float">
            <text:p>3395.4000008785</text:p>
          </table:table-cell>
          <table:table-cell office:value-type="float" office:value="0.00000000000684276133183557" calcext:value-type="float">
            <text:p>6.84E-012</text:p>
          </table:table-cell>
          <table:table-cell office:value-type="float" office:value="1.30027029274794" calcext:value-type="float">
            <text:p>1.3002702927</text:p>
          </table:table-cell>
          <table:table-cell table:style-name="Default" office:value-type="float" office:value="0.000130500069509084" calcext:value-type="float">
            <text:p>0.0001305001</text:p>
          </table:table-cell>
          <table:table-cell office:value-type="float" office:value="1.50447837959404" calcext:value-type="float">
            <text:p>1.5044783796</text:p>
          </table:table-cell>
          <table:table-cell office:value-type="float" office:value="1.00573995488217" calcext:value-type="float">
            <text:p>1.0057399549</text:p>
          </table:table-cell>
          <table:table-cell office:value-type="float" office:value="267.382238030299" calcext:value-type="float">
            <text:p>267.3822380303</text:p>
          </table:table-cell>
          <table:table-cell table:number-columns-repeated="2"/>
        </table:table-row>
        <table:table-row table:style-name="ro1">
          <table:table-cell office:value-type="float" office:value="0.012676290806355" calcext:value-type="float">
            <text:p>0.0126762908</text:p>
          </table:table-cell>
          <table:table-cell office:value-type="float" office:value="3395.4000008982" calcext:value-type="float">
            <text:p>3395.4000008982</text:p>
          </table:table-cell>
          <table:table-cell office:value-type="float" office:value="0.00000000000705000568254492" calcext:value-type="float">
            <text:p>7.05E-012</text:p>
          </table:table-cell>
          <table:table-cell office:value-type="float" office:value="1.30027029274827" calcext:value-type="float">
            <text:p>1.3002702927</text:p>
          </table:table-cell>
          <table:table-cell table:style-name="Default" office:value-type="float" office:value="0.000131949472547702" calcext:value-type="float">
            <text:p>0.0001319495</text:p>
          </table:table-cell>
          <table:table-cell office:value-type="float" office:value="1.50414739171177" calcext:value-type="float">
            <text:p>1.5041473917</text:p>
          </table:table-cell>
          <table:table-cell office:value-type="float" office:value="1.00453951852485" calcext:value-type="float">
            <text:p>1.0045395185</text:p>
          </table:table-cell>
          <table:table-cell office:value-type="float" office:value="267.382024476346" calcext:value-type="float">
            <text:p>267.3820244763</text:p>
          </table:table-cell>
          <table:table-cell table:number-columns-repeated="2"/>
        </table:table-row>
        <table:table-row table:style-name="ro1">
          <table:table-cell office:value-type="float" office:value="0.0128304461108585" calcext:value-type="float">
            <text:p>0.0128304461</text:p>
          </table:table-cell>
          <table:table-cell office:value-type="float" office:value="3395.40000091861" calcext:value-type="float">
            <text:p>3395.4000009186</text:p>
          </table:table-cell>
          <table:table-cell office:value-type="float" office:value="0.00000000000726600092474527" calcext:value-type="float">
            <text:p>7.27E-012</text:p>
          </table:table-cell>
          <table:table-cell office:value-type="float" office:value="1.30027029274861" calcext:value-type="float">
            <text:p>1.3002702927</text:p>
          </table:table-cell>
          <table:table-cell table:style-name="Default" office:value-type="float" office:value="0.000133433129783285" calcext:value-type="float">
            <text:p>0.0001334331</text:p>
          </table:table-cell>
          <table:table-cell office:value-type="float" office:value="1.50381089876295" calcext:value-type="float">
            <text:p>1.5038108988</text:p>
          </table:table-cell>
          <table:table-cell office:value-type="float" office:value="1.00333036179113" calcext:value-type="float">
            <text:p>1.0033303618</text:p>
          </table:table-cell>
          <table:table-cell office:value-type="float" office:value="267.381805877517" calcext:value-type="float">
            <text:p>267.3818058775</text:p>
          </table:table-cell>
          <table:table-cell table:number-columns-repeated="2"/>
        </table:table-row>
        <table:table-row table:style-name="ro1">
          <table:table-cell office:value-type="float" office:value="0.0129675679853767" calcext:value-type="float">
            <text:p>0.012967568</text:p>
          </table:table-cell>
          <table:table-cell office:value-type="float" office:value="3395.40000093696" calcext:value-type="float">
            <text:p>3395.400000937</text:p>
          </table:table-cell>
          <table:table-cell office:value-type="float" office:value="0.00000000000746142576791703" calcext:value-type="float">
            <text:p>7.46E-012</text:p>
          </table:table-cell>
          <table:table-cell office:value-type="float" office:value="1.30027029274891" calcext:value-type="float">
            <text:p>1.3002702927</text:p>
          </table:table-cell>
          <table:table-cell table:style-name="Default" office:value-type="float" office:value="0.000134752862094779" calcext:value-type="float">
            <text:p>0.0001347529</text:p>
          </table:table-cell>
          <table:table-cell office:value-type="float" office:value="1.50351352037939" calcext:value-type="float">
            <text:p>1.5035135204</text:p>
          </table:table-cell>
          <table:table-cell office:value-type="float" office:value="1.0022710717737" calcext:value-type="float">
            <text:p>1.0022710718</text:p>
          </table:table-cell>
          <table:table-cell office:value-type="float" office:value="267.381611432823" calcext:value-type="float">
            <text:p>267.3816114328</text:p>
          </table:table-cell>
          <table:table-cell table:number-columns-repeated="2"/>
        </table:table-row>
        <table:table-row table:style-name="ro1">
          <table:table-cell office:value-type="float" office:value="0.0130818440962008" calcext:value-type="float">
            <text:p>0.0130818441</text:p>
          </table:table-cell>
          <table:table-cell office:value-type="float" office:value="3395.40000095239" calcext:value-type="float">
            <text:p>3395.4000009524</text:p>
          </table:table-cell>
          <table:table-cell office:value-type="float" office:value="0.00000000000762667404252513" calcext:value-type="float">
            <text:p>7.63E-012</text:p>
          </table:table-cell>
          <table:table-cell office:value-type="float" office:value="1.30027029274917" calcext:value-type="float">
            <text:p>1.3002702927</text:p>
          </table:table-cell>
          <table:table-cell table:style-name="Default" office:value-type="float" office:value="0.000135852723618512" calcext:value-type="float">
            <text:p>0.0001358527</text:p>
          </table:table-cell>
          <table:table-cell office:value-type="float" office:value="1.50326705722876" calcext:value-type="float">
            <text:p>1.5032670572</text:p>
          </table:table-cell>
          <table:table-cell office:value-type="float" office:value="1.00139968797699" calcext:value-type="float">
            <text:p>1.001399688</text:p>
          </table:table-cell>
          <table:table-cell office:value-type="float" office:value="267.3814493844" calcext:value-type="float">
            <text:p>267.3814493844</text:p>
          </table:table-cell>
          <table:table-cell table:number-columns-repeated="2"/>
        </table:table-row>
        <table:table-row table:style-name="ro1">
          <table:table-cell office:value-type="float" office:value="0.0132522629545056" calcext:value-type="float">
            <text:p>0.013252263</text:p>
          </table:table-cell>
          <table:table-cell office:value-type="float" office:value="3395.40000097562" calcext:value-type="float">
            <text:p>3395.4000009756</text:p>
          </table:table-cell>
          <table:table-cell office:value-type="float" office:value="0.00000000000787715290632903" calcext:value-type="float">
            <text:p>7.88E-012</text:p>
          </table:table-cell>
          <table:table-cell office:value-type="float" office:value="1.30027029274956" calcext:value-type="float">
            <text:p>1.3002702927</text:p>
          </table:table-cell>
          <table:table-cell table:style-name="Default" office:value-type="float" office:value="0.000137492951198693" calcext:value-type="float">
            <text:p>0.000137493</text:p>
          </table:table-cell>
          <table:table-cell office:value-type="float" office:value="1.50290178454433" calcext:value-type="float">
            <text:p>1.5029017845</text:p>
          </table:table-cell>
          <table:table-cell office:value-type="float" office:value="1.00011901586855" calcext:value-type="float">
            <text:p>1.0001190159</text:p>
          </table:table-cell>
          <table:table-cell office:value-type="float" office:value="267.381207723155" calcext:value-type="float">
            <text:p>267.3812077232</text:p>
          </table:table-cell>
          <table:table-cell table:number-columns-repeated="2"/>
        </table:table-row>
        <table:table-row table:style-name="ro1">
          <table:table-cell office:value-type="float" office:value="0.0133917342613537" calcext:value-type="float">
            <text:p>0.0133917343</text:p>
          </table:table-cell>
          <table:table-cell office:value-type="float" office:value="3395.40000099485" calcext:value-type="float">
            <text:p>3395.4000009949</text:p>
          </table:table-cell>
          <table:table-cell office:value-type="float" office:value="0.00000000000808576854604713" calcext:value-type="float">
            <text:p>8.09E-012</text:p>
          </table:table-cell>
          <table:table-cell office:value-type="float" office:value="1.30027029274989" calcext:value-type="float">
            <text:p>1.3002702927</text:p>
          </table:table-cell>
          <table:table-cell table:style-name="Default" office:value-type="float" office:value="0.000138835331494504" calcext:value-type="float">
            <text:p>0.0001388353</text:p>
          </table:table-cell>
          <table:table-cell office:value-type="float" office:value="1.50260483897045" calcext:value-type="float">
            <text:p>1.502604839</text:p>
          </table:table-cell>
          <table:table-cell office:value-type="float" office:value="0.999087263444776" calcext:value-type="float">
            <text:p>0.9990872634</text:p>
          </table:table-cell>
          <table:table-cell office:value-type="float" office:value="267.381009946864" calcext:value-type="float">
            <text:p>267.3810099469</text:p>
          </table:table-cell>
          <table:table-cell table:number-columns-repeated="2"/>
        </table:table-row>
        <table:table-row table:style-name="ro1">
          <table:table-cell office:value-type="float" office:value="0.0135184884429429" calcext:value-type="float">
            <text:p>0.0135184884</text:p>
          </table:table-cell>
          <table:table-cell office:value-type="float" office:value="3395.40000101248" calcext:value-type="float">
            <text:p>3395.4000010125</text:p>
          </table:table-cell>
          <table:table-cell office:value-type="float" office:value="0.00000000000827820623776914" calcext:value-type="float">
            <text:p>8.28E-012</text:p>
          </table:table-cell>
          <table:table-cell office:value-type="float" office:value="1.30027029275019" calcext:value-type="float">
            <text:p>1.3002702928</text:p>
          </table:table-cell>
          <table:table-cell table:style-name="Default" office:value-type="float" office:value="0.000140055322505522" calcext:value-type="float">
            <text:p>0.0001400553</text:p>
          </table:table-cell>
          <table:table-cell office:value-type="float" office:value="1.50233650128429" calcext:value-type="float">
            <text:p>1.5023365013</text:p>
          </table:table-cell>
          <table:table-cell office:value-type="float" office:value="0.998162039307226" calcext:value-type="float">
            <text:p>0.9981620393</text:p>
          </table:table-cell>
          <table:table-cell office:value-type="float" office:value="267.380830204002" calcext:value-type="float">
            <text:p>267.380830204</text:p>
          </table:table-cell>
          <table:table-cell table:number-columns-repeated="2"/>
        </table:table-row>
        <table:table-row table:style-name="ro1">
          <table:table-cell office:value-type="float" office:value="0.0136367141144333" calcext:value-type="float">
            <text:p>0.0136367141</text:p>
          </table:table-cell>
          <table:table-cell office:value-type="float" office:value="3395.40000102907" calcext:value-type="float">
            <text:p>3395.4000010291</text:p>
          </table:table-cell>
          <table:table-cell office:value-type="float" office:value="0.00000000000846014814886532" calcext:value-type="float">
            <text:p>8.46E-012</text:p>
          </table:table-cell>
          <table:table-cell office:value-type="float" office:value="1.30027029275047" calcext:value-type="float">
            <text:p>1.3002702928</text:p>
          </table:table-cell>
          <table:table-cell table:style-name="Default" office:value-type="float" office:value="0.000141193236573935" calcext:value-type="float">
            <text:p>0.0001411932</text:p>
          </table:table-cell>
          <table:table-cell office:value-type="float" office:value="1.50208751474734" calcext:value-type="float">
            <text:p>1.5020875147</text:p>
          </table:table-cell>
          <table:table-cell office:value-type="float" office:value="0.997309524284556" calcext:value-type="float">
            <text:p>0.9973095243</text:p>
          </table:table-cell>
          <table:table-cell office:value-type="float" office:value="267.380662554933" calcext:value-type="float">
            <text:p>267.3806625549</text:p>
          </table:table-cell>
          <table:table-cell table:number-columns-repeated="2"/>
        </table:table-row>
        <table:table-row table:style-name="ro1">
          <table:table-cell office:value-type="float" office:value="0.0137480939409329" calcext:value-type="float">
            <text:p>0.0137480939</text:p>
          </table:table-cell>
          <table:table-cell office:value-type="float" office:value="3395.40000104482" calcext:value-type="float">
            <text:p>3395.4000010448</text:p>
          </table:table-cell>
          <table:table-cell office:value-type="float" office:value="0.00000000000863372918188455" calcext:value-type="float">
            <text:p>8.63E-012</text:p>
          </table:table-cell>
          <table:table-cell office:value-type="float" office:value="1.30027029275074" calcext:value-type="float">
            <text:p>1.3002702928</text:p>
          </table:table-cell>
          <table:table-cell table:style-name="Default" office:value-type="float" office:value="0.00014226526757139" calcext:value-type="float">
            <text:p>0.0001422653</text:p>
          </table:table-cell>
          <table:table-cell office:value-type="float" office:value="1.50185407543109" calcext:value-type="float">
            <text:p>1.5018540754</text:p>
          </table:table-cell>
          <table:table-cell office:value-type="float" office:value="0.996515423320283" calcext:value-type="float">
            <text:p>0.9965154233</text:p>
          </table:table-cell>
          <table:table-cell office:value-type="float" office:value="267.380504613565" calcext:value-type="float">
            <text:p>267.3805046136</text:p>
          </table:table-cell>
          <table:table-cell table:number-columns-repeated="2"/>
        </table:table-row>
        <table:table-row table:style-name="ro1">
          <table:table-cell office:value-type="float" office:value="0.0139852068592217" calcext:value-type="float">
            <text:p>0.0139852069</text:p>
          </table:table-cell>
          <table:table-cell office:value-type="float" office:value="3395.40000107874" calcext:value-type="float">
            <text:p>3395.4000010787</text:p>
          </table:table-cell>
          <table:table-cell office:value-type="float" office:value="0.00000000000901032517601991" calcext:value-type="float">
            <text:p>9.01E-012</text:p>
          </table:table-cell>
          <table:table-cell office:value-type="float" office:value="1.30027029275132" calcext:value-type="float">
            <text:p>1.3002702928</text:p>
          </table:table-cell>
          <table:table-cell table:style-name="Default" office:value-type="float" office:value="0.000144547504680413" calcext:value-type="float">
            <text:p>0.0001445475</text:p>
          </table:table-cell>
          <table:table-cell office:value-type="float" office:value="1.50136070254441" calcext:value-type="float">
            <text:p>1.5013607025</text:p>
          </table:table-cell>
          <table:table-cell office:value-type="float" office:value="0.994853377377443" calcext:value-type="float">
            <text:p>0.9948533774</text:p>
          </table:table-cell>
          <table:table-cell office:value-type="float" office:value="267.380168377285" calcext:value-type="float">
            <text:p>267.3801683773</text:p>
          </table:table-cell>
          <table:table-cell table:number-columns-repeated="2"/>
        </table:table-row>
        <table:table-row table:style-name="ro1">
          <table:table-cell office:value-type="float" office:value="0.0141922900061665" calcext:value-type="float">
            <text:p>0.01419229</text:p>
          </table:table-cell>
          <table:table-cell office:value-type="float" office:value="3395.40000110881" calcext:value-type="float">
            <text:p>3395.4000011088</text:p>
          </table:table-cell>
          <table:table-cell office:value-type="float" office:value="0.00000000000934714204979973" calcext:value-type="float">
            <text:p>9.35E-012</text:p>
          </table:table-cell>
          <table:table-cell office:value-type="float" office:value="1.30027029275184" calcext:value-type="float">
            <text:p>1.3002702928</text:p>
          </table:table-cell>
          <table:table-cell table:style-name="Default" office:value-type="float" office:value="0.000146540729722652" calcext:value-type="float">
            <text:p>0.0001465407</text:p>
          </table:table-cell>
          <table:table-cell office:value-type="float" office:value="1.50093372989407" calcext:value-type="float">
            <text:p>1.5009337299</text:p>
          </table:table-cell>
          <table:table-cell office:value-type="float" office:value="0.993432585225995" calcext:value-type="float">
            <text:p>0.9934325852</text:p>
          </table:table-cell>
          <table:table-cell office:value-type="float" office:value="267.379874724507" calcext:value-type="float">
            <text:p>267.3798747245</text:p>
          </table:table-cell>
          <table:table-cell table:number-columns-repeated="2"/>
        </table:table-row>
        <table:table-row table:style-name="ro1">
          <table:table-cell office:value-type="float" office:value="0.0145785424095884" calcext:value-type="float">
            <text:p>0.0145785424</text:p>
          </table:table-cell>
          <table:table-cell office:value-type="float" office:value="3395.40000116598" calcext:value-type="float">
            <text:p>3395.400001166</text:p>
          </table:table-cell>
          <table:table-cell office:value-type="float" office:value="0.00000000000999528514343564" calcext:value-type="float">
            <text:p>1.00E-011</text:p>
          </table:table-cell>
          <table:table-cell office:value-type="float" office:value="1.30027029275283" calcext:value-type="float">
            <text:p>1.3002702928</text:p>
          </table:table-cell>
          <table:table-cell table:style-name="Default" office:value-type="float" office:value="0.00015025857068664" calcext:value-type="float">
            <text:p>0.0001502586</text:p>
          </table:table-cell>
          <table:table-cell office:value-type="float" office:value="1.50014681161102" calcext:value-type="float">
            <text:p>1.5001468116</text:p>
          </table:table-cell>
          <table:table-cell office:value-type="float" office:value="0.99085578446906" calcext:value-type="float">
            <text:p>0.9908557845</text:p>
          </table:table-cell>
          <table:table-cell office:value-type="float" office:value="267.379327002045" calcext:value-type="float">
            <text:p>267.379327002</text:p>
          </table:table-cell>
          <table:table-cell table:number-columns-repeated="2"/>
        </table:table-row>
        <table:table-row table:style-name="ro1">
          <table:table-cell office:value-type="float" office:value="0.0148968558800589" calcext:value-type="float">
            <text:p>0.0148968559</text:p>
          </table:table-cell>
          <table:table-cell office:value-type="float" office:value="3395.40000121418" calcext:value-type="float">
            <text:p>3395.4000012142</text:p>
          </table:table-cell>
          <table:table-cell office:value-type="float" office:value="0.0000000000105491098721527" calcext:value-type="float">
            <text:p>1.05E-011</text:p>
          </table:table-cell>
          <table:table-cell office:value-type="float" office:value="1.30027029275367" calcext:value-type="float">
            <text:p>1.3002702928</text:p>
          </table:table-cell>
          <table:table-cell table:style-name="Default" office:value-type="float" office:value="0.000153322538110876" calcext:value-type="float">
            <text:p>0.0001533225</text:p>
          </table:table-cell>
          <table:table-cell office:value-type="float" office:value="1.49950728694873" calcext:value-type="float">
            <text:p>1.4995072869</text:p>
          </table:table-cell>
          <table:table-cell office:value-type="float" office:value="0.98880053175072" calcext:value-type="float">
            <text:p>0.9888005318</text:p>
          </table:table-cell>
          <table:table-cell office:value-type="float" office:value="267.378875619901" calcext:value-type="float">
            <text:p>267.3788756199</text:p>
          </table:table-cell>
          <table:table-cell table:number-columns-repeated="2"/>
        </table:table-row>
        <table:table-row table:style-name="ro1">
          <table:table-cell office:value-type="float" office:value="0.0151678293983475" calcext:value-type="float">
            <text:p>0.0151678294</text:p>
          </table:table-cell>
          <table:table-cell office:value-type="float" office:value="3395.40000125597" calcext:value-type="float">
            <text:p>3395.400001256</text:p>
          </table:table-cell>
          <table:table-cell office:value-type="float" office:value="0.000000000011034735896985" calcext:value-type="float">
            <text:p>1.10E-011</text:p>
          </table:table-cell>
          <table:table-cell office:value-type="float" office:value="1.30027029275441" calcext:value-type="float">
            <text:p>1.3002702928</text:p>
          </table:table-cell>
          <table:table-cell table:style-name="Default" office:value-type="float" office:value="0.000155930876344679" calcext:value-type="float">
            <text:p>0.0001559309</text:p>
          </table:table-cell>
          <table:table-cell office:value-type="float" office:value="1.49896905737633" calcext:value-type="float">
            <text:p>1.4989690574</text:p>
          </table:table-cell>
          <table:table-cell office:value-type="float" office:value="0.987097154687468" calcext:value-type="float">
            <text:p>0.9870971547</text:p>
          </table:table-cell>
          <table:table-cell office:value-type="float" office:value="267.378491367839" calcext:value-type="float">
            <text:p>267.3784913678</text:p>
          </table:table-cell>
          <table:table-cell table:number-columns-repeated="2"/>
        </table:table-row>
        <table:table-row table:style-name="ro1">
          <table:table-cell office:value-type="float" office:value="0.0154058648921195" calcext:value-type="float">
            <text:p>0.0154058649</text:p>
          </table:table-cell>
          <table:table-cell office:value-type="float" office:value="3395.40000129326" calcext:value-type="float">
            <text:p>3395.4000012933</text:p>
          </table:table-cell>
          <table:table-cell office:value-type="float" office:value="0.0000000000114721773478905" calcext:value-type="float">
            <text:p>1.15E-011</text:p>
          </table:table-cell>
          <table:table-cell office:value-type="float" office:value="1.30027029275507" calcext:value-type="float">
            <text:p>1.3002702928</text:p>
          </table:table-cell>
          <table:table-cell table:style-name="Default" office:value-type="float" office:value="0.000158222195628552" calcext:value-type="float">
            <text:p>0.0001582222</text:p>
          </table:table-cell>
          <table:table-cell office:value-type="float" office:value="1.49850081598115" calcext:value-type="float">
            <text:p>1.498500816</text:p>
          </table:table-cell>
          <table:table-cell office:value-type="float" office:value="0.985634442154494" calcext:value-type="float">
            <text:p>0.9856344422</text:p>
          </table:table-cell>
          <table:table-cell office:value-type="float" office:value="267.378153823307" calcext:value-type="float">
            <text:p>267.3781538233</text:p>
          </table:table-cell>
          <table:table-cell table:number-columns-repeated="2"/>
        </table:table-row>
        <table:table-row table:style-name="ro1">
          <table:table-cell office:value-type="float" office:value="0.0156000254599687" calcext:value-type="float">
            <text:p>0.0156000255</text:p>
          </table:table-cell>
          <table:table-cell office:value-type="float" office:value="3395.40000132409" calcext:value-type="float">
            <text:p>3395.4000013241</text:p>
          </table:table-cell>
          <table:table-cell office:value-type="float" office:value="0.0000000000118365565399188" calcext:value-type="float">
            <text:p>1.18E-011</text:p>
          </table:table-cell>
          <table:table-cell office:value-type="float" office:value="1.30027029275562" calcext:value-type="float">
            <text:p>1.3002702928</text:p>
          </table:table-cell>
          <table:table-cell table:style-name="Default" office:value-type="float" office:value="0.000160091201701587" calcext:value-type="float">
            <text:p>0.0001600912</text:p>
          </table:table-cell>
          <table:table-cell office:value-type="float" office:value="1.49812196962169" calcext:value-type="float">
            <text:p>1.4981219696</text:p>
          </table:table-cell>
          <table:table-cell office:value-type="float" office:value="0.984463805928525" calcext:value-type="float">
            <text:p>0.9844638059</text:p>
          </table:table-cell>
          <table:table-cell office:value-type="float" office:value="267.3778784953" calcext:value-type="float">
            <text:p>267.3778784953</text:p>
          </table:table-cell>
          <table:table-cell table:number-columns-repeated="2"/>
        </table:table-row>
        <table:table-row table:style-name="ro1">
          <table:table-cell office:value-type="float" office:value="0.0157794522455037" calcext:value-type="float">
            <text:p>0.0157794522</text:p>
          </table:table-cell>
          <table:table-cell office:value-type="float" office:value="3395.40000135289" calcext:value-type="float">
            <text:p>3395.4000013529</text:p>
          </table:table-cell>
          <table:table-cell office:value-type="float" office:value="0.0000000000121793683532503" calcext:value-type="float">
            <text:p>1.22E-011</text:p>
          </table:table-cell>
          <table:table-cell office:value-type="float" office:value="1.30027029275614" calcext:value-type="float">
            <text:p>1.3002702928</text:p>
          </table:table-cell>
          <table:table-cell table:style-name="Default" office:value-type="float" office:value="0.000161818399001212" calcext:value-type="float">
            <text:p>0.0001618184</text:p>
          </table:table-cell>
          <table:table-cell office:value-type="float" office:value="1.49777429020096" calcext:value-type="float">
            <text:p>1.4977742902</text:p>
          </table:table-cell>
          <table:table-cell office:value-type="float" office:value="0.983399412303213" calcext:value-type="float">
            <text:p>0.9833994123</text:p>
          </table:table-cell>
          <table:table-cell office:value-type="float" office:value="267.377624060428" calcext:value-type="float">
            <text:p>267.3776240604</text:p>
          </table:table-cell>
          <table:table-cell table:number-columns-repeated="2"/>
        </table:table-row>
        <table:table-row table:style-name="ro1">
          <table:table-cell office:value-type="float" office:value="0.0159329167148021" calcext:value-type="float">
            <text:p>0.0159329167</text:p>
          </table:table-cell>
          <table:table-cell office:value-type="float" office:value="3395.40000137777" calcext:value-type="float">
            <text:p>3395.4000013778</text:p>
          </table:table-cell>
          <table:table-cell office:value-type="float" office:value="0.0000000000124772381870225" calcext:value-type="float">
            <text:p>1.25E-011</text:p>
          </table:table-cell>
          <table:table-cell office:value-type="float" office:value="1.30027029275658" calcext:value-type="float">
            <text:p>1.3002702928</text:p>
          </table:table-cell>
          <table:table-cell table:style-name="Default" office:value-type="float" office:value="0.000163295693085555" calcext:value-type="float">
            <text:p>0.0001632957</text:p>
          </table:table-cell>
          <table:table-cell office:value-type="float" office:value="1.49747873059146" calcext:value-type="float">
            <text:p>1.4974787306</text:p>
          </table:table-cell>
          <table:table-cell office:value-type="float" office:value="0.982501961034323" calcext:value-type="float">
            <text:p>0.982501961</text:p>
          </table:table-cell>
          <table:table-cell office:value-type="float" office:value="267.377406441233" calcext:value-type="float">
            <text:p>267.3774064412</text:p>
          </table:table-cell>
          <table:table-cell table:number-columns-repeated="2"/>
        </table:table-row>
        <table:table-row table:style-name="ro1">
          <table:table-cell office:value-type="float" office:value="0.0160774947797296" calcext:value-type="float">
            <text:p>0.0160774948</text:p>
          </table:table-cell>
          <table:table-cell office:value-type="float" office:value="3395.40000140141" calcext:value-type="float">
            <text:p>3395.4000014014</text:p>
          </table:table-cell>
          <table:table-cell office:value-type="float" office:value="0.0000000000127618106995681" calcext:value-type="float">
            <text:p>1.28E-011</text:p>
          </table:table-cell>
          <table:table-cell office:value-type="float" office:value="1.30027029275701" calcext:value-type="float">
            <text:p>1.3002702928</text:p>
          </table:table-cell>
          <table:table-cell table:style-name="Default" office:value-type="float" office:value="0.000164687456759832" calcext:value-type="float">
            <text:p>0.0001646875</text:p>
          </table:table-cell>
          <table:table-cell office:value-type="float" office:value="1.49720179080634" calcext:value-type="float">
            <text:p>1.4972017908</text:p>
          </table:table-cell>
          <table:table-cell office:value-type="float" office:value="0.981667131763034" calcext:value-type="float">
            <text:p>0.9816671318</text:p>
          </table:table-cell>
          <table:table-cell office:value-type="float" office:value="267.377201423341" calcext:value-type="float">
            <text:p>267.3772014233</text:p>
          </table:table-cell>
          <table:table-cell table:number-columns-repeated="2"/>
        </table:table-row>
        <table:table-row table:style-name="ro1">
          <table:table-cell office:value-type="float" office:value="0.0163677698823515" calcext:value-type="float">
            <text:p>0.0163677699</text:p>
          </table:table-cell>
          <table:table-cell office:value-type="float" office:value="3395.40000144949" calcext:value-type="float">
            <text:p>3395.4000014495</text:p>
          </table:table-cell>
          <table:table-cell office:value-type="float" office:value="0.0000000000133448002668145" calcext:value-type="float">
            <text:p>1.33E-011</text:p>
          </table:table-cell>
          <table:table-cell office:value-type="float" office:value="1.30027029275788" calcext:value-type="float">
            <text:p>1.3002702928</text:p>
          </table:table-cell>
          <table:table-cell table:style-name="Default" office:value-type="float" office:value="0.00016748179299299" calcext:value-type="float">
            <text:p>0.0001674818</text:p>
          </table:table-cell>
          <table:table-cell office:value-type="float" office:value="1.49665009652687" calcext:value-type="float">
            <text:p>1.4966500965</text:p>
          </table:table-cell>
          <table:table-cell office:value-type="float" office:value="0.980021354692337" calcext:value-type="float">
            <text:p>0.9800213547</text:p>
          </table:table-cell>
          <table:table-cell office:value-type="float" office:value="267.376789800804" calcext:value-type="float">
            <text:p>267.3767898008</text:p>
          </table:table-cell>
          <table:table-cell table:number-columns-repeated="2"/>
        </table:table-row>
        <table:table-row table:style-name="ro1">
          <table:table-cell office:value-type="float" office:value="0.0166053317655831" calcext:value-type="float">
            <text:p>0.0166053318</text:p>
          </table:table-cell>
          <table:table-cell office:value-type="float" office:value="3395.40000148944" calcext:value-type="float">
            <text:p>3395.4000014894</text:p>
          </table:table-cell>
          <table:table-cell office:value-type="float" office:value="0.0000000000138335627742972" calcext:value-type="float">
            <text:p>1.38E-011</text:p>
          </table:table-cell>
          <table:table-cell office:value-type="float" office:value="1.30027029275861" calcext:value-type="float">
            <text:p>1.3002702928</text:p>
          </table:table-cell>
          <table:table-cell table:style-name="Default" office:value-type="float" office:value="0.000169768721788973" calcext:value-type="float">
            <text:p>0.0001697687</text:p>
          </table:table-cell>
          <table:table-cell office:value-type="float" office:value="1.49620279966065" calcext:value-type="float">
            <text:p>1.4962027997</text:p>
          </table:table-cell>
          <table:table-cell office:value-type="float" office:value="0.978703642541163" calcext:value-type="float">
            <text:p>0.9787036425</text:p>
          </table:table-cell>
          <table:table-cell office:value-type="float" office:value="267.376452927872" calcext:value-type="float">
            <text:p>267.3764529279</text:p>
          </table:table-cell>
          <table:table-cell table:number-columns-repeated="2"/>
        </table:table-row>
        <table:table-row table:style-name="ro1">
          <table:table-cell office:value-type="float" office:value="0.0168049171669512" calcext:value-type="float">
            <text:p>0.0168049172</text:p>
          </table:table-cell>
          <table:table-cell office:value-type="float" office:value="3395.40000152342" calcext:value-type="float">
            <text:p>3395.4000015234</text:p>
          </table:table-cell>
          <table:table-cell office:value-type="float" office:value="0.000000000014252350313814" calcext:value-type="float">
            <text:p>1.43E-011</text:p>
          </table:table-cell>
          <table:table-cell office:value-type="float" office:value="1.30027029275923" calcext:value-type="float">
            <text:p>1.3002702928</text:p>
          </table:table-cell>
          <table:table-cell table:style-name="Default" office:value-type="float" office:value="0.000171690089320154" calcext:value-type="float">
            <text:p>0.0001716901</text:p>
          </table:table-cell>
          <table:table-cell office:value-type="float" office:value="1.49582987259218" calcext:value-type="float">
            <text:p>1.4958298726</text:p>
          </table:table-cell>
          <table:table-cell office:value-type="float" office:value="0.97761621129187" calcext:value-type="float">
            <text:p>0.9776162113</text:p>
          </table:table-cell>
          <table:table-cell office:value-type="float" office:value="267.376169907219" calcext:value-type="float">
            <text:p>267.3761699072</text:p>
          </table:table-cell>
          <table:table-cell table:number-columns-repeated="2"/>
        </table:table-row>
        <table:table-row table:style-name="ro1">
          <table:table-cell office:value-type="float" office:value="0.0169929454886471" calcext:value-type="float">
            <text:p>0.0169929455</text:p>
          </table:table-cell>
          <table:table-cell office:value-type="float" office:value="3395.40000155578" calcext:value-type="float">
            <text:p>3395.4000015558</text:p>
          </table:table-cell>
          <table:table-cell office:value-type="float" office:value="0.0000000000146537437750606" calcext:value-type="float">
            <text:p>1.47E-011</text:p>
          </table:table-cell>
          <table:table-cell office:value-type="float" office:value="1.30027029275982" calcext:value-type="float">
            <text:p>1.3002702928</text:p>
          </table:table-cell>
          <table:table-cell table:style-name="Default" office:value-type="float" office:value="0.000173500220593661" calcext:value-type="float">
            <text:p>0.0001735002</text:p>
          </table:table-cell>
          <table:table-cell office:value-type="float" office:value="1.49548088846189" calcext:value-type="float">
            <text:p>1.4954808885</text:p>
          </table:table-cell>
          <table:table-cell office:value-type="float" office:value="0.976607680013848" calcext:value-type="float">
            <text:p>0.97660768</text:p>
          </table:table-cell>
          <table:table-cell office:value-type="float" office:value="267.375903275" calcext:value-type="float">
            <text:p>267.375903275</text:p>
          </table:table-cell>
          <table:table-cell table:number-columns-repeated="2"/>
        </table:table-row>
        <table:table-row table:style-name="ro1">
          <table:table-cell office:value-type="float" office:value="0.017156250468806" calcext:value-type="float">
            <text:p>0.0171562505</text:p>
          </table:table-cell>
          <table:table-cell office:value-type="float" office:value="3395.40000158416" calcext:value-type="float">
            <text:p>3395.4000015842</text:p>
          </table:table-cell>
          <table:table-cell office:value-type="float" office:value="0.0000000000150077845260725" calcext:value-type="float">
            <text:p>1.50E-011</text:p>
          </table:table-cell>
          <table:table-cell office:value-type="float" office:value="1.30027029276035" calcext:value-type="float">
            <text:p>1.3002702928</text:p>
          </table:table-cell>
          <table:table-cell table:style-name="Default" office:value-type="float" office:value="0.000175072359337248" calcext:value-type="float">
            <text:p>0.0001750724</text:p>
          </table:table-cell>
          <table:table-cell office:value-type="float" office:value="1.49517960972865" calcext:value-type="float">
            <text:p>1.4951796097</text:p>
          </table:table-cell>
          <table:table-cell office:value-type="float" office:value="0.97574398726382" calcext:value-type="float">
            <text:p>0.9757439873</text:p>
          </table:table-cell>
          <table:table-cell office:value-type="float" office:value="267.37567170154" calcext:value-type="float">
            <text:p>267.3756717015</text:p>
          </table:table-cell>
          <table:table-cell table:number-columns-repeated="2"/>
        </table:table-row>
        <table:table-row table:style-name="ro1">
          <table:table-cell office:value-type="float" office:value="0.0173661403760623" calcext:value-type="float">
            <text:p>0.0173661404</text:p>
          </table:table-cell>
          <table:table-cell office:value-type="float" office:value="3395.40000162102" calcext:value-type="float">
            <text:p>3395.400001621</text:p>
          </table:table-cell>
          <table:table-cell office:value-type="float" office:value="0.0000000000154702662042123" calcext:value-type="float">
            <text:p>1.55E-011</text:p>
          </table:table-cell>
          <table:table-cell office:value-type="float" office:value="1.30027029276103" calcext:value-type="float">
            <text:p>1.3002702928</text:p>
          </table:table-cell>
          <table:table-cell table:style-name="Default" office:value-type="float" office:value="0.00017709299455004" calcext:value-type="float">
            <text:p>0.000177093</text:p>
          </table:table-cell>
          <table:table-cell office:value-type="float" office:value="1.49479482877903" calcext:value-type="float">
            <text:p>1.4947948288</text:p>
          </table:table-cell>
          <table:table-cell office:value-type="float" office:value="0.974650191912552" calcext:value-type="float">
            <text:p>0.9746501919</text:p>
          </table:table-cell>
          <table:table-cell office:value-type="float" office:value="267.375374068655" calcext:value-type="float">
            <text:p>267.3753740687</text:p>
          </table:table-cell>
          <table:table-cell table:number-columns-repeated="2"/>
        </table:table-row>
        <table:table-row table:style-name="ro1">
          <table:table-cell office:value-type="float" office:value="0.0175385040939554" calcext:value-type="float">
            <text:p>0.0175385041</text:p>
          </table:table-cell>
          <table:table-cell office:value-type="float" office:value="3395.4000016516" calcext:value-type="float">
            <text:p>3395.4000016516</text:p>
          </table:table-cell>
          <table:table-cell office:value-type="float" office:value="0.0000000000158563557914782" calcext:value-type="float">
            <text:p>1.59E-011</text:p>
          </table:table-cell>
          <table:table-cell office:value-type="float" office:value="1.3002702927616" calcext:value-type="float">
            <text:p>1.3002702928</text:p>
          </table:table-cell>
          <table:table-cell table:style-name="Default" office:value-type="float" office:value="0.000178752379879848" calcext:value-type="float">
            <text:p>0.0001787524</text:p>
          </table:table-cell>
          <table:table-cell office:value-type="float" office:value="1.49448086376373" calcext:value-type="float">
            <text:p>1.4944808638</text:p>
          </table:table-cell>
          <table:table-cell office:value-type="float" office:value="0.973765316960389" calcext:value-type="float">
            <text:p>0.973765317</text:p>
          </table:table-cell>
          <table:table-cell office:value-type="float" office:value="267.375129649516" calcext:value-type="float">
            <text:p>267.3751296495</text:p>
          </table:table-cell>
          <table:table-cell table:number-columns-repeated="2"/>
        </table:table-row>
        <table:table-row table:style-name="ro1">
          <table:table-cell office:value-type="float" office:value="0.01792436653929" calcext:value-type="float">
            <text:p>0.0179243665</text:p>
          </table:table-cell>
          <table:table-cell office:value-type="float" office:value="3395.40000172108" calcext:value-type="float">
            <text:p>3395.4000017211</text:p>
          </table:table-cell>
          <table:table-cell office:value-type="float" office:value="0.0000000000167414006937984" calcext:value-type="float">
            <text:p>1.67E-011</text:p>
          </table:table-cell>
          <table:table-cell office:value-type="float" office:value="1.3002702927629" calcext:value-type="float">
            <text:p>1.3002702928</text:p>
          </table:table-cell>
          <table:table-cell table:style-name="Default" office:value-type="float" office:value="0.0001824672294965" calcext:value-type="float">
            <text:p>0.0001824672</text:p>
          </table:table-cell>
          <table:table-cell office:value-type="float" office:value="1.49378446678749" calcext:value-type="float">
            <text:p>1.4937844668</text:p>
          </table:table-cell>
          <table:table-cell office:value-type="float" office:value="0.971826612444482" calcext:value-type="float">
            <text:p>0.9718266124</text:p>
          </table:table-cell>
          <table:table-cell office:value-type="float" office:value="267.374582480031" calcext:value-type="float">
            <text:p>267.37458248</text:p>
          </table:table-cell>
          <table:table-cell table:number-columns-repeated="2"/>
        </table:table-row>
        <table:table-row table:style-name="ro1">
          <table:table-cell office:value-type="float" office:value="0.0183791407512936" calcext:value-type="float">
            <text:p>0.0183791408</text:p>
          </table:table-cell>
          <table:table-cell office:value-type="float" office:value="3395.40000180481" calcext:value-type="float">
            <text:p>3395.4000018048</text:p>
          </table:table-cell>
          <table:table-cell office:value-type="float" office:value="0.0000000000178216258076053" calcext:value-type="float">
            <text:p>1.78E-011</text:p>
          </table:table-cell>
          <table:table-cell office:value-type="float" office:value="1.30027029276448" calcext:value-type="float">
            <text:p>1.3002702928</text:p>
          </table:table-cell>
          <table:table-cell table:style-name="Default" office:value-type="float" office:value="0.000186845630816231" calcext:value-type="float">
            <text:p>0.0001868456</text:p>
          </table:table-cell>
          <table:table-cell office:value-type="float" office:value="1.49297484091559" calcext:value-type="float">
            <text:p>1.4929748409</text:p>
          </table:table-cell>
          <table:table-cell office:value-type="float" office:value="0.969613388329155" calcext:value-type="float">
            <text:p>0.9696133883</text:p>
          </table:table-cell>
          <table:table-cell office:value-type="float" office:value="267.373937590708" calcext:value-type="float">
            <text:p>267.3739375907</text:p>
          </table:table-cell>
          <table:table-cell table:number-columns-repeated="2"/>
        </table:table-row>
        <table:table-row table:style-name="ro1">
          <table:table-cell office:value-type="float" office:value="0.0187433544512767" calcext:value-type="float">
            <text:p>0.0187433545</text:p>
          </table:table-cell>
          <table:table-cell office:value-type="float" office:value="3395.40000187329" calcext:value-type="float">
            <text:p>3395.4000018733</text:p>
          </table:table-cell>
          <table:table-cell office:value-type="float" office:value="0.0000000000187160122324909" calcext:value-type="float">
            <text:p>1.87E-011</text:p>
          </table:table-cell>
          <table:table-cell office:value-type="float" office:value="1.30027029276578" calcext:value-type="float">
            <text:p>1.3002702928</text:p>
          </table:table-cell>
          <table:table-cell table:style-name="Default" office:value-type="float" office:value="0.000190352234671711" calcext:value-type="float">
            <text:p>0.0001903522</text:p>
          </table:table-cell>
          <table:table-cell office:value-type="float" office:value="1.492334842518" calcext:value-type="float">
            <text:p>1.4923348425</text:p>
          </table:table-cell>
          <table:table-cell office:value-type="float" office:value="0.967894037381924" calcext:value-type="float">
            <text:p>0.9678940374</text:p>
          </table:table-cell>
          <table:table-cell office:value-type="float" office:value="267.373421120071" calcext:value-type="float">
            <text:p>267.3734211201</text:p>
          </table:table-cell>
          <table:table-cell table:number-columns-repeated="2"/>
        </table:table-row>
        <table:table-row table:style-name="ro1">
          <table:table-cell office:value-type="float" office:value="0.0190424503582159" calcext:value-type="float">
            <text:p>0.0190424504</text:p>
          </table:table-cell>
          <table:table-cell office:value-type="float" office:value="3395.40000193047" calcext:value-type="float">
            <text:p>3395.4000019305</text:p>
          </table:table-cell>
          <table:table-cell office:value-type="float" office:value="0.0000000000194701466635633" calcext:value-type="float">
            <text:p>1.95E-011</text:p>
          </table:table-cell>
          <table:table-cell office:value-type="float" office:value="1.30027029276687" calcext:value-type="float">
            <text:p>1.3002702928</text:p>
          </table:table-cell>
          <table:table-cell table:style-name="Default" office:value-type="float" office:value="0.000193231949825565" calcext:value-type="float">
            <text:p>0.0001932319</text:p>
          </table:table-cell>
          <table:table-cell office:value-type="float" office:value="1.49181468972021" calcext:value-type="float">
            <text:p>1.4918146897</text:p>
          </table:table-cell>
          <table:table-cell office:value-type="float" office:value="0.966515817696626" calcext:value-type="float">
            <text:p>0.9665158177</text:p>
          </table:table-cell>
          <table:table-cell office:value-type="float" office:value="267.372996989256" calcext:value-type="float">
            <text:p>267.3729969893</text:p>
          </table:table-cell>
          <table:table-cell table:number-columns-repeated="2"/>
        </table:table-row>
        <table:table-row table:style-name="ro1">
          <table:table-cell office:value-type="float" office:value="0.0193214216623273" calcext:value-type="float">
            <text:p>0.0193214217</text:p>
          </table:table-cell>
          <table:table-cell office:value-type="float" office:value="3395.40000198458" calcext:value-type="float">
            <text:p>3395.4000019846</text:p>
          </table:table-cell>
          <table:table-cell office:value-type="float" office:value="0.0000000000201896435529716" calcext:value-type="float">
            <text:p>2.02E-011</text:p>
          </table:table-cell>
          <table:table-cell office:value-type="float" office:value="1.30027029276791" calcext:value-type="float">
            <text:p>1.3002702928</text:p>
          </table:table-cell>
          <table:table-cell table:style-name="Default" office:value-type="float" office:value="0.000195917950393551" calcext:value-type="float">
            <text:p>0.000195918</text:p>
          </table:table-cell>
          <table:table-cell office:value-type="float" office:value="1.49133383025626" calcext:value-type="float">
            <text:p>1.4913338303</text:p>
          </table:table-cell>
          <table:table-cell office:value-type="float" office:value="0.965256703699298" calcext:value-type="float">
            <text:p>0.9652567037</text:p>
          </table:table-cell>
          <table:table-cell office:value-type="float" office:value="267.372601395991" calcext:value-type="float">
            <text:p>267.372601396</text:p>
          </table:table-cell>
          <table:table-cell table:number-columns-repeated="2"/>
        </table:table-row>
        <table:table-row table:style-name="ro1">
          <table:table-cell office:value-type="float" office:value="0.0195816224304339" calcext:value-type="float">
            <text:p>0.0195816224</text:p>
          </table:table-cell>
          <table:table-cell office:value-type="float" office:value="3395.40000203573" calcext:value-type="float">
            <text:p>3395.4000020357</text:p>
          </table:table-cell>
          <table:table-cell office:value-type="float" office:value="0.0000000000208748368186661" calcext:value-type="float">
            <text:p>2.09E-011</text:p>
          </table:table-cell>
          <table:table-cell office:value-type="float" office:value="1.3002702927689" calcext:value-type="float">
            <text:p>1.3002702928</text:p>
          </table:table-cell>
          <table:table-cell table:style-name="Default" office:value-type="float" office:value="0.000198423264173282" calcext:value-type="float">
            <text:p>0.0001984233</text:p>
          </table:table-cell>
          <table:table-cell office:value-type="float" office:value="1.49088897929905" calcext:value-type="float">
            <text:p>1.4908889793</text:p>
          </table:table-cell>
          <table:table-cell office:value-type="float" office:value="0.964104485196098" calcext:value-type="float">
            <text:p>0.9641044852</text:p>
          </table:table-cell>
          <table:table-cell office:value-type="float" office:value="267.37223242015" calcext:value-type="float">
            <text:p>267.3722324202</text:p>
          </table:table-cell>
          <table:table-cell table:number-columns-repeated="2"/>
        </table:table-row>
        <table:table-row table:style-name="ro1">
          <table:table-cell office:value-type="float" office:value="0.0197976386059153" calcext:value-type="float">
            <text:p>0.0197976386</text:p>
          </table:table-cell>
          <table:table-cell office:value-type="float" office:value="3395.40000207868" calcext:value-type="float">
            <text:p>3395.4000020787</text:p>
          </table:table-cell>
          <table:table-cell office:value-type="float" office:value="0.0000000000214540861073921" calcext:value-type="float">
            <text:p>2.15E-011</text:p>
          </table:table-cell>
          <table:table-cell office:value-type="float" office:value="1.30027029276973" calcext:value-type="float">
            <text:p>1.3002702928</text:p>
          </table:table-cell>
          <table:table-cell table:style-name="Default" office:value-type="float" office:value="0.000200503181071381" calcext:value-type="float">
            <text:p>0.0002005032</text:p>
          </table:table-cell>
          <table:table-cell office:value-type="float" office:value="1.49052229489742" calcext:value-type="float">
            <text:p>1.4905222949</text:p>
          </table:table-cell>
          <table:table-cell office:value-type="float" office:value="0.963163701133853" calcext:value-type="float">
            <text:p>0.9631637011</text:p>
          </table:table-cell>
          <table:table-cell office:value-type="float" office:value="267.371926099955" calcext:value-type="float">
            <text:p>267.3719261</text:p>
          </table:table-cell>
          <table:table-cell table:number-columns-repeated="2"/>
        </table:table-row>
        <table:table-row table:style-name="ro1">
          <table:table-cell office:value-type="float" office:value="0.0200085975211762" calcext:value-type="float">
            <text:p>0.0200085975</text:p>
          </table:table-cell>
          <table:table-cell office:value-type="float" office:value="3395.40000212105" calcext:value-type="float">
            <text:p>3395.4000021211</text:p>
          </table:table-cell>
          <table:table-cell office:value-type="float" office:value="0.0000000000220289385901761" calcext:value-type="float">
            <text:p>2.20E-011</text:p>
          </table:table-cell>
          <table:table-cell office:value-type="float" office:value="1.30027029277056" calcext:value-type="float">
            <text:p>1.3002702928</text:p>
          </table:table-cell>
          <table:table-cell table:style-name="Default" office:value-type="float" office:value="0.000202534429795918" calcext:value-type="float">
            <text:p>0.0002025344</text:p>
          </table:table-cell>
          <table:table-cell office:value-type="float" office:value="1.4901664542861" calcext:value-type="float">
            <text:p>1.4901664543</text:p>
          </table:table-cell>
          <table:table-cell office:value-type="float" office:value="0.962258386031156" calcext:value-type="float">
            <text:p>0.962258386</text:p>
          </table:table-cell>
          <table:table-cell office:value-type="float" office:value="267.371626951172" calcext:value-type="float">
            <text:p>267.3716269512</text:p>
          </table:table-cell>
          <table:table-cell table:number-columns-repeated="2"/>
        </table:table-row>
        <table:table-row table:style-name="ro1">
          <table:table-cell office:value-type="float" office:value="0.0202146175666595" calcext:value-type="float">
            <text:p>0.0202146176</text:p>
          </table:table-cell>
          <table:table-cell office:value-type="float" office:value="3395.40000216284" calcext:value-type="float">
            <text:p>3395.4000021628</text:p>
          </table:table-cell>
          <table:table-cell office:value-type="float" office:value="0.0000000000225991172525928" calcext:value-type="float">
            <text:p>2.26E-011</text:p>
          </table:table-cell>
          <table:table-cell office:value-type="float" office:value="1.30027029277138" calcext:value-type="float">
            <text:p>1.3002702928</text:p>
          </table:table-cell>
          <table:table-cell table:style-name="Default" office:value-type="float" office:value="0.00020451814843689" calcext:value-type="float">
            <text:p>0.0002045181</text:p>
          </table:table-cell>
          <table:table-cell office:value-type="float" office:value="1.48982106430893" calcext:value-type="float">
            <text:p>1.4898210643</text:p>
          </table:table-cell>
          <table:table-cell office:value-type="float" office:value="0.961386773949696" calcext:value-type="float">
            <text:p>0.9613867739</text:p>
          </table:table-cell>
          <table:table-cell office:value-type="float" office:value="267.371334805917" calcext:value-type="float">
            <text:p>267.3713348059</text:p>
          </table:table-cell>
          <table:table-cell table:number-columns-repeated="2"/>
        </table:table-row>
        <table:table-row table:style-name="ro1">
          <table:table-cell office:value-type="float" office:value="0.0204004387651245" calcext:value-type="float">
            <text:p>0.0204004388</text:p>
          </table:table-cell>
          <table:table-cell office:value-type="float" office:value="3395.40000220089" calcext:value-type="float">
            <text:p>3395.4000022009</text:p>
          </table:table-cell>
          <table:table-cell office:value-type="float" office:value="0.0000000000231208747009776" calcext:value-type="float">
            <text:p>2.31E-011</text:p>
          </table:table-cell>
          <table:table-cell office:value-type="float" office:value="1.30027029277212" calcext:value-type="float">
            <text:p>1.3002702928</text:p>
          </table:table-cell>
          <table:table-cell table:style-name="Default" office:value-type="float" office:value="0.000206307397896021" calcext:value-type="float">
            <text:p>0.0002063074</text:p>
          </table:table-cell>
          <table:table-cell office:value-type="float" office:value="1.48951130683003" calcext:value-type="float">
            <text:p>1.4895113068</text:p>
          </table:table-cell>
          <table:table-cell office:value-type="float" office:value="0.960610974545949" calcext:value-type="float">
            <text:p>0.9606109745</text:p>
          </table:table-cell>
          <table:table-cell office:value-type="float" office:value="267.371071303494" calcext:value-type="float">
            <text:p>267.3710713035</text:p>
          </table:table-cell>
          <table:table-cell table:number-columns-repeated="2"/>
        </table:table-row>
        <table:table-row table:style-name="ro1">
          <table:table-cell office:value-type="float" office:value="0.0205846011318785" calcext:value-type="float">
            <text:p>0.0205846011</text:p>
          </table:table-cell>
          <table:table-cell office:value-type="float" office:value="3395.40000223892" calcext:value-type="float">
            <text:p>3395.4000022389</text:p>
          </table:table-cell>
          <table:table-cell office:value-type="float" office:value="0.0000000000236450064160145" calcext:value-type="float">
            <text:p>2.36E-011</text:p>
          </table:table-cell>
          <table:table-cell office:value-type="float" office:value="1.30027029277287" calcext:value-type="float">
            <text:p>1.3002702928</text:p>
          </table:table-cell>
          <table:table-cell table:style-name="Default" office:value-type="float" office:value="0.000208080694080275" calcext:value-type="float">
            <text:p>0.0002080807</text:p>
          </table:table-cell>
          <table:table-cell office:value-type="float" office:value="1.48920594641135" calcext:value-type="float">
            <text:p>1.4892059464</text:p>
          </table:table-cell>
          <table:table-cell office:value-type="float" office:value="0.959851580992904" calcext:value-type="float">
            <text:p>0.959851581</text:p>
          </table:table-cell>
          <table:table-cell office:value-type="float" office:value="267.370810153365" calcext:value-type="float">
            <text:p>267.3708101534</text:p>
          </table:table-cell>
          <table:table-cell table:number-columns-repeated="2"/>
        </table:table-row>
        <table:table-row table:style-name="ro1">
          <table:table-cell office:value-type="float" office:value="0.0207701915277239" calcext:value-type="float">
            <text:p>0.0207701915</text:p>
          </table:table-cell>
          <table:table-cell office:value-type="float" office:value="3395.40000227757" calcext:value-type="float">
            <text:p>3395.4000022776</text:p>
          </table:table-cell>
          <table:table-cell office:value-type="float" office:value="0.0000000000241803148837836" calcext:value-type="float">
            <text:p>2.42E-011</text:p>
          </table:table-cell>
          <table:table-cell office:value-type="float" office:value="1.30027029277364" calcext:value-type="float">
            <text:p>1.3002702928</text:p>
          </table:table-cell>
          <table:table-cell table:style-name="Default" office:value-type="float" office:value="0.000209867760254978" calcext:value-type="float">
            <text:p>0.0002098678</text:p>
          </table:table-cell>
          <table:table-cell office:value-type="float" office:value="1.4888998390425" calcext:value-type="float">
            <text:p>1.488899839</text:p>
          </table:table-cell>
          <table:table-cell office:value-type="float" office:value="0.95909564725828" calcext:value-type="float">
            <text:p>0.9590956473</text:p>
          </table:table-cell>
          <table:table-cell office:value-type="float" office:value="267.370546978229" calcext:value-type="float">
            <text:p>267.3705469782</text:p>
          </table:table-cell>
          <table:table-cell table:number-columns-repeated="2"/>
        </table:table-row>
        <table:table-row table:style-name="ro1">
          <table:table-cell office:value-type="float" office:value="0.0209608598052894" calcext:value-type="float">
            <text:p>0.0209608598</text:p>
          </table:table-cell>
          <table:table-cell office:value-type="float" office:value="3395.40000231763" calcext:value-type="float">
            <text:p>3395.4000023176</text:p>
          </table:table-cell>
          <table:table-cell office:value-type="float" office:value="0.0000000000247377373829953" calcext:value-type="float">
            <text:p>2.47E-011</text:p>
          </table:table-cell>
          <table:table-cell office:value-type="float" office:value="1.30027029277443" calcext:value-type="float">
            <text:p>1.3002702928</text:p>
          </table:table-cell>
          <table:table-cell table:style-name="Default" office:value-type="float" office:value="0.000211703742180199" calcext:value-type="float">
            <text:p>0.0002117037</text:p>
          </table:table-cell>
          <table:table-cell office:value-type="float" office:value="1.48858702749717" calcext:value-type="float">
            <text:p>1.4885870275</text:p>
          </table:table-cell>
          <table:table-cell office:value-type="float" office:value="0.958328599515914" calcext:value-type="float">
            <text:p>0.9583285995</text:p>
          </table:table-cell>
          <table:table-cell office:value-type="float" office:value="267.37027660244" calcext:value-type="float">
            <text:p>267.3702766024</text:p>
          </table:table-cell>
          <table:table-cell table:number-columns-repeated="2"/>
        </table:table-row>
        <table:table-row table:style-name="ro1">
          <table:table-cell office:value-type="float" office:value="0.0214533316824035" calcext:value-type="float">
            <text:p>0.0214533317</text:p>
          </table:table-cell>
          <table:table-cell office:value-type="float" office:value="3395.40000242269" calcext:value-type="float">
            <text:p>3395.4000024227</text:p>
          </table:table-cell>
          <table:table-cell office:value-type="float" office:value="0.0000000000262127383111401" calcext:value-type="float">
            <text:p>2.62E-011</text:p>
          </table:table-cell>
          <table:table-cell office:value-type="float" office:value="1.30027029277653" calcext:value-type="float">
            <text:p>1.3002702928</text:p>
          </table:table-cell>
          <table:table-cell table:style-name="Default" office:value-type="float" office:value="0.000216445945045347" calcext:value-type="float">
            <text:p>0.0002164459</text:p>
          </table:table-cell>
          <table:table-cell office:value-type="float" office:value="1.48778674726779" calcext:value-type="float">
            <text:p>1.4877867473</text:p>
          </table:table-cell>
          <table:table-cell office:value-type="float" office:value="0.956390862104655" calcext:value-type="float">
            <text:p>0.9563908621</text:p>
          </table:table-cell>
          <table:table-cell office:value-type="float" office:value="267.369578256212" calcext:value-type="float">
            <text:p>267.3695782562</text:p>
          </table:table-cell>
          <table:table-cell table:number-columns-repeated="2"/>
        </table:table-row>
        <table:table-row table:style-name="ro1">
          <table:table-cell office:value-type="float" office:value="0.0219008988679053" calcext:value-type="float">
            <text:p>0.0219008989</text:p>
          </table:table-cell>
          <table:table-cell office:value-type="float" office:value="3395.40000252019" calcext:value-type="float">
            <text:p>3395.4000025202</text:p>
          </table:table-cell>
          <table:table-cell office:value-type="float" office:value="0.0000000000275976992260394" calcext:value-type="float">
            <text:p>2.76E-011</text:p>
          </table:table-cell>
          <table:table-cell office:value-type="float" office:value="1.30027029277849" calcext:value-type="float">
            <text:p>1.3002702928</text:p>
          </table:table-cell>
          <table:table-cell table:style-name="Default" office:value-type="float" office:value="0.00022075586217355" calcext:value-type="float">
            <text:p>0.0002207559</text:p>
          </table:table-cell>
          <table:table-cell office:value-type="float" office:value="1.48706877526927" calcext:value-type="float">
            <text:p>1.4870687753</text:p>
          </table:table-cell>
          <table:table-cell office:value-type="float" office:value="0.954681946883684" calcext:value-type="float">
            <text:p>0.9546819469</text:p>
          </table:table-cell>
          <table:table-cell office:value-type="float" office:value="267.36894358676" calcext:value-type="float">
            <text:p>267.3689435868</text:p>
          </table:table-cell>
          <table:table-cell table:number-columns-repeated="2"/>
        </table:table-row>
        <table:table-row table:style-name="ro1">
          <table:table-cell office:value-type="float" office:value="0.0223145021729906" calcext:value-type="float">
            <text:p>0.0223145022</text:p>
          </table:table-cell>
          <table:table-cell office:value-type="float" office:value="3395.400002612" calcext:value-type="float">
            <text:p>3395.400002612</text:p>
          </table:table-cell>
          <table:table-cell office:value-type="float" office:value="0.0000000000289155677870419" calcext:value-type="float">
            <text:p>2.89E-011</text:p>
          </table:table-cell>
          <table:table-cell office:value-type="float" office:value="1.30027029278034" calcext:value-type="float">
            <text:p>1.3002702928</text:p>
          </table:table-cell>
          <table:table-cell table:style-name="Default" office:value-type="float" office:value="0.000224738819284856" calcext:value-type="float">
            <text:p>0.0002247388</text:p>
          </table:table-cell>
          <table:table-cell office:value-type="float" office:value="1.48641294157742" calcext:value-type="float">
            <text:p>1.4864129416</text:p>
          </table:table-cell>
          <table:table-cell office:value-type="float" office:value="0.953144746972731" calcext:value-type="float">
            <text:p>0.953144747</text:p>
          </table:table-cell>
          <table:table-cell office:value-type="float" office:value="267.368357079547" calcext:value-type="float">
            <text:p>267.3683570795</text:p>
          </table:table-cell>
          <table:table-cell table:number-columns-repeated="2"/>
        </table:table-row>
        <table:table-row table:style-name="ro1">
          <table:table-cell office:value-type="float" office:value="0.0228630067585869" calcext:value-type="float">
            <text:p>0.0228630068</text:p>
          </table:table-cell>
          <table:table-cell office:value-type="float" office:value="3395.40000273627" calcext:value-type="float">
            <text:p>3395.4000027363</text:p>
          </table:table-cell>
          <table:table-cell office:value-type="float" office:value="0.0000000000307201507149498" calcext:value-type="float">
            <text:p>3.07E-011</text:p>
          </table:table-cell>
          <table:table-cell office:value-type="float" office:value="1.30027029278288" calcext:value-type="float">
            <text:p>1.3002702928</text:p>
          </table:table-cell>
          <table:table-cell table:style-name="Default" office:value-type="float" office:value="0.00023002101006659" calcext:value-type="float">
            <text:p>0.000230021</text:p>
          </table:table-cell>
          <table:table-cell office:value-type="float" office:value="1.48555417648529" calcext:value-type="float">
            <text:p>1.4855541765</text:p>
          </table:table-cell>
          <table:table-cell office:value-type="float" office:value="0.951165428917979" calcext:value-type="float">
            <text:p>0.9511654289</text:p>
          </table:table-cell>
          <table:table-cell office:value-type="float" office:value="267.367579276537" calcext:value-type="float">
            <text:p>267.3675792765</text:p>
          </table:table-cell>
          <table:table-cell table:number-columns-repeated="2"/>
        </table:table-row>
        <table:table-row table:style-name="ro1">
          <table:table-cell office:value-type="float" office:value="0.0234017615021175" calcext:value-type="float">
            <text:p>0.0234017615</text:p>
          </table:table-cell>
          <table:table-cell office:value-type="float" office:value="3395.40000286113" calcext:value-type="float">
            <text:p>3395.4000028611</text:p>
          </table:table-cell>
          <table:table-cell office:value-type="float" office:value="0.0000000000325564512305837" calcext:value-type="float">
            <text:p>3.26E-011</text:p>
          </table:table-cell>
          <table:table-cell office:value-type="float" office:value="1.30027029278545" calcext:value-type="float">
            <text:p>1.3002702928</text:p>
          </table:table-cell>
          <table:table-cell table:style-name="Default" office:value-type="float" office:value="0.000235209472265934" calcext:value-type="float">
            <text:p>0.0002352095</text:p>
          </table:table-cell>
          <table:table-cell office:value-type="float" office:value="1.4847224507446" calcext:value-type="float">
            <text:p>1.4847224507</text:p>
          </table:table-cell>
          <table:table-cell office:value-type="float" office:value="0.949283747050299" calcext:value-type="float">
            <text:p>0.9492837471</text:p>
          </table:table-cell>
          <table:table-cell office:value-type="float" office:value="267.36681529922" calcext:value-type="float">
            <text:p>267.3668152992</text:p>
          </table:table-cell>
          <table:table-cell table:number-columns-repeated="2"/>
        </table:table-row>
        <table:table-row table:style-name="ro1">
          <table:table-cell office:value-type="float" office:value="0.0238525393357636" calcext:value-type="float">
            <text:p>0.0238525393</text:p>
          </table:table-cell>
          <table:table-cell office:value-type="float" office:value="3395.40000296774" calcext:value-type="float">
            <text:p>3395.4000029677</text:p>
          </table:table-cell>
          <table:table-cell office:value-type="float" office:value="0.000000000034141978967102" calcext:value-type="float">
            <text:p>3.41E-011</text:p>
          </table:table-cell>
          <table:table-cell office:value-type="float" office:value="1.30027029278766" calcext:value-type="float">
            <text:p>1.3002702928</text:p>
          </table:table-cell>
          <table:table-cell table:style-name="Default" office:value-type="float" office:value="0.000239550799823374" calcext:value-type="float">
            <text:p>0.0002395508</text:p>
          </table:table-cell>
          <table:table-cell office:value-type="float" office:value="1.48403520708466" calcext:value-type="float">
            <text:p>1.4840352071</text:p>
          </table:table-cell>
          <table:table-cell office:value-type="float" office:value="0.947754480930858" calcext:value-type="float">
            <text:p>0.9477544809</text:p>
          </table:table-cell>
          <table:table-cell office:value-type="float" office:value="267.366176076932" calcext:value-type="float">
            <text:p>267.3661760769</text:p>
          </table:table-cell>
          <table:table-cell table:number-columns-repeated="2"/>
        </table:table-row>
        <table:table-row table:style-name="ro1">
          <table:table-cell office:value-type="float" office:value="0.0242772141644398" calcext:value-type="float">
            <text:p>0.0242772142</text:p>
          </table:table-cell>
          <table:table-cell office:value-type="float" office:value="3395.40000306995" calcext:value-type="float">
            <text:p>3395.40000307</text:p>
          </table:table-cell>
          <table:table-cell office:value-type="float" office:value="0.0000000000356769949535782" calcext:value-type="float">
            <text:p>3.57E-011</text:p>
          </table:table-cell>
          <table:table-cell office:value-type="float" office:value="1.30027029278979" calcext:value-type="float">
            <text:p>1.3002702928</text:p>
          </table:table-cell>
          <table:table-cell table:style-name="Default" office:value-type="float" office:value="0.000243640839361583" calcext:value-type="float">
            <text:p>0.0002436408</text:p>
          </table:table-cell>
          <table:table-cell office:value-type="float" office:value="1.48339476077124" calcext:value-type="float">
            <text:p>1.4833947608</text:p>
          </table:table-cell>
          <table:table-cell office:value-type="float" office:value="0.946349669687351" calcext:value-type="float">
            <text:p>0.9463496697</text:p>
          </table:table-cell>
          <table:table-cell office:value-type="float" office:value="267.365573869824" calcext:value-type="float">
            <text:p>267.3655738698</text:p>
          </table:table-cell>
          <table:table-cell table:number-columns-repeated="2"/>
        </table:table-row>
        <table:table-row table:style-name="ro1">
          <table:table-cell office:value-type="float" office:value="0.0246816727210222" calcext:value-type="float">
            <text:p>0.0246816727</text:p>
          </table:table-cell>
          <table:table-cell office:value-type="float" office:value="3395.4000031689" calcext:value-type="float">
            <text:p>3395.4000031689</text:p>
          </table:table-cell>
          <table:table-cell office:value-type="float" office:value="0.000000000037176502723398" calcext:value-type="float">
            <text:p>3.72E-011</text:p>
          </table:table-cell>
          <table:table-cell office:value-type="float" office:value="1.30027029279187" calcext:value-type="float">
            <text:p>1.3002702928</text:p>
          </table:table-cell>
          <table:table-cell table:style-name="Default" office:value-type="float" office:value="0.000247536269204549" calcext:value-type="float">
            <text:p>0.0002475363</text:p>
          </table:table-cell>
          <table:table-cell office:value-type="float" office:value="1.48279094661456" calcext:value-type="float">
            <text:p>1.4827909466</text:p>
          </table:table-cell>
          <table:table-cell office:value-type="float" office:value="0.94504279334236" calcext:value-type="float">
            <text:p>0.9450427933</text:p>
          </table:table-cell>
          <table:table-cell office:value-type="float" office:value="267.365000330257" calcext:value-type="float">
            <text:p>267.3650003303</text:p>
          </table:table-cell>
          <table:table-cell table:number-columns-repeated="2"/>
        </table:table-row>
        <table:table-row table:style-name="ro1">
          <table:table-cell office:value-type="float" office:value="0.0252445745893678" calcext:value-type="float">
            <text:p>0.0252445746</text:p>
          </table:table-cell>
          <table:table-cell office:value-type="float" office:value="3395.40000330921" calcext:value-type="float">
            <text:p>3395.4000033092</text:p>
          </table:table-cell>
          <table:table-cell office:value-type="float" office:value="0.0000000000393249704454609" calcext:value-type="float">
            <text:p>3.93E-011</text:p>
          </table:table-cell>
          <table:table-cell office:value-type="float" office:value="1.30027029279484" calcext:value-type="float">
            <text:p>1.3002702928</text:p>
          </table:table-cell>
          <table:table-cell table:style-name="Default" office:value-type="float" office:value="0.000252957852276649" calcext:value-type="float">
            <text:p>0.0002529579</text:p>
          </table:table-cell>
          <table:table-cell office:value-type="float" office:value="1.48196028201054" calcext:value-type="float">
            <text:p>1.481960282</text:p>
          </table:table-cell>
          <table:table-cell office:value-type="float" office:value="0.94327220059037" calcext:value-type="float">
            <text:p>0.9432722006</text:p>
          </table:table-cell>
          <table:table-cell office:value-type="float" office:value="267.364202111282" calcext:value-type="float">
            <text:p>267.3642021113</text:p>
          </table:table-cell>
          <table:table-cell table:number-columns-repeated="2"/>
        </table:table-row>
        <table:table-row table:style-name="ro1">
          <table:table-cell office:value-type="float" office:value="0.0256993806371611" calcext:value-type="float">
            <text:p>0.0256993806</text:p>
          </table:table-cell>
          <table:table-cell office:value-type="float" office:value="3395.40000342479" calcext:value-type="float">
            <text:p>3395.4000034248</text:p>
          </table:table-cell>
          <table:table-cell office:value-type="float" office:value="0.000000000041113638288939" calcext:value-type="float">
            <text:p>4.11E-011</text:p>
          </table:table-cell>
          <table:table-cell office:value-type="float" office:value="1.3002702927973" calcext:value-type="float">
            <text:p>1.3002702928</text:p>
          </table:table-cell>
          <table:table-cell table:style-name="Default" office:value-type="float" office:value="0.000257338439326895" calcext:value-type="float">
            <text:p>0.0002573384</text:p>
          </table:table-cell>
          <table:table-cell office:value-type="float" office:value="1.48129712946453" calcext:value-type="float">
            <text:p>1.4812971295</text:p>
          </table:table-cell>
          <table:table-cell office:value-type="float" office:value="0.94188083694725" calcext:value-type="float">
            <text:p>0.9418808369</text:p>
          </table:table-cell>
          <table:table-cell office:value-type="float" office:value="267.363557176814" calcext:value-type="float">
            <text:p>267.3635571768</text:p>
          </table:table-cell>
          <table:table-cell table:number-columns-repeated="2"/>
        </table:table-row>
        <table:table-row table:style-name="ro1">
          <table:table-cell office:value-type="float" office:value="0.0261377273169905" calcext:value-type="float">
            <text:p>0.0261377273</text:p>
          </table:table-cell>
          <table:table-cell office:value-type="float" office:value="3395.40000353806" calcext:value-type="float">
            <text:p>3395.4000035381</text:p>
          </table:table-cell>
          <table:table-cell office:value-type="float" office:value="0.0000000000428826160274476" calcext:value-type="float">
            <text:p>4.29E-011</text:p>
          </table:table-cell>
          <table:table-cell office:value-type="float" office:value="1.30027029279973" calcext:value-type="float">
            <text:p>1.3002702928</text:p>
          </table:table-cell>
          <table:table-cell table:style-name="Default" office:value-type="float" office:value="0.0002615606012069" calcext:value-type="float">
            <text:p>0.0002615606</text:p>
          </table:table-cell>
          <table:table-cell office:value-type="float" office:value="1.48066454320677" calcext:value-type="float">
            <text:p>1.4806645432</text:p>
          </table:table-cell>
          <table:table-cell office:value-type="float" office:value="0.940571540325675" calcext:value-type="float">
            <text:p>0.9405715403</text:p>
          </table:table-cell>
          <table:table-cell office:value-type="float" office:value="267.362935582435" calcext:value-type="float">
            <text:p>267.3629355824</text:p>
          </table:table-cell>
          <table:table-cell table:number-columns-repeated="2"/>
        </table:table-row>
        <table:table-row table:style-name="ro1">
          <table:table-cell office:value-type="float" office:value="0.0265658111894867" calcext:value-type="float">
            <text:p>0.0265658112</text:p>
          </table:table-cell>
          <table:table-cell office:value-type="float" office:value="3395.40000365045" calcext:value-type="float">
            <text:p>3395.4000036505</text:p>
          </table:table-cell>
          <table:table-cell office:value-type="float" office:value="0.0000000000446531884933024" calcext:value-type="float">
            <text:p>4.47E-011</text:p>
          </table:table-cell>
          <table:table-cell office:value-type="float" office:value="1.30027029280215" calcext:value-type="float">
            <text:p>1.3002702928</text:p>
          </table:table-cell>
          <table:table-cell table:style-name="Default" office:value-type="float" office:value="0.000265684013303061" calcext:value-type="float">
            <text:p>0.000265684</text:p>
          </table:table-cell>
          <table:table-cell office:value-type="float" office:value="1.48005282661238" calcext:value-type="float">
            <text:p>1.4800528266</text:p>
          </table:table-cell>
          <table:table-cell office:value-type="float" office:value="0.93932176354565" calcext:value-type="float">
            <text:p>0.9393217635</text:p>
          </table:table-cell>
          <table:table-cell office:value-type="float" office:value="267.362328541157" calcext:value-type="float">
            <text:p>267.3623285412</text:p>
          </table:table-cell>
          <table:table-cell table:number-columns-repeated="2"/>
        </table:table-row>
        <table:table-row table:style-name="ro1">
          <table:table-cell office:value-type="float" office:value="0.0269838725035653" calcext:value-type="float">
            <text:p>0.0269838725</text:p>
          </table:table-cell>
          <table:table-cell office:value-type="float" office:value="3395.4000037619" calcext:value-type="float">
            <text:p>3395.4000037619</text:p>
          </table:table-cell>
          <table:table-cell office:value-type="float" office:value="0.0000000000464236399523021" calcext:value-type="float">
            <text:p>4.64E-011</text:p>
          </table:table-cell>
          <table:table-cell office:value-type="float" office:value="1.30027029280457" calcext:value-type="float">
            <text:p>1.3002702928</text:p>
          </table:table-cell>
          <table:table-cell table:style-name="Default" office:value-type="float" office:value="0.000269710982360666" calcext:value-type="float">
            <text:p>0.000269711</text:p>
          </table:table-cell>
          <table:table-cell office:value-type="float" office:value="1.47946106665157" calcext:value-type="float">
            <text:p>1.4794610667</text:p>
          </table:table-cell>
          <table:table-cell office:value-type="float" office:value="0.938127743344739" calcext:value-type="float">
            <text:p>0.9381277433</text:p>
          </table:table-cell>
          <table:table-cell office:value-type="float" office:value="267.361735712296" calcext:value-type="float">
            <text:p>267.3617357123</text:p>
          </table:table-cell>
          <table:table-cell table:number-columns-repeated="2"/>
        </table:table-row>
        <table:table-row table:style-name="ro1">
          <table:table-cell office:value-type="float" office:value="0.0273966141107302" calcext:value-type="float">
            <text:p>0.0273966141</text:p>
          </table:table-cell>
          <table:table-cell office:value-type="float" office:value="3395.40000387357" calcext:value-type="float">
            <text:p>3395.4000038736</text:p>
          </table:table-cell>
          <table:table-cell office:value-type="float" office:value="0.000000000048211923518125" calcext:value-type="float">
            <text:p>4.82E-011</text:p>
          </table:table-cell>
          <table:table-cell office:value-type="float" office:value="1.30027029280701" calcext:value-type="float">
            <text:p>1.3002702928</text:p>
          </table:table-cell>
          <table:table-cell table:style-name="Default" office:value-type="float" office:value="0.000273686803008917" calcext:value-type="float">
            <text:p>0.0002736868</text:p>
          </table:table-cell>
          <table:table-cell office:value-type="float" office:value="1.47888216739451" calcext:value-type="float">
            <text:p>1.4788821674</text:p>
          </table:table-cell>
          <table:table-cell office:value-type="float" office:value="0.936973669830962" calcext:value-type="float">
            <text:p>0.9369736698</text:p>
          </table:table-cell>
          <table:table-cell office:value-type="float" office:value="267.361150427007" calcext:value-type="float">
            <text:p>267.361150427</text:p>
          </table:table-cell>
          <table:table-cell table:number-columns-repeated="2"/>
        </table:table-row>
        <table:table-row table:style-name="ro1">
          <table:table-cell office:value-type="float" office:value="0.0277531828085686" calcext:value-type="float">
            <text:p>0.0277531828</text:p>
          </table:table-cell>
          <table:table-cell office:value-type="float" office:value="3395.40000397136" calcext:value-type="float">
            <text:p>3395.4000039714</text:p>
          </table:table-cell>
          <table:table-cell office:value-type="float" office:value="0.0000000000497893334963243" calcext:value-type="float">
            <text:p>4.98E-011</text:p>
          </table:table-cell>
          <table:table-cell office:value-type="float" office:value="1.30027029280915" calcext:value-type="float">
            <text:p>1.3002702928</text:p>
          </table:table-cell>
          <table:table-cell table:style-name="Default" office:value-type="float" office:value="0.000277121600944201" calcext:value-type="float">
            <text:p>0.0002771216</text:p>
          </table:table-cell>
          <table:table-cell office:value-type="float" office:value="1.47838622346612" calcext:value-type="float">
            <text:p>1.4783862235</text:p>
          </table:table-cell>
          <table:table-cell office:value-type="float" office:value="0.935995795260311" calcext:value-type="float">
            <text:p>0.9359957953</text:p>
          </table:table-cell>
          <table:table-cell office:value-type="float" office:value="267.360644797312" calcext:value-type="float">
            <text:p>267.3606447973</text:p>
          </table:table-cell>
          <table:table-cell table:number-columns-repeated="2"/>
        </table:table-row>
        <table:table-row table:style-name="ro1">
          <table:table-cell office:value-type="float" office:value="0.0281195070448171" calcext:value-type="float">
            <text:p>0.028119507</text:p>
          </table:table-cell>
          <table:table-cell office:value-type="float" office:value="3395.40000407308" calcext:value-type="float">
            <text:p>3395.4000040731</text:p>
          </table:table-cell>
          <table:table-cell office:value-type="float" office:value="0.0000000000514414825663543" calcext:value-type="float">
            <text:p>5.14E-011</text:p>
          </table:table-cell>
          <table:table-cell office:value-type="float" office:value="1.30027029281139" calcext:value-type="float">
            <text:p>1.3002702928</text:p>
          </table:table-cell>
          <table:table-cell table:style-name="Default" office:value-type="float" office:value="0.000280650445156283" calcext:value-type="float">
            <text:p>0.0002806504</text:p>
          </table:table-cell>
          <table:table-cell office:value-type="float" office:value="1.47788065016693" calcext:value-type="float">
            <text:p>1.4778806502</text:p>
          </table:table-cell>
          <table:table-cell office:value-type="float" office:value="0.935009048211673" calcext:value-type="float">
            <text:p>0.9350090482</text:p>
          </table:table-cell>
          <table:table-cell office:value-type="float" office:value="267.360125333845" calcext:value-type="float">
            <text:p>267.3601253338</text:p>
          </table:table-cell>
          <table:table-cell table:number-columns-repeated="2"/>
        </table:table-row>
        <table:table-row table:style-name="ro1">
          <table:table-cell office:value-type="float" office:value="0.0291777879557736" calcext:value-type="float">
            <text:p>0.029177788</text:p>
          </table:table-cell>
          <table:table-cell office:value-type="float" office:value="3395.40000437416" calcext:value-type="float">
            <text:p>3395.4000043742</text:p>
          </table:table-cell>
          <table:table-cell office:value-type="float" office:value="0.000000000056395983348656" calcext:value-type="float">
            <text:p>5.64E-011</text:p>
          </table:table-cell>
          <table:table-cell office:value-type="float" office:value="1.30027029281808" calcext:value-type="float">
            <text:p>1.3002702928</text:p>
          </table:table-cell>
          <table:table-cell table:style-name="Default" office:value-type="float" office:value="0.000290845397210043" calcext:value-type="float">
            <text:p>0.0002908454</text:p>
          </table:table-cell>
          <table:table-cell office:value-type="float" office:value="1.47644179464221" calcext:value-type="float">
            <text:p>1.4764417946</text:p>
          </table:table-cell>
          <table:table-cell office:value-type="float" office:value="0.932255294734386" calcext:value-type="float">
            <text:p>0.9322552947</text:p>
          </table:table-cell>
          <table:table-cell office:value-type="float" office:value="267.358624646156" calcext:value-type="float">
            <text:p>267.3586246462</text:p>
          </table:table-cell>
          <table:table-cell table:number-columns-repeated="2"/>
        </table:table-row>
        <table:table-row table:style-name="ro1">
          <table:table-cell office:value-type="float" office:value="0.0304084800611045" calcext:value-type="float">
            <text:p>0.0304084801</text:p>
          </table:table-cell>
          <table:table-cell office:value-type="float" office:value="3395.40000473774" calcext:value-type="float">
            <text:p>3395.4000047377</text:p>
          </table:table-cell>
          <table:table-cell office:value-type="float" office:value="0.0000000000625017949885088" calcext:value-type="float">
            <text:p>6.25E-011</text:p>
          </table:table-cell>
          <table:table-cell office:value-type="float" office:value="1.30027029282628" calcext:value-type="float">
            <text:p>1.3002702928</text:p>
          </table:table-cell>
          <table:table-cell table:style-name="Default" office:value-type="float" office:value="0.000302702032126913" calcext:value-type="float">
            <text:p>0.000302702</text:p>
          </table:table-cell>
          <table:table-cell office:value-type="float" office:value="1.47480719542339" calcext:value-type="float">
            <text:p>1.4748071954</text:p>
          </table:table-cell>
          <table:table-cell office:value-type="float" office:value="0.929221353341353" calcext:value-type="float">
            <text:p>0.9292213533</text:p>
          </table:table-cell>
          <table:table-cell office:value-type="float" office:value="267.356879472005" calcext:value-type="float">
            <text:p>267.356879472</text:p>
          </table:table-cell>
          <table:table-cell table:number-columns-repeated="2"/>
        </table:table-row>
        <table:table-row table:style-name="ro1">
          <table:table-cell office:value-type="float" office:value="0.0319902400042405" calcext:value-type="float">
            <text:p>0.03199024</text:p>
          </table:table-cell>
          <table:table-cell office:value-type="float" office:value="3395.40000522629" calcext:value-type="float">
            <text:p>3395.4000052263</text:p>
          </table:table-cell>
          <table:table-cell office:value-type="float" office:value="0.0000000000709037809201907" calcext:value-type="float">
            <text:p>7.09E-011</text:p>
          </table:table-cell>
          <table:table-cell office:value-type="float" office:value="1.30027029283749" calcext:value-type="float">
            <text:p>1.3002702928</text:p>
          </table:table-cell>
          <table:table-cell table:style-name="Default" office:value-type="float" office:value="0.00031794208722051" calcext:value-type="float">
            <text:p>0.0003179421</text:p>
          </table:table-cell>
          <table:table-cell office:value-type="float" office:value="1.4727634089956" calcext:value-type="float">
            <text:p>1.472763409</text:p>
          </table:table-cell>
          <table:table-cell office:value-type="float" office:value="0.925562248213702" calcext:value-type="float">
            <text:p>0.9255622482</text:p>
          </table:table-cell>
          <table:table-cell office:value-type="float" office:value="267.354636468614" calcext:value-type="float">
            <text:p>267.3546364686</text:p>
          </table:table-cell>
          <table:table-cell table:number-columns-repeated="2"/>
        </table:table-row>
        <table:table-row table:style-name="ro1">
          <table:table-cell office:value-type="float" office:value="0.0333797261184124" calcext:value-type="float">
            <text:p>0.0333797261</text:p>
          </table:table-cell>
          <table:table-cell office:value-type="float" office:value="3395.40000567516" calcext:value-type="float">
            <text:p>3395.4000056752</text:p>
          </table:table-cell>
          <table:table-cell office:value-type="float" office:value="0.0000000000788097385571552" calcext:value-type="float">
            <text:p>7.88E-011</text:p>
          </table:table-cell>
          <table:table-cell office:value-type="float" office:value="1.30027029284796" calcext:value-type="float">
            <text:p>1.3002702928</text:p>
          </table:table-cell>
          <table:table-cell table:style-name="Default" office:value-type="float" office:value="0.000331330705582118" calcext:value-type="float">
            <text:p>0.0003313307</text:p>
          </table:table-cell>
          <table:table-cell office:value-type="float" office:value="1.47101746361784" calcext:value-type="float">
            <text:p>1.4710174636</text:p>
          </table:table-cell>
          <table:table-cell office:value-type="float" office:value="0.92254850161646" calcext:value-type="float">
            <text:p>0.9225485016</text:p>
          </table:table-cell>
          <table:table-cell office:value-type="float" office:value="267.352666117752" calcext:value-type="float">
            <text:p>267.3526661178</text:p>
          </table:table-cell>
          <table:table-cell table:number-columns-repeated="2"/>
        </table:table-row>
        <table:table-row table:style-name="ro1">
          <table:table-cell office:value-type="float" office:value="0.0346637679183359" calcext:value-type="float">
            <text:p>0.0346637679</text:p>
          </table:table-cell>
          <table:table-cell office:value-type="float" office:value="3395.40000610636" calcext:value-type="float">
            <text:p>3395.4000061064</text:p>
          </table:table-cell>
          <table:table-cell office:value-type="float" office:value="0.0000000000865613512090402" calcext:value-type="float">
            <text:p>8.66E-011</text:p>
          </table:table-cell>
          <table:table-cell office:value-type="float" office:value="1.30027029285816" calcext:value-type="float">
            <text:p>1.3002702929</text:p>
          </table:table-cell>
          <table:table-cell table:style-name="Default" office:value-type="float" office:value="0.000343704204041795" calcext:value-type="float">
            <text:p>0.0003437042</text:p>
          </table:table-cell>
          <table:table-cell office:value-type="float" office:value="1.46944238653781" calcext:value-type="float">
            <text:p>1.4694423865</text:p>
          </table:table-cell>
          <table:table-cell office:value-type="float" office:value="0.919913875470716" calcext:value-type="float">
            <text:p>0.9199138755</text:p>
          </table:table-cell>
          <table:table-cell office:value-type="float" office:value="267.350845291448" calcext:value-type="float">
            <text:p>267.3508452914</text:p>
          </table:table-cell>
          <table:table-cell table:number-columns-repeated="2"/>
        </table:table-row>
        <table:table-row table:style-name="ro1">
          <table:table-cell office:value-type="float" office:value="0.0358734531388932" calcext:value-type="float">
            <text:p>0.0358734531</text:p>
          </table:table-cell>
          <table:table-cell office:value-type="float" office:value="3395.40000652698" calcext:value-type="float">
            <text:p>3395.400006527</text:p>
          </table:table-cell>
          <table:table-cell office:value-type="float" office:value="0.0000000000942625656352553" calcext:value-type="float">
            <text:p>9.43E-011</text:p>
          </table:table-cell>
          <table:table-cell office:value-type="float" office:value="1.30027029286825" calcext:value-type="float">
            <text:p>1.3002702929</text:p>
          </table:table-cell>
          <table:table-cell table:style-name="Default" office:value-type="float" office:value="0.0003553619663007" calcext:value-type="float">
            <text:p>0.000355362</text:p>
          </table:table-cell>
          <table:table-cell office:value-type="float" office:value="1.46799028347107" calcext:value-type="float">
            <text:p>1.4679902835</text:p>
          </table:table-cell>
          <table:table-cell office:value-type="float" office:value="0.917552564434707" calcext:value-type="float">
            <text:p>0.9175525644</text:p>
          </table:table-cell>
          <table:table-cell office:value-type="float" office:value="267.349129905959" calcext:value-type="float">
            <text:p>267.349129906</text:p>
          </table:table-cell>
          <table:table-cell table:number-columns-repeated="2"/>
        </table:table-row>
        <table:table-row table:style-name="ro1">
          <table:table-cell office:value-type="float" office:value="0.0370255502216206" calcext:value-type="float">
            <text:p>0.0370255502</text:p>
          </table:table-cell>
          <table:table-cell office:value-type="float" office:value="3395.40000694056" calcext:value-type="float">
            <text:p>3395.4000069406</text:p>
          </table:table-cell>
          <table:table-cell office:value-type="float" office:value="0.000000000101962310684669" calcext:value-type="float">
            <text:p>1.02E-010</text:p>
          </table:table-cell>
          <table:table-cell office:value-type="float" office:value="1.30027029287829" calcext:value-type="float">
            <text:p>1.3002702929</text:p>
          </table:table-cell>
          <table:table-cell table:style-name="Default" office:value-type="float" office:value="0.000366465460041535" calcext:value-type="float">
            <text:p>0.0003664655</text:p>
          </table:table-cell>
          <table:table-cell office:value-type="float" office:value="1.46663445065397" calcext:value-type="float">
            <text:p>1.4666344507</text:p>
          </table:table-cell>
          <table:table-cell office:value-type="float" office:value="0.915404019018793" calcext:value-type="float">
            <text:p>0.915404019</text:p>
          </table:table-cell>
          <table:table-cell office:value-type="float" office:value="267.347496182919" calcext:value-type="float">
            <text:p>267.3474961829</text:p>
          </table:table-cell>
          <table:table-cell table:number-columns-repeated="2"/>
        </table:table-row>
        <table:table-row table:style-name="ro1">
          <table:table-cell office:value-type="float" office:value="0.0379820074333695" calcext:value-type="float">
            <text:p>0.0379820074</text:p>
          </table:table-cell>
          <table:table-cell office:value-type="float" office:value="3395.40000729354" calcext:value-type="float">
            <text:p>3395.4000072935</text:p>
          </table:table-cell>
          <table:table-cell office:value-type="float" office:value="0.000000000108628974408881" calcext:value-type="float">
            <text:p>1.09E-010</text:p>
          </table:table-cell>
          <table:table-cell office:value-type="float" office:value="1.30027029288694" calcext:value-type="float">
            <text:p>1.3002702929</text:p>
          </table:table-cell>
          <table:table-cell table:style-name="Default" office:value-type="float" office:value="0.000375683971008075" calcext:value-type="float">
            <text:p>0.000375684</text:p>
          </table:table-cell>
          <table:table-cell office:value-type="float" office:value="1.46552803285636" calcext:value-type="float">
            <text:p>1.4655280329</text:p>
          </table:table-cell>
          <table:table-cell office:value-type="float" office:value="0.913689518209027" calcext:value-type="float">
            <text:p>0.9136895182</text:p>
          </table:table-cell>
          <table:table-cell office:value-type="float" office:value="267.3461398856" calcext:value-type="float">
            <text:p>267.3461398856</text:p>
          </table:table-cell>
          <table:table-cell table:number-columns-repeated="2"/>
        </table:table-row>
        <table:table-row table:style-name="ro1">
          <table:table-cell office:value-type="float" office:value="0.0389038488047386" calcext:value-type="float">
            <text:p>0.0389038488</text:p>
          </table:table-cell>
          <table:table-cell office:value-type="float" office:value="3395.40000764199" calcext:value-type="float">
            <text:p>3395.400007642</text:p>
          </table:table-cell>
          <table:table-cell office:value-type="float" office:value="0.00000000011529288830365" calcext:value-type="float">
            <text:p>1.15E-010</text:p>
          </table:table-cell>
          <table:table-cell office:value-type="float" office:value="1.30027029289557" calcext:value-type="float">
            <text:p>1.3002702929</text:p>
          </table:table-cell>
          <table:table-cell table:style-name="Default" office:value-type="float" office:value="0.000384569295451932" calcext:value-type="float">
            <text:p>0.0003845693</text:p>
          </table:table-cell>
          <table:table-cell office:value-type="float" office:value="1.46447744027651" calcext:value-type="float">
            <text:p>1.4644774403</text:p>
          </table:table-cell>
          <table:table-cell office:value-type="float" office:value="0.912092787289878" calcext:value-type="float">
            <text:p>0.9120927873</text:p>
          </table:table-cell>
          <table:table-cell office:value-type="float" office:value="267.344832675026" calcext:value-type="float">
            <text:p>267.344832675</text:p>
          </table:table-cell>
          <table:table-cell table:number-columns-repeated="2"/>
        </table:table-row>
        <table:table-row table:style-name="ro1">
          <table:table-cell office:value-type="float" office:value="0.0398174581540961" calcext:value-type="float">
            <text:p>0.0398174582</text:p>
          </table:table-cell>
          <table:table-cell office:value-type="float" office:value="3395.40000799533" calcext:value-type="float">
            <text:p>3395.4000079953</text:p>
          </table:table-cell>
          <table:table-cell office:value-type="float" office:value="0.000000000122130859935306" calcext:value-type="float">
            <text:p>1.22E-010</text:p>
          </table:table-cell>
          <table:table-cell office:value-type="float" office:value="1.30027029290439" calcext:value-type="float">
            <text:p>1.3002702929</text:p>
          </table:table-cell>
          <table:table-cell table:style-name="Default" office:value-type="float" office:value="0.000393375705656715" calcext:value-type="float">
            <text:p>0.0003933757</text:p>
          </table:table-cell>
          <table:table-cell office:value-type="float" office:value="1.46345094283775" calcext:value-type="float">
            <text:p>1.4634509428</text:p>
          </table:table-cell>
          <table:table-cell office:value-type="float" office:value="0.910561260699461" calcext:value-type="float">
            <text:p>0.9105612607</text:p>
          </table:table-cell>
          <table:table-cell office:value-type="float" office:value="267.343537137813" calcext:value-type="float">
            <text:p>267.3435371378</text:p>
          </table:table-cell>
          <table:table-cell table:number-columns-repeated="2"/>
        </table:table-row>
        <table:table-row table:style-name="ro1">
          <table:table-cell office:value-type="float" office:value="0.0407338019663944" calcext:value-type="float">
            <text:p>0.040733802</text:p>
          </table:table-cell>
          <table:table-cell office:value-type="float" office:value="3395.40000835773" calcext:value-type="float">
            <text:p>3395.4000083577</text:p>
          </table:table-cell>
          <table:table-cell office:value-type="float" office:value="0.000000000129225349277912" calcext:value-type="float">
            <text:p>1.29E-010</text:p>
          </table:table-cell>
          <table:table-cell office:value-type="float" office:value="1.30027029291351" calcext:value-type="float">
            <text:p>1.3002702929</text:p>
          </table:table-cell>
          <table:table-cell table:style-name="Default" office:value-type="float" office:value="0.000402208903581422" calcext:value-type="float">
            <text:p>0.0004022089</text:p>
          </table:table-cell>
          <table:table-cell office:value-type="float" office:value="1.46243555671196" calcext:value-type="float">
            <text:p>1.4624355567</text:p>
          </table:table-cell>
          <table:table-cell office:value-type="float" office:value="0.909073351163469" calcext:value-type="float">
            <text:p>0.9090733512</text:p>
          </table:table-cell>
          <table:table-cell office:value-type="float" office:value="267.342237723014" calcext:value-type="float">
            <text:p>267.342237723</text:p>
          </table:table-cell>
          <table:table-cell table:number-columns-repeated="2"/>
        </table:table-row>
        <table:table-row table:style-name="ro1">
          <table:table-cell office:value-type="float" office:value="0.0420004191906871" calcext:value-type="float">
            <text:p>0.0420004192</text:p>
          </table:table-cell>
          <table:table-cell office:value-type="float" office:value="3395.40000887184" calcext:value-type="float">
            <text:p>3395.4000088718</text:p>
          </table:table-cell>
          <table:table-cell office:value-type="float" office:value="0.000000000139425484523637" calcext:value-type="float">
            <text:p>1.39E-010</text:p>
          </table:table-cell>
          <table:table-cell office:value-type="float" office:value="1.30027029292658" calcext:value-type="float">
            <text:p>1.3002702929</text:p>
          </table:table-cell>
          <table:table-cell table:style-name="Default" office:value-type="float" office:value="0.000414419306732344" calcext:value-type="float">
            <text:p>0.0004144193</text:p>
          </table:table-cell>
          <table:table-cell office:value-type="float" office:value="1.46105450390213" calcext:value-type="float">
            <text:p>1.4610545039</text:p>
          </table:table-cell>
          <table:table-cell office:value-type="float" office:value="0.907091485932768" calcext:value-type="float">
            <text:p>0.9070914859</text:p>
          </table:table-cell>
          <table:table-cell office:value-type="float" office:value="267.340441605504" calcext:value-type="float">
            <text:p>267.3404416055</text:p>
          </table:table-cell>
          <table:table-cell table:number-columns-repeated="2"/>
        </table:table-row>
        <table:table-row table:style-name="ro1">
          <table:table-cell office:value-type="float" office:value="0.0432711961188986" calcext:value-type="float">
            <text:p>0.0432711961</text:p>
          </table:table-cell>
          <table:table-cell office:value-type="float" office:value="3395.400009403" calcext:value-type="float">
            <text:p>3395.400009403</text:p>
          </table:table-cell>
          <table:table-cell office:value-type="float" office:value="0.000000000150124142054298" calcext:value-type="float">
            <text:p>1.50E-010</text:p>
          </table:table-cell>
          <table:table-cell office:value-type="float" office:value="1.30027029294023" calcext:value-type="float">
            <text:p>1.3002702929</text:p>
          </table:table-cell>
          <table:table-cell table:style-name="Default" office:value-type="float" office:value="0.000426670629415903" calcext:value-type="float">
            <text:p>0.0004266706</text:p>
          </table:table-cell>
          <table:table-cell office:value-type="float" office:value="1.45969399471687" calcext:value-type="float">
            <text:p>1.4596939947</text:p>
          </table:table-cell>
          <table:table-cell office:value-type="float" office:value="0.905184776358551" calcext:value-type="float">
            <text:p>0.9051847764</text:p>
          </table:table-cell>
          <table:table-cell office:value-type="float" office:value="267.338639589356" calcext:value-type="float">
            <text:p>267.3386395894</text:p>
          </table:table-cell>
          <table:table-cell table:number-columns-repeated="2"/>
        </table:table-row>
        <table:table-row table:style-name="ro1">
          <table:table-cell office:value-type="float" office:value="0.0447689169859109" calcext:value-type="float">
            <text:p>0.044768917</text:p>
          </table:table-cell>
          <table:table-cell office:value-type="float" office:value="3395.40001004878" calcext:value-type="float">
            <text:p>3395.4000100488</text:p>
          </table:table-cell>
          <table:table-cell office:value-type="float" office:value="0.000000000163340011891952" calcext:value-type="float">
            <text:p>1.63E-010</text:p>
          </table:table-cell>
          <table:table-cell office:value-type="float" office:value="1.30027029295703" calcext:value-type="float">
            <text:p>1.300270293</text:p>
          </table:table-cell>
          <table:table-cell table:style-name="Default" office:value-type="float" office:value="0.000441110924209605" calcext:value-type="float">
            <text:p>0.0004411109</text:p>
          </table:table-cell>
          <table:table-cell office:value-type="float" office:value="1.4581212053236" calcext:value-type="float">
            <text:p>1.4581212053</text:p>
          </table:table-cell>
          <table:table-cell office:value-type="float" office:value="0.903034992159632" calcext:value-type="float">
            <text:p>0.9030349922</text:p>
          </table:table-cell>
          <table:table-cell office:value-type="float" office:value="267.336515756976" calcext:value-type="float">
            <text:p>267.336515757</text:p>
          </table:table-cell>
          <table:table-cell table:number-columns-repeated="2"/>
        </table:table-row>
        <table:table-row table:style-name="ro1">
          <table:table-cell office:value-type="float" office:value="0.0459988551646532" calcext:value-type="float">
            <text:p>0.0459988552</text:p>
          </table:table-cell>
          <table:table-cell office:value-type="float" office:value="3395.40001059509" calcext:value-type="float">
            <text:p>3395.4000105951</text:p>
          </table:table-cell>
          <table:table-cell office:value-type="float" office:value="0.000000000174690501399577" calcext:value-type="float">
            <text:p>1.75E-010</text:p>
          </table:table-cell>
          <table:table-cell office:value-type="float" office:value="1.30027029297139" calcext:value-type="float">
            <text:p>1.300270293</text:p>
          </table:table-cell>
          <table:table-cell table:style-name="Default" office:value-type="float" office:value="0.000452970232498094" calcext:value-type="float">
            <text:p>0.0004529702</text:p>
          </table:table-cell>
          <table:table-cell office:value-type="float" office:value="1.45685329204915" calcext:value-type="float">
            <text:p>1.456853292</text:p>
          </table:table-cell>
          <table:table-cell office:value-type="float" office:value="0.901342928156861" calcext:value-type="float">
            <text:p>0.9013429282</text:p>
          </table:table-cell>
          <table:table-cell office:value-type="float" office:value="267.334771651925" calcext:value-type="float">
            <text:p>267.3347716519</text:p>
          </table:table-cell>
          <table:table-cell table:number-columns-repeated="2"/>
        </table:table-row>
        <table:table-row table:style-name="ro1">
          <table:table-cell office:value-type="float" office:value="0.0470411213954253" calcext:value-type="float">
            <text:p>0.0470411214</text:p>
          </table:table-cell>
          <table:table-cell office:value-type="float" office:value="3395.40001106932" calcext:value-type="float">
            <text:p>3395.4000110693</text:p>
          </table:table-cell>
          <table:table-cell office:value-type="float" office:value="0.000000000184664694049269" calcext:value-type="float">
            <text:p>1.85E-010</text:p>
          </table:table-cell>
          <table:table-cell office:value-type="float" office:value="1.30027029298398" calcext:value-type="float">
            <text:p>1.300270293</text:p>
          </table:table-cell>
          <table:table-cell table:style-name="Default" office:value-type="float" office:value="0.000463020563390691" calcext:value-type="float">
            <text:p>0.0004630206</text:p>
          </table:table-cell>
          <table:table-cell office:value-type="float" office:value="1.45579483822814" calcext:value-type="float">
            <text:p>1.4557948382</text:p>
          </table:table-cell>
          <table:table-cell office:value-type="float" office:value="0.899957513097366" calcext:value-type="float">
            <text:p>0.8999575131</text:p>
          </table:table-cell>
          <table:table-cell office:value-type="float" office:value="267.33329367374" calcext:value-type="float">
            <text:p>267.3332936737</text:p>
          </table:table-cell>
          <table:table-cell table:number-columns-repeated="2"/>
        </table:table-row>
        <table:table-row table:style-name="ro1">
          <table:table-cell office:value-type="float" office:value="0.0480230300431452" calcext:value-type="float">
            <text:p>0.04802303</text:p>
          </table:table-cell>
          <table:table-cell office:value-type="float" office:value="3395.40001152555" calcext:value-type="float">
            <text:p>3395.4000115256</text:p>
          </table:table-cell>
          <table:table-cell office:value-type="float" office:value="0.000000000194362900596637" calcext:value-type="float">
            <text:p>1.94E-010</text:p>
          </table:table-cell>
          <table:table-cell office:value-type="float" office:value="1.30027029299618" calcext:value-type="float">
            <text:p>1.300270293</text:p>
          </table:table-cell>
          <table:table-cell table:style-name="Default" office:value-type="float" office:value="0.000472489375721259" calcext:value-type="float">
            <text:p>0.0004724894</text:p>
          </table:table-cell>
          <table:table-cell office:value-type="float" office:value="1.4548106154772" calcext:value-type="float">
            <text:p>1.4548106155</text:p>
          </table:table-cell>
          <table:table-cell office:value-type="float" office:value="0.898690797954686" calcext:value-type="float">
            <text:p>0.898690798</text:p>
          </table:table-cell>
          <table:table-cell office:value-type="float" office:value="267.331901285194" calcext:value-type="float">
            <text:p>267.3319012852</text:p>
          </table:table-cell>
          <table:table-cell table:number-columns-repeated="2"/>
        </table:table-row>
        <table:table-row table:style-name="ro1">
          <table:table-cell office:value-type="float" office:value="0.0490550541637714" calcext:value-type="float">
            <text:p>0.0490550542</text:p>
          </table:table-cell>
          <table:table-cell office:value-type="float" office:value="3395.40001201497" calcext:value-type="float">
            <text:p>3395.400012015</text:p>
          </table:table-cell>
          <table:table-cell office:value-type="float" office:value="0.000000000204874553609634" calcext:value-type="float">
            <text:p>2.05E-010</text:p>
          </table:table-cell>
          <table:table-cell office:value-type="float" office:value="1.30027029300938" calcext:value-type="float">
            <text:p>1.300270293</text:p>
          </table:table-cell>
          <table:table-cell table:style-name="Default" office:value-type="float" office:value="0.00048244198156561" calcext:value-type="float">
            <text:p>0.000482442</text:p>
          </table:table-cell>
          <table:table-cell office:value-type="float" office:value="1.45378923632387" calcext:value-type="float">
            <text:p>1.4537892363</text:p>
          </table:table-cell>
          <table:table-cell office:value-type="float" office:value="0.897397658234715" calcext:value-type="float">
            <text:p>0.8973976582</text:p>
          </table:table-cell>
          <table:table-cell office:value-type="float" office:value="267.33043783076" calcext:value-type="float">
            <text:p>267.3304378308</text:p>
          </table:table-cell>
          <table:table-cell table:number-columns-repeated="2"/>
        </table:table-row>
        <table:table-row table:style-name="ro1">
          <table:table-cell office:value-type="float" office:value="0.050139751435457" calcext:value-type="float">
            <text:p>0.0501397514</text:p>
          </table:table-cell>
          <table:table-cell office:value-type="float" office:value="3395.40001254029" calcext:value-type="float">
            <text:p>3395.4000125403</text:p>
          </table:table-cell>
          <table:table-cell office:value-type="float" office:value="0.000000000216277879873526" calcext:value-type="float">
            <text:p>2.16E-010</text:p>
          </table:table-cell>
          <table:table-cell office:value-type="float" office:value="1.30027029302365" calcext:value-type="float">
            <text:p>1.300270293</text:p>
          </table:table-cell>
          <table:table-cell table:style-name="Default" office:value-type="float" office:value="0.000492903123678659" calcext:value-type="float">
            <text:p>0.0004929031</text:p>
          </table:table-cell>
          <table:table-cell office:value-type="float" office:value="1.45272969611453" calcext:value-type="float">
            <text:p>1.4527296961</text:p>
          </table:table-cell>
          <table:table-cell office:value-type="float" office:value="0.896078661472689" calcext:value-type="float">
            <text:p>0.8960786615</text:p>
          </table:table-cell>
          <table:table-cell office:value-type="float" office:value="267.32889968354" calcext:value-type="float">
            <text:p>267.3288996835</text:p>
          </table:table-cell>
          <table:table-cell table:number-columns-repeated="2"/>
        </table:table-row>
        <table:table-row table:style-name="ro1">
          <table:table-cell office:value-type="float" office:value="0.0515338658980917" calcext:value-type="float">
            <text:p>0.0515338659</text:p>
          </table:table-cell>
          <table:table-cell office:value-type="float" office:value="3395.40001323193" calcext:value-type="float">
            <text:p>3395.4000132319</text:p>
          </table:table-cell>
          <table:table-cell office:value-type="float" office:value="0.000000000231474330302985" calcext:value-type="float">
            <text:p>2.31E-010</text:p>
          </table:table-cell>
          <table:table-cell office:value-type="float" office:value="1.30027029304261" calcext:value-type="float">
            <text:p>1.300270293</text:p>
          </table:table-cell>
          <table:table-cell table:style-name="Default" office:value-type="float" office:value="0.000506349229010497" calcext:value-type="float">
            <text:p>0.0005063492</text:p>
          </table:table-cell>
          <table:table-cell office:value-type="float" office:value="1.45138817177595" calcext:value-type="float">
            <text:p>1.4513881718</text:p>
          </table:table-cell>
          <table:table-cell office:value-type="float" office:value="0.89444053843075" calcext:value-type="float">
            <text:p>0.8944405384</text:p>
          </table:table-cell>
          <table:table-cell office:value-type="float" office:value="267.326922769482" calcext:value-type="float">
            <text:p>267.3269227695</text:p>
          </table:table-cell>
          <table:table-cell table:number-columns-repeated="2"/>
        </table:table-row>
        <table:table-row table:style-name="ro1">
          <table:table-cell office:value-type="float" office:value="0.0528472464404163" calcext:value-type="float">
            <text:p>0.0528472464</text:p>
          </table:table-cell>
          <table:table-cell office:value-type="float" office:value="3395.40001390043" calcext:value-type="float">
            <text:p>3395.4000139004</text:p>
          </table:table-cell>
          <table:table-cell office:value-type="float" office:value="0.000000000246352876931179" calcext:value-type="float">
            <text:p>2.46E-010</text:p>
          </table:table-cell>
          <table:table-cell office:value-type="float" office:value="1.30027029306112" calcext:value-type="float">
            <text:p>1.3002702931</text:p>
          </table:table-cell>
          <table:table-cell table:style-name="Default" office:value-type="float" office:value="0.000519017536246979" calcext:value-type="float">
            <text:p>0.0005190175</text:p>
          </table:table-cell>
          <table:table-cell office:value-type="float" office:value="1.45014437755383" calcext:value-type="float">
            <text:p>1.4501443776</text:p>
          </table:table-cell>
          <table:table-cell office:value-type="float" office:value="0.892952686302899" calcext:value-type="float">
            <text:p>0.8929526863</text:p>
          </table:table-cell>
          <table:table-cell office:value-type="float" office:value="267.325060339583" calcext:value-type="float">
            <text:p>267.3250603396</text:p>
          </table:table-cell>
          <table:table-cell table:number-columns-repeated="2"/>
        </table:table-row>
        <table:table-row table:style-name="ro1">
          <table:table-cell office:value-type="float" office:value="0.0540980992695296" calcext:value-type="float">
            <text:p>0.0540980993</text:p>
          </table:table-cell>
          <table:table-cell office:value-type="float" office:value="3395.40001455237" calcext:value-type="float">
            <text:p>3395.4000145524</text:p>
          </table:table-cell>
          <table:table-cell office:value-type="float" office:value="0.000000000261035886490186" calcext:value-type="float">
            <text:p>2.61E-010</text:p>
          </table:table-cell>
          <table:table-cell office:value-type="float" office:value="1.30027029307933" calcext:value-type="float">
            <text:p>1.3002702931</text:p>
          </table:table-cell>
          <table:table-cell table:style-name="Default" office:value-type="float" office:value="0.000531083512064685" calcext:value-type="float">
            <text:p>0.0005310835</text:p>
          </table:table-cell>
          <table:table-cell office:value-type="float" office:value="1.44897716598755" calcext:value-type="float">
            <text:p>1.448977166</text:p>
          </table:table-cell>
          <table:table-cell office:value-type="float" office:value="0.891582716952636" calcext:value-type="float">
            <text:p>0.891582717</text:p>
          </table:table-cell>
          <table:table-cell office:value-type="float" office:value="267.323286576662" calcext:value-type="float">
            <text:p>267.3232865767</text:p>
          </table:table-cell>
          <table:table-cell table:number-columns-repeated="2"/>
        </table:table-row>
        <table:table-row table:style-name="ro1">
          <table:table-cell office:value-type="float" office:value="0.0553036787962148" calcext:value-type="float">
            <text:p>0.0553036788</text:p>
          </table:table-cell>
          <table:table-cell office:value-type="float" office:value="3395.4000151948" calcext:value-type="float">
            <text:p>3395.4000151948</text:p>
          </table:table-cell>
          <table:table-cell office:value-type="float" office:value="0.000000000275665917660013" calcext:value-type="float">
            <text:p>2.76E-010</text:p>
          </table:table-cell>
          <table:table-cell office:value-type="float" office:value="1.30027029309743" calcext:value-type="float">
            <text:p>1.3002702931</text:p>
          </table:table-cell>
          <table:table-cell table:style-name="Default" office:value-type="float" office:value="0.000542713493703791" calcext:value-type="float">
            <text:p>0.0005427135</text:p>
          </table:table-cell>
          <table:table-cell office:value-type="float" office:value="1.44786764979813" calcext:value-type="float">
            <text:p>1.4478676498</text:p>
          </table:table-cell>
          <table:table-cell office:value-type="float" office:value="0.890303401675455" calcext:value-type="float">
            <text:p>0.8903034017</text:p>
          </table:table-cell>
          <table:table-cell office:value-type="float" office:value="267.321577013223" calcext:value-type="float">
            <text:p>267.3215770132</text:p>
          </table:table-cell>
          <table:table-cell table:number-columns-repeated="2"/>
        </table:table-row>
        <table:table-row table:style-name="ro1">
          <table:table-cell office:value-type="float" office:value="0.0565873494762028" calcext:value-type="float">
            <text:p>0.0565873495</text:p>
          </table:table-cell>
          <table:table-cell office:value-type="float" office:value="3395.40001589405" calcext:value-type="float">
            <text:p>3395.4000158941</text:p>
          </table:table-cell>
          <table:table-cell office:value-type="float" office:value="0.000000000291765129741348" calcext:value-type="float">
            <text:p>2.92E-010</text:p>
          </table:table-cell>
          <table:table-cell office:value-type="float" office:value="1.30027029311729" calcext:value-type="float">
            <text:p>1.3002702931</text:p>
          </table:table-cell>
          <table:table-cell table:style-name="Default" office:value-type="float" office:value="0.000555097579964423" calcext:value-type="float">
            <text:p>0.0005550976</text:p>
          </table:table-cell>
          <table:table-cell office:value-type="float" office:value="1.44670234390743" calcext:value-type="float">
            <text:p>1.4467023439</text:p>
          </table:table-cell>
          <table:table-cell office:value-type="float" office:value="0.888983188341424" calcext:value-type="float">
            <text:p>0.8889831883</text:p>
          </table:table-cell>
          <table:table-cell office:value-type="float" office:value="267.319756713183" calcext:value-type="float">
            <text:p>267.3197567132</text:p>
          </table:table-cell>
          <table:table-cell table:number-columns-repeated="2"/>
        </table:table-row>
        <table:table-row table:style-name="ro1">
          <table:table-cell office:value-type="float" office:value="0.0579746981598132" calcext:value-type="float">
            <text:p>0.0579746982</text:p>
          </table:table-cell>
          <table:table-cell office:value-type="float" office:value="3395.40001666739" calcext:value-type="float">
            <text:p>3395.4000166674</text:p>
          </table:table-cell>
          <table:table-cell office:value-type="float" office:value="0.000000000309775670537054" calcext:value-type="float">
            <text:p>3.10E-010</text:p>
          </table:table-cell>
          <table:table-cell office:value-type="float" office:value="1.30027029313945" calcext:value-type="float">
            <text:p>1.3002702931</text:p>
          </table:table-cell>
          <table:table-cell table:style-name="Default" office:value-type="float" office:value="0.000568482784840838" calcext:value-type="float">
            <text:p>0.0005684828</text:p>
          </table:table-cell>
          <table:table-cell office:value-type="float" office:value="1.44546089721177" calcext:value-type="float">
            <text:p>1.4454608972</text:p>
          </table:table-cell>
          <table:table-cell office:value-type="float" office:value="0.887602410355214" calcext:value-type="float">
            <text:p>0.8876024104</text:p>
          </table:table-cell>
          <table:table-cell office:value-type="float" office:value="267.317789393289" calcext:value-type="float">
            <text:p>267.3177893933</text:p>
          </table:table-cell>
          <table:table-cell table:number-columns-repeated="2"/>
        </table:table-row>
        <table:table-row table:style-name="ro1">
          <table:table-cell office:value-type="float" office:value="0.0597577954912041" calcext:value-type="float">
            <text:p>0.0597577955</text:p>
          </table:table-cell>
          <table:table-cell office:value-type="float" office:value="3395.40001768822" calcext:value-type="float">
            <text:p>3395.4000176882</text:p>
          </table:table-cell>
          <table:table-cell office:value-type="float" office:value="0.000000000333866785754894" calcext:value-type="float">
            <text:p>3.34E-010</text:p>
          </table:table-cell>
          <table:table-cell office:value-type="float" office:value="1.300270293169" calcext:value-type="float">
            <text:p>1.3002702932</text:p>
          </table:table-cell>
          <table:table-cell table:style-name="Default" office:value-type="float" office:value="0.000585687550957195" calcext:value-type="float">
            <text:p>0.0005856876</text:p>
          </table:table-cell>
          <table:table-cell office:value-type="float" office:value="1.44389164623587" calcext:value-type="float">
            <text:p>1.4438916462</text:p>
          </table:table-cell>
          <table:table-cell office:value-type="float" office:value="0.885893832681134" calcext:value-type="float">
            <text:p>0.8858938327</text:p>
          </table:table-cell>
          <table:table-cell office:value-type="float" office:value="267.315260884852" calcext:value-type="float">
            <text:p>267.3152608849</text:p>
          </table:table-cell>
          <table:table-cell table:number-columns-repeated="2"/>
        </table:table-row>
        <table:table-row table:style-name="ro1">
          <table:table-cell office:value-type="float" office:value="0.0615547087649181" calcext:value-type="float">
            <text:p>0.0615547088</text:p>
          </table:table-cell>
          <table:table-cell office:value-type="float" office:value="3395.40001874753" calcext:value-type="float">
            <text:p>3395.4000187475</text:p>
          </table:table-cell>
          <table:table-cell office:value-type="float" office:value="0.000000000359231052831524" calcext:value-type="float">
            <text:p>3.59E-010</text:p>
          </table:table-cell>
          <table:table-cell office:value-type="float" office:value="1.3002702932" calcext:value-type="float">
            <text:p>1.3002702932</text:p>
          </table:table-cell>
          <table:table-cell table:style-name="Default" office:value-type="float" office:value="0.000603027164386183" calcext:value-type="float">
            <text:p>0.0006030272</text:p>
          </table:table-cell>
          <table:table-cell office:value-type="float" office:value="1.44233888857051" calcext:value-type="float">
            <text:p>1.4423388886</text:p>
          </table:table-cell>
          <table:table-cell office:value-type="float" office:value="0.884242335168453" calcext:value-type="float">
            <text:p>0.8842423352</text:p>
          </table:table-cell>
          <table:table-cell office:value-type="float" office:value="267.312712784817" calcext:value-type="float">
            <text:p>267.3127127848</text:p>
          </table:table-cell>
          <table:table-cell table:number-columns-repeated="2"/>
        </table:table-row>
        <table:table-row table:style-name="ro1">
          <table:table-cell office:value-type="float" office:value="0.0638642000995613" calcext:value-type="float">
            <text:p>0.0638642001</text:p>
          </table:table-cell>
          <table:table-cell office:value-type="float" office:value="3395.40002015409" calcext:value-type="float">
            <text:p>3395.4000201541</text:p>
          </table:table-cell>
          <table:table-cell office:value-type="float" office:value="0.000000000393455410112222" calcext:value-type="float">
            <text:p>3.93E-010</text:p>
          </table:table-cell>
          <table:table-cell office:value-type="float" office:value="1.30027029324167" calcext:value-type="float">
            <text:p>1.3002702932</text:p>
          </table:table-cell>
          <table:table-cell table:style-name="Default" office:value-type="float" office:value="0.00062531524264949" calcext:value-type="float">
            <text:p>0.0006253152</text:p>
          </table:table-cell>
          <table:table-cell office:value-type="float" office:value="1.44038333137213" calcext:value-type="float">
            <text:p>1.4403833314</text:p>
          </table:table-cell>
          <table:table-cell office:value-type="float" office:value="0.882215721778224" calcext:value-type="float">
            <text:p>0.8822157218</text:p>
          </table:table-cell>
          <table:table-cell office:value-type="float" office:value="267.309437827122" calcext:value-type="float">
            <text:p>267.3094378271</text:p>
          </table:table-cell>
          <table:table-cell table:number-columns-repeated="2"/>
        </table:table-row>
        <table:table-row table:style-name="ro1">
          <table:table-cell office:value-type="float" office:value="0.0661796727707116" calcext:value-type="float">
            <text:p>0.0661796728</text:p>
          </table:table-cell>
          <table:table-cell office:value-type="float" office:value="3395.40002161516" calcext:value-type="float">
            <text:p>3395.4000216152</text:p>
          </table:table-cell>
          <table:table-cell office:value-type="float" office:value="0.000000000429630975784305" calcext:value-type="float">
            <text:p>4.30E-010</text:p>
          </table:table-cell>
          <table:table-cell office:value-type="float" office:value="1.30027029328554" calcext:value-type="float">
            <text:p>1.3002702933</text:p>
          </table:table-cell>
          <table:table-cell table:style-name="Default" office:value-type="float" office:value="0.000647663578971189" calcext:value-type="float">
            <text:p>0.0006476636</text:p>
          </table:table-cell>
          <table:table-cell office:value-type="float" office:value="1.43846564246482" calcext:value-type="float">
            <text:p>1.4384656425</text:p>
          </table:table-cell>
          <table:table-cell office:value-type="float" office:value="0.880283781476831" calcext:value-type="float">
            <text:p>0.8802837815</text:p>
          </table:table-cell>
          <table:table-cell office:value-type="float" office:value="267.306154387637" calcext:value-type="float">
            <text:p>267.3061543876</text:p>
          </table:table-cell>
          <table:table-cell table:number-columns-repeated="2"/>
        </table:table-row>
        <table:table-row table:style-name="ro1">
          <table:table-cell office:value-type="float" office:value="0.0683610509668046" calcext:value-type="float">
            <text:p>0.068361051</text:p>
          </table:table-cell>
          <table:table-cell office:value-type="float" office:value="3395.4000230382" calcext:value-type="float">
            <text:p>3395.4000230382</text:p>
          </table:table-cell>
          <table:table-cell office:value-type="float" office:value="0.000000000465444097574815" calcext:value-type="float">
            <text:p>4.65E-010</text:p>
          </table:table-cell>
          <table:table-cell office:value-type="float" office:value="1.30027029332881" calcext:value-type="float">
            <text:p>1.3002702933</text:p>
          </table:table-cell>
          <table:table-cell table:style-name="Default" office:value-type="float" office:value="0.000668719977901445" calcext:value-type="float">
            <text:p>0.00066872</text:p>
          </table:table-cell>
          <table:table-cell office:value-type="float" office:value="1.43669621509398" calcext:value-type="float">
            <text:p>1.4366962151</text:p>
          </table:table-cell>
          <table:table-cell office:value-type="float" office:value="0.878547920878314" calcext:value-type="float">
            <text:p>0.8785479209</text:p>
          </table:table-cell>
          <table:table-cell office:value-type="float" office:value="267.303061099864" calcext:value-type="float">
            <text:p>267.3030610999</text:p>
          </table:table-cell>
          <table:table-cell table:number-columns-repeated="2"/>
        </table:table-row>
        <table:table-row table:style-name="ro1">
          <table:table-cell office:value-type="float" office:value="0.0704634725850955" calcext:value-type="float">
            <text:p>0.0704634726</text:p>
          </table:table-cell>
          <table:table-cell office:value-type="float" office:value="3395.40002445249" calcext:value-type="float">
            <text:p>3395.4000244525</text:p>
          </table:table-cell>
          <table:table-cell office:value-type="float" office:value="0.000000000501574756853393" calcext:value-type="float">
            <text:p>5.02E-010</text:p>
          </table:table-cell>
          <table:table-cell office:value-type="float" office:value="1.30027029337231" calcext:value-type="float">
            <text:p>1.3002702934</text:p>
          </table:table-cell>
          <table:table-cell table:style-name="Default" office:value-type="float" office:value="0.000689016331570643" calcext:value-type="float">
            <text:p>0.0006890163</text:p>
          </table:table-cell>
          <table:table-cell office:value-type="float" office:value="1.43502325937503" calcext:value-type="float">
            <text:p>1.4350232594</text:p>
          </table:table-cell>
          <table:table-cell office:value-type="float" office:value="0.87694637360265" calcext:value-type="float">
            <text:p>0.8769463736</text:p>
          </table:table-cell>
          <table:table-cell office:value-type="float" office:value="267.300079775902" calcext:value-type="float">
            <text:p>267.3000797759</text:p>
          </table:table-cell>
          <table:table-cell table:number-columns-repeated="2"/>
        </table:table-row>
        <table:table-row table:style-name="ro1">
          <table:table-cell office:value-type="float" office:value="0.0727272066748167" calcext:value-type="float">
            <text:p>0.0727272067</text:p>
          </table:table-cell>
          <table:table-cell office:value-type="float" office:value="3395.4000260222" calcext:value-type="float">
            <text:p>3395.4000260222</text:p>
          </table:table-cell>
          <table:table-cell office:value-type="float" office:value="0.000000000542273289396586" calcext:value-type="float">
            <text:p>5.42E-010</text:p>
          </table:table-cell>
          <table:table-cell office:value-type="float" office:value="1.30027029342116" calcext:value-type="float">
            <text:p>1.3002702934</text:p>
          </table:table-cell>
          <table:table-cell table:style-name="Default" office:value-type="float" office:value="0.000710872262327798" calcext:value-type="float">
            <text:p>0.0007108723</text:p>
          </table:table-cell>
          <table:table-cell office:value-type="float" office:value="1.4332557930525" calcext:value-type="float">
            <text:p>1.4332557931</text:p>
          </table:table-cell>
          <table:table-cell office:value-type="float" office:value="0.87529471208702" calcext:value-type="float">
            <text:p>0.8752947121</text:p>
          </table:table-cell>
          <table:table-cell office:value-type="float" office:value="267.296869703942" calcext:value-type="float">
            <text:p>267.2968697039</text:p>
          </table:table-cell>
          <table:table-cell table:number-columns-repeated="2"/>
        </table:table-row>
        <table:table-row table:style-name="ro1">
          <table:table-cell office:value-type="float" office:value="0.0756366776186298" calcext:value-type="float">
            <text:p>0.0756366776</text:p>
          </table:table-cell>
          <table:table-cell office:value-type="float" office:value="3395.40002811109" calcext:value-type="float">
            <text:p>3395.4000281111</text:p>
          </table:table-cell>
          <table:table-cell office:value-type="float" office:value="0.000000000597356513880547" calcext:value-type="float">
            <text:p>5.97E-010</text:p>
          </table:table-cell>
          <table:table-cell office:value-type="float" office:value="1.30027029348702" calcext:value-type="float">
            <text:p>1.3002702935</text:p>
          </table:table-cell>
          <table:table-cell table:style-name="Default" office:value-type="float" office:value="0.000738966142510448" calcext:value-type="float">
            <text:p>0.0007389661</text:p>
          </table:table-cell>
          <table:table-cell office:value-type="float" office:value="1.43103300614082" calcext:value-type="float">
            <text:p>1.4310330061</text:p>
          </table:table-cell>
          <table:table-cell office:value-type="float" office:value="0.873274138152377" calcext:value-type="float">
            <text:p>0.8732741382</text:p>
          </table:table-cell>
          <table:table-cell office:value-type="float" office:value="267.292743949448" calcext:value-type="float">
            <text:p>267.2927439494</text:p>
          </table:table-cell>
          <table:table-cell table:number-columns-repeated="2"/>
        </table:table-row>
        <table:table-row table:style-name="ro1">
          <table:table-cell office:value-type="float" office:value="0.0795165280560465" calcext:value-type="float">
            <text:p>0.0795165281</text:p>
          </table:table-cell>
          <table:table-cell office:value-type="float" office:value="3395.40003102159" calcext:value-type="float">
            <text:p>3395.4000310216</text:p>
          </table:table-cell>
          <table:table-cell office:value-type="float" office:value="0.000000000675755290425973" calcext:value-type="float">
            <text:p>6.76E-010</text:p>
          </table:table-cell>
          <table:table-cell office:value-type="float" office:value="1.30027029358032" calcext:value-type="float">
            <text:p>1.3002702936</text:p>
          </table:table-cell>
          <table:table-cell table:style-name="Default" office:value-type="float" office:value="0.000776436064746948" calcext:value-type="float">
            <text:p>0.0007764361</text:p>
          </table:table-cell>
          <table:table-cell office:value-type="float" office:value="1.42814904673694" calcext:value-type="float">
            <text:p>1.4281490467</text:p>
          </table:table-cell>
          <table:table-cell office:value-type="float" office:value="0.870742121022384" calcext:value-type="float">
            <text:p>0.870742121</text:p>
          </table:table-cell>
          <table:table-cell office:value-type="float" office:value="267.287242155242" calcext:value-type="float">
            <text:p>267.2872421552</text:p>
          </table:table-cell>
          <table:table-cell table:number-columns-repeated="2"/>
        </table:table-row>
        <table:table-row table:style-name="ro1">
          <table:table-cell office:value-type="float" office:value="0.0844038226243502" calcext:value-type="float">
            <text:p>0.0844038226</text:p>
          </table:table-cell>
          <table:table-cell office:value-type="float" office:value="3395.4000348909" calcext:value-type="float">
            <text:p>3395.4000348909</text:p>
          </table:table-cell>
          <table:table-cell office:value-type="float" office:value="0.000000000782730139178133" calcext:value-type="float">
            <text:p>7.83E-010</text:p>
          </table:table-cell>
          <table:table-cell office:value-type="float" office:value="1.30027029370692" calcext:value-type="float">
            <text:p>1.3002702937</text:p>
          </table:table-cell>
          <table:table-cell table:style-name="Default" office:value-type="float" office:value="0.000823645199732238" calcext:value-type="float">
            <text:p>0.0008236452</text:p>
          </table:table-cell>
          <table:table-cell office:value-type="float" office:value="1.42463672980339" calcext:value-type="float">
            <text:p>1.4246367298</text:p>
          </table:table-cell>
          <table:table-cell office:value-type="float" office:value="0.867787303891736" calcext:value-type="float">
            <text:p>0.8677873039</text:p>
          </table:table-cell>
          <table:table-cell office:value-type="float" office:value="267.280311762081" calcext:value-type="float">
            <text:p>267.2803117621</text:p>
          </table:table-cell>
          <table:table-cell table:number-columns-repeated="2"/>
        </table:table-row>
        <table:table-row table:style-name="ro1">
          <table:table-cell office:value-type="float" office:value="0.0956277585579283" calcext:value-type="float">
            <text:p>0.0956277586</text:p>
          </table:table-cell>
          <table:table-cell office:value-type="float" office:value="3395.40004463326" calcext:value-type="float">
            <text:p>3395.4000446333</text:p>
          </table:table-cell>
          <table:table-cell office:value-type="float" office:value="0.00000000106431564163175" calcext:value-type="float">
            <text:p>1.06E-009</text:p>
          </table:table-cell>
          <table:table-cell office:value-type="float" office:value="1.30027029403708" calcext:value-type="float">
            <text:p>1.300270294</text:p>
          </table:table-cell>
          <table:table-cell table:style-name="Default" office:value-type="float" office:value="0.00093210410752503" calcext:value-type="float">
            <text:p>0.0009321041</text:p>
          </table:table-cell>
          <table:table-cell office:value-type="float" office:value="1.41701898689202" calcext:value-type="float">
            <text:p>1.4170189869</text:p>
          </table:table-cell>
          <table:table-cell office:value-type="float" office:value="0.861822261348417" calcext:value-type="float">
            <text:p>0.8618222613</text:p>
          </table:table-cell>
          <table:table-cell office:value-type="float" office:value="267.264395739885" calcext:value-type="float">
            <text:p>267.2643957399</text:p>
          </table:table-cell>
          <table:table-cell table:number-columns-repeated="2"/>
        </table:table-row>
        <table:table-row table:style-name="ro1">
          <table:table-cell office:value-type="float" office:value="0.110053318062936" calcext:value-type="float">
            <text:p>0.1100533181</text:p>
          </table:table-cell>
          <table:table-cell office:value-type="float" office:value="3395.40005890419" calcext:value-type="float">
            <text:p>3395.4000589042</text:p>
          </table:table-cell>
          <table:table-cell office:value-type="float" office:value="0.00000000150331017283087" calcext:value-type="float">
            <text:p>1.50E-009</text:p>
          </table:table-cell>
          <table:table-cell office:value-type="float" office:value="1.30027029454537" calcext:value-type="float">
            <text:p>1.3002702945</text:p>
          </table:table-cell>
          <table:table-cell table:style-name="Default" office:value-type="float" office:value="0.00107158228882656" calcext:value-type="float">
            <text:p>0.0010715823</text:p>
          </table:table-cell>
          <table:table-cell office:value-type="float" office:value="1.40799908505319" calcext:value-type="float">
            <text:p>1.4079990851</text:p>
          </table:table-cell>
          <table:table-cell office:value-type="float" office:value="0.855450299430465" calcext:value-type="float">
            <text:p>0.8554502994</text:p>
          </table:table-cell>
          <table:table-cell office:value-type="float" office:value="267.243939678246" calcext:value-type="float">
            <text:p>267.2439396782</text:p>
          </table:table-cell>
          <table:table-cell table:number-columns-repeated="2"/>
        </table:table-row>
        <table:table-row table:style-name="ro1">
          <table:table-cell office:value-type="float" office:value="0.122884755689427" calcext:value-type="float">
            <text:p>0.1228847557</text:p>
          </table:table-cell>
          <table:table-cell office:value-type="float" office:value="3395.40007324902" calcext:value-type="float">
            <text:p>3395.400073249</text:p>
          </table:table-cell>
          <table:table-cell office:value-type="float" office:value="0.00000000197066700756528" calcext:value-type="float">
            <text:p>1.97E-009</text:p>
          </table:table-cell>
          <table:table-cell office:value-type="float" office:value="1.30027029508056" calcext:value-type="float">
            <text:p>1.3002702951</text:p>
          </table:table-cell>
          <table:table-cell table:style-name="Default" office:value-type="float" office:value="0.00119572242816743" calcext:value-type="float">
            <text:p>0.0011957224</text:p>
          </table:table-cell>
          <table:table-cell office:value-type="float" office:value="1.40057272935556" calcext:value-type="float">
            <text:p>1.4005727294</text:p>
          </table:table-cell>
          <table:table-cell office:value-type="float" office:value="0.850689412231981" calcext:value-type="float">
            <text:p>0.8506894122</text:p>
          </table:table-cell>
          <table:table-cell office:value-type="float" office:value="267.225744149753" calcext:value-type="float">
            <text:p>267.2257441498</text:p>
          </table:table-cell>
          <table:table-cell table:number-columns-repeated="2"/>
        </table:table-row>
        <table:table-row table:style-name="ro1">
          <table:table-cell office:value-type="float" office:value="0.136114332243612" calcext:value-type="float">
            <text:p>0.1361143322</text:p>
          </table:table-cell>
          <table:table-cell office:value-type="float" office:value="3395.40008966354" calcext:value-type="float">
            <text:p>3395.4000896635</text:p>
          </table:table-cell>
          <table:table-cell office:value-type="float" office:value="0.00000000253216688525093" calcext:value-type="float">
            <text:p>2.53E-009</text:p>
          </table:table-cell>
          <table:table-cell office:value-type="float" office:value="1.30027029571776" calcext:value-type="float">
            <text:p>1.3002702957</text:p>
          </table:table-cell>
          <table:table-cell table:style-name="Default" office:value-type="float" office:value="0.00132378704976211" calcext:value-type="float">
            <text:p>0.001323787</text:p>
          </table:table-cell>
          <table:table-cell office:value-type="float" office:value="1.39340380740325" calcext:value-type="float">
            <text:p>1.3934038074</text:p>
          </table:table-cell>
          <table:table-cell office:value-type="float" office:value="0.846455625005213" calcext:value-type="float">
            <text:p>0.846455625</text:p>
          </table:table-cell>
          <table:table-cell office:value-type="float" office:value="267.206984043197" calcext:value-type="float">
            <text:p>267.2069840432</text:p>
          </table:table-cell>
          <table:table-cell table:number-columns-repeated="2"/>
        </table:table-row>
        <table:table-row table:style-name="ro1">
          <table:table-cell office:value-type="float" office:value="0.150018996887944" calcext:value-type="float">
            <text:p>0.1500189969</text:p>
          </table:table-cell>
          <table:table-cell office:value-type="float" office:value="3395.40010869047" calcext:value-type="float">
            <text:p>3395.4001086905</text:p>
          </table:table-cell>
          <table:table-cell office:value-type="float" office:value="0.00000000321335999079656" calcext:value-type="float">
            <text:p>3.21E-009</text:p>
          </table:table-cell>
          <table:table-cell office:value-type="float" office:value="1.30027029648453" calcext:value-type="float">
            <text:p>1.3002702965</text:p>
          </table:table-cell>
          <table:table-cell table:style-name="Default" office:value-type="float" office:value="0.00145846461506966" calcext:value-type="float">
            <text:p>0.0014584646</text:p>
          </table:table-cell>
          <table:table-cell office:value-type="float" office:value="1.38632177308243" calcext:value-type="float">
            <text:p>1.3863217731</text:p>
          </table:table-cell>
          <table:table-cell office:value-type="float" office:value="0.842582511629494" calcext:value-type="float">
            <text:p>0.8425825116</text:p>
          </table:table-cell>
          <table:table-cell office:value-type="float" office:value="267.187266632796" calcext:value-type="float">
            <text:p>267.1872666328</text:p>
          </table:table-cell>
          <table:table-cell table:number-columns-repeated="2"/>
        </table:table-row>
        <table:table-row table:style-name="ro1">
          <table:table-cell office:value-type="float" office:value="0.163597926726858" calcext:value-type="float">
            <text:p>0.1635979267</text:p>
          </table:table-cell>
          <table:table-cell office:value-type="float" office:value="3395.40012902424" calcext:value-type="float">
            <text:p>3395.4001290242</text:p>
          </table:table-cell>
          <table:table-cell office:value-type="float" office:value="0.00000000397232926753815" calcext:value-type="float">
            <text:p>3.97E-009</text:p>
          </table:table-cell>
          <table:table-cell office:value-type="float" office:value="1.30027029733272" calcext:value-type="float">
            <text:p>1.3002702973</text:p>
          </table:table-cell>
          <table:table-cell table:style-name="Default" office:value-type="float" office:value="0.00159006296496961" calcext:value-type="float">
            <text:p>0.001590063</text:p>
          </table:table-cell>
          <table:table-cell office:value-type="float" office:value="1.37979014910921" calcext:value-type="float">
            <text:p>1.3797901491</text:p>
          </table:table-cell>
          <table:table-cell office:value-type="float" office:value="0.839254123951766" calcext:value-type="float">
            <text:p>0.839254124</text:p>
          </table:table-cell>
          <table:table-cell office:value-type="float" office:value="267.16801112831" calcext:value-type="float">
            <text:p>267.1680111283</text:p>
          </table:table-cell>
          <table:table-cell table:number-columns-repeated="2"/>
        </table:table-row>
        <table:table-row table:style-name="ro1">
          <table:table-cell office:value-type="float" office:value="0.177869741321919" calcext:value-type="float">
            <text:p>0.1778697413</text:p>
          </table:table-cell>
          <table:table-cell office:value-type="float" office:value="3395.40015225899" calcext:value-type="float">
            <text:p>3395.400152259</text:p>
          </table:table-cell>
          <table:table-cell office:value-type="float" office:value="0.00000000487365304244346" calcext:value-type="float">
            <text:p>4.87E-009</text:p>
          </table:table-cell>
          <table:table-cell office:value-type="float" office:value="1.3002702983335" calcext:value-type="float">
            <text:p>1.3002702983</text:p>
          </table:table-cell>
          <table:table-cell table:style-name="Default" office:value-type="float" office:value="0.00172845569816345" calcext:value-type="float">
            <text:p>0.0017284557</text:p>
          </table:table-cell>
          <table:table-cell office:value-type="float" office:value="1.37328034471111" calcext:value-type="float">
            <text:p>1.3732803447</text:p>
          </table:table-cell>
          <table:table-cell office:value-type="float" office:value="0.836146458177715" calcext:value-type="float">
            <text:p>0.8361464582</text:p>
          </table:table-cell>
          <table:table-cell office:value-type="float" office:value="267.147773083543" calcext:value-type="float">
            <text:p>267.1477730835</text:p>
          </table:table-cell>
          <table:table-cell table:number-columns-repeated="2"/>
        </table:table-row>
        <table:table-row table:style-name="ro1">
          <table:table-cell office:value-type="float" office:value="0.192697640793782" calcext:value-type="float">
            <text:p>0.1926976408</text:p>
          </table:table-cell>
          <table:table-cell office:value-type="float" office:value="3395.40017841846" calcext:value-type="float">
            <text:p>3395.4001784185</text:p>
          </table:table-cell>
          <table:table-cell office:value-type="float" office:value="0.00000000592657343880434" calcext:value-type="float">
            <text:p>5.93E-009</text:p>
          </table:table-cell>
          <table:table-cell office:value-type="float" office:value="1.30027029949561" calcext:value-type="float">
            <text:p>1.3002702995</text:p>
          </table:table-cell>
          <table:table-cell table:style-name="Default" office:value-type="float" office:value="0.00187232558436198" calcext:value-type="float">
            <text:p>0.0018723256</text:p>
          </table:table-cell>
          <table:table-cell office:value-type="float" office:value="1.36685417655052" calcext:value-type="float">
            <text:p>1.3668541766</text:p>
          </table:table-cell>
          <table:table-cell office:value-type="float" office:value="0.833264862157333" calcext:value-type="float">
            <text:p>0.8332648622</text:p>
          </table:table-cell>
          <table:table-cell office:value-type="float" office:value="267.126746486588" calcext:value-type="float">
            <text:p>267.1267464866</text:p>
          </table:table-cell>
          <table:table-cell table:number-columns-repeated="2"/>
        </table:table-row>
        <table:table-row table:style-name="ro1">
          <table:table-cell office:value-type="float" office:value="0.209309703247388" calcext:value-type="float">
            <text:p>0.2093097032</text:p>
          </table:table-cell>
          <table:table-cell office:value-type="float" office:value="3395.40021016553" calcext:value-type="float">
            <text:p>3395.4002101655</text:p>
          </table:table-cell>
          <table:table-cell office:value-type="float" office:value="0.00000000725207279050855" calcext:value-type="float">
            <text:p>7.25E-009</text:p>
          </table:table-cell>
          <table:table-cell office:value-type="float" office:value="1.30027030095011" calcext:value-type="float">
            <text:p>1.300270301</text:p>
          </table:table-cell>
          <table:table-cell table:style-name="Default" office:value-type="float" office:value="0.00203360768480223" calcext:value-type="float">
            <text:p>0.0020336077</text:p>
          </table:table-cell>
          <table:table-cell office:value-type="float" office:value="1.36001269305653" calcext:value-type="float">
            <text:p>1.3600126931</text:p>
          </table:table-cell>
          <table:table-cell office:value-type="float" office:value="0.830381682596534" calcext:value-type="float">
            <text:p>0.8303816826</text:p>
          </table:table-cell>
          <table:table-cell office:value-type="float" office:value="267.103189870058" calcext:value-type="float">
            <text:p>267.1031898701</text:p>
          </table:table-cell>
          <table:table-cell table:number-columns-repeated="2"/>
        </table:table-row>
        <table:table-row table:style-name="ro1">
          <table:table-cell office:value-type="float" office:value="0.230660162980034" calcext:value-type="float">
            <text:p>0.230660163</text:p>
          </table:table-cell>
          <table:table-cell office:value-type="float" office:value="3395.40025474694" calcext:value-type="float">
            <text:p>3395.4002547469</text:p>
          </table:table-cell>
          <table:table-cell office:value-type="float" office:value="0.00000000919036345149475" calcext:value-type="float">
            <text:p>9.19E-009</text:p>
          </table:table-cell>
          <table:table-cell office:value-type="float" office:value="1.30027030306386" calcext:value-type="float">
            <text:p>1.3002703031</text:p>
          </table:table-cell>
          <table:table-cell table:style-name="Default" office:value-type="float" office:value="0.00224104795744202" calcext:value-type="float">
            <text:p>0.002241048</text:p>
          </table:table-cell>
          <table:table-cell office:value-type="float" office:value="1.35170303764483" calcext:value-type="float">
            <text:p>1.3517030376</text:p>
          </table:table-cell>
          <table:table-cell office:value-type="float" office:value="0.827111259600028" calcext:value-type="float">
            <text:p>0.8271112596</text:p>
          </table:table-cell>
          <table:table-cell office:value-type="float" office:value="267.072914003104" calcext:value-type="float">
            <text:p>267.0729140031</text:p>
          </table:table-cell>
          <table:table-cell table:number-columns-repeated="2"/>
        </table:table-row>
        <table:table-row table:style-name="ro1">
          <table:table-cell office:value-type="float" office:value="0.26051145267232" calcext:value-type="float">
            <text:p>0.2605114527</text:p>
          </table:table-cell>
          <table:table-cell office:value-type="float" office:value="3395.40032418658" calcext:value-type="float">
            <text:p>3395.4003241866</text:p>
          </table:table-cell>
          <table:table-cell office:value-type="float" office:value="0.000000012361923106457" calcext:value-type="float">
            <text:p>1.24E-008</text:p>
          </table:table-cell>
          <table:table-cell office:value-type="float" office:value="1.30027030649737" calcext:value-type="float">
            <text:p>1.3002703065</text:p>
          </table:table-cell>
          <table:table-cell table:style-name="Default" office:value-type="float" office:value="0.00253136740066111" calcext:value-type="float">
            <text:p>0.0025313674</text:p>
          </table:table-cell>
          <table:table-cell office:value-type="float" office:value="1.3408599620177" calcext:value-type="float">
            <text:p>1.340859962</text:p>
          </table:table-cell>
          <table:table-cell office:value-type="float" office:value="0.823183385442844" calcext:value-type="float">
            <text:p>0.8231833854</text:p>
          </table:table-cell>
          <table:table-cell office:value-type="float" office:value="267.030583594934" calcext:value-type="float">
            <text:p>267.0305835949</text:p>
          </table:table-cell>
          <table:table-cell table:number-columns-repeated="2"/>
        </table:table-row>
        <table:table-row table:style-name="ro1">
          <table:table-cell office:value-type="float" office:value="0.298185840737676" calcext:value-type="float">
            <text:p>0.2981858407</text:p>
          </table:table-cell>
          <table:table-cell office:value-type="float" office:value="3395.40042361636" calcext:value-type="float">
            <text:p>3395.4004236164</text:p>
          </table:table-cell>
          <table:table-cell office:value-type="float" office:value="0.0000000171712674900746" calcext:value-type="float">
            <text:p>1.72E-008</text:p>
          </table:table-cell>
          <table:table-cell office:value-type="float" office:value="1.30027031166175" calcext:value-type="float">
            <text:p>1.3002703117</text:p>
          </table:table-cell>
          <table:table-cell table:style-name="Default" office:value-type="float" office:value="0.00289823481981942" calcext:value-type="float">
            <text:p>0.0028982348</text:p>
          </table:table-cell>
          <table:table-cell office:value-type="float" office:value="1.32824208224011" calcext:value-type="float">
            <text:p>1.3282420822</text:p>
          </table:table-cell>
          <table:table-cell office:value-type="float" office:value="0.819034618316379" calcext:value-type="float">
            <text:p>0.8190346183</text:p>
          </table:table-cell>
          <table:table-cell office:value-type="float" office:value="266.977159697983" calcext:value-type="float">
            <text:p>266.977159698</text:p>
          </table:table-cell>
          <table:table-cell table:number-columns-repeated="2"/>
        </table:table-row>
        <table:table-row table:style-name="ro1">
          <table:table-cell office:value-type="float" office:value="0.340529195544732" calcext:value-type="float">
            <text:p>0.3405291955</text:p>
          </table:table-cell>
          <table:table-cell office:value-type="float" office:value="3395.40055101255" calcext:value-type="float">
            <text:p>3395.4005510126</text:p>
          </table:table-cell>
          <table:table-cell office:value-type="float" office:value="0.0000000237093773278876" calcext:value-type="float">
            <text:p>2.37E-008</text:p>
          </table:table-cell>
          <table:table-cell office:value-type="float" office:value="1.30027031862643" calcext:value-type="float">
            <text:p>1.3002703186</text:p>
          </table:table-cell>
          <table:table-cell table:style-name="Default" office:value-type="float" office:value="0.00331117066662846" calcext:value-type="float">
            <text:p>0.0033111707</text:p>
          </table:table-cell>
          <table:table-cell office:value-type="float" office:value="1.3152137900285" calcext:value-type="float">
            <text:p>1.31521379</text:p>
          </table:table-cell>
          <table:table-cell office:value-type="float" office:value="0.815160566588915" calcext:value-type="float">
            <text:p>0.8151605666</text:p>
          </table:table-cell>
          <table:table-cell office:value-type="float" office:value="266.917115006086" calcext:value-type="float">
            <text:p>266.9171150061</text:p>
          </table:table-cell>
          <table:table-cell table:number-columns-repeated="2"/>
        </table:table-row>
        <table:table-row table:style-name="ro1">
          <table:table-cell office:value-type="float" office:value="0.378884716646529" calcext:value-type="float">
            <text:p>0.3788847166</text:p>
          </table:table-cell>
          <table:table-cell office:value-type="float" office:value="3395.40068064384" calcext:value-type="float">
            <text:p>3395.4006806438</text:p>
          </table:table-cell>
          <table:table-cell office:value-type="float" office:value="0.000000030719626324366" calcext:value-type="float">
            <text:p>3.07E-008</text:p>
          </table:table-cell>
          <table:table-cell office:value-type="float" office:value="1.30027032604367" calcext:value-type="float">
            <text:p>1.300270326</text:p>
          </table:table-cell>
          <table:table-cell table:style-name="Default" office:value-type="float" office:value="0.00368575410631874" calcext:value-type="float">
            <text:p>0.0036857541</text:p>
          </table:table-cell>
          <table:table-cell office:value-type="float" office:value="1.30427531625738" calcext:value-type="float">
            <text:p>1.3042753163</text:p>
          </table:table-cell>
          <table:table-cell office:value-type="float" office:value="0.812186050435523" calcext:value-type="float">
            <text:p>0.8121860504</text:p>
          </table:table-cell>
          <table:table-cell office:value-type="float" office:value="266.862725233297" calcext:value-type="float">
            <text:p>266.8627252333</text:p>
          </table:table-cell>
          <table:table-cell table:number-columns-repeated="2"/>
        </table:table-row>
        <table:table-row table:style-name="ro1">
          <table:table-cell office:value-type="float" office:value="0.423072555553012" calcext:value-type="float">
            <text:p>0.4230725556</text:p>
          </table:table-cell>
          <table:table-cell office:value-type="float" office:value="3395.40084668871" calcext:value-type="float">
            <text:p>3395.4008466887</text:p>
          </table:table-cell>
          <table:table-cell office:value-type="float" office:value="0.0000000401388207457431" calcext:value-type="float">
            <text:p>4.01E-008</text:p>
          </table:table-cell>
          <table:table-cell office:value-type="float" office:value="1.30027033595072" calcext:value-type="float">
            <text:p>1.300270336</text:p>
          </table:table-cell>
          <table:table-cell table:style-name="Default" office:value-type="float" office:value="0.00411791506444909" calcext:value-type="float">
            <text:p>0.0041179151</text:p>
          </table:table-cell>
          <table:table-cell office:value-type="float" office:value="1.29251714154619" calcext:value-type="float">
            <text:p>1.2925171415</text:p>
          </table:table-cell>
          <table:table-cell office:value-type="float" office:value="0.809236022995741" calcext:value-type="float">
            <text:p>0.809236023</text:p>
          </table:table-cell>
          <table:table-cell office:value-type="float" office:value="266.800064983896" calcext:value-type="float">
            <text:p>266.8000649839</text:p>
          </table:table-cell>
          <table:table-cell table:number-columns-repeated="2"/>
        </table:table-row>
        <table:table-row table:style-name="ro1">
          <table:table-cell office:value-type="float" office:value="0.465660306443895" calcext:value-type="float">
            <text:p>0.4656603064</text:p>
          </table:table-cell>
          <table:table-cell office:value-type="float" office:value="3395.40102357426" calcext:value-type="float">
            <text:p>3395.4010235743</text:p>
          </table:table-cell>
          <table:table-cell office:value-type="float" office:value="0.0000000506352416821658" calcext:value-type="float">
            <text:p>5.06E-008</text:p>
          </table:table-cell>
          <table:table-cell office:value-type="float" office:value="1.30027034693154" calcext:value-type="float">
            <text:p>1.3002703469</text:p>
          </table:table-cell>
          <table:table-cell table:style-name="Default" office:value-type="float" office:value="0.00453504071296932" calcext:value-type="float">
            <text:p>0.0045350407</text:p>
          </table:table-cell>
          <table:table-cell office:value-type="float" office:value="1.28190782517573" calcext:value-type="float">
            <text:p>1.2819078252</text:p>
          </table:table-cell>
          <table:table-cell office:value-type="float" office:value="0.806769263626211" calcext:value-type="float">
            <text:p>0.8067692636</text:p>
          </table:table-cell>
          <table:table-cell office:value-type="float" office:value="266.739673727878" calcext:value-type="float">
            <text:p>266.7396737279</text:p>
          </table:table-cell>
          <table:table-cell table:number-columns-repeated="2"/>
        </table:table-row>
        <table:table-row table:style-name="ro1">
          <table:table-cell office:value-type="float" office:value="0.51313041665311" calcext:value-type="float">
            <text:p>0.5131304167</text:p>
          </table:table-cell>
          <table:table-cell office:value-type="float" office:value="3395.40124015099" calcext:value-type="float">
            <text:p>3395.401240151</text:p>
          </table:table-cell>
          <table:table-cell office:value-type="float" office:value="0.000000064042513749288" calcext:value-type="float">
            <text:p>6.40E-008</text:p>
          </table:table-cell>
          <table:table-cell office:value-type="float" office:value="1.30027036088929" calcext:value-type="float">
            <text:p>1.3002703609</text:p>
          </table:table-cell>
          <table:table-cell table:style-name="Default" office:value-type="float" office:value="0.00500068206245317" calcext:value-type="float">
            <text:p>0.0050006821</text:p>
          </table:table-cell>
          <table:table-cell office:value-type="float" office:value="1.27079353929585" calcext:value-type="float">
            <text:p>1.2707935393</text:p>
          </table:table-cell>
          <table:table-cell office:value-type="float" office:value="0.804361712209123" calcext:value-type="float">
            <text:p>0.8043617122</text:p>
          </table:table-cell>
          <table:table-cell office:value-type="float" office:value="266.672359077096" calcext:value-type="float">
            <text:p>266.6723590771</text:p>
          </table:table-cell>
          <table:table-cell table:number-columns-repeated="2"/>
        </table:table-row>
        <table:table-row table:style-name="ro1">
          <table:table-cell office:value-type="float" office:value="0.566597858869289" calcext:value-type="float">
            <text:p>0.5665978589</text:p>
          </table:table-cell>
          <table:table-cell office:value-type="float" office:value="3395.40150848715" calcext:value-type="float">
            <text:p>3395.4015084872</text:p>
          </table:table-cell>
          <table:table-cell office:value-type="float" office:value="0.0000000813835921677491" calcext:value-type="float">
            <text:p>8.14E-008</text:p>
          </table:table-cell>
          <table:table-cell office:value-type="float" office:value="1.30027037885627" calcext:value-type="float">
            <text:p>1.3002703789</text:p>
          </table:table-cell>
          <table:table-cell table:style-name="Default" office:value-type="float" office:value="0.00552601256514783" calcext:value-type="float">
            <text:p>0.0055260126</text:p>
          </table:table-cell>
          <table:table-cell office:value-type="float" office:value="1.25904302759913" calcext:value-type="float">
            <text:p>1.2590430276</text:p>
          </table:table-cell>
          <table:table-cell office:value-type="float" office:value="0.801992071593416" calcext:value-type="float">
            <text:p>0.8019920716</text:p>
          </table:table-cell>
          <table:table-cell office:value-type="float" office:value="266.596539952489" calcext:value-type="float">
            <text:p>266.5965399525</text:p>
          </table:table-cell>
          <table:table-cell table:number-columns-repeated="2"/>
        </table:table-row>
        <table:table-row table:style-name="ro1">
          <table:table-cell office:value-type="float" office:value="0.633962317139008" calcext:value-type="float">
            <text:p>0.6339623171</text:p>
          </table:table-cell>
          <table:table-cell office:value-type="float" office:value="3395.40188317718" calcext:value-type="float">
            <text:p>3395.4018831772</text:p>
          </table:table-cell>
          <table:table-cell office:value-type="float" office:value="0.000000106749648190264" calcext:value-type="float">
            <text:p>1.07E-007</text:p>
          </table:table-cell>
          <table:table-cell office:value-type="float" office:value="1.30027040500732" calcext:value-type="float">
            <text:p>1.300270405</text:p>
          </table:table-cell>
          <table:table-cell table:style-name="Default" office:value-type="float" office:value="0.00618915466135675" calcext:value-type="float">
            <text:p>0.0061891547</text:p>
          </table:table-cell>
          <table:table-cell office:value-type="float" office:value="1.24521999929773" calcext:value-type="float">
            <text:p>1.2452199993</text:p>
          </table:table-cell>
          <table:table-cell office:value-type="float" office:value="0.799409971702027" calcext:value-type="float">
            <text:p>0.7994099717</text:p>
          </table:table-cell>
          <table:table-cell office:value-type="float" office:value="266.501014263512" calcext:value-type="float">
            <text:p>266.5010142635</text:p>
          </table:table-cell>
          <table:table-cell table:number-columns-repeated="2"/>
        </table:table-row>
        <table:table-row table:style-name="ro1">
          <table:table-cell office:value-type="float" office:value="0.709777699660099" calcext:value-type="float">
            <text:p>0.7097776997</text:p>
          </table:table-cell>
          <table:table-cell office:value-type="float" office:value="3395.40235341089" calcext:value-type="float">
            <text:p>3395.4023534109</text:p>
          </table:table-cell>
          <table:table-cell office:value-type="float" office:value="0.000000140191442374114" calcext:value-type="float">
            <text:p>1.40E-007</text:p>
          </table:table-cell>
          <table:table-cell office:value-type="float" office:value="1.30027043930966" calcext:value-type="float">
            <text:p>1.3002704393</text:p>
          </table:table-cell>
          <table:table-cell table:style-name="Default" office:value-type="float" office:value="0.00693714381775992" calcext:value-type="float">
            <text:p>0.0069371438</text:p>
          </table:table-cell>
          <table:table-cell office:value-type="float" office:value="1.23076293808304" calcext:value-type="float">
            <text:p>1.2307629381</text:p>
          </table:table-cell>
          <table:table-cell office:value-type="float" office:value="0.796919438429381" calcext:value-type="float">
            <text:p>0.7969194384</text:p>
          </table:table-cell>
          <table:table-cell office:value-type="float" office:value="266.39350480175" calcext:value-type="float">
            <text:p>266.3935048018</text:p>
          </table:table-cell>
          <table:table-cell table:number-columns-repeated="2"/>
        </table:table-row>
        <table:table-row table:style-name="ro1">
          <table:table-cell office:value-type="float" office:value="0.786827959680243" calcext:value-type="float">
            <text:p>0.7868279597</text:p>
          </table:table-cell>
          <table:table-cell office:value-type="float" office:value="3395.40288363614" calcext:value-type="float">
            <text:p>3395.4028836361</text:p>
          </table:table-cell>
          <table:table-cell office:value-type="float" office:value="0.000000179716173645264" calcext:value-type="float">
            <text:p>1.80E-007</text:p>
          </table:table-cell>
          <table:table-cell office:value-type="float" office:value="1.30027047966339" calcext:value-type="float">
            <text:p>1.3002704797</text:p>
          </table:table-cell>
          <table:table-cell table:style-name="Default" office:value-type="float" office:value="0.00769907082338562" calcext:value-type="float">
            <text:p>0.0076990708</text:p>
          </table:table-cell>
          <table:table-cell office:value-type="float" office:value="1.21707178439455" calcext:value-type="float">
            <text:p>1.2170717844</text:p>
          </table:table-cell>
          <table:table-cell office:value-type="float" office:value="0.79473554767163" calcext:value-type="float">
            <text:p>0.7947355477</text:p>
          </table:table-cell>
          <table:table-cell office:value-type="float" office:value="266.28424423077" calcext:value-type="float">
            <text:p>266.2842442308</text:p>
          </table:table-cell>
          <table:table-cell table:number-columns-repeated="2"/>
        </table:table-row>
        <table:table-row table:style-name="ro1">
          <table:table-cell office:value-type="float" office:value="0.877982637334872" calcext:value-type="float">
            <text:p>0.8779826373</text:p>
          </table:table-cell>
          <table:table-cell office:value-type="float" office:value="3395.40357858091" calcext:value-type="float">
            <text:p>3395.4035785809</text:p>
          </table:table-cell>
          <table:table-cell office:value-type="float" office:value="0.000000233991526447231" calcext:value-type="float">
            <text:p>2.34E-007</text:p>
          </table:table-cell>
          <table:table-cell office:value-type="float" office:value="1.30027053483228" calcext:value-type="float">
            <text:p>1.3002705348</text:p>
          </table:table-cell>
          <table:table-cell table:style-name="Default" office:value-type="float" office:value="0.00860270323314717" calcext:value-type="float">
            <text:p>0.0086027032</text:p>
          </table:table-cell>
          <table:table-cell office:value-type="float" office:value="1.20196946295372" calcext:value-type="float">
            <text:p>1.201969463</text:p>
          </table:table-cell>
          <table:table-cell office:value-type="float" office:value="0.792500766759139" calcext:value-type="float">
            <text:p>0.7925007668</text:p>
          </table:table-cell>
          <table:table-cell office:value-type="float" office:value="266.154982991087" calcext:value-type="float">
            <text:p>266.1549829911</text:p>
          </table:table-cell>
          <table:table-cell table:number-columns-repeated="2"/>
        </table:table-row>
        <table:table-row table:style-name="ro1">
          <table:table-cell office:value-type="float" office:value="0.975883208735451" calcext:value-type="float">
            <text:p>0.9758832087</text:p>
          </table:table-cell>
          <table:table-cell office:value-type="float" office:value="3395.40440603669" calcext:value-type="float">
            <text:p>3395.4044060367</text:p>
          </table:table-cell>
          <table:table-cell office:value-type="float" office:value="0.000000301729580166943" calcext:value-type="float">
            <text:p>3.02E-007</text:p>
          </table:table-cell>
          <table:table-cell office:value-type="float" office:value="1.30027060339032" calcext:value-type="float">
            <text:p>1.3002706034</text:p>
          </table:table-cell>
          <table:table-cell table:style-name="Default" office:value-type="float" office:value="0.00957583990684526" calcext:value-type="float">
            <text:p>0.0095758399</text:p>
          </table:table-cell>
          <table:table-cell office:value-type="float" office:value="1.18686410752851" calcext:value-type="float">
            <text:p>1.1868641075</text:p>
          </table:table-cell>
          <table:table-cell office:value-type="float" office:value="0.790427583155608" calcext:value-type="float">
            <text:p>0.7904275832</text:p>
          </table:table-cell>
          <table:table-cell office:value-type="float" office:value="266.016155784953" calcext:value-type="float">
            <text:p>266.016155785</text:p>
          </table:table-cell>
          <table:table-cell table:number-columns-repeated="2"/>
        </table:table-row>
        <table:table-row table:style-name="ro1">
          <table:table-cell office:value-type="float" office:value="1.08097357710179" calcext:value-type="float">
            <text:p>1.0809735771</text:p>
          </table:table-cell>
          <table:table-cell office:value-type="float" office:value="3395.4053869831" calcext:value-type="float">
            <text:p>3395.4053869831</text:p>
          </table:table-cell>
          <table:table-cell office:value-type="float" office:value="0.00000038577231381195" calcext:value-type="float">
            <text:p>3.86E-007</text:p>
          </table:table-cell>
          <table:table-cell office:value-type="float" office:value="1.30027068811119" calcext:value-type="float">
            <text:p>1.3002706881</text:p>
          </table:table-cell>
          <table:table-cell table:style-name="Default" office:value-type="float" office:value="0.0106234053952032" calcext:value-type="float">
            <text:p>0.0106234054</text:p>
          </table:table-cell>
          <table:table-cell office:value-type="float" office:value="1.17173327945116" calcext:value-type="float">
            <text:p>1.1717332795</text:p>
          </table:table-cell>
          <table:table-cell office:value-type="float" office:value="0.788495017349025" calcext:value-type="float">
            <text:p>0.7884950173</text:p>
          </table:table-cell>
          <table:table-cell office:value-type="float" office:value="265.867133138575" calcext:value-type="float">
            <text:p>265.8671331386</text:p>
          </table:table-cell>
          <table:table-cell table:number-columns-repeated="2"/>
        </table:table-row>
        <table:table-row table:style-name="ro1">
          <table:table-cell office:value-type="float" office:value="1.195648824388" calcext:value-type="float">
            <text:p>1.1956488244</text:p>
          </table:table-cell>
          <table:table-cell office:value-type="float" office:value="3395.40656603898" calcext:value-type="float">
            <text:p>3395.406566039</text:p>
          </table:table-cell>
          <table:table-cell office:value-type="float" office:value="0.000000491390422216823" calcext:value-type="float">
            <text:p>4.91E-007</text:p>
          </table:table-cell>
          <table:table-cell office:value-type="float" office:value="1.30027079418143" calcext:value-type="float">
            <text:p>1.3002707942</text:p>
          </table:table-cell>
          <table:table-cell table:style-name="Default" office:value-type="float" office:value="0.0117699339670191" calcext:value-type="float">
            <text:p>0.011769934</text:p>
          </table:table-cell>
          <table:table-cell office:value-type="float" office:value="1.15630774326635" calcext:value-type="float">
            <text:p>1.1563077433</text:p>
          </table:table-cell>
          <table:table-cell office:value-type="float" office:value="0.786656989247589" calcext:value-type="float">
            <text:p>0.7866569892</text:p>
          </table:table-cell>
          <table:table-cell office:value-type="float" office:value="265.704518723095" calcext:value-type="float">
            <text:p>265.7045187231</text:p>
          </table:table-cell>
          <table:table-cell table:number-columns-repeated="2"/>
        </table:table-row>
        <table:table-row table:style-name="ro1">
          <table:table-cell office:value-type="float" office:value="1.39168891299618" calcext:value-type="float">
            <text:p>1.391688913</text:p>
          </table:table-cell>
          <table:table-cell office:value-type="float" office:value="3395.40884151468" calcext:value-type="float">
            <text:p>3395.4088415147</text:p>
          </table:table-cell>
          <table:table-cell office:value-type="float" office:value="0.000000707097909517174" calcext:value-type="float">
            <text:p>7.07E-007</text:p>
          </table:table-cell>
          <table:table-cell office:value-type="float" office:value="1.30027100982151" calcext:value-type="float">
            <text:p>1.3002710098</text:p>
          </table:table-cell>
          <table:table-cell table:style-name="Default" office:value-type="float" office:value="0.0137379914151966" calcext:value-type="float">
            <text:p>0.0137379914</text:p>
          </table:table-cell>
          <table:table-cell office:value-type="float" office:value="1.13210391743287" calcext:value-type="float">
            <text:p>1.1321039174</text:p>
          </table:table-cell>
          <table:table-cell office:value-type="float" office:value="0.784008435880597" calcext:value-type="float">
            <text:p>0.7840084359</text:p>
          </table:table-cell>
          <table:table-cell office:value-type="float" office:value="265.42652547543" calcext:value-type="float">
            <text:p>265.4265254754</text:p>
          </table:table-cell>
          <table:table-cell table:number-columns-repeated="2"/>
        </table:table-row>
        <table:table-row table:style-name="ro1">
          <table:table-cell office:value-type="float" office:value="1.60896596561826" calcext:value-type="float">
            <text:p>1.6089659656</text:p>
          </table:table-cell>
          <table:table-cell office:value-type="float" office:value="3395.4117416946" calcext:value-type="float">
            <text:p>3395.4117416946</text:p>
          </table:table-cell>
          <table:table-cell office:value-type="float" office:value="0.00000100061154747086" calcext:value-type="float">
            <text:p>1.00E-006</text:p>
          </table:table-cell>
          <table:table-cell office:value-type="float" office:value="1.30027130177157" calcext:value-type="float">
            <text:p>1.3002713018</text:p>
          </table:table-cell>
          <table:table-cell table:style-name="Default" office:value-type="float" office:value="0.0159307355091997" calcext:value-type="float">
            <text:p>0.0159307355</text:p>
          </table:table-cell>
          <table:table-cell office:value-type="float" office:value="1.10785602988347" calcext:value-type="float">
            <text:p>1.1078560299</text:p>
          </table:table-cell>
          <table:table-cell office:value-type="float" office:value="0.781603606386851" calcext:value-type="float">
            <text:p>0.7816036064</text:p>
          </table:table-cell>
          <table:table-cell office:value-type="float" office:value="265.118417302606" calcext:value-type="float">
            <text:p>265.1184173026</text:p>
          </table:table-cell>
          <table:table-cell table:number-columns-repeated="2"/>
        </table:table-row>
        <table:table-row table:style-name="ro1">
          <table:table-cell office:value-type="float" office:value="1.8626417523415" calcext:value-type="float">
            <text:p>1.8626417523</text:p>
          </table:table-cell>
          <table:table-cell office:value-type="float" office:value="3395.41562301588" calcext:value-type="float">
            <text:p>3395.4156230159</text:p>
          </table:table-cell>
          <table:table-cell office:value-type="float" office:value="0.00000141969500367843" calcext:value-type="float">
            <text:p>1.42E-006</text:p>
          </table:table-cell>
          <table:table-cell office:value-type="float" office:value="1.30027171666367" calcext:value-type="float">
            <text:p>1.3002717167</text:p>
          </table:table-cell>
          <table:table-cell table:style-name="Default" office:value-type="float" office:value="0.0185055675080725" calcext:value-type="float">
            <text:p>0.0185055675</text:p>
          </table:table-cell>
          <table:table-cell office:value-type="float" office:value="1.08225015650608" calcext:value-type="float">
            <text:p>1.0822501565</text:p>
          </table:table-cell>
          <table:table-cell office:value-type="float" office:value="0.779293024659346" calcext:value-type="float">
            <text:p>0.7792930247</text:p>
          </table:table-cell>
          <table:table-cell office:value-type="float" office:value="264.758694164825" calcext:value-type="float">
            <text:p>264.7586941648</text:p>
          </table:table-cell>
          <table:table-cell table:number-columns-repeated="2"/>
        </table:table-row>
        <table:table-row table:style-name="ro1">
          <table:table-cell office:value-type="float" office:value="2.15678002561755" calcext:value-type="float">
            <text:p>2.1567800256</text:p>
          </table:table-cell>
          <table:table-cell office:value-type="float" office:value="3395.42077997488" calcext:value-type="float">
            <text:p>3395.4207799749</text:p>
          </table:table-cell>
          <table:table-cell office:value-type="float" office:value="0.00000201419117930319" calcext:value-type="float">
            <text:p>2.01E-006</text:p>
          </table:table-cell>
          <table:table-cell office:value-type="float" office:value="1.30027230256667" calcext:value-type="float">
            <text:p>1.3002723026</text:p>
          </table:table-cell>
          <table:table-cell table:style-name="Default" office:value-type="float" office:value="0.0215103029220591" calcext:value-type="float">
            <text:p>0.0215103029</text:p>
          </table:table-cell>
          <table:table-cell office:value-type="float" office:value="1.05544255879776" calcext:value-type="float">
            <text:p>1.0554425588</text:p>
          </table:table-cell>
          <table:table-cell office:value-type="float" office:value="0.77708815678188" calcext:value-type="float">
            <text:p>0.7770881568</text:p>
          </table:table-cell>
          <table:table-cell office:value-type="float" office:value="264.341593486944" calcext:value-type="float">
            <text:p>264.3415934869</text:p>
          </table:table-cell>
          <table:table-cell table:number-columns-repeated="2"/>
        </table:table-row>
        <table:table-row table:style-name="ro1">
          <table:table-cell office:value-type="float" office:value="2.49829753611371" calcext:value-type="float">
            <text:p>2.4982975361</text:p>
          </table:table-cell>
          <table:table-cell office:value-type="float" office:value="3395.42763516268" calcext:value-type="float">
            <text:p>3395.4276351627</text:p>
          </table:table-cell>
          <table:table-cell office:value-type="float" office:value="0.00000285847021802951" calcext:value-type="float">
            <text:p>2.86E-006</text:p>
          </table:table-cell>
          <table:table-cell office:value-type="float" office:value="1.30027313106567" calcext:value-type="float">
            <text:p>1.3002731311</text:p>
          </table:table-cell>
          <table:table-cell table:style-name="Default" office:value-type="float" office:value="0.0250239847948475" calcext:value-type="float">
            <text:p>0.0250239848</text:p>
          </table:table-cell>
          <table:table-cell office:value-type="float" office:value="1.02738230851585" calcext:value-type="float">
            <text:p>1.0273823085</text:p>
          </table:table-cell>
          <table:table-cell office:value-type="float" office:value="0.774979665803542" calcext:value-type="float">
            <text:p>0.7749796658</text:p>
          </table:table-cell>
          <table:table-cell office:value-type="float" office:value="263.857307020073" calcext:value-type="float">
            <text:p>263.8573070201</text:p>
          </table:table-cell>
          <table:table-cell table:number-columns-repeated="2"/>
        </table:table-row>
        <table:table-row table:style-name="ro1">
          <table:table-cell office:value-type="float" office:value="2.89491261053002" calcext:value-type="float">
            <text:p>2.8949126105</text:p>
          </table:table-cell>
          <table:table-cell office:value-type="float" office:value="3395.43674120244" calcext:value-type="float">
            <text:p>3395.4367412024</text:p>
          </table:table-cell>
          <table:table-cell office:value-type="float" office:value="0.00000405752588333529" calcext:value-type="float">
            <text:p>4.06E-006</text:p>
          </table:table-cell>
          <table:table-cell office:value-type="float" office:value="1.30027430287068" calcext:value-type="float">
            <text:p>1.3002743029</text:p>
          </table:table-cell>
          <table:table-cell table:style-name="Default" office:value-type="float" office:value="0.0291369497904779" calcext:value-type="float">
            <text:p>0.0291369498</text:p>
          </table:table-cell>
          <table:table-cell office:value-type="float" office:value="0.998055368970938" calcext:value-type="float">
            <text:p>0.998055369</text:p>
          </table:table-cell>
          <table:table-cell office:value-type="float" office:value="0.772961253492443" calcext:value-type="float">
            <text:p>0.7729612535</text:p>
          </table:table-cell>
          <table:table-cell office:value-type="float" office:value="263.294889846155" calcext:value-type="float">
            <text:p>263.2948898462</text:p>
          </table:table-cell>
          <table:table-cell table:number-columns-repeated="2"/>
        </table:table-row>
        <table:table-row table:style-name="ro1">
          <table:table-cell office:value-type="float" office:value="3.3545168801829" calcext:value-type="float">
            <text:p>3.3545168802</text:p>
          </table:table-cell>
          <table:table-cell office:value-type="float" office:value="3395.4487956863" calcext:value-type="float">
            <text:p>3395.4487956863</text:p>
          </table:table-cell>
          <table:table-cell office:value-type="float" office:value="0.0000057559349570844" calcext:value-type="float">
            <text:p>5.76E-006</text:p>
          </table:table-cell>
          <table:table-cell office:value-type="float" office:value="1.3002759561478" calcext:value-type="float">
            <text:p>1.3002759561</text:p>
          </table:table-cell>
          <table:table-cell table:style-name="Default" office:value-type="float" office:value="0.0339450693907848" calcext:value-type="float">
            <text:p>0.0339450694</text:p>
          </table:table-cell>
          <table:table-cell office:value-type="float" office:value="0.967524275860151" calcext:value-type="float">
            <text:p>0.9675242759</text:p>
          </table:table-cell>
          <table:table-cell office:value-type="float" office:value="0.771030962828245" calcext:value-type="float">
            <text:p>0.7710309628</text:p>
          </table:table-cell>
          <table:table-cell office:value-type="float" office:value="262.643151293759" calcext:value-type="float">
            <text:p>262.6431512938</text:p>
          </table:table-cell>
          <table:table-cell table:number-columns-repeated="2"/>
        </table:table-row>
        <table:table-row table:style-name="ro1">
          <table:table-cell office:value-type="float" office:value="3.88552053153914" calcext:value-type="float">
            <text:p>3.8855205315</text:p>
          </table:table-cell>
          <table:table-cell office:value-type="float" office:value="3395.46467760061" calcext:value-type="float">
            <text:p>3395.4646776006</text:p>
          </table:table-cell>
          <table:table-cell office:value-type="float" office:value="0.00000815199078484633" calcext:value-type="float">
            <text:p>8.15E-006</text:p>
          </table:table-cell>
          <table:table-cell office:value-type="float" office:value="1.3002782797587" calcext:value-type="float">
            <text:p>1.3002782798</text:p>
          </table:table-cell>
          <table:table-cell table:style-name="Default" office:value-type="float" office:value="0.0395540678967952" calcext:value-type="float">
            <text:p>0.0395540679</text:p>
          </table:table-cell>
          <table:table-cell office:value-type="float" office:value="0.935885866224262" calcext:value-type="float">
            <text:p>0.9358858662</text:p>
          </table:table-cell>
          <table:table-cell office:value-type="float" office:value="0.769187134911853" calcext:value-type="float">
            <text:p>0.7691871349</text:p>
          </table:table-cell>
          <table:table-cell office:value-type="float" office:value="261.890165358024" calcext:value-type="float">
            <text:p>261.890165358</text:p>
          </table:table-cell>
          <table:table-cell table:number-columns-repeated="2"/>
        </table:table-row>
        <table:table-row table:style-name="ro1">
          <table:table-cell office:value-type="float" office:value="4.49902292736767" calcext:value-type="float">
            <text:p>4.4990229274</text:p>
          </table:table-cell>
          <table:table-cell office:value-type="float" office:value="3395.48555951548" calcext:value-type="float">
            <text:p>3395.4855595155</text:p>
          </table:table-cell>
          <table:table-cell office:value-type="float" office:value="0.0000115280207670534" calcext:value-type="float">
            <text:p>1.15E-005</text:p>
          </table:table-cell>
          <table:table-cell office:value-type="float" office:value="1.30028154193362" calcext:value-type="float">
            <text:p>1.3002815419</text:p>
          </table:table-cell>
          <table:table-cell table:style-name="Default" office:value-type="float" office:value="0.046103729978956" calcext:value-type="float">
            <text:p>0.04610373</text:p>
          </table:table-cell>
          <table:table-cell office:value-type="float" office:value="0.90315315613351" calcext:value-type="float">
            <text:p>0.9031531561</text:p>
          </table:table-cell>
          <table:table-cell office:value-type="float" office:value="0.767422069566892" calcext:value-type="float">
            <text:p>0.7674220696</text:p>
          </table:table-cell>
          <table:table-cell office:value-type="float" office:value="261.020192666841" calcext:value-type="float">
            <text:p>261.0201926668</text:p>
          </table:table-cell>
          <table:table-cell table:number-columns-repeated="2"/>
        </table:table-row>
        <table:table-row table:style-name="ro1">
          <table:table-cell office:value-type="float" office:value="5.20756356503724" calcext:value-type="float">
            <text:p>5.207563565</text:p>
          </table:table-cell>
          <table:table-cell office:value-type="float" office:value="3395.51294458718" calcext:value-type="float">
            <text:p>3395.5129445872</text:p>
          </table:table-cell>
          <table:table-cell office:value-type="float" office:value="0.0000162769870168862" calcext:value-type="float">
            <text:p>1.63E-005</text:p>
          </table:table-cell>
          <table:table-cell office:value-type="float" office:value="1.30028611491834" calcext:value-type="float">
            <text:p>1.3002861149</text:p>
          </table:table-cell>
          <table:table-cell table:style-name="Default" office:value-type="float" office:value="0.0537567695504726" calcext:value-type="float">
            <text:p>0.0537567696</text:p>
          </table:table-cell>
          <table:table-cell office:value-type="float" office:value="0.869362505226535" calcext:value-type="float">
            <text:p>0.8693625052</text:p>
          </table:table-cell>
          <table:table-cell office:value-type="float" office:value="0.765729260647321" calcext:value-type="float">
            <text:p>0.7657292606</text:p>
          </table:table-cell>
          <table:table-cell office:value-type="float" office:value="260.015451675514" calcext:value-type="float">
            <text:p>260.0154516755</text:p>
          </table:table-cell>
          <table:table-cell table:number-columns-repeated="2"/>
        </table:table-row>
        <table:table-row table:style-name="ro1">
          <table:table-cell office:value-type="float" office:value="6.02558942386985" calcext:value-type="float">
            <text:p>6.0255894239</text:p>
          </table:table-cell>
          <table:table-cell office:value-type="float" office:value="3395.54876087435" calcext:value-type="float">
            <text:p>3395.5487608744</text:p>
          </table:table-cell>
          <table:table-cell office:value-type="float" office:value="0.0000229464433240209" calcext:value-type="float">
            <text:p>2.29E-005</text:p>
          </table:table-cell>
          <table:table-cell office:value-type="float" office:value="1.30029251595801" calcext:value-type="float">
            <text:p>1.300292516</text:p>
          </table:table-cell>
          <table:table-cell table:style-name="Default" office:value-type="float" office:value="0.0627060769943493" calcext:value-type="float">
            <text:p>0.062706077</text:p>
          </table:table-cell>
          <table:table-cell office:value-type="float" office:value="0.83455954674439" calcext:value-type="float">
            <text:p>0.8345595467</text:p>
          </table:table-cell>
          <table:table-cell office:value-type="float" office:value="0.764102437121916" calcext:value-type="float">
            <text:p>0.7641024371</text:p>
          </table:table-cell>
          <table:table-cell office:value-type="float" office:value="258.855455948187" calcext:value-type="float">
            <text:p>258.8554559482</text:p>
          </table:table-cell>
          <table:table-cell table:number-columns-repeated="2"/>
        </table:table-row>
        <table:table-row table:style-name="ro1">
          <table:table-cell office:value-type="float" office:value="6.96969425312256" calcext:value-type="float">
            <text:p>6.9696942531</text:p>
          </table:table-cell>
          <table:table-cell office:value-type="float" office:value="3395.59546826712" calcext:value-type="float">
            <text:p>3395.5954682671</text:p>
          </table:table-cell>
          <table:table-cell office:value-type="float" office:value="0.0000322977530019196" calcext:value-type="float">
            <text:p>3.23E-005</text:p>
          </table:table-cell>
          <table:table-cell office:value-type="float" office:value="1.30030146231783" calcext:value-type="float">
            <text:p>1.3003014623</text:p>
          </table:table-cell>
          <table:table-cell table:style-name="Default" office:value-type="float" office:value="0.0731802546602726" calcext:value-type="float">
            <text:p>0.0731802547</text:p>
          </table:table-cell>
          <table:table-cell office:value-type="float" office:value="0.798801965890344" calcext:value-type="float">
            <text:p>0.7988019659</text:p>
          </table:table-cell>
          <table:table-cell office:value-type="float" office:value="0.762535660910554" calcext:value-type="float">
            <text:p>0.7625356609</text:p>
          </table:table-cell>
          <table:table-cell office:value-type="float" office:value="257.516674837227" calcext:value-type="float">
            <text:p>257.5166748372</text:p>
          </table:table-cell>
          <table:table-cell table:number-columns-repeated="2"/>
        </table:table-row>
        <table:table-row table:style-name="ro1">
          <table:table-cell office:value-type="float" office:value="8.0589379165354" calcext:value-type="float">
            <text:p>8.0589379165</text:p>
          </table:table-cell>
          <table:table-cell office:value-type="float" office:value="3395.65618956945" calcext:value-type="float">
            <text:p>3395.6561895695</text:p>
          </table:table-cell>
          <table:table-cell office:value-type="float" office:value="0.0000453878610123806" calcext:value-type="float">
            <text:p>4.54E-005</text:p>
          </table:table-cell>
          <table:table-cell office:value-type="float" office:value="1.30031394708313" calcext:value-type="float">
            <text:p>1.3003139471</text:p>
          </table:table-cell>
          <table:table-cell table:style-name="Default" office:value-type="float" office:value="0.0854508836074575" calcext:value-type="float">
            <text:p>0.0854508836</text:p>
          </table:table-cell>
          <table:table-cell office:value-type="float" office:value="0.762159800172514" calcext:value-type="float">
            <text:p>0.7621598002</text:p>
          </table:table-cell>
          <table:table-cell office:value-type="float" office:value="0.761023292039291" calcext:value-type="float">
            <text:p>0.761023292</text:p>
          </table:table-cell>
          <table:table-cell office:value-type="float" office:value="255.972080638971" calcext:value-type="float">
            <text:p>255.972080639</text:p>
          </table:table-cell>
          <table:table-cell table:number-columns-repeated="2"/>
        </table:table-row>
        <table:table-row table:style-name="ro1">
          <table:table-cell office:value-type="float" office:value="9.31520419792833" calcext:value-type="float">
            <text:p>9.3152041979</text:p>
          </table:table-cell>
          <table:table-cell office:value-type="float" office:value="3395.73486719151" calcext:value-type="float">
            <text:p>3395.7348671915</text:p>
          </table:table-cell>
          <table:table-cell office:value-type="float" office:value="0.0000636816683394301" calcext:value-type="float">
            <text:p>6.37E-005</text:p>
          </table:table-cell>
          <table:table-cell office:value-type="float" office:value="1.30033134307183" calcext:value-type="float">
            <text:p>1.3003313431</text:p>
          </table:table-cell>
          <table:table-cell table:style-name="Default" office:value-type="float" office:value="0.0998413546403265" calcext:value-type="float">
            <text:p>0.0998413546</text:p>
          </table:table-cell>
          <table:table-cell office:value-type="float" office:value="0.724715931359014" calcext:value-type="float">
            <text:p>0.7247159314</text:p>
          </table:table-cell>
          <table:table-cell office:value-type="float" office:value="0.759559973770951" calcext:value-type="float">
            <text:p>0.7595599738</text:p>
          </table:table-cell>
          <table:table-cell office:value-type="float" office:value="254.19064121005" calcext:value-type="float">
            <text:p>254.1906412101</text:p>
          </table:table-cell>
          <table:table-cell table:number-columns-repeated="2"/>
        </table:table-row>
        <table:table-row table:style-name="ro1">
          <table:table-cell office:value-type="float" office:value="10.3544491387974" calcext:value-type="float">
            <text:p>10.3544491388</text:p>
          </table:table-cell>
          <table:table-cell office:value-type="float" office:value="3395.80661115307" calcext:value-type="float">
            <text:p>3395.8066111531</text:p>
          </table:table-cell>
          <table:table-cell office:value-type="float" office:value="0.0000815036002628251" calcext:value-type="float">
            <text:p>8.15E-005</text:p>
          </table:table-cell>
          <table:table-cell office:value-type="float" office:value="1.30034824860013" calcext:value-type="float">
            <text:p>1.3003482486</text:p>
          </table:table-cell>
          <table:table-cell table:style-name="Default" office:value-type="float" office:value="0.111932260856487" calcext:value-type="float">
            <text:p>0.1119322609</text:p>
          </table:table-cell>
          <table:table-cell office:value-type="float" office:value="0.696868619612984" calcext:value-type="float">
            <text:p>0.6968686196</text:p>
          </table:table-cell>
          <table:table-cell office:value-type="float" office:value="0.758517519102558" calcext:value-type="float">
            <text:p>0.7585175191</text:p>
          </table:table-cell>
          <table:table-cell office:value-type="float" office:value="252.716947343239" calcext:value-type="float">
            <text:p>252.7169473432</text:p>
          </table:table-cell>
          <table:table-cell table:number-columns-repeated="2"/>
        </table:table-row>
        <table:table-row table:style-name="ro1">
          <table:table-cell office:value-type="float" office:value="12.0238145744779" calcext:value-type="float">
            <text:p>12.0238145745</text:p>
          </table:table-cell>
          <table:table-cell office:value-type="float" office:value="3395.93378178866" calcext:value-type="float">
            <text:p>3395.9337817887</text:p>
          </table:table-cell>
          <table:table-cell table:style-name="Default" office:value-type="float" office:value="0.000115426204618878" calcext:value-type="float">
            <text:p>0.0001154262</text:p>
          </table:table-cell>
          <table:table-cell office:value-type="float" office:value="1.30038034563844" calcext:value-type="float">
            <text:p>1.3003803456</text:p>
          </table:table-cell>
          <table:table-cell table:style-name="Default" office:value-type="float" office:value="0.131695750280401" calcext:value-type="float">
            <text:p>0.1316957503</text:p>
          </table:table-cell>
          <table:table-cell office:value-type="float" office:value="0.656868189238849" calcext:value-type="float">
            <text:p>0.6568681892</text:p>
          </table:table-cell>
          <table:table-cell office:value-type="float" office:value="0.757077776371922" calcext:value-type="float">
            <text:p>0.7570777764</text:p>
          </table:table-cell>
          <table:table-cell office:value-type="float" office:value="250.349715608658" calcext:value-type="float">
            <text:p>250.3497156087</text:p>
          </table:table-cell>
          <table:table-cell table:number-columns-repeated="2"/>
        </table:table-row>
        <table:table-row table:style-name="ro1">
          <table:table-cell office:value-type="float" office:value="13.8755110235211" calcext:value-type="float">
            <text:p>13.8755110235</text:p>
          </table:table-cell>
          <table:table-cell office:value-type="float" office:value="3396.0909939976" calcext:value-type="float">
            <text:p>3396.0909939976</text:p>
          </table:table-cell>
          <table:table-cell table:style-name="Default" office:value-type="float" office:value="0.000160984079757851" calcext:value-type="float">
            <text:p>0.0001609841</text:p>
          </table:table-cell>
          <table:table-cell office:value-type="float" office:value="1.30042333206529" calcext:value-type="float">
            <text:p>1.3004233321</text:p>
          </table:table-cell>
          <table:table-cell table:style-name="Default" office:value-type="float" office:value="0.154094785651036" calcext:value-type="float">
            <text:p>0.1540947857</text:p>
          </table:table-cell>
          <table:table-cell office:value-type="float" office:value="0.617934055348038" calcext:value-type="float">
            <text:p>0.6179340553</text:p>
          </table:table-cell>
          <table:table-cell office:value-type="float" office:value="0.755730821845649" calcext:value-type="float">
            <text:p>0.7557308218</text:p>
          </table:table-cell>
          <table:table-cell office:value-type="float" office:value="247.723930682663" calcext:value-type="float">
            <text:p>247.7239306827</text:p>
          </table:table-cell>
          <table:table-cell table:number-columns-repeated="2"/>
        </table:table-row>
        <table:table-row table:style-name="ro1">
          <table:table-cell office:value-type="float" office:value="16.0193318347876" calcext:value-type="float">
            <text:p>16.0193318348</text:p>
          </table:table-cell>
          <table:table-cell office:value-type="float" office:value="3396.29268426691" calcext:value-type="float">
            <text:p>3396.2926842669</text:p>
          </table:table-cell>
          <table:table-cell table:style-name="Default" office:value-type="float" office:value="0.000224579954172846" calcext:value-type="float">
            <text:p>0.00022458</text:p>
          </table:table-cell>
          <table:table-cell office:value-type="float" office:value="1.30048317818804" calcext:value-type="float">
            <text:p>1.3004831782</text:p>
          </table:table-cell>
          <table:table-cell table:style-name="Default" office:value-type="float" office:value="0.180634265514426" calcext:value-type="float">
            <text:p>0.1806342655</text:p>
          </table:table-cell>
          <table:table-cell office:value-type="float" office:value="0.578419398853542" calcext:value-type="float">
            <text:p>0.5784193989</text:p>
          </table:table-cell>
          <table:table-cell office:value-type="float" office:value="0.754407739575255" calcext:value-type="float">
            <text:p>0.7544077396</text:p>
          </table:table-cell>
          <table:table-cell office:value-type="float" office:value="244.683900890974" calcext:value-type="float">
            <text:p>244.683900891</text:p>
          </table:table-cell>
          <table:table-cell table:number-columns-repeated="2"/>
        </table:table-row>
        <table:table-row table:style-name="ro1">
          <table:table-cell office:value-type="float" office:value="18.4862257364388" calcext:value-type="float">
            <text:p>18.4862257364</text:p>
          </table:table-cell>
          <table:table-cell office:value-type="float" office:value="3396.54880632104" calcext:value-type="float">
            <text:p>3396.548806321</text:p>
          </table:table-cell>
          <table:table-cell table:style-name="Default" office:value-type="float" office:value="0.000312754479117097" calcext:value-type="float">
            <text:p>0.0003127545</text:p>
          </table:table-cell>
          <table:table-cell office:value-type="float" office:value="1.3005659365827" calcext:value-type="float">
            <text:p>1.3005659366</text:p>
          </table:table-cell>
          <table:table-cell table:style-name="Default" office:value-type="float" office:value="0.211956651162128" calcext:value-type="float">
            <text:p>0.2119566512</text:p>
          </table:table-cell>
          <table:table-cell office:value-type="float" office:value="0.538708311071872" calcext:value-type="float">
            <text:p>0.5387083111</text:p>
          </table:table-cell>
          <table:table-cell office:value-type="float" office:value="0.753112626983001" calcext:value-type="float">
            <text:p>0.753112627</text:p>
          </table:table-cell>
          <table:table-cell office:value-type="float" office:value="241.185739610635" calcext:value-type="float">
            <text:p>241.1857396106</text:p>
          </table:table-cell>
          <table:table-cell table:number-columns-repeated="2"/>
        </table:table-row>
        <table:table-row table:style-name="ro1">
          <table:table-cell office:value-type="float" office:value="19.5374654083783" calcext:value-type="float">
            <text:p>19.5374654084</text:p>
          </table:table-cell>
          <table:table-cell office:value-type="float" office:value="3396.66522512984" calcext:value-type="float">
            <text:p>3396.6652251298</text:p>
          </table:table-cell>
          <table:table-cell table:style-name="Default" office:value-type="float" office:value="0.000355358013315103" calcext:value-type="float">
            <text:p>0.000355358</text:p>
          </table:table-cell>
          <table:table-cell office:value-type="float" office:value="1.30060585408091" calcext:value-type="float">
            <text:p>1.3006058541</text:p>
          </table:table-cell>
          <table:table-cell table:style-name="Default" office:value-type="float" office:value="0.225554310336161" calcext:value-type="float">
            <text:p>0.2255543103</text:p>
          </table:table-cell>
          <table:table-cell office:value-type="float" office:value="0.523322269207224" calcext:value-type="float">
            <text:p>0.5233222692</text:p>
          </table:table-cell>
          <table:table-cell office:value-type="float" office:value="0.752618095699143" calcext:value-type="float">
            <text:p>0.7526180957</text:p>
          </table:table-cell>
          <table:table-cell office:value-type="float" office:value="239.695036701088" calcext:value-type="float">
            <text:p>239.6950367011</text:p>
          </table:table-cell>
          <table:table-cell table:number-columns-repeated="2"/>
        </table:table-row>
        <table:table-row table:style-name="ro1">
          <table:table-cell office:value-type="float" office:value="22.3787793997101" calcext:value-type="float">
            <text:p>22.3787793997</text:p>
          </table:table-cell>
          <table:table-cell office:value-type="float" office:value="3397" calcext:value-type="float">
            <text:p>3397</text:p>
          </table:table-cell>
          <table:table-cell table:style-name="Default" office:value-type="float" office:value="0.000486021949058105" calcext:value-type="float">
            <text:p>0.0004860219</text:p>
          </table:table-cell>
          <table:table-cell office:value-type="float" office:value="1.30072806537711" calcext:value-type="float">
            <text:p>1.3007280654</text:p>
          </table:table-cell>
          <table:table-cell table:style-name="Default" office:value-type="float" office:value="0.263042609255632" calcext:value-type="float">
            <text:p>0.2630426093</text:p>
          </table:table-cell>
          <table:table-cell office:value-type="float" office:value="0.485511538397042" calcext:value-type="float">
            <text:p>0.4855115384</text:p>
          </table:table-cell>
          <table:table-cell office:value-type="float" office:value="0.751415400813499" calcext:value-type="float">
            <text:p>0.7514154008</text:p>
          </table:table-cell>
          <table:table-cell office:value-type="float" office:value="235.665931686433" calcext:value-type="float">
            <text:p>235.6659316864</text:p>
          </table:table-cell>
          <table:table-cell table:number-columns-repeated="2"/>
        </table:table-row>
        <table:table-row table:style-name="ro1">
          <table:table-cell office:value-type="float" office:value="24.7269157705192" calcext:value-type="float">
            <text:p>24.7269157705</text:p>
          </table:table-cell>
          <table:table-cell office:value-type="float" office:value="3397.29721987665" calcext:value-type="float">
            <text:p>3397.2972198767</text:p>
          </table:table-cell>
          <table:table-cell table:style-name="Default" office:value-type="float" office:value="0.00061157995511316" calcext:value-type="float">
            <text:p>0.00061158</text:p>
          </table:table-cell>
          <table:table-cell office:value-type="float" office:value="1.30084526031827" calcext:value-type="float">
            <text:p>1.3008452603</text:p>
          </table:table-cell>
          <table:table-cell table:style-name="Default" office:value-type="float" office:value="0.294827076054275" calcext:value-type="float">
            <text:p>0.2948270761</text:p>
          </table:table-cell>
          <table:table-cell office:value-type="float" office:value="0.457761711477982" calcext:value-type="float">
            <text:p>0.4577617115</text:p>
          </table:table-cell>
          <table:table-cell office:value-type="float" office:value="0.750540493219198" calcext:value-type="float">
            <text:p>0.7505404932</text:p>
          </table:table-cell>
          <table:table-cell office:value-type="float" office:value="232.336173674619" calcext:value-type="float">
            <text:p>232.3361736746</text:p>
          </table:table-cell>
          <table:table-cell table:number-columns-repeated="2"/>
        </table:table-row>
        <table:table-row table:style-name="ro1">
          <table:table-cell office:value-type="float" office:value="28.6675333495545" calcext:value-type="float">
            <text:p>28.6675333496</text:p>
          </table:table-cell>
          <table:table-cell office:value-type="float" office:value="3397.83350317088" calcext:value-type="float">
            <text:p>3397.8335031709</text:p>
          </table:table-cell>
          <table:table-cell table:style-name="Default" office:value-type="float" office:value="0.000859376782959982" calcext:value-type="float">
            <text:p>0.0008593768</text:p>
          </table:table-cell>
          <table:table-cell office:value-type="float" office:value="1.30107604253915" calcext:value-type="float">
            <text:p>1.3010760425</text:p>
          </table:table-cell>
          <table:table-cell table:style-name="Default" office:value-type="float" office:value="0.349788635890831" calcext:value-type="float">
            <text:p>0.3497886359</text:p>
          </table:table-cell>
          <table:table-cell office:value-type="float" office:value="0.416849113665206" calcext:value-type="float">
            <text:p>0.4168491137</text:p>
          </table:table-cell>
          <table:table-cell office:value-type="float" office:value="0.749255004004497" calcext:value-type="float">
            <text:p>0.749255004</text:p>
          </table:table-cell>
          <table:table-cell office:value-type="float" office:value="226.748209057909" calcext:value-type="float">
            <text:p>226.7482090579</text:p>
          </table:table-cell>
          <table:table-cell table:number-columns-repeated="2"/>
        </table:table-row>
        <table:table-row table:style-name="ro1">
          <table:table-cell office:value-type="float" office:value="33.012858393498" calcext:value-type="float">
            <text:p>33.0128583935</text:p>
          </table:table-cell>
          <table:table-cell office:value-type="float" office:value="3398.47295433094" calcext:value-type="float">
            <text:p>3398.4729543309</text:p>
          </table:table-cell>
          <table:table-cell table:style-name="Default" office:value-type="float" office:value="0.00118865388852337" calcext:value-type="float">
            <text:p>0.0011886539</text:p>
          </table:table-cell>
          <table:table-cell office:value-type="float" office:value="1.3013819440811" calcext:value-type="float">
            <text:p>1.3013819441</text:p>
          </table:table-cell>
          <table:table-cell table:style-name="Default" office:value-type="float" office:value="0.412750982105184" calcext:value-type="float">
            <text:p>0.4127509821</text:p>
          </table:table-cell>
          <table:table-cell office:value-type="float" office:value="0.37823247553578" calcext:value-type="float">
            <text:p>0.3782324755</text:p>
          </table:table-cell>
          <table:table-cell office:value-type="float" office:value="0.748037496424729" calcext:value-type="float">
            <text:p>0.7480374964</text:p>
          </table:table-cell>
          <table:table-cell office:value-type="float" office:value="220.586351910734" calcext:value-type="float">
            <text:p>220.5863519107</text:p>
          </table:table-cell>
          <table:table-cell table:number-columns-repeated="2"/>
        </table:table-row>
        <table:table-row table:style-name="ro1">
          <table:table-cell office:value-type="float" office:value="38.03561638942" calcext:value-type="float">
            <text:p>38.0356163894</text:p>
          </table:table-cell>
          <table:table-cell office:value-type="float" office:value="3399.2659182828" calcext:value-type="float">
            <text:p>3399.2659182828</text:p>
          </table:table-cell>
          <table:table-cell table:style-name="Default" office:value-type="float" office:value="0.00164585081372173" calcext:value-type="float">
            <text:p>0.0016458508</text:p>
          </table:table-cell>
          <table:table-cell office:value-type="float" office:value="1.30180564951656" calcext:value-type="float">
            <text:p>1.3018056495</text:p>
          </table:table-cell>
          <table:table-cell table:style-name="Default" office:value-type="float" office:value="0.488642144260606" calcext:value-type="float">
            <text:p>0.4886421443</text:p>
          </table:table-cell>
          <table:table-cell office:value-type="float" office:value="0.340136750153335" calcext:value-type="float">
            <text:p>0.3401367502</text:p>
          </table:table-cell>
          <table:table-cell office:value-type="float" office:value="0.746821752841459" calcext:value-type="float">
            <text:p>0.7468217528</text:p>
          </table:table-cell>
          <table:table-cell office:value-type="float" office:value="213.463865803777" calcext:value-type="float">
            <text:p>213.4638658038</text:p>
          </table:table-cell>
          <table:table-cell table:number-columns-repeated="2"/>
        </table:table-row>
        <table:table-row table:style-name="ro1">
          <table:table-cell office:value-type="float" office:value="43.8031632606476" calcext:value-type="float">
            <text:p>43.8031632606</text:p>
          </table:table-cell>
          <table:table-cell office:value-type="float" office:value="3400.23619711285" calcext:value-type="float">
            <text:p>3400.2361971129</text:p>
          </table:table-cell>
          <table:table-cell table:style-name="Default" office:value-type="float" office:value="0.00227705585759254" calcext:value-type="float">
            <text:p>0.0022770559</text:p>
          </table:table-cell>
          <table:table-cell office:value-type="float" office:value="1.30238919641067" calcext:value-type="float">
            <text:p>1.3023891964</text:p>
          </table:table-cell>
          <table:table-cell table:style-name="Default" office:value-type="float" office:value="0.580005212762973" calcext:value-type="float">
            <text:p>0.5800052128</text:p>
          </table:table-cell>
          <table:table-cell office:value-type="float" office:value="0.303071685332414" calcext:value-type="float">
            <text:p>0.3030716853</text:p>
          </table:table-cell>
          <table:table-cell office:value-type="float" office:value="0.745612747400042" calcext:value-type="float">
            <text:p>0.7456127474</text:p>
          </table:table-cell>
          <table:table-cell office:value-type="float" office:value="205.285237150974" calcext:value-type="float">
            <text:p>205.285237151</text:p>
          </table:table-cell>
          <table:table-cell table:number-columns-repeated="2"/>
        </table:table-row>
        <table:table-row table:style-name="ro1">
          <table:table-cell office:value-type="float" office:value="43.8758339420633" calcext:value-type="float">
            <text:p>43.8758339421</text:p>
          </table:table-cell>
          <table:table-cell office:value-type="float" office:value="3400.24878089728" calcext:value-type="float">
            <text:p>3400.2487808973</text:p>
          </table:table-cell>
          <table:table-cell table:style-name="Default" office:value-type="float" office:value="0.00228575727660341" calcext:value-type="float">
            <text:p>0.0022857573</text:p>
          </table:table-cell>
          <table:table-cell office:value-type="float" office:value="1.30239723151146" calcext:value-type="float">
            <text:p>1.3023972315</text:p>
          </table:table-cell>
          <table:table-cell table:style-name="Default" office:value-type="float" office:value="0.581185821017687" calcext:value-type="float">
            <text:p>0.581185821</text:p>
          </table:table-cell>
          <table:table-cell office:value-type="float" office:value="0.302643032372611" calcext:value-type="float">
            <text:p>0.3026430324</text:p>
          </table:table-cell>
          <table:table-cell office:value-type="float" office:value="0.745598557506082" calcext:value-type="float">
            <text:p>0.7455985575</text:p>
          </table:table-cell>
          <table:table-cell office:value-type="float" office:value="205.182187010158" calcext:value-type="float">
            <text:p>205.1821870102</text:p>
          </table:table-cell>
          <table:table-cell table:number-columns-repeated="2"/>
        </table:table-row>
        <table:table-row table:style-name="ro1">
          <table:table-cell office:value-type="float" office:value="48.1341700496764" calcext:value-type="float">
            <text:p>48.1341700497</text:p>
          </table:table-cell>
          <table:table-cell office:value-type="float" office:value="3401" calcext:value-type="float">
            <text:p>3401</text:p>
          </table:table-cell>
          <table:table-cell table:style-name="Default" office:value-type="float" office:value="0.00282913046237501" calcext:value-type="float">
            <text:p>0.0028291305</text:p>
          </table:table-cell>
          <table:table-cell office:value-type="float" office:value="1.30289857542173" calcext:value-type="float">
            <text:p>1.3028985754</text:p>
          </table:table-cell>
          <table:table-cell table:style-name="Default" office:value-type="float" office:value="0.651679802944441" calcext:value-type="float">
            <text:p>0.6516798029</text:p>
          </table:table-cell>
          <table:table-cell office:value-type="float" office:value="0.278969107904381" calcext:value-type="float">
            <text:p>0.2789691079</text:p>
          </table:table-cell>
          <table:table-cell office:value-type="float" office:value="0.744805454210503" calcext:value-type="float">
            <text:p>0.7448054542</text:p>
          </table:table-cell>
          <table:table-cell office:value-type="float" office:value="199.14368390293" calcext:value-type="float">
            <text:p>199.1436839029</text:p>
          </table:table-cell>
          <table:table-cell table:number-columns-repeated="2"/>
        </table:table-row>
        <table:table-row table:style-name="ro1">
          <table:table-cell office:value-type="float" office:value="48.3568866955327" calcext:value-type="float">
            <text:p>48.3568866955</text:p>
          </table:table-cell>
          <table:table-cell office:value-type="float" office:value="3401.04" calcext:value-type="float">
            <text:p>3401.04</text:p>
          </table:table-cell>
          <table:table-cell table:style-name="Default" office:value-type="float" office:value="0.00285938584035201" calcext:value-type="float">
            <text:p>0.0028593858</text:p>
          </table:table-cell>
          <table:table-cell office:value-type="float" office:value="1.30292646807987" calcext:value-type="float">
            <text:p>1.3029264681</text:p>
          </table:table-cell>
          <table:table-cell table:style-name="Default" office:value-type="float" office:value="0.655438714512146" calcext:value-type="float">
            <text:p>0.6554387145</text:p>
          </table:table-cell>
          <table:table-cell office:value-type="float" office:value="0.277804484902017" calcext:value-type="float">
            <text:p>0.2778044849</text:p>
          </table:table-cell>
          <table:table-cell office:value-type="float" office:value="0.744765910937655" calcext:value-type="float">
            <text:p>0.7447659109</text:p>
          </table:table-cell>
          <table:table-cell office:value-type="float" office:value="198.827862153766" calcext:value-type="float">
            <text:p>198.8278621538</text:p>
          </table:table-cell>
          <table:table-cell table:number-columns-repeated="2"/>
        </table:table-row>
        <table:table-row table:style-name="ro1">
          <table:table-cell office:value-type="float" office:value="56.7019762186638" calcext:value-type="float">
            <text:p>56.7019762187</text:p>
          </table:table-cell>
          <table:table-cell office:value-type="float" office:value="3402.58272971838" calcext:value-type="float">
            <text:p>3402.5827297184</text:p>
          </table:table-cell>
          <table:table-cell table:style-name="Default" office:value-type="float" office:value="0.00412952949965195" calcext:value-type="float">
            <text:p>0.0041295295</text:p>
          </table:table-cell>
          <table:table-cell office:value-type="float" office:value="1.30409567766759" calcext:value-type="float">
            <text:p>1.3040956777</text:p>
          </table:table-cell>
          <table:table-cell table:style-name="Default" office:value-type="float" office:value="0.801655196170625" calcext:value-type="float">
            <text:p>0.8016551962</text:p>
          </table:table-cell>
          <table:table-cell office:value-type="float" office:value="0.238667395750609" calcext:value-type="float">
            <text:p>0.2386673958</text:p>
          </table:table-cell>
          <table:table-cell office:value-type="float" office:value="0.743399946525332" calcext:value-type="float">
            <text:p>0.7433999465</text:p>
          </table:table-cell>
          <table:table-cell office:value-type="float" office:value="186.994167550508" calcext:value-type="float">
            <text:p>186.9941675505</text:p>
          </table:table-cell>
          <table:table-cell table:number-columns-repeated="2"/>
        </table:table-row>
        <table:table-row table:style-name="ro1">
          <table:table-cell office:value-type="float" office:value="63.2066623812141" calcext:value-type="float">
            <text:p>63.2066623812</text:p>
          </table:table-cell>
          <table:table-cell office:value-type="float" office:value="3403.83545471582" calcext:value-type="float">
            <text:p>3403.8354547158</text:p>
          </table:table-cell>
          <table:table-cell table:style-name="Default" office:value-type="float" office:value="0.00531209808287938" calcext:value-type="float">
            <text:p>0.0053120981</text:p>
          </table:table-cell>
          <table:table-cell office:value-type="float" office:value="1.30518181346048" calcext:value-type="float">
            <text:p>1.3051818135</text:p>
          </table:table-cell>
          <table:table-cell table:style-name="Default" office:value-type="float" office:value="0.923290487686221" calcext:value-type="float">
            <text:p>0.9232904877</text:p>
          </table:table-cell>
          <table:table-cell office:value-type="float" office:value="0.213305748061045" calcext:value-type="float">
            <text:p>0.2133057481</text:p>
          </table:table-cell>
          <table:table-cell office:value-type="float" office:value="0.742464105974732" calcext:value-type="float">
            <text:p>0.742464106</text:p>
          </table:table-cell>
          <table:table-cell office:value-type="float" office:value="177.770243789798" calcext:value-type="float">
            <text:p>177.7702437898</text:p>
          </table:table-cell>
          <table:table-cell table:number-columns-repeated="2"/>
        </table:table-row>
        <table:table-row table:style-name="ro1">
          <table:table-cell office:value-type="float" office:value="73.004542491294" calcext:value-type="float">
            <text:p>73.0045424913</text:p>
          </table:table-cell>
          <table:table-cell office:value-type="float" office:value="3405.78661604513" calcext:value-type="float">
            <text:p>3405.7866160451</text:p>
          </table:table-cell>
          <table:table-cell table:style-name="Default" office:value-type="float" office:value="0.00743527662579" calcext:value-type="float">
            <text:p>0.0074352766</text:p>
          </table:table-cell>
          <table:table-cell office:value-type="float" office:value="1.30712754207103" calcext:value-type="float">
            <text:p>1.3071275421</text:p>
          </table:table-cell>
          <table:table-cell table:style-name="Default" office:value-type="float" office:value="1.12053938816343" calcext:value-type="float">
            <text:p>1.1205393882</text:p>
          </table:table-cell>
          <table:table-cell office:value-type="float" office:value="0.181750279449866" calcext:value-type="float">
            <text:p>0.1817502794</text:p>
          </table:table-cell>
          <table:table-cell office:value-type="float" office:value="0.741214284886591" calcext:value-type="float">
            <text:p>0.7412142849</text:p>
          </table:table-cell>
          <table:table-cell office:value-type="float" office:value="163.876429869571" calcext:value-type="float">
            <text:p>163.8764298696</text:p>
          </table:table-cell>
          <table:table-cell table:number-columns-repeated="2"/>
        </table:table-row>
        <table:table-row table:style-name="ro1">
          <table:table-cell office:value-type="float" office:value="83.9024775202829" calcext:value-type="float">
            <text:p>83.9024775203</text:p>
          </table:table-cell>
          <table:table-cell office:value-type="float" office:value="3408.03040971819" calcext:value-type="float">
            <text:p>3408.0304097182</text:p>
          </table:table-cell>
          <table:table-cell table:style-name="Default" office:value-type="float" office:value="0.0103206488934991" calcext:value-type="float">
            <text:p>0.0103206489</text:p>
          </table:table-cell>
          <table:table-cell office:value-type="float" office:value="1.30976527774021" calcext:value-type="float">
            <text:p>1.3097652777</text:p>
          </table:table-cell>
          <table:table-cell table:style-name="Default" office:value-type="float" office:value="1.36252787432705" calcext:value-type="float">
            <text:p>1.3625278743</text:p>
          </table:table-cell>
          <table:table-cell office:value-type="float" office:value="0.154114688360205" calcext:value-type="float">
            <text:p>0.1541146884</text:p>
          </table:table-cell>
          <table:table-cell office:value-type="float" office:value="0.739996052165496" calcext:value-type="float">
            <text:p>0.7399960522</text:p>
          </table:table-cell>
          <table:table-cell office:value-type="float" office:value="148.422690927437" calcext:value-type="float">
            <text:p>148.4226909274</text:p>
          </table:table-cell>
          <table:table-cell table:number-columns-repeated="2"/>
        </table:table-row>
        <table:table-row table:style-name="ro1">
          <table:table-cell office:value-type="float" office:value="96.4534285754343" calcext:value-type="float">
            <text:p>96.4534285754</text:p>
          </table:table-cell>
          <table:table-cell office:value-type="float" office:value="3410.70492526326" calcext:value-type="float">
            <text:p>3410.7049252633</text:p>
          </table:table-cell>
          <table:table-cell table:style-name="Default" office:value-type="float" office:value="0.014403638243956" calcext:value-type="float">
            <text:p>0.0144036382</text:p>
          </table:table-cell>
          <table:table-cell office:value-type="float" office:value="1.31348879168531" calcext:value-type="float">
            <text:p>1.3134887917</text:p>
          </table:table-cell>
          <table:table-cell table:style-name="Default" office:value-type="float" office:value="1.67670861451193" calcext:value-type="float">
            <text:p>1.6767086145</text:p>
          </table:table-cell>
          <table:table-cell office:value-type="float" office:value="0.129995786172106" calcext:value-type="float">
            <text:p>0.1299957862</text:p>
          </table:table-cell>
          <table:table-cell office:value-type="float" office:value="0.73876144545528" calcext:value-type="float">
            <text:p>0.7387614455</text:p>
          </table:table-cell>
          <table:table-cell office:value-type="float" office:value="130.624904414132" calcext:value-type="float">
            <text:p>130.6249044141</text:p>
          </table:table-cell>
          <table:table-cell table:number-columns-repeated="2"/>
        </table:table-row>
        <table:table-row table:style-name="ro1">
          <table:table-cell office:value-type="float" office:value="97.8078086288052" calcext:value-type="float">
            <text:p>97.8078086288</text:p>
          </table:table-cell>
          <table:table-cell office:value-type="float" office:value="3411" calcext:value-type="float">
            <text:p>3411</text:p>
          </table:table-cell>
          <table:table-cell table:style-name="Default" office:value-type="float" office:value="0.0148971074674807" calcext:value-type="float">
            <text:p>0.0148971075</text:p>
          </table:table-cell>
          <table:table-cell office:value-type="float" office:value="1.31393824557713" calcext:value-type="float">
            <text:p>1.3139382456</text:p>
          </table:table-cell>
          <table:table-cell table:style-name="Default" office:value-type="float" office:value="1.71325552812712" calcext:value-type="float">
            <text:p>1.7132555281</text:p>
          </table:table-cell>
          <table:table-cell office:value-type="float" office:value="0.127818260978557" calcext:value-type="float">
            <text:p>0.127818261</text:p>
          </table:table-cell>
          <table:table-cell office:value-type="float" office:value="0.738637131471237" calcext:value-type="float">
            <text:p>0.7386371315</text:p>
          </table:table-cell>
          <table:table-cell office:value-type="float" office:value="128.704335451521" calcext:value-type="float">
            <text:p>128.7043354515</text:p>
          </table:table-cell>
          <table:table-cell table:number-columns-repeated="2"/>
        </table:table-row>
        <table:table-row table:style-name="ro1">
          <table:table-cell office:value-type="float" office:value="111.696343724221" calcext:value-type="float">
            <text:p>111.6963437242</text:p>
          </table:table-cell>
          <table:table-cell office:value-type="float" office:value="3414.12259882098" calcext:value-type="float">
            <text:p>3414.122598821</text:p>
          </table:table-cell>
          <table:table-cell table:style-name="Default" office:value-type="float" office:value="0.020616533767083" calcext:value-type="float">
            <text:p>0.0206165338</text:p>
          </table:table-cell>
          <table:table-cell office:value-type="float" office:value="1.31914056903975" calcext:value-type="float">
            <text:p>1.319140569</text:p>
          </table:table-cell>
          <table:table-cell table:style-name="Default" office:value-type="float" office:value="2.12419697147082" calcext:value-type="float">
            <text:p>2.1241969715</text:p>
          </table:table-cell>
          <table:table-cell office:value-type="float" office:value="0.109679860267071" calcext:value-type="float">
            <text:p>0.1096798603</text:p>
          </table:table-cell>
          <table:table-cell office:value-type="float" office:value="0.737446423823348" calcext:value-type="float">
            <text:p>0.7374464238</text:p>
          </table:table-cell>
          <table:table-cell office:value-type="float" office:value="109.009797442045" calcext:value-type="float">
            <text:p>109.009797442</text:p>
          </table:table-cell>
          <table:table-cell table:number-columns-repeated="2"/>
        </table:table-row>
        <table:table-row table:style-name="ro1">
          <table:table-cell office:value-type="float" office:value="125.380716120027" calcext:value-type="float">
            <text:p>125.38071612</text:p>
          </table:table-cell>
          <table:table-cell office:value-type="float" office:value="3417.45554636642" calcext:value-type="float">
            <text:p>3417.4555463664</text:p>
          </table:table-cell>
          <table:table-cell table:style-name="Default" office:value-type="float" office:value="0.0275795443831139" calcext:value-type="float">
            <text:p>0.0275795444</text:p>
          </table:table-cell>
          <table:table-cell office:value-type="float" office:value="1.32546076066593" calcext:value-type="float">
            <text:p>1.3254607607</text:p>
          </table:table-cell>
          <table:table-cell table:style-name="Default" office:value-type="float" office:value="2.61114503654517" calcext:value-type="float">
            <text:p>2.6111450365</text:p>
          </table:table-cell>
          <table:table-cell office:value-type="float" office:value="0.0985653684153933" calcext:value-type="float">
            <text:p>0.0985653684</text:p>
          </table:table-cell>
          <table:table-cell office:value-type="float" office:value="0.736403039366288" calcext:value-type="float">
            <text:p>0.7364030394</text:p>
          </table:table-cell>
          <table:table-cell office:value-type="float" office:value="89.6047708907584" calcext:value-type="float">
            <text:p>89.6047708908</text:p>
          </table:table-cell>
          <table:table-cell table:number-columns-repeated="2"/>
        </table:table-row>
        <table:table-row table:style-name="ro1">
          <table:table-cell office:value-type="float" office:value="136.971125357284" calcext:value-type="float">
            <text:p>136.9711253573</text:p>
          </table:table-cell>
          <table:table-cell office:value-type="float" office:value="3420.62172455879" calcext:value-type="float">
            <text:p>3420.6217245588</text:p>
          </table:table-cell>
          <table:table-cell table:style-name="Default" office:value-type="float" office:value="0.0347195611615108" calcext:value-type="float">
            <text:p>0.0347195612</text:p>
          </table:table-cell>
          <table:table-cell office:value-type="float" office:value="1.33193103233961" calcext:value-type="float">
            <text:p>1.3319310323</text:p>
          </table:table-cell>
          <table:table-cell table:style-name="Default" office:value-type="float" office:value="3.11580123887349" calcext:value-type="float">
            <text:p>3.1158012389</text:p>
          </table:table-cell>
          <table:table-cell office:value-type="float" office:value="0.0939539602750668" calcext:value-type="float">
            <text:p>0.0939539603</text:p>
          </table:table-cell>
          <table:table-cell office:value-type="float" office:value="0.735606084688688" calcext:value-type="float">
            <text:p>0.7356060847</text:p>
          </table:table-cell>
          <table:table-cell office:value-type="float" office:value="73.1690738427757" calcext:value-type="float">
            <text:p>73.1690738428</text:p>
          </table:table-cell>
          <table:table-cell table:number-columns-repeated="2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3422.30211670361" calcext:value-type="float">
            <text:p>3422.3021167036</text:p>
          </table:table-cell>
          <table:table-cell table:style-name="Default" office:value-type="float" office:value="0.0386022853747187" calcext:value-type="float">
            <text:p>0.0386022854</text:p>
          </table:table-cell>
          <table:table-cell office:value-type="float" office:value="1.33544623320659" calcext:value-type="float">
            <text:p>1.3354462332</text:p>
          </table:table-cell>
          <table:table-cell table:style-name="Default" office:value-type="float" office:value="3.39844947311565" calcext:value-type="float">
            <text:p>3.3984494731</text:p>
          </table:table-cell>
          <table:table-cell office:value-type="float" office:value="0.0932716466357332" calcext:value-type="float">
            <text:p>0.0932716466</text:p>
          </table:table-cell>
          <table:table-cell office:value-type="float" office:value="0.735251699754817" calcext:value-type="float">
            <text:p>0.7352516998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50.279659916358" calcext:value-type="float">
            <text:p>150.2796599164</text:p>
          </table:table-cell>
          <table:table-cell office:value-type="float" office:value="3424.76533422458" calcext:value-type="float">
            <text:p>3424.7653342246</text:p>
          </table:table-cell>
          <table:table-cell table:style-name="Default" office:value-type="float" office:value="0.0443022810065734" calcext:value-type="float">
            <text:p>0.044302281</text:p>
          </table:table-cell>
          <table:table-cell office:value-type="float" office:value="1.34060678636589" calcext:value-type="float">
            <text:p>1.3406067864</text:p>
          </table:table-cell>
          <table:table-cell table:style-name="Default" office:value-type="float" office:value="3.39580827945303" calcext:value-type="float">
            <text:p>3.3958082795</text:p>
          </table:table-cell>
          <table:table-cell office:value-type="float" office:value="0.0934044176295624" calcext:value-type="float">
            <text:p>0.0934044176</text:p>
          </table:table-cell>
          <table:table-cell office:value-type="float" office:value="0.735435862883371" calcext:value-type="float">
            <text:p>0.7354358629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69.950871573647" calcext:value-type="float">
            <text:p>169.9508715736</text:p>
          </table:table-cell>
          <table:table-cell office:value-type="float" office:value="3431" calcext:value-type="float">
            <text:p>3431</text:p>
          </table:table-cell>
          <table:table-cell table:style-name="Default" office:value-type="float" office:value="0.0586716011186755" calcext:value-type="float">
            <text:p>0.0586716011</text:p>
          </table:table-cell>
          <table:table-cell office:value-type="float" office:value="1.35363252575441" calcext:value-type="float">
            <text:p>1.3536325258</text:p>
          </table:table-cell>
          <table:table-cell table:style-name="Default" office:value-type="float" office:value="3.38912850444784" calcext:value-type="float">
            <text:p>3.3891285044</text:p>
          </table:table-cell>
          <table:table-cell office:value-type="float" office:value="0.0937135867059448" calcext:value-type="float">
            <text:p>0.0937135867</text:p>
          </table:table-cell>
          <table:table-cell office:value-type="float" office:value="0.73605950503941" calcext:value-type="float">
            <text:p>0.736059505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71.62196514261" calcext:value-type="float">
            <text:p>171.6219651426</text:p>
          </table:table-cell>
          <table:table-cell office:value-type="float" office:value="3431.53" calcext:value-type="float">
            <text:p>3431.53</text:p>
          </table:table-cell>
          <table:table-cell table:style-name="Default" office:value-type="float" office:value="0.0598893672109111" calcext:value-type="float">
            <text:p>0.0598893672</text:p>
          </table:table-cell>
          <table:table-cell office:value-type="float" office:value="1.35473769871954" calcext:value-type="float">
            <text:p>1.3547376987</text:p>
          </table:table-cell>
          <table:table-cell table:style-name="Default" office:value-type="float" office:value="3.38856101989817" calcext:value-type="float">
            <text:p>3.3885610199</text:p>
          </table:table-cell>
          <table:table-cell office:value-type="float" office:value="0.0937380991261562" calcext:value-type="float">
            <text:p>0.0937380991</text:p>
          </table:table-cell>
          <table:table-cell office:value-type="float" office:value="0.736122881834818" calcext:value-type="float">
            <text:p>0.7361228818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236.269466095686" calcext:value-type="float">
            <text:p>236.2694660957</text:p>
          </table:table-cell>
          <table:table-cell office:value-type="float" office:value="3452.05557809992" calcext:value-type="float">
            <text:p>3452.0555780999</text:p>
          </table:table-cell>
          <table:table-cell table:style-name="Default" office:value-type="float" office:value="0.106626932644529" calcext:value-type="float">
            <text:p>0.1066269326</text:p>
          </table:table-cell>
          <table:table-cell office:value-type="float" office:value="1.39737372023614" calcext:value-type="float">
            <text:p>1.3973737202</text:p>
          </table:table-cell>
          <table:table-cell table:style-name="Default" office:value-type="float" office:value="3.36662591030938" calcext:value-type="float">
            <text:p>3.3666259103</text:p>
          </table:table-cell>
          <table:table-cell office:value-type="float" office:value="0.0944764779420478" calcext:value-type="float">
            <text:p>0.0944764779</text:p>
          </table:table-cell>
          <table:table-cell office:value-type="float" office:value="0.739813285420222" calcext:value-type="float">
            <text:p>0.739813285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296.200636407128" calcext:value-type="float">
            <text:p>296.2006364071</text:p>
          </table:table-cell>
          <table:table-cell office:value-type="float" office:value="3471.07" calcext:value-type="float">
            <text:p>3471.07</text:p>
          </table:table-cell>
          <table:table-cell table:style-name="Default" office:value-type="float" office:value="0.149254463010278" calcext:value-type="float">
            <text:p>0.149254463</text:p>
          </table:table-cell>
          <table:table-cell office:value-type="float" office:value="1.43681130990636" calcext:value-type="float">
            <text:p>1.4368113099</text:p>
          </table:table-cell>
          <table:table-cell table:style-name="Default" office:value-type="float" office:value="3.34637787613053" calcext:value-type="float">
            <text:p>3.3463778761</text:p>
          </table:table-cell>
          <table:table-cell office:value-type="float" office:value="0.0947977489613331" calcext:value-type="float">
            <text:p>0.094797749</text:p>
          </table:table-cell>
          <table:table-cell office:value-type="float" office:value="0.745368775160207" calcext:value-type="float">
            <text:p>0.745368775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375.219874435667" calcext:value-type="float">
            <text:p>375.2198744357</text:p>
          </table:table-cell>
          <table:table-cell office:value-type="float" office:value="3496" calcext:value-type="float">
            <text:p>3496</text:p>
          </table:table-cell>
          <table:table-cell table:style-name="Default" office:value-type="float" office:value="0.204312925789741" calcext:value-type="float">
            <text:p>0.2043129258</text:p>
          </table:table-cell>
          <table:table-cell office:value-type="float" office:value="1.48895249915273" calcext:value-type="float">
            <text:p>1.4889524992</text:p>
          </table:table-cell>
          <table:table-cell table:style-name="Default" office:value-type="float" office:value="3.319932866562" calcext:value-type="float">
            <text:p>3.3199328666</text:p>
          </table:table-cell>
          <table:table-cell office:value-type="float" office:value="0.094694249386162" calcext:value-type="float">
            <text:p>0.0946942494</text:p>
          </table:table-cell>
          <table:table-cell office:value-type="float" office:value="0.755798027246192" calcext:value-type="float">
            <text:p>0.755798027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473.430931625516" calcext:value-type="float">
            <text:p>473.4309316255</text:p>
          </table:table-cell>
          <table:table-cell office:value-type="float" office:value="3526.55034566605" calcext:value-type="float">
            <text:p>3526.5503456661</text:p>
          </table:table-cell>
          <table:table-cell table:style-name="Default" office:value-type="float" office:value="0.270723753674605" calcext:value-type="float">
            <text:p>0.2707237537</text:p>
          </table:table-cell>
          <table:table-cell office:value-type="float" office:value="1.55446777837929" calcext:value-type="float">
            <text:p>1.5544677784</text:p>
          </table:table-cell>
          <table:table-cell table:style-name="Default" office:value-type="float" office:value="3.28767964302874" calcext:value-type="float">
            <text:p>3.287679643</text:p>
          </table:table-cell>
          <table:table-cell office:value-type="float" office:value="0.0937472336140301" calcext:value-type="float">
            <text:p>0.0937472336</text:p>
          </table:table-cell>
          <table:table-cell office:value-type="float" office:value="0.77366629809002" calcext:value-type="float">
            <text:p>0.7736662981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600.377932501452" calcext:value-type="float">
            <text:p>600.3779325015</text:p>
          </table:table-cell>
          <table:table-cell office:value-type="float" office:value="3564.9079631538" calcext:value-type="float">
            <text:p>3564.9079631538</text:p>
          </table:table-cell>
          <table:table-cell table:style-name="Default" office:value-type="float" office:value="0.35283163378269" calcext:value-type="float">
            <text:p>0.3528316338</text:p>
          </table:table-cell>
          <table:table-cell office:value-type="float" office:value="1.64130414195647" calcext:value-type="float">
            <text:p>1.641304142</text:p>
          </table:table-cell>
          <table:table-cell table:style-name="Default" office:value-type="float" office:value="3.24741490443383" calcext:value-type="float">
            <text:p>3.2474149044</text:p>
          </table:table-cell>
          <table:table-cell office:value-type="float" office:value="0.0912248329192864" calcext:value-type="float">
            <text:p>0.0912248329</text:p>
          </table:table-cell>
          <table:table-cell office:value-type="float" office:value="0.804894399151905" calcext:value-type="float">
            <text:p>0.804894399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604.24112769121" calcext:value-type="float">
            <text:p>604.2411276912</text:p>
          </table:table-cell>
          <table:table-cell office:value-type="float" office:value="3566.05000093799" calcext:value-type="float">
            <text:p>3566.050000938</text:p>
          </table:table-cell>
          <table:table-cell table:style-name="Default" office:value-type="float" office:value="0.35525870377027" calcext:value-type="float">
            <text:p>0.3552587038</text:p>
          </table:table-cell>
          <table:table-cell office:value-type="float" office:value="1.64399756221698" calcext:value-type="float">
            <text:p>1.6439975622</text:p>
          </table:table-cell>
          <table:table-cell table:style-name="Default" office:value-type="float" office:value="3.24621992363598" calcext:value-type="float">
            <text:p>3.2462199236</text:p>
          </table:table-cell>
          <table:table-cell office:value-type="float" office:value="0.0911258209845268" calcext:value-type="float">
            <text:p>0.091125821</text:p>
          </table:table-cell>
          <table:table-cell office:value-type="float" office:value="0.805990543874523" calcext:value-type="float">
            <text:p>0.8059905439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827.401846178953" calcext:value-type="float">
            <text:p>827.401846179</text:p>
          </table:table-cell>
          <table:table-cell office:value-type="float" office:value="3628.75369864058" calcext:value-type="float">
            <text:p>3628.7536986406</text:p>
          </table:table-cell>
          <table:table-cell table:style-name="Default" office:value-type="float" office:value="0.48736914037516" calcext:value-type="float">
            <text:p>0.4873691404</text:p>
          </table:table-cell>
          <table:table-cell office:value-type="float" office:value="1.80660246972259" calcext:value-type="float">
            <text:p>1.8066024697</text:p>
          </table:table-cell>
          <table:table-cell table:style-name="Default" office:value-type="float" office:value="3.18093906604722" calcext:value-type="float">
            <text:p>3.180939066</text:p>
          </table:table-cell>
          <table:table-cell office:value-type="float" office:value="0.0833031811613651" calcext:value-type="float">
            <text:p>0.0833031812</text:p>
          </table:table-cell>
          <table:table-cell office:value-type="float" office:value="0.884428921635993" calcext:value-type="float">
            <text:p>0.884428921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053.73183860619" calcext:value-type="float">
            <text:p>1053.7318386062</text:p>
          </table:table-cell>
          <table:table-cell office:value-type="float" office:value="3684.1410857932" calcext:value-type="float">
            <text:p>3684.1410857932</text:p>
          </table:table-cell>
          <table:table-cell table:style-name="Default" office:value-type="float" office:value="0.602453498071596" calcext:value-type="float">
            <text:p>0.6024534981</text:p>
          </table:table-cell>
          <table:table-cell office:value-type="float" office:value="1.99016577063564" calcext:value-type="float">
            <text:p>1.9901657706</text:p>
          </table:table-cell>
          <table:table-cell table:style-name="Default" office:value-type="float" office:value="3.12380263296399" calcext:value-type="float">
            <text:p>3.123802633</text:p>
          </table:table-cell>
          <table:table-cell office:value-type="float" office:value="0.0715270332817793" calcext:value-type="float">
            <text:p>0.0715270333</text:p>
          </table:table-cell>
          <table:table-cell office:value-type="float" office:value="0.995857877410722" calcext:value-type="float">
            <text:p>0.995857877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282.85074965597" calcext:value-type="float">
            <text:p>1282.850749656</text:p>
          </table:table-cell>
          <table:table-cell office:value-type="float" office:value="3729.69459769779" calcext:value-type="float">
            <text:p>3729.6945976978</text:p>
          </table:table-cell>
          <table:table-cell table:style-name="Default" office:value-type="float" office:value="0.694778606466137" calcext:value-type="float">
            <text:p>0.6947786065</text:p>
          </table:table-cell>
          <table:table-cell office:value-type="float" office:value="2.20051181721063" calcext:value-type="float">
            <text:p>2.2005118172</text:p>
          </table:table-cell>
          <table:table-cell table:style-name="Default" office:value-type="float" office:value="3.07719363900952" calcext:value-type="float">
            <text:p>3.077193639</text:p>
          </table:table-cell>
          <table:table-cell office:value-type="float" office:value="0.0563275577295555" calcext:value-type="float">
            <text:p>0.0563275577</text:p>
          </table:table-cell>
          <table:table-cell office:value-type="float" office:value="1.14286292339581" calcext:value-type="float">
            <text:p>1.142862923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493.5643567923" calcext:value-type="float">
            <text:p>1493.5643567923</text:p>
          </table:table-cell>
          <table:table-cell office:value-type="float" office:value="3760.87783308345" calcext:value-type="float">
            <text:p>3760.8778330835</text:p>
          </table:table-cell>
          <table:table-cell table:style-name="Default" office:value-type="float" office:value="0.753414911065284" calcext:value-type="float">
            <text:p>0.7534149111</text:p>
          </table:table-cell>
          <table:table-cell office:value-type="float" office:value="2.41656662186799" calcext:value-type="float">
            <text:p>2.4165666219</text:p>
          </table:table-cell>
          <table:table-cell table:style-name="Default" office:value-type="float" office:value="3.04553066630271" calcext:value-type="float">
            <text:p>3.0455306663</text:p>
          </table:table-cell>
          <table:table-cell office:value-type="float" office:value="0.0400886128942152" calcext:value-type="float">
            <text:p>0.0400886129</text:p>
          </table:table-cell>
          <table:table-cell office:value-type="float" office:value="1.30648133561844" calcext:value-type="float">
            <text:p>1.306481335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684.5381132285" calcext:value-type="float">
            <text:p>1684.5381132285</text:p>
          </table:table-cell>
          <table:table-cell office:value-type="float" office:value="3779.51731482707" calcext:value-type="float">
            <text:p>3779.5173148271</text:p>
          </table:table-cell>
          <table:table-cell table:style-name="Default" office:value-type="float" office:value="0.781295203470598" calcext:value-type="float">
            <text:p>0.7812952035</text:p>
          </table:table-cell>
          <table:table-cell office:value-type="float" office:value="2.62669252334883" calcext:value-type="float">
            <text:p>2.6266925233</text:p>
          </table:table-cell>
          <table:table-cell table:style-name="Default" office:value-type="float" office:value="3.02676563714505" calcext:value-type="float">
            <text:p>3.0267656371</text:p>
          </table:table-cell>
          <table:table-cell office:value-type="float" office:value="0.0240523601011508" calcext:value-type="float">
            <text:p>0.0240523601</text:p>
          </table:table-cell>
          <table:table-cell office:value-type="float" office:value="1.47199092255284" calcext:value-type="float">
            <text:p>1.471990922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796.2665139902" calcext:value-type="float">
            <text:p>1796.2665139902</text:p>
          </table:table-cell>
          <table:table-cell office:value-type="float" office:value="3786.00000035618" calcext:value-type="float">
            <text:p>3786.0000003562</text:p>
          </table:table-cell>
          <table:table-cell table:style-name="Default" office:value-type="float" office:value="0.785638677792868" calcext:value-type="float">
            <text:p>0.7856386778</text:p>
          </table:table-cell>
          <table:table-cell office:value-type="float" office:value="2.75259156848485" calcext:value-type="float">
            <text:p>2.7525915685</text:p>
          </table:table-cell>
          <table:table-cell table:style-name="Default" office:value-type="float" office:value="3.02031714272235" calcext:value-type="float">
            <text:p>3.0203171427</text:p>
          </table:table-cell>
          <table:table-cell office:value-type="float" office:value="0.0142968883622235" calcext:value-type="float">
            <text:p>0.0142968884</text:p>
          </table:table-cell>
          <table:table-cell office:value-type="float" office:value="1.57243533128852" calcext:value-type="float">
            <text:p>1.5724353313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</table:table>
      <table:table table:name="Associated Fi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pherical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backupSphericalTSIFileAtDateAndTime_2016-09-02_11:18:12.csv</text:p>
          </table:table-cell>
        </table:table-row>
        <table:table-row table:style-name="ro1">
          <table:table-cell office:value-type="string" calcext:value-type="string">
            <text:p>RKF</text:p>
          </table:table-cell>
          <table:table-cell office:value-type="string" calcext:value-type="string">
            <text:p>backupSphericalRKFFileAtDateAndTime_2016-09-02_11:18:13.cs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artesian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backupSpherical(Cart)TSIFileAtDateAndTime_2016-09-02_11:18:12.csv</text:p>
          </table:table-cell>
        </table:table-row>
        <table:table-row table:style-name="ro1">
          <table:table-cell office:value-type="string" calcext:value-type="string">
            <text:p>RKF</text:p>
          </table:table-cell>
          <table:table-cell office:value-type="string" calcext:value-type="string">
            <text:p>backupRKFFileAtDateAndTime_2016-09-02_11:18:13.cs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SI coefficients</text:p>
          </table:table-cell>
          <table:table-cell office:value-type="string" calcext:value-type="string">
            <text:p>SphericalTaylorSeriesCoefficientsFileAtDateAndTime_2016-09-02_11:18:13.csv</text:p>
          </table:table-cell>
        </table:table-row>
      </table:table>
      <table:table table:name="Thrust Acc RKF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Tacc X</text:p>
          </table:table-cell>
          <table:table-cell office:value-type="string" calcext:value-type="string">
            <text:p>Tacc Y</text:p>
          </table:table-cell>
          <table:table-cell office:value-type="string" calcext:value-type="string">
            <text:p>Tacc 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8:37:31.29785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2T13:15:59.772335889</dc:date>
    <dc:creator>Stacha Petrovic</dc:creator>
    <meta:editing-duration>P66DT19H51M22S</meta:editing-duration>
    <meta:editing-cycles>1165</meta:editing-cycles>
    <meta:document-statistic meta:table-count="4" meta:cell-count="13706" meta:object-count="0"/>
    <meta:user-defined meta:name="qrichtext">1</meta:user-defined>
  </office:meta>
</office:document-meta>
</file>